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0.15pt"/>
    </style:style>
    <style:style style:name="co2" style:family="table-column">
      <style:table-column-properties fo:break-before="auto" style:column-width="287.04pt"/>
    </style:style>
    <style:style style:name="co3" style:family="table-column">
      <style:table-column-properties fo:break-before="auto" style:column-width="83.06pt"/>
    </style:style>
    <style:style style:name="co4" style:family="table-column">
      <style:table-column-properties fo:break-before="auto" style:column-width="321.96pt"/>
    </style:style>
    <style:style style:name="co5" style:family="table-column">
      <style:table-column-properties fo:break-before="auto" style:column-width="162.99pt"/>
    </style:style>
    <style:style style:name="co6" style:family="table-column">
      <style:table-column-properties fo:break-before="auto" style:column-width="180.6pt"/>
    </style:style>
    <style:style style:name="co7" style:family="table-column">
      <style:table-column-properties fo:break-before="auto" style:column-width="63.01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Identified Proteins (491)</text:p>
          </table:table-cell>
          <table:table-cell office:value-type="string" calcext:value-type="string">
            <text:p>Accession Number</text:p>
          </table:table-cell>
          <table:table-cell office:value-type="string" calcext:value-type="string">
            <text:p>Entry Name</text:p>
          </table:table-cell>
          <table:table-cell office:value-type="string" calcext:value-type="string">
            <text:p>Alternate ID</text:p>
          </table:table-cell>
          <table:table-cell office:value-type="string" calcext:value-type="string">
            <text:p>Human Gene ID</text:p>
          </table:table-cell>
          <table:table-cell office:value-type="string" calcext:value-type="string">
            <text:p>Human Gene Annotation</text:p>
          </table:table-cell>
          <table:table-cell office:value-type="string" calcext:value-type="string">
            <text:p>BLAST Result Accession ID</text:p>
          </table:table-cell>
          <table:table-cell office:value-type="string" calcext:value-type="string">
            <text:p>E-value</text:p>
          </table:table-cell>
          <table:table-cell office:value-type="string" calcext:value-type="string">
            <text:p>GO Terms</text:p>
          </table:table-cell>
          <table:table-cell office:value-type="string" calcext:value-type="string">
            <text:p>FAS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_3_3 domain-containing protein OS=Chlorocebus sabaeus OX=60711 PE=3 SV=1</text:p>
          </table:table-cell>
          <table:table-cell office:value-type="string" calcext:value-type="string">
            <text:p>A0A0D9RHV9</text:p>
          </table:table-cell>
          <table:table-cell office:value-type="string" calcext:value-type="string">
            <text:p>A0A0D9RHV9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table:formula="of:=HYPERLINK(&quot;external:///./output-data/A0A0D9RHV9&quot;; &quot;FASTA&quot;)" office:value-type="string" office:string-value="FASTA" calcext:value-type="string">
            <text:p>FAS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-hydroxybutyrate dehydrogenase 2 OS=Chlorocebus sabaeus OX=60711 GN=BDH2 PE=4 SV=1</text:p>
          </table:table-cell>
          <table:table-cell office:value-type="string" calcext:value-type="string">
            <text:p>A0A0D9QVK4</text:p>
          </table:table-cell>
          <table:table-cell office:value-type="string" calcext:value-type="string">
            <text:p>A0A0D9QVK4_CHLSB</text:p>
          </table:table-cell>
          <table:table-cell office:value-type="string" calcext:value-type="string">
            <text:p>BDH2</text:p>
          </table:table-cell>
          <table:table-cell office:value-type="string" calcext:value-type="string">
            <text:p>BDH2_HUMAN</text:p>
          </table:table-cell>
          <table:table-cell table:number-columns-repeated="3"/>
          <table:table-cell office:value-type="string" calcext:value-type="string">
            <text:p>['Human Gene ID #1: <text:s/>C:cytoplasm C:cytosol C:extracellular exosome F:3-hydroxybutyrate dehydrogenase activity F:NAD binding F:oxidoreductase activity, acting on the CH-CH group of donors, NAD or NADP as acceptor F:oxidoreductase activity, acting on the CH-OH group of donors, NAD or NADP as acceptor P:epithelial cell differentiation P:fatty acid beta-oxidation P:heme metabolic process P:iron ion homeostasis P:ketone body biosynthetic process P:siderophore biosynthetic process']</text:p>
          </table:table-cell>
          <table:table-cell table:formula="of:=HYPERLINK(&quot;external:///./output-data/A0A0D9QVK4&quot;; &quot;FASTA&quot;)" office:value-type="string" office:string-value="FASTA" calcext:value-type="string">
            <text:p>FAS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12 OS=Chlorocebus sabaeus OX=60711 PE=3 SV=1</text:p>
          </table:table-cell>
          <table:table-cell office:value-type="string" calcext:value-type="string">
            <text:p>A0A0D9SAW5</text:p>
          </table:table-cell>
          <table:table-cell office:value-type="string" calcext:value-type="string">
            <text:p>A0A0D9SAW5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AW5|A0A0D9SAW5_CHLSB 40S ribosomal protein S12 OS=Chlorocebus sabaeus OX=60711 PE=3 SV=1</text:p>
            <text:p>MAEEGIAAGGVMDVNTALQEVLKTALIHNGLARGIREAAKALDKRQAHLCVLASNCDEPM</text:p>
            <text:p>YVKLVEALCAEHQINLIKVDDNKKLGEWVGLCKIDREGKPRKVVGCSCVVVKDYGKESQA</text:p>
            <text:p>KDVIEEYFKC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21 OS=Chlorocebus sabaeus OX=60711 GN=RPS21 PE=3 SV=1</text:p>
          </table:table-cell>
          <table:table-cell office:value-type="string" calcext:value-type="string">
            <text:p>A0A0D9RTZ1</text:p>
          </table:table-cell>
          <table:table-cell office:value-type="string" calcext:value-type="string">
            <text:p>A0A0D9RTZ1_CHLSB</text:p>
          </table:table-cell>
          <table:table-cell office:value-type="string" calcext:value-type="string">
            <text:p>RPS21</text:p>
          </table:table-cell>
          <table:table-cell office:value-type="string" calcext:value-type="string">
            <text:p>RS21_HUMAN, Q6FGH5_HUMAN, Q8WVC2_HUMAN</text:p>
          </table:table-cell>
          <table:table-cell table:number-columns-repeated="3"/>
          <table:table-cell office:value-type="string" calcext:value-type="string">
            <text:p>[['Human Gene ID #1', 'C:cytosol', 'C:cytosolic small ribosomal subunit', 'C:nucleoplasm', 'C:polysomal ribosome', 'C:rough endoplasmic reticulum', 'C:small ribosomal subunit', 'F:protein N-terminus binding', 'F:RNA binding', 'F:structural constituent of ribosome', 'P:cytoplasmic translation', 'P:endonucleolytic cleavage in ITS1 to separate SSU-rRNA from 5.8S rRNA and LSU-rRNA from tricistronic rRNA transcript (SSU-rRNA, 5.8S rRNA, LSU-rRNA)', "P:endonucleolytic cleavage to generate mature 3'-end of SSU-rRNA from (SSU-rRNA, 5.8S rRNA, LSU-rRNA)", 'P:nuclear-transcribed mRNA catabolic process, nonsense-mediated decay', 'P:SRP-dependent cotranslational protein targeting to membrane', 'P:translation', 'P:translational initiation', 'P:viral transcription'], ['Human Gene ID #2', 'C:cytosol', 'C:ribosome', 'C:rough endoplasmic reticulum', 'F:structural constituent of ribosome', 'P:translation'], ['Human Gene ID #3', 'C:cytosol', 'C:ribosome', 'C:rough endoplasmic reticulum', 'F:structural constituent of ribosome', 'P:translation']]</text:p>
          </table:table-cell>
          <table:table-cell office:value-type="string" calcext:value-type="string">
            <text:p>&gt;tr|A0A0D9RTZ1|A0A0D9RTZ1_CHLSB 40S ribosomal protein S21 OS=Chlorocebus sabaeus OX=60711 GN=RPS21 PE=3 SV=1</text:p>
            <text:p>MQNDAGEFVDLYVPRKCSASNRIIGAKDHASIQMNVAEVDKVTGRFNGQFKTYAICGAIR</text:p>
            <text:p>RMGESDDSILRLAKADGIVSKN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25 OS=Chlorocebus sabaeus OX=60711 PE=3 SV=1</text:p>
          </table:table-cell>
          <table:table-cell office:value-type="string" calcext:value-type="string">
            <text:p>A0A0D9SB62</text:p>
          </table:table-cell>
          <table:table-cell office:value-type="string" calcext:value-type="string">
            <text:p>A0A0D9SB62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B62|A0A0D9SB62_CHLSB 40S ribosomal protein S25 OS=Chlorocebus sabaeus OX=60711 PE=3 SV=1</text:p>
            <text:p>MPPKDDKKKDAGKSVKKDKDPVNKSGGKAKKKWSKGEVRDKLNNLVLFDKATYNKLCKEV</text:p>
            <text:p>PNYKLITPAVVSERLKIRGSLARAALQELLSKGLIKLVSKHRAQVIYTRNTKGRDAPAAG</text:p>
            <text:p>ED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25 OS=Chlorocebus sabaeus OX=60711 PE=3 SV=1</text:p>
          </table:table-cell>
          <table:table-cell office:value-type="string" calcext:value-type="string">
            <text:p>A0A0D9SA45</text:p>
          </table:table-cell>
          <table:table-cell office:value-type="string" calcext:value-type="string">
            <text:p>A0A0D9SA45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A45|A0A0D9SA45_CHLSB 40S ribosomal protein S25 OS=Chlorocebus sabaeus OX=60711 PE=3 SV=1</text:p>
            <text:p>KDNKKKDVGKLAKKDKDPVNKSRDKAKKKKWSKGKVQDKLNNIVLFDKATYNKLCKEVPN</text:p>
            <text:p>YKLITPAVVSERPKIRGSLARAALQELLSKGFIKLVSKHRAQVIYTRNTKGGDAPAVGED</text:p>
            <text:p>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26 OS=Chlorocebus sabaeus OX=60711 PE=3 SV=1</text:p>
          </table:table-cell>
          <table:table-cell office:value-type="string" calcext:value-type="string">
            <text:p>A0A0D9SE44</text:p>
          </table:table-cell>
          <table:table-cell office:value-type="string" calcext:value-type="string">
            <text:p>A0A0D9SE44_CHLSB</text:p>
          </table:table-cell>
          <table:table-cell/>
          <table:table-cell office:value-type="string" calcext:value-type="string">
            <text:p>RS26_HUMAN, A0A024RB14_HUMAN</text:p>
          </table:table-cell>
          <table:table-cell table:number-columns-repeated="3"/>
          <table:table-cell office:value-type="string" calcext:value-type="string">
            <text:p>[['Human Gene ID #1', 'C:cytoplasmic side of rough endoplasmic reticulum membrane', 'C:cytosol', 'C:cytosolic small ribosomal subunit', 'C:extracellular exosome', 'C:membrane', 'C:nucleoplasm', 'C:polysomal ribosome', 'C:small ribosomal subunit', 'F:cadherin binding', 'F:mRNA binding', 'F:RNA binding', 'F:structural constituent of ribosome', 'P:cytoplasmic translation', 'P:negative regulation of RNA splicing', 'P:nuclear-transcribed mRNA catabolic process, nonsense-mediated decay', 'P:SRP-dependent cotranslational protein targeting to membrane', 'P:translation', 'P:translational initiation', 'P:viral transcription'], ['Human Gene ID #2', 'C:ribosome', 'F:structural constituent of ribosome', 'P:translation']]</text:p>
          </table:table-cell>
          <table:table-cell office:value-type="string" calcext:value-type="string">
            <text:p>&gt;tr|A0A0D9SE44|A0A0D9SE44_CHLSB 40S ribosomal protein S26 OS=Chlorocebus sabaeus OX=60711 PE=3 SV=1</text:p>
            <text:p>MTKKRRNNGRAKKGRGHVQPIRCTNCARCVPKDKAIKKFVIRNIVEAAAVRDISEASVFD</text:p>
            <text:p>AYVLPKLYVKLHYCVSCAIHSKVVRNRSREARKDRTPPPRFRPAGAAPRPPPKP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3a OS=Chlorocebus sabaeus OX=60711 GN=RPS3A PE=3 SV=1</text:p>
          </table:table-cell>
          <table:table-cell office:value-type="string" calcext:value-type="string">
            <text:p>A0A0D9S1G6</text:p>
          </table:table-cell>
          <table:table-cell office:value-type="string" calcext:value-type="string">
            <text:p>A0A0D9S1G6_CHLSB</text:p>
          </table:table-cell>
          <table:table-cell office:value-type="string" calcext:value-type="string">
            <text:p>RPS3A</text:p>
          </table:table-cell>
          <table:table-cell office:value-type="string" calcext:value-type="string">
            <text:p>RS3A_HUMAN, A8K4W0_HUMAN, D6R9B6_HUMAN, D6RAS7_HUMAN, D6RAT0_HUMAN, D6RB09_HUMAN, D6RED7_HUMAN, Q6NXR8_HUMAN</text:p>
          </table:table-cell>
          <table:table-cell table:number-columns-repeated="3"/>
          <table:table-cell office:value-type="string" calcext:value-type="string">
            <text:p>[['Human Gene ID #1', 'C:cytoplasm', 'C:cytosol', 'C:cytosolic small ribosomal subunit', 'C:endoplasmic reticulum', 'C:extracellular exosome', 'C:focal adhesion', 'C:nucleolus', 'C:nucleoplasm', 'C:nucleus', 'C:ribonucleoprotein complex', "F:mRNA 5'-UTR binding", 'F:RNA binding', 'F:structural constituent of ribosome', 'P:cell differentiation', 'P:negative regulation of apoptotic process', 'P:nuclear-transcribed mRNA catabolic process, nonsense-mediated decay', 'P:SRP-dependent cotranslational protein targeting to membrane', 'P:translation', 'P:translational initiation', 'P:viral transcription'], ['Human Gene ID #2', 'C:cytosolic small ribosomal subunit', 'C:nucleus', 'F:structural constituent of ribosome', 'P:cell differentiation', 'P:translation'], ['Human Gene ID #3', 'C:cytosol', 'C:endoplasmic reticulum', 'C:nucleolus', 'C:ribosome', 'F:structural constituent of ribosome', 'P:translation'], ['Human Gene ID #4', 'C:cytosol', 'C:endoplasmic reticulum', 'C:nucleolus', 'C:ribosome', 'F:structural constituent of ribosome', 'P:translation'], ['Human Gene ID #5', 'C:cytosol', 'C:cytosolic small ribosomal subunit', 'C:endoplasmic reticulum', 'C:nucleolus', 'F:structural constituent of ribosome', 'P:cell differentiation', 'P:translation'], ['Human Gene ID #6', 'C:cytosol', 'C:endoplasmic reticulum', 'C:nucleolus', 'C:ribosome', 'F:structural constituent of ribosome', 'P:translation'], ['Human Gene ID #7', 'C:cytosol', 'C:endoplasmic reticulum', 'C:nucleolus', 'C:ribosome', 'F:structural constituent of ribosome', 'P:translation'], ['Human Gene ID #8', 'C:cytosolic small ribosomal subunit', 'C:nucleus', 'F:structural constituent of ribosome', 'P:cell differentiation', 'P:translation']]</text:p>
          </table:table-cell>
          <table:table-cell office:value-type="string" calcext:value-type="string">
            <text:p>&gt;tr|A0A0D9S1G6|A0A0D9S1G6_CHLSB 40S ribosomal protein S3a OS=Chlorocebus sabaeus OX=60711 GN=RPS3A PE=3 SV=1</text:p>
            <text:p>MAVGKNKRLTKGGKKGAKKKVVDPFSKKDWYDVKAPAMFNIRNIGKTLVTRTQGTKIASD</text:p>
            <text:p>GLKGRVFEVSLADLQNDEVAFRKFKLITEDVQGKNCLTNFHGMDLTRDKMCSMVKKWQTM</text:p>
            <text:p>IEAHVDVKTTDGYLLRLFCVGFTKKRNNQIRKTSYAQHQQVRQIRKKMMEIMTREVQTND</text:p>
            <text:p>LKEVVNKLIPDSIGKDIEKACQSIYPLHDVFVRKVKMLKKPKFELGKLMELHGEGSSSGK</text:p>
            <text:p>ATGDETGAKVERADGYEPPVQES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4 OS=Chlorocebus sabaeus OX=60711 PE=3 SV=1</text:p>
          </table:table-cell>
          <table:table-cell office:value-type="string" calcext:value-type="string">
            <text:p>A0A0D9SDM5</text:p>
          </table:table-cell>
          <table:table-cell office:value-type="string" calcext:value-type="string">
            <text:p>A0A0D9SDM5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DM5|A0A0D9SDM5_CHLSB 40S ribosomal protein S4 OS=Chlorocebus sabaeus OX=60711 PE=3 SV=1</text:p>
            <text:p>MARGPKKHLKRVAAPKHWMLDKLTGVFAPRPSTSPQKLRECLPLIIFLRNRLKYALTGDE</text:p>
            <text:p>VKKICMQRFIKIDGKVRTDITYPAGFMDVISIDKTGENFRLIYDTKGCFAVHRITPEEAK</text:p>
            <text:p>YKLCKVRKIFVSTKGIPHLVTHDARTIRYPNPLIKVNDTIQIDLETGKITDFIKFNTGNL</text:p>
            <text:p>CMVTGGANLGRIGVITNRERHPGSFDVVHVKDANGNSFATRLSNIFVIGKGNKPWISLPR</text:p>
            <text:p>GKGIRLTIAEERDKRLAAKQSS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4 OS=Chlorocebus sabaeus OX=60711 PE=3 SV=1</text:p>
          </table:table-cell>
          <table:table-cell office:value-type="string" calcext:value-type="string">
            <text:p>A0A0D9RFF7</text:p>
          </table:table-cell>
          <table:table-cell office:value-type="string" calcext:value-type="string">
            <text:p>A0A0D9RFF7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FF7|A0A0D9RFF7_CHLSB 40S ribosomal protein S4 OS=Chlorocebus sabaeus OX=60711 PE=3 SV=1</text:p>
            <text:p>QARGPKKHLKRVAAPKHWMLDKLTGVFAPRPSTGPHKLRECLPLIIFLRNRLKYALTGDE</text:p>
            <text:p>VKKICMQRFIKIDGKVRTDITYPAGFMDVISIDKTGENFRLIYDTKGRFAVHRITPEEAK</text:p>
            <text:p>YKLCKVRKIFVGTKGIPHLVTHDARTIRYPDPLIKVNDTIQIDLETGKITDFIKFDTGNL</text:p>
            <text:p>CMVTGGANLGRIGVITNRERHPGSFDVVHVKDANGNSFATRLSNIFVIGKGNKPWISLPR</text:p>
            <text:p>GKGIRLTIAEERDKRLAAKQSS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7 OS=Chlorocebus sabaeus OX=60711 GN=RPS7 PE=3 SV=1</text:p>
          </table:table-cell>
          <table:table-cell office:value-type="string" calcext:value-type="string">
            <text:p>A0A0D9R3P2</text:p>
          </table:table-cell>
          <table:table-cell office:value-type="string" calcext:value-type="string">
            <text:p>A0A0D9R3P2_CHLSB</text:p>
          </table:table-cell>
          <table:table-cell office:value-type="string" calcext:value-type="string">
            <text:p>RPS7</text:p>
          </table:table-cell>
          <table:table-cell office:value-type="string" calcext:value-type="string">
            <text:p>RS7_HUMAN</text:p>
          </table:table-cell>
          <table:table-cell table:number-columns-repeated="3"/>
          <table:table-cell office:value-type="string" calcext:value-type="string">
            <text:p>[['Human Gene ID #1', 'C:cytosol', 'C:cytosolic small ribosomal subunit', 'C:focal adhesion', 'C:membrane', 'C:microtubule organizing center', 'C:nucleolus', 'C:nucleoplasm', 'C:nucleus', 'C:protein-containing complex', 'C:ribonucleoprotein complex', 'C:ribosome', 'C:small-subunit processome', 'C:synapse', "F:mRNA 3'-UTR binding", "F:mRNA 5'-UTR binding", 'F:poly(U) RNA binding', 'F:protein kinase binding', 'F:RNA binding', 'F:structural constituent of ribosome', 'F:ubiquitin ligase inhibitor activity', 'P:cell differentiation', 'P:negative regulation of ubiquitin protein ligase activity', 'P:negative regulation of ubiquitin-dependent protein catabolic process', 'P:neural tube closure', 'P:nuclear-transcribed mRNA catabolic process, nonsense-mediated decay', 'P:positive regulation of gene expression', 'P:positive regulation of intrinsic apoptotic signaling pathway by p53 class mediator', 'P:protein stabilization', 'P:ribosomal small subunit biogenesis', 'P:rRNA processing', 'P:SRP-dependent cotranslational protein targeting to membrane', 'P:translation', 'P:translational initiation', 'P:viral transcription']]</text:p>
          </table:table-cell>
          <table:table-cell office:value-type="string" calcext:value-type="string">
            <text:p>&gt;tr|A0A0D9R3P2|A0A0D9R3P2_CHLSB 40S ribosomal protein S7 OS=Chlorocebus sabaeus OX=60711 GN=RPS7 PE=3 SV=1</text:p>
            <text:p>MFSSSAKIVKPNGEKPDEFESGISQALLELEMNSDLKAQLRELNITAAKEIEVGGGRKAI</text:p>
            <text:p>IIFVPVPQLKSFQKIQVRLVRELEKKFSGKHVVFIAQRRILPKPTRKSRTKNKQKRPRSR</text:p>
            <text:p>TLTAVHDAILEDLVFPSEIVGKRIRVKLDGSRLIKVHLDKAQQNNVEHKVETFSGVYKKL</text:p>
            <text:p>TGKDVNFEFPEFQ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8 OS=Chlorocebus sabaeus OX=60711 GN=RPS8 PE=3 SV=1</text:p>
          </table:table-cell>
          <table:table-cell office:value-type="string" calcext:value-type="string">
            <text:p>A0A0D9S7H2</text:p>
          </table:table-cell>
          <table:table-cell office:value-type="string" calcext:value-type="string">
            <text:p>A0A0D9S7H2_CHLSB</text:p>
          </table:table-cell>
          <table:table-cell office:value-type="string" calcext:value-type="string">
            <text:p>RPS8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7H2|A0A0D9S7H2_CHLSB 40S ribosomal protein S8 OS=Chlorocebus sabaeus OX=60711 GN=RPS8 PE=3 SV=1</text:p>
            <text:p>MGISRDNWHKRRKTGGKRKPYHKKRKYELGRPAANTKIGPRRIHTVRVRGGNKKYRALRL</text:p>
            <text:p>DVGNFSWGSECCTRKTRIIDVVYNASNNELVRTKTLVKNCIVLIDSTPYRQWYESHYALP</text:p>
            <text:p>LGRKKGAKLTPEEEEILNKKRSKKIQKKYDERKKNAKISSLLEEQFQQGKLLGEKAVVLE</text:p>
            <text:p>RALLPGRDSVAEQMAM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S ribosomal protein SA OS=Chlorocebus sabaeus OX=60711 GN=RPSA PE=3 SV=1</text:p>
          </table:table-cell>
          <table:table-cell office:value-type="string" calcext:value-type="string">
            <text:p>A0A0D9SA22</text:p>
          </table:table-cell>
          <table:table-cell office:value-type="string" calcext:value-type="string">
            <text:p>A0A0D9SA22_CHLSB</text:p>
          </table:table-cell>
          <table:table-cell office:value-type="string" calcext:value-type="string">
            <text:p>RPSA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A22|A0A0D9SA22_CHLSB 40S ribosomal protein SA OS=Chlorocebus sabaeus OX=60711 GN=RPSA PE=3 SV=1</text:p>
            <text:p>MSGALDVLQMKEEDVLKFLAAGTHLGGTNLDFQMEQYIYKRKSDGIYIINLKRTWEKLLL</text:p>
            <text:p>AARAIVAIENPADVSVISSRNTGQSALLQFAAATGATPIAGRFTPETFTNQIQAAFREPL</text:p>
            <text:p>LLVFTDPRADHQPLTEASYVNLPIIALCNTDSPLCYVDIAIPCNNKGALSVGLMWWMLAQ</text:p>
            <text:p>EVLRMRGTISRERPWEVVPDLYFYRDPEEIEKEEQAAAEKAVTKEEFQGEWTAPAPEFTA</text:p>
            <text:p>TQPEVADWSEGVQVPSVPIQQFPTEDWSAQPATEDWSAAPTAQATEWVGATTEW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S acidic ribosomal protein P0 OS=Chlorocebus sabaeus OX=60711 GN=RPLP0 PE=3 SV=1</text:p>
          </table:table-cell>
          <table:table-cell office:value-type="string" calcext:value-type="string">
            <text:p>A0A0D9S4H7</text:p>
          </table:table-cell>
          <table:table-cell office:value-type="string" calcext:value-type="string">
            <text:p>A0A0D9S4H7_CHLSB</text:p>
          </table:table-cell>
          <table:table-cell office:value-type="string" calcext:value-type="string">
            <text:p>RPLP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4H7|A0A0D9S4H7_CHLSB 60S acidic ribosomal protein P0 OS=Chlorocebus sabaeus OX=60711 PE=3 SV=1</text:p>
            <text:p>MQQIRMSLRGKAVVLMGKNTMMRKAIRGHLENNPALEKLLPHIRGNVGFVFTKEDLTEIR</text:p>
            <text:p>DMLLANKVPAAARAGAIAPCEVTVPAQNTGLGPEKTSFFQALGITTKISRGTIEILSDVQ</text:p>
            <text:p>LIKTGDKVGASEATLLNMLNISPFSFGLVIQQVFDNGSIYNPEVLDITEETLHSRFLEGV</text:p>
            <text:p>RNVASVCLQIGYPTVASVPHSIINGYKRVLALSVETDYTFPLAEKVKAFLADPSAFVAAA</text:p>
            <text:p>PVAAATTAAPAAAAAAPAKVEAKEESEESDEDMGFGLF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S ribosomal protein L13 OS=Chlorocebus sabaeus OX=60711 PE=3 SV=1</text:p>
          </table:table-cell>
          <table:table-cell office:value-type="string" calcext:value-type="string">
            <text:p>A0A0D9S9I8</text:p>
          </table:table-cell>
          <table:table-cell office:value-type="string" calcext:value-type="string">
            <text:p>A0A0D9S9I8_CHLSB</text:p>
          </table:table-cell>
          <table:table-cell/>
          <table:table-cell office:value-type="string" calcext:value-type="string">
            <text:p>RL13_HUMAN, A8K4C8_HUMAN, H3BUK8_HUMAN, J3QSB4_HUMAN, O60250_HUMAN, Q6NZ55_HUMAN</text:p>
          </table:table-cell>
          <table:table-cell table:number-columns-repeated="3"/>
          <table:table-cell office:value-type="string" calcext:value-type="string">
            <text:p>[['Human Gene ID #1', 'C:cytosol', 'C:cytosolic large ribosomal subunit', 'C:cytosolic ribosome', 'C:endoplasmic reticulum', 'C:membrane', 'C:nucleolus', 'C:nucleus', 'F:RNA binding', 'F:structural constituent of ribosome', 'P:blastocyst development', 'P:bone development', 'P:nuclear-transcribed mRNA catabolic process, nonsense-mediated decay', 'P:rRNA processing', 'P:SRP-dependent cotranslational protein targeting to membrane', 'P:translation', 'P:translational initiation', 'P:viral transcription'], ['Human Gene ID #2', 'C:cytosol', 'C:endoplasmic reticulum', 'C:nucleolus', 'C:ribosome', 'F:structural constituent of ribosome', 'P:blastocyst development', 'P:translation'], ['Human Gene ID #3', 'C:ribosome', 'F:structural constituent of ribosome', 'P:translation'], ['Human Gene ID #4', 'C:ribosome', 'F:structural constituent of ribosome', 'P:translation'], ['Human Gene ID #5', 'C:ribosome', 'F:structural constituent of ribosome', 'P:translation'], ['Human Gene ID #6', 'C:ribosome', 'F:structural constituent of ribosome', 'P:translation']]</text:p>
          </table:table-cell>
          <table:table-cell office:value-type="string" calcext:value-type="string">
            <text:p>&gt;tr|A0A0D9S9I8|A0A0D9S9I8_CHLSB 60S ribosomal protein L13 OS=Chlorocebus sabaeus OX=60711 PE=3 SV=1</text:p>
            <text:p>MAPSQNGMILKPHFHKDWQRRVATWFNQPARKIRRRKARQAKARRIAPRPASGPIRPIVR</text:p>
            <text:p>CPTVRYHTKVRTGRGFSLEELRVAGIHKKVARTIGISVDPRRRNKSTESLQANVQRLKEY</text:p>
            <text:p>RSKLILFPRKPSAPKKGDSSAEELKLATQLTGPVMPIRNVYKKEKARVITEEEKNFKAFA</text:p>
            <text:p>SLRMARANARLFGIRAKRAKEAAEQDVEK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S ribosomal protein L18a OS=Chlorocebus sabaeus OX=60711 GN=RPL18A PE=3 SV=1</text:p>
          </table:table-cell>
          <table:table-cell office:value-type="string" calcext:value-type="string">
            <text:p>A0A0D9QZI9</text:p>
          </table:table-cell>
          <table:table-cell office:value-type="string" calcext:value-type="string">
            <text:p>A0A0D9QZI9_CHLSB</text:p>
          </table:table-cell>
          <table:table-cell office:value-type="string" calcext:value-type="string">
            <text:p>RPL18A</text:p>
          </table:table-cell>
          <table:table-cell office:value-type="string" calcext:value-type="string">
            <text:p>RL18A_HUMAN, Q53HD3_HUMAN</text:p>
          </table:table-cell>
          <table:table-cell table:number-columns-repeated="3"/>
          <table:table-cell office:value-type="string" calcext:value-type="string">
            <text:p>[['Human Gene ID #1', 'C:cytosol', 'C:cytosolic large ribosomal subunit', 'C:membrane', 'C:polysomal ribosome', 'F:RNA binding', 'F:structural constituent of ribosome', 'P:cytoplasmic translation', 'P:nuclear-transcribed mRNA catabolic process, nonsense-mediated decay', 'P:rRNA processing', 'P:SRP-dependent cotranslational protein targeting to membrane', 'P:translation', 'P:translational initiation', 'P:viral transcription'], ['Human Gene ID #2', 'C:ribosome', 'F:structural constituent of ribosome', 'P:translation']]</text:p>
          </table:table-cell>
          <table:table-cell office:value-type="string" calcext:value-type="string">
            <text:p>&gt;tr|A0A0D9QZI9|A0A0D9QZI9_CHLSB 60S ribosomal protein L18a OS=Chlorocebus sabaeus OX=60711 GN=RPL18A PE=3 SV=1</text:p>
            <text:p>MKASGTLREYKVVGRCLPTPKCHTPPLYRMRIFAPNHVVAKSRFWYFVSQLKKMKKSSGE</text:p>
            <text:p>IVYCGQVFEKSPLRVKNFGIWLRYDSRSGTHNMYREYRDLTTAGAVTQCYRDMGARHRAR</text:p>
            <text:p>AHSIQIMKVEEIAASKCRRPAVKQFHDSKIKFPLPHRVLRRQHKPRFTTKRPNTF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S ribosomal protein L27 OS=Chlorocebus sabaeus OX=60711 GN=RPL27 PE=3 SV=1</text:p>
          </table:table-cell>
          <table:table-cell office:value-type="string" calcext:value-type="string">
            <text:p>A0A0D9S1C8</text:p>
          </table:table-cell>
          <table:table-cell office:value-type="string" calcext:value-type="string">
            <text:p>A0A0D9S1C8_CHLSB</text:p>
          </table:table-cell>
          <table:table-cell office:value-type="string" calcext:value-type="string">
            <text:p>RPL27</text:p>
          </table:table-cell>
          <table:table-cell office:value-type="string" calcext:value-type="string">
            <text:p>RL27_HUMAN, A0A024R1V4_HUMAN</text:p>
          </table:table-cell>
          <table:table-cell table:number-columns-repeated="3"/>
          <table:table-cell office:value-type="string" calcext:value-type="string">
            <text:p>[['Human Gene ID #1', 'C:cytoplasmic side of rough endoplasmic reticulum membrane', 'C:cytosol', 'C:cytosolic large ribosomal subunit', 'C:extracellular exosome', 'C:focal adhesion', 'C:membrane', 'C:nucleolus', 'C:nucleoplasm', 'C:nucleus', 'C:ribonucleoprotein complex', 'C:ribosome', 'F:RNA binding', 'F:structural constituent of ribosome', 'P:nuclear-transcribed mRNA catabolic process, nonsense-mediated decay', 'P:rRNA processing', 'P:SRP-dependent cotranslational protein targeting to membrane', 'P:translation', 'P:translational initiation', 'P:viral transcription'], ['Human Gene ID #2', 'C:nucleolus', 'C:nucleoplasm', 'C:ribosome', 'C:rough endoplasmic reticulum', 'F:structural constituent of ribosome', 'P:translation']]</text:p>
          </table:table-cell>
          <table:table-cell office:value-type="string" calcext:value-type="string">
            <text:p>&gt;tr|A0A0D9S1C8|A0A0D9S1C8_CHLSB 60S ribosomal protein L27 OS=Chlorocebus sabaeus OX=60711 GN=RPL27 PE=3 SV=1</text:p>
            <text:p>MGKFMKPGKVVLVLAGRYSGRKAVIVKNIDDGTSDRPYSHALVAGIDRYPRKVTAAMGKK</text:p>
            <text:p>KIAKRSKIKSFVKVYNYNHLMPTRYSVDIPLDKTVVNKDVFRDPALKRKARREAKVKFEE</text:p>
            <text:p>RYKTGKNKWFFQKLR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S ribosomal protein L36 OS=Chlorocebus sabaeus OX=60711 PE=3 SV=1</text:p>
          </table:table-cell>
          <table:table-cell office:value-type="string" calcext:value-type="string">
            <text:p>A0A0D9SB97</text:p>
          </table:table-cell>
          <table:table-cell office:value-type="string" calcext:value-type="string">
            <text:p>A0A0D9SB97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B97|A0A0D9SB97_CHLSB 60S ribosomal protein L36 OS=Chlorocebus sabaeus OX=60711 PE=3 SV=1</text:p>
            <text:p>MALRYPMAVGLNKGHKVTKNVSKPRHSCRRGRLTKHTKFVRDMIREVCGFAPYERRAMEL</text:p>
            <text:p>LKVSKDKRALKFIKKRVGTHIRAKRKREELSNVLAAMRKAAAKK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S ribosomal protein L6 OS=Chlorocebus sabaeus OX=60711 PE=3 SV=1</text:p>
          </table:table-cell>
          <table:table-cell office:value-type="string" calcext:value-type="string">
            <text:p>A0A0D9SDH4</text:p>
          </table:table-cell>
          <table:table-cell office:value-type="string" calcext:value-type="string">
            <text:p>A0A0D9SDH4_CHLSB</text:p>
          </table:table-cell>
          <table:table-cell/>
          <table:table-cell office:value-type="string" calcext:value-type="string">
            <text:p>RL6_HUMAN, A0A024RBK3_HUMAN, B2R4K7_HUMAN, F8VZ45_HUMAN, Q8N5Z7_HUMAN, Q8TBK5_HUMAN, U3KQR5_HUMAN</text:p>
          </table:table-cell>
          <table:table-cell table:number-columns-repeated="3"/>
          <table:table-cell office:value-type="string" calcext:value-type="string">
            <text:p>[['Human Gene ID #1', 'C:cytoplasmic ribonucleoprotein granule', 'C:cytosol', 'C:cytosolic large ribosomal subunit', 'C:focal adhesion', 'C:membrane', 'C:nucleus', 'C:polysomal ribosome', 'C:postsynaptic density', 'C:rough endoplasmic reticulum', 'F:cadherin binding', 'F:DNA binding', 'F:RNA binding', 'F:structural constituent of ribosome', 'P:cytoplasmic translation', 'P:nuclear-transcribed mRNA catabolic process, nonsense-mediated decay', 'P:regulation of transcription, DNA-templated', 'P:ribosomal large subunit assembly', 'P:rRNA processing', 'P:SRP-dependent cotranslational protein targeting to membrane', 'P:translation', 'P:translational initiation', 'P:viral transcription'], ['Human Gene ID #2', 'C:postsynaptic density', 'C:ribosome', 'F:structural constituent of ribosome', 'P:translation'], ['Human Gene ID #3', 'C:ribosome', 'F:structural constituent of ribosome', 'P:translation'], ['Human Gene ID #4', 'C:ribosome', 'F:structural constituent of ribosome', 'P:translation'], ['Human Gene ID #5', 'C:ribosome', 'F:structural constituent of ribosome', 'P:translation'], ['Human Gene ID #6', 'C:ribosome', 'F:structural constituent of ribosome', 'P:translation'], ['Human Gene ID #7', 'C:ribosome', 'F:structural constituent of ribosome', 'P:translation']]</text:p>
          </table:table-cell>
          <table:table-cell office:value-type="string" calcext:value-type="string">
            <text:p>&gt;tr|A0A0D9SDH4|A0A0D9SDH4_CHLSB 60S ribosomal protein L6 OS=Chlorocebus sabaeus OX=60711 PE=3 SV=1</text:p>
            <text:p>MAGEKVEKPDTKEKKPEAKKADAGGKVKKGNLKAKKPKKGKPHCSRNPVLVRGIDRYSQS</text:p>
            <text:p>AMYSRKAMYKRKYSATKSEVEKKKKEKVLATLTKPVGGDKNGSTQVVKLRKMPRYYPTED</text:p>
            <text:p>VPPKLLSHGKKPFSQHVRKRRASITPGTILIILTGRHRGKMVVFLKQLASGLLLVTGPLV</text:p>
            <text:p>LNRVPLRRTHQKFVIATSTKIDISNVKIPKYLTDAYFKKQQLRKPRHQEAEIFDTEKERY</text:p>
            <text:p>EITEQRKIDQKAVDSQILPKIKVVPQLQGYLRSVFALTNGIYPHKLV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AA domain-containing protein OS=Chlorocebus sabaeus OX=60711 PE=3 SV=1</text:p>
          </table:table-cell>
          <table:table-cell office:value-type="string" calcext:value-type="string">
            <text:p>A0A0D9SCC3</text:p>
          </table:table-cell>
          <table:table-cell office:value-type="string" calcext:value-type="string">
            <text:p>A0A0D9SCC3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CC3|A0A0D9SCC3_CHLSB AAA domain-containing protein OS=Chlorocebus sabaeus OX=60711 PE=3 SV=1</text:p>
            <text:p>MGQSQSGGHGPGGGKKDDKDKKKKYEPPVPTRVGKKKKKTKGPDADSKLPLVTPHTQCRL</text:p>
            <text:p>KLLKLERIKDYLLMEEEFIRNQEQMKPLEEKQEEERSKVDDLRGTPMSVGTLEEIIDDNH</text:p>
            <text:p>AIVSTPVGSEHYVSILSFVDRDLLEPGCSVLLNHKLHAVIGVLMDDTDPLVTVMKVEKAT</text:p>
            <text:p>QETYEDIGGLDNQIQEIKESVELPLTHPEYYEEMGIKPPKGVILYGPPGTGKTLLAKAVA</text:p>
            <text:p>NQTSATFLRVVGSELIQKYLGDGPKLVRELFRVAEEHAPSIVFIDEIDAIGTKRYDSNSG</text:p>
            <text:p>GEREIQRTMLELLNQLDGFDSRGDVKVIMATNRIETLDPALIRPGRIDRKIEFPLPDEKT</text:p>
            <text:p>KKRIFQIHTSRMTLADDVTLDDLIMAKDDLSGADIKAICTEAGLMALRERRMKVTNEEFK</text:p>
            <text:p>KSKENVLYKKQEGTPEGLY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n alpha 1, skeletal muscle OS=Chlorocebus sabaeus OX=60711 GN=ACTA1 PE=3 SV=1</text:p>
          </table:table-cell>
          <table:table-cell office:value-type="string" calcext:value-type="string">
            <text:p>A0A0D9RE13</text:p>
          </table:table-cell>
          <table:table-cell office:value-type="string" calcext:value-type="string">
            <text:p>A0A0D9RE13_CHLSB</text:p>
          </table:table-cell>
          <table:table-cell office:value-type="string" calcext:value-type="string">
            <text:p>ACTA1</text:p>
          </table:table-cell>
          <table:table-cell office:value-type="string" calcext:value-type="string">
            <text:p>ACTB_HUMAN, Q1KLZ0_HUMAN</text:p>
          </table:table-cell>
          <table:table-cell table:number-columns-repeated="3"/>
          <table:table-cell office:value-type="string" calcext:value-type="string">
            <text:p>[['Human Gene ID #1', 'C:actin cytoskeleton', 'C:actin filament', 'C:adherens junction', 'C:apical junction complex', 'C:axon', 'C:blood microparticle', 'C:cell-cell junction', 'C:chromatin', 'C:cytoplasm', 'C:cytoplasmic ribonucleoprotein granule', 'C:cytoskeleton', 'C:cytosol', 'C:dense body', 'C:extracellular exosome', 'C:extracellular space', 'C:focal adhesion', 'C:glutamatergic synapse', 'C:lamellipodium', 'C:membrane', 'C:NuA4 histone acetyltransferase complex', 'C:nucleoplasm', 'C:nucleus', 'C:plasma membrane', 'C:postsynaptic actin cytoskeleton', 'C:presynapse', 'C:protein-containing complex', 'C:ribonucleoprotein complex', 'C:synapse', 'C:tight junction', 'C:vesicle', 'F:ATP binding', 'F:identical protein binding', 'F:kinesin binding', 'F:nitric-oxide synthase binding', 'F:protein kinase binding', 'F:structural constituent of cytoskeleton', 'F:structural constituent of postsynaptic actin cytoskeleton', 'F:Tat protein binding', 'F:tau protein binding', 'P:adherens junction assembly', 'P:apical protein localization', 'P:ATP-dependent chromatin remodeling', 'P:axonogenesis', 'P:cell junction assembly', 'P:cell motility', 'P:cellular response to cytochalasin B', 'P:ephrin receptor signaling pathway', 'P:establishment or maintenance of cell polarity', 'P:Fc-gamma receptor signaling pathway involved in phagocytosis', 'P:maintenance of blood-brain barrier', 'P:membrane organization', 'P:morphogenesis of a polarized epithelium', 'P:negative regulation of protein binding', 'P:platelet aggregation', 'P:positive regulation of gene expression, epigenetic', 'P:positive regulation of norepinephrine uptake', 'P:postsynaptic actin cytoskeleton organization', 'P:protein deubiquitination', 'P:protein localization to adherens junction', 'P:regulation of cyclin-dependent protein serine/threonine kinase activity', 'P:regulation of norepinephrine uptake', 'P:regulation of protein localization to plasma membrane', 'P:regulation of transepithelial transport', 'P:regulation of transmembrane transporter activity', 'P:retina homeostasis', 'P:substantia nigra development'], ['Human Gene ID #2', 'C:calyx of Held', 'C:cortical cytoskeleton', 'C:cytoskeleton', 'C:cytosol', 'C:dense body', 'C:focal adhesion', 'C:plasma membrane', 'C:Schaffer collateral - CA1 synapse', 'P:negative regulation of protein binding', 'P:synaptic vesicle endocytosis']]</text:p>
          </table:table-cell>
          <table:table-cell office:value-type="string" calcext:value-type="string">
            <text:p>&gt;tr|A0A0D9RE13|A0A0D9RE13_CHLSB Actin alpha 1, skeletal muscle OS=Chlorocebus sabaeus OX=60711 GN=ACTA1 PE=3 SV=1</text:p>
            <text:p>MKLDTMCDEDETTALVCDNGSGLVKAGFAGDDAPRAVFPSIVGRPRHQGVMVGMGQKDSY</text:p>
            <text:p>VGDEAQSKRGILTLKYPIEHGIITNWDDMEKIWHHTFYNELRVAPEEHPTLLTEAPLNPK</text:p>
            <text:p>ANREKMTQIMFETFNVPAMYVAIQAVLSLYASGRTTGIVLDSGDGVTHNVPIYEGYALPH</text:p>
            <text:p>AIMRLDLAGRDLTDYLMKILTERGYSFVTTAEREIVRDIKEKLCYVALDFENEMATAASS</text:p>
            <text:p>SSLEKSYELPDGQVITIGNERFRCPETLFQPSFIGMESAGIHETTYNSIMKCDIDIRKDL</text:p>
            <text:p>YANNVMSGGTTMYPGIADRMQKEITALAPSTMKIKIIAPPERKYSVWIGGSILASLSTFQ</text:p>
            <text:p>QMWITKQEYDEAGPSIVHRKC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n binding LIM protein 1 OS=Chlorocebus sabaeus OX=60711 GN=ABLIM1 PE=4 SV=1</text:p>
          </table:table-cell>
          <table:table-cell office:value-type="string" calcext:value-type="string">
            <text:p>A0A0D9QXX9</text:p>
          </table:table-cell>
          <table:table-cell office:value-type="string" calcext:value-type="string">
            <text:p>A0A0D9QXX9_CHLSB</text:p>
          </table:table-cell>
          <table:table-cell office:value-type="string" calcext:value-type="string">
            <text:p>ABLIM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QXX9|A0A0D9QXX9_CHLSB Actin binding LIM protein 1 OS=Chlorocebus sabaeus OX=60711 GN=ABLIM1 PE=4 SV=1</text:p>
            <text:p>MPAFLGLKCLGKLCSSEKSKVTSSERTSARGSNRKRLTVEDRRVSGTSFPAHRRATVTHL</text:p>
            <text:p>LYLCPEDYCPHGRVYNSVDPFVAHPQDPHHPSEKPVIHCHKCGEPCKGEVLRVQTKHFHI</text:p>
            <text:p>KCFTCKVCGCDLAQGGFFIKNGEYLCTLDYQRMYGTRCHGCGEFVEGEVVTALGKTYHPN</text:p>
            <text:p>CFACTICKRPFPPGDRVTFNGRDCLCQLCAQPMSSSPKETTFSSNCAGCGRDIKNGQALL</text:p>
            <text:p>ALDKQWQLGCFKCKSCGKVLTGEYISKDGAPYCEKDYQGLFGVKCEACHQFITGKVLEAG</text:p>
            <text:p>DKHYHPSCARCSRCNQMFTEGEEMYLQGSTVWHPDCKQSTKTEEKLRLPNIRRSSSDFFY</text:p>
            <text:p>PKSLIRRTGRSPSLQPTRTSSESIYSRPGSSIPGSPGHTIYAKVDNEILDYKDLAAIPKV</text:p>
            <text:p>KAIYDIERPDLITYEPFYTSGYDDKQERQSLGESPRTLSPTPSAEGYQDVRDRMIHRSTS</text:p>
            <text:p>QGSINSPVYSRHSYTPTTSRSPQHFHRPELLSPGVQRLSYLRTSSLSPTHSDSRPNPPFR</text:p>
            <text:p>HHFIPHIKGNEPSSGRNSPLPYRPDSRPLTPTYAQAPKHFHVPDQGINIYRKPPIYKQHD</text:p>
            <text:p>AAALAAQSKSSEEIIKFSKFPAAQAPDPSETPKIETDHWPGPPSFAAVELGPDMRGRSSG</text:p>
            <text:p>REEDDEELLRRRQLQEEQLMKLNSGLGQLILKEEMEKESRERSSLLASRYDSPINSASYI</text:p>
            <text:p>PSSKTASLPGYGRNGLHRPVSTDFAQYNSYGDVSGGVRDYQTLPDGHMPAMRMDRGVSMP</text:p>
            <text:p>NMLEPKIFPYEMLMVTNRGRNKILREVDRTRLERHLAPEVFREIFGMSIQEFDKLPLWRR</text:p>
            <text:p>NDMKKKAKL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nin alpha 1 OS=Chlorocebus sabaeus OX=60711 GN=ACTN1 PE=4 SV=1</text:p>
          </table:table-cell>
          <table:table-cell office:value-type="string" calcext:value-type="string">
            <text:p>A0A0D9RKZ5</text:p>
          </table:table-cell>
          <table:table-cell office:value-type="string" calcext:value-type="string">
            <text:p>A0A0D9RKZ5_CHLSB</text:p>
          </table:table-cell>
          <table:table-cell office:value-type="string" calcext:value-type="string">
            <text:p>ACTN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KZ5|A0A0D9RKZ5_CHLSB Uncharacterized protein OS=Chlorocebus sabaeus OX=60711 GN=ACTN1 PE=3 SV=1</text:p>
            <text:p>MDHYDSQQTNDYMQPEEDWDRDLLLDPAWEKQQRKTFTAWCNSHLRKAGTQIENIEEDFR</text:p>
            <text:p>DGLKLMLLLEVISGERLAKPERGKMRVHKISNVNKALDFIASKGVKLVSIGAEEIVDGNV</text:p>
            <text:p>KMTLGMIWTIILRFAIQDISVEETSAKEGLLLWCQRKTAPYKNVNIQNFHISWKDGLGFC</text:p>
            <text:p>ALIHRHRPELIDYGKLRKDDPLTNLNTAFDVAEKYLDIPKMLDAEDIVGTARPDEKAIMT</text:p>
            <text:p>YVSSFYHAFSGAQKAETAANRICKVLAVNQENEQLMEDYEKLASDLLEWIRRTIPWLENR</text:p>
            <text:p>VPENTMHAMQQKLEDFRDYRRLHKPPKVQEKCQLEINFNTLQTKLRLSNRPAFMPSEGRM</text:p>
            <text:p>VSDINNAWGCLEQVEKGYEEWLLNEIRRLERLDHLAEKFRQKASIHEAWTDGKEAMLRQK</text:p>
            <text:p>DYETATLSEIKALLKKHEAFESDLAAHQDRVEQIAAIAQELNELDYYDSPSVNARCQKIC</text:p>
            <text:p>DQWDNLGALTQKRREALERTEKLLETIDQLYLEYAKRAAPFNNWMEGAMEDLQDTFIVHT</text:p>
            <text:p>IEEIQGLTTAHEQFKATLPDADKERLAILGIHNEVSKIVQTYHVNMAGTNPYTTITPQEI</text:p>
            <text:p>NGKWDHVRQLVPRRDQALTEEHARQQHNERLRKQFGAQANVIGPWIQTKMEEIGRISIEM</text:p>
            <text:p>HGTLEDQLSHLRQYEKSIVNYKPKIDQLEGDHQLIQEALIFDNKHTNYTMEHIRVGWEQL</text:p>
            <text:p>LTTIARTINEVENQILTRDAKGISQEQMNEFRASFNHFDRDHSGTLGPEEFKACLISLGY</text:p>
            <text:p>DIGNDPQKKTGMMDTDDFRACLISMGYNMGEAEFARIMSIVDPNRLGVVTFQAFIDFMSR</text:p>
            <text:p>ETADTDTADQVMASFKILAGDKNYITVDELRRELPPDQAEYCIARMAPYTGPDSVPGALD</text:p>
            <text:p>YMSFSTALYGESD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nin alpha 2 OS=Chlorocebus sabaeus OX=60711 GN=ACTN2 PE=4 SV=1</text:p>
          </table:table-cell>
          <table:table-cell office:value-type="string" calcext:value-type="string">
            <text:p>A0A0D9RBH8</text:p>
          </table:table-cell>
          <table:table-cell office:value-type="string" calcext:value-type="string">
            <text:p>A0A0D9RBH8_CHLSB</text:p>
          </table:table-cell>
          <table:table-cell office:value-type="string" calcext:value-type="string">
            <text:p>ACTN2</text:p>
          </table:table-cell>
          <table:table-cell office:value-type="string" calcext:value-type="string">
            <text:p>ACTN2_HUMAN, A0A494C031_HUMAN, A0A494C0Q3_HUMAN, A0A494C1A0_HUMAN, B7Z4K1_HUMAN, B7Z4P6_HUMAN, B7Z4P8_HUMAN</text:p>
          </table:table-cell>
          <table:table-cell table:number-columns-repeated="3"/>
          <table:table-cell office:value-type="string" calcext:value-type="string">
            <text:p>[['Human Gene ID #1', 'C:actin filament', 'C:cortical actin cytoskeleton', 'C:cytoskeleton', 'C:cytosol', 'C:dendritic spine', 'C:extracellular exosome', 'C:extracellular region', 'C:filopodium', 'C:focal adhesion', 'C:glutamatergic synapse', 'C:platelet alpha granule lumen', 'C:postsynaptic density membrane', 'C:postsynaptic density, intracellular component', 'C:pseudopodium', 'C:Z disc', 'F:actin filament binding', 'F:calcium ion binding', 'F:cytoskeletal protein binding', 'F:FATZ binding', 'F:identical protein binding', 'F:integrin binding', 'F:ion channel binding', 'F:LIM domain binding', 'F:nuclear receptor coactivator activity', 'F:phosphatidylinositol-4,5-bisphosphate binding', 'F:protein domain specific binding', 'F:structural constituent of muscle', 'F:titin binding', 'F:titin Z domain binding', 'P:actin filament uncapping', 'P:cardiac muscle cell development', 'P:cell adhesion', 'P:focal adhesion assembly', 'P:MAPK cascade', 'P:microspike assembly', 'P:muscle filament sliding', 'P:negative regulation of potassium ion transmembrane transporter activity', 'P:negative regulation of potassium ion transport', 'P:negative regulation of protein localization to cell surface', 'P:phospholipase C-activating angiotensin-activated signaling pathway', 'P:platelet degranulation', 'P:positive regulation of cation channel activity', 'P:positive regulation of endocytic recycling', 'P:positive regulation of potassium ion transmembrane transporter activity', 'P:positive regulation of potassium ion transport', 'P:protein localization to plasma membrane', 'P:regulation of apoptotic process', 'P:regulation of membrane potential', 'P:regulation of NMDA receptor activity', 'P:sarcomere organization'], ['Human Gene ID #2', 'NO GO TERMS ASSOCIATED'], ['Human Gene ID #3', 'F:actin binding'], ['Human Gene ID #4', 'F:actin binding', 'F:calcium ion binding'], ['Human Gene ID #5', 'F:actin binding', 'F:calcium ion binding'], ['Human Gene ID #6', 'F:actin binding', 'F:calcium ion binding'], ['Human Gene ID #7', 'F:actin binding', 'F:calcium ion binding']]</text:p>
          </table:table-cell>
          <table:table-cell office:value-type="string" calcext:value-type="string">
            <text:p>&gt;tr|A0A0D9RBH8|A0A0D9RBH8_CHLSB Uncharacterized protein OS=Chlorocebus sabaeus OX=60711 GN=ACTN2 PE=3 SV=1</text:p>
            <text:p>MNQIEPGVQYNYVYDEDEYMIQEEEWDRDLLLDPAWEKQQRKTFTAWCNSHLRKAGTQIE</text:p>
            <text:p>NIEEDFRNGLKLMLLLEVISGERLPKPDRGKMRFHKIANVNKALDYIASKGVKLVSIGAE</text:p>
            <text:p>EIVDGNVKMTLGMIWTIILRFAIQDISVEETSAKEGLLLWCQRKTAPYRNVNIQNFHTSW</text:p>
            <text:p>KDGLGLCALIHRHRPDLIDYSKLNKDDPIGNINLAMEIAEKHLDIPKMLDAEDIVNTPKP</text:p>
            <text:p>DERAIMTYVSCFYHAFAGAEQAETAANRICKVLAVNQENERLMEEYERLASELLEWIRRT</text:p>
            <text:p>IPWLENRTPEKTMQAMQKKLEDFRDYRRKHKPPKVQEKCQLEINFNTLQTKLRISNRPAF</text:p>
            <text:p>MPSEGKMVSDIAGAWQRLEQAEKGYEEWLLNEIRRLERLEHLAEKFRQKASTHETWAYGK</text:p>
            <text:p>EQILLQKDYESASLTEVRALLRKHEAFESDLAAHQDRVEQIAAIAQELNELDYHDAVNVN</text:p>
            <text:p>DRCQKICDQWDRLGTLTQKRREALERMEKLLETIDQLHLEFAKRAAPFNNWMEGAMEDLQ</text:p>
            <text:p>DMFIVHSIEEIQSLITAHEQFKATLPEADGERQSIMAIQNEVEKVIQSYSIRISSSNPYS</text:p>
            <text:p>TVTMDELRTKWDKVKQLVPIRDQSLQEELARQHANERLRRQFAAQANAIGPWIQNKMEEI</text:p>
            <text:p>ARSSIQITGALEDQMNQLKQYEHNIINYKNNIDKLEGDHQLIQEALVFDNKHTNYTMEHI</text:p>
            <text:p>RVGWELLLTTIARTINEVETQILTRDAKGITQEQMNEFRASFNHFDRRKNGLMDHEDFRA</text:p>
            <text:p>CLISMGYDLGEAEFARIMTLVDPNGQGTVTFQSFIDFMTRETADTDTAEQVIASFRILAS</text:p>
            <text:p>DKPYILAEELRRELPPDQAQYCIKRMPAYSGPGSVPGALDYTAFSSALYGESD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nin alpha 3 (gene/pseudogene) OS=Chlorocebus sabaeus OX=60711 GN=ACTN3 PE=4 SV=1</text:p>
          </table:table-cell>
          <table:table-cell office:value-type="string" calcext:value-type="string">
            <text:p>A0A0D9R7J8</text:p>
          </table:table-cell>
          <table:table-cell office:value-type="string" calcext:value-type="string">
            <text:p>A0A0D9R7J8_CHLSB</text:p>
          </table:table-cell>
          <table:table-cell office:value-type="string" calcext:value-type="string">
            <text:p>ACTN3</text:p>
          </table:table-cell>
          <table:table-cell office:value-type="string" calcext:value-type="string">
            <text:p>B2R8Y4_HUMAN</text:p>
          </table:table-cell>
          <table:table-cell table:number-columns-repeated="3"/>
          <table:table-cell office:value-type="string" calcext:value-type="string">
            <text:p>[['Human Gene ID #1', 'F:actin binding', 'F:calcium ion binding']]</text:p>
          </table:table-cell>
          <table:table-cell office:value-type="string" calcext:value-type="string">
            <text:p>&gt;tr|A0A0D9R7J8|A0A0D9R7J8_CHLSB Uncharacterized protein OS=Chlorocebus sabaeus OX=60711 GN=ACTN3 PE=3 SV=1</text:p>
            <text:p>MMMVMQPEGLGAREGPFAGSGGGGEYMEQEEDWDRDLLLDPAWEKQQRKTFTAWCNSHLR</text:p>
            <text:p>KAGTQIENIEDDFRNGLKLMLLLEVISGERLPRPDKGKMRFHKIANVNKALDFIASKGVK</text:p>
            <text:p>LVSIGAEEIVDGNLKMTLGMIWTIILRFAIQDISVEETSAKEGLLLWCQRKTAPYRNVNV</text:p>
            <text:p>QNFHTSWKDGLALCALIHRHRPDLIDYAKLRKDDPIGNLNTAFEVAEKYLDIPKMLDAED</text:p>
            <text:p>IVNTPKPDEKAIMTYVSCFYHAFAGAEQAETAANRICKVLAVNQENEKLMEEYEKLASEL</text:p>
            <text:p>LEWIRRTVPWLENRVGEPSMSAMQRKLEDFRDYRRLHKPPRVQEKCQLEINFNTLQTKLR</text:p>
            <text:p>LSHRPAFMPSEGKLVSDIANAWRGLEQVEKGYEDWLLSEIRRLQRLQHLAEKFRQKASLH</text:p>
            <text:p>EAWTRGKEEMLSQRDYDSASLQEVRALLRRHEAFESDLAAHQDRVEHIAALAQELNELDY</text:p>
            <text:p>HEAASVNSRCQAICDQWDNLGTLTQKRRDALERMEKLLETIDQLQLEFARRAAPFNNWLD</text:p>
            <text:p>GAVEDLQDVWLVHSVEETQSLLTAHDQFKATLPEADRERGAIMGIQGEIQKICQTYGLRP</text:p>
            <text:p>CSTNPYITLSPQDINTKWDMVRKLVPSRDQTLQEELARQQVNERLRRQFAAQANAIGPWI</text:p>
            <text:p>QAKVEEVGRLAAGLAGSLEEQMAGLRQQEQNIINYKTNIDRLEGDHQLLQESLVFDNKHT</text:p>
            <text:p>VYSMEHIRVGWEQLLTSIARTINEVENQVLTRDAKGLSQEQLNEFRASFNHFDRKRNGMM</text:p>
            <text:p>EPDDFRACLISMGYDLGEVEFARIMTMVDPNAAGVVTFQAFIDFMTRETAETDTAEQVVA</text:p>
            <text:p>SFKILAGDKNYITPEELRRELPAEQAEYCIRRMVPYKGSGAPAGALDYVAFSSALYGESD</text:p>
            <text:p>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nin alpha 4 OS=Chlorocebus sabaeus OX=60711 GN=ACTN4 PE=4 SV=1</text:p>
          </table:table-cell>
          <table:table-cell office:value-type="string" calcext:value-type="string">
            <text:p>A0A0D9QVJ0</text:p>
          </table:table-cell>
          <table:table-cell office:value-type="string" calcext:value-type="string">
            <text:p>A0A0D9QVJ0_CHLSB</text:p>
          </table:table-cell>
          <table:table-cell office:value-type="string" calcext:value-type="string">
            <text:p>ACTN4</text:p>
          </table:table-cell>
          <table:table-cell office:value-type="string" calcext:value-type="string">
            <text:p>ACTN4_HUMAN, A0A0S2Z3G9_HUMAN, F5GXS2_HUMAN, H7C144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extracellular region', 'C:extracellular space', 'C:focal adhesion', 'C:neuron projection', 'C:nuclear body', 'C:nucleus', 'C:perinuclear region of cytoplasm', 'C:platelet alpha granule lumen', 'C:protein-containing complex', 'C:pseudopodium', 'C:ribonucleoprotein complex', 'C:stress fiber', 'F:actin binding', 'F:actin filament binding', 'F:calcium ion binding', 'F:chromatin DNA binding', 'F:integrin binding', 'F:ion channel binding', 'F:nuclear hormone receptor binding', 'F:nuclear receptor coactivator activity', 'F:nucleoside binding', 'F:protein homodimerization activity', 'F:protein N-terminus binding', 'F:retinoic acid receptor binding', 'F:RNA binding', 'F:RNA polymerase II transcription regulatory region sequence-specific DNA binding', 'F:transcription coactivator activity', 'P:negative regulation of substrate adhesion-dependent cell spreading', 'P:peroxisome proliferator activated receptor signaling pathway', 'P:platelet degranulation', 'P:positive regulation of cell migration', 'P:positive regulation of cellular component movement', 'P:positive regulation of NIK/NF-kappaB signaling', 'P:positive regulation of sodium:proton antiporter activity', 'P:protein transport', 'P:regulation of apoptotic process', 'P:regulation of nucleic acid-templated transcription', 'P:response to hypoxia', 'P:retinoic acid receptor signaling pathway', 'P:tumor necrosis factor-mediated signaling pathway', 'P:vesicle transport along actin filament'], ['Human Gene ID #2', 'C:cytosol', 'C:neuron projection', 'C:nuclear body', 'C:protein-containing complex', 'C:stress fiber', 'F:actin binding', 'F:calcium ion binding', 'F:protein N-terminus binding', 'F:protein-containing complex binding', 'P:regulation of apoptotic process', 'P:response to hypoxia'], ['Human Gene ID #3', 'C:cytosol', 'C:nuclear body', 'F:actin binding', 'F:calcium ion binding'], ['Human Gene ID #4', 'C:cytosol', 'C:nuclear body', 'F:actin binding', 'F:calcium ion binding']]</text:p>
          </table:table-cell>
          <table:table-cell office:value-type="string" calcext:value-type="string">
            <text:p>&gt;tr|A0A0D9QVJ0|A0A0D9QVJ0_CHLSB Uncharacterized protein OS=Chlorocebus sabaeus OX=60711 GN=ACTN4 PE=3 SV=1</text:p>
            <text:p>MVDYHAANQSYQYGPSSAGNGAGGGGSMGDYMAQEDDWDRDLLLDPAWEKQQRKTFTAWC</text:p>
            <text:p>NSHLRKAGTQIENIDEDFRDGLKLMLLLEVISGERLPKPERGKMRVHKINNVNKALDFIA</text:p>
            <text:p>SKGVKLVSIGAEEIVDGNAKMTLGMIWTIILRFAIQDISVEETSAKEGLLLWCQRKTAPY</text:p>
            <text:p>KNVNVQNFHISWKDGLAFNALIHRHRPELIEYDKLRKDDPVTNLNNAFEVAEKYLDIPKM</text:p>
            <text:p>LDAEDIVNTARPDEKAIMTYVSSFYHAFSGAQKAETAANRICKVLAVNQENEHLMEDYEK</text:p>
            <text:p>LASDLLEWIRRTIPWLEDRVPQKTIQEMQQKLEDFRDYRRVHKPPKVQEKCQLEINFNTL</text:p>
            <text:p>QTKLRLSNRPAFMPSEGKMVSDINNGWQHLEQAEKGYEEWLLNEIRRLERLDHLAEKFRQ</text:p>
            <text:p>KASIHEAWTDGKEAMLKHRDYETATLSDIKALIRKHEAFESDLAAHQDRVEQIAAIAQEL</text:p>
            <text:p>NELDYYDSHNVNTRCQKICDQWDALGSLTHSRREALEKTEKQLEAIDQLHLEYAKRAAPF</text:p>
            <text:p>NNWMESAMEDLQDMFIVHTIEEIEGLISAHDQFKSTLPDADREREAILAIHKEAQRIAES</text:p>
            <text:p>NHIKLSGSNPYTTVTPQIINSKWEKVQQLVPKRDHALLEEQSKQQSNEHLRRQFASQANV</text:p>
            <text:p>VGPWIQTKMEEIGRISIEMNGTLEDQLSHLKQYERSIVDYKPNLDLLEQQHQLIQEALIF</text:p>
            <text:p>DNKHTNYTMEHIRVGWEQLLTTIARTINEVENQILTRDAKGISQEQMQEFRASFNHFDKD</text:p>
            <text:p>HGGALGPEEFKACLISLGYDVENDRQGEAEFNRIMSLVDPNHSGLVTFQAFIDFMSRETT</text:p>
            <text:p>DTDTADQVIASFKVLAGDKNFITAEELRRELPPDQAEYCIARMAPYQGPDAVPGALDYKS</text:p>
            <text:p>FSTALYGESD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n-related protein 2/3 complex subunit 4 OS=Chlorocebus sabaeus OX=60711 GN=ARPC4 PE=3 SV=1</text:p>
          </table:table-cell>
          <table:table-cell office:value-type="string" calcext:value-type="string">
            <text:p>A0A0D9RDV7</text:p>
          </table:table-cell>
          <table:table-cell office:value-type="string" calcext:value-type="string">
            <text:p>A0A0D9RDV7_CHLSB</text:p>
          </table:table-cell>
          <table:table-cell office:value-type="string" calcext:value-type="string">
            <text:p>ARPC4</text:p>
          </table:table-cell>
          <table:table-cell office:value-type="string" calcext:value-type="string">
            <text:p>ARPC4_HUMAN</text:p>
          </table:table-cell>
          <table:table-cell table:number-columns-repeated="3"/>
          <table:table-cell office:value-type="string" calcext:value-type="string">
            <text:p>[['Human Gene ID #1', 'C:Arp2/3 protein complex', 'C:cell projection', 'C:cytosol', 'C:extracellular exosome', 'C:nucleus', 'C:site of double-strand break', 'F:actin binding', 'F:enzyme binding', 'F:structural constituent of cytoskeleton', 'P:actin filament polymerization', 'P:actin nucleation', 'P:Arp2/3 complex-mediated actin nucleation', 'P:ephrin receptor signaling pathway', 'P:Fc-gamma receptor signaling pathway involved in phagocytosis', 'P:membrane organization']]</text:p>
          </table:table-cell>
          <table:table-cell office:value-type="string" calcext:value-type="string">
            <text:p>&gt;tr|A0A0D9RDV7|A0A0D9RDV7_CHLSB Actin-related protein 2/3 complex subunit 4 OS=Chlorocebus sabaeus OX=60711 GN=ARPC4 PE=3 SV=1</text:p>
            <text:p>MTATLRPYLSAVRATLQAALCLENFSSQVVERHNKPEVEVRSSKELLLQPVTISRNEKEK</text:p>
            <text:p>VLIEGSINSVRVSIAVKQADEIEKILCHKFMRFMMMRAENFFILRRKPVEGYDISFLITN</text:p>
            <text:p>FHTEQMYKHKLVDFVIHFMEEIDKEISEMKLSVNARARIVAEEFLKN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AM metallopeptidase domain 8 OS=Chlorocebus sabaeus OX=60711 GN=ADAM8 PE=4 SV=1</text:p>
          </table:table-cell>
          <table:table-cell office:value-type="string" calcext:value-type="string">
            <text:p>A0A0D9R2W8</text:p>
          </table:table-cell>
          <table:table-cell office:value-type="string" calcext:value-type="string">
            <text:p>A0A0D9R2W8_CHLSB</text:p>
          </table:table-cell>
          <table:table-cell office:value-type="string" calcext:value-type="string">
            <text:p>ADAM8</text:p>
          </table:table-cell>
          <table:table-cell office:value-type="string" calcext:value-type="string">
            <text:p>ADAM8_HUMAN, H0YMT6_HUMAN, Q14C66_HUMAN</text:p>
          </table:table-cell>
          <table:table-cell table:number-columns-repeated="3"/>
          <table:table-cell office:value-type="string" calcext:value-type="string">
            <text:p>[['Human Gene ID #1', 'C:alpha9-beta1 integrin-ADAM8 complex', 'C:cell surface', 'C:cytoplasm', 'C:dense core granule membrane', 'C:ficolin-1-rich granule membrane', 'C:integral component of plasma membrane', 'C:phagolysosome', 'C:plasma membrane', 'C:podosome', 'C:specific granule', 'C:specific granule membrane', 'C:tertiary granule', 'C:tertiary granule membrane', 'F:calcium ion binding', 'F:cell adhesion molecule binding', 'F:metalloendopeptidase activity', 'F:metallopeptidase activity', 'F:protein self-association', 'F:zinc ion binding', 'P:angiogenesis', 'P:cell morphogenesis', 'P:cell-cell adhesion', 'P:cellular response to hypoxia', 'P:extracellular matrix disassembly', 'P:inflammatory response', 'P:leukocyte migration involved in inflammatory response', 'P:lymphocyte chemotaxis', 'P:negative regulation of neuron apoptotic process', 'P:neutrophil degranulation', 'P:positive regulation of acute inflammatory response', 'P:positive regulation of bone resorption', 'P:positive regulation of cell adhesion', 'P:positive regulation of cellular extravasation', 'P:positive regulation of eosinophil migration', 'P:positive regulation of fibronectin-dependent thymocyte migration', 'P:positive regulation of innate immune response', 'P:positive regulation of MAP kinase activity', 'P:positive regulation of membrane protein ectodomain proteolysis', 'P:positive regulation of neutrophil extravasation', 'P:positive regulation of NF-kappaB transcription factor activity', 'P:positive regulation of protein kinase B signaling', 'P:positive regulation of protein processing', 'P:positive regulation of protein secretion', 'P:positive regulation of T cell differentiation in thymus', 'P:positive regulation of thymocyte apoptotic process', 'P:positive regulation of tumor necrosis factor (ligand) superfamily member 11 production', 'P:regulation of cell-cell adhesion'], ['Human Gene ID #2', 'NO GO TERMS ASSOCIATED'], ['Human Gene ID #3', 'C:integral component of membrane', 'F:metalloendopeptidase activity', 'P:integrin-mediated signaling pathway']]</text:p>
          </table:table-cell>
          <table:table-cell office:value-type="string" calcext:value-type="string">
            <text:p>&gt;tr|A0A0D9R2W8|A0A0D9R2W8_CHLSB Uncharacterized protein OS=Chlorocebus sabaeus OX=60711 GN=ADAM8 PE=4 SV=1</text:p>
            <text:p>MRDLGLWLLCAMALPAIAHSRPWARVERYEVVLPQRLPGPRVRRALPSHVGLYPERVSYV</text:p>
            <text:p>LGATGQNFTLHLRKNRDLLGSGYRETYTAANGSEVTEQLRRQDHCFYQGHVEGHPDSAAS</text:p>
            <text:p>LSTCAGLRGFFQVGSDLHLIEPLDEGGEGGRHAVYQAEHLLQTAGTCGVSDDSLGSLLGP</text:p>
            <text:p>RTAAVFRPQPGGSLPSRGTRYVELYVVADNAEFQMLGSEAAVRHRVLEVVNHVDKLYQKL</text:p>
            <text:p>NFRVVLVGLEIWNRQDRFHVSPDPNVTLENLLAWQARRLTQRHLQDNVQLITGVDFTGTT</text:p>
            <text:p>VGLARVSAMCSHSSGAVNQDHSKNPVGVACTMAHEMGHNLGMDHDENVQGCRCREPSEAG</text:p>
            <text:p>RCIMAGSIGSTFPRMFSDCSRAYLEGFLEQPQSACLANAPDLSHLVGGPVCGNLFVERGE</text:p>
            <text:p>QCDCGPPEDCRNHCCNSTTCQLTEGAQCAHGTCCHECRVKPAGEPCRPKKDTCDLEEFCD</text:p>
            <text:p>GRHPECPEDAFQENGTPCFGGYCYNGTCPTLTQQCQTFWGPGGRAAEESCFSYDILPGCK</text:p>
            <text:p>TSWYRADLCGVLQCKGGQHPPGRTSCILNHVCHALTTEDGTAYELVPEGTRCGPEKVCWK</text:p>
            <text:p>GRCQDLHVYRSRNCSAQCHNHGVCNHKQECHCHAGWAPPYCAKLLTEVHAASGSLPVIVV</text:p>
            <text:p>VVLVLLAVVVTLAGIIVYRKARSRIPSRNTTPKTTTGLSNPLFHQAASHMPAKQGAPAPT</text:p>
            <text:p>RGPQEQVPTTHTGQPTRHPASSVALKRPPPAPPATVSRPPFPVPVYAQQAPKQVIKPTFA</text:p>
            <text:p>PPAPPVKPGAGATKPGPAESAVGPKVALKPPIQRKQGARAPTA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enosylhomocysteinase OS=Chlorocebus sabaeus OX=60711 GN=AHCY PE=3 SV=1</text:p>
          </table:table-cell>
          <table:table-cell office:value-type="string" calcext:value-type="string">
            <text:p>A0A0D9RI59</text:p>
          </table:table-cell>
          <table:table-cell office:value-type="string" calcext:value-type="string">
            <text:p>A0A0D9RI59_CHLSB</text:p>
          </table:table-cell>
          <table:table-cell office:value-type="string" calcext:value-type="string">
            <text:p>AHCY</text:p>
          </table:table-cell>
          <table:table-cell office:value-type="string" calcext:value-type="string">
            <text:p>SAHH_HUMAN, A0A384MTQ3_HUMAN, Q1RMG2_HUMAN</text:p>
          </table:table-cell>
          <table:table-cell table:number-columns-repeated="3"/>
          <table:table-cell office:value-type="string" calcext:value-type="string">
            <text:p>[['Human Gene ID #1', 'C:cytosol', 'C:extracellular exosome', 'C:melanosome', 'C:neuron projection', 'C:nucleus', 'F:adenosylhomocysteinase activity', 'F:adenyl nucleotide binding', 'F:identical protein binding', 'F:NAD binding', 'P:chronic inflammatory response to antigenic stimulus', 'P:circadian sleep/wake cycle', 'P:methylation', 'P:one-carbon metabolic process', 'P:response to hypoxia', 'P:response to nutrient', 'P:S-adenosylhomocysteine catabolic process', 'P:S-adenosylmethionine cycle', 'P:sulfur amino acid metabolic process'], ['Human Gene ID #2', 'C:cytosol', 'C:neuron projection', 'C:nucleus', 'F:adenosylhomocysteinase activity', 'F:adenyl nucleotide binding', 'F:identical protein binding', 'F:NAD binding', 'P:chronic inflammatory response to antigenic stimulus', 'P:circadian sleep/wake cycle', 'P:one-carbon metabolic process', 'P:response to hypoxia', 'P:response to nutrient', 'P:S-adenosylhomocysteine catabolic process'], ['Human Gene ID #3', 'F:adenosylhomocysteinase activity', 'P:one-carbon metabolic process']]</text:p>
          </table:table-cell>
          <table:table-cell office:value-type="string" calcext:value-type="string">
            <text:p>&gt;tr|A0A0D9RI59|A0A0D9RI59_CHLSB AdoHcyase_NAD domain-containing protein OS=Chlorocebus sabaeus OX=60711 GN=AHCY PE=3 SV=1</text:p>
            <text:p>MSDKLPYKVADIGLAAWGRKALDIAENEMPGLMRMREQYSASKPLKGARIAGCLHMTVET</text:p>
            <text:p>AVLIETLVTLGAEVQWSSCNIFSTQDHAAAAIAKAGIPVYAWKGETDEEYLWCIEQTLYF</text:p>
            <text:p>KDGPLNMILDDGGDLTNLIHTKYPQLLSGIRGISEETTTGVHNLYKMMANGILKVPAINV</text:p>
            <text:p>NDSVTKSKFDNLYGCRESLIDGIKRATDVMIAGKVAVVAGYGDVGKGCAQALRGFGARVI</text:p>
            <text:p>ITEIDPINALQAAMEGYEVTTMDEACQEGNIFVTTTGCVDIILGRHFEQMKDDAIVCNIG</text:p>
            <text:p>HFDVEIDVRWLNENAVEKVNIKPQVDRYRLKNGRRIILLAEGRLVNLGCAMGHPSFVMSN</text:p>
            <text:p>SFTNQVMAQIELWTHPDKYPVGVHFLPKKLDEAVAEAHLGKLNVKLTKLTEKQAQYLGMS</text:p>
            <text:p>RDGPFKPDHYR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F-H domain-containing protein OS=Chlorocebus sabaeus OX=60711 PE=3 SV=1</text:p>
          </table:table-cell>
          <table:table-cell office:value-type="string" calcext:value-type="string">
            <text:p>A0A0D9SAF6</text:p>
          </table:table-cell>
          <table:table-cell office:value-type="string" calcext:value-type="string">
            <text:p>A0A0D9SAF6_CHLSB</text:p>
          </table:table-cell>
          <table:table-cell/>
          <table:table-cell office:value-type="string" calcext:value-type="string">
            <text:p>COF1_HUMAN, E9PP50_HUMAN, E9PQB7_HUMAN, E9PS23_HUMAN, G3V1A4_HUMAN, V9HWI5_HUMAN</text:p>
          </table:table-cell>
          <table:table-cell table:number-columns-repeated="3"/>
          <table:table-cell office:value-type="string" calcext:value-type="string">
            <text:p>[['Human Gene ID #1', 'C:actin cytoskeleton', 'C:cytoplasm', 'C:cytosol', 'C:extracellular exosome', 'C:extracellular space', 'C:focal adhesion', 'C:lamellipodium', 'C:lamellipodium membrane', 'C:membrane', 'C:nuclear matrix', 'C:nucleus', 'C:ruffle membrane', 'C:vesicle', 'F:actin filament binding', 'P:actin cytoskeleton organization', 'P:actin filament depolymerization', 'P:actin filament fragmentation', 'P:actin filament severing', 'P:cell motility', 'P:cytoskeleton organization', 'P:establishment of spindle localization', 'P:interleukin-12-mediated signaling pathway', 'P:negative regulation of apoptotic process', 'P:positive regulation by host of viral process', 'P:positive regulation of embryonic development', 'P:regulation of cell morphogenesis', 'P:regulation of dendritic spine morphogenesis', 'P:response to virus', 'P:Rho protein signal transduction', 'P:viral process'], ['Human Gene ID #2', 'C:actin cytoskeleton', 'C:lamellipodium membrane', 'C:nucleus', 'C:ruffle membrane', 'F:actin binding', 'P:actin filament depolymerization'], ['Human Gene ID #3', 'C:actin cytoskeleton', 'C:lamellipodium membrane', 'C:nucleus', 'C:ruffle membrane', 'F:actin binding', 'P:actin filament depolymerization'], ['Human Gene ID #4', 'C:actin cytoskeleton', 'C:lamellipodium membrane', 'C:nucleus', 'C:ruffle membrane', 'F:actin binding', 'P:actin filament depolymerization'], ['Human Gene ID #5', 'C:actin cytoskeleton', 'C:lamellipodium membrane', 'C:nucleus', 'C:ruffle membrane', 'F:actin binding', 'P:actin filament depolymerization'], ['Human Gene ID #6', 'C:actin cytoskeleton', 'C:lamellipodium membrane', 'C:nucleus', 'C:ruffle membrane', 'F:actin binding', 'P:actin filament depolymerization']]</text:p>
          </table:table-cell>
          <table:table-cell office:value-type="string" calcext:value-type="string">
            <text:p>&gt;tr|A0A0D9SAF6|A0A0D9SAF6_CHLSB Cofilin, non-muscle isoform OS=Chlorocebus sabaeus OX=60711 PE=3 SV=1</text:p>
            <text:p>MASGVAVSDGVIKVFNDMKVRKSSTPEEVKKRKKAVLFCLSEDKKNIILEEGKEILVGDV</text:p>
            <text:p>GQTVDDPYATFVKMLPDKDCRYALYDATYETKESKKEDLVFIFWAPECAPLKSKMIYASS</text:p>
            <text:p>KDAIKKKLTGIKHELQANCYEEVKDRCTLAEKLGGSAVISLEGKP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F-H domain-containing protein OS=Chlorocebus sabaeus OX=60711 PE=3 SV=1</text:p>
          </table:table-cell>
          <table:table-cell office:value-type="string" calcext:value-type="string">
            <text:p>A0A0D9S1Z1</text:p>
          </table:table-cell>
          <table:table-cell office:value-type="string" calcext:value-type="string">
            <text:p>A0A0D9S1Z1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1Z1|A0A0D9S1Z1_CHLSB Cofilin, non-muscle isoform OS=Chlorocebus sabaeus OX=60711 PE=3 SV=1</text:p>
            <text:p>MASGVAVSVGVIKVFNDMKVRKSSMTEEVKKRKKAVLFCLSEDKKNIILEEGKEILVGDV</text:p>
            <text:p>GQTVDDPYATFVKMLPDKDCRYALYDATYETKESKKEDLVFIFWAPECASLKSKMIYASS</text:p>
            <text:p>KDAIKKKLTGIKHELQENCYEEVKDRCTLAEKLGGSAVISVEGKP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 ribosylation factor 5 OS=Chlorocebus sabaeus OX=60711 GN=ARF5 PE=3 SV=1</text:p>
          </table:table-cell>
          <table:table-cell office:value-type="string" calcext:value-type="string">
            <text:p>A0A0D9RCV7</text:p>
          </table:table-cell>
          <table:table-cell office:value-type="string" calcext:value-type="string">
            <text:p>A0A0D9RCV7_CHLSB</text:p>
          </table:table-cell>
          <table:table-cell office:value-type="string" calcext:value-type="string">
            <text:p>ARF5</text:p>
          </table:table-cell>
          <table:table-cell office:value-type="string" calcext:value-type="string">
            <text:p>ARF5_HUMAN, A4D0Z3_HUMAN</text:p>
          </table:table-cell>
          <table:table-cell table:number-columns-repeated="3"/>
          <table:table-cell office:value-type="string" calcext:value-type="string">
            <text:p>[['Human Gene ID #1', 'C:extracellular exosome', 'C:Golgi apparatus', 'C:perinuclear region of cytoplasm', 'C:plasma membrane', 'F:GTP binding', 'F:GTPase activity', 'P:intracellular protein transport', 'P:retrograde vesicle-mediated transport, Golgi to endoplasmic reticulum', 'P:vesicle-mediated transport'], ['Human Gene ID #2', 'C:cytoplasm', 'C:plasma membrane', 'F:GTP binding']]</text:p>
          </table:table-cell>
          <table:table-cell office:value-type="string" calcext:value-type="string">
            <text:p>&gt;tr|A0A0D9RCV7|A0A0D9RCV7_CHLSB ADP ribosylation factor 5 OS=Chlorocebus sabaeus OX=60711 GN=ARF5 PE=3 SV=1</text:p>
            <text:p>MGLTVSALFSRIFGKKQMRILMVGLDAAGKTTILYKLKLGEIVTTIPTIGFNVETVEYKN</text:p>
            <text:p>ICFTVWDVGGQDKIRPLWRHYFQNTQGLIFVVDSNDRERVQESADELQKMLQEDELRDAV</text:p>
            <text:p>LLVFANKQDMPNAMPVSELTDKLGLQHLRSRTWYVQATCATQGTGLYDGLDWLSHELSK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HNAK nucleoprotein OS=Chlorocebus sabaeus OX=60711 GN=AHNAK PE=4 SV=1</text:p>
          </table:table-cell>
          <table:table-cell office:value-type="string" calcext:value-type="string">
            <text:p>A0A0D9R2J6</text:p>
          </table:table-cell>
          <table:table-cell office:value-type="string" calcext:value-type="string">
            <text:p>A0A0D9R2J6_CHLSB</text:p>
          </table:table-cell>
          <table:table-cell office:value-type="string" calcext:value-type="string">
            <text:p>AHNA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2J6|A0A0D9R2J6_CHLSB AHNAK nucleoprotein OS=Chlorocebus sabaeus OX=60711 GN=AHNAK PE=4 SV=1</text:p>
            <text:p>KPGLTIQAPQLEVSVPSANIEGLEGKLKGPQITGPSLEAGTCRISMAEVDLNVATPKVKG</text:p>
            <text:p>GVDVTLPKVEGKVKVPEVDVKGPKVDISAPDVEAHGPEWNLKMPKMKLPDMSVKTPKISM</text:p>
            <text:p>PDVDLHVKGTKVKGEYDVTVPKLEGELKGPKVNIDAPDVDVHGPDWHLKMPKMKIPKFSV</text:p>
            <text:p>PGFKAEGPEVDVNLPKADVDISGPKVDVSVPDVSIDGPEGKLKGPKFKMPEMNIKVPKIS</text:p>
            <text:p>MPDVDLHLKGPNVKGEYDVTMPKVESEIKVPDVDISGPKVDVEVPDVNIEGPEGKLKGPK</text:p>
            <text:p>FKMPEMNIKAPKISMPDVDLHMKGPKVKGEYDVTVPKLEGDLKGPKVDVSAPDVEMQGPE</text:p>
            <text:p>GKLKGPKFKMPEMHFKAPKMSLPDVDLDLKGPKMKGNVDISAPKIEGEMQGPKVDIEAPD</text:p>
            <text:p>VSLEGPEGKLKGPKFKMPEMHFKTPKISMPDVDLHLKGPKVKGDVDLSVPKVEGEMKVPD</text:p>
            <text:p>VDIKGPKVDIDAPDVDVHGPDWHLKKPKMXXXXKMPKFSMPGFKAEGPEVDVNLPKADID</text:p>
            <text:p>VSGPKVDGEVPDVSLEGPEGKLKGPKFKMPEMHFKSPKISMPDVDLNLKGPKLKGDVDVS</text:p>
            <text:p>LPEVEGDMKGPKVDVEVPDVNIEGPDAKLKGPKFKMPEMNIKPQKISMPDVGLHLKGPKM</text:p>
            <text:p>KDYDVTVPKVEGEIKAPDVDIKGPKVDINAPDVDVHGPDWHLKMPKVKMPKFSMPGFKGE</text:p>
            <text:p>GPEVDVNLPKADIGVSGPKVDIDVPDVNLEAPEGKLKGPKFKMPSMNIQTHKISMPDVGL</text:p>
            <text:p>NLKAPKLKTDVDVSLPKVEGDLKGPEIDVKAPKMDVNVGDIDIEGPEGKLKGPKFKMPEM</text:p>
            <text:p>HFKTPKISMPDVDLHLKGPKVKGDVDVSVPKVEGEMKVPDVDIKGPKVDIDAPDAKLKGP</text:p>
            <text:p>KFKMPEMHFKAPKISMPDVDLHLKGRKVKGDVDVSVPKVEGEMKVPDVDIKGPKVDIDAP</text:p>
            <text:p>DVDVHGPDWHLKMPKMKMPKFSMPGFKAEGPEVDVNLPKADIDVSGPKVDVEVPDVSLEG</text:p>
            <text:p>PEGKLKGPKFKMPEMHFKSPKISMPDFDLHLKGPKVKGDVDVSLPKVEGDLKGPEVDIKG</text:p>
            <text:p>PKVDIDAPDVGVQGPDWHLKMPKVKMPKFSMPGFKGEGPDVDVKLPKADIDVSGPKVDIE</text:p>
            <text:p>GPDVNIEGPEGKLKGPKFKMPEMNIKAPKISMPDFDLNLKGPKVKGDVDVSLPKVEGDLK</text:p>
            <text:p>GPEVDIKGPKVDIDAPDVDVHGPDWHLKMPKIKMPKISMPGFKGEGPDVDVNLPKADLDV</text:p>
            <text:p>SGPKVDVECPDVNIEGPEGKWKSPKFKMPEMHFKTPKISMPDIDLNLTGPKIKGDVDVTS</text:p>
            <text:p>PKVEGDLKGPEVDLKGPKVDIDVPDVNVQGPDWHLKMPKMKMPKFSMPGFKAEGPDVDVN</text:p>
            <text:p>LPKADIDVSGPKVDIEGPDVNIEGPEGKLKGPKFKMPEMNIKAPKISMPDFDLHLKGPKV</text:p>
            <text:p>XXXXDIKGPKVDIDVPDVDVQGPDWHLKMPKVKMPKFSMPGFKGEGPDVDVKLPKADIDV</text:p>
            <text:p>SGPKVDIDVPDVNIEGPEGKLKGPKFKMPEMNIKAPKISMPDIDLHLKGPKVKGDVDVSL</text:p>
            <text:p>PKVEGDVKVPDVDIKGPKVDIDAPDVDVQGPDWHLKMPKIKMPKISMPGFKGEGPEVDVN</text:p>
            <text:p>LPKADIDISGPKVDIDVPDVNIEGPDAKLKGPKFKMPEMNIKAPKISMPDLDLNLKGPKM</text:p>
            <text:p>KGEVDVSLPNVEGDLKGPALDIKGPKIDVDAPDIDIHGPDAKLKGPKLKMPDMHVNMPRI</text:p>
            <text:p>SMPEIDLNLKGSKLKGDVDVSGPKLEGDIKAPGLDIKGPEVDVSGPKLNIEGKSKKSRFK</text:p>
            <text:p>LPKFNFSGSKVQTPEVDVKGKKPDIDITGPKVDINAPDVEVQGKVKGSKFKMPFLSISSP</text:p>
            <text:p>KVSVPDVELNLKGPKVKGDLDVAGPNLEGDLKGPKVDIKAPEVNLNAPEVDVHGPDWNLK</text:p>
            <text:p>MPKMKMPKFGVPGLKAEGPDVALDLPKGDINIEGPSMNIEGPELNVEGPEGGLKGPKFKM</text:p>
            <text:p>PDMNVKAPKISMPDLDFNLKGPKVKGDVDVSLPKLEGDLKGPEVDIKGPKVDISAPDVDV</text:p>
            <text:p>HGPDWHLKMPKVKMPKFSMPGFKGEGPEVDVNLPKADLDVSGPKVDTDVPDVNIEGPDAK</text:p>
            <text:p>LKGPKFKMPEMNIKAPKISMPDFDLNLKGPKMKGDVDVSLPKVEGDLKGPEVDIKGPKVD</text:p>
            <text:p>IDTPDINIEGPEGKLKGPKFKVPEMHLKSPKISMPDIDLNLKGPKVKGDVDVSLPKVEGD</text:p>
            <text:p>LKGSEVDIKGPKVDINAPDVDIQGPDWHLKMPKVKMPKFSMPGFKGEGPDVDVNLPKADI</text:p>
            <text:p>DVSGPKVDIDVPDVNIEGPEGKLKGPKFKMPEMNIKAPKISMPDIDLHLKGPKVKSDVDV</text:p>
            <text:p>SLPKVEGDVKVPDADIKGPKVDINAPDVDVQGPDWHLKMPKIKMPKISMPGFKGEGPEVD</text:p>
            <text:p>VNLPKADIDISGPKVGIDVPDVNIEGPDAKLKGPKFKMPEMNIKAPKISMPDFDLHLKGP</text:p>
            <text:p>KVKGDVDVSLPKMEGDLKAPEVDIKGPKVDIDAPDVDVHGPDWHLKMPKVKMPKFSMPGF</text:p>
            <text:p>KGEGPEVDVNLPKADIDVSGPKVDIDTPDIDIHGPEGKLKGPKFKMPDLHLKAPKISMPE</text:p>
            <text:p>VDLNLKGPKVKGDVDVSLPKVEGDLKGPEVDIKGPKVDVDVPDVDVQGPDWHLKMPKVKM</text:p>
            <text:p>PKFSMPGFKGEGPEVDVNLPKADLDVSGPKVDIDVPDVNIEGPDAKLKGPKFKMPEMNIK</text:p>
            <text:p>APKISMPDFDLHLKGPKVKGDVDVSLPKVEGDLKGPEVDIKGPKVDIDAPDVDVQGPDWH</text:p>
            <text:p>LKMPKVKMPKFSMPGFKGEGPDVDVNLPKADIDISAPKVDIDAPDVSIEGPDAKLKGPKF</text:p>
            <text:p>KMPEMNIKAPKISMPDLDFNLKGPKVKGDVGVSLPKVEGDLKGPEIDIKGPSLDMDTPDV</text:p>
            <text:p>NIEGPEGKLKGPKFKMPEMNIKAPKISMPDFDLHLKGPKAKGDVDVSLPKLEGDLKGPEV</text:p>
            <text:p>DIEGPEGKLKGPKFKMPDVHFKTPQISMSDIDLNLKGPKIKGDMDISVPKLEGDLKGPQV</text:p>
            <text:p>DVKGPKVDIDTPDIDIHGPEGKLKGPKFKMPDMHLKAPKISMPEVDLNLKGPKVKGDVDV</text:p>
            <text:p>SLPKVEGDLKGPEVDIKGPKVDVDVPDVDVQGPDWHLKMPKVKMPKFSMPGFKGEGPEVD</text:p>
            <text:p>VNLPKADFDVSGPKVDIDVPDVNIEGPDAKLKGPKFKMPEMNIKAPKISMPDFDLNLKGP</text:p>
            <text:p>KVKGDVDVSLPKVEGDLKGPEVDIKGPKVDISAPDVDVQGPDWHLKMPKVKMPKFSMPGF</text:p>
            <text:p>KGEGPDVDVNLPKADIDVSGPKVDIDVPDVNIEGPDAKLKVPKFKMPEMNIKAPKISIPD</text:p>
            <text:p>VDLDLKGPKVKGEYDVSVPKVEGTLKGPEVDLKGPNMDFEGPNAKLSGPSLKMPSLEISA</text:p>
            <text:p>PKVTAPDVDLHLKAPKIGFSGPKLEGGEVDLKGPKVEAPSLDVHMDSPDINIEGPDVKIP</text:p>
            <text:p>KFKKPKFGFGAKSPKADIKSPSLDVTVPEAELNLETPEISVGGKGKKSKFKMPKIHMSGP</text:p>
            <text:p>KIKAKKQGFDLSVPGAEIDASLKAPDVDVNIAGPDASLKVDVKSPKTKKTMFGKMYFPDV</text:p>
            <text:p>EFDIKSPKFKAEAPLPSPKLEGELQAPDLELSSPGIHVEGPDIKAKAPKVKMPGVDISVP</text:p>
            <text:p>KIEGDLKGLKVQANLDAPDVNIEGPDAKVKTPSFGVSAPQVSIPDVNVNLKGPKIKGDVP</text:p>
            <text:p>SMGLEGPDVDLQGPEAKIKFPKFSMPKIGIPGVKMEGGGADVHAQLPSLEGDLRGPDVKL</text:p>
            <text:p>EGPSVSLKGPGVDLPSVNLSMPKVSGPDLDLNLKGPSLKGDLDASVPSMKVHAPGLDLSG</text:p>
            <text:p>VGGKVQVGGDGVKVPGIDATTKLNVGAPDVTLRGPSLQGDLAVSGDIKCPKVSVGAPDLS</text:p>
            <text:p>LEASEGSIKLPKMKLPQFGISAPGSDLHVNAKGPQVSGELKGPGVDVNLKGPQISAPNVD</text:p>
            <text:p>FNLEGPKVKGSLGATGEIKGPTVGGGVPGISVQGLEGNLQMPGIKSSGCDVNLPGVNVKL</text:p>
            <text:p>PAGQISGPEIKGGLKGSEVGFHGPAPDISVKGPSFNMASPESDFAINLKGPKIKGGVDVS</text:p>
            <text:p>GGVSAPDISLGEGHVSVKGSGGEWKGPQVSSALNLDTSKFAGGLHFSGPKVEGGVKGGHI</text:p>
            <text:p>GLQAPGLSMSGPQGHLESGSGKVTFPKMKIPKFTFSGRELVGREVGVDVHFPKAEASVQA</text:p>
            <text:p>GAGDGEWEESEVKLKKSKIKMPKFNFSKPKGKGGVTGSPEASISGSKGDLKSSKASLGSL</text:p>
            <text:p>EGEAEAEASSPKGKFSLFKSKKPRHRSNSFSDEREFSGPSTPTGTLEFEGGEVSLEGGKV</text:p>
            <text:p>KGKHGKLKFGTFGGLGSKSKGHYEVTGSDDETGKLQGSGVSLASKKSRLSSSSSNDSGNK</text:p>
            <text:p>VGIQLPEVELSVSTKK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bumin OS=Chlorocebus sabaeus OX=60711 GN=ALB PE=4 SV=1</text:p>
          </table:table-cell>
          <table:table-cell office:value-type="string" calcext:value-type="string">
            <text:p>A0A0D9QXP9</text:p>
          </table:table-cell>
          <table:table-cell office:value-type="string" calcext:value-type="string">
            <text:p>A0A0D9QXP9_CHLSB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U_HUMAN, A0A0C4DGB6_HUMAN, A8K9P0_HUMAN, B2RBS8_HUMAN, B4DPP6_HUMAN, B4DPR2_HUMAN, F6KPG5_HUMAN, Q56G89_HUMAN</text:p>
          </table:table-cell>
          <table:table-cell table:number-columns-repeated="3"/>
          <table:table-cell office:value-type="string" calcext:value-type="string">
            <text:p>[['Human Gene ID #1', 'C:blood microparticle', 'C:cytoplasm', 'C:endoplasmic reticulum', 'C:endoplasmic reticulum lumen', 'C:extracellular exosome', 'C:extracellular region', 'C:extracellular space', 'C:Golgi apparatus', 'C:nucleus', 'C:platelet alpha granule lumen', 'C:protein-containing complex', 'F:antioxidant activity', 'F:chaperone binding', 'F:copper ion binding', 'F:DNA binding', 'F:enterobactin binding', 'F:exogenous protein binding', 'F:fatty acid binding', 'F:identical protein binding', 'F:pyridoxal phosphate binding', 'F:toxic substance binding', 'F:zinc ion binding', 'P:cellular protein metabolic process', 'P:cellular response to starvation', 'P:heme biosynthetic process', 'P:heme catabolic process', 'P:high-density lipoprotein particle remodeling', 'P:maintenance of mitochondrion location', 'P:negative regulation of apoptotic process', 'P:negative regulation of programmed cell death', 'P:platelet degranulation', 'P:post-translational protein modification', 'P:receptor-mediated endocytosis', 'P:retina homeostasis'], ['Human Gene ID #2', 'C:endoplasmic reticulum', 'C:extracellular space', 'C:Golgi apparatus', 'F:metal ion binding'], ['Human Gene ID #3', 'C:extracellular space', 'F:metal ion binding'], ['Human Gene ID #4', 'C:extracellular space', 'F:metal ion binding'], ['Human Gene ID #5', 'C:extracellular space', 'F:metal ion binding'], ['Human Gene ID #6', 'C:extracellular space'], ['Human Gene ID #7', 'C:extracellular space', 'F:metal ion binding'], ['Human Gene ID #8', 'C:extracellular space', 'F:metal ion binding']]</text:p>
          </table:table-cell>
          <table:table-cell office:value-type="string" calcext:value-type="string">
            <text:p>&gt;tr|A0A0D9QXP9|A0A0D9QXP9_CHLSB Albumin OS=Chlorocebus sabaeus OX=60711 GN=ALB PE=4 SV=1</text:p>
            <text:p>MADCCAKQEPERNECFLQHKDDNPNLPPLVRPEVDVMCTAFHDNEVTFLKKYLYEVARRH</text:p>
            <text:p>PYFYAPELLFFAARYKAAFAECCQAADKAACLLPKLDELRDQGKASSAKQRLKCASLQKF</text:p>
            <text:p>GDRAFKAWAVARLSQKFPKADFAEVSKLVTDLTKVHTECCHGDLLECADDRADLAKYMCE</text:p>
            <text:p>NQDSISSKLKECCDKPLLEKSHCLAEVENDEMPADLPSLAADYVESKDVCKNYAEAKDVF</text:p>
            <text:p>LGMFLYEYARRHPDYSVMLLLRLAKAYEATLEKCCAAADPHECYAKVKLLDARHHARPMT</text:p>
            <text:p>KFDEFQPLVEEPQNLVKQNCELFEQLGEYKFQNALLVRYTKKVPQVSTPTLVEVSRNLGK</text:p>
            <text:p>VGAKCCKLAEAKRMPCAEDYLSVVLNRLCVLHEKTPVSEKVTKCCTESLVNRRPCFSALE</text:p>
            <text:p>LDEAYVPKAFNAETFTFHADMCTLSEKEKQVKKQTALVELVKHKPKATKEQLKGVMENFA</text:p>
            <text:p>AFVEKCCKADDKEACFAEEGPKFVAASQAAL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dehyde dehydrogenase 1 family member A1 OS=Chlorocebus sabaeus OX=60711 GN=ALDH1A1 PE=3 SV=1</text:p>
          </table:table-cell>
          <table:table-cell office:value-type="string" calcext:value-type="string">
            <text:p>A0A0D9R755</text:p>
          </table:table-cell>
          <table:table-cell office:value-type="string" calcext:value-type="string">
            <text:p>A0A0D9R755_CHLSB</text:p>
          </table:table-cell>
          <table:table-cell office:value-type="string" calcext:value-type="string">
            <text:p>ALDH1A1</text:p>
          </table:table-cell>
          <table:table-cell office:value-type="string" calcext:value-type="string">
            <text:p>V9HVX6_HUMAN</text:p>
          </table:table-cell>
          <table:table-cell table:number-columns-repeated="3"/>
          <table:table-cell office:value-type="string" calcext:value-type="string">
            <text:p>[['Human Gene ID #1', 'F:oxidoreductase activity, acting on the aldehyde or oxo group of donors, NAD or NADP as acceptor']]</text:p>
          </table:table-cell>
          <table:table-cell office:value-type="string" calcext:value-type="string">
            <text:p>&gt;tr|A0A0D9R755|A0A0D9R755_CHLSB Aldedh domain-containing protein OS=Chlorocebus sabaeus OX=60711 GN=ALDH1A1 PE=3 SV=1</text:p>
            <text:p>MSSSGKPDLPVLLTDLKIQYTKIFINNEWHDSVSGKKFPVFNPATEEELCQVEEGDKADV</text:p>
            <text:p>DKAVKAARQAFQIGSPWRTMDASERGRLLYKLADLIERDRLLLATMESMNGGKLYSNAYL</text:p>
            <text:p>NDLAGCIKTLRYCAGWADKIQGRTIPIDGNFFTYTRHEPIGVCGQIIPWNFPLVMLIWKI</text:p>
            <text:p>GPALSCGNTVVVKPAEQTPLTALHVASLIKEAGFPPGVVNIVPGYGPTAGAAISSHMDID</text:p>
            <text:p>KVAFTGSTEVGKLIKEAAGKSNLKRVTLELGGKSPCIVLADADLDNAVEFAHHGVFYHQG</text:p>
            <text:p>QCCIAASRIFVEESIYDEFVRRSVERAKKYILGNPLTPGVTQGPQIDKEQYDKILDLIES</text:p>
            <text:p>GKKEGAKLECGGGPWGNKGYFVQPTVFSNVTDEMRIAKEEIFGPVQQIMKFKSLDDVIKR</text:p>
            <text:p>ANNTFYGLSAGVFTKDIDKAVTISSALQAGTVWVNCYGVVSAQCPFGGFKMSGNGRELGE</text:p>
            <text:p>YGFHEYTEVKTVTVKISQKN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do_ket_red domain-containing protein OS=Chlorocebus sabaeus OX=60711 PE=4 SV=1</text:p>
          </table:table-cell>
          <table:table-cell office:value-type="string" calcext:value-type="string">
            <text:p>A0A0D9RN27</text:p>
          </table:table-cell>
          <table:table-cell office:value-type="string" calcext:value-type="string">
            <text:p>A0A0D9RN27_CHLSB</text:p>
          </table:table-cell>
          <table:table-cell/>
          <table:table-cell office:value-type="string" calcext:value-type="string">
            <text:p>A0A3B3IRI8_HUMAN</text:p>
          </table:table-cell>
          <table:table-cell table:number-columns-repeated="3"/>
          <table:table-cell office:value-type="string" calcext:value-type="string">
            <text:p>[['Human Gene ID #1', 'C:cytoplasm', 'F:aldo-keto reductase (NADP) activity', 'F:D-threo-aldose 1-dehydrogenase activity']]</text:p>
          </table:table-cell>
          <table:table-cell office:value-type="string" calcext:value-type="string">
            <text:p>&gt;tr|A0A0D9RN27|A0A0D9RN27_CHLSB Aldo_ket_red domain-containing protein OS=Chlorocebus sabaeus OX=60711 PE=3 SV=1</text:p>
            <text:p>MDPKYQRVALNDGHFMPVLGFGSYAPPEVPRNRVVEVTKLAIEAGFRHIDSAYLYNNEEQ</text:p>
            <text:p>VGLAIRSKIADGSVKREDIFCTSKLWCTFFRPQLVQPALESSLKKLQLDYVDLYLIHFPM</text:p>
            <text:p>ALKPDETPLPKDENGKVMFDTVDLCAIWEAMEKCKDAGLAKSIGVSNFNRRQLEMILNKP</text:p>
            <text:p>GLKYKPVCNQVECHPYLNQRKLLDFCKSKDIVLVAHSALGTQRHKLWVDQNSPVLLEDPV</text:p>
            <text:p>LCALAKKHKRSPALIALRYQLQRGVVVLAKSYNEQRIRENVQVFEFQLTSEDMKVIDDLN</text:p>
            <text:p>RNFRYVVMDFLVDHPDYPFSDE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do-keto reductase family 1 member B OS=Chlorocebus sabaeus OX=60711 GN=AKR1B1 PE=4 SV=1</text:p>
          </table:table-cell>
          <table:table-cell office:value-type="string" calcext:value-type="string">
            <text:p>A0A0D9RAH5</text:p>
          </table:table-cell>
          <table:table-cell office:value-type="string" calcext:value-type="string">
            <text:p>A0A0D9RAH5_CHLSB</text:p>
          </table:table-cell>
          <table:table-cell office:value-type="string" calcext:value-type="string">
            <text:p>AKR1B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AH5|A0A0D9RAH5_CHLSB Aldo-keto reductase family 1 member B OS=Chlorocebus sabaeus OX=60711 GN=AKR1B1 PE=3 SV=1</text:p>
            <text:p>MGCLLFSLKHSLSHEIQQLRNSSLPRGTGASDGGGKNSLPLGPGGKSIPGGRSIPADPWG</text:p>
            <text:p>RRPRHLRRNQSEGSFAQRRANRRRPFCRPHGLFKDTGRGHDRTVLGGGLGSAAAMASHLV</text:p>
            <text:p>LNNGAKMPILGLGTWKSPPGQVTEAVKVAIDVGYRHIDCAHVYQNENEVGVAIQEKLREQ</text:p>
            <text:p>VVKREELFIVSKLWCTYHEKGLVKGACQKTLSDLKLDYLDLYLIHWPTGFKPGKEFFPLD</text:p>
            <text:p>ESGNVVPSDTNILDTWAAMEELVDEGLVKAIGISNFNHLQGEAILNKPGLKYKPAVNQIE</text:p>
            <text:p>CHPYLTQEKLIQYCHSKGIVVTAYSPLGSPDRPWAKPEDPSLLEDPRIKAIAAKHNKTTA</text:p>
            <text:p>QVLIRFPMQRNLVVIPKSVTPERIAENFKVRSGLVRPGPPPWSGQWGKPLILSLECHLWD</text:p>
            <text:p>PHHPL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do-keto reductase family 1 member C1 OS=Chlorocebus sabaeus OX=60711 GN=AKR1C1 PE=4 SV=1</text:p>
          </table:table-cell>
          <table:table-cell office:value-type="string" calcext:value-type="string">
            <text:p>A0A0D9RNA1</text:p>
          </table:table-cell>
          <table:table-cell office:value-type="string" calcext:value-type="string">
            <text:p>A0A0D9RNA1_CHLSB</text:p>
          </table:table-cell>
          <table:table-cell office:value-type="string" calcext:value-type="string">
            <text:p>AKR1C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NA1|A0A0D9RNA1_CHLSB Aldo_ket_red domain-containing protein OS=Chlorocebus sabaeus OX=60711 PE=3 SV=1</text:p>
            <text:p>MDSKHQCVKLNDGHFMPVLGFGTYAPAEVPKNKALEATKLAIEAGFRHIDSAHLYNNEEY</text:p>
            <text:p>VGLAIRSKIADGTVKREDIFYTSKLWCNSHRPELVRPALERSLKNLQLDYVDLYLIHFPV</text:p>
            <text:p>SLKPGEEPIPKDENGKVLFDTVDLCATWEAMEKCKDAGLAKSIGVSNFNRRQLEMILNKP</text:p>
            <text:p>GLKYKPXXXXSTNLSATRWNVILTSTRENCWISASQKTLFWLPLVLWDPIEKNHGWTRTP</text:p>
            <text:p>RFSWRTQSFVPWQKSTSKPQ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inoacyl tRNA synthetase complex interacting multifunctional protein 1 OS=Chlorocebus sabaeus OX=60711 GN=AIMP1 PE=4 SV=1</text:p>
          </table:table-cell>
          <table:table-cell office:value-type="string" calcext:value-type="string">
            <text:p>A0A0D9QVF5</text:p>
          </table:table-cell>
          <table:table-cell office:value-type="string" calcext:value-type="string">
            <text:p>A0A0D9QVF5_CHLSB</text:p>
          </table:table-cell>
          <table:table-cell office:value-type="string" calcext:value-type="string">
            <text:p>AIMP1</text:p>
          </table:table-cell>
          <table:table-cell office:value-type="string" calcext:value-type="string">
            <text:p>AIMP1_HUMAN, A0A5F9ZHC5_HUMAN, B4DNK3_HUMAN, D6R937_HUMAN</text:p>
          </table:table-cell>
          <table:table-cell table:number-columns-repeated="3"/>
          <table:table-cell office:value-type="string" calcext:value-type="string">
            <text:p>[['Human Gene ID #1', 'C:aminoacyl-tRNA synthetase multienzyme complex', 'C:cell surface', 'C:cytosol', 'C:endoplasmic reticulum', 'C:extracellular space', 'C:Golgi apparatus', 'C:membrane', 'C:nucleus', 'F:cytokine activity', 'F:GTPase binding', 'F:protein homodimerization activity', 'F:tRNA binding', 'P:angiogenesis', 'P:apoptotic process', 'P:cell-cell signaling', 'P:defense response to virus', 'P:inflammatory response', 'P:leukocyte migration', 'P:negative regulation of endothelial cell proliferation', 'P:positive regulation of glucagon secretion', 'P:tRNA aminoacylation for protein translation'], ['Human Gene ID #2', 'F:tRNA binding'], ['Human Gene ID #3', 'F:tRNA binding'], ['Human Gene ID #4', 'NO GO TERMS ASSOCIATED']]</text:p>
          </table:table-cell>
          <table:table-cell office:value-type="string" calcext:value-type="string">
            <text:p>&gt;tr|A0A0D9QVF5|A0A0D9QVF5_CHLSB Aminoacyl tRNA synthetase complex interacting multifunctional protein 1 OS=Chlorocebus sabaeus OX=60711 GN=AIMP1 PE=4 SV=1</text:p>
            <text:p>MKYSYRERGAGGRGGDWKSWVREWKTRSVVWKVNGTEHRKRKKELTVESVEHSGVQQGHL</text:p>
            <text:p>IGSFLTARVLGWLSLHASCCGFLGTPGRRFMIFCRLLAKMANNDAVLKRLEQKGAEADQI</text:p>
            <text:p>IEYLKQQVSLLKEKAILQATLREEKKLRVENAKLKKEIEELKQELIQAEIQNGVKQIPFP</text:p>
            <text:p>SGTPLQANSMVSENVVPSTPVTAVSSGTKEQIKGGTGDEKKAKEKIEKKGEKKEKKQQSV</text:p>
            <text:p>AGSADSKPIDVSRLDLRIGCIITARKHPDADSLYVEEVDVGEIAPRTVVSGLVNHVPLEQ</text:p>
            <text:p>MQNRMVILLCNLKPAKMRGVLSQAMVMCASSPEKVEILAPPNGSVPGDRITFDAFPGEPD</text:p>
            <text:p>KELNPKKKIWEQIQPDLHTNDECVATYKGVPFEVKGKGLCRAQTMSNSGI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inopeptidase OS=Chlorocebus sabaeus OX=60711 GN=NPEPPS PE=3 SV=1</text:p>
          </table:table-cell>
          <table:table-cell office:value-type="string" calcext:value-type="string">
            <text:p>A0A0D9S3J6</text:p>
          </table:table-cell>
          <table:table-cell office:value-type="string" calcext:value-type="string">
            <text:p>A0A0D9S3J6_CHLSB</text:p>
          </table:table-cell>
          <table:table-cell office:value-type="string" calcext:value-type="string">
            <text:p>NPEPPS</text:p>
          </table:table-cell>
          <table:table-cell office:value-type="string" calcext:value-type="string">
            <text:p>PSA_HUMAN, A0A7I2V389_HUMAN, A0A7I2V3W8_HUMAN, B7Z1H4_HUMAN, B7Z4B2_HUMAN, B7Z899_HUMAN, E9PLK3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nucleus', 'F:aminopeptidase activity', 'F:metalloaminopeptidase activity', 'F:peptide binding', 'F:zinc ion binding', 'P:cellular response to hypoxia', 'P:peptide catabolic process', 'P:positive regulation of protein targeting to mitochondrion', 'P:protein polyubiquitination', 'P:proteolysis'], ['Human Gene ID #2', 'NO GO TERMS ASSOCIATED'], ['Human Gene ID #3', 'NO GO TERMS ASSOCIATED'], ['Human Gene ID #4', 'F:aminopeptidase activity', 'F:metallopeptidase activity', 'F:zinc ion binding'], ['Human Gene ID #5', 'F:aminopeptidase activity', 'F:metallopeptidase activity', 'F:zinc ion binding'], ['Human Gene ID #6', 'F:aminopeptidase activity', 'F:metallopeptidase activity', 'F:zinc ion binding'], ['Human Gene ID #7', 'C:cytosol', 'F:aminopeptidase activity', 'F:metallopeptidase activity', 'F:zinc ion binding']]</text:p>
          </table:table-cell>
          <table:table-cell office:value-type="string" calcext:value-type="string">
            <text:p>&gt;tr|A0A0D9S3J6|A0A0D9S3J6_CHLSB Aminopeptidase OS=Chlorocebus sabaeus OX=60711 GN=NPEPPS PE=3 SV=1</text:p>
            <text:p>MWLAAAAPSLARRLLFLGPPPPPLLLLLFSRSSRRRRRLHSLGLAAMPEKRPFERLPADV</text:p>
            <text:p>SPINYSLCLKPDLLDFTFEGKLEAAAQVRQATNQIVMNCADIDIITASYAPEGDEEIHAT</text:p>
            <text:p>GFNYQNEDEKVTLSFPSTLQTGTGTLKIDFVGELNDKMKGFYRSKYTTPSGEVRYAAVTQ</text:p>
            <text:p>FEATDARRAFPCWDEPAIKATFDISLVVPKDRVALSNMNVIDRKPYPDDENLVEVKFART</text:p>
            <text:p>PVMSTYLVAFVVGEYDFVETRSKDGVCVRVYTPVGKAEQGKFALEVAAKTLPFYKDYFNV</text:p>
            <text:p>PYPLPKIDLIAIADFAAGAMENWGLVTYRETALLIDPKNSCSSSRQWVALVVGHELAHQW</text:p>
            <text:p>FGNLVTMEWWTHLWLNEGFASWIEYLCVDHCFPEYDIWTQFVSADYTRAQELDALDNSHP</text:p>
            <text:p>IEVSVGHPSEVDEIFDAISYSKGASVIRMLHDYIGDKDFKKGMNMYLTKFQQKNAATEDL</text:p>
            <text:p>WESLENASGKPIAAVMNTWTKQMGFPLIYVEAEQVEDDRLLRLSQKKFCAGGSYVGEDCP</text:p>
            <text:p>QWMVPITISTSEDPNQAKLKILMDKPEMNVVLKNVKPDQWVKLNLGTVGFYRTQYSSAML</text:p>
            <text:p>ESLLPGIRDLSLPPVDRLGLQNDLFSLARAGIISTVEVLKVMEAFVNEPNYTVWSDLSCN</text:p>
            <text:p>LGILSTLLSHTDFYEEIQEFVKDVFSPIGERLGWDPKPGEGHLDALLRGLVLGKLGKAGH</text:p>
            <text:p>KATLEEARRRFKDHVEGKQILSADLRSPVYLTVLKHGDGTTLDIMLKLHKQADMQEEKNR</text:p>
            <text:p>IERVLGATLLPDLIQKVLTFALSEEVRPQDTVSVIGGVAGGSKHGRKAAWKFIKDNWEEL</text:p>
            <text:p>YNRYQGGFLISRLIKLSVEGFAVDKMAGEVKAFFESHPAPSAERTIQQCCENILLNAAWL</text:p>
            <text:p>KRDAESIHQYLLQRKASLPT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K_REP_REGION domain-containing protein OS=Chlorocebus sabaeus OX=60711 PE=3 SV=1</text:p>
          </table:table-cell>
          <table:table-cell office:value-type="string" calcext:value-type="string">
            <text:p>A0A0D9RFF1</text:p>
          </table:table-cell>
          <table:table-cell office:value-type="string" calcext:value-type="string">
            <text:p>A0A0D9RFF1_CHLSB</text:p>
          </table:table-cell>
          <table:table-cell/>
          <table:table-cell office:value-type="string" calcext:value-type="string">
            <text:p>POTEE_HUMAN, POTEF_HUMAN, POTEI_HUMAN, POTEJ_HUMAN, Q562T4_HUMAN</text:p>
          </table:table-cell>
          <table:table-cell table:number-columns-repeated="3"/>
          <table:table-cell office:value-type="string" calcext:value-type="string">
            <text:p>[['Human Gene ID #1', 'C:blood microparticle', 'C:extracellular exosome', 'C:extracellular space', 'P:retina homeostasis', 'P:substantia nigra development'], ['Human Gene ID #2', 'C:blood microparticle', 'C:cell cortex', 'C:extracellular exosome', 'C:extracellular space', 'P:retina homeostasis'], ['Human Gene ID #3', 'C:extracellular exosome', 'C:extracellular space', 'P:retina homeostasis'], ['Human Gene ID #4', 'C:extracellular exosome', 'C:extracellular space', 'P:retina homeostasis'], ['Human Gene ID #5', 'NO GO TERMS ASSOCIATED']]</text:p>
          </table:table-cell>
          <table:table-cell office:value-type="string" calcext:value-type="string">
            <text:p>&gt;tr|A0A0D9RFF1|A0A0D9RFF1_CHLSB ANK_REP_REGION domain-containing protein OS=Chlorocebus sabaeus OX=60711 PE=3 SV=1</text:p>
            <text:p>VVAEVGSVPAASSVKKPFGFRRKMGKWGCHCLPCCRGSGKSNLGASADQDDSARKTLRSK</text:p>
            <text:p>MAKWCCHCLPCCRGSRKSNVGASGDQDDSGMKTLRSKKAKWCCPCLPCRRGSVRSSKSNV</text:p>
            <text:p>GAWEEYDDSAFMEPRYHVRREDLDKLHRAAWWGKVPRKDLIVMLRDTDVNKTDKQKRTAL</text:p>
            <text:p>HLASANGNSEIVKLLLDRQCQLNVLDNKNRTALTKAVQCQEDECALMLLEHGTDPNIPDE</text:p>
            <text:p>YGNTALHYAVYNEDKLMAKALLLHGAAIESKNKHGLTPLVVFYKDEHLSTQDAMSFGACK</text:p>
            <text:p>CLILHGETRCHFRTALILAVCCGSASLVSLLLDQNIDVSSQDLSGQTAREYAVSSHHNVI</text:p>
            <text:p>CQLFSDYKEKRMLKISSENNNPDTNHFCNATEHKQKYRQKEHGTSWRVCQKERLMRLPVW</text:p>
            <text:p>QKEQQMQKTRCLSELFRVSEQFTFASTKSFAGIDGREPGKETRRQNKNHFPGDRENRKLQ</text:p>
            <text:p>NICIYKNSYDSKWFILTEYMDFSTEQDLKLTSEEESQRLKGSENSQPEKMSEEPEINKDC</text:p>
            <text:p>DRELENCMAIVEEEVKKYRSNHVGLPENLTDGAAAGNGDDGLIPQRKSRTPESQQFPDTE</text:p>
            <text:p>NEECHSDEQNDTQKQVSEEQNTGISQDEILTNKQEQIEVTEKKMNSELSPCPKKEKDLLH</text:p>
            <text:p>ENSTLQEEIAMLRLELDTIKHQSQLREEKYLEEIESAKKENDDLLKAMQLNELTMDDDTA</text:p>
            <text:p>VLVIDNGSGMCKAGFAGDDAPRAVFPSIVGRPRHQGIMGGMGQKESYVGNEAQSKRGILT</text:p>
            <text:p>LKYPMEHGIITNWGDMEKIWHHTFYNELRVAPEEHPILLTEAPLNPKANREKMTQIMFET</text:p>
            <text:p>FNTPAMYVAIQAALSLYTSGRTTGIVMDSGDGVTHSVPIYEGNALPHATLRVDLAGRNLT</text:p>
            <text:p>DHLMKILTERGYSFTTTAEREIVRDIKEKLCYVALDFEQEMATAASSSSLEKSYELPDGQ</text:p>
            <text:p>VVTIGNERFRCPEALFQPSFLGMESCGIHETTFNSIMKSDVDIRKDLYSNTVLSGGTTMY</text:p>
            <text:p>PGMADRMQKEITALTPSTIEIKIIAPPERKYSVWVGGSILASLSTFRQMWITKWEYDESG</text:p>
            <text:p>PSIVHRKC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exin OS=Chlorocebus sabaeus OX=60711 GN=ANXA1 PE=3 SV=1</text:p>
          </table:table-cell>
          <table:table-cell office:value-type="string" calcext:value-type="string">
            <text:p>A0A0D9R740</text:p>
          </table:table-cell>
          <table:table-cell office:value-type="string" calcext:value-type="string">
            <text:p>A0A0D9R740_CHLSB</text:p>
          </table:table-cell>
          <table:table-cell office:value-type="string" calcext:value-type="string">
            <text:p>ANXA1</text:p>
          </table:table-cell>
          <table:table-cell office:value-type="string" calcext:value-type="string">
            <text:p>ANXA1_HUMAN, A0A4D5RAT3_HUMAN, A0A4D5RAU4_HUMAN, Q05BR2_HUMAN, Q5T3N0_HUMAN, Q5T3N1_HUMAN, Q5TZZ9_HUMAN</text:p>
          </table:table-cell>
          <table:table-cell table:number-columns-repeated="3"/>
          <table:table-cell office:value-type="string" calcext:value-type="string">
            <text:p>[['Human Gene ID #1', 'C:adherens junction', 'C:apical plasma membrane', 'C:basolateral plasma membrane', 'C:cell surface', 'C:collagen-containing extracellular matrix', 'C:cornified envelope', 'C:cytoplasm', 'C:cytoplasmic vesicle membrane', 'C:cytosol', 'C:early endosome membrane', 'C:endosome', 'C:extracellular exosome', 'C:extracellular region', 'C:extracellular space', 'C:extrinsic component of endosome membrane', 'C:extrinsic component of external side of plasma membrane', 'C:extrinsic component of membrane', 'C:focal adhesion', 'C:lateral plasma membrane', 'C:mast cell granule', 'C:mitochondrial membrane', 'C:motile cilium', 'C:nucleoplasm', 'C:nucleus', 'C:phagocytic cup', 'C:plasma membrane', 'C:protein-containing complex', 'C:sarcolemma', 'C:synaptic membrane', 'C:vesicle', 'F:cadherin binding involved in cell-cell adhesion', 'F:calcium ion binding', 'F:calcium-dependent phospholipid binding', 'F:calcium-dependent protein binding', 'F:DNA/DNA annealing activity', 'F:double-stranded DNA helicase activity', 'F:identical protein binding', 'F:phospholipase A2 inhibitor activity', 'F:phospholipid binding', 'F:signaling receptor binding', 'F:single-stranded DNA binding', 'F:single-stranded RNA binding', 'P:actin cytoskeleton reorganization', 'P:adaptive immune response', 'P:alpha-beta T cell differentiation', 'P:arachidonic acid secretion', 'P:cell surface receptor signaling pathway', 'P:cellular response to glucocorticoid stimulus', 'P:cellular response to hydrogen peroxide', 'P:cellular response to vascular endothelial growth factor stimulus', 'P:cytokine-mediated signaling pathway', 'P:DNA duplex unwinding', 'P:endocrine pancreas development', 'P:G protein-coupled receptor signaling pathway', 'P:G protein-coupled receptor signaling pathway, coupled to cyclic nucleotide second messenger', 'P:gliogenesis', 'P:granulocyte chemotaxis', 'P:hepatocyte differentiation', 'P:inflammatory response', 'P:innate immune response', 'P:insulin secretion', 'P:keratinocyte differentiation', 'P:monocyte chemotaxis', 'P:myoblast migration involved in skeletal muscle regeneration', 'P:negative regulation of apoptotic process', 'P:negative regulation of exocytosis', 'P:negative regulation of interleukin-8 production', 'P:negative regulation of phospholipase A2 activity', 'P:negative regulation of protein secretion', 'P:negative regulation of T-helper 2 cell differentiation', 'P:neutrophil clearance', 'P:neutrophil homeostasis', 'P:peptide cross-linking', 'P:phagocytosis', 'P:positive regulation of cell migration involved in sprouting angiogenesis', 'P:positive regulation of G1/S transition of mitotic cell cycle', 'P:positive regulation of interleukin-2 production', 'P:positive regulation of neutrophil apoptotic process', 'P:positive regulation of prostaglandin biosynthetic process', 'P:positive regulation of T cell proliferation', 'P:positive regulation of T-helper 1 cell differentiation', 'P:positive regulation of vesicle fusion', 'P:positive regulation of wound healing', 'P:prolactin secretion', 'P:prostate gland development', 'P:regulation of cell shape', 'P:regulation of hormone secretion', 'P:regulation of inflammatory response', 'P:regulation of interleukin-1 production', 'P:regulation of leukocyte migration', 'P:response to drug', 'P:response to estradiol', 'P:response to interleukin-1', 'P:response to peptide hormone', 'P:response to X-ray', 'P:signal transduction'], ['Human Gene ID #2', 'F:calcium ion binding', 'F:calcium-dependent phospholipid binding', 'F:phospholipase inhibitor activity'], ['Human Gene ID #3', 'C:apical plasma membrane', 'C:basolateral plasma membrane', 'C:cilium', 'C:early endosome', 'C:endosome membrane', 'C:extracellular space', 'C:lateral plasma membrane', 'C:nucleus', 'C:phagocytic cup', 'F:calcium ion binding', 'F:calcium-dependent phospholipid binding', 'F:phospholipase A2 inhibitor activity', 'P:adaptive immune response'], ['Human Gene ID #4', 'F:calcium ion binding', 'F:calcium-dependent phospholipid binding', 'F:phospholipase inhibitor activity'], ['Human Gene ID #5', 'C:apical plasma membrane', 'C:basolateral plasma membrane', 'C:cilium', 'C:cytosol', 'C:early endosome', 'C:endosome membrane', 'C:extracellular space', 'C:lateral plasma membrane', 'C:nucleoplasm', 'C:phagocytic cup', 'C:plasma membrane', 'F:calcium ion binding', 'F:calcium-dependent phospholipid binding', 'F:phospholipase A2 inhibitor activity', 'P:adaptive immune response'], ['Human Gene ID #6', 'C:apical plasma membrane', 'C:basolateral plasma membrane', 'C:cilium', 'C:cytosol', 'C:early endosome', 'C:endosome membrane', 'C:extracellular space', 'C:lateral plasma membrane', 'C:nucleoplasm', 'C:phagocytic cup', 'C:plasma membrane', 'F:calcium ion binding', 'F:calcium-dependent phospholipid binding', 'F:phospholipase A2 inhibitor activity', 'P:adaptive immune response'], ['Human Gene ID #7', 'C:apical plasma membrane', 'C:basolateral plasma membrane', 'C:cytosol', 'C:early endosome', 'C:endosome membrane', 'C:extracellular space', 'C:lateral plasma membrane', 'C:mast cell granule', 'C:mitochondrial membrane', 'C:motile cilium', 'C:nucleoplasm', 'C:phagocytic cup', 'C:plasma membrane', 'C:protein-containing complex', 'C:sarcolemma', 'C:synaptic membrane', 'F:calcium ion binding', 'F:calcium-dependent phospholipid binding', 'F:DNA/DNA annealing activity', 'F:double-stranded DNA helicase activity', 'F:identical protein binding', 'F:phospholipase A2 inhibitor activity', 'F:single-stranded DNA binding', 'F:single-stranded RNA binding', 'P:adaptive immune response', 'P:alpha-beta T cell differentiation', 'P:arachidonic acid secretion', 'P:cell surface receptor signaling pathway', 'P:cellular response to glucocorticoid stimulus', 'P:cellular response to hydrogen peroxide', 'P:endocrine pancreas development', 'P:estrous cycle', 'P:gliogenesis', 'P:hepatocyte differentiation', 'P:inflammatory response', 'P:insulin secretion', 'P:myoblast migration involved in skeletal muscle regeneration', 'P:negative regulation of phospholipase A2 activity', 'P:negative regulation of protein secretion', 'P:neutrophil homeostasis', 'P:phagocytosis', 'P:positive regulation of G1/S transition of mitotic cell cycle', 'P:positive regulation of neutrophil apoptotic process', 'P:positive regulation of prostaglandin biosynthetic process', 'P:prolactin secretion', 'P:prostate gland development', 'P:regulation of cell population proliferation', 'P:regulation of inflammatory response', 'P:regulation of interleukin-1 production', 'P:regulation of leukocyte migration', 'P:response to drug', 'P:response to estradiol', 'P:response to interleukin-1', 'P:response to peptide hormone', 'P:response to X-ray']]</text:p>
          </table:table-cell>
          <table:table-cell office:value-type="string" calcext:value-type="string">
            <text:p>&gt;tr|A0A0D9R740|A0A0D9R740_CHLSB Annexin OS=Chlorocebus sabaeus OX=60711 GN=ANXA1 PE=3 SV=1</text:p>
            <text:p>MAMVSEFLKQAWFIENEEQEYVQTVKSSKGGPGSAVSPYPTFNPSSDVAALHKAIMVKGV</text:p>
            <text:p>DEATIIDILTKRNNAQRQQIKAAYLQETGKPLDETLKKALKGHLEEVVLALLKTPAQFDA</text:p>
            <text:p>DELRAAMKGLGTDEDTLIEILASRTNKEIRDINRVYREELKRDLAKDITSDTSGDFRNAL</text:p>
            <text:p>LSLAKGDRSEDFGVNEDLADSDARALYEAGERRKGTDVNVFNTILTTRSYPHLRRVFQKY</text:p>
            <text:p>TKYSKHDMNKVLDLELKGDIEKCLTAIVKCATSKPAFFAEKLHQAMKGAGTRHKALIRIM</text:p>
            <text:p>VSRSEIDMNDIKAFYQKMYGISLCQAILDETKGDYEKILVALCGG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exin OS=Chlorocebus sabaeus OX=60711 GN=ANXA4 PE=3 SV=1</text:p>
          </table:table-cell>
          <table:table-cell office:value-type="string" calcext:value-type="string">
            <text:p>A0A0D9RRC2</text:p>
          </table:table-cell>
          <table:table-cell office:value-type="string" calcext:value-type="string">
            <text:p>A0A0D9RRC2_CHLSB</text:p>
          </table:table-cell>
          <table:table-cell office:value-type="string" calcext:value-type="string">
            <text:p>ANXA4</text:p>
          </table:table-cell>
          <table:table-cell office:value-type="string" calcext:value-type="string">
            <text:p>ANXA4_HUMAN, Q6LES2_HUMAN</text:p>
          </table:table-cell>
          <table:table-cell table:number-columns-repeated="3"/>
          <table:table-cell office:value-type="string" calcext:value-type="string">
            <text:p>[['Human Gene ID #1', 'C:cell surface', 'C:collagen-containing extracellular matrix', 'C:cytoplasm', 'C:extracellular exosome', 'C:nuclear membrane', 'C:nucleus', 'C:perinuclear region of cytoplasm', 'C:plasma membrane', 'C:vesicle membrane', 'F:calcium ion binding', 'F:calcium-dependent phospholipid binding', 'F:calcium-dependent protein binding', 'F:identical protein binding', 'F:NF-kappaB binding', 'F:phospholipase inhibitor activity', 'P:epithelial cell differentiation', 'P:negative regulation of apoptotic process', 'P:negative regulation of interleukin-8 production', 'P:negative regulation of NF-kappaB transcription factor activity', 'P:Notch signaling pathway', 'P:regulation of transcription by RNA polymerase II', 'P:signal transduction'], ['Human Gene ID #2', 'F:calcium ion binding', 'F:calcium-dependent phospholipid binding', 'P:Notch signaling pathway']]</text:p>
          </table:table-cell>
          <table:table-cell office:value-type="string" calcext:value-type="string">
            <text:p>&gt;tr|A0A0D9RRC2|A0A0D9RRC2_CHLSB Annexin OS=Chlorocebus sabaeus OX=60711 GN=ANXA4 PE=3 SV=1</text:p>
            <text:p>MAVATKGGTVKAASGFNAVEDAQTLRKAMKGLGTDEDAIISVLAYRNTAQRQEIRTAYKS</text:p>
            <text:p>TIGRDLIDDLKSELSGNFEQVIVGMMTPTVLYDVQELRRAMKGAGTDEGCLIEILASRTP</text:p>
            <text:p>EEIQRISQTYQQQYGRSLEDDIRSDTSFMFQRVLVSLSAGGRDEGNYLDDALVRQDAQDL</text:p>
            <text:p>YEAGEKKWGTDEVKFLTVLCSRNRNHLLHVFDEYKRISQKDIEQSIKSETSGSFEDALLA</text:p>
            <text:p>IVKCMRNKSAYFAEKLYKSMKGLGTDDNTLIRVMVSRAEIDMLDIRAHFKRLYGKSLYSF</text:p>
            <text:p>IKGDTSGDYRKVLLVLCGGD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exin OS=Chlorocebus sabaeus OX=60711 GN=ANXA5 PE=3 SV=1</text:p>
          </table:table-cell>
          <table:table-cell office:value-type="string" calcext:value-type="string">
            <text:p>A0A0D9QUP4</text:p>
          </table:table-cell>
          <table:table-cell office:value-type="string" calcext:value-type="string">
            <text:p>A0A0D9QUP4_CHLSB</text:p>
          </table:table-cell>
          <table:table-cell office:value-type="string" calcext:value-type="string">
            <text:p>ANXA5</text:p>
          </table:table-cell>
          <table:table-cell office:value-type="string" calcext:value-type="string">
            <text:p>ANXA5_HUMAN, V9HWE0_HUMAN</text:p>
          </table:table-cell>
          <table:table-cell table:number-columns-repeated="3"/>
          <table:table-cell office:value-type="string" calcext:value-type="string">
            <text:p>[['Human Gene ID #1', 'C:collagen-containing extracellular matrix', 'C:cytoplasm', 'C:cytosol', 'C:extracellular exosome', 'C:extracellular region', 'C:focal adhesion', 'C:membrane', 'F:calcium ion binding', 'F:calcium-dependent phospholipid binding', 'F:phospholipase inhibitor activity', 'F:phospholipid binding', 'P:blood coagulation', 'P:negative regulation of apoptotic process', 'P:negative regulation of coagulation', 'P:platelet degranulation', 'P:signal transduction'], ['Human Gene ID #2', 'F:calcium ion binding', 'F:calcium-dependent phospholipid binding', 'P:negative regulation of coagulation']]</text:p>
          </table:table-cell>
          <table:table-cell office:value-type="string" calcext:value-type="string">
            <text:p>&gt;tr|A0A0D9QUP4|A0A0D9QUP4_CHLSB Annexin OS=Chlorocebus sabaeus OX=60711 GN=ANXA5 PE=3 SV=1</text:p>
            <text:p>MAQVLRGTVTDFPGFDERADAETLRKAMKGLGTDEESILTLLTSRSNAQRQEISAAFKTL</text:p>
            <text:p>FGRDLLDDLKSELTGKFEKLIVALMKPSRLYDAYELKHALKGAGTDEKVLTEIIASRTPE</text:p>
            <text:p>ELRAIKEVYEEEYGSSLEDDVVGDTSGYYQRMLVVLLQANRDPDAGIDEAQVEQDAQALF</text:p>
            <text:p>QAGELKWGTDEEKFITIFGTRSVSHLRKVFDKYMTISGFQIEETIDRETSGNLEQLLLAV</text:p>
            <text:p>VKSIRSIPAYLAETLYYAMKGAGTDDHTLIRVMVSRSEIDLLNIRKEFRKNFATSLYSMI</text:p>
            <text:p>KGDTSGDYKKALLLLCGGE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exin OS=Chlorocebus sabaeus OX=60711 GN=ANXA6 PE=3 SV=1</text:p>
          </table:table-cell>
          <table:table-cell office:value-type="string" calcext:value-type="string">
            <text:p>A0A0D9RF24</text:p>
          </table:table-cell>
          <table:table-cell office:value-type="string" calcext:value-type="string">
            <text:p>A0A0D9RF24_CHLSB</text:p>
          </table:table-cell>
          <table:table-cell office:value-type="string" calcext:value-type="string">
            <text:p>ANXA6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F24|A0A0D9RF24_CHLSB Annexin OS=Chlorocebus sabaeus OX=60711 GN=ANXA6 PE=3 SV=1</text:p>
            <text:p>MAKPAQGAKYRGSIHDFPGFDPNQDAEALYTAMKGFGSDKEAILDVITSRSNRQRQEICQ</text:p>
            <text:p>SYKSLYGKDLIADLKYELTGKFERLIVGLMRPPAYCDAKEIKDAISGIGTDEKCLIEILA</text:p>
            <text:p>SRTNEQMHQLVAAYKDAYERDLEADIIGDTSGHFQKMLVVLLQGTREEDDVVSEDLVQQD</text:p>
            <text:p>VQDLYEAGELKWGTDEAQFIYILGNRSKQHLRLVFDEYLKTTGKPIEASIRGELSGDFEK</text:p>
            <text:p>LMLAVVKCIRSTPEYFAERLFKAMKGLGTRDNTLIRIMVSRSELDMLDIREIFRTKYEKS</text:p>
            <text:p>LYSMIKEKEMSQEETYKKSLLKLCGGDDDAAGQFFPEAAQVAYQMWELSAVARLELKGTV</text:p>
            <text:p>RPANDFNPDADAKALRKAMKGLGTDEDTIIDIITHRSNAQRQQIRQTFKSHFGRDLMSDL</text:p>
            <text:p>KSEISGDLARLILGLMMPPAHYDAKQLKKAMEGAGTDEKALIEILATRTNAEIRAINEAY</text:p>
            <text:p>KEDYHKSLEDALSSDTSGHFRRILISLATGNREEGGENLDQAREDAQVAAEILEIADTPS</text:p>
            <text:p>GDKTSLETRFMTILCTRSYPHLRRVFQEFIKMTNYDVEHTIKKEMSGDVRDAFVAIVQSV</text:p>
            <text:p>KNKPLFFADKLYKSMKGAGTDEKTLTRIMVSRSEIDLLNIRREFIEKYDKSLHQAIEGDT</text:p>
            <text:p>SGDFLKALLALCGGE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exin OS=Chlorocebus sabaeus OX=60711 PE=3 SV=1</text:p>
          </table:table-cell>
          <table:table-cell office:value-type="string" calcext:value-type="string">
            <text:p>A0A0D9RI07</text:p>
          </table:table-cell>
          <table:table-cell office:value-type="string" calcext:value-type="string">
            <text:p>A0A0D9RI07_CHLSB</text:p>
          </table:table-cell>
          <table:table-cell/>
          <table:table-cell office:value-type="string" calcext:value-type="string">
            <text:p>H0YM50_HUMAN, H0YMU9_HUMAN</text:p>
          </table:table-cell>
          <table:table-cell table:number-columns-repeated="3"/>
          <table:table-cell office:value-type="string" calcext:value-type="string">
            <text:p>[['Human Gene ID #1', 'C:basement membrane', 'C:extracellular region', 'C:membrane', 'F:calcium ion binding', 'F:calcium-dependent phospholipid binding', 'F:cytoskeletal protein binding', 'F:phospholipase inhibitor activity'], ['Human Gene ID #2', 'C:basement membrane', 'C:extracellular region', 'C:membrane', 'F:calcium ion binding', 'F:calcium-dependent phospholipid binding', 'F:cytoskeletal protein binding', 'F:phospholipase inhibitor activity']]</text:p>
          </table:table-cell>
          <table:table-cell office:value-type="string" calcext:value-type="string">
            <text:p>&gt;tr|A0A0D9RI07|A0A0D9RI07_CHLSB Annexin OS=Chlorocebus sabaeus OX=60711 PE=3 SV=1</text:p>
            <text:p>MSTVHEILCKLSLEGDHSTPPSAYGSVKAYTNFDAERDALNIETAIKTKGVDEVTIVNIL</text:p>
            <text:p>TNRSNAQRQDIAFAYQRRTKKELASALKSALSGHLETVILGLLKTPAQYDASELKASMKG</text:p>
            <text:p>LGTDEDSLIEIICSRTNQELQEINRVYKEMYKTDLEKDIISDTSGDFRKLMVALAKGRRA</text:p>
            <text:p>EDGSVIDYELIDQDARDLYDAGVKRKGTDVPKWISIMTERSVPHLQKVFDRYKSYSPYDM</text:p>
            <text:p>LESIRKEVKGDLENAFLNLVQCIQNKPLYFADRLYDSMKVRAA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exin OS=Chlorocebus sabaeus OX=60711 PE=3 SV=1</text:p>
          </table:table-cell>
          <table:table-cell office:value-type="string" calcext:value-type="string">
            <text:p>A0A0D9SDK6</text:p>
          </table:table-cell>
          <table:table-cell office:value-type="string" calcext:value-type="string">
            <text:p>A0A0D9SDK6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DK6|A0A0D9SDK6_CHLSB Annexin OS=Chlorocebus sabaeus OX=60711 PE=3 SV=1</text:p>
            <text:p>MSTVHEILCKLSLEGDHSTPPSAYGSVKAYTNFDAEWDALNIETAIKTKGVDEVTIVNIL</text:p>
            <text:p>TNRSNAQRQDIAFTYQRRTKKELVSALKSALCGHLETVILGLLKTPAQYDASELKASMKG</text:p>
            <text:p>LGTDEDSLIEIICSRTNQELQEINRVYKEMYKTDLEKDIISETSGDFRKLMVALAKGRRA</text:p>
            <text:p>EDGSVIDYELIDQDARDLYDAGVKRKGTDVPKWISIMTERSVPHLQKVFDRYKSYSPYDM</text:p>
            <text:p>LESSRKEVKGDLENAFLYLVQCIQNKPLYFADRLYDSMKGKGTRDKVLIRIMVSRSEVDM</text:p>
            <text:p>LKIRSEFKRKYGKSLYYYIQQDTQGDYQKALLYLCGGD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ginyl-tRNA synthetase OS=Chlorocebus sabaeus OX=60711 GN=RARS PE=3 SV=1</text:p>
          </table:table-cell>
          <table:table-cell office:value-type="string" calcext:value-type="string">
            <text:p>A0A0D9RCR5</text:p>
          </table:table-cell>
          <table:table-cell office:value-type="string" calcext:value-type="string">
            <text:p>A0A0D9RCR5_CHLSB</text:p>
          </table:table-cell>
          <table:table-cell office:value-type="string" calcext:value-type="string">
            <text:p>RARS</text:p>
          </table:table-cell>
          <table:table-cell office:value-type="string" calcext:value-type="string">
            <text:p>SYRC_HUMAN</text:p>
          </table:table-cell>
          <table:table-cell table:number-columns-repeated="3"/>
          <table:table-cell office:value-type="string" calcext:value-type="string">
            <text:p>[['Human Gene ID #1', 'C:aminoacyl-tRNA synthetase multienzyme complex', 'C:cytoplasm', 'C:cytosol', 'C:extracellular exosome', 'C:membrane', 'C:nucleoplasm', 'C:nucleus', 'F:arginine binding', 'F:arginine-tRNA ligase activity', 'F:ATP binding', 'F:cadherin binding', 'F:tRNA binding', 'P:arginyl-tRNA aminoacylation', 'P:tRNA aminoacylation for protein translation']]</text:p>
          </table:table-cell>
          <table:table-cell office:value-type="string" calcext:value-type="string">
            <text:p>&gt;tr|A0A0D9RCR5|A0A0D9RCR5_CHLSB Arginine--tRNA ligase, cytoplasmic OS=Chlorocebus sabaeus OX=60711 GN=RARS1 PE=3 SV=1</text:p>
            <text:p>MDGLVSQCSARLLQQEEEIKSLTAEIDRLKNCGCLEASPNLEQLQEENLKLKYRLNILQK</text:p>
            <text:p>SLQAERNKPTKNMININSRLQEVFGHAIKAAYPDLENPPLLVTPSQQPKFGDYQCNSAMG</text:p>
            <text:p>ISQMLKTKEQKVNPREIAENITKHLPDNECIEKVEIAGPGFINVHLRKDFVSEQLTSLLV</text:p>
            <text:p>NGVQLPAVGENKKVIVDFSSPNIAKEMHVGHLRSTIIGESISRLFEFAGYDVLRLNHVGD</text:p>
            <text:p>WGTQFGMLIAHLQDKFPDYLTVSPPIGDLQAFYKESKKRFDTEEEFKKRAYQCVVLLQGK</text:p>
            <text:p>NPDITKAWKLICDVSRQEFNKIYDALDVSLIERGESFYQDRMNDIVKEFEDRGFVQVDDG</text:p>
            <text:p>RKIVFVPGCSIPLTIVKSDGGYTYDTSDLAAIKQRLSEEKADMVIYVVDSGQSVHFQTIF</text:p>
            <text:p>AAAQMIGWYDPKVTRVFHAGFGVVLGEDKKKFKTRSGETVRLMDLMGEGLKRSMDKLKEK</text:p>
            <text:p>ERDKVLTAEELNAAQTSIAYGCIKYADLSHNRLNDYVFSFDKMLDDRGNTAAYLLYAFTR</text:p>
            <text:p>IRSIARLANIDEEMLQKAARETKILLDHEKEWKLGRCILRFPEILQKILDDLFLHTLCDY</text:p>
            <text:p>IYELATTFTEFYDSCYCVEKDRQTGKILKVNMWRMLLCEAVAAVMAKGFDILGIKPVQR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partate aminotransferase OS=Chlorocebus sabaeus OX=60711 GN=GOT2 PE=4 SV=1</text:p>
          </table:table-cell>
          <table:table-cell office:value-type="string" calcext:value-type="string">
            <text:p>A0A0D9QXD3</text:p>
          </table:table-cell>
          <table:table-cell office:value-type="string" calcext:value-type="string">
            <text:p>A0A0D9QXD3_CHLSB</text:p>
          </table:table-cell>
          <table:table-cell office:value-type="string" calcext:value-type="string">
            <text:p>GOT2</text:p>
          </table:table-cell>
          <table:table-cell office:value-type="string" calcext:value-type="string">
            <text:p>AATM_HUMAN, A0A024R6W0_HUMAN, A8K482_HUMAN</text:p>
          </table:table-cell>
          <table:table-cell table:number-columns-repeated="3"/>
          <table:table-cell office:value-type="string" calcext:value-type="string">
            <text:p>[['Human Gene ID #1', 'C:cell surface', 'C:extracellular exosome', 'C:mitochondrial inner membrane', 'C:mitochondrial matrix', 'C:mitochondrion', 'C:perikaryon', 'C:plasma membrane', 'C:protein-containing complex', 'C:T-tubule', 'F:amino acid binding', 'F:enzyme binding', 'F:identical protein binding', 'F:kynurenine-oxoglutarate transaminase activity', 'F:L-aspartate:2-oxoglutarate aminotransferase activity', 'F:phospholipid binding', 'F:pyridoxal phosphate binding', 'F:RNA binding', 'P:2-oxoglutarate metabolic process', 'P:4-hydroxyproline catabolic process', 'P:aspartate biosynthetic process', 'P:aspartate catabolic process', 'P:aspartate family amino acid metabolic process', 'P:aspartate metabolic process', 'P:fatty acid transport', 'P:female pregnancy', 'P:gluconeogenesis', 'P:glutamate catabolic process to 2-oxoglutarate', 'P:glutamate catabolic process to aspartate', 'P:glutamate metabolic process', 'P:glutamine family amino acid metabolic process', 'P:glyoxylate metabolic process', 'P:lactation', 'P:oxaloacetate metabolic process', 'P:response to ethanol', 'P:response to insulin', 'P:response to morphine', 'P:response to muscle activity'], ['Human Gene ID #2', 'F:L-aspartate:2-oxoglutarate aminotransferase activity', 'F:pyridoxal phosphate binding', 'P:biosynthetic process', 'P:cellular amino acid metabolic process'], ['Human Gene ID #3', 'F:L-aspartate:2-oxoglutarate aminotransferase activity', 'F:pyridoxal phosphate binding', 'P:biosynthetic process', 'P:cellular amino acid metabolic process']]</text:p>
          </table:table-cell>
          <table:table-cell office:value-type="string" calcext:value-type="string">
            <text:p>&gt;tr|A0A0D9QXD3|A0A0D9QXD3_CHLSB Aspartate aminotransferase OS=Chlorocebus sabaeus OX=60711 GN=GOT2 PE=3 SV=1</text:p>
            <text:p>MALLHSGRVLSGIAAAFHPGLAAAASARASSWWTHVEMGPPDPILGVTEAFKRDTNSKKM</text:p>
            <text:p>NLGVGAYRDDNGKPYVLPSVRKAEAQIAAKNLDKEYLPIGGLAEFCKASAELALGENSEV</text:p>
            <text:p>LKSGRFVTVQTISGTGALRIGASFLQRFFKFSRDVFLPKPSWGNHTPIFRDAGMQLQGYR</text:p>
            <text:p>YYDPKTCGFDFTGAVEDISKIPEQSVLLLHACAHNPTGVDPRPEQWKEIATVVKKRNLFA</text:p>
            <text:p>FFDMAYQGFASGDGDKDAWAVRHFIEQGINVCLCQSYAKNMGLYGERVGAFTMVCKDADE</text:p>
            <text:p>AKRVESQLKILIRPMYSNPPLNGARIAAAILNTPDLRKQWLQEVKGMADRIIGMRTQLVS</text:p>
            <text:p>NLKKEGSTHNWQHITDQIGMFCFTGLKPEQVERLTKEFSIYMTKDGRISVAGVTSGNVGY</text:p>
            <text:p>LAHAIHQVT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partyl-tRNA synthetase OS=Chlorocebus sabaeus OX=60711 GN=DARS PE=3 SV=1</text:p>
          </table:table-cell>
          <table:table-cell office:value-type="string" calcext:value-type="string">
            <text:p>A0A0D9RUT2</text:p>
          </table:table-cell>
          <table:table-cell office:value-type="string" calcext:value-type="string">
            <text:p>A0A0D9RUT2_CHLSB</text:p>
          </table:table-cell>
          <table:table-cell office:value-type="string" calcext:value-type="string">
            <text:p>DARS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UT2|A0A0D9RUT2_CHLSB Aspartate--tRNA ligase, cytoplasmic OS=Chlorocebus sabaeus OX=60711 GN=DARS1 PE=3 SV=1</text:p>
            <text:p>MPSASASRKSQEKPREIMDAAEDYAKERYGISSMIQSQEKPDRVLVRVRDLTIQKADEVV</text:p>
            <text:p>WVRARVHTSRAKGKQCFLVLRQQQFNVQALVAVGDHASKQMVKFAANINKESIVDVEGVV</text:p>
            <text:p>RKVNQKIGSCTQQDVELHVQKIYVISLAEPRLPLQLDDAVRPEAEGEEEGRATVNQDTRL</text:p>
            <text:p>DNRVIDLRTSTSQAVFRLQSGICHLFRETLINKGFVEIQTPKIISAASEGGANVFTVSYF</text:p>
            <text:p>KNNAYLAQSPQLYKQMCICADFEKVFCIGPVFRAEDSNTHRHLTEFVGLDIEMAFNYHYH</text:p>
            <text:p>EVMEEIADTMVQIFKGLQERFQTEIQTVNKQFPCEPFKFLEPTLRLEYCEALAMLREAGV</text:p>
            <text:p>EMGDEDDLSTPNEKLLGHLVKEKYDTDFYILDKYPLAVRPFYTMPDPRNPKQSNSYDMFM</text:p>
            <text:p>RGEEILSGAQRIHDPQLLTERALHHGIDLEKIKAYIDSFRFGAPPHAGGGIGLERVTMLF</text:p>
            <text:p>LGLHNVRQTSMFPRDPKRLT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P citrate lyase OS=Chlorocebus sabaeus OX=60711 GN=ACLY PE=4 SV=1</text:p>
          </table:table-cell>
          <table:table-cell office:value-type="string" calcext:value-type="string">
            <text:p>A0A0D9S2A5</text:p>
          </table:table-cell>
          <table:table-cell office:value-type="string" calcext:value-type="string">
            <text:p>A0A0D9S2A5_CHLSB</text:p>
          </table:table-cell>
          <table:table-cell office:value-type="string" calcext:value-type="string">
            <text:p>ACLY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2A5|A0A0D9S2A5_CHLSB ATP citrate synthase OS=Chlorocebus sabaeus OX=60711 GN=ACLY PE=3 SV=1</text:p>
            <text:p>MSAKAISEQTGKELLYKFICTTSAIQNRFKYARVTPDTDWARLLQDHPWLLSQNLVVKPD</text:p>
            <text:p>QLIKRRGKLGLVGVNLTLDGVKSWLKPRLGQEATVGKATGFLKNFLIEPFVPHSQAEEFY</text:p>
            <text:p>VCIYATREGDYVLFHHEGGVDVGDVDAKAQKLLVGVDEKLNPGDIKKHLLVHAPEDKKEI</text:p>
            <text:p>LASFISGLFNFYEDLYFTYLEINPLVVTKDGVYVLDLAAKVDATADYICKVKWGDIEFPP</text:p>
            <text:p>PFGREAYPEEAYIADLDAKSGASLKLTLLNPKGRIWTMVAGGGASVVYSDTICDLGGVNE</text:p>
            <text:p>LANYGEYSGAPSEQQTYDYAKTILSLMTREKHPDGKILIIGGSIANFTNVAATFKGIVRA</text:p>
            <text:p>IRDYQGPLKEHEVTVFVRRGGPNYQEGLRVMGEVGKTTGIPIHVFGTETHMTAIVGMALG</text:p>
            <text:p>HRPIPNQPPTAAHTANFLLNASGSTSTPAPSRTASFSESRADEVAPAKKAKPAMPQDSVP</text:p>
            <text:p>SPRSLQGKSTTLFSRHTKAIVWGMQTRAVQGMLDFDYVCSRDEPSVAAMVYPFTGDHKQK</text:p>
            <text:p>FYWGHKEILIPVFKNMADAMRKHPEVDVLINFASLRSAYDSTMETMNYAQVDHWALGDRG</text:p>
            <text:p>WG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P synthase subunit alpha OS=Chlorocebus sabaeus OX=60711 GN=ATP5F1A PE=3 SV=1</text:p>
          </table:table-cell>
          <table:table-cell office:value-type="string" calcext:value-type="string">
            <text:p>A0A0D9RZE8</text:p>
          </table:table-cell>
          <table:table-cell office:value-type="string" calcext:value-type="string">
            <text:p>A0A0D9RZE8_CHLSB</text:p>
          </table:table-cell>
          <table:table-cell office:value-type="string" calcext:value-type="string">
            <text:p>ATP5F1A</text:p>
          </table:table-cell>
          <table:table-cell office:value-type="string" calcext:value-type="string">
            <text:p>ATPA_HUMAN, K7EK77_HUMAN, K7ERX7_HUMAN, V9HW26_HUMAN</text:p>
          </table:table-cell>
          <table:table-cell table:number-columns-repeated="3"/>
          <table:table-cell office:value-type="string" calcext:value-type="string">
            <text:p>[['Human Gene ID #1', 'C:extracellular exosome', 'C:membrane', 'C:mitochondrial inner membrane', 'C:mitochondrial matrix', 'C:mitochondrial proton-transporting ATP synthase complex', 'C:mitochondrion', 'C:plasma membrane', 'C:proton-transporting ATP synthase complex', 'C:proton-transporting ATP synthase complex, catalytic core F(1)', 'F:ADP binding', 'F:angiostatin binding', 'F:ATP binding', 'F:MHC class I protein binding', 'F:proton-transporting ATP synthase activity, rotational mechanism', 'F:RNA binding', 'P:ATP biosynthetic process', 'P:ATP synthesis coupled proton transport', 'P:cristae formation', 'P:lipid metabolic process', 'P:mitochondrial ATP synthesis coupled proton transport', 'P:negative regulation of endothelial cell proliferation', 'P:positive regulation of blood vessel endothelial cell migration'], ['Human Gene ID #2', 'F:ATP binding', 'P:ATP metabolic process', 'P:proton transmembrane transport'], ['Human Gene ID #3', 'F:ATP binding', 'P:ATP metabolic process', 'P:proton transmembrane transport'], ['Human Gene ID #4', 'C:mitochondrion', 'C:plasma membrane', 'C:proton-transporting ATP synthase complex, catalytic core F(1)', 'F:ATP binding', 'F:proton-transporting ATP synthase activity, rotational mechanism', 'P:lipid metabolic process']]</text:p>
          </table:table-cell>
          <table:table-cell office:value-type="string" calcext:value-type="string">
            <text:p>&gt;tr|A0A0D9RZE8|A0A0D9RZE8_CHLSB ATP synthase subunit alpha OS=Chlorocebus sabaeus OX=60711 GN=ATP5F1A PE=3 SV=1</text:p>
            <text:p>MLSVRVAAAVVRALPRRAGLVSRNALGSSFIAARNLHASNTHLQKTGTAEMSSILEERIL</text:p>
            <text:p>GADTSVDLEETGRVLSIGDGIARVHGLRNVQAEEMVEFSSGLKGMSLNLEPDNVGVVVFG</text:p>
            <text:p>NDKLIKEGDIVKRTGAIVDVPVGEELLGRVVDALGNAIDGKGPIGSKTRRRVGLKAPGII</text:p>
            <text:p>PRISVREPMQTGIKAVDSLVPIGRGQRELIIGDRQTGKTSIAIDTIINQKRFNDGSDEKK</text:p>
            <text:p>KLYCIYVAIGQKRSTVAQLVKRLTDADAMKYTIVVSATASDAAPLQYLAPYSGCSMGEYF</text:p>
            <text:p>RDNGKHALIIYDDLSKQAVAYRQMSLLLRRPPGREAYPGDVFYLHSRLLERAAKMNDAFG</text:p>
            <text:p>GGSLTALPVIETQAGDVSAYIPTNVISITDGQIFLETELFYKGIRPAINVGLSVSRVGSA</text:p>
            <text:p>AQTRAMKQVAGTMKLELAQYREVAAFAQFGSDLDAATQQLLSRGVRLTELLKQGQYSPMA</text:p>
            <text:p>IEEQVAVIYAGVRGYLDKLEPSKITKFENAFLSHVISQHQALLGTIRADGKISEESDAKL</text:p>
            <text:p>KEIVTKFLAGFE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P synthase subunit beta OS=Chlorocebus sabaeus OX=60711 GN=ATP5F1B PE=3 SV=1</text:p>
          </table:table-cell>
          <table:table-cell office:value-type="string" calcext:value-type="string">
            <text:p>A0A0D9QYB1</text:p>
          </table:table-cell>
          <table:table-cell office:value-type="string" calcext:value-type="string">
            <text:p>A0A0D9QYB1_CHLSB</text:p>
          </table:table-cell>
          <table:table-cell office:value-type="string" calcext:value-type="string">
            <text:p>ATP5F1B</text:p>
          </table:table-cell>
          <table:table-cell office:value-type="string" calcext:value-type="string">
            <text:p>ATPB_HUMAN, Q0QEN7_HUMAN, V9HW31_HUMAN</text:p>
          </table:table-cell>
          <table:table-cell table:number-columns-repeated="3"/>
          <table:table-cell office:value-type="string" calcext:value-type="string">
            <text:p>[['Human Gene ID #1', 'C:cell surface', 'C:extracellular exosome', 'C:membrane', 'C:mitochondrial matrix', 'C:mitochondrial membrane', 'C:mitochondrial nucleoid', 'C:mitochondrial proton-transporting ATP synthase complex', 'C:mitochondrial proton-transporting ATP synthase, catalytic core', 'C:mitochondrion', 'C:nucleus', 'C:plasma membrane', 'C:proton-transporting ATP synthase complex', 'C:proton-transporting ATP synthase complex, catalytic core F(1)', 'F:angiostatin binding', 'F:ATP binding', 'F:MHC class I protein binding', 'F:proton-transporting ATP synthase activity, rotational mechanism', 'F:proton-transporting ATPase activity, rotational mechanism', 'P:angiogenesis', 'P:ATP biosynthetic process', 'P:cellular response to interleukin-7', 'P:cristae formation', 'P:generation of precursor metabolites and energy', 'P:lipid metabolic process', 'P:mitochondrial ATP synthesis coupled proton transport', 'P:mitochondrion organization', 'P:negative regulation of cell adhesion involved in substrate-bound cell migration', 'P:osteoblast differentiation', 'P:positive regulation of blood vessel endothelial cell migration', 'P:proton transmembrane transport', 'P:regulation of intracellular pH'], ['Human Gene ID #2', 'C:proton-transporting ATP synthase complex, catalytic core F(1)', 'F:ATP binding', 'F:proton-transporting ATP synthase activity, rotational mechanism', 'F:proton-transporting ATPase activity, rotational mechanism'], ['Human Gene ID #3', 'C:mitochondrion', 'C:proton-transporting ATP synthase complex, catalytic core F(1)', 'F:ATP binding', 'F:proton-transporting ATP synthase activity, rotational mechanism', 'F:proton-transporting ATPase activity, rotational mechanism', 'P:cellular response to interleukin-7', 'P:lipid metabolic process', 'P:negative regulation of cell adhesion involved in substrate-bound cell migration']]</text:p>
          </table:table-cell>
          <table:table-cell office:value-type="string" calcext:value-type="string">
            <text:p>&gt;tr|A0A0D9QYB1|A0A0D9QYB1_CHLSB ATP synthase subunit beta OS=Chlorocebus sabaeus OX=60711 GN=ATP5F1B PE=3 SV=1</text:p>
            <text:p>MLGLVGRVATASASGALRGLTPSASLPPAQLLLRAAPTAVHPVRDYAAQTSPSPKAGAAT</text:p>
            <text:p>GRIVAVIGAVVDVQFDEGLPPILNALEVQGRETRLVLEVAQHLGESTVRTIAMDGTEGLV</text:p>
            <text:p>RGQKVLDSGAPIKIPVGPETLGRIMNVIGEPIDERGPIKTKQFAAIHAEAPEFMEMSVEQ</text:p>
            <text:p>EILVTGIKVVDLLAPYAKGGKIGLFGGAGVGKTVLIMELINNVAKAHGGYSVFAGVGERT</text:p>
            <text:p>REGNDLYHEMIESGVINLKDATSKVALVYGQMNEPPGARARVALTGLTVAEYFRDQEGQD</text:p>
            <text:p>VLLFIDNIFRFTQAGSEVSALLGRIPSAVGYQPTLATDMGTMQERITTTKKGSITSVQAI</text:p>
            <text:p>YVPADDLTDPAPATTFAHLDATTVLSRAIAELGIYPAVDPLDSTSRIMDPNIVGSEHYDV</text:p>
            <text:p>ARGVQKILQDYKSLQDIIAILGMDELSEEDKLTVSRARKIQRFLSQPFQVAEVFTGHMGK</text:p>
            <text:p>LVPLKETIKGFQQILAGEYDHLPEQAFYMVGPIEEAVAKADKLAEEHA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P/GTP binding protein like 3 OS=Chlorocebus sabaeus OX=60711 GN=AGBL3 PE=4 SV=1</text:p>
          </table:table-cell>
          <table:table-cell office:value-type="string" calcext:value-type="string">
            <text:p>A0A0D9R9W7</text:p>
          </table:table-cell>
          <table:table-cell office:value-type="string" calcext:value-type="string">
            <text:p>A0A0D9R9W7_CHLSB</text:p>
          </table:table-cell>
          <table:table-cell office:value-type="string" calcext:value-type="string">
            <text:p>AGBL3</text:p>
          </table:table-cell>
          <table:table-cell office:value-type="string" calcext:value-type="string">
            <text:p>CBPC3_HUMAN, F8W7R4_HUMAN</text:p>
          </table:table-cell>
          <table:table-cell table:number-columns-repeated="3"/>
          <table:table-cell office:value-type="string" calcext:value-type="string">
            <text:p>[['Human Gene ID #1', 'C:cytosol', 'F:metallocarboxypeptidase activity', 'F:zinc ion binding', 'P:protein side chain deglutamylation'], ['Human Gene ID #2', 'C:cytosol', 'F:metallocarboxypeptidase activity', 'F:zinc ion binding']]</text:p>
          </table:table-cell>
          <table:table-cell office:value-type="string" calcext:value-type="string">
            <text:p>&gt;tr|A0A0D9R9W7|A0A0D9R9W7_CHLSB Uncharacterized protein OS=Chlorocebus sabaeus OX=60711 GN=AGBL3 PE=3 SV=1</text:p>
            <text:p>MSEDSEKEDYSDRTISDEDESDEDMFMKFVSEDFHRCALLTADSFGDPFFPRTTQILLEY</text:p>
            <text:p>QLGRWVPRLREPRDLYGVSSSGPLSPTRWPYHCEVIDEKVQHIDWTPSCPEPVYIPTGLE</text:p>
            <text:p>TEPLYPDSKEDTVVYLAEDAYKEPCFVYSRVGGNRTPLKQPVDYRDNTLMFEARFESGNL</text:p>
            <text:p>QKVVKVAEYEYQLTVRRDLFTNKHTQWYYFQVTNMRAGIVYRFTIVNFTKPASLYSRGMR</text:p>
            <text:p>PLFYSEKEAKAHHIGWQRIGDQIKYYRNNPGQDGRHYFSLTWTFQFPHNKDTCYFAHCYP</text:p>
            <text:p>YTYTNLQEYLSGINNDPVRSKFCKIRVLCHTLARNMVYILTITTPLKNSDSRKRKAVILT</text:p>
            <text:p>ARVHPGETNSSWIMKGFLDYILGNSSDAQLLRDTFVFKVVPMLNPDGVIVGNYRCSLAGR</text:p>
            <text:p>DLNRNYTSLLKESFPSVWYTRNMVHRLMEKREVILYCDLHGHSRKENIFMYGCDGSDRSK</text:p>
            <text:p>TLYLQQRIFPLMLSKNCPDKFSFSACKFNVQKSKEGTGRVVMWKMGIRNSFTMEATFCGS</text:p>
            <text:p>TLGNKRGTHFSTKDLESMGYHFCDSLLDYCDPDRTKYYRCLKELEEMERHITLEKVFEDS</text:p>
            <text:p>DTPVIHITLDLESSSRGSDSSESIDSLTDLLKLTSQKKHLKTKKERNSTTASHQNAREGQ</text:p>
            <text:p>EVYDRGHLLQRHKQSNSDVKDTRPNEPGDYMVDYFRRQLPNQGLDLHHNLKSKIKECISF</text:p>
            <text:p>QSKKTGINWTDDEKRSYKDKGIVQTQEILQYLLPIMHNPKNMQTAQIKQLFNPRTNFQIQ</text:p>
            <text:p>HQLNPATCRNIKKYSTSWTAPRNHPFVIQGDVMANSSEWVQSKSHGSLESLSPLKGPKKN</text:p>
            <text:p>KHSQIWAIKNEDIKPLSSKWETASSSFGMDANVLKYKSLQAEETNQQSSKHTALHLTKNK</text:p>
            <text:p>DEQANKNDGQPTLYLKFQRK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P-dependent 6-phosphofructokinase OS=Chlorocebus sabaeus OX=60711 GN=PFKL PE=3 SV=1</text:p>
          </table:table-cell>
          <table:table-cell office:value-type="string" calcext:value-type="string">
            <text:p>A0A0D9R639</text:p>
          </table:table-cell>
          <table:table-cell office:value-type="string" calcext:value-type="string">
            <text:p>A0A0D9R639_CHLSB</text:p>
          </table:table-cell>
          <table:table-cell office:value-type="string" calcext:value-type="string">
            <text:p>PFKL</text:p>
          </table:table-cell>
          <table:table-cell office:value-type="string" calcext:value-type="string">
            <text:p>PFKAL_HUMAN, F8VW30_HUMAN, F8VZQ1_HUMAN, Q6MZK4_HUMAN, Q7L2M7_HUMAN, Q9BSP4_HUMAN</text:p>
          </table:table-cell>
          <table:table-cell table:number-columns-repeated="3"/>
          <table:table-cell office:value-type="string" calcext:value-type="string">
            <text:p>[['Human Gene ID #1', 'C:6-phosphofructokinase complex', 'C:cytosol', 'C:extracellular exosome', 'C:extracellular region', 'C:ficolin-1-rich granule lumen', 'C:membrane', 'C:secretory granule lumen', 'F:6-phosphofructokinase activity', 'F:AMP binding', 'F:ATP binding', 'F:fructose binding', 'F:fructose-6-phosphate binding', 'F:identical protein binding', 'F:kinase binding', 'F:metal ion binding', 'F:monosaccharide binding', 'P:canonical glycolysis', 'P:fructose 1,6-bisphosphate metabolic process', 'P:fructose 6-phosphate metabolic process', 'P:glycolytic process', 'P:negative regulation of insulin secretion', 'P:neutrophil degranulation', 'P:response to glucose'], ['Human Gene ID #2', 'F:6-phosphofructokinase activity', 'F:metal ion binding', 'P:fructose 6-phosphate metabolic process'], ['Human Gene ID #3', 'F:6-phosphofructokinase activity', 'F:metal ion binding', 'P:fructose 6-phosphate metabolic process'], ['Human Gene ID #4', 'F:6-phosphofructokinase activity', 'F:metal ion binding', 'P:fructose 6-phosphate metabolic process'], ['Human Gene ID #5', 'C:cytoplasm', 'F:6-phosphofructokinase activity', 'F:ATP binding', 'F:metal ion binding', 'P:fructose 6-phosphate metabolic process'], ['Human Gene ID #6', 'C:cytoplasm', 'F:6-phosphofructokinase activity', 'F:metal ion binding', 'P:fructose 6-phosphate metabolic process']]</text:p>
          </table:table-cell>
          <table:table-cell office:value-type="string" calcext:value-type="string">
            <text:p>&gt;tr|A0A0D9R639|A0A0D9R639_CHLSB ATP-dependent 6-phosphofructokinase OS=Chlorocebus sabaeus OX=60711 GN=PFKL PE=3 SV=1</text:p>
            <text:p>MAAVDLEKLRASGAGKAIGVLTSGGDAQGMNAAVRAVTRMGIYVGAKVFLIYEGYEGLVE</text:p>
            <text:p>GGENIQQANWLSVSNIIQLGGTIIGSARCKAFTTREGRRTAAYNLVQRGITNLCVIGGDG</text:p>
            <text:p>SLTGANIFRSEWGSLLEELVAEGKISETTAQTYSHLNIAGLVGSIDNDFCGTDMTIGTDS</text:p>
            <text:p>ALHRIMEVIDAITTTAQSHQRTFVLEVMGRHCGYLALVSALASGADWLFIPEAPPEDGWE</text:p>
            <text:p>NFMCERLGETRSRGSRLNIIIIAEGAIDRNGKPISSSYVKDLVVQRLGFDTRVTVLGHVQ</text:p>
            <text:p>RGGTPSAFDRVLSSKMGMEAVMALLEATPDTPACVVSLSGNQSVRLPLMECVQMTKEVQK</text:p>
            <text:p>AMDDKRFDEAIQLRGGSFENNWNIYKLLAHQKPPKEKSNFSLAILNVGAPAAGMNAAVRS</text:p>
            <text:p>AVRTGISQGHMVYVVHDGFEGLAKGQVQAVGWHNVAGWLGRGGSMLGTKRTLPKGQLESI</text:p>
            <text:p>VENIRIYGIHALLVVGGFEAYEGVLQLVEARGRYEELCIVMCVIPATISNNVPGTDFSLG</text:p>
            <text:p>SDTAVNAAMESCDRIKQSASGTKRRVFIVETMGGYCGYLATVTGIAVGADAAYVFEDPFN</text:p>
            <text:p>IHDLKVNVEHMTEKMKTDIQRGLVLRNEKCHDYYTTEFLYNLYSSEGKGVFDCRTNVLGH</text:p>
            <text:p>LQQGGAPTPFDRNYGTKLGVKAMLWLSEKLREVYRKGRVFANAPDSACVIGLKKKAVAFS</text:p>
            <text:p>PVTELKKDTDFEHRMPREQWWLSLRLMLKMLAQYRISMAAYVSGELEHVTRRTLSMDKG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modulin 1 OS=Chlorocebus sabaeus OX=60711 GN=CALM1 PE=3 SV=1</text:p>
          </table:table-cell>
          <table:table-cell office:value-type="string" calcext:value-type="string">
            <text:p>A0A0D9S2A3</text:p>
          </table:table-cell>
          <table:table-cell office:value-type="string" calcext:value-type="string">
            <text:p>A0A0D9S2A3_CHLSB</text:p>
          </table:table-cell>
          <table:table-cell office:value-type="string" calcext:value-type="string">
            <text:p>CALM1</text:p>
          </table:table-cell>
          <table:table-cell office:value-type="string" calcext:value-type="string">
            <text:p>CALM1_HUMAN, CALM2_HUMAN, CALM3_HUMAN, B4DJ51_HUMAN, Q96HY3_HUMAN</text:p>
          </table:table-cell>
          <table:table-cell table:number-columns-repeated="3"/>
          <table:table-cell office:value-type="string" calcext:value-type="string">
            <text:p>[['Human Gene ID #1', 'C:calcium channel complex', 'C:catalytic complex', 'C:centrosome', 'C:cytoplasm', 'C:cytosol', 'C:extracellular region', 'C:growth cone', 'C:mitochondrial membrane', 'C:myelin sheath', 'C:nucleoplasm', 'C:nucleus', 'C:plasma membrane', 'C:protein-containing complex', 'C:sarcomere', 'C:spindle microtubule', 'C:spindle pole', 'C:synaptic vesicle membrane', 'C:vesicle', 'C:voltage-gated potassium channel complex', 'F:adenylate cyclase activator activity', 'F:adenylate cyclase binding', 'F:calcium channel inhibitor activity', 'F:calcium ion binding', 'F:calcium-dependent protein binding', 'F:disordered domain specific binding', 'F:enzyme regulator activity', 'F:ion channel binding', 'F:N-terminal myristoylation domain binding', 'F:nitric-oxide synthase binding', 'F:nitric-oxide synthase regulator activity', 'F:phosphatidylinositol 3-kinase binding', 'F:protein domain specific binding', 'F:protein kinase binding', 'F:protein phosphatase activator activity', 'F:protein serine/threonine kinase activator activity', 'F:titin binding', 'F:type 3 metabotropic glutamate receptor binding', 'P:activation of adenylate cyclase activity', 'P:autophagosome membrane docking', 'P:chemical synaptic transmission', 'P:detection of calcium ion', 'P:establishment of protein localization to mitochondrial membrane', 'P:Fc-epsilon receptor signaling pathway', 'P:G protein-coupled receptor signaling pathway', 'P:G2/M transition of mitotic cell cycle', 'P:glycogen catabolic process', 'P:inositol phosphate metabolic process', 'P:MAPK cascade', 'P:mitochondrion-endoplasmic reticulum membrane tethering', 'P:muscle contraction', 'P:negative regulation of high voltage-gated calcium channel activity', 'P:negative regulation of peptidyl-threonine phosphorylation', 'P:negative regulation of ryanodine-sensitive calcium-release channel activity', 'P:organelle localization by membrane tethering', 'P:platelet degranulation', 'P:positive regulation of cyclic-nucleotide phosphodiesterase activity', 'P:positive regulation of DNA binding', 'P:positive regulation of nitric-oxide synthase activity', 'P:positive regulation of peptidyl-threonine phosphorylation', 'P:positive regulation of phosphoprotein phosphatase activity', 'P:positive regulation of protein autophosphorylation', 'P:positive regulation of protein dephosphorylation', 'P:positive regulation of protein serine/threonine kinase activity', 'P:positive regulation of ryanodine-sensitive calcium-release channel activity', 'P:regulation of cardiac muscle cell action potential', 'P:regulation of cardiac muscle contraction', 'P:regulation of cardiac muscle contraction by regulation of the release of sequestered calcium ion', 'P:regulation of cell communication by electrical coupling involved in cardiac conduction', 'P:regulation of cytokinesis', 'P:regulation of heart rate', 'P:regulation of nitric-oxide synthase activity', 'P:regulation of release of sequestered calcium ion into cytosol by sarcoplasmic reticulum', 'P:regulation of rhodopsin mediated signaling pathway', 'P:regulation of ryanodine-sensitive calcium-release channel activity', 'P:regulation of synaptic vesicle endocytosis', 'P:regulation of synaptic vesicle exocytosis', 'P:response to amphetamine', 'P:response to calcium ion', 'P:response to corticosterone', 'P:substantia nigra development', 'P:tetrahydrobiopterin metabolic process', 'P:viral process', 'P:Wnt signaling pathway, calcium modulating pathway'], ['Human Gene ID #2', 'C:calcium channel complex', 'C:catalytic complex', 'C:centrosome', 'C:cytoplasm', 'C:nucleus', 'C:plasma membrane', 'C:protein-containing complex', 'C:sarcomere', 'C:spindle microtubule', 'C:spindle pole', 'C:vesicle', 'F:adenylate cyclase activator activity', 'F:adenylate cyclase binding', 'F:calcium channel inhibitor activity', 'F:calcium ion binding', 'F:disordered domain specific binding', 'F:enzyme regulator activity', 'F:ion channel binding', 'F:N-terminal myristoylation domain binding', 'F:protein domain specific binding', 'F:protein kinase binding', 'F:protein phosphatase activator activity', 'F:protein serine/threonine kinase activator activity', 'F:titin binding', 'P:detection of calcium ion', 'P:G protein-coupled receptor signaling pathway', 'P:negative regulation of peptidyl-threonine phosphorylation', 'P:negative regulation of ryanodine-sensitive calcium-release channel activity', 'P:positive regulation of cyclic-nucleotide phosphodiesterase activity', 'P:positive regulation of peptidyl-threonine phosphorylation', 'P:positive regulation of phosphoprotein phosphatase activity', 'P:positive regulation of protein autophosphorylation', 'P:positive regulation of protein dephosphorylation', 'P:positive regulation of protein serine/threonine kinase activity', 'P:positive regulation of ryanodine-sensitive calcium-release channel activity', 'P:regulation of cardiac muscle contraction', 'P:regulation of cardiac muscle contraction by regulation of the release of sequestered calcium ion', 'P:regulation of cell communication by electrical coupling involved in cardiac conduction', 'P:regulation of cytokinesis', 'P:regulation of heart rate', 'P:regulation of release of sequestered calcium ion into cytosol by sarcoplasmic reticulum', 'P:regulation of ryanodine-sensitive calcium-release channel activity', 'P:response to calcium ion', 'P:substantia nigra development'], ['Human Gene ID #3', 'C:calcium channel complex', 'C:catalytic complex', 'C:centrosome', 'C:cytoplasm', 'C:growth cone', 'C:mitochondrial membrane', 'C:myelin sheath', 'C:nucleus', 'C:plasma membrane', 'C:protein-containing complex', 'C:sarcomere', 'C:spindle microtubule', 'C:spindle pole', 'C:synaptic vesicle membrane', 'C:vesicle', 'C:voltage-gated potassium channel complex', 'F:adenylate cyclase activator activity', 'F:adenylate cyclase binding', 'F:calcium ion binding', 'F:calcium-dependent protein binding', 'F:disordered domain specific binding', 'F:enzyme regulator activity', 'F:ion channel binding', 'F:N-terminal myristoylation domain binding', 'F:nitric-oxide synthase binding', 'F:nitric-oxide synthase regulator activity', 'F:phosphatidylinositol 3-kinase binding', 'F:protein domain specific binding', 'F:protein kinase binding', 'F:protein phosphatase activator activity', 'F:protein serine/threonine kinase activator activity', 'F:titin binding', 'F:type 3 metabotropic glutamate receptor binding', 'P:activation of adenylate cyclase activity', 'P:detection of calcium ion', 'P:establishment of protein localization to mitochondrial membrane', 'P:G protein-coupled receptor signaling pathway', 'P:G2/M transition of mitotic cell cycle', 'P:negative regulation of high voltage-gated calcium channel activity', 'P:negative regulation of peptidyl-threonine phosphorylation', 'P:negative regulation of ryanodine-sensitive calcium-release channel activity', 'P:positive regulation of cyclic-nucleotide phosphodiesterase activity', 'P:positive regulation of DNA binding', 'P:positive regulation of nitric-oxide synthase activity', 'P:positive regulation of peptidyl-threonine phosphorylation', 'P:positive regulation of phosphoprotein phosphatase activity', 'P:positive regulation of protein autophosphorylation', 'P:positive regulation of protein dephosphorylation', 'P:positive regulation of protein serine/threonine kinase activity', 'P:positive regulation of ryanodine-sensitive calcium-release channel activity', 'P:regulation of cardiac muscle cell action potential', 'P:regulation of cardiac muscle contraction', 'P:regulation of cardiac muscle contraction by regulation of the release of sequestered calcium ion', 'P:regulation of cell communication by electrical coupling involved in cardiac conduction', 'P:regulation of cytokinesis', 'P:regulation of heart rate', 'P:regulation of release of sequestered calcium ion into cytosol by sarcoplasmic reticulum', 'P:regulation of synaptic vesicle endocytosis', 'P:regulation of synaptic vesicle exocytosis', 'P:response to amphetamine', 'P:response to calcium ion', 'P:response to corticosterone', 'P:substantia nigra development'], ['Human Gene ID #4', 'C:growth cone', 'C:mitochondrial membrane', 'C:myelin sheath', 'C:nucleus', 'C:synaptic vesicle membrane', 'C:voltage-gated potassium channel complex', 'F:adenylate cyclase binding', 'F:calcium ion binding', 'F:calcium-dependent protein binding', 'F:ion channel binding', 'F:kinase activity', 'F:nitric-oxide synthase binding', 'F:nitric-oxide synthase regulator activity', 'F:phosphatidylinositol 3-kinase binding', 'F:protein domain specific binding', 'F:protein N-terminus binding', 'F:type 3 metabotropic glutamate receptor binding', 'P:activation of adenylate cyclase activity', 'P:calcium-mediated signaling', 'P:establishment of protein localization to mitochondrial membrane', 'P:G2/M transition of mitotic cell cycle', 'P:positive regulation of DNA binding', 'P:positive regulation of nitric-oxide synthase activity', 'P:regulation of high voltage-gated calcium channel activity', 'P:regulation of ryanodine-sensitive calcium-release channel activity', 'P:regulation of synaptic vesicle endocytosis', 'P:regulation of synaptic vesicle exocytosis', 'P:response to amphetamine', 'P:response to corticosterone'], ['Human Gene ID #5', 'F:calcium ion binding', 'F:kinase activity']]</text:p>
          </table:table-cell>
          <table:table-cell office:value-type="string" calcext:value-type="string">
            <text:p>&gt;tr|A0A0D9S2A3|A0A0D9S2A3_CHLSB Calmodulin 1 OS=Chlorocebus sabaeus OX=60711 GN=CALM1 PE=4 SV=1</text:p>
            <text:p>MADQLTEEQIAEFKEAFSLFDKDGDGTITTKELGTVMRSLGQNPTEAELQDMINEVDADG</text:p>
            <text:p>NGTIDFPEFLTMMARKMKDTDSEEEIREAFRVFDKDGNGYISAAELRHVMTNLGEKLTDE</text:p>
            <text:p>EVDEMIREADIDGDGQVNYEEFVQMMTA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nexin OS=Chlorocebus sabaeus OX=60711 GN=CANX PE=3 SV=1</text:p>
          </table:table-cell>
          <table:table-cell office:value-type="string" calcext:value-type="string">
            <text:p>A0A0D9R7Q1</text:p>
          </table:table-cell>
          <table:table-cell office:value-type="string" calcext:value-type="string">
            <text:p>A0A0D9R7Q1_CHLSB</text:p>
          </table:table-cell>
          <table:table-cell office:value-type="string" calcext:value-type="string">
            <text:p>CANX</text:p>
          </table:table-cell>
          <table:table-cell office:value-type="string" calcext:value-type="string">
            <text:p>CALX_HUMAN, D6RAQ8_HUMAN, D6RAU8_HUMAN, D6RB85_HUMAN, D6RDP7_HUMAN, D6RFL1_HUMAN, D6RFW4_HUMAN, D6RHJ3_HUMAN</text:p>
          </table:table-cell>
          <table:table-cell table:number-columns-repeated="3"/>
          <table:table-cell office:value-type="string" calcext:value-type="string">
            <text:p>[['Human Gene ID #1', 'C:endoplasmic reticulum', 'C:endoplasmic reticulum lumen', 'C:endoplasmic reticulum membrane', 'C:extracellular exosome', 'C:integral component of lumenal side of endoplasmic reticulum membrane', 'C:melanosome', 'C:membrane', 'C:mitochondria-associated endoplasmic reticulum membrane', 'C:presynapse', 'F:calcium ion binding', 'F:carbohydrate binding', 'F:RNA binding', 'F:unfolded protein binding', 'P:antigen processing and presentation of exogenous peptide antigen via MHC class II', 'P:antigen processing and presentation of peptide antigen via MHC class I', 'P:clathrin-dependent endocytosis', 'P:endoplasmic reticulum unfolded protein response', 'P:interleukin-27-mediated signaling pathway', 'P:interleukin-35-mediated signaling pathway', 'P:protein folding', 'P:protein folding in endoplasmic reticulum', 'P:protein secretion', 'P:synaptic vesicle endocytosis', 'P:viral protein processing'], ['Human Gene ID #2', 'C:endoplasmic reticulum', 'F:calcium ion binding', 'F:unfolded protein binding', 'P:protein folding'], ['Human Gene ID #3', 'C:endoplasmic reticulum', 'F:calcium ion binding', 'F:unfolded protein binding', 'P:protein folding'], ['Human Gene ID #4', 'C:endoplasmic reticulum', 'F:calcium ion binding', 'F:unfolded protein binding', 'P:protein folding'], ['Human Gene ID #5', 'C:endoplasmic reticulum', 'F:calcium ion binding', 'F:unfolded protein binding', 'P:protein folding'], ['Human Gene ID #6', 'C:endoplasmic reticulum', 'F:calcium ion binding', 'F:unfolded protein binding', 'P:protein folding'], ['Human Gene ID #7', 'NO GO TERMS ASSOCIATED'], ['Human Gene ID #8', 'C:endoplasmic reticulum', 'F:calcium ion binding', 'F:unfolded protein binding', 'P:protein folding']]</text:p>
          </table:table-cell>
          <table:table-cell office:value-type="string" calcext:value-type="string">
            <text:p>&gt;tr|A0A0D9R7Q1|A0A0D9R7Q1_CHLSB Calnexin OS=Chlorocebus sabaeus OX=60711 GN=CANX PE=3 SV=1</text:p>
            <text:p>MEGKWLLCMLLVLGTVIVEAHDGHDDDVIDIEDDLDDVIEEVEDSKPDTTAPPSSPKVTY</text:p>
            <text:p>KAPVPTGEVYFADSFDRGTLSGWILSKAKKDDTDDEIAKYDGKWEVDEMKESKLPGDKGL</text:p>
            <text:p>VLMSRAKHHAISAKLNKPFLFDTKPLIVQYEVNFQNGIECGGAYVKLLSKTPELNLDQFH</text:p>
            <text:p>DKTPYTIMFGPDKCGEDYKLHFIFRHKNPKTGIYEEKHAKRPDADLKTYFTDKKTHLYTL</text:p>
            <text:p>ILNPDNSFEILVDQSVVNSGNLLNDMTPPVNPSREIEDPEDRKPEDWDERPKIPDPEAVK</text:p>
            <text:p>PDDWDEDAPAKIPDEEATKPEGWLDDEPEYVPDPDAEKPEDWDEDMDGEWEAPQIANPKC</text:p>
            <text:p>ESAPGCGVWQRPMIDNPNYKGKWKPPMIDNPSYQGIWKPRKIPNPDFFEDLEPFRMTPFS</text:p>
            <text:p>AVGLELWSMTSDIFFDNFIICADRRVVDDWANDGWGLKKAADGAAEPGVVGQMIEAAEER</text:p>
            <text:p>PWLWVVYILTVALPVFLVILFCCSGKKQTSAMEYKKTDAPQPDVKEEEEEKEEEKDKGDE</text:p>
            <text:p>WKTEKCGDRMRALRSLAGDGRESPGRECGCGQEGRHSHMHRAPHSNQNFPINGKIVVCTL</text:p>
            <text:p>SGVVMIHLF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pain small subunit 1 OS=Chlorocebus sabaeus OX=60711 GN=CAPNS1 PE=4 SV=1</text:p>
          </table:table-cell>
          <table:table-cell office:value-type="string" calcext:value-type="string">
            <text:p>A0A0D9QW63</text:p>
          </table:table-cell>
          <table:table-cell office:value-type="string" calcext:value-type="string">
            <text:p>A0A0D9QW63_CHLSB</text:p>
          </table:table-cell>
          <table:table-cell office:value-type="string" calcext:value-type="string">
            <text:p>CAPNS1</text:p>
          </table:table-cell>
          <table:table-cell office:value-type="string" calcext:value-type="string">
            <text:p>CPNS1_HUMAN</text:p>
          </table:table-cell>
          <table:table-cell table:number-columns-repeated="3"/>
          <table:table-cell office:value-type="string" calcext:value-type="string">
            <text:p>[['Human Gene ID #1', 'C:cytosol', 'C:extracellular exosome', 'C:membrane', 'C:plasma membrane', 'F:calcium ion binding', 'F:calcium-dependent cysteine-type endopeptidase activity', 'P:cornification', 'P:extracellular matrix disassembly', 'P:positive regulation of cell population proliferation', 'P:regulation of macroautophagy']]</text:p>
          </table:table-cell>
          <table:table-cell office:value-type="string" calcext:value-type="string">
            <text:p>&gt;tr|A0A0D9QW63|A0A0D9QW63_CHLSB Calcium-activated neutral proteinase small subunit OS=Chlorocebus sabaeus OX=60711 GN=CAPNS1 PE=4 SV=1</text:p>
            <text:p>MFLVNSFLKGGGGGGGGGGGLGGGLGNVLGGLISGAGGGGGGGGGGGGGGGGGGTAMRIL</text:p>
            <text:p>GGVISAISEAAAQYNPEPPPPRTHYSNIEANESEEVRQFRRLFAQLAGDDMEVSATELMN</text:p>
            <text:p>ILNKVVTRHPDLKTDGFGIDTCRSMVAVMDSDTTGKLGFEEFKYLWNNIKRWQAIYKQFD</text:p>
            <text:p>TDRSGTICSSELPGAFEAAGFHLNEHLYNMIIRRYSDESGNMDFDNFISCLVRLDAMFRA</text:p>
            <text:p>FKSLDKDGTGQIQVNIQEWLQLTMY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reticulin OS=Chlorocebus sabaeus OX=60711 GN=CALR PE=3 SV=1</text:p>
          </table:table-cell>
          <table:table-cell office:value-type="string" calcext:value-type="string">
            <text:p>A0A0D9R2H5</text:p>
          </table:table-cell>
          <table:table-cell office:value-type="string" calcext:value-type="string">
            <text:p>A0A0D9R2H5_CHLSB</text:p>
          </table:table-cell>
          <table:table-cell office:value-type="string" calcext:value-type="string">
            <text:p>CALR</text:p>
          </table:table-cell>
          <table:table-cell office:value-type="string" calcext:value-type="string">
            <text:p>CALR_HUMAN, A0A142IK94_HUMAN, B4E2Y9_HUMAN, V9HW88_HUMAN</text:p>
          </table:table-cell>
          <table:table-cell table:number-columns-repeated="3"/>
          <table:table-cell office:value-type="string" calcext:value-type="string">
            <text:p>[['Human Gene ID #1', 'C:acrosomal vesicle', 'C:cell surface', 'C:collagen-containing extracellular matrix', 'C:cortical granule', 'C:cytoplasm', 'C:cytosol', 'C:endocytic vesicle lumen', 'C:endoplasmic reticulum', 'C:endoplasmic reticulum lumen', 'C:endoplasmic reticulum membrane', 'C:endoplasmic reticulum quality control compartment', 'C:endoplasmic reticulum-Golgi intermediate compartment membrane', 'C:external side of plasma membrane', 'C:extracellular exosome', 'C:extracellular region', 'C:extracellular space', 'C:focal adhesion', 'C:Golgi apparatus', 'C:integral component of lumenal side of endoplasmic reticulum membrane', 'C:membrane', 'C:MHC class I peptide loading complex', 'C:nuclear envelope', 'C:nucleus', 'C:perinuclear region of cytoplasm', 'C:phagocytic vesicle membrane', 'C:polysome', 'C:sarcoplasmic reticulum lumen', 'C:smooth endoplasmic reticulum', 'F:androgen receptor binding', 'F:calcium ion binding', 'F:carbohydrate binding', 'F:chaperone binding', 'F:complement component C1q complex binding', 'F:DNA binding', 'F:hormone binding', 'F:integrin binding', 'F:iron ion binding', 'F:mRNA binding', 'F:peptide binding', 'F:protein folding chaperone', 'F:RNA binding', 'F:ubiquitin protein ligase binding', 'F:unfolded protein binding', 'F:zinc ion binding', 'P:antigen processing and presentation of exogenous peptide antigen via MHC class I, TAP-dependent', 'P:antigen processing and presentation of peptide antigen via MHC class I', 'P:ATF6-mediated unfolded protein response', 'P:cardiac muscle cell differentiation', 'P:cellular calcium ion homeostasis', 'P:cellular response to lithium ion', 'P:cellular senescence', 'P:cortical actin cytoskeleton organization', 'P:endoplasmic reticulum unfolded protein response', 'P:glucocorticoid receptor signaling pathway', 'P:negative regulation of cell cycle arrest', 'P:negative regulation of intracellular steroid hormone receptor signaling pathway', 'P:negative regulation of neuron differentiation', 'P:negative regulation of retinoic acid receptor signaling pathway', 'P:negative regulation of transcription by RNA polymerase II', 'P:negative regulation of transcription, DNA-templated', 'P:negative regulation of translation', 'P:negative regulation of trophoblast cell migration', 'P:peptide antigen assembly with MHC class I protein complex', 'P:positive regulation of cell cycle', 'P:positive regulation of cell population proliferation', 'P:positive regulation of dendritic cell chemotaxis', 'P:positive regulation of endothelial cell migration', 'P:positive regulation of gene expression', 'P:positive regulation of NIK/NF-kappaB signaling', 'P:positive regulation of phagocytosis', 'P:positive regulation of substrate adhesion-dependent cell spreading', 'P:protein export from nucleus', 'P:protein folding', 'P:protein folding in endoplasmic reticulum', 'P:protein localization to nucleus', 'P:protein maturation by protein folding', 'P:protein stabilization', 'P:receptor-mediated endocytosis', 'P:regulation of apoptotic process', 'P:regulation of meiotic nuclear division', 'P:regulation of transcription, DNA-templated', 'P:response to drug', 'P:response to estradiol', 'P:response to testosterone', 'P:sequestering of calcium ion', 'P:spermatogenesis', 'P:vesicle fusion with endoplasmic reticulum-Golgi intermediate compartment (ERGIC) membrane'], ['Human Gene ID #2', 'C:endoplasmic reticulum', 'F:calcium ion binding', 'F:unfolded protein binding', 'P:protein folding'], ['Human Gene ID #3', 'C:endoplasmic reticulum', 'F:calcium ion binding', 'F:unfolded protein binding', 'P:protein folding'], ['Human Gene ID #4', 'C:acrosomal vesicle', 'C:collagen-containing extracellular matrix', 'C:endoplasmic reticulum lumen', 'C:endoplasmic reticulum quality control compartment', 'C:external side of plasma membrane', 'C:extracellular space', 'C:Golgi apparatus', 'C:MHC class I peptide loading complex', 'C:nucleus', 'C:perinuclear region of cytoplasm', 'C:sarcoplasmic reticulum', 'C:smooth endoplasmic reticulum', 'F:calcium ion binding', 'F:carbohydrate binding', 'F:hormone binding', 'F:iron ion binding', 'F:mRNA binding', 'F:peptide binding', 'F:unfolded protein binding', 'P:cardiac muscle cell differentiation', 'P:cellular response to lithium ion', 'P:cellular response to organic substance', 'P:cellular senescence', 'P:cortical actin cytoskeleton organization', 'P:peptide antigen assembly with MHC class I protein complex', 'P:positive regulation of cell cycle', 'P:positive regulation of gene expression', 'P:positive regulation of NIK/NF-kappaB signaling', 'P:positive regulation of phagocytosis', 'P:protein folding', 'P:protein localization to nucleus', 'P:protein stabilization', 'P:regulation of meiotic nuclear division', 'P:response to drug', 'P:response to estradiol', 'P:response to testosterone', 'P:spermatogenesis']]</text:p>
          </table:table-cell>
          <table:table-cell office:value-type="string" calcext:value-type="string">
            <text:p>&gt;tr|A0A0D9R2H5|A0A0D9R2H5_CHLSB Calreticulin OS=Chlorocebus sabaeus OX=60711 GN=CALR PE=3 SV=1</text:p>
            <text:p>MLLSVPLLLGLLGLAAVEPAVYFKEQFLDGDGWTSRWIESKHKSDFGKFVLSSGKFYGDE</text:p>
            <text:p>EKDKGLQTSQDARFYALSASFEPFSNKGQTLVVQFTVKHEQNIDCGGGYVKLFPNSLDQT</text:p>
            <text:p>DMHGDSEYNIMFGPDICGPGTKKVHVIFNYKGKNVLINKDIRCKDDEFTHLYTLIVRPDN</text:p>
            <text:p>TYEVKIDNSQVESGSLEDDWDFLPPKKIKDPDASKPEDWDERAKIDDPTDSKPEDWDKPE</text:p>
            <text:p>HIPDPDAKKPEDWDEEMDGEWEPPVIQNPEYKGEWKPRQIDNPDYKGTWIHPEIDNPEYS</text:p>
            <text:p>PDPSIYAYDNFGVLGLDLWQVKSGTIFDNFLITNDEAYAEEFGNETWGVTKAAEKQMKDK</text:p>
            <text:p>QDEEQRLKEEEEDKKRKEEEEAEDKEDDEDKDEDEEDEEDKEEDEEEDVPGQAKDE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bamoyl-phosphate synthase 1 OS=Chlorocebus sabaeus OX=60711 GN=CPS1 PE=3 SV=1</text:p>
          </table:table-cell>
          <table:table-cell office:value-type="string" calcext:value-type="string">
            <text:p>A0A0D9RAW4</text:p>
          </table:table-cell>
          <table:table-cell office:value-type="string" calcext:value-type="string">
            <text:p>A0A0D9RAW4_CHLSB</text:p>
          </table:table-cell>
          <table:table-cell office:value-type="string" calcext:value-type="string">
            <text:p>CPS1</text:p>
          </table:table-cell>
          <table:table-cell office:value-type="string" calcext:value-type="string">
            <text:p>CPSM_HUMAN, A0A024R454_HUMAN, A8K134_HUMAN, B7ZAW0_HUMAN, Q5R206_HUMAN, Q5R207_HUMAN, Q5R208_HUMAN, Q5R209_HUMAN, Q5R210_HUMAN</text:p>
          </table:table-cell>
          <table:table-cell table:number-columns-repeated="3"/>
          <table:table-cell office:value-type="string" calcext:value-type="string">
            <text:p>[['Human Gene ID #1', 'C:cytoplasm', 'C:mitochondrial inner membrane', 'C:mitochondrial matrix', 'C:mitochondrial nucleoid', 'C:nucleolus', 'C:protein-containing complex', 'F:ATP binding', 'F:calcium ion binding', 'F:carbamoyl-phosphate synthase (ammonia) activity', 'F:carbamoyl-phosphate synthase (glutamine-hydrolyzing) activity', 'F:endopeptidase activity', 'F:glutamate binding', 'F:modified amino acid binding', 'F:phospholipid binding', 'F:protein-containing complex binding', "P:'de novo' pyrimidine nucleobase biosynthetic process", 'P:anion homeostasis', 'P:carbamoyl phosphate biosynthetic process', 'P:cellular response to ammonium ion', 'P:cellular response to cAMP', 'P:cellular response to fibroblast growth factor stimulus', 'P:cellular response to glucagon stimulus', 'P:cellular response to oleic acid', 'P:citrulline biosynthetic process', 'P:glutamine metabolic process', 'P:hepatocyte differentiation', 'P:homocysteine metabolic process', 'P:midgut development', 'P:nitric oxide metabolic process', 'P:nitrogen compound metabolic process', 'P:response to amine', 'P:response to amino acid', 'P:response to dexamethasone', 'P:response to drug', 'P:response to food', 'P:response to growth hormone', 'P:response to lipopolysaccharide', 'P:response to starvation', 'P:response to toxic substance', 'P:response to zinc ion', 'P:triglyceride catabolic process', 'P:urea cycle', 'P:vasodilation'], ['Human Gene ID #2', 'C:nucleolus', 'F:ATP binding', 'F:carbamoyl-phosphate synthase (glutamine-hydrolyzing) activity', 'F:metal ion binding', "P:'de novo' pyrimidine nucleobase biosynthetic process", 'P:glutamine metabolic process'], ['Human Gene ID #3', 'F:ATP binding', 'F:carbamoyl-phosphate synthase (glutamine-hydrolyzing) activity', 'F:metal ion binding', "P:'de novo' pyrimidine nucleobase biosynthetic process", 'P:glutamine metabolic process'], ['Human Gene ID #4', 'F:ATP binding', 'F:metal ion binding', 'P:nitrogen compound metabolic process'], ['Human Gene ID #5', 'F:ATP binding', 'F:carbamoyl-phosphate synthase (glutamine-hydrolyzing) activity', 'F:metal ion binding', "P:'de novo' pyrimidine nucleobase biosynthetic process", 'P:glutamine metabolic process'], ['Human Gene ID #6', 'F:ATP binding', 'F:carbamoyl-phosphate synthase (glutamine-hydrolyzing) activity', 'F:metal ion binding', "P:'de novo' pyrimidine nucleobase biosynthetic process", 'P:glutamine metabolic process'], ['Human Gene ID #7', 'F:ATP binding', 'F:carbamoyl-phosphate synthase (glutamine-hydrolyzing) activity', 'F:metal ion binding', "P:'de novo' pyrimidine nucleobase biosynthetic process", 'P:glutamine metabolic process'], ['Human Gene ID #8', 'F:ATP binding', 'F:carbamoyl-phosphate synthase (glutamine-hydrolyzing) activity', 'F:metal ion binding', "P:'de novo' pyrimidine nucleobase biosynthetic process", 'P:glutamine metabolic process'], ['Human Gene ID #9', 'F:ATP binding', 'F:carbamoyl-phosphate synthase (glutamine-hydrolyzing) activity', 'F:metal ion binding', "P:'de novo' pyrimidine nucleobase biosynthetic process", 'P:glutamine metabolic process']]</text:p>
          </table:table-cell>
          <table:table-cell office:value-type="string" calcext:value-type="string">
            <text:p>&gt;tr|A0A0D9RAW4|A0A0D9RAW4_CHLSB Uncharacterized protein OS=Chlorocebus sabaeus OX=60711 GN=CPS1 PE=3 SV=1</text:p>
            <text:p>IIFKMTRILTACKVVRTVKTGFGFTNVTAHQNWKFSRPGIRLLSVKAQTAHIVLEDGTKM</text:p>
            <text:p>KGYSFGHPSSVAGEVVFNTGLGGYPEAITDPAYKGQILTMANPIIGNGGAPDTTALDELG</text:p>
            <text:p>LSKYLESNGIKVAGLLVLDYSKDYNHWLATKSLGQWLQEEKVPAIYGVDTRMLTKIIRDK</text:p>
            <text:p>GTMLGKIEFEGQPVDFVDPNKQNLIAEVSTKDVKVYGKGNPTKVVAVDCGIKNNVIRLLV</text:p>
            <text:p>KRGAEVHLVPWNHDFTKMEYDGILIAGGPGNPALAEPLIQNVRKILESDRKEPLFGISTG</text:p>
            <text:p>NLITGLAAGAKTYKMSMANRGQNQPVLNITNRQAFITAQNHGYALDNALPAGWKPLFVNV</text:p>
            <text:p>NDQTNEGIMHESKPFFAVQFHPEVTPGPTDTEYLFDSFFSLMKKGKGTTITSVLPKPALV</text:p>
            <text:p>ASRVEVSKVLILGSGGLSIGQAGEFDYSGSQAVKAMKEENVKTVLMNPNIASVQTNEVGL</text:p>
            <text:p>KQADTVYFLPITPQFVTEVIKAERPDGLILGMGGQTALNCGVELFKRGVLKEYGVKVLGT</text:p>
            <text:p>SVESIMATEDRQLFSDKLNEINEKIAPSFAVESIEDALKAADTIGYPVMIRSAYALGGLG</text:p>
            <text:p>SGICPNRETLMDLSTKAFAMTNQILVEKSVTGWKEIEYEVVRDADDNCVTVCNMENVDAM</text:p>
            <text:p>GVHTGDSVVVAPAQTLSNAEFQMLRRTSINVVRHLGIVGECNIQFALHPTSMEYCIIEVN</text:p>
            <text:p>ARLSRSSALASKATGYPLAFIAAKIALGIPLPEIKNVVSGKTSACFEPSLDYMVTKIPRW</text:p>
            <text:p>DLDRFHGTSSRIGSSMKSVGEVMAIGRTFEESFQKALRMCHPSIEGFTPRLPMNKEWPSN</text:p>
            <text:p>LDVRKELSEPSSTRIYAIAKAIDDNMSLDEIEKLTYIDKWFLYKMRDILNMEKTLKGLNS</text:p>
            <text:p>ESITEETLKRAKEIGFSDKQISKCLGLTEAQTRELRLKKNIHPWVKQIDTLAAEYPSVTN</text:p>
            <text:p>YLYVTYNGQEHDINFDDHGMMVLGCGPYHIGSSVEFDWCAVSSIRTLRQLGKKTVVVNCN</text:p>
            <text:p>PETVSTDFDECDKLYFEELSLERILDIYHQEACGGCIISVGGQIPNNLAVPLYKNGVKIM</text:p>
            <text:p>GTSPLQIDRAEDRSIFSAVLDELKVAQAPWKAVNTLNEALEFAKSVDYPCLLRPSYVLSG</text:p>
            <text:p>SAMNVVFSEDEMKKFLEEATRVSQEHPVVLTKFIEGAREVEMDAVGKDGRVISHAISEHV</text:p>
            <text:p>EDAGVHSGDATLMLPTQTISQGAIEKVKDATRKIAKAFAISGPFNVQFLVKGNDVLVIEC</text:p>
            <text:p>NLRASRSFPFVSKTLGVDFIDVATKVMIGENVDEKPLPTLDHPIIPADYVAIKAPMFSWP</text:p>
            <text:p>RLRDADPILRCEMASTGEVACFGEGIHTAFLKAMLSTGFKIPQKGILIGIQQSFRPRFLG</text:p>
            <text:p>VAEQLHNEGFKLFATEATSDWLNANNVPATPVAWPSQDGQNPSLSSIRKLIRDGSIDLVI</text:p>
            <text:p>NLPNNNTKFVHDNYVIRRTAVDSGIPLLTNFQVTKLFAEAVQKSRKVDSKSLFHYRQYSA</text:p>
            <text:p>GKA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bamoyl-phosphate synthetase 2, aspartate transcarbamylase, and dihydroorotase OS=Chlorocebus sabaeus OX=60711 GN=CAD PE=3 SV=1</text:p>
          </table:table-cell>
          <table:table-cell office:value-type="string" calcext:value-type="string">
            <text:p>A0A0D9RBE4</text:p>
          </table:table-cell>
          <table:table-cell office:value-type="string" calcext:value-type="string">
            <text:p>A0A0D9RBE4_CHLSB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YR1_HUMAN, F8VPD4_HUMAN, Q53SY7_HUMAN, Q53SZ4_HUMAN</text:p>
          </table:table-cell>
          <table:table-cell table:number-columns-repeated="3"/>
          <table:table-cell office:value-type="string" calcext:value-type="string">
            <text:p>[['Human Gene ID #1', 'C:cell projection', 'C:cytoplasm', 'C:cytosol', 'C:extracellular exosome', 'C:membrane', 'C:neuronal cell body', 'C:nuclear matrix', 'C:nucleoplasm', 'C:nucleus', 'C:protein-containing complex', 'C:terminal bouton', 'F:aspartate binding', 'F:aspartate carbamoyltransferase activity', 'F:ATP binding', 'F:carbamoyl-phosphate synthase (glutamine-hydrolyzing) activity', 'F:dihydroorotase activity', 'F:enzyme binding', 'F:identical protein binding', 'F:protein kinase activity', 'F:zinc ion binding', "P:'de novo' pyrimidine nucleobase biosynthetic process", "P:'de novo' UMP biosynthetic process", 'P:animal organ regeneration', 'P:cellular response to drug', 'P:cellular response to epidermal growth factor stimulus', 'P:citrulline biosynthetic process', 'P:drug metabolic process', 'P:female pregnancy', 'P:glutamine metabolic process', 'P:heart development', 'P:lactation', 'P:liver development', 'P:nitrogen compound metabolic process', 'P:peptidyl-threonine phosphorylation', 'P:protein autophosphorylation', 'P:pyrimidine nucleoside biosynthetic process', 'P:response to amine', 'P:response to caffeine', 'P:response to cortisol', 'P:response to insulin', 'P:response to starvation', 'P:response to testosterone', 'P:UTP biosynthetic process'], ['Human Gene ID #2', 'C:nucleoplasm', 'F:amino acid binding', 'F:aspartate carbamoyltransferase activity', 'F:ATP binding', 'F:carbamoyl-phosphate synthase (glutamine-hydrolyzing) activity', 'F:dihydroorotase activity', 'F:metal ion binding', "P:'de novo' pyrimidine nucleobase biosynthetic process", "P:'de novo' UMP biosynthetic process", 'P:glutamine metabolic process'], ['Human Gene ID #3', 'F:amino acid binding', 'F:aspartate carbamoyltransferase activity', 'F:ATP binding', 'F:carbamoyl-phosphate synthase (glutamine-hydrolyzing) activity', 'F:dihydroorotase activity', 'F:metal ion binding', "P:'de novo' pyrimidine nucleobase biosynthetic process", "P:'de novo' UMP biosynthetic process", 'P:glutamine metabolic process'], ['Human Gene ID #4', 'NO GO TERMS ASSOCIATED']]</text:p>
          </table:table-cell>
          <table:table-cell office:value-type="string" calcext:value-type="string">
            <text:p>&gt;tr|A0A0D9RBE4|A0A0D9RBE4_CHLSB Aspartate carbamoyltransferase OS=Chlorocebus sabaeus OX=60711 GN=CAD PE=3 SV=1</text:p>
            <text:p>MAALVLEDGSVLRGQPFGAAVSTAGEVVFQTGMVGYPEALTDPSYKAQILVLTYPLIGNY</text:p>
            <text:p>GIPPDDMDEFGLCKWFESSGIHVAGLVVGECCPTPSHWSATCTLHEWLQQHGIPGLQGVD</text:p>
            <text:p>TRELTKKLREQGSLLGKLVQNGTEPSSLPFLDPNARPLVPEISIKTPRVFNTGGAPRILA</text:p>
            <text:p>LDCGLKYNQIRCLCQRGAEVTVVPWDHALDSQEYEGLFLSNGPGDPASYPSVVSTLSRVL</text:p>
            <text:p>SEPNPRPVFGICLGHQLLALAIGAKTYKMRYGNRGHNQPCLLVGSGRCFLTSQNHGFAVE</text:p>
            <text:p>TDSLPADWAPLFTNANDGSNEGIVHHSLPFFSVQFHPEHQAGPSDMELLFDIFLETVKEA</text:p>
            <text:p>TAGNPGGQTVRERLTERLCPPGIPTPSSGLPPPRKVLILGSGGLSIGQAGEFDYSGSQAI</text:p>
            <text:p>KALKEENIQTLLINPNIATVQTSQGLADKVYFLPITPHYVTQVIRNERPDGVLLTFGGQT</text:p>
            <text:p>ALNCGVELTKAGVLARYGVRVLGTPVETIELTEDRRAFAARMTEIGEHVAPSEAANSLEQ</text:p>
            <text:p>AQAAAERLGYPVLVRSAFALGGLGSGFASNREELSGLVASAFAHTNQVLVDKSLKGWKEI</text:p>
            <text:p>EYEVVRDAYGNCVTVCNMENLDPLGIHTGESIVVAPSQTLNDREYQLLRQTAIKVTQHLG</text:p>
            <text:p>IVGECNVQYALNPESEQYYIIEVNARLSRSSALASKATGYPLAYVAAKLALGIPLPELRN</text:p>
            <text:p>SVTGGTAAFEPSLDYCVVKIPRWDLSKFLRVSTKIGSCMKSVGEVMGIGRSFEEAFQKAL</text:p>
            <text:p>RMVDENCVGFDHTVKPASDVELKTPTDKRIFVVAAALWSGYSVDRLYELTRIDRWFLHRM</text:p>
            <text:p>KRIITHAQLLEQHRGQPLPPDLLQQAKCLGFSDKQIALAVLSTELAVRKLRQELGICPAV</text:p>
            <text:p>KQIDTVAAEWPAQTNYLYLTYWGTTHDLTFRTPHVLVLGSGVYRIGSSVEFDWCAVGCIQ</text:p>
            <text:p>QLRKMGYKTIMVNYNPETVSTDYDMCDRLYFDEISFEVVMDIYELENPEGVILSMGGQLP</text:p>
            <text:p>NNMAMALHRQQCRVLGTSPEAIDSAENRFKFSRLLDTIGISQPQWRELSDLESARQFCQT</text:p>
            <text:p>VGYPCVVRPSYVLSGAAMNVAYTDGDLERFLSSAAAVSKEHPVVISKFIQEAKEIDVDAV</text:p>
            <text:p>ASDGVVAAIAISEHVENAGVHSGDATLVTPPQDITAKTLERIKAIVHAVGQELQVTGPFN</text:p>
            <text:p>LQLIAKDDQLKVIECNVRVSRSFPFVSKTLGVDLVALATRVIMGEEVEPVGLMTGSGVVG</text:p>
            <text:p>VKVPQFSFSRLAGADVVLGVEMTSTGEVAGFGESRCEAYLKAMLSTGFKIPKKNILLTIG</text:p>
            <text:p>SYKNKSELLPTVRLLESLGYSLYASLGTADFYTEHGVKVTAVDWHFEEAVDGECPPQRSI</text:p>
            <text:p>LEQLAEKNFELVINLSMRGAGGRRLSSFVTKGYRTRRLAADFSVPLIIDIKCTKLFVEAL</text:p>
            <text:p>GQIGPAPPLKVHIDCMTSQKLVRLPGLIDVHVHLREPGGTHKEDFASGTAAALAGGITMV</text:p>
            <text:p>CAMPNTRPPIIDAPALALAQKLAEASARCDFALFLGASSENAGMLGTVAGSAAGLKLYLN</text:p>
            <text:p>ETFSELRLDSVVQWMEHFETWPSHLPIVAHAEQQTMAAVLMVAQLTQRSVHICHVARKEE</text:p>
            <text:p>ILLIKAAKARGLPVTCEVAPHHLFLSHDDLERLGPGKGEVRPELGSRQDVEALWENMAVI</text:p>
            <text:p>DCFASDHAPHTLEEKCGSRPPPGFPGLETMLPLLLTAVSEGRLSLDDLLQRLHHNPRRIF</text:p>
            <text:p>HLPPQEDTYVEVDLEHEWTIPSHMPFSKAHWTPFEGQKVKGTIRRVVLRGEVAYIDGQVL</text:p>
            <text:p>VPPGYGQDVRKWPQGAVPQLPPSAPTTSEMTTTPERPRRGIPGLPDGRFHLPPRIHRASD</text:p>
            <text:p>PGLPAEEPKEKSSRKVAEPELMGTPDGTCYPPPPVPRQASPQNLGTPGLLHPQTSPLLHS</text:p>
            <text:p>LVGQHILSVQQFTKDQMSHLFNVAHTLRMMVQKERSLDILKGKVMASMFYEVSTRTSSSF</text:p>
            <text:p>AAAMARLGGAVLSFSEATSSVQKGESLGDSVQTMSCYADVVVLRHPQPGAVELAAKHCRR</text:p>
            <text:p>PVINAGDGVGEHPTQALLDIFTIREELGTVNGMTITMVGDLKHGRTVHSLACLLTQYRVS</text:p>
            <text:p>LRYVAPPSLRMPPTVRAFVASRGTKQEEFESIEEALPDTDVLYMTRIQKERFGSTQEYEA</text:p>
            <text:p>CFGQFILTPHIMTRAKKKMVVMHPMPRVNEISVEVDSDPRAAYFRQAENGMYIRMALLAT</text:p>
            <text:p>VLGR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enin alpha 1 OS=Chlorocebus sabaeus OX=60711 GN=CTNNA1 PE=4 SV=1</text:p>
          </table:table-cell>
          <table:table-cell office:value-type="string" calcext:value-type="string">
            <text:p>A0A0D9RKY1</text:p>
          </table:table-cell>
          <table:table-cell office:value-type="string" calcext:value-type="string">
            <text:p>A0A0D9RKY1_CHLSB</text:p>
          </table:table-cell>
          <table:table-cell office:value-type="string" calcext:value-type="string">
            <text:p>CTNNA1</text:p>
          </table:table-cell>
          <table:table-cell office:value-type="string" calcext:value-type="string">
            <text:p>CTNA1_HUMAN, A0A384MDY0_HUMAN, B4DKT9_HUMAN</text:p>
          </table:table-cell>
          <table:table-cell table:number-columns-repeated="3"/>
          <table:table-cell office:value-type="string" calcext:value-type="string">
            <text:p>[['Human Gene ID #1', 'C:acrosomal vesicle', 'C:actin cytoskeleton', 'C:catenin complex', 'C:cell junction', 'C:cell-cell junction', 'C:cytosol', 'C:flotillin complex', 'C:focal adhesion', 'C:intercalated disc', 'C:intracellular membrane-bounded organelle', 'C:lamellipodium', 'C:plasma membrane', 'C:zonula adherens', 'F:actin filament binding', 'F:beta-catenin binding', 'F:cadherin binding', 'F:gamma-catenin binding', 'F:identical protein binding', 'F:RNA binding', 'F:structural molecule activity', 'F:vinculin binding', 'P:actin filament organization', 'P:adherens junction organization', 'P:aging', 'P:apical junction assembly', 'P:axon regeneration', 'P:cell adhesion', 'P:cellular protein localization', 'P:cellular response to indole-3-methanol', 'P:epithelial cell-cell adhesion', 'P:establishment or maintenance of cell polarity', 'P:gap junction assembly', 'P:male gonad development', 'P:negative regulation of cell motility', 'P:negative regulation of extrinsic apoptotic signaling pathway in absence of ligand', 'P:negative regulation of integrin-mediated signaling pathway', 'P:negative regulation of neuroblast proliferation', 'P:negative regulation of protein localization to nucleus', 'P:odontogenesis of dentin-containing tooth', 'P:ovarian follicle development', 'P:positive regulation of extrinsic apoptotic signaling pathway in absence of ligand', 'P:positive regulation of muscle cell differentiation', 'P:positive regulation of smoothened signaling pathway', 'P:response to estrogen'], ['Human Gene ID #2', 'C:acrosomal vesicle', 'C:actin cytoskeleton', 'C:cytosol', 'C:flotillin complex', 'C:intercalated disc', 'C:lamellipodium', 'C:zonula adherens', 'F:actin filament binding', 'F:beta-catenin binding', 'F:cadherin binding', 'F:identical protein binding', 'F:structural molecule activity', 'P:actin filament organization', 'P:aging', 'P:apical junction assembly', 'P:axon regeneration', 'P:cellular protein localization', 'P:epithelial cell-cell adhesion', 'P:establishment or maintenance of cell polarity', 'P:gap junction assembly', 'P:male gonad development', 'P:negative regulation of cell motility', 'P:negative regulation of extrinsic apoptotic signaling pathway in absence of ligand', 'P:negative regulation of integrin-mediated signaling pathway', 'P:negative regulation of neuroblast proliferation', 'P:negative regulation of protein localization to nucleus', 'P:odontogenesis of dentin-containing tooth', 'P:ovarian follicle development', 'P:positive regulation of extrinsic apoptotic signaling pathway in absence of ligand', 'P:positive regulation of smoothened signaling pathway', 'P:response to estrogen', 'P:response to organic cyclic compound'], ['Human Gene ID #3', 'C:actin cytoskeleton', 'C:adherens junction', 'C:cytosol', 'C:plasma membrane', 'F:actin filament binding', 'F:beta-catenin binding', 'F:cadherin binding', 'F:structural molecule activity', 'P:actin filament organization', 'P:epithelial cell-cell adhesion']]</text:p>
          </table:table-cell>
          <table:table-cell office:value-type="string" calcext:value-type="string">
            <text:p>&gt;tr|A0A0D9RKY1|A0A0D9RKY1_CHLSB Uncharacterized protein OS=Chlorocebus sabaeus OX=60711 GN=CTNNA1 PE=3 SV=1</text:p>
            <text:p>MTAVHAGNINFKWDPKSLEIRTLAVERLLEPLVTQVTTLVNTNSKGPSNKKRGRSKKAHV</text:p>
            <text:p>LAASVEQATENFLEKGDKIAKESQFLKEELVAAVEDVRKQGDLMKTAAGEFADDPCSSVK</text:p>
            <text:p>RGNMVRAARALLSAVTRLLILADMADVYKLLVQLKVVEDGILKLRNAGNEQDLGIQYKAL</text:p>
            <text:p>KPEVDKLNIMAAKRQQELKDVGHRDQMAAARGILQKNVPILYTASQACLQHPDVAAYKAN</text:p>
            <text:p>RDLIYKQLQQAVTGISNAAQATASDDASQHQGGGGGELAYALNNFDKQIIVDPLSFSEER</text:p>
            <text:p>FRPSLEERLESIISGAALMADSSCTRDDRRERIVAECNAVRQALQDLLSEYMGNAGRKER</text:p>
            <text:p>SDALNSAIDKMTKKTRDLRRQLRKAVMDHVSDSFLETNVPLLVLIEAAKNGNEKEVKEYA</text:p>
            <text:p>QVFREHANKLIEVANLACSISNNEEGVKLVRMSASQLEALCPQVINAALALAAKPQSKLA</text:p>
            <text:p>QENMDLFKEQWEKQVRVLTDAVDDITSIDDFLAVSENHILEDVNKCVIALQEKDVDGLDR</text:p>
            <text:p>TAGAIRGRAARVIHVVTSEMDNYEPGVYTEKVLEATKLLSNTVMPRFTEQVEAAVEALSS</text:p>
            <text:p>DPAQPMDENEFIDASRLVYDGIRDIRKAVLMIRTPEELDDSDFETEDFDVRSRTSVQTED</text:p>
            <text:p>DQLIAGQSARAIMAQLPQEQKAKIAEQVASFQEEKSKLDAEVSKWDDSGNDIIVLAKQMC</text:p>
            <text:p>MIMMEMTDFTRGKGPLKNTSDVISAAKKIAEAGSRMDRLGRTIANHCPDSACKQDLLAYL</text:p>
            <text:p>QRIALYCHQLNICSKVKAEVQNLGGELVVSGVDSAMSLIQAAKNLMNAVVQTVKASYVAS</text:p>
            <text:p>TKYQKSQGMASLNLPAVSWKMKAPEKKPLVKREKQDETQTKIKRASQKKHVNPVQALSEF</text:p>
            <text:p>KAMDS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iolin OS=Chlorocebus sabaeus OX=60711 GN=CNTRL PE=4 SV=1</text:p>
          </table:table-cell>
          <table:table-cell office:value-type="string" calcext:value-type="string">
            <text:p>A0A0D9RLD5</text:p>
          </table:table-cell>
          <table:table-cell office:value-type="string" calcext:value-type="string">
            <text:p>A0A0D9RLD5_CHLSB</text:p>
          </table:table-cell>
          <table:table-cell office:value-type="string" calcext:value-type="string">
            <text:p>CNTRL</text:p>
          </table:table-cell>
          <table:table-cell office:value-type="string" calcext:value-type="string">
            <text:p>CNTRL_HUMAN, B2RP65_HUMAN</text:p>
          </table:table-cell>
          <table:table-cell table:number-columns-repeated="3"/>
          <table:table-cell office:value-type="string" calcext:value-type="string">
            <text:p>[['Human Gene ID #1', 'C:centriolar subdistal appendage', 'C:centrosome', 'C:cytosol', 'C:Flemming body', 'C:meiotic spindle pole', 'C:membrane', 'C:microtubule organizing center', 'C:mitotic spindle pole', 'C:perinuclear region of cytoplasm', 'F:cytoskeletal protein binding', 'P:aorta development', 'P:cell division', 'P:ciliary basal body-plasma membrane docking', 'P:coronary vasculature development', 'P:G2/M transition of mitotic cell cycle', 'P:kidney development', 'P:regulation of cytoskeleton organization', 'P:regulation of G2/M transition of mitotic cell cycle', 'P:ventricular septum development'], ['Human Gene ID #2', 'C:microtubule organizing center', 'F:cytoskeletal protein binding', 'P:regulation of cytoskeleton organization']]</text:p>
          </table:table-cell>
          <table:table-cell office:value-type="string" calcext:value-type="string">
            <text:p>&gt;tr|A0A0D9RLD5|A0A0D9RLD5_CHLSB Uncharacterized protein OS=Chlorocebus sabaeus OX=60711 GN=CNTRL PE=4 SV=1</text:p>
            <text:p>MKKGSQQKIFCKAKMPSSSHSPIPSSMSNLRSRSLSPLIGSETLPFHSGGQWCEQVEIAD</text:p>
            <text:p>ENNMLLDYQDHKGADSHAGVRYITEALIKKLTKQDNLALIKSLNLSLSKDGGKKFKYIEN</text:p>
            <text:p>LEKCIKLEVLNLSYNLIEKIEKLDKLLKLRELNLSYNKISKIEGIENMCNLQKLNLAGNE</text:p>
            <text:p>IEHIPLWLGKKLKSLRVLNLKGNKISSLQDISKLKPLQDLISLILVENPVVTLPHYLQFT</text:p>
            <text:p>IFHLRSLESLEGQPVTTQDRQEAFERFSLEEVERLERDLEKKMIETEELKSKQTRFLEEI</text:p>
            <text:p>KNQDKLNKSLKEEAMLQKQSCEELKSDLNTKNELLKQKTIELTRACQKQYELEQELAFYK</text:p>
            <text:p>IDAKFEPLNYYPSEYAEIDKAPDESPYIGKSRYKRNMFATESYIIDNAQAIQIKKMEPDE</text:p>
            <text:p>QLRNDHVNLRGHAPLDRQLEDKEKKISAAQTRLSELHDEIEKAEQQILRATEEFKQLEEA</text:p>
            <text:p>VQLKKISEAGKDLLYKELSGRLQLVNKLRQETLDLELQMEKQKQEIAEKQKEIKDLQIAI</text:p>
            <text:p>DSLDSKDPKHSHMKAQKRGKEQQLDIMNKQYKQLESRLDEILSRIAKETEEIKDLEQQLT</text:p>
            <text:p>EGQIAANEALKKDLEGVISGLQEYLGTIKGQATQAQNECRKLQDEKETLLQRLTEVEQER</text:p>
            <text:p>DQLEIVAMDAENMRKELAELESALQEQHEVNASLQQTQGDLSAYEAELEARLNLRDTEAN</text:p>
            <text:p>QLKEELEKVTRLTQLEQSALQAELEKERQALKNALGKAQFSEEKEQENSELHAKLKHLQD</text:p>
            <text:p>DNNLLKQQLKDFQNHLNHVVDGLVRPEEVAARVDELRRKLKLGSGEMNIHRPSDVLGKSL</text:p>
            <text:p>ADLQKQFSEILAHSQWERDEAQVRERKLQEEMALQQEKLATGQEEFRQACERALEARINF</text:p>
            <text:p>DKRQHEARIQQLENEIHYLQENLKSMEEIQGLTDLQLQEADEEKERILAQLRELEKKKKL</text:p>
            <text:p>EDAKSQEQFFGLDKELKKLKKAVATSDKLATAELTIAKDQLKSLHGTVMKINQERAEELQ</text:p>
            <text:p>EAERFSRKAAQAARDLTRAEAEIELLQNLLRQKEEQFRLEMEKTGVGTGSNSQVLEIEKL</text:p>
            <text:p>KETMERQRIEIARLQNVLDLTGTDNKGGFENVLEEIAELRREVSYQNDYISSMADPFKRR</text:p>
            <text:p>GYWYFMPPPPSSKVSSHSSQATKDSGVGLKYTASTPVRKPCPGQQDGKEGSGPPPASGYW</text:p>
            <text:p>VYSPIRSGLHKLFPNRDADSGGDSQEESELDDQEEPPFVPPPGYMMYTVLPDGSPVPQGI</text:p>
            <text:p>ALYAPPPPLPNNSRPLTPGTVVYGPPPAGAPMVYGPPPHNFSIPFIPMGVLHCNVPEHHN</text:p>
            <text:p>LENEVSRLEDIMQHLKSKQQEERWMRASKRQSEKEMEELHHNIDDLLQEKKSLEREVEEL</text:p>
            <text:p>HRTVQKRQQQKDFIDGNVESLMTELEIEKSLKHHEDIVDEIECIEKTLLKRRSELREADR</text:p>
            <text:p>LLAEAESELSCTKEKTKNAVEKFTDAKRSLLQTESDAEELERRAQETAVNLVKAHQQLRL</text:p>
            <text:p>LQADAKDLEQHKIKQEEILKEINKIVAAEDSDFQCLSKKKEKLTEELQKLQKDVEMAERS</text:p>
            <text:p>EDHHLQVLKESETLLQAKRAELEKLKSQVTSQQQEMAVLDRQLGHKKEELHLLQGSMVQA</text:p>
            <text:p>KADLQEALRLGETEVAEKCNHIKEVKSLLEELSFQKGELNVQISERKTQLTLIKQEIEKE</text:p>
            <text:p>EENLQIVLRQMSKHKTELKNILDMLQLENNELQGLKLQHDQKVSELEKTQVAVLEEKLEL</text:p>
            <text:p>ENLQQIAQQQKGEIEWQKQLLERNKQEIERMTAESRALQSCVECLSKEKEDLQEKCDILE</text:p>
            <text:p>KKLAQTKRVLAAAEENSKMEQSNLEKLELNVRKLQQELDQLNRDKLSLHNDISAIQQQLE</text:p>
            <text:p>EKQEAVNSLQEELANVQDHLNLAKQDLLHTTKHQDVLLSEQTRLQKDISEWANRFEDCQK</text:p>
            <text:p>EEETKQQQLQVLQSEIEENKLKLVQQEMIFQRLQKERESEENKLETSKVTLKEQQHQLEK</text:p>
            <text:p>ELTDQKSKLDQVLSKVLAAEERVRILQEEERWGESLEKTLSQTKRQLSEREQQLVEKSGE</text:p>
            <text:p>LLALQKEADSMRADFSLLRNQFLTERKKAEKQVASLKEALKIQRSQLEKNLLEQKQENSC</text:p>
            <text:p>MQKEMATIELVAQDNHERARRLMKELNQMQYEYTELKKQMANQKDLERRQMEISDAMRTL</text:p>
            <text:p>KSEVKDEIRTSLKNLNQFLPELPADLEAILERNEHLEGELESLKENFPFTINEGPFEEKL</text:p>
            <text:p>NFSQVHIMDEHWRGEALREKLRHREDRLKAQLRHCMSKQAEVLIKGKRQTEGTLHSLRRQ</text:p>
            <text:p>VDALGELVTSTSADSASSPSLSQLESSLTEDSQLGQNQEKNASA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omere protein F OS=Chlorocebus sabaeus OX=60711 GN=CENPF PE=4 SV=1</text:p>
          </table:table-cell>
          <table:table-cell office:value-type="string" calcext:value-type="string">
            <text:p>A0A0D9RSQ0</text:p>
          </table:table-cell>
          <table:table-cell office:value-type="string" calcext:value-type="string">
            <text:p>A0A0D9RSQ0_CHLSB</text:p>
          </table:table-cell>
          <table:table-cell office:value-type="string" calcext:value-type="string">
            <text:p>CENPF</text:p>
          </table:table-cell>
          <table:table-cell office:value-type="string" calcext:value-type="string">
            <text:p>CENPF_HUMAN</text:p>
          </table:table-cell>
          <table:table-cell table:number-columns-repeated="3"/>
          <table:table-cell office:value-type="string" calcext:value-type="string">
            <text:p>[['Human Gene ID #1', 'C:axoneme', 'C:centrosome', 'C:chromosome, centromeric region', 'C:ciliary basal body', 'C:ciliary transition fiber', 'C:condensed chromosome outer kinetochore', 'C:cytoplasm', 'C:cytosol', 'C:kinetochore', 'C:midbody', 'C:nuclear envelope', 'C:nuclear matrix', 'C:nucleoplasm', 'C:nucleus', 'C:perinuclear region of cytoplasm', 'C:pronucleus', 'C:spindle', 'C:spindle pole', 'F:chromatin binding', 'F:dynein complex binding', 'F:microtubule binding', 'F:protein C-terminus binding', 'F:protein homodimerization activity', 'F:transcription factor binding', 'P:cell differentiation', 'P:cell division', 'P:chromosome segregation', 'P:DNA biosynthetic process', 'P:kidney development', 'P:kinetochore assembly', 'P:metaphase plate congression', 'P:mitotic cell cycle', 'P:mitotic spindle assembly checkpoint', 'P:mitotic spindle organization', 'P:muscle organ development', 'P:negative regulation of transcription, DNA-templated', 'P:protein transport', 'P:regulation of cell cycle', 'P:regulation of G2/M transition of mitotic cell cycle', 'P:regulation of striated muscle tissue development', 'P:response to drug', 'P:ventricular system development']]</text:p>
          </table:table-cell>
          <table:table-cell office:value-type="string" calcext:value-type="string">
            <text:p>&gt;tr|A0A0D9RSQ0|A0A0D9RSQ0_CHLSB Uncharacterized protein OS=Chlorocebus sabaeus OX=60711 GN=CENPF PE=4 SV=1</text:p>
            <text:p>MSWALEEWKEGLPTRALQKIQELEGQLDKLKKEKQQRQFQLDSLEAALQKQKQKVENEKT</text:p>
            <text:p>EGTNLKRENQRLMEICESLEKTKQKISHELQVKESQVNFQEGQLNSGKKQIEKLEQELKR</text:p>
            <text:p>CKSELERSQQAAQSADVSLNPCSTPQKIFTTPLTPSQYYSGSKYEDLKEKYNKEVEERKR</text:p>
            <text:p>LEAEVKALQAKKASQTLPQTTMNHRDIARHQASSSVFSWQQEKTPSHLSSNFQKTPIRRD</text:p>
            <text:p>FSASYFSGEQEVTPSRSTLQIGKRDANSSFFDNSSSPHLLEQLKVQNQELRSKINELELC</text:p>
            <text:p>LQGQEKEMKGQVNKFQELQLQLEKAKVELIEKEKVLNKCRDELVRTTAQYDQASTKCTAL</text:p>
            <text:p>EQKLKKLTEDLSCQRQNAESARCSLEQKIKEKEKEFQEELSRQQRSFQTLDQECIQVKAR</text:p>
            <text:p>LTQELQQAKNMHNVLQAELDKVTAVKQQLEKNLEEFKQKLCRAEQASQASQIKEDELRRS</text:p>
            <text:p>VEEMKKENNLLKSQSEQKAREVCHLEAELKNVKQCLNQSQNFAEEMKVKNTSQETMLRDL</text:p>
            <text:p>QEKINQRENSLTLEKLKLAVAELEKQRDCSQDLLKKREHHIEQLNDKLSKTEKESKALLS</text:p>
            <text:p>ALELKNKEYEELKEEKTLFSCWKSENEKLLTQMESEKENLQSKINHLETCLKTQQIKSHE</text:p>
            <text:p>YNERVRTLEMDRENLSVEIRNLHNVIDSKSVEVETQKLAYVELQQKAEFSDQKHQKEIEN</text:p>
            <text:p>MCLKTSQLTGQVEDLEHKLQLLSNEIMDKDRCYQDLHAEYESLRDLLKSKDASLVTNEDH</text:p>
            <text:p>QRSLLAFDEQPAMHKSFANIIEEQGNMLSERSECHLEADQSPKNSAILQNRVDSLEFSLE</text:p>
            <text:p>SQKQMNSDLQKQCEELVQIKGEIEENLMKAEQMHQSFVAETSQRISKLQEDTSAHQNVVA</text:p>
            <text:p>ETLSALENKEKELQLLNDKLATEQAEIQELKQSNHLLEDSLKELQLLSETLSLEKKEMSS</text:p>
            <text:p>IISLNKREFEELTQENETLKEINASLNQEKMNLIQKSESFANYIDEREKSISELSDQYKQ</text:p>
            <text:p>ENLILLQRCEETGNAYENLSQKYKAAQEKNSKLECLLNECTSLCENRKNELEQLKEAFAK</text:p>
            <text:p>EHQEFLTKLAFAEERNQNLMLELETVQQDLRSEMTDTQNNSKSETDGLKQEIMTLKEEQN</text:p>
            <text:p>KMQKEVNDLLQENEQLMKVMKTKHECQNLESEPIRNCVKERESEMNQCNFKPQMDLEVKE</text:p>
            <text:p>ISLDSYNAQLVQLEAMLRNMELKLQESEKEKECLQHELQIIRGDLETRNLQDMQSQEISG</text:p>
            <text:p>LKDCEVDAEERYISVLHELSTSQNDNAHLECSLQTAMNKLNELEKICEILQAEKCELVTE</text:p>
            <text:p>LNDSRSECITATRKMAEEVGKLVNEVKILNDDSGLLHGELVEDIPGGEFGEQPNEQHPMC</text:p>
            <text:p>LAPLDESNSCEHLTLSNKEVQMHFAELQEKFSSLQSEHKILHDQHCQMSSKMSELQTYID</text:p>
            <text:p>SLKAENLVLSTNLRNFQGDLVKETQPGLEEGLVPSLSSSCVPDSPSLSSLGDSSFYKALL</text:p>
            <text:p>EQTGEMSLLNNLEGTVSANQCSVDEVFCSSLLEENLTKKETPSAPAKGVEELESLCEAYR</text:p>
            <text:p>QSLEKLEEKMESQGIMKNKEIQELERLLSSERQELDCLRKQYLSENEQWQQKLTSVTLEM</text:p>
            <text:p>ESKLAAEKKQTEQLSLELEVARLQLQGLDLSSRSLLGIDTEDAIQGRNESCDISKEHTSE</text:p>
            <text:p>TTERTPKHDVHQICDKDAQQDLRLDIEKITETGAVKLTVECSGEQYPDTNYETPGKDKTQ</text:p>
            <text:p>GSSECISELSFSGANASVPMDFLGNQENIQNLQLRVKETSNENLRLLHVIEERDRKVESL</text:p>
            <text:p>LNEMKELDSKLHLQEVQLMTKIEACIELEKIVGELKKENSDLSEKLEYFSCDNQELLQRV</text:p>
            <text:p>ESSEGLNSNLEMHADKSSHEDIEDNVAKVNDSWKERFLDVENELSRIRSEKANIEHQALS</text:p>
            <text:p>LEADLEIVQTEKLCLEKDNENNQKVIACLEEELSVVTSERNQLRGELDTMSKKNMELDQL</text:p>
            <text:p>SEKMKEKTQELESHRSEYLHCIQVAEAEVKEKTELLQTLSSDVSELLKDKTHLQEKLQSL</text:p>
            <text:p>EKDSQALSLTKCELENQIAQLNKEKELLVKESESLQARLNESDYEKLNVSKALEAALVEK</text:p>
            <text:p>GEFALRLSSTQEEVHQLRRGIEKLRVRIEADERKQLHVAEKLKERELENDSLKDKVENLE</text:p>
            <text:p>RELQMSEENQELVILDAENSKAEVETLKTQIEEMARSLKVFELDLVTLRSEKENLTKQIQ</text:p>
            <text:p>EKQGQVSELDKLLSSVKSLLEEKEQAEIQIKEESKTAVEMLQNQLKELNEAVAALCGDQE</text:p>
            <text:p>TMKATEQSLDPSVEEAHPLRNSIEKLRARLETDEKKQLCVLEQLKESEHHADLLKSRVEN</text:p>
            <text:p>LERELEIAGKNQKHAALEAENSKGEVETLKAKIEGMTQSLRDLELDLATVRSEKENLTNK</text:p>
            <text:p>LQKEQERISELKIINSSFENILREKEQEKVQMKEKSNTAMEMLQTQLKELNERVTALHKD</text:p>
            <text:p>QEACKAKEQNLSSQVDCLELEKAQLLQGLDEAKDNNIVLQSSVNGLIQEVEDGKQKLEKK</text:p>
            <text:p>DEEISRLKNQIQDQEQLVSKLSQVEGEHQLWKKQNLELGNLTVELEQKIQVLQSKNTSLQ</text:p>
            <text:p>DTLEVLQSSYKNLENELELTKMDKISFVEKVNTMTAKEIELQREMHEMAQKTAELQEELS</text:p>
            <text:p>GEKNRLTGELELLLEEMKSSKDQLKELTLENSELKKSLDCMHKEQVEKEGKVREEIAEYQ</text:p>
            <text:p>LRLHEAEKKHQALLLDTNKQYEIEIHTYREKLTSKEKCLSSQKLEMDLLKSSKEELNNSL</text:p>
            <text:p>KATTQVLEELKKTKMDNLKYVNQLKKENERAQGKIKLLIKSCKQLEEEKEILQKELSKLQ</text:p>
            <text:p>AAQEKQKTGTVMDTKVDELTTEIKELKESLEEKTKEADEYLDKYCSLLISHEKLEKAKEM</text:p>
            <text:p>LETQVAHLCSQQSKPDTRGSPLLDPVVPGPSPILSAAEKRLSSGQKKASGKRQRSSGIWE</text:p>
            <text:p>NGRGPTPSTPETFSKKSKKAVMSGIHPAEDTEGTEFEPEGLPEVVKKGFADIPTGKTSPY</text:p>
            <text:p>ILRRTTMATRTSPRLAAQKLALSPLSLGKENLAESSKPTAGGSRSQKVKVAQQSPVDSDT</text:p>
            <text:p>ILREPTTKSLLVNNLPERSPTDSPREGLRVKRGRLAPNPKAGLEPKGSDNCKV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peronin containing TCP1 subunit 2 OS=Chlorocebus sabaeus OX=60711 GN=CCT2 PE=3 SV=1</text:p>
          </table:table-cell>
          <table:table-cell office:value-type="string" calcext:value-type="string">
            <text:p>A0A0D9QW25</text:p>
          </table:table-cell>
          <table:table-cell office:value-type="string" calcext:value-type="string">
            <text:p>A0A0D9QW25_CHLSB</text:p>
          </table:table-cell>
          <table:table-cell office:value-type="string" calcext:value-type="string">
            <text:p>CCT2</text:p>
          </table:table-cell>
          <table:table-cell office:value-type="string" calcext:value-type="string">
            <text:p>TCPB_HUMAN, F5GWF6_HUMAN, Q9H369_HUMAN, V9HW96_HUMAN</text:p>
          </table:table-cell>
          <table:table-cell table:number-columns-repeated="3"/>
          <table:table-cell office:value-type="string" calcext:value-type="string">
            <text:p>[['Human Gene ID #1', 'C:azurophil granule lumen', 'C:cell body', 'C:chaperonin-containing T-complex', 'C:cytosol', 'C:extracellular exosome', 'C:extracellular region', 'C:microtubule', 'C:zona pellucida receptor complex', 'F:ATP binding', 'F:ATPase activity', 'F:protein folding chaperone', 'F:ubiquitin protein ligase binding', 'F:unfolded protein binding', 'P:binding of sperm to zona pellucida', 'P:chaperone mediated protein folding independent of cofactor', 'P:chaperone-mediated protein complex assembly', 'P:neutrophil degranulation', 'P:positive regulation of establishment of protein localization to telomere', 'P:positive regulation of protein localization to Cajal body', 'P:positive regulation of telomerase activity', 'P:positive regulation of telomerase RNA localization to Cajal body', 'P:positive regulation of telomere maintenance via telomerase', 'P:protein folding', 'P:protein stabilization', 'P:scaRNA localization to Cajal body', 'P:toxin transport'], ['Human Gene ID #2', 'C:chaperonin-containing T-complex', 'C:cytosol', 'F:ATP binding', 'F:ATPase activity', 'F:unfolded protein binding', 'P:protein folding'], ['Human Gene ID #3', 'C:chaperonin-containing T-complex', 'F:ATP binding', 'F:ATPase activity', 'F:unfolded protein binding', 'P:protein folding'], ['Human Gene ID #4', 'C:cell body', 'C:chaperonin-containing T-complex', 'C:cytosol', 'C:zona pellucida receptor complex', 'F:ATP binding', 'F:ATPase activity', 'F:unfolded protein binding', 'P:binding of sperm to zona pellucida', 'P:protein folding', 'P:toxin transport']]</text:p>
          </table:table-cell>
          <table:table-cell office:value-type="string" calcext:value-type="string">
            <text:p>&gt;tr|A0A0D9QW25|A0A0D9QW25_CHLSB CCT-beta OS=Chlorocebus sabaeus OX=60711 GN=CCT2 PE=3 SV=1</text:p>
            <text:p>MASLSLAPVNIFKAGADEERAETARLTSFIGAIAIGDLVKSTLGPKGMDKILLSSGRDAS</text:p>
            <text:p>LMVTNDGATILKNIGVDNPAAKVLVDMSRVQDDEVGDGTTSVTVLAAELLREAESLIAKK</text:p>
            <text:p>IHPQTIIAGWREATKAAREALLSSAVDHGSDEVKFRQDLMNIAGTTLSSKLLTHHKDHFT</text:p>
            <text:p>KLAVEAVLRLKGSGNLEAIHIIKKLGGSLADSYLDEGFLLDKKIGVNQPKRIENAKILIA</text:p>
            <text:p>NTGMDTDKIKIFGSRVRVDSTAKVAEIEHAEKEKMKEKVERILKHGINCFINRQLIYNYP</text:p>
            <text:p>EQLFGAAGVMAIEHADFAGVERLALVTGGEIASTFDHPELVKLGSCKLIEEVMIGEDKLI</text:p>
            <text:p>HFSGVALGEACTIVLRGATQQILDEAERSLHDALCVLAQTVKDSRTVYGGGCSEMLMAHA</text:p>
            <text:p>VTQLANRTPGKEAVAMESYAKALRMLPTIIADNAGYDSADLVAQLRAAHSEGNTTAGLDM</text:p>
            <text:p>REGTIGDMAILGITESFQVKRQVLLSAAEAAEVILRVDNIIKAAPRKRVPDHHP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peronin containing TCP1 subunit 5 OS=Chlorocebus sabaeus OX=60711 GN=CCT5 PE=4 SV=1</text:p>
          </table:table-cell>
          <table:table-cell office:value-type="string" calcext:value-type="string">
            <text:p>A0A0D9RXL9</text:p>
          </table:table-cell>
          <table:table-cell office:value-type="string" calcext:value-type="string">
            <text:p>A0A0D9RXL9_CHLSB</text:p>
          </table:table-cell>
          <table:table-cell office:value-type="string" calcext:value-type="string">
            <text:p>CCT5</text:p>
          </table:table-cell>
          <table:table-cell office:value-type="string" calcext:value-type="string">
            <text:p>TCPE_HUMAN, B4DDU6_HUMAN, B4DX08_HUMAN, B4DXI1_HUMAN, B4DZT5_HUMAN, B7ZAR1_HUMAN, E9PCA1_HUMAN, Q96GI1_HUMAN, Q9BU08_HUMAN, Q9HB74_HUMAN, V9HW37_HUMAN</text:p>
          </table:table-cell>
          <table:table-cell table:number-columns-repeated="3"/>
          <table:table-cell office:value-type="string" calcext:value-type="string">
            <text:p>[['Human Gene ID #1', 'C:cell body', 'C:centrosome', 'C:chaperonin-containing T-complex', 'C:cytosol', 'C:extracellular exosome', 'C:microtubule', 'F:ATP binding', 'F:ATPase activity', 'F:beta-tubulin binding', 'F:G-protein beta-subunit binding', "F:mRNA 3'-UTR binding", "F:mRNA 5'-UTR binding", 'F:protein folding chaperone', 'F:unfolded protein binding', 'P:binding of sperm to zona pellucida', 'P:positive regulation of establishment of protein localization to telomere', 'P:positive regulation of protein localization to Cajal body', 'P:positive regulation of telomerase RNA localization to Cajal body', 'P:positive regulation of telomere maintenance via telomerase', 'P:protein folding', 'P:protein stabilization', 'P:response to virus', 'P:toxin transport'], ['Human Gene ID #2', 'F:ATP binding', 'F:ATPase activity', 'F:unfolded protein binding', 'P:protein folding'], ['Human Gene ID #3', 'F:ATP binding', 'F:ATPase activity', 'F:unfolded protein binding', 'P:protein folding'], ['Human Gene ID #4', 'F:ATP binding', 'F:ATPase activity', 'F:unfolded protein binding', 'P:protein folding'], ['Human Gene ID #5', 'F:ATP binding', 'F:ATPase activity', 'F:unfolded protein binding', 'P:protein folding'], ['Human Gene ID #6', 'F:ATP binding', 'F:ATPase activity', 'F:unfolded protein binding', 'P:protein folding'], ['Human Gene ID #7', 'F:ATP binding', 'F:ATPase activity', 'F:unfolded protein binding', 'P:protein folding'], ['Human Gene ID #8', 'F:ATP binding', 'F:ATPase activity', 'F:unfolded protein binding', 'P:protein folding'], ['Human Gene ID #9', 'F:ATP binding', 'F:ATPase activity', 'F:unfolded protein binding', 'P:protein folding'], ['Human Gene ID #10', 'F:ATP binding', 'F:ATPase activity'], ['Human Gene ID #11', 'C:cell body', 'C:chaperonin-containing T-complex', 'F:ATP binding', 'F:ATPase activity', 'F:unfolded protein binding', 'P:binding of sperm to zona pellucida', 'P:protein folding', 'P:toxin transport']]</text:p>
          </table:table-cell>
          <table:table-cell office:value-type="string" calcext:value-type="string">
            <text:p>&gt;tr|A0A0D9RXL9|A0A0D9RXL9_CHLSB CCT-epsilon OS=Chlorocebus sabaeus OX=60711 GN=CCT5 PE=3 SV=1</text:p>
            <text:p>MASMGTLAFDEYGRPFLIIKDQDRKSRLMGLEALKSHIMAAKAVANTMRTSLGPNGLDKM</text:p>
            <text:p>MVDKDGDVTVTNDGATILSMMDVDHQIAKLMVELSKSQDDEIGDGTTGVVVLAGALLEEA</text:p>
            <text:p>EQLLDRGIHPIRIADGYEQAARVAIEHLDKISDSVLVDVKDTEPLIQTAKTTLGSKVVNS</text:p>
            <text:p>CHRQMAEIAVNAVLTVADMERRDVDFELIKVEGKVGGRLEDTKLIKGVIVDKDFSHPQMP</text:p>
            <text:p>KKVEDAKIAILTCPFEPPKPKTKHKLDVTSVEDYKALQKYEKEKFEEMIQQIKETGANLA</text:p>
            <text:p>ICQWGFDDEANHLLLQNNLPAVRWVGGPEIELIAIATGGRIVPRFSELTAEKLGFAGLVQ</text:p>
            <text:p>EISFGTTKDKMLVIEQCKNSRAVTIFIRGGNKMIIEEAKRSLHDALCVIRNLIRDNRVVY</text:p>
            <text:p>GGGAAEISCALAVSQEADKCPTLEQYAMRAFADALEVIPMALSENSGMNPIQTMTEVRAR</text:p>
            <text:p>QVKEMNPALGIDCLHKGTNDMKQQHVIETLIGKKQQISLATQMVRMILKIDDIRKPGESE</text:p>
            <text:p>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peronin containing TCP1 subunit 8 OS=Chlorocebus sabaeus OX=60711 GN=CCT8 PE=3 SV=1</text:p>
          </table:table-cell>
          <table:table-cell office:value-type="string" calcext:value-type="string">
            <text:p>A0A0D9R9Y5</text:p>
          </table:table-cell>
          <table:table-cell office:value-type="string" calcext:value-type="string">
            <text:p>A0A0D9R9Y5_CHLSB</text:p>
          </table:table-cell>
          <table:table-cell office:value-type="string" calcext:value-type="string">
            <text:p>CCT8</text:p>
          </table:table-cell>
          <table:table-cell office:value-type="string" calcext:value-type="string">
            <text:p>TCPQ_HUMAN, Q53HU0_HUMAN, Q7Z759_HUMAN</text:p>
          </table:table-cell>
          <table:table-cell table:number-columns-repeated="3"/>
          <table:table-cell office:value-type="string" calcext:value-type="string">
            <text:p>[['Human Gene ID #1', 'C:azurophil granule lumen', 'C:cell body', 'C:centrosome', 'C:chaperonin-containing T-complex', 'C:cilium', 'C:cytoplasm', 'C:cytosol', 'C:extracellular exosome', 'C:extracellular region', 'C:ficolin-1-rich granule lumen', 'C:intermediate filament cytoskeleton', 'C:microtubule', 'C:nucleoplasm', 'C:secretory granule lumen', 'C:zona pellucida receptor complex', 'F:ATP binding', 'F:ATPase activity', 'F:cadherin binding', 'F:protein folding chaperone', 'F:unfolded protein binding', 'P:binding of sperm to zona pellucida', 'P:neutrophil degranulation', 'P:pore complex assembly', 'P:positive regulation of establishment of protein localization to telomere', 'P:positive regulation of protein localization to Cajal body', 'P:positive regulation of telomerase RNA localization to Cajal body', 'P:positive regulation of telomere maintenance via telomerase', 'P:protein folding', 'P:protein stabilization', 'P:toxin transport'], ['Human Gene ID #2', 'C:cilium', 'C:cytoplasm', 'F:ATP binding', 'F:ATPase activity', 'F:unfolded protein binding', 'P:protein folding'], ['Human Gene ID #3', 'C:cilium', 'C:cytoplasm', 'F:ATP binding', 'F:ATPase activity', 'F:unfolded protein binding', 'P:protein folding']]</text:p>
          </table:table-cell>
          <table:table-cell office:value-type="string" calcext:value-type="string">
            <text:p>&gt;tr|A0A0D9R9Y5|A0A0D9R9Y5_CHLSB CCT-theta OS=Chlorocebus sabaeus OX=60711 GN=CCT8 PE=3 SV=1</text:p>
            <text:p>MALHVPKAPGFAQMLKEGAKHFSGLEEAVYRNIQACKELAQTTRTAYGPNGMNKMVINHL</text:p>
            <text:p>EKLFVTNDAATILRELEVQHPAAKMIVMASHMQEQEVGDGTNFVLVFAGALLELAEELLR</text:p>
            <text:p>IGLSVSEVIEGYEIACRKAHEILPNLVCCSAKNLRDVDEVSSLLRTSIMSKQYGNEVFLA</text:p>
            <text:p>KLIAQACVSIFPDSGHFNVDNIRVCKILGSGISSSSVLHGMVFKKETEGDVTSVKDAKIA</text:p>
            <text:p>VYSCPFDGTITETKGTVLIKTAEELMNFSKGEENLMDAQVKAIADTGANVVVTGGKVADM</text:p>
            <text:p>ALHYANKYNIMLVRLNSKWDLRRLCKTVGATALPRLTPPVLEEMGHCDSVCLSEVGDTQV</text:p>
            <text:p>VVFKHEKEDGAISTIVLRGSTDNLMDDIERAVDDGVNTFKVLTRDKRLVPGGGATEIELA</text:p>
            <text:p>KQITSYGETCPGLEQYAIKKFAEAFEAIPRALAENSGVKANEVISKLYAVHQEGNKNVGL</text:p>
            <text:p>DIEAEVPAVKDMLEAGILDTYLGKYWAIKLATNAAVTVLRVDQIIMAKPAGGPKPPSGKK</text:p>
            <text:p>DWDDDQN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loride channel protein OS=Chlorocebus sabaeus OX=60711 GN=CLCN1 PE=3 SV=1</text:p>
          </table:table-cell>
          <table:table-cell office:value-type="string" calcext:value-type="string">
            <text:p>A0A0D9R4F4</text:p>
          </table:table-cell>
          <table:table-cell office:value-type="string" calcext:value-type="string">
            <text:p>A0A0D9R4F4_CHLSB</text:p>
          </table:table-cell>
          <table:table-cell office:value-type="string" calcext:value-type="string">
            <text:p>CLCN1</text:p>
          </table:table-cell>
          <table:table-cell office:value-type="string" calcext:value-type="string">
            <text:p>CLCN1_HUMAN, Q75L28_HUMAN</text:p>
          </table:table-cell>
          <table:table-cell table:number-columns-repeated="3"/>
          <table:table-cell office:value-type="string" calcext:value-type="string">
            <text:p>[['Human Gene ID #1', 'C:chloride channel complex', 'C:integral component of plasma membrane', 'C:plasma membrane', 'C:sarcolemma', 'F:protein homodimerization activity', 'F:voltage-gated chloride channel activity', 'P:chloride transmembrane transport', 'P:chloride transport', 'P:ion transmembrane transport', 'P:muscle contraction', 'P:neuronal action potential propagation', 'P:regulation of ion transmembrane transport'], ['Human Gene ID #2', 'NO GO TERMS ASSOCIATED']]</text:p>
          </table:table-cell>
          <table:table-cell office:value-type="string" calcext:value-type="string">
            <text:p>&gt;tr|A0A0D9R4F4|A0A0D9R4F4_CHLSB Chloride channel protein OS=Chlorocebus sabaeus OX=60711 GN=CLCN1 PE=3 SV=1</text:p>
            <text:p>MEQSRSQQRGGEQSWWGSDPQYQYMPFEHCTSYGLPSENGGLQHRLRKDAGPRHNVHPTQ</text:p>
            <text:p>IYGHHKEQFSDRERDIGMSKKTGSSSTVDSKDEDHYSKCQDCVRRLGQVVRRKLGEDWIF</text:p>
            <text:p>LVLLGLLMALVSWSMDYVSAKSLQAYKWSYAQMRPSLPLQFLVWVTFPLVLILFSALFCH</text:p>
            <text:p>LISPQAVGSGIPEMKTILRGVVLKEYLTIKAFVAKVVALTAGLGSGIPVGKEGPFVHIAS</text:p>
            <text:p>ICAAVLSKFMSVFCGVYEQPYYYSDILTVGCAVGVGCCFGTPLGGVLFSIEVTSTYFAVR</text:p>
            <text:p>NYWRGFFAATFSAFVFRVLAVWNKDAVTITALFRTNFRMDFPFDLKELPAFAAIGICCGL</text:p>
            <text:p>LGAVFVYLHRQVMLGVRNHKALSQFLAKHRLLYPGIVTFVIASFTFPPGVGQFMAGELMP</text:p>
            <text:p>REAISTLFDNNTWVKHAGDLESLGQSAVWIHPRVNVVIIIFLFFVMKFWMSIVATTMPIP</text:p>
            <text:p>CGGFMPVFVLGAAFGRLVGEIMAMLFPDGILFDDIIYKILPGGYAVIGAAALTGAVSHTV</text:p>
            <text:p>STAVICFELTGQIAHILPMMVAVILANMVAQSLQPSLYDSIIQVKKLPYLPDLGWNQLSK</text:p>
            <text:p>YTIFVEDIMVRDVKFVSASYTYGELRTLLQTTTVKTLPLVDSKDSMILLGSVERSELQAL</text:p>
            <text:p>LQRHLCPERRLRAAQEMARKLSELPYDGKARLAGEGLPGAPPGRPESFAFVDEDEDEDLS</text:p>
            <text:p>GKSELPPSLPLHPSTTAPLSPEEPNGPLPGHKQQPEAPEPAGQRPSIFQSLLHCLLGRAR</text:p>
            <text:p>PPKKKATQDSTDLVDNMSPEEIEAWEQEQLSQPVCFDSCCIDQSPFQLVEQTTLHKTHTL</text:p>
            <text:p>FSLLGLHLAYVTSMGKLRGVLALEELQKAIEGHTKSGVQLRPPLASFRNTTSTRKSPGGP</text:p>
            <text:p>PPSAENWNLPEDRPGATGAGDVTAASPETPVPSPSPEPALSLAPGKVEGELEELELVESP</text:p>
            <text:p>GLEEELADILQGPSLRSTDEEDEDELI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loride intracellular channel protein OS=Chlorocebus sabaeus OX=60711 GN=CLIC1 PE=3 SV=1</text:p>
          </table:table-cell>
          <table:table-cell office:value-type="string" calcext:value-type="string">
            <text:p>A0A0D9R8K1</text:p>
          </table:table-cell>
          <table:table-cell office:value-type="string" calcext:value-type="string">
            <text:p>A0A0D9R8K1_CHLSB</text:p>
          </table:table-cell>
          <table:table-cell office:value-type="string" calcext:value-type="string">
            <text:p>CLIC1</text:p>
          </table:table-cell>
          <table:table-cell office:value-type="string" calcext:value-type="string">
            <text:p>CLIC1_HUMAN, A0A1U9X8Y4_HUMAN, Q53FB0_HUMAN, Q5SRT3_HUMAN</text:p>
          </table:table-cell>
          <table:table-cell table:number-columns-repeated="3"/>
          <table:table-cell office:value-type="string" calcext:value-type="string">
            <text:p>[['Human Gene ID #1', 'C:blood microparticle', 'C:brush border', 'C:chloride channel complex', 'C:cytoplasm', 'C:extracellular exosome', 'C:extracellular space', 'C:membrane', 'C:mitochondrion', 'C:nuclear envelope', 'C:nuclear membrane', 'C:nucleus', 'C:perinuclear region of cytoplasm', 'C:plasma membrane', 'C:vesicle', 'F:cadherin binding', 'F:chloride channel activity', 'F:voltage-gated ion channel activity', 'P:chloride transport', 'P:glutathione metabolic process', 'P:platelet aggregation', 'P:positive regulation of osteoblast differentiation', 'P:regulation of cell cycle', 'P:regulation of ion transmembrane transport', 'P:regulation of mitochondrial membrane potential', 'P:signal transduction'], ['Human Gene ID #2', 'C:chloride channel complex', 'C:cytoplasm', 'C:nuclear membrane', 'C:plasma membrane', 'F:chloride channel activity', 'F:voltage-gated ion channel activity', 'P:glutathione metabolic process', 'P:regulation of cell cycle', 'P:regulation of ion transmembrane transport'], ['Human Gene ID #3', 'C:chloride channel complex', 'C:cytoplasm', 'C:nuclear membrane', 'C:plasma membrane', 'F:chloride channel activity', 'F:voltage-gated ion channel activity', 'P:glutathione metabolic process', 'P:regulation of cell cycle', 'P:regulation of ion transmembrane transport'], ['Human Gene ID #4', 'C:chloride channel complex', 'C:mitochondrion', 'C:nuclear membrane', 'C:plasma membrane', 'F:chloride channel activity', 'F:voltage-gated ion channel activity', 'P:glutathione metabolic process', 'P:positive regulation of osteoblast differentiation', 'P:regulation of cell cycle', 'P:regulation of ion transmembrane transport', 'P:regulation of mitochondrial membrane potential']]</text:p>
          </table:table-cell>
          <table:table-cell office:value-type="string" calcext:value-type="string">
            <text:p>&gt;tr|A0A0D9R8K1|A0A0D9R8K1_CHLSB Chloride intracellular channel protein OS=Chlorocebus sabaeus OX=60711 GN=CLIC1 PE=3 SV=1</text:p>
            <text:p>MAEEQPQVELFVKAGSDGAKIGNCPFSQRLFMVLWLKGVTFNVTTVDTKRRTETVQKLCP</text:p>
            <text:p>GGQLPFLLYGTEVHTDTNKIEEFLEAVLCPPRYPKLAALNPESNTAGLDIFAKFSAYIKN</text:p>
            <text:p>SNPALNDNLEKGLLKALKVLDNYLTSPLPEEVDETSAEDEGVSQRKFLDGNELTLADCNL</text:p>
            <text:p>LPKLHIVQVVCKKYRGFTIPEVFRGVHRYLSNAYAREEFASTCPDDEEIELAYEQVAKAL</text:p>
            <text:p>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loride intracellular channel protein OS=Chlorocebus sabaeus OX=60711 GN=CLIC4 PE=3 SV=1</text:p>
          </table:table-cell>
          <table:table-cell office:value-type="string" calcext:value-type="string">
            <text:p>A0A0D9S873</text:p>
          </table:table-cell>
          <table:table-cell office:value-type="string" calcext:value-type="string">
            <text:p>A0A0D9S873_CHLSB</text:p>
          </table:table-cell>
          <table:table-cell office:value-type="string" calcext:value-type="string">
            <text:p>CLIC4</text:p>
          </table:table-cell>
          <table:table-cell office:value-type="string" calcext:value-type="string">
            <text:p>CLIC2_HUMAN</text:p>
          </table:table-cell>
          <table:table-cell table:number-columns-repeated="3"/>
          <table:table-cell office:value-type="string" calcext:value-type="string">
            <text:p>[['Human Gene ID #1', 'C:chloride channel complex', 'C:cytoplasm', 'C:cytosol', 'C:nucleoplasm', 'C:nucleus', 'C:plasma membrane', 'F:chloride channel activity', 'F:glutathione peroxidase activity', 'F:voltage-gated ion channel activity', 'P:glutathione metabolic process', 'P:negative regulation of ryanodine-sensitive calcium-release channel activity', 'P:positive regulation of binding', 'P:regulation of cardiac muscle contraction by regulation of the release of sequestered calcium ion', 'P:regulation of release of sequestered calcium ion into cytosol by sarcoplasmic reticulum', 'P:signal transduction']]</text:p>
          </table:table-cell>
          <table:table-cell office:value-type="string" calcext:value-type="string">
            <text:p>&gt;tr|A0A0D9S873|A0A0D9S873_CHLSB Chloride intracellular channel protein OS=Chlorocebus sabaeus OX=60711 GN=CLIC4 PE=3 SV=1</text:p>
            <text:p>AEIAPLHSSLGDRRRPCLKKIFQAGSDGESIGNCPFSQRLFMILWLKGVVFSVTTVDLKR</text:p>
            <text:p>KPADLQNLAPGTHPPFITFNSEVKTDVNKIEEFLEEVLCPPKYLKLSPKHPESNTAGMDI</text:p>
            <text:p>FAKFSAYIKNSRPEANEEALERGLLKTLQKLDEYLNSPLPDEIDENSMEDIKFSTRKFLD</text:p>
            <text:p>GNEMTLADCNLLPKLHIVKVVAKKYRNFDIPKDMTGIWRYLTNAYSRDEFTNTCPSDKEV</text:p>
            <text:p>EIAYSDVAKRLT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romobox 3 OS=Chlorocebus sabaeus OX=60711 GN=CBX3 PE=4 SV=1</text:p>
          </table:table-cell>
          <table:table-cell office:value-type="string" calcext:value-type="string">
            <text:p>A0A0D9RNX8</text:p>
          </table:table-cell>
          <table:table-cell office:value-type="string" calcext:value-type="string">
            <text:p>A0A0D9RNX8_CHLSB</text:p>
          </table:table-cell>
          <table:table-cell office:value-type="string" calcext:value-type="string">
            <text:p>CBX3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NX8|A0A0D9RNX8_CHLSB Uncharacterized protein OS=Chlorocebus sabaeus OX=60711 PE=4 SV=1</text:p>
            <text:p>MASNKTTLQKMGKKQNGKSKKVEEAEPEEFVVEKVLDRRVVNGKVEYFLKWKGFTDKHSA</text:p>
            <text:p>DNTWEPEENLDCPELIEAFLNSQKAGKEKDGTKRKSLSDSESDDSKSKKKRDAADKPRGF</text:p>
            <text:p>ARGLDPERIIGATDSSGELMFLMKWKDSDEADLVLAKEANMKCPQIVIAFYEERLTWHSC</text:p>
            <text:p>PEDEA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romodomain helicase DNA binding protein 3 OS=Chlorocebus sabaeus OX=60711 GN=CHD3 PE=4 SV=1</text:p>
          </table:table-cell>
          <table:table-cell office:value-type="string" calcext:value-type="string">
            <text:p>A0A0D9RFE3</text:p>
          </table:table-cell>
          <table:table-cell office:value-type="string" calcext:value-type="string">
            <text:p>A0A0D9RFE3_CHLSB</text:p>
          </table:table-cell>
          <table:table-cell office:value-type="string" calcext:value-type="string">
            <text:p>CHD3</text:p>
          </table:table-cell>
          <table:table-cell office:value-type="string" calcext:value-type="string">
            <text:p>H7C0J3_HUMAN</text:p>
          </table:table-cell>
          <table:table-cell table:number-columns-repeated="3"/>
          <table:table-cell office:value-type="string" calcext:value-type="string">
            <text:p>[['Human Gene ID #1', 'NO GO TERMS ASSOCIATED']]</text:p>
          </table:table-cell>
          <table:table-cell office:value-type="string" calcext:value-type="string">
            <text:p>&gt;tr|A0A0D9RFE3|A0A0D9RFE3_CHLSB DNA helicase OS=Chlorocebus sabaeus OX=60711 GN=CHD3 PE=3 SV=1</text:p>
            <text:p>MPDKDDIRLLPSALGVKKRKRGPKKQKENKPGKPRKRKKRDSEEEFGSERDEYREKSESG</text:p>
            <text:p>GSEYGTGPGRKRRRKHREKKEKKTKRRKKGEGDGGQKQVEQKSSATLLLTWGLEDVEHVF</text:p>
            <text:p>SEEDYHTLTNYKAFSQFMRPLIAKKNPKIPMSKMMTILGAKWREFSANNPFKGSAAAVAA</text:p>
            <text:p>AAAAAAAAVAEQVSAAVSSATPIAPSGPPALPPPPAADIQPPPIRRAKTKEGKGPGHKRR</text:p>
            <text:p>SKSPRVPDGRKKLRGKKMAPLKIKLGLLGGKRKKGGSSDEGPEPEAEESDLDSGSVHSAS</text:p>
            <text:p>GRPDGPVRTKKLKRGRPGRKKKKVLGCPAVAGEEEVDGYETDHQDYCEVCQQGGEIILCD</text:p>
            <text:p>TCPRAYHLVCLDPELDRAPEGKWSCPHCEKEGVQWEAKEEEEEYDEEGEEEGEKEEEDDH</text:p>
            <text:p>MEYCRVCKDGGELLCCDACISSYHIHCLNPPLPDIPNGEWLCPRCTCPVLKGRVQKILHW</text:p>
            <text:p>RWGEPPVAVPAPQQADGNPDVPAPRPLQGRSEREFFVKWVGLSYWHCSWAKELQLEIFHL</text:p>
            <text:p>VMYRNYQRKNDMDEPPPLDYGSGEDDGKSDKRKVKDPHYAEMEEKYYRFGIKPEWMTVHR</text:p>
            <text:p>IINHSVDKKGNYHYLVKWRDLPYDQSTWEEDEMNIPEYEEHKQSYWRHRELIMGEDPAQP</text:p>
            <text:p>RKYKKKKKELQGDGPPSSPTNDPTVKYETQPRFITATGGTLHMYQLEGLNWLRFSWAQGT</text:p>
            <text:p>DTILADEMGLGKTIQTIVFLYSLYKEGHTKGPFLVSAPLSTIINWEREFQMWAPKFYVVT</text:p>
            <text:p>YTGDKDSRAIIRENEFSFEDNAIKGGKKAFKMKREAQVKFHVLLTSYELITIDQAALGSI</text:p>
            <text:p>RWACLVVDEAHRLKNNQSKFFRVLNGYKIDHKLLLTGTPLQNNLEELFHLLNFLTPERFN</text:p>
            <text:p>NLEGFLEEFADISKEDQIKKLHDLLGPHMLRRLKADVFKNMPAKTELIVRVELSPMQKKY</text:p>
            <text:p>YKYILTRNFEALNSRGGGNQVSLLNIMMDLKKCCNHPYLFPVAAMESPKLPSGAYEGGAL</text:p>
            <text:p>IKSSGKLMLLQKMLRKLKEQGHRVLIFSQMTKMLDLLEDFLDYEGYKYERIDGGITGALR</text:p>
            <text:p>QEAIDRFNAPGAQQFCFLLSTRAGGLGINLATADTVIIFDSDWNPHNDIQAFSRAHRIGQ</text:p>
            <text:p>ANKVMIYRFVTRASVEERITQVAKRKMMLTHLVVRPGLGSKAGSMSKQELDDILKFGTEE</text:p>
            <text:p>LFKDENEGENKEEDSSVIHYDNEAIARLLDRNQDATEDTDVQNMNEYLSSFKVAQYVVRE</text:p>
            <text:p>EDKIEEIEREIIKQEENVDPDYWEKLLRHHYEQQQEDLARNLGKGKRVRKQVNYNDAAQE</text:p>
            <text:p>DQDNQSEYSVGSEEEDEDFDERPEGRRQSKRQLRNEKDKPLPPLLARVGGNIEVLGFNTR</text:p>
            <text:p>QRKAFLNAVMRWGMPPQDAFTTQWLVRDLRGKTEKEFKAYVSLFMRHLCEPGADGSETFA</text:p>
            <text:p>DGVPREGLSRQQVLTRIGVMSLVKKKVQEFEHINGRWSMPELMPDPSADSKRSSRASSPT</text:p>
            <text:p>KTSPTTPEASATNSPCTSKPATPAPSEKGEGIRTPLEKEEAENQEEKPEKNSRIGEKMDT</text:p>
            <text:p>EVDAPSPAPSLGERLEPRKIPLEDEVPGVPGEMELEPGYRGDREKSATESTPGERGEEKP</text:p>
            <text:p>MDGQEHRERPEGETGDLGKREDVKGDRELRPGPRDEPRSNGRREEKTEKPRFMFNIADGG</text:p>
            <text:p>FTELHTLWQNEERAAISSGKLNEIWHRRHDYWLLAGIVLHGYARWQDIQNDAQFAIINEP</text:p>
            <text:p>FKTEANKGNFLEMKNKFLARRFKLLEQALVIEEQLRRAAYLNLSQEPAHPAMALHARFAE</text:p>
            <text:p>AECLAESHQHLSKESLAGNKPANAVLHKVLNQLEELLSDMKADVTRLPATLSRIPPIAAR</text:p>
            <text:p>LQMSERSILSRLASKGTEPHPTPAFPPGPYATPPGYGAAFSAAPVGALAAAGANYSQMPA</text:p>
            <text:p>GSFITAATNGPPVLVKKEKEMVGALVSDGLDRKEPRAGEVICID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romosome segregation 1 like OS=Chlorocebus sabaeus OX=60711 GN=CSE1L PE=4 SV=1</text:p>
          </table:table-cell>
          <table:table-cell office:value-type="string" calcext:value-type="string">
            <text:p>A0A0D9RR42</text:p>
          </table:table-cell>
          <table:table-cell office:value-type="string" calcext:value-type="string">
            <text:p>A0A0D9RR42_CHLSB</text:p>
          </table:table-cell>
          <table:table-cell office:value-type="string" calcext:value-type="string">
            <text:p>CSE1L</text:p>
          </table:table-cell>
          <table:table-cell office:value-type="string" calcext:value-type="string">
            <text:p>XPO2_HUMAN, A0A384NKW7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membrane', 'C:nuclear envelope', 'C:nucleoplasm', 'C:nucleus', 'F:nuclear export signal receptor activity', 'F:small GTPase binding', 'P:protein export from nucleus', 'P:protein import into nucleus'], ['Human Gene ID #2', 'C:cytoplasm', 'F:small GTPase binding', 'P:intracellular protein transport']]</text:p>
          </table:table-cell>
          <table:table-cell office:value-type="string" calcext:value-type="string">
            <text:p>&gt;tr|A0A0D9RR42|A0A0D9RR42_CHLSB Chromosome segregation 1-like protein OS=Chlorocebus sabaeus OX=60711 GN=CSE1L PE=3 SV=1</text:p>
            <text:p>MELSDANLQTLTEYLKKTLDPDPAIRRPAEKFLESVEGNQNYPLLLLTLLEKSQDNVIKV</text:p>
            <text:p>CASVTFKNYIKRNWRIVEDEPNKICEADRVAIKANIVHLMLSSPEQIQKQLSDAISIIGR</text:p>
            <text:p>EDFPQKWPDLLTEMVNRFQSGDFHVINGVLRTAHSLFKRYRHEFKSNELWTEIKLVLDAF</text:p>
            <text:p>ALPLTNLFKATIELCSTHANDASALRILFSSLILISKLFYSLNFQDLPEFFEDNMETWMN</text:p>
            <text:p>NFHTLLTLDNKLLQTDDEEEAGLLELLKSQICDNAALYAQKYDEEFQRYLPRFVTAIWNL</text:p>
            <text:p>LVTTGQEVKYDLLVSNAIQFLASVCERPHYKNLFEDQNTLTSICEKVIVPNMEFRAADEE</text:p>
            <text:p>AFEDNSEEYIRRDLEGSDIDTRRRAACDLVRGLCKFFEGPVTGIFSGYVNSMLQEYAKNP</text:p>
            <text:p>SVNWKHKDAAIYLVTSLASKAQTQKHGITQANELVNLTEFFVNHILPDLKSANVNEFPVL</text:p>
            <text:p>KADGIKYIMIFRNQVPKEHLLVSIPLLINHLQAESIVVHTYAAHALERLFTMRGPNNATL</text:p>
            <text:p>FTAAEIAPFVEILLTNLFKALTLPGSSENEYIMKAIMRSFSLLQEAIIPYIPTLITQLTQ</text:p>
            <text:p>KLLAVSKNPSKPHFNHYMFEAICLSIRITCKANPAAVVNFEEALFLVFTEILQNDVQEFI</text:p>
            <text:p>PYVFQVMSLLLETHKNDIPSSYMALFPHLLQPVLWERTGNIPALVRLLQAFLERGSNTIA</text:p>
            <text:p>SAAADKIPGLLGVFQKLIASKANDHQGFYLLNSIIEHMPPESVDQYRKQIFILLFQRLQN</text:p>
            <text:p>SKTTKFIKSFLVFINLYCIKYGALALQEIFDGIQPKMFGMVLEKIIIPEIQKVSGNVEKK</text:p>
            <text:p>ICAVGITKLLTECPPMMDTEYTKLWTPLLQSLIGLFELPEDDTIPDEEHFIDIEDTPGYQ</text:p>
            <text:p>TAFSQLAFAGKKEHDPVGQMVNNPKIHLAQSLHKLSTACPGRVPSMVSTSLNAEALQYLQ</text:p>
            <text:p>GYLQAASVTL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liary rootlet coiled-coil, rootletin OS=Chlorocebus sabaeus OX=60711 GN=CROCC PE=4 SV=1</text:p>
          </table:table-cell>
          <table:table-cell office:value-type="string" calcext:value-type="string">
            <text:p>A0A0D9S8G1</text:p>
          </table:table-cell>
          <table:table-cell office:value-type="string" calcext:value-type="string">
            <text:p>A0A0D9S8G1_CHLSB</text:p>
          </table:table-cell>
          <table:table-cell office:value-type="string" calcext:value-type="string">
            <text:p>CROCC</text:p>
          </table:table-cell>
          <table:table-cell office:value-type="string" calcext:value-type="string">
            <text:p>CROCC_HUMAN, A0A087WU09_HUMAN, A0A4D6DSY5_HUMAN</text:p>
          </table:table-cell>
          <table:table-cell table:number-columns-repeated="3"/>
          <table:table-cell office:value-type="string" calcext:value-type="string">
            <text:p>[['Human Gene ID #1', 'C:9+2 motile cilium', 'C:actin cytoskeleton', 'C:centriole', 'C:centrosome', 'C:ciliary rootlet', 'C:cytosol', 'C:extracellular exosome', 'C:photoreceptor inner segment', 'C:plasma membrane', 'C:subapical part of cell', 'F:actin binding', 'F:kinesin binding', 'F:structural constituent of cytoskeleton', 'F:structural molecule activity', 'P:centriole-centriole cohesion', 'P:centrosome cycle', 'P:ciliary basal body organization', 'P:epithelial structure maintenance', 'P:establishment of organelle localization', 'P:photoreceptor cell maintenance', 'P:positive regulation of cilium assembly', 'P:positive regulation of protein localization to cilium', 'P:protein localization', 'P:protein localization to organelle'], ['Human Gene ID #2', 'C:ciliary rootlet', 'P:centrosome cycle'], ['Human Gene ID #3', 'C:ciliary rootlet', 'P:centrosome cycle']]</text:p>
          </table:table-cell>
          <table:table-cell office:value-type="string" calcext:value-type="string">
            <text:p>&gt;tr|A0A0D9S8G1|A0A0D9S8G1_CHLSB Uncharacterized protein OS=Chlorocebus sabaeus OX=60711 GN=CROCC PE=4 SV=1</text:p>
            <text:p>TLSLFPQTLESSVLCQEKGLGTRDLAQDAQTTSLLAPIREIVTRNLSRPESPVPLPATEM</text:p>
            <text:p>ASLLSLQEENQLLQQELSRVEDLLAQSRAERDELAIKYNAVSERLEQTLRLESGELETQE</text:p>
            <text:p>PRGLVRQSVELRRQLQEEQASYRRKLQAYQEGQQRQAQLVQRLQGKILQYKKRCSELEQQ</text:p>
            <text:p>LLERSGELEQQRLRDTEHSQDLENALIRLEEEQQRSASLAQVNAMLREQLDQAGSANQAL</text:p>
            <text:p>SEDIRKVTSDWARSRKELEQREAAWRREEESFNAYFSNEHSRLLLLWRQVVGFRRLVSEV</text:p>
            <text:p>KMFTERDLLQLGGELARTSRAVQEAGLGLSTGLRLAESRTEAALEKQALLQAQLEEQLQD</text:p>
            <text:p>KVLREKDLAQQQMQSDLDKADLSARVTELGLAVEHLQKQNLEKDQVNKDLTEKLEALESL</text:p>
            <text:p>RLQEQAALETEDGEGLQQTLRDLAQAVLSDSESGVQLSGSERTADASDGSLRGLSGQRTP</text:p>
            <text:p>SPPRRSSPGRGRSPRRGPSPACSDSSTLALIHSALHKRQLQVQDMRGRYEASQDLLGTLR</text:p>
            <text:p>KQLSDSESERRALDEQLQRLRDKTDSAMQAHEDAQREVQRLRSANELLSREKSNLAHSLQ</text:p>
            <text:p>VAQQQAEELRQEREKLQAAQEELRRQRDRLDEEQEDAVQDGARVRRELERSHRQLEQLEG</text:p>
            <text:p>KRSVLAKELVEVREALSRATLQRDMLQAEKAEVAEALTKAEAGRVELELSMTKLRAEEAS</text:p>
            <text:p>LQDSLSKLSALNESLAQDKLDLNRLVAQLEEEKAPLQGQQRQAEQEATVAREEQERLEEL</text:p>
            <text:p>RLEQEVARQGLEGSLRVAEQAQEALEQQLPTLRHERSRLQEQLAQLSRQLSGREQELEQA</text:p>
            <text:p>RREAQRQVEALERAAREKEALAKERAGLAVQLAAAEREGRTLSEEATRLRLEKEALEGSL</text:p>
            <text:p>FEVQRQLAQLEARREHLEAEGQALLLAKETLTGELAGLRQQIIATQEKASLDKELMAQKL</text:p>
            <text:p>VQAEREAQASLREQRAAHEEDLQRLQREKEAAWRELEAERAQLQSQLQREQEELLARLEA</text:p>
            <text:p>EKEELSEEIATLQQERDEGLLLAESEKQQALSLKESEKTALSEKLMGTRHSLATISLEME</text:p>
            <text:p>RQKRDAQSRQEQDRSTVNALTSELRDLRAQLEEAAAAHAQEVRRLQEQARDLGKQRDSCL</text:p>
            <text:p>REAEELRTQLRLLEDARDGLRRELLEAQRKLRESQEGREVQRQEAGELRRSLGEGAKERE</text:p>
            <text:p>ALRRSNEELRAAVKKAESERISLKLANEDKEQKLALLEEARTAVGKEAGELRTGLQEVER</text:p>
            <text:p>SRLEARRELQELRRQMKMLDSENTRLGRELAELQGRLALGERAEKESRRETLGLRQRLLK</text:p>
            <text:p>GEASLEVMRQELQVAQRKLQEQEGEFRTRERRLLGSLEEARGTEKQQLDHTRGLELKLEA</text:p>
            <text:p>TRAEAAELGLRLSAAEGRAQGLEAELARVEAQRRAAEAQLGGLRSALRRGLGLGRAPSPA</text:p>
            <text:p>PRPVPGSPARDVPTGGSGDGLSSPSTLECSPGSQPPSPGPATSPAPPDLDPEAVRGALRE</text:p>
            <text:p>FLQELRSAQRERDDLRTQTSALSPQLAEMEAERDHATLRARQLQKVVAESEEARRSVDGR</text:p>
            <text:p>LSGVQAELALQEESVRRSERERRATLDQVATLERSLQATESELRASQEKISKMKANETKL</text:p>
            <text:p>EGDKRRLKEVLDASESRTVKLELQRRSLEGELQRSRLGLGDREAQAQALQDRVDSLQRQV</text:p>
            <text:p>ADSEVKAGTLQLTVERLNGALAKVEESEGALRDKVRGLTEALAQSSASLNSTQDKNLHLQ</text:p>
            <text:p>KALTACEHDRQVLQERLDAARQALSEARKQSSSLGEQVQTLRGEVADLELQRMEAEGQLQ</text:p>
            <text:p>QLREVLRQRQEGEAAALHMVQKLQDERRLLQERLGSLQRALAQLEAEKREVERSALRLEK</text:p>
            <text:p>DRVALRRTLDKVEREKLRSHEDTVRLSAEKGRLDRTLTGAELELAEAQRQIQQLEAQVVV</text:p>
            <text:p>LEQSHSPAQLEADAQQQQLELQQEVDRLRSAQVQTERTLEARERAHRQRVRGLEEQVSTL</text:p>
            <text:p>KGQLQQELRRSSAPFSPPSGPPE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trate synthase OS=Chlorocebus sabaeus OX=60711 GN=CS PE=3 SV=1</text:p>
          </table:table-cell>
          <table:table-cell office:value-type="string" calcext:value-type="string">
            <text:p>A0A0D9QYR5</text:p>
          </table:table-cell>
          <table:table-cell office:value-type="string" calcext:value-type="string">
            <text:p>A0A0D9QYR5_CHL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QYR5|A0A0D9QYR5_CHLSB Citrate synthase OS=Chlorocebus sabaeus OX=60711 GN=CS PE=3 SV=1</text:p>
            <text:p>MALLTAAARLLGTKNASCLVLAARHASASSTNLKDILADLIPKEQARIKTFRQQHGKTVV</text:p>
            <text:p>GQITVDMMYGGMRGMKGLVYETSVLDPDEGIRFRGFSIPECQKLLPKAKGGEEPLPEGLF</text:p>
            <text:p>WLLVTGQIPTEEQVSWLSKEWAKRAALPSHVVTMLDNFPTNLHPMSQLSAAVTALNSESN</text:p>
            <text:p>FARAYAEGISRTKYWELIYEDSMDLIAKLPCIAAKIYRNLYREGSGIGAIDSNLDWSHNF</text:p>
            <text:p>TNMLGYTDSQFTELMRLYLTIHSDHEGGNVSAHTSHLVGSALSDPYLSFAAAMNGLAGPL</text:p>
            <text:p>HGLANQEVLVWLTQLQKEVGKDVSDEKLRDYIWNTLNSGRVVPGYGHAVLRKTDPRYTCQ</text:p>
            <text:p>REFALKHLPNDPMFKLVAQLYKIVPNVLLEQGKAKNPWPNVDAHSGVLLQYYGMTEMNYY</text:p>
            <text:p>TVLFGVSRALGVLAQLIWSRALGFPLERPKSMSTEGLMKFVDSKS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athrin heavy chain OS=Chlorocebus sabaeus OX=60711 GN=CLTC PE=3 SV=1</text:p>
          </table:table-cell>
          <table:table-cell office:value-type="string" calcext:value-type="string">
            <text:p>A0A0D9R0N5</text:p>
          </table:table-cell>
          <table:table-cell office:value-type="string" calcext:value-type="string">
            <text:p>A0A0D9R0N5_CHLSB</text:p>
          </table:table-cell>
          <table:table-cell office:value-type="string" calcext:value-type="string">
            <text:p>CLTC</text:p>
          </table:table-cell>
          <table:table-cell office:value-type="string" calcext:value-type="string">
            <text:p>A0A087WX41_HUMAN</text:p>
          </table:table-cell>
          <table:table-cell table:number-columns-repeated="3"/>
          <table:table-cell office:value-type="string" calcext:value-type="string">
            <text:p>[['Human Gene ID #1', 'C:clathrin coat of coated pit', 'C:clathrin coat of trans-Golgi network vesicle', 'C:clathrin complex', 'F:clathrin light chain binding', 'F:structural molecule activity', 'P:intracellular protein transport', 'P:vesicle-mediated transport']]</text:p>
          </table:table-cell>
          <table:table-cell office:value-type="string" calcext:value-type="string">
            <text:p>&gt;tr|A0A0D9R0N5|A0A0D9R0N5_CHLSB Clathrin heavy chain OS=Chlorocebus sabaeus OX=60711 GN=CLTC PE=3 SV=1</text:p>
            <text:p>MQLYSVDRKVSQPIEGHAASFAQFKMEGNAEESTLFCFAVRGQAGGKLHIIEVGTPPTGN</text:p>
            <text:p>QPFPKKAVDVFFPPEAQNDFPVAMQISEKHDVVFLITKYGYIHLYDLETGTCIYMNRISG</text:p>
            <text:p>ETIFVTAPHEATAGIIGVNRKGQVLSVCVEEENIIPYITNVLQNPDLALRMAVRNNLAGA</text:p>
            <text:p>EELFARKFNALFAQGNYSEAAKVAANAPKGILRTPDTIRRFQSVPAQPGQTSPLLQYFGI</text:p>
            <text:p>LLDQGQLNKYESLELCRPVLQQGRKQLLEKWLKEDKLECSEELGDLVKSVDPTLALSVYL</text:p>
            <text:p>RANVPNKVIQCFAETGQVQKIVLYAKKVGYTPDWIFLLRNVMRISPDQGQQFAQMLVQDE</text:p>
            <text:p>EPLADITQIVDVFMEYNLIQQCTAFLLDALKNNRPSEGPLQTRLLEMNLMHAPQVADAIL</text:p>
            <text:p>GNQMFTHYDRAHIAQLCEKAGLLQRALEHFTDLYDIKRAVVHTHLLNPEWLVNYFGSLSV</text:p>
            <text:p>EDSLECLRAMLSANIRQNLQICVQVASKYHEQLSTQSLIELFESFKSFEGLFYFLGSIVN</text:p>
            <text:p>FSQDPDVHFKYIQAACKTGQIKEVERICRESNCYDPERVKNFLKEAKLTDQLPLIIVCDR</text:p>
            <text:p>FDFVHDLVLYLYRNNLQKYIEIYVQKVNPSRLPVVIGGLLDVDCSEDVIKNLILVVRGQF</text:p>
            <text:p>STDELVAEVEKRNRLKLLLPWLEARIHEGCEEPATHNALAKIYIDSNNNPERFLRENPYY</text:p>
            <text:p>DSRVVGKYCEKRDPHLACVAYERGQCDLELINVCNENSLFKSLSRYLVRRKDPELWGSVL</text:p>
            <text:p>LESNPYRRPLIDQVVQTALSETQDPEEVSVTVKAFMTADLPNELIELLEKIVLDNSVFSE</text:p>
            <text:p>HRNLQNLLILTAIKADRTRVMEYINRLDNYDAPEIANIAISNELFEEAFAIFRKFDVNTS</text:p>
            <text:p>AVQVLIEHIGNLDRAYEFAERCNEPAVWSQLAKAQLQKGMVKEAIDSYIKADDPSSYMEV</text:p>
            <text:p>VQAANTSGNWEELVKYLQMARKKARESYVETELIFALAKTNRLAELEEFINGPNNAHIQQ</text:p>
            <text:p>VGDRCYDEKMYDAAKLLYNNVSNFGRLASTLVHLGEYQAAVDGARKANSTRTWKEVCFAC</text:p>
            <text:p>VDGKEFRLAQMCGLHIVVHADELEELINYYQDRGYFEELITMLEAALGLERAHMGMFTEL</text:p>
            <text:p>AILYSKFKPQKMREHLELFWSRVNIPKVLRAAEQAHLWAELVFLYDKYEEYDNAIITMMN</text:p>
            <text:p>HPTDAWKEGQFKDIITKVANVELYYRAIQFYLEFKPLLLNDLLMVLSPRLDHTRAVNYFS</text:p>
            <text:p>KVKQLPLVKPYLRSVQNHNNKSVNESLNNLFITEEDYQALRTSIDAYDNFDNISLAQRLE</text:p>
            <text:p>KHELIEFRRIAAYLFKGNNRWKQSVELCKKDSLYKDAMQYASESKDTELAEELLQWFLQE</text:p>
            <text:p>EKRECFGACLFTCYDLLRPDVVLETAWRHNIMDFAMPYFIQVMKEYLTKVDKLDASESLR</text:p>
            <text:p>KEEEQATETQPIVYGQPQLMLTAGPSVAVPPQAPFGYGYTAPPYGQPQPGFGYS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athrin heavy chain OS=Chlorocebus sabaeus OX=60711 GN=CLTCL1 PE=3 SV=1</text:p>
          </table:table-cell>
          <table:table-cell office:value-type="string" calcext:value-type="string">
            <text:p>A0A0D9RGI6</text:p>
          </table:table-cell>
          <table:table-cell office:value-type="string" calcext:value-type="string">
            <text:p>A0A0D9RGI6_CHLSB</text:p>
          </table:table-cell>
          <table:table-cell office:value-type="string" calcext:value-type="string">
            <text:p>CLTCL1</text:p>
          </table:table-cell>
          <table:table-cell office:value-type="string" calcext:value-type="string">
            <text:p>CLH2_HUMAN</text:p>
          </table:table-cell>
          <table:table-cell table:number-columns-repeated="3"/>
          <table:table-cell office:value-type="string" calcext:value-type="string">
            <text:p>[['Human Gene ID #1', 'C:clathrin coat of trans-Golgi network vesicle', 'C:clathrin complex', 'C:clathrin-coated endocytic vesicle', 'C:clathrin-coated pit', 'C:clathrin-coated vesicle', 'C:coated vesicle', 'C:cytosol', 'C:extracellular exosome', 'C:late endosome', 'C:membrane', 'C:sorting endosome', 'C:spindle', 'C:trans-Golgi network', 'F:clathrin light chain binding', 'F:structural molecule activity', 'P:anatomical structure morphogenesis', 'P:intracellular protein transport', 'P:membrane organization', 'P:mitotic cell cycle', 'P:positive regulation of glucose import', 'P:receptor-mediated endocytosis', 'P:retrograde transport, endosome to Golgi']]</text:p>
          </table:table-cell>
          <table:table-cell office:value-type="string" calcext:value-type="string">
            <text:p>&gt;tr|A0A0D9RGI6|A0A0D9RGI6_CHLSB Clathrin heavy chain OS=Chlorocebus sabaeus OX=60711 GN=CLTCL1 PE=3 SV=1</text:p>
            <text:p>MAQILPVRFQEHFQLQNLGINPANIGFSTLTMESDKFICIREKAGEQAQVTIIDMSDPMA</text:p>
            <text:p>PIRRPISAESAIMHPASKVIALKAGKTLQIFNIEMKSKMKAHSMAEEVIFWKWVSVNTVA</text:p>
            <text:p>LVTETAVYHWSMEGDSQPMKMFDRHTSLAGCQVIHYRTDEYQKWLLLIGISAQQNRVVGA</text:p>
            <text:p>MQLYSVDRKVSQPIEGHAAAFAELKMEGNAKPVTLFCFAVRNPTGGKLHIIEVGQPAAGN</text:p>
            <text:p>QPFVKKAVDVFFPPEAQTDFPVAMQIGAKHGVIYLITKYGYLHLYDLESGVCIYMNRISA</text:p>
            <text:p>DTIFVTAPHKPTSGIIGVNKKGQVLSVCVEEDNIVNYATNVLQNPDLGLRLAIRSNLAGA</text:p>
            <text:p>EKLFARKFSTLFAQGSYAEAAKVAASAPKGILRTRETVQKFQSIPAQPGQASPLLQYFGI</text:p>
            <text:p>LLDQGQLNKLESLELCHLVLQQGRKQLLEKWLKEDKLECSEELGDLVKTTDPMLALSVYL</text:p>
            <text:p>RANVPSKVIQCFAETGQFQKIVLYAKKVGYIPDWIFLLRGVMKISPEQGLQFSQMLVQDE</text:p>
            <text:p>EPLADINQIVDIFMENSLIQQCTSFLLDALKNNRPAEGLLQTWLLEMNLVHAPQVADAIL</text:p>
            <text:p>GNKMFTHYDRAHIAQLCEKAGLLQQALEHYTDLYDIKRAVVHTHLLNPEWLVNFFGSLSV</text:p>
            <text:p>EDSVECLRAMLSANIRQNLQLCVQVASKYHEQLGTQALVELFESFKSYEGLFYFLGSIVN</text:p>
            <text:p>FSQDPDVHLKYIQAACKTGQIKEVERICRESSCYNPEHVKNFLKEAKLTDQLPLIVVCDR</text:p>
            <text:p>FGFVHDLVLYLYHNNLQRYIEIYMQKVNPSRTPAVVGGLLDVDCSEEVIKHLIMAVRGQF</text:p>
            <text:p>STDELVAEVEKRNRLKLLLPWLESRIQEGCKEPATHNALAKIYIDSNNSPECFLRENAYY</text:p>
            <text:p>DSSVVGRYCEKRDPHLACVAYERGQCDLELIQVCNENSLFKSEARYLVRRKDPGLWAHVL</text:p>
            <text:p>EETNPSRRQLIDQVVQTALSETRDPEEISVTVKAFMTADLPNELIELLEKIVLDNSVFSE</text:p>
            <text:p>HRNLQNLLILTAIKADRTRVMEYISRLDNYDAPDIASIAVSSALYEEAFAVFHKFDMNAS</text:p>
            <text:p>AIQVLIEHIGNLDRAYEFAERCNEPAVWSQLAQAQLQKDLVKEAIDSCIRGDNPSSYLEV</text:p>
            <text:p>VQAASRSNNWEDLVKFLQMARKKGRESYIETELIFALAKTSRLSELEDFINGPNNAHIQQ</text:p>
            <text:p>VGDRCYEKGMYEAAKLLYSNVSNFARLASTLVHLGEYQAAVDNSRKASSTRTWKEVCFAC</text:p>
            <text:p>VDGQEFRLAQLCGLHIVIHADELEELMCYYQERGYFEELISMLEAALGLERAHMGMFTEL</text:p>
            <text:p>AILYSKFKPQKMLEHLELFWSRVNIPKVVSAAEQAHLWAELVFLYDKYEEYDNAVLTMMS</text:p>
            <text:p>HPTEAWKEGQFKDIITKVANVELCYRALQFYLDYKPLLINDLLLVLSPRLDHTRTVSFFS</text:p>
            <text:p>KAGQLPLVKPYLRSVQSHNNKSVNEALNHLLTEEEDYQGLRASIDAYDNFDNISLAQRLE</text:p>
            <text:p>KHQLMEFRRIAAYLYKGNNWWAQSVELCKKDHLYKDAMQHAAESRDAELAQKLLQWFLEE</text:p>
            <text:p>GKRECFAASLFTCYDLLRPDMVLELAWRHNLVDLAMPYFIQVMREYLSKVDRLDALESLH</text:p>
            <text:p>KQEEHVMEPAPLMFGGLAGGIEICITFPTEYVKTQLQLDERSHPPRYRGIGDCVRQTVRS</text:p>
            <text:p>HGVLGLYRGLSSLLYGSIPKAAVRFGMFEFLSNHMRDAQGRLDSTRGLLCGLGAGVAEAV</text:p>
            <text:p>VVVCPMETIKVKFIHDQTSPNPKYRGFFHGVREIVREQGLKGTYQGLTATVLKQGSNQAI</text:p>
            <text:p>RFFVMTSLRNWYRGDNPNKPMNPLITGVFGAIAGAASVFGNTPLDVIKTRMQGLEAHKYR</text:p>
            <text:p>NTWDCGLQILRKEGLKAFYKGTVPRLGRVCLDVAIVFIIYDEVVKLLNKVWKT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ine 3 OS=Chlorocebus sabaeus OX=60711 GN=CPNE3 PE=4 SV=1</text:p>
          </table:table-cell>
          <table:table-cell office:value-type="string" calcext:value-type="string">
            <text:p>A0A0D9RKP8</text:p>
          </table:table-cell>
          <table:table-cell office:value-type="string" calcext:value-type="string">
            <text:p>A0A0D9RKP8_CHLSB</text:p>
          </table:table-cell>
          <table:table-cell office:value-type="string" calcext:value-type="string">
            <text:p>CPNE3</text:p>
          </table:table-cell>
          <table:table-cell office:value-type="string" calcext:value-type="string">
            <text:p>CPNE3_HUMAN, A0A024R994_HUMAN, A0A087WUS8_HUMAN, A0A087WXR6_HUMAN, A0A087WYQ3_HUMAN, E5RFT7_HUMAN, E5RHZ0_HUMAN</text:p>
          </table:table-cell>
          <table:table-cell table:number-columns-repeated="3"/>
          <table:table-cell office:value-type="string" calcext:value-type="string">
            <text:p>[['Human Gene ID #1', 'C:azurophil granule membrane', 'C:cell junction', 'C:cytoplasm', 'C:cytosol', 'C:extracellular exosome', 'C:focal adhesion', 'C:mitochondrion', 'C:nucleolus', 'C:nucleoplasm', 'C:nucleus', 'C:plasma membrane', 'F:calcium-dependent phospholipid binding', 'F:calcium-dependent protein binding', 'F:metal ion binding', 'F:protein serine/threonine kinase activity', 'F:receptor tyrosine kinase binding', 'F:RNA binding', 'P:cellular response to calcium ion', 'P:cellular response to growth factor stimulus', 'P:ERBB2 signaling pathway', 'P:glycerophospholipid biosynthetic process', 'P:neutrophil degranulation', 'P:positive regulation of cell migration'], ['Human Gene ID #2', 'C:cytosol', 'C:mitochondrion', 'C:nucleolus', 'C:nucleoplasm', 'F:metal ion binding'], ['Human Gene ID #3', 'C:cytosol', 'C:mitochondrion', 'C:nucleolus', 'C:nucleoplasm'], ['Human Gene ID #4', 'C:cytosol', 'C:mitochondrion', 'C:nucleolus', 'C:nucleoplasm'], ['Human Gene ID #5', 'C:cytosol', 'C:mitochondrion', 'C:nucleolus', 'C:nucleoplasm'], ['Human Gene ID #6', 'C:cytosol', 'C:mitochondrion', 'C:nucleolus', 'C:nucleoplasm'], ['Human Gene ID #7', 'C:cytosol', 'C:mitochondrion', 'C:nucleolus', 'C:nucleoplasm']]</text:p>
          </table:table-cell>
          <table:table-cell office:value-type="string" calcext:value-type="string">
            <text:p>&gt;tr|A0A0D9RKP8|A0A0D9RKP8_CHLSB Uncharacterized protein OS=Chlorocebus sabaeus OX=60711 GN=CPNE3 PE=3 SV=1</text:p>
            <text:p>MAAQCVTKVALNVSCANLLDKDIGSKSDPLCVLFLNTSGQQWYEVERTERIKNCLNPQFS</text:p>
            <text:p>KTFIIDYYFEVVQKLKFGVYDIDNKTIDLSDDDFLGECECTLGQIVSNKKLTRPLVLKNG</text:p>
            <text:p>RPAGKGSIMISAEEIKDNRVVLFEMEARKLDNKDLFGKSDPYLEFHKQTSDGNWLMVHRT</text:p>
            <text:p>EVVKNNLNPVWRPFKISLNSLCYGDMDKTIKVECYDYDNDGSHDLIGTFQTTMTKLKEAS</text:p>
            <text:p>RSSPVEFECINEKKRQKKKSYKNSGVISVKQCEITVECTFLDYIMGGCQLNFTVGVDFTG</text:p>
            <text:p>SNGDPRSPDSLHYISPNGVNEYLTALWSVGLVIQDYDADKMFPAFGFGAQIPPQWQVSHE</text:p>
            <text:p>FPMNFNSSNPYCNGIQGIVEAYRSCLPQIKLYGPTNFSPIINHVARFAAAATQQQTASQY</text:p>
            <text:p>FVLLIITDGVITDLDETRQAIVNASRLPMSIIIVGVGGADFSAMEFLDGDGGSLRSPSGE</text:p>
            <text:p>VAIRDIVQFVPFRQFQNAPKEALAQCVLAEIPQQVVGYFNTYKLLPPKNPATKQQK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ine family member 9 OS=Chlorocebus sabaeus OX=60711 GN=CPNE9 PE=4 SV=1</text:p>
          </table:table-cell>
          <table:table-cell office:value-type="string" calcext:value-type="string">
            <text:p>A0A0D9RE77</text:p>
          </table:table-cell>
          <table:table-cell office:value-type="string" calcext:value-type="string">
            <text:p>A0A0D9RE77_CHLSB</text:p>
          </table:table-cell>
          <table:table-cell office:value-type="string" calcext:value-type="string">
            <text:p>CPNE9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E77|A0A0D9RE77_CHLSB Copine family member 9 OS=Chlorocebus sabaeus OX=60711 GN=CPNE9 PE=3 SV=1</text:p>
            <text:p>MQLCANKLDKKDFFGKSDPFLVFYRSNEDGTFTICHKTEVVKNTLNPVWQPFSIPVRALC</text:p>
            <text:p>NGDYDRTVKIDVYDWDRDGSHDFIGEFTTSYRELSKAQNQFTVYEVLNPRKKCKKKKYVN</text:p>
            <text:p>SGTVTLLSFSVDSEFTFVDYIKGGTQLNFTVAIDFTASNGNPLQPTSLHYMSPYQLSAYA</text:p>
            <text:p>MALKAVGEIIQDYDSDKLFPAYGFGAKLPPEGRISHQFPLNNNDEDPNCAGIEGVLESYF</text:p>
            <text:p>QSLRTVQLYGPTYFAPVINQVARAAAKISDGSQYYVLLIITDGVISDMTQTKEAIVSASS</text:p>
            <text:p>LPMSIIIVGVGPAMFEAMEELDGDDVRVSSRGRYAERDIVQFVPFRDYVDRSGNQVLSMA</text:p>
            <text:p>RLAKDVLAEIPEQLLSYMRTRDIQPRPPPPANPSPTPAPEQ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onin OS=Chlorocebus sabaeus OX=60711 GN=CORO1C PE=3 SV=1</text:p>
          </table:table-cell>
          <table:table-cell office:value-type="string" calcext:value-type="string">
            <text:p>A0A0D9S2T3</text:p>
          </table:table-cell>
          <table:table-cell office:value-type="string" calcext:value-type="string">
            <text:p>A0A0D9S2T3_CHLSB</text:p>
          </table:table-cell>
          <table:table-cell office:value-type="string" calcext:value-type="string">
            <text:p>CORO1C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2T3|A0A0D9S2T3_CHLSB Coronin OS=Chlorocebus sabaeus OX=60711 GN=CORO1C PE=3 SV=1</text:p>
            <text:p>MKASWTQDTMRRVVRQSKFRHVFGQAVKNDQCYDDIRVSRVTWDSSFCAVNPRFVAIIIE</text:p>
            <text:p>ASGGGAFLVLPLHKTGRIDKSYPTVCGHTGPVLDIDWCPHNDQVIASGSEDCTVMVWQIP</text:p>
            <text:p>ENGLTLSLTEPVVILEGHSKRVGIVAWHPTARNVLLSAGCDNAIIIWNVGTGEALINLDD</text:p>
            <text:p>MHSDMIYNVSWNRNGSLICTASKDKKVRVIDPRKQEIVAEKEKAHEGARPMRAIFLADGN</text:p>
            <text:p>VFTTGFSRMSERQLALWNPKNMQEPIALHEMDTSNGVLLPFYDPDTSIIYLCGKGDSSIR</text:p>
            <text:p>YFEITDESPYVHYLNTFSSKEPQRGMGYMPKRGLDVNKCEIARFFKLHERKCEPIIMTVP</text:p>
            <text:p>RKSDLFQDDLYPDTAGPEAALEAEEWFEGKNADPILISLKHGYIPGKNRDLKVVKKNILD</text:p>
            <text:p>SKPTANKKCDLISVPKKTTDTASVQNEAKLDEILKEIKSIKDTICNQDERISKLEQQMAK</text:p>
            <text:p>IA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llin associated and neddylation dissociated 1 OS=Chlorocebus sabaeus OX=60711 GN=CAND1 PE=4 SV=1</text:p>
          </table:table-cell>
          <table:table-cell office:value-type="string" calcext:value-type="string">
            <text:p>A0A0D9QWF7</text:p>
          </table:table-cell>
          <table:table-cell office:value-type="string" calcext:value-type="string">
            <text:p>A0A0D9QWF7_CHLSB</text:p>
          </table:table-cell>
          <table:table-cell office:value-type="string" calcext:value-type="string">
            <text:p>CAND1</text:p>
          </table:table-cell>
          <table:table-cell office:value-type="string" calcext:value-type="string">
            <text:p>CAND1_HUMAN, A8K8U1_HUMAN, B3KMG3_HUMAN, F5H6I6_HUMAN</text:p>
          </table:table-cell>
          <table:table-cell table:number-columns-repeated="3"/>
          <table:table-cell office:value-type="string" calcext:value-type="string">
            <text:p>[['Human Gene ID #1', 'C:cullin-RING ubiquitin ligase complex', 'C:cytoplasm', 'C:cytosol', 'C:extracellular exosome', 'C:extracellular region', 'C:ficolin-1-rich granule lumen', 'C:Golgi apparatus', 'C:membrane', 'C:nucleoplasm', 'C:nucleus', 'C:secretory granule lumen', 'C:ubiquitin ligase complex', 'F:TBP-class protein binding', 'P:cell differentiation', 'P:cellular iron ion homeostasis', 'P:negative regulation of catalytic activity', 'P:neutrophil degranulation', 'P:positive regulation of RNA polymerase II transcription preinitiation complex assembly', 'P:post-translational protein modification', 'P:protein ubiquitination', 'P:SCF complex assembly'], ['Human Gene ID #2', 'P:SCF complex assembly'], ['Human Gene ID #3', 'P:SCF complex assembly'], ['Human Gene ID #4', 'P:SCF complex assembly']]</text:p>
          </table:table-cell>
          <table:table-cell office:value-type="string" calcext:value-type="string">
            <text:p>&gt;tr|A0A0D9QWF7|A0A0D9QWF7_CHLSB TIP120 domain-containing protein OS=Chlorocebus sabaeus OX=60711 GN=CAND1 PE=3 SV=1</text:p>
            <text:p>MASASYHISNLLEKMTSSDKDFRFMATNDLMTELQKDSIKLDDDSERKVVKMILKLLEDK</text:p>
            <text:p>NGEVQNLAVKCLGPLVSKVKEYQVETIVDTLCTNMLSDKEQLRDISSIGLKTVIGELPPA</text:p>
            <text:p>SSGSALAANVCKKITGRLTSAIAKQEDVSVQLEALDIMADMLSRQGGLLVNFHPSILTCL</text:p>
            <text:p>LPQLTSPRLAVRKRTIIALGHLVMSCGNIVFVDLIEHLLSELSKNDSMSTTRTYIQCIAA</text:p>
            <text:p>ISRQAGHRIGEYLEKIIPLVVKFCNVDDDELREYCIQAFESFVRRCPKEVYPHVSTIINI</text:p>
            <text:p>CLKYLTYDPNYNYDDEDEDENAMDADGGDDDDQGSDDEYSDDDDMSWKVRRAAAKCLDAV</text:p>
            <text:p>VSTRHEMLPEFYKTVSPALISRFKEREENVKADVFHAYLSLLKQTRPVQSWLCDPDAMEQ</text:p>
            <text:p>GETPLTMLQSQVPNIVKALHKQMKEKSVKTRQCCFNMLTELVNVLPGALTQHIPVLVPGI</text:p>
            <text:p>IFSLNDKSSSSNLKIDALSCLYVILCNHSPQVFHPHVQALVPPVVACVGDPFYKITSEAL</text:p>
            <text:p>LVTQQLVKVIRPLDQPSSFDATPYIKDLFTCTIKRLKAADIDQEVKERAISCMGQIICNL</text:p>
            <text:p>GDNLGSDLPNTLQIFLERLKNEITRLTTVKALTLIAGSPLKIDLRPVLGEGVPILASFLR</text:p>
            <text:p>KNQRALKLGTLSALDILIKNYSDSLTAAMIDAVLDELPPLISESDMHVSQMAISFLTTLA</text:p>
            <text:p>KVYPSSLSKISGSILNELIGLVRSPLLQGGALSAMLDFFQALVVTGTNNLGYMDLLRMLT</text:p>
            <text:p>GPVYSQSTALTHKQSYYSIAKCVAALTRACPKEGPAVVGQFIQDVKNSRSTDSIRLLALL</text:p>
            <text:p>SLGEVGHHIDLSGQLELKSVILEAFSSPSEEVKSAASYALGSISVGNLPEYLPFVLQEIT</text:p>
            <text:p>SQPKRQYLLLHSLKEIISSASVVGLKPYVENIWALLLKHCECAEEGTRNVVAECLGKLTL</text:p>
            <text:p>IDPETLLPRLKGYLISGSSYARSSVVTAVKFTISDHPQPIDPLLKNCIGDFLKTLEDPDL</text:p>
            <text:p>NVRRVALVTFNSAAHNKPSLIRDLLDTVLPHLYNETKVRKELIREVEMGPFKHTVDDGLD</text:p>
            <text:p>IRKAAFECMYTLLDSCLDRLDIFEFLNHVEDGLKDHYDIKMLTFLMLVRLSTLCPSAVLQ</text:p>
            <text:p>RLDRLVEPLRATCTTKVKANSVKQEFEKQDELKRSAMRAVAALLTIPEAEKSPLMSEFQS</text:p>
            <text:p>QISSNPELAAIFESIQKDSSSTNLESMDT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clin dependent kinase 12 OS=Chlorocebus sabaeus OX=60711 GN=CDK12 PE=4 SV=1</text:p>
          </table:table-cell>
          <table:table-cell office:value-type="string" calcext:value-type="string">
            <text:p>A0A0D9S3B2</text:p>
          </table:table-cell>
          <table:table-cell office:value-type="string" calcext:value-type="string">
            <text:p>A0A0D9S3B2_CHLSB</text:p>
          </table:table-cell>
          <table:table-cell office:value-type="string" calcext:value-type="string">
            <text:p>CDK12</text:p>
          </table:table-cell>
          <table:table-cell office:value-type="string" calcext:value-type="string">
            <text:p>CDK12_HUMAN, J3QSD7_HUMAN</text:p>
          </table:table-cell>
          <table:table-cell table:number-columns-repeated="3"/>
          <table:table-cell office:value-type="string" calcext:value-type="string">
            <text:p>[['Human Gene ID #1', 'C:cyclin K-CDK12 complex', 'C:cyclin-dependent protein kinase holoenzyme complex', 'C:cyclin/CDK positive transcription elongation factor complex', 'C:nuclear cyclin-dependent protein kinase holoenzyme complex', 'C:nuclear speck', 'C:nucleoplasm', 'C:nucleus', 'F:ATP binding', 'F:cyclin binding', 'F:cyclin-dependent protein serine/threonine kinase activity', 'F:protein kinase activity', 'F:protein kinase binding', 'F:protein serine kinase activity', 'F:protein threonine kinase activity', 'F:RNA polymerase II CTD heptapeptide repeat kinase activity', 'P:mRNA processing', 'P:negative regulation of stem cell differentiation', 'P:phosphorylation of RNA polymerase II C-terminal domain', 'P:positive regulation of transcription elongation from RNA polymerase II promoter', 'P:protein autophosphorylation', 'P:protein phosphorylation', 'P:regulation of MAP kinase activity', 'P:regulation of RNA splicing', 'P:RNA splicing', 'P:transcription elongation from RNA polymerase II promoter'], ['Human Gene ID #2', 'C:nuclear speck', 'C:nucleoplasm', 'F:ATP binding', 'F:protein kinase activity']]</text:p>
          </table:table-cell>
          <table:table-cell office:value-type="string" calcext:value-type="string">
            <text:p>&gt;tr|A0A0D9S3B2|A0A0D9S3B2_CHLSB Cyclin dependent kinase 12 OS=Chlorocebus sabaeus OX=60711 GN=CDK12 PE=4 SV=1</text:p>
            <text:p>MPNSERHGGKKDGSGGASGTLQPSSGGGSSNSRERHRLVSKHKRHKSKHSKDMGLVTPEA</text:p>
            <text:p>ASLGTVIKPLVEYDDISSDSDTFSDDMAFKLDRRENDERRGSDRSDRLHKHRHHQHRRSR</text:p>
            <text:p>DLLKAKQTEKEKSQEVSSKSGSMKDRISGSSKRSNEETDDYGKAQVAKSSSKESRSSKLH</text:p>
            <text:p>KEKTRKERELKSGHKDRSKSHRKRETPKSYKTVDSPKRRSRSPHRKWSDSSKQDDSPSGA</text:p>
            <text:p>SYGQDYDLSPPRSHTSSNYDSYKKSPGSTSRRQSISPPYKEPSAYQSSTRSPSPYSRRQR</text:p>
            <text:p>SVSPYSRRRSSSYERSGSYSGRSPSPYGRRRSSSPFLSKRSLSRSPLPSRKSMKSRSRSP</text:p>
            <text:p>AYSRHSSSHSKKKRSSSRSRHSSISPVRLPLNSSLGAELSRKKKERAAAAAAAKMDGKES</text:p>
            <text:p>KGSPVFLPRKENSLVEAKDSGLESKKLPRSVKLEKSAPDTDLVNVTHLNTEVKNSLDTGK</text:p>
            <text:p>VKLDENSEKHLVKDLKAQGTRDSKPIALKEEIVTPKETETSEKETPPPLPIITSPPPPLP</text:p>
            <text:p>TTTPPPQTPPLPPLPPIPALPQQPPLPPSQPAFSQVPASSTSTLPSSTHSKTSAVSSQAN</text:p>
            <text:p>SQPPVQVSVKTQVSVTAAIPHLKTSTLPPLPLPPLLPGDDDMDSPKETLPSKPVKKEKEQ</text:p>
            <text:p>RTRHLLTDLPLPPELPGGDLSPPDSPEPKAITPPQQPYKKRPKICCPRYGERRQTESDWG</text:p>
            <text:p>KRCVDKFDIIGIIGEGTYGQVYKAKDKDTGELVALKKVRLDNEKEGFPITAIREIKILRQ</text:p>
            <text:p>LIHRSVVNMKEIVTDKQDALDFKKDKGAFYLVFEYMDHDLMGLLESGLVHFSEDHIKSFM</text:p>
            <text:p>KQLMEGLDYCHKKNFLHRDIKCSNILLNNSGQIKLADFGLARLYNSEESRPYTNKVITLW</text:p>
            <text:p>YRPPELLLGEERYTPAIDVWSCGCILGELFTKKPIFQANLELAQLELISRLCGSPCPAVW</text:p>
            <text:p>PDVIKLPYFNTMKPKKQYRRRLREEFSFIPSAALDLLDHMLTLDPSKRCTAEQTLQSDFL</text:p>
            <text:p>KDVELSKMAPPDLPHWQDCHELWSKKRRRQRQSGVVVEEPPPSKTSRKETTSGTNAEPVK</text:p>
            <text:p>NSSPAPPQPAPGKVEPGAGDAIGLGDITQQLNQSELAVLLNLLQSQTDLSIPQMAQLLNI</text:p>
            <text:p>HSNPEMQQQLEALNQSISALTEATSQQQDSENMAPEESLKEAPSAPVILPSAEQTTPEAS</text:p>
            <text:p>STPADMQNILAVLLSQLMKTQEPAGSLEENNSDKNSGPQGPRRTPTMPQEEAAEKRPPEP</text:p>
            <text:p>PGPPPPPPPPPLVEGDLSSAPQELNPAVTAALLQLLSQPEAEPPGHLPHEHQALRPMEYS</text:p>
            <text:p>TRPHPNRTYGNTDGPETGFSSIDTDERNSGPALTESLVQTLVKNRTFSGSVSHLGESSSY</text:p>
            <text:p>QGT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clin dependent kinase 13 OS=Chlorocebus sabaeus OX=60711 GN=CDK13 PE=4 SV=1</text:p>
          </table:table-cell>
          <table:table-cell office:value-type="string" calcext:value-type="string">
            <text:p>A0A0D9RRT2</text:p>
          </table:table-cell>
          <table:table-cell office:value-type="string" calcext:value-type="string">
            <text:p>A0A0D9RRT2_CHLSB</text:p>
          </table:table-cell>
          <table:table-cell office:value-type="string" calcext:value-type="string">
            <text:p>CDK13</text:p>
          </table:table-cell>
          <table:table-cell office:value-type="string" calcext:value-type="string">
            <text:p>CDK13_HUMAN, A0A024RA66_HUMAN, A0A024RA85_HUMAN</text:p>
          </table:table-cell>
          <table:table-cell table:number-columns-repeated="3"/>
          <table:table-cell office:value-type="string" calcext:value-type="string">
            <text:p>[['Human Gene ID #1', 'C:cyclin K-CDK13 complex', 'C:cyclin-dependent protein kinase holoenzyme complex', 'C:cyclin/CDK positive transcription elongation factor complex', 'C:cytosol', 'C:extracellular region', 'C:extracellular space', 'C:ficolin-1-rich granule lumen', 'C:Golgi apparatus', 'C:nuclear cyclin-dependent protein kinase holoenzyme complex', 'C:nuclear speck', 'C:nucleoplasm', 'C:nucleus', 'F:ATP binding', 'F:cyclin binding', 'F:cyclin-dependent protein serine/threonine kinase activity', 'F:protein kinase activity', 'F:protein kinase binding', 'F:protein serine kinase activity', 'F:protein threonine kinase activity', 'F:RNA binding', 'F:RNA polymerase II CTD heptapeptide repeat kinase activity', 'P:alternative mRNA splicing, via spliceosome', 'P:hemopoiesis', 'P:multicellular organism development', 'P:negative regulation of stem cell differentiation', 'P:neutrophil degranulation', 'P:phosphorylation of RNA polymerase II C-terminal domain', 'P:positive regulation of cell population proliferation', 'P:positive regulation of transcription elongation from RNA polymerase II promoter', 'P:protein phosphorylation', 'P:regulation of mitotic nuclear division', 'P:transcription elongation from RNA polymerase II promoter', 'P:viral process'], ['Human Gene ID #2', 'C:cytosol', 'C:Golgi apparatus', 'C:nuclear speck', 'F:ATP binding', 'F:protein kinase activity', 'P:cell division'], ['Human Gene ID #3', 'C:cytosol', 'C:Golgi apparatus', 'C:nuclear cyclin-dependent protein kinase holoenzyme complex', 'C:nuclear speck', 'F:ATP binding', 'F:cyclin binding', 'F:protein kinase activity', 'F:protein kinase binding', 'P:alternative mRNA splicing, via spliceosome', 'P:cell division', 'P:negative regulation of stem cell differentiation']]</text:p>
          </table:table-cell>
          <table:table-cell office:value-type="string" calcext:value-type="string">
            <text:p>&gt;tr|A0A0D9RRT2|A0A0D9RRT2_CHLSB Cyclin dependent kinase 13 OS=Chlorocebus sabaeus OX=60711 GN=CDK13 PE=4 SV=1</text:p>
            <text:p>MPSSSDTALGGGGGLSWAEKKLEERRKRRRFLSPQQPPLLLPLLQPQLLQPPPPPPPLLF</text:p>
            <text:p>LAAPGTAAAAAAAAAASSSCFSPGPPLEVKRLARGKRRAGGRQKRRRGPRAGQEAEKRRV</text:p>
            <text:p>FSLPQPQQDGGGGASSGGGVTPLVEYEDVSSQSEQGLLLGGASAATAATAAGGTGGSGGS</text:p>
            <text:p>PASSSGTQRRGEGSERRPRRDRRSSSGRSKERHREHRRRDGQRGGSEASKSRSRHSHSGE</text:p>
            <text:p>ERAEAAKSGSSSSSGGRRKSASATSSSSSSRKDRDSKAHRSRTKTSKEPPSAYKEPPKAY</text:p>
            <text:p>REDKTEPKAYRRRRSLSPLGGRDDSPVSHRASQSLRSRKSPSPAGGGSSPYSRRLPRSPS</text:p>
            <text:p>PYSRRRSPSYSRHSSYERGGDVSPSPYSSSSWRRSRSPYSPVLRRSGKSRSRSPYSSRHS</text:p>
            <text:p>RSRSRHRLSRSRSRHSSISPSTLTLKSSLAAELNKNKKARAAEAARAAEAAKAAEATKAA</text:p>
            <text:p>EAAAKAAKASNTSTPTKGNTETSASASQTNHVKDVKKIKIEHAPSPSSGGTLKNDKAKTK</text:p>
            <text:p>PPLQVTKVENNLIVDKAAKKAVIVGKESKSAATKEEPVSLKEKTKPLTPSIGAKEKEQHV</text:p>
            <text:p>ALVTSTLPPLPLPPMLPEDKEADSLRGNISVKAVKKEVEKKLRCLLADLPLPPELPGGDD</text:p>
            <text:p>LSKSPEEKKTATQLHSKRRPKICGPRYGEIKEKDIDWGKRCVDKFDIIGIIGEGTYGQVY</text:p>
            <text:p>KARDKDTGEMVALKKVRLDNEKEGFPITAIREIKILRQLTHQSIINMKEIVTDKEDALDF</text:p>
            <text:p>KKDKGAFYLVFEYMDHDLMGLLESGLVHFNENHIKSFMRQLMEGLDYCHKKNFLHRDIKC</text:p>
            <text:p>SNILLNNSRGQIKLADFGLARLYSSEESRPYTNKVITLWYRPPELLLGEERYTPAIDVWS</text:p>
            <text:p>CGCILGELFTKKPIFQANQELAQLELISRICGSPCPAVWPDVIKLPYFNTMKPKKQYRRK</text:p>
            <text:p>LREEFVFIPAAALDLFDYMLALDPSKRCTAEQALQCEFLRDVEPSKMPPPDLPLWQDCHD</text:p>
            <text:p>LWSKKRRRQKQMGMTDDVSTIKAPRKDLSLGLDDSRTNTPQGVLPSTQLKSQGNSNVAPV</text:p>
            <text:p>KTGPGQHLNHSELAILLNLLQSKTSVNMADFVQVLNIKVNSETQQQLNKINLPAGILATG</text:p>
            <text:p>EKQTDPSTPQQESSKPLGGIQPSQTIQPKVETDAAQAAVQSAFAVLLTQLIKAQQSKQKD</text:p>
            <text:p>VLLEERENGSGHEASLQLRPPPEPSTPVSGQDDLIQHQDMRILELTPEPDRPRILPPDQR</text:p>
            <text:p>PPEPPEPPPVTEEDLDYRTENQHVPTTSSSLTDPHAGVKAALLQLLAQHQPQDDPKREGG</text:p>
            <text:p>IDFQAGDTYVSTSDYKDNFGSSSFSSAPYVSNDGLGSSSAPPLERRSFIGNSDIQSLDNY</text:p>
            <text:p>STASSHSGGPPQPSAFSESFPSSVAGFGDIYLNTGPMLFSGDKDHRFEYSHGPIAVLANS</text:p>
            <text:p>SDPSTGPESTHPLPAKMHNYNYGGNLQENPSGPSLMHGQTWTSPAQGPGYSQGYRGHIST</text:p>
            <text:p>STGRGRGRGLP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clin dependent kinase 14 OS=Chlorocebus sabaeus OX=60711 GN=CDK14 PE=3 SV=1</text:p>
          </table:table-cell>
          <table:table-cell office:value-type="string" calcext:value-type="string">
            <text:p>A0A0D9RJ97</text:p>
          </table:table-cell>
          <table:table-cell office:value-type="string" calcext:value-type="string">
            <text:p>A0A0D9RJ97_CHLSB</text:p>
          </table:table-cell>
          <table:table-cell office:value-type="string" calcext:value-type="string">
            <text:p>CDK14</text:p>
          </table:table-cell>
          <table:table-cell office:value-type="string" calcext:value-type="string">
            <text:p>CDK14_HUMAN</text:p>
          </table:table-cell>
          <table:table-cell table:number-columns-repeated="3"/>
          <table:table-cell office:value-type="string" calcext:value-type="string">
            <text:p>[['Human Gene ID #1', 'C:cytoplasm', 'C:cytoplasmic cyclin-dependent protein kinase holoenzyme complex', 'C:cytosol', 'C:nucleoplasm', 'C:nucleus', 'C:plasma membrane', 'F:ATP binding', 'F:cyclin binding', 'F:cyclin-dependent protein serine/threonine kinase activity', 'F:protein serine kinase activity', 'F:protein threonine kinase activity', 'P:cell division', 'P:G2/M transition of mitotic cell cycle', 'P:protein phosphorylation', 'P:regulation of canonical Wnt signaling pathway', 'P:regulation of transcription involved in G1/S transition of mitotic cell cycle', 'P:Wnt signaling pathway']]</text:p>
          </table:table-cell>
          <table:table-cell office:value-type="string" calcext:value-type="string">
            <text:p>&gt;tr|A0A0D9RJ97|A0A0D9RJ97_CHLSB Protein kinase domain-containing protein OS=Chlorocebus sabaeus OX=60711 GN=CDK14 PE=3 SV=1</text:p>
            <text:p>MCDLIEPQPAEKIGKMKKLRRTLSESFSRIALKKDDTTFDEICVTKMSTRNCQGMDSVIK</text:p>
            <text:p>PLDTIPEDKKVRVQRTQSTFDPFEKPANQVKRVHSENNACINFKTSSTGKESPKVRRHSS</text:p>
            <text:p>PSSPTSPKFGKADSYEKLEKLGEGSYATVYKGKSKVNGKLVALKVIRLQEEEGTPFTAIR</text:p>
            <text:p>EASLLKGLKHANIVLLHDIIHTKETLTLVFEYVHTDLCQYMDKHPGGLHPDNVKLFLFQL</text:p>
            <text:p>LRGLSYIHQRYILHRDLKPQNLLISDTGELKLADFGLARAKSVPSHTYSNEVVTLWYRPP</text:p>
            <text:p>DVLLGSTEYSTCLDMWGVGCIFVEMIQGVAAFPGMKDIQDQLERIFLVLGTPNEDTWPGV</text:p>
            <text:p>HSLPHFKPERFTLYSSKNLRQAWNKLSYVNHAEDLASKLLQCSPKNRLSAQAALSHEYFS</text:p>
            <text:p>DLPPRLWELTDMSSIFTVPNVRLQPEAGESMRAFGKNNSYGKSLSNSK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-3-phosphoglycerate dehydrogenase OS=Chlorocebus sabaeus OX=60711 GN=PHGDH PE=3 SV=1</text:p>
          </table:table-cell>
          <table:table-cell office:value-type="string" calcext:value-type="string">
            <text:p>A0A0D9S621</text:p>
          </table:table-cell>
          <table:table-cell office:value-type="string" calcext:value-type="string">
            <text:p>A0A0D9S621_CHLSB</text:p>
          </table:table-cell>
          <table:table-cell office:value-type="string" calcext:value-type="string">
            <text:p>PHGDH</text:p>
          </table:table-cell>
          <table:table-cell office:value-type="string" calcext:value-type="string">
            <text:p>A0A286YFE1_HUMAN</text:p>
          </table:table-cell>
          <table:table-cell table:number-columns-repeated="3"/>
          <table:table-cell office:value-type="string" calcext:value-type="string">
            <text:p>[['Human Gene ID #1', 'F:NAD binding']]</text:p>
          </table:table-cell>
          <table:table-cell office:value-type="string" calcext:value-type="string">
            <text:p>&gt;tr|A0A0D9S621|A0A0D9S621_CHLSB D-3-phosphoglycerate dehydrogenase OS=Chlorocebus sabaeus OX=60711 GN=PHGDH PE=3 SV=1</text:p>
            <text:p>MAFANLRKVLISDSLDPCCRKILQDGGLQVVEKQNLSKEELIAELQDCEGLIVRSATKVT</text:p>
            <text:p>ADVINAAEKLQVVGRAGTGVDNVDLEAATRKGVLVMNTPNGNSLSAAELTCGMIMCLARQ</text:p>
            <text:p>IPQATASMKDGKWERKKFMGTELNGKTLGILGLGRIGREVATRMQSFGMKTIGYDPIISP</text:p>
            <text:p>EVSASFGVQQLPLEEIWPLCDFITVHTPLLPSTTGLLNDNTFAQCKKGVRVVNCARGGIV</text:p>
            <text:p>DEGALLRALQSGQCAGAALDVFTEEPPRDRALVDHENVISCPHLGASTKEAQSRCGEEIA</text:p>
            <text:p>VQFVDMVKGKSLTGVVNAQALTSAFSPHTKPWIGLAEALGTLMRAWAGSPKGTIQVITQG</text:p>
            <text:p>TSLKNAGNCLSPAVIVGLLKEASKQADVNLVNAKLLVKEAGLDVTTSHSPAAPGEQGFGE</text:p>
            <text:p>CLLAVALAGAPYQAVGLVQGTTPVLQGLNGAVFRPEVPLRRGLPLLLFRTQTSDPAMLPT</text:p>
            <text:p>MIGLLAEAGVRLLSYQTSLVSDGETWHVMGISSLLPSLEAWKPHVTEAFQFH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-box helicase 17 OS=Chlorocebus sabaeus OX=60711 GN=DDX17 PE=3 SV=1</text:p>
          </table:table-cell>
          <table:table-cell office:value-type="string" calcext:value-type="string">
            <text:p>A0A0D9R2U6</text:p>
          </table:table-cell>
          <table:table-cell office:value-type="string" calcext:value-type="string">
            <text:p>A0A0D9R2U6_CHLSB</text:p>
          </table:table-cell>
          <table:table-cell office:value-type="string" calcext:value-type="string">
            <text:p>DDX17</text:p>
          </table:table-cell>
          <table:table-cell office:value-type="string" calcext:value-type="string">
            <text:p>DDX17_HUMAN, A0A1X7SBZ2_HUMAN, A0A5H1ZRQ2_HUMAN, Q59F66_HUMAN</text:p>
          </table:table-cell>
          <table:table-cell table:number-columns-repeated="3"/>
          <table:table-cell office:value-type="string" calcext:value-type="string">
            <text:p>[['Human Gene ID #1', 'C:cytoplasm', 'C:cytosol', 'C:membrane', 'C:nuclear speck', 'C:nucleolus', 'C:nucleoplasm', 'C:nucleus', 'C:ribonucleoprotein complex', 'F:ATP binding', 'F:RNA binding', 'F:RNA helicase activity', 'F:RNA-dependent ATPase activity', 'F:transcription coactivator activity', 'P:alternative mRNA splicing, via spliceosome', 'P:androgen receptor signaling pathway', 'P:defense response to virus', 'P:epithelial to mesenchymal transition', 'P:gene silencing by RNA', 'P:intracellular estrogen receptor signaling pathway', 'P:miRNA metabolic process', 'P:myoblast differentiation', 'P:positive regulation of transcription by RNA polymerase II', 'P:regulation of alternative mRNA splicing, via spliceosome', 'P:regulation of skeletal muscle cell differentiation', 'P:regulation of transcription by RNA polymerase II', 'P:RNA processing', 'P:rRNA processing'], ['Human Gene ID #2', 'C:nuclear speck', 'F:ATP binding', 'F:nucleic acid binding', 'F:RNA helicase activity'], ['Human Gene ID #3', 'F:ATP binding', 'F:nucleic acid binding', 'F:RNA helicase activity'], ['Human Gene ID #4', 'F:ATP binding', 'F:nucleic acid binding', 'F:RNA helicase activity']]</text:p>
          </table:table-cell>
          <table:table-cell office:value-type="string" calcext:value-type="string">
            <text:p>&gt;tr|A0A0D9R2U6|A0A0D9R2U6_CHLSB RNA helicase OS=Chlorocebus sabaeus OX=60711 GN=DDX17 PE=3 SV=1</text:p>
            <text:p>MRGGGFGDRDRDRDRGGFGARGGGGLPPKKFGNPGERLRKKKWDLSELPKFEKNFYVEHP</text:p>
            <text:p>EVARLTPYEVDELRRKKEITVRGGDVCPKPVFAFHHANFPQYVMDVLMDQHFTEPTPIQC</text:p>
            <text:p>QGFPLALSGRDMVGIAQTGSGKTLAYLLPAIVHINHQPYLERGDGPICLVLAPTRELAQQ</text:p>
            <text:p>VQQVADDYGKCSRLKSTCIYGGAPKGPQIRDLERGVEICIATPGRLIDFLESGKTNLRRC</text:p>
            <text:p>TYLVLDEADRMLDMGFEPQIRKIVDQIRPDRQTLMWSATWPKEVRQLAEDFLRDYTQINV</text:p>
            <text:p>GNLELSANHNILQIVDVCMESEKDHKLIQLMEEIMAEKENKTIIFVETKRRCDDLTRRMR</text:p>
            <text:p>RDGWPAMCIHGDKSQPERDWVLNEFRSGKAPILIATDVASRGLDVEDVKFVINYDYPNSS</text:p>
            <text:p>EDYVHRIGRTARSTNKGTAYTFFTPGNLKQARELIKVLEEANQAINPKLMQLVDHRGGGG</text:p>
            <text:p>GGGGRSRYRTTSSANNPNLMYQDECDRRLRGVKDGGRRDSASYRDRSETDRAGYANGSGY</text:p>
            <text:p>GSPNSAFGAQAGQYTYGQGTYGAAAYGTSSYTAQEYGAGTYGASSTTSTGRSSQSSSQQF</text:p>
            <text:p>SGIGRSGQQPQPLMSQQFAQPPGATNMIGYMGQTAYQYPPPPPPPPPSR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-box helicase 3 Y-linked OS=Chlorocebus sabaeus OX=60711 GN=DDX3Y PE=3 SV=1</text:p>
          </table:table-cell>
          <table:table-cell office:value-type="string" calcext:value-type="string">
            <text:p>A0A0D9S0E1</text:p>
          </table:table-cell>
          <table:table-cell office:value-type="string" calcext:value-type="string">
            <text:p>A0A0D9S0E1_CHLSB</text:p>
          </table:table-cell>
          <table:table-cell office:value-type="string" calcext:value-type="string">
            <text:p>DDX3Y</text:p>
          </table:table-cell>
          <table:table-cell office:value-type="string" calcext:value-type="string">
            <text:p>DDX3Y_HUMAN, A0A024R9A4_HUMAN, A0A2R8Y7T2_HUMAN, A0A2R8YFR4_HUMAN, A0A2U3TZJ9_HUMAN, C9J081_HUMAN, C9J8G5_HUMAN</text:p>
          </table:table-cell>
          <table:table-cell table:number-columns-repeated="3"/>
          <table:table-cell office:value-type="string" calcext:value-type="string">
            <text:p>[['Human Gene ID #1', 'C:cytosol', 'C:membrane', 'C:nucleoplasm', 'C:nucleus', 'C:P granule', 'F:ATP binding', 'F:DNA binding', 'F:RNA binding', 'F:RNA helicase activity', 'P:cell differentiation', 'P:gamete generation'], ['Human Gene ID #2', 'C:cytosol', 'C:nucleoplasm', 'F:ATP binding', 'F:nucleic acid binding', 'F:RNA helicase activity'], ['Human Gene ID #3', 'F:ATP binding', 'F:nucleic acid binding', 'F:RNA helicase activity'], ['Human Gene ID #4', 'F:ATP binding', 'F:nucleic acid binding', 'F:RNA helicase activity'], ['Human Gene ID #5', 'F:ATP binding', 'F:nucleic acid binding', 'F:RNA helicase activity'], ['Human Gene ID #6', 'C:cytosol', 'F:ATP binding', 'F:nucleic acid binding', 'F:RNA helicase activity'], ['Human Gene ID #7', 'C:cytosol', 'F:ATP binding', 'F:RNA helicase activity']]</text:p>
          </table:table-cell>
          <table:table-cell office:value-type="string" calcext:value-type="string">
            <text:p>&gt;tr|A0A0D9S0E1|A0A0D9S0E1_CHLSB RNA helicase OS=Chlorocebus sabaeus OX=60711 GN=DDX3Y PE=3 SV=1</text:p>
            <text:p>MSHVGVKNDPELDQQLANLDLNASEKQSGGASTASKGRYIPPHLRNRDASKGFHDKDSSG</text:p>
            <text:p>WSCSKDKDAYSSFGSRDSRGKSGYFSERGSGSRGRFDDRGRSDYDGIGSRDRTGFGRFER</text:p>
            <text:p>SGRSRWCDKSDEDDWSKPLPPSERLEQELFSGGNTGINFEKYDDIPVEATGSNCPPHIEN</text:p>
            <text:p>FSDIDMGEIIMGNIELTRYTRPTPVQKHAIPIIKGKRDLMACAQTGSGKTAAFLLPILSQ</text:p>
            <text:p>IYTDGPGEALKAVKENGRYGRRKQYPISLVLAPTRELAVQIYEEARKFSYRSRVRPCVVY</text:p>
            <text:p>GGADIGQQIRDLERGCHLLVATPGRLVDMMERGKIGLDFCKYLVLDEADRMLDMGFEPQI</text:p>
            <text:p>RRIVEQDTMPPKGVRHTMMFSATFPKEIQMLARDFLDEYIFLAVGRVGSTSENITQKVVW</text:p>
            <text:p>VEDLDKRSFLLDLLGATGRDSLTLVFVETKKGADSLEDFLYHEGYACTSIHGDRSQRDRE</text:p>
            <text:p>EALHQFRSGKSPILVATAVAARGLDISNVRHVINFDLPSDIEEYVHRIGRTGRVGNLGLA</text:p>
            <text:p>TSFFNEKNMNITKDLLDLLVEAKQEVPSWLENMAYEHHYKGGNRGRSKRFSGGFGARDYR</text:p>
            <text:p>QSSGSSSSGFSSSRGSSSRSGGGGYGSSRGFGGGGYGGFYTSDGYGGNYNSQGVDWWG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-box helicase 5 OS=Chlorocebus sabaeus OX=60711 GN=DDX5 PE=3 SV=1</text:p>
          </table:table-cell>
          <table:table-cell office:value-type="string" calcext:value-type="string">
            <text:p>A0A0D9QVI6</text:p>
          </table:table-cell>
          <table:table-cell office:value-type="string" calcext:value-type="string">
            <text:p>A0A0D9QVI6_CHLSB</text:p>
          </table:table-cell>
          <table:table-cell office:value-type="string" calcext:value-type="string">
            <text:p>DDX5</text:p>
          </table:table-cell>
          <table:table-cell office:value-type="string" calcext:value-type="string">
            <text:p>DDX5_HUMAN, A0A0G2JLI4_HUMAN, B4DN41_HUMAN, B5BUE6_HUMAN, J3KTA4_HUMAN, J3KTQ4_HUMAN, J3QRQ7_HUMAN</text:p>
          </table:table-cell>
          <table:table-cell table:number-columns-repeated="3"/>
          <table:table-cell office:value-type="string" calcext:value-type="string">
            <text:p>[['Human Gene ID #1', 'C:catalytic step 2 spliceosome', 'C:cytoplasm', 'C:cytosol', 'C:extracellular exosome', 'C:membrane', 'C:nucleolus', 'C:nucleoplasm', 'C:nucleus', 'C:ribonucleoprotein complex', 'F:androgen receptor binding', 'F:ATP binding', 'F:MH2 domain binding', "F:mRNA 3'-UTR binding", 'F:pre-mRNA binding', 'F:primary miRNA binding', 'F:promoter-specific chromatin binding', 'F:R-SMAD binding', 'F:ribonucleoprotein complex binding', 'F:RNA binding', 'F:RNA helicase activity', 'F:SMAD binding', 'P:alternative mRNA splicing, via spliceosome', 'P:androgen receptor signaling pathway', 'P:BMP signaling pathway', 'P:epithelial to mesenchymal transition', 'P:intracellular estrogen receptor signaling pathway', 'P:intrinsic apoptotic signaling pathway by p53 class mediator', 'P:mRNA splicing, via spliceosome', 'P:mRNA transcription', 'P:myoblast differentiation', 'P:negative regulation of transcription by RNA polymerase II', 'P:nuclear-transcribed mRNA catabolic process', 'P:positive regulation of DNA damage response, signal transduction by p53 class mediator', 'P:positive regulation of production of miRNAs involved in gene silencing by miRNA', 'P:pri-miRNA transcription by RNA polymerase II', 'P:regulation of alternative mRNA splicing, via spliceosome', 'P:regulation of androgen receptor signaling pathway', 'P:regulation of osteoblast differentiation', 'P:regulation of skeletal muscle cell differentiation', 'P:regulation of transcription by RNA polymerase II', 'P:rhythmic process'], ['Human Gene ID #2', 'NO GO TERMS ASSOCIATED'], ['Human Gene ID #3', 'C:cytoplasm', 'C:spliceosomal complex', 'F:ATP binding', 'F:RNA binding', 'F:RNA helicase activity', 'P:rhythmic process'], ['Human Gene ID #4', 'C:cytoplasm', 'C:spliceosomal complex', 'F:ATP binding', 'F:RNA binding', 'F:RNA helicase activity', 'P:rhythmic process'], ['Human Gene ID #5', 'C:cytoplasm', 'C:nucleolus', 'C:nucleoplasm', 'C:spliceosomal complex', 'F:ATP binding', 'F:RNA binding', 'F:RNA helicase activity', 'P:rhythmic process'], ['Human Gene ID #6', 'F:ATP binding', 'F:RNA helicase activity'], ['Human Gene ID #7', 'F:ATP binding', 'F:nucleic acid binding', 'F:RNA helicase activity']]</text:p>
          </table:table-cell>
          <table:table-cell office:value-type="string" calcext:value-type="string">
            <text:p>&gt;tr|A0A0D9QVI6|A0A0D9QVI6_CHLSB DEAD box protein 5 OS=Chlorocebus sabaeus OX=60711 GN=DDX5 PE=3 SV=1</text:p>
            <text:p>MSGYSSDRDRGRDRGFGAPRFGGSRAGPLSGKKFGNPGEKLVKKKWNLDELPKFEKNFYQ</text:p>
            <text:p>EHPDLARRTAQEVETYRRSKEITVRGHNCPKPVLNFYEANFPANVMDVIARQNFTEPTAI</text:p>
            <text:p>QAQGWPVALSGLDMVGVAQTGSGKTLSYLLPAIVHINHQPFLERGDGPICLVLAPTRELA</text:p>
            <text:p>QQVQQVAAEYCRACRLKSTCIYGGAPKGPQIRDLERGVEICIATPGRLIDFLECGKTNLR</text:p>
            <text:p>RTTYLVLDEADRMLDMGFEPQIRKIVDQIRPDRQTLMWSATWPKEVRQLAEDFLKDYIHI</text:p>
            <text:p>NIGALELSANHNILQIVDVCHDVEKDEKLIRLMEEIMSEKENKTIVFVETKRRCDELTRK</text:p>
            <text:p>MRRDGWPAMGIHGDKSQQERDWVLNEFKHGKAPILIATDVASRGLDVEDVKFVINYDYPN</text:p>
            <text:p>SSEDYIHRIGRTARSTKTGTAYTFFTPNNIKQVSDLISVLREANQAINPKLLQLVEDRGS</text:p>
            <text:p>GRSRGRGGMKDDRRDRYSAGKRGGFNTFRDRENYDRGYSSLLKRDFGAKTQNGVYSAANY</text:p>
            <text:p>TNGSFGSNFVSAGIQTSFRTGNPTGTYQNGYDSTQQYGSNVPNMHNGMNQQAYAYPATAA</text:p>
            <text:p>APMIGYPMPTGYS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min OS=Chlorocebus sabaeus OX=60711 GN=DES PE=3 SV=1</text:p>
          </table:table-cell>
          <table:table-cell office:value-type="string" calcext:value-type="string">
            <text:p>A0A0D9R6T4</text:p>
          </table:table-cell>
          <table:table-cell office:value-type="string" calcext:value-type="string">
            <text:p>A0A0D9R6T4_CHLSB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M_HUMAN, A0A384NPX1_HUMAN, A5Z217_HUMAN, L7RDA5_HUMAN, Q2PUK1_HUMAN, Q45VM6_HUMAN, Q45VM7_HUMAN, Q45VM8_HUMAN, Q53SB5_HUMAN, Q9GZR6_HUMAN, Q9H319_HUMAN</text:p>
          </table:table-cell>
          <table:table-cell table:number-columns-repeated="3"/>
          <table:table-cell office:value-type="string" calcext:value-type="string">
            <text:p>[['Human Gene ID #1', 'C:cardiac myofibril', 'C:cytosol', 'C:extracellular exosome', 'C:fascia adherens', 'C:intercalated disc', 'C:intermediate filament', 'C:intermediate filament cytoskeleton', 'C:neuromuscular junction', 'C:nucleus', 'C:sarcolemma', 'C:Z disc', 'F:cytoskeletal protein binding', 'F:identical protein binding', 'F:structural constituent of cytoskeleton', 'P:cytoskeleton organization', 'P:intermediate filament organization', 'P:muscle contraction', 'P:muscle filament sliding', 'P:regulation of heart contraction'], ['Human Gene ID #2', 'C:intermediate filament'], ['Human Gene ID #3', 'C:intermediate filament'], ['Human Gene ID #4', 'C:intermediate filament'], ['Human Gene ID #5', 'C:intermediate filament'], ['Human Gene ID #6', 'C:intermediate filament'], ['Human Gene ID #7', 'C:intermediate filament'], ['Human Gene ID #8', 'C:intermediate filament'], ['Human Gene ID #9', 'C:fascia adherens', 'C:intermediate filament', 'C:intermediate filament cytoskeleton', 'C:neuromuscular junction', 'C:nucleus', 'C:sarcolemma', 'C:Z disc'], ['Human Gene ID #10', 'C:intermediate filament'], ['Human Gene ID #11', 'C:intermediate filament']]</text:p>
          </table:table-cell>
          <table:table-cell office:value-type="string" calcext:value-type="string">
            <text:p>&gt;tr|A0A0D9R6T4|A0A0D9R6T4_CHLSB Desmin OS=Chlorocebus sabaeus OX=60711 GN=DES PE=3 SV=1</text:p>
            <text:p>MSQAYSSSQRVSSYRRTFGGAPSFPLGSPLSSPVFPRAGFGSKGSSSSVTSRVYQVSRTS</text:p>
            <text:p>GGAGGLGSLRASRLGTTRAPSSYGAGELLDFSLADAVNQEFLTTRTNEKVELQELNDRFA</text:p>
            <text:p>NYIEKVRFLEQQNAALAAEVNRLKGREPTRVAELYEEELRELRRQVEVLTNQRARVDVER</text:p>
            <text:p>DNLLDDLQRLKAKLQEEIQLKEEAENNLAAFRADVDAATLARIDLERRIESLNEEIAFLK</text:p>
            <text:p>KVHEEEIRELQAQLQEQQVQVEMDMSKPDLTAALRDIRAQYETIAAKNISEAEEWYKSKV</text:p>
            <text:p>SDLTQAANKNNDALRQAKQEMMEYRHQIQSYTCEIDALKGTNDSLMRQMRELEDRFASEA</text:p>
            <text:p>SGYQDNIARLEEEIRHLKDEMARHLREYQDLLNVKMALDVEIATYRKLLEGEESRINLPI</text:p>
            <text:p>QTFSALNFRETSPEQRGSEVHTKKTVMIKTIETRDGEVVSEATQQQHEV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xD-box helicase 39A OS=Chlorocebus sabaeus OX=60711 GN=DDX39A PE=4 SV=1</text:p>
          </table:table-cell>
          <table:table-cell office:value-type="string" calcext:value-type="string">
            <text:p>A0A0D9R1Z7</text:p>
          </table:table-cell>
          <table:table-cell office:value-type="string" calcext:value-type="string">
            <text:p>A0A0D9R1Z7_CHLSB</text:p>
          </table:table-cell>
          <table:table-cell office:value-type="string" calcext:value-type="string">
            <text:p>DDX39A</text:p>
          </table:table-cell>
          <table:table-cell office:value-type="string" calcext:value-type="string">
            <text:p>DX39A_HUMAN, B4DX78_HUMAN</text:p>
          </table:table-cell>
          <table:table-cell table:number-columns-repeated="3"/>
          <table:table-cell office:value-type="string" calcext:value-type="string">
            <text:p>[['Human Gene ID #1', 'C:cytoplasm', 'C:membrane', 'C:nuclear speck', 'C:nucleoplasm', 'C:nucleus', 'F:ATP binding', 'F:ATPase activity', 'F:identical protein binding', 'F:RNA binding', 'F:RNA helicase activity', "P:mRNA 3'-end processing", 'P:mRNA export from nucleus', 'P:mRNA splicing, via spliceosome', 'P:RNA export from nucleus'], ['Human Gene ID #2', 'F:ATP binding', 'F:nucleic acid binding', 'F:RNA helicase activity']]</text:p>
          </table:table-cell>
          <table:table-cell office:value-type="string" calcext:value-type="string">
            <text:p>&gt;tr|A0A0D9R1Z7|A0A0D9R1Z7_CHLSB RNA helicase OS=Chlorocebus sabaeus OX=60711 GN=DDX39A PE=4 SV=1</text:p>
            <text:p>MAEQDVENDLLDYDEEEEPQAPQESTPAPPKKDIKGSYVSIHSSGFRDFLLKPELLRAIV</text:p>
            <text:p>DCGFEHPSEVQHECIPQAILGMDVLCQAKSGMGKTAVFVLATLQQIEPVNGQVTVLVMCH</text:p>
            <text:p>TRELAFQISKEYERFSKYMPSVKVSVFFGGLSIKKDEEVLKKNCPHVVVGTPGRILALVR</text:p>
            <text:p>NRSFSLKNVKHFVLDECDKMLEQLDMRRDVQEIFRLTPHEKQCMMFSATLSKDIRPVCRK</text:p>
            <text:p>FMQDPMEVFVDDETKLTLHGLQQYYVKLKDSEKNRKLFDLLDVLEFNQVIIFVKSVQRCM</text:p>
            <text:p>ALAQLLVEQNFPAIAIHRGMAQEERLSRYQQFKDFQRRILVATNLFGRGMDIERVNIVFN</text:p>
            <text:p>YDMPEDSDTYLHRVARAGRFGTKGLAITFVSDENDAKILNDVQDRFEVNVAELPEEIDIS</text:p>
            <text:p>TYIEQS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xD-box helicase 39B OS=Chlorocebus sabaeus OX=60711 GN=DDX39B PE=4 SV=1</text:p>
          </table:table-cell>
          <table:table-cell office:value-type="string" calcext:value-type="string">
            <text:p>A0A0D9R829</text:p>
          </table:table-cell>
          <table:table-cell office:value-type="string" calcext:value-type="string">
            <text:p>A0A0D9R829_CHLSB</text:p>
          </table:table-cell>
          <table:table-cell office:value-type="string" calcext:value-type="string">
            <text:p>DDX39B</text:p>
          </table:table-cell>
          <table:table-cell office:value-type="string" calcext:value-type="string">
            <text:p>DX39B_HUMAN, A0A024RCM3_HUMAN, A0A0A0MT12_HUMAN, F6QYI9_HUMAN, F6SXL5_HUMAN, F6TRA5_HUMAN, F6WLT2_HUMAN</text:p>
          </table:table-cell>
          <table:table-cell table:number-columns-repeated="3"/>
          <table:table-cell office:value-type="string" calcext:value-type="string">
            <text:p>[['Human Gene ID #1', 'C:cytoplasm', 'C:nuclear matrix', 'C:nuclear speck', 'C:nucleoplasm', 'C:nucleus', 'C:spliceosomal complex', 'C:transcription export complex', 'F:ATP binding', 'F:ATP-dependent protein binding', 'F:ATPase activity', 'F:identical protein binding', 'F:protein-containing complex binding', 'F:RNA binding', 'F:RNA helicase activity', 'F:RNA-dependent ATPase activity', 'F:U4 snRNA binding', 'F:U6 snRNA binding', 'P:liver development', "P:mRNA 3'-end processing", 'P:mRNA export from nucleus', 'P:mRNA splicing, via spliceosome', 'P:negative regulation of DNA damage checkpoint', 'P:positive regulation of cell growth involved in cardiac muscle cell development', 'P:positive regulation of DNA biosynthetic process', 'P:positive regulation of DNA-templated transcription, elongation', 'P:positive regulation of translation', 'P:positive regulation of vascular associated smooth muscle cell proliferation', 'P:RNA export from nucleus', 'P:RNA secondary structure unwinding', 'P:RNA splicing', 'P:spliceosomal complex assembly', 'P:viral mRNA export from host cell nucleus'], ['Human Gene ID #2', 'C:nuclear matrix', 'C:nuclear speck', 'C:protein-containing complex', 'F:ATP binding', 'F:nucleic acid binding', 'F:protein-containing complex binding', 'F:RNA helicase activity', 'P:liver development', 'P:positive regulation of cell growth involved in cardiac muscle cell development', 'P:positive regulation of DNA biosynthetic process', 'P:positive regulation of translation', 'P:positive regulation of vascular associated smooth muscle cell proliferation'], ['Human Gene ID #3', 'C:nuclear speck', 'F:ATP binding', 'F:nucleic acid binding', 'F:RNA helicase activity'], ['Human Gene ID #4', 'C:nuclear speck', 'F:ATP binding', 'F:nucleic acid binding', 'F:RNA helicase activity'], ['Human Gene ID #5', 'C:nuclear speck', 'F:ATP binding', 'F:nucleic acid binding', 'F:RNA helicase activity'], ['Human Gene ID #6', 'C:nuclear speck', 'F:ATP binding', 'F:nucleic acid binding', 'F:RNA helicase activity'], ['Human Gene ID #7', 'C:nuclear speck', 'F:ATP binding', 'F:nucleic acid binding', 'F:RNA helicase activity']]</text:p>
          </table:table-cell>
          <table:table-cell office:value-type="string" calcext:value-type="string">
            <text:p>&gt;tr|A0A0D9R829|A0A0D9R829_CHLSB RNA helicase OS=Chlorocebus sabaeus OX=60711 GN=DDX39B PE=4 SV=1</text:p>
            <text:p>MAENDVDNELLDYEDDEVETAAGGDGAEAPAKKDVKGSYVSIHSSGFRDFLLKPELLRAI</text:p>
            <text:p>VDCGFEHPSEVQHECIPQAILGMDVLCQAKSGMGKTAVFVLATLQQLEPVTGQVSVLVMC</text:p>
            <text:p>HTRELAFQISKEYERFSKYMPNVKVAVFFGGLSIKKDEEVLKKNCPHIVVGTPGRILALA</text:p>
            <text:p>RNKSLNLKHIKHFILDECDKMLEQLDMRRDVQEIFRMTPHEKQVMMFSATLSKEIRPVCR</text:p>
            <text:p>KFMQDPMEIFVDDETKLTLHGLQQYYVKLKDNEKNRKLFDLLDVLEFNQVVIFVKSVQRC</text:p>
            <text:p>IALAQLLVEQNFPAIAIHRGMPQEERLSRYQQFKDFQRRILVATNLFGRGMDIERVNIAF</text:p>
            <text:p>NYDMPEDSDTYLHRVARAGRFGTKGLAITFVSDENDAKILNDVQDRFEVNISELPDEIDI</text:p>
            <text:p>SSYS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xH-box helicase 9 OS=Chlorocebus sabaeus OX=60711 GN=DHX9 PE=4 SV=1</text:p>
          </table:table-cell>
          <table:table-cell office:value-type="string" calcext:value-type="string">
            <text:p>A0A0D9RJE1</text:p>
          </table:table-cell>
          <table:table-cell office:value-type="string" calcext:value-type="string">
            <text:p>A0A0D9RJE1_CHLSB</text:p>
          </table:table-cell>
          <table:table-cell office:value-type="string" calcext:value-type="string">
            <text:p>DHX9</text:p>
          </table:table-cell>
          <table:table-cell office:value-type="string" calcext:value-type="string">
            <text:p>DHX9_HUMAN</text:p>
          </table:table-cell>
          <table:table-cell table:number-columns-repeated="3"/>
          <table:table-cell office:value-type="string" calcext:value-type="string">
            <text:p>[['Human Gene ID #1', 'C:actin cytoskeleton', 'C:centrosome', 'C:CRD-mediated mRNA stability complex', 'C:cytoplasm', 'C:cytoplasmic ribonucleoprotein granule', 'C:cytosol', 'C:membrane', 'C:nuclear body', 'C:nuclear stress granule', 'C:nucleolus', 'C:nucleoplasm', 'C:nucleus', 'C:perichromatin fibrils', 'C:polysomal ribosome', 'C:polysome', 'C:protein-containing complex', 'C:ribonucleoprotein complex', 'C:RISC complex', 'C:RISC-loading complex', "F:3'-5' DNA helicase activity", "F:3'-5' DNA/RNA helicase activity", "F:3'-5' RNA helicase activity", 'F:ATP binding', 'F:ATPase activity', 'F:chromatin DNA binding', 'F:DNA binding', 'F:DNA helicase activity', 'F:DNA replication origin binding', 'F:double-stranded DNA binding', 'F:double-stranded RNA binding', 'F:importin-alpha family protein binding', 'F:metal ion binding', 'F:mRNA binding', 'F:nucleoside-triphosphatase activity', 'F:nucleoside-triphosphate diphosphatase activity', 'F:polysome binding', 'F:promoter-specific chromatin binding', 'F:regulatory region RNA binding', 'F:RISC complex binding', 'F:RNA binding', 'F:RNA helicase activity', 'F:RNA polymerase binding', 'F:RNA polymerase II cis-regulatory region sequence-specific DNA binding', 'F:RNA polymerase II complex binding', 'F:RNA polymerase II transcription factor binding', 'F:RNA stem-loop binding', 'F:sequence-specific mRNA binding', "F:single-stranded 3'-5' DNA helicase activity", 'F:single-stranded DNA binding', 'F:single-stranded RNA binding', 'F:siRNA binding', 'F:transcription coactivator activity', 'F:transcription coregulator activity', 'F:triplex DNA binding', 'P:alternative mRNA splicing, via spliceosome', 'P:cellular protein-containing complex assembly', 'P:cellular response to exogenous dsRNA', 'P:cellular response to tumor necrosis factor', 'P:CRD-mediated mRNA stabilization', 'P:DNA duplex unwinding', 'P:DNA replication', 'P:DNA-templated transcription, termination', 'P:DNA-templated viral transcription', 'P:G-quadruplex DNA unwinding', 'P:inflammatory response', 'P:innate immune response', 'P:mRNA splicing, via spliceosome', 'P:mRNA transport', 'P:osteoblast differentiation', 'P:positive regulation of cytoplasmic translation', 'P:positive regulation of DNA repair', 'P:positive regulation of DNA replication', 'P:positive regulation of DNA topoisomerase (ATP-hydrolyzing) activity', 'P:positive regulation of fibroblast proliferation', 'P:positive regulation of gene silencing by miRNA', 'P:positive regulation of inflammatory response', 'P:positive regulation of innate immune response', 'P:positive regulation of interferon-alpha production', 'P:positive regulation of interferon-beta production', 'P:positive regulation of interleukin-18 production', 'P:positive regulation of interleukin-6 production', 'P:positive regulation of NF-kappaB transcription factor activity', 'P:positive regulation of polysome binding', 'P:positive regulation of response to cytokine stimulus', 'P:positive regulation of RNA export from nucleus', 'P:positive regulation of transcription by RNA polymerase II', 'P:positive regulation of tumor necrosis factor production', 'P:positive regulation of type I interferon production', 'P:positive regulation of viral transcription', 'P:positive regulation of viral translation', 'P:protein localization to cytoplasmic stress granule', 'P:pyroptosis', 'P:regulation of cytoplasmic translation', 'P:regulation of defense response to virus by host', 'P:regulation of mRNA processing', 'P:regulation of transcription by RNA polymerase II', 'P:rhythmic process', 'P:RNA secondary structure unwinding', 'P:small RNA loading onto RISC', 'P:targeting of mRNA for destruction involved in RNA interference']]</text:p>
          </table:table-cell>
          <table:table-cell office:value-type="string" calcext:value-type="string">
            <text:p>&gt;tr|A0A0D9RJE1|A0A0D9RJE1_CHLSB RNA helicase OS=Chlorocebus sabaeus OX=60711 GN=DHX9 PE=3 SV=1</text:p>
            <text:p>MQPNLSLILQTLESEEVDLNAGLHGNWTLENAKARLNQYFQKEKIQGEYKYTQVGPDHNR</text:p>
            <text:p>SFIAEMTIYIKQLGRRIFAREHGSNKKLAAQSCALSLVRQLYHLGVVEAYSGLTKKKEGE</text:p>
            <text:p>TVEPYKVNLSQDLEHQLQNIIQELNLEILPPPEDPSVPVALNIGKLAHFEPSQRQNQVGV</text:p>
            <text:p>VPWSPPQSNWNPWTSSNIDEGPLAFATPEQISMDLKNELMYQLEQDHDLQAILQERELLP</text:p>
            <text:p>VKKFESEILEAISQNSVVIIRGATGCGKTTQVPQFILDDFIQNDRAAECNIVVTQPRRIS</text:p>
            <text:p>AVSVAERVAFERGEEPGKSCGYSVRFESILPRPHASIMFCTVGVLLRKLEAGIRGISHVI</text:p>
            <text:p>VDEIHERDINTDFLLVVLRDVVQAYPEVRIVLMSATIDTSMFCEYFFNCPIIEVYGRTYP</text:p>
            <text:p>VQEYFLEDCIQMTHFVPPPKDKKKKDKDEDGGEDDDANCNLICGDEYGPETRLSMSQLNE</text:p>
            <text:p>KETPFELIEALLKYIETLNVPGAVLVFLPGWNLIYTMQKHLEMNPHFGSHRYQILPLHSQ</text:p>
            <text:p>IPREEQRKVFDPVPVGVTKVILSTNIAETSITINDVVYVIDSCKQKVKLFTAHNNMTNYA</text:p>
            <text:p>TVWASKTNLEQRKGRAGRVRPGFCFHLCSRARFERLETHMTPEMFRTPLHEIALSIKLLR</text:p>
            <text:p>LGGIGQFLAKAIEPPPLDAVIEAEHTLRELDALDANDELTPLGRILAKLPIEPRFGKMMI</text:p>
            <text:p>MGCIFYVGDAICTIAAATCFPEPFINEGKRLGYIHRNFAGNRFSDHVALLSVFQAWDDAR</text:p>
            <text:p>MGGEEAEIRFCEHKRLNMATLRMTWEAKVQLKEILINSGFPEDCLLTQVFTNTGPDNNLD</text:p>
            <text:p>VVISLLAFGVYPNVCYHKEKRKILTTEGRNALIHKSSVNCPFSSQDMKYPSPFFVFGEKI</text:p>
            <text:p>RTRAISAKGMTLVTPLQLLLFASKKVQSDGQIVLVDDWIKLQISHEAAACITGLRAAMEA</text:p>
            <text:p>LVVEVTKQPAIISQLDPVNERMLNMIRQISRPSAAGINLMIGSTRYGDGPRPPKMARYDN</text:p>
            <text:p>GSGYRRGGSSYSGGGYGGGYTSGGYGGGGYGSGGYGGSPNSFRAGYGAGVGGGYRGVSRG</text:p>
            <text:p>GFRGNSGGDYRGPSGGYRGSGGFQRGGGRGAYGGGYFGQGRGGGG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lichyl-diphosphooligosaccharide--protein glycosyltransferase subunit 1 OS=Chlorocebus sabaeus OX=60711 GN=RPN1 PE=3 SV=1</text:p>
          </table:table-cell>
          <table:table-cell office:value-type="string" calcext:value-type="string">
            <text:p>A0A0D9R8E0</text:p>
          </table:table-cell>
          <table:table-cell office:value-type="string" calcext:value-type="string">
            <text:p>A0A0D9R8E0_CHLSB</text:p>
          </table:table-cell>
          <table:table-cell office:value-type="string" calcext:value-type="string">
            <text:p>RPN1</text:p>
          </table:table-cell>
          <table:table-cell office:value-type="string" calcext:value-type="string">
            <text:p>RPN1_HUMAN, B4DNJ5_HUMAN, B7Z4L4_HUMAN, Q53EP4_HUMAN, Q6IBR0_HUMAN, Q96HX3_HUMAN</text:p>
          </table:table-cell>
          <table:table-cell table:number-columns-repeated="3"/>
          <table:table-cell office:value-type="string" calcext:value-type="string">
            <text:p>[['Human Gene ID #1', 'C:cytosol', 'C:endoplasmic reticulum', 'C:endoplasmic reticulum membrane', 'C:integral component of membrane', 'C:melanosome', 'C:membrane', 'C:oligosaccharyltransferase complex', 'C:rough endoplasmic reticulum', 'F:RNA binding', 'P:cellular protein modification process', 'P:protein N-linked glycosylation', 'P:protein N-linked glycosylation via asparagine', 'P:viral protein processing'], ['Human Gene ID #2', 'C:integral component of membrane', 'C:oligosaccharyltransferase complex', 'F:transferase activity', 'P:protein glycosylation'], ['Human Gene ID #3', 'C:cytosol', 'C:endoplasmic reticulum', 'C:integral component of membrane', 'C:oligosaccharyltransferase complex', 'F:transferase activity', 'P:protein glycosylation'], ['Human Gene ID #4', 'C:integral component of membrane', 'C:oligosaccharyltransferase complex', 'P:protein glycosylation'], ['Human Gene ID #5', 'C:integral component of membrane', 'C:oligosaccharyltransferase complex', 'P:protein glycosylation'], ['Human Gene ID #6', 'C:integral component of membrane', 'C:oligosaccharyltransferase complex', 'P:protein glycosylation']]</text:p>
          </table:table-cell>
          <table:table-cell office:value-type="string" calcext:value-type="string">
            <text:p>&gt;tr|A0A0D9R8E0|A0A0D9R8E0_CHLSB Dolichyl-diphosphooligosaccharide--protein glycosyltransferase subunit 1 OS=Chlorocebus sabaeus OX=60711 GN=RPN1 PE=3 SV=1</text:p>
            <text:p>MEAPVARLFLLLLLGSWTPASGSASSEAPPLINEDVKRTVDLSSHLAKVTAEVVLAHLGG</text:p>
            <text:p>SSTSRATSFLLALEPELEARLAHLGVQVKGEDEEDNNLEVRETKIKGKSGRFFIVKLPVA</text:p>
            <text:p>LDPGAKISVIVETVYTHVLQPYPTQITQSEKQFVVFEGNHYFYSPYPTKTQTMRVKLASR</text:p>
            <text:p>NVESYTKLGNPTRSEDLLDYGPFRDVPAYSQDTFKVHYENNSPFLTITSMTRVIEVSHWG</text:p>
            <text:p>NIAVEENVDLKHTGAVLKGPFSRYDYQRQPDSGISSIRSFKTILPAAAQDVYYRDEIGNV</text:p>
            <text:p>STSHLLILDDSVEMEIRPRFPLFGGWKTHYIVGYNLPSYEYLYNLGDQYALKMRFVDHVF</text:p>
            <text:p>DEQVIDSLTVKIILPEGAKNIEIDSPYEISRAPDELHYTYLDTFGRPVIVAYKKNLVEQH</text:p>
            <text:p>IQDIVVHYTFNKVLMLQEPLLVVAAFYILFFTVIIYVRLDFSITKDPAAEARMKVACITE</text:p>
            <text:p>QVLTLVNKRIGLYRHFDETVNRYKQSRDISTLNSGKKSLETEHKALTSEIALLQSRLKTE</text:p>
            <text:p>GSDLCDRVSEMQKLDAQVKELVLKSAVEAERLVAGKLKKDTYIENEKLISGKRQELVTKI</text:p>
            <text:p>DHILDA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IF-5a domain-containing protein OS=Chlorocebus sabaeus OX=60711 PE=4 SV=1</text:p>
          </table:table-cell>
          <table:table-cell office:value-type="string" calcext:value-type="string">
            <text:p>A0A0D9RHD1</text:p>
          </table:table-cell>
          <table:table-cell office:value-type="string" calcext:value-type="string">
            <text:p>A0A0D9RHD1_CHLSB</text:p>
          </table:table-cell>
          <table:table-cell/>
          <table:table-cell office:value-type="string" calcext:value-type="string">
            <text:p>I3L504_HUMAN</text:p>
          </table:table-cell>
          <table:table-cell table:number-columns-repeated="3"/>
          <table:table-cell office:value-type="string" calcext:value-type="string">
            <text:p>[['Human Gene ID #1', 'C:endoplasmic reticulum membrane', 'C:nuclear pore', 'F:ribosome binding', 'F:translation elongation factor activity', 'P:mRNA transport', 'P:positive regulation of translational elongation', 'P:positive regulation of translational termination', 'P:protein transport']]</text:p>
          </table:table-cell>
          <table:table-cell office:value-type="string" calcext:value-type="string">
            <text:p>&gt;tr|A0A0D9RHD1|A0A0D9RHD1_CHLSB eIF-5a domain-containing protein OS=Chlorocebus sabaeus OX=60711 PE=3 SV=1</text:p>
            <text:p>MHPGKSGRAFQERLGSWVLFGNQDRGVWQGDHFGNNFAFSPLACCKCMLLESKPLKMADD</text:p>
            <text:p>LDFETGDAGASATFPMQCSALRKNGFVVLKGRPCKIVEMSTSKTGKHGHAKVHLVGIDIF</text:p>
            <text:p>TGKKYEDICPSTHNMDVPNIKRNDFQLIGIQDGYLSLLQDSGEVREDLRLPEGDLGKEIE</text:p>
            <text:p>QKYDCGEEILITVLSAMTEEAAVAIKAMA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V-like protein OS=Chlorocebus sabaeus OX=60711 GN=ELAVL1 PE=3 SV=1</text:p>
          </table:table-cell>
          <table:table-cell office:value-type="string" calcext:value-type="string">
            <text:p>A0A0D9R723</text:p>
          </table:table-cell>
          <table:table-cell office:value-type="string" calcext:value-type="string">
            <text:p>A0A0D9R723_CHLSB</text:p>
          </table:table-cell>
          <table:table-cell office:value-type="string" calcext:value-type="string">
            <text:p>ELAVL1</text:p>
          </table:table-cell>
          <table:table-cell office:value-type="string" calcext:value-type="string">
            <text:p>ELAV1_HUMAN</text:p>
          </table:table-cell>
          <table:table-cell table:number-columns-repeated="3"/>
          <table:table-cell office:value-type="string" calcext:value-type="string">
            <text:p>[['Human Gene ID #1', 'C:cytoplasm', 'C:cytoplasmic stress granule', 'C:cytosol', 'C:endoplasmic reticulum', 'C:glutamatergic synapse', 'C:membrane', 'C:nucleoplasm', 'C:nucleus', 'C:postsynapse', 'C:ribonucleoprotein complex', 'F:double-stranded RNA binding', 'F:miRNA binding', "F:mRNA 3'-UTR AU-rich region binding", "F:mRNA 3'-UTR binding", 'F:mRNA binding', 'F:protein homodimerization activity', 'F:protein kinase binding', 'F:RNA binding', "P:3'-UTR-mediated mRNA stabilization", 'P:mRNA splicing, via spliceosome', 'P:mRNA stabilization', 'P:negative regulation of gene silencing by miRNA', 'P:positive regulation of translation', 'P:posttranscriptional gene silencing', 'P:protein homooligomerization', 'P:protein import into nucleus', 'P:regulation of mRNA stability', 'P:regulation of stem cell population maintenance']]</text:p>
          </table:table-cell>
          <table:table-cell office:value-type="string" calcext:value-type="string">
            <text:p>&gt;tr|A0A0D9R723|A0A0D9R723_CHLSB ELAV-like protein OS=Chlorocebus sabaeus OX=60711 GN=ELAVL1 PE=3 SV=1</text:p>
            <text:p>MSNGYEDHMAEDCRGDIGRTNLIVNYLPQNMTQDELRSLFSSIGEVESAKLIRDKVAGHS</text:p>
            <text:p>LGYGFVNYVTAKDAERAINTLNGLRLQSKTIKVSYARPSSEVIKDANLYISGLPRTMTQK</text:p>
            <text:p>DVEDMFSRFGRIINSRVLVDQTTGLSRGVAFIRFDKRSEAEEAITSFNGHKPPGSSEPIT</text:p>
            <text:p>VKFAANPNQNKNVALLSQLYHSPARRFGGPVHHQAQRFRFSPMGVDHMSGLSGVNVPGNA</text:p>
            <text:p>SSGWCIFIYNLGQDADEGILWQMFGPFGAVTNVKVIRDFNTNKCKGFGFVTMTNYEEAAM</text:p>
            <text:p>AIASLNGYRLGDKILQVSFKTNKSH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V_dehydrog domain-containing protein OS=Chlorocebus sabaeus OX=60711 PE=3 SV=1</text:p>
          </table:table-cell>
          <table:table-cell office:value-type="string" calcext:value-type="string">
            <text:p>A0A0D9RBJ0</text:p>
          </table:table-cell>
          <table:table-cell office:value-type="string" calcext:value-type="string">
            <text:p>A0A0D9RBJ0_CHLSB</text:p>
          </table:table-cell>
          <table:table-cell/>
          <table:table-cell office:value-type="string" calcext:value-type="string">
            <text:p>B4DMF5_HUMAN, B4DMG8_HUMAN</text:p>
          </table:table-cell>
          <table:table-cell table:number-columns-repeated="3"/>
          <table:table-cell office:value-type="string" calcext:value-type="string">
            <text:p>[['Human Gene ID #1', 'F:glutamate dehydrogenase (NAD+) activity', 'F:glutamate dehydrogenase (NADP+) activity', 'F:nucleotide binding', 'P:cellular amino acid metabolic process'], ['Human Gene ID #2', 'F:glutamate dehydrogenase (NAD+) activity', 'F:glutamate dehydrogenase (NADP+) activity', 'F:nucleotide binding', 'P:cellular amino acid metabolic process']]</text:p>
          </table:table-cell>
          <table:table-cell office:value-type="string" calcext:value-type="string">
            <text:p>&gt;tr|A0A0D9RBJ0|A0A0D9RBJ0_CHLSB Glutamate dehydrogenase (NAD(P)(+)) OS=Chlorocebus sabaeus OX=60711 GN=GLUD1 PE=3 SV=1</text:p>
            <text:p>MYRYLGEALLLSRAWPAALGSAATDSAALLGRARGQPAAAPQPGLALAARRHYSEAVADR</text:p>
            <text:p>EDDPNFFKMVEGFFDRGASIVEDKLVEDLRTRESEEQKRNRVRGILRIIKPCNHVLSLSF</text:p>
            <text:p>PIRRDDGSWEVIEGYRAQHSQHRTPCKGGIRYSTDVSVDEVKALASLMTYKCAVVDVPFG</text:p>
            <text:p>GAKAGVKINPKSYTDNELEKITRRFTMELAKKGFIGPGIDVPAPDMSTGEREMSWIADTY</text:p>
            <text:p>ASTIGHYDINAHACVTGKPISQGGIHGRISATGRGVFHGIENFINEASYMSILGMTPGFG</text:p>
            <text:p>DKTFVVQGFGNVGLHSMRYLHRFGAKCIAVGESDGSIWNPDGIDPKELEDFKLQHGSILG</text:p>
            <text:p>FPKAKPYEGSILEADCDILIPAASEKQLTKSNAPRVKAKIIAEGANGPTTPEADKIFLER</text:p>
            <text:p>NIMVIPDLYLNAGGVTVSYFEWLKNLNHVSYGRLTFKYERDSNYHLLMSVQESLERKFGK</text:p>
            <text:p>HGGTIPIVPTAEFQDRISGASEKDIVHSGLAYTMERSARQIMRTAMKYNLGLDLRTAAYV</text:p>
            <text:p>NAIEKVFKVYNEAGVTF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ongation factor 1-alpha OS=Chlorocebus sabaeus OX=60711 GN=EEF1A2 PE=3 SV=1</text:p>
          </table:table-cell>
          <table:table-cell office:value-type="string" calcext:value-type="string">
            <text:p>A0A0D9RV06</text:p>
          </table:table-cell>
          <table:table-cell office:value-type="string" calcext:value-type="string">
            <text:p>A0A0D9RV06_CHLSB</text:p>
          </table:table-cell>
          <table:table-cell office:value-type="string" calcext:value-type="string">
            <text:p>EEF1A2</text:p>
          </table:table-cell>
          <table:table-cell office:value-type="string" calcext:value-type="string">
            <text:p>EF1A2_HUMAN, A0A2U3TZH3_HUMAN</text:p>
          </table:table-cell>
          <table:table-cell table:number-columns-repeated="3"/>
          <table:table-cell office:value-type="string" calcext:value-type="string">
            <text:p>[['Human Gene ID #1', 'C:cytoplasm', 'C:cytoplasmic side of lysosomal membrane', 'C:eukaryotic translation elongation factor 1 complex', 'C:neuronal cell body', 'C:synapse', 'F:GTP binding', 'F:GTPase activity', 'F:protein kinase binding', 'F:translation elongation factor activity', 'F:translation factor activity, RNA binding', 'P:positive regulation of apoptotic process', 'P:positive regulation of lipid kinase activity', 'P:regulation of chaperone-mediated autophagy', 'P:response to electrical stimulus', 'P:response to inorganic substance', 'P:translation', 'P:translational elongation'], ['Human Gene ID #2', 'F:GTP binding', 'F:GTPase activity', 'F:translation elongation factor activity']]</text:p>
          </table:table-cell>
          <table:table-cell office:value-type="string" calcext:value-type="string">
            <text:p>&gt;tr|A0A0D9RV06|A0A0D9RV06_CHLSB Elongation factor 1-alpha OS=Chlorocebus sabaeus OX=60711 GN=EEF1A2 PE=3 SV=1</text:p>
            <text:p>MGKEKTHINIVVIGHVDSGKSTTTGHLIYKCGGIDKRTIEKFEKEAAEMGKGSFKYAWVL</text:p>
            <text:p>DKLKAERERGITIDISLWKFETTKYYITIIDAPGHRDFIKNMITGTSQADCAVLIVAAGV</text:p>
            <text:p>GEFEAGISKNGQTREHALLAYTLGVKQLIVGVNKMDSTEPAYSEKRYDEIVKEVSAYIKK</text:p>
            <text:p>IGYNPATVPFVPISGWHGDNMLEPSPNMPWFKGWKVERKEGNASGVSLLEALDTILPPTR</text:p>
            <text:p>PTDKPLRLPLQDVYKIGGIGTVPVGRVETGILRPGMVVTFAPVNITTEVKSVEMHHEALS</text:p>
            <text:p>EALPGDNVGFNVKNVSVKDIRRGNVCGDSKSDPPQEAAQFTSQVIILNHPGQISAGYSPV</text:p>
            <text:p>IDCHTAHIACKFAELKEKIDRRSGKKLEDNPKSLKSGDAAIVEMVPGKPMCVESFSQYPP</text:p>
            <text:p>LGRFAVRDMRQTVAVGVIKNVEKKSGGAGKVTKSAQKAQKAG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ongation factor 1-alpha OS=Chlorocebus sabaeus OX=60711 PE=3 SV=1</text:p>
          </table:table-cell>
          <table:table-cell office:value-type="string" calcext:value-type="string">
            <text:p>A0A0D9RNJ1</text:p>
          </table:table-cell>
          <table:table-cell office:value-type="string" calcext:value-type="string">
            <text:p>A0A0D9RNJ1_CHLSB</text:p>
          </table:table-cell>
          <table:table-cell/>
          <table:table-cell office:value-type="string" calcext:value-type="string">
            <text:p>EF1A1_HUMAN, EF1A3_HUMAN, A0A087WVQ9_HUMAN, A0A4D5RA52_HUMAN, A0A4D5RA98_HUMAN, A0A4D5RAC7_HUMAN, A0A4D5RAC9_HUMAN, A0A7I2V5N4_HUMAN, A0A7I2V659_HUMAN, A6PW80_HUMAN, A8K9C4_HUMAN, B4E2C5_HUMAN, Q504Z0_HUMAN, Q53G85_HUMAN, Q53G89_HUMAN, Q53GA1_HUMAN, Q53GE9_HUMAN, Q53HM9_HUMAN, Q53HQ7_HUMAN, Q53HR5_HUMAN, Q5JR01_HUMAN, Q6IPN6_HUMAN, Q6IPS9_HUMAN, Q6IPT9_HUMAN, Q6P4C9_HUMAN, Q8IUB0_HUMAN, Q96C29_HUMAN, Q9H2I7_HUMAN, Q9NZS6_HUMAN</text:p>
          </table:table-cell>
          <table:table-cell table:number-columns-repeated="3"/>
          <table:table-cell office:value-type="string" calcext:value-type="string">
            <text:p>[['Human Gene ID #1', 'C:cortical actin cytoskeleton', 'C:cytoplasm', 'C:cytoplasmic side of lysosomal membrane', 'C:cytosol', 'C:eukaryotic translation elongation factor 1 complex', 'C:extracellular exosome', 'C:extracellular region', 'C:extracellular space', 'C:ficolin-1-rich granule lumen', 'C:membrane', 'C:nucleolus', 'C:nucleus', 'C:plasma membrane', 'C:ruffle membrane', 'C:secretory granule lumen', 'F:calmodulin binding', 'F:GTP binding', 'F:GTPase activity', 'F:kinase binding', 'F:protein kinase binding', 'F:RNA binding', 'F:translation elongation factor activity', 'F:tRNA binding', 'P:cellular response to epidermal growth factor stimulus', 'P:neutrophil degranulation', 'P:regulation of chaperone-mediated autophagy', 'P:regulation of D-erythro-sphingosine kinase activity', 'P:translation', 'P:translational elongation'], ['Human Gene ID #2', 'C:cytoplasm', 'C:extracellular exosome', 'C:extracellular space', 'C:nucleus', 'F:GTP binding', 'F:GTPase activity', 'F:translation elongation factor activity', 'P:translation', 'P:translational elongation'], ['Human Gene ID #3', 'F:GTP binding', 'F:GTPase activity', 'P:translation'], ['Human Gene ID #4', 'F:GTP binding', 'F:GTPase activity', 'F:translation elongation factor activity'], ['Human Gene ID #5', 'F:GTP binding', 'F:GTPase activity', 'F:translation elongation factor activity'], ['Human Gene ID #6', 'F:GTP binding', 'F:GTPase activity'], ['Human Gene ID #7', 'F:GTP binding', 'F:GTPase activity', 'F:translation elongation factor activity'], ['Human Gene ID #8', 'NO GO TERMS ASSOCIATED'], ['Human Gene ID #9', 'NO GO TERMS ASSOCIATED'], ['Human Gene ID #10', 'F:GTP binding', 'F:GTPase activity'], ['Human Gene ID #11', 'F:GTP binding', 'F:GTPase activity', 'F:translation elongation factor activity'], ['Human Gene ID #12', 'F:GTP binding', 'F:translation elongation factor activity'], ['Human Gene ID #13', 'F:GTP binding', 'P:translation'], ['Human Gene ID #14', 'F:GTP binding', 'F:GTPase activity', 'F:translation elongation factor activity'], ['Human Gene ID #15', 'F:GTP binding', 'F:GTPase activity', 'F:translation elongation factor activity'], ['Human Gene ID #16', 'F:GTP binding', 'F:GTPase activity', 'F:translation elongation factor activity'], ['Human Gene ID #17', 'F:GTP binding', 'F:GTPase activity', 'F:translation elongation factor activity'], ['Human Gene ID #18', 'F:GTP binding', 'F:GTPase activity', 'F:translation elongation factor activity'], ['Human Gene ID #19', 'F:GTP binding', 'F:GTPase activity', 'F:translation elongation factor activity'], ['Human Gene ID #20', 'F:GTP binding', 'F:GTPase activity', 'F:translation elongation factor activity'], ['Human Gene ID #21', 'F:GTP binding', 'F:GTPase activity'], ['Human Gene ID #22', 'F:GTP binding', 'F:GTPase activity', 'F:translation elongation factor activity'], ['Human Gene ID #23', 'C:cytoplasm', 'C:plasma membrane', 'F:calmodulin binding', 'F:GTP binding', 'F:GTPase activity', 'F:translation elongation factor activity'], ['Human Gene ID #24', 'F:GTP binding', 'F:GTPase activity', 'F:translation elongation factor activity'], ['Human Gene ID #25', 'F:GTP binding', 'P:translation'], ['Human Gene ID #26', 'F:GTP binding', 'F:GTPase activity', 'F:translation elongation factor activity'], ['Human Gene ID #27', 'F:GTP binding', 'P:translation'], ['Human Gene ID #28', 'F:GTP binding', 'F:GTPase activity', 'F:translation elongation factor activity'], ['Human Gene ID #29', 'F:GTP binding', 'F:GTPase activity', 'F:translation elongation factor activity']]</text:p>
          </table:table-cell>
          <table:table-cell office:value-type="string" calcext:value-type="string">
            <text:p>&gt;tr|A0A0D9RNJ1|A0A0D9RNJ1_CHLSB Elongation factor 1-alpha OS=Chlorocebus sabaeus OX=60711 PE=3 SV=1</text:p>
            <text:p>MGKEKTHINIVVIGHVDSGKSTTTGHLIYKCGGIDKRTIEKFEKEAAEMGKGSFKYAWVL</text:p>
            <text:p>DKLKAERERGITIDISLWKFETSKYYVTIIDAPGHRDFIKNMITGTSQADCAVLIVAAGV</text:p>
            <text:p>GEFEAGISKNGQTREHALLAYTLGVKQLIVGVNKMDSTEPPYSQKRYEEIVKEVSTYIKK</text:p>
            <text:p>IGYNPDTVAFVPISGWNGDNMLEPSANMPWFKGWKVTRKDGNASGTTLLEALDCILPPTR</text:p>
            <text:p>PTDKPLRLPLQDVYKIGGIGTVPVGRVETGVLKPGMVVTFAPVNVTTEVKSVEMHHEALS</text:p>
            <text:p>EALPGDNVGFNVKNVSVKDVRRGNVAGDSKNDPPMEAAGFTAQVIILNHPGQISAGYAPV</text:p>
            <text:p>LDCHTAHIACKFAELKEKIDRRSGKKLEDGPKFLKSGDAAIVDMVPGKPMCVESFSDYPP</text:p>
            <text:p>LGRFAVRDMRQTVAVGVIKAVDKKAAGAGKVTKSAQKAQKA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ongation factor 1-alpha OS=Chlorocebus sabaeus OX=60711 PE=3 SV=1</text:p>
          </table:table-cell>
          <table:table-cell office:value-type="string" calcext:value-type="string">
            <text:p>A0A0D9SBS7</text:p>
          </table:table-cell>
          <table:table-cell office:value-type="string" calcext:value-type="string">
            <text:p>A0A0D9SBS7_CHLSB</text:p>
          </table:table-cell>
          <table:table-cell/>
          <table:table-cell office:value-type="string" calcext:value-type="string">
            <text:p>A0A4D5RA76_HUMAN, Q16577_HUMAN</text:p>
          </table:table-cell>
          <table:table-cell table:number-columns-repeated="3"/>
          <table:table-cell office:value-type="string" calcext:value-type="string">
            <text:p>[['Human Gene ID #1', 'F:GTP binding', 'F:GTPase activity', 'F:translation elongation factor activity'], ['Human Gene ID #2', 'F:GTP binding', 'F:GTPase activity', 'F:translation elongation factor activity']]</text:p>
          </table:table-cell>
          <table:table-cell office:value-type="string" calcext:value-type="string">
            <text:p>&gt;tr|A0A0D9SBS7|A0A0D9SBS7_CHLSB Elongation factor 1-alpha OS=Chlorocebus sabaeus OX=60711 PE=3 SV=1</text:p>
            <text:p>MGKEKTHINIVVTGHVDSGKSTTTGHLIYKCGGIDKRIIEKFEKEAAGMGKGSFKYAWVL</text:p>
            <text:p>DKLKAERERGITIDLSLWKFDTSKYYVTIIDAPGHRDFIKNMITGTSQAGCAVLIVAASV</text:p>
            <text:p>GEFEAGISKNGQTREHALLAYTLGVKQQIVGVNKMDSTEPPYSQKRYEEIVTEVSTYIKK</text:p>
            <text:p>IGYNPDTVAFVPISGWNGDNMLEPSANMPWFKGWKVTRKDGNASGTTLLEALDCILPPTR</text:p>
            <text:p>PTDKPLSLPLQDVYKIGGIGTVPVGRVETGVLKPSMVVTFAPVNVTTEVKSVEMHHEVLN</text:p>
            <text:p>EALPGDSVGFNVKNVSVKDVCRGNVAGDSKNNPPMEAAGFTAQVIILNHPGQISAGYAPV</text:p>
            <text:p>LDCHTAHIACKFAELKENIDRRSGKKLEDGPKFLKSGDAAIVDMVPSKPMCVESFSDYPP</text:p>
            <text:p>LGHFAVRDMRQIVVVGVIKAVDKKAAGAGKVTKSAQKAQKA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ongation factor Tu OS=Chlorocebus sabaeus OX=60711 GN=TUFM PE=3 SV=1</text:p>
          </table:table-cell>
          <table:table-cell office:value-type="string" calcext:value-type="string">
            <text:p>A0A0D9R1W7</text:p>
          </table:table-cell>
          <table:table-cell office:value-type="string" calcext:value-type="string">
            <text:p>A0A0D9R1W7_CHLSB</text:p>
          </table:table-cell>
          <table:table-cell office:value-type="string" calcext:value-type="string">
            <text:p>TUFM</text:p>
          </table:table-cell>
          <table:table-cell office:value-type="string" calcext:value-type="string">
            <text:p>EFTU_HUMAN, A0A384ME17_HUMAN</text:p>
          </table:table-cell>
          <table:table-cell table:number-columns-repeated="3"/>
          <table:table-cell office:value-type="string" calcext:value-type="string">
            <text:p>[['Human Gene ID #1', 'C:extracellular exosome', 'C:membrane', 'C:mitochondrial nucleoid', 'C:mitochondrion', 'C:synapse', 'F:GTP binding', 'F:GTPase activity', 'F:RNA binding', 'F:translation elongation factor activity', 'P:mitochondrial translational elongation', 'P:response to ethanol', 'P:translational elongation', 'P:viral process'], ['Human Gene ID #2', 'C:mitochondrion', 'C:synapse', 'F:GTP binding', 'F:GTPase activity', 'F:translation elongation factor activity', 'P:response to ethanol']]</text:p>
          </table:table-cell>
          <table:table-cell office:value-type="string" calcext:value-type="string">
            <text:p>&gt;tr|A0A0D9R1W7|A0A0D9R1W7_CHLSB Elongation factor Tu OS=Chlorocebus sabaeus OX=60711 GN=TUFM PE=3 SV=1</text:p>
            <text:p>MTIMAVVTLLRATPHFRGLAAGRTFLLQGLLRPLKTPALPLLCRGLAVEAKKTYVRDKPH</text:p>
            <text:p>VNVGTIGHVDHGKTTLTAAITKILAEGGGAKFKKYEEIDNAPEERARGITINAAHVEYST</text:p>
            <text:p>AARHYAHTDCPGHADYVKNMITGTAPLDGCILVVAANDGPMPQTREHLLLARQIGVEHVV</text:p>
            <text:p>VYVNKADAVQDSEMVELVELEIRELLTEFGYKGEETPVIVGSALCALEGRDPELGLKSVQ</text:p>
            <text:p>KLLDAVDTYIPVPTRDLEKPFLLPVEAVFSVPGRGTVVTGTLERGILKKGDECELLGHSK</text:p>
            <text:p>NIRTVVTGIEMFHKNLERAEAGDNLGALVRGLKREDLRRGLVMVKPGSIKPHQKVEAQVY</text:p>
            <text:p>ILSKEEGGRHKPFVSHFMPIMFSLTWDMACRVILPPEKELAMPGEDLKFNLILRQPMILE</text:p>
            <text:p>KGQRFTLRDGNRTIGTGLVTDTPAMTEEEKNIKW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olase 1 OS=Chlorocebus sabaeus OX=60711 GN=ENO1 PE=3 SV=1</text:p>
          </table:table-cell>
          <table:table-cell office:value-type="string" calcext:value-type="string">
            <text:p>A0A0D9S8Q7</text:p>
          </table:table-cell>
          <table:table-cell office:value-type="string" calcext:value-type="string">
            <text:p>A0A0D9R1W7_CHLSB</text:p>
          </table:table-cell>
          <table:table-cell office:value-type="string" calcext:value-type="string">
            <text:p>ENO1</text:p>
          </table:table-cell>
          <table:table-cell office:value-type="string" calcext:value-type="string">
            <text:p>EFTU_HUMAN, A0A384ME17_HUMAN</text:p>
          </table:table-cell>
          <table:table-cell table:number-columns-repeated="3"/>
          <table:table-cell office:value-type="string" calcext:value-type="string">
            <text:p>[['Human Gene ID #1', 'C:extracellular exosome', 'C:membrane', 'C:mitochondrial nucleoid', 'C:mitochondrion', 'C:synapse', 'F:GTP binding', 'F:GTPase activity', 'F:RNA binding', 'F:translation elongation factor activity', 'P:mitochondrial translational elongation', 'P:response to ethanol', 'P:translational elongation', 'P:viral process'], ['Human Gene ID #2', 'C:mitochondrion', 'C:synapse', 'F:GTP binding', 'F:GTPase activity', 'F:translation elongation factor activity', 'P:response to ethanol']]</text:p>
          </table:table-cell>
          <table:table-cell office:value-type="string" calcext:value-type="string">
            <text:p>&gt;tr|A0A0D9R1W7|A0A0D9R1W7_CHLSB Elongation factor Tu OS=Chlorocebus sabaeus OX=60711 GN=TUFM PE=3 SV=1</text:p>
            <text:p>MTIMAVVTLLRATPHFRGLAAGRTFLLQGLLRPLKTPALPLLCRGLAVEAKKTYVRDKPH</text:p>
            <text:p>VNVGTIGHVDHGKTTLTAAITKILAEGGGAKFKKYEEIDNAPEERARGITINAAHVEYST</text:p>
            <text:p>AARHYAHTDCPGHADYVKNMITGTAPLDGCILVVAANDGPMPQTREHLLLARQIGVEHVV</text:p>
            <text:p>VYVNKADAVQDSEMVELVELEIRELLTEFGYKGEETPVIVGSALCALEGRDPELGLKSVQ</text:p>
            <text:p>KLLDAVDTYIPVPTRDLEKPFLLPVEAVFSVPGRGTVVTGTLERGILKKGDECELLGHSK</text:p>
            <text:p>NIRTVVTGIEMFHKNLERAEAGDNLGALVRGLKREDLRRGLVMVKPGSIKPHQKVEAQVY</text:p>
            <text:p>ILSKEEGGRHKPFVSHFMPIMFSLTWDMACRVILPPEKELAMPGEDLKFNLILRQPMILE</text:p>
            <text:p>KGQRFTLRDGNRTIGTGLVTDTPAMTEEEKNIKW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olase 2 OS=Chlorocebus sabaeus OX=60711 GN=ENO2 PE=3 SV=1</text:p>
          </table:table-cell>
          <table:table-cell office:value-type="string" calcext:value-type="string">
            <text:p>A0A0D9RCT5</text:p>
          </table:table-cell>
          <table:table-cell office:value-type="string" calcext:value-type="string">
            <text:p>A0A0D9S8Q7_CHLSB</text:p>
          </table:table-cell>
          <table:table-cell office:value-type="string" calcext:value-type="string">
            <text:p>ENO2</text:p>
          </table:table-cell>
          <table:table-cell office:value-type="string" calcext:value-type="string">
            <text:p>A0A2R8Y6G6_HUMAN</text:p>
          </table:table-cell>
          <table:table-cell table:number-columns-repeated="3"/>
          <table:table-cell office:value-type="string" calcext:value-type="string">
            <text:p>[['Human Gene ID #1', 'C:phosphopyruvate hydratase complex', 'F:magnesium ion binding', 'F:phosphopyruvate hydratase activity', 'P:glycolytic process']]</text:p>
          </table:table-cell>
          <table:table-cell office:value-type="string" calcext:value-type="string">
            <text:p>&gt;tr|A0A0D9S8Q7|A0A0D9S8Q7_CHLSB 2-phospho-D-glycerate hydro-lyase OS=Chlorocebus sabaeus OX=60711 GN=ENO1 PE=3 SV=1</text:p>
            <text:p>MSILKVHAREIFDSRGNPTVEVDLFTSKGLFRAAVPSGASTGIYEALELRDNDKTRYMGK</text:p>
            <text:p>GVSRPVKYINEFLAPALCTQKLNVTEQEKIDKLMIEMDGTENKSKFGANAILGVSLAVCK</text:p>
            <text:p>AGAVEKGVPLYRHIADLAGNSEVILPVPAFNVINGGSHAGNKLAMQEFMILPVGAANFKE</text:p>
            <text:p>AMRIGAEVYHNLKNVIKEKYGKDATNVGDEGGFAPNILENKEGLELLKTAIGKAGYTDKV</text:p>
            <text:p>VIGMDVAASEFFRSGKYDLDFKSPDDPSRYISPDQLADLYKSFIKDYPVVSIEDPFDQDD</text:p>
            <text:p>WGAWQKFTASAGIQVVGDDLTVTNPKRIAKAVNEKSCNCLLLKVNQIGSVTESLQACKLA</text:p>
            <text:p>QANGWGVMVSHRSGETEDTFIADLVVGLCTGQIKTGAPCRSERLAKYNQLLRIEEELGSK</text:p>
            <text:p>AKFAGRNFRNPLA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olase 3 OS=Chlorocebus sabaeus OX=60711 GN=ENO3 PE=3 SV=1</text:p>
          </table:table-cell>
          <table:table-cell office:value-type="string" calcext:value-type="string">
            <text:p>A0A0D9RKG6</text:p>
          </table:table-cell>
          <table:table-cell office:value-type="string" calcext:value-type="string">
            <text:p>A0A0D9RCT5_CHLSB</text:p>
          </table:table-cell>
          <table:table-cell office:value-type="string" calcext:value-type="string">
            <text:p>ENO3</text:p>
          </table:table-cell>
          <table:table-cell office:value-type="string" calcext:value-type="string">
            <text:p>ENOG_HUMAN, F5H1C3_HUMAN, Q6FHV6_HUMAN</text:p>
          </table:table-cell>
          <table:table-cell table:number-columns-repeated="3"/>
          <table:table-cell office:value-type="string" calcext:value-type="string">
            <text:p>[['Human Gene ID #1', 'C:cytosol', 'C:extracellular exosome', 'C:extracellular space', 'C:membrane', 'C:perikaryon', 'C:phosphopyruvate hydratase complex', 'C:photoreceptor inner segment', 'C:plasma membrane', 'F:magnesium ion binding', 'F:phosphopyruvate hydratase activity', 'P:canonical glycolysis', 'P:gluconeogenesis', 'P:glycolytic process', 'P:regulation of vacuole fusion, non-autophagic'], ['Human Gene ID #2', 'C:phosphopyruvate hydratase complex', 'F:magnesium ion binding', 'F:phosphopyruvate hydratase activity', 'P:glycolytic process'], ['Human Gene ID #3', 'C:cytosol', 'C:perikaryon', 'C:phosphopyruvate hydratase complex', 'C:photoreceptor inner segment', 'C:plasma membrane', 'F:magnesium ion binding', 'F:phosphopyruvate hydratase activity', 'P:glycolytic process']]</text:p>
          </table:table-cell>
          <table:table-cell office:value-type="string" calcext:value-type="string">
            <text:p>&gt;tr|A0A0D9RCT5|A0A0D9RCT5_CHLSB 2-phospho-D-glycerate hydro-lyase OS=Chlorocebus sabaeus OX=60711 GN=ENO2 PE=3 SV=1</text:p>
            <text:p>MSIEKIWAREILDSRGNPTVEVDLYTAKGLFRAAVPSGASTGIYEALELRDGDKQRYLGK</text:p>
            <text:p>GVLKAVDHINSTIAPALISSGLSVVEQEKLDNLMLELDGTENKSKFGANAILGVSLAVCK</text:p>
            <text:p>AGAAERELPLYRHIAQLAGNSDLILPVPAFNVINGGSHAGNKLAMQEFMILPVGAESFRD</text:p>
            <text:p>AMRLGAEVYHTLKGVIKDKYGKDATNVGDEGGFAPNILENSEALELVKEAIDKAGYTEKI</text:p>
            <text:p>VIGMDVAASEFHRDGKYDLDFKSPADPSRYITGDQLGTLYQDFVRDYPVVSIEDPFDQDD</text:p>
            <text:p>WAAWSKFTANVGIQIVGDDLTVTNPKRIERAVEEKACNCLLLKVNQIGSVTEAIQACKLA</text:p>
            <text:p>QENGWGVMVSHRSGETEDTFIADLVVGLCTGQIKTGAPCRSERLAKYNQLMRIEEELGDE</text:p>
            <text:p>ARFAGHNFRNPSV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karyotic translation elongation factor 1 gamma OS=Chlorocebus sabaeus OX=60711 GN=EEF1G PE=4 SV=1</text:p>
          </table:table-cell>
          <table:table-cell office:value-type="string" calcext:value-type="string">
            <text:p>A0A0D9R2K9</text:p>
          </table:table-cell>
          <table:table-cell office:value-type="string" calcext:value-type="string">
            <text:p>A0A0D9RKG6_CHLSB</text:p>
          </table:table-cell>
          <table:table-cell office:value-type="string" calcext:value-type="string">
            <text:p>EEF1G</text:p>
          </table:table-cell>
          <table:table-cell office:value-type="string" calcext:value-type="string">
            <text:p>ENOB_HUMAN, D3DTL4_HUMAN, E5RG95_HUMAN, E5RGZ4_HUMAN, E5RI09_HUMAN, K7EKN2_HUMAN, K7EPM1_HUMAN</text:p>
          </table:table-cell>
          <table:table-cell table:number-columns-repeated="3"/>
          <table:table-cell office:value-type="string" calcext:value-type="string">
            <text:p>[['Human Gene ID #1', 'C:cytosol', 'C:extracellular exosome', 'C:extracellular space', 'C:membrane', 'C:phosphopyruvate hydratase complex', 'C:plasma membrane', 'F:identical protein binding', 'F:magnesium ion binding', 'F:phosphopyruvate hydratase activity', 'F:protein-containing complex binding', 'P:aging', 'P:canonical glycolysis', 'P:gluconeogenesis', 'P:glycolytic process', 'P:regulation of vacuole fusion, non-autophagic', 'P:response to drug', 'P:skeletal muscle tissue regeneration'], ['Human Gene ID #2', 'C:phosphopyruvate hydratase complex', 'F:magnesium ion binding', 'F:phosphopyruvate hydratase activity', 'P:glycolytic process'], ['Human Gene ID #3', 'C:phosphopyruvate hydratase complex', 'F:magnesium ion binding', 'F:phosphopyruvate hydratase activity', 'P:glycolytic process'], ['Human Gene ID #4', 'C:cytosol', 'C:phosphopyruvate hydratase complex', 'C:plasma membrane', 'F:magnesium ion binding', 'F:phosphopyruvate hydratase activity', 'P:glycolytic process', 'P:substantia nigra development'], ['Human Gene ID #5', 'C:phosphopyruvate hydratase complex', 'F:magnesium ion binding', 'F:phosphopyruvate hydratase activity', 'P:glycolytic process'], ['Human Gene ID #6', 'C:phosphopyruvate hydratase complex', 'F:magnesium ion binding', 'F:phosphopyruvate hydratase activity', 'P:glycolytic process'], ['Human Gene ID #7', 'C:phosphopyruvate hydratase complex', 'F:magnesium ion binding', 'F:phosphopyruvate hydratase activity', 'P:glycolytic process']]</text:p>
          </table:table-cell>
          <table:table-cell office:value-type="string" calcext:value-type="string">
            <text:p>&gt;tr|A0A0D9RKG6|A0A0D9RKG6_CHLSB 2-phospho-D-glycerate hydro-lyase OS=Chlorocebus sabaeus OX=60711 GN=ENO3 PE=3 SV=1</text:p>
            <text:p>MAMQKIFAREILDSRGNPTVEVDLHTAKGRFRAAVPSGASTGIYEALELRDGDKGRYLGK</text:p>
            <text:p>GVLKAVEHINKTLGPALLEKKLSVVDQEKVDKFMIELDGTENKSKFGANAILGVSLAVCK</text:p>
            <text:p>AGAAEKGVPLYRHIADLAGNPDLILPVPAFNVINGGSHAGNKLAMQEFMILPVGASSFKE</text:p>
            <text:p>AMRIGAEVYHHLKGVIKAKYGKDATNVGDEGGFAPNILENNEALELLKTAIQAAGYPDKV</text:p>
            <text:p>VIGMDVAASEFYRNGKYDLDFKSPDDPARHITGEKLGELYKSFIKNYPVVSIEDPFDQDD</text:p>
            <text:p>WATWTSFLSGVNIQIVGDDLTVTNPKRIAQAVEKKACNCLLLKVNQIGSVTESIQACKLA</text:p>
            <text:p>QSNGWGVMVSHRSGETEDTFIADLVVGLCTGQIKTGAPCRSERLAKYNQLMRIEEALGDK</text:p>
            <text:p>AVFAGRKFRNPKA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karyotic translation elongation factor 2 OS=Chlorocebus sabaeus OX=60711 GN=EEF2 PE=4 SV=1</text:p>
          </table:table-cell>
          <table:table-cell office:value-type="string" calcext:value-type="string">
            <text:p>A0A0D9REP7</text:p>
          </table:table-cell>
          <table:table-cell office:value-type="string" calcext:value-type="string">
            <text:p>A0A0D9R2K9_CHLSB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EF1G_HUMAN, Q2F838_HUMAN, Q53YD7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membrane', 'C:nucleus', 'F:cadherin binding', 'F:translation elongation factor activity', 'P:glutathione metabolic process', 'P:response to virus', 'P:translational elongation'], ['Human Gene ID #2', 'F:translation elongation factor activity', 'P:glutathione metabolic process'], ['Human Gene ID #3', 'F:translation elongation factor activity', 'P:glutathione metabolic process']]</text:p>
          </table:table-cell>
          <table:table-cell office:value-type="string" calcext:value-type="string">
            <text:p>&gt;tr|A0A0D9R2K9|A0A0D9R2K9_CHLSB Elongation factor 1-gamma OS=Chlorocebus sabaeus OX=60711 GN=EEF1G PE=4 SV=1</text:p>
            <text:p>MAAGTLYTYPENWRAFKALIAAQYSGAQVRVLSAPPHFHFGQTNRTPEFLRKFPAGKVPA</text:p>
            <text:p>FEGDDGFCVFESNAIAYYVSNEELRGSTPEAAAQVVQWVSFADSDIVPPASTWVFPTLGI</text:p>
            <text:p>MHHNKQATENAKEEVRRILGLLDAHLKTRTFLVGERVTLADITVVCTLLWLYKQVLEPSF</text:p>
            <text:p>RQAFPNTNRWFLTCINQPQFRAVLGEVKLCEKMAQFDAKKFAETQPKKDTPRKEKGSREE</text:p>
            <text:p>KQKPQTERKEEKKAAAPAPEEEMDECEQALAAEPKAKDPFAHLPKSTFVLDEFKRKYSNE</text:p>
            <text:p>DTLSVALPYFWEHFDKDGWSLWYSEYRFPEELTQTFMSCNLITGMFQRLDKLRKNAFASV</text:p>
            <text:p>ILFGTNNSSSISGVWVFRGQELAFPLSPDWQVDYESYTWRKLDPGSEETQTLVREYFSWE</text:p>
            <text:p>GAFQHVGKAFNQGKIF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karyotic translation initiation factor 3 subunit A OS=Chlorocebus sabaeus OX=60711 GN=EIF3A PE=3 SV=1</text:p>
          </table:table-cell>
          <table:table-cell office:value-type="string" calcext:value-type="string">
            <text:p>A0A0D9QXL4</text:p>
          </table:table-cell>
          <table:table-cell office:value-type="string" calcext:value-type="string">
            <text:p>A0A0D9REP7_CHLSB</text:p>
          </table:table-cell>
          <table:table-cell office:value-type="string" calcext:value-type="string">
            <text:p>EIF3A</text:p>
          </table:table-cell>
          <table:table-cell office:value-type="string" calcext:value-type="string">
            <text:p>EF2_HUMAN, A0A384N6H1_HUMAN, B4DMC6_HUMAN, Q8TA90_HUMAN</text:p>
          </table:table-cell>
          <table:table-cell table:number-columns-repeated="3"/>
          <table:table-cell office:value-type="string" calcext:value-type="string">
            <text:p>[['Human Gene ID #1', 'C:aggresome', 'C:cytoplasm', 'C:cytosol', 'C:extracellular exosome', 'C:extracellular region', 'C:ficolin-1-rich granule lumen', 'C:membrane', 'C:membrane raft', 'C:nucleus', 'C:plasma membrane', 'C:polysomal ribosome', 'C:ribonucleoprotein complex', 'C:secretory granule lumen', 'C:synapse', 'F:5S rRNA binding', 'F:actin filament binding', 'F:cadherin binding', 'F:GTP binding', 'F:GTPase activity', 'F:p53 binding', 'F:protein kinase binding', 'F:ribosome binding', 'F:RNA binding', 'F:translation elongation factor activity', 'P:aging', 'P:cellular response to brain-derived neurotrophic factor stimulus', 'P:glial cell proliferation', 'P:hematopoietic progenitor cell differentiation', 'P:neutrophil degranulation', 'P:positive regulation of cytoplasmic translation', 'P:positive regulation of translation', 'P:response to drug', 'P:response to endoplasmic reticulum stress', 'P:response to estradiol', 'P:response to ethanol', 'P:response to folic acid', 'P:response to hydrogen peroxide', 'P:response to ischemia', 'P:skeletal muscle cell differentiation', 'P:skeletal muscle contraction', 'P:translational elongation'], ['Human Gene ID #2', 'C:cytosol', 'C:membrane raft', 'C:polysomal ribosome', 'C:synapse', 'F:5S rRNA binding', 'F:actin filament binding', 'F:GTP binding', 'F:GTPase activity', 'F:p53 binding', 'F:ribosome binding', 'P:aging', 'P:cellular response to brain-derived neurotrophic factor stimulus', 'P:glial cell proliferation', 'P:hematopoietic progenitor cell differentiation', 'P:positive regulation of cytoplasmic translation', 'P:response to drug', 'P:response to endoplasmic reticulum stress', 'P:response to estradiol', 'P:response to ethanol', 'P:response to folic acid', 'P:response to hydrogen peroxide', 'P:response to ischemia', 'P:skeletal muscle cell differentiation', 'P:skeletal muscle contraction', 'P:translational elongation'], ['Human Gene ID #3', 'F:GTP binding', 'F:GTPase activity', 'F:translation elongation factor activity'], ['Human Gene ID #4', 'F:GTP binding', 'F:translation elongation factor activity']]</text:p>
          </table:table-cell>
          <table:table-cell office:value-type="string" calcext:value-type="string">
            <text:p>&gt;tr|A0A0D9REP7|A0A0D9REP7_CHLSB Tr-type G domain-containing protein OS=Chlorocebus sabaeus OX=60711 GN=EEF2 PE=3 SV=1</text:p>
            <text:p>MVNFTVDQIRAIMDKKANIRNMSVIAHVDHGKSTLTDSLVCKAGIIASARAGETRFTDTR</text:p>
            <text:p>KDEQERCITIKSTAISLFYELSENDLNFIKQSKDGAGFLINLIDSPGHVDFSSEVTAALR</text:p>
            <text:p>VTDGALVVVDCVSGVCVQTETVLRQAIAERIKPVLMMNKMDRALLELQLEPEELYQTFQR</text:p>
            <text:p>IVENVNVIISTYGEGESGPMGNIMIDPVLGTVGFGSGLHGWAFTLKQFAEMYVAKFAAKG</text:p>
            <text:p>EGQLGPAERAKKVEDMMKKLWGDRYFDPANGKFSKSATSPDGKKLPRTFCQLILDPIFKV</text:p>
            <text:p>FDAIMNFKKEETAKLIEKLDIKLDSEDKDKEGKPLLKAVMRRWLPAGDALLQMITIHLPS</text:p>
            <text:p>PVTAQKYRCELLYEGPPDDEAAMGIKSCDPKGPLMMYISKMVPTSDKGRFYAFGRVFSGL</text:p>
            <text:p>VSTGLKVRIMGPNYTPGKKEDLYLKPIQRTILMMGRYVEPIEDVPCGNIVGLVGVDQFLV</text:p>
            <text:p>KTGTITTFEHAHNMRVMKFSVSPVVRVAVEAKNPADLPKLVEGLKRLAKSDPMVQCIIEE</text:p>
            <text:p>SGEHIIAGAGELHLEICLKDLEEDHACIPIKKSDPVVSYRETVSEESNVLCLSKSPNKHN</text:p>
            <text:p>RLYMKARPFPDGLAEDIDKGEVSARQELKQRARYLAEKYEWDVAEARKIWCFGPDGTGPN</text:p>
            <text:p>ILTDITKGVQYLNEIKDSVVAGFQWATKEGALCEENMRGVRFDVHDVTLHADAIHRGGGQ</text:p>
            <text:p>IIPTARRCLYASVLTAQPRLMEPIYLVEIQCPEQVVGGIYGVLNRKRGHVFEESQVAGTP</text:p>
            <text:p>MFVVKAYLPVNESFGFTADLRSNTGGQAFPQCVFDHWQILPGDPFDNSSRPSQVVAETRK</text:p>
            <text:p>RKGLKEGIPALDNFLDK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karyotic translation initiation factor 3 subunit C OS=Chlorocebus sabaeus OX=60711 GN=EIF3C PE=3 SV=1</text:p>
          </table:table-cell>
          <table:table-cell office:value-type="string" calcext:value-type="string">
            <text:p>A0A0D9R1V0</text:p>
          </table:table-cell>
          <table:table-cell office:value-type="string" calcext:value-type="string">
            <text:p>A0A0D9QXL4_CHLSB</text:p>
          </table:table-cell>
          <table:table-cell office:value-type="string" calcext:value-type="string">
            <text:p>EIF3C</text:p>
          </table:table-cell>
          <table:table-cell office:value-type="string" calcext:value-type="string">
            <text:p>EIF3A_HUMAN, J9R021_HUMAN, Q24JU4_HUMAN</text:p>
          </table:table-cell>
          <table:table-cell table:number-columns-repeated="3"/>
          <table:table-cell office:value-type="string" calcext:value-type="string">
            <text:p>[['Human Gene ID #1', 'C:cytoplasm', 'C:cytosol', 'C:eukaryotic 43S preinitiation complex', 'C:eukaryotic 48S preinitiation complex', 'C:eukaryotic translation initiation factor 3 complex', 'C:eukaryotic translation initiation factor 3 complex, eIF3e', 'C:eukaryotic translation initiation factor 3 complex, eIF3m', 'C:membrane', 'C:microtubule', 'C:multi-eIF complex', 'C:nucleolus', 'C:nucleoplasm', 'C:postsynaptic density', 'F:mRNA binding', 'F:receptor tyrosine kinase binding', 'F:RNA binding', 'F:structural molecule activity', 'F:translation initiation factor activity', 'P:formation of cytoplasmic translation initiation complex', 'P:IRES-dependent viral translational initiation', 'P:negative regulation of ERK1 and ERK2 cascade', 'P:translation reinitiation', 'P:translational initiation', 'P:viral translational termination-reinitiation'], ['Human Gene ID #2', 'C:eukaryotic 43S preinitiation complex', 'C:eukaryotic 48S preinitiation complex', 'C:eukaryotic translation initiation factor 3 complex', 'F:translation initiation factor activity', 'P:formation of cytoplasmic translation initiation complex'], ['Human Gene ID #3', 'C:eukaryotic 43S preinitiation complex', 'C:eukaryotic 48S preinitiation complex', 'C:eukaryotic translation initiation factor 3 complex', 'F:translation initiation factor activity', 'P:formation of cytoplasmic translation initiation complex']]</text:p>
          </table:table-cell>
          <table:table-cell office:value-type="string" calcext:value-type="string">
            <text:p>&gt;tr|A0A0D9QXL4|A0A0D9QXL4_CHLSB Eukaryotic translation initiation factor 3 subunit A OS=Chlorocebus sabaeus OX=60711 GN=EIF3A PE=3 SV=1</text:p>
            <text:p>MPAYFQRPENALKRANEFLEVGKKQPALDVLYDVMKSKKHRTWQKIHEPIMMKYLELCVD</text:p>
            <text:p>LRKSHLAKEGLYQYKNICQQVNIKSLEDVVRAYLKMAEEKTEAAKEESQQMVLDIEDLDN</text:p>
            <text:p>IQTPESVLLSAVSGEDTQDRTDRLLLTPWVKFLWESYRQCLDLLRNNSRVERLYHDIAQQ</text:p>
            <text:p>AFKFCLQYTRKAEFRKLCDNLRMHLSQIQRHHNQSTAINLNNPESQSMHLETRLVQLDSA</text:p>
            <text:p>ISMELWQEAFKAVEDIHGLFSLSKKPPKPQLMANYYNKVSTVFWKSGNALFHASTLHRLY</text:p>
            <text:p>HLSREMRKNLTQDEMQRMSTRVLLATLSIPITPERTDIARLLDMDGIIVEKQRRLATLLG</text:p>
            <text:p>LQAPPTRIGLINDMVRFNVLQYVVPEVKDLYNWLEVEFNPLKLCERVTKVLNWVREQPEK</text:p>
            <text:p>EPELQQYVPQLQNNTILRLLQQVSQIYQSIEFSRLTSLVPFVDAFQLERAIVDAARHCDL</text:p>
            <text:p>QVRIDHTSRTLSFGSDLNYATREDAPIGPHLQSMPSEQIRNQLTAMSSVLAKALEVIKPA</text:p>
            <text:p>HILQEKEEQHQLAVTAYLKNSRKEHQRILARRQTIEERKERLESLNIQREKEELEQREAE</text:p>
            <text:p>LQKVRKAEEERLRQEAKEREKERILQEHEQIKKKTVRERLEQIKKTELGAKAFKDIDIED</text:p>
            <text:p>LEELDPDFIMAKQVEQLEKEKKELQERLKNQEKKIDYFERAKRLEEIPLIKSAYEEQRIK</text:p>
            <text:p>DMDLWEQQEEERITTMQLEREKALEHKNRMSRMLEDRDLFVMRLKAARQSVYEEKLKQFE</text:p>
            <text:p>ERLAEERHNRLEERKRQRKEERRITYYREKEEEEQRRAEEQMLKEREERERAERAKREEE</text:p>
            <text:p>LREYQERVKKLEEVERKKRQRELEIEERERRREEERRLGDSSLSRKDSRWGDRDSEGTWR</text:p>
            <text:p>KGPEADSEWRRGPPEKEWRRGEGRDEDRSHRRDEERPRRLGDDEDRESSLRPDDDRVPRR</text:p>
            <text:p>GMDDDRGPRRGPEEDRFSRRGADDDRPSWRNTDDDRPPRRIADEDRGSWRHADDDRPPRR</text:p>
            <text:p>GLDEDRGSWRTADEDRGPRRGMDDDRGPRRGGADDERSSWRNADDDRGPRRGLDDDRGPR</text:p>
            <text:p>RGLDDDRGPRRGLDDDRGPRRGLDDDRGPRRGMDDDRGPRRGLDDDRGPWRNADEDRIPR</text:p>
            <text:p>RGAEDDRGPWRNMDDDRLSRRADDDRFPRRGDDSRPGPWRPLVKPGMKVAGEEDQLRNLQ</text:p>
            <text:p>AGETQVVGMIEIGMTVAVRGMTGV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karyotic translation initiation factor 4 gamma 1 OS=Chlorocebus sabaeus OX=60711 GN=EIF4G1 PE=4 SV=1</text:p>
          </table:table-cell>
          <table:table-cell office:value-type="string" calcext:value-type="string">
            <text:p>A0A0D9RMM1</text:p>
          </table:table-cell>
          <table:table-cell office:value-type="string" calcext:value-type="string">
            <text:p>A0A0D9R1V0_CHLSB</text:p>
          </table:table-cell>
          <table:table-cell office:value-type="string" calcext:value-type="string">
            <text:p>EIF4G1</text:p>
          </table:table-cell>
          <table:table-cell office:value-type="string" calcext:value-type="string">
            <text:p>EIF3C_HUMAN, A0A024QYU9_HUMAN, A1KYQ7_HUMAN, B3KNZ4_HUMAN, B4DDN4_HUMAN, B4DVQ5_HUMAN, B4E2Z6_HUMAN</text:p>
          </table:table-cell>
          <table:table-cell table:number-columns-repeated="3"/>
          <table:table-cell office:value-type="string" calcext:value-type="string">
            <text:p>[['Human Gene ID #1', 'C:cytosol', 'C:eukaryotic 43S preinitiation complex', 'C:eukaryotic 48S preinitiation complex', 'C:eukaryotic translation initiation factor 3 complex', 'F:ribosome binding', 'F:RNA binding', 'F:translation initiation factor activity', 'F:translation initiation factor binding', 'P:formation of cytoplasmic translation initiation complex', 'P:positive regulation of mRNA binding', 'P:positive regulation of translation', 'P:translational initiation'], ['Human Gene ID #2', 'C:eukaryotic 43S preinitiation complex', 'C:eukaryotic 48S preinitiation complex', 'C:eukaryotic translation initiation factor 3 complex', 'F:translation initiation factor activity', 'F:translation initiation factor binding', 'P:formation of cytoplasmic translation initiation complex'], ['Human Gene ID #3', 'C:eukaryotic 43S preinitiation complex', 'C:eukaryotic 48S preinitiation complex', 'C:eukaryotic translation initiation factor 3 complex', 'F:translation initiation factor activity', 'F:translation initiation factor binding', 'P:formation of cytoplasmic translation initiation complex'], ['Human Gene ID #4', 'C:eukaryotic 43S preinitiation complex', 'C:eukaryotic 48S preinitiation complex', 'C:eukaryotic translation initiation factor 3 complex', 'F:translation initiation factor activity', 'F:translation initiation factor binding', 'P:formation of cytoplasmic translation initiation complex'], ['Human Gene ID #5', 'C:eukaryotic 43S preinitiation complex', 'C:eukaryotic 48S preinitiation complex', 'C:eukaryotic translation initiation factor 3 complex', 'F:translation initiation factor activity', 'F:translation initiation factor binding', 'P:formation of cytoplasmic translation initiation complex'], ['Human Gene ID #6', 'C:eukaryotic 43S preinitiation complex', 'C:eukaryotic 48S preinitiation complex', 'C:eukaryotic translation initiation factor 3 complex', 'F:translation initiation factor activity', 'F:translation initiation factor binding', 'P:formation of cytoplasmic translation initiation complex'], ['Human Gene ID #7', 'C:eukaryotic 43S preinitiation complex', 'C:eukaryotic 48S preinitiation complex', 'C:eukaryotic translation initiation factor 3 complex', 'F:translation initiation factor activity', 'F:translation initiation factor binding', 'P:formation of cytoplasmic translation initiation complex']]</text:p>
          </table:table-cell>
          <table:table-cell office:value-type="string" calcext:value-type="string">
            <text:p>&gt;tr|A0A0D9R1V0|A0A0D9R1V0_CHLSB Eukaryotic translation initiation factor 3 subunit C OS=Chlorocebus sabaeus OX=60711 GN=EIF3C PE=3 SV=1</text:p>
            <text:p>MSRFFTTGSDSESESSLSGEELVTKPVGGNYGKQPLLLSEDEEDTKRVVRSAKDKRFEEL</text:p>
            <text:p>TNLIRTIRNAMKIRDVTKCLEEFELLGKAYGKAKSIVDKEGVPRFYIRILADLEDYLNEL</text:p>
            <text:p>WEDKEGKKKMNKNNAKALSTLRQKIRKYNRDFESHITSYKQNPEQSADEDAEKNEEDSEG</text:p>
            <text:p>SSDEDEDEDGVSAATFLKKKSEAPSGESRKFLKKMDDEDEDSEDSEDDEDWDTGSTSSDS</text:p>
            <text:p>DSEEEEGKQTALASRFLKKAPTTDEDKKAAEKKREDKAKKKHDRKSKRLDEEEEDNEGGE</text:p>
            <text:p>WERVRGGVPLVKEKPKMFAKGTEITHAVVIKKLNEILQARGKKGTDRAAQIELLQLLVQI</text:p>
            <text:p>AAENNLGEGVIVKIKFNIIASLYDYNPNLATYMKPEMWGKCLDCINELMDILFANPNIFV</text:p>
            <text:p>GENILEESENLHNADQPLRVRGCILTLVERMDEEFTKIMQNTDPHSQEYVEHLKDEAQVC</text:p>
            <text:p>AIIERVQRYLEEKGTTEEVCRIYLLRILHTYYKFDYKAHQRQLTPPEGSSKSEQDQAENE</text:p>
            <text:p>GEDSAVLMERLCKYIYAKDRTDRIRTCAILCHIYHHALHSRWYQARDLMLMSHLQDNIQH</text:p>
            <text:p>ADPPVQILYNRTMVQLGICAFRQGLTKDAHNALLDIQSSGRAKELLGQGLLLRSLQERNQ</text:p>
            <text:p>EQEKVERRRQVPFHLHINLELLECVYLVSAMLLEIPYMAAHESDARRRMISKQFHHQLRV</text:p>
            <text:p>GERQPLLGPPESMREHVVAASKAMKMGDWKTCHSFIINEKMNGKVWDLFPEADKVRTMLV</text:p>
            <text:p>RKIQEESLRTYLFTYSSVYDSISMETLSDMFELDLPTVHSIISKMIINEELMASLDQPTQ</text:p>
            <text:p>TVVMHRTEPTAQQNLALQLAEKLGSLVENNERVFDHKQGTYGGYFRDQKDGYRKNEGYMR</text:p>
            <text:p>RGGYRQQPSQTA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karyotic translation initiation factor 4A1 OS=Chlorocebus sabaeus OX=60711 GN=EIF4A1 PE=3 SV=1</text:p>
          </table:table-cell>
          <table:table-cell office:value-type="string" calcext:value-type="string">
            <text:p>A0A0D9RGD1</text:p>
          </table:table-cell>
          <table:table-cell office:value-type="string" calcext:value-type="string">
            <text:p>A0A0D9RMM1_CHLSB</text:p>
          </table:table-cell>
          <table:table-cell office:value-type="string" calcext:value-type="string">
            <text:p>EIF4A1</text:p>
          </table:table-cell>
          <table:table-cell office:value-type="string" calcext:value-type="string">
            <text:p>IF4G1_HUMAN, A0A7I2Y1C3_HUMAN, B2RU06_HUMAN, B2RU10_HUMAN, B4DGF1_HUMAN, B4DSI9_HUMAN, C9J2Z7_HUMAN, C9J556_HUMAN, C9J6B6_HUMAN, C9J987_HUMAN, C9JSU8_HUMAN, C9JWH7_HUMAN, C9JWW9_HUMAN, E7EUU4_HUMAN, E7EX73_HUMAN, E9PGM1_HUMAN, Q4LE58_HUMAN, Q96I65_HUMAN</text:p>
          </table:table-cell>
          <table:table-cell table:number-columns-repeated="3"/>
          <table:table-cell office:value-type="string" calcext:value-type="string">
            <text:p>[['Human Gene ID #1', 'C:cytoplasm', 'C:cytoplasmic stress granule', 'C:cytosol', 'C:eukaryotic translation initiation factor 4F complex', 'C:membrane', 'C:nucleus', 'C:polysome', 'F:ATP binding', 'F:eukaryotic initiation factor 4E binding', 'F:identical protein binding', 'F:molecular adaptor activity', 'F:mRNA binding', 'F:RNA binding', 'F:translation factor activity, RNA binding', 'F:translation initiation factor activity', 'F:translation initiation factor binding', 'P:behavioral fear response', 'P:cap-dependent translational initiation', 'P:cellular macromolecule biosynthetic process', 'P:cellular response to nutrient levels', 'P:developmental process', 'P:energy homeostasis', 'P:negative regulation of autophagy', 'P:negative regulation of neuron death', 'P:negative regulation of peptidyl-threonine phosphorylation', 'P:nuclear-transcribed mRNA catabolic process, nonsense-mediated decay', 'P:positive regulation of cell death', 'P:positive regulation of cell growth', 'P:positive regulation of cellular protein metabolic process', 'P:positive regulation of eukaryotic translation initiation factor 4F complex assembly', 'P:positive regulation of G1/S transition of mitotic cell cycle', 'P:positive regulation of miRNA mediated inhibition of translation', 'P:positive regulation of mRNA cap binding', 'P:positive regulation of neuron differentiation', 'P:positive regulation of peptidyl-serine phosphorylation', 'P:positive regulation of translation in response to endoplasmic reticulum stress', 'P:regulation of cellular response to stress', 'P:regulation of gene silencing by miRNA', 'P:regulation of mRNA stability', 'P:regulation of polysome binding', 'P:regulation of presynapse assembly', 'P:regulation of translational initiation', 'P:translation', 'P:translational initiation', 'P:viral process'], ['Human Gene ID #2', 'NO GO TERMS ASSOCIATED'], ['Human Gene ID #3', 'C:cytoplasm', 'F:eukaryotic initiation factor 4E binding', 'F:mRNA binding', 'F:translation initiation factor activity'], ['Human Gene ID #4', 'C:cytoplasm', 'F:eukaryotic initiation factor 4E binding', 'F:mRNA binding', 'F:translation initiation factor activity'], ['Human Gene ID #5', 'C:cytoplasm', 'F:eukaryotic initiation factor 4E binding', 'F:mRNA binding', 'F:translation initiation factor activity'], ['Human Gene ID #6', 'C:cytoplasm', 'F:eukaryotic initiation factor 4E binding', 'F:mRNA binding', 'F:translation initiation factor activity'], ['Human Gene ID #7', 'C:cytosol', 'F:mRNA binding', 'F:translation initiation factor activity'], ['Human Gene ID #8', 'F:mRNA binding', 'F:translation initiation factor activity'], ['Human Gene ID #9', 'C:cytosol', 'F:mRNA binding', 'F:translation initiation factor activity'], ['Human Gene ID #10', 'F:mRNA binding', 'F:translation initiation factor activity'], ['Human Gene ID #11', 'F:mRNA binding', 'F:translation initiation factor activity'], ['Human Gene ID #12', 'F:mRNA binding', 'F:translation initiation factor activity'], ['Human Gene ID #13', 'C:cytosol', 'F:mRNA binding', 'F:translation initiation factor activity'], ['Human Gene ID #14', 'C:cytoplasm', 'C:cytosol', 'F:eukaryotic initiation factor 4E binding', 'F:mRNA binding', 'F:translation initiation factor activity'], ['Human Gene ID #15', 'C:cytosol', 'F:mRNA binding', 'F:translation initiation factor activity'], ['Human Gene ID #16', 'C:cytoplasm', 'C:cytosol', 'F:eukaryotic initiation factor 4E binding', 'F:mRNA binding', 'F:translation initiation factor activity'], ['Human Gene ID #17', 'C:cytoplasm', 'F:eukaryotic initiation factor 4E binding', 'F:mRNA binding', 'F:translation initiation factor activity'], ['Human Gene ID #18', 'F:mRNA binding', 'F:translation initiation factor activity']]</text:p>
          </table:table-cell>
          <table:table-cell office:value-type="string" calcext:value-type="string">
            <text:p>&gt;tr|A0A0D9RMM1|A0A0D9RMM1_CHLSB Eukaryotic translation initiation factor 4 gamma 1 OS=Chlorocebus sabaeus OX=60711 GN=EIF4G1 PE=3 SV=1</text:p>
            <text:p>MNTPSQPRQGGFRSLQHFYPSRAQPPSSAASRVQSAAPARPGPAAHVYPAGSQVMMIPSQ</text:p>
            <text:p>ISYPASQGAYYIPGQGRSTYVVPTQQYPVQPGAPGFYPGASPTEFGTYAGAYYPAQGVQQ</text:p>
            <text:p>FPTGVAPAPVLMNQPPQIAPKRERKTIRIRDPNQGGKDITEEIMSGARTASTPTPPQTGG</text:p>
            <text:p>GLEPQANGETPQVAVIVRPDDRSQGAIIADRPGLPGPEHSPSESQPSSPSPTPSPSPVLE</text:p>
            <text:p>PGSEPNLAVLSIPGDTMATIQMSVEESTPISRETGEPYRLSPEPTPLAEPILEVEVTLSK</text:p>
            <text:p>PVPESEFSSSPLQASTPLASHTVEIHEPNGMVPSEDLEPEVESSPELAPPPACPSESPVP</text:p>
            <text:p>IAPTAQPEELLNGAPSPPAVDLSLVSEPEEQAKEVTASVAPATIPSAIPAMAPSATSPAQ</text:p>
            <text:p>EEEMEEEEEEEEEEGEAGEAESEKGGEELLPPESTPVPANLSQNLEAAAATQVAVSVPKR</text:p>
            <text:p>RRKIKELNKKEAVGDLLDAFKEANPAVPEVENQPPAGSNPGPESEGSGVPPRPEEADETW</text:p>
            <text:p>DSKEDKIHNAENIQPGEQKYEYKSDQWKPLNLEEKKRYDREFLLGFQFIFASMQKPEGLP</text:p>
            <text:p>HISDVVLDKANKTPLRPLDPTRLQGINCGPDFTPSFANLGRPALSTRGPPRGGPGGELPR</text:p>
            <text:p>GPAGLGPRRSQQGTRKEPRKIIATVLMTEDIKLNKAEKAWKPSSKRTAADKDRGEEDADG</text:p>
            <text:p>SKTQDLFRRVRSILNKLTPQMFQQLMKQVTQLAIDTEERLKGVIDLIFEKAISEPNFSVA</text:p>
            <text:p>YANMCRCLMALKVPTTEKPTVTVNFRKLLLNRCQKEFEKDKDDDEVFEKKQKEMDEAATA</text:p>
            <text:p>EERGRLKEELEEARDIARRRSLGNIKFIGELFKLKMLTEAIMHDCVVKLLKNHDEESLEC</text:p>
            <text:p>LCRLLTTIGKDLDFEKAKPRMDQYFNQMEKIIKEKKTSSRIRFMLQDVLDLRGSNWVPRR</text:p>
            <text:p>GDQGPKTIDQIHKEAEMEEHREHIKVQQLMAKGSDKRRGGPPGPPISRGLPLVDDGGWNT</text:p>
            <text:p>VPISKGSRPIDTSRLTKITKPGSIDSNNQLFAPGGRLSWGKGSSGGSGAKPSDAASEAAR</text:p>
            <text:p>PATSTLNRFSALQQAVPTESTDNRRVVQRSSLSRERGEKAGDRGDRLERSERGGDRGDRL</text:p>
            <text:p>DRARTPATKRSFSKEVEERSRERPSQPEGLRKAASLTEDRDRGRDAVKREATLPPVSPPK</text:p>
            <text:p>AALSEEELEKKSKAIIEEYLHLNDMKEAVQCVQELASPSLLFIFVRHGVESTLERSAIAR</text:p>
            <text:p>EHMGQLLHQLLCAGHLSTAQYYQGLYEILELAEDMEIDIPHVWLYLAELVTPILQEGGVP</text:p>
            <text:p>MGELFREITKPLRPLGKAASLLLEILGLLCKSMGPKKVGMLWREAGLSWKEFLPEGQDIG</text:p>
            <text:p>AFIVEQKVEYTLGEESEAPGQRALPSEELNRQLEKLLKEGSGNQRVFDWIEANLSEQQIA</text:p>
            <text:p>SNTLVRALMTAVCYSAIIFETPLRVDVAVLKARAKLLQKYLCDEQKELQALYALQALVVT</text:p>
            <text:p>LEQPPNLLRMFFDALYDEDVVKEDAFYSWESSKDPAEQQGKGVALKSVTAFFKWLREAEE</text:p>
            <text:p>ESDH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karyotic translation initiation factor 4A2 OS=Chlorocebus sabaeus OX=60711 GN=EIF4A2 PE=3 SV=1</text:p>
          </table:table-cell>
          <table:table-cell office:value-type="string" calcext:value-type="string">
            <text:p>A0A0D9RA46</text:p>
          </table:table-cell>
          <table:table-cell office:value-type="string" calcext:value-type="string">
            <text:p>A0A0D9RGD1_CHLSB</text:p>
          </table:table-cell>
          <table:table-cell office:value-type="string" calcext:value-type="string">
            <text:p>EIF4A2</text:p>
          </table:table-cell>
          <table:table-cell office:value-type="string" calcext:value-type="string">
            <text:p>IF4A1_HUMAN, A8K088_HUMAN, A8K7F6_HUMAN, J3KT04_HUMAN</text:p>
          </table:table-cell>
          <table:table-cell table:number-columns-repeated="3"/>
          <table:table-cell office:value-type="string" calcext:value-type="string">
            <text:p>[['Human Gene ID #1', 'C:cytoplasm', 'C:cytosol', 'C:eukaryotic translation initiation factor 4F complex', 'C:extracellular exosome', 'C:membrane', 'F:ATP binding', 'F:double-stranded RNA binding', 'F:helicase activity', 'F:mRNA binding', 'F:RNA binding', 'F:RNA cap binding', 'F:RNA helicase activity', 'F:translation factor activity, RNA binding', 'F:translation initiation factor activity', 'P:cytoplasmic translational initiation', 'P:translational initiation', 'P:viral process'], ['Human Gene ID #2', 'F:ATP binding', 'F:RNA helicase activity', 'F:translation initiation factor activity'], ['Human Gene ID #3', 'F:ATP binding', 'F:RNA helicase activity', 'F:translation initiation factor activity'], ['Human Gene ID #4', 'F:ATP binding', 'F:RNA helicase activity']]</text:p>
          </table:table-cell>
          <table:table-cell office:value-type="string" calcext:value-type="string">
            <text:p>&gt;tr|A0A0D9RGD1|A0A0D9RGD1_CHLSB RNA helicase OS=Chlorocebus sabaeus OX=60711 GN=EIF4A1 PE=3 SV=1</text:p>
            <text:p>MSASQDSRSRDNGPDGMEPEGVIESNWNEIVDSFDDMNLSESLLRGIYAYGFEKPSAIQQ</text:p>
            <text:p>RAILPCIKGYDVIAQAQSGTGKTATFAISILQQIELDLKATQALVLAPTRELAQQIQKVV</text:p>
            <text:p>MALGDYMGASCHACIGGTNVRAEVQKLQMEAPHIIVGTPGRVFDMLNRRYLSPKYIKMFV</text:p>
            <text:p>LDEADEMLSRGFKDQIYDIFQKLNSNTQVVLLSATMPSDVLEVTKKFMRDPIRILVKKEE</text:p>
            <text:p>LTLEGIRQFYINVEREEWKLDTLCDLYETLTITQAVIFINTRRKVDWLTEKMHARDFTVS</text:p>
            <text:p>AMHGDMDQKERDVIMREFRSGSSRVLITTDLLARGIDVQQVSLVINYDLPTNRENYIHRI</text:p>
            <text:p>GRGGRFGRKGVAINMVTEEDKRTLRDIETFYNTSIEEMPLNVADL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rin OS=Chlorocebus sabaeus OX=60711 GN=EZR PE=4 SV=1</text:p>
          </table:table-cell>
          <table:table-cell office:value-type="string" calcext:value-type="string">
            <text:p>A0A0D9RJV9</text:p>
          </table:table-cell>
          <table:table-cell office:value-type="string" calcext:value-type="string">
            <text:p>A0A0D9RA46_CHLSB</text:p>
          </table:table-cell>
          <table:table-cell office:value-type="string" calcext:value-type="string">
            <text:p>EZR</text:p>
          </table:table-cell>
          <table:table-cell office:value-type="string" calcext:value-type="string">
            <text:p>E7EQG2_HUMAN</text:p>
          </table:table-cell>
          <table:table-cell table:number-columns-repeated="3"/>
          <table:table-cell office:value-type="string" calcext:value-type="string">
            <text:p>[['Human Gene ID #1', 'F:ATP binding', 'F:nucleic acid binding', 'F:RNA helicase activity']]</text:p>
          </table:table-cell>
          <table:table-cell office:value-type="string" calcext:value-type="string">
            <text:p>&gt;tr|A0A0D9RA46|A0A0D9RA46_CHLSB RNA helicase OS=Chlorocebus sabaeus OX=60711 GN=EIF4A2 PE=3 SV=1</text:p>
            <text:p>MSGGSADYNREHGGPEGMDPDGVIESNWNEIVDNFDDMNLKESLLRGIYAYGFEKPSAIQ</text:p>
            <text:p>QRAIIPCIKGYDVIAQAQSGTGKTATFAISILQQLEIEFKETQALVLAPTRELAQQIQKV</text:p>
            <text:p>ILALGDYMGATCHACIGGTNVRNEMQKLQAEAPHIVVGTPGRVFDMLNRRYLSPKWIKMF</text:p>
            <text:p>VLDEADEMLSRGFKDQIYEIFQKLNTSIQVVLLSATMPTDVLEVTKKFMRDPIRILVKKE</text:p>
            <text:p>ELTLEGIKQFYINVEREEWKLDTLCDLYETLTITQAVIFLNTRRKVDWLTEKMHARDFTV</text:p>
            <text:p>SALHGDMDQKERDVIMREFRSGSSRVLITTDLLARGIDVQQVSLVINYDLPTNRENYIHR</text:p>
            <text:p>S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P domain-containing protein OS=Chlorocebus sabaeus OX=60711 PE=3 SV=1</text:p>
          </table:table-cell>
          <table:table-cell office:value-type="string" calcext:value-type="string">
            <text:p>A0A0D9RLE5</text:p>
          </table:table-cell>
          <table:table-cell office:value-type="string" calcext:value-type="string">
            <text:p>A0A0D9RJV9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JV9|A0A0D9RJV9_CHLSB Ezrin OS=Chlorocebus sabaeus OX=60711 GN=EZR PE=4 SV=1</text:p>
            <text:p>QINVRVTTMDAELEFAIQPNTTGKQLFDQVVKTIGLREVWYFGLQYVDNKGFPTWLKLDK</text:p>
            <text:p>KVSAQEVRKENPLQFKFRAKFFPEDVAEELIQDITQKLFFLQVKEGILSDEIYCPPETAV</text:p>
            <text:p>LLGSYAVQAKFGDYNKEVHKSGYLSSERLIPQRVMDQHKLTRDQWEDRIQVWHAEHRGML</text:p>
            <text:p>KDNAMLEYLKIAQDLEMYGINYFEIKNKKGTELWLGVDALGLNIYEKDDKLTPKIGFPWS</text:p>
            <text:p>EIRNISFNDKKFVIKPIDKKAPDFVFYAPRLRINKRILQLCMGNHELYMRRRKPDTIEVQ</text:p>
            <text:p>QMKAQAREEKHQKQLERRQQLETEKKRRETVEREKEQMMREKEELMLRLQDYEEKTKKAE</text:p>
            <text:p>RELSEQIQRALQLEEERKRAQEEAERLEADRMAALRAKEELERQAVDQIKSQEQLAAELA</text:p>
            <text:p>EYTAKIALLEEARRRKEDEVEEWQHRAKEAQDDLVKTKEELHLVMTAPPPPPPPVYEPLS</text:p>
            <text:p>YHVQESLQDEGTEPTGYSAELSSEGIRDDRNEEKRITEAEKNERVQRQLLTLSSELSQAR</text:p>
            <text:p>DENKRTHNDIIHNENMRQGRDKYKTLRQIRQGNTKQRIDEFEA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-actin-capping protein subunit alpha OS=Chlorocebus sabaeus OX=60711 GN=CAPZA2 PE=3 SV=1</text:p>
          </table:table-cell>
          <table:table-cell office:value-type="string" calcext:value-type="string">
            <text:p>A0A0D9RET3</text:p>
          </table:table-cell>
          <table:table-cell office:value-type="string" calcext:value-type="string">
            <text:p>A0A0D9RLE5_CHLSB</text:p>
          </table:table-cell>
          <table:table-cell office:value-type="string" calcext:value-type="string">
            <text:p>CAPZA2</text:p>
          </table:table-cell>
          <table:table-cell office:value-type="string" calcext:value-type="string">
            <text:p>FABP5_HUMAN, E7DVW5_HUMAN, I6L8B7_HUMAN</text:p>
          </table:table-cell>
          <table:table-cell table:number-columns-repeated="3"/>
          <table:table-cell office:value-type="string" calcext:value-type="string">
            <text:p>[['Human Gene ID #1', 'C:azurophil granule lumen', 'C:cytoplasm', 'C:cytosol', 'C:extracellular exosome', 'C:extracellular region', 'C:nucleoplasm', 'C:nucleus', 'C:plasma membrane', 'C:postsynaptic density', 'C:secretory granule membrane', 'C:synapse', 'F:fatty acid binding', 'F:identical protein binding', 'F:lipid binding', 'F:long-chain fatty acid transporter activity', 'F:retinoic acid binding', 'P:epidermis development', 'P:glucose homeostasis', 'P:glucose metabolic process', 'P:lipid metabolic process', 'P:lipid transport across blood-brain barrier', 'P:long-chain fatty acid transport', 'P:negative regulation of glucose transmembrane transport', 'P:neutrophil degranulation', 'P:phosphatidylcholine biosynthetic process', 'P:positive regulation of cold-induced thermogenesis', 'P:positive regulation of peroxisome proliferator activated receptor signaling pathway', 'P:regulation of prostaglandin biosynthetic process', 'P:regulation of retrograde trans-synaptic signaling by endocanabinoid', 'P:regulation of sensory perception of pain', 'P:triglyceride catabolic process'], ['Human Gene ID #2', 'C:cytoplasm', 'C:extracellular space', 'C:nucleus', 'C:postsynaptic density', 'F:retinoic acid binding', 'P:glucose homeostasis', 'P:glucose metabolic process', 'P:negative regulation of glucose transmembrane transport', 'P:phosphatidylcholine biosynthetic process', 'P:positive regulation of cold-induced thermogenesis', 'P:positive regulation of peroxisome proliferator activated receptor signaling pathway', 'P:regulation of prostaglandin biosynthetic process', 'P:regulation of retrograde trans-synaptic signaling by endocanabinoid', 'P:regulation of sensory perception of pain'], ['Human Gene ID #3', 'F:lipid binding']]</text:p>
          </table:table-cell>
          <table:table-cell office:value-type="string" calcext:value-type="string">
            <text:p>&gt;tr|A0A0D9RLE5|A0A0D9RLE5_CHLSB FABP domain-containing protein OS=Chlorocebus sabaeus OX=60711 PE=3 SV=1</text:p>
            <text:p>MATVQQLEGRWRLVDSKGFDEYMKELGVGIALRKMGAMAKPDCIITCDGKNLTIKTESTL</text:p>
            <text:p>KTTQFSCTLGEKFEETTADGRKTQTVCSFTDGALVQHQEWDGKESTITRKLKDGKLVVDC</text:p>
            <text:p>VMNNVTCTRIYEKV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-actin-capping protein subunit beta OS=Chlorocebus sabaeus OX=60711 GN=CAPZB PE=3 SV=1</text:p>
          </table:table-cell>
          <table:table-cell office:value-type="string" calcext:value-type="string">
            <text:p>A0A0D9S8D8</text:p>
          </table:table-cell>
          <table:table-cell office:value-type="string" calcext:value-type="string">
            <text:p>A0A0D9RET3_CHLSB</text:p>
          </table:table-cell>
          <table:table-cell office:value-type="string" calcext:value-type="string">
            <text:p>CAPZB</text:p>
          </table:table-cell>
          <table:table-cell office:value-type="string" calcext:value-type="string">
            <text:p>CAZA2_HUMAN, A4D0V4_HUMAN, Q53GC7_HUMAN, Q53GE2_HUMAN</text:p>
          </table:table-cell>
          <table:table-cell table:number-columns-repeated="3"/>
          <table:table-cell office:value-type="string" calcext:value-type="string">
            <text:p>[['Human Gene ID #1', 'C:actin cytoskeleton', 'C:brush border', 'C:cortical cytoskeleton', 'C:cytosol', 'C:extracellular exosome', 'C:extracellular region', 'C:F-actin capping protein complex', 'C:membrane', 'F:actin filament binding', 'P:actin cytoskeleton organization', 'P:antigen processing and presentation of exogenous peptide antigen via MHC class II', 'P:barbed-end actin filament capping', 'P:blood coagulation', 'P:endoplasmic reticulum to Golgi vesicle-mediated transport', 'P:innate immune response', 'P:protein-containing complex assembly'], ['Human Gene ID #2', 'C:brush border', 'C:cortical cytoskeleton', 'C:F-actin capping protein complex', 'C:membrane', 'F:actin binding', 'P:barbed-end actin filament capping'], ['Human Gene ID #3', 'C:F-actin capping protein complex', 'F:actin binding', 'P:barbed-end actin filament capping'], ['Human Gene ID #4', 'C:F-actin capping protein complex', 'F:actin binding', 'P:barbed-end actin filament capping']]</text:p>
          </table:table-cell>
          <table:table-cell office:value-type="string" calcext:value-type="string">
            <text:p>&gt;tr|A0A0D9RET3|A0A0D9RET3_CHLSB F-actin-capping protein subunit alpha OS=Chlorocebus sabaeus OX=60711 GN=CAPZA2 PE=3 SV=1</text:p>
            <text:p>MADLEEQLSDEEKVRIAAKFIIHAPPGEFNEVFNDVRLLLNNDNLLREGAAHAFAQYNLD</text:p>
            <text:p>QFTPVKIEGYEDQVLITEHGDLGNGKFLDPKNRICFKFDHLRKEATDPRPCEVENAVESW</text:p>
            <text:p>RTSVETALRAYVKEHYPNGVCTVYGKKIDGQQTIIACIESHQFQAKNFWNGRWRSEWKFT</text:p>
            <text:p>ITPSTTQVVGILKIQVHYYEDGNVQLVSHKDIQDSLTVSNEVQTAKEFIKIVEAAENEYQ</text:p>
            <text:p>TAISENYQTMSDTTFKALRRQLPVTRTKIDWNKILSYKIGKEMQN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tty acid synthase OS=Chlorocebus sabaeus OX=60711 GN=FASN PE=4 SV=1</text:p>
          </table:table-cell>
          <table:table-cell office:value-type="string" calcext:value-type="string">
            <text:p>A0A0D9S4U3</text:p>
          </table:table-cell>
          <table:table-cell office:value-type="string" calcext:value-type="string">
            <text:p>A0A0D9S8D8_CHLSB</text:p>
          </table:table-cell>
          <table:table-cell office:value-type="string" calcext:value-type="string">
            <text:p>FASN</text:p>
          </table:table-cell>
          <table:table-cell office:value-type="string" calcext:value-type="string">
            <text:p>B1AK88_HUMAN, B2R7T8_HUMAN</text:p>
          </table:table-cell>
          <table:table-cell table:number-columns-repeated="3"/>
          <table:table-cell office:value-type="string" calcext:value-type="string">
            <text:p>[['Human Gene ID #1', 'C:brush border', 'C:cortical cytoskeleton', 'C:F-actin capping protein complex', 'C:hippocampal mossy fiber to CA3 synapse', 'C:lamellipodium', 'C:membrane', 'C:postsynaptic density', 'C:sarcomere', 'C:Schaffer collateral - CA1 synapse', 'C:sperm connecting piece', 'F:actin binding', 'P:actin polymerization or depolymerization', 'P:barbed-end actin filament capping', 'P:lamellipodium assembly'], ['Human Gene ID #2', 'C:F-actin capping protein complex', 'C:sarcomere', 'F:actin binding', 'P:actin cytoskeleton organization', 'P:barbed-end actin filament capping']]</text:p>
          </table:table-cell>
          <table:table-cell office:value-type="string" calcext:value-type="string">
            <text:p>&gt;tr|A0A0D9S8D8|A0A0D9S8D8_CHLSB F-actin-capping protein subunit beta OS=Chlorocebus sabaeus OX=60711 GN=CAPZB PE=3 SV=1</text:p>
            <text:p>MSDQQLDCALDLMRRLPPQQIEKNLSDLIDLVPSLCEDLLSSVDQPLKIARDKVVGKDYL</text:p>
            <text:p>LCDYNRDGDSYRSPWSNKYDPPLEDGAMPSARLRKLEVEANNAFDQYRDLYFEGGVSSVY</text:p>
            <text:p>LWDLDHGFAGVILIKKAGDGSKKIKGCWDSIHVVEVQEKSSGRTAHYKLTSTVMLWLQTN</text:p>
            <text:p>KSGSGTMNLGGSLTRQMEKDETVGDCSPHIANIGRLVEDMENKIRSTLNEIYFGKTKDIV</text:p>
            <text:p>NGLRSVQTFADKSKQEALKNDLVEALKRKQQ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tuin B OS=Chlorocebus sabaeus OX=60711 GN=FETUB PE=4 SV=1</text:p>
          </table:table-cell>
          <table:table-cell office:value-type="string" calcext:value-type="string">
            <text:p>A0A0D9RNS2</text:p>
          </table:table-cell>
          <table:table-cell office:value-type="string" calcext:value-type="string">
            <text:p>A0A0D9S4U3_CHLSB</text:p>
          </table:table-cell>
          <table:table-cell office:value-type="string" calcext:value-type="string">
            <text:p>FETUB</text:p>
          </table:table-cell>
          <table:table-cell office:value-type="string" calcext:value-type="string">
            <text:p>A0A0U1RQF0_HUMAN</text:p>
          </table:table-cell>
          <table:table-cell table:number-columns-repeated="3"/>
          <table:table-cell office:value-type="string" calcext:value-type="string">
            <text:p>[['Human Gene ID #1', 'C:cytosol', 'C:Golgi apparatus', 'C:plasma membrane', 'F:(3R)-hydroxymyristoyl-[acyl-carrier-protein] dehydratase activity', 'F:3-hydroxydecanoyl-[acyl-carrier-protein] dehydratase activity', 'F:3-hydroxyoctanoyl-[acyl-carrier-protein] dehydratase activity', 'F:3-hydroxypalmitoyl-[acyl-carrier-protein] dehydratase activity', 'F:3-oxo-glutaryl-[acp] methyl ester reductase activity', 'F:3-oxo-pimeloyl-[acp] methyl ester reductase activity', 'F:3-oxoacyl-[acyl-carrier-protein] reductase (NADPH) activity', 'F:3-oxoacyl-[acyl-carrier-protein] synthase activity', 'F:[acyl-carrier-protein] S-acetyltransferase activity', 'F:[acyl-carrier-protein] S-malonyltransferase activity', 'F:enoyl-[acyl-carrier-protein] reductase (NADPH, A-specific) activity', 'F:myristoyl-[acyl-carrier-protein] hydrolase activity', 'F:oleoyl-[acyl-carrier-protein] hydrolase activity', 'F:palmitoyl-[acyl-carrier-protein] hydrolase activity', 'F:phosphopantetheine binding', 'P:fatty acid biosynthetic process']]</text:p>
          </table:table-cell>
          <table:table-cell office:value-type="string" calcext:value-type="string">
            <text:p>&gt;tr|A0A0D9S4U3|A0A0D9S4U3_CHLSB 3-hydroxyacyl-[acyl-carrier-protein] dehydratase OS=Chlorocebus sabaeus OX=60711 GN=FASN PE=4 SV=1</text:p>
            <text:p>MEEVVIAGMSGKLPESENLQEFWDNLIGGVDMVTDDDRRWKAGLYGLPRRSGKLKDLSRF</text:p>
            <text:p>DASFFGVHPKQAHTMDPQLRLLLEVTYEAIVDAGINPASLRGTHTGVWVGVSGSEASEAL</text:p>
            <text:p>SRDPETLVGYSMVGCQRAMMANRLSFFFDFKGPSIALDTACSSSMVALQSAYQAISSGQC</text:p>
            <text:p>PAAIVGGINVLLKPNTSVQFLRLGMLSPEGTCKAFDAEGNGYCRSEGVVAVLLTKKSLAR</text:p>
            <text:p>RVYATILNAGTNTDGCKEQGVTFPSGEAQEQLIRSLYQSAGVAPESFEYIEAHGTGTKVG</text:p>
            <text:p>DPQELNGIARALCATRQEPLLVGSTKSNMGHPEPVSGLAALAKVLLSLEHGLWAPNLHFH</text:p>
            <text:p>SPHPEIPALLDGRLQVVAQPLPVRGGNVGINSFGFGGSNVHVILRPHTQPPPAPAPHASL</text:p>
            <text:p>PRLLRASGRTPEAVQELLEQGLQHSRELAFLSMLNDIAAVPTTAMPFRGYAVLGGEHGGP</text:p>
            <text:p>EVQQVPAGERPLWFICSGMGTQWCGMGLSLMRLDRFRDSILRSDEAVKPFGLKVSQLLLS</text:p>
            <text:p>TDESTFDDIVHAFVSLTAIQIGLIDLLSCMGLRPDGIIGHSLGEVACGYADGCLSQEEAV</text:p>
            <text:p>LAAYWRGQCIKEAHLPPGAMAAVGLSWEECKQRCPPGVVPACHNSKDTVTISGPQASVFE</text:p>
            <text:p>FMEQLRKEGVFAKEVRTGGMAFHSYFMEAIAPPLLQALKKVIREPKPRSARWLSTSIPEA</text:p>
            <text:p>QWHSSLARTSSAEYNVNNLVSPVLFQEALCHVPEHAVVLEIAPHALLQAVLKRGLKPGCT</text:p>
            <text:p>IIPLMKKDHRDNLEFFLTGIGRLHLSGIDANPNALFPPVEFPAPRGTPLISPLIKWDHSL</text:p>
            <text:p>AWDVPAAEDFPNGSGSPSAAVYNIDTSPESPDHYLVDHTIDGRIIFPATDYLCIVWKTLA</text:p>
            <text:p>RALGLAVEQLPVVFEDVVLHQATILPKTGTVSLEVRLLEASRAFEVSQNGNLIVSGKVYQ</text:p>
            <text:p>WEDPDPRLFNHPESPTPNPEEPLFLTQAEVYKELRLRGYDYGPHFHGILEASLEGASGRL</text:p>
            <text:p>LWKDNWVSFLDAMLQISILGLAKRSLHLPTRITAIHIDPATHRRKLYMLQDDAQVADVVV</text:p>
            <text:p>SRWLSITVAGGVHMSRVHTESAPRRQQDQQVPILEKFCFTPHVEEGCLSERAALQKELQL</text:p>
            <text:p>CKGLAQALQTKVTQQGLRMVVPGLDGAQVPQDPPQQGLPQLLSAACRLQLNGNLQLELAQ</text:p>
            <text:p>VLAQKRPELSEDPLLSGLLDSPALRACLDTAVENMPSRKMKVVEVLAGHGHLYSRIPGLL</text:p>
            <text:p>GTQPLLQLSYTATDRHPQALEAAEAQLQQHDIAQGQWDPADPAPSALGSADLLVCNCAVA</text:p>
            <text:p>ALGDPASALSNMVATLREGGFLLLHTLLRGHPLGETVAFLTSAEPQYGQGILSQDAWESL</text:p>
            <text:p>FSSVSLRLVGLKKSFYGSALFLCRRPAPQDSPIFLPVDDTGFRWVESLKGILADEDSSRP</text:p>
            <text:p>VWLKAVNSATSGVVGLVNCLRQEPGGHRLRCVLLSNLSSTSRVPEVDPGSAELQKLLQGD</text:p>
            <text:p>LVMNVYRDGAWGAFRHFLLEEDKPEEPTAHAFVTTLTRGDLSSIRWVCSSLRHAQPSRPG</text:p>
            <text:p>AQLCTVYYASLNFRDIMLATGKLSPEAIPGKWASQDNLLGMEFSGRDPSGKRVMGLVPAE</text:p>
            <text:p>GLATSVLLSPDFLWDVPSNWTLEEAASVPVVYCTAYYSLVVRGRVRPGETVLIHSGSGGV</text:p>
            <text:p>GQAAIAIALSLGCRVFTTVGSSEKRAYLQARFPQLDSTSFANSRDTSFEQHVLQHTGGKG</text:p>
            <text:p>VDLVLNSLAEEKLQASVRCLAQHGRFLEIGKFDLSQNHPLGMAIFLKNVTFHGILLDALL</text:p>
            <text:p>DGSAEWQEVAALLQAGIRDGVVQPLKCTVFPGAQVEDAFRYMAQGKHIGKVLVQVLAEEP</text:p>
            <text:p>EAVLKGAKPTLMSAISKTFCPAYKSYIIAGGLGGLGLELAQWLIQRGAQKLVLTSRSGVR</text:p>
            <text:p>TGYQAKQVRQWRRQGVQVLVSTSNISSLEGARGLIAEAAQLGPVGGIFNLTMVLRDAMLE</text:p>
            <text:p>NQTPEFFQDVCKPKYSGTLNLDRVTREACPELDYFVVFSSVSSGRGNAGQSNYGFANSAM</text:p>
            <text:p>ERICEKRRHEGLPGLAVQWGAIGDVGILADTVNINATVIGGTLPQRVASCLEVLDLFLNQ</text:p>
            <text:p>PHMVLSSFVLAEKAAAYRDRDGEQDLVKAVAHILGIRDLAAINLDSSLADLGLDSLMSVE</text:p>
            <text:p>VRQTLERELNLVLSMREVRQLTLRRLQELSLKADATNELASSTPKEDGPARQQTQLNLRS</text:p>
            <text:p>LLVNPEGPTLMRLNSVQSSERPLFLVHPIEGSTTVFHSLASRLSIPTYGLQCTRAAPLDS</text:p>
            <text:p>IHSLAAYYIDCIRQVQPEGPYRVAGYSYGACVAFEMCSQLQAQQNPAPTHNSLFLFDGSH</text:p>
            <text:p>TYVLAYTQSYRAKLTPGCEAEAETEAICFFVQQFTDMEHNRVLEALLPLKGLEERVAAAV</text:p>
            <text:p>DLIIKSHQGLDRQELSFAALSFYYKLRAAEQYTPKAKYHGNVMLLRAKTGGAYGEDLGAD</text:p>
            <text:p>YNLSQVCDGKVSVHVIEGDHRTLLEGSGLESIVSIIHSSLAEPRVSVRE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brous sheath interacting protein 2 OS=Chlorocebus sabaeus OX=60711 GN=FSIP2 PE=4 SV=1</text:p>
          </table:table-cell>
          <table:table-cell office:value-type="string" calcext:value-type="string">
            <text:p>A0A0D9RJF6</text:p>
          </table:table-cell>
          <table:table-cell office:value-type="string" calcext:value-type="string">
            <text:p>A0A0D9RNS2_CHLSB</text:p>
          </table:table-cell>
          <table:table-cell office:value-type="string" calcext:value-type="string">
            <text:p>FSIP2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NS2|A0A0D9RNS2_CHLSB Uncharacterized protein OS=Chlorocebus sabaeus OX=60711 GN=FETUB PE=4 SV=1</text:p>
            <text:p>MGLLLPLALCTLVLCCGARSPPLPVLNPRALLSRGCNDSDVLAVADFALQDINKDRKDGY</text:p>
            <text:p>VLSLNRVNDAQEHRQDDPGSLFYLTLDVLETDCHVLSKKAWRDCGMTPFYQSVYGQCKAI</text:p>
            <text:p>FYNNKPSRVLYLAAYNCTLRPVSKPKIHMTCPDCPAPTSTDLSSDEVLEAATESLAKYNN</text:p>
            <text:p>ESTSKQYSLFKVTRASSQWVVGPSYFVEYLIKESPCTKSQISSCSLQSSDSVPAGLCKGS</text:p>
            <text:p>LTRRPWEKFVSVTCDFFESQAPVTGSENSAVNQKPINLSKVEESQQKNTPPTDSPSKAGP</text:p>
            <text:p>RGSVQYLPDLDDKNSQEKDPQEAFPVHLDLTTNPQGETLDLSFLFLEPMEKKVVVLPFPR</text:p>
            <text:p>EKTRTAECPGPAQDASPLVLP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amin A OS=Chlorocebus sabaeus OX=60711 GN=FLNA PE=4 SV=1</text:p>
          </table:table-cell>
          <table:table-cell office:value-type="string" calcext:value-type="string">
            <text:p>A0A0D9R370</text:p>
          </table:table-cell>
          <table:table-cell office:value-type="string" calcext:value-type="string">
            <text:p>A0A0D9RJF6_CHLSB</text:p>
          </table:table-cell>
          <table:table-cell office:value-type="string" calcext:value-type="string">
            <text:p>FLNA</text:p>
          </table:table-cell>
          <table:table-cell office:value-type="string" calcext:value-type="string">
            <text:p>FSIP2_HUMAN</text:p>
          </table:table-cell>
          <table:table-cell table:number-columns-repeated="3"/>
          <table:table-cell office:value-type="string" calcext:value-type="string">
            <text:p>[['Human Gene ID #1', 'C:sperm connecting piece', 'C:sperm end piece', 'C:sperm midpiece', 'C:sperm principal piece', 'P:flagellated sperm motility', 'P:protein localization to cilium', 'P:sperm axoneme assembly']]</text:p>
          </table:table-cell>
          <table:table-cell office:value-type="string" calcext:value-type="string">
            <text:p>&gt;tr|A0A0D9RJF6|A0A0D9RJF6_CHLSB Fibrous sheath interacting protein 2 OS=Chlorocebus sabaeus OX=60711 GN=FSIP2 PE=4 SV=1</text:p>
            <text:p>MELYLGACSKPANIAVTKTVASVLAADTQQCGDGVHKTHFAGVGPAQLLDLPLGVKLPVI</text:p>
            <text:p>PGSHAVFYTTNFGEKLFRPSYGFNLTDPYCRLLETQYKSLHDPHLKAYYRRKDILKRLKK</text:p>
            <text:p>GGYITSNNKVVCTLRELNKYRQYLTSLKLDFERNYLREQRILAKQLHHVPENNQIPQHCD</text:p>
            <text:p>VAQVQNWLLKEGSESIKDQERLMRHRYLDMISRKLEQLERTAEEQRLFLMDREERRQREH</text:p>
            <text:p>TRRKLTLRRKIEEEWKTKEMLLLTRMAEDVKREEKIEEQRHRNREESDRKKQDLLEKKMA</text:p>
            <text:p>YHLQKMQDTGFKGEDMGKNTFKYRGRDGTRASPKNKKKTSEDIMLVYPAGDQNRETRGHT</text:p>
            <text:p>ANAAHQNSSNNFTKKNSTSVVYQADVRDNGINQKRDGMVSKNSIIFDDKGGINISGQGSI</text:p>
            <text:p>ISAQISPTRNFSRVSQAFLDPSKEEEETNADWDGRPTKRSSYLCESEIGPQAHATDPGIF</text:p>
            <text:p>SSPVYTNMQQNILKNCLQEKVTSEELNIIIQNIMTWVVATVTSILYPAITKYEERLQNNT</text:p>
            <text:p>YPVSDDSILSSDSSSFCSTCSEDFTYRSYTSATTKTFQAEPCAFVVDMSVRRPTTPIKPP</text:p>
            <text:p>HAHVEKTVVGKTYHVKGQSITSKLKYNKTNLLYSYPKLRSCKSDSHLLASFETGTKKSKD</text:p>
            <text:p>ATTETDSLESSSRCDETAKAMDEMKNLKNVFVNFKCYLKGETEVILESILREIMSDLTQA</text:p>
            <text:p>IPSLSSVTAEVFVEPCECVKEVLLSNVGISSVASEIVENMLEKLESAVEKKCVEMFSQDL</text:p>
            <text:p>SVDIKPSLAASDELLTSSNGKPLKNSKLHTLDPMCDIAEDMVHAILEKLTTLVSSKQNEF</text:p>
            <text:p>LHLKDTTKLSCQQHKTDSICMFLQRAGKNKSSLESDEASLIVNEEVQNLISNIFSQSSLV</text:p>
            <text:p>GYIEEAISAILGYIQTELNNERIIASEETVVFLQLLDDILVQLHQEPVNKSFQKSKQRQP</text:p>
            <text:p>RISSPSDTKEKYRLTGTRLSNSPRSGRRFPPINVPGMVLYSDDENEEIENIVKNVLDSTF</text:p>
            <text:p>KDEKVKSQEEIPNHWFTKGNTCFEYKRNIKLPTKPVSRNKAAFHDWELKTELPSTNHEDI</text:p>
            <text:p>VKKNLCLNKDISTFSQDQKHQIQQASENIVTSILKEMLEDVSSVPFGHLDSKTSNEASVL</text:p>
            <text:p>VSEKPQGLSHQEWIDQMFSVSEISTVAQEITDSVLNILHKASNYISNTTKSFISSSVHQT</text:p>
            <text:p>SLHNSDTEHVVKEAPNKCPLKTWFDSEKKMKYLSLFDIDPEKPSWLKSGKSEPKPVDDIN</text:p>
            <text:p>DKIIRTIFKRLKSFICPKLHMGFKSSLQSQLSKYTAKIVNIVLCAIQNELELHKENLNLR</text:p>
            <text:p>EIDHTNSLTDKGFFASTDKTLESLVTSIDDNILASPLLTCIYDILSSENAHQRSISFSSH</text:p>
            <text:p>KPKSATDSVDVQSILPHRQDKKSFHKYLATPCTLHSVNDGKNIKENAKLQVLERIGETLH</text:p>
            <text:p>EMLRKLLGTHLHSQPSCSQQSRDMTNTNQKMVAALQSNIQLISKAILDYILAKLCGVDMD</text:p>
            <text:p>TSFANCGLKAVSESLDIDNPSFASIIEKMAKSTKIISSIVSRRVQEDDKEGTKNEAKPVA</text:p>
            <text:p>PVSSKTPSTKEMHPNKLKAVASDILNMVFAKLEGFANGHLEILGAINDGDKKSNMMDWEC</text:p>
            <text:p>ESSNISRDTHEASFLSALYMHAKKVSSAILKAIQTELNVTSSDLKSNEKNPPPETQILKD</text:p>
            <text:p>VVKLILDAVSSDMFNETESEGGGIETYRYRPTYGKLPGGAESNSFLDDDTHTDKKIVDER</text:p>
            <text:p>SPQREEMRTHSLKQWALEKTLNKIEVKLKEPHISPVAPIIRNILNEIFQSTLINQLNVLS</text:p>
            <text:p>LSHSNFNGMPHNVDETTPQTSVQFMDKMMDPLLSEEDITIVTDNIVRTVFHKLYSAAITE</text:p>
            <text:p>RNIRENRYKTITFSANVSLHEHTYEGKSSVTVLDENPCTFQSRFSVADKEAKVNLAEDIV</text:p>
            <text:p>QAILTNLETFATSKVKSLFHSQVSFTIPVALPIQQDHSTLSKALSAKDSYSDEQFSCFSV</text:p>
            <text:p>DHTKSGKTNLCQLSFSKLNTYALQVARKNLQGIKHELDKERENPFLTHDIGISESIASQI</text:p>
            <text:p>VNALLDIISRKGKCDKNSADKEMDLDKQKGVIEKLLNKTEYQKVLQLQIQDTIEGILCDI</text:p>
            <text:p>YEKTLYQNNLSFATPTLKCSIADKHSEENSEMFMEGANKIIPKLSVPKSDVILISNDIVN</text:p>
            <text:p>IVLHNLSSAVTLVINAKNPTSARLPLTFCDMFPKTDCQQPLKGSKTERKTECFSYSKNQK</text:p>
            <text:p>SAYADNNQITVVEKEDTQESATDSCEENTNFITKTILNRLESFATERIDSLITLAFQHKE</text:p>
            <text:p>KSFVIPELENCKQNDRILYDSSQMESDVNVLKISATETILSQELTDFTFVSHRKKLGSTI</text:p>
            <text:p>HLSQASLKTYADIIASAILKLIKNDLDVEIQKIYPYQNNILFQENIIVSEIVESMLKMLD</text:p>
            <text:p>DKRSVKEIGFNSKENSNFSQLALSNEILLGYTEKERSTNQSLFTKYPLEQNKMILENKRQ</text:p>
            <text:p>IIVLEEIFMRNGEPKNKEKGELLSAVEELLNKLYQRVMEVIGHLPPLNETSNFISNSKIK</text:p>
            <text:p>TSDTTQKNSFLSHINSVANDIVESVLGKMYLVVVTSLYENNKSRREVEMSDHNDSLPMKP</text:p>
            <text:p>LRFRETKQAGKISNSPRYVIPQAYSYVDSQNISVMENTFLPYLPLQVKKDLIQMVLNKIT</text:p>
            <text:p>NFVSLHLEGVSPKDSSKPCFKANLKERSKMTTLPKFTKKPHLGLSAAKAKSKTKLGPGEK</text:p>
            <text:p>TPKDSRSKTAIGLSYIMSAGDAKNLLDTKLPTSELKIYANDIIINILETIVKEFGKVKQT</text:p>
            <text:p>KALPSDKIIAASKIVDRVLQELYVTNNCNLSYPIKSSHLKLSQGNIGTGSLPKQQACFYL</text:p>
            <text:p>ENVSSQLEHIFPREGIFKKMFDKWQTESNDKENEKCKLLMITENVLTEISIKAKELEYSL</text:p>
            <text:p>SLLNLPPLENCESRFYNHFKGASTRAEDTKAQINKFGREIVEMLFEKLQLCFLSQIPTPD</text:p>
            <text:p>SEETLSNSKEHITAKSKYGFPNKHSLSSLPIYNTKTKDQISMSSSNQIVQEIVETVLNML</text:p>
            <text:p>ESFVDLQFKHISKYEFSEIVKMPIENLSSVQQKLLNKKMLPKLQPLKMFSDESESNTINF</text:p>
            <text:p>KENIKNILLRVHSFHSQLLTYAVNIISDMLAVIKNKLDKEISQMEPSSISILKENIVASE</text:p>
            <text:p>IIGTLMDQCTYFNESLIQKLSRESLLQGAENAYTVNQVELATNMKTFTSKLKEGSLGINP</text:p>
            <text:p>SQVSKTGFAFCSDEDMKEKYRISSDLPTSVRSFVEDTVKNSEPMKRPDSETMPSYSRNKV</text:p>
            <text:p>QDHRPRESNFGNFDETKKGNSYLPEGSILQKLLRKASDSTEAALKQVLSFIEMGKGENLR</text:p>
            <text:p>VFHYENLKPVVEPNQIQTTISPLKICLAAENIVNTVLSSCGFPSQPHANENREIMKPFFI</text:p>
            <text:p>STRSSLSEVSGGQKDKEKSLLRMQDKKTNYIPEKENKNLEASREDSSLLQKLKNKEYPKI</text:p>
            <text:p>ETLKEVESFTFADHEMGSSEVHLIARHVTTSVVAYLKNFETTVFSEEEMSAVSTWSRKKY</text:p>
            <text:p>ESKQLLRNIYNDSSIYQCCEHLTESVLYHLTSSISDGTKKGREKEKAWEIQEATFSKIIS</text:p>
            <text:p>IHSQVFESRSISIGELALCISEIIIKILFNNKIIQADIAQKMVSIPTKYIYCPGIVSGGF</text:p>
            <text:p>DDLFQDLLVGVIHVLSKEIEIDYHFESNERNKSFSMHSNNSVSVCNKINRQEGPRDWQFS</text:p>
            <text:p>TQQIDQPFQKNKLSYLTYKLNSLVGNLKTSESKEVVNKVFNIVSDLFSPDECLDRGMDSG</text:p>
            <text:p>KIQRTFFYSSNNEQPTSILSNNLQLSSKSVFLLNVVCEKLIRILLEECTSTAFLDKGSVS</text:p>
            <text:p>EETSEEECQLLKMLQSVEDGKSDYHKGGMDHECLQVDYMSELLENVAEIDQDLLSSDSML</text:p>
            <text:p>TIISHSLVKSLMDKLSHSIQQAPESLPFANEYLNYRTRGIQSSFTKARKPELIELGQNES</text:p>
            <text:p>SLGLGSYDSNSLTVSMNNPSVVSSKIQAPFDKHCAVKSSSVSPLEKQRTKEMDKVAIHNK</text:p>
            <text:p>LHQESIYAGVYSATFLEGIISELFFNLSMSLWGKNKNITVSWLNEMNTLLVNSVVNEFNN</text:p>
            <text:p>AQVTVLRNAEERLCFPTVHTETVSKIVDSVYYDVLQQYELKMICGNNLVYDNASVAEQIT</text:p>
            <text:p>NGILLEILDYKLPSCFREYLIPHSYYPLKPEIILQKLQSNLTEFTSLPRSSSDYSTMLSH</text:p>
            <text:p>SFLEDVIRRLLSQLIPPPITCSSLGKKYLMSSDFNEMSTCIIDKVMSAISKHKICFTIYD</text:p>
            <text:p>NQYLYTGKNLQKMVDSVYCNILQMSDSLVSIQKNIVSRSPIMVDQIASCIIQEIIENHLQ</text:p>
            <text:p>PFLSGEVLCHPGTPLDPVSTIVKQVLSEVIESHRPQKQSPLDIHPDSFVREIVARLLSKI</text:p>
            <text:p>FSPKHNTESELKNMTQRIVNSINKHFNKAKIHILYDDKEKSFSSFNTDIVDELVTTVYRN</text:p>
            <text:p>ALKQHGLDFAVKESEDSGTFVENITNLIVAAISDYLLHPLFSGDLSASTYSNSVAENIAQ</text:p>
            <text:p>DILSNINKSTEPSQSVPLYNTLLPYTFLEDMIRVLLSKLFSSASSLVLNRETQKDISRVN</text:p>
            <text:p>FNDIASNLISDIRMKISQHEIRFSKEEEETKFIYSEDDIQHLVDSVFENVVQTSGSQESA</text:p>
            <text:p>VQNIVSSNDVLMDRIAGFIIKHICQKHLQPFVNGKSLSSSDTYFDDERRKLFYTSVYSST</text:p>
            <text:p>FLEDVISGVLRKIFHRLVGIVQTKSIRDSEDELFEKAEELIHLIIGEFSKAQVSIIDNTE</text:p>
            <text:p>ERLCLPPVERDVVKTIVDMVYSKVLQEYEMEVVPNKDFLNDTKTLAARITNVILAEIFDF</text:p>
            <text:p>QIHPDLIANLPFKSYSKLSANVLIKRVQYDISKSRFKRQASTMYTTMLSHSHLEKIVTQL</text:p>
            <text:p>TSQISPLNTSAEQSDTTKSDLSNTVIKLINEIMSIISKHEICIIKYGNKKQSMISAKDIQ</text:p>
            <text:p>SMVDSIYADLSRSNIYQSITKDKKSLSDIPVPKIASFIIKEIFNHHIQSFLSEDKTLLLA</text:p>
            <text:p>AVDQTYKLKAIDPKQRELSFIVNSSVFLEEVISELLCKILYAFSRNMLVTENPDRAKPKL</text:p>
            <text:p>ARIVTTLVNSIVQEFTTSEILVADNFDENLCFSERYREMVQKIVNSVYGKVLDQYKSLIQ</text:p>
            <text:p>IHRVIQSDTIYFGRKIYYLLLEEIYDYQVQSLVAGELESSSYSYPQADNIIRNVLNIITK</text:p>
            <text:p>DSHALPSYITVLPRSLLEDMIYRLLAQVNPSTHTENELKEKELPPDDEFVNIASKLTDEI</text:p>
            <text:p>IKEISEHEIRLSMAEDNAESMKLQPTENFVDSICNNILKTSEFQAEVQKDADKKGCSFLS</text:p>
            <text:p>KLAGFIMKEIMYHHLHPFLHGEESSFSDLSDYDHVSKLAKSGKEKTQPSLYSATFLEDII</text:p>
            <text:p>VDLVHKFCFLPIITEDSKKNEITELDITGLALKLAHSLIREFMKNEIKVLPNAEKIFSFP</text:p>
            <text:p>AIDKETVDKISNFVYDQFIEKCTSNDIQKGDESNIAIGMIAALTQKAMSAFKIQPLFSGD</text:p>
            <text:p>WSSTFFSFLNPDNITQRVQHLLQNTFTQISRCAKENELSLPDQSYKDTSSTSDCRNTMST</text:p>
            <text:p>LEINRGTVSRKKSFKTKDTSMKKGDIQNPVLSSINAIMKSSIINLTSGLATSVTNEKKVD</text:p>
            <text:p>ENKVGICTQKHSENVSKVTSSTTTVKSKDTQELNLSETFNKEIEKEINLIPRDKKGKDHE</text:p>
            <text:p>VHTHFSLIIDDTEYEKEVLESDSEIGYKKKIDNARERSFKKDDKLFQLPSSKSKRNLGTK</text:p>
            <text:p>TETWEIRTQTSISEGRRDSPTQTGRDEEHHSDYEYVQNVIENIYEDVLELSSSPEPAYYS</text:p>
            <text:p>NLSYDRRPPGDNVLNVIQEIGRDSAQSVTTKELSSSTNENVPAKEKEEEEREKERVREEI</text:p>
            <text:p>KSEPSKPDNSQNQPESKPGIFPAKFLEDVITEMVKKLIFSSIPETQIQDRCQKVSDKQNQ</text:p>
            <text:p>AKLYDTAMKLINSLLKEFSDAQIKVFRPDKGNQFPVGKVSSVPQVPPRYKETTTDEAPSS</text:p>
            <text:p>IKIKSADKMPPMHKMTRKPSSDKIPSTDKTLVNKVVHSSVCNILNEYGSQDSICKNINSN</text:p>
            <text:p>GENLARRLTGAVINEIFQHQVNLIFCDEVSVSACLPLESKDVVKEVQKLAQTASKECQTS</text:p>
            <text:p>SPYTIMLPHKFLENVISALLSKIFSTISSTKTKEPEDNLFTELNFLQVKLVSAVATEISQ</text:p>
            <text:p>DKYMTIQYVETLQSDDDEIIQLVVQSVYNNLLPQFGSQEIIQNCVISGCKILSENIVDLV</text:p>
            <text:p>LQEVASNQLQSYFCGELTPHQCVEVENIVEKILKDVFQTTDVPLPKPSHAHKLSYNIIEE</text:p>
            <text:p>IAVKFLSKLLSIFPKVHKERTKSLETDMQKITSKVLNSVQEFISKSKIKLVPPTKKSPTV</text:p>
            <text:p>PVADNATIENIVNYIYTSVLKHSGSYTSIFKDLMGKSNVLSDTIGFLMVNAISNSEFQPQ</text:p>
            <text:p>VEEEVSNSELVLEAVKIMEKVIKIIDELKYKEKSSPRKGLTLDTKLLEEVLALFLAKLVR</text:p>
            <text:p>LPGSSSKDEKNLSKPELNKIASQLSKSVTTEISRNSISLITSDPEEHCLNPESREMIYQV</text:p>
            <text:p>VDSVYSNILQQSGTNKQLYYDIKDTNTAFPKKVASLIIDGVSSFPLDTISSTISNADLSG</text:p>
            <text:p>ELDINRIVQKAQEHAFNVSPELEQEKLDQNLSEEESPIKIVPHVGKKPVKIDPKIISEHL</text:p>
            <text:p>AVISIKTQPLEKLKQECLQVTGRSIAELRRASISGRNYSSEAPNLEKRKRERRPSLDKTG</text:p>
            <text:p>RLDVKPLEAVARNSFQNIRKPDITKVELLRDVQSKNDLIVRLVAHDIDQMYLENYIKEEP</text:p>
            <text:p>DSDEEEVVLGETFAKEEGIEVFEDQVKEVKNPVQSKVSPKSTLSTGSLKKFLSLSKCCQT</text:p>
            <text:p>TASANIESTEAISNQVIESKEMHVKRAVAELDMATPKTMPETASSSWKEKPQCKKEEKNL</text:p>
            <text:p>VTEPTHYFIHRIMSSSSYNQEDLISSTGEDEDCCPDPTAKILEESSQEQKPEHANSVKFI</text:p>
            <text:p>TIFERSKDVLGSTNPSKEVISETPKSDVSKQGSKMLTKMSSALSKVFSLCNTSNSTSSSP</text:p>
            <text:p>AHEDE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amin B OS=Chlorocebus sabaeus OX=60711 GN=FLNB PE=4 SV=1</text:p>
          </table:table-cell>
          <table:table-cell office:value-type="string" calcext:value-type="string">
            <text:p>A0A0D9RIF8</text:p>
          </table:table-cell>
          <table:table-cell office:value-type="string" calcext:value-type="string">
            <text:p>A0A0D9R370_CHLSB</text:p>
          </table:table-cell>
          <table:table-cell office:value-type="string" calcext:value-type="string">
            <text:p>FLNB</text:p>
          </table:table-cell>
          <table:table-cell office:value-type="string" calcext:value-type="string">
            <text:p>Q60FE6_HUMAN, Q8TES4_HUMAN</text:p>
          </table:table-cell>
          <table:table-cell table:number-columns-repeated="3"/>
          <table:table-cell office:value-type="string" calcext:value-type="string">
            <text:p>[['Human Gene ID #1', 'F:actin binding'], ['Human Gene ID #2', 'NO GO TERMS ASSOCIATED']]</text:p>
          </table:table-cell>
          <table:table-cell office:value-type="string" calcext:value-type="string">
            <text:p>&gt;tr|A0A0D9R370|A0A0D9R370_CHLSB Uncharacterized protein OS=Chlorocebus sabaeus OX=60711 GN=FLNA PE=3 SV=1</text:p>
            <text:p>MSSSHSRAGQSAAGAAPGGGADTRDAEMPATEKDLAEDAPWKKIQQNTFTRWCNEHLKCV</text:p>
            <text:p>SKRIANLQTDLSDGLRLIALLEVLSQKKMHRKHNQRPTFRQMQLENVSVALEFLDRESIK</text:p>
            <text:p>LVSIDSKAIVDGNLKLILGLIWTLILHYSISMPMWDEEEDEEAKKQTPKQRLLGWIQNKL</text:p>
            <text:p>PQLPITNFSRDWQSGRALGALVDSCAPGLCPDWDSWDASKPVNNAREAMQQADDWLGIPQ</text:p>
            <text:p>VITPEEIVDPNVDEHSVMTYLSQFPKAKLKPGAPLRPKLNPKKARAYGPGIEPTGNMVKK</text:p>
            <text:p>RAEFTVETRSAGQGEVLVYVEDPAGHQEEAKVTANNDKNRTFSVWYVPEVTGTHKVTVLF</text:p>
            <text:p>AGQHIAKSPFEVYVDKSQGDASKVTAQGPGLEPSGNIANKTTYFEIFTAGAGTGEVEVVI</text:p>
            <text:p>QDPAGQKGTVEPQLEARGDSTYRCTYQPTMEGVHTVHVTFASVPIPRSPYTVTVGQACNP</text:p>
            <text:p>SACRAVGRGLQPKGVRVKETADFKVYTKGAGSGELKVTVKGPKGEERVKQKDLGDGVYGF</text:p>
            <text:p>EYYPTVPGTYIVTITWGGQNIGRSPFEVKVGTECGNQKVRAWGPGLEGGVVGKSADFVVE</text:p>
            <text:p>AIGDDVGTLGFSVEGPSQAKIECDDKGDGSCDVRYWPQEAGEYAVHVLCNSEDIRLSPFM</text:p>
            <text:p>ADIRDAPQDFHPDRVKARGPGLEKTGVAVNKPAEFTVDAKHGGKAPLRVQVQDSEGCPVE</text:p>
            <text:p>ALVKDNGNGTYSCSYVPRKPVKHTAMVSWGGVSIPNSPFRVNVGAGSHPNKVKVYGPGVA</text:p>
            <text:p>KTGLKAHEPTYFTVDCAEAGQGDVSIGIKCAPGVVGPAEADIDFDIIRNDNDTFTVKYTP</text:p>
            <text:p>RGAGSYTIMVLFADQATPTSPIRVKVEPSHDASKVKAEGPGLSRTGVELGKPTHFTVNAK</text:p>
            <text:p>AAGKGKLDVQFSGLTKGDAVRDVDIIDHHDNTYTVKYTPVQQGPVGINVTYGGDPIPKSP</text:p>
            <text:p>FSVAVSPSLDLSKIKVSGLGEKVDVGKDQEFTVKSKGAGGQGKVASKIVGPSGAAVPCKV</text:p>
            <text:p>EPGLGADNSVVRFVPREEGPYEVEVTYDGVPVPGSPFPVEAVAPTKPSKVKAFGPGLQGG</text:p>
            <text:p>SAGSPARFTIDTKGAGTGGLGLTVEGPCEAQLECLDNGDGTCSVSYVPTEPGDYNINILF</text:p>
            <text:p>ADTHIPGSPFKAHVVPCFDASKVKCSGPGLERATAGEVGQFQVDCSSAGSAELTIEICSE</text:p>
            <text:p>AGLPAEVYIQDHGDGTHTITYIPLCPGAYTVTIKYGGQPVPNFPSKLQVEPALDTSGVQC</text:p>
            <text:p>YGPGIEGQGVFREATTEFNVDARALTQTGGPHVKARVANPSGNLTETYVQDRGDGTYKVE</text:p>
            <text:p>YTPYEEGLHSVDVTYDGSPVPSSPFQVPVTEGCDPSRVRVHGPGIQSGTTNKPNKFTVET</text:p>
            <text:p>RGAGTGGLGLAVEGPSEAKMSCMDNKDGSCSVEYIPYEAGTYSLNVTYGGHQVPGSPFKV</text:p>
            <text:p>PVHDVTDASKVKCSGPGLSPGMVRANLPQSFQVDTSKAGVAPLQVKVQGPKGLVEPVDVV</text:p>
            <text:p>DNADGTQTVNYVPSREGPYSISVLYGDEEVPRSPFKVKVLPTHDASKVKASGPGLNTTGV</text:p>
            <text:p>PASLPVEFTIDAKDAGEGLLAVQITDPEGKPKKTHIQDNHDGTYTVAYVPDVTGRYTILI</text:p>
            <text:p>KYGGDEIPFSPYRVRAVPTGDASKCTVTGAGIGPTIQIGEETVITVDTKAAGKGKVTCTV</text:p>
            <text:p>CTPDGSEVDVDVVENEDGTFDIFYTAPQPGKYIICVRFGGEHVPNSPFQVTALAGDQPSV</text:p>
            <text:p>QPPLRSQQLAPQYTYAQGGQQTWAPERPLVGVNGLDMTSLRPFDLVIPFTIKKGEITGEV</text:p>
            <text:p>RMPSGKVAQPAITDNKDGTVTVRYAPSEAGLHEMDIRYDNMHIPGSPLQFYVDYVNCGHV</text:p>
            <text:p>TAYGPGLTHGVVNKPATFTVNTKDAGEGGLSLAIEGPSKAEISCTDNQDGTCSVSYLPVL</text:p>
            <text:p>PGDYSILVKYNEQHIPGSPFTARVTGDDSMRMSHLKVGSAADIPINISETDLSLLTATVV</text:p>
            <text:p>PPSGREEPCLLKRLRNGHVGISFVPKETGEHLVHVKKNGQHVASSPIPVVISQSEIGDAS</text:p>
            <text:p>RVRVSGQGLHEGHTFEPAEFIIDTRDAGYGGLSLSIEGPSKVDINTEDLEDGTCRVTYCP</text:p>
            <text:p>TEPGSYIINIKFADQHVPGSPFSVKVTGEGRVKESITRRRRAPSVANVGSHCDLSLKIPE</text:p>
            <text:p>ISIQDMTAQVTSPSGKSHEAEIVEGENHTYCIRFVPAEMGTHTVSVKYKGQHVPGSPFQF</text:p>
            <text:p>TVGPLGEGGAHKVRAGGPGLERAEAGVPAEFGIWTREAGAGGLAIAVEGPSKAEISFEDR</text:p>
            <text:p>KDGSCGVAYVVQEPGDYEVSVKFNEEHIPDSPFVVPVASPSGDARRLTVSSLQESGLKVN</text:p>
            <text:p>QPASFAVSLNGAKGAIDAKVHSPSGALEECYVTEIDQDKYAVRFIPRENGVYLIDVKFNG</text:p>
            <text:p>THIPGSPFKIRVGEPGHGGDPGLVSAYGAGLEGGVTGSPAEFIVNTSNAGAGALSVTIDG</text:p>
            <text:p>PSKVKMDCQECPEGYRVTYTPMAPGSYLISIKYGGPYHIGGSPFKAKVTGPRLVSNHSLH</text:p>
            <text:p>ETSSVFVDSLTKATCAPQHGAPGPGPADATKVVAKGLGLSKAYIGQKSSFTVDCSKAGNN</text:p>
            <text:p>MLLVGVHGPRTPCEEILVKHVGSRLYSVSYLLKDKGEYTLVVKWGDEHIPGSPYRVVV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amin C OS=Chlorocebus sabaeus OX=60711 GN=FLNC PE=4 SV=1</text:p>
          </table:table-cell>
          <table:table-cell office:value-type="string" calcext:value-type="string">
            <text:p>A0A0D9RC89</text:p>
          </table:table-cell>
          <table:table-cell office:value-type="string" calcext:value-type="string">
            <text:p>A0A0D9RIF8_CHLSB</text:p>
          </table:table-cell>
          <table:table-cell office:value-type="string" calcext:value-type="string">
            <text:p>FLNC</text:p>
          </table:table-cell>
          <table:table-cell office:value-type="string" calcext:value-type="string">
            <text:p>FLNA_HUMAN, FLNB_HUMAN, A0A024R321_HUMAN, A0A0C4DGA1_HUMAN, A6NDY9_HUMAN, E7EN95_HUMAN, Q60FE5_HUMAN, Q60FE6_HUMAN, Q68CT4_HUMAN, Q6NXF2_HUMAN, Q86TQ3_HUMAN, Q8TES4_HUMAN, Q96C61_HUMAN</text:p>
          </table:table-cell>
          <table:table-cell table:number-columns-repeated="3"/>
          <table:table-cell office:value-type="string" calcext:value-type="string">
            <text:p>[['Human Gene ID #1', 'C:actin cytoskeleton', 'C:actin filament', 'C:actin filament bundle', 'C:apical dendrite', 'C:axonal growth cone', 'C:brush border', 'C:cell-cell junction', 'C:cortical cytoskeleton', 'C:cytoplasm', 'C:cytosol', 'C:dendritic shaft', 'C:extracellular exosome', 'C:extracellular region', 'C:focal adhesion', 'C:glutamatergic synapse', 'C:membrane', 'C:Myb complex', 'C:nucleolus', 'C:nucleus', 'C:perikaryon', 'C:perinuclear region of cytoplasm', 'C:plasma membrane', 'C:postsynapse', 'C:trans-Golgi network', 'C:Z disc', 'F:actin filament binding', 'F:cadherin binding', 'F:Fc-gamma receptor I complex binding', 'F:G protein-coupled receptor binding', 'F:GTPase binding', 'F:ion channel binding', 'F:kinase binding', 'F:mu-type opioid receptor binding', 'F:potassium channel regulator activity', 'F:protein homodimerization activity', 'F:protein kinase C binding', 'F:RNA binding', 'F:SMAD binding', 'F:small GTPase binding', 'F:transcription factor binding', 'P:actin crosslink formation', 'P:actin cytoskeleton reorganization', 'P:adenylate cyclase-inhibiting dopamine receptor signaling pathway', 'P:angiogenesis', 'P:blood vessel remodeling', 'P:cell junction assembly', 'P:cell-cell junction organization', 'P:cerebral cortex development', 'P:cilium assembly', 'P:cytoplasmic sequestering of protein', 'P:defense response to virus', 'P:early endosome to late endosome transport', 'P:epithelial to mesenchymal transition', 'P:establishment of protein localization', 'P:establishment of Sertoli cell barrier', 'P:formation of radial glial scaffolds', 'P:heart morphogenesis', 'P:mitotic spindle assembly', 'P:mRNA transcription by RNA polymerase II', 'P:negative regulation of apoptotic process', 'P:negative regulation of DNA-binding transcription factor activity', 'P:negative regulation of neuron projection development', 'P:negative regulation of protein catabolic process', 'P:negative regulation of transcription by RNA polymerase I', 'P:platelet activation', 'P:platelet aggregation', 'P:platelet degranulation', 'P:positive regulation of actin filament bundle assembly', 'P:positive regulation of axon regeneration', 'P:positive regulation of I-kappaB kinase/NF-kappaB signaling', 'P:positive regulation of integrin-mediated signaling pathway', 'P:positive regulation of neural precursor cell proliferation', 'P:positive regulation of neuron migration', 'P:positive regulation of potassium ion transmembrane transport', 'P:positive regulation of protein import into nucleus', 'P:positive regulation of substrate adhesion-dependent cell spreading', 'P:protein localization to bicellular tight junction', 'P:protein localization to cell surface', 'P:protein localization to plasma membrane', 'P:protein stabilization', 'P:receptor clustering', 'P:regulation of cell migration', 'P:regulation of membrane repolarization during atrial cardiac muscle cell action potential', 'P:regulation of membrane repolarization during cardiac muscle cell action potential', 'P:semaphorin-plexin signaling pathway', 'P:synapse organization', 'P:tubulin deacetylation', 'P:wound healing, spreading of cells'], ['Human Gene ID #2', 'C:actin cytoskeleton', 'C:cell cortex', 'C:cytoplasm', 'C:cytosol', 'C:extracellular exosome', 'C:focal adhesion', 'C:integral component of membrane', 'C:neuron projection', 'C:neuronal cell body', 'C:nucleus', 'C:plasma membrane', 'C:Z disc', 'F:actin binding', 'F:cadherin binding', 'F:identical protein binding', 'F:RNA binding', 'P:actin cytoskeleton organization', 'P:cell differentiation', 'P:muscle organ development', 'P:signal transduction'], ['Human Gene ID #3', 'F:actin binding', 'P:actin cytoskeleton organization', 'P:cell differentiation'], ['Human Gene ID #4', 'F:actin binding', 'P:actin cytoskeleton organization', 'P:cell differentiation'], ['Human Gene ID #5', 'F:actin binding'], ['Human Gene ID #6', 'C:cytosol', 'C:plasma membrane', 'F:actin binding', 'P:actin cytoskeleton organization', 'P:cell differentiation'], ['Human Gene ID #7', 'C:actin cytoskeleton', 'C:cytosol', 'C:plasma membrane', 'F:actin binding'], ['Human Gene ID #8', 'F:actin binding'], ['Human Gene ID #9', 'F:actin binding', 'P:actin cytoskeleton organization', 'P:cell differentiation'], ['Human Gene ID #10', 'NO GO TERMS ASSOCIATED'], ['Human Gene ID #11', 'NO GO TERMS ASSOCIATED'], ['Human Gene ID #12', 'NO GO TERMS ASSOCIATED'], ['Human Gene ID #13', 'NO GO TERMS ASSOCIATED']]</text:p>
          </table:table-cell>
          <table:table-cell office:value-type="string" calcext:value-type="string">
            <text:p>&gt;tr|A0A0D9RIF8|A0A0D9RIF8_CHLSB Uncharacterized protein OS=Chlorocebus sabaeus OX=60711 GN=FLNB PE=3 SV=1</text:p>
            <text:p>MPVTEKDLAEDAPWKKIQQNTFTRWCNEHLKCVNKRIGNLQTDLSDGLRLIALLEVLSQK</text:p>
            <text:p>RMYRKYHQRPTFRQMQLENVSVALEFLDRESIKLVSIDSKAIVDGNLKLILGLVWTLILH</text:p>
            <text:p>YSISMPVWEDEGDDDAKKQTPKQRLLGWIQNKIPYLPITNFNQNWQDGKALGALVDSCAP</text:p>
            <text:p>GLCPDWESWDPQKPVDNAREAMQQADDWLGVPQVITPEEIIHPDVDEHSVMTYLSQFPKA</text:p>
            <text:p>KLKPGAPLKPKLNPKKARAYGRGIEPSGNMVKQPAKFTVDTISAGQGDVMVFVEDPEGNK</text:p>
            <text:p>EEAQVTPDSDKNKTYSVEYLPKVTGLHKVTVLFAGQHISKSPFEVNVDKAQGDASKVTAK</text:p>
            <text:p>GPGLEAVGNIANKPTYFDIYTAGAGVGDIGVEVEDPQGKNTVELLVEDKGNQVYRCVYKP</text:p>
            <text:p>MQPGPHVVKVFFAGDTIPKSPFIVQVGEACNPNACRASGRGLQPKGIRIRETADFKVDTK</text:p>
            <text:p>AAGSGELSVTVKGPKGLEELVKQKGFLDGVYAFEYYPSTPGRYSIAITWGGHHIPKSPFE</text:p>
            <text:p>VQVGPEAGMQKVRAWGPGLHGGIVGRSADFVVESIGSEVGSLGFAIEGPSQAKIEYDDQN</text:p>
            <text:p>DGSCDVKYWPKEPGEYAVHIMCDDEDIKDSPYMAFIHPATGDYNPDLVRAYGPGLEKSGC</text:p>
            <text:p>IVSNLAEFTVDPKDAGKAPLKIFAQDGEGQPIDIQMKSRMDGTYACSYTPVKAIKHTIAV</text:p>
            <text:p>VWGGVNIPHSPFRVNIGQGSHPQKVKVFGPGVERSGLKANEPTHFTVDCTEAGEGDVSVG</text:p>
            <text:p>IKCDAQVLSEDEEDVDFDIIHNANDTFTVKYVPPAAGRYTIKVLFASQEIPASPFRVKVD</text:p>
            <text:p>PSHDASKVKAEGPGLSKAGVENGKPTHFTVYTKGAGKAPLNVQFNSPLPGDAVKDLDVID</text:p>
            <text:p>NYDYSHTVKYTPTQQGNMQVLVTYGGDPIPKSPFTVGVAAPLDLSKIKLNGLENRVEVGK</text:p>
            <text:p>DQEFTVDTRGAGGQGKLDVTILSPSRKVVPCLVTPVTGRESSTAKFIPREEGLYAVDVTY</text:p>
            <text:p>DGHPVPGSPYTVEASLPPDPTKVKAHGPGLKGGLVGKPAEFTIDTKGAGTGGLGLTVEGP</text:p>
            <text:p>CEAKIECSDNGDGTCSVSYLPTKPGEYFVNILFEEVHIPGSPFKADIEMPFDPSKVVASG</text:p>
            <text:p>PGLEHGKVGEAGLLSVDCSEAGPGALGLEAVSDSGAKAEVSIQNNKDGTYAVTYVPLTAG</text:p>
            <text:p>MYTLTMKYGGELVPHFPARVKVEPAVDTSRIKVFGPGIEGKDVFREATTDFTVDSRPLTQ</text:p>
            <text:p>VGGDHIKAHIANPSGASTECFVTDNADGTYQVEYTPFEKGLHVVEVTYDDVPIPNSPFKV</text:p>
            <text:p>AVTEGCQPSRVQAQGPGLKEAFTNKPNVFTVVTRGAGIGGLGITVEGPSESKINCRDNKD</text:p>
            <text:p>GSCSAEYIPFAPGDYDVNITYGGAHIPGSPFRVPVKDVVDPSKVKIAGPGLGSGVRARVL</text:p>
            <text:p>QSFTVDSSKAGLAPLEVRVLGPRGLVEPVNVVDNGDGTHTVTYTPSQEGPYMVSVKYADE</text:p>
            <text:p>EIPRSPFKVKVLPTYDASKVTASGPGLSSYGVPASLPVDFAIDARDAGEGLLAVQITDQE</text:p>
            <text:p>GKPKRAIVHDNKDGTYAVTYIPDKTGRYMIGVTYGGDDIPLSPYRIRATQTGDASKCLAT</text:p>
            <text:p>GPGIASTVKTGEEVGFVVDAKTAGKGKVTCTVLTPDGTEAEADVIENEDGTYDIFYTAAK</text:p>
            <text:p>PGTYVIYVRFGGVDIPNSPFTVMATDGEVTAVEEAPVNACPPGFRPWVTEEAYVPVSDMN</text:p>
            <text:p>GLGFKPFDLVIPFAVRKGEITGEVHMPSGKTATPEIVDNKDGTVTVRYAPTEVGLHEMHI</text:p>
            <text:p>KYMGSHIPESPLQFYVNYPNSGSVSAYGPGLVYGVANKTATFTIVTEDAGEGGLDLAIEG</text:p>
            <text:p>PSKAEISCIDNKDGTCTVTYLPTLPGDYSILVKYNDKHIPGSPFTAKITDDSRRCSQVKL</text:p>
            <text:p>GSAADFLLDISETDLSSLTASIKAPSGRDEPCLLKRLPNNHIGISFIPREVGEHLVSIKK</text:p>
            <text:p>NGNHVANSPVSIMVVQSEIGDARRAKVYGRGLSEGRTFEMSDFIVDTRDAGYGGISLAVE</text:p>
            <text:p>GPSKVDIQTEDLEDGTCKVSYFPTVPGVYIVSTKFADEHVPGSPFTVKISGEGRVKESIT</text:p>
            <text:p>RTSRAPSVATVGSICDLNLKIPEINSSDMSAHVTSPSGRVTEAEIVPMGKNSHCVRFVPQ</text:p>
            <text:p>EMGVHTVSVKYRGQHVTGSPFQFTVGPLGEGGAHKVRAGGPGLERGEAGVPAEFSIWTRE</text:p>
            <text:p>AGAGGLSIAVEGPSKAEITFDDHKNGSCGVSYIAQEPGNYEVSIKFNDEHIPDSPYLVPV</text:p>
            <text:p>IAPSDDARRLTVMSLQESGLKVNQPASFAIRLNGAKGKIDAKVHSPSGAVEECHVSELEP</text:p>
            <text:p>DKYAVRFIPHENGVHTIDVKFNGSHVVGSPFKVRVGEPGQAGNPALVSAYGAGLEGGTTG</text:p>
            <text:p>IQSEFFINTTRAGPGTLSVTIEGPSKVKMDCQETPEGYKVMYTPMAPGNYLIGVKYGGPN</text:p>
            <text:p>HIVGSPFKAKVTGQRLVSPGSANETSSILVESVTRSSTETCYSAIPKASSDASKVTSKGA</text:p>
            <text:p>GLSKAFVGQKSSFLVDCSKAGSNMLLIGVHGPTTPCEEVSMKHVGNQQYNVTYVVKERGD</text:p>
            <text:p>YVLAVKWGEEHIPGSPFHVTV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uctose-bisphosphate aldolase OS=Chlorocebus sabaeus OX=60711 PE=3 SV=1</text:p>
          </table:table-cell>
          <table:table-cell office:value-type="string" calcext:value-type="string">
            <text:p>A0A0D9R1H5</text:p>
          </table:table-cell>
          <table:table-cell office:value-type="string" calcext:value-type="string">
            <text:p>A0A0D9RC89_CHLSB</text:p>
          </table:table-cell>
          <table:table-cell/>
          <table:table-cell office:value-type="string" calcext:value-type="string">
            <text:p>FLNC_HUMAN, B3KM41_HUMAN, Q59H94_HUMAN</text:p>
          </table:table-cell>
          <table:table-cell table:number-columns-repeated="3"/>
          <table:table-cell office:value-type="string" calcext:value-type="string">
            <text:p>[['Human Gene ID #1', 'C:costamere', 'C:cytoplasm', 'C:cytoskeleton', 'C:cytosol', 'C:focal adhesion', 'C:plasma membrane', 'C:sarcolemma', 'C:sarcoplasm', 'C:Z disc', 'F:actin binding', 'F:ankyrin binding', 'F:cytoskeletal protein binding', 'F:identical protein binding', 'P:cell junction assembly', 'P:muscle fiber development'], ['Human Gene ID #2', 'F:actin binding', 'P:actin cytoskeleton organization', 'P:cell differentiation'], ['Human Gene ID #3', 'NO GO TERMS ASSOCIATED']]</text:p>
          </table:table-cell>
          <table:table-cell office:value-type="string" calcext:value-type="string">
            <text:p>&gt;tr|A0A0D9RC89|A0A0D9RC89_CHLSB Uncharacterized protein OS=Chlorocebus sabaeus OX=60711 GN=FLNC PE=3 SV=1</text:p>
            <text:p>MMNNSGYSDAGLGLGDETDEMPSTEKDLAEDAPWKKIQQNTFTRWCNEHLKCVGKRLTDL</text:p>
            <text:p>QRDLSDGLRLIALLEVLSQKRMYRKFHPRPNFRQMKLENVSVALEFLEREHIKLVSIDSK</text:p>
            <text:p>AIVDGNLKLILGLIWTLILHYSISMPMWEDEDDEDARKQTPKQRLLGWIQNKVPQLPITN</text:p>
            <text:p>FNRDWQDGKALGALVDNCAPGLCPDWEAWDPNQPVENAREAMQQADDWLGVPQVIAPEEI</text:p>
            <text:p>VDPNVDEHSVMTYLSQFPKAKLKPGAPVRSKQLNPKKAIAYGPGIEPQGNTVLQPAHFTV</text:p>
            <text:p>QTVDAGVGEVLVYIEDPEGHTEEAKVVPNNDKDRTYAVSYVPKVAGLHKVTVLFAGQNIE</text:p>
            <text:p>RSPFEVNVGMALGDANKVSARGPGLEPVGNVANKPTYFDIYTAGAGTGDVAVVIVDPQGR</text:p>
            <text:p>RDTVEVALEDKGDSTFRCTYRPVMEGPHTVHVAFAGAPITRSPFPVHVSEACNPNACRAS</text:p>
            <text:p>GRGLQPKGVRVKEVADFKVFTKGAGSGELKVTVKGPKGTEEPVKVREAGDGVFECEYYPV</text:p>
            <text:p>VPGKYVVTITWGGYAIPRSPFEVQVSPEAGVQKVRAWGPGLETGQVGKSADFVVEAIGTE</text:p>
            <text:p>VGTLGFSIEGPSQAKIECDDKGDGSCDVRYWPTEPGEYAVHVICDDEDIRDSPFIAHILP</text:p>
            <text:p>APPDCFPDKVKAFGPGLEPTGCIVDKPAEFTIDARAAGKGDLKLYAQDADGCPIDIKVIP</text:p>
            <text:p>NGDGTFRCSYVPTKPIKHTIIISWGGVNVPKSPFRVNVGEGSHPERVKVYGPGVEKTGLK</text:p>
            <text:p>ANEPTYFTVDCSEAGQGDVSIGIKCAPGVVGPAEADIDFDIIKNDNDTFTVKYTPPGAGR</text:p>
            <text:p>YTIMVLFANQEIPASPFHIKVDPSHDASKVKAEGPGLNRTGVEVGKPTHFTVLTKGAGKA</text:p>
            <text:p>KLDVQFAGTAKGEAVRDFEIIDNHDYSYTVKYTAVQQGNMAVTVTYGGDPVPKSPFVVNV</text:p>
            <text:p>APPLDLSKIKVQGLNSKVAVGQEQAFSVNTRGAGGQGQLDVRMTSPSRRPIPCKLEPGGG</text:p>
            <text:p>AEAQAVRYMPPEEGPYKVDITYDGHPVPGSPFAVEGVLPPDPSKVCAYGPGLKGGLVGTP</text:p>
            <text:p>APFSIDTKGAGTGGLGLTVEGPCEAKIECQDNGDGSCAVSYLPTEPGEYTINILFAEAHI</text:p>
            <text:p>PGSPFKATIRPVFDPSKVRASGPGLERGKAGEAATFTVDCSEAGEAELTIEILSDAGVKA</text:p>
            <text:p>EVLIHNNADGTYHITYSPAFPGTYTITIKYGGHPVPKFPTRVHVQPAVDTSGVKVSGPGV</text:p>
            <text:p>EPHGVLREVTTEFTVDARSLTATGGNHVTARVLNPSGAKTDTYVTDNGDGTYRVQYTAYE</text:p>
            <text:p>EGVHLVEVLYDEVAVPKSPFRVGVTEGCDPTRVRAFGPGLEGGLVNKANRFTVETRGAGT</text:p>
            <text:p>GGLGLAIEGPSEAKMSCKDNKDGSCTVEYIPFTPGDYDVNITFGGRPIPGSPFRVPVKDV</text:p>
            <text:p>VDPGKVKCSGPGLGAGVRARVPQTFTVDCSQAGRAPLQVAVLGPTGMAEPVEVRDNGDGT</text:p>
            <text:p>HTVHYTPATDGPYTVAVKYADQEVPRSPFKIKVLPAHDASKVRASGPGLNASGIPASLPV</text:p>
            <text:p>EFTIDARDAGEGLLTVQILDPEGKPKKANIRDNGDGTYTVSYLPDMSGRYTITIKYGGDE</text:p>
            <text:p>IPYSPFRIHALPTGDASKCLVTVSIGGHGLGACLGPRIQIGQETVITVDAKAAGEGKVTC</text:p>
            <text:p>TVSTPDGAELDVDVVENHDGTFDIYYTAPEPGKYVITIRFGGEHIPNSPFHVLACDPLPH</text:p>
            <text:p>EEEPSEVPQLRQSYAPPRPGARPTHWATEEPVVPVEPMESMLRPFNLVIPFAVQKGELTG</text:p>
            <text:p>EVRMPSGKTARPNITDNKDGTITVRYAPTEKGLHQMGIKYDGNHIPGSPLQFYVDAINSR</text:p>
            <text:p>HVSAYGPGLSHGMVNKPATFTIVTKDAGEGGLSLAVEGPSKAEITCKDNKDGTCTVSYLP</text:p>
            <text:p>TAPGDYSIIVRFDDKHIPGSPFTAKITGDDSMRTSQLNVGTSTDVSLKITESDLSQLTAS</text:p>
            <text:p>IRAPSGNEEPCLLKRLPNRHIGISFTPKEVGEHVVSVRKSGKHVTNSPFKILVGPSEIGD</text:p>
            <text:p>ASKVRVWGKGLSEGHTFQVAEFIVDTRNAGYGGLGLSIEGPSKVDINCEDMEDGTCKVTY</text:p>
            <text:p>CPTEPGTYIINIKFADKHVPGSPFTVKVTGEGRMKESITRRRQAPSIATIGSTCDLNLKI</text:p>
            <text:p>PGNWFQMVSAQERLTRTFTRSSHTYTRTERTEISKTRGGETKREVRVEESTQVGGDPFPA</text:p>
            <text:p>VFGDFLGRERLGSFGSITRQQEGEASSQDMTAQVTSPSGKMEAAEIVEGEDSAYSVRFVP</text:p>
            <text:p>QEMGPHTVAVKYRGQHVPGSPFQFTVGPLGEGGAHKVRAGGTGLERGVAGVPAEFSIWTR</text:p>
            <text:p>EAGAGGLSIAVEGPSKAEIAFEDRKDGSCGVSYVVQEPGDYEVSIKFNDEHIPDSPFVVP</text:p>
            <text:p>VASLSDDARRLTVTSLQETGLKVNQPASFAVQLNGARGVIDARVHTPSGAVEECYVSELD</text:p>
            <text:p>SDKHTIRFIPHENGVHSIDVKFNGAHIPGSPFKIRVGEQSQAGDPGLVSAYGPGLEGGTT</text:p>
            <text:p>GVSSEFIVNTLNAGSGALSVTIDGPSKVQLDCRECPEGHVVTYTPMAPGNYLIAIKYGGP</text:p>
            <text:p>QHIVGSPFKAKVTGPRLSGGHSLHETSTVLVETVTKSSSSRGSSYSSIPKFSSDASKVVT</text:p>
            <text:p>RGPGLSQAFVGQKNSFTVDCSKAGTNMMMVGVHGPKTPCEEVYVKHMGNRVYNVTYTVKE</text:p>
            <text:p>KGDYILIVKWGDESVPGSPFKVKV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Y like transcription coactivator OS=Chlorocebus sabaeus OX=60711 GN=FRYL PE=4 SV=1</text:p>
          </table:table-cell>
          <table:table-cell office:value-type="string" calcext:value-type="string">
            <text:p>A0A0D9RX99</text:p>
          </table:table-cell>
          <table:table-cell office:value-type="string" calcext:value-type="string">
            <text:p>A0A0D9R1H5_CHLSB</text:p>
          </table:table-cell>
          <table:table-cell office:value-type="string" calcext:value-type="string">
            <text:p>FRYL</text:p>
          </table:table-cell>
          <table:table-cell office:value-type="string" calcext:value-type="string">
            <text:p>ALDOA_HUMAN, A4UCS9_HUMAN, H3BUH7_HUMAN, V9HWN7_HUMAN</text:p>
          </table:table-cell>
          <table:table-cell table:number-columns-repeated="3"/>
          <table:table-cell office:value-type="string" calcext:value-type="string">
            <text:p>[['Human Gene ID #1', 'C:actin cytoskeleton', 'C:cytosol', 'C:extracellular exosome', 'C:extracellular region', 'C:extracellular space', 'C:ficolin-1-rich granule lumen', 'C:I band', 'C:M band', 'C:membrane', 'C:nucleus', 'C:platelet alpha granule lumen', 'C:secretory granule lumen', 'C:sperm head', 'C:tertiary granule lumen', 'F:actin binding', 'F:cadherin binding', 'F:cytoskeletal protein binding', 'F:fructose binding', 'F:fructose-bisphosphate aldolase activity', 'F:identical protein binding', 'F:RNA binding', 'F:tubulin binding', 'P:actin filament organization', 'P:ATP biosynthetic process', 'P:binding of sperm to zona pellucida', 'P:canonical glycolysis', 'P:fructose 1,6-bisphosphate metabolic process', 'P:fructose metabolic process', 'P:gluconeogenesis', 'P:glycolytic process', 'P:muscle cell cellular homeostasis', 'P:neutrophil degranulation', 'P:platelet degranulation', 'P:protein homotetramerization', 'P:regulation of cell shape', 'P:striated muscle contraction'], ['Human Gene ID #2', 'F:fructose-bisphosphate aldolase activity', 'P:glycolytic process'], ['Human Gene ID #3', 'C:cytosol', 'F:fructose-bisphosphate aldolase activity', 'P:glycolytic process'], ['Human Gene ID #4', 'C:cytosol', 'F:fructose-bisphosphate aldolase activity', 'P:glycolytic process']]</text:p>
          </table:table-cell>
          <table:table-cell office:value-type="string" calcext:value-type="string">
            <text:p>&gt;tr|A0A0D9R1H5|A0A0D9R1H5_CHLSB Fructose-bisphosphate aldolase OS=Chlorocebus sabaeus OX=60711 PE=3 SV=1</text:p>
            <text:p>MPYQYPALTPEQKKELSDIAHRIVAPGKGILAADESTGSIAKRLQSIGTENTEENRRFYR</text:p>
            <text:p>QLLLTADDRVNPCIGGVILFHETLYQKADDGRPFPQVIKSKGGVVGIKVDKGVVPLAGTN</text:p>
            <text:p>GETTTQGLDGLSERCAQYKKDGADFAKWRCVLKIGEHTPSALAIMENANVLARYASICQQ</text:p>
            <text:p>NGIVPIVEPEILPDGDHDLKRCQYVTEKVLAAVYKALSDHHIYLEGTLLKPNMVTPGHAC</text:p>
            <text:p>TQKFSHEEIAMATVTALRRTVPPAVTGITFLSGGQSEEEASINLNAINKCPLLKPWALTF</text:p>
            <text:p>SYGRALQASALKAWGGKKENLKAAQEEYVKRALANSLACQGKYTPSGHAGAAASESLFVS</text:p>
            <text:p>NHA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S RNA binding protein OS=Chlorocebus sabaeus OX=60711 GN=FUS PE=4 SV=1</text:p>
          </table:table-cell>
          <table:table-cell office:value-type="string" calcext:value-type="string">
            <text:p>A0A0D9R082</text:p>
          </table:table-cell>
          <table:table-cell office:value-type="string" calcext:value-type="string">
            <text:p>A0A0D9RX99_CHLSB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FRYL_HUMAN, A0A669KB90_HUMAN</text:p>
          </table:table-cell>
          <table:table-cell table:number-columns-repeated="3"/>
          <table:table-cell office:value-type="string" calcext:value-type="string">
            <text:p>[['Human Gene ID #1', 'C:cell cortex', 'C:site of polarized growth', 'P:cell morphogenesis', 'P:neuron projection development'], ['Human Gene ID #2', 'P:cell morphogenesis']]</text:p>
          </table:table-cell>
          <table:table-cell office:value-type="string" calcext:value-type="string">
            <text:p>&gt;tr|A0A0D9RX99|A0A0D9RX99_CHLSB Uncharacterized protein OS=Chlorocebus sabaeus OX=60711 GN=FRYL PE=4 SV=1</text:p>
            <text:p>MSNITIDPDVKPGEYVIKSLFAEFAVQAEKKIEVVMAEPLEKLLSRSLQRGEDLQFDQLI</text:p>
            <text:p>SSMSSVAEHCLPSLLRTLFDWYRRQNGTEDESYEYRPRSSTKSKGDEQQRERDYLLERRD</text:p>
            <text:p>LAVDFIFCLVLVEVLKQIPVHPVPDPLVHEVLNLAFKHFKHKEGYSGTNTGNVHIIADLY</text:p>
            <text:p>AEVIGVLAQSKFQAVRKKFVTELKELRQKEQSPHVVQSVISLIMGMKFFRVKMYPVEDFE</text:p>
            <text:p>ASFQFMQECAQYFLEVKDKDIKHALAGLFVEILIPVAATVKNEVNVPCLKNFVEMLYQTT</text:p>
            <text:p>FELSSRKKHSLALYPLITCLLCVSQKQFFLNNWHIFLQNCLSHLKMPSNNSIRKQIETLQ</text:p>
            <text:p>NKDPKMSRVALESLYRLLWVYVIRIKCESNTVTQSRLMSIVSALFPKGSRSVVPRDTPLN</text:p>
            <text:p>IFVKIIQFIAQERLDFAMKEIIFDLLSVGKSTKTFTINPERMNIGLRVFLVIADSLQQKD</text:p>
            <text:p>GEPPMPTTGVILPSGNTLRVKKIFLNKTLTDEEAKVIGMSVYYPQVRKALDSILRHLDKE</text:p>
            <text:p>VGRPMCMTSVQMSNKEPEDMITGERKPKIDLFRTCIAAIPRLIPDGMSRTDLIELLARLT</text:p>
            <text:p>IHMDEELRALAFNTLQALMLDFPDWREDVLSGFVYFIVREVTDVHPTLLDNAVKMLVQLI</text:p>
            <text:p>NQWKQATQMHNKNQDTQHGVANGASHPPPLERSPYSNVFHVVEGFALVILCSSRPATRKL</text:p>
            <text:p>AVSVLREIRALFALLEIPKGDDELAIDVMDRLSPSILESFIHLTGADQTTLLYCPSSIDL</text:p>
            <text:p>QTLAEWNSSPISHQFDVISPSHIWIFAHVTQGQDPWIISLSSFLKQENLPKHCSTAVSYA</text:p>
            <text:p>WMFAYTRLQLLSPQVDINSPINAKKVNTTTSSDSYIGLWRNYLILCCSAATSSSSTSAGS</text:p>
            <text:p>VRCSPPETLASTPDSGYSIDSKIIGIPSPSSLFKHIVPMMRSESMEITESLVLGLGRTNP</text:p>
            <text:p>GAFRELIEELHPIIKEALERRPENMKRRRRRDVLRVQLVRIFELLADAGVISHSASGGLD</text:p>
            <text:p>NETHFLNNTLLEYVDLTRQLLEAENEKDSDTLKDIRCHFSALVANIIQNVPVHQRRSIFP</text:p>
            <text:p>QQSLRHSLFMLFSHWAGPFSIMFTPLDRYSDRNMQINRHQYCALKAMSAVLCCGPVADNV</text:p>
            <text:p>GLSSDGYLYKWLDNILDSLDKKVHQLGCEAVTLLLELNPDQSNLMYWAVDRCYTGSRRVA</text:p>
            <text:p>AGCFKAIANVFQNRDYQFDTVMLLNLILFKAADSSRSIYEVAMQLLQILEPKMFRYAHKL</text:p>
            <text:p>EVQRTDGVLSQLSPLPHLYSVSYYQLSEELARAYPELTLAIFSEISQRIQTAHPAGRQVM</text:p>
            <text:p>LHYLLPWMNNIELVDLKPLPTARRHDEDEDDSLKDRELMVTSRRWLRGEGWGSPQATAMV</text:p>
            <text:p>LNNLMYMTAKYGDELAWSEVENVWTTLADGWPKNLKIILHFLISICGVNSEPSLLPYVKK</text:p>
            <text:p>VIVYLGRDKTMQLLEELVSELQLTDPVNSGVTHMDNPPYYRITSSYKIPSVTSGTTSSSN</text:p>
            <text:p>TMVAPTDGNPDNKPIKENIEESYVHLDIYSGLNSHLNRQHHRLESRYSSSSGGSYEEEKS</text:p>
            <text:p>DSMPLYSNWRLKVMEHNQGEPLPFPPAGGCWSPLVDYVPETSSPGLPLHRCNIAVILLTD</text:p>
            <text:p>LIIDHSVKVEWGSYLHLLLHAIFIGFDHCHPEVYEHCKRLLLHLLIVMGPKSNIRTVASV</text:p>
            <text:p>LLRNKEFNEPRVLTVKQVAHLDYNFTAGINDFIPDYQPSPMTDSGLSSSSTSSSISLGNN</text:p>
            <text:p>SAAISHLHTTILNEVDISVEQDGKVKTLMEFITSRKRGPLWNHEDVSAKNPSIKSAEQLT</text:p>
            <text:p>TFLKHVVSVFKQSSSEAIHLEHHLSEVALQTALSCSSRHYAGRSFQIFRALKQPLTATTL</text:p>
            <text:p>SDVLSRLVETVGDPGEDAQGFVIELLLTLESAIDTLAETMKHYDLLSALSQTSHHDLIMG</text:p>
            <text:p>NKYAANRKSTGQLNLSTSPINNSSYLGYNSNARSNSLRLSLIGDRRGDRRRSNTLDIMDG</text:p>
            <text:p>RINHNSSLARTRSLSSLREKGMYDVQSTTEPTNLMATIFWIAASLLESDYEYEYLLALRL</text:p>
            <text:p>LNKLLIHLPLDKSESREKIENVQSKLKWTNFPGLQQLFLKGFTSASTQEMTVHLLSKLIS</text:p>
            <text:p>VSKHTLVDPSQLSGFPLNILCLLPHLIQHFDSPTQFCKETASRIAKVCAEEKCPTLVNLA</text:p>
            <text:p>HMMSLYSTHTYSRDCSNWINVVCRYLHDSFSDTTFNLVTYLAELLEKGLSSMQQSLLQII</text:p>
            <text:p>YSLLSHIDLSAAPAKQFNLEIIKIIGKYVQSPYWKEALNILKLVVSRSASLVVPSDIPKT</text:p>
            <text:p>YGGDTGSPEISFTKIFNNVSKELPGKTLDFHFDISETPIIGNKYGDQHSAAGRNGKPKVI</text:p>
            <text:p>AVTRSTSSTSSGSNSNALVPVSWKRPQLSQRRTREKLMNVLSLCGPESGLPKNPSVVFSS</text:p>
            <text:p>NEDLEVGDQQTSLISTTEDIIQEEEVAVEDNSSEQQFGVFKDFDFLDVELEDAEGESMDN</text:p>
            <text:p>FNWGVRRRSLDSIDKGDTPSLQEYQCSSSTPSLNLTNQEDTDESSEEEAALTASQILSRT</text:p>
            <text:p>QMLNSDSATDETMPDHPDLLLQSQDSIGSITTEEMLQIRDETPTLEASLDNANSQLPEDT</text:p>
            <text:p>SSVLKEEHVTTFEDEGSYIIQEQQDSLVCHGILDLEETEMPEPLAPESYPESICEEDVTL</text:p>
            <text:p>ALKELDERCEEEEADFSGLSSQDEEEQDGFPEVQTSPLPSPFLSAIIAAFQPVAYDDEEE</text:p>
            <text:p>AWRCHVNQMLSDTDGSSAVFTFHVFSRLFQTIQRKFGEITNEAVSFLGESLQRIGTKFKS</text:p>
            <text:p>SLEVMMMCSECPTVFVDAETLMSCGLLETLKFGVLELQEHLDTYNAKREATEQWLDDCKR</text:p>
            <text:p>TFGAKEDMYRINTDAQQMEILAELELCRRLYKLHFQLLLLFQAYCKLINQVNTIKNEAEV</text:p>
            <text:p>INMSEELAQLESILKEAESVSENEEIDISKAAQTTIETAIHSLIETLKNKEFISAVVQVK</text:p>
            <text:p>AFRSLWPSDIFGSCEDDPVQTLLHIYFHHQTLGQTGSFAVIGSNLDMSEANYKLMELNLE</text:p>
            <text:p>IRESLRMVQSYQLLAQPKPMGNMVSTG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 protein subunit alpha 13 OS=Chlorocebus sabaeus OX=60711 GN=GNA13 PE=4 SV=1</text:p>
          </table:table-cell>
          <table:table-cell office:value-type="string" calcext:value-type="string">
            <text:p>A0A0D9QVL0</text:p>
          </table:table-cell>
          <table:table-cell office:value-type="string" calcext:value-type="string">
            <text:p>A0A0D9R082_CHLSB</text:p>
          </table:table-cell>
          <table:table-cell office:value-type="string" calcext:value-type="string">
            <text:p>GNA13</text:p>
          </table:table-cell>
          <table:table-cell office:value-type="string" calcext:value-type="string">
            <text:p>H3BPE7_HUMAN, Q13344_HUMAN</text:p>
          </table:table-cell>
          <table:table-cell table:number-columns-repeated="3"/>
          <table:table-cell office:value-type="string" calcext:value-type="string">
            <text:p>[['Human Gene ID #1', 'C:dendritic spine head', 'C:nucleoplasm', 'C:perikaryon', 'C:perinuclear region of cytoplasm', 'C:polysome', 'F:estrogen receptor binding', 'F:ionotropic glutamate receptor binding', 'F:metal ion binding', "F:mRNA 3'-UTR binding", 'F:myosin V binding', 'F:retinoid X receptor binding', 'F:thyroid hormone receptor binding', 'P:cellular response to calcium ion', 'P:regulation of transcription, DNA-templated', 'P:RNA splicing'], ['Human Gene ID #2', 'C:nucleus', 'F:metal ion binding', 'F:RNA binding', 'P:regulation of transcription, DNA-templated']]</text:p>
          </table:table-cell>
          <table:table-cell office:value-type="string" calcext:value-type="string">
            <text:p>&gt;tr|A0A0D9R082|A0A0D9R082_CHLSB Uncharacterized protein OS=Chlorocebus sabaeus OX=60711 GN=FUS PE=3 SV=1</text:p>
            <text:p>MASNDYTQQATQSYGAYPTQPGQGYSQQSSQPYGQQSYSGYSQSTDTGYGQSSYSSYGQS</text:p>
            <text:p>QNTGYGTQSAPQGYGSTGGYGSSQSSQSSYGQQSSYPGYGQQPTPSSTSGSYGSSSQTSS</text:p>
            <text:p>YGQPPSGGYGQQPSYGGQQQSYGQQQSYNPPQGYGQQNQYNSSSSGSGGGGSYGQDQSSM</text:p>
            <text:p>SGSGGGGGGGGGGGSGGGGGYGNQDQSGGGGGGYGQQDRGGRGRGGSSGGGGGSGGGYNR</text:p>
            <text:p>SSGGYEPRGRGGGRGGRGGMGGSDRGGFNKFGGPRDQGSRHDSEQDNSDNNTIFVQGLGE</text:p>
            <text:p>NVTIESVADYFKQIGIIKTNKKTGQPMINLYTDRETGKLKGEATVSFDDPPSAKAAIDWF</text:p>
            <text:p>DGKEFSGNPIKVSFATRRADFNRGGGNGRGGRGRGGPMGRGGYGGGGSGGGGRGGFPSGG</text:p>
            <text:p>GGGGGQQRAGDWKCPNPTCENMNFSWRNECNQCKAPKPDGPGGGPGGSHMGGNYGDDRRG</text:p>
            <text:p>GRGGYDRGGYRGRGGDRGGFRGGRGGGDRGGFGPGKMDSRGEHRQDRRERP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 protein subunit alpha i2 OS=Chlorocebus sabaeus OX=60711 GN=GNAI2 PE=4 SV=1</text:p>
          </table:table-cell>
          <table:table-cell office:value-type="string" calcext:value-type="string">
            <text:p>A0A0D9RPC3</text:p>
          </table:table-cell>
          <table:table-cell office:value-type="string" calcext:value-type="string">
            <text:p>A0A0D9QVL0_CHLSB</text:p>
          </table:table-cell>
          <table:table-cell office:value-type="string" calcext:value-type="string">
            <text:p>GNAI2</text:p>
          </table:table-cell>
          <table:table-cell office:value-type="string" calcext:value-type="string">
            <text:p>GNA13_HUMAN, A0A024R8M0_HUMAN</text:p>
          </table:table-cell>
          <table:table-cell table:number-columns-repeated="3"/>
          <table:table-cell office:value-type="string" calcext:value-type="string">
            <text:p>[['Human Gene ID #1', 'C:brush border membrane', 'C:cytoplasm', 'C:cytosol', 'C:extracellular exosome', 'C:focal adhesion', 'C:heterotrimeric G-protein complex', 'C:melanosome', 'C:membrane', 'C:nucleus', 'C:plasma membrane', 'F:D5 dopamine receptor binding', 'F:G protein-coupled receptor binding', 'F:G-protein beta/gamma-subunit complex binding', 'F:GTP binding', 'F:GTPase activity', 'F:metal ion binding', 'P:activation of phospholipase D activity', 'P:adenylate cyclase-activating G protein-coupled receptor signaling pathway', 'P:adenylate cyclase-modulating G protein-coupled receptor signaling pathway', 'P:G protein-coupled receptor signaling pathway', 'P:negative regulation of vascular associated smooth muscle cell migration', 'P:negative regulation of vascular associated smooth muscle cell proliferation', 'P:platelet activation', 'P:positive regulation of apoptotic process', 'P:positive regulation of cytosolic calcium ion concentration', 'P:regulation of small GTPase mediated signal transduction', 'P:Rho protein signal transduction', 'P:signal transduction'], ['Human Gene ID #2', 'C:brush border membrane', 'C:cytosol', 'F:D5 dopamine receptor binding', 'F:G-protein beta/gamma-subunit complex binding', 'F:GTPase activity', 'F:guanyl nucleotide binding', 'P:activation of phospholipase D activity', 'P:G protein-coupled receptor signaling pathway', 'P:negative regulation of vascular associated smooth muscle cell migration', 'P:negative regulation of vascular associated smooth muscle cell proliferation', 'P:positive regulation of cytosolic calcium ion concentration', 'P:Rho protein signal transduction']]</text:p>
          </table:table-cell>
          <table:table-cell office:value-type="string" calcext:value-type="string">
            <text:p>&gt;tr|A0A0D9QVL0|A0A0D9QVL0_CHLSB Uncharacterized protein OS=Chlorocebus sabaeus OX=60711 GN=GNA13 PE=3 SV=1</text:p>
            <text:p>MADFLPSRSVLSVCFPGCLLTSGEAEQQRKSKEIDKCLSREKTYVKRLVKILLLGAGESG</text:p>
            <text:p>KSTFLKQMRIIHGQDFDQRAREEFRPTIYSNVIKGMRVLVDAREKLHIPWGDNSNQQHGD</text:p>
            <text:p>KMMSFDTRAPMAAQGMVETRVFLQYLPAIRALWADSGIQNAYDRRREFQLGESVKYFLDN</text:p>
            <text:p>LDKLGEPDYIPSQQDILLARRPTKGIHEYDFEIKNVPFKMVDVGGQRSERKRWFECFDSV</text:p>
            <text:p>TSILFLVSSSEFDQVLMEDRLTNRLTESLNIFETIVNNRVFSNVSIILFLNKTDLLEEKV</text:p>
            <text:p>QIVSIKDYFLEFEGDPHCLRDVQKFLVECFRNKRRDQQQKPLYHHFTTAINTENIRLVFR</text:p>
            <text:p>DVKDTILHDNLKQLML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 protein subunit alpha transducin 2 OS=Chlorocebus sabaeus OX=60711 GN=GNAT2 PE=4 SV=1</text:p>
          </table:table-cell>
          <table:table-cell office:value-type="string" calcext:value-type="string">
            <text:p>A0A0D9S6I7</text:p>
          </table:table-cell>
          <table:table-cell office:value-type="string" calcext:value-type="string">
            <text:p>A0A0D9RPC3_CHLSB</text:p>
          </table:table-cell>
          <table:table-cell office:value-type="string" calcext:value-type="string">
            <text:p>GNAT2</text:p>
          </table:table-cell>
          <table:table-cell office:value-type="string" calcext:value-type="string">
            <text:p>GNAI2_HUMAN, Q93020_HUMAN, Q96C71_HUMAN</text:p>
          </table:table-cell>
          <table:table-cell table:number-columns-repeated="3"/>
          <table:table-cell office:value-type="string" calcext:value-type="string">
            <text:p>[['Human Gene ID #1', 'C:cell body', 'C:centrosome', 'C:cytoplasm', 'C:cytosol', 'C:dendrite', 'C:extracellular exosome', 'C:extracellular vesicle', 'C:heterotrimeric G-protein complex', 'C:membrane', 'C:membrane raft', 'C:midbody', 'C:nucleoplasm', 'C:plasma membrane', 'C:synapse', 'F:G protein-coupled receptor binding', 'F:G-protein beta/gamma-subunit complex binding', 'F:GTP binding', 'F:GTPase activity', 'F:metal ion binding', 'P:adenylate cyclase-activating G protein-coupled receptor signaling pathway', 'P:adenylate cyclase-inhibiting G protein-coupled receptor signaling pathway', 'P:adenylate cyclase-modulating G protein-coupled receptor signaling pathway', 'P:cell cycle', 'P:cell division', 'P:cell population proliferation', 'P:G protein-coupled acetylcholine receptor signaling pathway', 'P:G protein-coupled adenosine receptor signaling pathway', 'P:G protein-coupled receptor signaling pathway', 'P:gamma-aminobutyric acid signaling pathway', 'P:negative regulation of adenylate cyclase activity', 'P:negative regulation of adenylate cyclase-activating adrenergic receptor signaling pathway involved in heart process', 'P:negative regulation of apoptotic signaling pathway', 'P:negative regulation of calcium ion-dependent exocytosis', 'P:negative regulation of protein tyrosine phosphatase activity', 'P:negative regulation of synaptic transmission', 'P:platelet activation', 'P:positive regulation of cell migration', 'P:positive regulation of cell population proliferation', 'P:positive regulation of ERK1 and ERK2 cascade', 'P:positive regulation of insulin receptor signaling pathway', 'P:positive regulation of NAD(P)H oxidase activity', 'P:positive regulation of neural precursor cell proliferation', 'P:positive regulation of renal sodium excretion', 'P:positive regulation of superoxide anion generation', 'P:positive regulation of urine volume', 'P:positive regulation of vascular associated smooth muscle cell proliferation', 'P:protein folding', 'P:regulation of calcium ion transport', 'P:response to nutrient', 'P:signal transduction'], ['Human Gene ID #2', 'F:G-protein beta/gamma-subunit complex binding', 'F:GTP binding', 'F:GTPase activity', 'P:adenylate cyclase-modulating G protein-coupled receptor signaling pathway'], ['Human Gene ID #3', 'F:G-protein beta/gamma-subunit complex binding', 'F:GTP binding', 'F:GTPase activity', 'P:adenylate cyclase-modulating G protein-coupled receptor signaling pathway', 'P:G protein-coupled receptor signaling pathway', 'P:response to peptide hormone']]</text:p>
          </table:table-cell>
          <table:table-cell office:value-type="string" calcext:value-type="string">
            <text:p>&gt;tr|A0A0D9RPC3|A0A0D9RPC3_CHLSB Uncharacterized protein OS=Chlorocebus sabaeus OX=60711 GN=GNAI2 PE=3 SV=1</text:p>
            <text:p>MGCTVSAEDKAAAERSKMIDKNLREDGEKAAREVKLLLLGAGESGKSTIVKQMKIIHEDG</text:p>
            <text:p>YSEEECRQYRAVVYSNTIQSIMAIVKAMGNLQIDFADPSRADDARQLFALSCTAEEQGVL</text:p>
            <text:p>PDDLSGVIRRLWADHGVQACFGRSREYQLNDSAAYYLNDLERIAQSDYIPTQQDVLRTRV</text:p>
            <text:p>KTTGIVETHFTFKDLHFKMFDVGGQRSERKKWIHCFEGVTAIIFCVALSAYDLVLAEDEE</text:p>
            <text:p>MNRMHESMKLFDSICNNKWFTDTSIILFLNKKDLFEEKITHSPLTICFPEYTGANKYDEA</text:p>
            <text:p>ASYIQSKFEDLNKRKDTKEIYTHFTCATDTKNVQFVFDAVTDVIIKNNLKDCGL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 protein subunit alpha transducin 3 OS=Chlorocebus sabaeus OX=60711 GN=GNAT3 PE=4 SV=1</text:p>
          </table:table-cell>
          <table:table-cell office:value-type="string" calcext:value-type="string">
            <text:p>A0A0D9RHI1</text:p>
          </table:table-cell>
          <table:table-cell office:value-type="string" calcext:value-type="string">
            <text:p>A0A0D9S6I7_CHLSB</text:p>
          </table:table-cell>
          <table:table-cell office:value-type="string" calcext:value-type="string">
            <text:p>GNAT3</text:p>
          </table:table-cell>
          <table:table-cell office:value-type="string" calcext:value-type="string">
            <text:p>GNAT2_HUMAN, A0A087WZE5_HUMAN, Q5T697_HUMAN</text:p>
          </table:table-cell>
          <table:table-cell table:number-columns-repeated="3"/>
          <table:table-cell office:value-type="string" calcext:value-type="string">
            <text:p>[['Human Gene ID #1', 'C:heterotrimeric G-protein complex', 'C:photoreceptor inner segment', 'C:photoreceptor outer segment', 'C:photoreceptor outer segment membrane', 'C:plasma membrane', 'F:G protein-coupled photoreceptor activity', 'F:G protein-coupled receptor binding', 'F:G-protein beta/gamma-subunit complex binding', 'F:GTP binding', 'F:GTPase activity', 'F:metal ion binding', 'P:adenylate cyclase-modulating G protein-coupled receptor signaling pathway', 'P:detection of chemical stimulus involved in sensory perception of bitter taste', 'P:detection of light stimulus involved in visual perception', 'P:G protein-coupled receptor signaling pathway', 'P:phototransduction', 'P:protein folding', 'P:visual perception', 'P:Wnt signaling pathway, calcium modulating pathway'], ['Human Gene ID #2', 'F:G-protein beta/gamma-subunit complex binding', 'F:GTPase activity', 'F:guanyl nucleotide binding', 'P:G protein-coupled receptor signaling pathway'], ['Human Gene ID #3', 'C:photoreceptor inner segment', 'C:photoreceptor outer segment', 'F:G-protein beta/gamma-subunit complex binding', 'F:GTP binding', 'F:GTPase activity', 'P:adenylate cyclase-modulating G protein-coupled receptor signaling pathway', 'P:detection of chemical stimulus involved in sensory perception of bitter taste', 'P:detection of light stimulus involved in visual perception', 'P:phototransduction', 'P:positive regulation of cytosolic calcium ion concentration', 'P:response to light intensity', 'P:retinal cone cell development']]</text:p>
          </table:table-cell>
          <table:table-cell office:value-type="string" calcext:value-type="string">
            <text:p>&gt;tr|A0A0D9S6I7|A0A0D9S6I7_CHLSB G protein subunit alpha transducin 2 OS=Chlorocebus sabaeus OX=60711 GN=GNAT2 PE=3 SV=1</text:p>
            <text:p>MGSGASAEDKELAKRSKELEKKLQEDADKEAKTVKLLLLGAGESGKSTIVKQMKIIHQDG</text:p>
            <text:p>YSPEECLEFKAIIYGNVLQSILAIIRAMTTLGIDYAESSCADDGRQLNNLADSIEEGTMP</text:p>
            <text:p>PELVEVIRRLWKDGGVQACFERAAEYQLNDSASYYLNQLERITDPEYLPSEQDVLRSRVK</text:p>
            <text:p>TTGIIETKFSVKDLNFRMFDVGGQRSERKKWIHCFEGVTCIIFCAALSAYDMVLVEDDEV</text:p>
            <text:p>NRMHESLHLFNSICNHKFFAATSIVLFLNKKDLFEEKIKKVHLSICFPEYDGKPGNNSYD</text:p>
            <text:p>DAGNYIKSQFLDLNMRKDVKEIYSHMTCATDTQNVKFVFDAVTDIIIKENLKDCGL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ctin OS=Chlorocebus sabaeus OX=60711 GN=LGALS1 PE=4 SV=1</text:p>
          </table:table-cell>
          <table:table-cell office:value-type="string" calcext:value-type="string">
            <text:p>A0A0D9R4M2</text:p>
          </table:table-cell>
          <table:table-cell office:value-type="string" calcext:value-type="string">
            <text:p>A0A0D9RHI1_CHLSB</text:p>
          </table:table-cell>
          <table:table-cell office:value-type="string" calcext:value-type="string">
            <text:p>LGALS1</text:p>
          </table:table-cell>
          <table:table-cell office:value-type="string" calcext:value-type="string">
            <text:p>GNAT3_HUMAN</text:p>
          </table:table-cell>
          <table:table-cell table:number-columns-repeated="3"/>
          <table:table-cell office:value-type="string" calcext:value-type="string">
            <text:p>[['Human Gene ID #1', 'C:acrosomal vesicle', 'C:apical plasma membrane', 'C:axoneme', 'C:heterotrimeric G-protein complex', 'C:photoreceptor inner segment', 'C:photoreceptor outer segment', 'C:plasma membrane', 'C:protein-containing complex', 'F:G protein-coupled receptor binding', 'F:G-protein beta/gamma-subunit complex binding', 'F:GTP binding', 'F:GTPase activity', 'F:metal ion binding', 'P:adenylate cyclase-inhibiting G protein-coupled receptor signaling pathway', 'P:adenylate cyclase-modulating G protein-coupled receptor signaling pathway', 'P:detection of chemical stimulus involved in sensory perception of bitter taste', 'P:G protein-coupled receptor signaling pathway', 'P:platelet activation', 'P:protein folding', 'P:response to nicotine', 'P:sensory perception of sweet taste', 'P:sensory perception of umami taste']]</text:p>
          </table:table-cell>
          <table:table-cell office:value-type="string" calcext:value-type="string">
            <text:p>&gt;tr|A0A0D9RHI1|A0A0D9RHI1_CHLSB G protein subunit alpha transducin 3 OS=Chlorocebus sabaeus OX=60711 GN=GNAT3 PE=3 SV=1</text:p>
            <text:p>MGSGISSESKESAKRSKELEKKLQEDAERDARTVKLLLLGAGESGKSTIVKQMKIIHKNG</text:p>
            <text:p>YSEQECMEFKAVIYSNTLQSILAIVKAMTTLGIDYVNPRSAEDQRQLYAMANTLEDGGMT</text:p>
            <text:p>PQLAEVIKRLWRDPGIQACFERASEYQLNDSAAYYLNDLDRITASGYVPNEQDVLHSRVK</text:p>
            <text:p>TTGIIETQFSFKDLHFRMFDVGGQRSERKKWIHCFEGVTCIIFCAALSAYDMVLVEDEEV</text:p>
            <text:p>NRMHESLHLFNSICNHKYFSTTSIVLFLNKKDIFQEKVTKVHLSICFPEYTEGPNTFEDA</text:p>
            <text:p>GNYIKNQFLDLNLKKEDKEIYSHMTCATDTQNVKFVFDAVTDIIIKENLKDCGL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mma-aminobutyric acid type A receptor alpha6 subunit OS=Chlorocebus sabaeus OX=60711 GN=GABRA6 PE=3 SV=1</text:p>
          </table:table-cell>
          <table:table-cell office:value-type="string" calcext:value-type="string">
            <text:p>A0A0D9RD79</text:p>
          </table:table-cell>
          <table:table-cell office:value-type="string" calcext:value-type="string">
            <text:p>A0A0D9R4M2_CHLSB</text:p>
          </table:table-cell>
          <table:table-cell office:value-type="string" calcext:value-type="string">
            <text:p>GABRA6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4M2|A0A0D9R4M2_CHLSB Galectin OS=Chlorocebus sabaeus OX=60711 GN=LGALS1 PE=4 SV=1</text:p>
            <text:p>MACGLVASNLNLKPGECLRVRGEVAPDAKSFVLNLGKDSNNLCLHFNPRFNAHGDANTIV</text:p>
            <text:p>CNSKDGGAWGTEQREAAFPFQPGSVAEVCITFDQADLTIKLPDGYEFKFPNRLNLEAINY</text:p>
            <text:p>MAADGDFKIKCVAF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ial fibrillary acidic protein OS=Chlorocebus sabaeus OX=60711 GN=GFAP PE=3 SV=1</text:p>
          </table:table-cell>
          <table:table-cell office:value-type="string" calcext:value-type="string">
            <text:p>A0A0D9S0P0</text:p>
          </table:table-cell>
          <table:table-cell office:value-type="string" calcext:value-type="string">
            <text:p>A0A0D9RD79_CHLSB</text:p>
          </table:table-cell>
          <table:table-cell office:value-type="string" calcext:value-type="string">
            <text:p>GFAP</text:p>
          </table:table-cell>
          <table:table-cell office:value-type="string" calcext:value-type="string">
            <text:p>GBRA6_HUMAN, E7EV53_HUMAN</text:p>
          </table:table-cell>
          <table:table-cell table:number-columns-repeated="3"/>
          <table:table-cell office:value-type="string" calcext:value-type="string">
            <text:p>[['Human Gene ID #1', 'C:cerebellar Golgi cell to granule cell synapse', 'C:chloride channel complex', 'C:dendrite membrane', 'C:GABA-A receptor complex', 'C:integral component of plasma membrane', 'C:neuron projection', 'C:plasma membrane', 'C:postsynapse', 'C:postsynaptic membrane', 'C:synapse', 'F:benzodiazepine receptor activity', 'F:GABA-A receptor activity', 'F:GABA-gated chloride ion channel activity', 'F:inhibitory extracellular ligand-gated ion channel activity', 'F:neurotransmitter receptor activity', 'F:transmitter-gated ion channel activity involved in regulation of postsynaptic membrane potential', 'P:chemical synaptic transmission', 'P:chloride transmembrane transport', 'P:gamma-aminobutyric acid signaling pathway', 'P:ion transmembrane transport', 'P:nervous system process', 'P:regulation of membrane potential', 'P:regulation of postsynaptic membrane potential', 'P:signal transduction', 'P:synaptic transmission, GABAergic'], ['Human Gene ID #2', 'C:chloride channel complex', 'C:postsynaptic membrane', 'F:chloride channel activity', 'F:extracellular ligand-gated ion channel activity', 'F:GABA-A receptor activity', 'P:gamma-aminobutyric acid signaling pathway']]</text:p>
          </table:table-cell>
          <table:table-cell office:value-type="string" calcext:value-type="string">
            <text:p>&gt;tr|A0A0D9RD79|A0A0D9RD79_CHLSB Uncharacterized protein OS=Chlorocebus sabaeus OX=60711 GN=GABRA6 PE=3 SV=1</text:p>
            <text:p>MASRLPWLCIILWLESALGKLEDEGNFYSENVSRILDNLLEGYDNRLRPGFGGAVTEVKT</text:p>
            <text:p>DIYVTSFGPVSDVEMEYTMDVFFRQTWTDERLKFGGPTEILSLNNLMVSKIWTPDTFFRN</text:p>
            <text:p>GKKSIAHNMTTPNKLFRIMQNGTILYTMRLTINADCPMRLVNFPMDGHACPLKFGSYAYP</text:p>
            <text:p>KSEIIYTWKKGPLYSVEVPEESSSLLQYDLIGQTVSSETIKSNTGEYVIMTVYFHLRRKM</text:p>
            <text:p>GYFMIQIYTPCIMTVILSQVSFWINKESVPARTVFGITTVLTMTTLSISARHSLPKVSYA</text:p>
            <text:p>TAMDWFIAVCFAFVFSALIEFAAVNYFTNLQTQKAKRKTQIAAPPTVTISKATEPLEAEI</text:p>
            <text:p>VLHPDSKYHLKKRITSLSLPIVSSSEANKVLTRAPILQSTPVTPPPLSPAFGGTSKIDQY</text:p>
            <text:p>SRILFPVAFAGFNLVYWIVYLSKDTMEMSSSA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IN domain-containing protein OS=Chlorocebus sabaeus OX=60711 PE=3 SV=1</text:p>
          </table:table-cell>
          <table:table-cell office:value-type="string" calcext:value-type="string">
            <text:p>A0A0D9RKY6 (+1)</text:p>
          </table:table-cell>
          <table:table-cell office:value-type="string" calcext:value-type="string">
            <text:p>A0A0D9S0P0_CHLSB</text:p>
          </table:table-cell>
          <table:table-cell/>
          <table:table-cell office:value-type="string" calcext:value-type="string">
            <text:p>B4DJW0_HUMAN, B4E192_HUMAN</text:p>
          </table:table-cell>
          <table:table-cell table:number-columns-repeated="3"/>
          <table:table-cell office:value-type="string" calcext:value-type="string">
            <text:p>[['Human Gene ID #1', 'C:intermediate filament'], ['Human Gene ID #2', 'C:intermediate filament']]</text:p>
          </table:table-cell>
          <table:table-cell office:value-type="string" calcext:value-type="string">
            <text:p>&gt;tr|A0A0D9S0P0|A0A0D9S0P0_CHLSB Glial fibrillary acidic protein OS=Chlorocebus sabaeus OX=60711 GN=GFAP PE=3 SV=1</text:p>
            <text:p>MERRRITSAARRSYVSSGEMMVGGLAPGRRLGPGTRLSLARMPPPLPTRVDFSLAGALNA</text:p>
            <text:p>GFKETRASERAEMMELNDRFASYIEKVRFLEQQNKALAAELNQLRAKEPTKLADVYQAEL</text:p>
            <text:p>RELRLRLDQLTANSARLEVERDNLAQDLGTVKQKLQDETNLRLEAENNLAAYRQEADEAT</text:p>
            <text:p>LARLDLERKIESLEEEIRFLRKIHEEEVRELQEQLARQQVHVELDVAKPDLTAALKEIRT</text:p>
            <text:p>QYEAMASSNMHEAEEWYRSKFADLTDAAARNAELLRQAKHEANDYRRQLQSLTCDLESLR</text:p>
            <text:p>GTNESLERQMREQEERHAREAASYQEALARLEEEGQSLKDEMARHLQEYQELLNVKLALD</text:p>
            <text:p>IEIATYRKLLEGEENRITIPVQTFSNLQIRETSLDTKSVSEGHLKRNIVVKTVEMRDGEV</text:p>
            <text:p>IKESKQEHKDV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cose-6-phosphate isomerase OS=Chlorocebus sabaeus OX=60711 GN=GPI PE=3 SV=1</text:p>
          </table:table-cell>
          <table:table-cell office:value-type="string" calcext:value-type="string">
            <text:p>A0A0D9QX89</text:p>
          </table:table-cell>
          <table:table-cell office:value-type="string" calcext:value-type="string">
            <text:p>A0A0D9RKY6_CHLSB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HBA_HUMAN, A0A0K2BMD8_HUMAN, A0A1K0GXZ1_HUMAN, A0A385HVY8_HUMAN, A0A385HVZ2_HUMAN, A0A385HW00_HUMAN, A0A385HW02_HUMAN, A0A385HW21_HUMAN, A0A385HW63_HUMAN, D1MGQ2_HUMAN, I1VZV6_HUMAN, U6A216_HUMAN</text:p>
          </table:table-cell>
          <table:table-cell table:number-columns-repeated="3"/>
          <table:table-cell office:value-type="string" calcext:value-type="string">
            <text:p>[['Human Gene ID #1', 'C:blood microparticle', 'C:cytosol', 'C:cytosolic small ribosomal subunit', 'C:endocytic vesicle lumen', 'C:extracellular exosome', 'C:extracellular region', 'C:extracellular space', 'C:haptoglobin-hemoglobin complex', 'C:hemoglobin complex', 'C:membrane', 'F:heme binding', 'F:iron ion binding', 'F:organic acid binding', 'F:oxygen binding', 'F:oxygen carrier activity', 'P:bicarbonate transport', 'P:cellular oxidant detoxification', 'P:hydrogen peroxide catabolic process', 'P:oxygen transport', 'P:positive regulation of cell death', 'P:receptor-mediated endocytosis', 'P:response to hydrogen peroxide'], ['Human Gene ID #2', 'C:hemoglobin complex', 'F:heme binding', 'F:iron ion binding', 'F:oxygen binding', 'F:oxygen carrier activity'], ['Human Gene ID #3', 'C:hemoglobin complex', 'F:heme binding', 'F:iron ion binding', 'F:oxygen binding', 'F:oxygen carrier activity'], ['Human Gene ID #4', 'C:hemoglobin complex', 'F:heme binding', 'F:iron ion binding', 'F:oxygen binding', 'F:oxygen carrier activity'], ['Human Gene ID #5', 'C:hemoglobin complex', 'F:heme binding', 'F:iron ion binding', 'F:oxygen binding', 'F:oxygen carrier activity'], ['Human Gene ID #6', 'C:hemoglobin complex', 'F:heme binding', 'F:iron ion binding', 'F:oxygen binding', 'F:oxygen carrier activity'], ['Human Gene ID #7', 'C:hemoglobin complex', 'F:heme binding', 'F:iron ion binding', 'F:oxygen binding', 'F:oxygen carrier activity'], ['Human Gene ID #8', 'C:hemoglobin complex', 'F:heme binding', 'F:iron ion binding', 'F:oxygen binding', 'F:oxygen carrier activity'], ['Human Gene ID #9', 'C:hemoglobin complex', 'F:heme binding', 'F:iron ion binding', 'F:oxygen binding', 'F:oxygen carrier activity'], ['Human Gene ID #10', 'C:hemoglobin complex', 'F:heme binding', 'F:iron ion binding', 'F:oxygen binding', 'F:oxygen carrier activity'], ['Human Gene ID #11', 'C:hemoglobin complex', 'F:heme binding', 'F:iron ion binding', 'F:oxygen binding', 'F:oxygen carrier activity'], ['Human Gene ID #12', 'C:hemoglobin complex', 'F:heme binding', 'F:iron ion binding', 'F:oxygen binding', 'F:oxygen carrier activity']]</text:p>
          </table:table-cell>
          <table:table-cell office:value-type="string" calcext:value-type="string">
            <text:p>&lt;!DOCTYPE html SYSTEM "about:legacy-compat"&gt;</text:p>
            <text:p>&lt;html xmlns="http://www.w3.org/1999/xhtml" lang="en" xml:lang="en"&gt;&lt;head&gt;&lt;title&gt;Error&lt;/title&gt;&lt;meta content="IE=edge" http-equiv="X-UA-Compatible"/&gt;&lt;meta content="text/html; charset=UTF-8" http-equiv="Content-Type"/&gt;&lt;meta content="width=device-width, initial-scale=1" name="viewport"/&gt;&lt;link href="/" rel="home"/&gt;&lt;link href="https://creativecommons.org/licenses/by/4.0/" rel="license"/&gt;&lt;link type="image/vnd.microsoft.icon" href="/favicon.ico" rel="shortcut icon"/&gt;&lt;link href="/uniprot.min.css2021_02" type="text/css" rel="stylesheet"/&gt;&lt;link href="/tippy.css" type="text/css" rel="stylesheet"/&gt;&lt;script type="text/javascript"&gt;</text:p>
            <text:p>var BASE = '/';</text:p>
            <text:p>&lt;/script&gt;&lt;script src="/js-compr.js2021_02" type="text/javascript"&gt;&lt;/script&gt;&lt;script type="text/javascript"&gt;</text:p>
            <text:p>uniprot.isInternal = false;</text:p>
            <text:p>uniprot.namespace = 'uniprot';</text:p>
            <text:p>uniprot.releasedate = '2021_02';</text:p>
            <text:p>&lt;/script&gt;&lt;script type="text/javascript"&gt;</text:p>
            <text:p>;</text:p>
            <text:p>&lt;/script&gt;&lt;meta content="nositelinkssearchbox" name="google"/&gt;&lt;/head&gt;&lt;body class="namespace-uniprot" typeof="WebPage" prefix="up: http://purl.uniprot.org/core/" vocab="http://schema.org/"&gt;&lt;span id="evidenceToolTip" style="display:none"&gt;&amp;#xd;</text:p>
            <text:p>                                    &amp;lt;p&gt;An evidence describes the source of an annotation, e.g. an experiment that has been published in the scientific literature, an orthologous protein, a record from another database, etc.&amp;lt;/p&gt;&amp;#xd;</text:p>
            <text:p>&amp;#xd;</text:p>
            <text:p>&amp;lt;p&gt;&amp;lt;a href="/manual/evidences"&gt;More...&amp;lt;/a&gt;&amp;lt;/p&gt;&amp;#xd;</text:p>
            <text:p>                                &lt;/span&gt;&lt;p style="display:none"&gt;&lt;a accesskey="2" href="#content"&gt;Skip Header&lt;/a&gt;&lt;/p&gt;&lt;div id="masthead-container"&gt;&lt;div class="masthead" id="local-masthead"&gt;&lt;div id="local-title"&gt;&lt;a id="logo" accesskey="1" href="/"&gt;&lt;img alt="" src="/images/logos/Logo_medium.png" title="UniProt home"/&gt;&lt;/a&gt;&lt;/div&gt;&lt;div class="namespace-uniprot" id="local-search"&gt;&lt;form method="get" action="/uniprot" id="search-form"&gt;&lt;div id="namespace-background"&gt;&lt;div class="searchBoxIndicator" style="display:none" id="searchBoxIndicator1"&gt; &lt;/div&gt;&lt;div onclick="location.href=&amp;apos;/help/text-search&amp;apos;;" class="searchBoxIndicator" style="display:none" id="searchBoxIndicator2"&gt; &lt;/div&gt;&lt;div onclick="location.href=&amp;apos;/help/advanced_search &amp;apos;;" class="searchBoxIndicator" style="display:none" id="searchBoxIndicator3"&gt; &lt;/div&gt;&lt;a class="namespace-select" id="select-namespace" onclick="return false;" href=""&gt;&lt;span class="caret_white" id="selected-namespace"&gt;UniProtKB&lt;/span&gt;&lt;/a&gt;&lt;ul style="display:none" class="select-namespace-options"&gt;&lt;a href="#" class="closeBox" id="closeNamespaceOptions"&gt;x&lt;/a&gt;&lt;li&gt;&lt;ul&gt;&lt;li class="fixedHeight_namespaces"&gt;&lt;h3 class="namespace_uniprot"&gt;&lt;a class="namespace-option uniprot" href="#" id="uniprot"&gt;UniProtKB&lt;/a&gt;&lt;/h3&gt;&lt;p&gt;Protein knowledgebase&lt;/p&gt;&lt;/li&gt;&lt;li class="fixedHeight_namespaces"&gt;&lt;h3 class="namespace_uniparc"&gt;&lt;a class="namespace-option uniparc" href="#" id="uniparc"&gt;UniParc&lt;/a&gt;&lt;/h3&gt;&lt;p&gt;Sequence archive&lt;/p&gt;&lt;/li&gt;&lt;li class="fixedHeight_namespaces"&gt;&lt;h3 class="namespace_help"&gt;&lt;a class="namespace-option help" href="#" id="help"&gt;Help&lt;/a&gt;&lt;/h3&gt;&lt;p&gt;Help pages, FAQs, UniProtKB manual, documents, news archive and Biocuration projects.&lt;/p&gt;&lt;/li&gt;&lt;/ul&gt;&lt;/li&gt;&lt;li&gt;&lt;ul&gt;&lt;li class="fixedHeight_namespaces"&gt;&lt;h3 class="namespace_uniref"&gt;&lt;a class="namespace-option uniref" href="#" id="uniref"&gt;UniRef&lt;/a&gt;&lt;/h3&gt;&lt;p&gt;Sequence clusters&lt;/p&gt;&lt;/li&gt;&lt;li class="fixedHeight_namespaces"&gt;&lt;h3 class="namespace_proteomes"&gt;&lt;a class="namespace-option proteomes" href="#" id="proteomes"&gt;Proteomes&lt;/a&gt;&lt;/h3&gt;&lt;p&gt;Protein sets from fully sequenced genomes&lt;/p&gt;&lt;/li&gt;&lt;li class="fixedHeight_namespaces"&gt;&lt;h3 class="namespace_unirule"&gt;Annotation systems&lt;/h3&gt;&lt;p class="supportingLeadingText"&gt;Systems used to automatically annotate proteins with high accuracy:&lt;/p&gt;&lt;ul class="supportingDataOptions"&gt;&lt;li&gt;&lt;a class="namespace-option supporting" href="#" id="unirule"&gt;UniRule (Expertly curated rules)&lt;/a&gt;&lt;/li&gt;&lt;li&gt;&lt;a class="namespace-option supporting" href="#" id="arba"&gt;ARBA (System generated rules)&lt;/a&gt;&lt;/li&gt;&lt;/ul&gt;&lt;/li&gt;&lt;/ul&gt;&lt;/li&gt;&lt;li&gt;&lt;ul&gt;&lt;li class="fixedHeight_namespaces"&gt;&lt;h3 class="supporting"&gt;&lt;span&gt;Supporting data&lt;/span&gt;&lt;/h3&gt;&lt;p class="supportingLeadingText"&gt;Select one of the options below to target your search:&lt;/p&gt;&lt;ul class="supportingDataOptions"&gt;&lt;li&gt;&lt;a class="namespace-option supporting" href="#" id="citations"&gt;Literature citations&lt;/a&gt;&lt;/li&gt;&lt;li&gt;&lt;a class="namespace-option supporting" href="#" id="taxonomy"&gt;Taxonomy&lt;/a&gt;&lt;/li&gt;&lt;li&gt;&lt;a class="namespace-option supporting" href="#" id="keywords"&gt;Keywords&lt;/a&gt;&lt;/li&gt;&lt;li&gt;&lt;a class="namespace-option supporting" href="#" id="locations"&gt;Subcellular locations&lt;/a&gt;&lt;/li&gt;&lt;li&gt;&lt;a class="namespace-option supporting" href="#" id="database"&gt;Cross-referenced databases&lt;/a&gt;&lt;/li&gt;&lt;li&gt;&lt;a class="namespace-option supporting" href="#" id="diseases"&gt;Human diseases&lt;/a&gt;&lt;/li&gt;&lt;/ul&gt;&lt;/li&gt;&lt;/ul&gt;&lt;/li&gt;&lt;/ul&gt;&lt;input value="" id="topQuery" type="hidden"/&gt;&lt;div id="queryContainer"&gt;&lt;input autocomplete="off" autofocus="autofocus" id="query" value="" accesskey="4" name="query" type="search"/&gt;&lt;/div&gt;&lt;a class="caret_grey" href="#" id="advanced-search-toggle"&gt;Advanced&lt;/a&gt;&lt;input value="score" name="sort" type="hidden"/&gt;&lt;a id="search-button" title="Search" data-icon="1" class="icon icon-functional button"&gt;Search&lt;/a&gt;&lt;div style="display:none" class="advSearch" id="query-builder-container"&gt;&lt;a href="#" class="closeBox" id="closeAdvanceSearch"&gt;x&lt;/a&gt;&lt;div id="advanced-search"&gt;&lt;/div&gt;&lt;/div&gt;&lt;/div&gt;&lt;/form&gt;&lt;/div&gt;&lt;div id="nav"&gt;&lt;ul id="local-nav"&gt;&lt;li class="mobileHomeLink"&gt;&lt;a href="/"&gt;Home&lt;/a&gt;&lt;/li&gt;&lt;li class="first"&gt;&lt;a class="tooltipped" title="Find regions of local similarity between sequences" href="/blast" id="top-blast-link"&gt;BLAST&lt;/a&gt;&lt;/li&gt;&lt;li&gt;&lt;a class="tooltipped" title="Align two or more protein sequences with the Clustal Omega program" href="/align" accesskey="9" id="top-align-link"&gt;Align&lt;/a&gt;&lt;/li&gt;&lt;li class="last"&gt;&lt;a class="tooltipped" title="Submit a list of identifiers to retrieve the corresponding UniProt entries, or to map them from or to an external database" rel="help" href="/uploadlists" id="upload-lists-nav"&gt;Retrieve/ID mapping&lt;/a&gt;&lt;/li&gt;&lt;li class="last"&gt;&lt;a class="tooltipped" title="Submit a list of peptides to find UniProt sequences containing them" rel="help" href="/peptidesearch" id="peptidesearch-lists-nav"&gt;Peptide search&lt;/a&gt;&lt;/li&gt;&lt;li id="sparql-list" class="last"&gt;&lt;a class="tooltipped" title="Query the UniProt Knowledge Graph with SPARQL" href="https://sparql.uniprot.org/sparql" id="sparql-lists-nav"&gt;SPARQL&lt;/a&gt;&lt;/li&gt;&lt;li class="functional last"&gt;&lt;a accesskey="9" href="/contact" id="contact"&gt;Contact&lt;/a&gt;&lt;/li&gt;&lt;li class="functional"&gt;&lt;a rel="help" href="/help/" id="help"&gt;Help&lt;/a&gt;&lt;/li&gt;&lt;/ul&gt;&lt;/div&gt;&lt;/div&gt;&lt;/div&gt;&lt;div class="warn" id="browserwarning"&gt;You are using a version of browser that may not display all the features of this website. Please consider upgrading &lt;a href="/help/browser_support"&gt;your browser&lt;/a&gt;.&lt;/div&gt;&lt;main class="uniprot" property="schema:mainEntity" resource="" typeof="" id="content"&gt;&lt;section id="page-header"&gt;&lt;div id="top-right-actions"&gt;&lt;div style="display:none" id="basket"&gt;&lt;a href="#" data-icon="b" class="closed basket-empty icon icon-static caret_white button" id="basket-list"&gt;Basket &lt;span style="display:none" id="basket-count"&gt;0&lt;/span&gt;&lt;/a&gt;&lt;/div&gt;&lt;div style="z-index: 3;display:none" id="basket-contents"&gt;&lt;div id="closeBasket"&gt;&lt;span class="basketText"&gt;(max 400 entries)&lt;/span&gt;&lt;button class="closeBox"&gt;x&lt;/button&gt;&lt;/div&gt;&lt;div id="emptyBasketContent"&gt;&lt;h3&gt;&lt;span class="context-help tooltipped-click"&gt;</text:p>
            <text:p>Your basket is currently empty. &lt;sup&gt; i&lt;/sup&gt;&lt;span style="display:none"&gt;&lt;span class="tooltipped"&gt;</text:p>
            <text:p>                                    &amp;lt;p&gt;When browsing through different UniProt proteins, you can use the 'basket' to save them, so that you can back to find or analyse them later.&amp;lt;p&gt;&amp;lt;a href='/help/basket' target='_top'&gt;More...&amp;lt;/a&gt;&amp;lt;/p&gt;&lt;/span&gt;&lt;/span&gt;&lt;/span&gt;&lt;/h3&gt;&lt;p&gt;Select item(s) and click on "Add to basket" to create your own collection here&lt;br/&gt; (400 entries max)&lt;br/&gt;&lt;/p&gt;&lt;div id="emptyBasketContentHelp"&gt;&lt;/div&gt;&lt;/div&gt;&lt;div style="display:none" id="loadingBasketContent"&gt;&lt;/div&gt;&lt;div id="filledBasketContents"&gt;&lt;ul id="basketTabs" class="tabs"&gt;&lt;li&gt;&lt;a id="uniprotBasketTab" class="uniprot tab basketTab"&gt;UniProtKB (&lt;span class="uniprot-basket-count"&gt;0&lt;/span&gt;)&lt;/a&gt;&lt;/li&gt;&lt;li&gt;&lt;a id="unirefBasketTab" class="uniref tab basketTab"&gt;UniRef (&lt;span class="uniref-basket-count"&gt;0&lt;/span&gt;)&lt;/a&gt;&lt;/li&gt;&lt;li&gt;&lt;a id="uniparcBasketTab" class="uniparc tab basketTab"&gt;UniParc (&lt;span class="uniparc-basket-count"&gt;0&lt;/span&gt;)&lt;/a&gt;&lt;/li&gt;&lt;/ul&gt;&lt;div class="tabsContent" style="display: none" id="basket-uniprot"&gt;&lt;/div&gt;&lt;div class="tabsContent" style="display: none" id="basket-uniref"&gt;&lt;/div&gt;&lt;div class="tabsContent" style="display: none" id="basket-uniparc"&gt;&lt;/div&gt;&lt;/div&gt;&lt;div id="basket-actions"&gt;&lt;div class="action-buttons-grouped"&gt;&lt;button title="Select two or more entries and click here to align them" data-icon="i" class="button icon icon-functional align disabled" id="basket-align-button"&gt;Align&lt;/button&gt;&lt;button data-icon="t" title="Select an entry and click here to run a BLAST search on it" class="button icon-functional icon blast disabled" id="basket-blast-button"&gt;BLAST&lt;/button&gt;&lt;button title="Map ids to other databases" class="button icon-functional disabled" id="basket-map-button"&gt;Map Ids&lt;/button&gt;&lt;button data-icon="=" title="Download results" class="button icon icon-functional download disabled" id="basket-download-button"&gt;Download&lt;/button&gt;&lt;span class="icon-right"&gt;&lt;button title="Full View" class="button fullView disabled" id="basket-view-button"&gt;Full View&lt;/button&gt;&lt;button title="Remove Selected entries" class="button remove disabled" id="basket-remove-button"&gt;Remove&lt;/button&gt;&lt;button title="Clear basket" class="button clear disabled" id="basket-clear-button"&gt;Clear&lt;/button&gt;&lt;/span&gt;&lt;/div&gt;&lt;/div&gt;&lt;/div&gt;&lt;form action="/align/" method="post" id="basket-alignForm"&gt;&lt;input value="no" name="landingPage" type="hidden"/&gt;&lt;input value="clustalo" name="program" type="hidden"/&gt;&lt;input value="yes" name="redirect" type="hidden"/&gt;&lt;input value="" name="alignQuery" id="basket-alignQuery" type="hidden"/&gt;&lt;/form&gt;&lt;form action="/blast/" method="post" id="basket-blastForm"&gt;&lt;input value="yes" name="redirect" type="hidden"/&gt;&lt;input value="no" name="landingPage" type="hidden"/&gt;&lt;input value="uniprotkb_refprotswissprot" name="dataset" type="hidden"/&gt;&lt;input value="10" name="threshold" type="hidden"/&gt;&lt;input value="" name="matrix" type="hidden"/&gt;&lt;input value="false" name="filter" type="hidden"/&gt;&lt;input value="true" name="gapped" type="hidden"/&gt;&lt;input value="250" name="numal" type="hidden"/&gt;&lt;input value="" id="basket-blastQuery" name="blastQuery" type="hidden"/&gt;&lt;/form&gt;&lt;form action="" method="post" id="basket-downloadForm"&gt;&lt;input value="" name="query" type="hidden"/&gt;&lt;/form&gt;&lt;/div&gt;&lt;/section&gt; &lt;br clear="all"/&gt;&lt;div class="main"&gt;&lt;div id="noResultsMessage"&gt;&lt;h2&gt;Sorry, this page was not found.&lt;/h2&gt;&lt;p&gt;</text:p>
            <text:p>Can't find what you are looking for? Please</text:p>
            <text:p>&lt;a href="/contact?subject="&gt;contact us&lt;/a&gt;&lt;/p&gt;&lt;p&gt;The resource you requested could not be found. It has either been</text:p>
            <text:p>moved, never existed, or you might have mistyped the address.</text:p>
            <text:p>&lt;/p&gt;&lt;ul&gt;&lt;li&gt;</text:p>
            <text:p>If you believe this is an error or need further help</text:p>
            <text:p>&lt;a href="/contact"&gt;please contact us&lt;/a&gt;</text:p>
            <text:p>.</text:p>
            <text:p>&lt;/li&gt;&lt;li&gt;</text:p>
            <text:p>You can also start navigating from the</text:p>
            <text:p>&lt;a href="/"&gt;main page&lt;/a&gt;</text:p>
            <text:p>.</text:p>
            <text:p>&lt;/li&gt;&lt;li&gt;You can also try using the search functionality above.&lt;/li&gt;&lt;/ul&gt;&lt;/div&gt;&lt;/div&gt;&lt;/main&gt;&lt;footer id="page-footer"&gt;&lt;section&gt;&lt;h5&gt;Tools&lt;/h5&gt;&lt;ul&gt;&lt;li&gt;&lt;a href="/blast"&gt;BLAST&lt;/a&gt;&lt;/li&gt;&lt;li&gt;&lt;a href="/align"&gt;Align&lt;/a&gt;&lt;/li&gt;&lt;li&gt;&lt;a href="/uploadlists"&gt;Retrieve/ID mapping&lt;/a&gt;&lt;/li&gt;&lt;li&gt;&lt;a href="/peptidesearch"&gt;Peptide search&lt;/a&gt;&lt;/li&gt;&lt;/ul&gt;&lt;/section&gt;&lt;section&gt;&lt;h5&gt;Core data&lt;/h5&gt;&lt;ul&gt;&lt;li&gt;&lt;a href="/uniprot"&gt;Protein knowledgebase (UniProtKB)&lt;/a&gt;&lt;/li&gt;&lt;li&gt;&lt;a href="/uniref"&gt;Sequence clusters (UniRef)&lt;/a&gt;&lt;/li&gt;&lt;li&gt;&lt;a href="/uniparc"&gt;Sequence archive (UniParc)&lt;/a&gt;&lt;/li&gt;&lt;li&gt;&lt;a href="/proteomes"&gt;Proteomes&lt;/a&gt;&lt;/li&gt;&lt;/ul&gt;&lt;/section&gt;&lt;section&gt;&lt;h5&gt;Supporting data&lt;/h5&gt;&lt;ul&gt;&lt;li&gt;&lt;a href="/citations"&gt;Literature citations&lt;/a&gt;&lt;/li&gt;&lt;li&gt;&lt;a href="/taxonomy"&gt;Taxonomy&lt;/a&gt;&lt;/li&gt;&lt;li&gt;&lt;a href="/keywords"&gt;Keywords&lt;/a&gt;&lt;/li&gt;&lt;li&gt;&lt;a href="/locations"&gt;Subcellular locations&lt;/a&gt;&lt;/li&gt;&lt;li&gt;&lt;a href="/database"&gt;Cross-referenced databases&lt;/a&gt;&lt;/li&gt;&lt;li&gt;&lt;a href="/diseases"&gt;Diseases&lt;/a&gt;&lt;/li&gt;&lt;/ul&gt;&lt;/section&gt;&lt;section&gt;&lt;h5&gt;Information&lt;/h5&gt;&lt;ul&gt;&lt;li&gt;&lt;a href="/help/about"&gt;About UniProt&lt;/a&gt;&lt;/li&gt;&lt;li&gt;&lt;a href="/help"&gt;Help&lt;/a&gt;&lt;/li&gt;&lt;li&gt;&lt;a href="/help/?fil=section:faq"&gt;FAQ&lt;/a&gt;&lt;/li&gt;&lt;li&gt;&lt;a href="/help/?fil=section:manual"&gt;UniProtKB manual&lt;/a&gt;&lt;/li&gt;&lt;li&gt;&lt;a href="/help/technical"&gt;Technical corner&lt;/a&gt;&lt;/li&gt;&lt;li&gt;&lt;a href="/help/?query=*&amp;amp;fil=section:biocuration"&gt;Expert biocuration&lt;/a&gt;&lt;/li&gt;&lt;/ul&gt;&lt;/section&gt;&lt;section&gt;&lt;div class="uniprotlogo"&gt;&lt;img src="/images/logos/uniprot-rgb-optimized.svg"/&gt;&lt;/div&gt;&lt;span&gt;&amp;copy; 2002 &amp;ndash;</text:p>
            <text:p>&lt;span property="copyrightYear"&gt;2021&lt;/span&gt;</text:p>
            <text:p>&lt;a accesskey="9" href="/help/about"&gt;UniProt Consortium&lt;/a&gt; | &lt;a href="/help/license"&gt;License &amp;amp; Disclaimer&lt;/a&gt; | &lt;a href="/help/privacy"&gt;Privacy Notice&lt;/a&gt;&lt;/span&gt;&lt;div resource="/help/about#UniProt" id="logos" typeof="NGO" property="creator"&gt;&lt;span hidden="hidden" property="name"&gt;UniProt Consortium&lt;/span&gt;&lt;span resource="/help/about#EBI" typeof="Organization" class="ebi" property="member"&gt;&lt;span class="hidden" property="name"&gt;European Bioinformatics Institute&lt;/span&gt;&lt;a href="https://www.ebi.ac.uk/" property="url"&gt;&lt;/a&gt;&lt;/span&gt;&lt;span resource="/help/about#PIR" typeof="Organization" class="pir" property="member"&gt;&lt;span class="hidden" property="name"&gt;Protein Information Resource&lt;/span&gt;&lt;a href="https://pir.georgetown.edu/" property="url"&gt;&lt;/a&gt;&lt;/span&gt;&lt;span resource="/help/about#SIB" typeof="Organization" class="sib" property="member"&gt;&lt;span class="hidden" property="name"&gt;SIB Swiss Institute of Bioinformatics&lt;/span&gt;&lt;a href="https://www.sib.swiss/" property="url"&gt;&lt;/a&gt;&lt;/span&gt;&lt;/div&gt;&lt;/section&gt;&lt;/footer&gt;&lt;div id="elixir-coretrust-ribbon"&gt;&lt;a typeof="Organization" href="https://www.coretrustseal.org/" property="reviewedBy"&gt;&lt;img alt="UniProt is an CoreTrustSeal certified data repository" id="coretrustseal-logo" src="/images/logos/CoreTrustSeal-logo-transparent.png"/&gt;&lt;/a&gt;&lt;a typeof="Organization" href="https://www.elixir-europe.org/platforms/data/core-data-resources" property="reviewedBy"&gt;&lt;img height="64px" width="64px" id="elixir-cdr-logo" src="/images/elixir-cdr.gif"/&gt;&lt;h5&gt;&lt;span class="elixir-banner-name"&gt;UniProt is an ELIXIR core data resource&lt;/span&gt;&lt;/h5&gt;&lt;/a&gt;&lt;/div&gt;&lt;div id="UniProt-Funding"&gt;&lt;span&gt;</text:p>
            <text:p>Main &lt;a href="https://www.uniprot.org/help/about"&gt;funding&lt;/a&gt; by:</text:p>
            <text:p>&lt;/span&gt;&lt;a property="funder" typeof="Organization" href="https://www.nih.gov/" id="nihFundingLink" class="funder"&gt;&lt;span property="name"&gt;National Institutes of Health&lt;/span&gt;&lt;/a&gt;&lt;a property="funder" typeof="Organization" href="https://www.embl.org/" id="ebiFundingLink" class="funder"&gt;&lt;img src="/images/embl-logo.png" style="width:auto;height:45px;"/&gt;&lt;span hidden="hidden" property="name"&gt;The European Molecular Biology Laboratory&lt;/span&gt;&lt;/a&gt;&lt;a property="funder" typeof="GovernmentOrganization" href="https://www.sbfi.admin.ch/sbfi/en/home.html" id="seriFundingLink" class="funder"&gt;&lt;img src="/images/seri-logo.png"/&gt;&lt;span hidden="hidden" property="name"&gt;State Secretariat for Education, Research and Innovation&lt;/span&gt;&lt;span hidden="hidden" property="alternateName"&gt;SERI&lt;/span&gt;&lt;/a&gt;&lt;/div&gt;&lt;script src="https://www.google-analytics.com/analytics.js" async="async"&gt;&lt;/script&gt;&lt;script&gt;</text:p>
            <text:p>window.ga=window.ga||function(){(ga.q=ga.q||[]).push(arguments)};ga.l=+new Date;</text:p>
            <text:p>ga('create', 'UA-6228219-1', 'auto');</text:p>
            <text:p>ga('set', 'dimension1', '');</text:p>
            <text:p>ga('set', 'dimension2', '');</text:p>
            <text:p>ga('set', 'anonymizeIp', true);</text:p>
            <text:p>ga('set', 'forceSSL', true);</text:p>
            <text:p>ga('send', 'pageview');</text:p>
            <text:p>&lt;/script&gt;&lt;div class="privacy-panel" id="privacy-panel"&gt;&lt;p class="privacy-panel__text"&gt;We'd like to inform you that we have updated our &lt;a href="/help/privacy"&gt;Privacy Notice&lt;/a&gt; to comply</text:p>
            <text:p>with Europe’s new General Data Protection Regulation (GDPR) that applies since 25 May 2018.&lt;/p&gt;&lt;a id="privacy-panel-accept" class="privacy-panel__button"&gt;Do not show this banner again&lt;/a&gt;&lt;/div&gt;&lt;script src="/scripts/node-bundle.js" type="text/javascript"&gt;&lt;/script&gt;&lt;script src="/scripts/common-bundle.js" type="text/javascript"&gt;&lt;/script&gt;&lt;/body&gt;&lt;/html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cosidase II alpha subunit OS=Chlorocebus sabaeus OX=60711 GN=GANAB PE=3 SV=1</text:p>
          </table:table-cell>
          <table:table-cell office:value-type="string" calcext:value-type="string">
            <text:p>A0A0D9R2T1</text:p>
          </table:table-cell>
          <table:table-cell office:value-type="string" calcext:value-type="string">
            <text:p>A0A0D9QX89_CHLSB</text:p>
          </table:table-cell>
          <table:table-cell office:value-type="string" calcext:value-type="string">
            <text:p>GANAB</text:p>
          </table:table-cell>
          <table:table-cell office:value-type="string" calcext:value-type="string">
            <text:p>A0A0J9YX90_HUMAN, B4DE36_HUMAN, K7EPY4_HUMAN</text:p>
          </table:table-cell>
          <table:table-cell table:number-columns-repeated="3"/>
          <table:table-cell office:value-type="string" calcext:value-type="string">
            <text:p>[['Human Gene ID #1', 'F:glucose-6-phosphate isomerase activity', 'P:gluconeogenesis', 'P:glycolytic process'], ['Human Gene ID #2', 'C:extracellular space', 'F:cytokine activity', 'F:glucose-6-phosphate isomerase activity', 'P:gluconeogenesis', 'P:glycolytic process'], ['Human Gene ID #3', 'F:glucose-6-phosphate isomerase activity', 'P:gluconeogenesis', 'P:glycolytic process']]</text:p>
          </table:table-cell>
          <table:table-cell office:value-type="string" calcext:value-type="string">
            <text:p>&gt;tr|A0A0D9QX89|A0A0D9QX89_CHLSB Glucose-6-phosphate isomerase OS=Chlorocebus sabaeus OX=60711 GN=GPI PE=3 SV=1</text:p>
            <text:p>MNEADQCTGSAVARWVALCSLQLLGSSDPRALPTPLHSHFRAEASEAVAQAFQKLQQWYR</text:p>
            <text:p>EHGSELNLRRLFDSDKDRFNHFSLTLNTNHGHILLDYSKNLVTEDVMRLLVDLAKSRGVE</text:p>
            <text:p>AARERMFSGEKINYTEGRAVLHVALRNRSNTPILVDGKDVMPEVNKVLDKMKSFCQRVRS</text:p>
            <text:p>GDWKGYTGKTITDVINIGIGGSDLGPLMVTEALKPYSSEGPRVWYVSNIDGTHIAKTLTQ</text:p>
            <text:p>LNPESSLFIIASKTFTTQETITNAETAKEWFLQAAKDPSAVAKHFVALSTNTTKVKEFGI</text:p>
            <text:p>DPQNMFEFWDWVGGRYSLWSAIGLSIALHVGFDNFEQLLSGAHWMDQHFRTTPLEKNAPV</text:p>
            <text:p>LLALLGIWYINCFGCETHAMLPYDQYLHRFAAYFQQGDMESNGKYITKSGTRVDHQTGPI</text:p>
            <text:p>VWGEPGTNGQHAFYQLIHQGTKMIPCDFLIPVQTQHPIRKGLHHKILLANFLAQTEALMR</text:p>
            <text:p>GKSTEEARKELQAAGKSPEDLERLLPHKVFEGNRPTNSIVFTKLTPFILGALVAMYEHKI</text:p>
            <text:p>FVQGIIWDINSFDQWGVELGKQLAKKIEPELDGSAQVTSHDASTNGLINFIKQQREARV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amyl-prolyl-tRNA synthetase OS=Chlorocebus sabaeus OX=60711 GN=EPRS PE=3 SV=1</text:p>
          </table:table-cell>
          <table:table-cell office:value-type="string" calcext:value-type="string">
            <text:p>A0A0D9RTB5</text:p>
          </table:table-cell>
          <table:table-cell office:value-type="string" calcext:value-type="string">
            <text:p>A0A0D9R2T1_CHLSB</text:p>
          </table:table-cell>
          <table:table-cell office:value-type="string" calcext:value-type="string">
            <text:p>EPRS</text:p>
          </table:table-cell>
          <table:table-cell office:value-type="string" calcext:value-type="string">
            <text:p>GANAB_HUMAN, A0A024R592_HUMAN, B4DIW2_HUMAN, B4DJ30_HUMAN, B4DSM6_HUMAN, F5H6X6_HUMAN, Q53T50_HUMAN, V9HWJ0_HUMAN</text:p>
          </table:table-cell>
          <table:table-cell table:number-columns-repeated="3"/>
          <table:table-cell office:value-type="string" calcext:value-type="string">
            <text:p>[['Human Gene ID #1', 'C:endoplasmic reticulum lumen', 'C:extracellular exosome', 'C:glucosidase II complex', 'C:Golgi apparatus', 'C:intracellular membrane-bounded organelle', 'C:melanosome', 'C:membrane', 'F:alpha-glucosidase activity', 'F:carbohydrate binding', 'F:glucan 1,3-alpha-glucosidase activity', 'F:hydrolase activity, hydrolyzing O-glycosyl compounds', 'F:RNA binding', 'P:carbohydrate metabolic process', 'P:N-glycan processing', 'P:protein folding', 'P:viral protein processing'], ['Human Gene ID #2', 'F:carbohydrate binding', 'F:hydrolase activity, hydrolyzing O-glycosyl compounds', 'P:carbohydrate metabolic process'], ['Human Gene ID #3', 'F:carbohydrate binding', 'F:hydrolase activity, hydrolyzing O-glycosyl compounds', 'P:carbohydrate metabolic process'], ['Human Gene ID #4', 'C:integral component of membrane', 'F:carbohydrate binding', 'F:coreceptor activity', 'F:hydrolase activity, hydrolyzing O-glycosyl compounds', 'P:carbohydrate metabolic process', 'P:intracellular protein transport', 'P:regulation of G protein-coupled receptor signaling pathway'], ['Human Gene ID #5', 'F:carbohydrate binding', 'F:hydrolase activity, hydrolyzing O-glycosyl compounds', 'P:carbohydrate metabolic process'], ['Human Gene ID #6', 'F:carbohydrate binding', 'F:hydrolase activity, hydrolyzing O-glycosyl compounds', 'P:carbohydrate metabolic process'], ['Human Gene ID #7', 'C:integral component of membrane', 'F:coreceptor activity', 'P:intracellular protein transport', 'P:regulation of G protein-coupled receptor signaling pathway'], ['Human Gene ID #8', 'F:carbohydrate binding', 'F:hydrolase activity, hydrolyzing O-glycosyl compounds', 'P:carbohydrate metabolic process']]</text:p>
          </table:table-cell>
          <table:table-cell office:value-type="string" calcext:value-type="string">
            <text:p>&gt;tr|A0A0D9R2T1|A0A0D9R2T1_CHLSB Glucosidase II alpha subunit OS=Chlorocebus sabaeus OX=60711 GN=GANAB PE=3 SV=1</text:p>
            <text:p>MAEVAAVAARRRRSWASLVLVFLGVCLGITLAVDRSNFKTCEESSFCKRQRSIRPGLSPY</text:p>
            <text:p>RALLDSLQLGPDSLTVHLIHEVTKVLLVLELQGLQKNMTRIRIDELEPRRPRYRVPDVLV</text:p>
            <text:p>ADPPIARLSVSGRDDNSVELTMAEGPYKIILTARPFRLDLLEDRSLLLSVNARGLLEFEH</text:p>
            <text:p>QRAPRVSQGSKDPAEGDGAQPEETPRDGDKPEETQGKAEKDEPGAWEETFKTHSDSKPYG</text:p>
            <text:p>PMSVGLDFSLPGMEHVYGIPEHADNLRLKVTEGGEPYRLYNLDVFQYELYNPMALYGSVP</text:p>
            <text:p>VLLAHNPHRDLGIFWLNAAETWVDISSNTAGKTLFGKMMDYLQGSGETPQTDVRWMSETG</text:p>
            <text:p>IIDVFLLLGPSISDVFRQYASLTGTQALPPLFSLGYHQSRWNYRDEADVLEVDQGFDEHN</text:p>
            <text:p>LPCDVIWLDIEHADGKRYFTWDPSRFPQPRTMLERLASKRRKLVAIVDPHIKVDSGYRVH</text:p>
            <text:p>DELRNLGLYVKTRDGSDYEGWCWPGSAGYPDFTNPTMRAWWANMFSYDNYEGSAPNLFVW</text:p>
            <text:p>NDMNEPSVFNGPEVTMLKDAQHYGGWEHRNVHNIYGLYVHMATADGLRQRSGGMERPFVL</text:p>
            <text:p>ARAFFAGSQRFGAVWTGDNTAEWDHLKISIPMCLSLGLVGLSFCGADVGGFFKNPEPELL</text:p>
            <text:p>VRWYQMGAYQPFFRAHAHLDTGRREPWLLPSQHNDIIRDALGQRYSLLPFWYTLFYQAHR</text:p>
            <text:p>EGIPVMRPLWVQYPQDVTTFSIDDQYLLGDALLVHPVSDSGAHGVQVYLPGQGEVWYDIQ</text:p>
            <text:p>SYQKHHGPQTLYLPVTLSSIPVFQRGGTIVPRWMRVRRSSECMKDDPITLFVALSPQGTA</text:p>
            <text:p>EGELFLDDGHTFNYQTRQEFLLRRFLFSGNTLVSSSADPEGHFETPIWIERVVIIGAGKP</text:p>
            <text:p>AAVVLQTKG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athione S-transferase pi 1 OS=Chlorocebus sabaeus OX=60711 GN=GSTP1 PE=4 SV=1</text:p>
          </table:table-cell>
          <table:table-cell office:value-type="string" calcext:value-type="string">
            <text:p>A0A0D9R8K4</text:p>
          </table:table-cell>
          <table:table-cell office:value-type="string" calcext:value-type="string">
            <text:p>A0A0D9RTB5_CHLSB</text:p>
          </table:table-cell>
          <table:table-cell office:value-type="string" calcext:value-type="string">
            <text:p>GSTP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TB5|A0A0D9RTB5_CHLSB Glutamyl-tRNA synthetase OS=Chlorocebus sabaeus OX=60711 GN=EPRS1 PE=3 SV=1</text:p>
            <text:p>MATLCLTVNSGDPPLGALLAVEHVKDDVSISIEEGKENILHVSENVIFTDVNSILRYLAR</text:p>
            <text:p>VATTPGLYGCNLMEHTEIDHWLEFSATKLSSCDSFTSAINELNHCLSLRTYLVGNSLSLA</text:p>
            <text:p>DLCVWATLKGNAAWQEQLKQNKAPVHVKRWFGFLEAQQTFQSVGTKWDVSTTKARVAPEK</text:p>
            <text:p>KQDVGKFVELPGAEMGKVTVRFPPEASGYLHIGHAKAALLNQHYQVNFKGKLIMRFDDTN</text:p>
            <text:p>PEKEKEDFEKVILEDVAMLHIKPDQFTYTSDHFETIMKYAEKLIQEGKAYVDDTPAEQMK</text:p>
            <text:p>AEREQRIESKHRKNPIEKNLQMWEEMKKGSQFGQSCCLRAKIDMSSNNGCMRDPTLYRCK</text:p>
            <text:p>IQPHPRTGNKYNVYPTYDFACPIVDSIEGVTHALRTTEYHDRDEQFYWIIEALGIRKPYI</text:p>
            <text:p>WEYSRLNLNNTVLSKRKLTWFVNEGLVDGWDDPRFPTVRGVLRRGMTVEGLKQFIAAQGS</text:p>
            <text:p>SRSVVNMEWDKIWAFNKKLRALCKKVIDPVAPRYVALLKKEVIPVNVPEAQEEMKEVAKH</text:p>
            <text:p>PKNPEVGLKPVWYSPKVFVEGADAETFSEGEMVTFINWGNLNITKIHKNTDGKIISLDAK</text:p>
            <text:p>LNLENKDYKKTTKITWLAETTHALPVPAICVTYEHLITKPVLGKDEDFKQYVNKNSKHEE</text:p>
            <text:p>LMLGDPCLKDLKKGDIIQLQRRGFFICDQPYEPVSPYSCKEAPCVLIYIPDGHTKEMPTS</text:p>
            <text:p>GSKEKTKVEATKNETSAAFKERPTPSLNNNCTTSEDSLVLYNRVAVQGDVVRELKAKKAP</text:p>
            <text:p>KEDIDAAVKQLLSLKAEYKEKTGQEYKPGNPPAEIGQNISSNSSASILESRSLYDQVAAQ</text:p>
            <text:p>GEVVRKLKAEKAPKAKINEAVECLLSLKAQYKEKTGKEYIPGQPPLSQSSDSSPNRNSEP</text:p>
            <text:p>AGLETPEAKLLFDKVASQGEVVRKLKTEKAPKDQVDIAVQELLQLKAQYKSLIGVEYKPV</text:p>
            <text:p>SATGAEDKDKKKKEKENKSEKQNKPQKQNDSQRKDPSKNQGGGLSSSGAGEGQGPKKQTR</text:p>
            <text:p>LGLEAKKEENLADWYSQVITKSEMIEYHDVSGCYILRPWAYAIWEAIKDFFDAGIKKLGV</text:p>
            <text:p>ENCYFPMFVSQGALEKEKTHIADFAPEVAWVTRSGKTELAEPIAIRPTSETVMYPAYAKW</text:p>
            <text:p>VQSHRDLPIKLNQWCNVVRWEFKHPQPFLRTREFLWQEGHSAFATMEEAAEEVLQILDLY</text:p>
            <text:p>AQVYEELLAIPVVRGRKTEKEKFAGGDYTTTIEAFISASGRAIQGGTSHHLGQNFSKMFE</text:p>
            <text:p>IVFEDPKTPGEKQFAYQNSWGLTTRTIGVMTMVHGDNMGLVLPPRVACVQVVIIPCGITN</text:p>
            <text:p>ALSEEDKEALIAKCNDYRRRLLNVNIRVRADLRDNYSPGWKFNHWELKGVPIRLEVGPRD</text:p>
            <text:p>MKSCQFVAVRRDTGEKLTVAENEAETKLQAILEDIHVTLFTRASEDLKTHMVVANTMEDF</text:p>
            <text:p>QKILDSGKIAQIPFCGEIDCEDWIKKTTARDQDLEPGAPSMGAKSLCIPFKPLCELQPGA</text:p>
            <text:p>KCVCGKNPAKYYTLFGRS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yceraldehyde-3-phosphate dehydrogenase OS=Chlorocebus sabaeus OX=60711 PE=3 SV=1</text:p>
          </table:table-cell>
          <table:table-cell office:value-type="string" calcext:value-type="string">
            <text:p>A0A0D9RDR4</text:p>
          </table:table-cell>
          <table:table-cell office:value-type="string" calcext:value-type="string">
            <text:p>A0A0D9R8K4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8K4|A0A0D9R8K4_CHLSB GST class-pi OS=Chlorocebus sabaeus OX=60711 GN=GSTP1 PE=3 SV=1</text:p>
            <text:p>MWSEVRVLKHSRKSRLPAPAETVPSGNCWVFFWESFLAMKSRLNSRPPRWKTLDRVRVGP</text:p>
            <text:p>LQFQMGFSAANKVRNMALDDADAPLGTWGRRKGFPGQLRGDSGSSEAPLCGRRPGCSGRR</text:p>
            <text:p>AWGRREPAGPSRGAAGAVTQHWGGAGRDHPYKARRPQGLRWSFVVVAAAACAIMPPYTVV</text:p>
            <text:p>YFPVRGRCAALRMLLADQGQSWKEEVVTVETWQEGSLKASCLYGQLPKFQDGDLTLYQSN</text:p>
            <text:p>TFLRHLGRTLGLYGKDQREAALVDMVNDGVEDLRCKYLSLIYTNYEAGKDDYVKALPGQL</text:p>
            <text:p>KPFETLLSQNQGGKTFIVGDQISFADYNLLDLLLIHEVLAPGCLDAFPLLSAYVARLSAR</text:p>
            <text:p>PKLKAFLASPEHVNLPINGNGK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yceraldehyde-3-phosphate dehydrogenase OS=Chlorocebus sabaeus OX=60711 PE=3 SV=1</text:p>
          </table:table-cell>
          <table:table-cell office:value-type="string" calcext:value-type="string">
            <text:p>A0A0D9RIU6</text:p>
          </table:table-cell>
          <table:table-cell office:value-type="string" calcext:value-type="string">
            <text:p>A0A0D9RDR4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DR4|A0A0D9RDR4_CHLSB Glyceraldehyde-3-phosphate dehydrogenase OS=Chlorocebus sabaeus OX=60711 PE=3 SV=1</text:p>
            <text:p>MGKVKVGVNGFGRIGRLVTRAAFNSGKVDIVAINDPFIDLNYMVYMFQYDSTHGKFHGTV</text:p>
            <text:p>KAENGKLVINGSPITIFQERDPSKIKWGDAGAEYVVESTGVFTTTEKAGAHLQGGAKRVI</text:p>
            <text:p>ISAPSADAPMFVMGVNHEKYDNSLKIVSNASCTTNCLAPLAKVIHDNFGIVEGLMTTVHA</text:p>
            <text:p>ITATQKTVDGPSGKLWRDGRGALQNIIPASTGAAKAVGKVIPELNGKLTGMAFRVPTANV</text:p>
            <text:p>SVVDLTCRLEKPAKYDDIKKVVKQASEGPLKGILGYTEHQVVSSDFNSDTHSSTFDAGAG</text:p>
            <text:p>IALNDHFVKLISWYDNEFGYSNRVVDLMAHMASK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ycoprotein nmb OS=Chlorocebus sabaeus OX=60711 GN=GPNMB PE=4 SV=1</text:p>
          </table:table-cell>
          <table:table-cell office:value-type="string" calcext:value-type="string">
            <text:p>A0A0D9RNB6</text:p>
          </table:table-cell>
          <table:table-cell office:value-type="string" calcext:value-type="string">
            <text:p>A0A0D9RIU6_CHLSB</text:p>
          </table:table-cell>
          <table:table-cell office:value-type="string" calcext:value-type="string">
            <text:p>GPNMB</text:p>
          </table:table-cell>
          <table:table-cell office:value-type="string" calcext:value-type="string">
            <text:p>Q5ZEY3_HUMAN</text:p>
          </table:table-cell>
          <table:table-cell table:number-columns-repeated="3"/>
          <table:table-cell office:value-type="string" calcext:value-type="string">
            <text:p>[['Human Gene ID #1', 'F:glyceraldehyde-3-phosphate dehydrogenase (NAD+) (phosphorylating) activity']]</text:p>
          </table:table-cell>
          <table:table-cell office:value-type="string" calcext:value-type="string">
            <text:p>&gt;tr|A0A0D9RIU6|A0A0D9RIU6_CHLSB Glyceraldehyde-3-phosphate dehydrogenase OS=Chlorocebus sabaeus OX=60711 PE=3 SV=1</text:p>
            <text:p>MGKVKYDSTHGKFHGTVKAENGKLVINGSPITIFQDRDPSKIKWGDAGAEYVVESTGVFT</text:p>
            <text:p>TTEKAGAHLQGGAKRVIISAPSADAPMFVMGVNHEKYDNSLKIVSKASCTTNCLAPLAKV</text:p>
            <text:p>IHDNFGIVEGLMTTVHAITATQKTVDGPSGKLWRDGRGALQNIIPASTGAAKAVGKVIPE</text:p>
            <text:p>LNGKLTGMAFRVPTANVSVVDLTCRLEKPAKYDDIKKVVKQASEGPLKGILGYTEHQVVS</text:p>
            <text:p>SDFNSDTHSSTFDAGAGIALNDHFVKLISWYDNEFGYSNRVVDLMAHMASK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_dh_N domain-containing protein OS=Chlorocebus sabaeus OX=60711 PE=3 SV=1</text:p>
          </table:table-cell>
          <table:table-cell office:value-type="string" calcext:value-type="string">
            <text:p>A0A0D9R235</text:p>
          </table:table-cell>
          <table:table-cell office:value-type="string" calcext:value-type="string">
            <text:p>A0A0D9RNB6_CHLSB</text:p>
          </table:table-cell>
          <table:table-cell/>
          <table:table-cell office:value-type="string" calcext:value-type="string">
            <text:p>A0A024RA55_HUMAN, A0A3B3ISS6_HUMAN, A8K7R3_HUMAN, B2R5R1_HUMAN, B4DZS5_HUMAN</text:p>
          </table:table-cell>
          <table:table-cell table:number-columns-repeated="3"/>
          <table:table-cell office:value-type="string" calcext:value-type="string">
            <text:p>[['Human Gene ID #1', 'C:integral component of membrane'], ['Human Gene ID #2', 'C:integral component of membrane', 'P:bone mineralization', 'P:osteoblast differentiation'], ['Human Gene ID #3', 'C:integral component of membrane'], ['Human Gene ID #4', 'C:integral component of membrane'], ['Human Gene ID #5', 'C:integral component of membrane']]</text:p>
          </table:table-cell>
          <table:table-cell office:value-type="string" calcext:value-type="string">
            <text:p>&gt;tr|A0A0D9RNB6|A0A0D9RNB6_CHLSB PKD domain-containing protein OS=Chlorocebus sabaeus OX=60711 GN=GPNMB PE=4 SV=1</text:p>
            <text:p>MECLYYFLGFLLLAARLPLDAAKRFHDVLGNERPSAYMREHNQLNGWSSDENDWNEKLYP</text:p>
            <text:p>VWKRGDMRWKNSWKGGRVQAVLTSDSPALVGSNITFVVNLVFPRCQKEDANGNIVYEKNC</text:p>
            <text:p>RNEAGLSADPYVYNWTAWSEDSDGENGTGQSHHNVFPDGKPFPHHPGWRRWNFVYVFHTL</text:p>
            <text:p>GQYFQKLGRCSVRVSVNTANVTLGPQLMEVTVYRRHGRAYVPIAQVKDMYVVTDQIPVFV</text:p>
            <text:p>TMSQKNDRNSSDETFLKDLPITFDVLIHDPSHFLNYSTINYKWSFGDNTGLFVSINHTVN</text:p>
            <text:p>HTYVLNGTFSLNLTVKAAAPGPCPPPPPPPRPPKPTPSLGPASDNPLELSEIPDENCQIN</text:p>
            <text:p>RYGHFQATITIVEGILEVNIIQTTDVLMLVPGPDRSLIDFVVTCQGSIPTEVCTIISDPT</text:p>
            <text:p>CEITQNAVCSPVDVDEMCLLTVRRAFNGSGTYCVNLTLGDDTSLALTSTLISVPDRDPAS</text:p>
            <text:p>SLRMANTALISVGCLAIFVTVISLLVYKKHKKYKPIENSPVNVVRSKGLSAFLNRAKAVF</text:p>
            <text:p>FPGNQEKDPLLKNQEFKGV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P-binding nuclear protein Ran OS=Chlorocebus sabaeus OX=60711 GN=RAN PE=3 SV=1</text:p>
          </table:table-cell>
          <table:table-cell office:value-type="string" calcext:value-type="string">
            <text:p>A0A0D9S5I4</text:p>
          </table:table-cell>
          <table:table-cell office:value-type="string" calcext:value-type="string">
            <text:p>A0A0D9R235_CHLSB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235|A0A0D9R235_CHLSB Gp_dh_N domain-containing protein OS=Chlorocebus sabaeus OX=60711 PE=3 SV=1</text:p>
            <text:p>MVNVKVRTNGFGRIGRLVSRAAFNSGKVDIVAINPFIDLNYMVYMFQYDSIHSKFHHAVK</text:p>
            <text:p>AENGNPITIFQERDPFKIKCGNAGAESVVESTSIFTTMEKAGAHLQGRAKRVIISTPSAD</text:p>
            <text:p>NPMFVMGVNHEKYDNGLKILSNASGTTNCLAPLAKVIHENFGIAEGLMTPVHTITATQKT</text:p>
            <text:p>MDGPSRKLHGALQNIIPASTGADQAVGKVIPELNGKLTCTALHVPAANVLVVDLTCHLET</text:p>
            <text:p>PVKLSSDEVGVRRPLKGIWGYTEHQVSSDFNLNTRSSTFDAGAGIVVNDHFVKLVSWYDN</text:p>
            <text:p>EFGYGNRVVDLMAHMASK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Pase_c domain-containing protein OS=Chlorocebus sabaeus OX=60711 PE=4 SV=1</text:p>
          </table:table-cell>
          <table:table-cell office:value-type="string" calcext:value-type="string">
            <text:p>A0A0D9RCZ4</text:p>
          </table:table-cell>
          <table:table-cell office:value-type="string" calcext:value-type="string">
            <text:p>A0A0D9S5I4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5I4|A0A0D9S5I4_CHLSB GTP-binding nuclear protein Ran OS=Chlorocebus sabaeus OX=60711 PE=3 SV=1</text:p>
            <text:p>MAAQGEPQVQFKLVLVGDGGTGKTTFVKRHLTGEFEKKYVATLGVEVHPLVFHTNRGPIK</text:p>
            <text:p>FNVWDTAGQEKFGGLRDGYYIQAQCAIIMFDVTSRVTYKNVPNWHRDLVRVCENIPIVLC</text:p>
            <text:p>GNKVDIKDRKVKAKSIVFHRKKNLQVCKIKT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90 alpha family class B member 1 OS=Chlorocebus sabaeus OX=60711 GN=HSP90AB1 PE=3 SV=1</text:p>
          </table:table-cell>
          <table:table-cell office:value-type="string" calcext:value-type="string">
            <text:p>A0A0D9RJ20</text:p>
          </table:table-cell>
          <table:table-cell office:value-type="string" calcext:value-type="string">
            <text:p>A0A0D9RCZ4_CHLSB</text:p>
          </table:table-cell>
          <table:table-cell office:value-type="string" calcext:value-type="string">
            <text:p>HSP90AB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CZ4|A0A0D9RCZ4_CHLSB HATPase_c domain-containing protein OS=Chlorocebus sabaeus OX=60711 PE=3 SV=1</text:p>
            <text:p>MPEETQTQDQPMEEEEVETFAFQAEIAQLMSLIINTFYSNKEIFLRELISNSSDALDKIR</text:p>
            <text:p>YESLTDPSKLDSGKELHINLIPNKQDRTLTIVDTGIGMTKADLINNLGTIAKSGTKAFME</text:p>
            <text:p>ALQAGADISMIGQFGVGFYSAYLVAEKVTVITKHNDDEQYAWESSAGGSFTVRTDTGEPM</text:p>
            <text:p>GRGTKVILHLKEDQTEYLEERRIKEIVKKHSQFIGYPITLFVEKERDKEVSDDEAEEKED</text:p>
            <text:p>KEEEKEKEEKESEDKPEIEDVGSDEEEEEKKDGDKKKKKKIKEKYIDQEELNKTKPIWTR</text:p>
            <text:p>NPDDITNEEYGEFYKSLTNDWEDHLAVKHFSVEGQLEFRALLFVPRRAPFDLFENRKKKN</text:p>
            <text:p>NIKLYVRRVFIMDNCEELIPEYLSKY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90 beta family member 1 OS=Chlorocebus sabaeus OX=60711 GN=HSP90B1 PE=3 SV=1</text:p>
          </table:table-cell>
          <table:table-cell office:value-type="string" calcext:value-type="string">
            <text:p>A0A0D9S294</text:p>
          </table:table-cell>
          <table:table-cell office:value-type="string" calcext:value-type="string">
            <text:p>A0A0D9RJ20_CHLSB</text:p>
          </table:table-cell>
          <table:table-cell office:value-type="string" calcext:value-type="string">
            <text:p>HSP90B1</text:p>
          </table:table-cell>
          <table:table-cell office:value-type="string" calcext:value-type="string">
            <text:p>C8KHU1_HUMAN, C8KHU2_HUMAN</text:p>
          </table:table-cell>
          <table:table-cell table:number-columns-repeated="3"/>
          <table:table-cell office:value-type="string" calcext:value-type="string">
            <text:p>[['Human Gene ID #1', 'C:integral component of plasma membrane', 'F:nucleoside transmembrane transporter activity'], ['Human Gene ID #2', 'C:integral component of plasma membrane', 'F:nucleoside transmembrane transporter activity']]</text:p>
          </table:table-cell>
          <table:table-cell office:value-type="string" calcext:value-type="string">
            <text:p>&gt;tr|A0A0D9RJ20|A0A0D9RJ20_CHLSB HATPase_c domain-containing protein OS=Chlorocebus sabaeus OX=60711 GN=HSP90AB1 PE=3 SV=1</text:p>
            <text:p>MPEEVHHGEEEVETFAFQAEIAQLMSLIINTFYSNKEIFLRELISNASDALDKIRYESLT</text:p>
            <text:p>DPSKLDSGKELKIDIIPNPQERTLTLVDTGIGMTKADLINNLGTIAKSGTKAFMEALQAG</text:p>
            <text:p>ADISMIGQFGVGFYSAYLVAEKVVVITKHNDDEQYAWESSAGGSFTVRADHGEPIGRGTK</text:p>
            <text:p>VILHLKEDQTEYLEERRVKEVVKKHSQFIGYPITLYLEKEREKEISDDEAEEEKGEKEEE</text:p>
            <text:p>DKDDEEKPKIEDVGSDEEDDSGKDKKKKTKKIKEKYIDQEELNKTKPIWTRNPDDITQEE</text:p>
            <text:p>YGEFYKSLTNDWEDHLAVKHFSVEGQLEFRALLFIPRRAPFDLFENKKKKNNIKLYVRRV</text:p>
            <text:p>FIMDSCDELIPEYLNFIRGVVDSEDLPLNISREMLQQSKILKVIRKNIVKKCLELFSELA</text:p>
            <text:p>EDKENYKKFYEAFSKNLKLGIHEDSTNRRRLSELLRYHTSQSGDEMTSLSEYVSRMKETQ</text:p>
            <text:p>KSIYYITGESKEQVANSAFVERVRKRGFEVVYMTEPIDEYCVQQLKEFDGKSLVSVTKEG</text:p>
            <text:p>LELPEDEEEKKKMEESKAKFENLCKLMKEILDKKVEKVTISNRLVSSPCCIVTSTYGWTA</text:p>
            <text:p>NMERIMKAQALRDNSTMGYMMAKKHLEINPDHPIVETLRQKAEADKNDKAVKDLVVLLFE</text:p>
            <text:p>TALLSSGFSLEDPQTHSNRIYRMIKLGLGIDEDEVAAEEPSAAVPDEIPPLEGDEDASRM</text:p>
            <text:p>EEV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A (Hsp70) member 1 like OS=Chlorocebus sabaeus OX=60711 GN=HSPA1L PE=3 SV=1</text:p>
          </table:table-cell>
          <table:table-cell office:value-type="string" calcext:value-type="string">
            <text:p>A0A0D9SD82</text:p>
          </table:table-cell>
          <table:table-cell office:value-type="string" calcext:value-type="string">
            <text:p>A0A0D9S294_CHLSB</text:p>
          </table:table-cell>
          <table:table-cell office:value-type="string" calcext:value-type="string">
            <text:p>HSPA1L</text:p>
          </table:table-cell>
          <table:table-cell office:value-type="string" calcext:value-type="string">
            <text:p>ENPL_HUMAN, B4DHT9_HUMAN, Q5CAQ5_HUMAN, V9HWP2_HUMAN</text:p>
          </table:table-cell>
          <table:table-cell table:number-columns-repeated="3"/>
          <table:table-cell office:value-type="string" calcext:value-type="string">
            <text:p>[['Human Gene ID #1', 'C:collagen-containing extracellular matrix', 'C:cytosol', 'C:endocytic vesicle lumen', 'C:endoplasmic reticulum', 'C:endoplasmic reticulum lumen', 'C:endoplasmic reticulum membrane', 'C:extracellular exosome', 'C:extracellular region', 'C:focal adhesion', 'C:melanosome', 'C:membrane', 'C:midbody', 'C:nucleus', 'C:perinuclear region of cytoplasm', 'C:protein-containing complex', 'C:sarcoplasmic reticulum lumen', 'F:ATP binding', 'F:ATPase activity', 'F:calcium ion binding', 'F:low-density lipoprotein particle receptor binding', 'F:protein phosphatase binding', 'F:RNA binding', 'F:unfolded protein binding', 'P:actin rod assembly', 'P:ATF6-mediated unfolded protein response', 'P:cellular protein metabolic process', 'P:cellular response to ATP', 'P:cytokine-mediated signaling pathway', 'P:negative regulation of apoptotic process', 'P:post-translational protein modification', 'P:protein folding', 'P:protein folding in endoplasmic reticulum', 'P:protein transport', 'P:receptor-mediated endocytosis', 'P:regulation of phosphoprotein phosphatase activity', 'P:response to endoplasmic reticulum stress', 'P:response to hypoxia', 'P:retrograde protein transport, ER to cytosol', 'P:sequestering of calcium ion', 'P:toll-like receptor signaling pathway', 'P:ubiquitin-dependent ERAD pathway'], ['Human Gene ID #2', 'F:ATP binding', 'F:ATPase activity', 'F:unfolded protein binding', 'P:protein folding'], ['Human Gene ID #3', 'C:melanosome', 'F:ATP binding', 'F:ATPase activity', 'F:unfolded protein binding', 'P:protein folding'], ['Human Gene ID #4', 'C:endoplasmic reticulum', 'C:melanosome', 'F:ATP binding', 'F:ATPase activity', 'F:unfolded protein binding', 'P:protein folding']]</text:p>
          </table:table-cell>
          <table:table-cell office:value-type="string" calcext:value-type="string">
            <text:p>&gt;tr|A0A0D9S294|A0A0D9S294_CHLSB HATPase_c domain-containing protein OS=Chlorocebus sabaeus OX=60711 GN=HSP90B1 PE=3 SV=1</text:p>
            <text:p>MRALWVLGLCCVLLTFGSVRADDEVDVDGTVEEDLGKSREGSRTDDEVVQREEEAIQLDG</text:p>
            <text:p>LNASQIRELREKSEKFAFQAEVNRMMKLIINSLYKNKEIFLRELISNASDALDKIRLISL</text:p>
            <text:p>TDENALSGNEELTVKIKCDKEKNLLHVTDTGVGMTREELVKNLGTIAKSGTSEFLNKMTE</text:p>
            <text:p>AQEDGQSTSELIGQFGVGFYSAFLVADKVIVTSKHNNDTQHIWESDSNEFSVIADPRGNT</text:p>
            <text:p>LGRGTTITLVLKEEASDYLELDTIKNLVKKYSQFINFPIYVWSSKTETVEEPMEEEEAAK</text:p>
            <text:p>EEKEESDDEAAVEEEEEEKKPKTKKVEKTVWDWELMNDIKPIWQRPSKEVEEDEYKAFYK</text:p>
            <text:p>SFSKESDDPMAYIHFTAEGEVTFKSILFVPTSAPRGLFDEYGSKKSDYIKLYVRRVFITD</text:p>
            <text:p>DFHDMMPKYLNFVKGVVDSDDLPLNVSRETLQQHKLLKVIRKKLVRKTLDMIKKIADDKY</text:p>
            <text:p>NDTFWKEFGTNIKLGVIEDHSNRTRLAKLLRFQSSHHPTDITSLDQYVERMKEKQDKIYF</text:p>
            <text:p>MAGSSRKEAESSPFVERLLKKGYEVIYLTEPVDEYCIQALPEFDGKRFQNVAKEGVKFDE</text:p>
            <text:p>SEKTKESREAVEKEFEPLLNWMKDKALKDKIEKAVVSQRLTESPCALVASQYGWSGNMER</text:p>
            <text:p>IMKAQAYQTGKDISTNYYASQKKTFEINPRHPLIRDMLRRIKEDEDDKTVLDLAVVLFET</text:p>
            <text:p>ATLRSGYLVPDTKAYGDRIERMLRLSLNIDPDAKVEDEPEEEPEETTEDTTEDTEQDEDE</text:p>
            <text:p>EMDVGTDEEEQETAKESTAEKDE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A (Hsp70) member 2 OS=Chlorocebus sabaeus OX=60711 GN=HSPA2 PE=3 SV=1</text:p>
          </table:table-cell>
          <table:table-cell office:value-type="string" calcext:value-type="string">
            <text:p>A0A0D9SDX8</text:p>
          </table:table-cell>
          <table:table-cell office:value-type="string" calcext:value-type="string">
            <text:p>A0A0D9SD82_CHLSB</text:p>
          </table:table-cell>
          <table:table-cell office:value-type="string" calcext:value-type="string">
            <text:p>HSPA2</text:p>
          </table:table-cell>
          <table:table-cell office:value-type="string" calcext:value-type="string">
            <text:p>HS71A_HUMAN, HS71B_HUMAN, HS71L_HUMAN, A0A0G2JIW1_HUMAN, A0A1U9X7W4_HUMAN, A0A1U9X7W7_HUMAN, A0A1U9X7X4_HUMAN, A0A1U9X7X9_HUMAN, A8K5I0_HUMAN, B2RCQ9_HUMAN, B4DFN9_HUMAN, B4DI39_HUMAN, B4DI54_HUMAN, B4DNT8_HUMAN, B4DWK5_HUMAN, Q53FA3_HUMAN, Q59EJ3_HUMAN</text:p>
          </table:table-cell>
          <table:table-cell table:number-columns-repeated="3"/>
          <table:table-cell office:value-type="string" calcext:value-type="string">
            <text:p>[['Human Gene ID #1', 'C:aggresome', 'C:blood microparticle', 'C:centriole', 'C:centrosome', 'C:cytoplasm', 'C:cytosol', 'C:endoplasmic reticulum', 'C:extracellular exosome', 'C:extracellular region', 'C:ficolin-1-rich granule lumen', 'C:focal adhesion', 'C:inclusion body', 'C:mitochondrion', 'C:nuclear speck', 'C:nucleoplasm', 'C:nucleus', 'C:perinuclear region of cytoplasm', 'C:plasma membrane', 'C:protein-containing complex', 'C:ribonucleoprotein complex', 'C:vesicle', 'F:ATP binding', 'F:ATPase activity', 'F:C3HC4-type RING finger domain binding', 'F:cadherin binding', 'F:denatured protein binding', 'F:disordered domain specific binding', 'F:enzyme binding', 'F:G protein-coupled receptor binding', 'F:heat shock protein binding', 'F:histone deacetylase binding', 'F:misfolded protein binding', 'F:protein folding chaperone', 'F:protein N-terminus binding', 'F:RNA binding', 'F:signaling receptor binding', 'F:transcription corepressor activity', 'F:ubiquitin protein ligase binding', 'F:unfolded protein binding', 'F:virus receptor activity', 'P:ATP metabolic process', 'P:cellular heat acclimation', 'P:cellular response to heat', 'P:cellular response to oxidative stress', 'P:cellular response to unfolded protein', 'P:chaperone cofactor-dependent protein refolding', 'P:chaperone-mediated protein complex assembly', 'P:lysosomal transport', 'P:mRNA catabolic process', 'P:negative regulation of apoptotic process', 'P:negative regulation of cell death', 'P:negative regulation of cell growth', 'P:negative regulation of cell population proliferation', 'P:negative regulation of endoplasmic reticulum stress-induced intrinsic apoptotic signaling pathway', 'P:negative regulation of extrinsic apoptotic signaling pathway in absence of ligand', 'P:negative regulation of inclusion body assembly', 'P:negative regulation of mitochondrial outer membrane permeabilization involved in apoptotic signaling pathway', 'P:negative regulation of protein ubiquitination', 'P:negative regulation of transcription from RNA polymerase II promoter in response to stress', 'P:negative regulation of transforming growth factor beta receptor signaling pathway', 'P:neutrophil degranulation', 'P:positive regulation of endoribonuclease activity', 'P:positive regulation of erythrocyte differentiation', 'P:positive regulation of gene expression', 'P:positive regulation of interleukin-8 production', 'P:positive regulation of microtubule nucleation', 'P:positive regulation of NF-kappaB transcription factor activity', 'P:positive regulation of nucleotide-binding oligomerization domain containing 2 signaling pathway', 'P:positive regulation of proteasomal ubiquitin-dependent protein catabolic process', 'P:positive regulation of RNA splicing', 'P:positive regulation of tumor necrosis factor-mediated signaling pathway', 'P:protein refolding', 'P:protein stabilization', 'P:regulation of cellular response to heat', 'P:regulation of mitotic spindle assembly', 'P:regulation of mRNA stability', 'P:regulation of protein ubiquitination', 'P:response to unfolded protein', 'P:vesicle-mediated transport'], ['Human Gene ID #2', 'C:aggresome', 'C:blood microparticle', 'C:centriole', 'C:centrosome', 'C:cytoplasm', 'C:cytosol', 'C:endoplasmic reticulum', 'C:extracellular exosome', 'C:extracellular region', 'C:ficolin-1-rich granule lumen', 'C:focal adhesion', 'C:inclusion body', 'C:mitochondrion', 'C:nuclear speck', 'C:nucleoplasm', 'C:nucleus', 'C:perinuclear region of cytoplasm', 'C:plasma membrane', 'C:protein-containing complex', 'C:ribonucleoprotein complex', 'C:vesicle', 'F:ATP binding', 'F:ATPase activity', 'F:C3HC4-type RING finger domain binding', 'F:enzyme binding', 'F:G protein-coupled receptor binding', 'F:heat shock protein binding', 'F:histone deacetylase binding', 'F:misfolded protein binding', 'F:protein folding chaperone', 'F:protein N-terminus binding', 'F:RNA binding', 'F:signaling receptor binding', 'F:ubiquitin protein ligase binding', 'F:unfolded protein binding', 'F:virus receptor activity', 'P:ATP metabolic process', 'P:cellular heat acclimation', 'P:cellular response to heat', 'P:cellular response to oxidative stress', 'P:cellular response to unfolded protein', 'P:chaperone cofactor-dependent protein refolding', 'P:mRNA catabolic process', 'P:negative regulation of apoptotic process', 'P:negative regulation of cell death', 'P:negative regulation of cell growth', 'P:negative regulation of cell population proliferation', 'P:negative regulation of extrinsic apoptotic signaling pathway in absence of ligand', 'P:negative regulation of inclusion body assembly', 'P:negative regulation of protein ubiquitination', 'P:neutrophil degranulation', 'P:positive regulation of erythrocyte differentiation', 'P:positive regulation of gene expression', 'P:positive regulation of interleukin-8 production', 'P:positive regulation of microtubule nucleation', 'P:positive regulation of NF-kappaB transcription factor activity', 'P:positive regulation of nucleotide-binding oligomerization domain containing 2 signaling pathway', 'P:positive regulation of proteasomal ubiquitin-dependent protein catabolic process', 'P:positive regulation of tumor necrosis factor-mediated signaling pathway', 'P:protein refolding', 'P:protein stabilization', 'P:regulation of cellular response to heat', 'P:regulation of mitotic spindle assembly', 'P:regulation of protein ubiquitination', 'P:vesicle-mediated transport'], ['Human Gene ID #3', 'C:blood microparticle', 'C:cell body', 'C:cytoplasm', 'C:cytosol', 'C:mitochondrial matrix', 'C:nucleoplasm', 'C:nucleus', 'C:plasma membrane', 'C:zona pellucida receptor complex', 'F:ATP binding', 'F:ATPase activity', 'F:heat shock protein binding', 'F:misfolded protein binding', 'F:protein folding chaperone', 'F:ubiquitin protein ligase binding', 'F:unfolded protein binding', 'P:binding of sperm to zona pellucida', 'P:cellular response to unfolded protein', 'P:chaperone cofactor-dependent protein refolding', 'P:positive regulation of protein targeting to mitochondrion', 'P:protein refolding', 'P:regulation of cellular response to heat', 'P:response to unfolded protein', 'P:vesicle-mediated transport'], ['Human Gene ID #4', 'F:ATP binding', 'F:ATPase activity'], ['Human Gene ID #5', 'F:ATP binding', 'F:ATPase activity'], ['Human Gene ID #6', 'C:cell body', 'C:mitochondrial matrix', 'C:zona pellucida receptor complex', 'F:ATP binding', 'F:ATPase activity', 'P:binding of sperm to zona pellucida'], ['Human Gene ID #7', 'F:ATP binding', 'F:ATPase activity'], ['Human Gene ID #8', 'F:ATP binding', 'F:ATPase activity'], ['Human Gene ID #9', 'F:ATP binding', 'F:ATPase activity'], ['Human Gene ID #10', 'F:ATP binding', 'F:ATPase activity'], ['Human Gene ID #11', 'F:ATP binding', 'F:ATPase activity'], ['Human Gene ID #12', 'F:ATP binding', 'F:ATPase activity'], ['Human Gene ID #13', 'F:ATP binding', 'F:ATPase activity'], ['Human Gene ID #14', 'F:ATP binding', 'F:ATPase activity'], ['Human Gene ID #15', 'F:ATP binding', 'F:ATPase activity'], ['Human Gene ID #16', 'F:ATP binding', 'F:ATPase activity'], ['Human Gene ID #17', 'C:extracellular exosome', 'F:ATP binding', 'F:ATPase activity']]</text:p>
          </table:table-cell>
          <table:table-cell office:value-type="string" calcext:value-type="string">
            <text:p>&gt;tr|A0A0D9SD82|A0A0D9SD82_CHLSB Heat shock protein family A (Hsp70) member 1 like OS=Chlorocebus sabaeus OX=60711 GN=HSPA1L PE=3 SV=1</text:p>
            <text:p>MAAAKGIAIGIDLGTTYSCVGVFQHGKVEIIANDQGNRTTPSYVAFTDTERLIGDAAKNQ</text:p>
            <text:p>VAMNPQNTVFDAKRLIGRKFNDPVVQSDMKLWPFQVINEGGKPKVLVSYKGENKAFYPEE</text:p>
            <text:p>ISSMVLTKMKETAEAFLGHPVTNAVITVPAYFNDSQRQATKDAGVIAGLNVLRIINEPTA</text:p>
            <text:p>AAIAYGLDKGGRGEQHVLIFDLGGGTFDVSILTIDDGIFEVKATAGDTHLGGEDFDNRLV</text:p>
            <text:p>SHFVEEFKRKHKKDISQNKRAVRRLRTACERAKRTLSSSTQANLEIDSLYEGIDFYTSIT</text:p>
            <text:p>RARFEELCADLFRGTLEPVEKALRDAKMDKAKIHDIVLVGGSTRIPKVQRLLQDYFNGRD</text:p>
            <text:p>LNKSINPDEAVAYGAAVQAAILMGDKSEKVQDLLLLDVAPLSLGLETAGGVMTALIKRNS</text:p>
            <text:p>TIPTKQTQIFTTYSDNQPGVLIQVYEGERAMTKDNNLLGRFDLTGIPPAPRGVPQIEVTF</text:p>
            <text:p>DIDANGILNVTAMDKSTGKANKITITNDKGRLSKEEIERMVLDAEKYKAEDEVQREKIAA</text:p>
            <text:p>KNALESYAFNMKSVVSDEGLKGKISESDKKKILDKCNELLSWLEANQLAEKDEFDHKRKE</text:p>
            <text:p>LEQMCNPIITKLYQGGCTGPACGTGYAPGRPATGPTIEEV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A (Hsp70) member 4 like OS=Chlorocebus sabaeus OX=60711 GN=HSPA4L PE=4 SV=1</text:p>
          </table:table-cell>
          <table:table-cell office:value-type="string" calcext:value-type="string">
            <text:p>A0A0D9S0P8</text:p>
          </table:table-cell>
          <table:table-cell office:value-type="string" calcext:value-type="string">
            <text:p>A0A0D9SDX8_CHLSB</text:p>
          </table:table-cell>
          <table:table-cell office:value-type="string" calcext:value-type="string">
            <text:p>HSPA4L</text:p>
          </table:table-cell>
          <table:table-cell office:value-type="string" calcext:value-type="string">
            <text:p>HSP72_HUMAN, A0A024R6B5_HUMAN, A0A384MDT7_HUMAN</text:p>
          </table:table-cell>
          <table:table-cell table:number-columns-repeated="3"/>
          <table:table-cell office:value-type="string" calcext:value-type="string">
            <text:p>[['Human Gene ID #1', 'C:blood microparticle', 'C:CatSper complex', 'C:cell surface', 'C:cytoplasm', 'C:cytosol', 'C:extracellular exosome', 'C:male germ cell nucleus', 'C:meiotic spindle', 'C:membrane', 'C:nucleus', 'C:plasma membrane', 'C:synaptonemal complex', 'F:ATP binding', 'F:ATPase activity', 'F:chaperone binding', 'F:disordered domain specific binding', 'F:enzyme binding', 'F:glycolipid binding', 'F:heat shock protein binding', 'F:misfolded protein binding', 'F:protein folding chaperone', 'F:tau protein binding', 'F:unfolded protein binding', 'P:cellular response to unfolded protein', 'P:chaperone cofactor-dependent protein refolding', 'P:male meiosis I', 'P:male meiotic nuclear division', 'P:negative regulation of inclusion body assembly', 'P:positive regulation of ATPase activity', 'P:positive regulation of ATPase-coupled calcium transmembrane transporter activity', 'P:positive regulation of G2/M transition of mitotic cell cycle', 'P:positive regulation of protein phosphorylation', 'P:protein refolding', 'P:response to cold', 'P:response to heat', 'P:response to unfolded protein', 'P:spermatid development', 'P:spermatogenesis', 'P:synaptonemal complex disassembly', 'P:vesicle-mediated transport'], ['Human Gene ID #2', 'C:CatSper complex', 'C:cell surface', 'C:male germ cell nucleus', 'C:meiotic spindle', 'C:synaptonemal complex', 'F:ATP binding', 'F:ATPase activity', 'F:chaperone binding', 'F:glycolipid binding', 'F:tau protein binding', 'P:male meiosis I', 'P:positive regulation of ATPase activity', 'P:positive regulation of ATPase-coupled calcium transmembrane transporter activity', 'P:positive regulation of G2/M transition of mitotic cell cycle', 'P:positive regulation of protein phosphorylation', 'P:response to cold', 'P:response to heat', 'P:spermatid development', 'P:synaptonemal complex disassembly'], ['Human Gene ID #3', 'F:ATP binding', 'F:ATPase activity']]</text:p>
          </table:table-cell>
          <table:table-cell office:value-type="string" calcext:value-type="string">
            <text:p>&gt;tr|A0A0D9SDX8|A0A0D9SDX8_CHLSB Uncharacterized protein OS=Chlorocebus sabaeus OX=60711 GN=HSPA2 PE=3 SV=1</text:p>
            <text:p>MSARGPAIGIDLGTTYSCVGVFQHGKVEIIANDQGNRTTPSYVAFTDTERLIGDAAKNQV</text:p>
            <text:p>AMNPTNTIFDAKRLIGRKFEDATVQSDMKHWPFRVVSEGGKPKVQVEYKGETKTFFPEEI</text:p>
            <text:p>SSMVLTKMKEIAEAYLGGKVHSAVITVPAYFNDSQRQATKDAGTITGLNVLRIINEPTAA</text:p>
            <text:p>AIAYGLDKKGCAGGEKNVLIFDLGGGTFDVSILTIEDGIFEVKSTAGDTHLGGEDFDNRM</text:p>
            <text:p>VSHLAEEFKRKHKKDIGPNKRAVRRLRTACERAKRTLSSSTQASIEIDSLYEGVDFYTSI</text:p>
            <text:p>TRARFEELNADLFRGTLEPVEKALRDAKLDKGQIQEIVLVGGSTRIPKIQKLLQDFFNGK</text:p>
            <text:p>ELNKSINPDEAVAYGAAVQAAILIGDKSENVQDLLLLDVTPLSLGIETAGGVMTPLIKRN</text:p>
            <text:p>TTIPTKQTQTFTTYSDNQSSVLVQVYEGERAMTKDNNLLGKFDLTGIPPAPRGVPQIEVT</text:p>
            <text:p>FDIDANGILNVTAADKSTGKENKITITNDKGRLSKDDIDRMVQEAERYKSEDEANRDRVA</text:p>
            <text:p>AKNALESYTYNIKQTVEDEKLRGKISEQDKNKILDKCQEVINWLDRNQMAEKDEYEHKQK</text:p>
            <text:p>ELERVCNPIISKLYQGGPGGGSGGGGSGASGGPTIEEV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A (Hsp70) member 4 OS=Chlorocebus sabaeus OX=60711 GN=HSPA4 PE=4 SV=1</text:p>
          </table:table-cell>
          <table:table-cell office:value-type="string" calcext:value-type="string">
            <text:p>A0A0D9RMI8</text:p>
          </table:table-cell>
          <table:table-cell office:value-type="string" calcext:value-type="string">
            <text:p>A0A0D9S0P8_CHLSB</text:p>
          </table:table-cell>
          <table:table-cell office:value-type="string" calcext:value-type="string">
            <text:p>HSPA4</text:p>
          </table:table-cell>
          <table:table-cell office:value-type="string" calcext:value-type="string">
            <text:p>HSP74_HUMAN, B0AZS1_HUMAN, B0AZT0_HUMAN, B0AZU6_HUMAN, B4DH02_HUMAN, B4DN48_HUMAN, B4DT47_HUMAN, B4DUS3_HUMAN, B4DXT2_HUMAN, B4DZR0_HUMAN, B4E354_HUMAN, Q7KYN0_HUMAN, V9HW33_HUMAN</text:p>
          </table:table-cell>
          <table:table-cell table:number-columns-repeated="3"/>
          <table:table-cell office:value-type="string" calcext:value-type="string">
            <text:p>[['Human Gene ID #1', 'C:cytosol', 'C:extracellular exosome', 'C:mitochondrion', 'C:nucleus', 'F:ATP binding', 'F:ATPase activity', 'P:chaperone-mediated protein complex assembly', 'P:protein insertion into mitochondrial outer membrane', 'P:response to unfolded protein'], ['Human Gene ID #2', 'NO GO TERMS ASSOCIATED'], ['Human Gene ID #3', 'NO GO TERMS ASSOCIATED'], ['Human Gene ID #4', 'F:ATP binding', 'F:ATPase activity'], ['Human Gene ID #5', 'C:cytoplasm', 'F:ATP binding', 'F:ATPase activity'], ['Human Gene ID #6', 'NO GO TERMS ASSOCIATED'], ['Human Gene ID #7', 'F:ATP binding', 'F:ATPase activity'], ['Human Gene ID #8', 'F:ATP binding', 'F:ATPase activity'], ['Human Gene ID #9', 'F:ATP binding', 'F:ATPase activity'], ['Human Gene ID #10', 'F:ATP binding', 'F:ATPase activity'], ['Human Gene ID #11', 'F:ATP binding', 'F:ATPase activity'], ['Human Gene ID #12', 'F:ATP binding', 'F:ATPase activity'], ['Human Gene ID #13', 'C:cytoplasm', 'F:ATP binding', 'F:ATPase activity']]</text:p>
          </table:table-cell>
          <table:table-cell office:value-type="string" calcext:value-type="string">
            <text:p>&gt;tr|A0A0D9S0P8|A0A0D9S0P8_CHLSB Uncharacterized protein OS=Chlorocebus sabaeus OX=60711 GN=HSPA4L PE=3 SV=1</text:p>
            <text:p>MSVVGIDLGFLNCYIAVARSGGIETIANEYSDRCTPACISLGSRTRAIGNAAKSQIVTNV</text:p>
            <text:p>RNTIHGFKKLHGRSFDDPIVQTERIRLPYELQKMPNGSAGVKVRYLEEERPFAIEQVTGM</text:p>
            <text:p>LLAKLKETSENALKKPVADCVISIPSFFTDAERRSVMAAAQVAGLNCLRLMNETTAVALA</text:p>
            <text:p>YGIYKQDLPPLDEKPRNVVFIDMGHSAYQVSVCAFNKGKLKVLATTFDPYLGGRNFDEAL</text:p>
            <text:p>VDYFCDEFKTKYKINVKENSRALLRLYQECEKLKKLMSANASDLPLNIECFMNDLDVSSK</text:p>
            <text:p>MNRAQFEQLCASLLARVEPPLKAVMEQANLQREDISSIEIVGGATRIPAVKEQITKFFLK</text:p>
            <text:p>DISTTLNADEAVARGCALQCAILSPAFKVREFSITDLVPYSITLRWKTSFEDGTGECEVF</text:p>
            <text:p>CKNHPAPFSKVITFHKKEPFELEAFYTNLHEVPYPDARIGSFTIQNVFPQSDGDSSKVKV</text:p>
            <text:p>KVRVNIHGIFSVASASVIEKQNLEGDHSDAPMETETSFKNENKDNMDKMQVDQEEGGQQK</text:p>
            <text:p>CHAEHTPEEEIDHTGAKTKSAVSDKQDRLNQTLKKGKVKSIDLPIQSSLCRQLGQDLLNS</text:p>
            <text:p>YIENEGKMIMQDKLEKERNDAKNAVEEYVYDFRDRLGTVYEKFITPEDMNKLSVILEDTE</text:p>
            <text:p>NWLYEDGEDQPKQVYVDKLQELKKYGQPIQMKYMEHEERPKALNDLGKKIQLVMKVIEAY</text:p>
            <text:p>RNKDERYDHLDPGEMEKVEKYISDAMSWLNSKMNPQNKLSLTQDPVVKVSEIVAKSKELD</text:p>
            <text:p>NFCNPIIYKPKPKVEVPEDKAKANSEHNGPMDGQSGNETKSDSTKDSSQHTKSSGEMEV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A (Hsp70) member 5 OS=Chlorocebus sabaeus OX=60711 GN=HSPA5 PE=3 SV=1</text:p>
          </table:table-cell>
          <table:table-cell office:value-type="string" calcext:value-type="string">
            <text:p>A0A0D9RMF3</text:p>
          </table:table-cell>
          <table:table-cell office:value-type="string" calcext:value-type="string">
            <text:p>A0A0D9RMI8_CHLSB</text:p>
          </table:table-cell>
          <table:table-cell office:value-type="string" calcext:value-type="string">
            <text:p>HSPA5</text:p>
          </table:table-cell>
          <table:table-cell office:value-type="string" calcext:value-type="string">
            <text:p>HSP74_HUMAN, B0AZS1_HUMAN, B0AZT0_HUMAN, B0AZU6_HUMAN, B4DH02_HUMAN, B4DN48_HUMAN, B4DT47_HUMAN, B4DUS3_HUMAN, B4E354_HUMAN, Q7KYN0_HUMAN, V9HW33_HUMAN</text:p>
          </table:table-cell>
          <table:table-cell table:number-columns-repeated="3"/>
          <table:table-cell office:value-type="string" calcext:value-type="string">
            <text:p>[['Human Gene ID #1', 'C:cytosol', 'C:extracellular exosome', 'C:mitochondrion', 'C:nucleus', 'F:ATP binding', 'F:ATPase activity', 'P:chaperone-mediated protein complex assembly', 'P:protein insertion into mitochondrial outer membrane', 'P:response to unfolded protein'], ['Human Gene ID #2', 'NO GO TERMS ASSOCIATED'], ['Human Gene ID #3', 'NO GO TERMS ASSOCIATED'], ['Human Gene ID #4', 'F:ATP binding', 'F:ATPase activity'], ['Human Gene ID #5', 'C:cytoplasm', 'F:ATP binding', 'F:ATPase activity'], ['Human Gene ID #6', 'NO GO TERMS ASSOCIATED'], ['Human Gene ID #7', 'F:ATP binding', 'F:ATPase activity'], ['Human Gene ID #8', 'F:ATP binding', 'F:ATPase activity'], ['Human Gene ID #9', 'F:ATP binding', 'F:ATPase activity'], ['Human Gene ID #10', 'F:ATP binding', 'F:ATPase activity'], ['Human Gene ID #11', 'C:cytoplasm', 'F:ATP binding', 'F:ATPase activity']]</text:p>
          </table:table-cell>
          <table:table-cell office:value-type="string" calcext:value-type="string">
            <text:p>&gt;tr|A0A0D9RMI8|A0A0D9RMI8_CHLSB Heat shock 70 kDa protein 4 OS=Chlorocebus sabaeus OX=60711 GN=HSPA4 PE=3 SV=1</text:p>
            <text:p>MSVVGIDLGFQSCYVAVARAGGIETIANEYSDRCTPACISFGPKNRSIGAAAKSQVISNA</text:p>
            <text:p>KNTVQGFKRFHGRAFSDPFVEAEKSNLAYDIVQLPTGLTGIKVTYMEEERNFTTEQVTAM</text:p>
            <text:p>LLSKLKETAESVLKKPVVDCVVSVPCFYTDAERRSVMDATQIAGLNCLRLMNETTAVALA</text:p>
            <text:p>YGIYKQDLPALEEKPRNVVFVDMGHSAYQVSVCAFNRGKLKVLATAFDSTLGGRKFDEVL</text:p>
            <text:p>VNHFCEEFGKKYKLDIKSKIRALLRLSQECEKLKKLMSANASDLPLSIECFMNDVDVSGT</text:p>
            <text:p>MNRGKFLEMCNDLLARVEPPLRSVLEQTKLKKEDIYAVEIVGGATRIPAVKEKISKFFGK</text:p>
            <text:p>ELSTTLNADEAVTRGCALQCAILSPAFKVREFSITDVVPYPISLRWNSPAEEGSSDCEVF</text:p>
            <text:p>SKNHAAPFSKVLTFYRKEPFTLEAYYSSPQDLPYPDPAIAQFSVQKVTPQSDGSSSKVKV</text:p>
            <text:p>KVRVNVHGIFSVSSASLVEVHKSEENEEPMETDQNAKEEEKMQVDQEEPHVEEQQQQTPA</text:p>
            <text:p>ENKAESEEMETSQAGSKDKKMDQPPQAKKAKVKTSTVDLPIENQLLWQIDREMLNLYIEN</text:p>
            <text:p>EGKMIMQDKLEKERNDAKNAVEEYVYEMRDKLSGEYEKFVSEDDRNSFTLKLEDTENWLY</text:p>
            <text:p>EDGEDQPKQVYVDKLAELKNLGQPIKIRFQESEERPKLFEELGKQIQQYMKIISSFKNKE</text:p>
            <text:p>DQYDHLDAADMTKVEKSTNEAMEWMNNKLNLQNKQSLTMDPVVKSKEIEAKIKELTSICS</text:p>
            <text:p>PIISKPKPKVEPPKEEQKNAEQNGPVDGQGDNPGPQAAEQGTDTAVPSESDKKLPEMDI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A (Hsp70) member 8 OS=Chlorocebus sabaeus OX=60711 GN=HSPA8 PE=3 SV=1</text:p>
          </table:table-cell>
          <table:table-cell office:value-type="string" calcext:value-type="string">
            <text:p>A0A0D9S441</text:p>
          </table:table-cell>
          <table:table-cell office:value-type="string" calcext:value-type="string">
            <text:p>A0A0D9RMF3_CHLSB</text:p>
          </table:table-cell>
          <table:table-cell office:value-type="string" calcext:value-type="string">
            <text:p>HSPA8</text:p>
          </table:table-cell>
          <table:table-cell office:value-type="string" calcext:value-type="string">
            <text:p>BIP_HUMAN, V9HWB4_HUMAN</text:p>
          </table:table-cell>
          <table:table-cell table:number-columns-repeated="3"/>
          <table:table-cell office:value-type="string" calcext:value-type="string">
            <text:p>[['Human Gene ID #1', 'C:cell surface', 'C:cytoplasm', 'C:cytosol', 'C:endoplasmic reticulum', 'C:endoplasmic reticulum chaperone complex', 'C:endoplasmic reticulum lumen', 'C:endoplasmic reticulum membrane', 'C:endoplasmic reticulum-Golgi intermediate compartment', 'C:extracellular exosome', 'C:focal adhesion', 'C:integral component of endoplasmic reticulum membrane', 'C:intracellular membrane-bounded organelle', 'C:melanosome', 'C:membrane', 'C:midbody', 'C:mitochondrion', 'C:nucleus', 'C:plasma membrane', 'C:protein-containing complex', 'C:smooth endoplasmic reticulum', 'F:ATP binding', 'F:ATPase activity', 'F:cadherin binding', 'F:calcium ion binding', 'F:chaperone binding', 'F:enzyme binding', 'F:heat shock protein binding', 'F:misfolded protein binding', 'F:protein domain specific binding', 'F:protein folding chaperone', 'F:ribosome binding', 'F:ubiquitin protein ligase binding', 'F:unfolded protein binding', 'P:ATF6-mediated unfolded protein response', 'P:cellular response to antibiotic', 'P:cellular response to calcium ion', 'P:cellular response to cAMP', 'P:cellular response to drug', 'P:cellular response to gamma radiation', 'P:cellular response to glucose starvation', 'P:cellular response to interleukin-4', 'P:cellular response to manganese ion', 'P:cellular response to nerve growth factor stimulus', 'P:cellular response to unfolded protein', 'P:cerebellar Purkinje cell layer development', 'P:cerebellum structural organization', 'P:chaperone cofactor-dependent protein refolding', 'P:endoplasmic reticulum unfolded protein response', 'P:ER overload response', 'P:IRE1-mediated unfolded protein response', 'P:luteolysis', 'P:maintenance of protein localization in endoplasmic reticulum', 'P:negative regulation of apoptotic process', 'P:negative regulation of IRE1-mediated unfolded protein response', 'P:negative regulation of protein-containing complex assembly', 'P:negative regulation of transforming growth factor beta receptor signaling pathway', 'P:neuron apoptotic process', 'P:neuron differentiation', 'P:PERK-mediated unfolded protein response', 'P:positive regulation of cell migration', 'P:positive regulation of neuron projection development', 'P:positive regulation of protein ubiquitination', 'P:positive regulation of transcription from RNA polymerase II promoter in response to endoplasmic reticulum stress', 'P:posttranslational protein targeting to membrane, translocation', 'P:protein folding in endoplasmic reticulum', 'P:protein refolding', 'P:regulation of ATF6-mediated unfolded protein response', 'P:regulation of IRE1-mediated unfolded protein response', 'P:regulation of PERK-mediated unfolded protein response', 'P:regulation of protein folding in endoplasmic reticulum', 'P:response to cocaine', 'P:response to methamphetamine hydrochloride', 'P:stress response to metal ion', 'P:substantia nigra development', 'P:toxin transport', 'P:ubiquitin-dependent ERAD pathway'], ['Human Gene ID #2', 'C:cell surface', 'C:endoplasmic reticulum chaperone complex', 'C:endoplasmic reticulum lumen', 'C:endoplasmic reticulum membrane', 'C:endoplasmic reticulum-Golgi intermediate compartment', 'C:mitochondrion', 'C:plasma membrane', 'C:smooth endoplasmic reticulum', 'F:ATP binding', 'F:ATPase activity', 'F:misfolded protein binding', 'F:ribosome binding', 'F:unfolded protein binding', 'P:cellular response to antibiotic', 'P:cellular response to calcium ion', 'P:cellular response to cAMP', 'P:cellular response to drug', 'P:cellular response to gamma radiation', 'P:cellular response to interleukin-4', 'P:cellular response to manganese ion', 'P:cellular response to nerve growth factor stimulus', 'P:cerebellar Purkinje cell layer development', 'P:cerebellum structural organization', 'P:endoplasmic reticulum unfolded protein response', 'P:ER overload response', 'P:luteolysis', 'P:negative regulation of transforming growth factor beta receptor signaling pathway', 'P:neuron apoptotic process', 'P:neuron differentiation', 'P:positive regulation of neuron projection development', 'P:positive regulation of protein ubiquitination', 'P:proteolysis involved in cellular protein catabolic process', 'P:response to cocaine', 'P:response to methamphetamine hydrochloride', 'P:stress response to metal ion', 'P:toxin transport']]</text:p>
          </table:table-cell>
          <table:table-cell office:value-type="string" calcext:value-type="string">
            <text:p>&gt;tr|A0A0D9RMF3|A0A0D9RMF3_CHLSB 78 kDa glucose-regulated protein OS=Chlorocebus sabaeus OX=60711 GN=HSPA5 PE=3 SV=1</text:p>
            <text:p>MKLSLVAAMLLLLSAARAEEEDKKEDVGTVVGIDLGTTYSCVGVFKNGRVEIIANDQGNR</text:p>
            <text:p>ITPSYVAFTPEGERLIGDAAKNQLTSNPENTVFDAKRLIGRTWNDPSVQQDIKFLPFKVV</text:p>
            <text:p>EKKTKPYIQVDIGGGQTKTFAPEEISAMVLTKMKETAEAYLGKKVTHAVVTVPAYFNDAQ</text:p>
            <text:p>RQATKDAGTIAGLNVMRIINEPTAAAIAYGLDKREGEKNILVFDLGGGTFDVSLLTIDNG</text:p>
            <text:p>VFEVVATNGDTHLGGEDFDQRVMEHFIKLYKKKTGKDVRKDNRAVQKLRREVEKAKRALS</text:p>
            <text:p>SQHQARIEIESFYEGEDFSETLTRAKFEELNMDLFRSTMKPVQKVLEDSDLKKSDIDEIV</text:p>
            <text:p>LVGGSTRIPKIQQLVKEFFNGKEPSRGINPDEAVAYGAAVQAGVLSGDQDTGDLVLLDVC</text:p>
            <text:p>PLTLGIETVGGVMTKLIPRNTVVPTKKSQIFSTASDNQPTVTIKVYEGERPLTKDNHLLG</text:p>
            <text:p>TFDLTGIPPAPRGVPQIEVTFEIDVNGILRVTAEDKGTGNKNKITITNDQNRLTPEEIER</text:p>
            <text:p>MVNDAEKFAEEDKKLKERIDTRNELESYAYSLKNQIGDKEKLGGKLSSEDKETMEKAVEE</text:p>
            <text:p>KIEWLESHQDADIEDFKAKKKELEEIVQPIISKLYGSAGPPPTGEEDTAEKDE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A (Hsp70) member 9 OS=Chlorocebus sabaeus OX=60711 GN=HSPA9 PE=3 SV=1</text:p>
          </table:table-cell>
          <table:table-cell office:value-type="string" calcext:value-type="string">
            <text:p>A0A0D9RKY9</text:p>
          </table:table-cell>
          <table:table-cell office:value-type="string" calcext:value-type="string">
            <text:p>A0A0D9S441_CHLSB</text:p>
          </table:table-cell>
          <table:table-cell office:value-type="string" calcext:value-type="string">
            <text:p>HSPA9</text:p>
          </table:table-cell>
          <table:table-cell office:value-type="string" calcext:value-type="string">
            <text:p>HSP7C_HUMAN, A8K7Q2_HUMAN, E9PK54_HUMAN, E9PLF4_HUMAN, E9PM13_HUMAN, E9PN25_HUMAN, E9PN89_HUMAN, E9PPY6_HUMAN, E9PQK7_HUMAN, E9PQQ4_HUMAN, E9PS65_HUMAN, Q96BE0_HUMAN, Q96H53_HUMAN, Q96IS6_HUMAN, Q9NZ87_HUMAN, V9HW22_HUMAN</text:p>
          </table:table-cell>
          <table:table-cell table:number-columns-repeated="3"/>
          <table:table-cell office:value-type="string" calcext:value-type="string">
            <text:p>[['Human Gene ID #1', 'C:autophagosome', 'C:blood microparticle', 'C:chaperone complex', 'C:clathrin-sculpted gamma-aminobutyric acid transport vesicle membrane', 'C:cytoplasm', 'C:cytosol', 'C:dendrite', 'C:extracellular exosome', 'C:extracellular region', 'C:extracellular space', 'C:ficolin-1-rich granule lumen', 'C:focal adhesion', 'C:glutamatergic synapse', 'C:glycinergic synapse', 'C:late endosome', 'C:lumenal side of lysosomal membrane', 'C:lysosomal lumen', 'C:lysosomal membrane', 'C:lysosome', 'C:melanosome', 'C:membrane', 'C:nucleolus', 'C:nucleoplasm', 'C:nucleus', 'C:perinuclear region of cytoplasm', 'C:photoreceptor ribbon synapse', 'C:plasma membrane', 'C:postsynaptic cytosol', 'C:postsynaptic specialization membrane', 'C:presynaptic cytosol', 'C:Prp19 complex', 'C:ribonucleoprotein complex', 'C:secretory granule lumen', 'C:spliceosomal complex', 'C:terminal bouton', 'F:ATP binding', 'F:ATPase activity', 'F:C3HC4-type RING finger domain binding', 'F:cadherin binding', 'F:chaperone binding', 'F:clathrin-uncoating ATPase activity', 'F:enzyme binding', 'F:G protein-coupled receptor binding', 'F:heat shock protein binding', 'F:MHC class II protein complex binding', 'F:misfolded protein binding', 'F:phosphatidylserine binding', 'F:protein folding chaperone', 'F:protein-macromolecule adaptor activity', 'F:RNA binding', 'F:ubiquitin protein ligase binding', 'F:unfolded protein binding', 'P:ATP metabolic process', 'P:cellular response to starvation', 'P:cellular response to unfolded protein', 'P:chaperone cofactor-dependent protein refolding', 'P:chaperone-mediated autophagy', 'P:chaperone-mediated autophagy translocation complex disassembly', 'P:chaperone-mediated protein transport involved in chaperone-mediated autophagy', 'P:cytokine-mediated signaling pathway', 'P:late endosomal microautophagy', 'P:membrane organization', 'P:mRNA splicing, via spliceosome', 'P:negative regulation of supramolecular fiber organization', 'P:negative regulation of transcription, DNA-templated', 'P:neurotransmitter secretion', 'P:neutrophil degranulation', 'P:positive regulation by host of viral genome replication', 'P:positive regulation of mRNA splicing, via spliceosome', 'P:post-Golgi vesicle-mediated transport', 'P:protein folding', 'P:protein refolding', 'P:protein targeting to lysosome involved in chaperone-mediated autophagy', 'P:regulation of cell cycle', 'P:regulation of cellular response to heat', 'P:regulation of mRNA stability', 'P:regulation of postsynapse organization', 'P:regulation of protein complex stability', 'P:regulation of protein import', 'P:regulation of protein stability', 'P:regulation of protein-containing complex assembly', 'P:response to unfolded protein', 'P:slow axonal transport', 'P:vesicle-mediated transport', 'P:viral process'], ['Human Gene ID #2', 'F:ATP binding', 'F:ATPase activity'], ['Human Gene ID #3', 'F:ATP binding', 'F:ATPase activity'], ['Human Gene ID #4', 'F:ATP binding', 'F:ATPase activity'], ['Human Gene ID #5', 'F:ATP binding', 'F:ATPase activity'], ['Human Gene ID #6', 'F:ATP binding', 'F:ATPase activity'], ['Human Gene ID #7', 'F:ATP binding', 'F:ATPase activity'], ['Human Gene ID #8', 'F:ATP binding', 'F:ATPase activity'], ['Human Gene ID #9', 'F:ATP binding', 'F:ATPase activity'], ['Human Gene ID #10', 'F:ATP binding', 'F:ATPase activity'], ['Human Gene ID #11', 'F:ATP binding', 'F:ATPase activity'], ['Human Gene ID #12', 'F:ATP binding', 'F:ATPase activity'], ['Human Gene ID #13', 'F:ATP binding', 'F:ATPase activity'], ['Human Gene ID #14', 'F:ATP binding', 'F:ATPase activity'], ['Human Gene ID #15', 'F:ATP binding', 'F:ATPase activity'], ['Human Gene ID #16', 'C:cytosol', 'C:extracellular exosome', 'C:glutamatergic synapse', 'C:glycinergic synapse', 'C:late endosome', 'C:perinuclear region of cytoplasm', 'C:photoreceptor ribbon synapse', 'C:postsynaptic specialization membrane', 'C:presynapse', 'F:ATP binding', 'F:ATPase activity', 'F:phosphatidylserine binding', 'F:unfolded protein binding', 'P:chaperone cofactor-dependent protein refolding', 'P:clathrin coat disassembly', 'P:late endosomal microautophagy', 'P:positive regulation by host of viral genome replication', 'P:positive regulation of mRNA splicing, via spliceosome', 'P:regulation of cell cycle', 'P:regulation of postsynapse organization']]</text:p>
          </table:table-cell>
          <table:table-cell office:value-type="string" calcext:value-type="string">
            <text:p>&gt;tr|A0A0D9S441|A0A0D9S441_CHLSB Uncharacterized protein OS=Chlorocebus sabaeus OX=60711 GN=HSPA8 PE=3 SV=1</text:p>
            <text:p>MSKGPAVGIDLGTTYSCVGVFQHGKVEIIANDQGNRTTPSYVAFTDTERLIGDAAKNQVA</text:p>
            <text:p>MNPTNTVFDAKRLIGRRFDDAVVQSDMKHWPFMVVNDAGRPKVQVEYKGETKSFYPEEVS</text:p>
            <text:p>SMVLTKMKEIAEAYLGKTVTNAVVTVPAYFNDSQRQATKDAGTIAGLNVLRIINEPTAAA</text:p>
            <text:p>IAYGLDKKVGAERNVLIFDLGGGTFDVSILTIEDGIFEVKSTAGDTHLGGEDFDNRMVNH</text:p>
            <text:p>FIAEFKRKHKKDISENKRAVRRLRTACERAKRTLSSSTQASIEIDSLYEGIDFYTSITRA</text:p>
            <text:p>RFEELNADLFRGTLDPVEKALRDAKLDKSQIHDIVLVGGSTRIPKIQKLLQDFFNGKELN</text:p>
            <text:p>KSINPDEAVAYGAAVQAAILSGDKSENVQDLLLLDVTPLSLGIETAGGVMTVLIKRNTTI</text:p>
            <text:p>PTKQTQTFTTYSDNQPGVLIQVYEGERAMTKDNNLLGKFELTGIPPAPRGVPQIEVTFDI</text:p>
            <text:p>DANGILNVSAVDKSTGKENKITITNDKGRLSKEDIERMVQEAEKYKAEDEKQRDKVSSKN</text:p>
            <text:p>SLESYAFNMKATVEDEKLQGKINDEDKQKILDKCNEIINWLDKNQTAEKEEFEHQQKELE</text:p>
            <text:p>KVCNPIITKLYQSAGGMPGGMPGGFPGGGAPPSGGASSGPTIEEV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D (Hsp60) member 1 OS=Chlorocebus sabaeus OX=60711 GN=HSPD1 PE=3 SV=1</text:p>
          </table:table-cell>
          <table:table-cell office:value-type="string" calcext:value-type="string">
            <text:p>A0A0D9RG93</text:p>
          </table:table-cell>
          <table:table-cell office:value-type="string" calcext:value-type="string">
            <text:p>A0A0D9RKY9_CHLSB</text:p>
          </table:table-cell>
          <table:table-cell office:value-type="string" calcext:value-type="string">
            <text:p>HSPD1</text:p>
          </table:table-cell>
          <table:table-cell office:value-type="string" calcext:value-type="string">
            <text:p>GRP75_HUMAN, A0A384P5G6_HUMAN, B7Z4V2_HUMAN, D6RCD7_HUMAN, Q8N1C8_HUMAN, V9HW84_HUMAN</text:p>
          </table:table-cell>
          <table:table-cell table:number-columns-repeated="3"/>
          <table:table-cell office:value-type="string" calcext:value-type="string">
            <text:p>[['Human Gene ID #1', 'C:cytoplasm', 'C:extracellular exosome', 'C:focal adhesion', 'C:MIB complex', 'C:mitochondrial matrix', 'C:mitochondrial nucleoid', 'C:mitochondrion', 'C:nucleolus', 'C:SAM complex', 'F:ATP binding', 'F:ATPase activity', 'F:heat shock protein binding', 'F:misfolded protein binding', 'F:protein folding chaperone', 'F:RNA binding', 'F:ubiquitin protein ligase binding', 'F:unfolded protein binding', 'P:cellular response to unfolded protein', 'P:chaperone cofactor-dependent protein refolding', 'P:erythrocyte differentiation', 'P:inner mitochondrial membrane organization', 'P:interleukin-12-mediated signaling pathway', 'P:iron-sulfur cluster assembly', 'P:negative regulation of apoptotic process', 'P:negative regulation of erythrocyte differentiation', 'P:negative regulation of hematopoietic stem cell differentiation', 'P:negative regulation of hemopoiesis', 'P:protein export from nucleus', 'P:protein refolding', 'P:regulation of erythrocyte differentiation'], ['Human Gene ID #2', 'C:mitochondrial matrix', 'F:ATP binding', 'F:ATPase activity', 'F:enzyme binding', 'F:unfolded protein binding', 'P:iron-sulfur cluster assembly', 'P:negative regulation of hematopoietic stem cell differentiation', 'P:negative regulation of hemopoiesis', 'P:protein export from nucleus', 'P:protein folding'], ['Human Gene ID #3', 'F:ATP binding', 'F:ATPase activity', 'F:unfolded protein binding', 'P:protein folding'], ['Human Gene ID #4', 'NO GO TERMS ASSOCIATED'], ['Human Gene ID #5', 'F:ATP binding', 'F:ATPase activity', 'F:unfolded protein binding', 'P:protein folding'], ['Human Gene ID #6', 'F:ATP binding', 'F:ATPase activity', 'F:unfolded protein binding', 'P:protein folding']]</text:p>
          </table:table-cell>
          <table:table-cell office:value-type="string" calcext:value-type="string">
            <text:p>&gt;tr|A0A0D9RKY9|A0A0D9RKY9_CHLSB 75 kDa glucose-regulated protein OS=Chlorocebus sabaeus OX=60711 PE=3 SV=1</text:p>
            <text:p>MISASRAAAARLVGAAASRGPTAACHQDGWNGLSHEAFRIVSRRDYASEAIKGAVVGIDL</text:p>
            <text:p>GTTNSCVAVMEGKQAKVLENAEGARTTPSVVAFTADGERLVGMPAKRQAVTNPNNTFYAT</text:p>
            <text:p>KRLIGRRYDDPEVQKDIKNVPFKIVRASNGDAWVEAHGKLYSPSQIGAFVLMKMKETAEN</text:p>
            <text:p>YLGHTAKNAVITVPAYFNDSQRQATKDAGQISGLNVLRVINEPTAAALAYGLDKSEDKVI</text:p>
            <text:p>AVYDLGGGTFDISILEIQKGVFEVKSTNGDTFLGGEDFDQALLRHIVKEFKRETGVDLTK</text:p>
            <text:p>DNMALQRVREAAEKAKCELSSSVQTDINLPYLTMDSSGPKHLNMKLTRAQFEGIVTDLIR</text:p>
            <text:p>RTIAPCQKAMQDAEVSKSDIGEVILVGGMTRMPKVQQTVQDLFGRAPSKAVNPDEAVAIG</text:p>
            <text:p>AAIQGGVLAGDVTDVLLLDVTPLSLGIETLGGVFTKLINRNTTIPTKKSQVFSTAADGQT</text:p>
            <text:p>QVEIKVCQGEREMAGDNKLLGQFTLIGIPPAPRGVPQIEVTFDIDANGIVHVSAKDKGTG</text:p>
            <text:p>REQQIVIQSSGGLSKDDIENMVKNAEKYAEEDRRKKERVEAVNMAEGIIHDTETKMEEFK</text:p>
            <text:p>DQLPADECNKLKEEISKMRELLARKDSETGENIRQAASSLQQASLKLFEMAYKKMASERE</text:p>
            <text:p>GSGSSGTGEQKEDQKEEK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shock protein family H (Hsp110) member 1 OS=Chlorocebus sabaeus OX=60711 GN=HSPH1 PE=4 SV=1</text:p>
          </table:table-cell>
          <table:table-cell office:value-type="string" calcext:value-type="string">
            <text:p>A0A0D9RZC5</text:p>
          </table:table-cell>
          <table:table-cell office:value-type="string" calcext:value-type="string">
            <text:p>A0A0D9RG93_CHLSB</text:p>
          </table:table-cell>
          <table:table-cell office:value-type="string" calcext:value-type="string">
            <text:p>HSPH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G93|A0A0D9RG93_CHLSB 60 kDa chaperonin OS=Chlorocebus sabaeus OX=60711 GN=HSPD1 PE=3 SV=1</text:p>
            <text:p>ALHSVPHSPPTTCLAARTPRRRPAEMLRLPTVFRQMRPVSRVLAPHLTRAYAKDVKFGAD</text:p>
            <text:p>ARALMLQGVDLLADAVAVTMGPKGRTVIIEQSWGSPKVTKDGVTVAKSIDLKDKYKNIGA</text:p>
            <text:p>KLVQDVANNTNEEAGDGTTTATVLAXAKEGFEKISKGANPVEIRRGVMLAVDAVIAELKK</text:p>
            <text:p>QSKPVTTPEEIAQVATISANGDKEIGNIISDAMKKVGRKGVITVKDGKTLNDELEIIEGM</text:p>
            <text:p>KFDRGYISPYFINTSKGQKCEFQDAYVLLSEKKISSVQSIVPALEIANAHRKPLVIIAED</text:p>
            <text:p>VDGEALSTLVLNRLKVGLQVVAVKAPGFGDNRKNQLKDMAIATGGTVFGEEAMTINVEDI</text:p>
            <text:p>QPHDLGKVGEVIVTKDDAMLLKGKGDKVKIEKRIQEIIEQLDVTTSEYEKEKLNERLAKL</text:p>
            <text:p>SDGVAVLKVGGTSDVEVNEKKDRVTDALNATRAAVEEGIVLGGGCALLRCIPALDSLTPA</text:p>
            <text:p>NEDQKIGIEIIKRTLKIPAMTIAKNAGVEGSLIVEKIMQSSSEVGYDAMAGDFVNMVEKG</text:p>
            <text:p>IIDPTKVVRTALLDAAGVASLLTTAEVVVTEIPKEEKDPGMGAMGGMGGGMGGGM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terogeneous nuclear ribonucleoprotein A1 OS=Chlorocebus sabaeus OX=60711 GN=HNRNPA1 PE=4 SV=1</text:p>
          </table:table-cell>
          <table:table-cell office:value-type="string" calcext:value-type="string">
            <text:p>A0A0D9QZF1</text:p>
          </table:table-cell>
          <table:table-cell office:value-type="string" calcext:value-type="string">
            <text:p>A0A0D9RZC5_CHLSB</text:p>
          </table:table-cell>
          <table:table-cell office:value-type="string" calcext:value-type="string">
            <text:p>HNRNPA1</text:p>
          </table:table-cell>
          <table:table-cell office:value-type="string" calcext:value-type="string">
            <text:p>HS105_HUMAN, A0A024RDQ0_HUMAN, A0A024RDS1_HUMAN, A0A0A0MSM0_HUMAN, B4DF68_HUMAN, B4DY72_HUMAN, Q5TBM3_HUMAN</text:p>
          </table:table-cell>
          <table:table-cell table:number-columns-repeated="3"/>
          <table:table-cell office:value-type="string" calcext:value-type="string">
            <text:p>[['Human Gene ID #1', 'C:cytoplasm', 'C:cytosol', 'C:endocytic vesicle lumen', 'C:extracellular exosome', 'C:extracellular region', 'C:microtubule', 'C:nucleoplasm', 'C:nucleus', 'C:protein-containing complex', 'F:adenyl-nucleotide exchange factor activity', 'F:alpha-tubulin binding', 'F:ATP binding', 'F:ATPase activity', 'P:chaperone cofactor-dependent protein refolding', 'P:positive regulation of MHC class I biosynthetic process', 'P:positive regulation of NK T cell activation', 'P:receptor-mediated endocytosis', 'P:regulation of cellular response to heat', 'P:response to unfolded protein'], ['Human Gene ID #2', 'C:cytosol', 'C:nucleoplasm', 'F:ATP binding', 'F:ATPase activity'], ['Human Gene ID #3', 'C:cytosol', 'C:nucleoplasm', 'F:ATP binding', 'F:ATPase activity'], ['Human Gene ID #4', 'C:cytosol', 'C:nucleoplasm', 'F:ATP binding', 'F:ATPase activity'], ['Human Gene ID #5', 'F:ATP binding', 'F:ATPase activity'], ['Human Gene ID #6', 'F:ATP binding', 'F:ATPase activity'], ['Human Gene ID #7', 'NO GO TERMS ASSOCIATED']]</text:p>
          </table:table-cell>
          <table:table-cell office:value-type="string" calcext:value-type="string">
            <text:p>&gt;tr|A0A0D9RZC5|A0A0D9RZC5_CHLSB Heat shock 110 kDa protein OS=Chlorocebus sabaeus OX=60711 GN=HSPH1 PE=3 SV=1</text:p>
            <text:p>MSVVGLDVGSQSCYIAVARAGGIETIANEFSDRCTPSVISFGSKNRTIGVAAKNQQITHA</text:p>
            <text:p>NNTVSNFKRFHGRAFNDPFIQKEKENLSYDLVPLKNGGVGIKVMYMGEEHLFSVEQITAM</text:p>
            <text:p>LLTKLKETAENSLKKPVTDCVISVPSFFTDAERRSVLDAAQIVGLNCLRLMNDMTAVALN</text:p>
            <text:p>YGIYKQDLPSLDEKPRIVVFVDMGHSAFQVSACAFNKGKLKVLGTAFDPFLGGKNFDEKL</text:p>
            <text:p>VEYFCAEFKTKYKLDAKSKIRALLRLYQECEKLKKLMSSNSTDLPLNIECFMNDKDVSGK</text:p>
            <text:p>MNRSQFEELCAELLQKIEVPLYSLMEQTHLKVEDVSAVEIVGGATRIPAVKERIAKFFGK</text:p>
            <text:p>DISTTLNADEAVARGCALQCAILSPAFKVREFSVTDAVPFPISLVWNHDSEDTEGVHEVF</text:p>
            <text:p>SRNHAAPFSKVLTFLRRGPFELEAFYSDPQGVPYPEAKIGRFVVQNVSAQKDGEKSRVKV</text:p>
            <text:p>KVRVNTHGIFTISTASMVEKVPTEENEMSSEADMECLNQRPPENTDTDKNVQQDNSEAGT</text:p>
            <text:p>QPQVQTDAQQTSQSPPSPELTSEENKIPDADKANEKKVDQPPEAKKPKIKVVNVELPIEA</text:p>
            <text:p>NLVWQLGKDLLNMYIETEGKMIMQDKLEKERNDAKNAVEEYVYEFRDKLCGPYEKFICEQ</text:p>
            <text:p>DHQNFLRLLTETEDWLYEEGEDQAKQAYVDKLEELMKIGTPVKVRFQEAEERPKMFEELG</text:p>
            <text:p>QRLQHYAKIAADFRNKDEKYNHIDESEMKKVEKSVNEVMEWMNNVMNAQAKKSLDQDPVV</text:p>
            <text:p>RAQEIKIKIKELNNTCEPVVTQPKPKIESPKLERTPNGPNIDKKEEDLEDKNNFGAEPPH</text:p>
            <text:p>QNGECYPNEKNSVNMDL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terogeneous nuclear ribonucleoprotein A2/B1 OS=Chlorocebus sabaeus OX=60711 GN=HNRNPA2B1 PE=4 SV=1</text:p>
          </table:table-cell>
          <table:table-cell office:value-type="string" calcext:value-type="string">
            <text:p>A0A0D9RNX3</text:p>
          </table:table-cell>
          <table:table-cell office:value-type="string" calcext:value-type="string">
            <text:p>A0A0D9QZF1_CHLSB</text:p>
          </table:table-cell>
          <table:table-cell office:value-type="string" calcext:value-type="string">
            <text:p>HNRNPA2B1</text:p>
          </table:table-cell>
          <table:table-cell office:value-type="string" calcext:value-type="string">
            <text:p>ROA1_HUMAN, A0A024RAZ7_HUMAN, A0A7I2V2Z4_HUMAN</text:p>
          </table:table-cell>
          <table:table-cell table:number-columns-repeated="3"/>
          <table:table-cell office:value-type="string" calcext:value-type="string">
            <text:p>[['Human Gene ID #1', 'C:catalytic step 2 spliceosome', 'C:cytoplasm', 'C:extracellular exosome', 'C:membrane', 'C:nucleoplasm', 'C:nucleus', 'C:ribonucleoprotein complex', 'C:spliceosomal complex', 'F:G-rich strand telomeric DNA binding', 'F:identical protein binding', 'F:miRNA binding', 'F:pre-mRNA binding', 'F:protein domain specific binding', 'F:RNA binding', 'F:single-stranded DNA binding', 'F:single-stranded RNA binding', 'F:telomeric repeat-containing RNA binding', 'P:cellular response to glucose starvation', 'P:cellular response to sodium arsenite', 'P:fibroblast growth factor receptor signaling pathway', 'P:import into nucleus', 'P:mRNA splicing, via spliceosome', 'P:mRNA transport', 'P:negative regulation of telomere maintenance via telomerase', 'P:nuclear export', 'P:positive regulation of telomere maintenance via telomerase', 'P:regulation of alternative mRNA splicing, via spliceosome', 'P:RNA export from nucleus', 'P:RNA metabolic process', 'P:viral process'], ['Human Gene ID #2', 'C:cytoplasm', 'C:nucleoplasm', 'F:RNA binding', 'P:mRNA processing', 'P:mRNA transport', 'P:RNA splicing'], ['Human Gene ID #3', 'NO GO TERMS ASSOCIATED']]</text:p>
          </table:table-cell>
          <table:table-cell office:value-type="string" calcext:value-type="string">
            <text:p>&gt;tr|A0A0D9QZF1|A0A0D9QZF1_CHLSB Helix-destabilizing protein OS=Chlorocebus sabaeus OX=60711 GN=HNRNPA1 PE=4 SV=1</text:p>
            <text:p>MSKSESPKEPEQLRKLFIGGLSFETTDESLRSHFEQWGTLTDCVVMRDPNTKRSRGFGFV</text:p>
            <text:p>TYATVEEVDAAMNARPHKVDGRVVEPKRAVSREDSQRPGAHLTVKKIFVGGIKEDTEEHH</text:p>
            <text:p>LRDYFEQYGKIEVIEIMTDRGSGKKRGFAFVTFDDHDSVDKIVIQKYHTVNGHNCEVRKA</text:p>
            <text:p>LSKQEMASASSSQRGRSGSGNFGGGRGGGFGGNDNFGRGGNFSGRGGFGGSRGGGGYGGS</text:p>
            <text:p>GDGYNGFGNDGGYGGGGPGYSGGGRGYGSGGQGYGNQGSGYGGSGSYDSYNNGGGGGFGG</text:p>
            <text:p>GSGSNFGGGGSYNDFGNYNNQSSNFGPMKGGNFGGRSSGPYGGGGQYFAKPRNQGGYGGS</text:p>
            <text:p>SSSSSYGSGRR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terogeneous nuclear ribonucleoprotein C (C1/C2) OS=Chlorocebus sabaeus OX=60711 GN=HNRNPC PE=4 SV=1</text:p>
          </table:table-cell>
          <table:table-cell office:value-type="string" calcext:value-type="string">
            <text:p>A0A0D9RVK4</text:p>
          </table:table-cell>
          <table:table-cell office:value-type="string" calcext:value-type="string">
            <text:p>A0A0D9RNX3_CHLSB</text:p>
          </table:table-cell>
          <table:table-cell office:value-type="string" calcext:value-type="string">
            <text:p>HNRNPC</text:p>
          </table:table-cell>
          <table:table-cell office:value-type="string" calcext:value-type="string">
            <text:p>ROA2_HUMAN, A0A024RA28_HUMAN, A0A7I2V4N0_HUMAN</text:p>
          </table:table-cell>
          <table:table-cell table:number-columns-repeated="3"/>
          <table:table-cell office:value-type="string" calcext:value-type="string">
            <text:p>[['Human Gene ID #1', 'C:Cajal body', 'C:catalytic step 2 spliceosome', 'C:chromosome, telomeric region', 'C:cytoplasm', 'C:extracellular exosome', 'C:membrane', 'C:nuclear matrix', 'C:nucleoplasm', 'C:nucleus', 'C:ribonucleoprotein complex', 'C:spliceosomal complex', 'F:G-rich strand telomeric DNA binding', 'F:identical protein binding', 'F:miRNA binding', "F:mRNA 3'-UTR binding", 'F:N6-methyladenosine-containing RNA binding', 'F:pre-mRNA intronic binding', 'F:RNA binding', 'F:single-stranded telomeric DNA binding', 'P:G-quadruplex DNA unwinding', 'P:interleukin-12-mediated signaling pathway', 'P:miRNA transport', 'P:mRNA export from nucleus', 'P:mRNA processing', 'P:mRNA splicing, via spliceosome', 'P:negative regulation of mRNA splicing, via spliceosome', 'P:negative regulation of transcription by RNA polymerase II', 'P:positive regulation of telomerase RNA reverse transcriptase activity', 'P:positive regulation of telomere maintenance via telomere lengthening', 'P:primary miRNA processing', 'P:RNA metabolic process', 'P:RNA transport', 'P:viral process'], ['Human Gene ID #2', 'C:extracellular region', 'F:RNA binding', 'P:mRNA export from nucleus', 'P:mRNA processing'], ['Human Gene ID #3', 'NO GO TERMS ASSOCIATED']]</text:p>
          </table:table-cell>
          <table:table-cell office:value-type="string" calcext:value-type="string">
            <text:p>&gt;tr|A0A0D9RNX3|A0A0D9RNX3_CHLSB Heterogeneous nuclear ribonucleoproteins A2/B1 OS=Chlorocebus sabaeus OX=60711 PE=4 SV=1</text:p>
            <text:p>MEKTLETVPLERKKREKEQFRKLFIGGLSFETTEESLRNYYEQWGKLTDCVVMRDPASKR</text:p>
            <text:p>SRGFGFVTFSSMAEVDAAMAARPHSIDGRVVEPKRAVAREESGKPGAHVTVKKLFVGGIK</text:p>
            <text:p>EDTEEHHLRDYFEEYGKIDTIEIITDRQSGKKRGFGFVTFDDHDPVDKIVLQKYHTINGH</text:p>
            <text:p>NAEVRKALSRQEMQEVQSSRSGRGGNFGFGDSRGGGGNFGPGPGSNFRGGSDGYGSGRGF</text:p>
            <text:p>GDGYNGYGGGPGGGNFGGSPGYGGGRGGYGGGGPGYGNQGGGYGGGYDNYGGGNYGSGNY</text:p>
            <text:p>NDFGNYNQQPSNYGPMKSGNFGGSRNMGGPYGGGNYGPGGSGGSGGYGGRSR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terogeneous nuclear ribonucleoprotein H1 OS=Chlorocebus sabaeus OX=60711 GN=HNRNPH1 PE=4 SV=1</text:p>
          </table:table-cell>
          <table:table-cell office:value-type="string" calcext:value-type="string">
            <text:p>A0A0D9R7T1</text:p>
          </table:table-cell>
          <table:table-cell office:value-type="string" calcext:value-type="string">
            <text:p>A0A0D9RVK4_CHLSB</text:p>
          </table:table-cell>
          <table:table-cell office:value-type="string" calcext:value-type="string">
            <text:p>HNRNPH1</text:p>
          </table:table-cell>
          <table:table-cell office:value-type="string" calcext:value-type="string">
            <text:p>B2R5W2_HUMAN, B4DY08_HUMAN, G3V4W0_HUMAN, G3V555_HUMAN, G3V575_HUMAN, G3V5V7_HUMAN</text:p>
          </table:table-cell>
          <table:table-cell table:number-columns-repeated="3"/>
          <table:table-cell office:value-type="string" calcext:value-type="string">
            <text:p>[['Human Gene ID #1', 'F:RNA binding'], ['Human Gene ID #2', 'F:RNA binding'], ['Human Gene ID #3', 'F:RNA binding'], ['Human Gene ID #4', 'C:nucleoplasm', 'F:RNA binding'], ['Human Gene ID #5', 'C:nucleoplasm', 'F:RNA binding'], ['Human Gene ID #6', 'NO GO TERMS ASSOCIATED']]</text:p>
          </table:table-cell>
          <table:table-cell office:value-type="string" calcext:value-type="string">
            <text:p>&gt;tr|A0A0D9RVK4|A0A0D9RVK4_CHLSB RRM domain-containing protein OS=Chlorocebus sabaeus OX=60711 GN=HNRNPC PE=3 SV=1</text:p>
            <text:p>MASNVTNKTDPRSMNSRVFIGNLNTLVVKKSDVEAIFSKYGKIVGCSVHKGFAFVQYVNE</text:p>
            <text:p>RNARAAVAGEDGRMIAGQVLDINLAAEPKVNRGKAGVKRSAAEMYGSSFDLDYDFQRDYY</text:p>
            <text:p>DRMYSYPARVPPPPPIARAVVPSKRQRVSGNTSRRGKSGFNSKSGQRGSSKSGKLKGDDL</text:p>
            <text:p>QAIKKELTQIKQKVDSLLENLEKIEKEQSKQAVEMKNDKSEEEQSSSSVKKDETNVKMES</text:p>
            <text:p>EGGADDSAEEGDLLDDDDNEDRGDDQLELIKDDEKEAEEGEDDRDSANGEDD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terogeneous nuclear ribonucleoprotein L OS=Chlorocebus sabaeus OX=60711 GN=HNRNPL PE=4 SV=1</text:p>
          </table:table-cell>
          <table:table-cell office:value-type="string" calcext:value-type="string">
            <text:p>A0A0D9QVC3</text:p>
          </table:table-cell>
          <table:table-cell office:value-type="string" calcext:value-type="string">
            <text:p>A0A0D9R7T1_CHLSB</text:p>
          </table:table-cell>
          <table:table-cell office:value-type="string" calcext:value-type="string">
            <text:p>HNRNPL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7T1|A0A0D9R7T1_CHLSB Heterogeneous nuclear ribonucleoprotein H1 OS=Chlorocebus sabaeus OX=60711 GN=HNRNPH1 PE=4 SV=1</text:p>
            <text:p>MMLGTEGGEGFVVKVRGLPWSCSADEVQRFFSDCKIQNGAQGIRFIYTREGRPSGEAFVE</text:p>
            <text:p>LESEDEVKLALKKDRETMGHRYVEVFKSNNVEMDWVLKHTGPNSPDTANDGFVRLRGLPF</text:p>
            <text:p>GCSKEEIVQFFSGLEIVPNGITLPVDFQGRSTGEAFVQFASQEIAEKALKKHKERIGHRY</text:p>
            <text:p>IEIFKSSRAEVRTHYDPPRKLMAMQRPGPYDRPGAGRGYNSIGRGAGFERMRRGAYGGGY</text:p>
            <text:p>GGYDDYNGYNDGYGFGSDRFGRDLNYCFSGMSDHRYGDGGSTFQSTTGHCVHMRGLPYRA</text:p>
            <text:p>TENDIYNFFSPLNPVRVHIEIGPDGRVTGEADVEFATHEDAVAAMSKDKANMQHRYVELF</text:p>
            <text:p>LNSTAGASGGAFGSQMIGDMGLPNQSSYDGPASQQLSGDYGGGCVWWPEQHEWIRPSFTG</text:p>
            <text:p>KL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terogeneous nuclear ribonucleoprotein M OS=Chlorocebus sabaeus OX=60711 GN=HNRNPM PE=4 SV=1</text:p>
          </table:table-cell>
          <table:table-cell office:value-type="string" calcext:value-type="string">
            <text:p>A0A0D9R6L1</text:p>
          </table:table-cell>
          <table:table-cell office:value-type="string" calcext:value-type="string">
            <text:p>A0A0D9QVC3_CHLSB</text:p>
          </table:table-cell>
          <table:table-cell office:value-type="string" calcext:value-type="string">
            <text:p>HNRNPM</text:p>
          </table:table-cell>
          <table:table-cell office:value-type="string" calcext:value-type="string">
            <text:p>HNRPL_HUMAN, A0A384N6C7_HUMAN, B2R959_HUMAN, M0QXS5_HUMAN, Q6NTA2_HUMAN</text:p>
          </table:table-cell>
          <table:table-cell table:number-columns-repeated="3"/>
          <table:table-cell office:value-type="string" calcext:value-type="string">
            <text:p>[['Human Gene ID #1', 'C:cytoplasm', 'C:extracellular exosome', 'C:membrane', 'C:nucleoplasm', 'C:nucleus', 'C:ribonucleoprotein complex', 'C:ribonucleoprotein granule', 'F:mRNA binding', 'F:pre-mRNA intronic binding', 'F:RNA binding', 'F:transcription regulatory region sequence-specific DNA binding', 'P:mRNA splicing, via spliceosome', 'P:regulation of alternative mRNA splicing, via spliceosome', 'P:regulation of RNA splicing', 'P:RNA metabolic process', 'P:RNA processing'], ['Human Gene ID #2', 'C:nucleus', 'F:RNA binding', 'P:mRNA processing'], ['Human Gene ID #3', 'C:nucleus', 'F:RNA binding', 'P:mRNA processing'], ['Human Gene ID #4', 'C:nucleoplasm', 'F:RNA binding', 'P:mRNA processing'], ['Human Gene ID #5', 'C:nucleus', 'F:RNA binding', 'P:mRNA processing']]</text:p>
          </table:table-cell>
          <table:table-cell office:value-type="string" calcext:value-type="string">
            <text:p>&gt;tr|A0A0D9QVC3|A0A0D9QVC3_CHLSB Uncharacterized protein OS=Chlorocebus sabaeus OX=60711 GN=HNRNPL PE=4 SV=1</text:p>
            <text:p>MSRRLLPRAEKRRRRLEQRQQPDEQRRRSGAMVKMAAAGGGGGGGRYYGGGSEGGRAPKR</text:p>
            <text:p>LKTDNAGDQHGGGGGGGGGAGAAGGGGGGENYDDPHKTPASPVVHIRGLIDGVVEADLVE</text:p>
            <text:p>ALQEFGPISYVVVMPKKRQALVEFEDVLGACNAVNYAADNQIYIAGHPAFVNYSTSQKIS</text:p>
            <text:p>RPGDSDDSRSVNSVLLFTILNPIYSITTDVLYTICNPCGPVQRIVIFRKNGVQAMVEFDS</text:p>
            <text:p>VQSAQRAKASLNGADIYSGCCTLKIEYAKPTRLNVFKNDQDTWDYTNPNLSGQGDPGSNP</text:p>
            <text:p>NKRQRQPPLLGDHPAEYGGPHGGYHSHYHDEGYGPPPPHYEGRRMGPPVGGHRRGPSRYG</text:p>
            <text:p>PQYGHPPPPPPPPEYGPHADSPVLMVYGLDQSKMNCDRVFNVFCLYGNVEKVKFMKSKPG</text:p>
            <text:p>AAMVEMADGYAVDRAITHLNNNFMFGQKLNVCVSKQPAIMPGQSYGLEDGSCSYKDFSES</text:p>
            <text:p>RNNRFSTPEQAAKNRIQHPSNVLHFFNAPLEVTEENFFEICDELGVKRPSSVKVFSGKSE</text:p>
            <text:p>RSSSGLLEWESKSDALETLGFLNHYQMKNPNGPYPYTLKLCFSTAQHA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terogeneous nuclear ribonucleoprotein R OS=Chlorocebus sabaeus OX=60711 GN=HNRNPR PE=4 SV=1</text:p>
          </table:table-cell>
          <table:table-cell office:value-type="string" calcext:value-type="string">
            <text:p>A0A0D9S897</text:p>
          </table:table-cell>
          <table:table-cell office:value-type="string" calcext:value-type="string">
            <text:p>A0A0D9R6L1_CHLSB</text:p>
          </table:table-cell>
          <table:table-cell office:value-type="string" calcext:value-type="string">
            <text:p>HNRNPR</text:p>
          </table:table-cell>
          <table:table-cell office:value-type="string" calcext:value-type="string">
            <text:p>HNRPM_HUMAN, M0R019_HUMAN, Q59ES8_HUMAN, Q7KYM9_HUMAN</text:p>
          </table:table-cell>
          <table:table-cell table:number-columns-repeated="3"/>
          <table:table-cell office:value-type="string" calcext:value-type="string">
            <text:p>[['Human Gene ID #1', 'C:catalytic step 2 spliceosome', 'C:collagen-containing extracellular matrix', 'C:cytoplasm', 'C:extracellular exosome', 'C:membrane', 'C:nuclear matrix', 'C:nucleolus', 'C:nucleoplasm', 'C:nucleus', 'C:paraspeckles', 'C:post-mRNA release spliceosomal complex', 'C:ribonucleoprotein complex', 'C:spliceosomal complex', 'F:mRNA binding', 'F:protein domain specific binding', 'F:RNA binding', 'P:alternative mRNA splicing, via spliceosome', 'P:fibroblast growth factor receptor signaling pathway', 'P:mRNA splicing, via spliceosome', 'P:regulation of mRNA stability involved in response to oxidative stress', 'P:RNA metabolic process'], ['Human Gene ID #2', 'F:RNA binding', 'P:mRNA splicing, via spliceosome'], ['Human Gene ID #3', 'F:RNA binding', 'P:mRNA splicing, via spliceosome'], ['Human Gene ID #4', 'F:RNA binding', 'P:mRNA splicing, via spliceosome']]</text:p>
          </table:table-cell>
          <table:table-cell office:value-type="string" calcext:value-type="string">
            <text:p>&gt;tr|A0A0D9R6L1|A0A0D9R6L1_CHLSB Heterogeneous nuclear ribonucleoprotein M OS=Chlorocebus sabaeus OX=60711 GN=HNRNPM PE=4 SV=1</text:p>
            <text:p>MAAGVEAAAEVAATEIKMEEESGAPGVPSGNGAPGPKGEERPAQNEKRKEKNIKRGGNRF</text:p>
            <text:p>EPYANPTKRYRAFITNIPFDVKWQSLKDLVKEKVGEVTYVELLMDAEGKSRGCAVVEFKM</text:p>
            <text:p>EESMKKAAEVLNKHSLSGRPLKVKEDPDGEHARRAMQKAGRLGSTVFVANLDYKVGWKKL</text:p>
            <text:p>KEVFSMAGVVVRADILEDKDGKSRGIGTVTFEQSIEAVQAISMFNGQLLFDRPMHVKMDE</text:p>
            <text:p>RALPKGDFFPPERPQQLPHGLGGIGMGLGPGGQPIDANHLNKGIGMGNIGPAGENDSAPC</text:p>
            <text:p>LGFWVDKCGLQVGAAGGSSEQEVGRGGGGGLVSSSEILSNALKRGEIIAKQGGGGGGGSV</text:p>
            <text:p>PGIERMGPGIDRLGGAGMERMGAGLGHGMDRVGSEIERMGLVMDRMGSVERMGSGIERMG</text:p>
            <text:p>PLGLDHMASSIERMGQTMERIGSGVERMGAGMGFGLERMAAPIDRVGQTIERMGSGVERM</text:p>
            <text:p>GPAIERMGLSMERMVPAGMGAGLERMGPVMDRMATGLERMGANNLERMGLERMGANSLER</text:p>
            <text:p>MGLERMGANSLERMGPAMGPALGAGIERMGLAMGGGGGASFDRAIEMERGNFGGSFAGSF</text:p>
            <text:p>GGAGGHAPGVARKACQIFVRNLPFDFTWKMLKDKFNECGHVLYADIKMENGKSKGCGVVK</text:p>
            <text:p>FESPEVAERACRMMNGMKLSGREIDVRIDRN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terogeneous nuclear ribonucleoprotein U OS=Chlorocebus sabaeus OX=60711 GN=HNRNPU PE=4 SV=1</text:p>
          </table:table-cell>
          <table:table-cell office:value-type="string" calcext:value-type="string">
            <text:p>A0A0D9RA32</text:p>
          </table:table-cell>
          <table:table-cell office:value-type="string" calcext:value-type="string">
            <text:p>A0A0D9S897_CHLSB</text:p>
          </table:table-cell>
          <table:table-cell office:value-type="string" calcext:value-type="string">
            <text:p>HNRNPU</text:p>
          </table:table-cell>
          <table:table-cell office:value-type="string" calcext:value-type="string">
            <text:p>A0A6Q8PH35_HUMAN</text:p>
          </table:table-cell>
          <table:table-cell table:number-columns-repeated="3"/>
          <table:table-cell office:value-type="string" calcext:value-type="string">
            <text:p>[['Human Gene ID #1', 'F:RNA binding']]</text:p>
          </table:table-cell>
          <table:table-cell office:value-type="string" calcext:value-type="string">
            <text:p>&gt;tr|A0A0D9S897|A0A0D9S897_CHLSB Heterogeneous nuclear ribonucleoprotein R OS=Chlorocebus sabaeus OX=60711 GN=HNRNPR PE=4 SV=1</text:p>
            <text:p>MLMLDSNKGVLFQVFVGKIPRDLYEDELVPLFEKAGPIWDLRLMMDPLSGQNRGYAFITF</text:p>
            <text:p>CGKEAAQEAVKLCDSYEIRPGKHLGVCISVANNRLFVGSIPKNKTKENILEEFSKVTEGL</text:p>
            <text:p>VDVILYHQPDDKKKNRGFCFLEYEDHKSAAQARRRLMSGKVKVWGNVVTVEWADPVEEPD</text:p>
            <text:p>PEVMAKVKVLFVRNLATTVTEEILEKSFSEFGKLERVKKLKDYAFVHFEDRGAAVKAMDE</text:p>
            <text:p>MNGKEIEGEEIEIVLAKPPDKKRKERQAARQASRSTAYEDYYYHPPPRMPPPIRGRGRGG</text:p>
            <text:p>GRGGYGYPPDYYGYEDYYDDYYGYDYHDYRGGYEDPYYGYDDGYAVRGRGGGRGGRGAPP</text:p>
            <text:p>PPRGRGAPPPRGRAGYSQRGAPLGPPRGSRGGRGGPAQQQRGRGSRGSRGNRGGNVGGKR</text:p>
            <text:p>KADGYNQPDSKRRQTNNQQNWGSQPIAQQPLQQGGDYSGNYGYNNDNQEFYQDTYGQQW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xokinase domain containing 1 OS=Chlorocebus sabaeus OX=60711 GN=HKDC1 PE=3 SV=1</text:p>
          </table:table-cell>
          <table:table-cell office:value-type="string" calcext:value-type="string">
            <text:p>A0A0D9R642</text:p>
          </table:table-cell>
          <table:table-cell office:value-type="string" calcext:value-type="string">
            <text:p>A0A0D9RA32_CHLSB</text:p>
          </table:table-cell>
          <table:table-cell office:value-type="string" calcext:value-type="string">
            <text:p>HKDC1</text:p>
          </table:table-cell>
          <table:table-cell office:value-type="string" calcext:value-type="string">
            <text:p>HNRPU_HUMAN, A0A087WVI9_HUMAN, A0A087WZF3_HUMAN, A0A1W2PP35_HUMAN, A0A1W2PPS1_HUMAN, A0A1X7SBS1_HUMAN, B3KX72_HUMAN, B4DLR3_HUMAN, Q7Z4Q5_HUMAN, Q96BA7_HUMAN, Q9UEL2_HUMAN</text:p>
          </table:table-cell>
          <table:table-cell table:number-columns-repeated="3"/>
          <table:table-cell office:value-type="string" calcext:value-type="string">
            <text:p>[['Human Gene ID #1', 'C:catalytic step 2 spliceosome', 'C:cell surface', 'C:centrosome', 'C:condensed chromosome kinetochore', 'C:CRD-mediated mRNA stability complex', 'C:cytoplasmic ribonucleoprotein granule', 'C:dendrite cytoplasm', 'C:inactive sex chromosome', 'C:kinetochore', 'C:membrane', 'C:midbody', 'C:mitotic spindle', 'C:mitotic spindle microtubule', 'C:mitotic spindle midzone', 'C:nuclear chromosome', 'C:nuclear matrix', 'C:nuclear speck', 'C:nucleoplasm', 'C:nucleus', 'C:protein-containing complex', 'C:ribonucleoprotein complex', 'C:spindle pole', 'C:telomerase holoenzyme complex', 'F:actin binding', 'F:ATP binding', 'F:chromatin binding', 'F:chromatin DNA binding', 'F:DNA binding', 'F:double-stranded DNA binding', 'F:double-stranded RNA binding', 'F:identical protein binding', "F:mRNA 3'-UTR binding", 'F:poly(A) binding', 'F:poly(C) RNA binding', 'F:poly(G) binding', 'F:pre-mRNA binding', 'F:promoter-specific chromatin binding', 'F:protein-containing complex binding', 'F:ribonucleoprotein complex binding', 'F:RNA binding', 'F:RNA polymerase II C-terminal domain binding', 'F:RNA polymerase II cis-regulatory region sequence-specific DNA binding', 'F:RNA polymerase II complex binding', 'F:sequence-specific double-stranded DNA binding', 'F:single-stranded DNA binding', 'F:single-stranded RNA binding', 'F:snRNA binding', 'F:telomerase RNA binding', 'F:TFIIH-class transcription factor complex binding', 'F:transcription corepressor activity', 'P:adaptive thermogenesis', 'P:cardiac muscle cell development', 'P:cell cycle', 'P:cell division', 'P:cellular response to glucocorticoid stimulus', 'P:cellular response to leukemia inhibitory factor', 'P:chromatin organization', 'P:circadian regulation of gene expression', 'P:CRD-mediated mRNA stabilization', 'P:dendritic transport of messenger ribonucleoprotein complex', 'P:dosage compensation by inactivation of X chromosome', 'P:maintenance of protein location in nucleus', 'P:mRNA splicing, via spliceosome', 'P:mRNA stabilization', 'P:negative regulation of kinase activity', 'P:negative regulation of stem cell differentiation', 'P:negative regulation of telomere maintenance via telomerase', 'P:negative regulation of transcription by RNA polymerase II', 'P:negative regulation of transcription elongation from RNA polymerase II promoter', 'P:osteoblast differentiation', 'P:positive regulation of attachment of mitotic spindle microtubules to kinetochore', 'P:positive regulation of brown fat cell differentiation', 'P:positive regulation of DNA topoisomerase (ATP-hydrolyzing) activity', 'P:positive regulation of stem cell proliferation', 'P:positive regulation of transcription by RNA polymerase II', 'P:protein localization to spindle microtubule', 'P:regulation of alternative mRNA splicing, via spliceosome', 'P:regulation of chromatin organization', 'P:regulation of mitotic cell cycle', 'P:regulation of mitotic spindle assembly', 'P:RNA localization to chromatin', 'P:RNA metabolic process', 'P:RNA processing', 'P:viral process'], ['Human Gene ID #2', 'NO GO TERMS ASSOCIATED'], ['Human Gene ID #3', 'C:nucleus'], ['Human Gene ID #4', 'C:nucleoplasm'], ['Human Gene ID #5', 'C:nucleus'], ['Human Gene ID #6', 'C:nucleoplasm'], ['Human Gene ID #7', 'C:nucleus'], ['Human Gene ID #8', 'C:nucleus'], ['Human Gene ID #9', 'C:nucleus'], ['Human Gene ID #10', 'C:nucleus'], ['Human Gene ID #11', 'C:nucleus']]</text:p>
          </table:table-cell>
          <table:table-cell office:value-type="string" calcext:value-type="string">
            <text:p>&gt;tr|A0A0D9RA32|A0A0D9RA32_CHLSB Uncharacterized protein OS=Chlorocebus sabaeus OX=60711 GN=HNRNPU PE=4 SV=1</text:p>
            <text:p>MSSSPVNVKKLKVSELKEELKKRRLSDKGLKAELMERLQAALDDEEAGGRPAMEPGNGSL</text:p>
            <text:p>DLGGDSAGRSGAGLEQEAAVGGDEEEEEEEEEEEGISALDGDQMELGEENGAAGAADSGP</text:p>
            <text:p>MEEEEAASEDENGDDQGFQEGEDELGDEEEGAGDENGHGEQQPQPPATQQQQTQQQRGAA</text:p>
            <text:p>KEAAGKSSGPTSLFAVTVAPPGARQGQQQAGGDGKTEQKGGDKKRGVKRPREDHGRGYFE</text:p>
            <text:p>YIEENKYSRAKSPQPPVEEEDEHFDDTVVCLDTYNCDLHFKISRDRLSASSLTMESFAFL</text:p>
            <text:p>WAGGRASYGVSKGKVCFEMKVTEKIPVRHLYTKDIDIHEVRIGWSLTTSGMLLGEEEFSY</text:p>
            <text:p>GYSLKGIKTCNCETEDYGEKFDENDVITCFANFESDEVELSYAKNGQDLGIAFKISKEVL</text:p>
            <text:p>AGRPLFPHVLCHNCAVEFNFGQKEKPYFPIPEEYTFIQNVPLEDRVRGPKGPEEKKDCEV</text:p>
            <text:p>VMMIGLPGAGKTTWVTKHAAENPGKYNILGTNTIMDKMMVAGFKKQMADTGKLNTLLQRA</text:p>
            <text:p>PQCLGKFIEIAARKKRNFILDQTNVSAAAQRRKMCLFAGFQRKAVVVCPKDEDYKQRTQK</text:p>
            <text:p>KAEVEGKDLPEHAVLKMKGNFTLPEVAECFDEITYVELQKEEAQKLLEQYKEESKKALPP</text:p>
            <text:p>EKKQNTGSKKSNKNKSGKNQFNRGGGHRGRGGFNMRGGNFRGGAPGNRGGYNRRGNMPQR</text:p>
            <text:p>GGGGGGSGGIGYPYPRAPVFPGRGSYSNRGNYNRGGMPNRGNYNQNFRGRGNNRGYKNQS</text:p>
            <text:p>QGYNQWQQGQFWGQKPWSQHYHQGY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cluster 1 H1 family member c OS=Chlorocebus sabaeus OX=60711 GN=HIST1H1C PE=3 SV=1</text:p>
          </table:table-cell>
          <table:table-cell office:value-type="string" calcext:value-type="string">
            <text:p>A0A0D9SCL7</text:p>
          </table:table-cell>
          <table:table-cell office:value-type="string" calcext:value-type="string">
            <text:p>A0A0D9R642_CHLSB</text:p>
          </table:table-cell>
          <table:table-cell office:value-type="string" calcext:value-type="string">
            <text:p>HIST1H1C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642|A0A0D9R642_CHLSB Hexokinase OS=Chlorocebus sabaeus OX=60711 GN=HKDC1 PE=3 SV=1</text:p>
            <text:p>MFAVHLMAFYFSKLKEDQIKKVDRFLYHMRLSDDTLLDIMRRFRAEMEKGLAKDTNPTAA</text:p>
            <text:p>VKMLPTFVRAIPDGSENGEFLSLDLGGSKFRVLKVQVAEEGKRHVQMESQFYPTPNEIIR</text:p>
            <text:p>GNGTELFEYVADCLADFMKTKDLKHKKLPLGLTFSFPCRQTKLEEGVLLSWTKKFKARGV</text:p>
            <text:p>QDTDVVSRLTKAMRRHKDMDVDILALVNDTVGTMMTCAYDDPYCEVGVIIGTGTNACYME</text:p>
            <text:p>DMSNIDLVEGDEGRMCINTEWGAFGDDGALEDIRTEFDRELDLGSLNPGKQMFEKMISGL</text:p>
            <text:p>YLGELVRLILLKMAKAGLLFGGEKSSALHTKGKIETRHVAAMEKYKEGLANTREILVDLG</text:p>
            <text:p>LEPSEADCIAVQHVCTIVSFRSANLCAAALAAILTRLRENKKVERLRTTVGVDGTLYKIH</text:p>
            <text:p>PQYPKRLHKVVRKLVPSCDVRFLLSESGSTKGAAMVTAVASRVQAQRKQIDKVLALFRLT</text:p>
            <text:p>REQLVDVQAKMRAELEYGLKKKSHGLATVRMLPTYVCGLPDGTEKGKFLALDLGGTNFRV</text:p>
            <text:p>LLVKIRSGRRSVRMYNKIFAIPLEIMQGTGEELFDHIVQCIADFLDYMGLKGASLPLGFT</text:p>
            <text:p>FSFPCRQMSIDKGTLIGWTKGFKATDCEGEDVVDMLREAIKRRNEFDLDIVAVVNDTVGT</text:p>
            <text:p>MMTCGYEDPNCEIGLIAGTGSNMCYMEDMRNIEMVEGDEGKMCINTEWGGFGDNGCIDDI</text:p>
            <text:p>RTRYDMEVDEGSLNPGKQRYEKMTSGMYLGEIVRQILIDLTKQGLLFRGQISERLRTRGI</text:p>
            <text:p>FETKFLSQIESDRLALLQVRTILQQLGLDSTCEDSIVVKEVCGAVSRRAAQLCGAGLAAI</text:p>
            <text:p>VEKRREDQGLEHLRITVGVDGTLYKLHPHFSRILQETVKELAPRCDVTFMLSEDGSGKGA</text:p>
            <text:p>ALITAVAKRLQQAQKE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cluster 1 H1 family member d OS=Chlorocebus sabaeus OX=60711 GN=HIST1H1D PE=3 SV=1</text:p>
          </table:table-cell>
          <table:table-cell office:value-type="string" calcext:value-type="string">
            <text:p>A0A0D9SCL1</text:p>
          </table:table-cell>
          <table:table-cell office:value-type="string" calcext:value-type="string">
            <text:p>A0A0D9SCL7_CHLSB</text:p>
          </table:table-cell>
          <table:table-cell office:value-type="string" calcext:value-type="string">
            <text:p>HIST1H1D</text:p>
          </table:table-cell>
          <table:table-cell office:value-type="string" calcext:value-type="string">
            <text:p>H12_HUMAN</text:p>
          </table:table-cell>
          <table:table-cell table:number-columns-repeated="3"/>
          <table:table-cell office:value-type="string" calcext:value-type="string">
            <text:p>[['Human Gene ID #1', 'C:euchromatin', 'C:nucleosome', 'C:nucleus', 'F:chromatin DNA binding', 'F:double-stranded DNA binding', 'F:nucleosomal DNA binding', 'F:RNA binding', 'P:chromosome condensation', 'P:negative regulation of chromatin silencing', 'P:negative regulation of DNA recombination', 'P:nucleosome assembly', 'P:nucleosome positioning']]</text:p>
          </table:table-cell>
          <table:table-cell office:value-type="string" calcext:value-type="string">
            <text:p>&gt;tr|A0A0D9SCL7|A0A0D9SCL7_CHLSB H15 domain-containing protein OS=Chlorocebus sabaeus OX=60711 GN=H1-2 PE=3 SV=1</text:p>
            <text:p>MSETAPVAPAAAPPAEKVPVKKKTAKKSGGPPRKASGPPVSELITKAVAASKERSGVSLA</text:p>
            <text:p>ALKKALAAAGYDVEKNNSRIKLGLKSLVSKGTLVQTKGTGASGSFKLNKKATSGEAKPKV</text:p>
            <text:p>KKVGAAKPKKPVGAAKKPRKATGGATPKKSAKKTPKKAKKPAAATVTKKVAKSPKKAKVA</text:p>
            <text:p>KPKKAAKSAAKSVKPKAAKPKVVKPKKAAPK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cluster 1 H1 family member e OS=Chlorocebus sabaeus OX=60711 GN=HIST1H1E PE=3 SV=1</text:p>
          </table:table-cell>
          <table:table-cell office:value-type="string" calcext:value-type="string">
            <text:p>A0A0D9SCL3</text:p>
          </table:table-cell>
          <table:table-cell office:value-type="string" calcext:value-type="string">
            <text:p>A0A0D9SCL1_CHLSB</text:p>
          </table:table-cell>
          <table:table-cell office:value-type="string" calcext:value-type="string">
            <text:p>HIST1H1E</text:p>
          </table:table-cell>
          <table:table-cell office:value-type="string" calcext:value-type="string">
            <text:p>H13_HUMAN</text:p>
          </table:table-cell>
          <table:table-cell table:number-columns-repeated="3"/>
          <table:table-cell office:value-type="string" calcext:value-type="string">
            <text:p>[['Human Gene ID #1', 'C:chromatin', 'C:euchromatin', 'C:nucleosome', 'C:nucleus', 'F:chromatin DNA binding', 'F:double-stranded DNA binding', 'F:nucleosomal DNA binding', 'F:RNA binding', 'P:chromosome condensation', 'P:negative regulation of chromatin silencing', 'P:negative regulation of DNA recombination', 'P:nucleosome assembly', 'P:nucleosome positioning']]</text:p>
          </table:table-cell>
          <table:table-cell office:value-type="string" calcext:value-type="string">
            <text:p>&gt;tr|A0A0D9SCL1|A0A0D9SCL1_CHLSB H15 domain-containing protein OS=Chlorocebus sabaeus OX=60711 GN=H1-3 PE=3 SV=1</text:p>
            <text:p>MSETAPVAPITPAPAEKIPVKKKAKKAGATAGKRKASGPPVSELITKAVAASKERSGVSL</text:p>
            <text:p>AALKKALAAAGYDVEKNNSRIKLGLKSLVSKGTLVQTKGTGASGSFKLNKKAASGEGKPK</text:p>
            <text:p>AKKAGSAKPRKPAAAAKKPKKASGAATPKKSVKKTPKKAKKPATAAGTKKVAKSAKKVKT</text:p>
            <text:p>PQPKKAAKSPAKAKVPKPKAAKPKSAKPKVTKAKKAAPK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H2A OS=Chlorocebus sabaeus OX=60711 GN=H2AFJ PE=3 SV=1</text:p>
          </table:table-cell>
          <table:table-cell office:value-type="string" calcext:value-type="string">
            <text:p>A0A0D9SD10</text:p>
          </table:table-cell>
          <table:table-cell office:value-type="string" calcext:value-type="string">
            <text:p>A0A0D9SCL3_CHLSB</text:p>
          </table:table-cell>
          <table:table-cell office:value-type="string" calcext:value-type="string">
            <text:p>H2AFJ</text:p>
          </table:table-cell>
          <table:table-cell office:value-type="string" calcext:value-type="string">
            <text:p>H12_HUMAN, H14_HUMAN, H15_HUMAN, A3R0T7_HUMAN, A3R0T8_HUMAN, B2R984_HUMAN, Q4VB24_HUMAN</text:p>
          </table:table-cell>
          <table:table-cell table:number-columns-repeated="3"/>
          <table:table-cell office:value-type="string" calcext:value-type="string">
            <text:p>[['Human Gene ID #1', 'C:euchromatin', 'C:nucleosome', 'C:nucleus', 'F:chromatin DNA binding', 'F:double-stranded DNA binding', 'F:nucleosomal DNA binding', 'F:RNA binding', 'P:chromosome condensation', 'P:negative regulation of chromatin silencing', 'P:negative regulation of DNA recombination', 'P:nucleosome assembly', 'P:nucleosome positioning'], ['Human Gene ID #2', 'C:heterochromatin', 'C:nucleosome', 'C:nucleus', 'F:ADP binding', 'F:AMP binding', 'F:ATP binding', 'F:calcium ion binding', 'F:chromatin DNA binding', 'F:dATP binding', 'F:double-stranded DNA binding', 'F:GTP binding', 'F:nucleosomal DNA binding', 'F:RNA binding', 'P:chromosome condensation', 'P:negative regulation of chromatin silencing', 'P:negative regulation of DNA recombination', 'P:nucleosome assembly', 'P:nucleosome positioning'], ['Human Gene ID #3', 'C:chromatin', 'C:heterochromatin', 'C:nucleosome', 'C:nucleus', 'F:chromatin DNA binding', 'F:double-stranded DNA binding', 'F:histone deacetylase binding', 'F:nucleosomal DNA binding', 'F:RNA binding', 'P:chromatin organization', 'P:chromosome condensation', 'P:establishment of protein localization to chromatin', 'P:negative regulation of chromatin silencing', 'P:negative regulation of DNA recombination', 'P:negative regulation of transcription by RNA polymerase II', 'P:nucleosome assembly', 'P:nucleosome positioning', 'P:positive regulation of cell growth', 'P:positive regulation of histone H3-K9 methylation', 'P:protein stabilization'], ['Human Gene ID #4', 'C:nucleosome', 'C:nucleus', 'F:DNA binding', 'P:nucleosome assembly'], ['Human Gene ID #5', 'C:nucleosome', 'C:nucleus', 'F:ADP binding', 'F:AMP binding', 'F:ATP binding', 'F:calcium ion binding', 'F:dATP binding', 'F:double-stranded DNA binding', 'F:GTP binding', 'P:nucleosome assembly'], ['Human Gene ID #6', 'C:nucleosome', 'C:nucleus', 'F:DNA binding', 'P:nucleosome assembly'], ['Human Gene ID #7', 'C:nucleosome', 'C:nucleus', 'F:DNA binding', 'P:nucleosome assembly']]</text:p>
          </table:table-cell>
          <table:table-cell office:value-type="string" calcext:value-type="string">
            <text:p>&gt;tr|A0A0D9SCL3|A0A0D9SCL3_CHLSB H15 domain-containing protein OS=Chlorocebus sabaeus OX=60711 GN=H1-4 PE=3 SV=1</text:p>
            <text:p>MSETAPAAPAAPAPAEKTPVKKKARKSAGAAKRKASGPPVSELITKAVAASKERSGVSLA</text:p>
            <text:p>ALKKALAAAGYDVEKNNSRIKLGLKSLVSKGTLVQTKGTGASGSFKLNKKAASGEAKPKA</text:p>
            <text:p>KKAGAAKAKKPTGAAKKPKKATGAATPKKSAKKTPKKAKKPAAAAGAKKAKSPKKAKAAK</text:p>
            <text:p>PKKAPKSPAKAKAVKPKAAKPKTAKPKAAKPKKAAAK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H2A OS=Chlorocebus sabaeus OX=60711 GN=H2AFV PE=3 SV=1</text:p>
          </table:table-cell>
          <table:table-cell office:value-type="string" calcext:value-type="string">
            <text:p>A0A0D9RT40</text:p>
          </table:table-cell>
          <table:table-cell office:value-type="string" calcext:value-type="string">
            <text:p>A0A0D9SD10_CHLSB</text:p>
          </table:table-cell>
          <table:table-cell office:value-type="string" calcext:value-type="string">
            <text:p>H2AFV</text:p>
          </table:table-cell>
          <table:table-cell office:value-type="string" calcext:value-type="string">
            <text:p>H2AJ_HUMAN, A0A024RAS2_HUMAN, H0YFX9_HUMAN</text:p>
          </table:table-cell>
          <table:table-cell table:number-columns-repeated="3"/>
          <table:table-cell office:value-type="string" calcext:value-type="string">
            <text:p>[['Human Gene ID #1', 'C:extracellular exosome', 'C:nucleosome', 'C:nucleus', 'F:DNA binding', 'F:protein heterodimerization activity', 'P:chromatin silencing'], ['Human Gene ID #2', 'C:nucleosome', 'C:nucleus', 'F:DNA binding', 'F:protein heterodimerization activity'], ['Human Gene ID #3', 'C:nucleosome', 'C:nucleus', 'F:DNA binding', 'F:protein heterodimerization activity']]</text:p>
          </table:table-cell>
          <table:table-cell office:value-type="string" calcext:value-type="string">
            <text:p>&gt;tr|A0A0D9SD10|A0A0D9SD10_CHLSB Histone H2A OS=Chlorocebus sabaeus OX=60711 GN=H2AJ PE=3 SV=1</text:p>
            <text:p>MSGRGKQGGKVRAKAKSRSSRAGLQFPVGRVHRLLRKGNYAERVGAGAPVYLAAVLEYLT</text:p>
            <text:p>AEILELAGNAARDNKKTRIIPRHLQLAIRNDEELNKLLGKVTIAQGGVLPNIQAVLLPKK</text:p>
            <text:p>TESQKAKS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H2A OS=Chlorocebus sabaeus OX=60711 GN=H2AFX PE=3 SV=1</text:p>
          </table:table-cell>
          <table:table-cell office:value-type="string" calcext:value-type="string">
            <text:p>A0A0D9S972</text:p>
          </table:table-cell>
          <table:table-cell office:value-type="string" calcext:value-type="string">
            <text:p>A0A0D9RT40_CHLSB</text:p>
          </table:table-cell>
          <table:table-cell office:value-type="string" calcext:value-type="string">
            <text:p>H2AFX</text:p>
          </table:table-cell>
          <table:table-cell office:value-type="string" calcext:value-type="string">
            <text:p>H2AV_HUMAN</text:p>
          </table:table-cell>
          <table:table-cell table:number-columns-repeated="3"/>
          <table:table-cell office:value-type="string" calcext:value-type="string">
            <text:p>[['Human Gene ID #1', 'C:extracellular exosome', 'C:nucleosome', 'C:nucleus', 'F:DNA binding', 'F:protein heterodimerization activity', 'P:chromatin silencing']]</text:p>
          </table:table-cell>
          <table:table-cell office:value-type="string" calcext:value-type="string">
            <text:p>&gt;tr|A0A0D9RT40|A0A0D9RT40_CHLSB Histone H2A OS=Chlorocebus sabaeus OX=60711 GN=H2AZ2 PE=3 SV=1</text:p>
            <text:p>MAGGKAGKDSGKAKAKAVSRSQRAGLQFPVGRIHRHLKTRTTSHGRVGATAAVYSAAILE</text:p>
            <text:p>YLTAEVLELAGNASKDLKVKRITPRHLQLAIRGDEELDSLIKATIAGGGVIPHIHKSLIG</text:p>
            <text:p>KKGQQKT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H2A OS=Chlorocebus sabaeus OX=60711 GN=HIST2H2AB PE=3 SV=1</text:p>
          </table:table-cell>
          <table:table-cell office:value-type="string" calcext:value-type="string">
            <text:p>A0A0D9SA92</text:p>
          </table:table-cell>
          <table:table-cell office:value-type="string" calcext:value-type="string">
            <text:p>A0A0D9S972_CHLSB</text:p>
          </table:table-cell>
          <table:table-cell office:value-type="string" calcext:value-type="string">
            <text:p>HIST2H2AB</text:p>
          </table:table-cell>
          <table:table-cell office:value-type="string" calcext:value-type="string">
            <text:p>H2AX_HUMAN</text:p>
          </table:table-cell>
          <table:table-cell table:number-columns-repeated="3"/>
          <table:table-cell office:value-type="string" calcext:value-type="string">
            <text:p>[['Human Gene ID #1', 'C:centrosome', 'C:condensed nuclear chromosome', 'C:extracellular exosome', 'C:male germ cell nucleus', 'C:nuclear speck', 'C:nucleoplasm', 'C:nucleosome', 'C:nucleus', 'C:replication fork', 'C:site of DNA damage', 'C:site of double-strand break', 'C:XY body', 'F:damaged DNA binding', 'F:DNA binding', 'F:enzyme binding', 'F:histone binding', 'F:protein heterodimerization activity', 'P:cellular response to DNA damage stimulus', 'P:cellular response to gamma radiation', 'P:cellular senescence', 'P:cerebral cortex development', 'P:chromatin silencing', 'P:DNA damage checkpoint', 'P:double-strand break repair', 'P:double-strand break repair via homologous recombination', 'P:double-strand break repair via nonhomologous end joining', 'P:meiotic cell cycle', 'P:nucleosome assembly', 'P:positive regulation of DNA repair', 'P:response to ionizing radiation', 'P:spermatogenesis', 'P:viral process']]</text:p>
          </table:table-cell>
          <table:table-cell office:value-type="string" calcext:value-type="string">
            <text:p>&gt;tr|A0A0D9S972|A0A0D9S972_CHLSB Histone H2A OS=Chlorocebus sabaeus OX=60711 GN=H2AX PE=3 SV=1</text:p>
            <text:p>MSGRGKTGGKARAKAKSRSSRAGLQFPVGRVHRLLRKGHYAERVGAGAPVYLAAVLEYLT</text:p>
            <text:p>AEILELAGNAARDNKKTRIIPRHLQLAIRNDEELNKLLGGVTIAQGGVLPNIQAVLLPKK</text:p>
            <text:p>TSATVGPKAPSGGKKATQASQE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H2B OS=Chlorocebus sabaeus OX=60711 GN=HIST1H2BM PE=3 SV=1</text:p>
          </table:table-cell>
          <table:table-cell office:value-type="string" calcext:value-type="string">
            <text:p>A0A0D9SCK2</text:p>
          </table:table-cell>
          <table:table-cell office:value-type="string" calcext:value-type="string">
            <text:p>A0A0D9SA92_CHLSB</text:p>
          </table:table-cell>
          <table:table-cell office:value-type="string" calcext:value-type="string">
            <text:p>HIST1H2BM</text:p>
          </table:table-cell>
          <table:table-cell office:value-type="string" calcext:value-type="string">
            <text:p>H2A2B_HUMAN</text:p>
          </table:table-cell>
          <table:table-cell table:number-columns-repeated="3"/>
          <table:table-cell office:value-type="string" calcext:value-type="string">
            <text:p>[['Human Gene ID #1', 'C:extracellular exosome', 'C:nucleosome', 'C:nucleus', 'F:DNA binding', 'F:protein heterodimerization activity', 'P:chromatin silencing']]</text:p>
          </table:table-cell>
          <table:table-cell office:value-type="string" calcext:value-type="string">
            <text:p>&gt;tr|A0A0D9SA92|A0A0D9SA92_CHLSB Histone H2A OS=Chlorocebus sabaeus OX=60711 GN=H2AC21 PE=3 SV=1</text:p>
            <text:p>MSGRGKQGGKARAKAKSRSSRAGLQFPVGRVHRLLRKGNYAERVGAGAPVYLAAVLEYLT</text:p>
            <text:p>AEILELAGNAARDNKKTRIIPRHLQLAVRNDEELNKLLGGVTIAQGGVLPNIQAVLLPKK</text:p>
            <text:p>TESHKPGKN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H2B OS=Chlorocebus sabaeus OX=60711 GN=HIST2H2BF PE=3 SV=1</text:p>
          </table:table-cell>
          <table:table-cell office:value-type="string" calcext:value-type="string">
            <text:p>A0A0D9SA85</text:p>
          </table:table-cell>
          <table:table-cell office:value-type="string" calcext:value-type="string">
            <text:p>A0A0D9SCK2_CHLSB</text:p>
          </table:table-cell>
          <table:table-cell office:value-type="string" calcext:value-type="string">
            <text:p>HIST2H2BF</text:p>
          </table:table-cell>
          <table:table-cell office:value-type="string" calcext:value-type="string">
            <text:p>H2B1M_HUMAN, I6L9F7_HUMAN</text:p>
          </table:table-cell>
          <table:table-cell table:number-columns-repeated="3"/>
          <table:table-cell office:value-type="string" calcext:value-type="string">
            <text:p>[['Human Gene ID #1', 'C:cytosol', 'C:extracellular exosome', 'C:nucleoplasm', 'C:nucleosome', 'C:nucleus', 'F:DNA binding', 'F:protein heterodimerization activity', 'P:nucleosome assembly', 'P:protein ubiquitination'], ['Human Gene ID #2', 'C:nucleosome', 'C:nucleus', 'F:DNA binding', 'F:protein heterodimerization activity']]</text:p>
          </table:table-cell>
          <table:table-cell office:value-type="string" calcext:value-type="string">
            <text:p>&gt;tr|A0A0D9SCK2|A0A0D9SCK2_CHLSB Histone H2B OS=Chlorocebus sabaeus OX=60711 GN=H2BC14 PE=3 SV=1</text:p>
            <text:p>MPEPLKSAPAPKKGSKKAINKAQKKDGKKRKRSRKESYSVYVYKVLKQVHPDTGISSKAM</text:p>
            <text:p>GIMNSFVNDIFERIAGEASRLAHYNKRSTITSREIQTAVRLLLPGELAKHAVSEGTKAVT</text:p>
            <text:p>KYTSS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H2B OS=Chlorocebus sabaeus OX=60711 PE=3 SV=1</text:p>
          </table:table-cell>
          <table:table-cell office:value-type="string" calcext:value-type="string">
            <text:p>A0A0D9SA34</text:p>
          </table:table-cell>
          <table:table-cell office:value-type="string" calcext:value-type="string">
            <text:p>A0A0D9SA85_CHLSB</text:p>
          </table:table-cell>
          <table:table-cell/>
          <table:table-cell office:value-type="string" calcext:value-type="string">
            <text:p>H2B2F_HUMAN</text:p>
          </table:table-cell>
          <table:table-cell table:number-columns-repeated="3"/>
          <table:table-cell office:value-type="string" calcext:value-type="string">
            <text:p>[['Human Gene ID #1', 'C:cytosol', 'C:extracellular exosome', 'C:nucleoplasm', 'C:nucleosome', 'C:nucleus', 'F:DNA binding', 'F:protein heterodimerization activity', 'P:nucleosome assembly']]</text:p>
          </table:table-cell>
          <table:table-cell office:value-type="string" calcext:value-type="string">
            <text:p>&gt;tr|A0A0D9SA85|A0A0D9SA85_CHLSB Histone H2B OS=Chlorocebus sabaeus OX=60711 GN=H2BC18 PE=3 SV=1</text:p>
            <text:p>MPDPAKSAPAPKKGSKKAVTKVQKKDGKKRKRSRKESYSVYVYKVLKQVHPDTGISSKAM</text:p>
            <text:p>GIMNSFVNDIFERIAGEASRLAHYNKRSTITSREIQTAVRLLLPGELAKHAVSEGTKAVT</text:p>
            <text:p>KYTSS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stone H4 OS=Chlorocebus sabaeus OX=60711 PE=3 SV=1</text:p>
          </table:table-cell>
          <table:table-cell office:value-type="string" calcext:value-type="string">
            <text:p>A0A0D9SD09</text:p>
          </table:table-cell>
          <table:table-cell office:value-type="string" calcext:value-type="string">
            <text:p>A0A0D9SA34_CHLSB</text:p>
          </table:table-cell>
          <table:table-cell/>
          <table:table-cell office:value-type="string" calcext:value-type="string">
            <text:p>H2B3B_HUMAN</text:p>
          </table:table-cell>
          <table:table-cell table:number-columns-repeated="3"/>
          <table:table-cell office:value-type="string" calcext:value-type="string">
            <text:p>[['Human Gene ID #1', 'C:cytosol', 'C:nucleoplasm', 'C:nucleosome', 'C:nucleus', 'F:DNA binding', 'F:protein heterodimerization activity', 'P:nucleosome assembly']]</text:p>
          </table:table-cell>
          <table:table-cell office:value-type="string" calcext:value-type="string">
            <text:p>&gt;tr|A0A0D9SA34|A0A0D9SA34_CHLSB Histone H2B OS=Chlorocebus sabaeus OX=60711 PE=3 SV=1</text:p>
            <text:p>MPEPSRAAPAPKKGSKKAITKTQKKDGKKRKRGRKESYSIYVYKVLKQVHPDTGISSKAM</text:p>
            <text:p>GIMNSFVNDIFERIASEASRLAHYNKRSTITSREVQTAVRLLLPGELAKHAVSEGTKAVT</text:p>
            <text:p>KYTSS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droxyacyl-CoA dehydrogenase trifunctional multienzyme complex subunit alpha OS=Chlorocebus sabaeus OX=60711 GN=HADHA PE=3 SV=1</text:p>
          </table:table-cell>
          <table:table-cell office:value-type="string" calcext:value-type="string">
            <text:p>A0A0D9R8Q2</text:p>
          </table:table-cell>
          <table:table-cell office:value-type="string" calcext:value-type="string">
            <text:p>A0A0D9SD09_CHLSB</text:p>
          </table:table-cell>
          <table:table-cell office:value-type="string" calcext:value-type="string">
            <text:p>HADHA</text:p>
          </table:table-cell>
          <table:table-cell office:value-type="string" calcext:value-type="string">
            <text:p>H4_HUMAN, B2R4R0_HUMAN</text:p>
          </table:table-cell>
          <table:table-cell table:number-columns-repeated="3"/>
          <table:table-cell office:value-type="string" calcext:value-type="string">
            <text:p>[['Human Gene ID #1', 'C:chromosome, telomeric region', 'C:extracellular exosome', 'C:extracellular region', 'C:membrane', 'C:nuclear chromosome', 'C:nucleoplasm', 'C:nucleosome', 'C:nucleus', 'C:protein-containing complex', 'F:DNA binding', 'F:protein domain specific binding', 'F:protein heterodimerization activity', 'F:RNA binding', 'P:amyloid fibril formation', 'P:CENP-A containing nucleosome assembly', 'P:depurination', 'P:DNA replication-dependent nucleosome assembly', 'P:DNA replication-independent nucleosome assembly', 'P:DNA-templated transcription, initiation', 'P:double-strand break repair', 'P:double-strand break repair via nonhomologous end joining', 'P:mitotic chromosome condensation', 'P:negative regulation of DNA recombination at telomere', 'P:negative regulation of gene expression, epigenetic', 'P:negative regulation of megakaryocyte differentiation', 'P:nucleosome assembly', 'P:positive regulation of histone exchange', 'P:rDNA heterochromatin assembly', 'P:regulation of androgen receptor signaling pathway', 'P:regulation of gene silencing by miRNA', 'P:regulation of megakaryocyte differentiation', 'P:telomere capping', 'P:telomere organization', 'P:viral life cycle'], ['Human Gene ID #2', 'C:nucleosome', 'C:nucleus', 'F:DNA binding', 'F:protein heterodimerization activity', 'P:DNA-templated transcription, initiation']]</text:p>
          </table:table-cell>
          <table:table-cell office:value-type="string" calcext:value-type="string">
            <text:p>&gt;tr|A0A0D9SD09|A0A0D9SD09_CHLSB Histone H4 OS=Chlorocebus sabaeus OX=60711 GN=H4-16 PE=3 SV=1</text:p>
            <text:p>MSGRGKGGKGLGKGGAKRHRKVLRDNIQGITKPAIRRLARRGGVKRISGLIYEETRGVLK</text:p>
            <text:p>VFLENVIRDAVTYTEHAKRKTVTAMDVVYALKRQGRTLYGFG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poxanthine phosphoribosyltransferase 1 OS=Chlorocebus sabaeus OX=60711 GN=HPRT1 PE=4 SV=1</text:p>
          </table:table-cell>
          <table:table-cell office:value-type="string" calcext:value-type="string">
            <text:p>A0A0D9R5X8</text:p>
          </table:table-cell>
          <table:table-cell office:value-type="string" calcext:value-type="string">
            <text:p>A0A0D9R8Q2_CHLSB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ECHA_HUMAN, B4DDZ5_HUMAN, B4DRH6_HUMAN, E9KL44_HUMAN</text:p>
          </table:table-cell>
          <table:table-cell table:number-columns-repeated="3"/>
          <table:table-cell office:value-type="string" calcext:value-type="string">
            <text:p>[['Human Gene ID #1', 'C:mitochondrial fatty acid beta-oxidation multienzyme complex', 'C:mitochondrial inner membrane', 'C:mitochondrial nucleoid', 'C:mitochondrion', 'F:3-hydroxyacyl-CoA dehydrogenase activity', 'F:acetyl-CoA C-acetyltransferase activity', 'F:enoyl-CoA hydratase activity', 'F:long-chain-3-hydroxyacyl-CoA dehydrogenase activity', 'F:NAD+ binding', 'P:cardiolipin acyl-chain remodeling', 'P:fatty acid beta-oxidation'], ['Human Gene ID #2', 'C:mitochondrial fatty acid beta-oxidation multienzyme complex', 'F:3-hydroxyacyl-CoA dehydrogenase activity', 'F:enoyl-CoA hydratase activity', 'F:NAD+ binding', 'P:fatty acid beta-oxidation'], ['Human Gene ID #3', 'C:mitochondrial fatty acid beta-oxidation multienzyme complex', 'F:3-hydroxyacyl-CoA dehydrogenase activity', 'F:enoyl-CoA hydratase activity', 'F:NAD+ binding', 'P:fatty acid beta-oxidation'], ['Human Gene ID #4', 'C:mitochondrial fatty acid beta-oxidation multienzyme complex', 'C:mitochondrion', 'F:3-hydroxyacyl-CoA dehydrogenase activity', 'F:enoyl-CoA hydratase activity', 'F:NAD+ binding', 'P:fatty acid beta-oxidation']]</text:p>
          </table:table-cell>
          <table:table-cell office:value-type="string" calcext:value-type="string">
            <text:p>&gt;tr|A0A0D9R8Q2|A0A0D9R8Q2_CHLSB Enoyl-CoA hydratase OS=Chlorocebus sabaeus OX=60711 GN=HADHA PE=3 SV=1</text:p>
            <text:p>MVACRAIGILSRFSAFRILRSRGYICRNFTGSSALLTRTHINYGVKGDVAVVRINSPNSK</text:p>
            <text:p>VNTLSKELHSEFTEVMNEIWASDQIRSAVLISSKPGCFIAGADINMLSACKTLQEVTQLS</text:p>
            <text:p>QEAQRILEKLEKSPKPVVAAINGSCLGGGLELAISCQYRIATKDRKTVLGVPEVLLGALP</text:p>
            <text:p>GAGGTQRLPKMVGVPAALDMMLTGRNIRADRAKKMGLVDQLVEPLGPGLKPPEERTMEYL</text:p>
            <text:p>EEVAITFAKGLADKKISPKRNKGLVEKLTAYAMTIPFVRQQVYKKVEEKVRKQTKGLYPA</text:p>
            <text:p>PLKIIDVVKTGIEQGSDAGYLSESQKFGELVMTKESKALMGLYHGQVLCKKNKFGAPQKD</text:p>
            <text:p>VKHLAILGAGLMGAGIAQVSVDKGLKTILKDATLTGLDRGQQQVFKGLNDKVKKKALTSF</text:p>
            <text:p>ERDSIFSNLTGQLDYQGFEKADMVIEAVFEDLSLKHRVLKEVEAVIPDHCIFASNTSALP</text:p>
            <text:p>ISEIAAVSKRPEKVIGMHYFSPVDKMQLLEIITTEKTSRDTSASAVAVGLKQGKVIIVVK</text:p>
            <text:p>DGPGFYTTRCLAPMMSEVIRILQEGVDPKKLDSLTTSFGFPVGAATLVDEVGVDVAKHVA</text:p>
            <text:p>EDLGKVFGERFGGGNPELLTQMVSKGFLGRKSGKGFYIYQEGVKRKDLNSDMDSILASLK</text:p>
            <text:p>LPPKSEVSSDEDIQFRLVTRFVNEAVMCLQEGILATPAEGDIGAVFGLGFPPCLGGPFRF</text:p>
            <text:p>VDLYGAQKIVDRLQKYEAAYGKQFTPCQLLADHANSPNKKFY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 rod domain-containing protein OS=Chlorocebus sabaeus OX=60711 PE=3 SV=1</text:p>
          </table:table-cell>
          <table:table-cell office:value-type="string" calcext:value-type="string">
            <text:p>A0A0D9SC49</text:p>
          </table:table-cell>
          <table:table-cell office:value-type="string" calcext:value-type="string">
            <text:p>A0A0D9R5X8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5X8|A0A0D9R5X8_CHLSB Hypoxanthine phosphoribosyltransferase 1 OS=Chlorocebus sabaeus OX=60711 GN=HPRT1 PE=4 SV=1</text:p>
            <text:p>MATRSPGVVISDDEPGYDLDLFCIPNHYAEDLERVFIPHGLIMDRTERLARDVMKEMGGH</text:p>
            <text:p>HIVALCVLKGGYKFFADLLDYIKALNRNSDRSIPMTVDFIRLKSYCNDQSTGDIKVIGGD</text:p>
            <text:p>DLSTLTGKNVLIVEDIIDTGKTMQTLLSLVRQYNPKMVKVTRY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 rod domain-containing protein OS=Chlorocebus sabaeus OX=60711 PE=3 SV=1</text:p>
          </table:table-cell>
          <table:table-cell office:value-type="string" calcext:value-type="string">
            <text:p>A0A0D9SAU5</text:p>
          </table:table-cell>
          <table:table-cell office:value-type="string" calcext:value-type="string">
            <text:p>A0A0D9SC49_CHLSB</text:p>
          </table:table-cell>
          <table:table-cell/>
          <table:table-cell office:value-type="string" calcext:value-type="string">
            <text:p>K1C18_HUMAN, A0A024RAY2_HUMAN, B2RA03_HUMAN, F8VZY9_HUMAN, I6L965_HUMAN</text:p>
          </table:table-cell>
          <table:table-cell table:number-columns-repeated="3"/>
          <table:table-cell office:value-type="string" calcext:value-type="string">
            <text:p>[['Human Gene ID #1', 'C:adherens junction', 'C:centriolar satellite', 'C:cytoplasm', 'C:cytosol', 'C:external side of plasma membrane', 'C:extracellular exosome', 'C:intermediate filament', 'C:keratin filament', 'C:microtubule organizing center', 'C:nucleolus', 'C:perinuclear region of cytoplasm', 'C:protein-containing complex', 'F:cadherin binding involved in cell-cell adhesion', 'F:RNA binding', 'F:scaffold protein binding', 'F:structural molecule activity', 'P:anatomical structure morphogenesis', 'P:cell cycle', 'P:cholangiocyte apoptotic process', 'P:cornification', 'P:extrinsic apoptotic signaling pathway', 'P:Golgi to plasma membrane CFTR protein transport', 'P:hepatocyte apoptotic process', 'P:hepatocyte differentiation', 'P:intermediate filament cytoskeleton organization', 'P:keratinization', 'P:mesenchymal stem cell differentiation', 'P:negative regulation of apoptotic process', 'P:response to fructose', 'P:response to nutrient levels', 'P:tumor necrosis factor-mediated signaling pathway', 'P:viral process'], ['Human Gene ID #2', 'C:cytosol', 'C:external side of plasma membrane', 'C:extracellular space', 'C:keratin filament', 'C:protein-containing complex', 'F:structural molecule activity', 'P:cholangiocyte apoptotic process', 'P:extrinsic apoptotic signaling pathway', 'P:hepatocyte apoptotic process', 'P:hepatocyte differentiation', 'P:mesenchymal stem cell differentiation', 'P:response to fructose', 'P:response to nutrient levels', 'P:tumor necrosis factor-mediated signaling pathway'], ['Human Gene ID #3', 'C:intermediate filament', 'F:structural molecule activity'], ['Human Gene ID #4', 'C:cytosol', 'C:intermediate filament', 'F:structural molecule activity'], ['Human Gene ID #5', 'C:intermediate filament', 'F:structural molecule activity']]</text:p>
          </table:table-cell>
          <table:table-cell office:value-type="string" calcext:value-type="string">
            <text:p>&gt;tr|A0A0D9SC49|A0A0D9SC49_CHLSB IF rod domain-containing protein OS=Chlorocebus sabaeus OX=60711 PE=3 SV=1</text:p>
            <text:p>MSFTTRSTFSTNYRSLGSVQAPSYGARPVSSAASVYAGAGGSGSRISVSRSTSFWGGMGS</text:p>
            <text:p>GGLDSGMAGGLAGMGGIQNEKETMQSLNDRLASYLDRVRSLETENRRLESKIREHLEKKG</text:p>
            <text:p>PQVRDWSHYFKIIEDLRAQIFANTVDNARIVLQIDNARLAADDFRVKYETELAMRQSVEN</text:p>
            <text:p>DIHGLRKVIDDTNVTRLQLETEIEALKEELLFMKKNHEEEVKGLQAQIASSGLTVEVDAP</text:p>
            <text:p>KSQDLAKIMADIWAQYDELARKNQEELDKYWSQQIEESTTVVTTQSAEVGAAETTLTELR</text:p>
            <text:p>RTVQSLEIDLDSMRNLKASLENSLREVEARYALQMEQLNGILLHLESELAQTRAEGQRQA</text:p>
            <text:p>QEYEALLNIKVKLEAEIATYRRLLEDGEEFNLGDALDSSNSMQTIQKTTTRRIVDGKVVS</text:p>
            <text:p>ETNDTKVLR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 rod domain-containing protein OS=Chlorocebus sabaeus OX=60711 PE=3 SV=1</text:p>
          </table:table-cell>
          <table:table-cell office:value-type="string" calcext:value-type="string">
            <text:p>A0A0D9SCP7</text:p>
          </table:table-cell>
          <table:table-cell office:value-type="string" calcext:value-type="string">
            <text:p>A0A0D9SAU5_CHLSB</text:p>
          </table:table-cell>
          <table:table-cell/>
          <table:table-cell office:value-type="string" calcext:value-type="string">
            <text:p>K1C18_HUMAN, A0A024RAY2_HUMAN, B2RA03_HUMAN, F8VZY9_HUMAN, I6L965_HUMAN</text:p>
          </table:table-cell>
          <table:table-cell table:number-columns-repeated="3"/>
          <table:table-cell office:value-type="string" calcext:value-type="string">
            <text:p>[['Human Gene ID #1', 'C:adherens junction', 'C:centriolar satellite', 'C:cytoplasm', 'C:cytosol', 'C:external side of plasma membrane', 'C:extracellular exosome', 'C:intermediate filament', 'C:keratin filament', 'C:microtubule organizing center', 'C:nucleolus', 'C:perinuclear region of cytoplasm', 'C:protein-containing complex', 'F:cadherin binding involved in cell-cell adhesion', 'F:RNA binding', 'F:scaffold protein binding', 'F:structural molecule activity', 'P:anatomical structure morphogenesis', 'P:cell cycle', 'P:cholangiocyte apoptotic process', 'P:cornification', 'P:extrinsic apoptotic signaling pathway', 'P:Golgi to plasma membrane CFTR protein transport', 'P:hepatocyte apoptotic process', 'P:hepatocyte differentiation', 'P:intermediate filament cytoskeleton organization', 'P:keratinization', 'P:mesenchymal stem cell differentiation', 'P:negative regulation of apoptotic process', 'P:response to fructose', 'P:response to nutrient levels', 'P:tumor necrosis factor-mediated signaling pathway', 'P:viral process'], ['Human Gene ID #2', 'C:cytosol', 'C:external side of plasma membrane', 'C:extracellular space', 'C:keratin filament', 'C:protein-containing complex', 'F:structural molecule activity', 'P:cholangiocyte apoptotic process', 'P:extrinsic apoptotic signaling pathway', 'P:hepatocyte apoptotic process', 'P:hepatocyte differentiation', 'P:mesenchymal stem cell differentiation', 'P:response to fructose', 'P:response to nutrient levels', 'P:tumor necrosis factor-mediated signaling pathway'], ['Human Gene ID #3', 'C:intermediate filament', 'F:structural molecule activity'], ['Human Gene ID #4', 'C:cytosol', 'C:intermediate filament', 'F:structural molecule activity'], ['Human Gene ID #5', 'C:intermediate filament', 'F:structural molecule activity']]</text:p>
          </table:table-cell>
          <table:table-cell office:value-type="string" calcext:value-type="string">
            <text:p>&gt;tr|A0A0D9SAU5|A0A0D9SAU5_CHLSB IF rod domain-containing protein OS=Chlorocebus sabaeus OX=60711 PE=3 SV=1</text:p>
            <text:p>MSFTTRSTFSTNYRSLGSVQAPSYGARPVSSAASVYAGAGGSGSRISVSRSTSFRGGMGS</text:p>
            <text:p>GGLTSGMAGGLAGMGGIQNEKETMQSLNDRLASYLDRVRSLETQNQRLESKIREHLEKKG</text:p>
            <text:p>PQVRDWSHYFKIIEDLRAQIFANTVDNARIVLQIDNARLAADNFRVKYETELAMRQSVEN</text:p>
            <text:p>DIHGLCKVIDDTNVTRLQLETEIEALKEELLFMKKNHEEEVKGLQAQIASSGLTVEVDAP</text:p>
            <text:p>KSQDLAKIMADIRAQYDELARKNREELDKYWSQQIEESTTVVTTQSAEVGAAETTLTELR</text:p>
            <text:p>RTVQSLEIDLDSMRNLKASLENSLREVEARYALQMEQLNGILLHLESELAQTRAEGQRQA</text:p>
            <text:p>QEYEALLNIKVKLEAEIATYRRLLEDGEEFNLGDALDSSNSVQTIQKTATRPIVDSKVVS</text:p>
            <text:p>ETNDTKVLR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 rod domain-containing protein OS=Chlorocebus sabaeus OX=60711 PE=3 SV=1</text:p>
          </table:table-cell>
          <table:table-cell office:value-type="string" calcext:value-type="string">
            <text:p>A0A0D9R070</text:p>
          </table:table-cell>
          <table:table-cell office:value-type="string" calcext:value-type="string">
            <text:p>A0A0D9SCP7_CHLSB</text:p>
          </table:table-cell>
          <table:table-cell/>
          <table:table-cell office:value-type="string" calcext:value-type="string">
            <text:p>K1C18_HUMAN, A0A024RAY2_HUMAN, B2RA03_HUMAN, F8VZY9_HUMAN, I6L965_HUMAN</text:p>
          </table:table-cell>
          <table:table-cell table:number-columns-repeated="3"/>
          <table:table-cell office:value-type="string" calcext:value-type="string">
            <text:p>[['Human Gene ID #1', 'C:adherens junction', 'C:centriolar satellite', 'C:cytoplasm', 'C:cytosol', 'C:external side of plasma membrane', 'C:extracellular exosome', 'C:intermediate filament', 'C:keratin filament', 'C:microtubule organizing center', 'C:nucleolus', 'C:perinuclear region of cytoplasm', 'C:protein-containing complex', 'F:cadherin binding involved in cell-cell adhesion', 'F:RNA binding', 'F:scaffold protein binding', 'F:structural molecule activity', 'P:anatomical structure morphogenesis', 'P:cell cycle', 'P:cholangiocyte apoptotic process', 'P:cornification', 'P:extrinsic apoptotic signaling pathway', 'P:Golgi to plasma membrane CFTR protein transport', 'P:hepatocyte apoptotic process', 'P:hepatocyte differentiation', 'P:intermediate filament cytoskeleton organization', 'P:keratinization', 'P:mesenchymal stem cell differentiation', 'P:negative regulation of apoptotic process', 'P:response to fructose', 'P:response to nutrient levels', 'P:tumor necrosis factor-mediated signaling pathway', 'P:viral process'], ['Human Gene ID #2', 'C:cytosol', 'C:external side of plasma membrane', 'C:extracellular space', 'C:keratin filament', 'C:protein-containing complex', 'F:structural molecule activity', 'P:cholangiocyte apoptotic process', 'P:extrinsic apoptotic signaling pathway', 'P:hepatocyte apoptotic process', 'P:hepatocyte differentiation', 'P:mesenchymal stem cell differentiation', 'P:response to fructose', 'P:response to nutrient levels', 'P:tumor necrosis factor-mediated signaling pathway'], ['Human Gene ID #3', 'C:intermediate filament', 'F:structural molecule activity'], ['Human Gene ID #4', 'C:cytosol', 'C:intermediate filament', 'F:structural molecule activity'], ['Human Gene ID #5', 'C:intermediate filament', 'F:structural molecule activity']]</text:p>
          </table:table-cell>
          <table:table-cell office:value-type="string" calcext:value-type="string">
            <text:p>&gt;tr|A0A0D9SCP7|A0A0D9SCP7_CHLSB IF rod domain-containing protein OS=Chlorocebus sabaeus OX=60711 PE=4 SV=1</text:p>
            <text:p>MSFITPSTFSTNYGSLGSVQAPSYSARPVSSAASVYAGAGGSPSRISASCSTSFQGGMGS</text:p>
            <text:p>GGLASGMAGGLAGMGGIQNKKETMQSLKDRLASYLDRVRSLETENRRLESKIREHLEKKG</text:p>
            <text:p>PQVRDWSHYFKIIEDLRAQIFANTVDNARIVLQIDNARLAADDFRVKYETELAMRQSVEN</text:p>
            <text:p>DIHGLHKVIDDTNVTRLQLETEIQALKEELLFMKKNHEEEVKGLQAQIASSGLTVEVDAP</text:p>
            <text:p>KSQDFAKIMADIRAQYAELARKNREELDKYWSQQIEESTTVSAEVGAAETTLTELRRTVQ</text:p>
            <text:p>SLEIDLDSMRNLKASLENSLREVEARYALQMEQLNGILLHLESELAQTRAEGQRQAREYE</text:p>
            <text:p>ALLNIKVKLEAEIATYCRLLEDGEEFNLGDAWDSSNSMQTIQKTTTCRIVDGKVVSETND</text:p>
            <text:p>TKVLR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 rod domain-containing protein OS=Chlorocebus sabaeus OX=60711 PE=3 SV=1</text:p>
          </table:table-cell>
          <table:table-cell office:value-type="string" calcext:value-type="string">
            <text:p>A0A0D9RDZ6</text:p>
          </table:table-cell>
          <table:table-cell office:value-type="string" calcext:value-type="string">
            <text:p>A0A0D9R070_CHLSB</text:p>
          </table:table-cell>
          <table:table-cell/>
          <table:table-cell office:value-type="string" calcext:value-type="string">
            <text:p>K2C1B_HUMAN, K2C4_HUMAN, K2C71_HUMAN, B4DRW1_HUMAN, H6VRG1_HUMAN, Q0IIN1_HUMAN, Q147W7_HUMAN</text:p>
          </table:table-cell>
          <table:table-cell table:number-columns-repeated="3"/>
          <table:table-cell office:value-type="string" calcext:value-type="string">
            <text:p>[['Human Gene ID #1', 'C:cytoskeleton', 'C:cytosol', 'C:extracellular exosome', 'C:keratin filament', 'P:cornification', 'P:keratinization'], ['Human Gene ID #2', 'C:cell surface', 'C:cytosol', 'C:intermediate filament', 'C:intermediate filament cytoskeleton', 'C:keratin filament', 'C:nucleus', 'P:cornification', 'P:cytoskeleton organization', 'P:epithelial cell differentiation', 'P:keratinization', 'P:negative regulation of epithelial cell proliferation'], ['Human Gene ID #3', 'C:cytosol', 'C:extracellular exosome', 'C:keratin filament', 'P:cornification', 'P:hair follicle morphogenesis', 'P:intermediate filament organization', 'P:keratinization'], ['Human Gene ID #4', 'C:keratin filament'], ['Human Gene ID #5', 'C:keratin filament', 'C:plasma membrane'], ['Human Gene ID #6', 'C:keratin filament'], ['Human Gene ID #7', 'C:keratin filament']]</text:p>
          </table:table-cell>
          <table:table-cell office:value-type="string" calcext:value-type="string">
            <text:p>&gt;tr|A0A0D9R070|A0A0D9R070_CHLSB IF rod domain-containing protein OS=Chlorocebus sabaeus OX=60711 PE=3 SV=1</text:p>
            <text:p>MASTSTTIRSHSSSRRGFSAGSARLPGVSRSGFSSVSVSRSRGSGGLGGACGGAGFGSRS</text:p>
            <text:p>LYGLGGSKRISIGGGSCGYGGASGVGSGLGLGGGSSYSYGSGLGVGGGFSSSSGRALGGG</text:p>
            <text:p>LSGPQTPYLKSIVNPPRSIHRGSVNSTMLTPLNLQIDPAIQRVRAEEREQIKTLNNKFAS</text:p>
            <text:p>FIDKVRFLEQQNKVLDTKWTLLQEQGTKTVRQNLEPLFEQYINNLRRQLDSIVGERGRLD</text:p>
            <text:p>SELRGMQDLVEDFKNKYEDEINKRTAAENEFVTLKKDVDAAYMNKVELQAKADTLTDEIN</text:p>
            <text:p>FLRALYEAELSQMQTHISDTSVVLSMDNNRNLDLDSIIAEVKAQYEEIAQRSRAEAESWY</text:p>
            <text:p>QSKYEELQVTAGRHGDDLRNTKQEIAEINRMIQRLRSEIDHVKKQCANLQAAIADAEQRG</text:p>
            <text:p>EMALKDAKNKLEGLEDALQKAKQDLARLLKEYQELMNVKLALDVEIATYRKLLEGEECRL</text:p>
            <text:p>NGEGVGQVNISVVQSTVSSGYGCASGVGSGLGLGGGSSYSYGSGLGVGGGFSSSSGRAIG</text:p>
            <text:p>GGLSSVGGGSSTIKYTTTSSSSRKSYK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ortin 5 OS=Chlorocebus sabaeus OX=60711 GN=IPO5 PE=4 SV=1</text:p>
          </table:table-cell>
          <table:table-cell office:value-type="string" calcext:value-type="string">
            <text:p>A0A0D9RY60</text:p>
          </table:table-cell>
          <table:table-cell office:value-type="string" calcext:value-type="string">
            <text:p>A0A0D9RDZ6_CHLSB</text:p>
          </table:table-cell>
          <table:table-cell office:value-type="string" calcext:value-type="string">
            <text:p>IPO5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DZ6|A0A0D9RDZ6_CHLSB IF rod domain-containing protein OS=Chlorocebus sabaeus OX=60711 PE=3 SV=1</text:p>
            <text:p>MSIRVTQKSYKVSTSGPQAFYNPAHVSLEYKRLSLLSFSRVSSSSFRDVLGTSMGLCGGY</text:p>
            <text:p>EGPAMGGITSITVIQNLLSPLNLELDPNMQATDTQEKEQIETLNTFASFVDKVRFLEQQN</text:p>
            <text:p>KMPETKWSLLQQQKTVWSNMFWDNMFESYINNLLRQLETRGQEKLKLEAEPGNMQGLEDF</text:p>
            <text:p>KKKYEDEINKRTEMENEFVLVKKAVDEAYMNKGELEFHLEGLTDEISFLRQLYEEEIPGL</text:p>
            <text:p>QSQILDTSVVLSMDNSGSLDMDSIIAEVKAQYEEIANCSRAEAEIMYQIKYEELQTLAGK</text:p>
            <text:p>HWDDWRRTKTKIFEMNRNISRLQAETEDLPQRPEQRASLESAIADTEQRGEVAVKDANAK</text:p>
            <text:p>LSELEAAQQWANQDMARQLPEYQELMNGKLVLDIEIATYRKLLEREESRLEFGMQNMSIC</text:p>
            <text:p>IYRKTTRGSKAWGSSFGSGRASSSFSRTSSLRAVVVKTIKTRDGKLVSESSDVPP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ortin 7 OS=Chlorocebus sabaeus OX=60711 GN=IPO7 PE=4 SV=1</text:p>
          </table:table-cell>
          <table:table-cell office:value-type="string" calcext:value-type="string">
            <text:p>A0A0D9QWT3</text:p>
          </table:table-cell>
          <table:table-cell office:value-type="string" calcext:value-type="string">
            <text:p>A0A0D9RY60_CHLSB</text:p>
          </table:table-cell>
          <table:table-cell office:value-type="string" calcext:value-type="string">
            <text:p>IPO7</text:p>
          </table:table-cell>
          <table:table-cell office:value-type="string" calcext:value-type="string">
            <text:p>IPO5_HUMAN, A0A024RDY0_HUMAN, C9J583_HUMAN, C9J875_HUMAN, C9JQT6_HUMAN, C9JXE0_HUMAN, C9JZD8_HUMAN, E7ETV3_HUMAN, E7EWK4_HUMAN, E7EX05_HUMAN, H0Y3V4_HUMAN, H0Y8C6_HUMAN</text:p>
          </table:table-cell>
          <table:table-cell table:number-columns-repeated="3"/>
          <table:table-cell office:value-type="string" calcext:value-type="string">
            <text:p>[['Human Gene ID #1', 'C:cytoplasm', 'C:membrane', 'C:nuclear pore', 'C:nucleolus', 'C:nucleus', 'F:GTPase inhibitor activity', 'F:nuclear import signal receptor activity', 'F:nuclear localization sequence binding', 'F:RNA binding', 'F:small GTPase binding', 'P:cellular response to amino acid stimulus', 'P:negative regulation of cyclin-dependent protein serine/threonine kinase activity', 'P:NLS-bearing protein import into nucleus', 'P:positive regulation of protein import into nucleus', 'P:protein import into nucleus', 'P:ribosomal protein import into nucleus', 'P:viral process'], ['Human Gene ID #2', 'C:cytoplasm', 'C:nucleus', 'F:small GTPase binding', 'P:protein import into nucleus'], ['Human Gene ID #3', 'NO GO TERMS ASSOCIATED'], ['Human Gene ID #4', 'C:cytoplasm', 'P:protein import into nucleus'], ['Human Gene ID #5', 'C:cytoplasm', 'P:protein import into nucleus'], ['Human Gene ID #6', 'C:cytoplasm', 'P:protein import into nucleus'], ['Human Gene ID #7', 'C:cytoplasm', 'P:protein import into nucleus'], ['Human Gene ID #8', 'C:cytoplasm', 'F:small GTPase binding', 'P:protein import into nucleus'], ['Human Gene ID #9', 'C:cytoplasm', 'F:small GTPase binding', 'P:protein import into nucleus'], ['Human Gene ID #10', 'C:cytoplasm', 'F:small GTPase binding', 'P:protein import into nucleus'], ['Human Gene ID #11', 'C:cytoplasm', 'P:protein import into nucleus'], ['Human Gene ID #12', 'C:cytoplasm', 'C:nucleus', 'F:small GTPase binding', 'P:protein import into nucleus']]</text:p>
          </table:table-cell>
          <table:table-cell office:value-type="string" calcext:value-type="string">
            <text:p>&gt;tr|A0A0D9RY60|A0A0D9RY60_CHLSB Importin N-terminal domain-containing protein OS=Chlorocebus sabaeus OX=60711 GN=IPO5 PE=4 SV=1</text:p>
            <text:p>MAAAAAEQQQFYLLLGNLLSPDNVVRKQAEETYENIPGQSKITFLLQAIRNTTAAEEARQ</text:p>
            <text:p>MAAVLLRRLLSSAFDEVYPTLPSDVQTAIKSELLIIIQMETQSSMRKKVCDIAAELARNL</text:p>
            <text:p>IDEDGNNQWPEGLKFLFDSVSSQNVGLREAALHIFWNFPGIFGNQQQHYLDVIKRMLVQC</text:p>
            <text:p>MQDQEHPSIRTLSARATAAFILANEHNVALFKHFADLLPGFLQAVNDSCYQNDDSVLKSL</text:p>
            <text:p>VEIADTVPKYLRPHLEATLQLSLKLCGDTSLNNMQRQLALEVIVTLSETAAAMLRKHTNI</text:p>
            <text:p>VAQTIPQMLAMMVDLEEDEDWANADELEDDDFDSNAVAGESALDRMACGLGGKLVLPMIK</text:p>
            <text:p>EHIMQMLQNPDWKYRHAGLMALSAIGEGCHQQMEGILNEIVNFVLLFLQDPHPRVRYAAC</text:p>
            <text:p>NAVGQMATDFAPGFQKKFHEKVIAALLQTMEDQGNQRVQAHAAAALINFTEDCPKSLLIP</text:p>
            <text:p>YLDNLVKHLHSIMVLKLQELIQKGTKLVLEQVVTSIASVADTAEEKFVPYYDLFMPSLKH</text:p>
            <text:p>IVENAVQKELRLLRGKTIECISLIGLAVGKEKFMQDASDVMQLLLKTQTDFNDMEDDDPQ</text:p>
            <text:p>ISYMISAWARMCKILGKEFQQYLPVVMGPLMKTASIKPEVALLDTQDMENMSDDDGWEFV</text:p>
            <text:p>NLGDQQSFGIKTAGLEEKSTACQMLVCYAKELKEGFVEYTEQVVKLMVPLLKFYFHDGVR</text:p>
            <text:p>VAAAESMPLLLECARVRGPEYLTQMWHFMCDALIKAIGTEPDSDVLSEIMHSFAKCIEVM</text:p>
            <text:p>GDGCLNNEHFEELGGILKAKLEEHFKNQELRQVKRQDEDYDEQVEESLQDEDDNDVYILT</text:p>
            <text:p>KVSDILHSIFSSYKEKVLPWFEQLLPLIVNLICPHRPWPDRQWGLCIFDDVIEHCSPASF</text:p>
            <text:p>KYAEYFLRPMLQYVCDNSPEVRQAAAYGLGVMAQYGGDNYRPFCTEALPLLVRVIQSADS</text:p>
            <text:p>KTKENVNATENCISAVGKIMKFKPDCVNVEEVLPHWLSWLPLHEDKEEAVQTFNYLCDLI</text:p>
            <text:p>ESNHPIVLGPNNTNLPKIFSIIAEGEMHEAIKHEDPCAKRLANVVRQVQTSGGLWTECIA</text:p>
            <text:p>QLSPEQQAAIQELLNS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leukin enhancer binding factor 3 OS=Chlorocebus sabaeus OX=60711 GN=ILF3 PE=4 SV=1</text:p>
          </table:table-cell>
          <table:table-cell office:value-type="string" calcext:value-type="string">
            <text:p>A0A0D9R3S5</text:p>
          </table:table-cell>
          <table:table-cell office:value-type="string" calcext:value-type="string">
            <text:p>A0A0D9QWT3_CHLSB</text:p>
          </table:table-cell>
          <table:table-cell office:value-type="string" calcext:value-type="string">
            <text:p>ILF3</text:p>
          </table:table-cell>
          <table:table-cell office:value-type="string" calcext:value-type="string">
            <text:p>IPO7_HUMAN, B3KQG6_HUMAN</text:p>
          </table:table-cell>
          <table:table-cell table:number-columns-repeated="3"/>
          <table:table-cell office:value-type="string" calcext:value-type="string">
            <text:p>[['Human Gene ID #1', 'C:cytosol', 'C:membrane', 'C:nuclear envelope', 'C:nuclear pore', 'C:nucleoplasm', 'F:GTPase regulator activity', 'F:histone binding', 'F:SMAD binding', 'F:small GTPase binding', 'F:transporter activity', 'P:innate immune response', 'P:negative regulation of cyclin-dependent protein serine/threonine kinase activity', 'P:protein import into nucleus', 'P:signal transduction', 'P:viral process'], ['Human Gene ID #2', 'NO GO TERMS ASSOCIATED']]</text:p>
          </table:table-cell>
          <table:table-cell office:value-type="string" calcext:value-type="string">
            <text:p>&gt;tr|A0A0D9QWT3|A0A0D9QWT3_CHLSB Importin N-terminal domain-containing protein OS=Chlorocebus sabaeus OX=60711 GN=IPO7 PE=4 SV=1</text:p>
            <text:p>MDPNTIIEALRGTMDPALREAAERQLNEAHKSLNFVSTLLQITMSEQLDLPVRQAGVIYL</text:p>
            <text:p>KNMITQYWPDRETAPGDISPYTIPEEDRHCIRENIVEAIIHSPELIRVQLTTCIHHIIKH</text:p>
            <text:p>DYPSRWTAIVDKIGFYLQSDNSACWLGILLCLYQLVKNYEYKKPEERSPLVAAMQHFLPV</text:p>
            <text:p>LKDRFIQLLSDQSDQSVLIQKQIFKIFYALVQYTLPLELINQQNLTEWIEILKTVVNRDV</text:p>
            <text:p>PNETLQVEEDDRPELPWWKCKKWALHILARLFERYGSPGNVSKEYNEFAEVFLKAFAVGV</text:p>
            <text:p>QQVLLKVLYQYKEKQYMAPRVLQQTLNYINQGVSHALTWKNLKPHIQGIIQDVIFPLMCY</text:p>
            <text:p>TDADEELWQEDPYEYIRMKFDVFEDFISPTTAAQTLLFTACSKRKEVLQKTMGFCYQILT</text:p>
            <text:p>EPNADPRKKDGALHMIGSLAEILLKKKIYKDQMEYMLQNHVFPLFSSELGYMRARACWVL</text:p>
            <text:p>HYFCEVKFKSDQNLQTALELTRRCLIDDREMPVKVEAAIALQVLISNQEKAKEYITPFIR</text:p>
            <text:p>PVMQALLHIIRETENDDLTNVIQKMICEYSEEVTPIAVEMTQHLAMTFNQVIQTGPDEEG</text:p>
            <text:p>SDDKAVTAMGILNTIDTLLSVVEDHKEITQQLEGICLQVIGTVLQQHVLEFYEEIFSLAH</text:p>
            <text:p>SLTCQQVSPQMWQLLPLVFEVFQQDGFDYFTDMMPLLHNYVTVDTDTLLSDTKYLEMIYS</text:p>
            <text:p>MCKKVLTGVAGEDAECHAAKLLEVIILQCKGRGIDQCIPLFVEAALERLTREVKTSELRT</text:p>
            <text:p>MCLQVAIAALYYNPHLLLNTLENLRFPNNVEPVTNHFITQWLNDVDCFLGLHDRKMCVLG</text:p>
            <text:p>LCALIDMEQIPQVLNQVSGQILPAFILLFNGLKRAYACHAEHENDSDDDDEAEDDDETEE</text:p>
            <text:p>LGSDEDDIDEDGQEYLEILAKQAGEDGDDEDWEEDDAEETALEGYSTIIDDEDNPVDEYQ</text:p>
            <text:p>IFKAIFQTIQNRNPVWYQALTHGLNEEQRKQLQDIATLADQRRAAHESKMIEKHGGYKFS</text:p>
            <text:p>APVVPSSFNFGGPAPGM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nexin neuronal intermediate filament protein alpha OS=Chlorocebus sabaeus OX=60711 GN=INA PE=3 SV=1</text:p>
          </table:table-cell>
          <table:table-cell office:value-type="string" calcext:value-type="string">
            <text:p>A0A0D9QZ86</text:p>
          </table:table-cell>
          <table:table-cell office:value-type="string" calcext:value-type="string">
            <text:p>A0A0D9R3S5_CHLSB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A8K590_HUMAN, F4ZW64_HUMAN, F4ZW65_HUMAN</text:p>
          </table:table-cell>
          <table:table-cell table:number-columns-repeated="3"/>
          <table:table-cell office:value-type="string" calcext:value-type="string">
            <text:p>[['Human Gene ID #1', 'C:cytoplasm', 'C:nucleus', 'F:DNA binding', 'F:double-stranded RNA binding', 'P:defense response to virus'], ['Human Gene ID #2', 'C:cytoplasm', 'C:nucleus', 'F:DNA binding', 'F:double-stranded RNA binding', 'P:defense response to virus'], ['Human Gene ID #3', 'C:cytoplasm', 'C:nucleus', 'F:DNA binding', 'F:double-stranded RNA binding', 'P:defense response to virus']]</text:p>
          </table:table-cell>
          <table:table-cell office:value-type="string" calcext:value-type="string">
            <text:p>&gt;tr|A0A0D9R3S5|A0A0D9R3S5_CHLSB Uncharacterized protein OS=Chlorocebus sabaeus OX=60711 GN=ILF3 PE=4 SV=1</text:p>
            <text:p>MRPMRIFVNDDRHVMAKHSSVYPTQEELEAVQNMVSHTERALKAVSDWIDEQEKGSSEQA</text:p>
            <text:p>ESDNMDVPPEDDSKEGAGEQKTEHMTRTLRGVMRVGLVAKGLLLKGDLDLELVLLCKEKP</text:p>
            <text:p>TTALLDKVADNLAIQLAAVTEDKYEILQSVDDAAIVIKNTKEPPLSLTIHLTSPVVREEM</text:p>
            <text:p>EKVLAGETLSVNDPPDVLDRQKCLAALASLRHAKWFQARANGLKSCVIVIRVLRDLCTRV</text:p>
            <text:p>PTWGPLRGWPLELLCEKSIGTANRPMGAGEALRRVLECLASGIVMPDGSGIYDPCEKEAT</text:p>
            <text:p>DAIGHLDRQQREDITQSAQHALRLAAFGQLHKVLGMDPLPSKMPKKPKNENPVDYTVQIP</text:p>
            <text:p>PSTTYAITPMKRPMEEDGEEKSPSKKKKKIQKKEEKAEPPQAMNALMRLNQLKPGLQYKL</text:p>
            <text:p>VSQTGPVHAPIFTMSVEVDGNSFEASGPSKKTAKLHVAVKVLQDMGLPTGAEGRDSSKGE</text:p>
            <text:p>DSAEETEAKPAVVAPAPVVEAVSTPSAAFPSDATAENVKQQGPILTKHGKNPVMELNEKR</text:p>
            <text:p>RGLKYELISETGGSHDKRFVMEVEVDGQKFQGAGSNKKVAKAYAALAALEKLFPDTPLAL</text:p>
            <text:p>DANKKKRAPVPVRGGPKFAAKPHNPGFGMGGPMHNEVPPPPNLRGRGRGGNIRGRGRGRG</text:p>
            <text:p>FGGANHGGYMNAGAGYGSYGYGGNSATAGYSDFFTDCYGYHDFGS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Q motif containing GTPase activating protein 1 OS=Chlorocebus sabaeus OX=60711 GN=IQGAP1 PE=4 SV=1</text:p>
          </table:table-cell>
          <table:table-cell office:value-type="string" calcext:value-type="string">
            <text:p>A0A0D9RWS9</text:p>
          </table:table-cell>
          <table:table-cell office:value-type="string" calcext:value-type="string">
            <text:p>A0A0D9QZ86_CHLSB</text:p>
          </table:table-cell>
          <table:table-cell office:value-type="string" calcext:value-type="string">
            <text:p>IQGAP1</text:p>
          </table:table-cell>
          <table:table-cell office:value-type="string" calcext:value-type="string">
            <text:p>AINX_HUMAN, B4DE66_HUMAN</text:p>
          </table:table-cell>
          <table:table-cell table:number-columns-repeated="3"/>
          <table:table-cell office:value-type="string" calcext:value-type="string">
            <text:p>[['Human Gene ID #1', 'C:cytoplasmic ribonucleoprotein granule', 'C:extracellular space', 'C:neurofilament', 'C:postsynapse', 'C:Schaffer collateral - CA1 synapse', 'F:structural constituent of cytoskeleton', 'F:structural constituent of postsynaptic actin cytoskeleton', 'F:structural constituent of postsynaptic intermediate filament cytoskeleton', 'P:cell differentiation', 'P:cellular response to leukemia inhibitory factor', 'P:neurofilament cytoskeleton organization', 'P:substantia nigra development'], ['Human Gene ID #2', 'C:neurofilament', 'P:nervous system development']]</text:p>
          </table:table-cell>
          <table:table-cell office:value-type="string" calcext:value-type="string">
            <text:p>&gt;tr|A0A0D9QZ86|A0A0D9QZ86_CHLSB IF rod domain-containing protein OS=Chlorocebus sabaeus OX=60711 GN=INA PE=3 SV=1</text:p>
            <text:p>MSFGSEHYLCSSSSYRKVFGDGSRLSARLSGAGGAGGFRSQSLSRSNVASSAACSSASSL</text:p>
            <text:p>GLGLAYRRPPASDGLDLSQAAARTNEYKIIRTNEKEQLQGLNDRFAVFIEKVHQLETQNR</text:p>
            <text:p>ALEAELAALRQRHAEPSRVGELFQRELRDLRAQLEEASSARAQALLERDGLAEEVQRLRA</text:p>
            <text:p>RCEEESRGREGAERALKAQQRDVDGATLARLDLEKKVESLLDELAFVRQVHDEEVAELLA</text:p>
            <text:p>TLQASSQAAAEVDVAVAKPDLTSALREIRAQYESLAAKNLQSAEEWYKSKFANLNEQAAR</text:p>
            <text:p>STEAIRASREEIHEYRRQLQARTIEIEGLRGANESLERQILELEERHSAEVAGYQDSIGQ</text:p>
            <text:p>LENDLRNTKSEMARHLREYQDLLNVKMALDIEIAAYRKLLEGEETRFSTSGLSISGLNPL</text:p>
            <text:p>PNPSYLLPPRILSSATSKVSSTGLSLKKEEEEEEASKVASKKTSQIGESFEEILEETVIS</text:p>
            <text:p>TKKTEKSNIEETTISSQK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citrate dehydrogenase [NADP] OS=Chlorocebus sabaeus OX=60711 GN=IDH2 PE=3 SV=1</text:p>
          </table:table-cell>
          <table:table-cell office:value-type="string" calcext:value-type="string">
            <text:p>A0A0D9RX20</text:p>
          </table:table-cell>
          <table:table-cell office:value-type="string" calcext:value-type="string">
            <text:p>A0A0D9RWS9_CHLSB</text:p>
          </table:table-cell>
          <table:table-cell office:value-type="string" calcext:value-type="string">
            <text:p>IDH2</text:p>
          </table:table-cell>
          <table:table-cell office:value-type="string" calcext:value-type="string">
            <text:p>IQGA1_HUMAN, A0A024RC65_HUMAN, A4QPB0_HUMAN</text:p>
          </table:table-cell>
          <table:table-cell table:number-columns-repeated="3"/>
          <table:table-cell office:value-type="string" calcext:value-type="string">
            <text:p>[['Human Gene ID #1', 'C:actin filament', 'C:axon', 'C:cytoplasm', 'C:cytoplasmic ribonucleoprotein granule', 'C:cytosol', 'C:extracellular exosome', 'C:extrinsic component of cytoplasmic side of plasma membrane', 'C:focal adhesion', 'C:growth cone', 'C:membrane raft', 'C:microtubule', 'C:midbody', 'C:neuron projection', 'C:nucleus', 'C:plasma membrane', 'C:protein-containing complex', 'C:ruffle', 'C:secretory granule membrane', 'C:slit diaphragm', 'F:actin filament binding', 'F:cadherin binding', 'F:calcium ion binding', 'F:calmodulin binding', 'F:GTPase activator activity', 'F:GTPase inhibitor activity', 'F:MAP-kinase scaffold activity', 'F:mitogen-activated protein kinase binding', 'F:molecular adaptor activity', 'F:phosphatidylinositol-3,4,5-trisphosphate binding', 'F:protein domain specific binding', 'F:protein kinase binding', 'F:protein phosphatase binding', 'F:protein serine/threonine kinase activator activity', 'F:S100 protein binding', 'F:small GTPase binding', 'P:cell migration', 'P:cellular response to calcium ion', 'P:cellular response to epidermal growth factor stimulus', 'P:epidermal growth factor receptor signaling pathway', 'P:glomerular visceral epithelial cell development', 'P:neuron projection extension', 'P:neutrophil degranulation', 'P:positive regulation of cellular protein localization', 'P:positive regulation of dendrite development', 'P:positive regulation of focal adhesion assembly', 'P:positive regulation of MAP kinase activity', 'P:positive regulation of MAPK cascade', 'P:positive regulation of peptidyl-tyrosine autophosphorylation', 'P:positive regulation of protein kinase activity', 'P:positive regulation of vascular associated smooth muscle cell migration', 'P:regulation of actin cytoskeleton organization', 'P:regulation of mitotic cell cycle', 'P:response to angiotensin', 'P:signal transduction', 'P:viral process'], ['Human Gene ID #2', 'C:actin cytoskeleton', 'C:focal adhesion', 'C:growth cone', 'C:membrane raft', 'C:microtubule cytoskeleton', 'C:nucleus', 'C:protein-containing complex', 'F:mitogen-activated protein kinase binding', 'F:protein-containing complex binding', 'P:positive regulation of cellular protein localization', 'P:positive regulation of dendrite development', 'P:positive regulation of focal adhesion assembly', 'P:positive regulation of MAP kinase activity', 'P:positive regulation of peptidyl-tyrosine autophosphorylation', 'P:positive regulation of vascular associated smooth muscle cell migration', 'P:regulation of GTPase activity', 'P:response to angiotensin', 'P:signal transduction'], ['Human Gene ID #3', 'P:regulation of GTPase activity', 'P:signal transduction']]</text:p>
          </table:table-cell>
          <table:table-cell office:value-type="string" calcext:value-type="string">
            <text:p>&gt;tr|A0A0D9RWS9|A0A0D9RWS9_CHLSB Uncharacterized protein OS=Chlorocebus sabaeus OX=60711 GN=IQGAP1 PE=4 SV=1</text:p>
            <text:p>MSAADEVDGLGVARPHYGSVLDNERLTAEEMDERRRQNVAYEYLCHLEEAKRWMEACLGE</text:p>
            <text:p>DLPPTTELEEGLRNGVYLAKLGNFFSPKVVSLKKIYDREQTRYKATGLHFRHTDNVIQWL</text:p>
            <text:p>NAMDEIGLPKIFYPETTDIYDRKNMPRCIYCIHALSLYLFKLGLAPQIQDLYGKVDFTEE</text:p>
            <text:p>EINNMKTELEKYGIQMPAFSKIGGILANELSVDEAALHAAVIAINEAIDHRIPADTFAAL</text:p>
            <text:p>KNPNAMLVNLEEPLASTYQDVLYQAKQDKMTNAKNRTENSERERDVYEELLTQAEIQGNV</text:p>
            <text:p>NKVNTFSALANIDLALEQGDALALFKALQSPALGLRGLQQQNSDWYLKQLLSDKQQKRQS</text:p>
            <text:p>GQTDPLQKEELQSGVDAANSAAQQYQRRLAAVAVINAAIQKGVAEKTVLELINPEAQLPQ</text:p>
            <text:p>VYPFAADLYQKELATLQRQSPEHNLTHPELSVAVEMLSSVALINRALESGDVNTVWKQLS</text:p>
            <text:p>SSVTGLTNIEEENCQRYLDELMKLKAQAHAENNEFITWNDIQACVDHVNLVVQEEHERIL</text:p>
            <text:p>AIGLINEALDEGDAQKTLQALQIPAAKLEGVLAEVAQHYQDTLIRAKREKAQEIQDESAV</text:p>
            <text:p>LWLDEIQGGIWQSNKDTQEAQKFALGIFAINEAVESGDVGKTLSALRSPDVGLYGVIPEC</text:p>
            <text:p>GETYQSDLAEAKKKKLAVGDNNSKWVKHWVKGGYYYYHNLETQEGGWDEPPNFVQNSMQL</text:p>
            <text:p>SREEIQSSISGVTAAYNREQLWLANEGLITRLQARCRGYLVRQEFRSRMNFLKKQIPAIT</text:p>
            <text:p>CIQSQWRGYKQKKAYQDRLAYLRSHKDEVVKIQSLARMHQARKRYRDRLQYFRDHINDII</text:p>
            <text:p>KIQAFIRANKARDDYKTLINAEDPPMIVVRKFVHLLDQSDQDFQEELDLMKMREEVITLI</text:p>
            <text:p>RSNQQLENDLNLMDIKIGLLVKNKITLQDVVSHSKKLTKKNKEQLSDMMMINKQKGGLKA</text:p>
            <text:p>LSKEKREKLEAYQHLFYLLQTNPTYLAKLIFQMPQNKSTKFMDSVIFTLYNYASNQREEY</text:p>
            <text:p>LLLRLFKTALQEEIKSKVDQIQEIVTGNPTVIKMVVSFNRGARGQNALRQILAPVVKEIM</text:p>
            <text:p>DDKSLNIKTDPVDIYKSWVNQMESQTGEASKLPYDVTPEQALAHEEVKTRLDSSIRNMRA</text:p>
            <text:p>VTDKFLSAIVSSVDKIPYGMRFIAKVLKDSLHEKFPDAGEDELLKIIGNLLYYRYMNPAI</text:p>
            <text:p>VAPDAFDIIDLSAGGQLTTDQRRNLGSIAKMLQHAASNKMFLGDNAHLSIINEYLSQSYQ</text:p>
            <text:p>KFRRFFQTACDVPELQDKFNVDEYSDLVTLTKPVIYISIGEIINTHTLLLDHQDAIAPEH</text:p>
            <text:p>NDPIHELLDDLGEVPTIESLIGESSGNLNDPNKEALAKTEVSLTLTNKFDVPGDENAEMD</text:p>
            <text:p>ARTILLNTKRLIVDVIRFQPGETLTEILETPATSEQEAEHQRAMQRRAIRDAKTPDKMKK</text:p>
            <text:p>SKSVKEDSNLTLQEKKEKIQTGLKKLTELGTVDPKNKYQELINDIARDIRNQRRYRQRRK</text:p>
            <text:p>AELVKLQQTYAALNSKATFYGEQVDYYKSYIKTCLDNLASKGKVSKKPREMKGKKSKKIS</text:p>
            <text:p>LKYTAARLHEKGVLLEIEDLQVNQFKNVIFEISPTEEVGDFEVKAKFMGVQMETFMLHYQ</text:p>
            <text:p>DLLQLQYEGVAVMKLFDRAKVNVNLLIFLLNKKFYG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yopherin subunit beta 1 OS=Chlorocebus sabaeus OX=60711 GN=KPNB1 PE=4 SV=1</text:p>
          </table:table-cell>
          <table:table-cell office:value-type="string" calcext:value-type="string">
            <text:p>A0A0D9S3K2</text:p>
          </table:table-cell>
          <table:table-cell office:value-type="string" calcext:value-type="string">
            <text:p>A0A0D9RX20_CHLSB</text:p>
          </table:table-cell>
          <table:table-cell office:value-type="string" calcext:value-type="string">
            <text:p>KPNB1</text:p>
          </table:table-cell>
          <table:table-cell office:value-type="string" calcext:value-type="string">
            <text:p>IDHP_HUMAN, B4DSZ6_HUMAN</text:p>
          </table:table-cell>
          <table:table-cell table:number-columns-repeated="3"/>
          <table:table-cell office:value-type="string" calcext:value-type="string">
            <text:p>[['Human Gene ID #1', 'C:cytosol', 'C:extracellular exosome', 'C:mitochondrial matrix', 'C:mitochondrion', 'C:peroxisome', 'F:isocitrate dehydrogenase (NADP+) activity', 'F:magnesium ion binding', 'F:NAD binding', 'P:2-oxoglutarate metabolic process', 'P:carbohydrate metabolic process', 'P:glyoxylate cycle', 'P:isocitrate metabolic process', 'P:NADP biosynthetic process', 'P:NADP metabolic process', 'P:negative regulation of glial cell migration', 'P:negative regulation of glial cell proliferation', 'P:negative regulation of matrix metallopeptidase secretion', 'P:tricarboxylic acid cycle'], ['Human Gene ID #2', 'F:isocitrate dehydrogenase (NADP+) activity', 'F:magnesium ion binding', 'F:NAD binding', 'P:glyoxylate cycle', 'P:isocitrate metabolic process', 'P:tricarboxylic acid cycle']]</text:p>
          </table:table-cell>
          <table:table-cell office:value-type="string" calcext:value-type="string">
            <text:p>&gt;tr|A0A0D9RX20|A0A0D9RX20_CHLSB Isocitrate dehydrogenase [NADP] OS=Chlorocebus sabaeus OX=60711 GN=IDH2 PE=3 SV=1</text:p>
            <text:p>MAGYLRVVRSLCRASGSRPAWAPAALTAPTSQEQTRRHYADKRIKVAKPVVEMDGDEMTR</text:p>
            <text:p>IIWQFIKEKLILPHVDIQLKYFDLGLPNRDQTDDQVTIDSALATQKYSVAVKCATITPDE</text:p>
            <text:p>ARVEEFKLKKMWKSPNGTIRNILGGTVFREPIICKNIPRLVPGWTKPITIGRHAHGDQYK</text:p>
            <text:p>ATDFVADRAGTFKMVFTPKDGSGVKEWEVYNFPAGGVGMGMYNTDESISGFAHSCFQYAI</text:p>
            <text:p>QKKWPLYMSTKNTILKAYDGRFKDIFQEIFDKHYKTDFDKNKIWYEHRLIDDMVAQVLKS</text:p>
            <text:p>SGGFVWACKNYDGDVQSDILAQGFGSLGLMTSVLVCPDGKTIEAEAAHGTVTRHYREHQK</text:p>
            <text:p>GRPTSTNPIASIFAWTRGLEHRGKLDGNQDLIRFAQTLEKVCVETVESGAMTKDLAGCIH</text:p>
            <text:p>GLSNVKLNEHFLNTTDFLDTIKSNLDRALGR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atin 1 OS=Chlorocebus sabaeus OX=60711 GN=KRT1 PE=3 SV=1</text:p>
          </table:table-cell>
          <table:table-cell office:value-type="string" calcext:value-type="string">
            <text:p>A0A0D9R013</text:p>
          </table:table-cell>
          <table:table-cell office:value-type="string" calcext:value-type="string">
            <text:p>A0A0D9S3K2_CHLSB</text:p>
          </table:table-cell>
          <table:table-cell office:value-type="string" calcext:value-type="string">
            <text:p>KRT1</text:p>
          </table:table-cell>
          <table:table-cell office:value-type="string" calcext:value-type="string">
            <text:p>IMB1_HUMAN, B2RBR9_HUMAN</text:p>
          </table:table-cell>
          <table:table-cell table:number-columns-repeated="3"/>
          <table:table-cell office:value-type="string" calcext:value-type="string">
            <text:p>[['Human Gene ID #1', 'C:cytoplasm', 'C:cytoplasmic stress granule', 'C:cytosol', 'C:endoplasmic reticulum tubular network', 'C:extracellular exosome', 'C:extracellular region', 'C:ficolin-1-rich granule lumen', 'C:host cell', 'C:membrane', 'C:nuclear envelope', 'C:nuclear membrane', 'C:nuclear pore', 'C:nucleoplasm', 'C:nucleus', 'C:specific granule lumen', 'F:enzyme binding', 'F:nuclear import signal receptor activity', 'F:nuclear localization sequence binding', 'F:protein domain specific binding', 'F:RNA binding', 'F:small GTPase binding', 'F:zinc ion binding', 'P:apoptotic DNA fragmentation', 'P:astral microtubule organization', 'P:establishment of mitotic spindle localization', 'P:establishment of protein localization', 'P:intracellular transport of virus', 'P:mitotic chromosome movement towards spindle pole', 'P:mitotic metaphase plate congression', 'P:mitotic nuclear envelope reassembly', 'P:mitotic spindle assembly', 'P:modulation by virus of host cellular process', 'P:neutrophil degranulation', 'P:NLS-bearing protein import into nucleus', 'P:protein import into nucleus', 'P:Ran protein signal transduction', 'P:regulation of cholesterol biosynthetic process', 'P:ribosomal protein import into nucleus'], ['Human Gene ID #2', 'C:cytoplasm', 'F:small GTPase binding', 'P:protein import into nucleus']]</text:p>
          </table:table-cell>
          <table:table-cell office:value-type="string" calcext:value-type="string">
            <text:p>&gt;tr|A0A0D9S3K2|A0A0D9S3K2_CHLSB Importin N-terminal domain-containing protein OS=Chlorocebus sabaeus OX=60711 GN=KPNB1 PE=3 SV=1</text:p>
            <text:p>MELITILEKTVSPDRLELEAAQKFLERAAVENLPTFLVELSRVLANPGNSQVARVAAGLQ</text:p>
            <text:p>IKNSLTSKDPDIKAQYQQRWLAIDANARREVKNYVLQTLGTETYRPSSASQCVAGIACAE</text:p>
            <text:p>IPVNQWPELIPQLVANVTNPNSTEHMKESTLEAIGYICQDIDPEQLQDKSNEILTAIIQG</text:p>
            <text:p>MRKEEPSNNVKLAATNALLNSLEFTKANFDKESERHFIMQVVCEATQCPDTRVRVAALQN</text:p>
            <text:p>LVKIMSLYYQYMETYMGPALFAITIEAMKSDIDEVALQGIEFWSNVCDEEMDLAIEASEA</text:p>
            <text:p>AEQGRPPEHTSKFYAKGALQYLVPILTQTLTKQDENDDDDDWNPCKAAGVCLMLLATCCE</text:p>
            <text:p>DDIVPHVLPFIKEHIKNPDWRYRDAAVMAFGCILEGPEPSQLKPLVIQAMPTLIELMKDP</text:p>
            <text:p>SVVVRDTAAWTVGRICELLPEAAINDVYLAPLLQCLIEGLSAEPRVASNVCWAFSSLAEA</text:p>
            <text:p>AYEAADVADDQEEPATYCLSSSFELIVQKLLETTDRPDGHQNNLRSSAYESLMEIVKNSA</text:p>
            <text:p>KDCYPAVQKTTLVIMERLQQVLQMESHIQSTSDRIQFNDLQSLLCATLQNVLRKVQHQDA</text:p>
            <text:p>LQISDVVMASLLRMFQSTAGSGGVQEDALMAVSTLVEVLGGEFLKYMEAFKPFLGIGLKN</text:p>
            <text:p>YAEYQVCLAAVGLVGDLCRALQSNIIPFCDEVMQLLLENLGNENVHRSVKPQILSVFGDI</text:p>
            <text:p>ALAIGGEFKKYLEVVLNTLQQASQAQVDKSDYDMVDYLNELRESCLEAYTGIVQGLKGDQ</text:p>
            <text:p>ENVHPDVMLVQPRVEFILSFIDHIAGDEDHTDGVVACAAGLIGDLCTAFGKDVLKLVEAR</text:p>
            <text:p>PMIHELLTEGRRSKTNKAKTLATWATKELRKLKNQ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atin 19 OS=Chlorocebus sabaeus OX=60711 GN=KRT19 PE=3 SV=1</text:p>
          </table:table-cell>
          <table:table-cell office:value-type="string" calcext:value-type="string">
            <text:p>A0A0D9S2G2</text:p>
          </table:table-cell>
          <table:table-cell office:value-type="string" calcext:value-type="string">
            <text:p>A0A0D9R013_CHLSB</text:p>
          </table:table-cell>
          <table:table-cell office:value-type="string" calcext:value-type="string">
            <text:p>KRT19</text:p>
          </table:table-cell>
          <table:table-cell office:value-type="string" calcext:value-type="string">
            <text:p>K2C1_HUMAN, H6VRF8_HUMAN, H6VRF9_HUMAN, H6VRG0_HUMAN, H6VRG3_HUMAN</text:p>
          </table:table-cell>
          <table:table-cell table:number-columns-repeated="3"/>
          <table:table-cell office:value-type="string" calcext:value-type="string">
            <text:p>[['Human Gene ID #1', 'C:blood microparticle', 'C:collagen-containing extracellular matrix', 'C:cornified envelope', 'C:cytoskeleton', 'C:cytosol', 'C:extracellular exosome', 'C:extracellular region', 'C:extracellular space', 'C:ficolin-1-rich granule lumen', 'C:keratin filament', 'C:membrane', 'C:nucleus', 'F:carbohydrate binding', 'F:protein heterodimerization activity', 'F:signaling receptor activity', 'F:structural constituent of skin epidermis', 'P:complement activation, lectin pathway', 'P:cornification', 'P:establishment of skin barrier', 'P:fibrinolysis', 'P:keratinization', 'P:negative regulation of inflammatory response', 'P:neutrophil degranulation', 'P:peptide cross-linking', 'P:protein heterotetramerization', 'P:regulation of angiogenesis', 'P:response to oxidative stress', 'P:retina homeostasis'], ['Human Gene ID #2', 'C:keratin filament', 'C:plasma membrane'], ['Human Gene ID #3', 'C:keratin filament', 'C:plasma membrane'], ['Human Gene ID #4', 'C:keratin filament', 'C:plasma membrane'], ['Human Gene ID #5', 'C:keratin filament', 'C:plasma membrane']]</text:p>
          </table:table-cell>
          <table:table-cell office:value-type="string" calcext:value-type="string">
            <text:p>&gt;tr|A0A0D9R013|A0A0D9R013_CHLSB Cytokeratin-1 OS=Chlorocebus sabaeus OX=60711 GN=KRT1 PE=3 SV=1</text:p>
            <text:p>MSRQFSSRSGYRSGGGFSSGSAGIVNYQRRTTSSSTRRSGGGGGRFSSCGGGGGGSFGAG</text:p>
            <text:p>GGFGSRSLVNLGGSKSISISVARGGGRSGFGGGYGGGGFGGGGFGGGGFGGGGFGGGGIG</text:p>
            <text:p>GGGFGGFGSGGGGFGGGGFGGGGYGGGYGPVCPPGGIQEVTINQSLLQPLNVEIDPEIQK</text:p>
            <text:p>VKSREREQIKSLNNQFASFIDKVRFLEQQNQVLQTKWELLQQVDTSTRTHNLEPYFESFI</text:p>
            <text:p>NNLRRRVDQLKSDQSRLDSELKNMQDMVEDYRNKYEDEINKRTNAENEFVTIKKDVDSAY</text:p>
            <text:p>MTKVDLQAKLDNLQQEIDFLTALYQAELSQMQTQISETNVILSMDNNRSLDLDSIIAEVK</text:p>
            <text:p>AQYEEIAQKSKAEAESLYQSKYEELQITAGRHGDSVKNSKIEISELNRVIQRLRSEIDNV</text:p>
            <text:p>KKQIANLQQSISDAEQRGESALKDAKNKLNDLEDALQQAKEDLARLLRDYQELMNTKLAL</text:p>
            <text:p>DLEIATYRTLLEGEESRMSGECAPNVSVSVSTSHTTISGGGGRGGGGGGYSSGGGSYGSG</text:p>
            <text:p>GGSYGSGGGGGGGRGSYGSGGGSYGSGGGGGGGRGSYGSGGGSYGSGGGGGGGGHGSYGS</text:p>
            <text:p>GSSSGGYRGGSGGGGGGSSGGRGSGGGSSGGSIGGRGSSSGGVKSSGGSSSVKFVSTTYS</text:p>
            <text:p>GVT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atin 2 OS=Chlorocebus sabaeus OX=60711 GN=KRT2 PE=3 SV=1</text:p>
          </table:table-cell>
          <table:table-cell office:value-type="string" calcext:value-type="string">
            <text:p>A0A0D9R016</text:p>
          </table:table-cell>
          <table:table-cell office:value-type="string" calcext:value-type="string">
            <text:p>A0A0D9S2G2_CHLSB</text:p>
          </table:table-cell>
          <table:table-cell office:value-type="string" calcext:value-type="string">
            <text:p>KRT2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2G2|A0A0D9S2G2_CHLSB IF rod domain-containing protein OS=Chlorocebus sabaeus OX=60711 GN=KRT19 PE=3 SV=1</text:p>
            <text:p>MTSYSYRQSSATSSFGGLGGGSVRFGPGVAFRAPSMHGGSGGRGVSVSSARFVSSSSSGG</text:p>
            <text:p>YGGGYGGVLAASDGLLAGNEKLTMQNLNDRLASYLDKVRALEAANGELEVKIRDWYQKQG</text:p>
            <text:p>PGPSRDYSHYYTTIQDLRDKILGATIENSRIVLQIDNARLAADDFRTKFETEQALRMSVE</text:p>
            <text:p>ADINGLRRVLDELTLARTDLEMQIEGLKEELAYLKKNHEEEISVLRGQVGGQVSVEVDSA</text:p>
            <text:p>PGTDLAKILSDMRSQYEVMAEQNRKDAEAWFTSRTEELNREVAGHTEQLQISRSEVTDLR</text:p>
            <text:p>RTLQGLEIELQSQLSMKAALEDTLAETEARFGAQLAHIQALISGVEAQLGDVRADSERQN</text:p>
            <text:p>QEYQRLMDIKSRLEQEIATYRSLLEGQEDHYNNLSASKV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atin 6A OS=Chlorocebus sabaeus OX=60711 GN=KRT6A PE=3 SV=1</text:p>
          </table:table-cell>
          <table:table-cell office:value-type="string" calcext:value-type="string">
            <text:p>A0A0D9R058</text:p>
          </table:table-cell>
          <table:table-cell office:value-type="string" calcext:value-type="string">
            <text:p>A0A0D9R016_CHLSB</text:p>
          </table:table-cell>
          <table:table-cell office:value-type="string" calcext:value-type="string">
            <text:p>KRT6A</text:p>
          </table:table-cell>
          <table:table-cell office:value-type="string" calcext:value-type="string">
            <text:p>K22E_HUMAN</text:p>
          </table:table-cell>
          <table:table-cell table:number-columns-repeated="3"/>
          <table:table-cell office:value-type="string" calcext:value-type="string">
            <text:p>[['Human Gene ID #1', 'C:cornified envelope', 'C:cytosol', 'C:extracellular exosome', 'C:extracellular space', 'C:intermediate filament', 'C:keratin filament', 'C:membrane', 'C:nucleus', 'F:cytoskeletal protein binding', 'F:structural constituent of cytoskeleton', 'F:structural constituent of skin epidermis', 'P:cornification', 'P:epidermis development', 'P:intermediate filament organization', 'P:keratinization', 'P:keratinocyte activation', 'P:keratinocyte development', 'P:keratinocyte migration', 'P:keratinocyte proliferation', 'P:peptide cross-linking', 'P:positive regulation of epidermis development']]</text:p>
          </table:table-cell>
          <table:table-cell office:value-type="string" calcext:value-type="string">
            <text:p>&gt;tr|A0A0D9R016|A0A0D9R016_CHLSB Keratin 2 OS=Chlorocebus sabaeus OX=60711 GN=KRT2 PE=3 SV=1</text:p>
            <text:p>MSCQISCKSRGRGGGGGGFRGFSSGSAVVSGGSRRSTSSFSCLSRHGGGGRGFGGGGFGS</text:p>
            <text:p>RSLVGLGGTKSISISVAGGGGGFGAGGGFGGRGGGSGFGGGSGFGGGSGFGGGGFGGGGF</text:p>
            <text:p>GGGRFGGFGGPGGVGGFGGPGGFGPGGYPGGGIHEVSINQSLLQPLNVKVDPEIQNVKAQ</text:p>
            <text:p>EREQIKTLNNKFASFIDKVRFLEQQNQVLQTKWELLQQMNVGTRTINLEPIFQGYIDNLK</text:p>
            <text:p>RYLDGLTAERTSQNSELNNMQDLVEDYKKKYEDEINKRTAAENDFVTLKKDVDNAYMIKV</text:p>
            <text:p>ELQSKVDLLNQDLEFLKVLYDAEISQMHQSVTDTNVILSMDNSRHLDLDSIIAEVKAQYE</text:p>
            <text:p>EIAQRSKDEAEALYHSKYEELQVTAGKHGDSLKEIKIEISELNRVIQRLQGEIAHVKKQC</text:p>
            <text:p>KNVQDAIADAEQRGEHALKDARNKLNDLEEALQQAKEDLARLLRDYQELMNVKLALDVEI</text:p>
            <text:p>ATYRKLLEGEECRMSGDLSSNVTVSVTSSTISSNVASKAGFGGSGGRGSSSGGGYSSGSG</text:p>
            <text:p>SYGSGGRGSGSRGGGGGGSVSGGGYSSGSGSGGRYGSGGGSKGGSSSGGGYGSGGGKHSS</text:p>
            <text:p>GGGSRGGSSSGGGYSSGGGGSSSVKSSSGEAFGSSVTFSF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atin 7 OS=Chlorocebus sabaeus OX=60711 GN=KRT7 PE=3 SV=1</text:p>
          </table:table-cell>
          <table:table-cell office:value-type="string" calcext:value-type="string">
            <text:p>A0A0D9R0H0</text:p>
          </table:table-cell>
          <table:table-cell office:value-type="string" calcext:value-type="string">
            <text:p>A0A0D9R058_CHLSB</text:p>
          </table:table-cell>
          <table:table-cell office:value-type="string" calcext:value-type="string">
            <text:p>KRT7</text:p>
          </table:table-cell>
          <table:table-cell office:value-type="string" calcext:value-type="string">
            <text:p>K2C6A_HUMAN, K2C6B_HUMAN, K2C6C_HUMAN, A0A0S2Z428_HUMAN, A8K2I0_HUMAN, B2R853_HUMAN, B4DKV4_HUMAN, B4DRU6_HUMAN, B4DWU6_HUMAN</text:p>
          </table:table-cell>
          <table:table-cell table:number-columns-repeated="3"/>
          <table:table-cell office:value-type="string" calcext:value-type="string">
            <text:p>[['Human Gene ID #1', 'C:cytosol', 'C:extracellular exosome', 'C:keratin filament', 'C:membrane', 'C:nucleus', 'F:structural constituent of cytoskeleton', 'P:antimicrobial humoral immune response mediated by antimicrobial peptide', 'P:cell differentiation', 'P:cornification', 'P:cytolysis by host of symbiont cells', 'P:defense response to Gram-positive bacterium', 'P:keratinization', 'P:morphogenesis of an epithelium', 'P:negative regulation of cytolysis by symbiont of host cells', 'P:negative regulation of entry of bacterium into host cell', 'P:positive regulation of cell population proliferation', 'P:wound healing'], ['Human Gene ID #2', 'C:cytosol', 'C:extracellular exosome', 'C:keratin filament', 'F:structural constituent of cytoskeleton', 'P:cornification', 'P:ectoderm development', 'P:keratinization'], ['Human Gene ID #3', 'C:cytosol', 'C:extracellular exosome', 'C:intermediate filament', 'C:keratin filament', 'P:cornification', 'P:intermediate filament cytoskeleton organization', 'P:keratinization'], ['Human Gene ID #4', 'C:keratin filament'], ['Human Gene ID #5', 'C:keratin filament'], ['Human Gene ID #6', 'C:keratin filament'], ['Human Gene ID #7', 'C:keratin filament'], ['Human Gene ID #8', 'C:keratin filament'], ['Human Gene ID #9', 'C:keratin filament']]</text:p>
          </table:table-cell>
          <table:table-cell office:value-type="string" calcext:value-type="string">
            <text:p>&gt;tr|A0A0D9R058|A0A0D9R058_CHLSB IF rod domain-containing protein OS=Chlorocebus sabaeus OX=60711 GN=KRT6A PE=3 SV=1</text:p>
            <text:p>MASTSTTIRSHSSSRRGFSAGSARLPGVSRSGFSSVSVSRSRGSGGLGGACGGAGFGSRS</text:p>
            <text:p>LYGLGGSKRISIGGGSCGISGGYGSRAGGSYGFGGAGSGFGFGGGAGIGFGLGGGAGLAG</text:p>
            <text:p>GFGGPGFPVCPPGGIQEVTVNQSLLTPLNLQIDPAIQRVRAEEREQIKTLNNKFASFIDK</text:p>
            <text:p>VRFLEQQNKVLETKWTLLQEQGTKTVRQNLEPLFEQYINNLRRQLDSIVGERGRLDSELR</text:p>
            <text:p>GMQDLVEDFKNKYEDEINKRTAAENEFVTLKKDVDAAYMNKVELQAKADTLTDEINFLRA</text:p>
            <text:p>LYEAELSQMQTHISDTSVVLSMDNNRNLDLDSIIAEVKAQYEEIAQRSRAEAESWYQTKY</text:p>
            <text:p>EELQVTAGRHGDDLRNTKQEIAEINRMIQRLRSEIDHVKKQCANLQAAIADAEQRGEMAL</text:p>
            <text:p>KDAKNKLEGLEDALQKAKQDLARLLKEYQELMNVKLALDVEIATYRKLLEGEECRLNGEG</text:p>
            <text:p>VGQVNISVVQSTVSSGYGSASGVGSGLGLGGGSSYSYGSGLGVGGGFSSSSGRAIGGGLS</text:p>
            <text:p>SVGGGSSTIKYTTTSSSSRKSYK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atin 71 OS=Chlorocebus sabaeus OX=60711 GN=KRT71 PE=3 SV=1</text:p>
          </table:table-cell>
          <table:table-cell office:value-type="string" calcext:value-type="string">
            <text:p>A0A0D9R049</text:p>
          </table:table-cell>
          <table:table-cell office:value-type="string" calcext:value-type="string">
            <text:p>A0A0D9R0H0_CHLSB</text:p>
          </table:table-cell>
          <table:table-cell office:value-type="string" calcext:value-type="string">
            <text:p>KRT71</text:p>
          </table:table-cell>
          <table:table-cell office:value-type="string" calcext:value-type="string">
            <text:p>K2C7_HUMAN, B3KY79_HUMAN, Q96GE1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intermediate filament', 'C:keratin filament', 'C:nucleus', 'P:cornification', 'P:keratinization', 'P:viral process'], ['Human Gene ID #2', 'C:keratin filament'], ['Human Gene ID #3', 'C:keratin filament']]</text:p>
          </table:table-cell>
          <table:table-cell office:value-type="string" calcext:value-type="string">
            <text:p>&gt;tr|A0A0D9R0H0|A0A0D9R0H0_CHLSB IF rod domain-containing protein OS=Chlorocebus sabaeus OX=60711 GN=KRT7 PE=3 SV=1</text:p>
            <text:p>MSIHFSSPVFTSRSAAFSGRGAQARLSSARPGGLGSSSLYGLGASRPRVAVRSAYGGPVG</text:p>
            <text:p>AGIREVTINQSLLAPLRLEADPSLQRVRQEEREQIKTLNNKFASFIDKVRFLEQQNKLLE</text:p>
            <text:p>TKWTLLQEQKSAKSSRLPDIFEAQIAGLRGQLEALQVDGGRLEAELRSMQDVVEDFKNKY</text:p>
            <text:p>EDEINRRAAAENEFVVLKKDVDAAYMSKVELEAKVDALNDEINFLRTLNEMELTELQSQI</text:p>
            <text:p>SDTSVVLSMDNSRSLDLDSIIAEVKAQYEEMAKCSRAEAEAWYQTKFETLQAQAGKHGDD</text:p>
            <text:p>LRNTRNEISEMNRAIQRLQAEIDNIKNQRAKLEAAIAEAEERGELALKDARAKQEELEAA</text:p>
            <text:p>LQRAKQDMVRQLREYQELMSVKLALDIEIATYRKLLEGEESRLAGDGVGAVNISVVNSTG</text:p>
            <text:p>GSSNGGGIGLTLGGTMGSNALSFSSSAGPGPLKAYSIRTTSTSRRSAR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atin 77 OS=Chlorocebus sabaeus OX=60711 GN=KRT77 PE=3 SV=1</text:p>
          </table:table-cell>
          <table:table-cell office:value-type="string" calcext:value-type="string">
            <text:p>A0A0D9QZZ8</text:p>
          </table:table-cell>
          <table:table-cell office:value-type="string" calcext:value-type="string">
            <text:p>A0A0D9R049_CHLSB</text:p>
          </table:table-cell>
          <table:table-cell office:value-type="string" calcext:value-type="string">
            <text:p>KRT77</text:p>
          </table:table-cell>
          <table:table-cell office:value-type="string" calcext:value-type="string">
            <text:p>K2C73_HUMAN, H0YIC5_HUMAN</text:p>
          </table:table-cell>
          <table:table-cell table:number-columns-repeated="3"/>
          <table:table-cell office:value-type="string" calcext:value-type="string">
            <text:p>[['Human Gene ID #1', 'C:cytosol', 'C:extracellular exosome', 'C:keratin filament', 'C:nucleus', 'P:cornification', 'P:keratinization'], ['Human Gene ID #2', 'C:intermediate filament']]</text:p>
          </table:table-cell>
          <table:table-cell office:value-type="string" calcext:value-type="string">
            <text:p>&gt;tr|A0A0D9R049|A0A0D9R049_CHLSB IF rod domain-containing protein OS=Chlorocebus sabaeus OX=60711 GN=KRT71 PE=3 SV=1</text:p>
            <text:p>MSRQFTCKSGAAAKGGFSGCSAVLSGGSSSSFRAGSKGLSGSFGSRSLYSLGGARSISLN</text:p>
            <text:p>VASGSGKSGGYGFGRGRASGFAGSMFGSVALGPVCPTVCPPGGIHQVTFNESLLAPLNVE</text:p>
            <text:p>LDPEIQKVRAQEREQIKALNNKFASFIDKVRFLEQQNQVLETKWELLQQLDLNNCKNNLE</text:p>
            <text:p>PILEGYISNLRKQLETLSGDRVRLDSELRNVRDVVEDYKKRYEEEINKRTAAEKEFVLLK</text:p>
            <text:p>KDVDAAYANKVELQAKVESMDQEIKFFRCLFEAEITQIQSHISDMSVILSMDNNRNLDLD</text:p>
            <text:p>SIIDEVRAQYEEIALKSKAEAEALYQTKFQELQLAAGRHGDDLKNTKNEISELTRLIQRI</text:p>
            <text:p>RSEIENVKKQASNLETAIADAEQRGDNALKDARAKLDELEGALHQAKEELARMLREYQEL</text:p>
            <text:p>MSLKLALDMEIATYRKLLESEECRMSGEFPSPVSISIISSTSGGSGYGFRPSTVSGGYVA</text:p>
            <text:p>NSSCCISGVCSVRGGEGRSRGTASDYKDTLGKGSSLSAPSKKAS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atin 80 OS=Chlorocebus sabaeus OX=60711 GN=KRT80 PE=3 SV=1</text:p>
          </table:table-cell>
          <table:table-cell office:value-type="string" calcext:value-type="string">
            <text:p>A0A0D9R0I0</text:p>
          </table:table-cell>
          <table:table-cell office:value-type="string" calcext:value-type="string">
            <text:p>A0A0D9QZZ8_CHLSB</text:p>
          </table:table-cell>
          <table:table-cell office:value-type="string" calcext:value-type="string">
            <text:p>KRT80</text:p>
          </table:table-cell>
          <table:table-cell office:value-type="string" calcext:value-type="string">
            <text:p>K2C1B_HUMAN, Q0IIN1_HUMAN, Q147W7_HUMAN</text:p>
          </table:table-cell>
          <table:table-cell table:number-columns-repeated="3"/>
          <table:table-cell office:value-type="string" calcext:value-type="string">
            <text:p>[['Human Gene ID #1', 'C:cytoskeleton', 'C:cytosol', 'C:extracellular exosome', 'C:keratin filament', 'P:cornification', 'P:keratinization'], ['Human Gene ID #2', 'C:keratin filament'], ['Human Gene ID #3', 'C:keratin filament']]</text:p>
          </table:table-cell>
          <table:table-cell office:value-type="string" calcext:value-type="string">
            <text:p>&gt;tr|A0A0D9QZZ8|A0A0D9QZZ8_CHLSB IF rod domain-containing protein OS=Chlorocebus sabaeus OX=60711 GN=KRT77 PE=3 SV=1</text:p>
            <text:p>MSRQYSSQSAFSSRSRQVYRTSFSAGSGGGSRAVGSVCYTRGRCGGGGYGIRGRGFGSRS</text:p>
            <text:p>LYNLGGSRSISSSLVGRSASGFCQGGGVGGFGGVRSFGVGSIGAGGFGGGSFGGGGFGGA</text:p>
            <text:p>GFGASNFGLGGFGPSCPPGGIQEVTINQSLLEPLHLEVDPEIQRIKTQEREQIMVLNNKF</text:p>
            <text:p>ASFIDKVRFLEQQNQVLQTKWELLQQVNTSTGTNNLEPLLENYIGDLRKQVDLLNAEQMR</text:p>
            <text:p>QNTEVRSMQDVVEDYKSKYEDEINKRTGSENDFVVLKKDVDAAYASKVDLESRVDTLTGE</text:p>
            <text:p>VNFLKYLFLTELSQMQTHISDTNVILSMDNNRSLDLDSIIDAVRTQYELIAQRSKDEAEA</text:p>
            <text:p>LYQTKYQELQITAGRHGDDLKNSKMEIAELNRTVQRLQAEISNVKKQIEQMQSLISDAEE</text:p>
            <text:p>RGEQALQDARQKLQDLEEALQQSKEELARLLRDYQAMLGAKLSLDVEIATYRQLLEGEES</text:p>
            <text:p>RMSGELQSHVSISVQNSQVSISGGAGGGGSYVSGGYGGGSGGGYGGGRSYRGGGARGGSG</text:p>
            <text:p>GGYGSGGGSYGGSSRSSRGSSRVQIIQTSTNTSHRRIL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H-type splicing regulatory protein OS=Chlorocebus sabaeus OX=60711 GN=KHSRP PE=4 SV=1</text:p>
          </table:table-cell>
          <table:table-cell office:value-type="string" calcext:value-type="string">
            <text:p>A0A0D9RB84</text:p>
          </table:table-cell>
          <table:table-cell office:value-type="string" calcext:value-type="string">
            <text:p>A0A0D9R0I0_CHLSB</text:p>
          </table:table-cell>
          <table:table-cell office:value-type="string" calcext:value-type="string">
            <text:p>KHSRP</text:p>
          </table:table-cell>
          <table:table-cell office:value-type="string" calcext:value-type="string">
            <text:p>K2C80_HUMAN</text:p>
          </table:table-cell>
          <table:table-cell table:number-columns-repeated="3"/>
          <table:table-cell office:value-type="string" calcext:value-type="string">
            <text:p>[['Human Gene ID #1', 'C:cytoplasm', 'C:cytosol', 'C:intermediate filament', 'C:intermediate filament cytoskeleton', 'C:keratin filament', 'P:cornification', 'P:keratinization']]</text:p>
          </table:table-cell>
          <table:table-cell office:value-type="string" calcext:value-type="string">
            <text:p>&gt;tr|A0A0D9R0I0|A0A0D9R0I0_CHLSB IF rod domain-containing protein OS=Chlorocebus sabaeus OX=60711 GN=KRT80 PE=4 SV=1</text:p>
            <text:p>MACRSCVVGFSSLSSCEVTPVGSPRPGTSGWDTCGDPGLGFSSRSLTGCLSAGTISKVTV</text:p>
            <text:p>NPSLLVPLDLKLDPAVQQLKNQEKEEMKALNDKFASLIGKVQALEQRNQLLETRWSFLQG</text:p>
            <text:p>QDSAIFDLGHLYDEYQGRLQEELRKVSQERGQLEANLLQVLEKVEEFRIRYEDEISKRTD</text:p>
            <text:p>MEFTFVQLKKDLDAECLRRTELETKLKSLQSFVELMKTIYEQELKDLAAQVKDVSVTVGM</text:p>
            <text:p>DSRCHIDLSGIVEEVKAQYDAVAARSLEEAEAYSRSQLEEQVARSAEYGSSLQSSRSEIA</text:p>
            <text:p>DLNVRIQKLRSQILSVKSHCLKLEENIKAAEEQGELAFQDAKTKLAQLEAALQQAKQDMA</text:p>
            <text:p>RQLRKYQELMNVKLALDIEIATYRKLMEGEEGRMDLPSATVVSAVQSRCKTAASRSGLSK</text:p>
            <text:p>APSRKKKGSKGPVIQITEMSEKYFSQESEVS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esin family member 14 OS=Chlorocebus sabaeus OX=60711 GN=KIF14 PE=3 SV=1</text:p>
          </table:table-cell>
          <table:table-cell office:value-type="string" calcext:value-type="string">
            <text:p>A0A0D9RMN4</text:p>
          </table:table-cell>
          <table:table-cell office:value-type="string" calcext:value-type="string">
            <text:p>A0A0D9RB84_CHLSB</text:p>
          </table:table-cell>
          <table:table-cell office:value-type="string" calcext:value-type="string">
            <text:p>KIF14</text:p>
          </table:table-cell>
          <table:table-cell office:value-type="string" calcext:value-type="string">
            <text:p>FUBP2_HUMAN</text:p>
          </table:table-cell>
          <table:table-cell table:number-columns-repeated="3"/>
          <table:table-cell office:value-type="string" calcext:value-type="string">
            <text:p>[['Human Gene ID #1', 'C:cytoplasm', 'C:cytosol', 'C:membrane', 'C:nucleoplasm', 'C:nucleus', 'F:DNA binding', "F:mRNA 3'-UTR AU-rich region binding", 'F:mRNA binding', 'F:RNA binding', "P:3'-UTR-mediated mRNA destabilization", 'P:cellular response to cytokine stimulus', 'P:miRNA metabolic process', 'P:mRNA processing', 'P:mRNA transport', 'P:negative regulation of low-density lipoprotein particle clearance', 'P:negative regulation of nitric oxide biosynthetic process', 'P:positive regulation of mRNA catabolic process', 'P:regulation of gene expression', 'P:regulation of mRNA stability', 'P:regulation of transcription, DNA-templated', 'P:RNA splicing', 'P:RNA splicing, via transesterification reactions']]</text:p>
          </table:table-cell>
          <table:table-cell office:value-type="string" calcext:value-type="string">
            <text:p>&gt;tr|A0A0D9RB84|A0A0D9RB84_CHLSB Uncharacterized protein OS=Chlorocebus sabaeus OX=60711 GN=KHSRP PE=4 SV=1</text:p>
            <text:p>MSDYSTGGPPPGPPPPAGGGGGAGGAGGGPPPGPPGAGDRGGGGPGGGGPGGGSAGGPSQ</text:p>
            <text:p>PPGGGGPGIRKDAFADAVQRARQIAAKIGGDAATTVNNSTPDFGFGGQKRQLEDGDQPES</text:p>
            <text:p>KKLASQGDSISSQLGPIHPPPRTSMTEEYRVPDGMVGLIIGRGGEQINKIQQDSGCKVQI</text:p>
            <text:p>SPDSGGLPERSVSLTGAPESVQKAKMMLDDIVSRGRGGPPGQFHDNANGGQNGTVQEIMI</text:p>
            <text:p>PAGKAGLVIGKGGETIKQLQERAGVKMILIQDGSQNTNVDKPLRIIGDPYKVQQACEMVM</text:p>
            <text:p>DILRERDQGGFGDRNEYGSRIGGGIDVPVPRHSVGVVIGRSGEMIKKIQNDAGVRIQFKQ</text:p>
            <text:p>DDGTGPEKIAHIMGPPDRCEHAARIINDLLQSLRSGPPGPPGGPGMPPGGRGRGRGQGNW</text:p>
            <text:p>GPPGGEMTFSIPTHKCGLVIGRGGENVKAINQQTGAFVEISRQLPPNGDPNFKLFIIRGS</text:p>
            <text:p>PQQIDHAKQLIEEKIEGPLCPVGPGPGGPGPAGPMGPFNPGPFNQGPPGAPPHAGGPPPH</text:p>
            <text:p>QYPPQGWGNTYPQWQPPAPHDPSKAAAAAADPNAAWAAYYSHYYQQPPGPVPGPAPAPAA</text:p>
            <text:p>PPAQGEPPQPPPTGQSDYTKAWEEYYKKIGQQPQQPGAPPQQDYTKAWEEYYKKQAQVAT</text:p>
            <text:p>GGGPGAPPGSQPDYSAAWAEYYRQQAAYYGQTPGPGGPQPPPTQQGQQQASGNCHPPPPP</text:p>
            <text:p>FSFQPPATVHPALVGSAGNPFPCGVC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in A/C OS=Chlorocebus sabaeus OX=60711 GN=LMNA PE=3 SV=1</text:p>
          </table:table-cell>
          <table:table-cell office:value-type="string" calcext:value-type="string">
            <text:p>A0A0D9S4Z6</text:p>
          </table:table-cell>
          <table:table-cell office:value-type="string" calcext:value-type="string">
            <text:p>A0A0D9RMN4_CHLSB</text:p>
          </table:table-cell>
          <table:table-cell office:value-type="string" calcext:value-type="string">
            <text:p>LMNA</text:p>
          </table:table-cell>
          <table:table-cell office:value-type="string" calcext:value-type="string">
            <text:p>KIF14_HUMAN, A0A384P5W4_HUMAN</text:p>
          </table:table-cell>
          <table:table-cell table:number-columns-repeated="3"/>
          <table:table-cell office:value-type="string" calcext:value-type="string">
            <text:p>[['Human Gene ID #1', 'C:cytosol', 'C:Flemming body', 'C:kinesin complex', 'C:membrane', 'C:microtubule', 'C:midbody', 'C:nucleus', 'C:spindle midzone', 'F:ATP binding', 'F:ATP-dependent microtubule motor activity, plus-end-directed', 'F:ATPase activity', 'F:microtubule binding', 'F:microtubule motor activity', 'F:PDZ domain binding', 'F:protein kinase binding', 'F:tubulin binding', 'P:activation of protein kinase activity', 'P:cell division', 'P:cell proliferation in forebrain', 'P:cerebellar cortex development', 'P:cerebellar granular layer structural organization', 'P:cerebellar Purkinje cell layer structural organization', 'P:cerebral cortex development', 'P:establishment of protein localization', 'P:hippocampus development', 'P:microtubule-based movement', 'P:mitotic metaphase plate congression', 'P:negative regulation of apoptotic process', 'P:negative regulation of integrin activation', 'P:negative regulation of neuron apoptotic process', 'P:olfactory bulb development', 'P:positive regulation of cell population proliferation', 'P:positive regulation of cytokinesis', 'P:proteasome-mediated ubiquitin-dependent protein catabolic process', 'P:regulation of cell adhesion', 'P:regulation of cell growth', 'P:regulation of cell maturation', 'P:regulation of cell migration', 'P:regulation of G1/S transition of mitotic cell cycle', 'P:regulation of G2/M transition of mitotic cell cycle', 'P:regulation of myelination', 'P:regulation of neuron apoptotic process', 'P:regulation of Rap protein signal transduction', 'P:SCF-dependent proteasomal ubiquitin-dependent protein catabolic process', 'P:substrate adhesion-dependent cell spreading'], ['Human Gene ID #2', 'C:cytoplasm', 'C:microtubule', 'F:ATP binding', 'F:ATP-dependent microtubule motor activity', 'F:microtubule binding', 'P:microtubule-based movement']]</text:p>
          </table:table-cell>
          <table:table-cell office:value-type="string" calcext:value-type="string">
            <text:p>&gt;tr|A0A0D9RMN4|A0A0D9RMN4_CHLSB Kinesin motor domain-containing protein OS=Chlorocebus sabaeus OX=60711 GN=KIF14 PE=3 SV=1</text:p>
            <text:p>MSLHSTHNRNNRGDILDIPSSQNSSSLNALTHSSRLKLHLKSDMSECENYDPLLRSAGKV</text:p>
            <text:p>RDINSTYVISASEKTADMPLTPNPVGKLTLQRRTTRNKESSLLGRDLEDTTEKTAETHLT</text:p>
            <text:p>LQRRAKTDSEEKWKTAETDSVKMTLNVGGETENNGVSKESRTNVKIVNNAKNSFVASCVP</text:p>
            <text:p>LDKDPQVIEMMADKKYKEIFSPPSRANENIALKYSSNRAPIASLSQTEVVRSGHLTTKPT</text:p>
            <text:p>QSKLDIKVSGTGNLHHRTIGKEIAKTSNKFGSLEKRTPTKCTTEHKLTPKCGLPQLKSPA</text:p>
            <text:p>PSILKNRMSNLQVKQRPKSSFLANKQERSAENTILPEEETVVQNTSAGKDPLKVENSQVT</text:p>
            <text:p>VAVRVRPFTKREKIEKASQVVFMSGKEITVEHPDMKQVYSFIYDVSFWSFDECHPHYASQ</text:p>
            <text:p>TTVYEKLAAPLLERAFEGFNTCLFAYGQTGSGKSYTMMGFSEEPGIIPRFCEDLFSQVAR</text:p>
            <text:p>KQTQEVSYHIEMSFFEVYNEKIHDLLVCKDENGQRKQPLRVREHPVYGPYVEALSMNVVS</text:p>
            <text:p>SYTDIQKSWLELGNKQRATAATGMNDKSSRSHSVFTLVMTQTKTEFVEGEEHDHRITSRI</text:p>
            <text:p>NLIDLAGSERCSTAHTSGDRLKEGVSINKSLLTLGKVISALSEQANQKRVFIPYRESVLT</text:p>
            <text:p>WLLKESLGGNSKTAMIATISPAASNVEETLSTLRYANQARLIVNIAKVNEDMNAKLIREL</text:p>
            <text:p>KAEIAKLKAAQRNNRNIDPERYRLCRQEITSLRMKLHQQERDMAEMQRVWKEKFEQAEKR</text:p>
            <text:p>KLQETKELQKAGITFQMDNHLPNLVNLNEDPQLSEMLLYMIKEGTTTVGKYKPNSSHDIQ</text:p>
            <text:p>LSGVLIADDHCTITNLGGTVSIIPLGEAKTYVNGKLILELTVLHHGDRVILGGDHYFRFN</text:p>
            <text:p>HPVEVQKGKRPSGRDTPISEGPKDFEFAKNELLMAQRSQLEAEIKEAQLKAKEEMMQGIQ</text:p>
            <text:p>IAKEMAQQELSSQKVAYESKIKALEAELREESQRKKMQEINNQKANHIIEELEKAKQHLE</text:p>
            <text:p>QEIYVNKKRLEMETLATKQALEDHSIRHARILEALETEKQKIAKEVQILQQNRSNRDKTF</text:p>
            <text:p>TMQTTWSSMKLSMMIQEANAISSKLKTYYVFGRHDVSDKSSSDTSIRVRNLKLGISTFWS</text:p>
            <text:p>LEKFESKLAAMKELYESNGSNRDEDVFCDPEDEWEPDITDAPVSSLSRRRSRSLMKNRRI</text:p>
            <text:p>SGCLHDIQVHPIKKLHSSHSSGLMDKSSTIYSNSAESFLPGICKELIGSSLDFLGQSYDE</text:p>
            <text:p>ERTIADSLMNSFLKIYNGLFAISKAHEEQDEESQDNLFSSDRAIQSLTIQTACAFEQLVV</text:p>
            <text:p>LMKHWLSDIVPCTTNIARLEDELRQEVKKLGGYLQLFLQGCCSDISSMIKEAQKNAIQIV</text:p>
            <text:p>QQAVKYVGQLAVLKGSKLHFLENGNNKAARVQEEFMDAICDGVGLGMKILLDSGLEKAKE</text:p>
            <text:p>LQHELLRQCTKNEVTKEMKTNAMGLIRSLENIFAESKIKSFRRQVQEENFEYQDFKKMAN</text:p>
            <text:p>CAPEFLKLKHCLEKAIEIIISALKGCSSDVNLLQNCVESIRNLASDFYSDFGVPSTSVDS</text:p>
            <text:p>YESRVTNVVHKDLESLAKSLLFCFESEESPDLLKPWETYNQNTKEEYQQSKSSGIDGSKN</text:p>
            <text:p>KGVPKRVYELHGSSPAVSPEECTPSRIQW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ucine rich repeats and IQ motif containing 1 OS=Chlorocebus sabaeus OX=60711 GN=LRRIQ1 PE=4 SV=1</text:p>
          </table:table-cell>
          <table:table-cell office:value-type="string" calcext:value-type="string">
            <text:p>A0A0D9QV24</text:p>
          </table:table-cell>
          <table:table-cell office:value-type="string" calcext:value-type="string">
            <text:p>A0A0D9S4Z6_CHLSB</text:p>
          </table:table-cell>
          <table:table-cell office:value-type="string" calcext:value-type="string">
            <text:p>LRRIQ1</text:p>
          </table:table-cell>
          <table:table-cell office:value-type="string" calcext:value-type="string">
            <text:p>W5X314_HUMAN</text:p>
          </table:table-cell>
          <table:table-cell table:number-columns-repeated="3"/>
          <table:table-cell office:value-type="string" calcext:value-type="string">
            <text:p>[['Human Gene ID #1', 'C:intermediate filament']]</text:p>
          </table:table-cell>
          <table:table-cell office:value-type="string" calcext:value-type="string">
            <text:p>&gt;tr|A0A0D9S4Z6|A0A0D9S4Z6_CHLSB Uncharacterized protein OS=Chlorocebus sabaeus OX=60711 GN=LMNA PE=3 SV=1</text:p>
            <text:p>METPSQRRATRSGAQASSTPLSPTRITRLQEKEDLQELNDRLAVYIDRVRSLETENAGLR</text:p>
            <text:p>LRITESEEVVSREVSGIKAAYEAELGDARKTLDSVAKERARLQLELSKVREEFKELKARN</text:p>
            <text:p>TKKEGDLMAAQARLKDLEALLNSKEAALSTALSEKRTLEGELHDLRGQVAKLEAALGEAK</text:p>
            <text:p>KQLQDEMLRRVDAENRLQTMKEELDFQKNIYSEELRETKRRHETRLVEIDNGKQREFESR</text:p>
            <text:p>LADALQELRAQHEDQVEQYKKELEKTYSAKLDNARQSAERNSNLVGAAHEELQQSRIRID</text:p>
            <text:p>SLSAQLSQLQKQLAAKEAKLRDLEDSLARERDTSRRLLAEKEREMAEMRARMQQQLDEYQ</text:p>
            <text:p>ELLDIKLALDMEIHAYRKLLEGEEERLRLSPSPTSQRSRGRASSHSSQTQGGGSVTKKRK</text:p>
            <text:p>LESESRSSFSQHARTSGRVAVEEVDEEGKFVRLRNKSNEDQSMGNWQIKRQNGDDPLLTY</text:p>
            <text:p>RFPPKFTLKAGQVVTIWAAGAGATHSPPTDLVWKAQNTWGCGNSLRTALINSTGEEVAMR</text:p>
            <text:p>KLVRSVTVVEDDEDEDGDDLLHHHHGSHCTSSGDPAEYNLRSRTVLCGTCGQPADKASAS</text:p>
            <text:p>GSGAQVGGPISSGSSASSVTVTRSYRSVGGSGGGSFGDNLVTRSYLLGNSSPRTQSPQNC</text:p>
            <text:p>SI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lactate dehydrogenase OS=Chlorocebus sabaeus OX=60711 GN=LDHB PE=3 SV=1</text:p>
          </table:table-cell>
          <table:table-cell office:value-type="string" calcext:value-type="string">
            <text:p>A0A0D9R6G5</text:p>
          </table:table-cell>
          <table:table-cell office:value-type="string" calcext:value-type="string">
            <text:p>A0A0D9QV24_CHLSB</text:p>
          </table:table-cell>
          <table:table-cell office:value-type="string" calcext:value-type="string">
            <text:p>LDHB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QV24|A0A0D9QV24_CHLSB Leucine rich repeats and IQ motif containing 1 OS=Chlorocebus sabaeus OX=60711 GN=LRRIQ1 PE=4 SV=1</text:p>
            <text:p>MDDDDAKLKAEIEVELDKLSISSLEKEDTESDSKSETQSDDSDTDSVELPESVLHCINII</text:p>
            <text:p>KNRSKAVEELILQDLEDTGILNCSYGAVSNNHMRLRTGLSTEYEESSEQLIKILSEIEKE</text:p>
            <text:p>EFMRSKTNCASPDFVPEPIPHDLPMDEHVLPDDADINFGYCEVEEKCRQSFEAWQEKQKE</text:p>
            <text:p>LEDKEKETLKAQRDREEKQFQEEEEKRHCWMKQFKVEKKKLENIQKQEQDKMNDELYEEE</text:p>
            <text:p>KIWKEKFKQHEEYIRNLHLQMEEERTRFKDQQEKEKNCLLKQQNNAAVKIQAKYKAFVAY</text:p>
            <text:p>QKYAPIIKEQIESRKRKAQEWKEKEAKIRQKEEENRKRLEEEQRIKEERKKQKEEERKRR</text:p>
            <text:p>EKEYEDKKNIMKQEREQLIIKEKIRLREDAGQQLIISSALKKRGYNNKHLSLEDISNDKG</text:p>
            <text:p>DIAKNLVDENLKKQEDVLLWLAEESNMKGNIDRQTILNESIQVQLKESISSQTILADFKM</text:p>
            <text:p>EEKNENLAKKQCSEEWVKQERKYENADNKTELGDSDLKGNLKEQFPLQELKSDAQKEEIM</text:p>
            <text:p>KHVINENMGLKTQIILEHNQEINEVKTNEAQKIIKDNQQKKIQKVEKEEIQEQNGLLYKD</text:p>
            <text:p>KDTLIISMKQKSLSLTSENSEDIGENVILQEKEIYSKVKEIEENPKDNAWNSGIVIFNTT</text:p>
            <text:p>DTMINNEGKRNDQDYVLGRHAPCEDLSDYNAESSMVSKEVNSLKSEIRKISEKCPENGPE</text:p>
            <text:p>PESMTCSVPESTLLYSIEEKRLAWIKSFKPWLEIFKQNQQKKIVRRKRPVKCPANMTPAL</text:p>
            <text:p>DKLEILRCGPWDTLQQVTTVTFQDLPGCVLSTLAECTNLQFLSLQRCGLTSLHSLSNCKK</text:p>
            <text:p>LKYIDAQENRIEAIDCENLENLCVVLLNKNQLTSLHGLDGCTNIQCLELSHNKITRIAFF</text:p>
            <text:p>FFFWKETLFTIQGVCHHLGTSTSYLSLAQVWIPTGLCWSQIPITSLTKNSDCNFLISRLH</text:p>
            <text:p>WNCGLESLKNLQQLILDHNQLISTKGLCDTPTIVYLDCSHNHLTDVEGIENCGLLQILKL</text:p>
            <text:p>QGNYLSELPSLENLVLLRELHLDDNSISTVEAFSSYWLPLLQNLTVSQNSLTKIVPLFHF</text:p>
            <text:p>VSLEKLDVSHNCLSDLKSVIKWFDACYSLRELSLTGNPLLQETNWRDSLLKVLPDLRILN</text:p>
            <text:p>GSMLNSDSESHTEERNQLESAGFLALCQSQIREFNLLTENYITRKGDVFTLDTAENLCHY</text:p>
            <text:p>FKKLMILSTEYRHAHERGDVNITKKDESEAQKNHLAPTNSDNTLQNGVFYSCAHEDNPDS</text:p>
            <text:p>PDNPEKWMDSVSSHSPLSNSSTCENMEGRHQEILVCQKKENSKASSIPTIRIPFKEVEMT</text:p>
            <text:p>NSVLRNHQNIEPSEKIMAAVVIQSYWRGYHMRKQIHFSTRLCTAATEGLPNSSIKNQTIL</text:p>
            <text:p>KKEKRENIVNIQKQREKAAVLIQAVWKGFILRKKLTAALEAIKNEESDEEYREIDLEDFT</text:p>
            <text:p>FDEAALEEEWLASDSTRFPSQTLLLSNQLHWPKEKIPGNLKWDDTSFNLPSNPAQAWLCN</text:p>
            <text:p>DKENLSSSEHTQFSGRSENRTSSWTPESKTSRKSLLKSEKEKKISEEWGFKDISTAQQML</text:p>
            <text:p>KRAQKMKSKKLKKKIDSTVRLSLFKNNENKVSAPKSSKKVQPRRDGYFEGIEEDPIHKDT</text:p>
            <text:p>TANEKLERSREYTYQWLHTQVEVHETTSSRNMKCNHFLPELDPDVLNGGRVQLVARLVSR</text:p>
            <text:p>EDTDLDLLSMTSGSALSVNREKKNQAHRHSAGSSSKLWFPSKL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lactate dehydrogenase OS=Chlorocebus sabaeus OX=60711 PE=3 SV=1</text:p>
          </table:table-cell>
          <table:table-cell office:value-type="string" calcext:value-type="string">
            <text:p>A0A0D9QY94</text:p>
          </table:table-cell>
          <table:table-cell office:value-type="string" calcext:value-type="string">
            <text:p>A0A0D9R6G5_CHLSB</text:p>
          </table:table-cell>
          <table:table-cell/>
          <table:table-cell office:value-type="string" calcext:value-type="string">
            <text:p>LDHB_HUMAN, A0A5F9ZHM4_HUMAN, Q5U077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membrane', 'C:membrane raft', 'F:identical protein binding', 'F:L-lactate dehydrogenase activity', 'P:carbohydrate metabolic process', 'P:pyruvate metabolic process'], ['Human Gene ID #2', 'C:cytoplasm', 'F:L-lactate dehydrogenase activity', 'P:carbohydrate metabolic process', 'P:carboxylic acid metabolic process'], ['Human Gene ID #3', 'C:cytosol', 'F:L-lactate dehydrogenase activity', 'P:carbohydrate metabolic process', 'P:carboxylic acid metabolic process']]</text:p>
          </table:table-cell>
          <table:table-cell office:value-type="string" calcext:value-type="string">
            <text:p>&gt;tr|A0A0D9R6G5|A0A0D9R6G5_CHLSB L-lactate dehydrogenase OS=Chlorocebus sabaeus OX=60711 PE=3 SV=1</text:p>
            <text:p>MATLKEKLIAPVAEEETTVPNNKITVVGVGQVGMACAISILGKSLADELALVDVLEDKLK</text:p>
            <text:p>GEMMDLQHGSLFLQTPKIVADKDYSVTANSKIVVVTAGVRQQEGESRLNLVQRNVNVFKF</text:p>
            <text:p>IIPQIVKYSPDCIIIVVSNPVDILTYVTWKLSGLPKHRVIGSGCNLDSARFRYLMAEKLG</text:p>
            <text:p>IHPSSCHGWILGEHGDSSVAVWSGVNVAGVSLQELNPEMGTDNDSENWKEVHKMVVESAY</text:p>
            <text:p>EVIKLKGYTNWAIGLSVADLIESMLKNLSRIHPVSTMVKGMYGIENEVFLSLPCILNARG</text:p>
            <text:p>LTSVINQKLKDDEVAQLKKSADTLWDIQKDLKD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lactate dehydrogenase OS=Chlorocebus sabaeus OX=60711 PE=3 SV=1</text:p>
          </table:table-cell>
          <table:table-cell office:value-type="string" calcext:value-type="string">
            <text:p>A0A0D9RUA5</text:p>
          </table:table-cell>
          <table:table-cell office:value-type="string" calcext:value-type="string">
            <text:p>A0A0D9QY94_CHLSB</text:p>
          </table:table-cell>
          <table:table-cell/>
          <table:table-cell office:value-type="string" calcext:value-type="string">
            <text:p>LDHC_HUMAN, A0A140VKA7_HUMAN, A8MW50_HUMAN, B4DJI1_HUMAN, C9J7H8_HUMAN, D6NKH9_HUMAN, F5H245_HUMAN, F5H793_HUMAN, G9BCY7_HUMAN, G9BCY8_HUMAN</text:p>
          </table:table-cell>
          <table:table-cell table:number-columns-repeated="3"/>
          <table:table-cell office:value-type="string" calcext:value-type="string">
            <text:p>[['Human Gene ID #1', 'C:cytosol', 'C:extracellular exosome', 'C:motile cilium', 'C:nucleus', 'F:L-lactate dehydrogenase activity', 'P:ATP biosynthetic process', 'P:carbohydrate metabolic process', 'P:flagellated sperm motility', 'P:lactate biosynthetic process from pyruvate', 'P:lactate oxidation', 'P:pyruvate metabolic process'], ['Human Gene ID #2', 'C:cytoplasm', 'C:motile cilium', 'F:L-lactate dehydrogenase activity', 'P:ATP biosynthetic process', 'P:carbohydrate metabolic process', 'P:flagellated sperm motility', 'P:lactate biosynthetic process from pyruvate', 'P:lactate oxidation'], ['Human Gene ID #3', 'F:L-lactate dehydrogenase activity', 'P:carbohydrate metabolic process', 'P:carboxylic acid metabolic process'], ['Human Gene ID #4', 'C:cytoplasm', 'F:L-lactate dehydrogenase activity', 'P:carbohydrate metabolic process', 'P:carboxylic acid metabolic process'], ['Human Gene ID #5', 'F:oxidoreductase activity, acting on the CH-OH group of donors, NAD or NADP as acceptor', 'P:carboxylic acid metabolic process'], ['Human Gene ID #6', 'C:cytoplasm', 'F:L-lactate dehydrogenase activity', 'P:carbohydrate metabolic process', 'P:carboxylic acid metabolic process'], ['Human Gene ID #7', 'C:cytoplasm', 'F:L-lactate dehydrogenase activity', 'P:carbohydrate metabolic process', 'P:carboxylic acid metabolic process'], ['Human Gene ID #8', 'F:oxidoreductase activity, acting on the CH-OH group of donors, NAD or NADP as acceptor', 'P:carboxylic acid metabolic process'], ['Human Gene ID #9', 'C:cytoplasm', 'F:L-lactate dehydrogenase activity', 'P:carbohydrate metabolic process', 'P:carboxylic acid metabolic process'], ['Human Gene ID #10', 'C:cytoplasm', 'F:L-lactate dehydrogenase activity', 'P:carbohydrate metabolic process', 'P:carboxylic acid metabolic process']]</text:p>
          </table:table-cell>
          <table:table-cell office:value-type="string" calcext:value-type="string">
            <text:p>&gt;tr|A0A0D9QY94|A0A0D9QY94_CHLSB L-lactate dehydrogenase OS=Chlorocebus sabaeus OX=60711 PE=3 SV=1</text:p>
            <text:p>MGEPSGGYTYTQTSIFLFHAKIPFGSKSNMATLKDQLIHNLLKEEQTPQNKITVVGVGAV</text:p>
            <text:p>GMACAISILMKDLADELALVDVIEDKLKGEMMDLQHGSLFLRTPKIVSGKDYSVTANSKL</text:p>
            <text:p>VIITAGARQQEGESRLNLVQRNVNIFKFIVPNVVKYSPNCKLLIVSNPVDILTYVAWKIS</text:p>
            <text:p>GFPKNRVIGSGCNLDSARFRYLMGERLGVHPLSCHGWVLGEHGDSSVPVWSGMNVAGVSL</text:p>
            <text:p>KTLHPDLGTDKDKEQWKEVHKQVVERFRRFSCLSLLSSWDYRDSISLLPRLDRVHPVSTM</text:p>
            <text:p>IKGLYGIKDDVFLSVLCILGQNGISDLVKVTLTPEEEARLKKSADTLWGIQKELQ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crophage migration inhibitory factor OS=Chlorocebus sabaeus OX=60711 GN=MIF PE=4 SV=1</text:p>
          </table:table-cell>
          <table:table-cell office:value-type="string" calcext:value-type="string">
            <text:p>A0A0D9RF48</text:p>
          </table:table-cell>
          <table:table-cell office:value-type="string" calcext:value-type="string">
            <text:p>A0A0D9RUA5_CHLSB</text:p>
          </table:table-cell>
          <table:table-cell office:value-type="string" calcext:value-type="string">
            <text:p>MIF</text:p>
          </table:table-cell>
          <table:table-cell office:value-type="string" calcext:value-type="string">
            <text:p>LDHC_HUMAN, A0A140VKA7_HUMAN, A8MW50_HUMAN, B4DJI1_HUMAN, C9J7H8_HUMAN, D6NKH9_HUMAN, F5H245_HUMAN, F5H793_HUMAN, G9BCY7_HUMAN, G9BCY8_HUMAN</text:p>
          </table:table-cell>
          <table:table-cell table:number-columns-repeated="3"/>
          <table:table-cell office:value-type="string" calcext:value-type="string">
            <text:p>[['Human Gene ID #1', 'C:cytosol', 'C:extracellular exosome', 'C:motile cilium', 'C:nucleus', 'F:L-lactate dehydrogenase activity', 'P:ATP biosynthetic process', 'P:carbohydrate metabolic process', 'P:flagellated sperm motility', 'P:lactate biosynthetic process from pyruvate', 'P:lactate oxidation', 'P:pyruvate metabolic process'], ['Human Gene ID #2', 'C:cytoplasm', 'C:motile cilium', 'F:L-lactate dehydrogenase activity', 'P:ATP biosynthetic process', 'P:carbohydrate metabolic process', 'P:flagellated sperm motility', 'P:lactate biosynthetic process from pyruvate', 'P:lactate oxidation'], ['Human Gene ID #3', 'F:L-lactate dehydrogenase activity', 'P:carbohydrate metabolic process', 'P:carboxylic acid metabolic process'], ['Human Gene ID #4', 'C:cytoplasm', 'F:L-lactate dehydrogenase activity', 'P:carbohydrate metabolic process', 'P:carboxylic acid metabolic process'], ['Human Gene ID #5', 'F:oxidoreductase activity, acting on the CH-OH group of donors, NAD or NADP as acceptor', 'P:carboxylic acid metabolic process'], ['Human Gene ID #6', 'C:cytoplasm', 'F:L-lactate dehydrogenase activity', 'P:carbohydrate metabolic process', 'P:carboxylic acid metabolic process'], ['Human Gene ID #7', 'C:cytoplasm', 'F:L-lactate dehydrogenase activity', 'P:carbohydrate metabolic process', 'P:carboxylic acid metabolic process'], ['Human Gene ID #8', 'F:oxidoreductase activity, acting on the CH-OH group of donors, NAD or NADP as acceptor', 'P:carboxylic acid metabolic process'], ['Human Gene ID #9', 'C:cytoplasm', 'F:L-lactate dehydrogenase activity', 'P:carbohydrate metabolic process', 'P:carboxylic acid metabolic process'], ['Human Gene ID #10', 'C:cytoplasm', 'F:L-lactate dehydrogenase activity', 'P:carbohydrate metabolic process', 'P:carboxylic acid metabolic process']]</text:p>
          </table:table-cell>
          <table:table-cell office:value-type="string" calcext:value-type="string">
            <text:p>&gt;tr|A0A0D9RUA5|A0A0D9RUA5_CHLSB L-lactate dehydrogenase OS=Chlorocebus sabaeus OX=60711 PE=3 SV=1</text:p>
            <text:p>IPFGSKSNMATLKDQLIHNLLKEEQTPQNKITVVRVGAVGMACAISVLMKDLVDELALVD</text:p>
            <text:p>VIEDKYKLKGEMMDLQHGILFLRTPKIVSGKDYSVTANSKLVIITAGARQQEGASRLNLV</text:p>
            <text:p>QRNVNIFKFIVPNVVKYSQNCKLLIVSNPVDILTYEAWKISGFPKNRVIGSGCNLDSARF</text:p>
            <text:p>RYLMGKRLGVHPLSCHGWVLGEHGDSSVPVWSGMNVAGVSLKTLHPDLGTDKDKEQWKEV</text:p>
            <text:p>HKQVVESAYEVIKLKGYTSWAIGLSVADLAESIMKNLSRVHPVSTMIKGLYGIKEDVFLS</text:p>
            <text:p>VLCILGQNNGISDLVKVTLTPEEEARLKKSADTLWGIQKELQ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ate dehydrogenase 2 OS=Chlorocebus sabaeus OX=60711 GN=MDH2 PE=4 SV=1</text:p>
          </table:table-cell>
          <table:table-cell office:value-type="string" calcext:value-type="string">
            <text:p>A0A0D9RZX0</text:p>
          </table:table-cell>
          <table:table-cell office:value-type="string" calcext:value-type="string">
            <text:p>A0A0D9RF48_CHLSB</text:p>
          </table:table-cell>
          <table:table-cell office:value-type="string" calcext:value-type="string">
            <text:p>MDH2</text:p>
          </table:table-cell>
          <table:table-cell office:value-type="string" calcext:value-type="string">
            <text:p>MIF_HUMAN, I4AY87_HUMAN</text:p>
          </table:table-cell>
          <table:table-cell table:number-columns-repeated="3"/>
          <table:table-cell office:value-type="string" calcext:value-type="string">
            <text:p>[['Human Gene ID #1', 'C:cell surface', 'C:cytoplasm', 'C:cytosol', 'C:extracellular exosome', 'C:extracellular region', 'C:extracellular space', 'C:ficolin-1-rich granule lumen', 'C:nucleoplasm', 'C:plasma membrane', 'C:secretory granule lumen', 'C:vesicle', 'F:chemoattractant activity', 'F:cytokine activity', 'F:cytokine receptor binding', 'F:dopachrome isomerase activity', 'F:identical protein binding', 'F:phenylpyruvate tautomerase activity', 'P:carboxylic acid metabolic process', 'P:cell surface receptor signaling pathway', 'P:inflammatory response', 'P:innate immune response', 'P:interleukin-12-mediated signaling pathway', 'P:leukocyte migration', 'P:negative regulation of apoptotic process', 'P:negative regulation of cell aging', 'P:negative regulation of cell cycle arrest', 'P:negative regulation of cell migration', 'P:negative regulation of DNA damage response, signal transduction by p53 class mediator', 'P:negative regulation of gene expression', 'P:negative regulation of intrinsic apoptotic signaling pathway in response to DNA damage by p53 class mediator', 'P:negative regulation of macrophage chemotaxis', 'P:neutrophil degranulation', 'P:positive regulation of B cell proliferation', 'P:positive regulation of cytokine production', 'P:positive regulation of ERK1 and ERK2 cascade', 'P:positive regulation of fibroblast proliferation', 'P:positive regulation of peptidyl-serine phosphorylation', 'P:positive regulation of peptidyl-tyrosine phosphorylation', 'P:positive regulation of phosphorylation', 'P:positive regulation of protein kinase A signaling', 'P:positive regulation of tumor necrosis factor production', 'P:prostaglandin biosynthetic process', 'P:protein homotrimerization', 'P:regulation of macrophage activation'], ['Human Gene ID #2', 'C:cytosol', 'C:nucleoplasm']]</text:p>
          </table:table-cell>
          <table:table-cell office:value-type="string" calcext:value-type="string">
            <text:p>&gt;tr|A0A0D9RF48|A0A0D9RF48_CHLSB Uncharacterized protein OS=Chlorocebus sabaeus OX=60711 GN=MIF PE=3 SV=1</text:p>
            <text:p>MPMFIVNTNVPRASVPDGFLSELTQQLAQATGKPPQYIAVHVVPDQLMAFGGSSEPCALC</text:p>
            <text:p>SLHSIGKIGGAQNRSYSKLLCGLLAERLRISPDRVYINYYDMNAANVGWNNSTF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hylenetetrahydrofolate dehydrogenase, cyclohydrolase and formyltetrahydrofolate synthetase 1 OS=Chlorocebus sabaeus OX=60711 GN=MTHFD1 PE=3 SV=1</text:p>
          </table:table-cell>
          <table:table-cell office:value-type="string" calcext:value-type="string">
            <text:p>A0A0D9RMX2</text:p>
          </table:table-cell>
          <table:table-cell office:value-type="string" calcext:value-type="string">
            <text:p>A0A0D9RZX0_CHLSB</text:p>
          </table:table-cell>
          <table:table-cell office:value-type="string" calcext:value-type="string">
            <text:p>MTHFD1</text:p>
          </table:table-cell>
          <table:table-cell office:value-type="string" calcext:value-type="string">
            <text:p>MDHM_HUMAN, A0A024R4K3_HUMAN, G3XAL0_HUMAN, Q0QF37_HUMAN, Q6FHZ0_HUMAN, Q75MT9_HUMAN</text:p>
          </table:table-cell>
          <table:table-cell table:number-columns-repeated="3"/>
          <table:table-cell office:value-type="string" calcext:value-type="string">
            <text:p>[['Human Gene ID #1', 'C:cytoplasm', 'C:extracellular exosome', 'C:membrane', 'C:mitochondrial matrix', 'C:mitochondrion', 'C:nucleus', 'F:L-malate dehydrogenase activity', 'F:malate dehydrogenase (NADP+) activity', 'F:protein self-association', 'F:RNA binding', 'P:aerobic respiration', 'P:gluconeogenesis', 'P:malate metabolic process', 'P:NADH metabolic process', 'P:oxaloacetate metabolic process', 'P:tricarboxylic acid cycle'], ['Human Gene ID #2', 'C:membrane', 'C:mitochondrial matrix', 'C:mitochondrion', 'F:L-malate dehydrogenase activity', 'F:malate dehydrogenase (NADP+) activity', 'F:protein self-association', 'P:carbohydrate metabolic process', 'P:malate metabolic process', 'P:NADH metabolic process', 'P:oxaloacetate metabolic process', 'P:tricarboxylic acid cycle'], ['Human Gene ID #3', 'C:mitochondrion', 'F:L-malate dehydrogenase activity', 'P:carbohydrate metabolic process', 'P:malate metabolic process', 'P:tricarboxylic acid cycle'], ['Human Gene ID #4', 'F:L-malate dehydrogenase activity', 'P:carbohydrate metabolic process', 'P:malate metabolic process', 'P:tricarboxylic acid cycle'], ['Human Gene ID #5', 'F:L-malate dehydrogenase activity', 'P:carbohydrate metabolic process', 'P:malate metabolic process', 'P:tricarboxylic acid cycle'], ['Human Gene ID #6', 'F:L-malate dehydrogenase activity', 'P:carbohydrate metabolic process', 'P:malate metabolic process', 'P:tricarboxylic acid cycle']]</text:p>
          </table:table-cell>
          <table:table-cell office:value-type="string" calcext:value-type="string">
            <text:p>&gt;tr|A0A0D9RZX0|A0A0D9RZX0_CHLSB Malate dehydrogenase, mitochondrial OS=Chlorocebus sabaeus OX=60711 GN=MDH2 PE=3 SV=1</text:p>
            <text:p>MTQPNTRVARGIPEPSFPTPGSGHDLTRSRRRAQPEVRSLSRGPTEQSRDRCGAWRSLES</text:p>
            <text:p>LACQQLLCLPVGAPPAPAMLSALARPASAALRRSFSTSAQNNAKVAVLGASGGIGQPLSL</text:p>
            <text:p>LLKNSPLVSRLTLYDIAHTPGVAADLSHIETKAVVKGYLGPEQLPDCLKGCDVVVIPAGV</text:p>
            <text:p>PRKPGMTRDDLFNTNATIVATLAAACAQHCPEAMICIIANPVNSTIPITAEVFKKHGVYN</text:p>
            <text:p>PSKIFGVTTLDIVRANTFVADLKGLDPARVNVPVIGGHAGKTIIPLISQCTPKVDFPQDQ</text:p>
            <text:p>LTALTGRIQEAGTEVVKAKAGAGSATLSMAYAGARFVFSLVDAMNGKEGVVECSFVNSQE</text:p>
            <text:p>TECTYFSTPLLLGKKGIEKNLGIGQVSSFEEKMISDAIPELKASIKKGEDFVKTL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rotubule actin crosslinking factor 1 OS=Chlorocebus sabaeus OX=60711 GN=MACF1 PE=4 SV=1</text:p>
          </table:table-cell>
          <table:table-cell office:value-type="string" calcext:value-type="string">
            <text:p>A0A0D9S7P7</text:p>
          </table:table-cell>
          <table:table-cell office:value-type="string" calcext:value-type="string">
            <text:p>A0A0D9RMX2_CHLSB</text:p>
          </table:table-cell>
          <table:table-cell office:value-type="string" calcext:value-type="string">
            <text:p>MACF1</text:p>
          </table:table-cell>
          <table:table-cell office:value-type="string" calcext:value-type="string">
            <text:p>B7Z809_HUMAN, F5H2F4_HUMAN, V9GY75_HUMAN, V9GZ32_HUMAN</text:p>
          </table:table-cell>
          <table:table-cell table:number-columns-repeated="3"/>
          <table:table-cell office:value-type="string" calcext:value-type="string">
            <text:p>[['Human Gene ID #1', 'C:integral component of membrane', 'F:ATP binding', 'F:formate-tetrahydrofolate ligase activity', 'F:methenyltetrahydrofolate cyclohydrolase activity', 'F:methylenetetrahydrofolate dehydrogenase (NADP+) activity', 'P:tetrahydrofolate interconversion'], ['Human Gene ID #2', 'C:cytosol', 'F:ATP binding', 'F:formate-tetrahydrofolate ligase activity', 'F:methenyltetrahydrofolate cyclohydrolase activity', 'F:methylenetetrahydrofolate dehydrogenase (NAD+) activity', 'F:methylenetetrahydrofolate dehydrogenase (NADP+) activity', 'P:10-formyltetrahydrofolate biosynthetic process', 'P:heart development', 'P:methionine metabolic process', 'P:neural tube closure', 'P:neutrophil homeostasis', 'P:purine nucleotide biosynthetic process', 'P:somite development', 'P:tetrahydrofolate interconversion', 'P:transsulfuration'], ['Human Gene ID #3', 'F:methylenetetrahydrofolate dehydrogenase (NADP+) activity'], ['Human Gene ID #4', 'NO GO TERMS ASSOCIATED']]</text:p>
          </table:table-cell>
          <table:table-cell office:value-type="string" calcext:value-type="string">
            <text:p>&gt;tr|A0A0D9RMX2|A0A0D9RMX2_CHLSB C-1-tetrahydrofolate synthase, cytoplasmic OS=Chlorocebus sabaeus OX=60711 GN=MTHFD1 PE=3 SV=1</text:p>
            <text:p>MQRRTVDWLFLSATHIRQPFITDFLHLPLPLPSLRPRPFSSQLVKGRQAFRAAHALPRLP</text:p>
            <text:p>RSGQGRRRSSVIPWPVPKHVVWAVLLGCGGTGTSILVVSIVGSGLIKAMAPAEILNGKEI</text:p>
            <text:p>SAQIRARLKNQVTQLKEEVPGFIPGLAILQIGNRDDSNLYIKVKLKAAEEIGIKATHIKL</text:p>
            <text:p>PRTTTESEVIKYITSLNEDSTIHGFLVQLPFDSENSINTEEVINAIAPEKDVDGLTSISA</text:p>
            <text:p>GKLARGDLNDCFIPCTPKGCLELIKETGLPIAGRHAVVVGRSKIVGAPMHDLLLWNNATV</text:p>
            <text:p>TTCHSKTANLNEEVNKGDILVVATGQPEMVKGEWIKPGAIVIDCGINYVPDDKTNGRKVV</text:p>
            <text:p>GDVAYDEAKERASFITPVPGGVGPMTVAMLMQSTVESAKRFLEKFKPGKWMIEYNNLNLK</text:p>
            <text:p>TPVPSDIDISRSCKLKPIGKLAREIGLLSEEVELYGETKAKVLLSALERLRHRPDGKYVV</text:p>
            <text:p>VTGITPTPLGEGKSTTTIGLVQALGAHLYQNVFACVRQPSQGPTFGIKGGAAGGGYSQVI</text:p>
            <text:p>PMEEFNLHLTGDIHAITAANNLVAAAIDARIFHELTQTDKALFNRLVPSVNGVRKFSDIQ</text:p>
            <text:p>IRRLKRLGIEKTDPTTLTDEEINRFARLDIDPETITWQRVLDTNDRFLRKITIGQAPTEK</text:p>
            <text:p>GHARTAQFDISVASEIMAVLALTTSLEDMRERLGKMVVASSKKGEPVSAEDLGVSGALTV</text:p>
            <text:p>LMKDAIKPNLMQTLEGTPVFVHAGPFANIAHGNSSILADRIALKLVGPEGFVVTEAGFGA</text:p>
            <text:p>DIGMEKFFNIKCRYSGLRPHVVVLVATVRALKMHGGGPTVTAGLPLPKAYIEENLELVEK</text:p>
            <text:p>GFSNLKKQIENARMFGIPVVVAVNAFKTDTEAELDLISHLSREHGAFDAVKCTHWAEGGK</text:p>
            <text:p>GALALAQAVQRAAQAPSSFQLLYDLKLPVEDKIRIIAQKIYGADDIELLPEAQHKAEVYT</text:p>
            <text:p>KQGFGNLPICMAKTHLSLSHNPEQKGVPTGFVLPIRDIRASVGAGFLYPLVGTMSTMPGL</text:p>
            <text:p>PTRPCFYDIDLDPETEQVNGL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rotubule-associated protein OS=Chlorocebus sabaeus OX=60711 PE=4 SV=1</text:p>
          </table:table-cell>
          <table:table-cell office:value-type="string" calcext:value-type="string">
            <text:p>A0A0D9RTU4</text:p>
          </table:table-cell>
          <table:table-cell office:value-type="string" calcext:value-type="string">
            <text:p>A0A0D9S7P7_CHLSB</text:p>
          </table:table-cell>
          <table:table-cell/>
          <table:table-cell office:value-type="string" calcext:value-type="string">
            <text:p>B4DNC4_HUMAN, B4E2T3_HUMAN, E9PS75_HUMAN, H0Y7I1_HUMAN, H3BPE1_HUMAN, H3BQK9_HUMAN, Q6IPG6_HUMAN, Q8WXX9_HUMAN, Q96IQ1_HUMAN</text:p>
          </table:table-cell>
          <table:table-cell table:number-columns-repeated="3"/>
          <table:table-cell office:value-type="string" calcext:value-type="string">
            <text:p>[['Human Gene ID #1', 'C:cytoskeleton', 'F:microtubule binding', 'P:intermediate filament cytoskeleton organization'], ['Human Gene ID #2', 'C:integral component of membrane', 'F:actin binding'], ['Human Gene ID #3', 'C:integral component of membrane', 'F:actin binding'], ['Human Gene ID #4', 'C:cytoskeleton', 'F:microtubule binding', 'P:intermediate filament cytoskeleton organization'], ['Human Gene ID #5', 'C:cell projection', 'C:cytoplasm', 'C:membrane', 'C:microtubule', 'F:actin binding', 'F:calcium ion binding', 'F:microtubule binding', 'P:intermediate filament cytoskeleton organization'], ['Human Gene ID #6', 'C:cell projection', 'C:cytoplasm', 'C:membrane', 'C:microtubule', 'F:actin binding', 'F:calcium ion binding', 'F:microtubule binding', 'P:intermediate filament cytoskeleton organization'], ['Human Gene ID #7', 'C:cytoskeleton', 'F:calcium ion binding', 'F:microtubule binding', 'P:intermediate filament cytoskeleton organization'], ['Human Gene ID #8', 'NO GO TERMS ASSOCIATED'], ['Human Gene ID #9', 'C:cytoskeleton', 'F:microtubule binding', 'P:intermediate filament cytoskeleton organization']]</text:p>
          </table:table-cell>
          <table:table-cell office:value-type="string" calcext:value-type="string">
            <text:p>&gt;tr|A0A0D9S7P7|A0A0D9S7P7_CHLSB Microtubule actin crosslinking factor 1 OS=Chlorocebus sabaeus OX=60711 GN=MACF1 PE=4 SV=1</text:p>
            <text:p>MPFLDSSYLPPTIFILTHVLGVAGVLYWKRHTRGRADERDRVQKKTFTKWVNKHLMKVRK</text:p>
            <text:p>HINDLYEDLRDGHNLISLLEVLSGIKLEPAGLKTLRLVSMPSWRHTNNEEQEEEDDDDVP</text:p>
            <text:p>REKGRMRFHRLQNVQIALDFLKQRQVKLVNIRNDDITDGNPKLTLGLIWTIILHFQISDI</text:p>
            <text:p>YISGESGDMSAKEKLLLWTQKVTAGYTGIKCTNFSSCWSDGKMFNALIHRYRPDLVDMER</text:p>
            <text:p>VQIQSNRENLEQAFEVAERLGVTRLLDAEDVDVPSPDEKSVITYVSSIYDAFPKVPEGGE</text:p>
            <text:p>GISATEVDSRWQEYQSRVDSLIPWIKQHTILMSDKTFPQNPVELKALYNQYIHFKETEIL</text:p>
            <text:p>AKEREKGRIEELYKLLEVWIEFGRIKLPQGYHPNDVEEEWGKLIIEMLEREKSLRPAVER</text:p>
            <text:p>LELLLQIANKIQNGALNCEEKLTLAKNTLQADAAHLESGQPVQCESDVIMYIQECEGLIR</text:p>
            <text:p>QLQVDLQILRDENYYQLEELSFRVMRLQDELVTLRLECTNLYRKGHFTSLELVPPSTLTT</text:p>
            <text:p>THLKAEPLTKAPYSSSTSWFRKPMTRAELVAISSSEDEGNLRFVYELLSWVEEMQMKLER</text:p>
            <text:p>AEWGNDLPSVELQLETQQHIHTSVEELGSSVKEARLYEGKMSQNFRTSYAETLGKLETQY</text:p>
            <text:p>CKLKETSSFRMRHLQSLHKFVSRATAELIWLNEKEEEELAYDWSDNNSNISAKRNYFSEL</text:p>
            <text:p>TMELEEKQDVFRSLQDTAELLSLENHPAKQTVEAYSAAVQSQLQWMKQLCLCVEQHVKEN</text:p>
            <text:p>TAYFQFFSDARELESFLRNLQDSIKRKYSCDHNTSLSRLEDLLQDSMDEKEQLIQSKSSV</text:p>
            <text:p>ASLVGRSKTIVQLKPRSPDHLLKSTISVKAICDYRQIEITICKNDECVLEDNSQRTKWKV</text:p>
            <text:p>ISPTGNEAMVPSVCFLIPPPNKDAIEMASRVEQSYQKVMALWHQLHVNTKSLISWNYLRK</text:p>
            <text:p>DLDLIQTWNLEKLRSSAPGECHQIMKNLQAHYEDFLQDSRDSVLFSVADRLHLEEEVEAC</text:p>
            <text:p>KAHFQHLMKSMENEDKEETVAKMYISELKNIRLRLEEYEQRVIKRIQSLASSRTDRDARQ</text:p>
            <text:p>DSALRIAEQEHTQEDLQQLRSDLDAVSMKCDSFLHQSPSSSSVPTLRSELNLLVEKMDHI</text:p>
            <text:p>YGLSTVYLNKLKTVDVIVRSIQDAELLVKGYEIKLSQEEAVLADLSALEAHRSTLRHWFS</text:p>
            <text:p>DVKDKNSVFSVLDEEIDKAKAVAEQMSRLTPERNLDLERYQEKGSQLQERWHRVIAQLES</text:p>
            <text:p>RQSELESIQEVLGDYRACHGTLIKWIEETTAQQEMMKPGQAEDSRVLSEQLSQQTALFAE</text:p>
            <text:p>IERNQTKLDQCQKFSQQYSTIVKDYELQLMTYKAFVESQQKSPGKRRRMLSSSDAITQEF</text:p>
            <text:p>MDLRTRYTALVTLTTQHVKYISDALRRLEEEEKVVEEEKQEHVEKVKELLGWVSTLARNT</text:p>
            <text:p>QGKATSSQTKESTDIEKAILEQQVLAEELTTKKEQVSEAIKTSQIFLAKHGHKLSEKEKK</text:p>
            <text:p>QISEQLNALNQAYHDLCDGSANQLQQLQSQLAHQTEQKDCRAVAGVIDLGTVEIFPIFKA</text:p>
            <text:p>MQKGLIDQDTGLVLLESQVIMSGLIAPETGENLSLEEGLARNLINPQMYQELRELQDALA</text:p>
            <text:p>LISRLTESRGPLSVVEAIEKRIISERVGLKILEAHLATGGFSLSPSENCINLEEAFHQGL</text:p>
            <text:p>ISAWLHSVLESHLRTSKNLIDPNTAEKIGLLDLMQRCIVHQESGFKLLPVKQLAGGMVSL</text:p>
            <text:p>KSGRKVSIFRAVQEGLIDRQVTVRLLEAQLFAGGIVDPRTGHRLTVEEAVRHNLIDQDMA</text:p>
            <text:p>CGILIRQLQTGGIIDTVTGQRLTINEAVSNDLVAAKIALVILESLWSFMGLLWPESGEIL</text:p>
            <text:p>PITDALEQGIVSTELAHKILSNRQHIKALFLPATTEILSWKKAIESGILDRDLANNLKSI</text:p>
            <text:p>CIPDVMPHMQLADSAEQNINHGAAVLPCSKSQPKAIASKSENLLFQLMTHSYINVQNGQR</text:p>
            <text:p>LLLLDKELMEILTSRDKYQTSPPEVVEIGHQRQKTPEGFQESANVKISGTFSDGWTVRLP</text:p>
            <text:p>EFQFSSQNKEYPNQEDCTTEKGKKTTVETEDSSVENPEEDLFVGQKERNSNVDSLKVINK</text:p>
            <text:p>VKLEVQRQLIDTKREDQTAVSIKENASRGHLLTVPPAEAEGVPLVVDKDLFSVETPKKEH</text:p>
            <text:p>QPLRNTSFTCQNEQAHTLETEYIHDETGGSHIKPQSKKSEVQIKKTLGVKLELKSETDVN</text:p>
            <text:p>IHPLDKKQMLKKTFLAKDDHKDSQEAQNITGGSMMILEKTDEEDNGRETFLSYSHPSELL</text:p>
            <text:p>EEATLNVLSAQLLDGGIFHEQTGQKLLLNEAISRGIVPSHTAVKLMEKLNMFQGFFDSQT</text:p>
            <text:p>CESLTTEEVINEGLMDEKLLHNVLMADKAVSGILDPRTHTLCSVKDAVTVGLLDKETATR</text:p>
            <text:p>ILERQVVTGGIIDLKRGKKVSVTLASTLGLVDIADQPELINLEKASKGRDAEKTVRERLI</text:p>
            <text:p>SLQMETTGLIDPDSKAPLTVVQSIDRGLLEREEAIRLLTKQVLDGGIIHHISGMRLSVDN</text:p>
            <text:p>AFRHGLIGEDLATKLKRVENLNIHQIFNPETKETVSLPKAIKLDLITPDLKREIQEVQAF</text:p>
            <text:p>TGNFVDLISGQRLTLAEAKKEGLLTNEAVLSPGMMHGIVDPENCRIVPYSELVKKCKIDI</text:p>
            <text:p>ESGQRYLEVIPFSDIKDGVSDKVLTLSQAIQLGKVDFASTLKVLEAQANTGGIIDTATGK</text:p>
            <text:p>RLTLASALEEKLVDENMVRIIASHQVLNGGIVDIFSDQRVTLAEAIEKRLISPELANMIQ</text:p>
            <text:p>IDTSEFSDHRAQIEKQEGIEVCALQNESLRKDMLIACNQTAEMSCNKVEESERLLQVENQ</text:p>
            <text:p>SAQEKVKVRVSDGEQAKKSREISLKEFRCKDQHKPRMSPDAKEFISIINPHNLKGESLGQ</text:p>
            <text:p>VSLTHTYSEVCDFKLKEVARNNMGNDTNEEQEKAVTKIEIISHMKQSTSCLDSEEIRENQ</text:p>
            <text:p>GEVILEVQETYCETSGKLPSEQVLQQPVNAGVKSKREKREVIVEENIRTCKSAFLSEEKL</text:p>
            <text:p>YQETAIRDEHDSHIKSQPREMTSSEKGKEADTEKGFSVIFKTEDSSSQVVPQGISVKHLD</text:p>
            <text:p>ALTLFSSKQASEGKVNNLSLCLTLKPEENLSQEIACGAQSEPFPSMTPRPEGLHYQESDG</text:p>
            <text:p>KAQVTGSSQISKTDKSFQGTTRWETNYHQDSYVTSKTKETKHLISLSNECKEKSYQEVSF</text:p>
            <text:p>DPARGLKLEEITVSRPDSKEVSYLEFSDRKDLHHQGSKSDDKLCGTLKSEIATQEITGEK</text:p>
            <text:p>FLEMANPNVTGLQAGSIEDIVTQRGSRVLGSFLPEKLFKGVSQKENTGQQNAIISPTVPE</text:p>
            <text:p>TSEEKTMSLTVCSTVKTEKTPQEKVRESPDIEQTPFMTALGGKGNGGVNPEPFRATQNVF</text:p>
            <text:p>TRQLCLEHDEKLVSYLSLLRNIEMRTRQIQPLELNLAELQDLLCQAKVLDRELKDLTTLV</text:p>
            <text:p>SQELECVNQIIINQPQEVPAQLLKALEKDAKNLQKSLSSVSDTWNSRLLHFQNALEIEKT</text:p>
            <text:p>KVLNQHTQLEGRLQDLRAWVGNTILILNSKGSNSETDVDSLNRCLQQYEDLKQPMAERKS</text:p>
            <text:p>QLDALAFDVQFFISEHAQDLSPQQNRQMLRLLNELQRSFQEILEQTAAQVDALQGHLQQM</text:p>
            <text:p>EEEALVKTLQKQQNTCHQQLEDLCSWVGQAERALAGHQGRTTRQDLSALQKNQSDLKNCH</text:p>
            <text:p>LNLRNERYATLRIRSDTQESIKAHQASTMPRMLTLIRKVENMEKKNKLPEVEERMKEKRP</text:p>
            <text:p>GGVCKGVCQYSWQKSKAAKELAENKKKIDALLDWVTSVGSSGGQLLTNLPGVEQLSRASL</text:p>
            <text:p>EKGTLDTTDGYMGVNQAPEKLDKHCEKMKARHQELLSQQQHFILATQSAQAFLDQHGHNL</text:p>
            <text:p>TSEEQQMLQEKLGELKEQYSTSLAQSEAELKQVQTLQDELQKFLQDHREFESWLERSEKE</text:p>
            <text:p>LENMHKGGSSPEALPSLLKRQGSFSEDVISHKGDLRFVTISGQKVLDTENSFKEGKEPSE</text:p>
            <text:p>IGNLVKDKLKDATERYTALHSECTRFGSHLNMLLGQYHQFQNSADSLQAWMQTCEANVGK</text:p>
            <text:p>LLSDTVASDPGVLQQQLATTKQLQEELAEHQVSVEKLQKVARDIMEIEGEPAPDHKHVQE</text:p>
            <text:p>TTDSILSHFQSLSCSLAERSSLLQKAIAQSQSVQESLESLSQSIGEVEQNLEGKQVASLS</text:p>
            <text:p>SGVIQEALATNMKLKQDIARQKSSLEATREMVTRFMETADSTTAAVLQGKLAEVSQRFEQ</text:p>
            <text:p>LCLQQQEKESSLKKLLPQAEMFEHLSGKLQQFMENKSRMLASGNQPDQDITRFFQQIQEL</text:p>
            <text:p>NLEMEDQQEILDTLEHLVTELNSCGFALDLSQHQDRVQNLRKDFTELQKTVKERERDASS</text:p>
            <text:p>CQEQLDEFRKLVRTFQKWLKETEGSIPPTETSMSAKELEKQIEHLKSLLDDWASKGTLVE</text:p>
            <text:p>EINCKGTPLENLIMEITAPDSQGKTGSILPSVGSSVGSVNGYHTCKDLTEIQCDMSDVNL</text:p>
            <text:p>KYEKLGGILHERQESLQAILNRMEEVQKEANSVLQWLESKEEVLKSMDAMSSPTKTETVK</text:p>
            <text:p>AQAESNKAFLAELEQNSPKIQKVKEALAGLLVTYPNSQEAENWKKIEEELNSRWERATEV</text:p>
            <text:p>TVARQRQLEESAGHLASFQAAESQLRPWMMEKELMMGVLGPLSIDPNMLNAQKQQVQFML</text:p>
            <text:p>KEFEARRQQHEQLNEAAQGILTGPGDVSLSTSQVQKELQSINQKWVELTDKLNSRSTQID</text:p>
            <text:p>QAIVKSTQYQELLQDLSEKVRAVGQRLSGQSAISTQPEAVKQQLEETSEIRSDLEQLDHE</text:p>
            <text:p>VKEAQTLCDELSVLIGEQYLKDELKKRLETVALPLQGLEDLAADRMNRLQAALASTQQFQ</text:p>
            <text:p>QMFDELRTWLDDKQSQQAKNCPISAKLERLHSQLQENEEFQKSLNQHSGSYEVIVAEGES</text:p>
            <text:p>LLLSVPPGEEKRTLQNQLVELKNHWEELSKKTADRQSRLKDCMQKAQKYQWHVEDLVPWI</text:p>
            <text:p>EDCKAKMSELRVTLDPVQLESSLLRSKAMLSEVEKRRSLLEILNSAADILINSSEADEDG</text:p>
            <text:p>IRDEKAGINQNMDAITEELQAKTGSLEEMTQRLKEFQESFKNIEKKVEGAKHQLEIFDAL</text:p>
            <text:p>GSQACSNKNLEKLRAQQEVLQALEPQVDYLRNFTQGLVEDAPDGSDASQLLHQAEVTQQD</text:p>
            <text:p>FLEVKQRVNSGCVMMENKLEGIGQFHCRVREMFSQLADLDDELDGMGAVGRDTDSLQSQI</text:p>
            <text:p>EDVRLFLNKIQVLKLDIEASEAECRHMLEEEGTLDLLGLKRELEALNKQCGKLTERGKAR</text:p>
            <text:p>QEQLELTLGRVEDFYRKLKGLNDATTAAEEAEALQWVVGTEVEIINQQLADFKMFQKEQV</text:p>
            <text:p>DPLQMKLQQVNGLGQGLIQSAGKDCDVQGLEHDMEEINARWNTLNKKVAQRIAQLQEALL</text:p>
            <text:p>HCGKFQDALEPLLSWLADTEELIANQKPPSAEYKVVKAQIQEQKLLQRLLDDRKATVDML</text:p>
            <text:p>QAEGGRIAQSAELADREKITGQLKSLESRWTELLSKAAARQKQLEDILVLAKQFHETAEP</text:p>
            <text:p>ISDFLSVTEKKLANSEPVGTQTAKIQQQIIRHKALEEDIENHATDVHQAVKIGQSLSSLT</text:p>
            <text:p>SPAEQGVLSEKIDSLQARYSEIQDRCCRKAALLEQALSNARLFGEDEVEVLNWLAEVEDK</text:p>
            <text:p>LSSVFVKDFKQDVLHKQHADHLALNEEIVNRKKNVDQAIKNGQALLKQTTGEEVLLIQEK</text:p>
            <text:p>LDGIKTRYTDITVTSSKALRTLEQARQLATKFQSTYEELTGWLREVEEELAASGGQSPTG</text:p>
            <text:p>EQIPQFQQRQKELKKEVMEHRLVLDTVNEVSRALLELVPWRAREGLDKLVSDANEQYKLV</text:p>
            <text:p>SDTIGQRVDEIDAAIQRSQQYEQAADAELAWVAETKRKLMALGPIRLEQDQTTAQLQVQK</text:p>
            <text:p>AFSIDIIRHKDSMDELFSHRSEIFGTCGEEQKTVLQEKTESLIQQYEAISLLNSERYARL</text:p>
            <text:p>ERAQVLVNQFWETYEELSPWIEETRALIAQLPPPAIDHEQLRQQQEEMRQLRESIAEHKP</text:p>
            <text:p>HIDKLLKIGPQLKELNPEEGEMVEEKYQKAENMYAQIKEEVRQRALALDEAVSQSAQFHD</text:p>
            <text:p>KIEPMLETLENLSSRLRMPPLIPAEVDKIRECISDNKSATVELEKLQPSFEALKRRGEEL</text:p>
            <text:p>IGRSQGADKDLAAKEIQDKLDQMVFFWEDIKARAEEREIKFLDVLELAEKFWYDMAALLT</text:p>
            <text:p>TIKDTQDIVHDLESPGIDPSIIKQQVEAAETIKEETDGLHEELEFIRILGADLIFACGET</text:p>
            <text:p>EKPEVRKSIDEMNNAWENLNKTWKERLEKLEDAMQAAVQYQDTLQSMFDWLDNTVIKLCT</text:p>
            <text:p>MPPVGTDLNTVKDQLNEMKEFKVEVYQQQIEMEKLNHQGELMLKKATDETDRDIIREPLT</text:p>
            <text:p>ELKHLWENLGEKIAHRQHKLEGALLALGQFQHALEELMSWLTHTEELLDAQRPISGDPKV</text:p>
            <text:p>IEVELAKHHVLKNDVLAHQATVETVNKAGNELLESSAGDDASSLRSRLETMNQCWESVLQ</text:p>
            <text:p>KTEEREQQLQSTLQQKAQGFHSEIEDFLLELTRMESQLSASKPTGGLPETAREQLDTHME</text:p>
            <text:p>LYSQLKAREETYNQLLDKGRLMLLSRDDSGSGSKTEQSVALLEQKWHAVSSKMEERKSKL</text:p>
            <text:p>EEALNLATEFQNSLQEFINWLTLAEQSLNIASPPSLILNTVLSQIEEHKVFANEVNAHRD</text:p>
            <text:p>QIIELDQTGNQLKFLSQKQDVVLIKNLLVSVQSRWEKVVQRSIERGRSLDDARKRAKQFH</text:p>
            <text:p>EAWKKLIDWLEDAESHLDSELEISNDPDKIKLQLSKHKEFQKTLGGKQPVYDTTIRTGRA</text:p>
            <text:p>LKEKTLLPEDTQKLDNFLGEVRDKWDTVCGKSVERQHKLEEALLFSGQFMDALQALVDWL</text:p>
            <text:p>YKVEPQLAEDQPVHGDLDLVMNLMDAHKVFQKELGKRTGTVQVLKRSGRELIENSRDDTT</text:p>
            <text:p>WVKGQLQELSTRWDTVCKLSVSKQSRLEQALKQAEVFRDTVHMLLEWLSEAEQTLRFRGA</text:p>
            <text:p>LPDDTEALQSLIDTHKEFMKKVEEKRVDVNSAVAMGEVILAVCHPDCITTIKHWITIIRA</text:p>
            <text:p>RFEEVLTWAKQHQQRLETALSELVANAELLEELLAWIQWAETTLIQRDQEPIPQNIDRVK</text:p>
            <text:p>ALIAEHQTFMEEMTRKQPDVDRVTKTYKRKNMEPTHAPFIEKSRSGGRKSLSQPAPPPMP</text:p>
            <text:p>ILSQSEAKNPRINQLSARWQQVWLLALERQRKLNDALDRLEELKEFANFDFDVWRKKYMR</text:p>
            <text:p>WMNHKKSRVMDFFRRIDKDQDGKITRQEFIDGILASKFPTTKLEMTAVADIFDRDGDGYI</text:p>
            <text:p>DYYEFVAALHPNKDAYRPTTDADKIEDEVTRQVAQCKCAKRFQVEQIGENKYRFFLGNQF</text:p>
            <text:p>GDSQQLRLVRILRSTVMVRVGGGWMALDEFLVKNDPCRVHHPGSKIKRSDSSSSISSQSP</text:p>
            <text:p>IARGRTNIELREKFILPEGASQGMTPFRSRGRRSKPSSRAASPTRSSSSASQSNHSCTSM</text:p>
            <text:p>PSSPATPASGTKTSLQFSRCYDKPWLVNSKAGTPIRDSHSPDLQLPSPEVISSSGSKLKR</text:p>
            <text:p>PTPTFHSSRTSLAGDTSNSSSPASTGAKTNRADPKKSASRPGSRAGSRAGSRASSRRGSD</text:p>
            <text:p>ASDFDLLETQSACSDTSESSAAGGQGNSRRGLNKPSKIPTMSKKTTTASPRTPGPK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esin OS=Chlorocebus sabaeus OX=60711 GN=MSN PE=4 SV=1</text:p>
          </table:table-cell>
          <table:table-cell office:value-type="string" calcext:value-type="string">
            <text:p>A0A0D9RHQ0</text:p>
          </table:table-cell>
          <table:table-cell office:value-type="string" calcext:value-type="string">
            <text:p>A0A0D9RTU4_CHLSB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A0A0J9YVV8_HUMAN, A0A0J9YW37_HUMAN, B5MEG9_HUMAN, E7EVA0_HUMAN, Q86Y04_HUMAN</text:p>
          </table:table-cell>
          <table:table-cell table:number-columns-repeated="3"/>
          <table:table-cell office:value-type="string" calcext:value-type="string">
            <text:p>[['Human Gene ID #1', 'F:microtubule binding', 'P:microtubule cytoskeleton organization'], ['Human Gene ID #2', 'F:microtubule binding', 'P:microtubule cytoskeleton organization'], ['Human Gene ID #3', 'F:microtubule binding', 'P:microtubule cytoskeleton organization'], ['Human Gene ID #4', 'C:cytosol', 'C:microtubule', 'C:microtubule cytoskeleton', 'C:plasma membrane', 'F:microtubule binding', 'P:microtubule cytoskeleton organization'], ['Human Gene ID #5', 'C:cytoplasm', 'C:microtubule', 'F:microtubule binding', 'P:microtubule cytoskeleton organization']]</text:p>
          </table:table-cell>
          <table:table-cell office:value-type="string" calcext:value-type="string">
            <text:p>&gt;tr|A0A0D9RTU4|A0A0D9RTU4_CHLSB Microtubule-associated protein OS=Chlorocebus sabaeus OX=60711 PE=4 SV=1</text:p>
            <text:p>MELKRQLQQCRMADLSLADALTEPSPDIEGEIKRDFIATLEAEAFDDVVGETVGKTDYIP</text:p>
            <text:p>LLDVDEKTGNSESKKKPCSETSQVEDTPSSKPTLLANGGHGIEGSDTTGSPTEFLEEKMA</text:p>
            <text:p>YQEYPNSQNWPEDTNFCFQPEQVVNPIQTDPFKMYHDDDLADLVFPSSATADTSIFAGQN</text:p>
            <text:p>DPLKGSYGMSPCNTAVVPQGWSVEALNSPHSESFVSPEAVAEPPQPTAELAKEIEMASEE</text:p>
            <text:p>ERPPAQALEIMMGLKTTDMAPSEETEMALAKNMALATKTEVALAKDMESPTKLDVTLAKD</text:p>
            <text:p>MQPSMESDMALVKDMELPIEKEVALVKDVRWPTETDVSSAKNVVLPTETEVAPAKDVTLF</text:p>
            <text:p>KETERASPIKMDLAPSKDMGPPKENEIDPAKGLVLLSEIEVAQANDIISSTEISSAEKVA</text:p>
            <text:p>LSSETEVALARDMALSPETNVILTKDKALPLEAEVALVKDMAQLPETEMALGKDVAPYTV</text:p>
            <text:p>KEVGSLKDMSPLSETEMALGKDLTPPPETEVVLIKNVCLPPEMEVVPTKDQVPALKTEAP</text:p>
            <text:p>LAKDGILTLANNVTPAKDVPPLSETEATPVPIKDMEIAQTQKGISEDSHLESLQDVGQSA</text:p>
            <text:p>APTFMISPETVTGMGEKCSLPADEDSVLEKLEEKKPCNSQPSELSSETSANFMYCGTLPT</text:p>
            <text:p>QAKQVCRPSDRRSARPKPARVPPELLGGSPPWKTLDHRLGHCSLSESGWVSGSSSCGGPG</text:p>
            <text:p>NQRKSIHVDSLEPQRALGREAWDIESTPIMMKKKKKKPKQKRYSQPRAGGPWDDDNADKP</text:p>
            <text:p>KGHPSAADTQKSGVLPSQPTTMGTEYGLVSGENLKRECVVNSSATRLVTENFVSESLRIP</text:p>
            <text:p>LYPSEETPKTAVSYQSKLRVEEESKGNKSVPQGQDKKLLKQHEHRPQPAPHLKTPIDKSQ</text:p>
            <text:p>SVGPLNLKGPLADVSAYNVETPLDIRLQEGCSPILDQEVMGVVSKPTAAKEIPNLIPTLI</text:p>
            <text:p>ASNPLECNLKEGNNESKMTKLQNVKLKEFPEGAEEDKELKKEAFPNQRQEISIFTSEQLQ</text:p>
            <text:p>GQLLVQVPGVENEPFKRMAGDGKSRKGRGSSGKMRTDSGKVKAKSEMPFPLDSQKDGRAV</text:p>
            <text:p>LIPSEPVSKTEGMTTQDKSEELGLNSSKQPGTKADLTEAVVMGEPKEMTQPKVAGTMQAL</text:p>
            <text:p>IPLESGSGITQTSGVRTETGDVVKDMGVSNQSKEGKCPWKDHEAAPWISEKPKKRGNEGK</text:p>
            <text:p>SKKFKNSYSTQPARMERKEEILNPPFEGKDGDAGSIPHKSKEIGFTFPKMHDSLFSHTPD</text:p>
            <text:p>TPTVEVVDRKGGNFEVNFVELGTLGENKISTVKASAVTEPPAKVTDVSCQEQIQGAGFVP</text:p>
            <text:p>SVVSEENKTDAANRYTSVADKPSKRINDGKSKKVKNSSPEKHILENKIDATKIHVPMETA</text:p>
            <text:p>GDQGIEGMAYMDENRNITFTCPRTPSELINKSSPLKVLESAACEKLPTPTPQVVKEGNSF</text:p>
            <text:p>PDTLAKNGQEIAPAQISKSLMVDNYTKDGVPDQGRPKAPSAVVPSTSTGGVALPITAAIE</text:p>
            <text:p>TVNSLGDHSLKNKAELADSMKNETGIAEGHVVGESESVDNGVSKHSVEKVTELAKGHLLP</text:p>
            <text:p>GVPVEDQSLPGEARALEAYADRGNFPAHPVNEEKETKEGSAPVQIPDLLGDKAQKLSFCQ</text:p>
            <text:p>DQNAQDRNSKGSDSLNKKVDLTLLSPKSENDKLKEISLACKITELESVSLPTPEIQSDFL</text:p>
            <text:p>HSKVEAPPSEVADKLVIMTASKGVQLPEPKDKILETPQQMTEKSESKTPGEGKKEDKSRM</text:p>
            <text:p>AEPMKGYMRPTKSRGLTPLLPKSTIQEQERYKQLKSTGIARPEEGRPAVSGTGNDITTPP</text:p>
            <text:p>NKELPPSPEKKTKPLATTQPAKTSTSKAKTQPTSLPKQPAPTTSGGLNKKPMSLASGLVP</text:p>
            <text:p>AAPPKRPAVASARPSILPSKDVKPKPIADAKAPEKRASPSKPASAPASRSGSKSTQTVAK</text:p>
            <text:p>ATTASAVASTGPSSRSPSTLLPKKPTAIKTEGKPAEVKKMTAKSVPADLSRPKSTSTSSM</text:p>
            <text:p>KKTTTLSGTAPAAGVAPTRVKPTPMPSRPSTTPSIDKKPTSAKPSSTTPRLSRLATNASA</text:p>
            <text:p>PDLKNVRSKVGSTENIKHQPGGGRAKVEKKTEAAATTRKPESNAVTKTAGPIASAQKQPA</text:p>
            <text:p>GKVQIVSKKVSYSHIQSKCGSKDNIKHVPGGGNVQIQNKKVDISKVSSKCGSKANIKHKP</text:p>
            <text:p>GGGDVKIESQKLNFKEKAQAKVGSLDNVGHLPAGGAVKTEGGGSEAPLCPGPPAGEEPAI</text:p>
            <text:p>SEAAPEAGAPTSASGLNGHPTLSGGGDQREAQTLDSQIQETS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10 like RISC complex RNA helicase 1 OS=Chlorocebus sabaeus OX=60711 GN=MOV10L1 PE=4 SV=1</text:p>
          </table:table-cell>
          <table:table-cell office:value-type="string" calcext:value-type="string">
            <text:p>A0A0D9QYC4</text:p>
          </table:table-cell>
          <table:table-cell office:value-type="string" calcext:value-type="string">
            <text:p>A0A0D9RHQ0_CHLSB</text:p>
          </table:table-cell>
          <table:table-cell office:value-type="string" calcext:value-type="string">
            <text:p>MOV10L1</text:p>
          </table:table-cell>
          <table:table-cell office:value-type="string" calcext:value-type="string">
            <text:p>MOES_HUMAN, V9HWC0_HUMAN</text:p>
          </table:table-cell>
          <table:table-cell table:number-columns-repeated="3"/>
          <table:table-cell office:value-type="string" calcext:value-type="string">
            <text:p>[['Human Gene ID #1', 'C:apical part of cell', 'C:apical plasma membrane', 'C:basolateral plasma membrane', 'C:blood microparticle', 'C:cell periphery', 'C:cell surface', 'C:cytoplasm', 'C:cytoskeleton', 'C:cytosol', 'C:extracellular exosome', 'C:extracellular space', 'C:filopodium', 'C:focal adhesion', 'C:microvillus', 'C:microvillus membrane', 'C:nucleus', 'C:perinuclear region of cytoplasm', 'C:plasma membrane', 'C:pseudopodium', 'C:uropod', 'C:vesicle', 'F:actin binding', 'F:cell adhesion molecule binding', 'F:double-stranded RNA binding', 'F:enzyme binding', 'F:protein kinase binding', 'F:signaling receptor binding', 'F:structural constituent of cytoskeleton', 'P:cellular response to testosterone stimulus', 'P:establishment of endothelial barrier', 'P:establishment of epithelial cell apical/basal polarity', 'P:gland morphogenesis', 'P:immunological synapse formation', 'P:interleukin-12-mediated signaling pathway', 'P:leukocyte cell-cell adhesion', 'P:leukocyte migration', 'P:membrane to membrane docking', 'P:positive regulation of cellular protein catabolic process', 'P:positive regulation of early endosome to late endosome transport', 'P:positive regulation of gene expression', 'P:positive regulation of podosome assembly', 'P:positive regulation of protein localization to early endosome', 'P:regulation of cell shape', 'P:regulation of cell size', 'P:regulation of lymphocyte migration', 'P:regulation of organelle assembly', 'P:T cell aggregation', 'P:T cell migration', 'P:T cell proliferation', 'P:viral process'], ['Human Gene ID #2', 'C:apical plasma membrane', 'C:basolateral plasma membrane', 'C:cytoplasm', 'C:cytoskeleton', 'C:microvillus', 'C:plasma membrane', 'C:uropod', 'F:actin binding', 'P:positive regulation of podosome assembly']]</text:p>
          </table:table-cell>
          <table:table-cell office:value-type="string" calcext:value-type="string">
            <text:p>&gt;tr|A0A0D9RHQ0|A0A0D9RHQ0_CHLSB FERM domain-containing protein OS=Chlorocebus sabaeus OX=60711 GN=MSN PE=4 SV=1</text:p>
            <text:p>MPKTISVRVTTMDAELEFAIQPNTTGKQLFDQVVKTIGLREVWFFGLQYQDTKGFSTWLK</text:p>
            <text:p>LNKKVTAQDVRKESPLLFKFRAKFYPEDVSEELIQDITQRLFFLQVKEGILNDDIYCPPE</text:p>
            <text:p>TAVLLASYAVQSKYGDFNKEVHKSGYLAGDKLLPQRVLEQHKLNKDQWEERIQVWHEEHR</text:p>
            <text:p>GMLREDAVLEYLKIAQDLEMYGVNYFSIKNKKGSELWLGVDALGLNIYEQNDRLTPKIGF</text:p>
            <text:p>PWSEIRNISFNDKKFVIKPIDKKAPDFVFYAPRLRINKRILALCMGNHELYMRRRKPDTI</text:p>
            <text:p>EVQQMKAQAREEKHQKQMERAMLENEKKKREMAEKEKEKIEREKEELMERLKQIEEQTKK</text:p>
            <text:p>AQQELEEQTRRALELEQERKRAQSEAEKLAKERQEAEEAKEALLQASRDQKKTQEQLALE</text:p>
            <text:p>MAELTARISQLEMARQKKESEAVEWQQKAQMVQEDLEKTRAELKTAMSTPHVAEPAENEQ</text:p>
            <text:p>DEQDENGAEASADLRADAMAKDRSEEERTTEAEKNERVQKHLKALTSELANARDESKKTA</text:p>
            <text:p>NDMIHAENMRLGRDKYKTLRQIRQGNTKQRIDEFES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yosin heavy chain 10 OS=Chlorocebus sabaeus OX=60711 GN=MYH10 PE=3 SV=1</text:p>
          </table:table-cell>
          <table:table-cell office:value-type="string" calcext:value-type="string">
            <text:p>A0A0D9RDH4</text:p>
          </table:table-cell>
          <table:table-cell office:value-type="string" calcext:value-type="string">
            <text:p>A0A0D9QYC4_CHLSB</text:p>
          </table:table-cell>
          <table:table-cell office:value-type="string" calcext:value-type="string">
            <text:p>MYH10</text:p>
          </table:table-cell>
          <table:table-cell office:value-type="string" calcext:value-type="string">
            <text:p>M10L1_HUMAN, B9EIS3_HUMAN</text:p>
          </table:table-cell>
          <table:table-cell table:number-columns-repeated="3"/>
          <table:table-cell office:value-type="string" calcext:value-type="string">
            <text:p>[['Human Gene ID #1', 'C:cytosol', 'C:P granule', 'C:pi-body', 'F:ATP binding', 'F:magnesium ion binding', 'F:RNA binding', 'F:RNA helicase activity', 'P:DNA methylation involved in gamete generation', 'P:germ cell development', 'P:male meiosis I', 'P:multicellular organism development', 'P:piRNA metabolic process', 'P:post-transcriptional gene silencing by RNA', 'P:spermatogenesis'], ['Human Gene ID #2', 'F:helicase activity']]</text:p>
          </table:table-cell>
          <table:table-cell office:value-type="string" calcext:value-type="string">
            <text:p>&gt;tr|A0A0D9QYC4|A0A0D9QYC4_CHLSB Uncharacterized protein OS=Chlorocebus sabaeus OX=60711 GN=MOV10L1 PE=4 SV=1</text:p>
            <text:p>MLSLAAKLVAFFWRTADTPREETGRLEPELAEGDTKLKTVRGVVTRYCSDYGMIDDLIYF</text:p>
            <text:p>SSDAVTSKVLLNVGQEVIAVVEENKVSNGLKAIRVEAVSDKWEDDSRNQGSPSDCSPRVL</text:p>
            <text:p>IGCVTSLVEGAGCISQTTYFSLESVCEGFEPCKGDWVEAEYQIRPGTWNSEATSVKPLRY</text:p>
            <text:p>KRVDKVCISSLCGRNGVIEESIFFTLDSLKLPDGYTPRRGDMVNAVVVESSQSCYVWRAL</text:p>
            <text:p>CMTLVKRRDAAPVHEATQFYGTILLKNKGDIEVTQMTHFGTLKEGRSKTMVIWIENKGDI</text:p>
            <text:p>PQNLVSCKLAGWDQSKQFRFQMLDKDQTCPIVSFVSVSEKEDSSDENVNSLNSHTKNTIS</text:p>
            <text:p>QMSENGLVNNRGISPGDYTCKGENGEKDILSRKQMTEPEPGGLVPPGGKTFIVVVCDGKN</text:p>
            <text:p>PGRCKELLLLCFSDFLIGRYLEVNVISGEESLIAVREPFSWKKLKSSQALTSAKTTVVVT</text:p>
            <text:p>TQKRNSRRQLPSFLPQYPIPDRLRKCVEQKIDILTFQPLLAELLNMSNYKEKFSTLLWLE</text:p>
            <text:p>EIYAEMELKEYNMSGIVLRRNGDLLVLEVPGLAEGRPSLYPGDKLILKTQEYNGHAIEYI</text:p>
            <text:p>SYVTEIHEEDVTLKINPEFEQAYNFEPMDVEFTYNRTTSRRCHFALEQVIHLGVKEVLFP</text:p>
            <text:p>EEIILQSPQVTGNWNHEQDIKSNGQSTSKKNGKTMTDQAEHGTKERRVGDKDLPALAPFT</text:p>
            <text:p>AEMSDWVDEIQTPKARKMEFFNPVLNENQKLAVKRILSGDCRPLPYILFGPPGTGKTVTI</text:p>
            <text:p>IEAVLQVHFALPDSRILVCAPSNSAADLVCLRLHESKVLRPATMVRVNATCRFEEIVIDA</text:p>
            <text:p>VKPYCRDGEDIWKASRFRIIITTCSSSGLFYQIGVRVGHFTHVFVDEAGQASEPECLIPL</text:p>
            <text:p>GLMSDVSGQIVLAGDPMQLGPVIKSRLAMAYGLNVSLLERLMSRPAYQRDENAFGACGAH</text:p>
            <text:p>NPLLVTKLVKNYRSHEALLTLPSQLFYHRELEVCADPTVVTSLLGWEKLPKKGFPLIFHG</text:p>
            <text:p>VRGSEAREGKSPSWFNPAEAVQVLRYCCLLAQSISSQVSASDIGVITPYRKQVEKIRILL</text:p>
            <text:p>RNVDLMDIKVGSVEEFQGQEYLVIIISTVRSNEDRFEDDRYFLGFLSNSKRFNVAITRPK</text:p>
            <text:p>ALLIVLGNPHVLVRDPCFGALLEYSITNGVYMGCDLPPELQSLQNCGDGVADPSYPVVPE</text:p>
            <text:p>STGPEKRQEP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yosin heavy chain 11 OS=Chlorocebus sabaeus OX=60711 GN=MYH11 PE=3 SV=1</text:p>
          </table:table-cell>
          <table:table-cell office:value-type="string" calcext:value-type="string">
            <text:p>A0A0D9R6R1</text:p>
          </table:table-cell>
          <table:table-cell office:value-type="string" calcext:value-type="string">
            <text:p>A0A0D9RDH4_CHLSB</text:p>
          </table:table-cell>
          <table:table-cell office:value-type="string" calcext:value-type="string">
            <text:p>MYH11</text:p>
          </table:table-cell>
          <table:table-cell office:value-type="string" calcext:value-type="string">
            <text:p>E7ERA5_HUMAN, G1UI33_HUMAN, Q9UE82_HUMAN</text:p>
          </table:table-cell>
          <table:table-cell table:number-columns-repeated="3"/>
          <table:table-cell office:value-type="string" calcext:value-type="string">
            <text:p>[['Human Gene ID #1', 'C:myosin complex', 'F:actin filament binding', 'F:ATP binding', 'F:motor activity'], ['Human Gene ID #2', 'C:myosin complex', 'F:actin filament binding', 'F:ATP binding', 'F:motor activity'], ['Human Gene ID #3', 'C:myosin complex', 'F:actin filament binding', 'F:ATP binding', 'F:motor activity']]</text:p>
          </table:table-cell>
          <table:table-cell office:value-type="string" calcext:value-type="string">
            <text:p>&gt;tr|A0A0D9RDH4|A0A0D9RDH4_CHLSB Uncharacterized protein OS=Chlorocebus sabaeus OX=60711 GN=MYH10 PE=3 SV=1</text:p>
            <text:p>MAQRTGLEDPERYLFVDRAVIYNPATQADWTAKKLVWIPSERHGFEAASIKEERGDEVMV</text:p>
            <text:p>ELAENGKKAMVNKDDIQKMNPPKFSKVEDMAELTCLNEASVLHNLKDRYYSGLIYTYSGL</text:p>
            <text:p>FCVVINPYKNLPIYSENIIEMYRGKKRHEMPPHIYAISESAYRCMLQDREDQSILCTGES</text:p>
            <text:p>GAGKTENTKKVIQYLAHVASSHKGRKDHNIPGELERQLLQANPILESFGNAKTVKNDNSS</text:p>
            <text:p>RFGKFIRINFDVTGYIVGANIETYLLEKSRAVRQAKDERTFHIFYQLLSGAGEHLKSDLL</text:p>
            <text:p>LEGFNNYRFLSNGYIPIPGQQDKDNFQETMEAMHIMGFSHEEILSMLKVVSSVLQFGNIS</text:p>
            <text:p>FKKERNTDQASMPENTVAQKLCHLLGMNVMEFTRAILTPRIKVGRDYVQKAQTKEQADFA</text:p>
            <text:p>VEALAKATYERLFRWLVHRINKALDRTKRQGASFIGILDIAGFEIFELNSFEQLCINYTN</text:p>
            <text:p>EKLQQLFNHTMFILEQEEYQREGIEWNFIDFGLDLQPCIDLIERPANPPGVLALLDEECW</text:p>
            <text:p>FPKATDKTFVEKLVQEQGSHSKFQKPRQLKDKADFCIIHYAGKVDYKADEWLMKNMDPLN</text:p>
            <text:p>DNVATLLHQSSDRFVAELWKDVDRIVGLDQVTGMTETAFGSAYKTKKGMFRTVGQLYKES</text:p>
            <text:p>LTKLMATLRNTNPNFVRCIIPNHEKRAGKLDPHLVLDQLRCNGVLEGIRICRQGFPNRIV</text:p>
            <text:p>FQEFRQRYEILTPNAIPKGFMDGKQACERMIRALELDPNLYRIGQSKIFFRAGVLAHLEE</text:p>
            <text:p>ERDLKITDIIIFFQAVCRGYLARKAFAKKQQQLSALKVLQRNCAAYLKLRHWQWWRVFTK</text:p>
            <text:p>VKPLLQVTRQEEELQAKDEELLKVKEKQTKVEGELEEMERKHQQLLEEKNILAEQLQAET</text:p>
            <text:p>ELFAEAEEMRARLAAKKQELEEILHDLESRVEEEEERNQILQNEKKKMQAHIQDLEEQLD</text:p>
            <text:p>EEEGARQKLQLEKVTAEAKIKKMEEEILLLEDQNSKFIKEKKLMEDRIAECSSQLAEEEE</text:p>
            <text:p>KAKNLAKIRNKQEVMISDLEERLKKEEKTRQELEKAKRKLDGETTDLQDQIAELQAQIDE</text:p>
            <text:p>LKLQLAKKEEELQGALARGDDETLHKNNALKVVRELQAQIAELQEDFESEKASRNKAEKQ</text:p>
            <text:p>KRDLSEELEALKTELEDTLDTTAAQQELRTKREQEVAELKKALEEETKNHEAQIQDMRQR</text:p>
            <text:p>HATALEELSEQLEQAKRFKANLEKNKQGLETDNKELACEVKVLQQVKAESEHKRKKLDAQ</text:p>
            <text:p>VQELHAKVSEGDRLRVELAEKASKLQNELDNVSTLLEEAEKKGIKFAKDAASLESQLQDT</text:p>
            <text:p>QELLQEETRQKLNLSSRIRQLEEEKNSLQEQQEEEEEARKNLEKQVLTLQSQLADTKKKV</text:p>
            <text:p>DDDLGTIESLEEAKKKLLKDVEALSQRLEEKALAYDKLEKTKNRLQQELDDLTVDLDHQR</text:p>
            <text:p>QVASNLEKKQKKFDQLLAEEKSISARYAEERDRAEAEAREKETKALSLARALEEALEAKE</text:p>
            <text:p>EFERQNKQLRADMEDLMSSKDDVGKNVHELEKSKRALEQQVEEMRTQLEELEDELQATED</text:p>
            <text:p>AKLRLEVNMQAMKAQFERDLQTRDEQNEEKKRLLIKQVRELEAELEDERKQRALAVASKK</text:p>
            <text:p>KMEIDLKDLEAQIEAANKARDEVIKQLRKLQAQMKDYQRELEEARASRDEIFAQSKESEK</text:p>
            <text:p>KLKSLEAEILQLQEELASSERARRHAEQERDELADEIANSASGKSALLDEKRRLEARIAQ</text:p>
            <text:p>LEEELEEEQSNMELLNDRFRKTTLQVDTLNAELAAERSAAQKSDNARQQLERQNKELKAK</text:p>
            <text:p>LQELEGAVKSKFKATISALEAKIGQLEEQLEQEAKERAAANKLVRRTEKKLKEIFMQVED</text:p>
            <text:p>ERRHADQYKEQMEKANARMKQLKRQLEEAEEEATRANASRRKLQRELDDATEANEGLSRE</text:p>
            <text:p>VSTLKNRLRRGGPISFSSSRSGRRQLHIEGASLELSDDDTESKTSDVNETQPPQS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yosin heavy chain 13 OS=Chlorocebus sabaeus OX=60711 GN=MYH13 PE=3 SV=1</text:p>
          </table:table-cell>
          <table:table-cell office:value-type="string" calcext:value-type="string">
            <text:p>A0A0D9RCI8</text:p>
          </table:table-cell>
          <table:table-cell office:value-type="string" calcext:value-type="string">
            <text:p>A0A0D9R6R1_CHLSB</text:p>
          </table:table-cell>
          <table:table-cell office:value-type="string" calcext:value-type="string">
            <text:p>MYH13</text:p>
          </table:table-cell>
          <table:table-cell office:value-type="string" calcext:value-type="string">
            <text:p>B1PS43_HUMAN, Q66K75_HUMAN</text:p>
          </table:table-cell>
          <table:table-cell table:number-columns-repeated="3"/>
          <table:table-cell office:value-type="string" calcext:value-type="string">
            <text:p>[['Human Gene ID #1', 'C:myosin complex', 'F:actin filament binding', 'F:ATP binding', 'F:motor activity'], ['Human Gene ID #2', 'C:myosin complex']]</text:p>
          </table:table-cell>
          <table:table-cell office:value-type="string" calcext:value-type="string">
            <text:p>&gt;tr|A0A0D9R6R1|A0A0D9R6R1_CHLSB Uncharacterized protein OS=Chlorocebus sabaeus OX=60711 GN=MYH11 PE=3 SV=1</text:p>
            <text:p>MAQKGQLSDDEKFLFVDKNFINSPVAQADWAAKRLVWVPSEKQGFEAASIKEEKGDEVVV</text:p>
            <text:p>ELVENGKKVTVGKDDIQKMNPPKFSKVEDMAELTCLNEASVLHNLRERYFSGLIYTYSGL</text:p>
            <text:p>FCVVVNPYKHLPIYSEKIVDMYKGKKRHEMPPHIYAIADTAYRSMLQDREDQSILCTGES</text:p>
            <text:p>GAGKTENTKKVIQYLAVVASSHKGKKDTSITQGPSFAYGELEKQLLQANPILEAFGNAKT</text:p>
            <text:p>VKNDNSSRFGKFIRINFDVTGYIVGANIETYLLEKSRAIRQARDERTFHIFYYMIAGAKE</text:p>
            <text:p>KMKSDLLLEGFNNYTFLSNGFVPIPAAQDDEMFQETLEAMAIMGFSEEEQLSILKVVSSV</text:p>
            <text:p>LQLGNIVFKKERNTDQASMPDNTAAQKVCHLMGINVTDFTRSILTPRIKVGRDVVQKAQT</text:p>
            <text:p>KEQADFAVEALAKATYERLFRWILTRVNKALDKTHRQGASFLGILDIAGFEIFEVNSFEQ</text:p>
            <text:p>LCINYTNEKLQQLFNHTMFILEQEEYQREGIEWNFIDFGLDLQPCIELIERPNNPPGVLA</text:p>
            <text:p>LLDEECWFPKATDKSFVEKLCTEQGSHPKFQKPKQLKDKTEFSIIHYAGKVDYNASAWLT</text:p>
            <text:p>KNMDPLNDNVTSLLNASSDKFVADLWKDVDRIVGLDQMAKMTESSLPSASKTKKGMFRTV</text:p>
            <text:p>GQLYKEQLGKLMTTLRNTTPNFVRCIIPNHEKRSGKLDAFLVLEQLRCNGVLEGIRICRQ</text:p>
            <text:p>GFPNRIVFQEFRQRYEILAANAIPKGFMDGKQACILMIKALELDPNLYRIGQSKIFFRTG</text:p>
            <text:p>VLAHLEEERDLKITDVIMAFQAMCRGYLARKAFAKRQQQLTAMKVIQRNCAAYLKLRNWQ</text:p>
            <text:p>WWRLFTKVKPLLQVTRQEEEMQAKEDELQKTKERQQKAENELKELEQKHSQLAEEKNLLQ</text:p>
            <text:p>EQLQAETELYAEAEEMRVRLAAKKQELEEILHEMEARLEEEEDRGQQLQAERKKMAQQML</text:p>
            <text:p>DLEEQLEEEEAARQKLQLEKVTAEAKIKKLEDEILVMDDQNNKLSKERKLLEERISDLTT</text:p>
            <text:p>NLAEEEEKAKNLTKLKNKHESMISELEVRLKKEEKSRQELEKLKRKLEGDASDYHEQIAD</text:p>
            <text:p>LQAQIAELKMQLAKKEEELQAALARLDDEIAQKNSALKKIRELEGHISDLQEDLDSERAA</text:p>
            <text:p>RNKAEKQKRDLGEELEALKTELEDTLDSTATQQELRAKREQEVTVLKKALDEETRSHEAQ</text:p>
            <text:p>VQEMRQKHAQAVEELTEQLEQFKRAKANLDKNKQTLEKENADLAGELRVLGQAKQEVEHK</text:p>
            <text:p>KKKLEAQVQELQSKCSDGERARAELNDKVHKLQNEVESVTGMLNEAEGKAIKLAKDVASL</text:p>
            <text:p>SSQLQDTQELLQEETRQKLNVSTKLRQLEEERNSLQDQLDEEMEAKQNLERHISTLNIQL</text:p>
            <text:p>SDSKKKLQDFASTVEALEEGKKRFQKEIENLTQQYEEKAAAYDKLEKTKNRLQQELDDLV</text:p>
            <text:p>VDLDNQRQLVSNLEKKQRKFDQLLAEEKNISSKYADERDRAEAEAREKETKALSLARALE</text:p>
            <text:p>EALEAKEELERTNKMLKAEMEDLVSSKDDVGKNVHELEKSKRALETQMEEMKTQLEELED</text:p>
            <text:p>ELQATEDAKLRLEVNMQALKGQFERDLQARDEQNEEKRRQLQRQLHEYETELEDERKQRA</text:p>
            <text:p>LAAAAKKKLEGDLKDLELQADSAIKGREEAIKQLRKLQAQMKDFQRELEDARASRDEIFA</text:p>
            <text:p>TAKENEKKAKSLEADLMQLQEDLAAAERARKQADLEKEELAEELASSLSGRNALQDEKRR</text:p>
            <text:p>LEARIAQLEEELEEEQGNMEAMSDRVRKATQQAEQLSNELATERSTAQKNESARQQLERQ</text:p>
            <text:p>NKELRSKLQEMEGAVKSKFKSTIAALEAKIAQLEEQVEQEAREKQAAAKSLKQKDKKLKE</text:p>
            <text:p>VLLQVEDERKMAEQYKEQAEKGNARVKQLKRQLEEAEEESQRINANRRKLQRELDEATES</text:p>
            <text:p>NEAMGREVNALKSKLRSNRATWPEPNMIICCS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yosin heavy chain 14 OS=Chlorocebus sabaeus OX=60711 GN=MYH14 PE=3 SV=1</text:p>
          </table:table-cell>
          <table:table-cell office:value-type="string" calcext:value-type="string">
            <text:p>A0A0D9S4P1</text:p>
          </table:table-cell>
          <table:table-cell office:value-type="string" calcext:value-type="string">
            <text:p>A0A0D9RCI8_CHLSB</text:p>
          </table:table-cell>
          <table:table-cell office:value-type="string" calcext:value-type="string">
            <text:p>MYH14</text:p>
          </table:table-cell>
          <table:table-cell office:value-type="string" calcext:value-type="string">
            <text:p>MYH13_HUMAN</text:p>
          </table:table-cell>
          <table:table-cell table:number-columns-repeated="3"/>
          <table:table-cell office:value-type="string" calcext:value-type="string">
            <text:p>[['Human Gene ID #1', 'C:extracellular exosome', 'C:muscle myosin complex', 'C:myofibril', 'C:myosin filament', 'F:actin filament binding', 'F:ATP binding', 'F:calmodulin binding', 'F:microfilament motor activity', 'P:cellular response to starvation', 'P:muscle contraction']]</text:p>
          </table:table-cell>
          <table:table-cell office:value-type="string" calcext:value-type="string">
            <text:p>&gt;tr|A0A0D9RCI8|A0A0D9RCI8_CHLSB Uncharacterized protein OS=Chlorocebus sabaeus OX=60711 GN=MYH13 PE=3 SV=1</text:p>
            <text:p>MSSDAEMAIFGEAAPYLRKPEKERIEAQNRPFDSKKACFVVDDKEMYVKGMIQSRENDKV</text:p>
            <text:p>IVKTLDDRTLTLNNDQVFPMNPPKFDKIEDMAMMTHLHEPAVLYNLKERYAAWMIYTYSG</text:p>
            <text:p>LFCVTVNPYKWLPVYNPEVVAAYRGKKRQEAPPHIFSISDNAYQFMLTDRDNQSILITGE</text:p>
            <text:p>SGAGKTVNTKRVIQYFATIAVTGDKKKETQPGKMQGTLEDQIIQANPLLEAFGNAKTVRN</text:p>
            <text:p>DNSSRFGKFIRIHFGATGKLASADIETYLLEKSRVTFQLSSERSYHIFYQILSNKKPELI</text:p>
            <text:p>DLLLISTNPFDFPFVSQGEVTVASIDDSEELLATDNAIDILGFSSEEKVGIYKLTGAVMH</text:p>
            <text:p>YGNMKFKQKQREEQAEPDGTEVADKAGYLMGLNSAEMLKGLCCPRVKVGNEYVTKGQNVQ</text:p>
            <text:p>QVTNSVGALAKAVYEKMFLWMVTRINQQLDTKQPRQYFIGVLDIAGFEIFDFNSLEQLCI</text:p>
            <text:p>NFTNEKLQQFFNHHMFVLEQEEYKKEGIEWEFIDFGMDLAACIELIEKPMGIFSILEEEC</text:p>
            <text:p>MFPKATDTSFKNKLYDQHLGKSNNFQKPKPAKGKAEAHFSLVHYAGTVDYNIAGWLDKNK</text:p>
            <text:p>DPLNETVVGLYQKSSLKLLSFLFSNYAGADTGDSGGSKKGGKKKGSSFQTVSAVFRENLN</text:p>
            <text:p>KLMTNLRSTHPHFVRCLIPNETKTPGVMDHYLVMHQLRCNGVLEGIRICRKGFPSRILYA</text:p>
            <text:p>DFKQRYRILNASAIPEGQFIDSKNASEKLLNSIDVDREQFRFGNTKVFFKAGLLGLLEEM</text:p>
            <text:p>RDEKLVTLMTRTQAVCRGYLMRVEFKKMMERRDSIFCIQYNIRSFMNVKHWPWMNLFFKI</text:p>
            <text:p>KPLLKSAEAEKEMATMKEDFERTKEELARSEARRKELEEKMVSLLQEKNDLQLQVQSETE</text:p>
            <text:p>NLMDAEERCEGLIKSKILLEAKIKELTERLEEEEDMNSELVAKKRNLEDKCCSLKRDIDD</text:p>
            <text:p>LELTLTKVEKEKHATENKVKNLSEEMTALEENISKLTKEKKSLQEAHQQTLDDLQVEEDK</text:p>
            <text:p>VNGLIKINAKLEQQTDDLEGSLEQEKKLRADLERAKRKLEGDLKMSQESIMDLENDKQQI</text:p>
            <text:p>EEKLKKKEFEISQLQAKIDDEQVHSLQFQKKIKELQARIEELEEEIEAEHTLRAKIEKQR</text:p>
            <text:p>SDLARELEEISERLEEASGATSAQIEMNKKREAEFQKMRRDLEESTLQHEATAATLRKKH</text:p>
            <text:p>ADSVAELGEQIDNLQRVKQKLEKEKSELKMEIDDMASNIEAISKSKSNIERTCRTVEDQF</text:p>
            <text:p>SEIKAKDEQQTQLIHDLNMQKARLQTQNGELSHQVEEKESLISQLTKSKQALTQQLEELK</text:p>
            <text:p>RQMEEETKAKNALAHALQSSRHDCDLLREQYEEEQEAKAELQRALSKANSEVAQWRTKYE</text:p>
            <text:p>TDAIQRTEELEEAKKKLAQRLQEAEENTETANSKCASLEKTKQRLQGEVDDLMLDLERSH</text:p>
            <text:p>TACATLDKKQRNFDKVLAEWKQKLDESQAELEAAQKESRSLSTELFKMRNAYEEVVDQLE</text:p>
            <text:p>TLRRENKNLQEEISDLTEQIAETGKNLQEVEKTKKLVEQEKSDLQVALEEVEGSLEHEES</text:p>
            <text:p>KILRVQLELSQVKSELDRKVIEKDEEIEQLKRNSQRATEAMQSLLDAEIRSRNDALRVKK</text:p>
            <text:p>KMEGDLNEMEIQLGHSNRQVAETQKHLRTVQGQLKDSQLHLDDALRSNEDLKEQLAIVER</text:p>
            <text:p>RNGLLLEELEEMKVALEQTERTRRLSEQELLDASDRVQLLHSQNTSLINTKKKLEADIAQ</text:p>
            <text:p>CQAEVENSIQESRNAEEKAKKAITDAAMMAEELKKEQDTSAHLERMKKNLEQTVKDLQHR</text:p>
            <text:p>LDEAEQLALKGGKKQIQKLENRVRELENELDVEQKRGAEALKGAHKYERKVKEMTYQAEE</text:p>
            <text:p>DRKNILRLQDLVDKLQAKVKSYKRQAEEAEEQANTQLSRCRRVQHELEEAAERADIAESQ</text:p>
            <text:p>VNKLRAKSRDVGG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yosin heavy chain 9 OS=Chlorocebus sabaeus OX=60711 GN=MYH9 PE=3 SV=1</text:p>
          </table:table-cell>
          <table:table-cell office:value-type="string" calcext:value-type="string">
            <text:p>A0A0D9R6E6</text:p>
          </table:table-cell>
          <table:table-cell office:value-type="string" calcext:value-type="string">
            <text:p>A0A0D9S4P1_CHLSB</text:p>
          </table:table-cell>
          <table:table-cell office:value-type="string" calcext:value-type="string">
            <text:p>MYH9</text:p>
          </table:table-cell>
          <table:table-cell office:value-type="string" calcext:value-type="string">
            <text:p>A1L2Z2_HUMAN, M0QY43_HUMAN</text:p>
          </table:table-cell>
          <table:table-cell table:number-columns-repeated="3"/>
          <table:table-cell office:value-type="string" calcext:value-type="string">
            <text:p>[['Human Gene ID #1', 'C:myosin complex'], ['Human Gene ID #2', 'C:myosin complex', 'F:actin filament binding', 'F:ATP binding', 'F:motor activity']]</text:p>
          </table:table-cell>
          <table:table-cell office:value-type="string" calcext:value-type="string">
            <text:p>&gt;tr|A0A0D9S4P1|A0A0D9S4P1_CHLSB Myosin heavy chain 14 OS=Chlorocebus sabaeus OX=60711 GN=MYH14 PE=3 SV=1</text:p>
            <text:p>MAAVTMSVPGRKAPPRPGPVPEAAQPFLFTPRGPSAGGGPGSGTSPQVEWTARRLVWVPS</text:p>
            <text:p>ELHGFEAAALRDEGEEEAEVELAESGRRLRLPRDQIQRMNPPKFSKAEDMTELTCLNEAS</text:p>
            <text:p>VLHNLRERYYSGLIYTYSGLFCVVINPYKQLPIYTEAIVEMYRGKKRHEVPPHVYAVTEG</text:p>
            <text:p>AYRSMLQDREDQSILCTGESGAGKTENTKKVIQYLAHVASSPKGRKEPGVPASVSTVSYG</text:p>
            <text:p>ELERQLLQANPILEAFGNAKTVKNDNSSRFGKFIRINFDVAGYIVGANIETYLLEKSRAI</text:p>
            <text:p>RQAKDECSFHIFYQLLGGAGEQLKADLLLEPCSQYRFLTNGPSSSPGQERELFQETLESL</text:p>
            <text:p>RVLGFTHEEIISMLRMVSAVLQFGNIALKRERNTDQATMPDNTAAQKLCRLLGLGVTDFS</text:p>
            <text:p>RALLTPRIKVGRDYVQKAQTKEQADFALEALAKATYERLFRWLVLRLNRALDRSPRQGAS</text:p>
            <text:p>FLGILDIAGFEIFQLNSFEQLCINYTNEKLQQLFNHTMFVLEQEEYQREGIPWTFLDFGL</text:p>
            <text:p>DLQPCIDLIERPANPPGLLALLDEECWFPKATDKSFVEKVAQEQGGHPKFQRPRQLRDQA</text:p>
            <text:p>DFSVLHYAGKISGKASQKKICSISNLSQGPANVFCKGSDIFTQEIGKQEHGGFQQFSFLG</text:p>
            <text:p>SFPPSPPGSAERCSSAVSPPGVEGIVGLEQVSSLGDGPPGGRPRRGMFRTVGQLYKESLS</text:p>
            <text:p>RLMATLSNTNPSFVRCIVPNHEKRAGKLEPRLVLDQLRCNGVLEGIRICRQGFPNRILFQ</text:p>
            <text:p>EFRQRYEILTPNAIPKGFMDGKQACEKMIQALELDPNLYRVGQSKIFFRAGVLAQLEEER</text:p>
            <text:p>DLKVTDIIVSFQAAARGYLARRAFQKRQQQQSALRVMQRNCAAYLKLRHWQWWRLFTKVK</text:p>
            <text:p>PLLQVTRQDEVLQARAQELQKVQELQQQSAREVGELQGRVAQLEEERTRLAEQLRAEAEL</text:p>
            <text:p>CAEAEETRGRLAARKQELELVVSELEARVGEEEECSRQLQTEKRRLQQHIQELEAHLEAE</text:p>
            <text:p>EGARQKLQLEKVTTEAKMKKFEEDLLLLEDQNSKLSKERKLLEDRLSEFSSQAAEEEEKV</text:p>
            <text:p>KSLNKLRLKYEATIADMEDRLRKEEKGRQELEKLKRRLDGESSELQEQMVEQQQRAEELR</text:p>
            <text:p>AQLGRKEEELQAALARAEDEGGARAQLLKSLREAQAALAEAQEDLETERVARTKAEKQRR</text:p>
            <text:p>DLGEELEALRSELEDTLDSTNAQQELRSKREQEVTELKKTLEEETRIHEAAVQELRQRHG</text:p>
            <text:p>QALGELAEQLEQARRGKGAWEKTRLALEAEVSELRAELSSLQTARQEGEQRRRRLESQLQ</text:p>
            <text:p>EVQGRAGDGERARAEAAEKLQRAQAELENVSGALNEAESKAIRLSKELSSTEAQLHDAQE</text:p>
            <text:p>LLQEETRAKLALGSRVRAMEAEAAGLREQLEEEAAARERAGRELQSTQAQLSEWRRRQEE</text:p>
            <text:p>EAGALEAGEEARRRAAREAEALTQRLAEKTETVDRLERGRRRLQQELDDATMDLEQQRQL</text:p>
            <text:p>VSTLEKKQRKFDQLLAEEKAAVLRAVEERERAEAEGREREARALSLTRALEEEQEAREEL</text:p>
            <text:p>ERQNRALRAELEALLSSKDDVGKSVHELERACRVAEQAANDLRAQVTELEDELTAAEDAK</text:p>
            <text:p>LRLEVTVQALKTQHERDLQGRDEAGEERRRQLAKQLRDAEVERDEERKQRTLAVAARKKL</text:p>
            <text:p>EGELEELKAQMASAGQGKEEAVKQLRKMQAQMKELWREVEETRSSREEIFSQNRESEKRL</text:p>
            <text:p>KGLEAEVLRLQEELAASDRARRQAQQDRDEMADEVANGNLSKAAILEEKRQLEGRLGQLE</text:p>
            <text:p>EELEEEQSNSELLNDRYRKLLLQVESLTTELSAERSFSAKAESGRQQLERQIQELRGRLG</text:p>
            <text:p>EEDAGARARHKMTIAALESKLAQAEEQLEQETRERILSGKLVRRAEKRLKEVVLQVEEER</text:p>
            <text:p>RVADQLRDQLEKGNLRVKQLKRQLEEAEEEASRAQAGRRRLQRELEDVTESAESMNREVT</text:p>
            <text:p>TLRNRLRRGPLTFTTRTVRQVFRLEEGVASDEETEEAEPGSGPSPEPEGSPPAHP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yosin light chain 6B OS=Chlorocebus sabaeus OX=60711 GN=MYL6B PE=4 SV=1</text:p>
          </table:table-cell>
          <table:table-cell office:value-type="string" calcext:value-type="string">
            <text:p>A0A0D9QYU5</text:p>
          </table:table-cell>
          <table:table-cell office:value-type="string" calcext:value-type="string">
            <text:p>A0A0D9R6E6_CHLSB</text:p>
          </table:table-cell>
          <table:table-cell office:value-type="string" calcext:value-type="string">
            <text:p>MYL6B</text:p>
          </table:table-cell>
          <table:table-cell office:value-type="string" calcext:value-type="string">
            <text:p>MYH10_HUMAN, MYH9_HUMAN, A0A024R1N1_HUMAN, A0A0U4BW16_HUMAN, Q15753_HUMAN, Q9UMJ0_HUMAN</text:p>
          </table:table-cell>
          <table:table-cell table:number-columns-repeated="3"/>
          <table:table-cell office:value-type="string" calcext:value-type="string">
            <text:p>[['Human Gene ID #1', 'C:actomyosin', 'C:cell cortex', 'C:cleavage furrow', 'C:cytoplasm', 'C:cytosol', 'C:extracellular exosome', 'C:lamellipodium', 'C:midbody', 'C:myosin complex', 'C:myosin II complex', 'C:myosin II filament', 'C:nucleus', 'C:polysome', 'C:stress fiber', 'F:actin binding', 'F:actin filament binding', 'F:actin-dependent ATPase activity', 'F:ADP binding', 'F:ATP binding', 'F:ATPase activity', 'F:calmodulin binding', 'F:microfilament motor activity', "F:mRNA 5'-UTR binding", 'F:RNA stem-loop binding', 'P:actin filament-based movement', 'P:actomyosin structure organization', 'P:cell adhesion', 'P:mitotic cytokinesis', 'P:modification of postsynaptic actin cytoskeleton', 'P:positive regulation of protein secretion', 'P:regulation of cell shape'], ['Human Gene ID #2', 'C:actin cytoskeleton', 'C:actomyosin', 'C:actomyosin contractile ring', 'C:adherens junction', 'C:brush border', 'C:cell leading edge', 'C:cleavage furrow', 'C:cytoplasm', 'C:cytoplasmic side of plasma membrane', 'C:cytosol', 'C:extracellular exosome', 'C:focal adhesion', 'C:immunological synapse', 'C:membrane', 'C:myosin II complex', 'C:myosin II filament', 'C:neuromuscular junction', 'C:nucleus', 'C:plasma membrane', 'C:protein-containing complex', 'C:ruffle', 'C:spindle', 'C:stress fiber', 'C:uropod', 'F:actin binding', 'F:actin filament binding', 'F:actin-dependent ATPase activity', 'F:ADP binding', 'F:ATP binding', 'F:ATPase activity', 'F:cadherin binding', 'F:calmodulin binding', 'F:identical protein binding', 'F:integrin binding', 'F:microfilament motor activity', 'F:motor activity', 'F:protein domain specific binding', 'F:protein homodimerization activity', 'F:protein-membrane adaptor activity', 'F:RNA binding', 'P:actin cytoskeleton reorganization', 'P:actin filament-based movement', 'P:actomyosin structure organization', 'P:angiogenesis', 'P:blood vessel endothelial cell migration', 'P:cytokinetic process', 'P:establishment of meiotic spindle localization', 'P:establishment of T cell polarity', 'P:in utero embryonic development', 'P:integrin-mediated signaling pathway', 'P:leukocyte migration', 'P:lysosome localization', 'P:meiotic spindle organization', 'P:membrane protein ectodomain proteolysis', 'P:monocyte differentiation', 'P:myoblast fusion', 'P:negative regulation of actin filament severing', 'P:negative regulation of inflammatory response to antigenic stimulus', 'P:phagocytosis, engulfment', 'P:plasma membrane repair', 'P:platelet aggregation', 'P:platelet formation', 'P:positive regulation of protein processing in phagocytic vesicle', 'P:protein transport', 'P:regulated exocytosis', 'P:regulation of cell shape', 'P:regulation of plasma membrane repair', 'P:uropod organization'], ['Human Gene ID #3', 'C:adherens junction', 'C:brush border', 'C:cortical cytoskeleton', 'C:cytoplasmic side of plasma membrane', 'C:focal adhesion', 'C:immunological synapse', 'C:myosin II complex', 'C:neuromuscular junction', 'C:spindle', 'C:stress fiber', 'C:uropod', 'F:actin filament binding', 'F:ATP binding', 'F:motor activity', 'F:protein domain specific binding', 'P:cell morphogenesis involved in differentiation', 'P:cell-cell adhesion', 'P:establishment of meiotic spindle localization', 'P:establishment of T cell polarity', 'P:in utero embryonic development', 'P:meiotic spindle organization', 'P:myoblast fusion', 'P:negative regulation of actin filament severing', 'P:phagocytosis, engulfment', 'P:positive regulation of protein processing in phagocytic vesicle', 'P:regulation of cell shape', 'P:uropod organization'], ['Human Gene ID #4', 'C:myosin complex', 'F:actin filament binding', 'F:ATP binding', 'F:motor activity'], ['Human Gene ID #5', 'C:myosin complex', 'F:actin binding', 'F:ATP binding', 'F:motor activity'], ['Human Gene ID #6', 'C:myosin complex', 'F:actin binding', 'F:ATP binding', 'F:motor activity']]</text:p>
          </table:table-cell>
          <table:table-cell office:value-type="string" calcext:value-type="string">
            <text:p>&gt;tr|A0A0D9R6E6|A0A0D9R6E6_CHLSB Uncharacterized protein OS=Chlorocebus sabaeus OX=60711 GN=MYH9 PE=3 SV=1</text:p>
            <text:p>MAQQAADKYLYVDKNFINNPLAQADWAAKKLVWVPSDKSGFEPASLKEEVGEEAIVELVE</text:p>
            <text:p>NGKKVKVNKDDIQKMNPPKFSKVEDMAELTCLNEASVLHNLKERYYSGLIYTYSGLFCVV</text:p>
            <text:p>INPYKNLPIYSEEIVEMYKGKKRHEMPPHIYAITDTAYRSMMQDREDQSILCTGESGAGK</text:p>
            <text:p>TENTKKVIQYLAYVASSHKSKKDQGELERQLLQANPILEAFGNAKTVKNDNSSRFGKFIR</text:p>
            <text:p>INFDVNGYIVGANIETYLLEKSRAIRQAKEERTFHIFYYLLSGAGEHLKTDLLLEPYNKY</text:p>
            <text:p>RFLSNGHVTIPGQQDKDMFQETMEAMRIMGIPEEEQMGLLRVISGVLQLGNIVFKKERNT</text:p>
            <text:p>DQASMPDNTAAQKVSHLLGINVTDFTRGILTPRIKVGRDYVQKAQTKEQADFAIEALAKA</text:p>
            <text:p>TYERMFRWLVLRINKALDKTKRQGASFIGILDIAGFEIFDLNSFEQLCINYTNEKLQQLF</text:p>
            <text:p>NHTMFILEQEEYQREGIEWNFIDFGLDLQPCIDLIEKPAGPPGILALLDEECWFPKATDK</text:p>
            <text:p>SFVEKVMQEQGTHPKFQKPKQLKDKADFCIIHYAGKVDYKADEWLMKNMDPLNDNIATLL</text:p>
            <text:p>HQSSDKFVSELWKDVDRIIGLDQVAGMSETALPGAFKTRKGMFRTVGQLYKEQLAKLMAT</text:p>
            <text:p>LRNTNPNFVRCIIPNHEKKAGKLDPHLVLDQLRCNGVLEGIRICRQGFPNRVVFQEFRQR</text:p>
            <text:p>YEILTPNSIPKGFMDGKQACVLMIKALELDSNLYRIGQSKVFFRAGVLAHLEEERDLKIT</text:p>
            <text:p>DVIIGFQACCRGYLARKAFAKRQQQLTAMKVLQRNCAAYLKLRNWQWWRLFTKVKPLLQV</text:p>
            <text:p>SRQEEEMMAKEEELVKVREKQLAAENRLTEMETLQSQLMAEKLQLQEQLQAETELCAEAE</text:p>
            <text:p>ELRARLTAKKQELEEICHDLEARVEEEEERCQHLQTEKKKMQQNIQELEEQLEEEESARQ</text:p>
            <text:p>KLQLEKVTTEAKLKKLEEEQIILEDQNCKLAKEKKLLEDRIAEFTTNLTEEEEKSKSLAK</text:p>
            <text:p>LKNKHEAMITDLEERLRREEKQRQELEKTRRKLEGDSTDLSDQIAELQAQIAELKMQLAK</text:p>
            <text:p>KEEELQAALARVEEEAAQKNMALKKIRELESQISELQEDLESERASRNKAEKQKRDLGEE</text:p>
            <text:p>LEALKTELEDTLDTTAAQQELRSKREQEVNILKKTLEEEAKTHEAQIQEMRQKHSQAVEE</text:p>
            <text:p>LAEQLEQTKRVKANLEKAKQTLENERGELANEVKVLLQGKGDSEHKRKKVEAQLQELQVK</text:p>
            <text:p>FNEGERVRTELADKVTKLQVELDNVTGLLSQSDSKSSKLTKDFSALESQLQDTQELLQEE</text:p>
            <text:p>NRQKLSLSTKLKQVEDEKNSFREQLEEEEEAKHNLEKQIATLHAQVADMKKKMEDSVGCL</text:p>
            <text:p>ETAEEVKRKLQKDLEGLSQRHEEKVAAYDKLEKTKTRLQQELDDLLVDLDHQRQSACNLE</text:p>
            <text:p>KKQKKFDQLLAEEKTISAKYAEERDRAEAEAREKETKALSLARALEEAMEQKAELERLNK</text:p>
            <text:p>QFRTEMEDLMSSKDDVGKSVHELEKSKRALEQQVEEMKTQLEELEDELQATEDAKLRLEV</text:p>
            <text:p>NLQAMKAQFERDLQGKDEQSEEKKKQLVRQVREMEAELEDERKQRSMAVAARKKLEMDLK</text:p>
            <text:p>DLEAHIDSANKNREEAIKQLRKLQAQMKDCMRELDDTRTSREEILAQAKENEKKLKSMEA</text:p>
            <text:p>EMIQLQEELAAAERAKRQAQQERDELADEIANSSGKGALALEEKRRLEARIAQLEEELEE</text:p>
            <text:p>EQGNTELINDRLKKANLQIDQINTDLNLERSHAQKNENARQQLERQNKELKVKLQEMEGT</text:p>
            <text:p>VKSKYKASITALEAKIAQLEEQLDNETKERQAACKQVRRTEKKLKDVLLQVDDERRNAEQ</text:p>
            <text:p>YKDQADKASTRLKQLKRQLEEAEEEAQRANASRRKLQRELEDATETADAMNREVSSLKNK</text:p>
            <text:p>LRRGDLPFVMPRRMARKGAGDGSDEEVDGKADGAEAKPA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C-A/B domain-containing protein OS=Chlorocebus sabaeus OX=60711 PE=4 SV=1</text:p>
          </table:table-cell>
          <table:table-cell office:value-type="string" calcext:value-type="string">
            <text:p>A0A0D9QYA3</text:p>
          </table:table-cell>
          <table:table-cell office:value-type="string" calcext:value-type="string">
            <text:p>A0A0D9QYU5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QYU5|A0A0D9QYU5_CHLSB Myosin light chain 6B OS=Chlorocebus sabaeus OX=60711 GN=MYL6B PE=4 SV=1</text:p>
            <text:p>MPPKKDVPVKKPTGPSISKPAAKPAAAAGAPPAKSKAEPAVPQAPQKTQEPPIDLSKVVI</text:p>
            <text:p>EFNKDQLEEFKEAFELFDRVGDGKILYSQCGDVMRALGQNPTNAEVLKVLGNPKSDELKS</text:p>
            <text:p>RRVDFETFLPMLQAVAKNRDQGTYEDYLEGLRVFDKEGDGKVMGAELRHVLTTLGEKMTE</text:p>
            <text:p>EEVETVLAGHEDSNGCINYEAFLKHILS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urexin 2 OS=Chlorocebus sabaeus OX=60711 GN=NRXN2 PE=4 SV=1</text:p>
          </table:table-cell>
          <table:table-cell office:value-type="string" calcext:value-type="string">
            <text:p>A0A0D9R4G7</text:p>
          </table:table-cell>
          <table:table-cell office:value-type="string" calcext:value-type="string">
            <text:p>A0A0D9QYA3_CHLSB</text:p>
          </table:table-cell>
          <table:table-cell office:value-type="string" calcext:value-type="string">
            <text:p>NRXN2</text:p>
          </table:table-cell>
          <table:table-cell office:value-type="string" calcext:value-type="string">
            <text:p>F8VZJ2_HUMAN</text:p>
          </table:table-cell>
          <table:table-cell table:number-columns-repeated="3"/>
          <table:table-cell office:value-type="string" calcext:value-type="string">
            <text:p>[['Human Gene ID #1', 'C:nascent polypeptide-associated complex']]</text:p>
          </table:table-cell>
          <table:table-cell office:value-type="string" calcext:value-type="string">
            <text:p>&gt;tr|A0A0D9QYA3|A0A0D9QYA3_CHLSB NAC-A/B domain-containing protein OS=Chlorocebus sabaeus OX=60711 PE=4 SV=1</text:p>
            <text:p>MSKLGLRQVTGVTRVTIRKSKNILFVITKPDVYKSPASDTYIVFGEAKIEDLSQQAQLAA</text:p>
            <text:p>AEKFKVQGEAVSNIQENTQTPTVQEESEEEEVDETGVEVKDIELVMSQANVSRAKAVRAL</text:p>
            <text:p>KNNSNDIVNAIMELT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urofilament heavy OS=Chlorocebus sabaeus OX=60711 GN=NEFH PE=3 SV=1</text:p>
          </table:table-cell>
          <table:table-cell office:value-type="string" calcext:value-type="string">
            <text:p>A0A0D9RBE3</text:p>
          </table:table-cell>
          <table:table-cell office:value-type="string" calcext:value-type="string">
            <text:p>A0A0D9R4G7_CHLSB</text:p>
          </table:table-cell>
          <table:table-cell office:value-type="string" calcext:value-type="string">
            <text:p>NEFH</text:p>
          </table:table-cell>
          <table:table-cell office:value-type="string" calcext:value-type="string">
            <text:p>NRX2A_HUMAN, G5E9G7_HUMAN, Q5W9F7_HUMAN</text:p>
          </table:table-cell>
          <table:table-cell table:number-columns-repeated="3"/>
          <table:table-cell office:value-type="string" calcext:value-type="string">
            <text:p>[['Human Gene ID #1', 'C:integral component of membrane', 'C:plasma membrane', 'C:presynapse', 'C:protein-containing complex', 'F:calcium channel regulator activity', 'F:cell adhesion molecule binding', 'F:metal ion binding', 'F:neuroligin family protein binding', 'F:transmembrane signaling receptor activity', 'P:adult behavior', 'P:chemical synaptic transmission', 'P:gephyrin clustering involved in postsynaptic density assembly', 'P:neuroligin clustering involved in postsynaptic membrane assembly', 'P:neuron cell-cell adhesion', 'P:neurotransmitter secretion', 'P:postsynaptic density protein 95 clustering', 'P:postsynaptic membrane assembly', 'P:signal transduction', 'P:social behavior', 'P:synapse assembly', 'P:vocal learning', 'P:vocalization behavior'], ['Human Gene ID #2', 'C:integral component of membrane'], ['Human Gene ID #3', 'C:integral component of membrane']]</text:p>
          </table:table-cell>
          <table:table-cell office:value-type="string" calcext:value-type="string">
            <text:p>&gt;tr|A0A0D9R4G7|A0A0D9R4G7_CHLSB Uncharacterized protein OS=Chlorocebus sabaeus OX=60711 GN=NRXN2 PE=4 SV=1</text:p>
            <text:p>MVLLTRDARRTALAVDGEARAAEVRSKRREMQVASDLFVGGIPPDVRLSALTLSTVKYEP</text:p>
            <text:p>PFRGLLANLKLGERPPALLGSQGLRGATADPLCAPARNPCANGGLCTVLAPGEVGCDCSH</text:p>
            <text:p>TGFGGKFCNEEEHPMEVGSLLFSEGGAGRGGAGDVHQPTKGKEEFVATFKGNEFFCYDLS</text:p>
            <text:p>HNPIQSSTDEITLAFRTLQRNGLMLHTGKSADYVNLSLKSGAVWLVINLGSGAFEALVEP</text:p>
            <text:p>VNGKFNDNAWHDVRVTRNLRQHAGIGHAMVTISVDGILTTTGYTQEDYTMLGSDDFFYIG</text:p>
            <text:p>GSPNTADLPGSPVSNNFMGCLKDVVYKNNDFKLELSRLAKEGDPKMKLQGDLSFRCEDVA</text:p>
            <text:p>ALDPVTFESPEAFVALPRWSAKRTGSISLDFRTTEPNGLLLFSQGRRAGGGAGSHSSAQR</text:p>
            <text:p>ADYFAMELLDGHLYLLLDMGSGGIKLRASSRKVNDGEWCHVDFQRDGRKGSISVNSRSTP</text:p>
            <text:p>FLATGDSEILDLESELYLGGLPEGGRVDLPLPPEVWTAALRAGYVGCVRDLFIDGRSRDL</text:p>
            <text:p>RGLAEAQGAVGVAPFCSRETLKQCASAPCRNGGICREGWNRFVCDCIGTGFLGRVCEREA</text:p>
            <text:p>TVLSYDGSMYMKIMLPNAMHTEAEDVSLRFMSQRAYGLMMATTSRESADTLRLELDGGQM</text:p>
            <text:p>KLTVNLDCLRVGCAPSKGPETLFAGHKLNDNEWHTVRVVRRGKSLQLSVDNVTVEGQMAG</text:p>
            <text:p>AHTRLEFHNIETGIMTERRFISVVPSNFIGHLSGLVFNGQPYMDQCKDGDITYCELNARF</text:p>
            <text:p>GLRAIVADPVTFKSRSSYLALATLQAYASMHLFFQFKTTAPDGLLLFNSGNGNDFIVIEL</text:p>
            <text:p>VKGYIHYVFDLGNGPSLMKGNSDKPVNDNQWHNVVVSRDPGNVHTLKIDSRTVTQHSNGA</text:p>
            <text:p>RNLDLKGELYIGGLSKNMFSNLPKLVASRDGFQGCLASVDLNGRLPDLIADALHRIGQVE</text:p>
            <text:p>RGCDGPSTTCTEESCANQGVCLQQWDGFTCDCTMTSYGGPVCNDPGTTYIFGKGGALITY</text:p>
            <text:p>TWPPNDRPSTRMDRLAVGFSTHQRSAVLVRVDSASGLGDYLQLHIDQGTVGVIFNVGTDD</text:p>
            <text:p>ITIDEPNAIVSDGKYHVVRFTRSGGNATLQVDSWPVNERYPAGNFDNERLAIARQRIPYR</text:p>
            <text:p>LGRVVDEWLLDKGRQLTIFNSQAAIKIGGRDQGRPFQGQVSGLYYNGLKVLALAAESDPN</text:p>
            <text:p>VRTEGHLRLVGEGPSVLLSAETTATTLLADMATTIMETTTTMATTTTRRGRSPTLRDSTT</text:p>
            <text:p>QNTDDLLVASAECPSDDEDLEECEPSTGGELILPIITEDSLDPPPVATRSPFVPPPPTFY</text:p>
            <text:p>PFLTGVGATQDTLPPPAARRPPSGGPCQAERDDSDCEEPIEASGFASGEVFDSSLPPTDD</text:p>
            <text:p>EDFYTTFPLVTDRTTLLSPRKPAPRPNLRTDGATGAPGVLFAPSAPAPNLPAGKMNHRDP</text:p>
            <text:p>LQPLLENPPLGPGAPTSFEPRRPPPLRPGVTSAPGFPHLPTANPTGPGERGPPGAVEVIR</text:p>
            <text:p>ESSSTTGMVVGIVAAAALCILILLYAMYKYRNRDEGSYQVDQSRNYISNSAQSNGAVVKE</text:p>
            <text:p>KAPTAPKTPSKAKKNKDKEYY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urofilament light OS=Chlorocebus sabaeus OX=60711 GN=NEFL PE=3 SV=1</text:p>
          </table:table-cell>
          <table:table-cell office:value-type="string" calcext:value-type="string">
            <text:p>A0A0D9RUB9</text:p>
          </table:table-cell>
          <table:table-cell office:value-type="string" calcext:value-type="string">
            <text:p>A0A0D9RBE3_CHLSB</text:p>
          </table:table-cell>
          <table:table-cell office:value-type="string" calcext:value-type="string">
            <text:p>NEFL</text:p>
          </table:table-cell>
          <table:table-cell office:value-type="string" calcext:value-type="string">
            <text:p>NFH_HUMAN</text:p>
          </table:table-cell>
          <table:table-cell table:number-columns-repeated="3"/>
          <table:table-cell office:value-type="string" calcext:value-type="string">
            <text:p>[['Human Gene ID #1', 'C:axon', 'C:cytoplasm', 'C:cytoskeleton', 'C:neurofibrillary tangle', 'C:neurofilament', 'C:postsynaptic density', 'C:postsynaptic intermediate filament cytoskeleton', 'C:Schaffer collateral - CA1 synapse', 'F:dynein complex binding', 'F:kinesin binding', 'F:microtubule binding', 'F:protein kinase binding', 'F:protein-macromolecule adaptor activity', 'F:structural constituent of cytoskeleton', 'F:structural constituent of postsynaptic intermediate filament cytoskeleton', 'P:axon development', 'P:axonogenesis', 'P:cell projection assembly', 'P:cellular response to leukemia inhibitory factor', 'P:microtubule cytoskeleton organization', 'P:neurofilament bundle assembly', 'P:neurofilament cytoskeleton organization', 'P:peripheral nervous system neuron axonogenesis', 'P:regulation of organelle transport along microtubule']]</text:p>
          </table:table-cell>
          <table:table-cell office:value-type="string" calcext:value-type="string">
            <text:p>&gt;tr|A0A0D9RBE3|A0A0D9RBE3_CHLSB Neurofilament heavy OS=Chlorocebus sabaeus OX=60711 GN=NEFH PE=3 SV=1</text:p>
            <text:p>MMSFGGADALLGAPFAPLHGGGSLHYALARKGGAGGTRSAAGSSSGFHSWTRTSVSSVSA</text:p>
            <text:p>SPSRFRGAGAASSTDSLDTLSNGPEGCVVAAATARSEKEQLQALNDRFAGYIDKVRQLEA</text:p>
            <text:p>HNRSLEGEAAALRQQQAGRSAMGELYEREVREMRGAVLRLGAARGQLRLEQEHLLEDIAH</text:p>
            <text:p>VRQRLDDEARQREEAEAAARALARFAQEAEAARVELQKKAQALQEECGYLRRHHQEEVGE</text:p>
            <text:p>LLGQIQGSSAAQAQVQAETRDALKCDVTSALREIRAQLEGHAVQSTLQSEEWFRVRLDRL</text:p>
            <text:p>SEAAKVNTDAMRSAQEEITEYRRQLQARTTELETLKSTKDSLERQRSELEDRHQADIASY</text:p>
            <text:p>QEAIQQLDAELRNTKWEMAAQLREYQDLLNVKMALDIEIAAYRKLLEGEECRIGFGPIPF</text:p>
            <text:p>SLPEGLPKIPAVSTHIKVKSEEKVKVVEKSEKETVIVEEQTEETQVTEEVTEEEEKEAKE</text:p>
            <text:p>EEGKEEEVGEEEEAEGGEEAAKSPPAEEAASPEKEAKSPVKEEAKSPAEAKSPEKEEAKS</text:p>
            <text:p>PAEVKSPEKAKSPAKEEAKSPAEAKSPEKEEAKSPAEVKSPEKAKSPAEAKSPEKAKSPV</text:p>
            <text:p>KEEAKSPAEAKSPEKAKSPTKEEAKSPEKAKSPTKEEAKSPEKAKSPEKEAKSPEKAKSP</text:p>
            <text:p>EKEAKSPEKAKSPEKEEAKSPEKAKSPVKEEAKSPEKAKSPVKEEAKSPEKAKSPEKAKT</text:p>
            <text:p>LDVKSPEAKTPAKEEARSPADKSPEKAKSPVKEEVKSPEKAKSPLKEDAKAPEKEIPKKE</text:p>
            <text:p>EVKSPVKEEKPQEVKVKEPPKKAEEEKAPATPKTEEKKDSKKEEAPKKEAPKPKVEEKKE</text:p>
            <text:p>PAVEKPKESKVEAKKEEAEDKKKAATPEKEAPAKVEVKEDAKPKEKTEVAKKEPDNAKAK</text:p>
            <text:p>EPSKPAEKEEAAAAPEKKDTKEEKAKKPEEKPKTEAKAKEDDKTLSKEPTKPKAEKAEKS</text:p>
            <text:p>SSTDQKDSRPPEKATEDKAAKG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urofilament medium OS=Chlorocebus sabaeus OX=60711 GN=NEFM PE=3 SV=1</text:p>
          </table:table-cell>
          <table:table-cell office:value-type="string" calcext:value-type="string">
            <text:p>A0A0D9RUC0</text:p>
          </table:table-cell>
          <table:table-cell office:value-type="string" calcext:value-type="string">
            <text:p>A0A0D9RUB9_CHLSB</text:p>
          </table:table-cell>
          <table:table-cell office:value-type="string" calcext:value-type="string">
            <text:p>NEFM</text:p>
          </table:table-cell>
          <table:table-cell office:value-type="string" calcext:value-type="string">
            <text:p>NFL_HUMAN, A0A0S2Z4B1_HUMAN, B3KQI5_HUMAN, B4DR43_HUMAN</text:p>
          </table:table-cell>
          <table:table-cell table:number-columns-repeated="3"/>
          <table:table-cell office:value-type="string" calcext:value-type="string">
            <text:p>[['Human Gene ID #1', 'C:axon', 'C:axon cytoplasm', 'C:cholinergic synapse', 'C:cytoplasm', 'C:cytosol', 'C:growth cone', 'C:neurofilament', 'C:neuromuscular junction', 'C:postsynaptic intermediate filament cytoskeleton', 'C:presynaptic intermediate filament cytoskeleton', 'C:Schaffer collateral - CA1 synapse', 'F:identical protein binding', 'F:phospholipase binding', 'F:protein C-terminus binding', 'F:protein domain specific binding', 'F:protein-containing complex binding', 'F:protein-macromolecule adaptor activity', 'F:structural constituent of cytoskeleton', 'F:structural constituent of postsynaptic intermediate filament cytoskeleton', 'P:anterograde axonal transport', 'P:axonal transport of mitochondrion', 'P:cerebral cortex development', 'P:hippocampus development', 'P:intermediate filament organization', 'P:intermediate filament polymerization or depolymerization', 'P:locomotion', 'P:MAPK cascade', 'P:microtubule cytoskeleton organization', 'P:negative regulation of neuron apoptotic process', 'P:neurofilament bundle assembly', 'P:neurofilament cytoskeleton organization', 'P:neuromuscular process controlling balance', 'P:neuron projection morphogenesis', 'P:peripheral nervous system axon regeneration', 'P:positive regulation of axonogenesis', 'P:protein polymerization', 'P:regulation of axon diameter', 'P:regulation of NMDA receptor activity', 'P:response to acrylamide', 'P:response to corticosterone', 'P:response to peptide hormone', 'P:response to sodium arsenite', 'P:response to toxic substance', 'P:retrograde axonal transport', 'P:spinal cord development', 'P:synapse maturation'], ['Human Gene ID #2', 'C:neurofilament', 'P:axon development'], ['Human Gene ID #3', 'C:cell projection', 'C:neurofilament', 'P:axon development'], ['Human Gene ID #4', 'C:neurofilament', 'P:axon development']]</text:p>
          </table:table-cell>
          <table:table-cell office:value-type="string" calcext:value-type="string">
            <text:p>&gt;tr|A0A0D9RUB9|A0A0D9RUB9_CHLSB Neurofilament light polypeptide OS=Chlorocebus sabaeus OX=60711 GN=NEFL PE=3 SV=1</text:p>
            <text:p>MSSFSYEPYYSTSYKRRYVETPRVHISSVRSGYSTARSAYSSYSAPVSSSLSVRRSYSSS</text:p>
            <text:p>SGSLMPSLENLDLSQVAAISNDLKSIRTQEKAQLQDLNDRFASFIERVHELEQQNKVLEA</text:p>
            <text:p>ELLVLRQKHSEPSRFRALYEQEIRDLRLAAEDATNEKQALQGEREGLEETLRNLQARYEE</text:p>
            <text:p>EVLSREDAEGRLMEARKGADEAALARAELEKRIDSLMDEIAFLKKVHEEEIAELQAQIQY</text:p>
            <text:p>AQISVEMDVSKPDLSAALKDIRAQYEKLAAKNMQNAEEWFKSRFTVLTESAAKNTDAVRA</text:p>
            <text:p>AKDEVSESRRLLKAKTLEIEACRGMNEALEKQLQELEDKQNADISAMQDTINKLENELRT</text:p>
            <text:p>TKSEMARYLKEYQDLLNVKMALDIEIAAYRKLLEGEETRLSFTSVGSITSGYSQSSQVFG</text:p>
            <text:p>RSAYGGLQTSSYLMSTRSFPSYYTSHVQEEQIEVEETIEAAKAEEAKDEPPSEGEAEEEE</text:p>
            <text:p>KDKEEAEEEEAAEEEEAAKEESEEAKEEEEGGEGEEGEEKLKRRKIKLKVLGRNKQRRRK</text:p>
            <text:p>IEPPF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eolin OS=Chlorocebus sabaeus OX=60711 GN=NCL PE=4 SV=1</text:p>
          </table:table-cell>
          <table:table-cell office:value-type="string" calcext:value-type="string">
            <text:p>A0A0D9R2V4</text:p>
          </table:table-cell>
          <table:table-cell office:value-type="string" calcext:value-type="string">
            <text:p>A0A0D9RUC0_CHLSB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FM_HUMAN, A5YM63_HUMAN, E7ESP9_HUMAN</text:p>
          </table:table-cell>
          <table:table-cell table:number-columns-repeated="3"/>
          <table:table-cell office:value-type="string" calcext:value-type="string">
            <text:p>[['Human Gene ID #1', 'C:axon', 'C:intermediate filament cytoskeleton', 'C:neurofibrillary tangle', 'C:neurofilament', 'F:microtubule binding', 'F:structural constituent of cytoskeleton', 'P:neurofilament bundle assembly'], ['Human Gene ID #2', 'C:axon', 'C:neurofilament', 'F:structural molecule activity', 'P:neurofilament bundle assembly'], ['Human Gene ID #3', 'C:axon', 'C:intermediate filament cytoskeleton', 'C:neurofilament', 'F:structural molecule activity', 'P:neurofilament bundle assembly']]</text:p>
          </table:table-cell>
          <table:table-cell office:value-type="string" calcext:value-type="string">
            <text:p>&gt;tr|A0A0D9RUC0|A0A0D9RUC0_CHLSB 160 kDa neurofilament protein OS=Chlorocebus sabaeus OX=60711 GN=NEFM PE=3 SV=1</text:p>
            <text:p>MSYTLDSLGNPSAYRRVTETRSSFSRVSGSPSSGFRSQSWSRGSPSTVSSSYKRSMLAPR</text:p>
            <text:p>LAYSSAMLSSAESSLDFSQSSSLLNGGSGPGGDYKLSRSNEKEQLQGLNDRFAGYIEKVH</text:p>
            <text:p>YLEQQNKEIEAEIQALRQKQASHAQLGDAYDQEIRELRATLEMVNHEKAQVQLDSDHLEE</text:p>
            <text:p>DIHRLKERFEEEARLRDDTEAAIRALRKDIEEASLVKVELDKKVQSLQDEVAFLRSNHEE</text:p>
            <text:p>EVADLLAQIQASHITVERKDYLKTDISTALKEIRSQLECHSDQNMHQAEEWFKCRYAKLT</text:p>
            <text:p>EAAEQNKEAIRSAKEEIAEYRRQLQSKSIELESVRGTKESLERQLSDIEERHNHDLSSYQ</text:p>
            <text:p>DTIQQLENELRGTKWEMARHLREYQDLLNVKMALDIEIAAYRKLLEGEETRFSTFAGSIT</text:p>
            <text:p>GPLYTHRQPSVTISSKIQKTKVEAPKLKVQHKFVEEIIEETKVEDEKSEMEEALTAITEE</text:p>
            <text:p>LAVSMKEEKEEAAEEKGEEPEGEEEEVAAKKSPVKPTAPEVKEEEEGEKEEEEAQEEEEE</text:p>
            <text:p>EEDEGAKSDQAEEGGSEKEGSSEKEEGEQEEGETEAEGEAEEAEAKEEKKVEEKREEVAT</text:p>
            <text:p>KEELVADVKVEKPEKAKSPVPKSPVEEKAKSPVTKSPVEEKAKSPVTKSPVEEKAKSPVT</text:p>
            <text:p>KSPVEEKAKSPVTKSPVEEKAKSPVTKSPVEEAKSKAEVGKGEQKEEEEKEVKEAPKEEK</text:p>
            <text:p>VEKKEEKPKDVPEKKKAESPVKEEAVEEVVTITKSVKVHLEKEIKEEGKPLQQEKEKEKV</text:p>
            <text:p>GGEGGSEEEGSDKGAKGSRKEDIAVNGEVEGKEEVEQETKEKGSGREEEKGVVTNGLDLS</text:p>
            <text:p>PADEKKGGDKSEEKVVVTKTVEKITSEGGDGATKYITKSVTVTQKVEEHEETFEEKLVST</text:p>
            <text:p>KKVEKVTSHAIVKEVTQS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eophosmin 1 OS=Chlorocebus sabaeus OX=60711 GN=NPM1 PE=4 SV=1</text:p>
          </table:table-cell>
          <table:table-cell office:value-type="string" calcext:value-type="string">
            <text:p>A0A0D9RBD8</text:p>
          </table:table-cell>
          <table:table-cell office:value-type="string" calcext:value-type="string">
            <text:p>A0A0D9R2V4_CHLSB</text:p>
          </table:table-cell>
          <table:table-cell office:value-type="string" calcext:value-type="string">
            <text:p>NPM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2V4|A0A0D9R2V4_CHLSB Nucleolin OS=Chlorocebus sabaeus OX=60711 GN=NCL PE=4 SV=1</text:p>
            <text:p>MSCLKEALKCLWLLMGNTLTSCPEPVKEAPGKRKKEMAKQKAAPEAKKQKVEGTEPTTAF</text:p>
            <text:p>NLFVGNLNFNKSAPELKTGISDVFAKNDLAVVDVRIGMTRKFGYVDFESAEDLEKALELT</text:p>
            <text:p>GLKVFGNEIKLEKPKGKDSKKERDARTLLAKNLPYKVTQDELKEVFEDAAEIRLVSKDGK</text:p>
            <text:p>SKGIAYIEFKTEADAEKTFEEKQGTEIDGRSISLYYTGEKGQNQDYRGGKNSTWSGESKT</text:p>
            <text:p>LVLSNLSYSATEETLQEVFEKATFIKVPQNQNGKSKGYAFIEFASFEDAKEALNSCNKRE</text:p>
            <text:p>IEGRAIRLELQGPRGSPNARSQPSKTLFVKGLSEDTTEETLKESFDGSVRARIVTDRETG</text:p>
            <text:p>SSKGYGFVDFNSEEDAKAAKEAMEDGEIDGNKVTLDWAKPKGEGGFGGRGGGRGGFGGRG</text:p>
            <text:p>GGRGGRGGFGGRGRGGFGGRGGFRGGRGGGGDHKPQGKKTKF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eoside diphosphate kinase OS=Chlorocebus sabaeus OX=60711 GN=NME1 PE=3 SV=1</text:p>
          </table:table-cell>
          <table:table-cell office:value-type="string" calcext:value-type="string">
            <text:p>A0A0D9QZN2</text:p>
          </table:table-cell>
          <table:table-cell office:value-type="string" calcext:value-type="string">
            <text:p>A0A0D9RBD8_CHLSB</text:p>
          </table:table-cell>
          <table:table-cell office:value-type="string" calcext:value-type="string">
            <text:p>NME1</text:p>
          </table:table-cell>
          <table:table-cell office:value-type="string" calcext:value-type="string">
            <text:p>E5RGW4_HUMAN</text:p>
          </table:table-cell>
          <table:table-cell table:number-columns-repeated="3"/>
          <table:table-cell office:value-type="string" calcext:value-type="string">
            <text:p>[['Human Gene ID #1', 'C:nucleus']]</text:p>
          </table:table-cell>
          <table:table-cell office:value-type="string" calcext:value-type="string">
            <text:p>&gt;tr|A0A0D9RBD8|A0A0D9RBD8_CHLSB Nucleophosmin OS=Chlorocebus sabaeus OX=60711 GN=NPM1 PE=3 SV=1</text:p>
            <text:p>MEDSMDMDMSPLRPQNYLFGCELKADKDYHFKVDNDENEHQLSLRTVSLGAGAKDELHIV</text:p>
            <text:p>EAEAMNYEGSPIKVTLATLKMSVQPTVSLGGFEITPPVVLRLKCGSGPVHISGQHLVAVE</text:p>
            <text:p>EDAESEDEEEEDVKLLSISGKRSAPGGGSKVPQKKVKLAADEDDDDDDEDDDDEDDDDDD</text:p>
            <text:p>FDDEEAEEKAPVKKSIRDTPAKNAQKSNQNGKDSKPSSTPRSKGQESFKKQEKTPKTPKG</text:p>
            <text:p>PSSVEDIKAKMQASIEKGGSLPKVEAKFINYVKNCFRMTDQEAIQDLWQWRKS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eoside diphosphate kinase OS=Chlorocebus sabaeus OX=60711 GN=NME2 PE=3 SV=1</text:p>
          </table:table-cell>
          <table:table-cell office:value-type="string" calcext:value-type="string">
            <text:p>A0A0D9QZN3</text:p>
          </table:table-cell>
          <table:table-cell office:value-type="string" calcext:value-type="string">
            <text:p>A0A0D9QZN2_CHLSB</text:p>
          </table:table-cell>
          <table:table-cell office:value-type="string" calcext:value-type="string">
            <text:p>NME2</text:p>
          </table:table-cell>
          <table:table-cell office:value-type="string" calcext:value-type="string">
            <text:p>F6XY72_HUMAN, J3KPD9_HUMAN</text:p>
          </table:table-cell>
          <table:table-cell table:number-columns-repeated="3"/>
          <table:table-cell office:value-type="string" calcext:value-type="string">
            <text:p>[['Human Gene ID #1', 'F:nucleoside diphosphate kinase activity', 'P:CTP biosynthetic process', 'P:GTP biosynthetic process', 'P:UTP biosynthetic process'], ['Human Gene ID #2', 'F:nucleoside diphosphate kinase activity', 'P:CTP biosynthetic process', 'P:GTP biosynthetic process', 'P:UTP biosynthetic process']]</text:p>
          </table:table-cell>
          <table:table-cell office:value-type="string" calcext:value-type="string">
            <text:p>&gt;tr|A0A0D9QZN2|A0A0D9QZN2_CHLSB Nucleoside diphosphate kinase OS=Chlorocebus sabaeus OX=60711 GN=NME1 PE=3 SV=1</text:p>
            <text:p>MANCERTFIAIKPDGVQRGLVGEIIKRFEQKGFRLVGLKFMQASEDLLKEHYIDLKDRPF</text:p>
            <text:p>FAGLVKYMHSGPVVAMVWEGLNVVKTGRVMLGETNPADSKPGTIRGDFCIQVGRNIIHGS</text:p>
            <text:p>DSVESAEKEIGLWFHPEELVDYMSCAQNWIY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S5 cohesin associated factor B OS=Chlorocebus sabaeus OX=60711 GN=PDS5B PE=4 SV=1</text:p>
          </table:table-cell>
          <table:table-cell office:value-type="string" calcext:value-type="string">
            <text:p>A0A0D9RZ88</text:p>
          </table:table-cell>
          <table:table-cell office:value-type="string" calcext:value-type="string">
            <text:p>A0A0D9QZN3_CHLSB</text:p>
          </table:table-cell>
          <table:table-cell office:value-type="string" calcext:value-type="string">
            <text:p>PDS5B</text:p>
          </table:table-cell>
          <table:table-cell office:value-type="string" calcext:value-type="string">
            <text:p>NDKB_HUMAN, C9K028_HUMAN, E7ERL0_HUMAN, Q32Q12_HUMAN, Q6FHN3_HUMAN</text:p>
          </table:table-cell>
          <table:table-cell table:number-columns-repeated="3"/>
          <table:table-cell office:value-type="string" calcext:value-type="string">
            <text:p>[['Human Gene ID #1', 'C:cell periphery', 'C:cytoplasm', 'C:cytosol', 'C:extracellular exosome', 'C:extracellular region', 'C:ficolin-1-rich granule lumen', 'C:intermediate filament', 'C:lamellipodium', 'C:mitochondrial membrane', 'C:nucleus', 'C:perinuclear region of cytoplasm', 'C:ruffle', 'C:secretory granule lumen', 'F:ATP binding', 'F:DNA binding', 'F:drug binding', 'F:enzyme binding', 'F:fatty acid binding', 'F:G-quadruplex DNA binding', 'F:GDP binding', 'F:identical protein binding', 'F:intermediate filament binding', 'F:metal ion binding', 'F:nucleoside diphosphate kinase activity', 'F:protein histidine kinase activity', 'F:protein serine/threonine kinase activity', 'F:transcription coactivator activity', 'P:adenylate cyclase-activating G protein-coupled receptor signaling pathway', 'P:cell adhesion', 'P:cellular response to fatty acid', 'P:cellular response to glucose stimulus', 'P:cellular response to oxidative stress', 'P:CTP biosynthetic process', 'P:GTP biosynthetic process', 'P:integrin-mediated signaling pathway', 'P:negative regulation of apoptotic process', 'P:negative regulation of myeloid leukocyte differentiation', 'P:neutrophil degranulation', 'P:nucleobase-containing small molecule interconversion', 'P:nucleoside diphosphate phosphorylation', 'P:nucleoside triphosphate biosynthetic process', 'P:positive regulation of epithelial cell proliferation', 'P:positive regulation of keratinocyte differentiation', 'P:positive regulation of neuron projection development', 'P:positive regulation of transcription by RNA polymerase II', 'P:positive regulation of transcription, DNA-templated', 'P:protein autophosphorylation', 'P:regulation of apoptotic process', 'P:regulation of epidermis development', 'P:response to growth hormone', 'P:UTP biosynthetic process'], ['Human Gene ID #2', 'C:cytosol'], ['Human Gene ID #3', 'C:cytosol', 'F:nucleoside diphosphate kinase activity', 'P:CTP biosynthetic process', 'P:GTP biosynthetic process', 'P:UTP biosynthetic process'], ['Human Gene ID #4', 'C:cytosol', 'F:ATP binding', 'F:nucleoside diphosphate kinase activity', 'P:CTP biosynthetic process', 'P:GTP biosynthetic process', 'P:UTP biosynthetic process'], ['Human Gene ID #5', 'C:intermediate filament', 'C:mitochondrial membrane', 'C:perinuclear region of cytoplasm', 'F:ATP binding', 'F:drug binding', 'F:enzyme binding', 'F:fatty acid binding', 'F:identical protein binding', 'F:intermediate filament binding', 'F:nucleoside diphosphate kinase activity', 'F:protein serine/threonine kinase activity', 'P:adenylate cyclase-activating G protein-coupled receptor signaling pathway', 'P:cellular response to fatty acid', 'P:cellular response to glucose stimulus', 'P:cellular response to oxidative stress', 'P:CTP biosynthetic process', 'P:GTP biosynthetic process', 'P:negative regulation of myeloid leukocyte differentiation', 'P:positive regulation of neuron projection development', 'P:protein autophosphorylation', 'P:response to growth hormone', 'P:UTP biosynthetic process']]</text:p>
          </table:table-cell>
          <table:table-cell office:value-type="string" calcext:value-type="string">
            <text:p>&gt;tr|A0A0D9QZN3|A0A0D9QZN3_CHLSB Nucleoside diphosphate kinase OS=Chlorocebus sabaeus OX=60711 GN=NME2 PE=3 SV=1</text:p>
            <text:p>MANLERTFIAIKPDGVQRGLVGEIIKRFEQKGFRLVAMKFLRASEEHLKQHYVDLKDRPF</text:p>
            <text:p>FPGLVKYMNSGPVVAMVWEGLNVVKTGRVMLGETNPADSKPGTIRGDFCIQVGRNIIHGS</text:p>
            <text:p>DSVKSAEKEISLWFKPEELVDYKSCAHDWVY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ptidyl-prolyl cis-trans isomerase OS=Chlorocebus sabaeus OX=60711 GN=PPIA PE=3 SV=1</text:p>
          </table:table-cell>
          <table:table-cell office:value-type="string" calcext:value-type="string">
            <text:p>A0A0D9RT22</text:p>
          </table:table-cell>
          <table:table-cell office:value-type="string" calcext:value-type="string">
            <text:p>A0A0D9RZ88_CHLSB</text:p>
          </table:table-cell>
          <table:table-cell office:value-type="string" calcext:value-type="string">
            <text:p>PPIA</text:p>
          </table:table-cell>
          <table:table-cell office:value-type="string" calcext:value-type="string">
            <text:p>PDS5B_HUMAN</text:p>
          </table:table-cell>
          <table:table-cell table:number-columns-repeated="3"/>
          <table:table-cell office:value-type="string" calcext:value-type="string">
            <text:p>[['Human Gene ID #1', 'C:chromatin', 'C:chromosome', 'C:chromosome, centromeric region', 'C:cytosol', 'C:nucleoplasm', 'C:nucleus', 'F:DNA binding', 'P:cell division', 'P:cell population proliferation', 'P:DNA repair', 'P:mitotic sister chromatid cohesion', 'P:negative regulation of cell population proliferation', 'P:regulation of cell population proliferation']]</text:p>
          </table:table-cell>
          <table:table-cell office:value-type="string" calcext:value-type="string">
            <text:p>&gt;tr|A0A0D9RZ88|A0A0D9RZ88_CHLSB Uncharacterized protein OS=Chlorocebus sabaeus OX=60711 GN=PDS5B PE=3 SV=1</text:p>
            <text:p>MAHSKTRTNDGKITYPPGVKEISDKISKEEMVRRLKMVVKTFMDMDQDSEEEKELYLNLA</text:p>
            <text:p>LHLASDFFLKHPDKDVRLLVACCLADIFRIYAPEAPYTSPDKLKDIFMFITRQLKGLEDT</text:p>
            <text:p>KSPQFNRYFYLLENIAWVKSYNICFELEDSNEIFTQLYRTLFSVINNGHNQKVHMHMVDL</text:p>
            <text:p>MSSIICEGDTVSQELLDTVLVNLVPAHKNLNKQAYDLAKALLKRTAQAIEPYITNFFNQV</text:p>
            <text:p>LMLGKTSISDLSEHVFDLILELYNIDSHLLLSVLPQLEFKLKSNDNEERLQVVKLLAKMF</text:p>
            <text:p>GAKDSELASQNKPLWQCYLGRFNDIHVPIRLECVKFASHCLMNHPDLAKDLTEYLKVRSH</text:p>
            <text:p>DPEEAIRHDVIVSIVTAAKKDILLVNDHLLNFVRERTLDKRWRVRKEAMMGLAQIYKKYA</text:p>
            <text:p>LQSAAGKDAAKQIAWIKDKLLHIYYQNSIDDRLLVERIFAQYMVPHNLETTERMKCLYYL</text:p>
            <text:p>YATLDLNAVKALNEMWKCQNLLRHQVKDLLDLIKQPKTDASVKAIFSKVMVITRNLPDPG</text:p>
            <text:p>KAQDFMKKFTQVLEDDEKIRKQLEVLVSPTCSCKQAEGCVREITKKLGNPKQPTNPFLEM</text:p>
            <text:p>IKFLLERIAPVHIDTESISALIKQVNKSIDGTADDEDEGVPTDQAIRAGLELLKVLSFTH</text:p>
            <text:p>PISFHSAETFESLLACLKMDDEKVAEAALQIFKNTGSRIEEDFPHIRSALLPVLHHKSKK</text:p>
            <text:p>GPPRQAKYAIHCIHAIFSSKETQFAQIFEPLHKSLDPSNLEHLITPLVTIGHIALLAPDQ</text:p>
            <text:p>FAAPLKSLVATFIVKDLLMNDRLPGKKTTKLWVPDEEVSPETMVKIQAIKMMVRWLLGMK</text:p>
            <text:p>NNHSKSGTSTLRLLTTILHSDGDLTEQGKISKPDMSRLRLAAGSAIVKLAQEPCYHEIIT</text:p>
            <text:p>LEQYQLCALAINDECYQVRQVFAQKLHKGLSRLRLPLEYMAICALCAKDPVKERRAHARQ</text:p>
            <text:p>CLVKNINVRREYLKQHAAVSEKLLSLLPEYVVPYTIHLLAHDPDYVKVQDIEQLKDVKEC</text:p>
            <text:p>LWFVLEILMAKNENNSHAFIRKMVENIKQTKDAQGPDDAKMNEKLYTVCDVAMNIIMSKS</text:p>
            <text:p>TTYSLESPKDPVLPARFFTQPDKNFSNTKNYLPPEMKSFFTPGKPKTTNVLGAVNKPLSS</text:p>
            <text:p>AGKQSQTKSSRMETVSNASSSSNPSSPGRIKGRLDSSEMDHSENEDYTMSSPLPGKKSDK</text:p>
            <text:p>RDDSDLVRSELEKPRGRKKTPVTEQEEKLGMDDLTKLVQEQKPKGSQRGRKRGHTASESD</text:p>
            <text:p>EQQWPEEKRLKEDILENEDEQNSPPKKGKRGRPPKPLGGSTPKEEPTLKTSKKGSKKKSG</text:p>
            <text:p>PPAPEEEEEEERQSGNTEQKSKSKQHRVSRRAQQRAESPESSAIESTQSTPQKGRGRPSK</text:p>
            <text:p>TPSPSQPKKNVRVGRSKQAATKENDSSEEVDVFQGSSPVNDDIPQEETEEEEVSTVNVRR</text:p>
            <text:p>RSAKRER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ptidyl-prolyl cis-trans isomerase OS=Chlorocebus sabaeus OX=60711 PE=3 SV=1</text:p>
          </table:table-cell>
          <table:table-cell office:value-type="string" calcext:value-type="string">
            <text:p>A0A0D9RMD9</text:p>
          </table:table-cell>
          <table:table-cell office:value-type="string" calcext:value-type="string">
            <text:p>A0A0D9RT22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T22|A0A0D9RT22_CHLSB Peptidyl-prolyl cis-trans isomerase OS=Chlorocebus sabaeus OX=60711 GN=PPIA PE=3 SV=1</text:p>
            <text:p>MVNPTVFFDIAVDGEPLGRVSFELFADKVPKTAAENFRALSTGEKGFGYKGSCFHRIIPG</text:p>
            <text:p>FMCQGGDFTRHNGTGGKSIYGEKFEDENFILKHTGPGILSMANAGPNTNGSQFFICTAKT</text:p>
            <text:p>EWLDGKHVVFGKVKEGMNIVEAMERFGSRNGKTSKKITIADCGQL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ptidyl-prolyl cis-trans isomerase OS=Chlorocebus sabaeus OX=60711 PE=3 SV=1</text:p>
          </table:table-cell>
          <table:table-cell office:value-type="string" calcext:value-type="string">
            <text:p>A0A0D9RPJ5</text:p>
          </table:table-cell>
          <table:table-cell office:value-type="string" calcext:value-type="string">
            <text:p>A0A0D9RMD9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MD9|A0A0D9RMD9_CHLSB Peptidyl-prolyl cis-trans isomerase OS=Chlorocebus sabaeus OX=60711 PE=3 SV=1</text:p>
            <text:p>MVNPTVFFDIAVDGEPLGRVSFELFADKVPKTAENFCALSTGEKGFGYKGSCFHRIIPGF</text:p>
            <text:p>MYQGGDFTRHNGTGGKSIYGEKFEDENFILKHTGPGILSMANAGPNTNGSQFFICTAKTE</text:p>
            <text:p>WLDGKHVVSGKVKEGMNIVEAMEHFGSRNGKTSKKITIADCGQL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ptidyl-prolyl cis-trans isomerase OS=Chlorocebus sabaeus OX=60711 PE=3 SV=1</text:p>
          </table:table-cell>
          <table:table-cell office:value-type="string" calcext:value-type="string">
            <text:p>A0A0D9SA62</text:p>
          </table:table-cell>
          <table:table-cell office:value-type="string" calcext:value-type="string">
            <text:p>A0A0D9RPJ5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PJ5|A0A0D9RPJ5_CHLSB Peptidyl-prolyl cis-trans isomerase OS=Chlorocebus sabaeus OX=60711 PE=3 SV=1</text:p>
            <text:p>MVNPTVFFDIAVDGEPLGCVSFELFADKVPKTAENYHQALASHKKTYSSKAWCLAPIVPG</text:p>
            <text:p>FMCQGGDFTRHNGTGGKSIYGEKFEDENFILKHTGPGILSMANAGPNINGSQFFICTAKT</text:p>
            <text:p>EWLDGKHVVFGKVKEGMNIVEAMERFGSRNGKTSKKITIADCGQL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ptidylprolyl isomerase OS=Chlorocebus sabaeus OX=60711 GN=FKBP1A PE=4 SV=1</text:p>
          </table:table-cell>
          <table:table-cell office:value-type="string" calcext:value-type="string">
            <text:p>A0A0D9RDY2</text:p>
          </table:table-cell>
          <table:table-cell office:value-type="string" calcext:value-type="string">
            <text:p>A0A0D9SA62_CHLSB</text:p>
          </table:table-cell>
          <table:table-cell office:value-type="string" calcext:value-type="string">
            <text:p>FKBP1A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A62|A0A0D9SA62_CHLSB Peptidyl-prolyl cis-trans isomerase OS=Chlorocebus sabaeus OX=60711 PE=3 SV=1</text:p>
            <text:p>MLRLSERNMKVLLAAALIAGSVFFLLLPGPSVADEKKKGPKVTVKVYFDLRIGDEDVGRV</text:p>
            <text:p>IFGLFGKTVPKTVDNFVALATGEKGFGYKNSKFHRVIKDFMIQGGDFTRGDGTGGKNIYG</text:p>
            <text:p>ERFPDENFKLKHYGPGWVSMANAGKDTNGSQFFITTVKTAWLDGKHVVFGKVLEGMEVVR</text:p>
            <text:p>KVESTKTDSRDKPLKDVIIADCGKFEVEKPFAIAK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ipherin OS=Chlorocebus sabaeus OX=60711 GN=PRPH PE=3 SV=1</text:p>
          </table:table-cell>
          <table:table-cell office:value-type="string" calcext:value-type="string">
            <text:p>A0A0D9R1E9</text:p>
          </table:table-cell>
          <table:table-cell office:value-type="string" calcext:value-type="string">
            <text:p>A0A0D9RDY2_CHLSB</text:p>
          </table:table-cell>
          <table:table-cell office:value-type="string" calcext:value-type="string">
            <text:p>PRPH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DY2|A0A0D9RDY2_CHLSB Peptidylprolyl isomerase OS=Chlorocebus sabaeus OX=60711 GN=FKBP1A PE=4 SV=1</text:p>
            <text:p>VRRRRAEGLGRAVKPSPGRCRSTPPVALPARSASAAAMGVQVETISPGDGRTFPKRGQTC</text:p>
            <text:p>VVHYTGMLEDGKKFDSSRDRNKPFKFMLGKQEVIRGWEEGVAQMSVGQRAKLTISPDYAY</text:p>
            <text:p>GATGHPGIIPPHATLVFDVELLKL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oxiredoxin 1 OS=Chlorocebus sabaeus OX=60711 GN=PRDX1 PE=4 SV=1</text:p>
          </table:table-cell>
          <table:table-cell office:value-type="string" calcext:value-type="string">
            <text:p>A0A0D9S7F9</text:p>
          </table:table-cell>
          <table:table-cell office:value-type="string" calcext:value-type="string">
            <text:p>A0A0D9R1E9_CHLSB</text:p>
          </table:table-cell>
          <table:table-cell office:value-type="string" calcext:value-type="string">
            <text:p>PRDX1</text:p>
          </table:table-cell>
          <table:table-cell office:value-type="string" calcext:value-type="string">
            <text:p>B3KWQ6_HUMAN</text:p>
          </table:table-cell>
          <table:table-cell table:number-columns-repeated="3"/>
          <table:table-cell office:value-type="string" calcext:value-type="string">
            <text:p>[['Human Gene ID #1', 'C:axon', 'C:type III intermediate filament', 'F:structural molecule activity', 'P:intermediate filament cytoskeleton organization']]</text:p>
          </table:table-cell>
          <table:table-cell office:value-type="string" calcext:value-type="string">
            <text:p>&gt;tr|A0A0D9R1E9|A0A0D9R1E9_CHLSB IF rod domain-containing protein OS=Chlorocebus sabaeus OX=60711 GN=PRPH PE=3 SV=1</text:p>
            <text:p>MSHHPSGLRAGFSSTSYRRTFGPPPSLSPGAFSYSSSSRFSSSRLLGSASPSSSVRLGSF</text:p>
            <text:p>RSPRAGAGALLRLPSERLDFSMAEALNQEFLATRSNEKQELQELNDRFANFIEKVRFLEQ</text:p>
            <text:p>QNAALRGELSQARGQEPARADQLCQQELRELRRELELLGRERDRVQVERDGLAEDLAALK</text:p>
            <text:p>QRLEEETRKREDAEHNLVLFRKDVDDATLSRLELERKIESLMDEIEFLKKLHEEELRDLQ</text:p>
            <text:p>VSVESQQVQQVEVEATVKPELTAALRDIRAQYESIAAKNLQEAEEWYKSKYADLSDAANR</text:p>
            <text:p>NHEALRQAKQEMNESRRQIQSLTCEVDGLRGTNEALLRQLRELEEQFALEAGGYQAGAAR</text:p>
            <text:p>LEEELRQLKEEMARHLREYQELLNVKMALDIEIATYRKLLEGEESRISVPVHSFASLSIK</text:p>
            <text:p>TTVPEVEPPQDSHSRKTVLIKTIETRNGEVVTESQKEQRSELDKSSAHS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oxiredoxin 6 OS=Chlorocebus sabaeus OX=60711 GN=PRDX6 PE=4 SV=1</text:p>
          </table:table-cell>
          <table:table-cell office:value-type="string" calcext:value-type="string">
            <text:p>A0A0D9RH37</text:p>
          </table:table-cell>
          <table:table-cell office:value-type="string" calcext:value-type="string">
            <text:p>A0A0D9S7F9_CHLSB</text:p>
          </table:table-cell>
          <table:table-cell office:value-type="string" calcext:value-type="string">
            <text:p>PRDX6</text:p>
          </table:table-cell>
          <table:table-cell office:value-type="string" calcext:value-type="string">
            <text:p>PRDX1_HUMAN, A0A0A0MSI0_HUMAN, A0A384NPQ2_HUMAN, B2R4P2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extracellular space', 'C:melanosome', 'C:nucleus', 'F:cadherin binding', 'F:peroxidase activity', 'F:RNA binding', 'F:thioredoxin peroxidase activity', 'P:cell population proliferation', 'P:cell redox homeostasis', 'P:cellular response to oxidative stress', 'P:hydrogen peroxide catabolic process', 'P:leukocyte activation', 'P:natural killer cell activation', 'P:removal of superoxide radicals', 'P:retina homeostasis', 'P:skeletal system development'], ['Human Gene ID #2', 'F:antioxidant activity', 'F:identical protein binding', 'F:oxidoreductase activity', 'P:cell population proliferation', 'P:erythrocyte homeostasis', 'P:natural killer cell mediated cytotoxicity', 'P:regulation of NIK/NF-kappaB signaling', 'P:regulation of stress-activated MAPK cascade', 'P:removal of superoxide radicals'], ['Human Gene ID #3', 'F:identical protein binding', 'F:peroxidase activity', 'F:peroxiredoxin activity', 'P:cell population proliferation', 'P:erythrocyte homeostasis', 'P:natural killer cell mediated cytotoxicity', 'P:regulation of NIK/NF-kappaB signaling', 'P:regulation of stress-activated MAPK cascade', 'P:removal of superoxide radicals'], ['Human Gene ID #4', 'F:peroxidase activity', 'F:peroxiredoxin activity']]</text:p>
          </table:table-cell>
          <table:table-cell office:value-type="string" calcext:value-type="string">
            <text:p>&gt;tr|A0A0D9S7F9|A0A0D9S7F9_CHLSB Peroxiredoxin-1 OS=Chlorocebus sabaeus OX=60711 GN=PRDX1 PE=3 SV=1</text:p>
            <text:p>MSSGNAKIGYPAPNFKATAVMPDGQFKDISLSDYKGKYVVFFFYPLDFTFVCPTEIIAFS</text:p>
            <text:p>DRAEEFKKLNCQVIGASVDSHFCHLAWINTPKKQGGLGPMNIPLVSDPKRTIAQDYGVLK</text:p>
            <text:p>ADEGISFRGLFIIDDKGILRQITVNDLPVGRSVDETLRLVQAFQFTDKHGEVCPAGWKPG</text:p>
            <text:p>SDTIKPDVQKSKEYFSKQ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oxiredoxin OS=Chlorocebus sabaeus OX=60711 GN=PRDX5 PE=3 SV=1</text:p>
          </table:table-cell>
          <table:table-cell office:value-type="string" calcext:value-type="string">
            <text:p>A0A0D9R4D0</text:p>
          </table:table-cell>
          <table:table-cell office:value-type="string" calcext:value-type="string">
            <text:p>A0A0D9RH37_CHLSB</text:p>
          </table:table-cell>
          <table:table-cell office:value-type="string" calcext:value-type="string">
            <text:p>PRDX5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H37|A0A0D9RH37_CHLSB Peroxiredoxin-6 OS=Chlorocebus sabaeus OX=60711 GN=PRDX6 PE=3 SV=1</text:p>
            <text:p>MPGGLLLGDEAPNFEANTTVGRIRFHDFLGDSWGILFSHPRDFTPVCTTELGRAAKLAPE</text:p>
            <text:p>FAKRNVKLIALSIDSVEDHLAWSKDINAYNCEEPTEKLPFPIIDDKNRDLAILLGMLDPA</text:p>
            <text:p>EKDEKGMPVTARVVFVFGPDKKLKLSILYPATTGRNFDEILRVVISLQLTAEKRVATPVD</text:p>
            <text:p>WKDGDSVMVLPTIPEEEAKKLFPKGVFTKELPSGKKYLRYTPQ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osphoglycerate kinase OS=Chlorocebus sabaeus OX=60711 GN=PGK2 PE=3 SV=1</text:p>
          </table:table-cell>
          <table:table-cell office:value-type="string" calcext:value-type="string">
            <text:p>A0A0D9SD67</text:p>
          </table:table-cell>
          <table:table-cell office:value-type="string" calcext:value-type="string">
            <text:p>A0A0D9R4D0_CHLSB</text:p>
          </table:table-cell>
          <table:table-cell office:value-type="string" calcext:value-type="string">
            <text:p>PGK2</text:p>
          </table:table-cell>
          <table:table-cell office:value-type="string" calcext:value-type="string">
            <text:p>PRDX5_HUMAN</text:p>
          </table:table-cell>
          <table:table-cell table:number-columns-repeated="3"/>
          <table:table-cell office:value-type="string" calcext:value-type="string">
            <text:p>[['Human Gene ID #1', 'C:cytoplasm', 'C:cytoplasmic vesicle', 'C:cytosol', 'C:extracellular exosome', 'C:extracellular space', 'C:intracellular membrane-bounded organelle', 'C:mitochondrial matrix', 'C:mitochondrion', 'C:nucleus', 'C:perinuclear region of cytoplasm', 'C:peroxisomal matrix', 'C:peroxisome', 'F:antioxidant activity', 'F:cysteine-type endopeptidase inhibitor activity involved in apoptotic process', 'F:peroxidase activity', 'F:peroxiredoxin activity', 'F:peroxynitrite reductase activity', 'F:RNA polymerase III transcription regulatory region sequence-specific DNA binding', 'F:signaling receptor binding', 'F:thioredoxin peroxidase activity', 'P:cell redox homeostasis', 'P:cellular response to oxidative stress', 'P:cellular response to reactive oxygen species', 'P:hydrogen peroxide catabolic process', 'P:inflammatory response', 'P:NADPH oxidation', 'P:negative regulation of apoptotic process', 'P:negative regulation of oxidoreductase activity', 'P:negative regulation of transcription by RNA polymerase III', 'P:positive regulation of collagen biosynthetic process', 'P:reactive nitrogen species metabolic process', 'P:regulation of apoptosis involved in tissue homeostasis', 'P:response to oxidative stress']]</text:p>
          </table:table-cell>
          <table:table-cell office:value-type="string" calcext:value-type="string">
            <text:p>&gt;tr|A0A0D9R4D0|A0A0D9R4D0_CHLSB Peroxiredoxin-5 OS=Chlorocebus sabaeus OX=60711 GN=PRDX5 PE=3 SV=1</text:p>
            <text:p>MGLAGVCVLRRSAGYILGGAARQSVAATAAARRRSEGGWASGGVRSFSRAAAAMAPIKVG</text:p>
            <text:p>DAIPAVEVFEGEPGNKVNLAELFKGKKGVLFGVPGAFTPGCSKTHLPGFVEQAEALKAKG</text:p>
            <text:p>VQVLACLSVNDAFVTGEWGRAHKAEGKVRLLADPTGAFGKETDLLLDDSLVSIFGNRRLK</text:p>
            <text:p>RFSMVVQDGIVKALNVEPDGTGLTCSLAPSIISQ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osphoglycerate kinase OS=Chlorocebus sabaeus OX=60711 PE=3 SV=1</text:p>
          </table:table-cell>
          <table:table-cell office:value-type="string" calcext:value-type="string">
            <text:p>A0A0D9REC9</text:p>
          </table:table-cell>
          <table:table-cell office:value-type="string" calcext:value-type="string">
            <text:p>A0A0D9SD67_CHLSB</text:p>
          </table:table-cell>
          <table:table-cell/>
          <table:table-cell office:value-type="string" calcext:value-type="string">
            <text:p>PGK2_HUMAN, A0A140VJR3_HUMAN, V9HW85_HUMAN</text:p>
          </table:table-cell>
          <table:table-cell table:number-columns-repeated="3"/>
          <table:table-cell office:value-type="string" calcext:value-type="string">
            <text:p>[['Human Gene ID #1', 'C:cytosol', 'C:extracellular exosome', 'C:nucleus', 'C:sperm fibrous sheath', 'F:ADP binding', 'F:ATP binding', 'F:phosphoglycerate kinase activity', 'P:gluconeogenesis', 'P:glycolytic process', 'P:phosphorylation'], ['Human Gene ID #2', 'F:ATP binding', 'F:phosphoglycerate kinase activity', 'P:glycolytic process'], ['Human Gene ID #3', 'F:ATP binding', 'F:phosphoglycerate kinase activity', 'P:glycolytic process']]</text:p>
          </table:table-cell>
          <table:table-cell office:value-type="string" calcext:value-type="string">
            <text:p>&gt;tr|A0A0D9SD67|A0A0D9SD67_CHLSB Phosphoglycerate kinase OS=Chlorocebus sabaeus OX=60711 GN=PGK2 PE=3 SV=1</text:p>
            <text:p>MSLSKKLTLDKLDVRGKRVIMRVDFNVPMKKNLITNNQRIKASIPSIKYCLDNGAKAVVL</text:p>
            <text:p>MSHLGRPDGVPMPDKYSLQPVAAELKSLLGKDVLFLKDCVGAEVENACANPAPGSVILLE</text:p>
            <text:p>NLRFHVEEEGKGQDPSGKKIKAEPDKIEGFRASLSKLGDVYVNDAFGTAHRAHSSMVGVN</text:p>
            <text:p>LPHKASGFLMKKELDYFAKALENPVRPFLAILGGAKVADKIQLIKNMLDKVNEMIIGGGM</text:p>
            <text:p>AYTFLKVLNNMEIGASLFDEEGAKIVKDIMTKAQKNGVRITFPVDFVTADKFDENAQVGK</text:p>
            <text:p>ATVASGIPPGWMGLDCGPDSNKNHAQVVVQAKLIVWNGPLGVFEWDAFAKGTKALMDEIV</text:p>
            <text:p>KATSKGCITIIGGGDTATCCAKWNTEDKVSHVSTGGGASLELLEGKILPGVEALSN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osphoglycerate kinase OS=Chlorocebus sabaeus OX=60711 PE=3 SV=1</text:p>
          </table:table-cell>
          <table:table-cell office:value-type="string" calcext:value-type="string">
            <text:p>A0A0D9RHG3</text:p>
          </table:table-cell>
          <table:table-cell office:value-type="string" calcext:value-type="string">
            <text:p>A0A0D9REC9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EC9|A0A0D9REC9_CHLSB Phosphoglycerate kinase OS=Chlorocebus sabaeus OX=60711 PE=3 SV=1</text:p>
            <text:p>MSLSNKLTLDKLDVKGKRVVMRVDFNVPMKNNQITNNQRIKAAVPSIKFCLDSGAKSVVL</text:p>
            <text:p>MSHLGRPDGVPMPDKYSLEPVAVELKSLLGKDVLFLKDCVGPEVEKACANPAAGSVILLE</text:p>
            <text:p>NLRFHVEEEGKGKDASGNKVKAEPAKIEAFRASLSKLGDVYVNDAFGTAHRAHSSMVGVN</text:p>
            <text:p>LPQKAGGFLMKKELNYFAKALESPERPFLAILGGAKVADKIQLINNMLDKVNEMIIGGGM</text:p>
            <text:p>AFTFLKVLNNMEIGTSLFDEEGAKIVKDLMSKAEKNGVKITLPVDFVTADKFDENAKTGQ</text:p>
            <text:p>ATVASGIPAGWMGLDCGPESSKKYAEAVTRAKQIVWNGPVGVFEWEAFARGTKALMDEVV</text:p>
            <text:p>KATSRGCITIIGKWYYTKLLP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osphoglycerate kinase OS=Chlorocebus sabaeus OX=60711 PE=3 SV=1</text:p>
          </table:table-cell>
          <table:table-cell office:value-type="string" calcext:value-type="string">
            <text:p>A0A0D9R2U2</text:p>
          </table:table-cell>
          <table:table-cell office:value-type="string" calcext:value-type="string">
            <text:p>A0A0D9RHG3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HG3|A0A0D9RHG3_CHLSB Phosphoglycerate kinase OS=Chlorocebus sabaeus OX=60711 PE=3 SV=1</text:p>
            <text:p>MLLSNKLTLDKLDVKGTRVIMRVDFNFLCNNQITNNQRIKAAVLSIKFCLDNGAKSVVLT</text:p>
            <text:p>SHLGRPDGVPVPDKYSLEPVAVELKSLLGKDVLLLKDCVGPEVEKACANPAAGSVILLEN</text:p>
            <text:p>LRFHVEEEGKGKLWEQAKIEAFRASLSKLGDVYVNYAFITAHRAHSSMVGVNLPQKAGGF</text:p>
            <text:p>LIKKKLLCQGLEEPIPFLAIVGGANVADKIHLISNMLDKVNEMIIGGGMAFTFLKVLNNM</text:p>
            <text:p>EIGTSLFDEEGAKIVKDLMSQAEKNGVKITLPVDFVTTDKFDENAKTGQATVASGIPAGW</text:p>
            <text:p>MGLDCGPESSKKYAETVTRAKQTERGEVFEWEAFARGTKALMDEVVKATSRGCISIIGGG</text:p>
            <text:p>DTATCCAKWNTKDKIRHVSTRGGASLELLEGKVLPGVDALGN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ccolo presynaptic cytomatrix protein OS=Chlorocebus sabaeus OX=60711 GN=PCLO PE=4 SV=1</text:p>
          </table:table-cell>
          <table:table-cell office:value-type="string" calcext:value-type="string">
            <text:p>A0A0D9RIF1</text:p>
          </table:table-cell>
          <table:table-cell office:value-type="string" calcext:value-type="string">
            <text:p>A0A0D9R2U2_CHLSB</text:p>
          </table:table-cell>
          <table:table-cell office:value-type="string" calcext:value-type="string">
            <text:p>PCLO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2U2|A0A0D9R2U2_CHLSB Phosphoglycerate kinase OS=Chlorocebus sabaeus OX=60711 PE=3 SV=1</text:p>
            <text:p>VSLSNKLTLDKLDVKGEPVIMRVDFNVPMKNNQITNNQRIKAAVPSIKFCLDNGSKSVVL</text:p>
            <text:p>RRHLGRPDGVSMPDKYSLEPVAVELKSLLGKDVLFLKDCVGPEVEKTCTNPAAGSVILQE</text:p>
            <text:p>NLRFQVEEEGGKDASGNKAKAEPAKLEAFQASLPKLGDVYVSDAFGTAHRAHSSMAEVNL</text:p>
            <text:p>PQKAGVFLMKKELNYFAKDLESPERHFPAILGRAKVADKIQLIKNMLDKVNEMITGGGMA</text:p>
            <text:p>FTFLKVLNNMEIGTSLFDEERAKIVKDLISKAEKNGVKIILPVDFVAAGKFDENAKTGQA</text:p>
            <text:p>TVASGISAGRMGLDCGPESSKKYAEAVTRAKQIVWNGPVGF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ectin OS=Chlorocebus sabaeus OX=60711 GN=PLEC PE=4 SV=1</text:p>
          </table:table-cell>
          <table:table-cell office:value-type="string" calcext:value-type="string">
            <text:p>A0A0D9R924</text:p>
          </table:table-cell>
          <table:table-cell office:value-type="string" calcext:value-type="string">
            <text:p>A0A0D9RIF1_CHLSB</text:p>
          </table:table-cell>
          <table:table-cell office:value-type="string" calcext:value-type="string">
            <text:p>PLEC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IF1|A0A0D9RIF1_CHLSB Piccolo presynaptic cytomatrix protein OS=Chlorocebus sabaeus OX=60711 GN=PCLO PE=4 SV=1</text:p>
            <text:p>MPPVPSGPKASPMPVPTESPSQKTAVPPQVKLVKKPEQEVKTEAEKVILEEVKETLSMEK</text:p>
            <text:p>IPPMVATDQKQEESKLEKDKASALEEKKPLHEEKKLISEEEKICSEEKKQLLEEKKPIPE</text:p>
            <text:p>DKKLLPEAKASAPEEQKHDLLKSQVQIAEEKLEGRVAPKTVQEEKQPQTKMEDLPSGTPQ</text:p>
            <text:p>SLPKEDDKTTKTIKEQPQPLCTAKPDQVEPGKEKTEKEDDKSDTSSSQQPKSPQGLSDTG</text:p>
            <text:p>YSSDGISSSLGEIPSLIPTDEKDILKGLKKDSFSQESSPSSPSDLAKLESTVLSILEAQA</text:p>
            <text:p>STLVDEKSEKKTQPHEVSPEQPKDQQKTQSVSETLEITISEEGIKESQEERKDTLKKDTQ</text:p>
            <text:p>QDIPSSKDYKEKSEFVDDITTRREHYDSVEESSESENSPVPQRKRRTSVGSSSSDEYKQE</text:p>
            <text:p>DSQGSGEEEDFIRKQIIEMSADEDASGSEDDEFIRNQLKEISSSTESQKKEETKGKGKIT</text:p>
            <text:p>AGKHRRLTRKSSTSIDDDVGRRHSWHDEDDEAFDESPELKYRETKSQESEELVVAGGGGL</text:p>
            <text:p>RRFKTIELNSTITDKYSAESSQKKTSLYFEEEPELEMESLTDSPEDRSRGEGSSSLHASS</text:p>
            <text:p>FTPGTSPTSVSSLDEDSDSSPSHKKGESKQQRKARHRSHGPLLPTIEDSSEEEELREEEE</text:p>
            <text:p>LLKEQEKQREIEQQQRKTSSKKSKKDKDELRAQRRRERPKTPPSNLSPIEDASPTEELRQ</text:p>
            <text:p>AAEMEELHRSSCSEYSPSIESDPEGFEISPEKIIEVQKVYKLPTAVSLYSPTDEQSIMQK</text:p>
            <text:p>EGSQKALKSAEEMYEEMMHKTHKYKAFPAANERDEVFEKEPLYGGMLIEDYIYESLVEDT</text:p>
            <text:p>YNGSVDGSLLTRQEEENGFMQQRGREQKIRLSEQIYEDPMQKITDLQKEFYELESLHSVV</text:p>
            <text:p>PQEDIVSSSFIIPESHEIVDLGTMVTSTGEEKKLLDADAAYEELMKRQQMELTPGSSPTQ</text:p>
            <text:p>APIGEDVTESTMDFDRMPDASLTSSVLSGASLTDSTSSATLSIPDVKITQHFSTEEIEDE</text:p>
            <text:p>YVTDYTREIQEIIAHESLILTYSEPSESATSVPPSDTPSLTSSVSPVCTTDSSSPITTLD</text:p>
            <text:p>SITTVYTEPVDMITKFEDSEEISSSTYFPGSIIDYPEEISVSLDRTTISDGRASADHIIS</text:p>
            <text:p>LSDMASSIIESVAPKPEGPVADTISTDLSIAEKDPVKKAKKETGNGIILEVLEAYRDKKE</text:p>
            <text:p>LEAELTKSNFSETVFDHPPSSVITLPMKEQLSTTYFTSGETFGQEKPASQLPSGSPSVSS</text:p>
            <text:p>LPTKPRPFFRSSSLDVSAQPPPPPPPPLPPPTLPKPTILPKKKLTVTAPVTTATPLFDAV</text:p>
            <text:p>TTVETTAVLRSNGLPVTRIYTTAPPPVPPKPSSIPSGLVFTHRPEPSKPPIAPKPVIPQL</text:p>
            <text:p>PATTQKPTDIHPKPTGLSLTSSMTLNLVTSADYKLPSPTSPVSPHSNKSSPRFSKSLTET</text:p>
            <text:p>YVVITLPSEPGTPTDASASQAITSWPLGSPSKDLVSVEPVFSVIPPMTAVEVPSSSEQTF</text:p>
            <text:p>YISGALQTFSATPVTAPSSFQATPMSVTQFVTTEVSKTEVSATGSTAPSVGLSSISITIP</text:p>
            <text:p>PEPLALDNLHLEKPQYKEDGKLQLVGDVIDLRTVPKVEVETTDKCIDLSASTMDVKRQIT</text:p>
            <text:p>TNEVYGKQISAVQPSIINLSVTSSIVTPVSLPTETVTFVTCTASASYTTGTESLVGVERA</text:p>
            <text:p>MTTPLQLTTSKHAEPLYRIPSDQVFPIAREEAPINLSLGTPAHAMTLAVTKPVTAPPVGV</text:p>
            <text:p>TNGWTDSTISQGITDGEAVDLSTTKSHRTVVTMDESTSSVMTKIIEDDEKPVDLTAGRRA</text:p>
            <text:p>VCCDVVYKLPFGRSCTAQQPATTLPEDRFGYRDDHYQYDRSGPYGYRGIGGMKPSMSDTN</text:p>
            <text:p>LAEAGHFFYKSKNAFDYSEGTDTAVDLTSGRVTTGEVMDYSSKTTGPYPETRQVISGVGI</text:p>
            <text:p>STPQYSTARMTPPPGPQYCVGSVLRSTNGVVYSSVATPTPSTFAITTQPGSIFSTTVRDL</text:p>
            <text:p>SGIHTTDAVTSLPALHHSQPMPRSYFITTGASEMDIAVTGIDISASLQTITMESLTAETI</text:p>
            <text:p>DSVPTLTTASEVFPEVVGDESALLIVPEEDKQQQQLDLERELLELEKIKQQRFAEELEWE</text:p>
            <text:p>RQEIQRFREQEKIMVQKKLEELQSMKQHLLYQQEEERQAQFMMRQETLAQQQLQLEQIQQ</text:p>
            <text:p>LQQQLHQQLEEQKIRQIYQYNYDPSGTASPQTTTEQAILEGQYAAPEGSQFWATEDATTT</text:p>
            <text:p>ASAVVAIEIPQSQGWYTVQSDGVTQYIAPPGILSTVSEIPLTDVVVKEEKQLKKRSSGAK</text:p>
            <text:p>VRGQYDEMGENMADDPRSFKKIVDSGVQTDDEDATDRSYVSRRRRTKKSVDTSVQTDDED</text:p>
            <text:p>QDEWDVPTRSRRKARVGKYGDSMTEADKTKPLSKVSSIAVQTVAEISVQTEPVGTIRTPS</text:p>
            <text:p>IRARVDAKVEIIKHISAPEKTYKGGSLGCQTEADSDTQSPQYLSATSPPKDKKRPTPLEI</text:p>
            <text:p>GYSSHLRADSTVQLAPSPPKSPKVLYSPISPLSPGKALESAFVPYEKPLPDDISPQKVLH</text:p>
            <text:p>PDMAKVPPASPKAAKMMQRSMSDPKPLSPTADESSRAPFQYTEGYTTKGSQTMTPSGAQK</text:p>
            <text:p>KVKRTLPNPPPEEISTGTQSTFSTMGTVSRRRICRTNTMARAKILQDIDRELDLVERESA</text:p>
            <text:p>KLRKKQAELDEEEKEIDAKLRYLEMGINRRKEALLKEREKRERAYLQGVAEDRDYMSDSE</text:p>
            <text:p>VSSTRPARIESQHGIERPRTAPQTEFSQFIPPQTQTESQLVPPTSPYTQYQYSSPALPTQ</text:p>
            <text:p>APTSYTQQSHFQQQTLYHQQVSPYQTQPTFQAVATMSFTPQAQPTPTPQPSYQLPSQMMV</text:p>
            <text:p>IQQKPRQTTLYLEPKITSNYEVIRNQPLMIAPVSTDNTYAVSHLGSKYNSLDLRIGLEER</text:p>
            <text:p>SSMASSPISTISADSFYADIDHHTPRNYVLIDDIGEITKGTAALSTAFSLHEKDLSKTDR</text:p>
            <text:p>LLRTTETRRSQEVTDFLAPLQSSSRLHSYVKAEEDPMEDPYELKLLKHQIKQEFRRGTES</text:p>
            <text:p>LDHLAGLSHYYHADTSYRHFPKSEKYSISRLTLEKQAAKQLPAAILYQKQSKHKKSLIDP</text:p>
            <text:p>KMSKFSPIQESRDLEPDYSSYMTSSTSSIGGISSRARLLQDDITFGLRKNITDQQKFMGS</text:p>
            <text:p>SLGTGLGTLGNTIRSALQDEADKPYSSGSRSSPSSRPSSVYGLDLSIKRDSSSSSLRLKA</text:p>
            <text:p>QEAEALDVSFSHASSSARTKPTSLPISQSRGRIPIVAQNSEEESPLSPVGQPMGMARAAA</text:p>
            <text:p>GPLPPISADTRDQFGSSHSLPEVQQHMREESRTRGYDRDIAFIMDDFQHAMSDSEAYHLR</text:p>
            <text:p>REETDWFDKPRESRLENGHGLDRKLPERLVHSRPLSQHQEQIIQMNGKTMHYIFPHARIK</text:p>
            <text:p>ITRDSKDHTVSGNGLGIRIVGGKEIPGHSGEIGAYIAKILPGGSAEQTGKLMEGMQVLEW</text:p>
            <text:p>NGIPLTSKTYEEVQSIISQQSGEAEICVRLDLNMLSDSENPQHLELHEPPKAVDKAKSPG</text:p>
            <text:p>VDPKQLAAELQKVSLQQSPLVLSSVVEKGSHVHSGPTSAGSSSVPSPGQPGSPSVSKKKH</text:p>
            <text:p>SSSKPTDATKVVSHPITGEIQLQINYDLGNLIIHILQARNLVPRDNNGYSDPFVKVYLLP</text:p>
            <text:p>GRGQVMVVQNASAEYKRRTKYVQKSLNPEWNQTVIYKSISMEQLKKKTLEVTVWDYDRFS</text:p>
            <text:p>SNDFLGEVLIDLSSTSHLDNTPRWYPLKEQTESIDHGKSHSSQSSQQSPKPSVIKSRSHG</text:p>
            <text:p>IFPDPSKDMQVPTIEKSHSSPGSSKSSSEGHLRSHGPSRSQSKTSVTQTHLEDAGAAIAA</text:p>
            <text:p>AEAAVQQLRIQPTNGNQDQSQLALRKVMSDGPVKPEGAKPPNHRPAESSVSTGSSGSSFG</text:p>
            <text:p>SGYSVDSEGSSSTAGDTNLFPIPRIGKMGQNGQEPVKQPGVGVGLADTEAKTQVMGEIKI</text:p>
            <text:p>ALKKEMKTDGEQLIVEILQCRNITYKFKSPDHLPDLYVKIYVMNISTQKKVIKKKTRVCR</text:p>
            <text:p>HDREPSFNETFRFSLSPAGHSLQILLFSNGGKFMKKTLIGEACIWLDKVDLRKRIVNWHK</text:p>
            <text:p>LLVSPTQT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(A) binding protein cytoplasmic 5 OS=Chlorocebus sabaeus OX=60711 GN=PABPC5 PE=4 SV=1</text:p>
          </table:table-cell>
          <table:table-cell office:value-type="string" calcext:value-type="string">
            <text:p>A0A0D9SAN7</text:p>
          </table:table-cell>
          <table:table-cell office:value-type="string" calcext:value-type="string">
            <text:p>A0A0D9R924_CHLSB</text:p>
          </table:table-cell>
          <table:table-cell office:value-type="string" calcext:value-type="string">
            <text:p>PABPC5</text:p>
          </table:table-cell>
          <table:table-cell office:value-type="string" calcext:value-type="string">
            <text:p>Q8WXV5_HUMAN</text:p>
          </table:table-cell>
          <table:table-cell table:number-columns-repeated="3"/>
          <table:table-cell office:value-type="string" calcext:value-type="string">
            <text:p>[['Human Gene ID #1', 'C:integral component of membrane']]</text:p>
          </table:table-cell>
          <table:table-cell office:value-type="string" calcext:value-type="string">
            <text:p>&gt;tr|A0A0D9R924|A0A0D9R924_CHLSB Plectin OS=Chlorocebus sabaeus OX=60711 GN=PLEC PE=4 SV=1</text:p>
            <text:p>MSQHQLRVPEPEGLGRKRTSSEDNLYLAVLRASEGKKDERDRVQKKTFTKWVNKHLIKHW</text:p>
            <text:p>RAEAQRHISDLYEDLRDGHNLISLLEVLSGDSLPRERDVSRSSRLPREKGRMRFHKLQNV</text:p>
            <text:p>QIALDYLRHRQVKLVNIRNDDIADGNPKLTLGLIWTIILHFQISDIQVSGQSEDMTAKEK</text:p>
            <text:p>LLLWSQRMVEGYQGLRCDNFTSSWRDGRLFNAIIHRHKPMLIDMNKVYRQTNLENLDQAF</text:p>
            <text:p>SVAERDLGVTRLLDPEDVDVPQPDEKSIITYVSSLYDAMPRVPDVQDGVRANELQLRWQE</text:p>
            <text:p>YRELVLLLLQWIRHHTAAFEERRFPSSFEEIEILWSQFLKFKEMELPAKEADKNRSKGIY</text:p>
            <text:p>QSLEGAVQAGQLKVPPGYHPLDVEKEWGKLHVAILEREKQLRSEFERLECLQRIVTKLQM</text:p>
            <text:p>EAGLCEEQLNQADTLLQSDVRLLAAGKVPQRAGEVERDLDKADSMIRLLFNDVQTLKDGR</text:p>
            <text:p>HPQGEQMYRRVYRLHERLVAIRTEYNLRLKAGVAAPATQVTQVTLQRRPELEDSTLRYLQ</text:p>
            <text:p>DLLAWVEENQHRVDGAEWGVDLPSVEAQLGSHRGLHQSIEEFRAKIERARSDEGQLSPAT</text:p>
            <text:p>RGAYRDCLGRLDLQYAKLLNSSKARLRSLESLHSFVAAATKELMWLNEKEEEEVGFDWSD</text:p>
            <text:p>RNTNMTAKKESYSALMRELELKEKKIKELQSAGDRLLREDHPARPTVESFQAALQTQWSW</text:p>
            <text:p>MLQLCCCIEAHLKENAAYFQFFSDVREAEGQLQKLQEALRRKYSCDRSATVTRLEDLLQD</text:p>
            <text:p>AQDEKEQLNEYKGHLSGLAKRAKAIVQLKPRHPAHPMRSRLPLLAVCDYKQVEVTVHKGD</text:p>
            <text:p>ECQLVGPAQPPHWKVLSSSGSEAAVPSVCFLVPPPNQEAQEAVTRLEAQHQALVTLWHQL</text:p>
            <text:p>HVDMKSLLAWQSLRRDVQLIRSWSLATFRTLKPEEQRQALHSLELHYQAFLRDSQDAGGF</text:p>
            <text:p>GPEDRLMAEREYGSCSHHYQQLLQSLEQGAQEESRCQRCISELKDIRLQLEACETRTVHR</text:p>
            <text:p>LRLPLDKEPARECAQRIAEQQARVVPTLSSPILLPVPLPTLPSSALKGCCVLRPVVSASP</text:p>
            <text:p>LLSLQKAQAEVEGLGKGVARLSAEAEKVLALPEPSPAAPMLRSELELTLGKLEQVRSLSA</text:p>
            <text:p>IYLEKLKTISLVIHSTQGAEEVLRAHEEQLKEAQAVPATLPELEATKASLKKLRSQAEAQ</text:p>
            <text:p>QPVFDALRDELRGAQEVGERLQQRHGERDVEVERWRERVAQLLERWQAVLAQTDVRQREL</text:p>
            <text:p>EQLGRQLRYYRESADPLGAWLQDARQRQEQIQAVPLANSQAVREQLRQEKALLEEIERHG</text:p>
            <text:p>EKVEECQRFAKQYINAIKDYELQLVTYKAQLEPVASPAKKPKVQSGSESVIQEYVDLRTR</text:p>
            <text:p>YSELTTLTSQYIKFISETLRRMEEEERLAEQQRAEERERLAEVEAALEKQRQLAEAHAQA</text:p>
            <text:p>KAQAEREAKELQQRMQEEVVRREEAAVDAQQQKRSIQEELQQLRQSSEAEIQAKARQAEA</text:p>
            <text:p>AERSRLRIEEEIRVVRLQLEATERQRGGAEGELQALRARAEEAEAQKRQAQEEAERLRRQ</text:p>
            <text:p>VQDESQRKRQAEAELALRVKAEAEAAREKQRALQALEELRLQAEEAERRLRQAEVERARQ</text:p>
            <text:p>VQVALETAQRSAEVELQSKRASFAEKTAQLERSLQEEHVTVAQLREEAERRAQQQAEAER</text:p>
            <text:p>AREEAERELERWQLKANEALRLRLQAEEVAQQKSLAQAEAEKQKEEAEREARRRGKAEEQ</text:p>
            <text:p>AVRQRELAEQELEKQRQLAEGTAQQRLAAEQELIRLRAETEQGEQQRQLLEEELARLQRE</text:p>
            <text:p>AAAATQKRQELEAELAKVRAEMEVLLASKARAEEESRSTSEKSKQRLEAEAGRFRELAEE</text:p>
            <text:p>AARLRALAEEAKRQRQLAEEDAARQRAEAERVLAEKLAAISEATRLKTEAEIALKEKEAE</text:p>
            <text:p>NERLRRLAEDEAFQRRRLEEQAAQHKADIEERLAQLRKASDSELERQKGLVEDTLRQRRQ</text:p>
            <text:p>VEEEILALKVSFEKAAAGKAELELELGRIRSNAEDTLRSKEQAELEAARQRQLAAEEEQR</text:p>
            <text:p>RREAEERVQKSLAAEEEAARQRKAALEEVERLKAKVEEARRLRERAEQESARQLQLAQEA</text:p>
            <text:p>AQKRLQAEEKAHAFAVQQKEQELQQTLQQEQSVLDRLRSEAEAARRAAEEAEEARVQAER</text:p>
            <text:p>EAAQSRRQVEEAERLKQSAEEQAQARAQAQAAAEKLRKEAEQEAARRAQAEQAALRQKQA</text:p>
            <text:p>ADAEMEKHKKFAEQTLRQKAQVEQELTTLRLQLEETDHQKNLLDEELQRLKAEATEAARQ</text:p>
            <text:p>RSQVEEELFSVRVQMEELSKLKARIEAENRALILRDKDNTQRFLQEEAEKMKQVAEEAAR</text:p>
            <text:p>LSVAAQEAARLRQLAEEDLAQQRALAEKMLKEKMQAVQEATRLKAEAELLQQQKELAQEQ</text:p>
            <text:p>ARRLQEDKEQMAQQLAEETQGFQRTLEAERQRQLEMSAEAERLKLRVAEMSRAQARAEED</text:p>
            <text:p>AQRFRKQAEEIGEKLHRTELATQEKVTLVQTLEIQRQQSDHDAERLREAIAELEREKEKL</text:p>
            <text:p>QQEAKLLQLKSEEMQTVQQEQLLQETQALQQSFLSEKDSLLQRERFIEQEKAKLEQLFQD</text:p>
            <text:p>EVAKAQQLREEQQRQQQQMEQERQRLVASMEEARRRQHEAEEGVRRKQEELQQLEQQRRQ</text:p>
            <text:p>QEELLAEENQRLREQLQRLEEAHRAALAHSEEVTASQVAATKTLPNGRDALDGPATEAEP</text:p>
            <text:p>EHSFDGLRQKVPAQRLQEAGILSVEELQRLAQGHTTVDELARREDVRHYLQGHSSIAGLL</text:p>
            <text:p>LKPTNEKLSVYTALQRQLLSPGTALILLEAQAASGFLLDPVRNRRLTVNEAVKEGVVGPE</text:p>
            <text:p>LHHKLLSAERAVTGYKDPYTGQQISLFQAMQKGLIVREHGIRLLEAQIATGGVIDPVHSH</text:p>
            <text:p>RVPVDVAYRRGYFDEEMNRVLADPSDDTKGFFDPNTHENLTYLQLLERCVEDPETGLRLL</text:p>
            <text:p>PLTDKAAKGRELVYTDSEARDVFEKATVSAPFGKFQGKTVTIWEIINSEYFTAEQRRDLL</text:p>
            <text:p>RQFRTGRITVEKIIKIIITVVEEQEQKGQLCFEGLRSLVPAAELLESRIIDRELYHQLQQ</text:p>
            <text:p>GERSVREVAEVDTVRRALRGANVIAGVWLEEAGQKLSIYEALKKDLLLSDVAVALLEAQA</text:p>
            <text:p>GTGHIIDPSTSARLTVDEAVRAGLVGPEFHEKLLSAEKAVTGYRDPYTGQSVSLFQALKK</text:p>
            <text:p>GLIPREQGLRLLDAQLSTGGVVDPSKSHRVPLDVACARGFLDEEISRALSAPRADAKAYC</text:p>
            <text:p>DPSTGEPVTYSELQQRCRPDQLTGLSLLPLSEKAARARQEELYSELQARETFEKTPVDVP</text:p>
            <text:p>VGGFKGRTVTVWELISSEYFTAEQRQELLRQFRTGKVTVEKVIKILITIVEEVETLRQER</text:p>
            <text:p>LSFSGLRAPVPASELLASRVLSRAQFEQLKDGKTTVKDLSELDSVRTLLQGSGCLAGIYL</text:p>
            <text:p>EDTKEKVSIYEAMRRGLLRPSTAALLLEAQAATGFLVDPVRNQRLYVHEAVKAGVVGPEL</text:p>
            <text:p>HEQLLSAEKAVTGYRDPYSGSTISLFQAMQKGLVLRQHGIRLLEAQIATGGIIDPVHSHR</text:p>
            <text:p>VPVDMAYQRGYFNEEMNRILADPSDDTKGFFDPNTHENLTYRQLLERCVEDPETGLRLLP</text:p>
            <text:p>LKGVEKAEVVETTQVYTEEETRRAFEETQIDIPGGGSHGGSTMSLWEVMQSDLIPEEQRA</text:p>
            <text:p>QLMADFQAGRVTKERMIIIIIEIIEKTEIIRQQGLASYDYVRRRLTAEDLYEARIISLET</text:p>
            <text:p>YNLLREGTRSLREALEAESAWHYLYGTGCVAGVYLPGSRQTLSIYQALKKGLLSAEVARL</text:p>
            <text:p>LLEAQAATGFLLDPAKGQRLTVDEAVRKGLVGPELHDRLLSAERAVTGYRDPYTEQTISL</text:p>
            <text:p>FQAMKKELIPTEEALRLLDAQLATGGIVDPRLGFHLPLEVAYQRGYLNKDTHDQLSEPSE</text:p>
            <text:p>VRSYVDPSTDERLSYTQLLRRCRRDDGTGQLLLPLSDARKLTFRGLRKQITVEELVRSQV</text:p>
            <text:p>MDEATALQLREGLTSIEEVTKNLQKFLEGTSCIAGVFVDATKERLSVYQAMKKGIIRPGT</text:p>
            <text:p>AFELLEAQAATGYVIDPIKGLKLTVEEAVRMGIVGPEFKDKLLSAERAVTGYKDPYSGKL</text:p>
            <text:p>ISLFQAMKKGLILKDHGIRLLEAQIATGGIIDPEESHRLPVEVAYKRGLFDEEMNEILTD</text:p>
            <text:p>PSDDTKGFFDPNTEENLTYLQLMERCITDPQTGLCLLPLKEKKRERKTSSKSSVRKRRVV</text:p>
            <text:p>IVDPETGKEMSVYEAYRKGLIDHQTYLELSEQECEWEEITISSSDGVVKSMIIDRRSGRQ</text:p>
            <text:p>YDIDDAIAKNLIDRSALDQYRAGTLSITEFADMLSGNASGFRSRSSSVGSSSSYPISPAV</text:p>
            <text:p>SRTQLASWSDPTEETGPVAGILDTETLEKVSITEAMHRNLVDNITGQRLLEAQACTGGII</text:p>
            <text:p>DPSTGERFPVTEAVNKGLVDKIMVDRINLAQKAFCGFEDPRTKTKMSAAQALKKGWLYYE</text:p>
            <text:p>AGQRFLEVQYLTGGLIEPDTPGRVPLDEALQRGTVDARTAQKLRDVGAYSKYLTCPKTKL</text:p>
            <text:p>KISYKDALDRSMVEEGTGLRLLEAAAQSSKGYYSPYSVSGSGSTAGSRTGSRTGSRAGSR</text:p>
            <text:p>RGSFDATGSGFSMTFSSSSYSSSGYGRRYASGSSASVGGPESAV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(rC) binding protein 1 OS=Chlorocebus sabaeus OX=60711 GN=PCBP1 PE=4 SV=1</text:p>
          </table:table-cell>
          <table:table-cell office:value-type="string" calcext:value-type="string">
            <text:p>A0A0D9SDL0</text:p>
          </table:table-cell>
          <table:table-cell office:value-type="string" calcext:value-type="string">
            <text:p>A0A0D9SAN7_CHLSB</text:p>
          </table:table-cell>
          <table:table-cell office:value-type="string" calcext:value-type="string">
            <text:p>PCBP1</text:p>
          </table:table-cell>
          <table:table-cell office:value-type="string" calcext:value-type="string">
            <text:p>PABP5_HUMAN, B4DM75_HUMAN, Q5JQF3_HUMAN</text:p>
          </table:table-cell>
          <table:table-cell table:number-columns-repeated="3"/>
          <table:table-cell office:value-type="string" calcext:value-type="string">
            <text:p>[['Human Gene ID #1', 'C:cytoplasmic stress granule', 'C:cytosol', 'C:mitochondrial matrix', 'C:nucleus', 'C:ribonucleoprotein complex', "F:mRNA 3'-UTR binding", 'F:poly(A) binding', 'F:poly(U) RNA binding', 'F:RNA binding'], ['Human Gene ID #2', 'F:RNA binding'], ['Human Gene ID #3', 'F:RNA binding']]</text:p>
          </table:table-cell>
          <table:table-cell office:value-type="string" calcext:value-type="string">
            <text:p>&gt;tr|A0A0D9SAN7|A0A0D9SAN7_CHLSB Uncharacterized protein OS=Chlorocebus sabaeus OX=60711 GN=PABPC5 PE=4 SV=1</text:p>
            <text:p>MGSGEPNPAGKKKKYLKAALYVGDLDPDVTEDMLYKKFRPAGPLRFTRICRDPVTRSPLG</text:p>
            <text:p>YGYVNFRFPADAEWALNTMNFDLINGKPFRLMWSQPDDRLRKSGVGNIFIKNLDKSIDNR</text:p>
            <text:p>ALFYLFSAFGNILSCKVVCDDNGSKGYAYVHFDSLAAANRAIWHMNGVRLNNRQVYVGRF</text:p>
            <text:p>KFPEERAAEVRTRDRATFTNVFVKNIGDDIDDEKLKELFCEYGPTESVKVIRDASGKSKG</text:p>
            <text:p>FGFVRYETHEAAQKAVLDLHGKSIDGKVLYVGRAQKKIERLAELRRRFERLRLKEKSRPP</text:p>
            <text:p>GVPIYIKNLDETINDEKLKEEFSSFGSISRAKVMMEVGQGKGFGVVCFSSFEEATKAVDE</text:p>
            <text:p>MNGRVVGSKPLHVTLGQARRR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adenylate-binding protein (Fragment) OS=Chlorocebus sabaeus OX=60711 PE=3 SV=1</text:p>
          </table:table-cell>
          <table:table-cell office:value-type="string" calcext:value-type="string">
            <text:p>Q2VIN8</text:p>
          </table:table-cell>
          <table:table-cell office:value-type="string" calcext:value-type="string">
            <text:p>A0A0D9SDL0_CHLSB</text:p>
          </table:table-cell>
          <table:table-cell/>
          <table:table-cell office:value-type="string" calcext:value-type="string">
            <text:p>PCBP1_HUMAN, Q53SS8_HUMAN</text:p>
          </table:table-cell>
          <table:table-cell table:number-columns-repeated="3"/>
          <table:table-cell office:value-type="string" calcext:value-type="string">
            <text:p>[['Human Gene ID #1', 'C:cytoplasm', 'C:cytoplasmic ribonucleoprotein granule', 'C:cytosol', 'C:extracellular exosome', 'C:membrane', 'C:nuclear speck', 'C:nucleoplasm', 'C:nucleus', 'F:cadherin binding', 'F:DNA-binding transcription factor activity, RNA polymerase II-specific', 'F:mRNA binding', 'F:RNA binding', 'F:sequence-specific single stranded DNA binding', 'F:single-stranded DNA binding', 'P:mRNA splicing, via spliceosome', 'P:positive regulation of transcription by RNA polymerase II', 'P:regulation of gene expression', 'P:regulation of RNA metabolic process', 'P:RNA metabolic process', 'P:viral RNA genome replication'], ['Human Gene ID #2', 'C:cytoplasmic ribonucleoprotein granule', 'C:cytosol', 'C:nuclear speck', 'C:nucleoplasm', 'F:DNA-binding transcription factor activity, RNA polymerase II-specific', 'F:RNA binding', 'F:sequence-specific single stranded DNA binding', 'P:positive regulation of transcription by RNA polymerase II']]</text:p>
          </table:table-cell>
          <table:table-cell office:value-type="string" calcext:value-type="string">
            <text:p>&gt;tr|A0A0D9SDL0|A0A0D9SDL0_CHLSB Uncharacterized protein OS=Chlorocebus sabaeus OX=60711 GN=PCBP1 PE=4 SV=1</text:p>
            <text:p>MDAGVTESGLNVTLTIRLLMHGKEVGSIIGKKGESVKRIREESGARINISEGNCPERIIT</text:p>
            <text:p>LTGPTNAIFKAFAMIIDKLEEDINSSMTNSTAASRPPVTLRLVVPATQCGSLIGKGGCKI</text:p>
            <text:p>KEIRESTGAQVQVAGDMLPNSTERAITIAGVPQSVTECVKQICLVMLETLSQSPQGRVMT</text:p>
            <text:p>IPYQPMPASSPVICAGGQDRCSDAAGYPHATHDLEGPPLDAYSIQGQHTISPLDLAKLNQ</text:p>
            <text:p>VARQQSHFAMMHGGTGFAGIDSSSPEVKGYWASLDASTQTTHELTIPNNLIGCIIGRQGA</text:p>
            <text:p>NINEIRQMSGAQIKIANPVEGSSGRQVTITGSAASISLAQYLINARLSSEKGMGC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adenylate-binding protein OS=Chlorocebus sabaeus OX=60711 GN=PABPC1 PE=3 SV=1</text:p>
          </table:table-cell>
          <table:table-cell office:value-type="string" calcext:value-type="string">
            <text:p>A0A0D9RHW7</text:p>
          </table:table-cell>
          <table:table-cell office:value-type="string" calcext:value-type="string">
            <text:p>Q2VIN8_CHLSB</text:p>
          </table:table-cell>
          <table:table-cell office:value-type="string" calcext:value-type="string">
            <text:p>PABPC1</text:p>
          </table:table-cell>
          <table:table-cell office:value-type="string" calcext:value-type="string">
            <text:p>PABP1_HUMAN, A0A024R9C1_HUMAN, A0A7I2YQ88_HUMAN, A0A7I2YQ90_HUMAN, A0A7I2YQE4_HUMAN, B3KT93_HUMAN, B4DQX0_HUMAN, E7EQV3_HUMAN, E7ERJ7_HUMAN, H0YAR2_HUMAN, H0YB75_HUMAN</text:p>
          </table:table-cell>
          <table:table-cell table:number-columns-repeated="3"/>
          <table:table-cell office:value-type="string" calcext:value-type="string">
            <text:p>[['Human Gene ID #1', 'C:catalytic step 2 spliceosome', 'C:cell leading edge', 'C:cytoplasm', 'C:cytoplasmic ribonucleoprotein granule', 'C:cytoplasmic stress granule', 'C:cytosol', 'C:extracellular exosome', 'C:focal adhesion', 'C:lamellipodium', 'C:membrane', 'C:nucleus', 'C:ribonucleoprotein complex', "F:mRNA 3'-UTR binding", 'F:poly(A) binding', 'F:poly(U) RNA binding', 'F:protein C-terminus binding', 'F:RNA binding', 'F:translation activator activity', 'P:gene silencing by RNA', 'P:mRNA polyadenylation', 'P:mRNA splicing, via spliceosome', 'P:mRNA stabilization', 'P:negative regulation of nuclear-transcribed mRNA catabolic process, nonsense-mediated decay', 'P:nuclear-transcribed mRNA catabolic process, nonsense-mediated decay', 'P:positive regulation of nuclear-transcribed mRNA catabolic process, deadenylation-dependent decay', 'P:positive regulation of nuclear-transcribed mRNA poly(A) tail shortening', 'P:positive regulation of viral genome replication', 'P:regulation of mRNA stability', 'P:translational initiation'], ['Human Gene ID #2', 'C:cytosol', 'F:RNA binding'], ['Human Gene ID #3', 'NO GO TERMS ASSOCIATED'], ['Human Gene ID #4', 'NO GO TERMS ASSOCIATED'], ['Human Gene ID #5', 'NO GO TERMS ASSOCIATED'], ['Human Gene ID #6', 'C:cytoplasm', 'F:RNA binding'], ['Human Gene ID #7', 'C:cytoplasm', 'F:RNA binding'], ['Human Gene ID #8', 'C:cytosol', 'F:RNA binding'], ['Human Gene ID #9', 'C:cytosol', 'F:RNA binding'], ['Human Gene ID #10', 'F:RNA binding'], ['Human Gene ID #11', 'C:cytosol', 'F:RNA binding']]</text:p>
          </table:table-cell>
          <table:table-cell office:value-type="string" calcext:value-type="string">
            <text:p>&gt;tr|Q2VIN8|Q2VIN8_CHLSB Polyadenylate-binding protein (Fragment) OS=Chlorocebus sabaeus OX=60711 PE=3 SV=1</text:p>
            <text:p>MNPSTPSYPTASLYVGDLHPDVTEAMLYEKFSRAGPILSIRVCRDVITRRYSSYAYVNFQ</text:p>
            <text:p>HPKDAERALDTMNFDVIKGKPVRIMWSQRDPSLRRSGVGNIFVKNLDKSINNKVLYDTAS</text:p>
            <text:p>AFGNILSCKVVCDENGSKGYGFVHFETHEAAERAIEKMNGMLLNDRKVFVGRFKSRKERE</text:p>
            <text:p>AELGARAKEFPNVYIKNFGEDMDDERLKDLFGKFGPALSVKVMTDESGKSKGFGFVSFER</text:p>
            <text:p>HEDAQKAVDEMNGKELNGKQIYVGRAQKKVERQTELKRKFEQMKQDRITRYQVVNLYVKN</text:p>
            <text:p>LDDDIDDERLRKAFSPFGTITSAKVMMEGGRSKGFGFVCFSSPEEATKAVTEMNGRIVAT</text:p>
            <text:p>KPLYVALAQRKEERQAHLTNEYMQRMASVRAVPNPVINPYQPAPPSGYFMAAVPQTQNRA</text:p>
            <text:p>AYYPPSQIAQLRPSPCWTAQGARPHPFQNKPSAIRPAAPRVPFSTMRPTSSQVPRVMSTQ</text:p>
            <text:p>RVANTSTQTVGPRPAAAAAAATPAVRTVPRYKYAAGVRNPQQHLNAQPQVTMQQPAVHVQ</text:p>
            <text:p>GQETLTASMLASAPPQEQKQMLGERLFRPIQAMHPTLAGKITGMLLEIDNSELLHMLESS</text:p>
            <text:p>QSLRSKVDEAVAVLQAHQVKEATQKAVNSATGVP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adenylate-binding protein OS=Chlorocebus sabaeus OX=60711 GN=PABPC4 PE=3 SV=1</text:p>
          </table:table-cell>
          <table:table-cell office:value-type="string" calcext:value-type="string">
            <text:p>A0A0D9S7P0</text:p>
          </table:table-cell>
          <table:table-cell office:value-type="string" calcext:value-type="string">
            <text:p>A0A0D9RHW7_CHLSB</text:p>
          </table:table-cell>
          <table:table-cell office:value-type="string" calcext:value-type="string">
            <text:p>PABPC4</text:p>
          </table:table-cell>
          <table:table-cell office:value-type="string" calcext:value-type="string">
            <text:p>PABP1_HUMAN, A0A024R9C1_HUMAN, A0A7I2YQ88_HUMAN, A0A7I2YQ90_HUMAN, A0A7I2YQE4_HUMAN, B3KT93_HUMAN, B4DQX0_HUMAN, E7EQV3_HUMAN, E7ERJ7_HUMAN, H0YAR2_HUMAN, H0YB75_HUMAN</text:p>
          </table:table-cell>
          <table:table-cell table:number-columns-repeated="3"/>
          <table:table-cell office:value-type="string" calcext:value-type="string">
            <text:p>[['Human Gene ID #1', 'C:catalytic step 2 spliceosome', 'C:cell leading edge', 'C:cytoplasm', 'C:cytoplasmic ribonucleoprotein granule', 'C:cytoplasmic stress granule', 'C:cytosol', 'C:extracellular exosome', 'C:focal adhesion', 'C:lamellipodium', 'C:membrane', 'C:nucleus', 'C:ribonucleoprotein complex', "F:mRNA 3'-UTR binding", 'F:poly(A) binding', 'F:poly(U) RNA binding', 'F:protein C-terminus binding', 'F:RNA binding', 'F:translation activator activity', 'P:gene silencing by RNA', 'P:mRNA polyadenylation', 'P:mRNA splicing, via spliceosome', 'P:mRNA stabilization', 'P:negative regulation of nuclear-transcribed mRNA catabolic process, nonsense-mediated decay', 'P:nuclear-transcribed mRNA catabolic process, nonsense-mediated decay', 'P:positive regulation of nuclear-transcribed mRNA catabolic process, deadenylation-dependent decay', 'P:positive regulation of nuclear-transcribed mRNA poly(A) tail shortening', 'P:positive regulation of viral genome replication', 'P:regulation of mRNA stability', 'P:translational initiation'], ['Human Gene ID #2', 'C:cytosol', 'F:RNA binding'], ['Human Gene ID #3', 'NO GO TERMS ASSOCIATED'], ['Human Gene ID #4', 'NO GO TERMS ASSOCIATED'], ['Human Gene ID #5', 'NO GO TERMS ASSOCIATED'], ['Human Gene ID #6', 'C:cytoplasm', 'F:RNA binding'], ['Human Gene ID #7', 'C:cytoplasm', 'F:RNA binding'], ['Human Gene ID #8', 'C:cytosol', 'F:RNA binding'], ['Human Gene ID #9', 'C:cytosol', 'F:RNA binding'], ['Human Gene ID #10', 'F:RNA binding'], ['Human Gene ID #11', 'C:cytosol', 'F:RNA binding']]</text:p>
          </table:table-cell>
          <table:table-cell office:value-type="string" calcext:value-type="string">
            <text:p>&gt;tr|A0A0D9RHW7|A0A0D9RHW7_CHLSB Polyadenylate-binding protein OS=Chlorocebus sabaeus OX=60711 GN=PABPC1 PE=3 SV=1</text:p>
            <text:p>MNPSAPSYPMASLYVGDLHPDVTEAMLYEKFSPAGPILSIRVCRDMITRRSLGYAYVNFQ</text:p>
            <text:p>QPADAERALDTMNFDVIKGKPVRIMWSQRDPSLRKSGVGNIFIKNLDKSIDNKALYDTFS</text:p>
            <text:p>AFGNILSCKVVCDENGSKGYGFVHFETQEAAERAIEKMNGMLLNDRKVFVGRFKSRKERE</text:p>
            <text:p>AELGARAKEFTNVYIKNFGEDMDDERLKDLFGKFGPALSVKVMTDESGKSKGFGFVSFER</text:p>
            <text:p>HEDAQKAVDEMNGKELNGKQIYVGRAQKKVERQTELKRKFEQMKQDRITRYQGVNLYVKN</text:p>
            <text:p>LDDGIDDERLRKEFSPFGTITSAKVMMEGGRSKGFGFVCFSSPEEATKAVTEMNGRIVAT</text:p>
            <text:p>KPLYVALAQRKEERQAHLTNQYMQRMASVRAVPNPVINPYQPAPPSGYFMAAIPQTQNRA</text:p>
            <text:p>AYYPPSQIAQLRPSPRWTAQGARPHPFQNMPGAIRPAAPRPPFSTMRPASSQVPRVMSTQ</text:p>
            <text:p>RVANTSTQTMGPRPAAAAAAATPAVRTVPQYKYAAGVRNPQQHLNAQPQVTMQQPAVHVQ</text:p>
            <text:p>GQEPLTASMLASAPPQEQKQMLGERLFPLIQAMHPTLAGKITGMLLEIDNSELLHMLESP</text:p>
            <text:p>ESLRSKVDEAVAVLQAHQAKEAAQKAVNSATGVPT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pyrimidine tract binding protein 1 OS=Chlorocebus sabaeus OX=60711 GN=PTBP1 PE=4 SV=1</text:p>
          </table:table-cell>
          <table:table-cell office:value-type="string" calcext:value-type="string">
            <text:p>A0A0D9RJZ5</text:p>
          </table:table-cell>
          <table:table-cell office:value-type="string" calcext:value-type="string">
            <text:p>A0A0D9S7P0_CHLSB</text:p>
          </table:table-cell>
          <table:table-cell office:value-type="string" calcext:value-type="string">
            <text:p>PTBP1</text:p>
          </table:table-cell>
          <table:table-cell office:value-type="string" calcext:value-type="string">
            <text:p>PABP4_HUMAN, A0A7I2V4L7_HUMAN, A0A7I2V5W9_HUMAN, B1ANR0_HUMAN, Q6IQ30_HUMAN</text:p>
          </table:table-cell>
          <table:table-cell table:number-columns-repeated="3"/>
          <table:table-cell office:value-type="string" calcext:value-type="string">
            <text:p>[['Human Gene ID #1', 'C:cytoplasm', 'C:cytoplasmic stress granule', 'C:cytosol', 'C:nucleus', 'C:ribonucleoprotein complex', "F:mRNA 3'-UTR binding", 'F:poly(A) binding', 'F:poly(U) RNA binding', 'F:RNA binding', 'P:blood coagulation', 'P:myeloid cell development', 'P:regulation of mRNA stability', 'P:RNA catabolic process', 'P:RNA processing', 'P:translation'], ['Human Gene ID #2', 'NO GO TERMS ASSOCIATED'], ['Human Gene ID #3', 'NO GO TERMS ASSOCIATED'], ['Human Gene ID #4', 'C:cytosol', 'F:RNA binding'], ['Human Gene ID #5', 'C:cytoplasm', 'F:RNA binding']]</text:p>
          </table:table-cell>
          <table:table-cell office:value-type="string" calcext:value-type="string">
            <text:p>&gt;tr|A0A0D9S7P0|A0A0D9S7P0_CHLSB Polyadenylate-binding protein OS=Chlorocebus sabaeus OX=60711 GN=PABPC4 PE=3 SV=1</text:p>
            <text:p>MNAAASSYPMASLYVGDLHSDVTEAMLYEKFSPAGPVLSIRVCRDMITRRSLGYAYVNFQ</text:p>
            <text:p>QPADAERALDTMNFDVIKGKPIRIMWSQRDPSLRKSGVGNVFIKNLDKSIDNKALYDTFS</text:p>
            <text:p>AFGNILSCKVVCDENGSKGYAFVHFETQEAADKAIEKMNGMLLNDRKVFVGRFKSRKERE</text:p>
            <text:p>AELGAKAKEFTNVYIKNFGEEVDDESLKELFSQFGKTLSVKVMRDPSGKSKGFGFVSYEK</text:p>
            <text:p>HEDANKAVEEMNGKEISGKIIFVGRAQKKVERQAELKRKFEQLKQERISRYQGVNLYIKN</text:p>
            <text:p>LDDTIDDEKLRKEFSPFGSITSAKVMLEDGRSKGFGFVCFSSPEEATKAVTEMNGRIVGS</text:p>
            <text:p>KPLYVALAQRKEERKAHLTNQYMQRVAGMRALPANAILNQFQPAAGGYFVPAVPQAQGRP</text:p>
            <text:p>PYYTPNQLAQMRPNPRWQQGGRPQGFQGMPSAIRQSGPRPTLRHLAPTGNAPASRGLPTT</text:p>
            <text:p>TQRVGSECPDRLAMDFGGAGAAQQGLTDSCQSGGVPTAVQNLAPRAAVAAAAPRAVAPYK</text:p>
            <text:p>YASSVRSPHPAIQPLQAPQPAVHVQGQEPLTASMLAAAPPQEQKQMLGERLFPLIQTMHS</text:p>
            <text:p>NLAGKITGMLLEIDNSELLHMLESPESLRSKVDEAVAVLQAHHAKKEAAQKVGAVAAAT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R_long domain-containing protein OS=Chlorocebus sabaeus OX=60711 PE=4 SV=1</text:p>
          </table:table-cell>
          <table:table-cell office:value-type="string" calcext:value-type="string">
            <text:p>A0A0D9RKP7</text:p>
          </table:table-cell>
          <table:table-cell office:value-type="string" calcext:value-type="string">
            <text:p>A0A0D9RJZ5_CHLSB</text:p>
          </table:table-cell>
          <table:table-cell/>
          <table:table-cell office:value-type="string" calcext:value-type="string">
            <text:p>A0A0U1RRM4_HUMAN, A0A7I2V621_HUMAN, A6NLN1_HUMAN</text:p>
          </table:table-cell>
          <table:table-cell table:number-columns-repeated="3"/>
          <table:table-cell office:value-type="string" calcext:value-type="string">
            <text:p>[['Human Gene ID #1', 'C:nucleus', 'F:RNA binding', 'P:mRNA processing', 'P:RNA splicing'], ['Human Gene ID #2', 'NO GO TERMS ASSOCIATED'], ['Human Gene ID #3', 'C:nucleus', 'F:RNA binding', 'P:mRNA processing', 'P:RNA splicing']]</text:p>
          </table:table-cell>
          <table:table-cell office:value-type="string" calcext:value-type="string">
            <text:p>&gt;tr|A0A0D9RJZ5|A0A0D9RJZ5_CHLSB Polypyrimidine tract-binding protein 1 OS=Chlorocebus sabaeus OX=60711 GN=PTBP1 PE=4 SV=1</text:p>
            <text:p>MDGIVPDIAVGTKRGSDELFSTCVTNGPFIMSSSNSAANGNDSKKFKGDSRSAGVPSRVI</text:p>
            <text:p>HIRKLPIDVTEGEVISLGLPFGKVTNLLMLKGKNQAFIEMNTEEAANTMVNYYTSVTPVL</text:p>
            <text:p>RGQPIYIQFSNHKELKTDSSPNQARAQAALQAVNSVQSGNLALAASAAAVDAGMAMAGQS</text:p>
            <text:p>PVLRIIVENLFYPVTLDVLHQIFSKFGTVLKIITFTKNNQFQALLQYADPVSAQHAKLSL</text:p>
            <text:p>DGQNIYNACCTLRIDFSKLTSLNVKYNNDKSRDYTRPDLPSGDSQPSLDQTMAAAFGAPG</text:p>
            <text:p>IISASPYAGAGFPPTFAIPQAAGLSVPNVHGALAPLAIPSAAAAAAAAGRIAIPGLAGAG</text:p>
            <text:p>NSVLLVSNLNPERVTPQSLFILFGVYGDVQRVKILFNKKENALVQMADGNQAQLAMSHLN</text:p>
            <text:p>GHKLHGKPIRITLSKHQNVQLPREGQEDQGLTKDYGNSPLHRFKKPGSKNFQNIFPPSAT</text:p>
            <text:p>LHLSNIPPSVSEEDLKVLFSSNGGVVKGFKFFQKDRKMALIQMGSVEEAVQALIDLHNHD</text:p>
            <text:p>LGENHHLRVSFSKST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filin OS=Chlorocebus sabaeus OX=60711 GN=PFN1 PE=3 SV=1</text:p>
          </table:table-cell>
          <table:table-cell office:value-type="string" calcext:value-type="string">
            <text:p>A0A0D9RKH2</text:p>
          </table:table-cell>
          <table:table-cell office:value-type="string" calcext:value-type="string">
            <text:p>A0A0D9RKP7_CHLSB</text:p>
          </table:table-cell>
          <table:table-cell office:value-type="string" calcext:value-type="string">
            <text:p>PFN1</text:p>
          </table:table-cell>
          <table:table-cell office:value-type="string" calcext:value-type="string">
            <text:p>LPPRC_HUMAN, C9JCA9_HUMAN, E5KNY5_HUMAN</text:p>
          </table:table-cell>
          <table:table-cell table:number-columns-repeated="3"/>
          <table:table-cell office:value-type="string" calcext:value-type="string">
            <text:p>[['Human Gene ID #1', 'C:condensed nuclear chromosome', 'C:cytoskeleton', 'C:membrane', 'C:microtubule', 'C:mitochondrial nucleoid', 'C:mitochondrion', 'C:nuclear inner membrane', 'C:nuclear outer membrane', 'C:nucleoplasm', 'C:nucleus', 'C:perinuclear region of cytoplasm', 'C:ribonucleoprotein complex', 'F:beta-tubulin binding', 'F:microtubule binding', 'F:RNA binding', 'F:single-stranded DNA binding', 'F:ubiquitin protein ligase binding', 'P:mitochondrion transport along microtubule', 'P:mRNA transport', 'P:negative regulation of mitochondrial RNA catabolic process', 'P:regulation of mitochondrial translation'], ['Human Gene ID #2', 'C:mitochondrion'], ['Human Gene ID #3', 'C:mitochondrion', 'C:nucleus', 'C:ribonucleoprotein complex', 'F:RNA binding', 'F:single-stranded DNA binding', 'P:negative regulation of mitochondrial RNA catabolic process', 'P:regulation of mitochondrial translation']]</text:p>
          </table:table-cell>
          <table:table-cell office:value-type="string" calcext:value-type="string">
            <text:p>&gt;tr|A0A0D9RKP7|A0A0D9RKP7_CHLSB PPR_long domain-containing protein OS=Chlorocebus sabaeus OX=60711 PE=4 SV=1</text:p>
            <text:p>MASLLRSSFWLLRAGAAPRLPLSLRLLTGGPGRPHAASYLPAARAGPVAGGLLSPARLYV</text:p>
            <text:p>IAAEKKDIQEESTFSSRRIANHFDWALMRLDNSVRRTGHIPKMLLQKVFDDTCRSGGPGS</text:p>
            <text:p>SHALLLLRSCGSLLPELKLEERTEFAHRIWDKLQKLGAVYDVSHYNALLKVYLQNEYKFS</text:p>
            <text:p>PTDFLAKMEEANIQPNRVTYQRLIASYCNMGDIEGASKILGFMKTKDLPVTEAVFSALVT</text:p>
            <text:p>GHARAGDMENAENILTVMREAGIEPGPDTYLALLNAYAEKGDIDHVKQTLEKVEKSELHL</text:p>
            <text:p>MDRDLFQIIFSFSKAGYPQYVSEILEKVTCERRYIPDAMNLILLLVTEKLEDIALQILLA</text:p>
            <text:p>CPISKEDGISDFGSFFLRHCVTMNTPVEKLTDYCKKLKEIQMHSFPLQFTLHCALLAQKT</text:p>
            <text:p>DLAKALMKAVKEEGFPIRTHYFWPLLVGHQKEKNVQGIIEVLKVMQELGVHPDQETYANY</text:p>
            <text:p>VIPCFDSIKSARAILQENGCLSNSDMFSQAELRSEAVNGNLDFVYSFLESNTSPLSLQSI</text:p>
            <text:p>RSILLLGFRRSMNINLWSKITELLYKDGRYCQEPPGPTEAVGYFLYNLIDSMSDSEVQAK</text:p>
            <text:p>EERLRQYFHQLKEMNVKIPENIYRGIRNLLDSYHVPELIKDAYMLVDSEDLDSRKTVQLR</text:p>
            <text:p>SSELESRLETLTAENQPIRDVLKQLILALCSQENMQKALELKAKYESDMVISGYAALINL</text:p>
            <text:p>CCRHDNAEDALNLKEEFDRLDSSAVLDTSKYVGLVRVLAKHGRLQDAINILKEMKKKDVP</text:p>
            <text:p>IKDSTVLSFFHILNGAALRGEIETVKQLHEAIVTLGLAKPSTNISFPLVTVYLEKDDLST</text:p>
            <text:p>ALDVAIDCCEKYKILPRMHDILCKLIEKGETDLIQKAMDFVSQEQGEMMMLYDLFFAFLQ</text:p>
            <text:p>TGNYKEAKKIIETPGIRARSTRLQWFCDKCIANNQVETLEKLVELTQKLFECDRDQMYYN</text:p>
            <text:p>LLKVYKMNGDWQRADAVWNKIQEENIIPREKTLRLLAEILRDGNQEVPFEVPEKWYEDEK</text:p>
            <text:p>HSLNSSSDSSSDSTTEPGFQKDILYACQLKQSKEAYGIFLKAKQQNVVFNAETYSDLIKL</text:p>
            <text:p>LLSKESFTQAVEVKAFAETHIKGFTLNDAANSLLIITQVRRDYLKEALTTLKTALDQQQT</text:p>
            <text:p>PSRVAVTRLIQALAMKGDVENIEVVQKMVNGLEDSIGLSKMVFINNTALAQIKNNNIDVA</text:p>
            <text:p>IENIENMLTSENQVTEPQYFGLAYLFRKVIEEQLEPAVEKISIMAERLANQFAIYKPVTD</text:p>
            <text:p>FFLQLVDAGKVDDARALLQRCGAIAEQTPILLVFFIRNSGKQGKASTLKSLLELIPELNE</text:p>
            <text:p>KEEAYSSLMKCYVSEKDVTSAKALYEHLTAKNTKLNDLFLKRYAFLLKNAGESVPFTEPP</text:p>
            <text:p>ESFEFYVQQLKELRENS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filin OS=Chlorocebus sabaeus OX=60711 PE=3 SV=1</text:p>
          </table:table-cell>
          <table:table-cell office:value-type="string" calcext:value-type="string">
            <text:p>A0A0D9S607</text:p>
          </table:table-cell>
          <table:table-cell office:value-type="string" calcext:value-type="string">
            <text:p>A0A0D9RKH2_CHLSB</text:p>
          </table:table-cell>
          <table:table-cell/>
          <table:table-cell office:value-type="string" calcext:value-type="string">
            <text:p>PROF1_HUMAN</text:p>
          </table:table-cell>
          <table:table-cell table:number-columns-repeated="3"/>
          <table:table-cell office:value-type="string" calcext:value-type="string">
            <text:p>[['Human Gene ID #1', 'C:blood microparticle', 'C:cell cortex', 'C:cytoplasm', 'C:cytoskeleton', 'C:cytosol', 'C:extracellular exosome', 'C:focal adhesion', 'C:membrane', 'C:nucleus', 'F:actin binding', 'F:actin monomer binding', 'F:adenyl-nucleotide exchange factor activity', 'F:cadherin binding', 'F:phosphatidylinositol-4,5-bisphosphate binding', 'F:phosphotyrosine residue binding', 'F:proline-rich region binding', 'F:RNA binding', 'P:actin cytoskeleton organization', 'P:negative regulation of actin filament bundle assembly', 'P:negative regulation of actin filament polymerization', 'P:negative regulation of stress fiber assembly', 'P:positive regulation of actin filament bundle assembly', 'P:positive regulation of actin filament polymerization', 'P:positive regulation of ATPase activity', 'P:positive regulation of epithelial cell migration', 'P:positive regulation of ruffle assembly', 'P:protein stabilization', 'P:regulation of actin filament polymerization', 'P:Wnt signaling pathway, planar cell polarity pathway']]</text:p>
          </table:table-cell>
          <table:table-cell office:value-type="string" calcext:value-type="string">
            <text:p>&gt;tr|A0A0D9RKH2|A0A0D9RKH2_CHLSB Profilin OS=Chlorocebus sabaeus OX=60711 GN=PFN1 PE=3 SV=1</text:p>
            <text:p>MAGWNAYIDNLMADGTCQDAAIVGYKDSPSVWAAVPGKTFVNITPAEVGVLVGKDRSSFY</text:p>
            <text:p>VNGLTLGGQKCSVIRDSLLQDGEFSMDLRTKSTGGAPTFNVTVTKTDKTLVLLMGKEGVH</text:p>
            <text:p>GGLINKKCYEMASHLRRSQ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hibitin OS=Chlorocebus sabaeus OX=60711 GN=PHB2 PE=3 SV=1</text:p>
          </table:table-cell>
          <table:table-cell office:value-type="string" calcext:value-type="string">
            <text:p>A0A0D9RCP4</text:p>
          </table:table-cell>
          <table:table-cell office:value-type="string" calcext:value-type="string">
            <text:p>A0A0D9S607_CHLSB</text:p>
          </table:table-cell>
          <table:table-cell office:value-type="string" calcext:value-type="string">
            <text:p>PHB2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607|A0A0D9S607_CHLSB Profilin OS=Chlorocebus sabaeus OX=60711 PE=3 SV=1</text:p>
            <text:p>LAVFNSLFDSLTTFSQGQDVAIVGYKDSPSVWAAVPGKTFVNITPDEIGVLVGKDWNGLT</text:p>
            <text:p>LGGQKCTVVPDSLLQDGELTMDLQMKSISGAPTFNAIVTMTAKTLGLLIGKESVHGSFIN</text:p>
            <text:p>KQCYEMASHLQCSQ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hibitin OS=Chlorocebus sabaeus OX=60711 PE=3 SV=1</text:p>
          </table:table-cell>
          <table:table-cell office:value-type="string" calcext:value-type="string">
            <text:p>A0A0D9S405</text:p>
          </table:table-cell>
          <table:table-cell office:value-type="string" calcext:value-type="string">
            <text:p>A0A0D9RCP4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CP4|A0A0D9RCP4_CHLSB Prohibitin OS=Chlorocebus sabaeus OX=60711 GN=PHB2 PE=3 SV=1</text:p>
            <text:p>MAQNLKDLAGRLPAGPRGMGTALKLLLGAGAVAYGVRESVFTVEGGHRAIFFNRIGGVQQ</text:p>
            <text:p>DTILAEGLHFRIPWFQYPIIYDIRARPRKISSPTGSKDLQMVNISLRVLSRPNAQELPSM</text:p>
            <text:p>YQRLGLDYEERVLPSIVNEVLKSVVAKFNASQLITQRAQVSLLIRRELTERAKDFSLILD</text:p>
            <text:p>DVAITELSFSREYTAAVEAKQVAQQEAQRAQFLVEKAKQEQRQKIVQAEGEAEAAKMISF</text:p>
            <text:p>CVRGLGPVPRAPEFPILLHGQADETKANATLCSLALGSLLQVGATDE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hibitin OS=Chlorocebus sabaeus OX=60711 PE=3 SV=1</text:p>
          </table:table-cell>
          <table:table-cell office:value-type="string" calcext:value-type="string">
            <text:p>A0A0D9S751</text:p>
          </table:table-cell>
          <table:table-cell office:value-type="string" calcext:value-type="string">
            <text:p>A0A0D9S405_CHLSB</text:p>
          </table:table-cell>
          <table:table-cell/>
          <table:table-cell office:value-type="string" calcext:value-type="string">
            <text:p>PHB_HUMAN, A8K401_HUMAN, C9JW96_HUMAN, E7ESE2_HUMAN, E9PCW0_HUMAN</text:p>
          </table:table-cell>
          <table:table-cell table:number-columns-repeated="3"/>
          <table:table-cell office:value-type="string" calcext:value-type="string">
            <text:p>[['Human Gene ID #1', 'C:cell surface', 'C:cytoplasm', 'C:early endosome', 'C:extracellular exosome', 'C:extrinsic component of mitochondrial outer membrane', 'C:extrinsic component of presynaptic active zone membrane', 'C:GABA-ergic synapse', 'C:glutamatergic synapse', 'C:integral component of plasma membrane', 'C:membrane', 'C:mitochondrial crista', 'C:mitochondrial inner membrane', 'C:mitochondrial prohibitin complex', 'C:mitochondrion', 'C:nucleoplasm', 'C:nucleus', 'C:plasma membrane', 'C:postsynaptic density', 'F:complement component C3a binding', 'F:complement component C3b binding', 'F:enzyme binding', 'F:histone deacetylase binding', 'F:protein C-terminus binding', 'F:protein heterodimerization activity', 'F:proteinase activated receptor binding', 'F:transcription corepressor activity', 'P:activation of phospholipase C activity', 'P:activation of protein kinase C activity', 'P:animal organ regeneration', 'P:antiviral innate immune response', 'P:B cell activation', 'P:CD40 signaling pathway', 'P:cellular response to interleukin-6', 'P:DNA biosynthetic process', 'P:histone deacetylation', 'P:mitochondrial calcium ion transmembrane transport', 'P:mitochondrion organization', 'P:modulation by host of viral RNA genome replication', 'P:negative regulation of androgen receptor signaling pathway', 'P:negative regulation of apoptotic process', 'P:negative regulation of cell growth', 'P:negative regulation of cell population proliferation', 'P:negative regulation of ERK1 and ERK2 cascade', 'P:negative regulation of glucocorticoid receptor signaling pathway', 'P:negative regulation of protein catabolic process', 'P:negative regulation of transcription by competitive promoter binding', 'P:negative regulation of transcription by RNA polymerase II', 'P:negative regulation of transcription, DNA-templated', 'P:osteoblast differentiation', 'P:ovarian follicle atresia', 'P:ovarian follicle development', 'P:positive regulation of cell death', 'P:positive regulation of complement activation', 'P:positive regulation of ERK1 and ERK2 cascade', 'P:positive regulation of G protein-coupled receptor signaling pathway', 'P:positive regulation of gene expression', 'P:positive regulation of immunoglobulin production', 'P:positive regulation of interleukin-17 production', 'P:positive regulation of NIK/NF-kappaB signaling', 'P:positive regulation of protein kinase B signaling', 'P:positive regulation of smooth muscle cell proliferation', 'P:positive regulation of transcription, DNA-templated', 'P:progesterone receptor signaling pathway', 'P:protein stabilization', 'P:regulation of apoptotic process', 'P:regulation of transcription, DNA-templated', 'P:response to drug', 'P:response to ethanol', 'P:response to immobilization stress', 'P:response to peptide hormone', 'P:RIG-I signaling pathway', 'P:signal transduction', 'P:T-helper 17 type immune response', 'P:viral entry into host cell'], ['Human Gene ID #2', 'C:cell surface', 'C:extrinsic component of mitochondrial outer membrane', 'C:extrinsic component of presynaptic active zone membrane', 'C:GABA-ergic synapse', 'C:glutamatergic synapse', 'C:mitochondrial crista', 'C:mitochondrion', 'C:nucleus', 'C:postsynaptic density', 'F:transcription corepressor activity', 'P:activation of phospholipase C activity', 'P:activation of protein kinase C activity', 'P:animal organ regeneration', 'P:B cell activation', 'P:CD40 signaling pathway', 'P:DNA biosynthetic process', 'P:modulation by host of viral RNA genome replication', 'P:negative regulation of apoptotic process', 'P:negative regulation of cell population proliferation', 'P:negative regulation of transcription by RNA polymerase II', 'P:ovarian follicle atresia', 'P:ovarian follicle development', 'P:positive regulation of immunoglobulin production', 'P:positive regulation of NIK/NF-kappaB signaling', 'P:positive regulation of protein kinase B signaling', 'P:positive regulation of smooth muscle cell proliferation', 'P:response to cytokine', 'P:response to drug', 'P:response to ethanol', 'P:response to immobilization stress', 'P:response to peptide hormone', 'P:viral entry into host cell'], ['Human Gene ID #3', 'C:mitochondrial inner membrane', 'C:mitochondrion', 'C:plasma membrane'], ['Human Gene ID #4', 'C:mitochondrial inner membrane', 'C:plasma membrane'], ['Human Gene ID #5', 'C:mitochondrial inner membrane', 'C:plasma membrane']]</text:p>
          </table:table-cell>
          <table:table-cell office:value-type="string" calcext:value-type="string">
            <text:p>&gt;tr|A0A0D9S405|A0A0D9S405_CHLSB Prohibitin OS=Chlorocebus sabaeus OX=60711 PE=3 SV=1</text:p>
            <text:p>MAAKVFESIGKFGLALAVAGGVVNSALYNVDAGHRAVIFDRFRGVQDIVVGEGTHFLIPW</text:p>
            <text:p>VQKPIIFDCRSRPRNVPVITGSKDLQNVNITLRILFRPVASQLPRIFTSIGEDYDERVLP</text:p>
            <text:p>SITTEILKSVVARFDAGELITQRELVSRQVSDDLTERAATFGLILDDVSLTHLTFGKEFT</text:p>
            <text:p>EAVEAKQVAQQEAERARFVVEKAEQQKKAAIISAEGDSKAAELIANSLATAGDGLIELRK</text:p>
            <text:p>LEAAEDIAYQLSRSRNITYLPAGQSVLLQLP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liferating cell nuclear antigen OS=Chlorocebus sabaeus OX=60711 GN=PCNA PE=3 SV=1</text:p>
          </table:table-cell>
          <table:table-cell office:value-type="string" calcext:value-type="string">
            <text:p>A0A0D9RLR8</text:p>
          </table:table-cell>
          <table:table-cell office:value-type="string" calcext:value-type="string">
            <text:p>A0A0D9S751_CHLSB</text:p>
          </table:table-cell>
          <table:table-cell office:value-type="string" calcext:value-type="string">
            <text:p>PCNA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751|A0A0D9S751_CHLSB Prohibitin OS=Chlorocebus sabaeus OX=60711 PE=3 SV=1</text:p>
            <text:p>MAVKVFESVGKFGLALAVAGGVVNSALYNVDAGHRAVIFDRFHGVQDIVVGEGTHFLILW</text:p>
            <text:p>VQKPIIFDYHSRPCNVPVITGSKDLQNVNITLHIPFQPVTSQFPHIFTSTGEDYDEHVLL</text:p>
            <text:p>SIMTKILKSVVVRFDAGELITQRELVSKQMSNNLMERTATFGLILDAVFLTYLTFGKEFT</text:p>
            <text:p>EVVEAKQAAQQEADRARFMVEKAEQQEKAAIISAEGESKATELIANSLAPRWPDQAVQAL</text:p>
            <text:p>SRSHNITYLLAGQSVLLRLS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saposin OS=Chlorocebus sabaeus OX=60711 GN=PSAP PE=4 SV=1</text:p>
          </table:table-cell>
          <table:table-cell office:value-type="string" calcext:value-type="string">
            <text:p>A0A0D9R7Z3</text:p>
          </table:table-cell>
          <table:table-cell office:value-type="string" calcext:value-type="string">
            <text:p>A0A0D9RLR8_CHLSB</text:p>
          </table:table-cell>
          <table:table-cell office:value-type="string" calcext:value-type="string">
            <text:p>PSAP</text:p>
          </table:table-cell>
          <table:table-cell office:value-type="string" calcext:value-type="string">
            <text:p>PCNA_HUMAN, Q6FHF5_HUMAN</text:p>
          </table:table-cell>
          <table:table-cell table:number-columns-repeated="3"/>
          <table:table-cell office:value-type="string" calcext:value-type="string">
            <text:p>[['Human Gene ID #1', 'C:centrosome', 'C:chromatin', 'C:chromosome, telomeric region', 'C:cyclin-dependent protein kinase holoenzyme complex', 'C:extracellular exosome', 'C:nuclear body', 'C:nuclear lamina', 'C:nuclear replication fork', 'C:nucleoplasm', 'C:nucleus', 'C:PCNA complex', 'C:PCNA-p21 complex', 'C:replication fork', 'C:replisome', 'F:chromatin binding', 'F:damaged DNA binding', 'F:dinucleotide insertion or deletion binding', 'F:DNA polymerase binding', 'F:DNA polymerase processivity factor activity', 'F:enzyme binding', 'F:estrogen receptor binding', 'F:histone acetyltransferase binding', 'F:identical protein binding', 'F:MutLalpha complex binding', 'F:protein C-terminus binding', 'F:protein-containing complex binding', 'F:purine-specific mismatch base pair DNA N-glycosylase activity', 'F:receptor tyrosine kinase binding', 'P:base-excision repair, gap-filling', 'P:cellular response to hydrogen peroxide', 'P:cellular response to UV', 'P:cellular response to xenobiotic stimulus', 'P:DNA damage response, detection of DNA damage', 'P:DNA damage response, signal transduction by p53 class mediator resulting in cell cycle arrest', 'P:epithelial cell differentiation', 'P:error-free translesion synthesis', 'P:error-prone translesion synthesis', 'P:estrous cycle', 'P:heart development', 'P:leading strand elongation', 'P:liver regeneration', 'P:mismatch repair', 'P:mitotic telomere maintenance via semi-conservative replication', 'P:negative regulation of transcription by RNA polymerase II', 'P:nucleotide-excision repair, DNA gap filling', 'P:nucleotide-excision repair, DNA incision', "P:nucleotide-excision repair, DNA incision, 5'-to lesion", 'P:positive regulation of deoxyribonuclease activity', 'P:positive regulation of DNA repair', 'P:positive regulation of DNA replication', 'P:positive regulation of DNA-directed DNA polymerase activity', 'P:protein ubiquitination', 'P:regulation of transcription involved in G1/S transition of mitotic cell cycle', 'P:replication fork processing', 'P:response to cadmium ion', 'P:response to dexamethasone', 'P:response to estradiol', 'P:response to L-glutamate', 'P:telomere maintenance', 'P:telomere maintenance via semi-conservative replication', 'P:transcription-coupled nucleotide-excision repair', 'P:translesion synthesis', 'P:viral process'], ['Human Gene ID #2', 'C:nucleus', 'F:DNA binding', 'F:DNA polymerase processivity factor activity', 'P:DNA replication', 'P:regulation of DNA replication']]</text:p>
          </table:table-cell>
          <table:table-cell office:value-type="string" calcext:value-type="string">
            <text:p>&gt;tr|A0A0D9RLR8|A0A0D9RLR8_CHLSB Proliferating cell nuclear antigen OS=Chlorocebus sabaeus OX=60711 GN=PCNA PE=3 SV=1</text:p>
            <text:p>MFEARLVQGSILKKVLEALKDLINEACWDISSSGVNLQSMDSSHVSLVQLTLRSEGFDTY</text:p>
            <text:p>RCDRNLAMGVNLTSMSKILKCAGNEDIITLRAEDNADTLALVFEAPNQEKVSDYEMKLMD</text:p>
            <text:p>LDVEQLGIPEQEYSCVVKMPSGEFARICRDLSHIGDAVVISCAKDGVKFSASGELGNGNI</text:p>
            <text:p>KLSQTSNVDKEEEAVTIEMNEPVQLTFALRYLNFFTKATPLSSTVTLSMSADVPLVVEYK</text:p>
            <text:p>IADMGHLKYYLAPKIEDEEG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asome 26S subunit, non-ATPase 11 OS=Chlorocebus sabaeus OX=60711 GN=PSMD11 PE=4 SV=1</text:p>
          </table:table-cell>
          <table:table-cell office:value-type="string" calcext:value-type="string">
            <text:p>A0A0D9R227</text:p>
          </table:table-cell>
          <table:table-cell office:value-type="string" calcext:value-type="string">
            <text:p>A0A0D9R7Z3_CHLSB</text:p>
          </table:table-cell>
          <table:table-cell office:value-type="string" calcext:value-type="string">
            <text:p>PSMD11</text:p>
          </table:table-cell>
          <table:table-cell office:value-type="string" calcext:value-type="string">
            <text:p>SAP_HUMAN, A0A024QZQ2_HUMAN, B4DEK5_HUMAN, B4DRB7_HUMAN, C9JIZ6_HUMAN, O75905_HUMAN, Q53FJ5_HUMAN, Q59EN5_HUMAN</text:p>
          </table:table-cell>
          <table:table-cell table:number-columns-repeated="3"/>
          <table:table-cell office:value-type="string" calcext:value-type="string">
            <text:p>[['Human Gene ID #1', 'C:azurophil granule membrane', 'C:collagen-containing extracellular matrix', 'C:extracellular exosome', 'C:extracellular region', 'C:extracellular space', 'C:intracellular membrane-bounded organelle', 'C:late endosome', 'C:lysosomal lumen', 'C:lysosomal membrane', 'C:lysosome', 'C:plasma membrane', 'F:beta-galactosidase activity', 'F:enzyme activator activity', 'F:ganglioside GM1 binding', 'F:ganglioside GM2 binding', 'F:ganglioside GM3 binding', 'F:ganglioside GP1c binding', 'F:ganglioside GT1b binding', 'F:identical protein binding', 'F:lipid binding', 'F:phospholipid binding', 'F:protease binding', 'F:protein homodimerization activity', 'P:adenylate cyclase-inhibiting G protein-coupled receptor signaling pathway', 'P:epithelial cell differentiation involved in prostate gland development', 'P:G protein-coupled receptor signaling pathway', 'P:ganglioside GM1 transport to membrane', 'P:glycosphingolipid metabolic process', 'P:lipid transport', 'P:lysosomal transport', 'P:neutrophil degranulation', 'P:platelet degranulation', 'P:prostate gland growth', 'P:regulation of autophagy', 'P:regulation of lipid metabolic process'], ['Human Gene ID #2', 'C:extracellular space', 'C:intracellular membrane-bounded organelle', 'C:lysosome', 'P:adenylate cyclase-inhibiting G protein-coupled receptor signaling pathway', 'P:regulation of lipid metabolic process', 'P:sphingolipid metabolic process'], ['Human Gene ID #3', 'C:extracellular space', 'C:lysosome', 'P:adenylate cyclase-inhibiting G protein-coupled receptor signaling pathway', 'P:regulation of lipid metabolic process', 'P:sphingolipid metabolic process'], ['Human Gene ID #4', 'C:extracellular space', 'C:lysosome', 'P:adenylate cyclase-inhibiting G protein-coupled receptor signaling pathway', 'P:regulation of lipid metabolic process', 'P:sphingolipid metabolic process'], ['Human Gene ID #5', 'C:extracellular space', 'C:intracellular membrane-bounded organelle', 'C:lysosome', 'P:adenylate cyclase-inhibiting G protein-coupled receptor signaling pathway', 'P:regulation of lipid metabolic process', 'P:sphingolipid metabolic process'], ['Human Gene ID #6', 'NO GO TERMS ASSOCIATED'], ['Human Gene ID #7', 'C:extracellular space', 'C:lysosome', 'P:adenylate cyclase-inhibiting G protein-coupled receptor signaling pathway', 'P:regulation of lipid metabolic process', 'P:sphingolipid metabolic process'], ['Human Gene ID #8', 'C:extracellular space', 'C:lysosome', 'P:adenylate cyclase-inhibiting G protein-coupled receptor signaling pathway', 'P:regulation of lipid metabolic process', 'P:sphingolipid metabolic process']]</text:p>
          </table:table-cell>
          <table:table-cell office:value-type="string" calcext:value-type="string">
            <text:p>&gt;tr|A0A0D9R7Z3|A0A0D9R7Z3_CHLSB Prosaposin OS=Chlorocebus sabaeus OX=60711 GN=PSAP PE=4 SV=1</text:p>
            <text:p>MYALFLLASLLGAALASPVLGLKECTRGSAVWCQNVKTASDCGAVKHCLQTVWNKPTVKS</text:p>
            <text:p>LPCDICKDVVTAAGDMLKDNATEEEILVYLEKTCDWLPKPNMSASCKEIVDSYLPVILDI</text:p>
            <text:p>IKGEMSRPGEVCSALNLCESLQKHLAELNHQKQLESNKIPELDMTEVVAPFMANIPLLLY</text:p>
            <text:p>PQDGPRSKPQPKDNGDVCQDCIQMVTDIQTAVRTNSTFVQALVEHVKEECDRLGPGMADM</text:p>
            <text:p>CKNYISQYSEIAIQMMMHMQPKEICALVGFCDEVKEMPMQTLVPAKVASKNVIPALELVE</text:p>
            <text:p>PIKKHEVPAKSDVYCEVCEFLVKEVTKLIDNNKTEKEILDTFDKMCSKLPKSLSEECQEV</text:p>
            <text:p>VDTYGSSILSILLQEVSPELVCSMLRLCSGTRLPALTVHVTQPKDGGFCEVCKKLVGYLD</text:p>
            <text:p>RNLEKNSTKQEILAALEKGCSFLPDPYQKQCDQFVAEYEPVLIEILVEVMDPSFVCLKIG</text:p>
            <text:p>ACPSAHKPLLGTEKCVWGPSYWCQNTETAAQCNAVEHCKRHVW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asome 26S subunit, non-ATPase 14 OS=Chlorocebus sabaeus OX=60711 GN=PSMD14 PE=4 SV=1</text:p>
          </table:table-cell>
          <table:table-cell office:value-type="string" calcext:value-type="string">
            <text:p>A0A0D9RT16</text:p>
          </table:table-cell>
          <table:table-cell office:value-type="string" calcext:value-type="string">
            <text:p>A0A0D9R227_CHLSB</text:p>
          </table:table-cell>
          <table:table-cell office:value-type="string" calcext:value-type="string">
            <text:p>PSMD14</text:p>
          </table:table-cell>
          <table:table-cell office:value-type="string" calcext:value-type="string">
            <text:p>PSD11_HUMAN</text:p>
          </table:table-cell>
          <table:table-cell table:number-columns-repeated="3"/>
          <table:table-cell office:value-type="string" calcext:value-type="string">
            <text:p>[['Human Gene ID #1', 'C:cytosol', 'C:extracellular region', 'C:ficolin-1-rich granule lumen', 'C:membrane', 'C:nucleoplasm', 'C:nucleus', 'C:proteasome accessory complex', 'C:proteasome complex', 'C:proteasome regulatory particle, lid subcomplex', 'C:secretory granule lumen', 'F:structural molecule activity', 'P:anaphase-promoting complex-dependent catabolic process', 'P:antigen processing and presentation of exogenous peptide antigen via MHC class I, TAP-dependent', 'P:Fc-epsilon receptor signaling pathway', 'P:interleukin-1-mediated signaling pathway', 'P:MAPK cascade', 'P:negative regulation of canonical Wnt signaling pathway', 'P:negative regulation of G2/M transition of mitotic cell cycle', 'P:neutrophil degranulation', 'P:NIK/NF-kappaB signaling', 'P:positive regulation of canonical Wnt signaling pathway', 'P:post-translational protein modification', 'P:pre-replicative complex assembly', 'P:proteasome assembly', 'P:proteasome-mediated ubiquitin-dependent protein catabolic process', 'P:protein deubiquitination', 'P:protein polyubiquitination', 'P:regulation of cellular amino acid metabolic process', 'P:regulation of hematopoietic stem cell differentiation', 'P:regulation of mitotic cell cycle phase transition', 'P:regulation of mRNA stability', 'P:regulation of transcription from RNA polymerase II promoter in response to hypoxia', 'P:SCF-dependent proteasomal ubiquitin-dependent protein catabolic process', 'P:stem cell differentiation', 'P:stimulatory C-type lectin receptor signaling pathway', 'P:T cell receptor signaling pathway', 'P:transmembrane transport', 'P:tumor necrosis factor-mediated signaling pathway', 'P:ubiquitin-dependent protein catabolic process', 'P:Wnt signaling pathway, planar cell polarity pathway']]</text:p>
          </table:table-cell>
          <table:table-cell office:value-type="string" calcext:value-type="string">
            <text:p>&gt;tr|A0A0D9R227|A0A0D9R227_CHLSB PCI domain-containing protein OS=Chlorocebus sabaeus OX=60711 GN=PSMD11 PE=3 SV=1</text:p>
            <text:p>MAAAAVVEFQRAQSLLSTDREASIDILHSIVKRDIQENDEEAVQVKEQSILELGSLLAKT</text:p>
            <text:p>GQAAELGGLLKYVRPFLNSISKAKAARLVRSLLDLFLDMEAATGQEVELCLECIEWAKSE</text:p>
            <text:p>KRTFLRQALEARLVSLYFDTKRYQEALHLGSQLLRELKKMDDKALLVEVQLLESKTYHAL</text:p>
            <text:p>SNLPKARAALTSARTTANAIYCPPKLQATLDMQSGIIHAAEEKDWKTAYSYFYEAFEGYD</text:p>
            <text:p>SIDSPKAITSLKYMLLCKIMLNTPEDVQALVSGKLALRYAGRQTEALKCVAQASKNRSLA</text:p>
            <text:p>DFEKALTDYRAELRDDPIISTHLAKLYDNLLEQNLIRVIEPFSRVQIEHISSLIKLSKAD</text:p>
            <text:p>VERKLSQMILDKKFHGILDQGEGVLIIFDEPPVDKTYEAALETIQNMSKVVDSLYNKAKK</text:p>
            <text:p>L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asome 26S subunit, non-ATPase 6 OS=Chlorocebus sabaeus OX=60711 GN=PSMD6 PE=4 SV=1</text:p>
          </table:table-cell>
          <table:table-cell office:value-type="string" calcext:value-type="string">
            <text:p>A0A0D9RHR4</text:p>
          </table:table-cell>
          <table:table-cell office:value-type="string" calcext:value-type="string">
            <text:p>A0A0D9RT16_CHLSB</text:p>
          </table:table-cell>
          <table:table-cell office:value-type="string" calcext:value-type="string">
            <text:p>PSMD6</text:p>
          </table:table-cell>
          <table:table-cell office:value-type="string" calcext:value-type="string">
            <text:p>PSDE_HUMAN, A0A140VKF2_HUMAN, C9JW37_HUMAN, Q4ZG77_HUMAN, Q53TH1_HUMAN, Q96DE8_HUMAN</text:p>
          </table:table-cell>
          <table:table-cell table:number-columns-repeated="3"/>
          <table:table-cell office:value-type="string" calcext:value-type="string">
            <text:p>[['Human Gene ID #1', 'C:cytosol', 'C:cytosolic proteasome complex', 'C:extracellular region', 'C:ficolin-1-rich granule lumen', 'C:nucleoplasm', 'C:nucleus', 'C:proteasome accessory complex', 'C:proteasome complex', 'C:proteasome regulatory particle, lid subcomplex', 'C:secretory granule lumen', 'F:endopeptidase activator activity', 'F:isopeptidase activity', 'F:Lys63-specific deubiquitinase activity', 'F:metal ion binding', 'F:metallopeptidase activity', 'F:proteasome binding', 'F:thiol-dependent ubiquitin-specific protease activity', 'P:anaphase-promoting complex-dependent catabolic process', 'P:antigen processing and presentation of exogenous peptide antigen via MHC class I, TAP-dependent', 'P:double-strand break repair via homologous recombination', 'P:double-strand break repair via nonhomologous end joining', 'P:Fc-epsilon receptor signaling pathway', 'P:interleukin-1-mediated signaling pathway', 'P:MAPK cascade', 'P:negative regulation of canonical Wnt signaling pathway', 'P:negative regulation of G2/M transition of mitotic cell cycle', 'P:neutrophil degranulation', 'P:NIK/NF-kappaB signaling', 'P:positive regulation of canonical Wnt signaling pathway', 'P:post-translational protein modification', 'P:pre-replicative complex assembly', 'P:proteasome-mediated ubiquitin-dependent protein catabolic process', 'P:protein deubiquitination', 'P:protein K63-linked deubiquitination', 'P:protein polyubiquitination', 'P:regulation of cellular amino acid metabolic process', 'P:regulation of hematopoietic stem cell differentiation', 'P:regulation of mitotic cell cycle phase transition', 'P:regulation of mRNA stability', 'P:regulation of proteasomal protein catabolic process', 'P:regulation of transcription from RNA polymerase II promoter in response to hypoxia', 'P:response to ethanol', 'P:SCF-dependent proteasomal ubiquitin-dependent protein catabolic process', 'P:stimulatory C-type lectin receptor signaling pathway', 'P:T cell receptor signaling pathway', 'P:transmembrane transport', 'P:tumor necrosis factor-mediated signaling pathway', 'P:ubiquitin-dependent protein catabolic process', 'P:Wnt signaling pathway, planar cell polarity pathway'], ['Human Gene ID #2', 'C:cytosolic proteasome complex', 'C:proteasome accessory complex', 'F:isopeptidase activity', 'F:Lys63-specific deubiquitinase activity', 'F:metallopeptidase activity', 'P:response to ethanol'], ['Human Gene ID #3', 'F:isopeptidase activity', 'F:Lys63-specific deubiquitinase activity', 'F:metallopeptidase activity'], ['Human Gene ID #4', 'F:isopeptidase activity', 'F:Lys63-specific deubiquitinase activity', 'F:metallopeptidase activity'], ['Human Gene ID #5', 'F:Lys63-specific deubiquitinase activity', 'F:metallopeptidase activity'], ['Human Gene ID #6', 'F:Lys63-specific deubiquitinase activity', 'F:metallopeptidase activity']]</text:p>
          </table:table-cell>
          <table:table-cell office:value-type="string" calcext:value-type="string">
            <text:p>&gt;tr|A0A0D9RT16|A0A0D9RT16_CHLSB 26S proteasome regulatory subunit RPN11 OS=Chlorocebus sabaeus OX=60711 GN=PSMD14 PE=4 SV=1</text:p>
            <text:p>MDRLLRLGGGMPGLGQGPPTDAPAVDTAEQVYISSLALLKMLKHGRAGVPMEVMGLMLGE</text:p>
            <text:p>FVDDYTVRVIDVFAMPQSGTGVSVEAVDPVFQAKMLDMLKQTGRPEMVVGWYHSHPGFGC</text:p>
            <text:p>WLSGVDINTQQSFEALSERAVAVVVDPIQSVKGKVVIDAFRLINANMMVLGHEPRQTTSN</text:p>
            <text:p>LGHLNKPSIQALIHGLNRHYYSITINYRKNELEQKMLLNLHKKSWMEGLTLQDYSEHCKH</text:p>
            <text:p>NESVVKEMLELAKNYNKAVEEEDKMTPEQLAIKNVGKQDPKRHLEEHVDVLMTSNIVQCL</text:p>
            <text:p>AAMLDTVVF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asome subunit alpha type OS=Chlorocebus sabaeus OX=60711 GN=PSMA6 PE=3 SV=1</text:p>
          </table:table-cell>
          <table:table-cell office:value-type="string" calcext:value-type="string">
            <text:p>A0A0D9RSM7</text:p>
          </table:table-cell>
          <table:table-cell office:value-type="string" calcext:value-type="string">
            <text:p>A0A0D9RHR4_CHLSB</text:p>
          </table:table-cell>
          <table:table-cell office:value-type="string" calcext:value-type="string">
            <text:p>PSMA6</text:p>
          </table:table-cell>
          <table:table-cell office:value-type="string" calcext:value-type="string">
            <text:p>PSMD6_HUMAN, B3KT66_HUMAN</text:p>
          </table:table-cell>
          <table:table-cell table:number-columns-repeated="3"/>
          <table:table-cell office:value-type="string" calcext:value-type="string">
            <text:p>[['Human Gene ID #1', 'C:cytosol', 'C:extracellular region', 'C:ficolin-1-rich granule lumen', 'C:nucleoplasm', 'C:proteasome accessory complex', 'C:proteasome complex', 'C:proteasome regulatory particle', 'C:secretory granule lumen', 'F:ATPase activity', 'F:enzyme regulator activity', 'P:anaphase-promoting complex-dependent catabolic process', 'P:antigen processing and presentation of exogenous peptide antigen via MHC class I, TAP-dependent', 'P:Fc-epsilon receptor signaling pathway', 'P:interleukin-1-mediated signaling pathway', 'P:MAPK cascade', 'P:negative regulation of canonical Wnt signaling pathway', 'P:negative regulation of G2/M transition of mitotic cell cycle', 'P:neutrophil degranulation', 'P:NIK/NF-kappaB signaling', 'P:positive regulation of canonical Wnt signaling pathway', 'P:post-translational protein modification', 'P:pre-replicative complex assembly', 'P:proteasome-mediated ubiquitin-dependent protein catabolic process', 'P:protein deubiquitination', 'P:protein polyubiquitination', 'P:proteolysis', 'P:regulation of cellular amino acid metabolic process', 'P:regulation of hematopoietic stem cell differentiation', 'P:regulation of mitotic cell cycle phase transition', 'P:regulation of mRNA stability', 'P:regulation of transcription from RNA polymerase II promoter in response to hypoxia', 'P:SCF-dependent proteasomal ubiquitin-dependent protein catabolic process', 'P:stimulatory C-type lectin receptor signaling pathway', 'P:T cell receptor signaling pathway', 'P:transmembrane transport', 'P:tumor necrosis factor-mediated signaling pathway', 'P:Wnt signaling pathway, planar cell polarity pathway'], ['Human Gene ID #2', 'C:proteasome complex', 'F:enzyme regulator activity']]</text:p>
          </table:table-cell>
          <table:table-cell office:value-type="string" calcext:value-type="string">
            <text:p>&gt;tr|A0A0D9RHR4|A0A0D9RHR4_CHLSB 26S proteasome non-ATPase regulatory subunit 6 OS=Chlorocebus sabaeus OX=60711 GN=PSMD6 PE=3 SV=1</text:p>
            <text:p>MPLENLEEEGLPKNPDLRIAQLRFLLSLPEHRGDAAVRDELMAAVRDNNFWNRIRQEQTE</text:p>
            <text:p>DCPPALVEVGSARIGPHANLPPAYVSCFAKSIIKRHPMPSYMAPYYEALCRSLDWQIDMD</text:p>
            <text:p>LLNKMKKANEDELKRLDEELEDAEKNLGESEIRDAMMAKAEYLCRIGDKEGALTAFRKTY</text:p>
            <text:p>DKTVALGHRLDIVFYLLRIGLFYMDNDLITRNTEKAKSLIEEGGDWDRRNRLKVYQGLYC</text:p>
            <text:p>VAIRDFKQAAELFLDTVSTFTSYELMDYKTFVTYTVYVSMIALERPDLREKVIKGAEILE</text:p>
            <text:p>VLHSLPAVRQYLFSLYECRYSVFFQSLAVVEQEMKKDWLFAPHYRYYVREMRIHAYSQLL</text:p>
            <text:p>ESYRSLTLGYMAEAFGVGVEFIDQELSRFIAAGRLHCKIDKVNEIVETNSR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asome subunit alpha type OS=Chlorocebus sabaeus OX=60711 GN=PSMA7 PE=3 SV=1</text:p>
          </table:table-cell>
          <table:table-cell office:value-type="string" calcext:value-type="string">
            <text:p>A0A0D9RT77</text:p>
          </table:table-cell>
          <table:table-cell office:value-type="string" calcext:value-type="string">
            <text:p>A0A0D9RSM7_CHLSB</text:p>
          </table:table-cell>
          <table:table-cell office:value-type="string" calcext:value-type="string">
            <text:p>PSMA7</text:p>
          </table:table-cell>
          <table:table-cell office:value-type="string" calcext:value-type="string">
            <text:p>G3V5Z7_HUMAN</text:p>
          </table:table-cell>
          <table:table-cell table:number-columns-repeated="3"/>
          <table:table-cell office:value-type="string" calcext:value-type="string">
            <text:p>[['Human Gene ID #1', 'C:nuclear matrix', 'C:nucleoplasm', 'C:P-body', 'C:proteasome core complex, alpha-subunit complex', 'C:sarcomere', 'F:RNA binding', 'P:ubiquitin-dependent protein catabolic process']]</text:p>
          </table:table-cell>
          <table:table-cell office:value-type="string" calcext:value-type="string">
            <text:p>&gt;tr|A0A0D9RSM7|A0A0D9RSM7_CHLSB Proteasome subunit alpha type OS=Chlorocebus sabaeus OX=60711 GN=PSMA6 PE=3 SV=1</text:p>
            <text:p>MSRGSSAGFDRHITIFSPEGRLYQVEYAFKAINQGGLTSVAVRGKDCAVIVTQKKVPDKL</text:p>
            <text:p>LDSSTVTHLFKITENIGCVMTGMTADSRSQVQRARYEAANWKYKYGYEIPVDMLCKRIAD</text:p>
            <text:p>ISQVYTQNAEMRPLGCWSFLFLGMILIGIDEEQGPQVYKCDPAGYYCGFKATAAGVKQTE</text:p>
            <text:p>STSFLEKKVKKKFDWTFEQTVETAITCLSTVLSIDFKPSEIEVGVVTVENPKFRILTEAE</text:p>
            <text:p>IDAHLVALAER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in disulfide isomerase family A member 6 OS=Chlorocebus sabaeus OX=60711 GN=PDIA6 PE=3 SV=1</text:p>
          </table:table-cell>
          <table:table-cell office:value-type="string" calcext:value-type="string">
            <text:p>A0A0D9R4K9</text:p>
          </table:table-cell>
          <table:table-cell office:value-type="string" calcext:value-type="string">
            <text:p>A0A0D9RT77_CHLSB</text:p>
          </table:table-cell>
          <table:table-cell office:value-type="string" calcext:value-type="string">
            <text:p>PDIA6</text:p>
          </table:table-cell>
          <table:table-cell office:value-type="string" calcext:value-type="string">
            <text:p>PSA7_HUMAN, A0A0K0K1K4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nucleoplasm', 'C:nucleus', 'C:postsynapse', 'C:proteasome complex', 'C:proteasome core complex', 'C:proteasome core complex, alpha-subunit complex', 'F:endopeptidase activity', 'F:identical protein binding', 'P:anaphase-promoting complex-dependent catabolic process', 'P:antigen processing and presentation of exogenous peptide antigen via MHC class I, TAP-dependent', 'P:Fc-epsilon receptor signaling pathway', 'P:interleukin-1-mediated signaling pathway', 'P:MAPK cascade', 'P:negative regulation of canonical Wnt signaling pathway', 'P:negative regulation of G2/M transition of mitotic cell cycle', 'P:NIK/NF-kappaB signaling', 'P:positive regulation of canonical Wnt signaling pathway', 'P:post-translational protein modification', 'P:pre-replicative complex assembly', 'P:proteasomal ubiquitin-independent protein catabolic process', 'P:proteasome-mediated ubiquitin-dependent protein catabolic process', 'P:protein deubiquitination', 'P:protein polyubiquitination', 'P:regulation of cellular amino acid metabolic process', 'P:regulation of hematopoietic stem cell differentiation', 'P:regulation of mitotic cell cycle phase transition', 'P:regulation of mRNA stability', 'P:regulation of transcription from RNA polymerase II promoter in response to hypoxia', 'P:SCF-dependent proteasomal ubiquitin-dependent protein catabolic process', 'P:stimulatory C-type lectin receptor signaling pathway', 'P:T cell receptor signaling pathway', 'P:transmembrane transport', 'P:tumor necrosis factor-mediated signaling pathway', 'P:viral process', 'P:Wnt signaling pathway, planar cell polarity pathway'], ['Human Gene ID #2', 'C:cytoplasm', 'C:nucleus', 'C:postsynapse', 'C:proteasome core complex, alpha-subunit complex', 'P:ubiquitin-dependent protein catabolic process']]</text:p>
          </table:table-cell>
          <table:table-cell office:value-type="string" calcext:value-type="string">
            <text:p>&gt;tr|A0A0D9RT77|A0A0D9RT77_CHLSB Proteasome subunit alpha type OS=Chlorocebus sabaeus OX=60711 GN=PSMA7 PE=3 SV=1</text:p>
            <text:p>MSYDRAITVFSPDGHLFQVEYAQEAVKKGSTAVGVRGRDIVVLGVEKKSVAKLQDERTVR</text:p>
            <text:p>KICALDDNVCMAFAGLTADARIVINRARVECQSHRLTVEDPVTVEYITRYIASLKQRYTQ</text:p>
            <text:p>SNGRRPFGISALIVGFDFDGTPRLYQTDPSGTYHAWKANAIGRGAKSVREFLEKNYTDEA</text:p>
            <text:p>IETDDLTIKLVIKALLEVVQSGGKNIELAVMRRDQPLKILNPEEIEKYVAEIEKEKEENE</text:p>
            <text:p>KKKQKKA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in disulfide-isomerase A4 OS=Chlorocebus sabaeus OX=60711 GN=PDIA4 PE=3 SV=1</text:p>
          </table:table-cell>
          <table:table-cell office:value-type="string" calcext:value-type="string">
            <text:p>A0A0D9R3W5</text:p>
          </table:table-cell>
          <table:table-cell office:value-type="string" calcext:value-type="string">
            <text:p>A0A0D9R4K9_CHLSB</text:p>
          </table:table-cell>
          <table:table-cell office:value-type="string" calcext:value-type="string">
            <text:p>PDIA4</text:p>
          </table:table-cell>
          <table:table-cell office:value-type="string" calcext:value-type="string">
            <text:p>PDIA6_HUMAN, A0A384NPU5_HUMAN, C9JNG5_HUMAN</text:p>
          </table:table-cell>
          <table:table-cell table:number-columns-repeated="3"/>
          <table:table-cell office:value-type="string" calcext:value-type="string">
            <text:p>[['Human Gene ID #1', 'C:cytosol', 'C:endoplasmic reticulum', 'C:endoplasmic reticulum chaperone complex', 'C:endoplasmic reticulum lumen', 'C:endoplasmic reticulum membrane', 'C:endoplasmic reticulum-Golgi intermediate compartment', 'C:extracellular exosome', 'C:extracellular space', 'C:melanosome', 'C:plasma membrane', 'F:peptide disulfide oxidoreductase activity', 'F:protein disulfide isomerase activity', 'P:cellular protein metabolic process', 'P:IRE1-mediated unfolded protein response', 'P:post-translational protein modification', 'P:protein folding'], ['Human Gene ID #2', 'C:endoplasmic reticulum lumen', 'F:protein disulfide isomerase activity'], ['Human Gene ID #3', 'NO GO TERMS ASSOCIATED']]</text:p>
          </table:table-cell>
          <table:table-cell office:value-type="string" calcext:value-type="string">
            <text:p>&gt;tr|A0A0D9R4K9|A0A0D9R4K9_CHLSB Protein disulfide-isomerase A6 OS=Chlorocebus sabaeus OX=60711 GN=PDIA6 PE=3 SV=1</text:p>
            <text:p>MALLGLGLVSCAFFLAVNGLYSSSDDVIELTPSNFNREVIQSDSLWLVEFYAPWCGHCQR</text:p>
            <text:p>LTPEWKKAATALKDVVKVGAVDADKHQSLGGQYGVQGFPTIKIFGSNKNRPEDYQGGRTG</text:p>
            <text:p>EAIVDAALSALRQLVKDRLGGRSGGYSSGKQGRSDSSSKKDVIELTDDSFDENVLDSEDV</text:p>
            <text:p>WMVEFYAPWCGHCKNLEPEWAAAASEVKEQTKGKVKLAAVDATVNQVLASRYGIRGFPTI</text:p>
            <text:p>KIFQKGESPVDYDGGRTRSDIVSRALDLFSDNAPPPELLEIINEDIAKRTCEEHQLCVVA</text:p>
            <text:p>VLPHILDTGAAGRNSYLEVLLKMADKYKKKMWGWLWTEAGAQSELETALGIGGFGYPAMA</text:p>
            <text:p>AINARKMKFALLKGSFSEQGINEFLRELSFGRGSTAPVGGGAFPTIVEREPWDGRDGELP</text:p>
            <text:p>VEDDIDLSDVELDDLGKDE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in disulfide-isomerase OS=Chlorocebus sabaeus OX=60711 GN=P4HB PE=3 SV=1</text:p>
          </table:table-cell>
          <table:table-cell office:value-type="string" calcext:value-type="string">
            <text:p>A0A0D9S4M6</text:p>
          </table:table-cell>
          <table:table-cell office:value-type="string" calcext:value-type="string">
            <text:p>A0A0D9R3W5_CHLSB</text:p>
          </table:table-cell>
          <table:table-cell office:value-type="string" calcext:value-type="string">
            <text:p>P4HB</text:p>
          </table:table-cell>
          <table:table-cell office:value-type="string" calcext:value-type="string">
            <text:p>PDIA4_HUMAN, A0A090N8Y2_HUMAN, A0A499FI48_HUMAN</text:p>
          </table:table-cell>
          <table:table-cell table:number-columns-repeated="3"/>
          <table:table-cell office:value-type="string" calcext:value-type="string">
            <text:p>[['Human Gene ID #1', 'C:cell surface', 'C:endoplasmic reticulum', 'C:endoplasmic reticulum lumen', 'C:extracellular space', 'C:melanosome', 'F:peptide disulfide oxidoreductase activity', 'F:protein disulfide isomerase activity', 'F:RNA binding', 'P:chaperone-mediated protein folding', 'P:protein folding', 'P:protein secretion', 'P:response to endoplasmic reticulum stress'], ['Human Gene ID #2', 'C:endoplasmic reticulum lumen', 'C:melanosome', 'F:protein disulfide isomerase activity'], ['Human Gene ID #3', 'C:endoplasmic reticulum lumen', 'C:melanosome', 'F:protein disulfide isomerase activity']]</text:p>
          </table:table-cell>
          <table:table-cell office:value-type="string" calcext:value-type="string">
            <text:p>&gt;tr|A0A0D9R3W5|A0A0D9R3W5_CHLSB Protein disulfide-isomerase A4 OS=Chlorocebus sabaeus OX=60711 GN=PDIA4 PE=3 SV=1</text:p>
            <text:p>MRPGKAYLFLLLLGLAQLLAVAGAEGPDEDSSNRENAIEDEEEEEEEEDDEEEDDLEVKE</text:p>
            <text:p>ENGVLVLNDANFDNFVADKDTVLLEFYAPWCGHCKQFAPEYEKIANILKDNDPPIPVAKI</text:p>
            <text:p>DATSASMLASRFDVSGYPTIKILKKGQAVDYEGSRTQEEIVAKVREVSQPDWTPPPEVTL</text:p>
            <text:p>VLTKENFDEVVNDADIILVEFYAPWCGHCKKLAPEYEKAAKELNKRSPPIPLAKVDATAE</text:p>
            <text:p>TDLAKRFDVSGYPTLKIFRKGRPFDYNGPREKYGIVDYMIEQSGPPSKEILTLKQVQEFL</text:p>
            <text:p>KDGEDVIIIGVFKGESDPAYQQYQDAANNLREDYKFHHAFSTEIAKFLKVSQGQLVVMQP</text:p>
            <text:p>EKFQSKYEPRSHVMDVQGSTQDSAIKDFVLKYALPLVGHRKASNEAKRYTRRPLVVVYYS</text:p>
            <text:p>VDFSFDYRAATQFWRSKVLEVAKDFPEYTFAIADEEDYAGEVKDLGLSESGEDVNAAILD</text:p>
            <text:p>ESGKKFAMEPEEFDSDTLREFVTAFKKGKLKPVIKSQPVPKNNKGPVKVVVGKTFDSIVM</text:p>
            <text:p>DPKKDVLIEFYAPWCGHCKQLEPVYSSLAKKYKGQKGLVIAKMDATANDVPSDRYKVEGF</text:p>
            <text:p>PTIYFAPSGDKKNPVKFEGGDRDLEHLSKFIEEHATKLSRTKEE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in disulfide-isomerase OS=Chlorocebus sabaeus OX=60711 GN=PDIA3 PE=3 SV=1</text:p>
          </table:table-cell>
          <table:table-cell office:value-type="string" calcext:value-type="string">
            <text:p>A0A0D9RAM8</text:p>
          </table:table-cell>
          <table:table-cell office:value-type="string" calcext:value-type="string">
            <text:p>A0A0D9S4M6_CHLSB</text:p>
          </table:table-cell>
          <table:table-cell office:value-type="string" calcext:value-type="string">
            <text:p>PDIA3</text:p>
          </table:table-cell>
          <table:table-cell office:value-type="string" calcext:value-type="string">
            <text:p>PDIA1_HUMAN, A0A024R8S5_HUMAN, B3KTQ9_HUMAN</text:p>
          </table:table-cell>
          <table:table-cell table:number-columns-repeated="3"/>
          <table:table-cell office:value-type="string" calcext:value-type="string">
            <text:p>[['Human Gene ID #1', 'C:cytoskeleton', 'C:cytosol', 'C:endoplasmic reticulum', 'C:endoplasmic reticulum lumen', 'C:endoplasmic reticulum-Golgi intermediate compartment', 'C:external side of plasma membrane', 'C:extracellular exosome', 'C:extracellular region', 'C:focal adhesion', 'C:lamellipodium', 'C:melanosome', 'C:procollagen-proline 4-dioxygenase complex', 'C:protein-containing complex', 'F:actin binding', 'F:integrin binding', 'F:peptide disulfide oxidoreductase activity', 'F:procollagen-proline 4-dioxygenase activity', 'F:protein disulfide isomerase activity', 'F:protein heterodimerization activity', 'F:RNA binding', 'F:thiol oxidase activity', 'P:cellular protein metabolic process', 'P:cellular response to hypoxia', 'P:chylomicron assembly', 'P:collagen fibril organization', 'P:interleukin-12-mediated signaling pathway', 'P:interleukin-23-mediated signaling pathway', 'P:peptidyl-proline hydroxylation to 4-hydroxy-L-proline', 'P:positive regulation of cell adhesion', 'P:positive regulation of substrate adhesion-dependent cell spreading', 'P:positive regulation of viral entry into host cell', 'P:post-translational protein modification', 'P:protein folding', 'P:protein folding in endoplasmic reticulum', 'P:regulation of oxidative stress-induced intrinsic apoptotic signaling pathway', 'P:response to endoplasmic reticulum stress', 'P:very-low-density lipoprotein particle assembly'], ['Human Gene ID #2', 'C:endoplasmic reticulum', 'C:endoplasmic reticulum lumen', 'C:melanosome', 'F:dioxygenase activity', 'F:protein disulfide isomerase activity'], ['Human Gene ID #3', 'C:endoplasmic reticulum lumen', 'F:dioxygenase activity', 'F:protein disulfide isomerase activity']]</text:p>
          </table:table-cell>
          <table:table-cell office:value-type="string" calcext:value-type="string">
            <text:p>&gt;tr|A0A0D9S4M6|A0A0D9S4M6_CHLSB Protein disulfide-isomerase OS=Chlorocebus sabaeus OX=60711 GN=P4HB PE=3 SV=1</text:p>
            <text:p>MLRCALLCLAVAAAAQVYADAPEEEDHVLVLRKSNFAEALAAHKYLLVEFYAPWCGHCKA</text:p>
            <text:p>LAPEYAKAAGKLKAEGSEIRLAKVDATEESDLAQQYGVRGYPTIKFFRNGDTASPKEYTA</text:p>
            <text:p>GREADDIVNWLKKRTGPAATTLPDGAAAESLVESSEVAVIGFFKDVESDSAKQFLQAAEA</text:p>
            <text:p>IDDIPFGITSNSDVFSKYQLDKDGVVLFKKFDEGRNNFEGEVTKENLLDFIKYNQLPLVI</text:p>
            <text:p>EFTEQTAPKIFGGEIKTHILLFLPKSVSDYDGKLSNFKTAAESFKGKILFIFIDSDHTDN</text:p>
            <text:p>QRILEFFGLKKEECPAVRLITLEEEMTKYKPESDELTAERITEFCHRFLEGKIKPHLMSQ</text:p>
            <text:p>ELPEDWDKQPVKVLVGKNFEEVAFDEKKNVFVEFYAPWCGHCKQLAPIWDKLGETYKDHE</text:p>
            <text:p>NIVIAKMDSTANEVEAVKVHSFPTLKFFPASVDRTVIDYNGERTLDGFKKFLESGGQDGA</text:p>
            <text:p>GDDDDLEDLEEAEEPDMEEDDDQKAVKDE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in phosphatase 2 scaffold subunit Abeta OS=Chlorocebus sabaeus OX=60711 GN=PPP2R1B PE=4 SV=1</text:p>
          </table:table-cell>
          <table:table-cell office:value-type="string" calcext:value-type="string">
            <text:p>A0A0D9S2R2</text:p>
          </table:table-cell>
          <table:table-cell office:value-type="string" calcext:value-type="string">
            <text:p>A0A0D9RAM8_CHLSB</text:p>
          </table:table-cell>
          <table:table-cell office:value-type="string" calcext:value-type="string">
            <text:p>PPP2R1B</text:p>
          </table:table-cell>
          <table:table-cell office:value-type="string" calcext:value-type="string">
            <text:p>PDIA3_HUMAN, B3KQT9_HUMAN, V9HVY3_HUMAN</text:p>
          </table:table-cell>
          <table:table-cell table:number-columns-repeated="3"/>
          <table:table-cell office:value-type="string" calcext:value-type="string">
            <text:p>[['Human Gene ID #1', 'C:cell surface', 'C:endoplasmic reticulum', 'C:endoplasmic reticulum lumen', 'C:extracellular exosome', 'C:extracellular space', 'C:focal adhesion', 'C:melanosome', 'C:MHC class I peptide loading complex', 'C:nucleus', 'C:phagocytic vesicle', 'C:recycling endosome membrane', 'F:cysteine-type endopeptidase activity', 'F:disulfide oxidoreductase activity', 'F:identical protein binding', 'F:peptide disulfide oxidoreductase activity', 'F:phospholipase C activity', 'F:protein disulfide isomerase activity', 'F:RNA binding', 'P:antigen processing and presentation of exogenous peptide antigen via MHC class I, TAP-dependent', 'P:antigen processing and presentation of peptide antigen via MHC class I', 'P:cellular response to interleukin-7', 'P:positive regulation of extrinsic apoptotic signaling pathway', 'P:protein folding', 'P:protein folding in endoplasmic reticulum', 'P:response to endoplasmic reticulum stress'], ['Human Gene ID #2', 'C:endoplasmic reticulum lumen', 'C:melanosome', 'F:protein disulfide isomerase activity'], ['Human Gene ID #3', 'C:cell surface', 'C:endoplasmic reticulum', 'C:endoplasmic reticulum lumen', 'C:melanosome', 'F:protein disulfide isomerase activity', 'P:cellular response to interleukin-7', 'P:positive regulation of extrinsic apoptotic signaling pathway']]</text:p>
          </table:table-cell>
          <table:table-cell office:value-type="string" calcext:value-type="string">
            <text:p>&gt;tr|A0A0D9RAM8|A0A0D9RAM8_CHLSB Protein disulfide-isomerase OS=Chlorocebus sabaeus OX=60711 GN=PDIA3 PE=3 SV=1</text:p>
            <text:p>MRLRRLALFPGVALLLAAARLAAASDVLELTDDNFESRVSDTGSAGLMLVEFFAPWCGHC</text:p>
            <text:p>KRLAPEYEAAATRLKGIVPLAKVDCTANTNTCNKYGVSGYPTLKIFRDGEEAGAYDGPRT</text:p>
            <text:p>ADGIVSHLKKQAGPASVPLRTEEEFKKFISDKDASVVGFFDDLFSEAHSEFLKAASNLRD</text:p>
            <text:p>NYRFAHTNVKSLVNEYDDNGEGIILFRPSHLTNKFEDKTVAYTEQKMTSGKIKKFIQENI</text:p>
            <text:p>FGICPHMTEDNKDLIQGKDLLIAYYDVDYEKNAKGSNYWRNRVMMVAKKFLDAGHKLNFA</text:p>
            <text:p>VASRKTFSHELSDFGLESTAGEIPVVAIRTAKGEKFVMQEEFSRDGKALERFLQDYFDGN</text:p>
            <text:p>LKRYLKSEPIPESNDGPVKVVVAENFDEIVNNENKDVLIEFYAPWCGHCKNLEPKYKELG</text:p>
            <text:p>EKLSKDPNIVIAKMDATANDVPSPYEVRGFPTIYFSPANKKLNPKKYEGGRELSDFISYL</text:p>
            <text:p>QREATNPPVIQEEKPKKKKKAQED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in S100 OS=Chlorocebus sabaeus OX=60711 GN=S100A4 PE=3 SV=1</text:p>
          </table:table-cell>
          <table:table-cell office:value-type="string" calcext:value-type="string">
            <text:p>A0A0D9S5N9</text:p>
          </table:table-cell>
          <table:table-cell office:value-type="string" calcext:value-type="string">
            <text:p>A0A0D9S2R2_CHLSB</text:p>
          </table:table-cell>
          <table:table-cell office:value-type="string" calcext:value-type="string">
            <text:p>S100A4</text:p>
          </table:table-cell>
          <table:table-cell office:value-type="string" calcext:value-type="string">
            <text:p>2AAB_HUMAN</text:p>
          </table:table-cell>
          <table:table-cell table:number-columns-repeated="3"/>
          <table:table-cell office:value-type="string" calcext:value-type="string">
            <text:p>[['Human Gene ID #1', 'C:cytoplasm', 'C:extracellular exosome', 'C:membrane raft', 'C:protein phosphatase type 2A complex', 'C:protein serine/threonine phosphatase complex', 'F:protein phosphatase regulator activity', 'P:apoptotic process involved in morphogenesis', 'P:positive regulation of extrinsic apoptotic signaling pathway in absence of ligand', 'P:protein dephosphorylation']]</text:p>
          </table:table-cell>
          <table:table-cell office:value-type="string" calcext:value-type="string">
            <text:p>&gt;tr|A0A0D9S2R2|A0A0D9S2R2_CHLSB Protein phosphatase 2 scaffold subunit Abeta OS=Chlorocebus sabaeus OX=60711 GN=PPP2R1B PE=4 SV=1</text:p>
            <text:p>MAGASGLGTGPGAAGGDGDDSLYPIAVLIDELRNEDVQLRLNSIKKLSTIALALGVERTR</text:p>
            <text:p>SELLPFLTDTIYDEDEVLLALAEQLGNFTGLVGGPDFAHCLLPPLENLATVEETVVRDKA</text:p>
            <text:p>VESLRQISQEHTPVALEAYFVPLVKRLASGDWFTSRTSACGLFSVCYPRASNAVKAEIRQ</text:p>
            <text:p>QFRSLCSDDTPMVRRAAASKLGEFAKVLELDSVKSEIVPLFTNLASDEQDSVRLLAVEAC</text:p>
            <text:p>VSIAQLLSQDDLETLVMPTLRQAAEDKSWRVRYMVADKFSELQKAMGPKITLNDLIPAFQ</text:p>
            <text:p>NLLKDCEAEVRAAAAHKVKELGENLPIEDRETIIMNQILPYIKELVSDTNQHVKSALASV</text:p>
            <text:p>IMGLSTILGKENTIEHLLPLFLAQLKDECPEVRLNIISNLDCVNEVIGIRQLSQSLLPAI</text:p>
            <text:p>VELAEDAKWRVRLAIIEYMPLLAGQLGVEFFDEKLNSLCMAWLVDHVYAIREAATNNLMK</text:p>
            <text:p>LVQKFGTEWAQNTIVPKVLLMANDPNYLHRMTTLFCINALSEACGQEITTKQMLPIVLKM</text:p>
            <text:p>AGDQVANVRFNVAKSLQKIGPILDTNALQGEVKPVLQKLGQDEDMDVKYFAQEAISGI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eudopodium enriched atypical kinase 1 OS=Chlorocebus sabaeus OX=60711 GN=PEAK1 PE=4 SV=1</text:p>
          </table:table-cell>
          <table:table-cell office:value-type="string" calcext:value-type="string">
            <text:p>A0A0D9RQF4</text:p>
          </table:table-cell>
          <table:table-cell office:value-type="string" calcext:value-type="string">
            <text:p>A0A0D9S5N9_CHLSB</text:p>
          </table:table-cell>
          <table:table-cell office:value-type="string" calcext:value-type="string">
            <text:p>PEAK1</text:p>
          </table:table-cell>
          <table:table-cell office:value-type="string" calcext:value-type="string">
            <text:p>S10A4_HUMAN</text:p>
          </table:table-cell>
          <table:table-cell table:number-columns-repeated="3"/>
          <table:table-cell office:value-type="string" calcext:value-type="string">
            <text:p>[['Human Gene ID #1', 'C:collagen-containing extracellular matrix', 'C:extracellular exosome', 'C:extracellular region', 'C:extracellular space', 'C:neuron projection', 'C:nucleus', 'C:perinuclear region of cytoplasm', 'F:actin binding', 'F:calcium ion binding', 'F:calcium-dependent protein binding', 'F:identical protein binding', 'F:RAGE receptor binding', 'F:RNA binding', 'F:transition metal ion binding', 'P:epithelial to mesenchymal transition', 'P:positive regulation of I-kappaB kinase/NF-kappaB signaling']]</text:p>
          </table:table-cell>
          <table:table-cell office:value-type="string" calcext:value-type="string">
            <text:p>&gt;tr|A0A0D9S5N9|A0A0D9S5N9_CHLSB Protein S100 OS=Chlorocebus sabaeus OX=60711 GN=S100A4 PE=3 SV=1</text:p>
            <text:p>MACPLEKALDVMVSTFHKYSGKEGDKFKLNKSELKELLTRELPSFLGKRTDEAAFQKLMS</text:p>
            <text:p>NLDSNRDNEVDFQEYCVFLSCIAMMCNEFFEGFPDKQPR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erin-4 alpha-carbinolamine dehydratase 1 OS=Chlorocebus sabaeus OX=60711 GN=PCBD1 PE=3 SV=1</text:p>
          </table:table-cell>
          <table:table-cell office:value-type="string" calcext:value-type="string">
            <text:p>A0A0D9R7R9</text:p>
          </table:table-cell>
          <table:table-cell office:value-type="string" calcext:value-type="string">
            <text:p>A0A0D9RQF4_CHLSB</text:p>
          </table:table-cell>
          <table:table-cell office:value-type="string" calcext:value-type="string">
            <text:p>PCBD1</text:p>
          </table:table-cell>
          <table:table-cell office:value-type="string" calcext:value-type="string">
            <text:p>PEAK1_HUMAN, H0YMH8_HUMAN, H3BUE6_HUMAN, H3BUZ5_HUMAN</text:p>
          </table:table-cell>
          <table:table-cell table:number-columns-repeated="3"/>
          <table:table-cell office:value-type="string" calcext:value-type="string">
            <text:p>[['Human Gene ID #1', 'C:actin cytoskeleton', 'C:cytoplasm', 'C:focal adhesion', 'F:identical protein binding', 'F:non-membrane spanning protein tyrosine kinase activity', 'F:protein kinase activity', 'P:cell migration', 'P:focal adhesion assembly', 'P:protein autophosphorylation', 'P:protein phosphorylation', 'P:regulation of focal adhesion assembly', 'P:substrate adhesion-dependent cell spreading'], ['Human Gene ID #2', 'NO GO TERMS ASSOCIATED'], ['Human Gene ID #3', 'NO GO TERMS ASSOCIATED'], ['Human Gene ID #4', 'NO GO TERMS ASSOCIATED']]</text:p>
          </table:table-cell>
          <table:table-cell office:value-type="string" calcext:value-type="string">
            <text:p>&gt;tr|A0A0D9RQF4|A0A0D9RQF4_CHLSB Protein kinase domain-containing protein OS=Chlorocebus sabaeus OX=60711 GN=PEAK1 PE=4 SV=1</text:p>
            <text:p>MSACNTFTEHVWKPGECKNCFKPKSLHQLPPDPEKAPITHGNVKTNANHSNNHRIRNTGN</text:p>
            <text:p>FRPPVAKKPTIAVKPTMIVADGQSICGEFGIQEHCENKPVIIGWNRNRAALSQKPLNNNN</text:p>
            <text:p>EDDEGISHVPKPYSNNDTAKKMSNNNNGLTEVLKEIAGLDTAPQIRGNETNSRETFLGRI</text:p>
            <text:p>NDCYKRSLERKLPPSCMIGGIKDTQGKRVILSGSTEVISNEGGRFCYPEFSSGEESEEDA</text:p>
            <text:p>LFSNMEEEHESWDESDEELLAMEIRMRGQPRFANFRANTLSPVRFFVDKKWNTIPLRNKS</text:p>
            <text:p>LQRICAVDYDDSYDEILNGYEENSVVSYGQGSIQSMVSSDSTSPDSSLTEESRSETASSL</text:p>
            <text:p>SQKICNGGISPGNPGDSKDMKEIEPNYESPSNNNQDKDSSQASKSSIKVPETHKAVLALR</text:p>
            <text:p>LEEKDGKIAVQTEKEESKASTDVAGQAVTINLVPTEEQAKPYRVVNLEQPLCKPYTVVDV</text:p>
            <text:p>SAAMASEHLEGPVNSPKTKSSSTPNSPVTSSSLTPGQISAHFQKSSAIRYQEVWTSSTSP</text:p>
            <text:p>RQKIPKVELITSGTGPNVPPRKNCHKSAPTSPTATNISSKTIPVKSPNLSEIKFNSYNNA</text:p>
            <text:p>GMPPFPIIIHDEPTYARSSKNAIKVPIVINPNAYDNLAIYKSFLGTSGELSVKEKTTSVI</text:p>
            <text:p>SHTYEEIETESKVPDNTTSKTTDCLQTKGFSNSTERKRGSVAQKVQEFNNCLNRGQSSPQ</text:p>
            <text:p>RSYSSSHSSPAKIQRTTQEPVVKTEGTQESQMVGNSSTREKASTVLSQIVASIQPPQSPP</text:p>
            <text:p>ETPQSGPKACSVEELYAIPPDADVAKSTPKSTPVRPKSLFTSQPSGEAEAPQTTDSLTTK</text:p>
            <text:p>VQKDPSIKPVTPSPSKLVTSPQSEPPPPFPPPRSTSSPYHASNVLQRHFTNWTKPTSPTR</text:p>
            <text:p>STEAESVLHSEGSRRAADAKPKRWISFKSFFRRRKTDEEDDKEKEREKGKLVGLDGTVIH</text:p>
            <text:p>MLPPPPVQRHHWFTEAKGESSEKPAIVFMYRCDPAQGQLSVDQSKAGADQAAVMEKGRAE</text:p>
            <text:p>NALLQDSEKKKRSHSSPSQIPKKILSHMTHEVTEDFSPRDPRTVVGKQDGGGCTSVTTAL</text:p>
            <text:p>SLPELEREDGKEDISDPMDPNPCSATYSNLGQSRAAMIPPKQPRQPKGAVDDAIAFGGKT</text:p>
            <text:p>DQEAPNASQPTPPPLPKKMIIRANTEPISKDLQKSMESSLCVMANPTYDIDPNWDASSAG</text:p>
            <text:p>SSISYELKGLDIESYDSLERPLRKERPVPSAANSISSLTTLSIKDRFSNSMESLSSRRGP</text:p>
            <text:p>SCRQGRGIQKPQRQALYRGLENREEVVGKIRSLHTDALKKLAVKCEDLFMAGQKDQLRFG</text:p>
            <text:p>VDSWSDFRLTSDKPCCEAGDAVYYTASYAKDPLNNYAVKICKSKAKESQQYYHSLAVRQS</text:p>
            <text:p>LAVHFNIQQDCGHFLAEVPNRLLPWEDPDDPEKEEDDMEETEEEAKGETDGKNPKPCSEA</text:p>
            <text:p>ASSQKDSQGVMSKKQRSHVVVITREVPCLTVADFVRDSLAQHGKSPDLYERQVCLLLLQL</text:p>
            <text:p>CSGLEHLKPYHVTHCDLRLENLLLVHYQPGVTAQGFGPAEPSPTSSYPTRLIVSNFSQAK</text:p>
            <text:p>QKSHLVDPEILRDQSRLAPEIITATQYKKCDEFQTGILIYEMLHLPNPFDENPELKEREY</text:p>
            <text:p>TRADLPRIPLRSPYSRGLQQLASCLLNPNPSERILISDAKGILQCLLWGPREDLFQTFTA</text:p>
            <text:p>CSSLVQRNTLLQNWLDIKRTLLMIKFAEKSLDREGGISLEDWLCAQYLAFATTDSLSCIV</text:p>
            <text:p>KILQH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ruvate kinase OS=Chlorocebus sabaeus OX=60711 PE=3 SV=1</text:p>
          </table:table-cell>
          <table:table-cell office:value-type="string" calcext:value-type="string">
            <text:p>A0A0D9SBD1</text:p>
          </table:table-cell>
          <table:table-cell office:value-type="string" calcext:value-type="string">
            <text:p>A0A0D9R7R9_CHLSB</text:p>
          </table:table-cell>
          <table:table-cell/>
          <table:table-cell office:value-type="string" calcext:value-type="string">
            <text:p>PHS_HUMAN</text:p>
          </table:table-cell>
          <table:table-cell table:number-columns-repeated="3"/>
          <table:table-cell office:value-type="string" calcext:value-type="string">
            <text:p>[['Human Gene ID #1', 'C:cytosol', 'C:extracellular exosome', 'C:nucleoplasm', 'F:4-alpha-hydroxytetrahydrobiopterin dehydratase activity', 'F:identical protein binding', 'F:phenylalanine 4-monooxygenase activity', 'F:transcription coactivator activity', 'P:L-phenylalanine metabolic process', 'P:regulation of protein binding', 'P:tetrahydrobiopterin biosynthetic process']]</text:p>
          </table:table-cell>
          <table:table-cell office:value-type="string" calcext:value-type="string">
            <text:p>&gt;tr|A0A0D9R7R9|A0A0D9R7R9_CHLSB 4a-hydroxytetrahydrobiopterin dehydratase OS=Chlorocebus sabaeus OX=60711 GN=PCBD1 PE=3 SV=1</text:p>
            <text:p>MAGKAHRLSAEERDQLLPNLRAVGWNELEGRDAIFKQFHFKDFNRAFGFMTRVALQAEKL</text:p>
            <text:p>DHHPEWFNVYNKVHITLSTHECAGLSERDINLASFIEQVAVSM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ruvate kinase OS=Chlorocebus sabaeus OX=60711 PE=3 SV=1</text:p>
          </table:table-cell>
          <table:table-cell office:value-type="string" calcext:value-type="string">
            <text:p>A0A0D9RMR7</text:p>
          </table:table-cell>
          <table:table-cell office:value-type="string" calcext:value-type="string">
            <text:p>A0A0D9SBD1_CHLSB</text:p>
          </table:table-cell>
          <table:table-cell/>
          <table:table-cell office:value-type="string" calcext:value-type="string">
            <text:p>B4DRT3_HUMAN, Q9NYI7_HUMAN, Q9UK31_HUMAN</text:p>
          </table:table-cell>
          <table:table-cell table:number-columns-repeated="3"/>
          <table:table-cell office:value-type="string" calcext:value-type="string">
            <text:p>[['Human Gene ID #1', 'F:ATP binding', 'F:kinase activity', 'F:magnesium ion binding', 'F:potassium ion binding', 'F:pyruvate kinase activity'], ['Human Gene ID #2', 'F:kinase activity', 'F:magnesium ion binding', 'F:potassium ion binding', 'F:pyruvate kinase activity'], ['Human Gene ID #3', 'F:kinase activity', 'F:magnesium ion binding', 'F:potassium ion binding', 'F:pyruvate kinase activity']]</text:p>
          </table:table-cell>
          <table:table-cell office:value-type="string" calcext:value-type="string">
            <text:p>&gt;tr|A0A0D9SBD1|A0A0D9SBD1_CHLSB Pyruvate kinase OS=Chlorocebus sabaeus OX=60711 PE=3 SV=1</text:p>
            <text:p>MSKPHSEAGTAFIQTQQLHAAMADTFLEHMCRLDIDSPPITARNTGIICTIGPASRSVET</text:p>
            <text:p>LKEMIKSGMNVARLNFSHGTHEYHAETIKNVRTATEGFASDPIHYQPVAVALDTKGPEIR</text:p>
            <text:p>TGLIKGSGTAEVELKKGATLRITLDNAYMEKCDENILWLDYKNICKVVEVGSKIYVDDGL</text:p>
            <text:p>ISLQVKQKDADFLVTEVENGGFLGSKKGVNLPGAAVDLPAVSEKDIQDLKFGVEQDVDMV</text:p>
            <text:p>FASFICKAADVHEVRKVLGEKGKNIKIISKIENHEGVRRFDEILEASDGIMVARGDLGIE</text:p>
            <text:p>IPAEKVFLAQKMMIGQCNRAGKPVICATQMLESMIKKPRPTRAEGSDVANAVLDGADCIM</text:p>
            <text:p>LSGETAKGDYPLEAVRMQHLIAREAEAAIYHLQLFEELRRLAPITSDPTEATAVGAVEAS</text:p>
            <text:p>FKCCSGAIIVLTKSGRSAYQVARYRPRAPIIAVTRNPQTARQAHLYRGIFPVLCKDPVQE</text:p>
            <text:p>AWAEDVDLQVNFAMNVGKARGFFKKGDVVIVLTGWRPGSGFTNTMRVVPV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 GDP dissociation inhibitor OS=Chlorocebus sabaeus OX=60711 GN=GDI2 PE=3 SV=1</text:p>
          </table:table-cell>
          <table:table-cell office:value-type="string" calcext:value-type="string">
            <text:p>A0A0D9RMH4</text:p>
          </table:table-cell>
          <table:table-cell office:value-type="string" calcext:value-type="string">
            <text:p>A0A0D9RMR7_CHLSB</text:p>
          </table:table-cell>
          <table:table-cell office:value-type="string" calcext:value-type="string">
            <text:p>GDI2</text:p>
          </table:table-cell>
          <table:table-cell office:value-type="string" calcext:value-type="string">
            <text:p>A0A024R609_HUMAN</text:p>
          </table:table-cell>
          <table:table-cell table:number-columns-repeated="3"/>
          <table:table-cell office:value-type="string" calcext:value-type="string">
            <text:p>[['Human Gene ID #1', 'F:ATP binding', 'F:kinase activity', 'F:magnesium ion binding', 'F:potassium ion binding', 'F:pyruvate kinase activity']]</text:p>
          </table:table-cell>
          <table:table-cell office:value-type="string" calcext:value-type="string">
            <text:p>&gt;tr|A0A0D9RMR7|A0A0D9RMR7_CHLSB Pyruvate kinase OS=Chlorocebus sabaeus OX=60711 PE=3 SV=1</text:p>
            <text:p>MSPEAQAQRTKGPQQPCRSPIVKPGLPSFRPSSCMQPWLTHSWSTCAAWTLTHHPSQPGT</text:p>
            <text:p>LASSVPLYHAETIKNVRTATESFASDPILYRPVAVALDTKGPEIRTGLIKGSGTAEVELK</text:p>
            <text:p>KGATLKITLDNAYMEKCDENILWLDYKNICKVVEVGSKIYVDDGLISLQVKQKGADFLVT</text:p>
            <text:p>EVENGGSLGSKKGVNLPGAAVDLPAVSEKDIQDLKFGVEQDVDMVFASFIRKAADVHEVR</text:p>
            <text:p>KVLGEKGKNIKIISKIENHEGVRRQVPIVPAPVPAQLSKGHGASCEYLIPSPLAHQNVDS</text:p>
            <text:p>QTCSKPAESQYLSRVEGIVCVWVLFFCFVLFC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10, member RAS oncogene family OS=Chlorocebus sabaeus OX=60711 GN=RAB10 PE=4 SV=1</text:p>
          </table:table-cell>
          <table:table-cell office:value-type="string" calcext:value-type="string">
            <text:p>A0A0D9R8L7</text:p>
          </table:table-cell>
          <table:table-cell office:value-type="string" calcext:value-type="string">
            <text:p>A0A0D9RMH4_CHLSB</text:p>
          </table:table-cell>
          <table:table-cell office:value-type="string" calcext:value-type="string">
            <text:p>RAB10</text:p>
          </table:table-cell>
          <table:table-cell office:value-type="string" calcext:value-type="string">
            <text:p>GDIA_HUMAN, GDIB_HUMAN, A0A0S2Z3X8_HUMAN, B3KVE3_HUMAN, B4DH24_HUMAN, B4DLV7_HUMAN, B4E070_HUMAN, Q6IAT1_HUMAN</text:p>
          </table:table-cell>
          <table:table-cell table:number-columns-repeated="3"/>
          <table:table-cell office:value-type="string" calcext:value-type="string">
            <text:p>[['Human Gene ID #1', 'C:axon', 'C:cytoplasm', 'C:cytosol', 'C:Golgi apparatus', 'C:midbody', 'C:myelin sheath', 'C:neuronal cell body', 'C:protein-containing complex', 'F:GDP-dissociation inhibitor activity', 'F:GTPase activator activity', 'F:Rab GDP-dissociation inhibitor activity', 'F:small GTPase binding', 'P:negative regulation of axonogenesis', 'P:negative regulation of protein targeting to membrane', 'P:positive regulation of axon extension', 'P:protein transport', 'P:Rab protein signal transduction', 'P:response to calcium ion', 'P:signal transduction', 'P:vesicle-mediated transport'], ['Human Gene ID #2', 'C:azurophil granule lumen', 'C:cytoplasm', 'C:cytosol', 'C:extracellular exosome', 'C:extracellular region', 'C:focal adhesion', 'C:membrane', 'C:secretory granule lumen', 'C:synapse', 'C:vesicle', 'F:GTPase activator activity', 'F:Rab GDP-dissociation inhibitor activity', 'F:RNA binding', 'F:small GTPase binding', 'P:neutrophil degranulation', 'P:protein transport', 'P:signal transduction', 'P:small GTPase mediated signal transduction', 'P:vesicle-mediated transport'], ['Human Gene ID #3', 'C:axon', 'C:cytoplasm', 'C:myelin sheath', 'C:neuronal cell body', 'C:protein-containing complex', 'F:GTPase activator activity', 'F:Rab GDP-dissociation inhibitor activity', 'F:small GTPase binding', 'P:negative regulation of axonogenesis', 'P:positive regulation of axon extension', 'P:protein transport', 'P:response to calcium ion', 'P:small GTPase mediated signal transduction'], ['Human Gene ID #4', 'F:GDP-dissociation inhibitor activity', 'F:GTPase activator activity', 'P:small GTPase mediated signal transduction'], ['Human Gene ID #5', 'C:cytoplasm', 'F:GTPase activator activity', 'F:Rab GDP-dissociation inhibitor activity', 'P:protein transport', 'P:small GTPase mediated signal transduction'], ['Human Gene ID #6', 'C:cytoplasm', 'F:GTPase activator activity', 'F:Rab GDP-dissociation inhibitor activity', 'P:protein transport', 'P:small GTPase mediated signal transduction'], ['Human Gene ID #7', 'F:GDP-dissociation inhibitor activity', 'F:GTPase activator activity', 'P:small GTPase mediated signal transduction'], ['Human Gene ID #8', 'C:cytoplasm', 'C:synapse', 'F:GTPase activator activity', 'F:Rab GDP-dissociation inhibitor activity', 'F:small GTPase binding', 'P:protein transport', 'P:small GTPase mediated signal transduction', 'P:vesicle-mediated transport']]</text:p>
          </table:table-cell>
          <table:table-cell office:value-type="string" calcext:value-type="string">
            <text:p>&gt;tr|A0A0D9RMH4|A0A0D9RMH4_CHLSB Rab GDP dissociation inhibitor OS=Chlorocebus sabaeus OX=60711 GN=GDI2 PE=3 SV=1</text:p>
            <text:p>MNEEYDVIVLGTGLTECILSGIMSVNGKKVLHMDRNPYYGGESASITPLEDLYKRFKIPG</text:p>
            <text:p>SPPESMGRGRDWNVDLIPKFLMANGQLVKMLLYTEVTRYLDFKVTEGSFVYKGGKIYKVP</text:p>
            <text:p>STEAEALASSLMGLFEKRRFRKFLVYVANFDEKDARTFEGIDPKKTTMREVYKKFDLGQD</text:p>
            <text:p>VIDFTGHALALYRTDDYLDQPCYETINRIKLYSESLARYGKSPYLYPLYGLGELPQGFAR</text:p>
            <text:p>LSAIYGGTYMLNKPIEEIIVQNGKVIGVKSEGEIARCKQLICDPSYVKDRVEKVGQVIRV</text:p>
            <text:p>ICILSHPIKNTNDANSCQIIIPQNQVNRKSDIYVCMISFAHNVAAQGKYIAIVSTTVETK</text:p>
            <text:p>EPEKEIRPALELLEPIEQKFVSISDLLVPKDLGMESQIFISRTYDATTHFETTCDDIKNI</text:p>
            <text:p>YKRMTGSEFDFEEMKRKKNDIYGE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11B, member RAS oncogene family OS=Chlorocebus sabaeus OX=60711 GN=RAB11B PE=4 SV=1</text:p>
          </table:table-cell>
          <table:table-cell office:value-type="string" calcext:value-type="string">
            <text:p>A0A0D9R6P7</text:p>
          </table:table-cell>
          <table:table-cell office:value-type="string" calcext:value-type="string">
            <text:p>A0A0D9R8L7_CHLSB</text:p>
          </table:table-cell>
          <table:table-cell office:value-type="string" calcext:value-type="string">
            <text:p>RAB11B</text:p>
          </table:table-cell>
          <table:table-cell office:value-type="string" calcext:value-type="string">
            <text:p>RAB10_HUMAN</text:p>
          </table:table-cell>
          <table:table-cell table:number-columns-repeated="3"/>
          <table:table-cell office:value-type="string" calcext:value-type="string">
            <text:p>[['Human Gene ID #1', 'C:adherens junction', 'C:cilium', 'C:cytoplasmic vesicle membrane', 'C:cytoskeleton', 'C:cytosol', 'C:endoplasmic reticulum membrane', 'C:endoplasmic reticulum tubular network', 'C:endosome', 'C:exocytic vesicle', 'C:extracellular exosome', 'C:focal adhesion', 'C:Golgi apparatus', 'C:Golgi membrane', 'C:insulin-responsive compartment', 'C:perinuclear region of cytoplasm', 'C:phagocytic vesicle membrane', 'C:plasma membrane', 'C:recycling endosome', 'C:recycling endosome membrane', 'C:secretory granule membrane', 'C:synaptic vesicle', 'C:trans-Golgi network', 'F:cadherin binding involved in cell-cell adhesion', 'F:GDP binding', 'F:GTP binding', 'F:GTPase activity', 'F:myosin V binding', 'P:antigen processing and presentation', 'P:axonogenesis', 'P:cellular response to insulin stimulus', 'P:endoplasmic reticulum tubular network organization', 'P:endosomal transport', 'P:establishment of neuroblast polarity', 'P:establishment of protein localization to endoplasmic reticulum membrane', 'P:establishment of protein localization to membrane', 'P:Golgi to plasma membrane protein transport', 'P:Golgi to plasma membrane transport', 'P:neutrophil degranulation', 'P:polarized epithelial cell differentiation', 'P:protein localization to basolateral plasma membrane', 'P:protein localization to plasma membrane', 'P:protein secretion', 'P:regulated exocytosis', 'P:regulation of exocytosis', 'P:vesicle docking involved in exocytosis', 'P:vesicle-mediated transport']]</text:p>
          </table:table-cell>
          <table:table-cell office:value-type="string" calcext:value-type="string">
            <text:p>&gt;tr|A0A0D9R8L7|A0A0D9R8L7_CHLSB Uncharacterized protein OS=Chlorocebus sabaeus OX=60711 GN=RAB10 PE=4 SV=1</text:p>
            <text:p>MAKKTYDLLFKLLLIGDSGVGKTCVLFRFSDDAFNTTFISTIGIDFKIKTVELQGKKIKL</text:p>
            <text:p>QIWDTAGQERFHTITTSYYRGAMGIMLVYDITNGKSFENISKWLRNIDEHANEDVERMLL</text:p>
            <text:p>GNKCDMDDKRVVPKGKGEQIAREHGIRFFETSAKANINIEKAFLTLAEDILRKTPVKEPN</text:p>
            <text:p>SENVDISSGGGVTGWKSKC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15, member RAS oncogene family OS=Chlorocebus sabaeus OX=60711 GN=RAB15 PE=4 SV=1</text:p>
          </table:table-cell>
          <table:table-cell office:value-type="string" calcext:value-type="string">
            <text:p>A0A0D9RLX3</text:p>
          </table:table-cell>
          <table:table-cell office:value-type="string" calcext:value-type="string">
            <text:p>A0A0D9R6P7_CHLSB</text:p>
          </table:table-cell>
          <table:table-cell office:value-type="string" calcext:value-type="string">
            <text:p>RAB15</text:p>
          </table:table-cell>
          <table:table-cell office:value-type="string" calcext:value-type="string">
            <text:p>RB11B_HUMAN</text:p>
          </table:table-cell>
          <table:table-cell table:number-columns-repeated="3"/>
          <table:table-cell office:value-type="string" calcext:value-type="string">
            <text:p>[['Human Gene ID #1', 'C:anchored component of synaptic vesicle membrane', 'C:cytosol', 'C:endosome', 'C:extracellular exosome', 'C:phagocytic vesicle', 'C:phagocytic vesicle membrane', 'C:recycling endosome', 'C:recycling endosome membrane', 'C:synaptic vesicle', 'F:cadherin binding', 'F:GDP binding', 'F:GTP binding', 'F:GTPase activity', 'F:myosin V binding', 'P:amyloid-beta clearance by transcytosis', 'P:cellular response to acidic pH', 'P:constitutive secretory pathway', 'P:establishment of protein localization to membrane', 'P:exocytosis', 'P:insulin secretion involved in cellular response to glucose stimulus', 'P:melanosome transport', 'P:post-translational protein modification', 'P:receptor recycling', 'P:regulated exocytosis', 'P:regulation of anion transport', 'P:regulation of endocytic recycling', 'P:regulation of protein localization to cell surface', 'P:retrograde transport, endosome to plasma membrane', 'P:transferrin transport']]</text:p>
          </table:table-cell>
          <table:table-cell office:value-type="string" calcext:value-type="string">
            <text:p>&gt;tr|A0A0D9R6P7|A0A0D9R6P7_CHLSB Uncharacterized protein OS=Chlorocebus sabaeus OX=60711 GN=RAB11B PE=4 SV=1</text:p>
            <text:p>MGTRDDEYDYLFKVVLIGDSGVGKSNLLSRFTRNEFNLESKSTIGVEFATRSIQVDGKTI</text:p>
            <text:p>KAQIWDTAGQERYRAITSAYYRGAVGALLVYDIAKHLTYENVERWLKELRDHADSNIVIM</text:p>
            <text:p>LVGNKSDLRHLRAVPTDEARAFAEKNNLSFIETSALDSTNVEEAFKNILTEIYRIVSQKQ</text:p>
            <text:p>IADRAAHDESPGNNVVDISVPPTTDGQKPNKLQCCQN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1B, member RAS oncogene family OS=Chlorocebus sabaeus OX=60711 GN=RAB1B PE=4 SV=1</text:p>
          </table:table-cell>
          <table:table-cell office:value-type="string" calcext:value-type="string">
            <text:p>A0A0D9R716</text:p>
          </table:table-cell>
          <table:table-cell office:value-type="string" calcext:value-type="string">
            <text:p>A0A0D9RLX3_CHLSB</text:p>
          </table:table-cell>
          <table:table-cell office:value-type="string" calcext:value-type="string">
            <text:p>RAB1B</text:p>
          </table:table-cell>
          <table:table-cell office:value-type="string" calcext:value-type="string">
            <text:p>A0A2R8YFB8_HUMAN, G3V196_HUMAN</text:p>
          </table:table-cell>
          <table:table-cell table:number-columns-repeated="3"/>
          <table:table-cell office:value-type="string" calcext:value-type="string">
            <text:p>[['Human Gene ID #1', 'F:GTP binding', 'F:GTPase activity', 'P:Rab protein signal transduction'], ['Human Gene ID #2', 'F:GTP binding', 'F:GTPase activity', 'P:Rab protein signal transduction']]</text:p>
          </table:table-cell>
          <table:table-cell office:value-type="string" calcext:value-type="string">
            <text:p>&gt;tr|A0A0D9RLX3|A0A0D9RLX3_CHLSB RAB15, member RAS oncogene family OS=Chlorocebus sabaeus OX=60711 GN=RAB15 PE=4 SV=1</text:p>
            <text:p>MAKQYDVLFRLLLIGDSGVGKTCLLCRFTDNEFHSSHISTIGVDFKMKTIEVDGIKVRIQ</text:p>
            <text:p>IWDTAGQERYQTITKQYYRRAQGIFLVYDISSERSYQHIMKWVSDVDEYAPEGVQKILIG</text:p>
            <text:p>NKADEEQKRQVGREQGQQLAKEYGMDFYETSACTNLNIKESFTRLTELVLQAHRKELEGL</text:p>
            <text:p>RTRASNELALAELEEEEGKPEGPANSSKTCW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35, member RAS oncogene family OS=Chlorocebus sabaeus OX=60711 GN=RAB35 PE=4 SV=1</text:p>
          </table:table-cell>
          <table:table-cell office:value-type="string" calcext:value-type="string">
            <text:p>A0A0D9S4H1</text:p>
          </table:table-cell>
          <table:table-cell office:value-type="string" calcext:value-type="string">
            <text:p>A0A0D9R716_CHLSB</text:p>
          </table:table-cell>
          <table:table-cell office:value-type="string" calcext:value-type="string">
            <text:p>RAB35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716|A0A0D9R716_CHLSB Uncharacterized protein OS=Chlorocebus sabaeus OX=60711 GN=RAB1B PE=4 SV=1</text:p>
            <text:p>MNMEFALPLPAGFSGPQTLLTLGHSLCGDYLFKLLLIGDSGVGKSCLLLRFADDTYTESY</text:p>
            <text:p>ISTIGVDFKIRTIELDGKTIKLQIWDTAGQERFRTITSSYYRGAHGIIVVYDVTDQESYA</text:p>
            <text:p>NVKQWLQEIDRYASENVNKLLVGNKSDLTTKKVVDNTTAKEFADSLGIPFLETSAKNATN</text:p>
            <text:p>VEQAFMTMAAEIKKRMGPGAASGGERPNLKIDSTPVKPAGGGC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3D, member RAS oncogene family OS=Chlorocebus sabaeus OX=60711 GN=RAB3D PE=4 SV=1</text:p>
          </table:table-cell>
          <table:table-cell office:value-type="string" calcext:value-type="string">
            <text:p>A0A0D9R3C0</text:p>
          </table:table-cell>
          <table:table-cell office:value-type="string" calcext:value-type="string">
            <text:p>A0A0D9S4H1_CHLSB</text:p>
          </table:table-cell>
          <table:table-cell office:value-type="string" calcext:value-type="string">
            <text:p>RAB3D</text:p>
          </table:table-cell>
          <table:table-cell office:value-type="string" calcext:value-type="string">
            <text:p>RAB35_HUMAN</text:p>
          </table:table-cell>
          <table:table-cell table:number-columns-repeated="3"/>
          <table:table-cell office:value-type="string" calcext:value-type="string">
            <text:p>[['Human Gene ID #1', 'C:anchored component of synaptic vesicle membrane', 'C:cell projection membrane', 'C:clathrin-coated endocytic vesicle', 'C:clathrin-coated endocytic vesicle membrane', 'C:clathrin-coated pit', 'C:cytosol', 'C:endosome membrane', 'C:extracellular exosome', 'C:intercellular bridge', 'C:melanosome', 'C:plasma membrane', 'C:recycling endosome membrane', 'F:GDP binding', 'F:GTP binding', 'F:GTPase activity', 'F:phosphatidylinositol-4,5-bisphosphate binding', 'P:antigen processing and presentation', 'P:cellular response to nerve growth factor stimulus', 'P:endocytic recycling', 'P:endosomal transport', 'P:mitotic cytokinesis', 'P:neuron projection development', 'P:plasma membrane to endosome transport', 'P:protein localization', 'P:protein localization to endosome', 'P:protein transport', 'P:Rab protein signal transduction']]</text:p>
          </table:table-cell>
          <table:table-cell office:value-type="string" calcext:value-type="string">
            <text:p>&gt;tr|A0A0D9S4H1|A0A0D9S4H1_CHLSB Uncharacterized protein OS=Chlorocebus sabaeus OX=60711 GN=RAB35 PE=4 SV=1</text:p>
            <text:p>MARDYDHLFKLLIIGDSGVGKSSLLLRFADNTFSGSYITTIGVDFKIRTVEINGEKVKLQ</text:p>
            <text:p>IWDTAGQERFRTITSTYYRGTHGVIVVYDVTSAESFVNVKRWLHEINQNCDDVCRILVGN</text:p>
            <text:p>KNDDPERKVVETEDAYKFAGQMGIQLFETSAKENVNVEEMFNCITELVLRAKKDNLAKQQ</text:p>
            <text:p>QQQQNDVVKLTKNSKRKKRC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5A, member RAS oncogene family OS=Chlorocebus sabaeus OX=60711 GN=RAB5A PE=4 SV=1</text:p>
          </table:table-cell>
          <table:table-cell office:value-type="string" calcext:value-type="string">
            <text:p>A0A0D9RBS9</text:p>
          </table:table-cell>
          <table:table-cell office:value-type="string" calcext:value-type="string">
            <text:p>A0A0D9R3C0_CHLSB</text:p>
          </table:table-cell>
          <table:table-cell office:value-type="string" calcext:value-type="string">
            <text:p>RAB5A</text:p>
          </table:table-cell>
          <table:table-cell office:value-type="string" calcext:value-type="string">
            <text:p>RAB3D_HUMAN, A0A024R7G2_HUMAN, B2R8W8_HUMAN</text:p>
          </table:table-cell>
          <table:table-cell table:number-columns-repeated="3"/>
          <table:table-cell office:value-type="string" calcext:value-type="string">
            <text:p>[['Human Gene ID #1', 'C:azurophil granule membrane', 'C:cytoplasmic microtubule', 'C:endosome', 'C:extracellular exosome', 'C:plasma membrane', 'C:secretory vesicle', 'C:synaptic vesicle', 'C:zymogen granule', 'F:GTP binding', 'F:GTP-dependent protein binding', 'F:GTPase activity', 'F:myosin V binding', 'P:bone resorption', 'P:neutrophil degranulation', 'P:peptidyl-cysteine methylation', 'P:positive regulation of regulated secretory pathway', 'P:protein localization to plasma membrane', 'P:protein secretion', 'P:regulation of exocytosis', 'P:vesicle docking involved in exocytosis'], ['Human Gene ID #2', 'C:plasma membrane', 'C:transport vesicle', 'C:zymogen granule', 'F:GTP binding', 'F:GTP-dependent protein binding', 'F:GTPase activity', 'P:intracellular protein transport', 'P:peptidyl-cysteine methylation', 'P:regulation of exocytosis'], ['Human Gene ID #3', 'C:plasma membrane', 'F:GTP binding', 'F:GTPase activity', 'P:intracellular protein transport']]</text:p>
          </table:table-cell>
          <table:table-cell office:value-type="string" calcext:value-type="string">
            <text:p>&gt;tr|A0A0D9R3C0|A0A0D9R3C0_CHLSB Ras-related protein Rab-3 OS=Chlorocebus sabaeus OX=60711 GN=RAB3D PE=3 SV=1</text:p>
            <text:p>MASAGDPPAGPRDAADQNFDYMFKLLLIGNSSVGKTSFLFRYADDSFTPAFVSTVGIDFK</text:p>
            <text:p>VKTVYRHDKRIKLQIWDTAGQERYRTITTAYYRGAMGFLLMYDVANQESFAAVQDWATQI</text:p>
            <text:p>KTYSWDNAQVILVGNKCDLEDERVVPAEDGRRLADDLGFEFFEASAKENINVKQVFERLV</text:p>
            <text:p>DVICEKMNESLEPSSSSGSNGKGPAVGDAPAPQPSSCS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8A, member RAS oncogene family OS=Chlorocebus sabaeus OX=60711 GN=RAB8A PE=4 SV=1</text:p>
          </table:table-cell>
          <table:table-cell office:value-type="string" calcext:value-type="string">
            <text:p>A0A0D9R0F4</text:p>
          </table:table-cell>
          <table:table-cell office:value-type="string" calcext:value-type="string">
            <text:p>A0A0D9RBS9_CHLSB</text:p>
          </table:table-cell>
          <table:table-cell office:value-type="string" calcext:value-type="string">
            <text:p>RAB8A</text:p>
          </table:table-cell>
          <table:table-cell office:value-type="string" calcext:value-type="string">
            <text:p>RAB5A_HUMAN, A0A024R2K1_HUMAN</text:p>
          </table:table-cell>
          <table:table-cell table:number-columns-repeated="3"/>
          <table:table-cell office:value-type="string" calcext:value-type="string">
            <text:p>[['Human Gene ID #1', 'C:actin cytoskeleton', 'C:anchored component of synaptic vesicle membrane', 'C:axon', 'C:axon terminus', 'C:clathrin-coated endocytic vesicle membrane', 'C:cytoplasm', 'C:cytoplasmic side of early endosome membrane', 'C:cytosol', 'C:dendrite', 'C:early endosome', 'C:early endosome membrane', 'C:early phagosome', 'C:endocytic vesicle', 'C:endomembrane system', 'C:endosome', 'C:endosome membrane', 'C:extracellular exosome', 'C:intracellular membrane-bounded organelle', 'C:melanosome', 'C:membrane raft', 'C:neuronal cell body', 'C:nucleoplasm', 'C:phagocytic vesicle', 'C:phagocytic vesicle membrane', 'C:plasma membrane', 'C:postsynaptic early endosome', 'C:ruffle', 'C:somatodendritic compartment', 'C:synaptic vesicle', 'C:terminal bouton', 'F:GDP binding', 'F:GTP binding', 'F:GTPase activity', 'P:amyloid-beta clearance by transcytosis', 'P:blood coagulation', 'P:early endosome to late endosome transport', 'P:endocytosis', 'P:intracellular protein transport', 'P:membrane organization', 'P:phagocytosis', 'P:phosphatidylinositol biosynthetic process', 'P:positive regulation of exocytosis', 'P:post-translational protein modification', 'P:receptor internalization involved in canonical Wnt signaling pathway', 'P:regulation of autophagosome assembly', 'P:regulation of endocytosis', 'P:regulation of endosome size', 'P:regulation of filopodium assembly', 'P:regulation of long-term neuronal synaptic plasticity', 'P:regulation of synaptic vesicle exocytosis', 'P:synaptic vesicle recycling', 'P:viral RNA genome replication'], ['Human Gene ID #2', 'C:actin cytoskeleton', 'C:early endosome', 'C:early phagosome', 'C:intracellular membrane-bounded organelle', 'C:membrane raft', 'C:nucleoplasm', 'C:plasma membrane', 'C:ruffle', 'F:GTP binding', 'F:GTPase activity', 'P:endocytosis']]</text:p>
          </table:table-cell>
          <table:table-cell office:value-type="string" calcext:value-type="string">
            <text:p>&gt;tr|A0A0D9RBS9|A0A0D9RBS9_CHLSB Uncharacterized protein OS=Chlorocebus sabaeus OX=60711 GN=RAB5A PE=4 SV=1</text:p>
            <text:p>MANRGATRPNGPNTGNKICQFKLVLLGESAVGKSSLVLRFVKGQFHEFQESTIGAAFLTQ</text:p>
            <text:p>TVCLDDTTVKFEIWDTAGQERYHSLAPMYYRGAQAAIVVYDITNEESFARAKNWVKELQR</text:p>
            <text:p>QASPNIVIALSGNKADLANKRAVDFQEAQSYADDNSLLFMETSAKTSMNVNEIFMAIAKK</text:p>
            <text:p>LPKNEPQNPGANSARGRGVDLTEPTQPTRSQCCS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8B, member RAS oncogene family OS=Chlorocebus sabaeus OX=60711 GN=RAB8B PE=4 SV=1</text:p>
          </table:table-cell>
          <table:table-cell office:value-type="string" calcext:value-type="string">
            <text:p>A0A0D9RIS4</text:p>
          </table:table-cell>
          <table:table-cell office:value-type="string" calcext:value-type="string">
            <text:p>A0A0D9R0F4_CHLSB</text:p>
          </table:table-cell>
          <table:table-cell office:value-type="string" calcext:value-type="string">
            <text:p>RAB8B</text:p>
          </table:table-cell>
          <table:table-cell office:value-type="string" calcext:value-type="string">
            <text:p>RAB8A_HUMAN, A0A024R7I3_HUMAN</text:p>
          </table:table-cell>
          <table:table-cell table:number-columns-repeated="3"/>
          <table:table-cell office:value-type="string" calcext:value-type="string">
            <text:p>[['Human Gene ID #1', 'C:centriole', 'C:centrosome', 'C:cilium', 'C:cytosol', 'C:dendritic spine', 'C:endosome', 'C:extracellular exosome', 'C:glutamatergic synapse', 'C:Golgi membrane', 'C:midbody', 'C:neuronal cell body', 'C:non-motile cilium', 'C:phagocytic vesicle', 'C:phagocytic vesicle membrane', 'C:plasma membrane', 'C:postsynaptic density', 'C:recycling endosome membrane', 'C:synaptic vesicle', 'C:trans-Golgi network membrane', 'C:trans-Golgi network transport vesicle', 'F:GDP binding', 'F:GTP binding', 'F:GTPase activity', 'F:myosin V binding', 'F:protein kinase binding', 'F:small GTPase binding', 'P:autophagy', 'P:axonogenesis', 'P:cellular response to insulin stimulus', 'P:cilium assembly', 'P:Golgi vesicle fusion to target membrane', 'P:neurotransmitter receptor transport to postsynaptic membrane', 'P:neurotransmitter receptor transport, endosome to postsynaptic membrane', 'P:post-translational protein modification', 'P:protein localization to plasma membrane', 'P:protein secretion', 'P:regulation of autophagy', 'P:regulation of exocytosis', 'P:regulation of long-term neuronal synaptic plasticity', 'P:regulation of protein transport', 'P:vesicle docking involved in exocytosis', 'P:vesicle-mediated transport in synapse'], ['Human Gene ID #2', 'C:cytoplasmic vesicle', 'C:dendritic spine', 'C:glutamatergic synapse', 'C:Golgi apparatus', 'C:neuronal cell body', 'C:plasma membrane', 'C:postsynaptic density', 'F:GTP binding', 'F:GTPase activity', 'F:protein kinase binding', 'P:axonogenesis', 'P:cellular response to insulin stimulus', 'P:neurotransmitter receptor transport, endosome to postsynaptic membrane', 'P:regulation of long-term neuronal synaptic plasticity', 'P:regulation of protein transport', 'P:vesicle-mediated transport in synapse']]</text:p>
          </table:table-cell>
          <table:table-cell office:value-type="string" calcext:value-type="string">
            <text:p>&gt;tr|A0A0D9R0F4|A0A0D9R0F4_CHLSB Uncharacterized protein OS=Chlorocebus sabaeus OX=60711 GN=RAB8A PE=4 SV=1</text:p>
            <text:p>MAKTYDYLFKLLLIGDSGVGKTCVLFRFSEDAFNSTFISTIGIDFKIRTIELDGKRIKLQ</text:p>
            <text:p>IWDTAGQERFRTITTAYYRGAMGIMLVYDITNEKSFDNIRNWIRNIEEHASADVEKMILG</text:p>
            <text:p>NKCDVNDKRQVSKERGEKLALDYGIKFMETSAKANINVENAFFTLARDIKAKMDKKLEGN</text:p>
            <text:p>SPQGSNQGVKITPDQQKRSSFFRCVL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 family small GTPase 3 OS=Chlorocebus sabaeus OX=60711 GN=RAC3 PE=4 SV=1</text:p>
          </table:table-cell>
          <table:table-cell office:value-type="string" calcext:value-type="string">
            <text:p>A0A0D9S4S7</text:p>
          </table:table-cell>
          <table:table-cell office:value-type="string" calcext:value-type="string">
            <text:p>A0A0D9RIS4_CHLSB</text:p>
          </table:table-cell>
          <table:table-cell office:value-type="string" calcext:value-type="string">
            <text:p>RAC3</text:p>
          </table:table-cell>
          <table:table-cell office:value-type="string" calcext:value-type="string">
            <text:p>RAB8B_HUMAN</text:p>
          </table:table-cell>
          <table:table-cell table:number-columns-repeated="3"/>
          <table:table-cell office:value-type="string" calcext:value-type="string">
            <text:p>[['Human Gene ID #1', 'C:cell tip', 'C:endosome', 'C:extracellular exosome', 'C:intracellular membrane-bounded organelle', 'C:nuclear body', 'C:nucleoplasm', 'C:perinuclear region of cytoplasm', 'C:peroxisomal membrane', 'C:phagocytic vesicle', 'C:phagocytic vesicle membrane', 'C:plasma membrane', 'C:recycling endosome membrane', 'C:synaptic vesicle', 'C:trans-Golgi network transport vesicle', 'F:GDP binding', 'F:GTP binding', 'F:GTPase activity', 'F:signaling receptor binding', 'F:TPR domain binding', 'P:antigen processing and presentation', 'P:cell-substrate junction organization', 'P:cellular response to insulin stimulus', 'P:Golgi vesicle fusion to target membrane', 'P:positive regulation of cell projection organization', 'P:positive regulation of corticotropin secretion', 'P:protein import into peroxisome membrane', 'P:protein localization to plasma membrane', 'P:protein secretion', 'P:regulation of exocytosis', 'P:vesicle docking involved in exocytosis']]</text:p>
          </table:table-cell>
          <table:table-cell office:value-type="string" calcext:value-type="string">
            <text:p>&gt;tr|A0A0D9RIS4|A0A0D9RIS4_CHLSB Uncharacterized protein OS=Chlorocebus sabaeus OX=60711 GN=RAB8B PE=4 SV=1</text:p>
            <text:p>MAKTYDYLFKLLLIGDSGVGKTCLLFRFSEDAFNTTFISTIGIDFKIRTIELDGKKIKLQ</text:p>
            <text:p>IWDTAGQERFRTITTAYYRGAMGIMLVYDITNEKSFDNIKNWIRNIEEHASSDVERMILG</text:p>
            <text:p>NKCDMNDKRQVSKERGEKLAIDYGIKFLETSAKSSANVEEAFFTLARDIMTKLNRKMNDS</text:p>
            <text:p>NSAGAGGPVKITENRSKKTSFFRCSL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homolog family member A OS=Chlorocebus sabaeus OX=60711 GN=RHOA PE=4 SV=1</text:p>
          </table:table-cell>
          <table:table-cell office:value-type="string" calcext:value-type="string">
            <text:p>A0A0D9RRD7</text:p>
          </table:table-cell>
          <table:table-cell office:value-type="string" calcext:value-type="string">
            <text:p>A0A0D9S4S7_CHLSB</text:p>
          </table:table-cell>
          <table:table-cell office:value-type="string" calcext:value-type="string">
            <text:p>RHOA</text:p>
          </table:table-cell>
          <table:table-cell office:value-type="string" calcext:value-type="string">
            <text:p>RAC3_HUMAN, J3KSC4_HUMAN, J3QLK0_HUMAN</text:p>
          </table:table-cell>
          <table:table-cell table:number-columns-repeated="3"/>
          <table:table-cell office:value-type="string" calcext:value-type="string">
            <text:p>[['Human Gene ID #1', 'C:cell cortex', 'C:cell periphery', 'C:cell projection', 'C:cytoplasmic vesicle', 'C:cytoskeleton', 'C:cytosol', 'C:endomembrane system', 'C:extracellular exosome', 'C:filamentous actin', 'C:growth cone', 'C:intracellular membrane-bounded organelle', 'C:lamellipodium', 'C:neuron projection', 'C:neuronal cell body', 'C:perinuclear region of cytoplasm', 'C:plasma membrane', 'C:synapse', 'F:calcium-dependent protein binding', 'F:GTP binding', 'F:GTPase activity', 'F:protein kinase binding', 'P:actin cytoskeleton organization', 'P:actin filament organization', 'P:cell projection assembly', 'P:cerebral cortex GABAergic interneuron development', 'P:cortical cytoskeleton organization', 'P:establishment or maintenance of cell polarity', 'P:homeostasis of number of cells within a tissue', 'P:intracellular signal transduction', 'P:neuromuscular process controlling balance', 'P:neuron projection development', 'P:positive regulation of cell adhesion mediated by integrin', 'P:positive regulation of substrate adhesion-dependent cell spreading', 'P:regulation of actin cytoskeleton organization', 'P:regulation of cell shape', 'P:regulation of neuron maturation', 'P:regulation of small GTPase mediated signal transduction', 'P:small GTPase mediated signal transduction', 'P:synaptic transmission, GABAergic', 'P:Wnt signaling pathway'], ['Human Gene ID #2', 'F:GTP binding', 'F:GTPase activity', 'P:small GTPase mediated signal transduction'], ['Human Gene ID #3', 'F:GTP binding', 'F:GTPase activity', 'P:small GTPase mediated signal transduction']]</text:p>
          </table:table-cell>
          <table:table-cell office:value-type="string" calcext:value-type="string">
            <text:p>&gt;tr|A0A0D9S4S7|A0A0D9S4S7_CHLSB Uncharacterized protein OS=Chlorocebus sabaeus OX=60711 GN=RAC3 PE=4 SV=1</text:p>
            <text:p>MQAIKCVVVGDGAVGKTCLLISYTTNAFPGEYIPTVFDNYSANVMVDGKPVNLGLWDTAG</text:p>
            <text:p>QEDYDRLRPLSYPQTDVFLICFSLVSPASFENVRAKWYPEVRHHCPHTPILLVGTKLDLR</text:p>
            <text:p>DDKDTIERLRDKKLAPITYPQGLAMAREIGSVKYLECSALTQRGLKTVFDEAIRAVLCPP</text:p>
            <text:p>PVKKPGKKCTV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M1 (Fragment) OS=Chlorocebus sabaeus OX=60711 PE=4 SV=1</text:p>
          </table:table-cell>
          <table:table-cell office:value-type="string" calcext:value-type="string">
            <text:p>Q2VIM8</text:p>
          </table:table-cell>
          <table:table-cell office:value-type="string" calcext:value-type="string">
            <text:p>A0A0D9RRD7_CHLSB</text:p>
          </table:table-cell>
          <table:table-cell/>
          <table:table-cell office:value-type="string" calcext:value-type="string">
            <text:p>RHOA_HUMAN, A0A024R324_HUMAN, Q9BVT0_HUMAN</text:p>
          </table:table-cell>
          <table:table-cell table:number-columns-repeated="3"/>
          <table:table-cell office:value-type="string" calcext:value-type="string">
            <text:p>[['Human Gene ID #1', 'C:apical junction complex', 'C:cell cortex', 'C:cell junction', 'C:cell periphery', 'C:cell projection', 'C:cleavage furrow', 'C:cytoplasmic vesicle', 'C:cytoskeleton', 'C:cytosol', 'C:dendritic spine', 'C:endoplasmic reticulum membrane', 'C:endosome', 'C:extracellular exosome', 'C:extrinsic component of cytoplasmic side of plasma membrane', 'C:ficolin-1-rich granule membrane', 'C:focal adhesion', 'C:glutamatergic synapse', 'C:intracellular membrane-bounded organelle', 'C:lamellipodium', 'C:midbody', 'C:plasma membrane', 'C:postsynapse', 'C:secretory granule membrane', 'C:vesicle', 'F:GTP binding', 'F:GTPase activity', 'F:myosin binding', 'F:protein kinase binding', 'P:actin cytoskeleton organization', 'P:actin cytoskeleton reorganization', 'P:actin filament organization', 'P:apical junction assembly', 'P:apolipoprotein A-I-mediated signaling pathway', 'P:cell junction assembly', 'P:cell migration', 'P:cellular response to chemokine', 'P:cellular response to cytokine stimulus', 'P:cellular response to lipopolysaccharide', 'P:cleavage furrow formation', 'P:cortical cytoskeleton organization', 'P:cytoplasmic microtubule organization', 'P:endothelial cell migration', 'P:endothelial tube lumen extension', 'P:ephrin receptor signaling pathway', 'P:establishment of epithelial cell apical/basal polarity', 'P:establishment or maintenance of cell polarity', 'P:G protein-coupled receptor signaling pathway', 'P:mitotic cleavage furrow formation', 'P:mitotic spindle assembly', 'P:negative chemotaxis', 'P:negative regulation of axonogenesis', 'P:negative regulation of cell migration involved in sprouting angiogenesis', 'P:negative regulation of cell size', 'P:negative regulation of cell-substrate adhesion', 'P:neutrophil degranulation', 'P:ossification involved in bone maturation', 'P:phosphatidylinositol-mediated signaling', 'P:positive regulation of axonogenesis', 'P:positive regulation of cytokinesis', 'P:positive regulation of I-kappaB kinase/NF-kappaB signaling', 'P:positive regulation of leukocyte adhesion to vascular endothelial cell', 'P:positive regulation of lipase activity', 'P:positive regulation of neuron differentiation', 'P:positive regulation of NIK/NF-kappaB signaling', 'P:positive regulation of protein serine/threonine kinase activity', 'P:positive regulation of stress fiber assembly', 'P:positive regulation of T cell migration', 'P:protein deubiquitination', 'P:regulation of actin cytoskeleton organization', 'P:regulation of cell migration', 'P:regulation of cell motility', 'P:regulation of cell shape', 'P:regulation of focal adhesion assembly', 'P:regulation of modification of postsynaptic actin cytoskeleton', 'P:regulation of osteoblast proliferation', 'P:regulation of small GTPase mediated signal transduction', 'P:Rho protein signal transduction', 'P:Roundabout signaling pathway', 'P:skeletal muscle satellite cell migration', 'P:stress fiber assembly', 'P:substantia nigra development', 'P:substrate adhesion-dependent cell spreading', 'P:trabecula morphogenesis', 'P:transforming growth factor beta receptor signaling pathway', 'P:vascular endothelial growth factor receptor signaling pathway', 'P:viral process', 'P:Wnt signaling pathway, planar cell polarity pathway', 'P:wound healing, spreading of cells'], ['Human Gene ID #2', 'C:axon', 'C:cytosol', 'C:lamellipodium', 'C:nucleus', 'C:ruffle membrane', 'F:GDP binding', 'F:GTP binding', 'F:GTPase activity', 'F:protein domain specific binding', 'F:Rho GDP-dissociation inhibitor binding', 'P:alpha-beta T cell lineage commitment', 'P:androgen receptor signaling pathway', 'P:angiotensin-mediated vasoconstriction involved in regulation of systemic arterial blood pressure', 'P:apical junction assembly', 'P:beta selection', 'P:cell-matrix adhesion', 'P:cerebral cortex cell migration', 'P:forebrain radial glial cell differentiation', 'P:GTP metabolic process', 'P:negative regulation of cell-substrate adhesion', 'P:negative regulation of I-kappaB kinase/NF-kappaB signaling', 'P:negative regulation of intracellular steroid hormone receptor signaling pathway', 'P:negative regulation of neuron apoptotic process', 'P:negative regulation of neuron differentiation', 'P:negative regulation of neuron projection development', 'P:negative regulation of oxidative phosphorylation', 'P:negative regulation of reactive oxygen species biosynthetic process', 'P:negative regulation of vascular associated smooth muscle cell migration', 'P:negative regulation of vascular associated smooth muscle cell proliferation', 'P:neuron projection morphogenesis', 'P:odontogenesis', 'P:ossification involved in bone maturation', 'P:positive regulation of actin filament polymerization', 'P:positive regulation of alpha-beta T cell differentiation', 'P:positive regulation of cell growth', 'P:positive regulation of cell migration', 'P:positive regulation of cysteine-type endopeptidase activity involved in apoptotic process', 'P:positive regulation of neuron apoptotic process', 'P:positive regulation of podosome assembly', 'P:positive regulation of translation', 'P:positive regulation of vascular associated smooth muscle contraction', 'P:regulation of calcium ion transport', 'P:regulation of dendrite development', 'P:regulation of microtubule cytoskeleton organization', 'P:regulation of modification of synaptic structure', 'P:regulation of neural precursor cell proliferation', 'P:regulation of osteoblast proliferation', 'P:regulation of systemic arterial blood pressure by endothelin', 'P:regulation of transcription by RNA polymerase II', 'P:response to amino acid', 'P:response to drug', 'P:response to ethanol', 'P:response to glucocorticoid', 'P:response to glucose', 'P:response to hypoxia', 'P:response to mechanical stimulus', 'P:Rho protein signal transduction', 'P:skeletal muscle satellite cell migration', 'P:skeletal muscle tissue development', 'P:stress fiber assembly', 'P:stress-activated protein kinase signaling cascade', 'P:trabecula morphogenesis', 'P:wound healing, spreading of cells'], ['Human Gene ID #3', 'F:GTP binding', 'F:GTPase activity']]</text:p>
          </table:table-cell>
          <table:table-cell office:value-type="string" calcext:value-type="string">
            <text:p>&gt;tr|A0A0D9RRD7|A0A0D9RRD7_CHLSB Uncharacterized protein OS=Chlorocebus sabaeus OX=60711 GN=RHOA PE=4 SV=1</text:p>
            <text:p>MAAIRKKLVIVGDGACGKTCLLIVFSKDQFPEVYVPTVFENYVADIEVDGKQVELALWDT</text:p>
            <text:p>AGQEDYDRLRPLSYPDTDVILMCFSIDSPDSLENIPEKWTPEVKHFCPNVPIILVGNKKD</text:p>
            <text:p>LRNDEHTRRELAKMKQEPVKPEEGRDMANRIGAFGYMECSAKTKDGVREVFEMATRAALQ</text:p>
            <text:p>ARRGKKKSGCLV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eptor for activated C kinase 1 OS=Chlorocebus sabaeus OX=60711 GN=RACK1 PE=4 SV=1</text:p>
          </table:table-cell>
          <table:table-cell office:value-type="string" calcext:value-type="string">
            <text:p>A0A0D9R6N8</text:p>
          </table:table-cell>
          <table:table-cell office:value-type="string" calcext:value-type="string">
            <text:p>Q2VIM8_CHLSB</text:p>
          </table:table-cell>
          <table:table-cell office:value-type="string" calcext:value-type="string">
            <text:p>RACK1</text:p>
          </table:table-cell>
          <table:table-cell office:value-type="string" calcext:value-type="string">
            <text:p>RMXL1_HUMAN, A0A1B0GUK8_HUMAN, Q2VIN3_HUMAN</text:p>
          </table:table-cell>
          <table:table-cell table:number-columns-repeated="3"/>
          <table:table-cell office:value-type="string" calcext:value-type="string">
            <text:p>[['Human Gene ID #1', 'C:spliceosomal complex', 'F:RNA binding', 'P:mRNA processing', 'P:positive regulation of mRNA splicing, via spliceosome', 'P:RNA splicing'], ['Human Gene ID #2', 'F:RNA binding'], ['Human Gene ID #3', 'F:RNA binding']]</text:p>
          </table:table-cell>
          <table:table-cell office:value-type="string" calcext:value-type="string">
            <text:p>&gt;tr|Q2VIM8|Q2VIM8_CHLSB RBM1 (Fragment) OS=Chlorocebus sabaeus OX=60711 PE=4 SV=1</text:p>
            <text:p>MVEADRPGKLFIGGLNTETNEKALETVFGKYGRIVEVLLIKDRETNKSRGFAFVTFESPA</text:p>
            <text:p>DAKDAARDMNGKSLDGKAIKVEQATKPSFERGRHGPPPPPRSRGPPRGFRAGRGGSGGTR</text:p>
            <text:p>GPPSRGGHMDDGGYSMHFNMSSSRGPLPVKRGPPPRSGGPSPKRSAPSGLVRSSSGMGGR</text:p>
            <text:p>APLSRGRDSYGGPPRREPLPSRRDVYLYPRDDGYSTKDSYSSRDYPSSRDTRDYAPPPRD</text:p>
            <text:p>YTYRDYGHSSSRDDYPSRGYGDRDGYGRDRDYSDHPSGGSYRDSYESYGNSRSAPPTRGP</text:p>
            <text:p>RPSYGGSSRYDDYSSSRDGYGGSRDNYSSSRSDLYSSGCDRVGRQERGLPPSVERGYPSP</text:p>
            <text:p>RDSYSSSSRGAPRGGGPGGSRSDR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ication factor C subunit 1 OS=Chlorocebus sabaeus OX=60711 GN=RFC1 PE=3 SV=1</text:p>
          </table:table-cell>
          <table:table-cell office:value-type="string" calcext:value-type="string">
            <text:p>A0A0D9RWI0</text:p>
          </table:table-cell>
          <table:table-cell office:value-type="string" calcext:value-type="string">
            <text:p>A0A0D9R6N8_CHLSB</text:p>
          </table:table-cell>
          <table:table-cell office:value-type="string" calcext:value-type="string">
            <text:p>RFC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6N8|A0A0D9R6N8_CHLSB WD_REPEATS_REGION domain-containing protein OS=Chlorocebus sabaeus OX=60711 GN=RACK1 PE=4 SV=1</text:p>
            <text:p>MPCNFPLPFALHGAAILSRSVLWGSPFYLVERVFPVPAGASFSLLLQGGGGSGRVAGFPE</text:p>
            <text:p>PSSAILVAAATHALAAAMTEQMTLRGTLKGHNGWVTQIATTPQFPDMILSASRDKTIIMW</text:p>
            <text:p>KLTRDETNYGIPQRALRGHSHFVSDVVISSDGQFALSGSWDGTLRLWDLTTGTTTRRFVG</text:p>
            <text:p>HTKDVLSVAFSSDNRQIVSGSRDKTIKLWNTLGVCKYTVQDESHSEWVSCVRFSPNSSNP</text:p>
            <text:p>IIVSCGWDKLVKVWNLANCKLKTNHIGHTGYLNTVTVSPDGSLCASGGKDGQAMLWDLNE</text:p>
            <text:p>GKHLYTLDGGDIINALCFSPNRYWLCAATGPSIKIWDLEGKIIVDELKQEVISTSSKAEP</text:p>
            <text:p>PQCTSLAWSADGQTLFAGYTDNLVRVWQVTIGT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ticulon OS=Chlorocebus sabaeus OX=60711 PE=4 SV=1</text:p>
          </table:table-cell>
          <table:table-cell office:value-type="string" calcext:value-type="string">
            <text:p>A0A0D9RNM3</text:p>
          </table:table-cell>
          <table:table-cell office:value-type="string" calcext:value-type="string">
            <text:p>A0A0D9RWI0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WI0|A0A0D9RWI0_CHLSB Replication factor C subunit 1 OS=Chlorocebus sabaeus OX=60711 GN=RFC1 PE=3 SV=1</text:p>
            <text:p>MDIRKFFGVIPSGKKLVTETVKKNEKTKSDEETLKAKKGIKEIKVNSSCKEDDFKQKQPS</text:p>
            <text:p>KKKRIIYDSDSESEETLQVKNAKKQPEKPPVSSKPGKISRQDPVTYISETDEEDDIMCKK</text:p>
            <text:p>AASKSKENGRSTNSHLGTSNMKKNEENTKTKNKPLSPIKLTPTSVLDYFGTGSVQRSNKK</text:p>
            <text:p>MVASKRKELSQNTNESGLNDEAIAKQLQLDEDAELERQLHEDEEFARTLAMLDEEPKTKK</text:p>
            <text:p>ARKDTEEGETFSSVQANLSKAEKRKYPHKVKTEQFSDERKSYSPRKQTKYESSKEPQQHS</text:p>
            <text:p>KSSADKIGEVSSPKASSKLAIMKRKEESTYKEIQPVASKRKENAIELKGETKTPKKTKSS</text:p>
            <text:p>PAKKESISPEDSEKKRTNYQAYRSYLNREGPKALGSKEIPKGAENCLEGLIFVITGVLES</text:p>
            <text:p>IERDEAKSLIERYGGKVTGNVSKKTNYLVMGRDSGQSKSDKAAALGTKIIDEDGLLNLIR</text:p>
            <text:p>TMPGKKSKYEIAVETEMKKESKLERTPQKNVQGKRKISPSKKESESKKSKPTSKRDSLAK</text:p>
            <text:p>TIKKETDVFWRSLDFKEQVAEETSGDSKARNLADDSSENKVENLLWVDKYKPTSLKTIIG</text:p>
            <text:p>QQGDQSCANKLLRWLRNWHKSSSEDKKHAKFGKFSGKDDGSSFKAALLSGPPGVGKTTTA</text:p>
            <text:p>SLVCQELGYSYVELNASDTRSKSSLKAIVAESLSNTSIKGFYSNGAASSVSTKHALIMDE</text:p>
            <text:p>VDGMAGNEDRGGIQELIGLIKHTKIPIICMCNDRNHPKIRSLVHYCFDLRFQRPRVEQIK</text:p>
            <text:p>GAMMSIAFKEGLKIPPPAMNEIILGANQDIRQVLHNLSMWCARSKALTYDQAKADSHRAK</text:p>
            <text:p>KDIKMGPFDVARKVFAAGEETAHMSLMDKSDLFFHDYSIAPLFVQENYIHVKPVAAGGDM</text:p>
            <text:p>KKHLMLLSRAADSICDGDLVDSQIRSKQNWSLMPTQAIYASVLPGELMRGFMTQFPTFPS</text:p>
            <text:p>WLGKHSSTGKHDRIVQDLALHMSL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L24 OS=Chlorocebus sabaeus OX=60711 GN=RPL24 PE=4 SV=1</text:p>
          </table:table-cell>
          <table:table-cell office:value-type="string" calcext:value-type="string">
            <text:p>A0A0D9R1R4</text:p>
          </table:table-cell>
          <table:table-cell office:value-type="string" calcext:value-type="string">
            <text:p>A0A0D9RNM3_CHLSB</text:p>
          </table:table-cell>
          <table:table-cell office:value-type="string" calcext:value-type="string">
            <text:p>RPL24</text:p>
          </table:table-cell>
          <table:table-cell office:value-type="string" calcext:value-type="string">
            <text:p>A6XGP7_HUMAN, D6W5C2_HUMAN</text:p>
          </table:table-cell>
          <table:table-cell table:number-columns-repeated="3"/>
          <table:table-cell office:value-type="string" calcext:value-type="string">
            <text:p>[['Human Gene ID #1', 'C:endoplasmic reticulum membrane', 'C:integral component of membrane'], ['Human Gene ID #2', 'C:endoplasmic reticulum membrane', 'C:integral component of membrane']]</text:p>
          </table:table-cell>
          <table:table-cell office:value-type="string" calcext:value-type="string">
            <text:p>&gt;tr|A0A0D9RNM3|A0A0D9RNM3_CHLSB Reticulon OS=Chlorocebus sabaeus OX=60711 PE=4 SV=1</text:p>
            <text:p>MDGQKKNWKDKVVDLLYWRDIKKTGVVFGASLFLLLSLTVFSIVSVTAYIALALLSVTIS</text:p>
            <text:p>FRIYRGVIQAIQKSDEGHPFRAYLESEVAISEELVQKYSNSALGHVNCTIKELRRLFLVD</text:p>
            <text:p>DLVDSLKFAVLMWVFTYVGALFNGLTLLILALISLFSVPVIYERHQAQIDHYLGLANKNV</text:p>
            <text:p>KDAMAKIQAKIPGLKRKA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L30 OS=Chlorocebus sabaeus OX=60711 GN=RPL30 PE=3 SV=1</text:p>
          </table:table-cell>
          <table:table-cell office:value-type="string" calcext:value-type="string">
            <text:p>A0A0D9RIV1</text:p>
          </table:table-cell>
          <table:table-cell office:value-type="string" calcext:value-type="string">
            <text:p>A0A0D9R1R4_CHLSB</text:p>
          </table:table-cell>
          <table:table-cell office:value-type="string" calcext:value-type="string">
            <text:p>RPL30</text:p>
          </table:table-cell>
          <table:table-cell office:value-type="string" calcext:value-type="string">
            <text:p>C9JNW5_HUMAN</text:p>
          </table:table-cell>
          <table:table-cell table:number-columns-repeated="3"/>
          <table:table-cell office:value-type="string" calcext:value-type="string">
            <text:p>[['Human Gene ID #1', 'C:cytosol', 'C:endoplasmic reticulum', 'C:ribosome']]</text:p>
          </table:table-cell>
          <table:table-cell office:value-type="string" calcext:value-type="string">
            <text:p>&gt;tr|A0A0D9R1R4|A0A0D9R1R4_CHLSB TRASH domain-containing protein OS=Chlorocebus sabaeus OX=60711 PE=3 SV=1</text:p>
            <text:p>MKVELCSFSGYKIYPGHGRRYARTDGKVFQFLNAKCESAFLSKRNPRQINWTVLYRRKHK</text:p>
            <text:p>KGQSEEIQKKRTRRAVKFQRAITGASLADIMAKRNQKPEVRKAQREQAIRAAKEAKKAKQ</text:p>
            <text:p>ASKKTAMAAAKVIMGFLDFLEQYNRKISFPFLFFFPLSFFFLRRSLALLPRIWSAV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lateral stalk subunit P2 OS=Chlorocebus sabaeus OX=60711 GN=RPLP2 PE=3 SV=1</text:p>
          </table:table-cell>
          <table:table-cell office:value-type="string" calcext:value-type="string">
            <text:p>A0A0D9RDT9</text:p>
          </table:table-cell>
          <table:table-cell office:value-type="string" calcext:value-type="string">
            <text:p>A0A0D9RIV1_CHLSB</text:p>
          </table:table-cell>
          <table:table-cell office:value-type="string" calcext:value-type="string">
            <text:p>RPLP2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IV1|A0A0D9RIV1_CHLSB 60S ribosomal protein L30 OS=Chlorocebus sabaeus OX=60711 GN=RPL30 PE=3 SV=1</text:p>
            <text:p>MVAAKNTKKSLESINSRLQLVMKSGKYVLGYKQTLKMIRQGKAKLVILANNCPALRKSEI</text:p>
            <text:p>EYYAMLAKTGVHHYSGNNIELGTACGKYYRVCTLAIIDPGDSDIIRSMPEQTGE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OS=Chlorocebus sabaeus OX=60711 GN=RPL10A PE=3 SV=1</text:p>
          </table:table-cell>
          <table:table-cell office:value-type="string" calcext:value-type="string">
            <text:p>A0A0D9RC78</text:p>
          </table:table-cell>
          <table:table-cell office:value-type="string" calcext:value-type="string">
            <text:p>A0A0D9RDT9_CHLSB</text:p>
          </table:table-cell>
          <table:table-cell office:value-type="string" calcext:value-type="string">
            <text:p>RPL10A</text:p>
          </table:table-cell>
          <table:table-cell office:value-type="string" calcext:value-type="string">
            <text:p>RLA2_HUMAN, A0A024RCA7_HUMAN</text:p>
          </table:table-cell>
          <table:table-cell table:number-columns-repeated="3"/>
          <table:table-cell office:value-type="string" calcext:value-type="string">
            <text:p>[['Human Gene ID #1', 'C:cytosol', 'C:cytosolic large ribosomal subunit', 'C:extracellular exosome', 'C:focal adhesion', 'C:membrane', 'F:structural constituent of ribosome', 'P:cytoplasmic translational elongation', 'P:nuclear-transcribed mRNA catabolic process, nonsense-mediated decay', 'P:rRNA processing', 'P:SRP-dependent cotranslational protein targeting to membrane', 'P:translation', 'P:translational initiation', 'P:viral transcription'], ['Human Gene ID #2', 'C:cytosolic large ribosomal subunit', 'F:structural constituent of ribosome', 'P:cytoplasmic translational elongation']]</text:p>
          </table:table-cell>
          <table:table-cell office:value-type="string" calcext:value-type="string">
            <text:p>&gt;tr|A0A0D9RDT9|A0A0D9RDT9_CHLSB 60S acidic ribosomal protein P2 OS=Chlorocebus sabaeus OX=60711 GN=RPLP2 PE=3 SV=1</text:p>
            <text:p>MRYVASYLLAALGGNSSPSAKDIKKILDSVGIEADDDRLNKVISELNGKNIEDVIAQGIG</text:p>
            <text:p>KLASVPAGGAVAVSAAPGSAAPAAGSAPAAAEEKKDEKKEESEESDDDMGFGLF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OS=Chlorocebus sabaeus OX=60711 PE=3 SV=1</text:p>
          </table:table-cell>
          <table:table-cell office:value-type="string" calcext:value-type="string">
            <text:p>A0A0D9SDL3</text:p>
          </table:table-cell>
          <table:table-cell office:value-type="string" calcext:value-type="string">
            <text:p>A0A0D9RC78_CHLSB</text:p>
          </table:table-cell>
          <table:table-cell/>
          <table:table-cell office:value-type="string" calcext:value-type="string">
            <text:p>RL10A_HUMAN</text:p>
          </table:table-cell>
          <table:table-cell table:number-columns-repeated="3"/>
          <table:table-cell office:value-type="string" calcext:value-type="string">
            <text:p>[['Human Gene ID #1', 'C:cytosol', 'C:cytosolic large ribosomal subunit', 'C:extracellular exosome', 'C:focal adhesion', 'C:membrane', 'C:nucleus', 'C:polysomal ribosome', 'F:RNA binding', 'F:structural constituent of ribosome', 'P:cytoplasmic translation', 'P:maturation of LSU-rRNA', 'P:nuclear-transcribed mRNA catabolic process, nonsense-mediated decay', 'P:rRNA processing', 'P:SRP-dependent cotranslational protein targeting to membrane', 'P:translation', 'P:translational initiation', 'P:viral transcription']]</text:p>
          </table:table-cell>
          <table:table-cell office:value-type="string" calcext:value-type="string">
            <text:p>&gt;tr|A0A0D9RC78|A0A0D9RC78_CHLSB Ribosomal protein OS=Chlorocebus sabaeus OX=60711 PE=3 SV=1</text:p>
            <text:p>MSSKVSRDTLYEAVREVLHGNQRKRRKFLETVELQISLKNYDPQKDKRFSGTVRLKSTPR</text:p>
            <text:p>PKFSVCVLGDQQHCDEAKAVDIPHMDIEALKKLNKNKKLVKKLAKKYDAFLASESLIKQI</text:p>
            <text:p>PRILGPGLNKAGKFPSLLTHNENMVAKVDEVKSTIKFQMKKVLCLAVAVGHVKMTDDELV</text:p>
            <text:p>YNIHLAVNFLVSLLKKNWQNVRALYIKSTMGKPQRL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S13 OS=Chlorocebus sabaeus OX=60711 GN=RPS13 PE=3 SV=1</text:p>
          </table:table-cell>
          <table:table-cell office:value-type="string" calcext:value-type="string">
            <text:p>A0A0D9QXK1</text:p>
          </table:table-cell>
          <table:table-cell office:value-type="string" calcext:value-type="string">
            <text:p>A0A0D9SDL3_CHLSB</text:p>
          </table:table-cell>
          <table:table-cell office:value-type="string" calcext:value-type="string">
            <text:p>RPS13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DL3|A0A0D9SDL3_CHLSB Ribosomal protein OS=Chlorocebus sabaeus OX=60711 PE=3 SV=1</text:p>
            <text:p>AAVSRDTLYEAVREVLHRNQRKRRKFLETVELQISLKNYDPQKDKRFSGTVRLKSTPRPK</text:p>
            <text:p>FSVCVLGHQQHCDEAKAVDIPHMDIEVLKKLNKNKKLVKKLAKKYDAFLASESLIKQIPR</text:p>
            <text:p>ILGPGLNKAGKFPSLLTHNENMVAKVDEVKSTIKFQMKKVLCLAVAVGHVKMTDDELVYN</text:p>
            <text:p>IHLAVNFLVSLLKKNWQNVQALYIKSTMGKPQRL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S14 OS=Chlorocebus sabaeus OX=60711 GN=RPS14 PE=3 SV=1</text:p>
          </table:table-cell>
          <table:table-cell office:value-type="string" calcext:value-type="string">
            <text:p>A0A0D9RGJ5</text:p>
          </table:table-cell>
          <table:table-cell office:value-type="string" calcext:value-type="string">
            <text:p>A0A0D9QXK1_CHLSB</text:p>
          </table:table-cell>
          <table:table-cell office:value-type="string" calcext:value-type="string">
            <text:p>RPS14</text:p>
          </table:table-cell>
          <table:table-cell office:value-type="string" calcext:value-type="string">
            <text:p>RS13_HUMAN</text:p>
          </table:table-cell>
          <table:table-cell table:number-columns-repeated="3"/>
          <table:table-cell office:value-type="string" calcext:value-type="string">
            <text:p>[['Human Gene ID #1', 'C:cytosol', 'C:cytosolic small ribosomal subunit', 'C:extracellular exosome', 'C:focal adhesion', 'C:membrane', 'C:nucleolus', 'C:nucleoplasm', 'C:nucleus', 'C:postsynaptic density', 'C:ribosome', "F:mRNA 5'-UTR binding", 'F:mRNA binding', 'F:RNA binding', 'F:small ribosomal subunit rRNA binding', 'F:structural constituent of ribosome', 'P:negative regulation of RNA splicing', 'P:nuclear-transcribed mRNA catabolic process, nonsense-mediated decay', 'P:SRP-dependent cotranslational protein targeting to membrane', 'P:translation', 'P:translational initiation', 'P:viral transcription']]</text:p>
          </table:table-cell>
          <table:table-cell office:value-type="string" calcext:value-type="string">
            <text:p>&gt;tr|A0A0D9QXK1|A0A0D9QXK1_CHLSB 40S ribosomal protein S13 OS=Chlorocebus sabaeus OX=60711 PE=3 SV=1</text:p>
            <text:p>MGRMHAPGKGLSQSALPYRRSVPTWLKLTSDDVKEQIYKLAKKGLTPSQIGVILRDSHGV</text:p>
            <text:p>AQVRFVTGNKILRILKSKGLAPDLPEDLYHLIKKAVAVRKHLERNRKDKDAKFRLILIES</text:p>
            <text:p>RIHRLARYYKTKRVLPPNW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S15 OS=Chlorocebus sabaeus OX=60711 GN=RPS15 PE=3 SV=1</text:p>
          </table:table-cell>
          <table:table-cell office:value-type="string" calcext:value-type="string">
            <text:p>A0A0D9RI58</text:p>
          </table:table-cell>
          <table:table-cell office:value-type="string" calcext:value-type="string">
            <text:p>A0A0D9RGJ5_CHLSB</text:p>
          </table:table-cell>
          <table:table-cell office:value-type="string" calcext:value-type="string">
            <text:p>RPS15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GJ5|A0A0D9RGJ5_CHLSB Uncharacterized protein OS=Chlorocebus sabaeus OX=60711 GN=RPS14 PE=3 SV=1</text:p>
            <text:p>MAPRKGKEKKEEQVISLGPQVAEGENVFGVCHIFASFNDTFVHVTDLSGKETMCRVTGGM</text:p>
            <text:p>KVKADRDESSPYAAMLAAQDVAQRCKELGITALHIKLRATGGNRTKTPGPGAQSALRALA</text:p>
            <text:p>RSGMKIGRIEDVTPIPSDSTRRKGGRRGRR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S16 OS=Chlorocebus sabaeus OX=60711 GN=RPS16 PE=3 SV=1</text:p>
          </table:table-cell>
          <table:table-cell office:value-type="string" calcext:value-type="string">
            <text:p>A0A0D9QV09</text:p>
          </table:table-cell>
          <table:table-cell office:value-type="string" calcext:value-type="string">
            <text:p>A0A0D9RI58_CHLSB</text:p>
          </table:table-cell>
          <table:table-cell office:value-type="string" calcext:value-type="string">
            <text:p>RPS16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I58|A0A0D9RI58_CHLSB 40S ribosomal protein S15 OS=Chlorocebus sabaeus OX=60711 GN=RPS15 PE=3 SV=1</text:p>
            <text:p>MLGRGVDPAEVEQKKKRTFRKFTYRGVDLDQLLDMSYEQLMQLYSARQRRRLNRGLRRKQ</text:p>
            <text:p>HSLLKRLRKAKKEAPPMEKPEVVKTHLRDMIILPEMVGSMVGVYNGKTFNQVEIKPEMIG</text:p>
            <text:p>HYLGEFSITYKPVKHGRPGIGATHSSRFIPL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S3 OS=Chlorocebus sabaeus OX=60711 GN=RPS3 PE=3 SV=1</text:p>
          </table:table-cell>
          <table:table-cell office:value-type="string" calcext:value-type="string">
            <text:p>A0A0D9QV93</text:p>
          </table:table-cell>
          <table:table-cell office:value-type="string" calcext:value-type="string">
            <text:p>A0A0D9QV09_CHLSB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RS16_HUMAN</text:p>
          </table:table-cell>
          <table:table-cell table:number-columns-repeated="3"/>
          <table:table-cell office:value-type="string" calcext:value-type="string">
            <text:p>[['Human Gene ID #1', 'C:cytosol', 'C:cytosolic small ribosomal subunit', 'C:extracellular exosome', 'C:focal adhesion', 'C:membrane', 'C:nucleoplasm', 'C:small ribosomal subunit', 'F:RNA binding', 'F:structural constituent of ribosome', 'P:maturation of SSU-rRNA from tricistronic rRNA transcript (SSU-rRNA, 5.8S rRNA, LSU-rRNA)', 'P:nuclear-transcribed mRNA catabolic process, nonsense-mediated decay', 'P:ribosomal small subunit biogenesis', 'P:rRNA processing', 'P:SRP-dependent cotranslational protein targeting to membrane', 'P:translation', 'P:translational initiation', 'P:viral transcription']]</text:p>
          </table:table-cell>
          <table:table-cell office:value-type="string" calcext:value-type="string">
            <text:p>&gt;tr|A0A0D9QV09|A0A0D9QV09_CHLSB Uncharacterized protein OS=Chlorocebus sabaeus OX=60711 GN=RPS16 PE=3 SV=1</text:p>
            <text:p>MPSKGPLQSVQVFGRKKTATAVAHCKRGNGLIKVNGRPLEMIEPRTLQYKLLEPVLLLGK</text:p>
            <text:p>ERFAGVDIRVRVKGGGHVAQIYAIRQSISKALVAYYQKYVDEASKKEIKDILIQYDRTLL</text:p>
            <text:p>VADPRRCESKKFGGPGARARYQKSY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 protein S5 OS=Chlorocebus sabaeus OX=60711 GN=RPS5 PE=3 SV=1</text:p>
          </table:table-cell>
          <table:table-cell office:value-type="string" calcext:value-type="string">
            <text:p>A0A0D9S6D9</text:p>
          </table:table-cell>
          <table:table-cell office:value-type="string" calcext:value-type="string">
            <text:p>A0A0D9QV93_CHLSB</text:p>
          </table:table-cell>
          <table:table-cell office:value-type="string" calcext:value-type="string">
            <text:p>RPS5</text:p>
          </table:table-cell>
          <table:table-cell office:value-type="string" calcext:value-type="string">
            <text:p>RS3_HUMAN, E9PSF4_HUMAN, Q53G83_HUMAN, Q9NQS8_HUMAN</text:p>
          </table:table-cell>
          <table:table-cell table:number-columns-repeated="3"/>
          <table:table-cell office:value-type="string" calcext:value-type="string">
            <text:p>[['Human Gene ID #1', 'C:cytoplasm', 'C:cytosol', 'C:cytosolic small ribosomal subunit', 'C:endoplasmic reticulum', 'C:extracellular exosome', 'C:focal adhesion', 'C:membrane', 'C:mitochondrial inner membrane', 'C:mitochondrial matrix', 'C:mitotic spindle', 'C:NF-kappaB complex', 'C:nucleolus', 'C:nucleoplasm', 'C:nucleus', 'C:plasma membrane', 'C:polysome', 'C:postsynaptic density', 'C:ribonucleoprotein complex', 'C:ribosome', 'C:ruffle membrane', 'F:class I DNA-(apurinic or apyrimidinic site) endonuclease activity', 'F:damaged DNA binding', 'F:DNA binding', 'F:DNA-(apurinic or apyrimidinic site) endonuclease activity', 'F:endodeoxyribonuclease activity', 'F:enzyme binding', 'F:Hsp70 protein binding', 'F:Hsp90 protein binding', 'F:iron-sulfur cluster binding', 'F:kinase binding', 'F:microtubule binding', 'F:mRNA binding', 'F:oxidized purine DNA binding', 'F:oxidized pyrimidine DNA binding', 'F:protein kinase A binding', 'F:protein kinase binding', 'F:protein-containing complex binding', 'F:RNA binding', 'F:small ribosomal subunit rRNA binding', 'F:structural constituent of ribosome', 'F:supercoiled DNA binding', 'F:transcription factor binding', 'F:tubulin binding', 'F:ubiquitin-like protein conjugating enzyme binding', 'P:apoptotic process', 'P:cell division', 'P:cellular response to DNA damage stimulus', 'P:cellular response to hydrogen peroxide', 'P:cellular response to reactive oxygen species', 'P:cellular response to tumor necrosis factor', 'P:chromosome segregation', 'P:DNA damage response, detection of DNA damage', 'P:DNA repair', 'P:negative regulation of DNA repair', 'P:negative regulation of protein ubiquitination', 'P:negative regulation of translation', 'P:nuclear-transcribed mRNA catabolic process, nonsense-mediated decay', 'P:positive regulation of activated T cell proliferation', 'P:positive regulation of apoptotic signaling pathway', 'P:positive regulation of base-excision repair', 'P:positive regulation of cysteine-type endopeptidase activity involved in execution phase of apoptosis', 'P:positive regulation of DNA N-glycosylase activity', 'P:positive regulation of DNA repair', 'P:positive regulation of endodeoxyribonuclease activity', 'P:positive regulation of gene expression', 'P:positive regulation of interleukin-2 production', 'P:positive regulation of intrinsic apoptotic signaling pathway in response to DNA damage', 'P:positive regulation of JUN kinase activity', 'P:positive regulation of microtubule polymerization', 'P:positive regulation of NF-kappaB transcription factor activity', 'P:positive regulation of NIK/NF-kappaB signaling', 'P:positive regulation of protein-containing complex assembly', 'P:positive regulation of T cell receptor signaling pathway', 'P:regulation of apoptotic process', 'P:response to TNF agonist', 'P:spindle assembly', 'P:SRP-dependent cotranslational protein targeting to membrane', 'P:translation', 'P:translational initiation', 'P:viral transcription'], ['Human Gene ID #2', 'C:cytosol', 'C:endoplasmic reticulum', 'C:ribosome', 'F:structural constituent of ribosome', 'P:translation'], ['Human Gene ID #3', 'C:mitochondrial inner membrane', 'C:small ribosomal subunit', 'C:spindle', 'F:class I DNA-(apurinic or apyrimidinic site) endonuclease activity', 'F:DNA binding', 'F:RNA binding', 'F:structural constituent of ribosome', 'P:apoptotic process', 'P:cell division', 'P:regulation of translation', 'P:translation'], ['Human Gene ID #4', 'C:ribosome', 'F:structural constituent of ribosome', 'P:translation']]</text:p>
          </table:table-cell>
          <table:table-cell office:value-type="string" calcext:value-type="string">
            <text:p>&gt;tr|A0A0D9QV93|A0A0D9QV93_CHLSB 40S ribosomal protein S3 OS=Chlorocebus sabaeus OX=60711 GN=RPS3 PE=3 SV=1</text:p>
            <text:p>MAVQISKKRKFVADGIFKAELNEFLTRELAEDGYSGVEVRVTPTRTEIIILATRTQNVLG</text:p>
            <text:p>EKGRRIRELTAVVQKRFGFPEGSVELYAEKVATRGLCAIAQAESLRYKLLGGLAVRRACY</text:p>
            <text:p>GVLRFIMESGAKGCEVVVSGKLRGQRAKSMKFVDGLMIHSGDPVNYYVDTAVRHVLLRQG</text:p>
            <text:p>VLGIKVKIMLPWDPTGKIGPKKPLPDHVSIVEPKDEILPTTPISEQKGGKPEPPAMPQPV</text:p>
            <text:p>PT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14e domain-containing protein OS=Chlorocebus sabaeus OX=60711 PE=4 SV=1</text:p>
          </table:table-cell>
          <table:table-cell office:value-type="string" calcext:value-type="string">
            <text:p>A0A0D9RWG7</text:p>
          </table:table-cell>
          <table:table-cell office:value-type="string" calcext:value-type="string">
            <text:p>A0A0D9S6D9_CHLSB</text:p>
          </table:table-cell>
          <table:table-cell/>
          <table:table-cell office:value-type="string" calcext:value-type="string">
            <text:p>RS5_HUMAN, A0A024R4Q8_HUMAN</text:p>
          </table:table-cell>
          <table:table-cell table:number-columns-repeated="3"/>
          <table:table-cell office:value-type="string" calcext:value-type="string">
            <text:p>[['Human Gene ID #1', 'C:cytosol', 'C:cytosolic small ribosomal subunit', 'C:extracellular exosome', 'C:focal adhesion', 'C:membrane', 'C:nucleoplasm', 'C:ribonucleoprotein complex', 'C:ribosome', 'F:mRNA binding', 'F:RNA binding', 'F:rRNA binding', 'F:structural constituent of ribosome', 'P:nuclear-transcribed mRNA catabolic process, nonsense-mediated decay', 'P:regulation of translational fidelity', 'P:ribosomal small subunit assembly', 'P:SRP-dependent cotranslational protein targeting to membrane', 'P:translation', 'P:translational initiation', 'P:viral transcription'], ['Human Gene ID #2', 'C:small ribosomal subunit', 'F:RNA binding', 'F:structural constituent of ribosome', 'P:translation']]</text:p>
          </table:table-cell>
          <table:table-cell office:value-type="string" calcext:value-type="string">
            <text:p>&gt;tr|A0A0D9S6D9|A0A0D9S6D9_CHLSB Ribosomal_S7 domain-containing protein OS=Chlorocebus sabaeus OX=60711 GN=RPS5 PE=3 SV=1</text:p>
            <text:p>MTEWETAAPAVAETPDIKLFGKWSTDDVQINDISLQDYIAVKEKYAKYLPHSAGRYAAKR</text:p>
            <text:p>FRKAQCPIVERLTNSMMMHGRNNGKKLMTVRIVKHAFEIIHLLTGENPLQVLVNAIINSG</text:p>
            <text:p>PREDSTRIGRAGTVRRQAVDVSPLRRVNQAIWLLCTGAREAAFRNIKTIAECLADELINA</text:p>
            <text:p>AKGSSNSYAIKKKDELERVAKSN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18_c domain-containing protein OS=Chlorocebus sabaeus OX=60711 PE=3 SV=1</text:p>
          </table:table-cell>
          <table:table-cell office:value-type="string" calcext:value-type="string">
            <text:p>A0A0D9SAB7</text:p>
          </table:table-cell>
          <table:table-cell office:value-type="string" calcext:value-type="string">
            <text:p>A0A0D9RWG7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WG7|A0A0D9RWG7_CHLSB 60S ribosomal protein L14 OS=Chlorocebus sabaeus OX=60711 PE=3 SV=1</text:p>
            <text:p>MVFRRFVEVGRVAYVSFGPHAGKLVAIVDVIDQNRALVDGPCTQVRRQAMPFKCMQLTDF</text:p>
            <text:p>ILKFPHSARQKYVRQAWQKADINTKWAATRWAKKIEARERKAKMTDFDRFKVMKAKKMRN</text:p>
            <text:p>RIIKNEVKKLQKAALLKASPKKAPGTKGAAAAAKVPAKKMTTASKKAPAQKVPAQKATGQ</text:p>
            <text:p>KAAPAPKAQKGQKAPAQKAPAPKASGKK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18_c domain-containing protein OS=Chlorocebus sabaeus OX=60711 PE=4 SV=1</text:p>
          </table:table-cell>
          <table:table-cell office:value-type="string" calcext:value-type="string">
            <text:p>A0A0D9S6R4</text:p>
          </table:table-cell>
          <table:table-cell office:value-type="string" calcext:value-type="string">
            <text:p>A0A0D9SAB7_CHLSB</text:p>
          </table:table-cell>
          <table:table-cell/>
          <table:table-cell office:value-type="string" calcext:value-type="string">
            <text:p>RL5_HUMAN, A0A2R8Y6J3_HUMAN, A2RUM7_HUMAN, B3KTM6_HUMAN</text:p>
          </table:table-cell>
          <table:table-cell table:number-columns-repeated="3"/>
          <table:table-cell office:value-type="string" calcext:value-type="string">
            <text:p>[['Human Gene ID #1', 'C:cytoplasm', 'C:cytosol', 'C:cytosolic large ribosomal subunit', 'C:endoplasmic reticulum', 'C:extracellular exosome', 'C:focal adhesion', 'C:membrane', 'C:nucleolus', 'C:nucleoplasm', 'C:nucleus', 'C:protein-containing complex', 'C:ribonucleoprotein complex', 'F:5S rRNA binding', "F:mRNA 3'-UTR binding", "F:mRNA 5'-UTR binding", 'F:RNA binding', 'F:structural constituent of ribosome', 'F:ubiquitin ligase inhibitor activity', 'F:ubiquitin protein ligase binding', 'P:negative regulation of protein neddylation', 'P:negative regulation of ubiquitin protein ligase activity', 'P:negative regulation of ubiquitin-dependent protein catabolic process', 'P:nuclear-transcribed mRNA catabolic process, nonsense-mediated decay', 'P:positive regulation of gene expression', 'P:positive regulation of translation', 'P:protein stabilization', 'P:regulation of signal transduction by p53 class mediator', 'P:ribosomal large subunit assembly', 'P:ribosomal large subunit biogenesis', 'P:rRNA processing', 'P:SRP-dependent cotranslational protein targeting to membrane', 'P:translation', 'P:translational initiation', 'P:viral transcription'], ['Human Gene ID #2', 'C:ribosome', 'F:5S rRNA binding', 'F:structural constituent of ribosome', 'P:translation'], ['Human Gene ID #3', 'C:cytosol', 'C:endoplasmic reticulum', 'C:nucleolus', 'C:ribosome', 'F:5S rRNA binding', 'F:structural constituent of ribosome', 'P:translation'], ['Human Gene ID #4', 'C:ribosome', 'F:5S rRNA binding', 'F:structural constituent of ribosome', 'P:translation']]</text:p>
          </table:table-cell>
          <table:table-cell office:value-type="string" calcext:value-type="string">
            <text:p>&gt;tr|A0A0D9SAB7|A0A0D9SAB7_CHLSB Ribosomal_L18_c domain-containing protein OS=Chlorocebus sabaeus OX=60711 PE=3 SV=1</text:p>
            <text:p>MGFVKVVKNKAYFKRYQVKFRRRQEGKTDYYARKRLVIQDKNKYNTPKYRMIVRVTNRDI</text:p>
            <text:p>ICQIAYARIEGDMIVCAAYAHELPKYGVKVGLTTYAAAYCTGLLLAHRLLNRFGMDKIYE</text:p>
            <text:p>GQVEVTGDEYNVESIDGQPGAFTCYLDAGLARTTTGNKVFGALKGAVDGGLSIPHSTKRF</text:p>
            <text:p>PGYDFESKEFNAEVHRKHIMGQNVADYMRYLMEEDEDAYKKQFSQYIKNSVTPDMMEEMY</text:p>
            <text:p>KKAHAAIRENPVYEKKPKKEVKKKRWNHPKMSLAQKKDRVAQKKASFLRAQERAAE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18e/L15P domain-containing protein OS=Chlorocebus sabaeus OX=60711 PE=3 SV=1</text:p>
          </table:table-cell>
          <table:table-cell office:value-type="string" calcext:value-type="string">
            <text:p>A0A0D9QWP9</text:p>
          </table:table-cell>
          <table:table-cell office:value-type="string" calcext:value-type="string">
            <text:p>A0A0D9S6R4_CHLSB</text:p>
          </table:table-cell>
          <table:table-cell/>
          <table:table-cell office:value-type="string" calcext:value-type="string">
            <text:p>RL5_HUMAN, A0A2R8Y6J3_HUMAN, A2RUM7_HUMAN, B3KTM6_HUMAN</text:p>
          </table:table-cell>
          <table:table-cell table:number-columns-repeated="3"/>
          <table:table-cell office:value-type="string" calcext:value-type="string">
            <text:p>[['Human Gene ID #1', 'C:cytoplasm', 'C:cytosol', 'C:cytosolic large ribosomal subunit', 'C:endoplasmic reticulum', 'C:extracellular exosome', 'C:focal adhesion', 'C:membrane', 'C:nucleolus', 'C:nucleoplasm', 'C:nucleus', 'C:protein-containing complex', 'C:ribonucleoprotein complex', 'F:5S rRNA binding', "F:mRNA 3'-UTR binding", "F:mRNA 5'-UTR binding", 'F:RNA binding', 'F:structural constituent of ribosome', 'F:ubiquitin ligase inhibitor activity', 'F:ubiquitin protein ligase binding', 'P:negative regulation of protein neddylation', 'P:negative regulation of ubiquitin protein ligase activity', 'P:negative regulation of ubiquitin-dependent protein catabolic process', 'P:nuclear-transcribed mRNA catabolic process, nonsense-mediated decay', 'P:positive regulation of gene expression', 'P:positive regulation of translation', 'P:protein stabilization', 'P:regulation of signal transduction by p53 class mediator', 'P:ribosomal large subunit assembly', 'P:ribosomal large subunit biogenesis', 'P:rRNA processing', 'P:SRP-dependent cotranslational protein targeting to membrane', 'P:translation', 'P:translational initiation', 'P:viral transcription'], ['Human Gene ID #2', 'C:ribosome', 'F:5S rRNA binding', 'F:structural constituent of ribosome', 'P:translation'], ['Human Gene ID #3', 'C:cytosol', 'C:endoplasmic reticulum', 'C:nucleolus', 'C:ribosome', 'F:5S rRNA binding', 'F:structural constituent of ribosome', 'P:translation'], ['Human Gene ID #4', 'C:ribosome', 'F:5S rRNA binding', 'F:structural constituent of ribosome', 'P:translation']]</text:p>
          </table:table-cell>
          <table:table-cell office:value-type="string" calcext:value-type="string">
            <text:p>&gt;tr|A0A0D9S6R4|A0A0D9S6R4_CHLSB Ribosomal_L18_c domain-containing protein OS=Chlorocebus sabaeus OX=60711 PE=3 SV=1</text:p>
            <text:p>MIVRVTNRDIICQIAYARIEGDMIVCAAYAHELPKYGVKVGLTNYAAAYCTGLLLARRLL</text:p>
            <text:p>NRFGMDKIYEGQVEVTGDEYNVESIDGQPGAFTCYLDAGLARTTTGNKVFGALKGAVDGG</text:p>
            <text:p>LSIPHSTKRFPGYDSESKEFNAEVHRKHIMGQNVADYMRYLMEEDEDAYKKQFSQYIKNS</text:p>
            <text:p>VTPDMMEEMYKKAHAAIRENPVYEKKPKKEVKKKRWNRPKMSLAQKKDRVAQKKASFLRA</text:p>
            <text:p>QERAAE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18e/L15P domain-containing protein OS=Chlorocebus sabaeus OX=60711 PE=4 SV=1</text:p>
          </table:table-cell>
          <table:table-cell office:value-type="string" calcext:value-type="string">
            <text:p>A0A0D9SBE0</text:p>
          </table:table-cell>
          <table:table-cell office:value-type="string" calcext:value-type="string">
            <text:p>A0A0D9QWP9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QWP9|A0A0D9QWP9_CHLSB 60S ribosomal protein L27a OS=Chlorocebus sabaeus OX=60711 PE=3 SV=1</text:p>
            <text:p>MPSRLRKTRKLRGHVSHGHGRIGKHRKHPGGRGNAGGLHHHRINFDKYHPGYFGKVGMRH</text:p>
            <text:p>YHLNRNQSFCPTVNLDKLWTLVSEQTRVNAAKNKTGAAPIIDVVRSGYYKVLGKGKLPKQ</text:p>
            <text:p>PVIVKAKFFSRRAEEKIKGVGGACVLV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18e/L15P domain-containing protein OS=Chlorocebus sabaeus OX=60711 PE=4 SV=1</text:p>
          </table:table-cell>
          <table:table-cell office:value-type="string" calcext:value-type="string">
            <text:p>A0A0D9SB67</text:p>
          </table:table-cell>
          <table:table-cell office:value-type="string" calcext:value-type="string">
            <text:p>A0A0D9SBE0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BE0|A0A0D9SBE0_CHLSB Ribosomal_L18e/L15P domain-containing protein OS=Chlorocebus sabaeus OX=60711 PE=3 SV=1</text:p>
            <text:p>MGVDICHNKDRKVRRKEPKSQDVCLRLLVKLYRFLARRTNSTFNQVVLKRLFMSHSNRPP</text:p>
            <text:p>LSLSGMIQKMKLPGWENKTAVVVGTTTDDVLVQEVPKLKVCALRVTCRARSRILRAGGKI</text:p>
            <text:p>LTFDQLALDSPKGCGTVLLSGPCKGLEVYWHFSKAPGSPHSPTKPYVRPKGRKFEHARGR</text:p>
            <text:p>RASRGYK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6e_N domain-containing protein OS=Chlorocebus sabaeus OX=60711 PE=4 SV=1</text:p>
          </table:table-cell>
          <table:table-cell office:value-type="string" calcext:value-type="string">
            <text:p>A0A0D9SBZ3</text:p>
          </table:table-cell>
          <table:table-cell office:value-type="string" calcext:value-type="string">
            <text:p>A0A0D9SB67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B67|A0A0D9SB67_CHLSB Ribosomal_L18e/L15P domain-containing protein OS=Chlorocebus sabaeus OX=60711 PE=3 SV=1</text:p>
            <text:p>MGVDILHNKDGKVPRKEPKRQDIYLRLLVKLYRFLARRTNSTFNQVVLKRLFMSRTNRPP</text:p>
            <text:p>LSLSRMIRKMKLPGRENKTAVVVGTITDDVQVQEVPKLKVCALGVTSRASSRILRAGGKT</text:p>
            <text:p>LTFNQLALDSPKECGTVLLSGPRKGQEVYRHFGNAPGTPRSHTKPYVRSKSRKFERARGR</text:p>
            <text:p>RAGRGYK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7Ae domain-containing protein OS=Chlorocebus sabaeus OX=60711 PE=4 SV=1</text:p>
          </table:table-cell>
          <table:table-cell office:value-type="string" calcext:value-type="string">
            <text:p>A0A0D9SA69</text:p>
          </table:table-cell>
          <table:table-cell office:value-type="string" calcext:value-type="string">
            <text:p>A0A0D9SBZ3_CHLSB</text:p>
          </table:table-cell>
          <table:table-cell/>
          <table:table-cell office:value-type="string" calcext:value-type="string">
            <text:p>RL6_HUMAN, A0A024RBK3_HUMAN, B2R4K7_HUMAN, F8VZ45_HUMAN, Q8N5Z7_HUMAN, Q8TBK5_HUMAN, U3KQR5_HUMAN</text:p>
          </table:table-cell>
          <table:table-cell table:number-columns-repeated="3"/>
          <table:table-cell office:value-type="string" calcext:value-type="string">
            <text:p>[['Human Gene ID #1', 'C:cytoplasmic ribonucleoprotein granule', 'C:cytosol', 'C:cytosolic large ribosomal subunit', 'C:focal adhesion', 'C:membrane', 'C:nucleus', 'C:polysomal ribosome', 'C:postsynaptic density', 'C:rough endoplasmic reticulum', 'F:cadherin binding', 'F:DNA binding', 'F:RNA binding', 'F:structural constituent of ribosome', 'P:cytoplasmic translation', 'P:nuclear-transcribed mRNA catabolic process, nonsense-mediated decay', 'P:regulation of transcription, DNA-templated', 'P:ribosomal large subunit assembly', 'P:rRNA processing', 'P:SRP-dependent cotranslational protein targeting to membrane', 'P:translation', 'P:translational initiation', 'P:viral transcription'], ['Human Gene ID #2', 'C:postsynaptic density', 'C:ribosome', 'F:structural constituent of ribosome', 'P:translation'], ['Human Gene ID #3', 'C:ribosome', 'F:structural constituent of ribosome', 'P:translation'], ['Human Gene ID #4', 'C:ribosome', 'F:structural constituent of ribosome', 'P:translation'], ['Human Gene ID #5', 'C:ribosome', 'F:structural constituent of ribosome', 'P:translation'], ['Human Gene ID #6', 'C:ribosome', 'F:structural constituent of ribosome', 'P:translation'], ['Human Gene ID #7', 'C:ribosome', 'F:structural constituent of ribosome', 'P:translation']]</text:p>
          </table:table-cell>
          <table:table-cell office:value-type="string" calcext:value-type="string">
            <text:p>&gt;tr|A0A0D9SBZ3|A0A0D9SBZ3_CHLSB 60S ribosomal protein L6 OS=Chlorocebus sabaeus OX=60711 PE=3 SV=1</text:p>
            <text:p>MVGEKVEKPDTKEKKPEAKKADAGGKVKKGNLKAKKPKKGKPHCSRNPVLVRGIGRYSRS</text:p>
            <text:p>AMYSRKAMYKRKYSAAKSKVEKKKKEKLLATLTKPVGGDKNGGTRVVKLRKMPRYYPTED</text:p>
            <text:p>VPRKLLSHGKKPFSQHERKLRVSITPGTVLIILTGCHRGKRVVFLKQLASGLLLVTGPLV</text:p>
            <text:p>LNRVPLLRTHQKFVIATSTKIDISNVKIPKRLTDAYFKKKQLRKPRHQECEIFNTEKEKY</text:p>
            <text:p>EITEQRKIDQKAVDSQILPKIKAVPQLQGYLRSVFALTNGIDPHKLV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L7Ae domain-containing protein OS=Chlorocebus sabaeus OX=60711 PE=4 SV=1</text:p>
          </table:table-cell>
          <table:table-cell office:value-type="string" calcext:value-type="string">
            <text:p>A0A0D9SC65</text:p>
          </table:table-cell>
          <table:table-cell office:value-type="string" calcext:value-type="string">
            <text:p>A0A0D9SA69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A69|A0A0D9SA69_CHLSB 60S ribosomal protein L7a OS=Chlorocebus sabaeus OX=60711 PE=3 SV=1</text:p>
            <text:p>MPKGKAKGKKVAPAPAVVKKQEAKKVVNPLFEKRPKNFGIGQDIQPKRDLTRFVKWPRYI</text:p>
            <text:p>RLQRQRAILYKRLKVPPAINQFTQALDRQTATQLLKLAHKYRPETKQEKQQRLLARAEKK</text:p>
            <text:p>AAGKGDVPTKRPPVLQAGVNTVTTLVENKKAQLVVIAHDVDPIELVVFLPALCGKMGVPY</text:p>
            <text:p>CIIKGKARLGRLVHRKTCTTVAFTQVNSEDKGTLAKLVEAIRTNYNDRYDEIRRHWGGNV</text:p>
            <text:p>LGSKSVARIAKLEKAKAKEPATKL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S10 domain-containing protein OS=Chlorocebus sabaeus OX=60711 PE=3 SV=1</text:p>
          </table:table-cell>
          <table:table-cell office:value-type="string" calcext:value-type="string">
            <text:p>A0A0D9RQ30</text:p>
          </table:table-cell>
          <table:table-cell office:value-type="string" calcext:value-type="string">
            <text:p>A0A0D9SC65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C65|A0A0D9SC65_CHLSB 60S ribosomal protein L7a OS=Chlorocebus sabaeus OX=60711 PE=3 SV=1</text:p>
            <text:p>MPKGKKAKGKKVAPAPAVVKKQEAKKVVNPLFEKRPKNFGIGQDIQSKRDLTRFVKWPRS</text:p>
            <text:p>IRLQRQRAILYKWLKVPPDINQFTQALDCQTATQLLKLVHKYRPETKQEKKQRLLARAEK</text:p>
            <text:p>KAAGKGDVPTKRPPVLRAGVNTITTLVENKKAQLVVIAHDMDPIELAVFLPALCRKMGVP</text:p>
            <text:p>YCIIKGKARLGRLVHRKTCTTAAFTQVNSEDEGALAKLVEAIRTNDNDRYDEIRCHWGGN</text:p>
            <text:p>VLGPKSVARIAKLEKAKAKELATKL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bosomal_S17_N domain-containing protein OS=Chlorocebus sabaeus OX=60711 PE=4 SV=1</text:p>
          </table:table-cell>
          <table:table-cell office:value-type="string" calcext:value-type="string">
            <text:p>A0A0D9RW83</text:p>
          </table:table-cell>
          <table:table-cell office:value-type="string" calcext:value-type="string">
            <text:p>A0A0D9RQ30_CHLSB</text:p>
          </table:table-cell>
          <table:table-cell/>
          <table:table-cell office:value-type="string" calcext:value-type="string">
            <text:p>RS20_HUMAN</text:p>
          </table:table-cell>
          <table:table-cell table:number-columns-repeated="3"/>
          <table:table-cell office:value-type="string" calcext:value-type="string">
            <text:p>[['Human Gene ID #1', 'C:cytosol', 'C:cytosolic small ribosomal subunit', 'C:extracellular exosome', 'C:membrane', 'C:nucleoplasm', 'C:small ribosomal subunit', 'F:RNA binding', 'F:structural constituent of ribosome', 'P:nuclear-transcribed mRNA catabolic process, nonsense-mediated decay', 'P:SRP-dependent cotranslational protein targeting to membrane', 'P:translation', 'P:translational initiation', 'P:viral transcription']]</text:p>
          </table:table-cell>
          <table:table-cell office:value-type="string" calcext:value-type="string">
            <text:p>&gt;tr|A0A0D9RQ30|A0A0D9RQ30_CHLSB 40S ribosomal protein S20 OS=Chlorocebus sabaeus OX=60711 PE=3 SV=1</text:p>
            <text:p>MAFKDTGKTPVEPEVAIHRIRITLTSRNVKSLEKVCADLIRGAKEKNLKVKGPVRMPTKT</text:p>
            <text:p>LRITTRKTPCGEGSKTWDRFQMRIHKRLIDLHSPSEIVKQITSISIEPGVEVEVTIAD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RM domain-containing protein OS=Chlorocebus sabaeus OX=60711 PE=4 SV=1</text:p>
          </table:table-cell>
          <table:table-cell office:value-type="string" calcext:value-type="string">
            <text:p>A0A0D9S930</text:p>
          </table:table-cell>
          <table:table-cell office:value-type="string" calcext:value-type="string">
            <text:p>A0A0D9RW83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W83|A0A0D9RW83_CHLSB Ribosomal_S17_N domain-containing protein OS=Chlorocebus sabaeus OX=60711 PE=3 SV=1</text:p>
            <text:p>MCESREETLKNPVWWNPALDVRAEREGYEKLRLMGLAGKMEDIQTERAYQKQPTIFQNKK</text:p>
            <text:p>RVLLGETGKEKLPRYYKNIGLGFKTPKEAIEGTYVDKKCPFTGNVSIRGRILSGVVTKMK</text:p>
            <text:p>MQGTIVIRRDYLHYIRKYNRFENRHKNMSVHLSPCFRDVQIGDIVTVGECWPLSKTVCFN</text:p>
            <text:p>VLKVTKAAGTKKQFQK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vB-like helicase OS=Chlorocebus sabaeus OX=60711 GN=RUVBL2 PE=3 SV=1</text:p>
          </table:table-cell>
          <table:table-cell office:value-type="string" calcext:value-type="string">
            <text:p>A0A0D9S338</text:p>
          </table:table-cell>
          <table:table-cell office:value-type="string" calcext:value-type="string">
            <text:p>A0A0D9S930_CHLSB</text:p>
          </table:table-cell>
          <table:table-cell office:value-type="string" calcext:value-type="string">
            <text:p>RUVBL2</text:p>
          </table:table-cell>
          <table:table-cell office:value-type="string" calcext:value-type="string">
            <text:p>HNRC1_HUMAN, HNRC2_HUMAN, HNRC3_HUMAN, HNRC4_HUMAN, HNRPC_HUMAN, A0A0G2JNQ3_HUMAN, A0A0G2JPF8_HUMAN, A8K9A4_HUMAN, B2R603_HUMAN, D3DPI2_HUMAN, G3V2Q1_HUMAN, G3V4C1_HUMAN</text:p>
          </table:table-cell>
          <table:table-cell table:number-columns-repeated="3"/>
          <table:table-cell office:value-type="string" calcext:value-type="string">
            <text:p>[['Human Gene ID #1', 'C:nucleus', 'F:identical protein binding', 'F:RNA binding'], ['Human Gene ID #2', 'C:nucleus', 'F:identical protein binding', 'F:RNA binding'], ['Human Gene ID #3', 'C:nucleus', 'F:RNA binding'], ['Human Gene ID #4', 'C:nucleus', 'F:RNA binding'], ['Human Gene ID #5', 'C:actin cytoskeleton', 'C:catalytic step 2 spliceosome', 'C:chromatin', 'C:cytosol', 'C:extracellular exosome', 'C:extracellular region', 'C:membrane', 'C:nucleoplasm', 'C:nucleus', 'C:protein-containing complex', 'C:spliceosomal complex', 'C:telomerase holoenzyme complex', 'F:identical protein binding', "F:mRNA 3'-UTR binding", 'F:N6-methyladenosine-containing RNA binding', 'F:nucleosomal DNA binding', 'F:poly(U) RNA binding', 'F:RNA binding', 'F:telomerase RNA binding', "P:3'-UTR-mediated mRNA stabilization", 'P:ATP-dependent chromatin remodeling', 'P:mRNA splicing, via spliceosome', 'P:negative regulation of telomere maintenance via telomerase', 'P:osteoblast differentiation', 'P:RNA metabolic process', 'P:RNA splicing'], ['Human Gene ID #6', 'C:nucleus', 'F:RNA binding'], ['Human Gene ID #7', 'C:nucleus', 'F:RNA binding'], ['Human Gene ID #8', 'F:RNA binding'], ['Human Gene ID #9', 'F:RNA binding'], ['Human Gene ID #10', 'F:RNA binding'], ['Human Gene ID #11', 'C:nucleoplasm', 'F:RNA binding'], ['Human Gene ID #12', 'F:RNA binding']]</text:p>
          </table:table-cell>
          <table:table-cell office:value-type="string" calcext:value-type="string">
            <text:p>&gt;tr|A0A0D9S930|A0A0D9S930_CHLSB RRM domain-containing protein OS=Chlorocebus sabaeus OX=60711 PE=3 SV=1</text:p>
            <text:p>MASNVTNKTDPHSVNSRVFIGNLNTLVVKKSDVEAIFSKYGRVAGCSVHKGFAFVQYAKE</text:p>
            <text:p>KNARAAVAGEDGRMVAGQAVDINLAAEPKANQRKAGGKRSAAETSGSSFDSDYDFQRDYY</text:p>
            <text:p>GRMYRFPARMPPPPPVALAGGPSKRPRVSGSTSGRRTSGFSSKSGQRGSHKSGKLKGDDL</text:p>
            <text:p>QAIKQELTQIKEKVASLLQNLENIEKEQSKEGVEVKNATSEEEQSGSSVKKGEAHVKLES</text:p>
            <text:p>EGGADGSADERPLLDDADNEDRADEQLELIKDDEKEAEEGEDKRDGANGQDD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0_plectin domain-containing protein OS=Chlorocebus sabaeus OX=60711 PE=4 SV=1</text:p>
          </table:table-cell>
          <table:table-cell office:value-type="string" calcext:value-type="string">
            <text:p>A0A0D9SC16</text:p>
          </table:table-cell>
          <table:table-cell office:value-type="string" calcext:value-type="string">
            <text:p>A0A0D9S338_CHLSB</text:p>
          </table:table-cell>
          <table:table-cell/>
          <table:table-cell office:value-type="string" calcext:value-type="string">
            <text:p>RUVB2_HUMAN</text:p>
          </table:table-cell>
          <table:table-cell table:number-columns-repeated="3"/>
          <table:table-cell office:value-type="string" calcext:value-type="string">
            <text:p>[['Human Gene ID #1', 'C:centrosome', 'C:cytoplasm', 'C:cytosol', 'C:euchromatin', 'C:extracellular exosome', 'C:Ino80 complex', 'C:membrane', 'C:MLL1 complex', 'C:NuA4 histone acetyltransferase complex', 'C:nuclear matrix', 'C:nucleoplasm', 'C:nucleus', 'C:R2TP complex', 'C:ribonucleoprotein complex', 'C:Swr1 complex', "F:5'-3' DNA helicase activity", 'F:ADP binding', 'F:ATP binding', 'F:ATPase binding', 'F:beta-catenin binding', 'F:chromatin DNA binding', 'F:DNA helicase activity', 'F:identical protein binding', 'F:protein homodimerization activity', 'F:RNA polymerase II cis-regulatory region sequence-specific DNA binding', 'F:RNA polymerase II core promoter sequence-specific DNA binding', 'F:TBP-class protein binding', 'F:TFIID-class transcription factor complex binding', 'F:transcription corepressor activity', 'F:unfolded protein binding', 'P:box C/D snoRNP assembly', 'P:cellular response to estradiol stimulus', 'P:cellular response to UV', 'P:chromatin remodeling', 'P:DNA recombination', 'P:DNA repair', 'P:establishment of protein localization to chromatin', 'P:histone acetylation', 'P:histone H2A acetylation', 'P:histone H4 acetylation', 'P:negative regulation of canonical Wnt signaling pathway', 'P:negative regulation of estrogen receptor binding', 'P:positive regulation of histone acetylation', 'P:positive regulation of telomerase RNA localization to Cajal body', 'P:positive regulation of transcription by RNA polymerase II', 'P:protein folding', 'P:regulation of growth', 'P:regulation of transcription by RNA polymerase II', 'P:transcriptional activation by promoter-enhancer looping']]</text:p>
          </table:table-cell>
          <table:table-cell office:value-type="string" calcext:value-type="string">
            <text:p>&gt;tr|A0A0D9S338|A0A0D9S338_CHLSB RuvB-like helicase OS=Chlorocebus sabaeus OX=60711 GN=RUVBL2 PE=3 SV=1</text:p>
            <text:p>MATVTATTKVPEIRDVTRIERIGAHSHIRGLGLDDALEPRQASQGMVGQLAARRAAGVVL</text:p>
            <text:p>EMIREGKIAGRAVLIAGQPGTGKTAIAMGMAQALGPDTPFTAIAGSEIFSLEMSKTEALT</text:p>
            <text:p>QAFRRSIGVRIKEETEIIEGEVVEIQIDRPATGTGSKVGKLTLKTTEMETIYDLGTKMIE</text:p>
            <text:p>SLTKDKVQAGDVITIDKATGKISKLGRSFTRARDYDAMGSQTKFVQCPDGELQKRKEVVH</text:p>
            <text:p>TVSLHEIDVINSRTQGFLALFSGDTGEIKSEVREQINAKVAEWREEGKAEIIPGVLFIDE</text:p>
            <text:p>VHMLDIESFSFLNRALESDMAPVLIMATNRGITRIRGTSYQSPHGIPIDLLDRLLIVSTT</text:p>
            <text:p>PYSEKDTKQILRIRCEEEDVEMSEDAYTVLTRIGLETSLRYAIQLITAASLVCRKRKGTE</text:p>
            <text:p>VQVDDIKRVYSLFLDESRSTQYMKEYQDAFLFNELKGETMDT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 RNA-binding domain-containing protein OS=Chlorocebus sabaeus OX=60711 PE=3 SV=1</text:p>
          </table:table-cell>
          <table:table-cell office:value-type="string" calcext:value-type="string">
            <text:p>A0A0D9SBN8</text:p>
          </table:table-cell>
          <table:table-cell office:value-type="string" calcext:value-type="string">
            <text:p>A0A0D9SC16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C16|A0A0D9SC16_CHLSB S10_plectin domain-containing protein OS=Chlorocebus sabaeus OX=60711 PE=3 SV=1</text:p>
            <text:p>MLMPKKNRIAIYELLFKEGVMVAKKDVHMPKHPELADKNVPNLHVMKAMQSLKSRGDVKE</text:p>
            <text:p>QFAWRHFYWYLTNEGIQYLRDYLHLPPEIVLATLRRSRPETGRPRPKGLEGERPARLTRG</text:p>
            <text:p>EADRDTYRRSAVPPGADKKAEAGAGSATEFQFRGGFGRGRGQPP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 DRBM domain-containing protein OS=Chlorocebus sabaeus OX=60711 PE=3 SV=1</text:p>
          </table:table-cell>
          <table:table-cell office:value-type="string" calcext:value-type="string">
            <text:p>A0A0D9QUP6</text:p>
          </table:table-cell>
          <table:table-cell office:value-type="string" calcext:value-type="string">
            <text:p>A0A0D9SBN8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BN8|A0A0D9SBN8_CHLSB 40S ribosomal protein S9 OS=Chlorocebus sabaeus OX=60711 PE=3 SV=1</text:p>
            <text:p>MPVARSWVCRKTYVTPRRPFEKSRLDQELKLIGEYGLRNKREVWRVKFTLAKIRKAAREL</text:p>
            <text:p>LTLDEKDPRRLFEGNALLRRLVRIGVLDEGKMKLDYILGLKIEDFLERRLQTQVFKLGLA</text:p>
            <text:p>KSIHHARVLIRQRHIRVRKQVVNIPSFIVRLDSQKHIDFSLRSPYGGGRRGRVKRKNAKK</text:p>
            <text:p>GQGGAGAGDDEEE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 DRBM domain-containing protein OS=Chlorocebus sabaeus OX=60711 PE=3 SV=1</text:p>
          </table:table-cell>
          <table:table-cell office:value-type="string" calcext:value-type="string">
            <text:p>A0A0D9S9N5</text:p>
          </table:table-cell>
          <table:table-cell office:value-type="string" calcext:value-type="string">
            <text:p>A0A0D9QUP6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QUP6|A0A0D9QUP6_CHLSB 40S ribosomal protein S2 OS=Chlorocebus sabaeus OX=60711 PE=3 SV=1</text:p>
            <text:p>MAHDAGAGGPGGPSGPGMGNRGSFRGGFCSGIRDRGRGRGARGGKAEDKKWMPVTKLGRL</text:p>
            <text:p>VKDMKIKSLEEIYLFSLPIKESEIIDFFLGASLKDEILKIMPVQKQTHAGQRTRFKAFVA</text:p>
            <text:p>IGDYNGHVGLGVKCSKEPTAIRGAIILAKLSIVPVRRGYWGNKIGKSHTVPCKVTGRGSV</text:p>
            <text:p>LVVCFMPAPRGTGIVSAPVPKKLLMMAGIDDCYTSVRGCTATLGNFTKATFDAISKTYSY</text:p>
            <text:p>LTPDLWKETGFTKSPCQEFTDHLVKTHTRVSMQRTQAPAVAT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 DRBM domain-containing protein OS=Chlorocebus sabaeus OX=60711 PE=3 SV=1</text:p>
          </table:table-cell>
          <table:table-cell office:value-type="string" calcext:value-type="string">
            <text:p>A0A0D9SCA5</text:p>
          </table:table-cell>
          <table:table-cell office:value-type="string" calcext:value-type="string">
            <text:p>A0A0D9S9N5_CHLSB</text:p>
          </table:table-cell>
          <table:table-cell/>
          <table:table-cell office:value-type="string" calcext:value-type="string">
            <text:p>Q6IPX5_HUMAN</text:p>
          </table:table-cell>
          <table:table-cell table:number-columns-repeated="3"/>
          <table:table-cell office:value-type="string" calcext:value-type="string">
            <text:p>[['Human Gene ID #1', 'C:small ribosomal subunit', 'F:RNA binding', 'F:structural constituent of ribosome', 'P:translation']]</text:p>
          </table:table-cell>
          <table:table-cell office:value-type="string" calcext:value-type="string">
            <text:p>&gt;tr|A0A0D9S9N5|A0A0D9S9N5_CHLSB 40S ribosomal protein S2 OS=Chlorocebus sabaeus OX=60711 PE=3 SV=1</text:p>
            <text:p>MSDGAGAAGWPGGPGGPGMGNRGGFRGGFGSGIRGRDRGSGPGRGRGRGARGGKAEDKEW</text:p>
            <text:p>MPVTKLGRLVKDMKIKSLEEIYLFSLPVKESEIIDFFLGASLKDEVLKIMPVEKQTRAGQ</text:p>
            <text:p>RTRFKAFVAIGDCNGHVGLDVKCSKEVATATPGAIILAKLSIVPVRRGYWGSKIGKLHTV</text:p>
            <text:p>PCKVTGRCGSVLVRLIPAPRGTGIVSAPVPKKLLMMAGIDNRYTSARGCTATLGNFAKAT</text:p>
            <text:p>FDAISKTYSYLTPDLWKETVFTKSPYQEFTDHLVKTHTRVSVQRTQAPAVVT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 DRBM domain-containing protein OS=Chlorocebus sabaeus OX=60711 PE=3 SV=1</text:p>
          </table:table-cell>
          <table:table-cell office:value-type="string" calcext:value-type="string">
            <text:p>A0A0D9SBR4</text:p>
          </table:table-cell>
          <table:table-cell office:value-type="string" calcext:value-type="string">
            <text:p>A0A0D9SCA5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CA5|A0A0D9SCA5_CHLSB 40S ribosomal protein S2 OS=Chlorocebus sabaeus OX=60711 PE=3 SV=1</text:p>
            <text:p>VVDDAGAAWGPGGPGGPGMGNHGGFRRGFSSGIRGRSRGRGQGRGRGRGAHGGKAEDKEW</text:p>
            <text:p>MPVTKLGRLVKDMKIKSLEEIYLFSLPIKESEIIDFFLGASLKDEVLKIMPVQKQTRASQ</text:p>
            <text:p>LTRFKAFVAIEDYNGHVGLGVKCSKEVATAIRGAKLSIVPVRRGYWGNKIGKPHTVPCKV</text:p>
            <text:p>TGCCGSVLVHLIPAPRGTGIVSAPVPKKLLMIAGIDDCYTSARGCTATLGNFAKATVDAI</text:p>
            <text:p>SKTYSYLTPDLWKETVFTKSPYQEFTDHFVKTHTRVSMQRTPGSSCGY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P domain containing ribonucleoprotein OS=Chlorocebus sabaeus OX=60711 GN=SARNP PE=4 SV=1</text:p>
          </table:table-cell>
          <table:table-cell office:value-type="string" calcext:value-type="string">
            <text:p>A0A0D9QZ24</text:p>
          </table:table-cell>
          <table:table-cell office:value-type="string" calcext:value-type="string">
            <text:p>A0A0D9SBR4_CHLSB</text:p>
          </table:table-cell>
          <table:table-cell office:value-type="string" calcext:value-type="string">
            <text:p>SARNP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BR4|A0A0D9SBR4_CHLSB 40S ribosomal protein S2 OS=Chlorocebus sabaeus OX=60711 PE=3 SV=1</text:p>
            <text:p>MADDAGAAGGPGGPGGPGMGNRGGFRRGFGSGIRGRGRGRGLGRGRGARGGKAEDKEWMP</text:p>
            <text:p>VTKLARLVKDMKIKSLEEIYLFSLPIKESEITDFFLGASLKDEVLKIMPVQKQTRAGQRT</text:p>
            <text:p>RFKAFVAIGDYNGHVGLGVKCSKKVATAIRGAIILAKLSIVPVRRGYWGNKIGKPHTVPC</text:p>
            <text:p>KVTGLCDSVLVHLIPAPRGTGIVSAPVSKKLLMMVGIDDCYTSARGCTATLGNFAKATFD</text:p>
            <text:p>AISKTYSYLTSDLWKETVFTKSPYQEFTDHLVKTHTRVSVQQTQAPAVAT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C22 homolog B, vesicle trafficking protein (gene/pseudogene) OS=Chlorocebus sabaeus OX=60711 GN=SEC22B PE=3 SV=1</text:p>
          </table:table-cell>
          <table:table-cell office:value-type="string" calcext:value-type="string">
            <text:p>A0A0D9S5Z6</text:p>
          </table:table-cell>
          <table:table-cell office:value-type="string" calcext:value-type="string">
            <text:p>A0A0D9QZ24_CHLSB</text:p>
          </table:table-cell>
          <table:table-cell office:value-type="string" calcext:value-type="string">
            <text:p>SEC22B</text:p>
          </table:table-cell>
          <table:table-cell office:value-type="string" calcext:value-type="string">
            <text:p>SARNP_HUMAN</text:p>
          </table:table-cell>
          <table:table-cell table:number-columns-repeated="3"/>
          <table:table-cell office:value-type="string" calcext:value-type="string">
            <text:p>[['Human Gene ID #1', 'C:cytoplasmic ribonucleoprotein granule', 'C:nuclear speck', 'C:nucleoplasm', 'C:nucleus', 'C:transcription export complex', 'F:DNA binding', 'F:RNA binding', "P:mRNA 3'-end processing", 'P:mRNA export from nucleus', 'P:poly(A)+ mRNA export from nucleus', 'P:regulation of translation', 'P:RNA export from nucleus']]</text:p>
          </table:table-cell>
          <table:table-cell office:value-type="string" calcext:value-type="string">
            <text:p>&gt;tr|A0A0D9QZ24|A0A0D9QZ24_CHLSB SAP domain-containing protein OS=Chlorocebus sabaeus OX=60711 PE=4 SV=1</text:p>
            <text:p>VRGNKMATETVELHKLKLAELKQECLARGLETKGIKQDLIHRLQAYLEEHAEEEANEEDV</text:p>
            <text:p>LGDETEEEETKPIELPVKEEEPPEKTVDVAAEKKVVKITSEIPQTERMQKRAERFNVPVS</text:p>
            <text:p>LESKKAARAARFGISSVPTKGLSSDNKPMVNLDKLKERAQRFGLNVSSISRKSEDDEKLK</text:p>
            <text:p>KRKERFGIVTSSAGTGTTEDTEAKKRKRAERFGI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cretion associated Ras related GTPase 1B OS=Chlorocebus sabaeus OX=60711 GN=SAR1B PE=3 SV=1</text:p>
          </table:table-cell>
          <table:table-cell office:value-type="string" calcext:value-type="string">
            <text:p>A0A0D9RMA3</text:p>
          </table:table-cell>
          <table:table-cell office:value-type="string" calcext:value-type="string">
            <text:p>A0A0D9S5Z6_CHLSB</text:p>
          </table:table-cell>
          <table:table-cell office:value-type="string" calcext:value-type="string">
            <text:p>SAR1B</text:p>
          </table:table-cell>
          <table:table-cell office:value-type="string" calcext:value-type="string">
            <text:p>SC22B_HUMAN, I1VE16_HUMAN, I1VE20_HUMAN</text:p>
          </table:table-cell>
          <table:table-cell table:number-columns-repeated="3"/>
          <table:table-cell office:value-type="string" calcext:value-type="string">
            <text:p>[['Human Gene ID #1', 'C:COPI-coated vesicle', 'C:endoplasmic reticulum membrane', 'C:endoplasmic reticulum-Golgi intermediate compartment', 'C:endoplasmic reticulum-Golgi intermediate compartment membrane', 'C:ER to Golgi transport vesicle membrane', 'C:Golgi membrane', 'C:integral component of membrane', 'C:melanosome', 'C:phagocytic vesicle membrane', 'C:SNARE complex', 'C:synaptic vesicle', 'C:transport vesicle', 'F:SNAP receptor activity', 'F:syntaxin binding', 'P:antigen processing and presentation of exogenous peptide antigen via MHC class I, TAP-dependent', 'P:COPII vesicle coating', 'P:endoplasmic reticulum to Golgi vesicle-mediated transport', 'P:negative regulation of autophagosome assembly', 'P:positive regulation of protein catabolic process', 'P:protein transport', 'P:retrograde vesicle-mediated transport, Golgi to endoplasmic reticulum', 'P:vesicle fusion with endoplasmic reticulum-Golgi intermediate compartment (ERGIC) membrane', 'P:vesicle fusion with Golgi apparatus'], ['Human Gene ID #2', 'NO GO TERMS ASSOCIATED'], ['Human Gene ID #3', 'C:integral component of membrane']]</text:p>
          </table:table-cell>
          <table:table-cell office:value-type="string" calcext:value-type="string">
            <text:p>&gt;tr|A0A0D9S5Z6|A0A0D9S5Z6_CHLSB Uncharacterized protein OS=Chlorocebus sabaeus OX=60711 GN=SEC22B PE=3 SV=1</text:p>
            <text:p>MVLLTMIARVADGLPLAASMQEDEQSGRDLQQYQSQAKQLFRKLNEQSPTRCTLEAGAMT</text:p>
            <text:p>FHYIIEQGVCYLVLCEAAFPKKLAFAYLEDLHSEFDEQHGKKVPTVSRPYSFIEFDTFIQ</text:p>
            <text:p>KTKKLYIDSRARRNLGSINTELQDVQRIMVANIEEVLQRGEALSALDSKANNLSSLSKKY</text:p>
            <text:p>RQDAKYLNMRSTYAKLAAVAVFFIMLIVYVRFWW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tin 11 OS=Chlorocebus sabaeus OX=60711 GN=SEPTIN11 PE=3 SV=1</text:p>
          </table:table-cell>
          <table:table-cell office:value-type="string" calcext:value-type="string">
            <text:p>A0A0D9QX35</text:p>
          </table:table-cell>
          <table:table-cell office:value-type="string" calcext:value-type="string">
            <text:p>A0A0D9RMA3_CHLSB</text:p>
          </table:table-cell>
          <table:table-cell office:value-type="string" calcext:value-type="string">
            <text:p>SEPTIN11</text:p>
          </table:table-cell>
          <table:table-cell office:value-type="string" calcext:value-type="string">
            <text:p>SAR1A_HUMAN, SAR1B_HUMAN, D6R9R5_HUMAN, D6RD69_HUMAN, Q53F37_HUMAN, Q5SQT9_HUMAN, Q6FID4_HUMAN, Q9H029_HUMAN</text:p>
          </table:table-cell>
          <table:table-cell table:number-columns-repeated="3"/>
          <table:table-cell office:value-type="string" calcext:value-type="string">
            <text:p>[['Human Gene ID #1', 'C:COPII vesicle coat', 'C:endoplasmic reticulum exit site', 'C:Golgi apparatus', 'F:GTP binding', 'F:GTPase activity', 'P:COPII-coated vesicle cargo loading', 'P:endoplasmic reticulum to Golgi vesicle-mediated transport', 'P:intracellular protein transport', 'P:membrane organization', 'P:positive regulation of protein exit from endoplasmic reticulum', 'P:regulation of COPII vesicle coating', 'P:vesicle organization'], ['Human Gene ID #2', 'C:COPII vesicle coat', 'C:cytosol', 'C:endoplasmic reticulum exit site', 'C:endoplasmic reticulum membrane', 'C:ER to Golgi transport vesicle membrane', 'C:Golgi cisterna membrane', 'F:GTP binding', 'F:GTPase activity', 'F:metal ion binding', 'P:antigen processing and presentation of exogenous peptide antigen via MHC class II', 'P:antigen processing and presentation of peptide antigen via MHC class I', 'P:COPII vesicle coating', 'P:endoplasmic reticulum to Golgi vesicle-mediated transport', 'P:intracellular protein transport', 'P:membrane organization', 'P:positive regulation of protein exit from endoplasmic reticulum', 'P:regulation of COPII vesicle coating', 'P:vesicle organization'], ['Human Gene ID #3', 'C:Golgi apparatus', 'F:GTP binding', 'P:intracellular protein transport', 'P:vesicle-mediated transport'], ['Human Gene ID #4', 'C:endoplasmic reticulum', 'C:Golgi apparatus', 'F:GTP binding', 'P:intracellular protein transport', 'P:vesicle-mediated transport'], ['Human Gene ID #5', 'C:endoplasmic reticulum', 'C:Golgi apparatus', 'F:GTP binding', 'P:intracellular protein transport', 'P:vesicle-mediated transport'], ['Human Gene ID #6', 'C:endoplasmic reticulum', 'C:Golgi apparatus', 'F:GTP binding', 'P:intracellular protein transport', 'P:vesicle-mediated transport'], ['Human Gene ID #7', 'C:endoplasmic reticulum', 'C:Golgi apparatus', 'F:GTP binding', 'P:intracellular protein transport', 'P:vesicle-mediated transport'], ['Human Gene ID #8', 'C:Golgi apparatus', 'F:GTP binding', 'P:intracellular protein transport', 'P:vesicle-mediated transport']]</text:p>
          </table:table-cell>
          <table:table-cell office:value-type="string" calcext:value-type="string">
            <text:p>&gt;tr|A0A0D9RMA3|A0A0D9RMA3_CHLSB Uncharacterized protein OS=Chlorocebus sabaeus OX=60711 GN=SAR1B PE=3 SV=1</text:p>
            <text:p>MSFIFDWIYSGFSSVLQFLGLYKKTGKLVFLGLDNAGKTTLLHMLKDDRLGQHVPTLHPT</text:p>
            <text:p>SEELTIAGMTFTTFDLGGHVQARRVWKNYLPAINGIVFLVDCADHERLLESKEELDSLMT</text:p>
            <text:p>DETIANVPILILGNKIDRPEAISEERLREMFGLYGQTTGKGNVSLKELNARPLEVFMCSV</text:p>
            <text:p>LKRQGYGEGFRWMAQYI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tin 14 OS=Chlorocebus sabaeus OX=60711 GN=SEPTIN14 PE=3 SV=1</text:p>
          </table:table-cell>
          <table:table-cell office:value-type="string" calcext:value-type="string">
            <text:p>A0A0D9RU75</text:p>
          </table:table-cell>
          <table:table-cell office:value-type="string" calcext:value-type="string">
            <text:p>A0A0D9QX35_CHLSB</text:p>
          </table:table-cell>
          <table:table-cell office:value-type="string" calcext:value-type="string">
            <text:p>SEPTIN14</text:p>
          </table:table-cell>
          <table:table-cell office:value-type="string" calcext:value-type="string">
            <text:p>SEP11_HUMAN, A0A384P5S0_HUMAN, D6R9Y6_HUMAN, D6RDP1_HUMAN, D6RDU5_HUMAN, D6RER5_HUMAN, D6RGI3_HUMAN</text:p>
          </table:table-cell>
          <table:table-cell table:number-columns-repeated="3"/>
          <table:table-cell office:value-type="string" calcext:value-type="string">
            <text:p>[['Human Gene ID #1', 'C:axon', 'C:cell division site', 'C:dendritic spine', 'C:GABA-ergic synapse', 'C:glutamatergic synapse', 'C:microtubule cytoskeleton', 'C:postsynaptic specialization of symmetric synapse', 'C:septin complex', 'C:septin ring', 'C:stress fiber', 'F:GTP binding', 'F:GTPase activity', 'F:molecular adaptor activity', 'P:cellular protein localization', 'P:cytoskeleton-dependent cytokinesis', 'P:regulation of synapse organization'], ['Human Gene ID #2', 'C:cytoskeleton', 'F:GTP binding'], ['Human Gene ID #3', 'C:cytoskeleton', 'F:GTP binding'], ['Human Gene ID #4', 'C:cytoskeleton', 'F:GTP binding'], ['Human Gene ID #5', 'C:cytoskeleton', 'F:GTP binding'], ['Human Gene ID #6', 'C:cytoskeleton', 'F:GTP binding'], ['Human Gene ID #7', 'C:cytoskeleton', 'F:GTP binding']]</text:p>
          </table:table-cell>
          <table:table-cell office:value-type="string" calcext:value-type="string">
            <text:p>&gt;tr|A0A0D9QX35|A0A0D9QX35_CHLSB Septin OS=Chlorocebus sabaeus OX=60711 GN=SEPTIN11 PE=3 SV=1</text:p>
            <text:p>MAVAVGRPSNEELRNLSLSGHVGFDSLPDQLVNKSTSQGFCFNILCVGETGIGKSTLMDT</text:p>
            <text:p>LFNTKFESDPATHNEPGVRLKARSYELQESNVRLKLTIVDTVGFGDQINKDDSYKPIVEY</text:p>
            <text:p>IDAQFEAYLQEELKIKRSLFNYHDTRIHACLYFIAPTGHSLKSLDLVTMKKLDSKVNIIP</text:p>
            <text:p>IIAKADTIAKNELHKFKSKIMSELVSNGVQIYQFPTDEETVAEINATMSVHLPFAVVGST</text:p>
            <text:p>EEVKIGNKMAKARQYPWGVVQVENENHCDFVKLREMLIRVNMEDLREQTHTRHYELYRRC</text:p>
            <text:p>KLEEMGFKDTDPDSKPFSLQETYEAKRNEFLGELQKKEEEMRQMFVMRVKEKEAELKEAE</text:p>
            <text:p>KELHEKFDLLKRTHQEEKKKVEDKKKELEEEVNNFQKKKAAAQLLQSQAQQSGAQQTKKD</text:p>
            <text:p>KDKKNASF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tin 8 OS=Chlorocebus sabaeus OX=60711 GN=SEPTIN8 PE=3 SV=1</text:p>
          </table:table-cell>
          <table:table-cell office:value-type="string" calcext:value-type="string">
            <text:p>A0A0D9RMM2</text:p>
          </table:table-cell>
          <table:table-cell office:value-type="string" calcext:value-type="string">
            <text:p>A0A0D9RU75_CHLSB</text:p>
          </table:table-cell>
          <table:table-cell office:value-type="string" calcext:value-type="string">
            <text:p>SEPTIN8</text:p>
          </table:table-cell>
          <table:table-cell office:value-type="string" calcext:value-type="string">
            <text:p>SEP14_HUMAN</text:p>
          </table:table-cell>
          <table:table-cell table:number-columns-repeated="3"/>
          <table:table-cell office:value-type="string" calcext:value-type="string">
            <text:p>[['Human Gene ID #1', 'C:cell division site', 'C:microtubule cytoskeleton', 'C:septin complex', 'C:septin ring', 'F:GTP binding', 'F:GTPase activity', 'F:molecular adaptor activity', 'P:cellular protein localization', 'P:cytoskeleton-dependent cytokinesis']]</text:p>
          </table:table-cell>
          <table:table-cell office:value-type="string" calcext:value-type="string">
            <text:p>&gt;tr|A0A0D9RU75|A0A0D9RU75_CHLSB Septin OS=Chlorocebus sabaeus OX=60711 GN=SEPTIN14 PE=3 SV=1</text:p>
            <text:p>LGKKAFCIPHKIVLRTVTQKENNIRCLTTIGHFGFECLPNQLVNRSIRQGFTFNVLCVGE</text:p>
            <text:p>TGIGKSTLIDTLFNTNLKDNKSSHFYSNVGLQIQTYELQESNVQLKLTVVETVGYGDQID</text:p>
            <text:p>KEASYQPIVDYIDAQFEAYLQEELKIKRSLFEYHDSRIHVCLYFISPTGHSLKSLDLLTM</text:p>
            <text:p>KNLDSKVNIIPLIAKADTISKNDLQMFKSKIMSELISSGIQIYQLPADEETAAQANSSIN</text:p>
            <text:p>ALLPFAVVGSMDEVKVGKRMVRGRHYPWGVLQVENENHCDFVKLRDMLLCTNMENLKEKT</text:p>
            <text:p>HTQHYECYRYQKLQKMGFTDVGPDNQPVSFQEIFEAKKQEFYNQCQREEEELKQRFMQRV</text:p>
            <text:p>KEKEATFKEAEKELQFKFSCIK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ine and arginine rich splicing factor 2 OS=Chlorocebus sabaeus OX=60711 GN=SRSF2 PE=4 SV=1</text:p>
          </table:table-cell>
          <table:table-cell office:value-type="string" calcext:value-type="string">
            <text:p>A0A0D9QYJ1</text:p>
          </table:table-cell>
          <table:table-cell office:value-type="string" calcext:value-type="string">
            <text:p>A0A0D9RMM2_CHLSB</text:p>
          </table:table-cell>
          <table:table-cell office:value-type="string" calcext:value-type="string">
            <text:p>SRSF2</text:p>
          </table:table-cell>
          <table:table-cell office:value-type="string" calcext:value-type="string">
            <text:p>SEPT8_HUMAN</text:p>
          </table:table-cell>
          <table:table-cell table:number-columns-repeated="3"/>
          <table:table-cell office:value-type="string" calcext:value-type="string">
            <text:p>[['Human Gene ID #1', 'C:axon', 'C:cell division site', 'C:microtubule cytoskeleton', 'C:presynapse', 'C:septin complex', 'C:septin ring', 'C:synaptic vesicle membrane', 'F:GTP binding', 'F:GTPase activity', 'F:molecular adaptor activity', 'P:cellular protein localization', 'P:cytoskeleton-dependent cytokinesis', 'P:regulation of intracellular protein transport', 'P:regulation of protein stability', 'P:regulation of SNARE complex assembly']]</text:p>
          </table:table-cell>
          <table:table-cell office:value-type="string" calcext:value-type="string">
            <text:p>&gt;tr|A0A0D9RMM2|A0A0D9RMM2_CHLSB Septin OS=Chlorocebus sabaeus OX=60711 GN=SEPTIN8 PE=3 SV=1</text:p>
            <text:p>MAATDLERFSNAEPEPRSLSLGGHVGFDSLPDQLVSKSVTQGFSFNILCVGETGIGKSTL</text:p>
            <text:p>MNTLFNTTFETEEASHHEACVRLRPQTYDLQESNVQLKLTIVDAVGFGDQINKDESYRPI</text:p>
            <text:p>VDYIDAQFENYLQEELKIRRSLFDYHDTRIHVCLYFITPTGHSLKSLDLVTMKKLDSKVN</text:p>
            <text:p>IIPIIAKADTISKSELHKFKIKIMGELVSNGVQIYQFPTDDEAVAEINAVMNAHLPFAVV</text:p>
            <text:p>GSTEEVKVGNKLVRARQYPWGVVQVENENHCDFVKLREMLIRVNMEDLREQTHSRHYELY</text:p>
            <text:p>RRCKLEEMGFQDSDGDSQPFSLQETYEAKRKEFLSELQRKEEEMRQMFVNKVKETELELK</text:p>
            <text:p>EKERELHEKFEHLKRVHQEEKRKVEEKRRELEEETNAFNRRKAAVEALQSQALHATSQQP</text:p>
            <text:p>LRKDKDKKNRSDIGAHQPGMSLSSSKVMMTKASVEPLNCSSWWPAIQCCSCLVRDATWRE</text:p>
            <text:p>GF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ine hydroxymethyltransferase OS=Chlorocebus sabaeus OX=60711 GN=SHMT2 PE=3 SV=1</text:p>
          </table:table-cell>
          <table:table-cell office:value-type="string" calcext:value-type="string">
            <text:p>A0A0D9QY12</text:p>
          </table:table-cell>
          <table:table-cell office:value-type="string" calcext:value-type="string">
            <text:p>A0A0D9QYJ1_CHLSB</text:p>
          </table:table-cell>
          <table:table-cell office:value-type="string" calcext:value-type="string">
            <text:p>SHMT2</text:p>
          </table:table-cell>
          <table:table-cell office:value-type="string" calcext:value-type="string">
            <text:p>SRSF2_HUMAN, A0A024R8U5_HUMAN, B3KUY1_HUMAN</text:p>
          </table:table-cell>
          <table:table-cell table:number-columns-repeated="3"/>
          <table:table-cell office:value-type="string" calcext:value-type="string">
            <text:p>[['Human Gene ID #1', 'C:cytoplasm', 'C:cytosol', 'C:nuclear speck', 'C:nucleoplasm', 'C:nucleus', 'F:RNA binding', 'F:transcription corepressor activity', "P:mRNA 3'-end processing", 'P:mRNA export from nucleus', 'P:mRNA processing', 'P:mRNA splicing, via spliceosome', 'P:regulation of alternative mRNA splicing, via spliceosome', 'P:RNA export from nucleus', 'P:RNA splicing'], ['Human Gene ID #2', 'C:cytosol', 'C:nuclear speck', 'C:nucleoplasm', 'F:RNA binding', 'P:regulation of alternative mRNA splicing, via spliceosome'], ['Human Gene ID #3', 'C:nucleus', 'F:RNA binding', 'P:regulation of alternative mRNA splicing, via spliceosome']]</text:p>
          </table:table-cell>
          <table:table-cell office:value-type="string" calcext:value-type="string">
            <text:p>&gt;tr|A0A0D9QYJ1|A0A0D9QYJ1_CHLSB Serine/arginine-rich splicing factor 2 OS=Chlorocebus sabaeus OX=60711 GN=SRSF2 PE=3 SV=1</text:p>
            <text:p>MSYGRPPPDVEGMTSLKVDNLTYRTSPDTLRRVFEKYGRVGDVYIPRDRYTKESRGFAFV</text:p>
            <text:p>RFHDKRDAEDAMDAMDGAVLDGRELRVQMARYGRPPDSHHSRRGPPPRRYGGGGYGRRSR</text:p>
            <text:p>SPRRRRRSRSRSRSRSRSRSRSRYSRSKSRSRTRSRSRSTSKSRSARRSKSKSSSVSRSR</text:p>
            <text:p>SRSRSRSRSRSPPPVSKRESKSRSRSKSPPKSPEEEGAVS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ine/threonine-protein phosphatase OS=Chlorocebus sabaeus OX=60711 GN=PPP1CA PE=3 SV=1</text:p>
          </table:table-cell>
          <table:table-cell office:value-type="string" calcext:value-type="string">
            <text:p>A0A0D9R869</text:p>
          </table:table-cell>
          <table:table-cell office:value-type="string" calcext:value-type="string">
            <text:p>A0A0D9QY12_CHLSB</text:p>
          </table:table-cell>
          <table:table-cell office:value-type="string" calcext:value-type="string">
            <text:p>PPP1CA</text:p>
          </table:table-cell>
          <table:table-cell office:value-type="string" calcext:value-type="string">
            <text:p>GLYM_HUMAN, A0A024RB99_HUMAN, B4DJQ3_HUMAN, G3V241_HUMAN, G3V2W0_HUMAN, G3V2Y4_HUMAN, G3V3Y8_HUMAN, G3V4T0_HUMAN, G3V4X0_HUMAN, G3V5L0_HUMAN, Q53ET4_HUMAN, Q5HYG8_HUMAN, V9HW06_HUMAN</text:p>
          </table:table-cell>
          <table:table-cell table:number-columns-repeated="3"/>
          <table:table-cell office:value-type="string" calcext:value-type="string">
            <text:p>[['Human Gene ID #1', 'C:BRISC complex', 'C:cytoplasm', 'C:cytosol', 'C:extracellular exosome', 'C:microtubule cytoskeleton', 'C:mitochondrial inner membrane', 'C:mitochondrial intermembrane space', 'C:mitochondrial matrix', 'C:mitochondrial nucleoid', 'C:mitochondrion', 'C:nucleus', 'F:chromatin binding', 'F:cobalt ion binding', 'F:glycine hydroxymethyltransferase activity', 'F:L-allo-threonine aldolase activity', "F:mRNA 5'-UTR binding", 'F:protein homodimerization activity', 'F:pyridoxal phosphate binding', 'F:serine binding', 'F:translation repressor activity, mRNA regulatory element binding', 'F:zinc ion binding', 'P:folic acid metabolic process', 'P:glycine biosynthetic process from serine', 'P:glycine metabolic process', 'P:L-serine biosynthetic process', 'P:L-serine catabolic process', 'P:L-serine metabolic process', 'P:one-carbon metabolic process', 'P:positive regulation of cell population proliferation', 'P:protein homotetramerization', 'P:protein K63-linked deubiquitination', 'P:protein tetramerization', 'P:purine nucleobase biosynthetic process', 'P:regulation of aerobic respiration', 'P:regulation of mitochondrial translation', 'P:regulation of oxidative phosphorylation', 'P:response to type I interferon', 'P:tetrahydrofolate interconversion', 'P:tetrahydrofolate metabolic process'], ['Human Gene ID #2', 'C:microtubule cytoskeleton', 'C:mitochondrion', 'F:glycine hydroxymethyltransferase activity', 'F:methyltransferase activity', 'F:pyridoxal phosphate binding', 'P:glycine biosynthetic process from serine', 'P:methylation', 'P:tetrahydrofolate interconversion'], ['Human Gene ID #3', 'F:glycine hydroxymethyltransferase activity', 'F:methyltransferase activity', 'F:pyridoxal phosphate binding', 'P:glycine biosynthetic process from serine', 'P:methylation', 'P:tetrahydrofolate interconversion'], ['Human Gene ID #4', 'C:microtubule cytoskeleton', 'C:mitochondrion', 'F:glycine hydroxymethyltransferase activity', 'F:pyridoxal phosphate binding', 'P:glycine biosynthetic process from serine', 'P:tetrahydrofolate interconversion'], ['Human Gene ID #5', 'C:microtubule cytoskeleton', 'C:mitochondrion', 'F:glycine hydroxymethyltransferase activity', 'F:pyridoxal phosphate binding', 'P:glycine biosynthetic process from serine', 'P:tetrahydrofolate interconversion'], ['Human Gene ID #6', 'F:glycine hydroxymethyltransferase activity', 'F:pyridoxal phosphate binding', 'P:glycine biosynthetic process from serine', 'P:tetrahydrofolate interconversion'], ['Human Gene ID #7', 'C:microtubule cytoskeleton', 'C:mitochondrion', 'F:glycine hydroxymethyltransferase activity', 'F:pyridoxal phosphate binding', 'P:glycine biosynthetic process from serine', 'P:tetrahydrofolate interconversion'], ['Human Gene ID #8', 'C:microtubule cytoskeleton', 'C:mitochondrion', 'F:glycine hydroxymethyltransferase activity', 'F:pyridoxal phosphate binding', 'P:glycine biosynthetic process from serine', 'P:tetrahydrofolate interconversion'], ['Human Gene ID #9', 'C:microtubule cytoskeleton', 'C:mitochondrion', 'F:glycine hydroxymethyltransferase activity', 'F:pyridoxal phosphate binding', 'P:glycine biosynthetic process from serine', 'P:tetrahydrofolate interconversion'], ['Human Gene ID #10', 'C:microtubule cytoskeleton', 'C:mitochondrion', 'F:glycine hydroxymethyltransferase activity', 'F:pyridoxal phosphate binding', 'P:glycine biosynthetic process from serine', 'P:tetrahydrofolate interconversion'], ['Human Gene ID #11', 'F:glycine hydroxymethyltransferase activity', 'F:methyltransferase activity', 'F:pyridoxal phosphate binding', 'P:glycine biosynthetic process from serine', 'P:methylation', 'P:tetrahydrofolate interconversion'], ['Human Gene ID #12', 'F:glycine hydroxymethyltransferase activity', 'F:pyridoxal phosphate binding', 'P:glycine biosynthetic process from serine', 'P:tetrahydrofolate interconversion'], ['Human Gene ID #13', 'C:microtubule cytoskeleton', 'C:mitochondrial inner membrane', 'C:mitochondrial intermembrane space', 'C:mitochondrial matrix', 'C:mitochondrion', 'F:amino acid binding', 'F:glycine hydroxymethyltransferase activity', 'F:identical protein binding', 'F:L-allo-threonine aldolase activity', 'F:methyltransferase activity', 'F:pyridoxal phosphate binding', 'P:glycine biosynthetic process from serine', 'P:L-serine biosynthetic process', 'P:methylation', 'P:positive regulation of cell population proliferation', 'P:regulation of aerobic respiration', 'P:regulation of mitochondrial translation', 'P:regulation of oxidative phosphorylation', 'P:tetrahydrofolate interconversion']]</text:p>
          </table:table-cell>
          <table:table-cell office:value-type="string" calcext:value-type="string">
            <text:p>&gt;tr|A0A0D9QY12|A0A0D9QY12_CHLSB Serine hydroxymethyltransferase OS=Chlorocebus sabaeus OX=60711 GN=SHMT2 PE=3 SV=1</text:p>
            <text:p>MLYFSLFWAARPLQRWGRLVRMAIRAQHSKAAQTQTGEANRGWTGQESLSDSDPEMWELL</text:p>
            <text:p>QREKDRQCRGLELIASENFCSRAALEALGSCLNNKYSEGYPGKRYYGGAEVVDEIELLCQ</text:p>
            <text:p>RRALEAFDLDPAQWGVNVQPYSGSPANLAVYTALLQPHDRIMGLDLPDGGHLTHGYMSDV</text:p>
            <text:p>KRISATSIFFESMPYKLNPKTGLIDYDQLALTARLFRPRLIIAGTSAYARLIDYARMREV</text:p>
            <text:p>CDEVKAHLLADMAHISGLVAAKVIPSPFKHADIVTTTTHKTLRGARSGLIFYRKGVKAVD</text:p>
            <text:p>PKTDREIPYTFEDRINFAVFPSLQGGPHNHAIAAVAVALKQACTPMFREYSLQVLKNARA</text:p>
            <text:p>MADALLERGYSLVSGGTDNHLVLVDLRPKGLDGARAERVLELVSITANKNTCPGDRSAIT</text:p>
            <text:p>PGGLRLGAPALTSRQFREDDFRRVVDFIDEGVNIGLEVKTKTAKLQDFKSFLLKDSETSQ</text:p>
            <text:p>RLADLRQRVEQFARGFPMPGFDE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ine/threonine-protein phosphatase OS=Chlorocebus sabaeus OX=60711 GN=PPP1CB PE=3 SV=1</text:p>
          </table:table-cell>
          <table:table-cell office:value-type="string" calcext:value-type="string">
            <text:p>A0A0D9RE27</text:p>
          </table:table-cell>
          <table:table-cell office:value-type="string" calcext:value-type="string">
            <text:p>A0A0D9R869_CHLSB</text:p>
          </table:table-cell>
          <table:table-cell office:value-type="string" calcext:value-type="string">
            <text:p>PPP1CB</text:p>
          </table:table-cell>
          <table:table-cell office:value-type="string" calcext:value-type="string">
            <text:p>PP1A_HUMAN</text:p>
          </table:table-cell>
          <table:table-cell table:number-columns-repeated="3"/>
          <table:table-cell office:value-type="string" calcext:value-type="string">
            <text:p>[['Human Gene ID #1', 'C:adherens junction', 'C:cytoplasm', 'C:cytosol', 'C:dendritic spine', 'C:extracellular exosome', 'C:glutamatergic synapse', 'C:glycogen granule', 'C:nucleolus', 'C:nucleoplasm', 'C:nucleus', 'C:perikaryon', 'C:plasma membrane', 'C:presynapse', 'C:protein phosphatase type 1 complex', 'C:PTW/PP1 phosphatase complex', 'F:cadherin binding involved in cell-cell adhesion', 'F:metal ion binding', 'F:phosphatase activity', 'F:phosphoprotein phosphatase activity', 'F:protein phosphatase 1 binding', 'F:protein serine phosphatase activity', 'F:protein serine/threonine phosphatase activity', 'F:protein threonine phosphatase activity', 'F:ribonucleoprotein complex binding', 'P:beta-catenin destruction complex disassembly', 'P:branching morphogenesis of an epithelial tube', 'P:cell cycle', 'P:cell division', 'P:circadian regulation of gene expression', 'P:dephosphorylation', 'P:entrainment of circadian clock by photoperiod', 'P:glycogen metabolic process', 'P:lung development', 'P:negative regulation of protein binding', 'P:peptidyl-serine dephosphorylation', 'P:peptidyl-threonine dephosphorylation', 'P:positive regulation of extrinsic apoptotic signaling pathway in absence of ligand', 'P:protein dephosphorylation', 'P:regulation of canonical Wnt signaling pathway', 'P:regulation of circadian rhythm', 'P:regulation of glycogen biosynthetic process', 'P:regulation of glycogen catabolic process', 'P:regulation of translational initiation by eIF2 alpha dephosphorylation', 'P:response to lead ion', 'P:viral process']]</text:p>
          </table:table-cell>
          <table:table-cell office:value-type="string" calcext:value-type="string">
            <text:p>&gt;tr|A0A0D9R869|A0A0D9R869_CHLSB Serine/threonine-protein phosphatase OS=Chlorocebus sabaeus OX=60711 GN=PPP1CA PE=3 SV=1</text:p>
            <text:p>MSDSEKLNLDSIIGRLLEVQGSRPGKNVQLTENEIRGLCLKSREIFLSQPILLELEAPLK</text:p>
            <text:p>ICGDIHGQYYDLLRLFEYGGFPPESNYLFLGDYVDRGKQSLETICLLLAYKIKYPENFFL</text:p>
            <text:p>LRGNHECASINRIYGFYDECKRRYNIKLWKTFTDCFNCLPIAAIVDEKIFCCHGGLSPDL</text:p>
            <text:p>QSMEQIRRIMRPTDVPDQGLLCDLLWSDPDKDVQGWGENDRGVSFTFGAEVVAKFLHKHD</text:p>
            <text:p>LDLICRAHQVVEDGYEFFAKRQLVTLFSAPNYCGEFDNAGAMMSVDETLMCSFQILKPAD</text:p>
            <text:p>KNKGKYGQFSGLNPGGRPITPPRNSAKA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pin family H member 1 OS=Chlorocebus sabaeus OX=60711 GN=SERPINH1 PE=3 SV=1</text:p>
          </table:table-cell>
          <table:table-cell office:value-type="string" calcext:value-type="string">
            <text:p>A0A0D9QV84</text:p>
          </table:table-cell>
          <table:table-cell office:value-type="string" calcext:value-type="string">
            <text:p>A0A0D9RE27_CHLSB</text:p>
          </table:table-cell>
          <table:table-cell office:value-type="string" calcext:value-type="string">
            <text:p>SERPINH1</text:p>
          </table:table-cell>
          <table:table-cell office:value-type="string" calcext:value-type="string">
            <text:p>PP1B_HUMAN, B4DJ75_HUMAN, V9HW04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focal adhesion', 'C:glycogen granule', 'C:nucleolus', 'C:nucleoplasm', 'C:nucleus', 'C:plasma membrane', 'C:protein phosphatase type 1 complex', 'C:PTW/PP1 phosphatase complex', 'F:metal ion binding', 'F:myosin phosphatase activity', 'F:myosin-light-chain-phosphatase activity', 'F:phosphatase activity', 'F:protein kinase binding', 'F:protein serine phosphatase activity', 'F:protein serine/threonine phosphatase activity', 'F:protein threonine phosphatase activity', 'P:cell division', 'P:circadian regulation of gene expression', 'P:entrainment of circadian clock by photoperiod', 'P:G2/M transition of mitotic cell cycle', 'P:glycogen metabolic process', 'P:MAPK cascade', 'P:protein dephosphorylation', 'P:regulation of cell adhesion', 'P:regulation of circadian rhythm', 'P:regulation of glycogen biosynthetic process', 'P:regulation of glycogen catabolic process'], ['Human Gene ID #2', 'C:nucleolus', 'C:nucleoplasm', 'F:protein serine phosphatase activity', 'F:protein threonine phosphatase activity', 'P:cell division', 'P:glycogen metabolic process'], ['Human Gene ID #3', 'C:cytosol', 'C:glycogen granule', 'C:nucleolus', 'C:nucleoplasm', 'C:plasma membrane', 'C:protein phosphatase type 1 complex', 'F:protein serine phosphatase activity', 'F:protein threonine phosphatase activity', 'P:cell division', 'P:glycogen metabolic process', 'P:regulation of glycogen biosynthetic process', 'P:regulation of glycogen catabolic process']]</text:p>
          </table:table-cell>
          <table:table-cell office:value-type="string" calcext:value-type="string">
            <text:p>&gt;tr|A0A0D9RE27|A0A0D9RE27_CHLSB Serine/threonine-protein phosphatase OS=Chlorocebus sabaeus OX=60711 GN=PPP1CB PE=3 SV=1</text:p>
            <text:p>MADGELNVDSLITRLLEVRGCRPGKIVQMTEAEVRGLCIKSREIFLSQPILLELEAPLKI</text:p>
            <text:p>CGDIHGQYTDLLRLFEYGGFPPEANYLFLGDYVDRGKQSLETICLLLAYKIKYPENFFLL</text:p>
            <text:p>RGNHECASINRIYGFYDECKRRFNIKLWKTFTDCFNCLPIAAIVDEKIFCCHGGLSPDLQ</text:p>
            <text:p>SMEQIRRIMRPTDVPDTGLLCDLLWSDPDKDVQGWGENDRGVSFTFGADVVSKFLNRHDL</text:p>
            <text:p>DLICRAHQVVEDGYEFFAKRQLVTLFSAPNYCGEFDNAGGMMSVDETLMCSFQILKPSEK</text:p>
            <text:p>KAKYQYGGLNSGRPVTPPRTANPPKK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PINE1 mRNA binding protein 1 OS=Chlorocebus sabaeus OX=60711 GN=SERBP1 PE=4 SV=1</text:p>
          </table:table-cell>
          <table:table-cell office:value-type="string" calcext:value-type="string">
            <text:p>A0A0D9S713</text:p>
          </table:table-cell>
          <table:table-cell office:value-type="string" calcext:value-type="string">
            <text:p>A0A0D9QV84_CHLSB</text:p>
          </table:table-cell>
          <table:table-cell office:value-type="string" calcext:value-type="string">
            <text:p>SERBP1</text:p>
          </table:table-cell>
          <table:table-cell office:value-type="string" calcext:value-type="string">
            <text:p>SERPH_HUMAN, A0A024R5K8_HUMAN, A8K259_HUMAN, E9PIG2_HUMAN, E9PJH8_HUMAN, E9PK86_HUMAN, E9PKH2_HUMAN, E9PMI5_HUMAN, E9PNX1_HUMAN, E9PR70_HUMAN, E9PRS3_HUMAN, Q9NPA9_HUMAN</text:p>
          </table:table-cell>
          <table:table-cell table:number-columns-repeated="3"/>
          <table:table-cell office:value-type="string" calcext:value-type="string">
            <text:p>[['Human Gene ID #1', 'C:collagen-containing extracellular matrix', 'C:endoplasmic reticulum', 'C:endoplasmic reticulum lumen', 'C:endoplasmic reticulum-Golgi intermediate compartment', 'C:extracellular space', 'C:membrane raft', 'F:collagen binding', 'F:RNA binding', 'F:serine-type endopeptidase inhibitor activity', 'F:unfolded protein binding', 'P:chondrocyte development involved in endochondral bone morphogenesis', 'P:collagen biosynthetic process', 'P:collagen fibril organization', 'P:negative regulation of endopeptidase activity', 'P:protein maturation', 'P:response to unfolded protein'], ['Human Gene ID #2', 'C:collagen trimer', 'C:endoplasmic reticulum', 'C:extracellular space', 'F:collagen binding', 'F:serine-type endopeptidase inhibitor activity', 'F:unfolded protein binding', 'P:chondrocyte development involved in endochondral bone morphogenesis', 'P:collagen biosynthetic process', 'P:collagen fibril organization', 'P:protein maturation'], ['Human Gene ID #3', 'C:collagen trimer', 'C:endoplasmic reticulum', 'C:extracellular space', 'F:collagen binding', 'F:serine-type endopeptidase inhibitor activity'], ['Human Gene ID #4', 'C:endoplasmic reticulum', 'C:extracellular space', 'F:collagen binding', 'F:serine-type endopeptidase inhibitor activity'], ['Human Gene ID #5', 'C:endoplasmic reticulum', 'C:extracellular space', 'F:collagen binding', 'F:serine-type endopeptidase inhibitor activity'], ['Human Gene ID #6', 'C:endoplasmic reticulum', 'C:extracellular space', 'F:collagen binding', 'F:serine-type endopeptidase inhibitor activity'], ['Human Gene ID #7', 'C:endoplasmic reticulum', 'C:extracellular space', 'F:collagen binding', 'F:serine-type endopeptidase inhibitor activity'], ['Human Gene ID #8', 'C:endoplasmic reticulum', 'C:extracellular space', 'F:collagen binding', 'F:serine-type endopeptidase inhibitor activity'], ['Human Gene ID #9', 'C:endoplasmic reticulum', 'C:extracellular space', 'F:collagen binding', 'F:serine-type endopeptidase inhibitor activity'], ['Human Gene ID #10', 'C:endoplasmic reticulum', 'C:extracellular space', 'F:collagen binding', 'F:serine-type endopeptidase inhibitor activity'], ['Human Gene ID #11', 'C:endoplasmic reticulum', 'C:extracellular space', 'F:collagen binding', 'F:serine-type endopeptidase inhibitor activity'], ['Human Gene ID #12', 'C:extracellular space', 'F:collagen binding', 'F:serine-type endopeptidase inhibitor activity']]</text:p>
          </table:table-cell>
          <table:table-cell office:value-type="string" calcext:value-type="string">
            <text:p>&gt;tr|A0A0D9QV84|A0A0D9QV84_CHLSB Collagen-binding protein OS=Chlorocebus sabaeus OX=60711 GN=SERPINH1 PE=3 SV=1</text:p>
            <text:p>MHSLLLLSAFCLLAVALTAEVKKPAAAAAPGTAEKLSPKAATLAERSAGLAFSLYQAMAK</text:p>
            <text:p>DQAVENILVSPVVVASSLGLVSLGGKATTASQAKAVLSAEQLRDEEVHTGLGELLRSLSN</text:p>
            <text:p>STARNVTWKLGSRLYGPSSVSFADDFVRSSKQHYNCEHSKINFRDKRSALQSINEWAAQT</text:p>
            <text:p>TDGKLPEVTKDVERTDGALLVNAMFFKPHWDEKFHHKMVDNRGFMVTRSYTVGVMMMHRT</text:p>
            <text:p>GLYNYYDDEKEKLQIVEMPLAHKLSSLIILMPHHVEPLERLEKLLTKEQLKIWMGKMQKK</text:p>
            <text:p>AVAISLPKGVVEVTHDLQKHLAGLGLTEAIDKNKADLSRMSGKKDLYLASVFHATAFELD</text:p>
            <text:p>TDGNPFDQDIYGREELRSPKLFYADHPFIFLVRDTQSGSLLFIGRLVRPKGDKMRDE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 transducer and activator of transcription OS=Chlorocebus sabaeus OX=60711 GN=STAT1 PE=3 SV=1</text:p>
          </table:table-cell>
          <table:table-cell office:value-type="string" calcext:value-type="string">
            <text:p>A0A0D9RIE1</text:p>
          </table:table-cell>
          <table:table-cell office:value-type="string" calcext:value-type="string">
            <text:p>A0A0D9S713_CHLSB</text:p>
          </table:table-cell>
          <table:table-cell office:value-type="string" calcext:value-type="string">
            <text:p>STAT1</text:p>
          </table:table-cell>
          <table:table-cell office:value-type="string" calcext:value-type="string">
            <text:p>Q63HR1_HUMAN</text:p>
          </table:table-cell>
          <table:table-cell table:number-columns-repeated="3"/>
          <table:table-cell office:value-type="string" calcext:value-type="string">
            <text:p>[['Human Gene ID #1', 'C:cytoplasm', 'C:nucleus', "F:mRNA 3'-UTR binding"]]</text:p>
          </table:table-cell>
          <table:table-cell office:value-type="string" calcext:value-type="string">
            <text:p>&gt;tr|A0A0D9S713|A0A0D9S713_CHLSB HABP4_PAI-RBP1 domain-containing protein OS=Chlorocebus sabaeus OX=60711 GN=SERBP1 PE=4 SV=1</text:p>
            <text:p>MPGHLQEGFGCVVTNRFDQLFDDESDPFEVLKAAENKKKEAGGGGVGGPGAKSAAQAAAQ</text:p>
            <text:p>TNSNAAGKQLRKESQKDRKNPLPPSVGVVDKKEETQPPVALKKEGIRRVGRRPDQQLQGE</text:p>
            <text:p>GKIIDRRPERRPPRERRFEKPIEEKGEGGEFSVDRPIIDRPIRGRGGLGRGRGGRGRGMG</text:p>
            <text:p>RGDGFDSRGKREFDRHSGSDRSSFSHYSGLKHEDKRGGSGSHNWGTVKDELTDLDQSNVT</text:p>
            <text:p>EETPEGEEHHPVADTENKENEVEEVKEEGPKEMTLDEWKAIQNKDRAKVEFNIRKPNEGA</text:p>
            <text:p>DGQWKKGFVLHKSKSEEAHAEDSVMDHHFRKPANDITSQLEINFGDLGRPGRGGRGGRGG</text:p>
            <text:p>RGRGGRPNRGSRTDKSSASAPDVDDPEAFPAL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ll nuclear ribonucleoprotein Sm D1 OS=Chlorocebus sabaeus OX=60711 GN=SNRPD1 PE=3 SV=1</text:p>
          </table:table-cell>
          <table:table-cell office:value-type="string" calcext:value-type="string">
            <text:p>A0A0D9RYI9</text:p>
          </table:table-cell>
          <table:table-cell office:value-type="string" calcext:value-type="string">
            <text:p>A0A0D9RIE1_CHLSB</text:p>
          </table:table-cell>
          <table:table-cell office:value-type="string" calcext:value-type="string">
            <text:p>SNRPD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IE1|A0A0D9RIE1_CHLSB Signal transducer and activator of transcription OS=Chlorocebus sabaeus OX=60711 GN=STAT1 PE=3 SV=1</text:p>
            <text:p>MSQWYELQQLDSKFLEQVHQLYDDSFPMEIRQYLAQWLEKQDWEHAANDVSFATIRFHDL</text:p>
            <text:p>LSQLDDQYSRFSLENNFLLQHNIRKSKRNLQDNFQEDPIQMSMIIYNCLKEERKILENAQ</text:p>
            <text:p>RFNQAQSGNIQSTVMLDKQKELDSKVRNVKDKVMCIEHEIKSLEDLQDEYDFKCKTLQNR</text:p>
            <text:p>EHETNGVAKSDQKQEQLLLKKMYLMLDNKRKEVVHKIIELLNVTELTQNALINDELVEWK</text:p>
            <text:p>RRQQSACIGGPPNACLDQLQNWFTIVAESLQQVRQQLKKLEELEQKYTYEHDPITKNKQV</text:p>
            <text:p>LWDRTFSLFQQLIQSSFVVERQPCMPTHPQRPLVLKTGVQFTVKLRLLVKLQELNYNLKV</text:p>
            <text:p>KVLFDKDVNERNTVKGFRKFNILGTHTKVMNMEESTNGSLAAEFRHLQLKEQKNAGTRTN</text:p>
            <text:p>EGPLIVTEELHSLSFETQLCQPGLVIDLETTSLPVVVISNVSQLPSGWASILWYNMLVAE</text:p>
            <text:p>PRNLSFFLNPPCARWAQLSEVLSWQFSSVTKRGLNVDQLNMLGEKLLGPNASPDGLIPWT</text:p>
            <text:p>RFCKENINDKNFPFWLWIESILELIKKHLLPLWNDGCIMGFISKERERALLKDQQPGTFL</text:p>
            <text:p>LRFSESSREGAITFTWVERSQNGGEPYFHAVEPYTKKELSAVTFPDIIRNYKVMAAENIP</text:p>
            <text:p>ENPLKFLYPNIDKDHAFGKYYSRPKEAPEPMELDGPKGTGYIKTELISVSEVHPSRLQTT</text:p>
            <text:p>DNLLPMSPEEFDEVSRIVGSVEFDSMMNA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ll nuclear ribonucleoprotein Sm D2 OS=Chlorocebus sabaeus OX=60711 GN=SNRPD2 PE=3 SV=1</text:p>
          </table:table-cell>
          <table:table-cell office:value-type="string" calcext:value-type="string">
            <text:p>A0A0D9S1Z5</text:p>
          </table:table-cell>
          <table:table-cell office:value-type="string" calcext:value-type="string">
            <text:p>A0A0D9RYI9_CHLSB</text:p>
          </table:table-cell>
          <table:table-cell office:value-type="string" calcext:value-type="string">
            <text:p>SNRPD2</text:p>
          </table:table-cell>
          <table:table-cell office:value-type="string" calcext:value-type="string">
            <text:p>SMD1_HUMAN, J3QLI9_HUMAN</text:p>
          </table:table-cell>
          <table:table-cell table:number-columns-repeated="3"/>
          <table:table-cell office:value-type="string" calcext:value-type="string">
            <text:p>[['Human Gene ID #1', 'C:catalytic step 2 spliceosome', 'C:commitment complex', 'C:cytosol', 'C:methylosome', 'C:nucleoplasm', 'C:nucleus', 'C:pICln-Sm protein complex', 'C:precatalytic spliceosome', 'C:small nuclear ribonucleoprotein complex', 'C:SMN-Sm protein complex', 'C:spliceosomal tri-snRNP complex', 'C:U1 snRNP', 'C:U12-type spliceosomal complex', 'C:U2 snRNP', 'C:U2-type catalytic step 2 spliceosome', 'C:U2-type precatalytic spliceosome', 'C:U4 snRNP', 'C:U4/U6 x U5 tri-snRNP complex', 'C:U5 snRNP', 'F:RNA binding', 'F:U1 snRNP binding', 'P:import into nucleus', 'P:mRNA splicing, via spliceosome', 'P:RNA splicing', 'P:spliceosomal complex assembly', 'P:spliceosomal snRNP assembly'], ['Human Gene ID #2', 'P:RNA processing']]</text:p>
          </table:table-cell>
          <table:table-cell office:value-type="string" calcext:value-type="string">
            <text:p>&gt;tr|A0A0D9RYI9|A0A0D9RYI9_CHLSB Small nuclear ribonucleoprotein Sm D1 OS=Chlorocebus sabaeus OX=60711 GN=SNRPD1 PE=3 SV=1</text:p>
            <text:p>MKLVRFLMKLSHETVTIELKNGTQVHGTITGVDVSMNTHLKAVKMTLKNREPVQLETLSI</text:p>
            <text:p>RGNNIRYFILPDSLPLDTLLVDVEPKVKSKKREAVAGRGRGRGRGRGRGRGRGRGGPR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ll nuclear ribonucleoprotein Sm D3 OS=Chlorocebus sabaeus OX=60711 GN=SNRPD3 PE=3 SV=1</text:p>
          </table:table-cell>
          <table:table-cell office:value-type="string" calcext:value-type="string">
            <text:p>A0A0D9RE84</text:p>
          </table:table-cell>
          <table:table-cell office:value-type="string" calcext:value-type="string">
            <text:p>A0A0D9S1Z5_CHLSB</text:p>
          </table:table-cell>
          <table:table-cell office:value-type="string" calcext:value-type="string">
            <text:p>SNRPD3</text:p>
          </table:table-cell>
          <table:table-cell office:value-type="string" calcext:value-type="string">
            <text:p>SMD2_HUMAN, K7EJB5_HUMAN</text:p>
          </table:table-cell>
          <table:table-cell table:number-columns-repeated="3"/>
          <table:table-cell office:value-type="string" calcext:value-type="string">
            <text:p>[['Human Gene ID #1', 'C:catalytic step 2 spliceosome', 'C:cytosol', 'C:extracellular exosome', 'C:methylosome', 'C:nucleoplasm', 'C:nucleus', 'C:pICln-Sm protein complex', 'C:precatalytic spliceosome', 'C:small nuclear ribonucleoprotein complex', 'C:SMN-Sm protein complex', 'C:spliceosomal complex', 'C:U1 snRNP', 'C:U12-type spliceosomal complex', 'C:U2 snRNP', 'C:U2-type catalytic step 2 spliceosome', 'C:U2-type precatalytic spliceosome', 'C:U4 snRNP', 'C:U4/U6 x U5 tri-snRNP complex', 'C:U5 snRNP', 'F:RNA binding', 'F:U1 snRNP binding', 'P:import into nucleus', 'P:mRNA splicing, via spliceosome', 'P:RNA splicing', 'P:spliceosomal complex assembly', 'P:spliceosomal snRNP assembly'], ['Human Gene ID #2', 'C:cytosol', 'C:small nuclear ribonucleoprotein complex', 'P:mRNA processing', 'P:RNA splicing']]</text:p>
          </table:table-cell>
          <table:table-cell office:value-type="string" calcext:value-type="string">
            <text:p>&gt;tr|A0A0D9S1Z5|A0A0D9S1Z5_CHLSB Small nuclear ribonucleoprotein Sm D2 OS=Chlorocebus sabaeus OX=60711 GN=SNRPD2 PE=3 SV=1</text:p>
            <text:p>MSLLNKPKSEMTPEELQKREEEEFNTGPLSVLTQSVKNNTQVLINCRNNKKLLGRVKAFD</text:p>
            <text:p>RHCNMVLENVKEMWTEVPKSGKGKKKSKPVNKDRYISKMFLRGDSVIVVLRNPLIAG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ute carrier family 25 member 3 OS=Chlorocebus sabaeus OX=60711 GN=SLC25A3 PE=3 SV=1</text:p>
          </table:table-cell>
          <table:table-cell office:value-type="string" calcext:value-type="string">
            <text:p>A0A0D9S0X5</text:p>
          </table:table-cell>
          <table:table-cell office:value-type="string" calcext:value-type="string">
            <text:p>A0A0D9RE84_CHLSB</text:p>
          </table:table-cell>
          <table:table-cell office:value-type="string" calcext:value-type="string">
            <text:p>SLC25A3</text:p>
          </table:table-cell>
          <table:table-cell office:value-type="string" calcext:value-type="string">
            <text:p>SMD3_HUMAN</text:p>
          </table:table-cell>
          <table:table-cell table:number-columns-repeated="3"/>
          <table:table-cell office:value-type="string" calcext:value-type="string">
            <text:p>[['Human Gene ID #1', 'C:catalytic step 2 spliceosome', 'C:commitment complex', 'C:cytosol', 'C:methylosome', 'C:nuclear body', 'C:nucleoplasm', 'C:nucleus', 'C:pICln-Sm protein complex', 'C:precatalytic spliceosome', 'C:small nuclear ribonucleoprotein complex', 'C:SMN-Sm protein complex', 'C:spliceosomal complex', 'C:spliceosomal tri-snRNP complex', 'C:telomerase holoenzyme complex', 'C:U1 snRNP', 'C:U12-type spliceosomal complex', 'C:U2 snRNP', 'C:U2-type catalytic step 2 spliceosome', 'C:U2-type precatalytic spliceosome', 'C:U4 snRNP', 'C:U4/U6 x U5 tri-snRNP complex', 'C:U5 snRNP', 'C:U7 snRNP', 'F:enzyme binding', 'F:histone pre-mRNA DCP binding', 'F:RNA binding', 'F:telomerase RNA binding', 'F:U7 snRNA binding', 'P:histone mRNA metabolic process', 'P:import into nucleus', 'P:mRNA splicing, via spliceosome', 'P:protein methylation', 'P:RNA splicing', 'P:spliceosomal snRNP assembly', 'P:termination of RNA polymerase II transcription']]</text:p>
          </table:table-cell>
          <table:table-cell office:value-type="string" calcext:value-type="string">
            <text:p>&gt;tr|A0A0D9RE84|A0A0D9RE84_CHLSB Small nuclear ribonucleoprotein Sm D3 OS=Chlorocebus sabaeus OX=60711 GN=SNRPD3 PE=3 SV=1</text:p>
            <text:p>MSIGVPIKVLHEAEGHIVTCETNTGEVYRGKLIEAEDNMNCQMSNITVTYRDGRVAQLEQ</text:p>
            <text:p>VYIRGSKIRFLILPDMLKNAPMLKSMKNKNQGSGAGRGKAAILKAQVAARGRGRGMGRGN</text:p>
            <text:p>IFQKR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ute carrier family 25 member 5 OS=Chlorocebus sabaeus OX=60711 GN=SLC25A5 PE=3 SV=1</text:p>
          </table:table-cell>
          <table:table-cell office:value-type="string" calcext:value-type="string">
            <text:p>A0A0D9S0H6</text:p>
          </table:table-cell>
          <table:table-cell office:value-type="string" calcext:value-type="string">
            <text:p>A0A0D9S0X5_CHLSB</text:p>
          </table:table-cell>
          <table:table-cell office:value-type="string" calcext:value-type="string">
            <text:p>SLC25A5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0X5|A0A0D9S0X5_CHLSB Uncharacterized protein OS=Chlorocebus sabaeus OX=60711 GN=SLC25A3 PE=3 SV=1</text:p>
            <text:p>MFSSVAHLARANPFNTPHLQLVHDGLGDLRSNPPGPTGQPRRPRNLAAAAVEEYSCEFGS</text:p>
            <text:p>AKYYALCGFGGVLSCGLTHTAVVPLDLVKCRMQVDPQKYKGIFNGFSVTLKEDGVRGLAK</text:p>
            <text:p>GWAPTFIGYSMQGLCKFGFYEVFKVLYSNMLGEENTYLWRTSLYLAASASAEFFADIALA</text:p>
            <text:p>PMEAAKVRIQTQPGYANTLRDAAPKMYKEEGLKAFYKGVAPLWMRQIPYTMMKFACFERT</text:p>
            <text:p>VEALYKFVVPKPRSECSKPEQLVVTFVAGYIAGVFCAIVSHPADSVVSVLNKEKGSSASQ</text:p>
            <text:p>VLKRLGFKGVWKGLFARIIMIGTLTALQWFIYDSVKVYFRLPRPPPPEMPESLKKKLGLT</text:p>
            <text:p>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ute carrier family 25 member 6 OS=Chlorocebus sabaeus OX=60711 GN=SLC25A6 PE=3 SV=1</text:p>
          </table:table-cell>
          <table:table-cell office:value-type="string" calcext:value-type="string">
            <text:p>A0A0D9RZQ0</text:p>
          </table:table-cell>
          <table:table-cell office:value-type="string" calcext:value-type="string">
            <text:p>A0A0D9S0H6_CHLSB</text:p>
          </table:table-cell>
          <table:table-cell office:value-type="string" calcext:value-type="string">
            <text:p>SLC25A6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0H6|A0A0D9S0H6_CHLSB ADP/ATP translocase OS=Chlorocebus sabaeus OX=60711 GN=SLC25A5 PE=3 SV=1</text:p>
            <text:p>MTDAAVSFAKDFLAGGVAAAISKTAVAPIERVKLLLQVQHASKQITADKQYKGIIDCVVR</text:p>
            <text:p>IPKEQGVLSFWRGNLANVIRYFPTQALNFAFKDKYKQIFLGGVDKRTQFWRYFAGNLASG</text:p>
            <text:p>GAAGATSLCFVYPLDFARTRLAADVGKAGAEREFRGLGDCLVKIYKSDGIKGLYQGFNVS</text:p>
            <text:p>VQGIIIYRAAYFGIYDTAKGMLPDPKNTHIVISWMIAQTVTAVAGLTSYPFDTVRRRMMM</text:p>
            <text:p>QSGRKGTDIMYTGTLDCWRKIARDEGGKAFFKGAWSNVLRGMGGAFVLVLYDEIKKY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ctrin alpha, erythrocytic 1 OS=Chlorocebus sabaeus OX=60711 GN=SPTA1 PE=4 SV=1</text:p>
          </table:table-cell>
          <table:table-cell office:value-type="string" calcext:value-type="string">
            <text:p>A0A0D9S444</text:p>
          </table:table-cell>
          <table:table-cell office:value-type="string" calcext:value-type="string">
            <text:p>A0A0D9RZQ0_CHLSB</text:p>
          </table:table-cell>
          <table:table-cell office:value-type="string" calcext:value-type="string">
            <text:p>SPTA1</text:p>
          </table:table-cell>
          <table:table-cell office:value-type="string" calcext:value-type="string">
            <text:p>ADT3_HUMAN, Q59EI9_HUMAN, Q6I9V5_HUMAN</text:p>
          </table:table-cell>
          <table:table-cell table:number-columns-repeated="3"/>
          <table:table-cell office:value-type="string" calcext:value-type="string">
            <text:p>[['Human Gene ID #1', 'C:integral component of membrane', 'C:membrane', 'C:mitochondrial inner membrane', 'C:mitochondrion', 'C:nucleus', 'C:TIM23 mitochondrial import inner membrane translocase complex', 'F:ATP:ADP antiporter activity', 'P:apoptotic process', 'P:mitochondrial ADP transmembrane transport', 'P:mitochondrial ATP transmembrane transport', 'P:protein targeting to mitochondrion', 'P:viral process'], ['Human Gene ID #2', 'C:integral component of membrane', 'C:mitochondrial inner membrane', 'F:ATP:ADP antiporter activity', 'P:mitochondrial ADP transmembrane transport', 'P:mitochondrial ATP transmembrane transport'], ['Human Gene ID #3', 'C:integral component of membrane', 'C:mitochondrial inner membrane', 'C:mitochondrion', 'F:ATP:ADP antiporter activity', 'P:mitochondrial ADP transmembrane transport', 'P:mitochondrial ATP transmembrane transport']]</text:p>
          </table:table-cell>
          <table:table-cell office:value-type="string" calcext:value-type="string">
            <text:p>&gt;tr|A0A0D9RZQ0|A0A0D9RZQ0_CHLSB ADP/ATP translocase OS=Chlorocebus sabaeus OX=60711 GN=SLC25A6 PE=3 SV=1</text:p>
            <text:p>MTEQAISFAKDFLAGGIAAAISKTAVAPIERVKLLLQVQHASKQIAADKQYKGIVDCIVR</text:p>
            <text:p>IPKEQGVLSFWRGNLANVIRYFPTQALNFAFKDKYKQIFLGGVDKHTQFWRYFAGNLASG</text:p>
            <text:p>GAAGATSLCFVYPLDFARTRLAADVGKSGTEREFRGLGDCLVKITKSDGIRGLYQGFSVS</text:p>
            <text:p>VQGIIIYRAAYFGVYDTAKGMLPDPKNTHIVVSWMIAQTVTAVAGVVSYPFDTVRRRMMM</text:p>
            <text:p>QSGRKGADIMYTGTVDCWRKIFRDEGGKAFFKGAWSNVLRGMGGAFVLVLYDELKKV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ctrin alpha, non-erythrocytic 1 OS=Chlorocebus sabaeus OX=60711 GN=SPTAN1 PE=4 SV=1</text:p>
          </table:table-cell>
          <table:table-cell office:value-type="string" calcext:value-type="string">
            <text:p>A0A0D9RP68</text:p>
          </table:table-cell>
          <table:table-cell office:value-type="string" calcext:value-type="string">
            <text:p>A0A0D9S444_CHLSB</text:p>
          </table:table-cell>
          <table:table-cell office:value-type="string" calcext:value-type="string">
            <text:p>SPTAN1</text:p>
          </table:table-cell>
          <table:table-cell office:value-type="string" calcext:value-type="string">
            <text:p>SPTA1_HUMAN, O60686_HUMAN</text:p>
          </table:table-cell>
          <table:table-cell table:number-columns-repeated="3"/>
          <table:table-cell office:value-type="string" calcext:value-type="string">
            <text:p>[['Human Gene ID #1', 'C:actin cytoskeleton', 'C:axon', 'C:cuticular plate', 'C:cytosol', 'C:intrinsic component of the cytoplasmic side of the plasma membrane', 'C:spectrin', 'C:spectrin-associated cytoskeleton', 'F:actin filament binding', 'F:calcium ion binding', 'F:structural constituent of cytoskeleton', 'P:actin filament capping', 'P:actin filament organization', 'P:axon guidance', 'P:endoplasmic reticulum to Golgi vesicle-mediated transport', 'P:hemopoiesis', 'P:lymphocyte homeostasis', 'P:MAPK cascade', 'P:plasma membrane organization', 'P:porphyrin-containing compound biosynthetic process', 'P:positive regulation of protein binding', 'P:positive regulation of T cell proliferation', 'P:regulation of cell shape'], ['Human Gene ID #2', 'NO GO TERMS ASSOCIATED']]</text:p>
          </table:table-cell>
          <table:table-cell office:value-type="string" calcext:value-type="string">
            <text:p>&gt;tr|A0A0D9S444|A0A0D9S444_CHLSB Uncharacterized protein OS=Chlorocebus sabaeus OX=60711 GN=SPTA1 PE=3 SV=1</text:p>
            <text:p>MEQFPKETVVESSGPKVLETAEEIQERRQEVLTRYQRFKERVAERGQKLEDSYHLQVFKR</text:p>
            <text:p>DADDLGKWIMEKVNILNDESYGDPTNIQGKYQKHQSFEAEVQTKSRVMSELEKTREERFT</text:p>
            <text:p>MGHSAHEETKAHIEELRRLWDLLLELTLEKGALLLRALKFQQYVQECADILEWIGDKEAI</text:p>
            <text:p>ATSVELGEDWERTEVLQKKFEDFQVDLVAKEGRVDDVNQYANECAKEKHPELPLIQSKQE</text:p>
            <text:p>EVNAAWERLRGLALQRQKALSSAADLQRFKRDMTDAIQWIKEKEPVLTSEDYGKDLVASE</text:p>
            <text:p>GLFHSHKGLERNLAVMSDKVKELCAKAEKLTLSHPSDAPQIQEMKEDLVSNWEHIRALAT</text:p>
            <text:p>SRYEKLQATYWWYHRFSSDFDELSGWMKEKTAAINADELPTDVAGGEVLLDRHQQHKHEI</text:p>
            <text:p>DSYDDRFQSANETGQDLLDANHEASNEVREKMEILASNWAALRELWEQRRRQYEQCLDFH</text:p>
            <text:p>LFYRDSEQVDSWMSRQEAFLENEDLGNSLGSAEALLQKHDDFEEAFTAQEEKITTVDKTA</text:p>
            <text:p>TKLIGDKHYDSENIAAIRDGLLARRDALRGRAATRRGLLKDSLLLQKLYQDSDDLKNWIN</text:p>
            <text:p>KKKKLADDEDYKDTQNLKSRVQKQQVFEKELAVNEILLENIQKTGQEMIDSGHYASDNVT</text:p>
            <text:p>TRLSEVASLWKELLEATKQKGTQLDEANQRLQFENNAEDLQRWLEEVEWQVTSEDYGKGL</text:p>
            <text:p>ADVQNRLRKHDLLESAVAARQDQVNILTELAAYFEKIGHPDSKDIQARQESLVCRFEALK</text:p>
            <text:p>EPLATRKKKLLDLLHLQLICRDTEDEEAWIQETEPSATSTYLGKDLIASKKLLNRHKVIL</text:p>
            <text:p>ENIASHEPRIQVITERGNKMVEEGHFAAEDVASRVKSLNQNMESLRARAARRQNDLEANV</text:p>
            <text:p>QFQQYLADLHEAETWIREKEPIVDNTNYGADEEAAGALLKKHEAFLLDLNSFGDSMKALQ</text:p>
            <text:p>NQADACQQQQAAPVEGAAGEQRVMALYDFQARSPREVTMKKGDVLTLLSSINKDWWKVEA</text:p>
            <text:p>DDHQGFVPAVYVKRLAHDEFPMLPQRRREEPGNIAQRQEQIENQYRSLLDRAEERRRRLL</text:p>
            <text:p>QRYNEFLLAYEAGDMLEWIQEKKAENTGVELDDVWELQKKFDEFQKDLKTNEPRLRDINK</text:p>
            <text:p>VADDLLFEGLLTPEGAQIRQELNARWGSLQRLADEQRQLLGSAHAVEVFHREADDTKEQI</text:p>
            <text:p>EKKCQALSAADPGSDLFTVQALQRQHEGFERDLVPLGDKVTILGETAERLSESHPDATED</text:p>
            <text:p>LQRQKMELNEAWEDLQGRTKDRKESLNEAQKFYLFLSKARDLQNWISSIGGMVSSQELAE</text:p>
            <text:p>DLTGIEILLERHQEHRADMEAEAPTFQALEDFGAELIDSEHHASPEIEKKLQAVRLERDD</text:p>
            <text:p>LEKAWEQRKKILDQCLELQMFQGNCDQAENWMVARENALRSDGKDSLNSLEALKKKQDDL</text:p>
            <text:p>HKAITAQEGKITDLEHFAERLIADEHYAKEEIATRLQRVLDRWKALKAQLIAEKTKLGDQ</text:p>
            <text:p>ADLKQFYRDLEELEEWISEMLPTACDESYKDPTNIQRKYLKHQAFANEVYGRADQVDATI</text:p>
            <text:p>NLGRSLIERSTCDCDEEAMKEQLEQLKQHWDYLLEKTTDKGQKLNEASRQQRFNTSIQDF</text:p>
            <text:p>EFWLSEAETLLAMKDQARDLASAGNLLKKHQLLETEMLAREDALKDLNTLAEDLLSSGTF</text:p>
            <text:p>NVDQITEKKDSVNKRFLNVQDLAAAHHEKLKEAYALFQFFQDLDDEESWIQEKLLRVSSQ</text:p>
            <text:p>DYGRDLQGVQNLLKKHRRLEGELVAHEPAIQNVLDMAEKLKDKAAVGQEEIQLRLAQFVE</text:p>
            <text:p>HWEKLKELAKARGLQLEESLEYLQFMQNAEEEEAWINEKNAMAVRGDSGDTLAATQSLLM</text:p>
            <text:p>KHEALENDFAVHETRVQNVCAQGEDILNKVLQEESQNKEISSKIEALNEKTPSLAKAIAA</text:p>
            <text:p>WKLQLKDDYDFQEFNWKADVVEAWIADKETSLKTNGNGADLGDFLTLLAKQDTLDASLQS</text:p>
            <text:p>FQQERLPEITDLKDQLIAAQHSQSKAIEERYAALLKRWEQLLEASAVHRQKLLEKQLPLQ</text:p>
            <text:p>KAEDLFMEFAHKASAFNNWCEKTEENLSEPVHCVSLNEIRQLQKDHEDFLASLAGAQGDF</text:p>
            <text:p>KCLLELDQQIKALGVPSSPYTWLTVEVLERTWKHLSDIIEEREQELQKEEARQVKNFEMC</text:p>
            <text:p>QEFEQNASAFLQWILETRAYFLDGSLLKETGTLESQLEANKRKQKEIQAMKRQLTKIEDL</text:p>
            <text:p>GDNMEDALILDIKYSTIGLAQQWDQLYQLGLRMQHNLEQQIQAKDTIGVSEETLKEFSTI</text:p>
            <text:p>YKHFDENLTGHLTHKEFLSCLRGLNYYLPMVEEDEHEPEFEKFLNAVDPGRKGYVSLEDY</text:p>
            <text:p>TAFLIHKESENIKSSNEIENAFQALAEGKSYITKEDMKQALTPEQVSFCATHMQQYMDPQ</text:p>
            <text:p>GRSHLSGYDYVGFTNSYFGN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ctrin beta chain OS=Chlorocebus sabaeus OX=60711 GN=SPTBN1 PE=3 SV=1</text:p>
          </table:table-cell>
          <table:table-cell office:value-type="string" calcext:value-type="string">
            <text:p>A0A0D9RN38</text:p>
          </table:table-cell>
          <table:table-cell office:value-type="string" calcext:value-type="string">
            <text:p>A0A0D9RP68_CHLSB</text:p>
          </table:table-cell>
          <table:table-cell office:value-type="string" calcext:value-type="string">
            <text:p>SPTBN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P68|A0A0D9RP68_CHLSB Uncharacterized protein OS=Chlorocebus sabaeus OX=60711 GN=SPTAN1 PE=3 SV=1</text:p>
            <text:p>MDPSGVKVLETAEDIQERRQQVLDRYHRFKELSTLRRQKLEDSYRFQFFQRDAEELEKWI</text:p>
            <text:p>QEKLQIASDENYKDPTNLQGKLQKHQAFEAEVQANSGAIVKLDETGNLMISEGHFASETI</text:p>
            <text:p>RTRLMELHRQWELLLEKMREKGIKLLQAQKLVQYLRECEDVMDWINDKEAIVTSEELGQD</text:p>
            <text:p>LEHVEVLQKKFEEFQTDMAAHEERVNEVNQFAAKLIQEQHPEEELIKTKQDEVNAAWQRL</text:p>
            <text:p>KGLALQRQGKLFGAAEVQRFNRDVDETISWIKEKEQLMASDDFGRDLASVQALLRKHEGL</text:p>
            <text:p>ERDLAALEDKVKALCAEADRLQQSHPLSATQIQVKREELITNWEQIRTLAAERHARLNDS</text:p>
            <text:p>YRLQRFLADFRDLTSWVTEMKALINADELANDVAGAEALLDRHQEHKGEIDAHEDSFKSA</text:p>
            <text:p>DESGQALLAAGHYASDEVREKLTVLSEERAALLELWELRRQQYEQCMDLQLFYRDTEQVD</text:p>
            <text:p>NWMSKQEAFLLNEDLGDSLDSVEALLKKHEDFEKSLSAQEEKITALDEFATKLIQNNHYA</text:p>
            <text:p>MEDVATRRDALLSRRNALHERAMRRRAQLADSFHLQQFFRDSDELKSWVNEKMKTATDEA</text:p>
            <text:p>YKDPSNLQGKVQKHQAFEAELSANQSRIDALEKAGQKLIDVNHYAKDEVAARMNEVISLW</text:p>
            <text:p>KKLLEATELKGIKLREANQQQQFNRNVEDIELWLYEVEGHLASDDYGKDLTNVQNLQKKH</text:p>
            <text:p>ALLEADVAAHQDRIDGITIQARQFQDAGHFDAENIKKKQEALVARYEALKEPMVARKQKL</text:p>
            <text:p>ADSLRLQQLFRDVEDEETWIREKEPIAASTNRGKDLIGVQNLLKKHQALQAEIAGHEPRI</text:p>
            <text:p>KAVTQKGNAMVEEGHFAAEDVKAKLHELNQKWEALKAKASQRRQDLEDSLQAQQYFADAN</text:p>
            <text:p>EAESWMREKEPIVGSTDYGKDEDSAEALLKKHEALMSDLSAYGSSIQALREQAQSCRQQV</text:p>
            <text:p>APMDDETGKELVLALYDYQEKSPREVTMKKGDILTLLNSTNKDWWKVEVNDRQGFVPAAY</text:p>
            <text:p>VKKLDPAQSASRENLLEEQGSIALRQEQIDNQTRITKEAGSVSLRMKQVEELYHSLLELG</text:p>
            <text:p>EKRKGMLEKSCKKFMLFREANELQQWINEKEAALTSEEVGADLEQVEVLQKKFDDFQKDL</text:p>
            <text:p>KANESRLKDINKVAEDLESEGLMAEEVQAVQQQEVYGMMPRDETDPKTASPWKSARLMVH</text:p>
            <text:p>TVATFNSIKELNERWRSLQQLAEERSQLLGSAHEVQRFHRDADETKEWIEEKNQALNTDN</text:p>
            <text:p>YGHDLASVQALQRKHEGFERDLAALGDKVNSLGETAERLIQSHPESAEDLQEKCTELNQA</text:p>
            <text:p>WSSLGKRADQRKAKLGDSHDLQRFLSDFRDLMSWINGIRGLVSSDELAKDVTGAEALLER</text:p>
            <text:p>HQEHRTEIDARAGTFQAFEQFGQQLLAHGHYASPEIKQKLDILDQERADLEKAWVQRRMM</text:p>
            <text:p>LDQCLELQLFHRDCEQAENWMAAREAFLNTEDKGDSLDSVEALIKKHEDFDKAINVQEEK</text:p>
            <text:p>IAALQAFADQLIAAGHYAKGDISSRRNEVLDRWRRLKAQMIEKRSKLGESQTLQQFSRDV</text:p>
            <text:p>DEIEAWISEKLQTASDESYKDPTNIQLSKLLSKHQKHQAFEAELHANADRIRGVIDMGNS</text:p>
            <text:p>LIERGACAGSEDAVKARLAALADQWQFLVQKSAEKSQKLKEANKQQNFNTGIKDFDFWLS</text:p>
            <text:p>EVEALLASEDYGKDLASVNNLLKKHQLLEADISAHEDRLKDLNSQADSLMTSSAFDTSQV</text:p>
            <text:p>KDKRDTINGRFQKIKSMAASRRAKLNESHRLHQFFRDMDDEESWIKEKKLLVGSEDYGRD</text:p>
            <text:p>LTGVQNLRKKHKRLEAELAAHEPAIQGVLDTGKKLSDDNTIGKEEIQQRLAQFVEHWKEL</text:p>
            <text:p>KQLASARGQRLEESLEYQQFVANVEEEEAWINEKMTLVASEDYGDTLAAIQGLLKKHEAF</text:p>
            <text:p>ETDFTVHKDRVNDVCTNGQDLIKKNNHHEENISSKMKGLNGKVSDLEKAAAQRKAKLDEN</text:p>
            <text:p>SAFLQFNWKADVVESWIGEKENSLKTDDYGRDLSSVQTLLTKQETFDAGLQAFQQEGIAN</text:p>
            <text:p>ITALKDQLLAAKHVQSKAIEARHASLMKRWSQLLANSATRKKKLLEAQSHFRKVEDLFLT</text:p>
            <text:p>FAKKASAFNSWFENAEEDLTDPVRCNSLEEIKALREAHDAFRSSLSSAQADFNQLAELDR</text:p>
            <text:p>QIKSFRVASNPYTWFTMEALEETWRNLQKIIKERELELQKEQRRQEENDKLRQEFAQHAN</text:p>
            <text:p>AFHQWIQETRTYLLDGSCMVEESGTLESQLEATKRKHQEIRAMRSQLKKIEDLGAAMEEA</text:p>
            <text:p>LILDNKYTEHSTVGLAQQWDQLDQLGMRMQHNLEQQIQARNTTGVTEEALKEFSMMFKHF</text:p>
            <text:p>DKDKSGRLNHQEFKSCLRSLGYDLPMVEEGEPDPEFEAILDTVDPNRDGHVSLQEYMAFM</text:p>
            <text:p>ISRETENVKSSEEIESAFRALSSEGKPYVTKEELYQNLTREQADYCVSHMKPYVDGKGRE</text:p>
            <text:p>LPTAFDYVEFTRSLFV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ctrin repeat containing nuclear envelope protein 1 OS=Chlorocebus sabaeus OX=60711 GN=SYNE1 PE=4 SV=1</text:p>
          </table:table-cell>
          <table:table-cell office:value-type="string" calcext:value-type="string">
            <text:p>A0A0D9RM68</text:p>
          </table:table-cell>
          <table:table-cell office:value-type="string" calcext:value-type="string">
            <text:p>A0A0D9RN38_CHLSB</text:p>
          </table:table-cell>
          <table:table-cell office:value-type="string" calcext:value-type="string">
            <text:p>SYNE1</text:p>
          </table:table-cell>
          <table:table-cell office:value-type="string" calcext:value-type="string">
            <text:p>SPTB2_HUMAN, A0A087WUZ3_HUMAN, B2ZZ89_HUMAN, D6W5C0_HUMAN, F8W6C1_HUMAN</text:p>
          </table:table-cell>
          <table:table-cell table:number-columns-repeated="3"/>
          <table:table-cell office:value-type="string" calcext:value-type="string">
            <text:p>[['Human Gene ID #1', 'C:axolemma', 'C:cytoplasm', 'C:cytosol', 'C:extracellular exosome', 'C:M band', 'C:nucleolus', 'C:spectrin', 'C:spectrin-associated cytoskeleton', 'F:actin binding', 'F:ankyrin binding', 'F:cadherin binding', 'F:calmodulin binding', 'F:GTPase binding', 'F:phospholipid binding', 'F:RNA binding', 'F:structural constituent of cytoskeleton', 'P:actin filament capping', 'P:axon guidance', 'P:endoplasmic reticulum to Golgi vesicle-mediated transport', 'P:Golgi to plasma membrane protein transport', 'P:MAPK cascade', 'P:membrane assembly', 'P:mitotic cytokinesis', 'P:plasma membrane organization', 'P:positive regulation of interleukin-2 production', 'P:positive regulation of protein localization to plasma membrane', 'P:protein localization to plasma membrane', 'P:regulation of protein localization to plasma membrane'], ['Human Gene ID #2', 'C:axolemma', 'C:cuticular plate', 'C:glutamatergic synapse', 'C:M band', 'C:nucleus', 'C:postsynaptic density', 'C:spectrin', 'F:actin binding', 'F:phospholipid binding', 'F:protein-containing complex binding', 'F:structural constituent of cytoskeleton', 'P:actin filament capping', 'P:common-partner SMAD protein phosphorylation', 'P:protein localization to plasma membrane', 'P:regulation of SMAD protein signal transduction'], ['Human Gene ID #3', 'C:spectrin', 'F:actin binding', 'F:phospholipid binding', 'F:structural constituent of cytoskeleton', 'P:actin filament capping'], ['Human Gene ID #4', 'C:spectrin', 'F:actin binding', 'F:phospholipid binding', 'F:structural constituent of cytoskeleton', 'P:actin filament capping'], ['Human Gene ID #5', 'F:actin binding']]</text:p>
          </table:table-cell>
          <table:table-cell office:value-type="string" calcext:value-type="string">
            <text:p>&gt;tr|A0A0D9RN38|A0A0D9RN38_CHLSB Spectrin beta chain OS=Chlorocebus sabaeus OX=60711 GN=SPTBN1 PE=3 SV=1</text:p>
            <text:p>MTTTVATDYDNIEIQQQYSDVNNRWDVDDWDNENSSARLFERSRIKALADEREAVQKKTF</text:p>
            <text:p>TKWVNSHLARVSCRITDLYTDLRDGRMLIKLLEVLSGERLPKPTKGRMRIHCLENVDKAL</text:p>
            <text:p>QFLKEQRVHLENMGSHDIVDGNHRLTLGLIWTIILRFQIQDISVETEDNKEKKSAKDALL</text:p>
            <text:p>LWCQMKTAGYPNVNIHNFTTSWRDGMAFNALIHKHRPDLIDFDKLKKSNAHYNLQNAFNL</text:p>
            <text:p>AEQHLGLTKLLDPEDISVDHPDEKSIITYVVTYYHYFSKMKALAVEGKRIGKVLDNAIET</text:p>
            <text:p>EKMIEKYESLASDLLEWIEQTIIILNNRKFANSLVGVQQQLQAFNTYRTVEKPPKFTEKG</text:p>
            <text:p>NLEVLLFTIQSKMRANNQKVYMPREGKLISDINKAWERLEKAEHERELALRNELIRQEKL</text:p>
            <text:p>EQLARRFDRKAAMRETWLSENQRLVSQDNFGFDLPAVEAATKKHEAIETDIAAYEERVQA</text:p>
            <text:p>VVAVARELEAENYHDIKRITARKDNVIRLWEYLLELLRARRQRLEMNLGLQKIFQEMLYI</text:p>
            <text:p>MDWMDEMKVLVLSQDYGKHLLGVEDLLQKHTLVEADIGIQAERVRGVNASAQKFATDGEG</text:p>
            <text:p>YKPCDPQVIRDRVAHMEFCYQELCQLAAERRARLEESRRLWKFFWEMAEEEGWIREKEKI</text:p>
            <text:p>LSSDDYGKDLTSVMRLLSKHRAFEDEMSGRSGHFEQAIKEGEDMIAEEHFGSEKIRERII</text:p>
            <text:p>YIREQWANLEQLSAIRKKRLEEASLLHQFQADADDIDAWMLDILKIVSSSDVGHDEYSTQ</text:p>
            <text:p>SLVKKHKDVAEEIANYRPTLDTLHEQASALPQEHAESPDVRGRLSGIEERYKEVAELTRL</text:p>
            <text:p>RKQALQDTLALYKMFSEADACELWIDEKEQWLNNMQIPEKLEDLEVIQHRFESLEPEMNN</text:p>
            <text:p>QASRVAVVNQIARQLMHSGNPSEKEIKAQQDKLNTRWSQFRELVDRKKDALLSALSIQNY</text:p>
            <text:p>HLECNETKSWIREKTKVIESTQDLGNDLAGVMALQRKLTGMERDLVAIEAKLSDLQKEAE</text:p>
            <text:p>KLESEHPDQAQAILSRLAEISDVWEEMKTTLKNREASLGEASKLQQFLRDLDDFQSWLSR</text:p>
            <text:p>TQTAIASEDMPNTLTEAEKLLTQHENIKNEIDNYEEDYQKMRDMGEMVTQGQTDAQYMFL</text:p>
            <text:p>RQRLQALDTGWNELHKMWENRQNLLSQSHAYQQFLRDTKQAEAFLNNQEYVLAHTEMPTT</text:p>
            <text:p>LEGAEAAIKKQEDFMTTMDANEEKINAVVETGRRLVSDGNINSDRIQEKVDSIDDRHRKN</text:p>
            <text:p>RETASELLMRLKDNRDLQKFLQDCQELSLWINEKMLTAQDMSYDEARNLHSKWLKHQAFM</text:p>
            <text:p>AELASNKEWLDKIEKEGMQLISEKPETEPVVKEKLTGLHEMWEVLESTTQTKAQRLFDAN</text:p>
            <text:p>KAELFTQSCADLDKWLHGLESQIQSDDYGKDLTSVNILLKKQQMLENQMEVRKKEIEELQ</text:p>
            <text:p>SQAQALSQEGKSTDEVDSKRLTVQTKFMELLEPLNERKHNLLASKEIHQFNRDVEDEILW</text:p>
            <text:p>VGERMPLATSTDHGHNLQTVQLLIKKNQTLQKEIQGHQPRIDDIFERSQNIVTDSSSLNA</text:p>
            <text:p>EAIRQRLADLKQLWGLLIEETEKRHRRLEEAHRAQQYYFDAAEAEAWMSEQELYMMSEEK</text:p>
            <text:p>AKDEQSAVSMLKKHQILEQAVEDYAETVHQLSKTSRALVADSHPESERISMRQSKVDKLY</text:p>
            <text:p>AGLKDLAEERRGKLDERHRLFQLNREVDDLEQWIAEREVVAGSHELGQDYEHVTMLQERF</text:p>
            <text:p>REFARDTGNIGQERVDTVNHMADELINSGHSDAATIAEWKDGLNEAWADLLELIDTRTQI</text:p>
            <text:p>LAASYELHKFYHDAKEIFGRIQDKHKKLPEELGRDQNTVETLQRMHTTFEHDIQALGTQV</text:p>
            <text:p>RQLQEDAARLQAAYAGDKADDIQKRENEVLEAWKSLLDACESRRVRLVDTGDKFRFFSMV</text:p>
            <text:p>RDLMLWMEDVIRQIEAQEKPRDVSSVELLMNNHQGIKAEIDARNDSFTTCIELGKSLLAR</text:p>
            <text:p>KHYASEEIKEKLLQLTEKRKEMIDKWEDRWEWLRLILEVHQFSRDASVAEAWLLGQEPYL</text:p>
            <text:p>SSREIGQSVDEVEKLIKRHEAFEKSAATWDERFSALERLTTLELLEVRRQQEEEERKRRP</text:p>
            <text:p>PSPEPSTKVSEEAESQQQWDTAKGEQVSQNGLPAEQGSPRMAETVDTSEMVNGATEQRTS</text:p>
            <text:p>SKESSPIPSPTSDRKAKTALPTQSAATLPARTQETPSAQMEGFLNRKHEWEAHNKKASSR</text:p>
            <text:p>SWHNVYCVINNQEMGFYKDAKTAASGIPYHSEVPVSLKEAVCEVALDYKKKKHVFKLRLN</text:p>
            <text:p>DGNEYLFQAKDDEEMNTWIQAISSAISSDKHEVSASTQSTPASSRAQTLPTSVVTITSES</text:p>
            <text:p>SPGKREKDKEKDKEKRFSLFGK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licing factor proline and glutamine rich OS=Chlorocebus sabaeus OX=60711 GN=SFPQ PE=4 SV=1</text:p>
          </table:table-cell>
          <table:table-cell office:value-type="string" calcext:value-type="string">
            <text:p>A0A0D9S7U2</text:p>
          </table:table-cell>
          <table:table-cell office:value-type="string" calcext:value-type="string">
            <text:p>A0A0D9RM68_CHLSB</text:p>
          </table:table-cell>
          <table:table-cell office:value-type="string" calcext:value-type="string">
            <text:p>SFPQ</text:p>
          </table:table-cell>
          <table:table-cell office:value-type="string" calcext:value-type="string">
            <text:p>SYNE1_HUMAN, B7Z9Y6_HUMAN, F5GYQ7_HUMAN, H0Y326_HUMAN, Q5BKU8_HUMAN</text:p>
          </table:table-cell>
          <table:table-cell table:number-columns-repeated="3"/>
          <table:table-cell office:value-type="string" calcext:value-type="string">
            <text:p>[['Human Gene ID #1', 'C:cytoplasm', 'C:cytoskeleton', 'C:Golgi apparatus', 'C:integral component of membrane', 'C:meiotic nuclear membrane microtubule tethering complex', 'C:nuclear envelope', 'C:nuclear membrane', 'C:nuclear outer membrane', 'C:nucleolus', 'C:nucleoplasm', 'C:nucleus', 'C:P-body', 'C:postsynaptic membrane', 'C:sarcomere', 'F:actin binding', 'F:actin filament binding', 'F:cytoskeleton-nuclear membrane anchor activity', 'F:enzyme binding', 'F:identical protein binding', 'F:lamin binding', 'F:protein homodimerization activity', 'F:RNA binding', 'P:Golgi organization', 'P:muscle cell differentiation', 'P:nuclear matrix anchoring at nuclear membrane', 'P:nucleus organization', 'P:spermatogenesis'], ['Human Gene ID #2', 'NO GO TERMS ASSOCIATED'], ['Human Gene ID #3', 'F:actin binding'], ['Human Gene ID #4', 'C:nuclear membrane', 'C:nucleoplasm'], ['Human Gene ID #5', 'NO GO TERMS ASSOCIATED']]</text:p>
          </table:table-cell>
          <table:table-cell office:value-type="string" calcext:value-type="string">
            <text:p>&gt;tr|A0A0D9RM68|A0A0D9RM68_CHLSB Uncharacterized protein OS=Chlorocebus sabaeus OX=60711 GN=SYNE1 PE=3 SV=1</text:p>
            <text:p>SSLLLQRKPPMVVDDLFEDMKDGVKLLALLEVLSGQKLPCEQGRRMKRIHAVANIGMALK</text:p>
            <text:p>FLEGRKIKLVNINSTDIADGRPSIVLGLMWTIILYFQIEELTSNLPQLQSLSSSASSVDS</text:p>
            <text:p>IVSSETPSPPSKRKVTTKIQGNAKKALLKWVQYTAGKQTGIEVKDFGKSWRSGVAFHSVI</text:p>
            <text:p>HAIRPELVDLEKVKGRSNRENLEDAFTIAETELGIPRLLDPEDVDVDKPDEKSIMTYVAQ</text:p>
            <text:p>FLKHYPDIHNAGTDGQEDDEILPGFPSFANSIQNFKREDRLILKEMKVWIEQFERDLTRA</text:p>
            <text:p>QMVESNLQDKYQSFKHFRVQYEMKRKQIEHLIQPLYRDGKLSLDQALVKQCWDRVTSRLF</text:p>
            <text:p>DWHMQLDKCLPAPLGTIGAWLYRAEVALREEITIQQVHEETANTIQRKLEQHKDLLQNTD</text:p>
            <text:p>AHKRAFHEIYQTRSVNGIPVPPDQLEDMAERFHFVSSTSELHLMKMEFLELKYRLLSLLV</text:p>
            <text:p>LAESKLKSWIIKYGRRESVEQLLQNYVSFIENSKFFEQYEVTYQILKQTAEMYVKADGSV</text:p>
            <text:p>EEAENVMKFMNETTAQWRNLSVEVRSVRSMLEEVISNWDRYGNTVASLQAWLEDAEKMLN</text:p>
            <text:p>QSEIAKKDFFRNLPHWIQQHTAMNDAGNFLIETCDEMVSRDLKQQLLLLNGRWRELFMEV</text:p>
            <text:p>KQYAQADELDRMKKEYTDCVVTLSAFATEAHKKLCEPLEVSFMNVKLLIQDLEDIEQRVP</text:p>
            <text:p>VMDAQYKIITKTAHLITKESPQEEGKEMFATMSKLKEQLTKVKECYSPLLYESQQLLIPL</text:p>
            <text:p>EELEKQMTSFYDSLGKINEIITVLEREAQSSALFKQKHQELLACQENCKKTLTLIEKGSQ</text:p>
            <text:p>NVQKFVTLSNVLKHFDQTRLQRQIADVHVAFQSMVKKTGDWKKHVETNSRLMKKFEESRA</text:p>
            <text:p>ELEKVLRIAQEGLEEKGDPEELLRRHTEFFSQLDQRVLNAFLKACDELTDILPEQEQQGL</text:p>
            <text:p>QEAVRKLHKQWKDLQGEAPYHLLHLKIDVEKNRFLASVEECRTELDRETKLMPQEGSEKI</text:p>
            <text:p>IKEHRVFFSDKGPHHLCEKRLQLIEELCVKLPVRDPVRDTPGTCHATLKELRAAIDSTYR</text:p>
            <text:p>KLMEDPDKWKDYTNRFSEFSSWISTNETQLKGIKGEAIDTANHGEVKRAVEEIRNGVAKR</text:p>
            <text:p>GETLSWLKSRLKVLTEVSSENQAQKQGDELAKLSSSFKALVTLLSEVEKMVSNFGDCVQY</text:p>
            <text:p>KEIVKNSLEELISGSKEVQEQAEKILDTENLFEAQQLLLHHQQKTKRISAKKRDVQQQIA</text:p>
            <text:p>QAQQGEGGLPDRGRQELRKLESTLDGLERSRERQERRIQVTLRKWERFETNKETVVRYLF</text:p>
            <text:p>QTGSSHERFLSFSSLESLSSELEQTKEFSKRTENIAVQAENLVKEASEIPLGPQNKQLLQ</text:p>
            <text:p>QQAKSIKEQVKKLEDTLEEDIKTMEMVKTKWDHFGSNFETLSVWITEKEKELNALETSSS</text:p>
            <text:p>AMDMQISQIKVTIQEIESKLSSIVGLEEEAQSFAQFVTTGESARIKAKLTQIRRYWEELR</text:p>
            <text:p>EHAQCLEGTILGHLSQQQKFEENLRKIQQSVSEFEDKLAVPIKICSSATETYKVLQEHMD</text:p>
            <text:p>LCQALESLSSLITTFSASARKVVNRDSCVQEAAALQHQYEDTLRRAKERQTALENLLAHW</text:p>
            <text:p>QRLEKELSSFLTWLERGEAIASSPEMDISADRVKVEGELQLIQALQNEVVSQASFYSKLL</text:p>
            <text:p>QLKESLFSIASKDDVKMVKLHLEQLDERWRDLPQIIDKRINFLQSVVAEHQQFDELLLSF</text:p>
            <text:p>SVWIKLFLSELQTTSEISIMDHQVALTRHKDHVAEVESKKVELQSLQGHLAKLGSLGRAE</text:p>
            <text:p>DLHLLQGKAEDCFQLFEEASQVVERRQLALSHLAEFLQSHASLSGILHQLRQTVEATNSM</text:p>
            <text:p>NKNESDLIEKDLNDALQDAKALESAAVSLDGILSKAQYHLKSGSSEQRTSCRATADQLCG</text:p>
            <text:p>EVERIQNLLGTKQSEADALAVLKKAFQDQKEELLKSIEDIEERTDKERLKEPTRQALQQR</text:p>
            <text:p>LRVFNQLEDELNSHEHELYWLKDKAKQIAQKDVAFAPEVDREINRLAVTWDDTKRLIHEN</text:p>
            <text:p>QGQCCGLIDLMREYQNLKSAVSKVLENASSVIVTRTTIKDQEDLKWAFSKHETAKNKMNY</text:p>
            <text:p>KQKDLDNFTSKGKHLLSELKKIHSSDFSLVKTDMESTVDKWLDVAEKLEENMDRLRVSLS</text:p>
            <text:p>IWDDVLSSRDEIEGWSNNSVPQMAENISNLDNRLRAEELLKEFESEVKNKALRLEELHSK</text:p>
            <text:p>VNDLKELTKNLETPPDLQFIEADLRQKLEHAKEITEVAKGTLKDFTAQSTQVEKFINDIT</text:p>
            <text:p>TWLAKVEESLMNCAQTDTCEGLKKVKDIQKELQSQQSNISSTQENLNSLCRKYHSAELES</text:p>
            <text:p>LGCAMTGLIKKHEAVSQLCSKTQASLQESLEKHFSVSKESMQEFQEWFLGAKASAKESSD</text:p>
            <text:p>RTGDSKVLEAKLHDLQKQNILDSVSDGQSKLDAVTQEGQTLYAHLSKQILSSIQEQITKA</text:p>
            <text:p>NEEFQAFLKQCLKDKQALQDCASELGSFEDQHRKLNLWIHEMEERFNTENLGESKQHIPE</text:p>
            <text:p>KKNEVHKVEMFLGELLAARESLDKLSQRGQLLSEEGHGAGQEGRLCSQLLTSHQNLLRMT</text:p>
            <text:p>KEKLRSCQVALQEHEALEEALQSMWSWVKAIQDRLACAESTLGSKDTLEKRLSQIQDILL</text:p>
            <text:p>MKGEGEVKLNMAIGKGEQALRSSNKEGQRVIQTQLETLKEVWADIMGSSIHAQSTLESVI</text:p>
            <text:p>GQWNDYLERKNQLEQWMESVDQKVEHPLQPQPGLKEKFALLDHLQSILSEAEDHTRALHR</text:p>
            <text:p>LTAKSRELYEKTEDESFKDTAQEELKTQFNDIMTVAKEKMRKVEEIVKDHLMYLDAVHEF</text:p>
            <text:p>TDWLHSAKEELHRWSDMSGDSSATQKKLSKIKELIDSREIGASRLSRVESLAPEVKQNTT</text:p>
            <text:p>ASGCELMHTEMQALRADWKQWEDSVFQTQSCLENLVSQMALSEQEFSGQAAQLEQALQEF</text:p>
            <text:p>SALLKTWAQQLTLLEGKNTDEEIVDCWHKGQEILDALQKAEPRTEDLKSQLNELCRFSRD</text:p>
            <text:p>LSTYSGKVSGLIKEYNCLCLQASKGCQNKEQILQQRFRKAFRDFQQWLVNAKITTAKCFD</text:p>
            <text:p>IPQNISEVSTSLQKIQEFLSESENGQHKLNVMLSKGELLSTLLTKEKAKGIQAKVSGAKE</text:p>
            <text:p>DWKNFHSNLHQKESALENLKIQMKDFEVSAEPIQDWLSKTEKLVHESSNRLYDLPAKRRE</text:p>
            <text:p>QQKLQSVLEEIHCYEPQLNRLKEKAQQLWEGQAASKSFRHRVSQLSSQYLALSNLTKEKV</text:p>
            <text:p>SRLDRIVAEHNQFSLGIKELQDWMTDAIHMLDSYCHPTSDKSVLDSRTLKLEALLSVKQE</text:p>
            <text:p>KEIQMKMIVTRGESVLQNTSPEGIPTIQQQLQSVKDMWASLLSAGIRCKSQLEGALSKWT</text:p>
            <text:p>SYQDDVRQFSGWMDSMEANLNESERQHAELRDKISMLGKAKLLNEEVLSYSSLLETIEVK</text:p>
            <text:p>GAGMTEHYVTQLELQDLQERYRVIQERAKEAVTKSEKLVRLHQEYQRDLKAFEVWLGQEQ</text:p>
            <text:p>EKLDQYSVLEGDAHTHETTLRDLQELQVHCAEGQALLNSVLHTREDVIPSGIPQAEDRAL</text:p>
            <text:p>ESLRQDWQVYQHKLSETRTQFNNVVNKLRLMEQKFQQVDEWLKTAEEKVSPRTIRQSNRA</text:p>
            <text:p>TKEIQLHQMKKWHEEVTAYRDEVEEVGARAQEMLDESHVNSRMGCQATQLTSRYQALLLQ</text:p>
            <text:p>VLEQIKFLEEEIQSLEESESSLSSYSDWYGSTHKNFKNVATKIDKVDTTMMGKKLKTLEV</text:p>
            <text:p>LLKDMEKGHSLLKSAREKGERAVKYLEEGEAERLRKEIHDHVEQLKELTSTVRKEHMTLE</text:p>
            <text:p>KGLHLAKEFSDKCKALTQWIAEYQEILRVPEEPKMELYEKKAQLSKYKSLQQTVLSHEPS</text:p>
            <text:p>VKSVREKGEALLELVQDVTLKDKIDQLQSDYQDLCSIGKEHVFSLEAKVKDHEDYNSELQ</text:p>
            <text:p>EVEKWLLQMSGRLVAPDLLETSSLETITQQLAHHKAMMEEIAGFEDRLNNLQMKGDTLIG</text:p>
            <text:p>QCADHLQAKLKQNVHAHLQGTKDSYSAICSTAQRVYQSLEHELQKHVSRQDTLQQCQAWL</text:p>
            <text:p>STVQPDLEPSPQPPLSRAEAVKQVKHFRALQEQARTYLDLLCSMCDLSNASVKTTAKDIQ</text:p>
            <text:p>LTEQMIEQRLVQAQNLTQGWEEIKHLKAELWIYLQDADQQLQNMKRRHSELELSIAQNMV</text:p>
            <text:p>SQVKDFVKKLQSKQASMNTIIEKVNKLTKKEESPEHKEINHLNDQWLDLCCQSNNLCLQR</text:p>
            <text:p>EEDLQRTRDYHDCMNVVEVFLEKFTTEWDNLARSDAESTAVHLEALKKLALALQERKYAI</text:p>
            <text:p>EDLKDQKQKMIEHLNLDDKELVKEQTSHLEQRWFQLEDLIKRKIQVSVTNLEELNVVQSR</text:p>
            <text:p>FQELTDWAEEQQPNIAEALKQSPPPDMAQNLLMDHLAICSELEAKQMLLKSLIKDADRVM</text:p>
            <text:p>ADLGLNERQVIQKALSDAQSHVNCLSDLVGQRRKYLNKALSEKSQFLMAVFQATSQIQQH</text:p>
            <text:p>ERKIMFREHICLLPDDVSKQVKTCKSAQASLKTYQNEVTGLWAQGRELMKGVTEQEKSEV</text:p>
            <text:p>LGKLQELQSVYDGVLQKCSHRLQELEKNLVSRKHFKEDFDKACHWLKQADIVTFPEINLM</text:p>
            <text:p>NESTELHTQLAKYQHILEQSPEYENLLLMLQRTGQTILPSLNEVDHSYLSEKLNTLPQQF</text:p>
            <text:p>NVIVALAKDKFYKVQEAILARKEYASLIELTTQSLSELEAQFSRMSKVPTDLAVEEAVAL</text:p>
            <text:p>QDGCRAILDNVVGLGEAVDELNQKKEGFRSTGQPWQPDKMLHLVTLYHRLKRQTEQRVSL</text:p>
            <text:p>LEDTTSAYQEHEKMCQQLERQLKSVKEEQSKVNEETLPAEEKLKMYHSLGGSLQDSAILL</text:p>
            <text:p>KRVTIHLEDLAPHLDPLAYEKARHQIQSWQEELKLLTSAIGETVTECESRMVQSIDFQTE</text:p>
            <text:p>MSRSLDWLRRVKAELSGPVYLDLNLQDIQEEIRKIQIHQEEVQSSLRIMNALSHKEKEKF</text:p>
            <text:p>TKAKELISADLEHSLAELSELDGDIQEALRTRQATLTEMFSQCQRYYQVFQAANDWLEDA</text:p>
            <text:p>QEMLQLAGNGLDVESAEENLKNHTEFFSTEDQFHSNLEELRGLVATLDPLIKPTGKEDLE</text:p>
            <text:p>QKMASLELRSQRMSQDSCAQVDLLQRCTAQWHDYQKAREEVIELMNDTEKKLSEFSLLKT</text:p>
            <text:p>SSSHEAEEKLSEHKALVSVVNSFHEKIVALEEKASQLEKTGNDASKATLSRSMTTVWQRW</text:p>
            <text:p>TRLRAVAQDQEKILEDAVDEWMGFNNKVKKATEVIDQLQDKLPGSSAEKASKAELLTLLE</text:p>
            <text:p>YHDTFVLELEQQQSALGMLRQQALSMLQDGAAPTPGGEPPLLQEITAMQDRCLNMQEKVK</text:p>
            <text:p>TNGKLVKQELKDREMVETQINSVKCWVQETKEYLGNPTIEIDAQLEELQILLTEATNHRQ</text:p>
            <text:p>NIEKMAEEQKDKYLGLYTILPSELSLQLAEVALDLKIRDQIQDKIKEVEQSKAMSQELSR</text:p>
            <text:p>QIQKIAKDLTTILNKLKAKTDNLVQAKTDQKVLGEELDGCNSKLMELDAAVQKFSEQNGQ</text:p>
            <text:p>LGKPLAKKIGKLTELHQQTIRQAENRLSKLNQAASHLEEYNEMLELILKWIEKAKVLAHG</text:p>
            <text:p>TIAWNSASQLREQYLLHQTLLEESKEIHSDLEVMTEKLQYLTSVYCTEKMSQQVAELGRE</text:p>
            <text:p>TEELQQMIKIRLQNLQDAAKDMKKFEAELKKLQTALEQAQATLTSPEVGRLSLKEQLSHR</text:p>
            <text:p>QHLLSEMESLKPKVQAVQLCQSALRIPEDVVASLPLCHAALRLQEEASRLQHTAIQQCNI</text:p>
            <text:p>MQEAVVQYEQYEQEMKHLQQLIEGAHREIEDKPVATSNIQELQAQISRHEELAQKIKGYQ</text:p>
            <text:p>EQIASLNSKCKMLTMKAKHATMLLTVTEVEGLAEGTEDLDGELLPAPSAHPSVVMMTAGR</text:p>
            <text:p>CHTLLSPVTEESGEEGTNSEISSPPACRSPSPVANTDASVNQDIAYYQALSAERLQTDAA</text:p>
            <text:p>KIHPSTSASQELYEPGLEPSATAKLGDLQRSWETLKNVISEKQRTLYEALERQQKYQDSL</text:p>
            <text:p>QSISTKMEAIELKLSESPEPGRSPESQMAEHQALMDEILMLQDEINELQSSLAEELVSES</text:p>
            <text:p>CEADPAEQLALQSTLTVLAERMSTIRMKASGKRQLLEEKLNDQLEEQRQEQALQRYRCEA</text:p>
            <text:p>DELDSWLLSTKATLDTALGTPKEPMDMEAQLVDCQNMLVEIEQKVVALSELSVHNENLLL</text:p>
            <text:p>EGKAHTKDEAEQLAGKLRRLKGSLLELQRALHDKQLNMQGTAQEKEESDVDLTATQSPGV</text:p>
            <text:p>QEWLAQARTTWTHQRQSSLQQQKELEQELAEQKSLLRSVASRGEEILIQHSAAETSGDAG</text:p>
            <text:p>EKPDVLSQELGMEGEKSSAEDQMRMKWESLHQEFSTKQKLLQNVLEQEQEQVLYSRPNRL</text:p>
            <text:p>LSGVPLYKGDVPIQDKSAVTSLLDGLNQAFEEVSSQSGGTKRQSIHLEQKLYDGVSATST</text:p>
            <text:p>WLDDVEERLFVATALLPEETETCLFNQEILAKDIKEMSEEMDKNKNLFSQAFPENGDNRD</text:p>
            <text:p>VIEDTLGCLLGRLSLLDSVVNQRCHQMKERLQQILNFQNDLKVLFTSLADNKYIILQKLA</text:p>
            <text:p>NVFEQPVAEQIEAIQQAEDGLKELDAGIIELKRRGDKLQIEQPSMQELSKLQDMYDELMM</text:p>
            <text:p>TIGSRRSGLNQNLTLKSQYERALQDLADLLETGQEKMAGDQKIIVSSKEEIQQLLDKHKE</text:p>
            <text:p>YFQGLESHMILTETLFRKIISFAVQKETQFHTELMAQASAVLKRAHKRGVELEYILETWS</text:p>
            <text:p>HLDEDQQELSRQLEVVENSIPSVGLVEENEDRLIDRITLYQHLKSSLNEYQPKLYQVLDD</text:p>
            <text:p>GKRLLISISCSDLESQLNQLGERWLSNTNKVSKELHRLETILKHWTRYQSESADLIHWLQ</text:p>
            <text:p>SAKDRLEFWTQQSVTVPQELEMVRDHLNAFLEFSKEVDAKSSLKSSVLSTGNQLLRLKKV</text:p>
            <text:p>DTATLRSELSHIDSQWTDLLTNIPAVQEKLHQLQMDKLPSRHAISEVMSWISLMENVIQK</text:p>
            <text:p>DEDNIKNSIGYKAIHEYLQKYKGFKIDINCKQLTVDFVNQSVLQISSQDVESKRSDKTDF</text:p>
            <text:p>AEQLGAMNKSWQILQGLVTEKIQLLEGLLESWSEYENNVQCLQTWFETQEKRLKQQHRIG</text:p>
            <text:p>DQASVQNALKDCQDLEDLIKAKEKEVEKIEQNGLALIQNKKEDVSGIVMSTLQELGQTWT</text:p>
            <text:p>NLDHMVGQLKILLKSVLDQWSNHKVAFDKINSYLMEARYSLSRFRLLTGSLEAVQVQVDN</text:p>
            <text:p>LQNLQDDLEKQEKSLQKFGSITNQLLKECHPPVTETLTNTLKEVNMRWNNLLEEIAEQLH</text:p>
            <text:p>SSKALLQLWQRYKDYSKQCASSVQQQEDRTNELLKAATNKDIADDEVATWIQDCNDLLKG</text:p>
            <text:p>LGTVKDSLFVLHELGEQLKQQVDASAASAIQSDQLSLSQHLCALEQALCKQQTSLQAGVL</text:p>
            <text:p>DYETFAKSLEALEAWIVEAEEILQGQDPSHSSDLSTIQERMEELKGQMLKFSSMAPDLDR</text:p>
            <text:p>LNELGYRLPLNDKEIKRMQNLNRHWSLISSQTTERFSKLQSFLLQHQTFLEKCETWMEFL</text:p>
            <text:p>VQTEQKLAVEISGNYQHLLEQQRAHELFQAEMFSRQQILHSIIIDGQRLLEQGQVDDRDE</text:p>
            <text:p>FNLKLTLLSNQWQGVIRRAQQRRGIIDSQIRQWQRYREMAEKLRKWLVEVSYLPMSGLGS</text:p>
            <text:p>VPIPLQQARTLFDEVQFKEKVFLRQQGSYILTVEAGKQLLLSADSGAEAALQAELTEIQE</text:p>
            <text:p>KWKSASVRLEEQKKKLAFLLKDWEKCEKGIADSLEKLRTFKKKLSQCLPDHHEELHAEQM</text:p>
            <text:p>RCKELENAVGSWTDDLTQLTLLKDTLSAYISADDISILNERIELLQRQWEELCHQLSLRR</text:p>
            <text:p>QQIGERLNEWAVFSEKNKELCEWLTQMESKVSQNGDILIEEMIEKLKKDYQEEIAVAQEN</text:p>
            <text:p>KIQLQQMGERLAKASHESKASEIEYKLGKVNDRWQHLLDLIAARVKKLKETLVAVQQLDK</text:p>
            <text:p>NMSSLRTWLAHIESELAKPIVYDSCNSEEIQRKLNEQQELQRDIEKHSTGVASVLNLCEV</text:p>
            <text:p>LLHDCDACATDAECDSIQQATRNLDRRWRNICAMSMERRLKIEETWRLWQKFLDDYSRFE</text:p>
            <text:p>DWLKTSERTAAFPSSSGVIYTVAKEELKKFEAFQRQVHECLTQLELINKQYRRLARENRT</text:p>
            <text:p>DSACSLKQMVHEGNQRWDNLQKRVTSILRRLKHFIGQREEFETARDSILVWLTEMDLQLT</text:p>
            <text:p>NIEHFSECDVQAKIKQLKAFQQEISLNHNKIEQIIAQGEQLIEKSEPLDAAIIEEELDEL</text:p>
            <text:p>RRYCQEVFGRVERYHKKLIRLPLPDDEHDLSDRELELEDSAALSDLHWHDRSADSLLSPQ</text:p>
            <text:p>PSSNPSLSLAQPLRSERSGRDTPASVDSIPLEWDHDYDLSRDLESAVSRALPSEDEESQD</text:p>
            <text:p>DKDFYLRGAVGLSVATAGDHSALESQIRQLGKALDDSRFQIQQTENIIRSKTPTGPELDT</text:p>
            <text:p>SYKGYMKLLGECSGSIDSVKRLEHKLKEEEESLPGFVNLHSTETQTAGVIDRWELLQAQA</text:p>
            <text:p>LSKELRMKQNLQKWQQFNSDLNSIWAWLGDTEEELEQLQRLELSTDIQTIELQIKKLKEL</text:p>
            <text:p>QKAVDHRKAIILSINLCSPEFTQADSKESRDLQDRLSQMNGRWDRVCSLLEEWRGLLQDA</text:p>
            <text:p>LMQCQGFHEMSHGLLLMLENIDRRKNEIVPIDSNLDAEILQDHHKQLMQIKHELLESQLR</text:p>
            <text:p>VASLQDMSCQLLVNAEGTDCLEAKEKVHVIGNRLKLLLKEVSRHIKELEKLLDVSSSQQD</text:p>
            <text:p>LSSWSSADELDTSGSVSPTSGRSTPNRQKTPRGKCSLSQPGPSVSSPHSRSTKGGSDSSL</text:p>
            <text:p>SEPGPDRSSRAFLFRVLRAALPLQLLLLLLIGLACLVPMSEEDYSCALSNNFARSFHPML</text:p>
            <text:p>RYTNGPPP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13 Hsp70 interacting protein OS=Chlorocebus sabaeus OX=60711 GN=ST13 PE=4 SV=1</text:p>
          </table:table-cell>
          <table:table-cell office:value-type="string" calcext:value-type="string">
            <text:p>A0A0D9R0N8</text:p>
          </table:table-cell>
          <table:table-cell office:value-type="string" calcext:value-type="string">
            <text:p>A0A0D9S7U2_CHLSB</text:p>
          </table:table-cell>
          <table:table-cell office:value-type="string" calcext:value-type="string">
            <text:p>ST13</text:p>
          </table:table-cell>
          <table:table-cell office:value-type="string" calcext:value-type="string">
            <text:p>SFPQ_HUMAN, A0A384N5Z8_HUMAN, Q86VG2_HUMAN, Q9BSV4_HUMAN</text:p>
          </table:table-cell>
          <table:table-cell table:number-columns-repeated="3"/>
          <table:table-cell office:value-type="string" calcext:value-type="string">
            <text:p>[['Human Gene ID #1', 'C:chromatin', 'C:cytosol', 'C:dendrite cytoplasm', 'C:nuclear matrix', 'C:nuclear speck', 'C:nucleoplasm', 'C:nucleus', 'C:paraspeckles', 'C:RNA polymerase II transcription regulator complex', 'F:chromatin binding', 'F:DNA binding', 'F:histone deacetylase binding', 'F:nucleic acid binding', 'F:protein homodimerization activity', 'F:RNA binding', 'F:transcription regulatory region sequence-specific DNA binding', 'P:activation of innate immune response', 'P:alternative mRNA splicing, via spliceosome', 'P:dendritic transport of messenger ribonucleoprotein complex', 'P:double-strand break repair via homologous recombination', 'P:histone H3 deacetylation', 'P:innate immune response', 'P:mRNA processing', 'P:mRNA splicing, via spliceosome', 'P:negative regulation by symbiont of host apoptotic process', 'P:negative regulation of circadian rhythm', 'P:negative regulation of transcription by RNA polymerase II', 'P:negative regulation of transcription, DNA-templated', 'P:positive regulation of oxidative stress-induced intrinsic apoptotic signaling pathway', 'P:positive regulation of sister chromatid cohesion', 'P:positive regulation of transcription by RNA polymerase II', 'P:regulation of circadian rhythm', 'P:regulation of transcription, DNA-templated', 'P:rhythmic process', 'P:RNA splicing'], ['Human Gene ID #2', 'C:dendrite cytoplasm', 'C:nuclear speck', 'C:paraspeckles', 'C:RNA polymerase II transcription regulator complex', 'F:chromatin binding', 'F:RNA binding', 'F:transcription regulatory region sequence-specific DNA binding', 'P:cellular response to DNA damage stimulus', 'P:dendritic transport of messenger ribonucleoprotein complex', 'P:histone H3 deacetylation', 'P:negative regulation of circadian rhythm', 'P:negative regulation of transcription, DNA-templated', 'P:positive regulation of sister chromatid cohesion'], ['Human Gene ID #3', 'C:nuclear speck', 'F:RNA binding'], ['Human Gene ID #4', 'C:nuclear speck', 'F:RNA binding']]</text:p>
          </table:table-cell>
          <table:table-cell office:value-type="string" calcext:value-type="string">
            <text:p>&gt;tr|A0A0D9S7U2|A0A0D9S7U2_CHLSB Uncharacterized protein OS=Chlorocebus sabaeus OX=60711 GN=SFPQ PE=4 SV=1</text:p>
            <text:p>MSRDRFRSRGGGGGGFHRRGGGGGRGGLHDFRSPPPGMGLNQNRGPMGPGPGQSGPKPPI</text:p>
            <text:p>PPPPPHQQQQQPPPQQPPPQQPPPHQPPPPHPQPHQQQQPPPPPQDSSKPVVAQGPGPAP</text:p>
            <text:p>GVGSAPPASSSAPPATPPTSGAPPGSGPGPTPTPPPAVTSAPPGAPPPTPPSSGVPTTPP</text:p>
            <text:p>QAGGPPPPPAAGPGPGPGPKQGPGPGGPKGGKMPGGPKPGGGPGLSTPGGHPKPPHRGGG</text:p>
            <text:p>EPRGGRQHHPPYHQQHHQGPPPGGPGGRSEEKISDSEGFKANLSLLRRPGEKTYTQRCRL</text:p>
            <text:p>FVGNLPADITEDEFKRLFAKYGEPGEVFINKGKGFGFIKLESRALAEIAKAELDDTPMRG</text:p>
            <text:p>RQLRVRFATHAAALSVRNLSPYVSNELLEEAFSQFGPIERAVVIVDDRGRSTGKGIVEFA</text:p>
            <text:p>SKPAARKAFERCSEGVFLLTTTPRPVIVEPLEQLDDEDGLPEKLAQKNPMYQKERETPPR</text:p>
            <text:p>FAQHGTFEYEYSQRWKSLDEMEKQQREQVEKNMKDAKDKLESEMEDAYHEHQANLLRQDL</text:p>
            <text:p>MRRQEELRRMEELHNQEMQKRKEMQLRQEEERRRREEEMMIRQREMEEQMRRQREESYSR</text:p>
            <text:p>MGYMDPRERDMRMGGGGAMNMGDPYGSGGQKFPPLGGGGGIGYEANPGVPPATMSGSMMG</text:p>
            <text:p>SDMRTERFGQGGAGPVGGQGPRGMGPGTPAGYGRGREEYEGPNKKPR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phylococcal nuclease domain-containing protein OS=Chlorocebus sabaeus OX=60711 GN=SND1 PE=4 SV=1</text:p>
          </table:table-cell>
          <table:table-cell office:value-type="string" calcext:value-type="string">
            <text:p>A0A0D9RCS8</text:p>
          </table:table-cell>
          <table:table-cell office:value-type="string" calcext:value-type="string">
            <text:p>A0A0D9R0N8_CHLSB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F10A1_HUMAN, A0A140VKA6_HUMAN, B4E0U6_HUMAN, B7ZA40_HUMAN, F6VDH7_HUMAN, Q0IJ56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protein-containing complex', 'F:chaperone binding', 'F:dATP binding', 'F:heat shock protein binding', 'F:Hsp70 protein binding', 'F:identical protein binding', 'F:protein dimerization activity', 'F:protein domain specific binding', 'F:protein-containing complex binding', 'F:protein-macromolecule adaptor activity', 'F:unfolded protein binding', 'P:chaperone cofactor-dependent protein refolding', 'P:negative regulation of protein refolding', 'P:protein folding', 'P:protein-containing complex assembly', 'P:response to bacterium'], ['Human Gene ID #2', 'C:cytosol', 'C:protein-containing complex', 'F:chaperone binding', 'F:dATP binding', 'F:Hsp70 protein binding', 'F:identical protein binding', 'F:protein dimerization activity', 'F:protein domain specific binding', 'F:protein-containing complex binding', 'F:unfolded protein binding', 'P:chaperone cofactor-dependent protein refolding', 'P:negative regulation of protein refolding', 'P:response to bacterium'], ['Human Gene ID #3', 'F:protein dimerization activity'], ['Human Gene ID #4', 'NO GO TERMS ASSOCIATED'], ['Human Gene ID #5', 'C:cytosol'], ['Human Gene ID #6', 'F:protein dimerization activity']]</text:p>
          </table:table-cell>
          <table:table-cell office:value-type="string" calcext:value-type="string">
            <text:p>&gt;tr|A0A0D9R0N8|A0A0D9R0N8_CHLSB TPR_REGION domain-containing protein OS=Chlorocebus sabaeus OX=60711 GN=ST13 PE=3 SV=1</text:p>
            <text:p>MDPRKVNELRAFVKMCKQDPSVLHTEEMRFLREWVESMGGKVPPATQKAKSEENTKEEKP</text:p>
            <text:p>DSKKVEEDLKADEPSSEESDLEIDKEGVIEPDTDSPQEMGDENAEITEEMMDQANDKKVA</text:p>
            <text:p>AIEALNDGELQKAIDLFTDAIKLNPRLAILYAKRASVFVKLQKPNAAIRDCDRAIEINPD</text:p>
            <text:p>SAQPYKWRGKAHRLLGHWEEAAHDLALACKLDYDEDASAMLKEVQPRAQKIAEHRRKYER</text:p>
            <text:p>KREEREIKERIERVKKAREEHERAQREEEARRQSGAQYGSFPGGFPGGMPGSFPGGMPGM</text:p>
            <text:p>GGAMPGMAGMPGLNEILSDPEVLAAMQDPEVMVAFQDVAQNPANMSKYQSNPKVMNLISK</text:p>
            <text:p>LSAKFGGQ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atifin OS=Chlorocebus sabaeus OX=60711 GN=SFN PE=3 SV=1</text:p>
          </table:table-cell>
          <table:table-cell office:value-type="string" calcext:value-type="string">
            <text:p>A0A0D9S918</text:p>
          </table:table-cell>
          <table:table-cell office:value-type="string" calcext:value-type="string">
            <text:p>A0A0D9RCS8_CHLSB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SND1_HUMAN, A0A140VK49_HUMAN, B2R5U1_HUMAN, B3KU67_HUMAN, B4E299_HUMAN</text:p>
          </table:table-cell>
          <table:table-cell table:number-columns-repeated="3"/>
          <table:table-cell office:value-type="string" calcext:value-type="string">
            <text:p>[['Human Gene ID #1', 'C:cytoplasm', 'C:cytosol', 'C:dense body', 'C:extracellular exosome', 'C:melanosome', 'C:membrane', 'C:nucleus', 'C:RISC complex', 'F:cadherin binding', 'F:endonuclease activity', 'F:endoribonuclease activity', 'F:nuclease activity', 'F:RISC complex binding', 'F:RNA binding', 'F:transcription coregulator activity', 'P:gene silencing by RNA', 'P:miRNA catabolic process', 'P:osteoblast differentiation', 'P:regulation of cell cycle process', 'P:RNA catabolic process', 'P:viral process'], ['Human Gene ID #2', 'C:cytosol', 'C:dense body', 'C:nucleus', 'C:RISC complex', 'F:endoribonuclease activity', 'F:nucleic acid binding', 'P:gene silencing by RNA'], ['Human Gene ID #3', 'C:cytoplasm', 'C:RISC complex', 'F:endoribonuclease activity', 'F:nucleic acid binding', 'P:gene silencing by RNA'], ['Human Gene ID #4', 'C:cytoplasm', 'C:RISC complex', 'F:endoribonuclease activity', 'F:nucleic acid binding', 'P:gene silencing by RNA'], ['Human Gene ID #5', 'C:cytoplasm', 'C:RISC complex', 'F:endoribonuclease activity', 'P:gene silencing by RNA']]</text:p>
          </table:table-cell>
          <table:table-cell office:value-type="string" calcext:value-type="string">
            <text:p>&gt;tr|A0A0D9RCS8|A0A0D9RCS8_CHLSB Staphylococcal nuclease domain-containing protein OS=Chlorocebus sabaeus OX=60711 GN=SND1 PE=4 SV=1</text:p>
            <text:p>MASSAQSGGSSGGPAVPTVQRGIVKMVLSGCAIIVRGQPRGGPPPERQINLSNIRAGNLA</text:p>
            <text:p>RRAAATQPDAKDTPDEPWAFPAREFLRKKLIGKEVCFTIENKTPQGREYGMIYLGKDTNG</text:p>
            <text:p>ENIAESLVAEGLATRREGMRANNPEQNRLSECEEQAKAAKKGMWSEGNGSHTIRDLKYTI</text:p>
            <text:p>ENPRHFVDSHHQKPVNAIIEHVRDGSVVRALLLPDYYLVTVMLSGIKCPTFRREADGSET</text:p>
            <text:p>PEPFAAEAKFFTESRLLQRDVQIILESCHNQNILGTILHPNGNITELLLKEGFARCVDWS</text:p>
            <text:p>IAVYTRGAEKLRAAERFAKERRLRIWRDYVAPTANLDQKDKQFVAKVMQVLNADAIVVKL</text:p>
            <text:p>NSGDYKTIHLSSIRPPRLEGENTQDKNKKLRPLYDIPYMFEAREFLRKKLIGKKVNVTVD</text:p>
            <text:p>YIRPASPATETVPAFSERTCATVTIGGINIAEALVSKGLATVIRYRQDDDQRSSHYDELL</text:p>
            <text:p>AAEARAIKNGKGLHSKKEVPIHRVADISGDTQKAKQFLPFLQRAGRSEAVVEYVFSGSRL</text:p>
            <text:p>KLYLPKETCLITFLLAGIECPRGARNLPGLVQEGEPFSEEATLFTKELVLQREVEVEVES</text:p>
            <text:p>MDKAGNFIGWLHIDGANLSVLLVEHALSKVHFTAERSSYYKSLLSAEEAAKQKKEKVWAH</text:p>
            <text:p>YEEQPVEEVMPVLEEKERSASYKPVFVTEITDDLHFYVQDVETGTQLEKLMENMRNDIAS</text:p>
            <text:p>HPPVEGSYAPRRGEFCIAKFVDGEWYRARVEKVESPAKVHVFYIDYGNREVLPSTRLGTL</text:p>
            <text:p>PPAFSTRVLPAQATEYAFAFIQVPQDDDARTDAVDSVVRDIQNTQCLLNVEHLSSGCPHV</text:p>
            <text:p>TLQFADSKGDVGLGLVKEGLVMVEVRKEKQFQKVITEYLNAQESAKSARLNLWRYGDFRA</text:p>
            <text:p>DDADEFGYS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 induced phosphoprotein 1 OS=Chlorocebus sabaeus OX=60711 GN=STIP1 PE=4 SV=1</text:p>
          </table:table-cell>
          <table:table-cell office:value-type="string" calcext:value-type="string">
            <text:p>A0A0D9R3L1</text:p>
          </table:table-cell>
          <table:table-cell office:value-type="string" calcext:value-type="string">
            <text:p>A0A0D9S918_CHLSB</text:p>
          </table:table-cell>
          <table:table-cell office:value-type="string" calcext:value-type="string">
            <text:p>STIP1</text:p>
          </table:table-cell>
          <table:table-cell office:value-type="string" calcext:value-type="string">
            <text:p>1433S_HUMAN</text:p>
          </table:table-cell>
          <table:table-cell table:number-columns-repeated="3"/>
          <table:table-cell office:value-type="string" calcext:value-type="string">
            <text:p>[['Human Gene ID #1', 'C:cytosol', 'C:extracellular exosome', 'C:extracellular space', 'C:mitochondrion', 'C:nucleus', 'F:cadherin binding', 'F:identical protein binding', 'F:phosphoprotein binding', 'F:protein kinase binding', 'F:protein kinase C inhibitor activity', 'P:DNA damage response, signal transduction by p53 class mediator resulting in cell cycle arrest', 'P:establishment of skin barrier', 'P:intrinsic apoptotic signaling pathway in response to DNA damage', 'P:keratinization', 'P:keratinocyte development', 'P:negative regulation of cysteine-type endopeptidase activity involved in apoptotic process', 'P:negative regulation of keratinocyte proliferation', 'P:negative regulation of protein kinase activity', 'P:positive regulation of cell growth', 'P:positive regulation of epidermal cell differentiation', 'P:positive regulation of protein export from nucleus', 'P:positive regulation of protein insertion into mitochondrial membrane involved in apoptotic signaling pathway', 'P:regulation of cyclin-dependent protein serine/threonine kinase activity', 'P:regulation of epidermal cell division', 'P:release of cytochrome c from mitochondria', 'P:signal transduction']]</text:p>
          </table:table-cell>
          <table:table-cell office:value-type="string" calcext:value-type="string">
            <text:p>&gt;tr|A0A0D9S918|A0A0D9S918_CHLSB 14_3_3 domain-containing protein OS=Chlorocebus sabaeus OX=60711 GN=SFN PE=3 SV=1</text:p>
            <text:p>MERASLIQKAKLAEQAERYEDMAAFMKGAVEKGEELSCEERNLLSVAYKNVVGGQRAAWR</text:p>
            <text:p>VLSSIEQKSNEEGSEEKGPEVREYREKVETELRGVCDTVLGLLDSHLIKAAGDAESRVFY</text:p>
            <text:p>LKMKGDYYRYLAEVATGDDKKRIIDSARSAYQEAMDISKKEMPPTNPIRLGLALNFSVFH</text:p>
            <text:p>YEIANSPEEAISLAKTTFDEAMADLHTLSEDSYKDSTLIMQLLRDNLTLWTADNAGEEGG</text:p>
            <text:p>EAPQEPQ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aptotagmin binding cytoplasmic RNA interacting protein OS=Chlorocebus sabaeus OX=60711 GN=SYNCRIP PE=4 SV=1</text:p>
          </table:table-cell>
          <table:table-cell office:value-type="string" calcext:value-type="string">
            <text:p>A0A0D9RXQ9</text:p>
          </table:table-cell>
          <table:table-cell office:value-type="string" calcext:value-type="string">
            <text:p>A0A0D9R3L1_CHLSB</text:p>
          </table:table-cell>
          <table:table-cell office:value-type="string" calcext:value-type="string">
            <text:p>SYNCRIP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3L1|A0A0D9R3L1_CHLSB Stress induced phosphoprotein 1 OS=Chlorocebus sabaeus OX=60711 GN=STIP1 PE=4 SV=1</text:p>
            <text:p>MESGSPMGEVEISRTNGTNGRGQRGYDWQSKRPICVAEVRSSLRSCSLRWVSELKEKGNK</text:p>
            <text:p>ALSAGNIDDALQCYSEAIKLDPHNHVLYSNRSAAYAKKGDYQKAYEDGCKTVDLKPDWGK</text:p>
            <text:p>GYSRKAAALEFLNRFEEAKRTYEEGLKHEANNPQLKEGLQNMEARLAERKFMNPFNMPNL</text:p>
            <text:p>YQKLESDPRTRTLLSDPTYRELIEQLRNKPSDLGTKLQFLPLLILCRAVAGGRLFVIIER</text:p>
            <text:p>VRATERDSIKKKKKKKKKDEFHKRIPRKQDQKALKEKELGNDAYKKKDFDTALKHYDKAK</text:p>
            <text:p>ELDPTNMTYITNQAAVYFEKGDYNKCRELCEKAIDVGRENREDYRQIAKAYARIGNSYFK</text:p>
            <text:p>EEKYKDAIHFYNKSLAEHRTPDVLKKCQQAEKILKEQERLAYINPDLALEEKNKGNECFQ</text:p>
            <text:p>KGDYPQAMKHYTEAIKRNPKDAKLYSNRAACYTKLLEFQLALKDCEECIQLEPTFIKGYT</text:p>
            <text:p>RKAAALEAMKDYTKAMDVYQKALDLDSSCKEAADGYQRCMMAQYNRHDSPEDVKRRAMAD</text:p>
            <text:p>PEVQQIMSDPAMRLILEQMQKDPQALSEHLKNPVIAQKIQKLMDVGLIAI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in 1 OS=Chlorocebus sabaeus OX=60711 GN=TLN1 PE=4 SV=1</text:p>
          </table:table-cell>
          <table:table-cell office:value-type="string" calcext:value-type="string">
            <text:p>A0A0D9RDS4</text:p>
          </table:table-cell>
          <table:table-cell office:value-type="string" calcext:value-type="string">
            <text:p>A0A0D9RXQ9_CHLSB</text:p>
          </table:table-cell>
          <table:table-cell office:value-type="string" calcext:value-type="string">
            <text:p>TLN1</text:p>
          </table:table-cell>
          <table:table-cell office:value-type="string" calcext:value-type="string">
            <text:p>B7Z645_HUMAN</text:p>
          </table:table-cell>
          <table:table-cell table:number-columns-repeated="3"/>
          <table:table-cell office:value-type="string" calcext:value-type="string">
            <text:p>[['Human Gene ID #1', 'F:RNA binding']]</text:p>
          </table:table-cell>
          <table:table-cell office:value-type="string" calcext:value-type="string">
            <text:p>&gt;tr|A0A0D9RXQ9|A0A0D9RXQ9_CHLSB Uncharacterized protein OS=Chlorocebus sabaeus OX=60711 GN=SYNCRIP PE=4 SV=1</text:p>
            <text:p>MATEHVNGNGTEEPMDTTSAVIHSENFQTLLDAGLPQKVAEKLDEIYVAGLVAHSDLDER</text:p>
            <text:p>AIEALKEFNEDGALAVLQQFKDSDLSHVQNKSAFLCGVMKTYRQREKQGTKVADSSKGPD</text:p>
            <text:p>EAKIKALLERTGYTLDVTTGQRKYGGPPPDSVYSGQQPSVGTEIFVGKIPRDLFEDELVP</text:p>
            <text:p>LFEKAGPIWDLRLMMDPLTGLNRGYAFVTFCTKEAAQEAVKLYNNHEIRSGKHIGVCISV</text:p>
            <text:p>ANNRLFVGSIPKSKTKEQILEEFSKVTEGLTDVILYHQPDDKKKNRGFCFLEYEDHKTAA</text:p>
            <text:p>QARRRLMSGKVKVWGNVGTVEWADPIEDPDPEVMAKVKVLFVRNLANTVTEEILEKAFSQ</text:p>
            <text:p>FGKLERVKKLKDYAFIHFDERDGAVKAMEEMNGKDLEGENIEIVFAKPPDQKRKERKAQR</text:p>
            <text:p>QAAKNQMYDDYYYYGPPHMPPPTRGRGRGGRGGYGYPPDYYGYEDYYDYYGYDYHNYRGG</text:p>
            <text:p>YEDPYYGYEDFQVGARGRGGRGARGAAPSRGRGAAPPRGRAGYSQRGGPGSARGVRGARG</text:p>
            <text:p>GAQQQRGRGQGKGVEAGPDLL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in 2 OS=Chlorocebus sabaeus OX=60711 GN=TLN2 PE=4 SV=1</text:p>
          </table:table-cell>
          <table:table-cell office:value-type="string" calcext:value-type="string">
            <text:p>A0A0D9RIK8</text:p>
          </table:table-cell>
          <table:table-cell office:value-type="string" calcext:value-type="string">
            <text:p>A0A0D9RDS4_CHLSB</text:p>
          </table:table-cell>
          <table:table-cell office:value-type="string" calcext:value-type="string">
            <text:p>TLN2</text:p>
          </table:table-cell>
          <table:table-cell office:value-type="string" calcext:value-type="string">
            <text:p>A0A1S5UZ07_HUMAN</text:p>
          </table:table-cell>
          <table:table-cell table:number-columns-repeated="3"/>
          <table:table-cell office:value-type="string" calcext:value-type="string">
            <text:p>[['Human Gene ID #1', 'C:cytoplasm', 'C:cytoskeleton', 'C:focal adhesion', 'C:plasma membrane', 'C:ruffle', 'F:actin filament binding', 'F:structural constituent of cytoskeleton', 'P:cell adhesion']]</text:p>
          </table:table-cell>
          <table:table-cell office:value-type="string" calcext:value-type="string">
            <text:p>&gt;tr|A0A0D9RDS4|A0A0D9RDS4_CHLSB Uncharacterized protein OS=Chlorocebus sabaeus OX=60711 GN=TLN1 PE=4 SV=1</text:p>
            <text:p>MVALSLKISIGNVVKTMQFEPSTMVYDACRIIRERIPEAPAGPPSDFGLFLSDDDPKKGI</text:p>
            <text:p>WLEAGKALDYYMLRNGDTMEYRKKQRPLKIRMLDGTVKTIMVDDSKTVTDMLMTICARIG</text:p>
            <text:p>ITNHDEYSLVRELMEEKKEEVTGTLRKDKTLLRDEKKMEKLKQKLHTDDELNWLDHGRTL</text:p>
            <text:p>REQGVEEHETLLLRRKFFYSDQNVDSRDPVQLNLLYVQARDDILNGSHPVSFDKACEFAG</text:p>
            <text:p>FQCQIQFGPHNEQKHKAGFLDLKDFLPKEYVKQKGERKIFQAHKNCGQMSEIEAKVRYVK</text:p>
            <text:p>LARSLKTYGVSFFLVKEKMKGKNKLVPRLLGITKECVMRVDEKTKEVIQEWNLTNIKRWA</text:p>
            <text:p>ASPKSFTLDFGDYQDGYYSVQTTEGEQIAQLIAGYIDIILKKKKSKDHFGLEGDEESTML</text:p>
            <text:p>EDSVSPKKSTVLQQQYNRVGKVEHGSVALPAIMRSGASGPENFQVGSMPPAQQQITSGQM</text:p>
            <text:p>HRGHMPPLTSAQQALTGTINSSMQAVQAAQATLDDFDTLPPLGQDAASKAWRKNKMDESK</text:p>
            <text:p>HEIHSQVDAITAGTASVVNLTAGDPAETDYTAVGCAVTTISSNLTEMSRGVKLLAALLED</text:p>
            <text:p>EGGSGRPLLQAAKGLAGAVSELLRSAQPASAEPRQNLLQAAGNVGQASGELLQQIGESDT</text:p>
            <text:p>DPHFQICASRGAGVRSPPDSPTDVLMQLAKAVASAAAALVLKAKSVAQRTEDSGLQTQVI</text:p>
            <text:p>AAATQCALSTSQLVACTKVVAPTISSPVCQEQLVEAGRLVAKAVEGCVSASQAATEDGQL</text:p>
            <text:p>LRGVGAAATAVTQALNELLQHVKAHATGAGPAGRYDQATDTILTVTENIFSSMGDAGEMV</text:p>
            <text:p>RQARILAQATSDLVNAIKADAEGESDLENSRKLLSAAKILADATAKMVEAAKGAAAYPDS</text:p>
            <text:p>EEQQQRLREAAEGLRMATNAAAQNAIKKKLVQRLEHAAKQAAASATQTIAAAQHAASTPK</text:p>
            <text:p>ASAGPQPLLVQSCKAVAEQIPLLVQGVRGSQAQPDSPSTQLALIAASQSFLQPGGKMVAA</text:p>
            <text:p>AKASVPTIQDQASAMQLSQCAKNLGTALAELRTAAQKAQEACGPLEMDSALSLVQNLEKD</text:p>
            <text:p>LQEVKAAARDGKLKPLPGETMEKCAQDLGNSTKAVSSAIAQLLGEVAQGNENYAGIAARD</text:p>
            <text:p>VAGGLRSLAQAARGVAALTSDPAVQAIVLDTASDVLDKASSLIEEAKKAAGHPGDPESQQ</text:p>
            <text:p>RLAQVAKAVTQALNRCVSCLPGQRDVDNALRAVGDASKRLLSDSLPPSTGTFQEAQSRLN</text:p>
            <text:p>EAAAGLNQAATELVQASRGTPQDLARASGRFGQDFSTFLEAGVEMAGQAPSQEDRAQVVS</text:p>
            <text:p>NLKGISMSSSKLLLAAKALSTDPAAPNLKSQLAAAARAVTDSINQLITMCTQQAPGQKEC</text:p>
            <text:p>DNALRELETVRELLENPVQPINDMSYFGCLDSVMENSKVLGEAMTGISQNAKNGNLPEFG</text:p>
            <text:p>EAISTASKALCGFTEAAAQAAYLVGVSDPNSQAGQQGLVEPTQFARANQAIQMACHSLGE</text:p>
            <text:p>PGCTQAQVLSAATIVAKHTSALCNSCRLASARTANPTAKRQFVQSAKEVANSTANLVKTI</text:p>
            <text:p>KALDGAFTEENRAQCRAATAPLLEAVDNLSAFASNPEFSSIPAQISPEGRAAMEPIVISA</text:p>
            <text:p>KTMLESAGGLIQTARALAVNPRDPPSWSVLAGHSRTVSDSIKKLITSMRDKAPGQLECEA</text:p>
            <text:p>AIAGLNSCLRDLDQASLAAVSQQLAPREGISQEALHTQMLTAVQEISHLIEPLANAARAE</text:p>
            <text:p>ASQLGHKVSQMAQYFEPLTLAAVGAASKTLSHPQQMALLDQTKTLAESALQLLYTAKEAG</text:p>
            <text:p>GNPKQAAHTQEALEEAVQMMTEAVEDLTTTLNEAASAAGVVGGMVDSITQAINQLDEGPM</text:p>
            <text:p>GEPEGSFVDYQTTMVRTAKAIAVTVQEMVTKSNTSPEELGPLANQLTSDYGRLASEAKPA</text:p>
            <text:p>AVAAENEEIGSHIKHRVQELGHGCAALVTKAGALQCSPSDAYTKKELIECARRVSEKVSH</text:p>
            <text:p>VLAALQAGNRGTQACITAASAVSGIIADLDTTIMFATAGTLNREGTETFADHREGILKTA</text:p>
            <text:p>KVLVEDTKVLVQNAAGSQEKLAQAAQSSVATITRLADVVKLGAASLGAEDPETQVVLINA</text:p>
            <text:p>VKDVAKALGDLISATKAAAGKVGDDPAVWQLKNSAKVMVTNVTSLLKTVKAVEDEATKGT</text:p>
            <text:p>RALEATTEHIRQELTVFCSPEPPAKTSTPEDFIRMTKGITMATAKAVAAGNSCRQEDVIA</text:p>
            <text:p>TANLSRRAIADMLRACKEAAYHPEVAPDVRLRALHYGRECANGYLELLDHVLLTLQKPSP</text:p>
            <text:p>ELKQQLTGHSKRVAGSVTELIQAAEAMKGTEWVDPEDPTVIAENELLGAAAAIEAAAKKL</text:p>
            <text:p>EQLKPRAKPKEADESLNFEEQILEAAKSIAAATSALVKAASAAQRELVAQGKVGAIPANA</text:p>
            <text:p>LDDGQWSQGLISAARMVAAATNNLCEAANAAVQGHASQEKLISSAKQVAASTAQLLVACK</text:p>
            <text:p>VKADQDSEAMKRLQAAGNAVKRASDNLVKAAQKAAAFEEQENETVVVKEKMVGGIAQIIA</text:p>
            <text:p>AQEEMLRKERELEEARKKLAQIRQQQYKFLPSELRDE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TA-box binding protein associated factor 15 OS=Chlorocebus sabaeus OX=60711 GN=TAF15 PE=4 SV=1</text:p>
          </table:table-cell>
          <table:table-cell office:value-type="string" calcext:value-type="string">
            <text:p>A0A0D9R1Q0</text:p>
          </table:table-cell>
          <table:table-cell office:value-type="string" calcext:value-type="string">
            <text:p>A0A0D9RIK8_CHLSB</text:p>
          </table:table-cell>
          <table:table-cell office:value-type="string" calcext:value-type="string">
            <text:p>TAF15</text:p>
          </table:table-cell>
          <table:table-cell office:value-type="string" calcext:value-type="string">
            <text:p>TLN2_HUMAN, B4DGF3_HUMAN, H0YMT1_HUMAN</text:p>
          </table:table-cell>
          <table:table-cell table:number-columns-repeated="3"/>
          <table:table-cell office:value-type="string" calcext:value-type="string">
            <text:p>[['Human Gene ID #1', 'C:actin cytoskeleton', 'C:cytoplasm', 'C:focal adhesion', 'C:plasma membrane', 'C:ruffle', 'C:synapse', 'F:actin binding', 'F:actin filament binding', 'F:integrin binding', 'F:structural constituent of cytoskeleton', 'F:structural molecule activity', 'P:cell adhesion', 'P:cell-cell adhesion', 'P:cell-cell junction assembly'], ['Human Gene ID #2', 'C:cytoplasm', 'F:actin binding'], ['Human Gene ID #3', 'C:cytoplasm', 'F:actin filament binding', 'P:cell adhesion']]</text:p>
          </table:table-cell>
          <table:table-cell office:value-type="string" calcext:value-type="string">
            <text:p>&gt;tr|A0A0D9RIK8|A0A0D9RIK8_CHLSB Uncharacterized protein OS=Chlorocebus sabaeus OX=60711 GN=TLN2 PE=4 SV=1</text:p>
            <text:p>MVALSLKICVRHCNVVKTMQFEPSTAVYDACRVIRERVPEAQTGQASDYGLFLSDEDPRK</text:p>
            <text:p>GIWLEAGRTLDYYMLRNGDILEYKKKQRPQKIRMLDGSVKTVMVDDSKTVGELLVTICSR</text:p>
            <text:p>IGITNYEEYSLIQETIDEKKEEGTGTLKKDRTLLRDERKMEKLKAKLHTDDDLNWLDHSR</text:p>
            <text:p>TFREQGVDENETLLLRRKFFYSDQNVDSRDPVQLNLLYVQARDDILNGSHPVSFEKACEF</text:p>
            <text:p>GGFQAQIQFGPHVEHKHKPGFLDLKEFLPKEYIKQRGAEKRIFQEHKNCGEMSEIEAKVK</text:p>
            <text:p>YVKLARSLRTYGVSFFLVKEKMKGKNKLVPRLLGITKDSVMRVDEKTKEVLQEWPLTTVK</text:p>
            <text:p>RWAASPKSFTLDFGEYQESYYSVQTTEGEQISQLIAGYIDIILKKKQSKDRFGLEGDEES</text:p>
            <text:p>TMLEESVSPKKSTILQQQFNRTGKAEHGSVALPAVMRSGSSGPETFNVGSMPSPQQQVMV</text:p>
            <text:p>GQMHRGHMPPLTSAQQALMGTINTSMHAVQQAQDDLSELDSLPPLGQDMASRVWVQNKVD</text:p>
            <text:p>ESKHEIHSQVDAITAGTASVVNLTAGDPADTDYTAVGCAITTISSNLTEMSKGVKLLAAL</text:p>
            <text:p>MDDEVGSGEDLLRAARTLAGAVSDLLKAVQPTSGEPRQTVLTAAGSIGQASGDLLRQIGE</text:p>
            <text:p>NETDERFQDVLMSLAKAVANAAAMLVLKAKNVAQVAEDTVLQNRVIAAATQCALSTSQLV</text:p>
            <text:p>ACAKVVSPTISSPVCQEQLIEAGKLVDRSVENCVRACQAATTDSELLKQVSAAASVVSQA</text:p>
            <text:p>LHDLLQHVRQFASRGEPIGRYDQATDTIMCVTESIFSSMGDAGEMVRQARVLAQATSDLV</text:p>
            <text:p>NAMRSDAEAEIDMENSKKLLAAAKLLADSTARMVEAAKGAAANPENEDQQQRLREAAEGL</text:p>
            <text:p>RVATNAAAQNAIKKKIVNRLEVAAKQAAAAATQTIAASQNAAVSNKNPAAQQQLVQSCKA</text:p>
            <text:p>VADHIPQLVQGVRGSQAQTEDLSAQLALIISSQNFLQPGSKMVSSAKAAVPTVSDQAAAM</text:p>
            <text:p>QLSQCAKNLATSLAELRTASQKAHEACGPMEIDSALNTVQTLKNELQDAKMAAVESQLKP</text:p>
            <text:p>LPGETLEKCAQDLGSTSKAVGSSMAQLLTCAAQGNEHYTGVAARETAQALKTLAQAARGV</text:p>
            <text:p>AASTTDPAAAHAMLDSARDVMEGSAMLIQEAKQALIAPGDAESQQRLAQVAKAVSHSLNN</text:p>
            <text:p>CVNCLPGQKDVDVALKSIGESSKKLLVDSLPPSTKPFQEAQSELNQAAADLNQSAGEVVH</text:p>
            <text:p>ATRGQSGELAAASGKFSDDFDEFLDAGIEMAGQAQTKEDQIQVIGNLKNISMASSKLLLA</text:p>
            <text:p>AKSLSVDPGAPNAKNLLAAAARAVTESINQLITLCTQQAPGQKECDNALRELETVKGMLD</text:p>
            <text:p>NPNEPVSDLSYFDCIESVMENSKVLGESMAGISQNAKTGDLPAFGECVGIASKALCGLTE</text:p>
            <text:p>AAAQAAYLVGISDPNSQAGHQGLVDPIQFARANQAIQMACQNLVDPGSSPSQVLSAATIV</text:p>
            <text:p>AKHTSALCNACRIASSKTANPVAKRHFVQSAKEVANSTANLVKTIKALDGDFSEDNRSKC</text:p>
            <text:p>RMATAPLIEAVENLTAFASNPEFVSIPAQISSEGSQAQEPILVSAKTMLESSSYLIRTAR</text:p>
            <text:p>SLAINPKDPPTWSVLAGHSHTVSDSIKSLITSIRDKAPGQRECDYSIDGINRCIRDIEQA</text:p>
            <text:p>SLAAVSQSLATRDDISVEALQEQLTSVVQEIGHLIDPIATAAQGEAAQLGHKVTQLASYF</text:p>
            <text:p>EPLILAAVGVASKILDHQQQMTVLDQTKTLAESALQMLYAAKEGGGNPKAQHTHDAITEA</text:p>
            <text:p>AQLMKEAVDDIMVTLNEAASEVGLVGGMVDAIAEAMSKLDEGTPPEPKGTFVDYQTTVVK</text:p>
            <text:p>YSKAIAVTAQEMMTKSVTNPEELGGLASQMTSDYGHLAFQGQMAAATAEPEEIGFQIRTR</text:p>
            <text:p>VQDLGHGCIFLVQKAGALQVCPTDSYTKRELIECARAVTEKVSLVLSALQAGNKGTQACI</text:p>
            <text:p>TAATAVSGIIADLDTTIMFATAGTLNAENSETFADHRENILKTAKALVEDTKLLVSGAAS</text:p>
            <text:p>TPDKLAQAAQSSAATITQLAEVVKLGAASLGSDDPETQVVLINAIKDVAKALSDLISATK</text:p>
            <text:p>GAASKPADDPSMYQLKGAAKVMVTNVTSLLKTVKAVEDEATRGTRALEATIECIKQELTL</text:p>
            <text:p>FQSKDVPEKTSSPEESIRMTKGITMATTKAVAAGNSCRQEDVIATANLSRKAVSDMLTAC</text:p>
            <text:p>KQASFHPDVSDEVRTRALRFGTECTLGYLDLLEHVLVILQKPTPELKQQLAAFSKRVAGA</text:p>
            <text:p>VTELIQAAEAMKGTEWVDPEDPTVIAETELLGAAASIEAAAKKLEQLKPRAKPKQADETL</text:p>
            <text:p>DFEEQILEAAKSIAAATSALVKSASAAQRELVAQGKVGSIPANAADDGQWSQGLISAARM</text:p>
            <text:p>VAAATSSLCEAANASVQGHASEEKLISSAKQVAASTAQLLVACKVKADQDSEAMRRLQAA</text:p>
            <text:p>GNAVKRASDNLVRAAQKAAFGKADDDDVVVKTKFVGGIAQIIAAQEEMLKKERELEEARK</text:p>
            <text:p>KLAQIRQQQYKFLPTELREDE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-complex 1 OS=Chlorocebus sabaeus OX=60711 GN=TCP1 PE=3 SV=1</text:p>
          </table:table-cell>
          <table:table-cell office:value-type="string" calcext:value-type="string">
            <text:p>A0A0D9RJC0</text:p>
          </table:table-cell>
          <table:table-cell office:value-type="string" calcext:value-type="string">
            <text:p>A0A0D9R1Q0_CHLSB</text:p>
          </table:table-cell>
          <table:table-cell office:value-type="string" calcext:value-type="string">
            <text:p>TCP1</text:p>
          </table:table-cell>
          <table:table-cell office:value-type="string" calcext:value-type="string">
            <text:p>RBP56_HUMAN, A0A075B7F2_HUMAN</text:p>
          </table:table-cell>
          <table:table-cell table:number-columns-repeated="3"/>
          <table:table-cell office:value-type="string" calcext:value-type="string">
            <text:p>[['Human Gene ID #1', 'C:cytoplasm', 'C:nucleoplasm', 'C:nucleus', 'F:DNA binding', 'F:metal ion binding', 'F:RNA binding', 'F:transcription coregulator activity', 'P:mRNA stabilization', 'P:positive regulation of transcription, DNA-templated', 'P:regulation of signal transduction by p53 class mediator', 'P:transcription by RNA polymerase II', 'P:transcription initiation from RNA polymerase II promoter'], ['Human Gene ID #2', 'C:nucleoplasm', 'F:RNA binding', 'P:regulation of transcription, DNA-templated']]</text:p>
          </table:table-cell>
          <table:table-cell office:value-type="string" calcext:value-type="string">
            <text:p>&gt;tr|A0A0D9R1Q0|A0A0D9R1Q0_CHLSB Uncharacterized protein OS=Chlorocebus sabaeus OX=60711 GN=TAF15 PE=3 SV=1</text:p>
            <text:p>MSDSGSYGQSGGEQQSYSYGNQGNQGYGQASQSYSGYGQTTDSSYGQNYSGYSGYGQSQS</text:p>
            <text:p>GYSQSYGGYENQKQSSYGQQPYNNQGQQQNMESSGSQGGRAPSYDQPDYGQQDSYDQQSG</text:p>
            <text:p>YDQHQGSYDEQSNYDQQHDSYNQNQQSYHSQRENYSHHTQDDRRDVSRYGEDNRGYGGSQ</text:p>
            <text:p>GGGRGRGGYDKDGRGPMTGSSGGDRGGFKNFGGHRDYGPRPDADSESDNSDNNTIFVQGL</text:p>
            <text:p>GEGVSTDQVGEFFKQIGIIKTNKKTGKPMINLYTDKDTGKPKGEATVSFDDPPSAKAAID</text:p>
            <text:p>WFDGKEFHGNIIKVSFATRRPEFMRGGGSGGGRRGRGGYRGRGGFQGRGGDPKSGDWVCP</text:p>
            <text:p>NPSCGNMNFARRNSCNQCNEPRPEDSRPSGGDFRGRGYGGERGYRGRGGRGGDRGGYGGD</text:p>
            <text:p>RSGGGYGGDRSSGGGYSGDRSGGGYGGDRSGGGYGGDRGGGYGGDRGGGYGGDRGGGYGG</text:p>
            <text:p>DRGGYGGDRGGGYGGDRGGYGGDRGGYGGDRGGYGGDRGGYGGDRSRGGYGGDRGGGSGY</text:p>
            <text:p>GGDRSGGYGGDRSGGGYGGDRGGGYGGDRGGYGGKMGGRNDYRNDQRNRP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-complex protein 1 subunit delta OS=Chlorocebus sabaeus OX=60711 GN=CCT4 PE=3 SV=1</text:p>
          </table:table-cell>
          <table:table-cell office:value-type="string" calcext:value-type="string">
            <text:p>A0A0D9RQ73</text:p>
          </table:table-cell>
          <table:table-cell office:value-type="string" calcext:value-type="string">
            <text:p>A0A0D9RJC0_CHLSB</text:p>
          </table:table-cell>
          <table:table-cell office:value-type="string" calcext:value-type="string">
            <text:p>CCT4</text:p>
          </table:table-cell>
          <table:table-cell office:value-type="string" calcext:value-type="string">
            <text:p>TCPA_HUMAN, E7EQR6_HUMAN, F5H136_HUMAN, F5H282_HUMAN, F5H676_HUMAN</text:p>
          </table:table-cell>
          <table:table-cell table:number-columns-repeated="3"/>
          <table:table-cell office:value-type="string" calcext:value-type="string">
            <text:p>[['Human Gene ID #1', 'C:acrosomal vesicle', 'C:cell body', 'C:centrosome', 'C:chaperonin-containing T-complex', 'C:cytosol', 'C:extracellular exosome', 'C:Golgi apparatus', 'C:heterochromatin', 'C:microtubule', 'C:pericentriolar material', 'C:zona pellucida receptor complex', 'F:ATP binding', 'F:ATPase activity', 'F:protein folding chaperone', 'F:RNA binding', 'F:ubiquitin protein ligase binding', 'F:unfolded protein binding', 'P:binding of sperm to zona pellucida', 'P:interleukin-12-mediated signaling pathway', 'P:positive regulation of establishment of protein localization to telomere', 'P:positive regulation of protein localization to Cajal body', 'P:positive regulation of telomerase activity', 'P:positive regulation of telomerase RNA localization to Cajal body', 'P:positive regulation of telomere maintenance via telomerase', 'P:protein folding', 'P:protein stabilization', 'P:regulation of macrophage apoptotic process', 'P:scaRNA localization to Cajal body', 'P:toxin transport', 'P:translocation of peptides or proteins into host cell cytoplasm', 'P:tubulin complex assembly'], ['Human Gene ID #2', 'F:ATP binding', 'F:ATPase activity'], ['Human Gene ID #3', 'F:ATP binding', 'F:ATPase activity', 'F:unfolded protein binding', 'P:protein folding'], ['Human Gene ID #4', 'F:ATP binding', 'F:ATPase activity'], ['Human Gene ID #5', 'F:ATP binding', 'F:ATPase activity', 'F:unfolded protein binding', 'P:protein folding']]</text:p>
          </table:table-cell>
          <table:table-cell office:value-type="string" calcext:value-type="string">
            <text:p>&gt;tr|A0A0D9RJC0|A0A0D9RJC0_CHLSB CCT-alpha OS=Chlorocebus sabaeus OX=60711 PE=3 SV=1</text:p>
            <text:p>MEGPLSVFGDRSTGEAIRSQNVMAAASIANIVKSSLGPVGLDKMLVDDIGDVTITNDGAT</text:p>
            <text:p>ILKLLEVEHPAAKVLCELADLQDKEVGDGTTSVVIIAAELLKNADELVKQKIHPTSVISG</text:p>
            <text:p>YRLACKEAVRYINENLIVNTDELGRDCLINAAKTSMSSKIIGINGDFFANMVVDAVLAIK</text:p>
            <text:p>YTDTRGQPRYPVNSVNILKAHGRSQTESMLISGYALNCVVGSQGMPKRIVNAKIACLDFS</text:p>
            <text:p>LQKTKMKLGVQVVITDPEKLDQIRQRESDITKERIQKILATGANVILTTGGIDDMCLKYF</text:p>
            <text:p>VEAGAMAVRRVLKRDLKRIAKASGATILSTLANLEGEETFEAAMLGQAEEVVQERICDDE</text:p>
            <text:p>LILIKNTKARTSASIILRGANDFMCDEMERSLHDALCVVKRVLESKSVVPGGGAVEAALS</text:p>
            <text:p>IYLENYATSMGSREQLAIAEFARSLLVIPNTLAVNAAQDSTDLVAKLRAFHNEAQVNPER</text:p>
            <text:p>KNLKWIGLDLSNGKPRDNKQAGVFEPTIVKVKSLKFATEAAITILRIDDLIKLHPESKDD</text:p>
            <text:p>KHGSYEDAVHSGALN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-complex protein 1 subunit gamma OS=Chlorocebus sabaeus OX=60711 GN=CCT3 PE=3 SV=1</text:p>
          </table:table-cell>
          <table:table-cell office:value-type="string" calcext:value-type="string">
            <text:p>A0A0D9S4W9</text:p>
          </table:table-cell>
          <table:table-cell office:value-type="string" calcext:value-type="string">
            <text:p>A0A0D9RQ73_CHLSB</text:p>
          </table:table-cell>
          <table:table-cell office:value-type="string" calcext:value-type="string">
            <text:p>CCT3</text:p>
          </table:table-cell>
          <table:table-cell office:value-type="string" calcext:value-type="string">
            <text:p>TCPD_HUMAN, A8K3C3_HUMAN, B7Z2F4_HUMAN, B7Z9L0_HUMAN</text:p>
          </table:table-cell>
          <table:table-cell table:number-columns-repeated="3"/>
          <table:table-cell office:value-type="string" calcext:value-type="string">
            <text:p>[['Human Gene ID #1', 'C:cell body', 'C:cell projection', 'C:centrosome', 'C:chaperonin-containing T-complex', 'C:cytosol', 'C:extracellular exosome', 'C:melanosome', 'C:microtubule', 'C:nucleoplasm', 'C:zona pellucida receptor complex', 'F:ATP binding', 'F:ATPase activity', 'F:protein folding chaperone', 'F:RNA binding', 'F:unfolded protein binding', 'P:binding of sperm to zona pellucida', 'P:positive regulation of establishment of protein localization to telomere', 'P:positive regulation of protein localization to Cajal body', 'P:positive regulation of telomerase activity', 'P:positive regulation of telomerase RNA localization to Cajal body', 'P:positive regulation of telomere maintenance via telomerase', 'P:protein folding', 'P:protein stabilization', 'P:scaRNA localization to Cajal body', 'P:toxin transport'], ['Human Gene ID #2', 'C:cytoplasm', 'F:ATP binding', 'F:ATPase activity', 'F:unfolded protein binding', 'P:protein folding'], ['Human Gene ID #3', 'F:ATP binding', 'F:ATPase activity', 'F:unfolded protein binding', 'P:protein folding'], ['Human Gene ID #4', 'C:cytoplasm', 'F:ATP binding', 'F:ATPase activity', 'F:unfolded protein binding', 'P:protein folding']]</text:p>
          </table:table-cell>
          <table:table-cell office:value-type="string" calcext:value-type="string">
            <text:p>&gt;tr|A0A0D9RQ73|A0A0D9RQ73_CHLSB T-complex protein 1 subunit delta OS=Chlorocebus sabaeus OX=60711 GN=CCT4 PE=3 SV=1</text:p>
            <text:p>MPENVAPRSGGPAGAAGGRGKGAYQDRDKPAQIRFSNISAAKAVADAIRTSLGPKGMDKM</text:p>
            <text:p>IQDGKGDVTITNDGATILKQMQVLHPAARMLVELSKAQDIEAGDGTTSVVIIAGSLLDSC</text:p>
            <text:p>TKLLQKGIHPTIISESFQKALEKGIEILTDMSRPVELSDRETLLNSATTSLNSKVVSQYS</text:p>
            <text:p>SLLSPMSVNAVMKVIDPATATSVDLRDIKIVKKLGGTIDDCELVEGLVLTQKVSNSGITR</text:p>
            <text:p>VEKAKIGLIQFCLSAPKTDMDNQIVVSDYAQMDRVLREERAYILNLVKQIKKTGCNVLLI</text:p>
            <text:p>QKSILRDALSDLALHFLNKMKIMVIKDIEREDIEFICKTIGTKPVAHIDQFTADMLGSAE</text:p>
            <text:p>LAEEVNLNGSGKLLKITGCASPGKTVTIVVRGSNKLVIEEAERSIHDALCVIRCLVKKRA</text:p>
            <text:p>LIAGGGAPEIELALRLTEYSRTLSGMESYCVRAFADAMEVIPSTLAENAGLNPISTVTEL</text:p>
            <text:p>RNRHAQGEKTSGINVRKGGISNILEELVVQPLLVSVSALTLATETVRSILKIDDVVNT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torin beta OS=Chlorocebus sabaeus OX=60711 GN=TECTB PE=4 SV=1</text:p>
          </table:table-cell>
          <table:table-cell office:value-type="string" calcext:value-type="string">
            <text:p>A0A0D9QYM6</text:p>
          </table:table-cell>
          <table:table-cell office:value-type="string" calcext:value-type="string">
            <text:p>A0A0D9S4W9_CHLSB</text:p>
          </table:table-cell>
          <table:table-cell office:value-type="string" calcext:value-type="string">
            <text:p>TECTB</text:p>
          </table:table-cell>
          <table:table-cell office:value-type="string" calcext:value-type="string">
            <text:p>Q2TU64_HUMAN</text:p>
          </table:table-cell>
          <table:table-cell table:number-columns-repeated="3"/>
          <table:table-cell office:value-type="string" calcext:value-type="string">
            <text:p>[['Human Gene ID #1', 'C:cytoplasm', 'F:ATP binding', 'F:ATPase activity', 'F:unfolded protein binding', 'P:protein folding']]</text:p>
          </table:table-cell>
          <table:table-cell office:value-type="string" calcext:value-type="string">
            <text:p>&gt;tr|A0A0D9S4W9|A0A0D9S4W9_CHLSB T-complex protein 1 subunit gamma OS=Chlorocebus sabaeus OX=60711 GN=CCT3 PE=3 SV=1</text:p>
            <text:p>MMGHRPVLVLSQNTKRESGRKVQSGNINAAKTIADIIRTCLGPKSMMKMLLDPMGGIVMT</text:p>
            <text:p>NDGNAILREIQVQHPAAKSMIEISRTQDEEVGDGTTSVIILAGEMLSVAEHFLEQQMHPT</text:p>
            <text:p>VVISAYRKALDDMISTLKKISIPVDINDSDMMLNIINSSITTKAISRWSSLACNIALDAV</text:p>
            <text:p>KTVQFEENGRKEIDIKKYAKVEKIPGGIIEDSCVLRGVMINKDVTHPRMRRYIKNPRIVL</text:p>
            <text:p>LDSSLEYKKGESQTDIEITREEDFTRILQMEEEYIQQLCEDIIQLKPDVVITEKGISDLA</text:p>
            <text:p>QHYLMRANITAIRRVRKTDNNRIARACGARIVSRPEELREDDVGTGAGLLEIKKIGDEYF</text:p>
            <text:p>TFITECKDPKACTILLRGASKEILSEVERNLQDAMQVCRNVLLDPQLVPGGGASEMAVAH</text:p>
            <text:p>ALTEKSKAMTGVEQWPYRAVAQALEVIPRTLIQNCGASTIRLLTSLRAKHTQENCETWGV</text:p>
            <text:p>NGETGTLVDMKELGIWEPLAVKLQTYKTAVETAVLLLRIDDIVSGHKKKGDDQSRQGGAP</text:p>
            <text:p>DAGQ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eurin transmembrane protein 1 OS=Chlorocebus sabaeus OX=60711 GN=TENM1 PE=4 SV=1</text:p>
          </table:table-cell>
          <table:table-cell office:value-type="string" calcext:value-type="string">
            <text:p>A0A0D9S0F1</text:p>
          </table:table-cell>
          <table:table-cell office:value-type="string" calcext:value-type="string">
            <text:p>A0A0D9QYM6_CHLSB</text:p>
          </table:table-cell>
          <table:table-cell office:value-type="string" calcext:value-type="string">
            <text:p>TENM1</text:p>
          </table:table-cell>
          <table:table-cell office:value-type="string" calcext:value-type="string">
            <text:p>TECTB_HUMAN, A0A2R8Y6R9_HUMAN</text:p>
          </table:table-cell>
          <table:table-cell table:number-columns-repeated="3"/>
          <table:table-cell office:value-type="string" calcext:value-type="string">
            <text:p>[['Human Gene ID #1', 'C:anchored component of membrane', 'C:cell surface', 'C:extracellular region', 'C:extracellular space', 'C:plasma membrane', 'F:extracellular matrix structural constituent'], ['Human Gene ID #2', 'C:extracellular region']]</text:p>
          </table:table-cell>
          <table:table-cell office:value-type="string" calcext:value-type="string">
            <text:p>&gt;tr|A0A0D9QYM6|A0A0D9QYM6_CHLSB Tectorin beta OS=Chlorocebus sabaeus OX=60711 GN=TECTB PE=4 SV=1</text:p>
            <text:p>MVMKAFVLLAIFAEASAKSCAPNKADVILVFCYPKTIITKIPECPYGWEVHQLALGGLCY</text:p>
            <text:p>NGVHEGGYYQFVIPDLSPKNKSYCGTQSEYKPPIYHFYNHIVSNDSTVIVKNQPVNYSFS</text:p>
            <text:p>CTYHSTYLVNQAAFDQRVATVHVKNGSMGTFESQLSLNFYTNAKFSIKKEAPFVLETSEI</text:p>
            <text:p>GSDLFAGVEAKGLSIRFKVVLNSCWATPSADFMYPLQWQLINKGCPTDETVLVHENGKDH</text:p>
            <text:p>RATFQFNAFRFQNIPKLSKVWLHCETFICDSEKLSCPVTCDKRKRLLRDQTGGVLVVELS</text:p>
            <text:p>LRSRGFSSLYSFSDVLHHLIMMLGICAI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ioredoxin domain-containing protein OS=Chlorocebus sabaeus OX=60711 PE=4 SV=1</text:p>
          </table:table-cell>
          <table:table-cell office:value-type="string" calcext:value-type="string">
            <text:p>A0A0D9QXJ1</text:p>
          </table:table-cell>
          <table:table-cell office:value-type="string" calcext:value-type="string">
            <text:p>A0A0D9S0F1_CHLSB</text:p>
          </table:table-cell>
          <table:table-cell/>
          <table:table-cell office:value-type="string" calcext:value-type="string">
            <text:p>G3CAS6_HUMAN</text:p>
          </table:table-cell>
          <table:table-cell table:number-columns-repeated="3"/>
          <table:table-cell office:value-type="string" calcext:value-type="string">
            <text:p>[['Human Gene ID #1', 'C:integral component of membrane', 'P:signal transduction']]</text:p>
          </table:table-cell>
          <table:table-cell office:value-type="string" calcext:value-type="string">
            <text:p>&gt;tr|A0A0D9S0F1|A0A0D9S0F1_CHLSB Teneurin transmembrane protein 1 OS=Chlorocebus sabaeus OX=60711 GN=TENM1 PE=3 SV=1</text:p>
            <text:p>DVQSSPHNQFTFRPLPPPPPPPHACTCARKPPPAADSLQRRSMTTRSQPSPAAPAPPTST</text:p>
            <text:p>QDSVHLHNSWVLNSNIPLETRHFLFKHGSGSSAIFSAASQNYPLTSNTVYSPPPRPLPRS</text:p>
            <text:p>TFSRPAFTFNKPYRCCNWKCTALSATAITVTLALLLAYVIAVHLFGLTWQLQPVEGELYA</text:p>
            <text:p>NGVSKGNRGTESMDTTYSPIGGKVSDKSEKKALKLVFQKGRAIDTGEVDIGAQVMQTIPP</text:p>
            <text:p>GLFWRFQITIHHPIYLKFNISLAKDSLLGIYGRRNIPPTHTQFDFVKLMDGKQLVKQDSK</text:p>
            <text:p>GSDDTQHSPRNLILTSLQETGFIEYMDQGPWYLAFYNDGKKMEQVFVLTTAIEIMDDCST</text:p>
            <text:p>NCNGNGECISGHCHCFPGFLGPDCARDSCPVLCGGNGEYEKGHCVCRHGWKGPECDVPEE</text:p>
            <text:p>QCIDPTCFGHGTCIMGVCICVPGYKGEICEEEDCLDPMCSNHGICVKGECHCSTGWGGVN</text:p>
            <text:p>CETPLPICQEQCSGHGTFLLDTGVCSCDPKWTGSDCSTELCTMECGSHGVCSRGICQCEE</text:p>
            <text:p>GWVGPTCEERSCHSHCTEHGQCKDGKCECSPGWEGDHCTIAHYLDAVRDGCPGLCFGNGR</text:p>
            <text:p>CTLDQNGWHCVCQVGWSGTGCNVVMEMLCGDNLDNDGDGLTDCVDPDCCQQSNCYVSPLC</text:p>
            <text:p>QGSPDPLDLIQQSQPLFSQHTSRLFFDRIKFLIGKDSTHVIPPEVSFDSRRACVIRGQVV</text:p>
            <text:p>AVDGTPLVGVNVSFLHHSDYGFTISRQDGSFDLVAIGGISVILIFNRSPFLPEKRTLWLP</text:p>
            <text:p>WNQFIVVEKITMQRVVSDPPSCDISNFISPNPIVLPSPLTSFGGSCPERGTIVPELQVVQ</text:p>
            <text:p>EEIPIPSSFVRLSYLSSRTPGYKTLLRILLTHSTIPVGMIKVHLTVAVEGRLTQKWFPAA</text:p>
            <text:p>VNLVYTFAWNKTDIYGQKVWGLAEALVSVGYEYETCPDFILWEQRTVVLQGFEMDASNLG</text:p>
            <text:p>GWSLNKHHILNPQSGIIHKGNGENMFISQQPPVISTIMGNGHQRSVACTNCNGPAHNNKL</text:p>
            <text:p>FAPVALASGPDGSVYVGDFNFVRRIFPSGNSVSILELRNRDTRHSTSPAHKYYLAMDPVS</text:p>
            <text:p>ESLYLSDTNTRKVYKLKSLVETKDLSKNFEVVAGTGDQCLPFDQSHCGDGGRASEASLNS</text:p>
            <text:p>PRGITVDRHGFIYFVDGTMIRKIDENAVITTVIGSNGLTSTQPLSCDSGMDITQVRLEWP</text:p>
            <text:p>TDLAVNPMDNSLYVLDNNIVLQISENRRVRIIAGRPIHCQVPGIDHFLVSKVAIHSTLES</text:p>
            <text:p>ARAISVSHSGLLFIAETDERKVNRIQQVTTNGEISIIAGAPTDCDCKIDPNCDCFSGDGG</text:p>
            <text:p>YAKDAKMKAPSSLAVSPDGTLYVADLGNVRIRTISRNQAHLNDMNLYEIASPADQELYQF</text:p>
            <text:p>TVNGTHLHTLNLITRDYVYNFTYNSEGDLGAITSSNGNSVHIRRDAGGMPLWLVVPGGQV</text:p>
            <text:p>YWLTISSNGVLKRVSAQGYNLALMTYPGNTGLLATKSNENGWTTVYEYDPEGHLTNATFP</text:p>
            <text:p>TGEVSSFHSDLEKLTKVELDTSNRENVLMSTNLTATSTIYILKQENTQSTYRVSPDGSLR</text:p>
            <text:p>VTFASGMEINLSSEPHILAGAVNPTLGKCNISLPGEHSANLIEWRQRKEQNKGNVSAFER</text:p>
            <text:p>RLRAHNRNLLSIDFDHITRTGKIYDDHRKFTLRILYDQTGRPILWSPVSRYNEVNITYSP</text:p>
            <text:p>SGLVTFIQRGTWNEKMEYDQSGKIISRTWADGKIWSYTYLEKSVMLLLHSQRRYIFEYDQ</text:p>
            <text:p>PDCLLSVTMPSMVRHSLQTMLSVGYYRNIYTPPDSSTSFIQDYSRDGRLLQTLHLGTGRR</text:p>
            <text:p>VLYKYTKQARLSEVLYDTTQVTLTYEESSGVIKTIHLMHDGFICTIRYRQTGPLIGRQIF</text:p>
            <text:p>RFSEEGLVNARFDYSYNNFRVTSMQAVINETPLPIDLYRYVDVSGRTEQFGKFSVINYDL</text:p>
            <text:p>NQVITTTVMKHTKIFSANGQVIEVQYEILKAIAYWMTIQYDNVGRMVICDIRVGVDANIT</text:p>
            <text:p>RYFYEYDADGQLQTVSVNDKTQWRYSYDLNGNINLLSHGNSARLTPLRYDLRDRITRLGE</text:p>
            <text:p>IQYKMDEDGFLRQRGNDIFEYNSNGLLQKAYNKASGWTVQYYYDGLGRRVASKSSLGQHL</text:p>
            <text:p>QFFYADLTNPIRVTHLYNHTSSEITSLYYDLQGHLIAMELSSGEEYYVACDNTGTPLAVF</text:p>
            <text:p>SSRGQVIKEILYTPYGDIYHDTYPDFQVIIGFHGGLYDFLTKLVHLGQRDYDVVAGRWTT</text:p>
            <text:p>PNHHIWKQLNLLPKPFNLYSFENNYPVGKIQDVAKYTTDIRSWLELFGFQLHNVLPGFPK</text:p>
            <text:p>PELENLELTYELLRLQTKTQEWDPGKTILGIQCELQKQLRNFISLDQLPMTPRYNDGRCL</text:p>
            <text:p>EGGKQPRFAAVPSVFGKGIKFAIKDGIVTADIIGVANEDSRRLAAILNNAHYLENLHFTI</text:p>
            <text:p>EGRDTHYFIKLGSLEEDLVLIGNTGGRRILENGVNVTVSQMTSVLNGRTRRFADIQLQHG</text:p>
            <text:p>ALCFNIRYGTTVEEEKNHVLEIARQRAVAQAWTKEQRRLQEGEEGIRAWTEGEKQQLLST</text:p>
            <text:p>GRVQGYDGYFVLSVEQYLELSDSANNIHFMRQSEIGR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ioredoxin OS=Chlorocebus sabaeus OX=60711 PE=3 SV=1</text:p>
          </table:table-cell>
          <table:table-cell office:value-type="string" calcext:value-type="string">
            <text:p>A0A0D9S9P8 (+1)</text:p>
          </table:table-cell>
          <table:table-cell office:value-type="string" calcext:value-type="string">
            <text:p>A0A0D9QXJ1_CHLSB</text:p>
          </table:table-cell>
          <table:table-cell/>
          <table:table-cell office:value-type="string" calcext:value-type="string">
            <text:p>PRDX3_HUMAN, A0A384MTR2_HUMAN, Q14579_HUMAN, Q53HC2_HUMAN</text:p>
          </table:table-cell>
          <table:table-cell table:number-columns-repeated="3"/>
          <table:table-cell office:value-type="string" calcext:value-type="string">
            <text:p>[['Human Gene ID #1', 'C:cytoplasm', 'C:cytosol', 'C:early endosome', 'C:mitochondrial matrix', 'C:mitochondrion', 'C:protein-containing complex', 'F:alkyl hydroperoxide reductase activity', 'F:cysteine-type endopeptidase inhibitor activity involved in apoptotic process', 'F:identical protein binding', 'F:kinase binding', 'F:protein C-terminus binding', 'F:protein kinase binding', 'F:thioredoxin peroxidase activity', 'P:cell redox homeostasis', 'P:cellular response to oxidative stress', 'P:cellular response to reactive oxygen species', 'P:hydrogen peroxide catabolic process', 'P:maternal placenta development', 'P:mitochondrion organization', 'P:myeloid cell differentiation', 'P:negative regulation of apoptotic process', 'P:negative regulation of kinase activity', 'P:peptidyl-cysteine oxidation', 'P:positive regulation of cell population proliferation', 'P:positive regulation of NF-kappaB transcription factor activity', 'P:regulation of mitochondrial membrane potential', 'P:response to hydrogen peroxide', 'P:response to lipopolysaccharide', 'P:response to oxidative stress'], ['Human Gene ID #2', 'F:identical protein binding', 'F:peroxidase activity', 'F:peroxiredoxin activity', 'P:maternal placenta development', 'P:myeloid cell differentiation', 'P:response to lipopolysaccharide', 'P:response to oxidative stress'], ['Human Gene ID #3', 'F:peroxidase activity', 'F:peroxiredoxin activity'], ['Human Gene ID #4', 'F:peroxidase activity', 'F:peroxiredoxin activity']]</text:p>
          </table:table-cell>
          <table:table-cell office:value-type="string" calcext:value-type="string">
            <text:p>&gt;tr|A0A0D9QXJ1|A0A0D9QXJ1_CHLSB Thioredoxin domain-containing protein OS=Chlorocebus sabaeus OX=60711 GN=PRDX3 PE=4 SV=1</text:p>
            <text:p>MAAAVGRLLRASVARHVSAIPWGISATAALRPAACGRTSLTNLLCSGSSQAKLFSTSSSY</text:p>
            <text:p>HAPAVTQHAPYFKGTAVVNGEFKDLSLDDFKGKYLVLFFYPLDFTFVCPTEIVAFSDKAN</text:p>
            <text:p>EFHDVNCEVVAVSVDSHFSHLAWINTPRKNGGLGHMNIALLSDLTKQISRDYGVLLEGPG</text:p>
            <text:p>LALRGLFIIDPNGVIKHLSVNDLPVGRSVEETLRLVKAFQYVETHGEVCPADWTPDSPTI</text:p>
            <text:p>KPNPAASKEYFQKVN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yroid hormone receptor interactor 11 OS=Chlorocebus sabaeus OX=60711 GN=TRIP11 PE=4 SV=1</text:p>
          </table:table-cell>
          <table:table-cell office:value-type="string" calcext:value-type="string">
            <text:p>A0A0D9RFZ2</text:p>
          </table:table-cell>
          <table:table-cell office:value-type="string" calcext:value-type="string">
            <text:p>A0A0D9S9P8_CHLSB</text:p>
          </table:table-cell>
          <table:table-cell office:value-type="string" calcext:value-type="string">
            <text:p>TRIP1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lt;!DOCTYPE html SYSTEM "about:legacy-compat"&gt;</text:p>
            <text:p>&lt;html xmlns="http://www.w3.org/1999/xhtml" lang="en" xml:lang="en"&gt;&lt;head&gt;&lt;title&gt;Error&lt;/title&gt;&lt;meta content="IE=edge" http-equiv="X-UA-Compatible"/&gt;&lt;meta content="text/html; charset=UTF-8" http-equiv="Content-Type"/&gt;&lt;meta content="width=device-width, initial-scale=1" name="viewport"/&gt;&lt;link href="/" rel="home"/&gt;&lt;link href="https://creativecommons.org/licenses/by/4.0/" rel="license"/&gt;&lt;link type="image/vnd.microsoft.icon" href="/favicon.ico" rel="shortcut icon"/&gt;&lt;link href="/uniprot.min.css2021_02" type="text/css" rel="stylesheet"/&gt;&lt;link href="/tippy.css" type="text/css" rel="stylesheet"/&gt;&lt;script type="text/javascript"&gt;</text:p>
            <text:p>var BASE = '/';</text:p>
            <text:p>&lt;/script&gt;&lt;script src="/js-compr.js2021_02" type="text/javascript"&gt;&lt;/script&gt;&lt;script type="text/javascript"&gt;</text:p>
            <text:p>uniprot.isInternal = false;</text:p>
            <text:p>uniprot.namespace = 'uniprot';</text:p>
            <text:p>uniprot.releasedate = '2021_02';</text:p>
            <text:p>&lt;/script&gt;&lt;script type="text/javascript"&gt;</text:p>
            <text:p>;</text:p>
            <text:p>&lt;/script&gt;&lt;meta content="nositelinkssearchbox" name="google"/&gt;&lt;/head&gt;&lt;body class="namespace-uniprot" typeof="WebPage" prefix="up: http://purl.uniprot.org/core/" vocab="http://schema.org/"&gt;&lt;span id="evidenceToolTip" style="display:none"&gt;&amp;#xd;</text:p>
            <text:p>                                    &amp;lt;p&gt;An evidence describes the source of an annotation, e.g. an experiment that has been published in the scientific literature, an orthologous protein, a record from another database, etc.&amp;lt;/p&gt;&amp;#xd;</text:p>
            <text:p>&amp;#xd;</text:p>
            <text:p>&amp;lt;p&gt;&amp;lt;a href="/manual/evidences"&gt;More...&amp;lt;/a&gt;&amp;lt;/p&gt;&amp;#xd;</text:p>
            <text:p>                                &lt;/span&gt;&lt;p style="display:none"&gt;&lt;a accesskey="2" href="#content"&gt;Skip Header&lt;/a&gt;&lt;/p&gt;&lt;div id="masthead-container"&gt;&lt;div class="masthead" id="local-masthead"&gt;&lt;div id="local-title"&gt;&lt;a id="logo" accesskey="1" href="/"&gt;&lt;img alt="" src="/images/logos/Logo_medium.png" title="UniProt home"/&gt;&lt;/a&gt;&lt;/div&gt;&lt;div class="namespace-uniprot" id="local-search"&gt;&lt;form method="get" action="/uniprot" id="search-form"&gt;&lt;div id="namespace-background"&gt;&lt;div class="searchBoxIndicator" style="display:none" id="searchBoxIndicator1"&gt; &lt;/div&gt;&lt;div onclick="location.href=&amp;apos;/help/text-search&amp;apos;;" class="searchBoxIndicator" style="display:none" id="searchBoxIndicator2"&gt; &lt;/div&gt;&lt;div onclick="location.href=&amp;apos;/help/advanced_search &amp;apos;;" class="searchBoxIndicator" style="display:none" id="searchBoxIndicator3"&gt; &lt;/div&gt;&lt;a class="namespace-select" id="select-namespace" onclick="return false;" href=""&gt;&lt;span class="caret_white" id="selected-namespace"&gt;UniProtKB&lt;/span&gt;&lt;/a&gt;&lt;ul style="display:none" class="select-namespace-options"&gt;&lt;a href="#" class="closeBox" id="closeNamespaceOptions"&gt;x&lt;/a&gt;&lt;li&gt;&lt;ul&gt;&lt;li class="fixedHeight_namespaces"&gt;&lt;h3 class="namespace_uniprot"&gt;&lt;a class="namespace-option uniprot" href="#" id="uniprot"&gt;UniProtKB&lt;/a&gt;&lt;/h3&gt;&lt;p&gt;Protein knowledgebase&lt;/p&gt;&lt;/li&gt;&lt;li class="fixedHeight_namespaces"&gt;&lt;h3 class="namespace_uniparc"&gt;&lt;a class="namespace-option uniparc" href="#" id="uniparc"&gt;UniParc&lt;/a&gt;&lt;/h3&gt;&lt;p&gt;Sequence archive&lt;/p&gt;&lt;/li&gt;&lt;li class="fixedHeight_namespaces"&gt;&lt;h3 class="namespace_help"&gt;&lt;a class="namespace-option help" href="#" id="help"&gt;Help&lt;/a&gt;&lt;/h3&gt;&lt;p&gt;Help pages, FAQs, UniProtKB manual, documents, news archive and Biocuration projects.&lt;/p&gt;&lt;/li&gt;&lt;/ul&gt;&lt;/li&gt;&lt;li&gt;&lt;ul&gt;&lt;li class="fixedHeight_namespaces"&gt;&lt;h3 class="namespace_uniref"&gt;&lt;a class="namespace-option uniref" href="#" id="uniref"&gt;UniRef&lt;/a&gt;&lt;/h3&gt;&lt;p&gt;Sequence clusters&lt;/p&gt;&lt;/li&gt;&lt;li class="fixedHeight_namespaces"&gt;&lt;h3 class="namespace_proteomes"&gt;&lt;a class="namespace-option proteomes" href="#" id="proteomes"&gt;Proteomes&lt;/a&gt;&lt;/h3&gt;&lt;p&gt;Protein sets from fully sequenced genomes&lt;/p&gt;&lt;/li&gt;&lt;li class="fixedHeight_namespaces"&gt;&lt;h3 class="namespace_unirule"&gt;Annotation systems&lt;/h3&gt;&lt;p class="supportingLeadingText"&gt;Systems used to automatically annotate proteins with high accuracy:&lt;/p&gt;&lt;ul class="supportingDataOptions"&gt;&lt;li&gt;&lt;a class="namespace-option supporting" href="#" id="unirule"&gt;UniRule (Expertly curated rules)&lt;/a&gt;&lt;/li&gt;&lt;li&gt;&lt;a class="namespace-option supporting" href="#" id="arba"&gt;ARBA (System generated rules)&lt;/a&gt;&lt;/li&gt;&lt;/ul&gt;&lt;/li&gt;&lt;/ul&gt;&lt;/li&gt;&lt;li&gt;&lt;ul&gt;&lt;li class="fixedHeight_namespaces"&gt;&lt;h3 class="supporting"&gt;&lt;span&gt;Supporting data&lt;/span&gt;&lt;/h3&gt;&lt;p class="supportingLeadingText"&gt;Select one of the options below to target your search:&lt;/p&gt;&lt;ul class="supportingDataOptions"&gt;&lt;li&gt;&lt;a class="namespace-option supporting" href="#" id="citations"&gt;Literature citations&lt;/a&gt;&lt;/li&gt;&lt;li&gt;&lt;a class="namespace-option supporting" href="#" id="taxonomy"&gt;Taxonomy&lt;/a&gt;&lt;/li&gt;&lt;li&gt;&lt;a class="namespace-option supporting" href="#" id="keywords"&gt;Keywords&lt;/a&gt;&lt;/li&gt;&lt;li&gt;&lt;a class="namespace-option supporting" href="#" id="locations"&gt;Subcellular locations&lt;/a&gt;&lt;/li&gt;&lt;li&gt;&lt;a class="namespace-option supporting" href="#" id="database"&gt;Cross-referenced databases&lt;/a&gt;&lt;/li&gt;&lt;li&gt;&lt;a class="namespace-option supporting" href="#" id="diseases"&gt;Human diseases&lt;/a&gt;&lt;/li&gt;&lt;/ul&gt;&lt;/li&gt;&lt;/ul&gt;&lt;/li&gt;&lt;/ul&gt;&lt;input value="" id="topQuery" type="hidden"/&gt;&lt;div id="queryContainer"&gt;&lt;input autocomplete="off" autofocus="autofocus" id="query" value="" accesskey="4" name="query" type="search"/&gt;&lt;/div&gt;&lt;a class="caret_grey" href="#" id="advanced-search-toggle"&gt;Advanced&lt;/a&gt;&lt;input value="score" name="sort" type="hidden"/&gt;&lt;a id="search-button" title="Search" data-icon="1" class="icon icon-functional button"&gt;Search&lt;/a&gt;&lt;div style="display:none" class="advSearch" id="query-builder-container"&gt;&lt;a href="#" class="closeBox" id="closeAdvanceSearch"&gt;x&lt;/a&gt;&lt;div id="advanced-search"&gt;&lt;/div&gt;&lt;/div&gt;&lt;/div&gt;&lt;/form&gt;&lt;/div&gt;&lt;div id="nav"&gt;&lt;ul id="local-nav"&gt;&lt;li class="mobileHomeLink"&gt;&lt;a href="/"&gt;Home&lt;/a&gt;&lt;/li&gt;&lt;li class="first"&gt;&lt;a class="tooltipped" title="Find regions of local similarity between sequences" href="/blast" id="top-blast-link"&gt;BLAST&lt;/a&gt;&lt;/li&gt;&lt;li&gt;&lt;a class="tooltipped" title="Align two or more protein sequences with the Clustal Omega program" href="/align" accesskey="9" id="top-align-link"&gt;Align&lt;/a&gt;&lt;/li&gt;&lt;li class="last"&gt;&lt;a class="tooltipped" title="Submit a list of identifiers to retrieve the corresponding UniProt entries, or to map them from or to an external database" rel="help" href="/uploadlists" id="upload-lists-nav"&gt;Retrieve/ID mapping&lt;/a&gt;&lt;/li&gt;&lt;li class="last"&gt;&lt;a class="tooltipped" title="Submit a list of peptides to find UniProt sequences containing them" rel="help" href="/peptidesearch" id="peptidesearch-lists-nav"&gt;Peptide search&lt;/a&gt;&lt;/li&gt;&lt;li id="sparql-list" class="last"&gt;&lt;a class="tooltipped" title="Query the UniProt Knowledge Graph with SPARQL" href="https://sparql.uniprot.org/sparql" id="sparql-lists-nav"&gt;SPARQL&lt;/a&gt;&lt;/li&gt;&lt;li class="functional last"&gt;&lt;a accesskey="9" href="/contact" id="contact"&gt;Contact&lt;/a&gt;&lt;/li&gt;&lt;li class="functional"&gt;&lt;a rel="help" href="/help/" id="help"&gt;Help&lt;/a&gt;&lt;/li&gt;&lt;/ul&gt;&lt;/div&gt;&lt;/div&gt;&lt;/div&gt;&lt;div class="warn" id="browserwarning"&gt;You are using a version of browser that may not display all the features of this website. Please consider upgrading &lt;a href="/help/browser_support"&gt;your browser&lt;/a&gt;.&lt;/div&gt;&lt;main class="uniprot" property="schema:mainEntity" resource="" typeof="" id="content"&gt;&lt;section id="page-header"&gt;&lt;div id="top-right-actions"&gt;&lt;div style="display:none" id="basket"&gt;&lt;a href="#" data-icon="b" class="closed basket-empty icon icon-static caret_white button" id="basket-list"&gt;Basket &lt;span style="display:none" id="basket-count"&gt;0&lt;/span&gt;&lt;/a&gt;&lt;/div&gt;&lt;div style="z-index: 3;display:none" id="basket-contents"&gt;&lt;div id="closeBasket"&gt;&lt;span class="basketText"&gt;(max 400 entries)&lt;/span&gt;&lt;button class="closeBox"&gt;x&lt;/button&gt;&lt;/div&gt;&lt;div id="emptyBasketContent"&gt;&lt;h3&gt;&lt;span class="context-help tooltipped-click"&gt;</text:p>
            <text:p>Your basket is currently empty. &lt;sup&gt; i&lt;/sup&gt;&lt;span style="display:none"&gt;&lt;span class="tooltipped"&gt;</text:p>
            <text:p>                                    &amp;lt;p&gt;When browsing through different UniProt proteins, you can use the 'basket' to save them, so that you can back to find or analyse them later.&amp;lt;p&gt;&amp;lt;a href='/help/basket' target='_top'&gt;More...&amp;lt;/a&gt;&amp;lt;/p&gt;&lt;/span&gt;&lt;/span&gt;&lt;/span&gt;&lt;/h3&gt;&lt;p&gt;Select item(s) and click on "Add to basket" to create your own collection here&lt;br/&gt; (400 entries max)&lt;br/&gt;&lt;/p&gt;&lt;div id="emptyBasketContentHelp"&gt;&lt;/div&gt;&lt;/div&gt;&lt;div style="display:none" id="loadingBasketContent"&gt;&lt;/div&gt;&lt;div id="filledBasketContents"&gt;&lt;ul id="basketTabs" class="tabs"&gt;&lt;li&gt;&lt;a id="uniprotBasketTab" class="uniprot tab basketTab"&gt;UniProtKB (&lt;span class="uniprot-basket-count"&gt;0&lt;/span&gt;)&lt;/a&gt;&lt;/li&gt;&lt;li&gt;&lt;a id="unirefBasketTab" class="uniref tab basketTab"&gt;UniRef (&lt;span class="uniref-basket-count"&gt;0&lt;/span&gt;)&lt;/a&gt;&lt;/li&gt;&lt;li&gt;&lt;a id="uniparcBasketTab" class="uniparc tab basketTab"&gt;UniParc (&lt;span class="uniparc-basket-count"&gt;0&lt;/span&gt;)&lt;/a&gt;&lt;/li&gt;&lt;/ul&gt;&lt;div class="tabsContent" style="display: none" id="basket-uniprot"&gt;&lt;/div&gt;&lt;div class="tabsContent" style="display: none" id="basket-uniref"&gt;&lt;/div&gt;&lt;div class="tabsContent" style="display: none" id="basket-uniparc"&gt;&lt;/div&gt;&lt;/div&gt;&lt;div id="basket-actions"&gt;&lt;div class="action-buttons-grouped"&gt;&lt;button title="Select two or more entries and click here to align them" data-icon="i" class="button icon icon-functional align disabled" id="basket-align-button"&gt;Align&lt;/button&gt;&lt;button data-icon="t" title="Select an entry and click here to run a BLAST search on it" class="button icon-functional icon blast disabled" id="basket-blast-button"&gt;BLAST&lt;/button&gt;&lt;button title="Map ids to other databases" class="button icon-functional disabled" id="basket-map-button"&gt;Map Ids&lt;/button&gt;&lt;button data-icon="=" title="Download results" class="button icon icon-functional download disabled" id="basket-download-button"&gt;Download&lt;/button&gt;&lt;span class="icon-right"&gt;&lt;button title="Full View" class="button fullView disabled" id="basket-view-button"&gt;Full View&lt;/button&gt;&lt;button title="Remove Selected entries" class="button remove disabled" id="basket-remove-button"&gt;Remove&lt;/button&gt;&lt;button title="Clear basket" class="button clear disabled" id="basket-clear-button"&gt;Clear&lt;/button&gt;&lt;/span&gt;&lt;/div&gt;&lt;/div&gt;&lt;/div&gt;&lt;form action="/align/" method="post" id="basket-alignForm"&gt;&lt;input value="no" name="landingPage" type="hidden"/&gt;&lt;input value="clustalo" name="program" type="hidden"/&gt;&lt;input value="yes" name="redirect" type="hidden"/&gt;&lt;input value="" name="alignQuery" id="basket-alignQuery" type="hidden"/&gt;&lt;/form&gt;&lt;form action="/blast/" method="post" id="basket-blastForm"&gt;&lt;input value="yes" name="redirect" type="hidden"/&gt;&lt;input value="no" name="landingPage" type="hidden"/&gt;&lt;input value="uniprotkb_refprotswissprot" name="dataset" type="hidden"/&gt;&lt;input value="10" name="threshold" type="hidden"/&gt;&lt;input value="" name="matrix" type="hidden"/&gt;&lt;input value="false" name="filter" type="hidden"/&gt;&lt;input value="true" name="gapped" type="hidden"/&gt;&lt;input value="250" name="numal" type="hidden"/&gt;&lt;input value="" id="basket-blastQuery" name="blastQuery" type="hidden"/&gt;&lt;/form&gt;&lt;form action="" method="post" id="basket-downloadForm"&gt;&lt;input value="" name="query" type="hidden"/&gt;&lt;/form&gt;&lt;/div&gt;&lt;/section&gt; &lt;br clear="all"/&gt;&lt;div class="main"&gt;&lt;div id="noResultsMessage"&gt;&lt;h2&gt;Sorry, this page was not found.&lt;/h2&gt;&lt;p&gt;</text:p>
            <text:p>Can't find what you are looking for? Please</text:p>
            <text:p>&lt;a href="/contact?subject="&gt;contact us&lt;/a&gt;&lt;/p&gt;&lt;p&gt;The resource you requested could not be found. It has either been</text:p>
            <text:p>moved, never existed, or you might have mistyped the address.</text:p>
            <text:p>&lt;/p&gt;&lt;ul&gt;&lt;li&gt;</text:p>
            <text:p>If you believe this is an error or need further help</text:p>
            <text:p>&lt;a href="/contact"&gt;please contact us&lt;/a&gt;</text:p>
            <text:p>.</text:p>
            <text:p>&lt;/li&gt;&lt;li&gt;</text:p>
            <text:p>You can also start navigating from the</text:p>
            <text:p>&lt;a href="/"&gt;main page&lt;/a&gt;</text:p>
            <text:p>.</text:p>
            <text:p>&lt;/li&gt;&lt;li&gt;You can also try using the search functionality above.&lt;/li&gt;&lt;/ul&gt;&lt;/div&gt;&lt;/div&gt;&lt;/main&gt;&lt;footer id="page-footer"&gt;&lt;section&gt;&lt;h5&gt;Tools&lt;/h5&gt;&lt;ul&gt;&lt;li&gt;&lt;a href="/blast"&gt;BLAST&lt;/a&gt;&lt;/li&gt;&lt;li&gt;&lt;a href="/align"&gt;Align&lt;/a&gt;&lt;/li&gt;&lt;li&gt;&lt;a href="/uploadlists"&gt;Retrieve/ID mapping&lt;/a&gt;&lt;/li&gt;&lt;li&gt;&lt;a href="/peptidesearch"&gt;Peptide search&lt;/a&gt;&lt;/li&gt;&lt;/ul&gt;&lt;/section&gt;&lt;section&gt;&lt;h5&gt;Core data&lt;/h5&gt;&lt;ul&gt;&lt;li&gt;&lt;a href="/uniprot"&gt;Protein knowledgebase (UniProtKB)&lt;/a&gt;&lt;/li&gt;&lt;li&gt;&lt;a href="/uniref"&gt;Sequence clusters (UniRef)&lt;/a&gt;&lt;/li&gt;&lt;li&gt;&lt;a href="/uniparc"&gt;Sequence archive (UniParc)&lt;/a&gt;&lt;/li&gt;&lt;li&gt;&lt;a href="/proteomes"&gt;Proteomes&lt;/a&gt;&lt;/li&gt;&lt;/ul&gt;&lt;/section&gt;&lt;section&gt;&lt;h5&gt;Supporting data&lt;/h5&gt;&lt;ul&gt;&lt;li&gt;&lt;a href="/citations"&gt;Literature citations&lt;/a&gt;&lt;/li&gt;&lt;li&gt;&lt;a href="/taxonomy"&gt;Taxonomy&lt;/a&gt;&lt;/li&gt;&lt;li&gt;&lt;a href="/keywords"&gt;Keywords&lt;/a&gt;&lt;/li&gt;&lt;li&gt;&lt;a href="/locations"&gt;Subcellular locations&lt;/a&gt;&lt;/li&gt;&lt;li&gt;&lt;a href="/database"&gt;Cross-referenced databases&lt;/a&gt;&lt;/li&gt;&lt;li&gt;&lt;a href="/diseases"&gt;Diseases&lt;/a&gt;&lt;/li&gt;&lt;/ul&gt;&lt;/section&gt;&lt;section&gt;&lt;h5&gt;Information&lt;/h5&gt;&lt;ul&gt;&lt;li&gt;&lt;a href="/help/about"&gt;About UniProt&lt;/a&gt;&lt;/li&gt;&lt;li&gt;&lt;a href="/help"&gt;Help&lt;/a&gt;&lt;/li&gt;&lt;li&gt;&lt;a href="/help/?fil=section:faq"&gt;FAQ&lt;/a&gt;&lt;/li&gt;&lt;li&gt;&lt;a href="/help/?fil=section:manual"&gt;UniProtKB manual&lt;/a&gt;&lt;/li&gt;&lt;li&gt;&lt;a href="/help/technical"&gt;Technical corner&lt;/a&gt;&lt;/li&gt;&lt;li&gt;&lt;a href="/help/?query=*&amp;amp;fil=section:biocuration"&gt;Expert biocuration&lt;/a&gt;&lt;/li&gt;&lt;/ul&gt;&lt;/section&gt;&lt;section&gt;&lt;div class="uniprotlogo"&gt;&lt;img src="/images/logos/uniprot-rgb-optimized.svg"/&gt;&lt;/div&gt;&lt;span&gt;&amp;copy; 2002 &amp;ndash;</text:p>
            <text:p>&lt;span property="copyrightYear"&gt;2021&lt;/span&gt;</text:p>
            <text:p>&lt;a accesskey="9" href="/help/about"&gt;UniProt Consortium&lt;/a&gt; | &lt;a href="/help/license"&gt;License &amp;amp; Disclaimer&lt;/a&gt; | &lt;a href="/help/privacy"&gt;Privacy Notice&lt;/a&gt;&lt;/span&gt;&lt;div resource="/help/about#UniProt" id="logos" typeof="NGO" property="creator"&gt;&lt;span hidden="hidden" property="name"&gt;UniProt Consortium&lt;/span&gt;&lt;span resource="/help/about#EBI" typeof="Organization" class="ebi" property="member"&gt;&lt;span class="hidden" property="name"&gt;European Bioinformatics Institute&lt;/span&gt;&lt;a href="https://www.ebi.ac.uk/" property="url"&gt;&lt;/a&gt;&lt;/span&gt;&lt;span resource="/help/about#PIR" typeof="Organization" class="pir" property="member"&gt;&lt;span class="hidden" property="name"&gt;Protein Information Resource&lt;/span&gt;&lt;a href="https://pir.georgetown.edu/" property="url"&gt;&lt;/a&gt;&lt;/span&gt;&lt;span resource="/help/about#SIB" typeof="Organization" class="sib" property="member"&gt;&lt;span class="hidden" property="name"&gt;SIB Swiss Institute of Bioinformatics&lt;/span&gt;&lt;a href="https://www.sib.swiss/" property="url"&gt;&lt;/a&gt;&lt;/span&gt;&lt;/div&gt;&lt;/section&gt;&lt;/footer&gt;&lt;div id="elixir-coretrust-ribbon"&gt;&lt;a typeof="Organization" href="https://www.coretrustseal.org/" property="reviewedBy"&gt;&lt;img alt="UniProt is an CoreTrustSeal certified data repository" id="coretrustseal-logo" src="/images/logos/CoreTrustSeal-logo-transparent.png"/&gt;&lt;/a&gt;&lt;a typeof="Organization" href="https://www.elixir-europe.org/platforms/data/core-data-resources" property="reviewedBy"&gt;&lt;img height="64px" width="64px" id="elixir-cdr-logo" src="/images/elixir-cdr.gif"/&gt;&lt;h5&gt;&lt;span class="elixir-banner-name"&gt;UniProt is an ELIXIR core data resource&lt;/span&gt;&lt;/h5&gt;&lt;/a&gt;&lt;/div&gt;&lt;div id="UniProt-Funding"&gt;&lt;span&gt;</text:p>
            <text:p>Main &lt;a href="https://www.uniprot.org/help/about"&gt;funding&lt;/a&gt; by:</text:p>
            <text:p>&lt;/span&gt;&lt;a property="funder" typeof="Organization" href="https://www.nih.gov/" id="nihFundingLink" class="funder"&gt;&lt;span property="name"&gt;National Institutes of Health&lt;/span&gt;&lt;/a&gt;&lt;a property="funder" typeof="Organization" href="https://www.embl.org/" id="ebiFundingLink" class="funder"&gt;&lt;img src="/images/embl-logo.png" style="width:auto;height:45px;"/&gt;&lt;span hidden="hidden" property="name"&gt;The European Molecular Biology Laboratory&lt;/span&gt;&lt;/a&gt;&lt;a property="funder" typeof="GovernmentOrganization" href="https://www.sbfi.admin.ch/sbfi/en/home.html" id="seriFundingLink" class="funder"&gt;&lt;img src="/images/seri-logo.png"/&gt;&lt;span hidden="hidden" property="name"&gt;State Secretariat for Education, Research and Innovation&lt;/span&gt;&lt;span hidden="hidden" property="alternateName"&gt;SERI&lt;/span&gt;&lt;/a&gt;&lt;/div&gt;&lt;script src="https://www.google-analytics.com/analytics.js" async="async"&gt;&lt;/script&gt;&lt;script&gt;</text:p>
            <text:p>window.ga=window.ga||function(){(ga.q=ga.q||[]).push(arguments)};ga.l=+new Date;</text:p>
            <text:p>ga('create', 'UA-6228219-1', 'auto');</text:p>
            <text:p>ga('set', 'dimension1', '');</text:p>
            <text:p>ga('set', 'dimension2', '');</text:p>
            <text:p>ga('set', 'anonymizeIp', true);</text:p>
            <text:p>ga('set', 'forceSSL', true);</text:p>
            <text:p>ga('send', 'pageview');</text:p>
            <text:p>&lt;/script&gt;&lt;div class="privacy-panel" id="privacy-panel"&gt;&lt;p class="privacy-panel__text"&gt;We'd like to inform you that we have updated our &lt;a href="/help/privacy"&gt;Privacy Notice&lt;/a&gt; to comply</text:p>
            <text:p>with Europe’s new General Data Protection Regulation (GDPR) that applies since 25 May 2018.&lt;/p&gt;&lt;a id="privacy-panel-accept" class="privacy-panel__button"&gt;Do not show this banner again&lt;/a&gt;&lt;/div&gt;&lt;script src="/scripts/node-bundle.js" type="text/javascript"&gt;&lt;/script&gt;&lt;script src="/scripts/common-bundle.js" type="text/javascript"&gt;&lt;/script&gt;&lt;/body&gt;&lt;/html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tin OS=Chlorocebus sabaeus OX=60711 GN=TTN PE=4 SV=1</text:p>
          </table:table-cell>
          <table:table-cell office:value-type="string" calcext:value-type="string">
            <text:p>A0A0D9RKL7</text:p>
          </table:table-cell>
          <table:table-cell office:value-type="string" calcext:value-type="string">
            <text:p>A0A0D9RFZ2_CHLSB</text:p>
          </table:table-cell>
          <table:table-cell office:value-type="string" calcext:value-type="string">
            <text:p>TTN</text:p>
          </table:table-cell>
          <table:table-cell office:value-type="string" calcext:value-type="string">
            <text:p>TRIPB_HUMAN, G3V4R7_HUMAN, H0YJ97_HUMAN</text:p>
          </table:table-cell>
          <table:table-cell table:number-columns-repeated="3"/>
          <table:table-cell office:value-type="string" calcext:value-type="string">
            <text:p>[['Human Gene ID #1', 'C:cilium', 'C:cis-Golgi network', 'C:cytoskeleton', 'C:endoplasmic reticulum-Golgi intermediate compartment', 'C:endoplasmic reticulum-Golgi intermediate compartment membrane', 'C:Golgi apparatus', 'C:Golgi membrane', 'C:inner acrosomal membrane', 'C:nuclear speck', 'C:nucleoplasm', 'C:outer acrosomal membrane', 'C:transport vesicle', 'F:transcription coactivator activity', 'P:cartilage development', 'P:chondrocyte differentiation involved in endochondral bone morphogenesis', 'P:Golgi ribbon formation', 'P:inner ear receptor cell stereocilium organization', 'P:intraciliary transport involved in cilium assembly', 'P:protein glycosylation', 'P:transcription by RNA polymerase II', 'P:ventricular septum development', 'P:vesicle tethering to Golgi'], ['Human Gene ID #2', 'NO GO TERMS ASSOCIATED'], ['Human Gene ID #3', 'C:Golgi apparatus', 'C:nuclear speck']]</text:p>
          </table:table-cell>
          <table:table-cell office:value-type="string" calcext:value-type="string">
            <text:p>&gt;tr|A0A0D9RFZ2|A0A0D9RFZ2_CHLSB Thyroid hormone receptor interactor 11 OS=Chlorocebus sabaeus OX=60711 GN=TRIP11 PE=4 SV=1</text:p>
            <text:p>MSSWLGGLGSGLGQSLGHVGGSLASLTGQISNFTKDMLMEGTEEVEAELPDSRTKEIEAI</text:p>
            <text:p>HAILRSENERLKKLCTDLEEKHEASEIQIKQQSSSYRNQLQQKEVEISHLKARQIALQDQ</text:p>
            <text:p>LLKLQSAAQSVPSGAGGVPATTASSSFAYGISHHPSAFHDDDMDFGDIISSQQEINRLSN</text:p>
            <text:p>EVSRLESEVGHWRHIAQISKAQGTHNSDQSEICKLQNIIKELKQNRSQEIDDHQHEMSVL</text:p>
            <text:p>QNAHQQKLTEISRRHREELSDYEERIEELENLLQQGGSGVVETDISKIYEMQKTIQVLQT</text:p>
            <text:p>EKVESTKKMEELEDKIKDISKKLSSAENDRDTLRREQEQLNVEKRQIMEECENLKLECSK</text:p>
            <text:p>LQPSAVKQRDTVTEKERILAQSASVEEVFRLQQALSDAENEIMRLSSLNQDNSLAEDNLK</text:p>
            <text:p>LKMHIEVLEKEKSLLSQEKEELQMSLLKLNNEYEVIKSTATRDISLDSELHDLRLNLEAK</text:p>
            <text:p>EQELNQSISEKETLIAEIEELDRQNQEATKHMILIKDQLSKQQNEVDSIISKLKQDLNDE</text:p>
            <text:p>KKRAHQLEDDKMDITKELDVQKEKLLQSEVALNDLHLTKQKLEDKVENLVDQLNKSQESN</text:p>
            <text:p>VSIQKENLELKEHIRQNEEELSRIRNELTQSLNQEDSDSNFKDTLLKEREAEFRNLKQNL</text:p>
            <text:p>SELEQLNENLKKVAFDVKMENEKLVLACEDVRHQLEESLAGNKQLSLEKNTIVETLKMEK</text:p>
            <text:p>GEIEAELCRAKKRLLEEANKYEKTIEELSNACNLNTSPLQLEHEHLIKLNQKKDMEIAEL</text:p>
            <text:p>KKNIEQMDTDHKETKDILSSSLEEQRQLAQLIKEKEIFIEKLKERSSKLQEELDKYSQAL</text:p>
            <text:p>RKNEILRQTIEEKDRSLGSMKEENNHLQEELERLREQQSRTAPVTDPKTLDSVAELASEV</text:p>
            <text:p>SQLNMIKDNLEEEIKHHQKIIEDQNQSKMQLLQSLQEQKKEMDEFRYQHEQMNATHTQLF</text:p>
            <text:p>LEKDEEIKSLQKTIEQIKTQLHEERQDIQTDNSDIFQETKVQSLNIENGSEKHDLSKAET</text:p>
            <text:p>ERLVKGIKERELEIKLLNEKNISLTKQIDQLSKDEVGKLTQIIQQKDLEIQALHARISST</text:p>
            <text:p>SYTQDVVYLQQQLQAYAMEREKVFAVLNEKTRENSHLKTEYHKMMDIIAAKEAALIKLQD</text:p>
            <text:p>ENKKLSTRFESSGQDMFRETIQNLSRIIREKDIEIDALSQKCQTLLAVLQTSSTGNEAGG</text:p>
            <text:p>VNSNQFEELLQERDKLKQQVKKMEEWKQQVMTTVQNMQHESAQLQEELHQLQAQVLVDSD</text:p>
            <text:p>NNSKLQVDYTGLIQSYEQNETKLKNFGQELAQVQHSIGQLCNTKDLLLGKLDIISPQLSS</text:p>
            <text:p>ASLLTPQSAQSLRASKSDVLSQSSELLQQEVEELRKSLQEKDATIRTLQENNHRLSDSIA</text:p>
            <text:p>ATSELERKEHEQTDSEIKHLKEKQDVLQKLLKEKDLLIKAKSDQLLSSNENFTNKVNENE</text:p>
            <text:p>LLRQAVTNLKERILILEMDIGKLKGENEKIVETSKGKETEYQALQETNMKFSMMLREKEF</text:p>
            <text:p>ECHSMKEKALAFEQLLKEKEQGKAGELNQLLNAVKSMQEKTVVFQQERDQVMLALKQKQM</text:p>
            <text:p>ENTALQNEVQRLRDKEFRSNQELERLRNHLLESEDSYTREALAAEDREAKLRKKVTVLEE</text:p>
            <text:p>KLVSSSNAMENASHQASVQVESLQEQLNVVSKQRDETALQLSVSQEQVKQYALSLANLQM</text:p>
            <text:p>VLEHFQQGKLYGHSFNEEK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G array regulator of axonemal microtubules 1 OS=Chlorocebus sabaeus OX=60711 GN=TOGARAM1 PE=4 SV=1</text:p>
          </table:table-cell>
          <table:table-cell office:value-type="string" calcext:value-type="string">
            <text:p>A0A0D9RS47</text:p>
          </table:table-cell>
          <table:table-cell office:value-type="string" calcext:value-type="string">
            <text:p>A0A0D9RKL7_CHLSB</text:p>
          </table:table-cell>
          <table:table-cell office:value-type="string" calcext:value-type="string">
            <text:p>TOGARAM1</text:p>
          </table:table-cell>
          <table:table-cell office:value-type="string" calcext:value-type="string">
            <text:p>TITIN_HUMAN, A0A0A0MTS7_HUMAN, A0A0C4DG59_HUMAN, A2TKE6_HUMAN, C0JYZ2_HUMAN, C9JQJ2_HUMAN, D3DPG0_HUMAN, H7C1P9_HUMAN</text:p>
          </table:table-cell>
          <table:table-cell table:number-columns-repeated="3"/>
          <table:table-cell office:value-type="string" calcext:value-type="string">
            <text:p>[['Human Gene ID #1', 'C:condensed nuclear chromosome', 'C:cytosol', 'C:extracellular exosome', 'C:extracellular region', 'C:I band', 'C:M band', 'C:striated muscle thin filament', 'C:Z disc', 'F:actin filament binding', 'F:actinin binding', 'F:ATP binding', 'F:calcium ion binding', 'F:calmodulin binding', 'F:enzyme binding', 'F:identical protein binding', 'F:muscle alpha-actinin binding', 'F:protease binding', 'F:protein kinase binding', 'F:protein self-association', 'F:protein serine kinase activity', 'F:protein serine/threonine kinase activity', 'F:protein threonine kinase activity', 'F:protein tyrosine kinase activity', 'F:structural constituent of muscle', 'F:structural molecule activity conferring elasticity', 'F:telethonin binding', 'P:cardiac muscle contraction', 'P:cardiac muscle fiber development', 'P:cardiac muscle hypertrophy', 'P:cardiac muscle tissue morphogenesis', 'P:cardiac myofibril assembly', 'P:detection of muscle stretch', 'P:mitotic chromosome condensation', 'P:muscle contraction', 'P:muscle filament sliding', 'P:platelet degranulation', 'P:positive regulation of gene expression', 'P:positive regulation of protein secretion', 'P:protein kinase A signaling', 'P:regulation of catalytic activity', 'P:regulation of protein kinase activity', 'P:response to calcium ion', 'P:sarcomere organization', 'P:sarcomerogenesis', 'P:skeletal muscle myosin thick filament assembly', 'P:skeletal muscle thin filament assembly', 'P:striated muscle contraction'], ['Human Gene ID #2', 'F:ATP binding', 'F:protein kinase activity'], ['Human Gene ID #3', 'NO GO TERMS ASSOCIATED'], ['Human Gene ID #4', 'NO GO TERMS ASSOCIATED'], ['Human Gene ID #5', 'F:ATP binding', 'F:protein kinase activity'], ['Human Gene ID #6', 'C:plasma membrane'], ['Human Gene ID #7', 'F:ATP binding', 'F:protein kinase activity'], ['Human Gene ID #8', 'NO GO TERMS ASSOCIATED']]</text:p>
          </table:table-cell>
          <table:table-cell office:value-type="string" calcext:value-type="string">
            <text:p>&gt;tr|A0A0D9RKL7|A0A0D9RKL7_CHLSB Uncharacterized protein OS=Chlorocebus sabaeus OX=60711 PE=3 SV=1</text:p>
            <text:p>MTTQAPTFTQPLQSVVVLEGSTATFEAHISGFPVPEVSWIRDGQVISTSTLPGVQISFSD</text:p>
            <text:p>GRAKLTIPAVTKANSGRYSLRATNGSGQATSTAELLVKAETAPPNFVQRLQSMTVRQGSQ</text:p>
            <text:p>VRLQVRVTGIPTPVVKFYRDGAEIQSSLDFQISQEGELYSLLIAEAYPEDSGTYSVNATN</text:p>
            <text:p>SVGRATSTAELLVQGEEEVPAKKTKTIVSTAQISESRQTRIEKKIEAHFDARSIATVEMV</text:p>
            <text:p>IDGAAGQQLPHKTPPRIPPKPKSRSPTPPSIAAKAQLARQQSPSPIRHSPSPVRHVRAPT</text:p>
            <text:p>PSPVRSVSPAARISTSPIRSVRSPLLMRKTQASTMATGPEVPPPWKQEGYVASSSEAEMR</text:p>
            <text:p>ETTLTTSTQIRTEERWEGRYGVQEQMTISGAAGAAASVSASATYAAGAVATGAKEVKQDA</text:p>
            <text:p>DKSAAVATVVAAVDMARVREPVISAVEQTAQRTTTTAVHVQPVQEQEKQVRKEAEKTAVT</text:p>
            <text:p>KVVVAADKAKEQELKSRTREVITTKQEQMHVTREQIRKETEKTFVPKVVISAAKAKEQET</text:p>
            <text:p>RISGEITTKQKQVTQETIRQETEITAASMVVVATAKSTKLETVPGAQEETATQQDQMHLS</text:p>
            <text:p>HEKIMKETRKTVVPKVIVATPKVKEQDLVSRSREGITTKREQVQITQEKMRKEAEKTALS</text:p>
            <text:p>TIAVATAKAKEQETILRTRETMATRQEQTQVTHGKVDVGKKAEAVATVVAAVDQARVREP</text:p>
            <text:p>REPGRLEESYAQQTTLEYGYKERISAAKVAEPPQRPASEPHVVPKAVKPVVIQAPSETHI</text:p>
            <text:p>KTTDQMGMHISSQIKKTTDLTTERLVHVDKRPRTASPHFTVSKISVPKTEHGYEASIAGS</text:p>
            <text:p>AIATLQKELSATSSAQKITKSVKAPTVKPSETRVRAEPTPSPQFPFADMPDTYKSQAGIE</text:p>
            <text:p>VKKEVGVSITGATVREERFEVLHGREAKVTETARVPAPVEIPVTPPTLVSGLKNVTVIEG</text:p>
            <text:p>ESVTLECHISGYPSPTVTWYREDYQIESSIDFQITFQSGIARLMIREAFAEDSGRFTCSA</text:p>
            <text:p>VNEAGTVSTSCYLAVQVSEEFEKETTAVTEKFTTEEKRFVESRDVVMTDTSITEEQAGPG</text:p>
            <text:p>EPAAPYFITKPVVQKLVEGGTVVFGCQVGGNPKPHVYWKKSGVPLTTGYRYKVSYNKQTG</text:p>
            <text:p>ECKLVISMTFADDAGEYTIVIRNKHGETSASASLLEEADYESLMKSQQEMLYQTQVTAFV</text:p>
            <text:p>QEPKVGETAPGFVYSEYEKEYEKEQALIRKKMAKDTVMVRTYVEDQEFHISSFEERLIKE</text:p>
            <text:p>IEYRIIKTTLEELLEEDGEEKMAVDISESEAVESGFELRIKNYRILEGMGVTFHCKMSGY</text:p>
            <text:p>PLPKIAWYKDGKRIKHGERYQMDFLQDGRASLRIPVVLPEDEGIYTAFASNIKGNAICSG</text:p>
            <text:p>KLYVEPAAPLGAPTYIPTPEPVSRIRSLSPRSVSRSPIRMSPARMSPARMSPARMSPARM</text:p>
            <text:p>SPGRRLEETHESQLERLYKPVFVLKPASFKCLEGQTARFDLKVVGRPMPETFWFHDGQQI</text:p>
            <text:p>VNDYTHKVVIKEDGTQSLIIVPATPSDSGEWTVVAQNRAGRSSISVILTVEAVEHQVKPM</text:p>
            <text:p>FVEKLKNVNVKEGSRLEMKVRATGNPNPDIVWLKNSDIIVPHKYPKIRIEGTKGEAALKI</text:p>
            <text:p>DSTVSQDSAWYTATAINKAGRDTTRCKVNVEVEFAEPEPERKLIIPRGTYRAKEIAAPEL</text:p>
            <text:p>EPLHLRYGQEQWEEGDLYDKEKQQKPFFKKKLTSLRLKRFGPAHFECRLTPIGDPTMVVE</text:p>
            <text:p>WLHDGKPLEAANRLRMINEFGYCSLDYGVAYSRDSGIITCRATNKYGTDHTSATLIVKDE</text:p>
            <text:p>KSLVEESQLPEGRKGLQRIEELERMAHEGALTGVTTDQKEKQKPDIVLFPEPVRVLEGET</text:p>
            <text:p>ARFRCRVTGYPQPKVNWYLNGQLIRKSKRFRVRYDGIHYLDIVDCKSYDTGEVKVTAENP</text:p>
            <text:p>EGVIEHKVKLEIQQREDFRSVLRRAPEPRPEFHVHEPGKLQFEVQKVDRPVDTTETKEVV</text:p>
            <text:p>KLKRAERITHEKVPEESEELRSKFKRRTEEGYYEAITAVELKSRKKDESYEELLRKTKDE</text:p>
            <text:p>LLHWTKELTEEEKKALAEEGKITIPTFKPDKIELSPSMEAPKIFERIQSQTVGQGSDAHF</text:p>
            <text:p>RVRVVGKPDPECEWYKNGVKIERSDRIYWYWPEDNVCELVIRDVTAEDSASIMVKAINIA</text:p>
            <text:p>GETSSHAFLLVQAKQLITFTQELQDVVAKEKDTMATFECETSEPFVKVKWYKDGMEVHEG</text:p>
            <text:p>DKYRMHSDRKVHFLSILTIDMSDAEDYSCVLVEDENIKTTAKLIVEGAVVEFVKELEDIE</text:p>
            <text:p>VPESYSGELECIVSPENIEGKWYHNNVELKSNGKYTITSRRGRQNLTVKDVTKEDQGEYS</text:p>
            <text:p>FVIDGKKTTCKLKMKPRPIAILQGLSDQKVCEGDIVQLEVKVSLESVEGVWMKDGQEVQP</text:p>
            <text:p>SDRVHIVIDKQSHMLLIEDMTKEDAGNYSFTIPALGLSTSGRVSVYSVDVITPLKDVNVI</text:p>
            <text:p>EGTKAVLECKVSVPDVTSVKWYLNDEQIKPDDRVHAIVKGTKQRLVINRTHASDEGPYKL</text:p>
            <text:p>IVGRVETNCNLSVEKIKIIRGLRDLTCTETQNVVFEVELSHSGIDVLWNFKDKEIKPSSK</text:p>
            <text:p>YKIEAHGKIYKLTVLNMMKDDEGKYTFYAGENMTSGKLTVAGGAISKPLTDQTVAESQEA</text:p>
            <text:p>VFECEVANPDSKGEWLRDGKHLPLTNNIRSESDGHKRRLIIAATKLDDIGEYTYKVATSK</text:p>
            <text:p>TSAKLKVEAVKIKKTLKNLTVTETRDAVFTVELTHPNVKGVQWIKNGVVLESNEKYAISV</text:p>
            <text:p>KGTVYSLRIKNCAIVDESVYGFRLGRLGASARLHVETVKIIKKPKDVTALENATVAFEVS</text:p>
            <text:p>VSHDTVPVKWFHKNVEIKPSDKHRLVSERKVHKLMLQNISPSDAGEYTAVVGQLECKAKL</text:p>
            <text:p>FVETLHITKTMKNIEVPETKTASFECEVSHFNVPSMWLKNGVEIEMSEKFKIVVQGKLHQ</text:p>
            <text:p>LIIMNTSTEDSAEYTFVCGNDQVSATLTVTPIMITSMLKDINAEEKDTITFEVTVNYEGI</text:p>
            <text:p>SYKWLKNGVEIKSTDKCQMRTKKLTHSLNIRNVHFGDAADYTFVAGKATSTATLYVEARH</text:p>
            <text:p>IEFRKHIKDIKVLEKKRAMFECEVSEPDITVQWMKDDQELQITDRIKIQKEKYVHRLLIP</text:p>
            <text:p>STRMSDAGKYTVVAGGNVSTANLFVEGRDVRIRSIKKEVQVIEKQRAVVEFEVNEDDVDA</text:p>
            <text:p>HWYKDGIEINFQVQERHKYVVERRIHRMFISETRQSDAGEYTFVAGRNRSSVTLYVNAPE</text:p>
            <text:p>PPQVLQELQPVTVQSGKPARFCAVISGRPQPKISWYKEEQLLSTGFKCKFLHDGQEYTLL</text:p>
            <text:p>LIEAFPEDAAVYTCEAKNDYGVATTSASLSVEVPEIVSPDQEMPVYPPAIITPLQDTVTS</text:p>
            <text:p>EGQPARFQCRVSGTADLKVSWYSKDKKIKPSRFFRMTQFEDTYQLEIAEAYPEDEGTYTF</text:p>
            <text:p>VASNAVGQVSSTANLSLEAPESILHERIEQEIEMEMKVICSFLSAEEEELHSSELHLSNI</text:p>
            <text:p>NETLELLSEPPVYSTKFDSKKEGAVPVFIKEVSSADTSMGDVATLSVTVIGIPKPKIQWF</text:p>
            <text:p>FNGVPLTPSADYKFVFDGDDHSLIILFTTLEDEGEYTCMASNDYGQAICSAYLKINSKGE</text:p>
            <text:p>GHKDTETESAVAKSLEKLGGPCPPHFLKELKAVRCAQGLPAIFEYTVVGEPAPTVAWFKE</text:p>
            <text:p>NKQLCTSVYYTIIHNPDGSGTFIVNDPQREDSGLYICKAENMLGESTCAAELLVLLEDTD</text:p>
            <text:p>MTDTPCKAKSTPEAPEDFPQTPLKGLTVEAVDSEQEIATFVKDTILQASLITEENQQLSY</text:p>
            <text:p>EHIAKANELSSQLPLGAQELQSILKQDKSTPESTREFLCINGSTHFQPLKEPSPNLQVQT</text:p>
            <text:p>VQSQKTFSKESILMLEEPETQAVLSETEKIFPSAMFIEQINSLTVKPLKTLLTEPEGNYP</text:p>
            <text:p>QSSIEPPVHSYLTSVAEEVLLPKEKTVSDANKDQRVTLQKQEAQSALILSQSLAEGHVES</text:p>
            <text:p>LQSPDVMISQVNYEPLVPSEHSCTEGAEILIESADPLENAGQDSAVRIEEGKSLRFPLAL</text:p>
            <text:p>EEKQVLLKEEHSDNVVMPPDQIIESKREPVAIKKVQEVQGRDILSKESLLSGIPEEQQLN</text:p>
            <text:p>LKIQIRRALQAAVASEQPGLFSEWLRNIEKVEVMAVNITQEPRHIMCTYLVTSAKSITEE</text:p>
            <text:p>VTIIIEDVDPQITNLKMELKDVLCAIIYEEISILTAEGPRIQQGAKTSLQEEMDSFSGSQ</text:p>
            <text:p>KVEPITEPEVESKYLISAEEVRYFNMQSQVEKQEESLKPSEEKEESSSESGTEEVGTVKI</text:p>
            <text:p>QEAEGGLIKEDGPVIHTPLMDTVSEEGDIVHLTTSITNAKEVNWYFENKLVPSDEKFKCL</text:p>
            <text:p>QDQNTYTLVIDKVNTEDHQGEYVCEALNDNGKTATSAKLTVVKRAAPVIRRRIEPLEVAL</text:p>
            <text:p>GHLAKFTCEIQSAPNVRFQWFKAGREIYESDKCSIRSSKYVSSLEILRTQVVDCGEYTCK</text:p>
            <text:p>ASNEYGSVSCTATLTVTEAYPPTFLSRPKSLTTFVGKAAKFLCTVTGTPVIETIWQKDGA</text:p>
            <text:p>ALSPSPNRKISDAENKHILELSNLTIQDRGVYSCKASNKFGADICQAELVIIDKPRFIKE</text:p>
            <text:p>LEPVQSAINKKVHLECQVDEDRKVTVTWNKDGQKLPPGKDYKICFEDKIATLEIPLAKLR</text:p>
            <text:p>DSGTYVCIASNEAGSSSCSATVTVREPPSFVKKVDPSYLMLPGESARLHCKLKGSPVIQV</text:p>
            <text:p>TWFKNNKELSESNTVRMYFVNSEAILDITDVKVEDSGSYSCEAVNDVGSDSCSTEIVIKE</text:p>
            <text:p>PPSFIKTLEPADIVRGTNALLQCEISGTGPFEISWFKDKKQIRSSKKYRLFSQKSLVCLE</text:p>
            <text:p>IFSFNSADVGDYECVVANEVGKCGCRATHLLKVEPPTFVKKVDDFIVLAGQTVTLQAAVR</text:p>
            <text:p>GSEPISVTWMKGQEVIREDGKIKMSFSNGVAVLIIPDVQISFGGKYTCLAENEAGSQTSV</text:p>
            <text:p>GELIVKVVEPAKIIERAELIQVTAGDPATLEYTVAGTPELKPKWYKDGRPLVASKKYRIS</text:p>
            <text:p>FKNNVAQLKFYSAELHDSGQYTFEISNEVGSSSCETTFTVLDRDIAPFFTKPLRNVDSVV</text:p>
            <text:p>NGTCRLDCKIAGSLPMRVSWFKDGKEITSSDRYRIAFVEGTASLEIIRVDMNDAGNFTCR</text:p>
            <text:p>ATNSVGSKDSSGALIVQEPPSFVIKPGSKDVLPGSAVCLKSTFQGSTPLTIRWFKGNKEL</text:p>
            <text:p>VSGGSCYITKEALESSLELYAVKTSDSGTYTCKVSNVAGGVECSANLFVKEPATFVEKLE</text:p>
            <text:p>PSQLLKKGDATQLACKVTGTPPIKITWFANDREIKESSKHRMSFVESAAVLKLTDVGIED</text:p>
            <text:p>SGEYMCEAQNEAGSDHCSSIVIVKVESPYFTKEFKPIEVLKEYDVMLLAEVAGTPPFEIT</text:p>
            <text:p>WFKDNTTLRSGRKFKTFIQDHLVSLQILKFVAADAGEYQCRVTNEVGSSICSARVTLREP</text:p>
            <text:p>PSFIKKIESTSSLRGGTAAFQATLKGSLPITVTWLKDNDEITEDDNIRMTFENNVASLYL</text:p>
            <text:p>SGIEVKHDGKYVCQAKNDAGIQRCSALLSVKEPATITEEAVSIDVTHGDPATLQVKFSGT</text:p>
            <text:p>KEITAKWFKDGQELTLGSKYKISVTDTVSILKIISTEKKDSGEYTFEVQNDVGRSSCKAR</text:p>
            <text:p>INVLDLIIPPSFTKKLKKMDSIKGSFIDLECIVAGSHPISIQWFKDDQEISASEKYKFSF</text:p>
            <text:p>HDNTAFLEISQLEGTDSGTYTCSATNKAGHNQCSGHLTVKEPPYFVEKPQSQDVNPNTRV</text:p>
            <text:p>QLKALVGGTAPMTIKWFKDNKELHSGAARSVWKDDTSTILELFAAKATDSGTYICQLSND</text:p>
            <text:p>VGTATSKVTLFVKALEPPQFIKKPSPVLVLRNGLSTTFECQITGTPEIRVSWYLDGNEIT</text:p>
            <text:p>AIQKHGISFIDGLATFQISSARVENSGTYVCEARNDAGTASCSIELKVKEPPTFIRELRP</text:p>
            <text:p>VEVVKDNDVELECEVTGTPPFEVTWLKNNKEIRSSKKYILTHRVSVFNLHITKCDASDTG</text:p>
            <text:p>EYQCIVSNEGGSCSCSARVALKEPPSFIKKIENTTTVLKTSATFQSIVAGSPPISITWLK</text:p>
            <text:p>DDQILDEDDNIYISFVDSVATLQIRSVDNGHSGRYTCQAKNESGVERCYAFLLVQEPAQI</text:p>
            <text:p>IEKAKSVDVTEKDPVTLECVVAGTPELKVKWLKDGKQIVPSRYFSMSFENNVASFRIQSV</text:p>
            <text:p>MTQDSGQYTFKVENDFGSSSCDAYLRVLDQNIPPSFTKKLTKMDKVLGSSIHMECKVSGS</text:p>
            <text:p>LPISAQWFKDGKEISTSAKYRLVCHERSVSLEVNNLELEDTANYTCKVSNVAGDDACSGI</text:p>
            <text:p>LTVKEPPSFLVKPERQQAIPDSTVEFKAVLKGTPPFKIKWFKDDVELVSGPKCFIGLEGS</text:p>
            <text:p>TSFLNLYSVDASKTGQYTCHVTNDVGSDSCTTMLLVTEPPKFVKKLEASKIVKAGDSSRL</text:p>
            <text:p>ECKIAGSPEIRVVWFRNEHELPASDKYRMTFIDSVAVLQMNNLSTEDSGDFICEAQNPAG</text:p>
            <text:p>STSCSTKVIVKEPPVFSSFPPVVETLKNAEVSLECELSGTPPFEVVWYKDKRQLRSSKKY</text:p>
            <text:p>KIASKNFHTSIHILNVDTSDIGEYHCKAQNEVGSDTCVCTVKLKEPPRFVSKLNSLTVVA</text:p>
            <text:p>GEPAELQASIEGAQPIFVQWLKEKEEVIRESENIRITFVENVATLQFAKAEPANAGKYIC</text:p>
            <text:p>QIKNDGGMRENMATLTVLEPAVIVEKAGPMTVTVGETCTLECKVAGTPELSVEWYKDGKL</text:p>
            <text:p>LTSSQKHKFSFYNKISSLKILSVERQDAGTYTFQVQNNVGKSSCTAVVDVSDRTVPPSFT</text:p>
            <text:p>RRLKNTGGVLGASCILECKVAGSSPISVAWFHEKTKIVSGAKYQTTFSDNVCTLQLNSLD</text:p>
            <text:p>SSDMGHYTCVAANVAGSDECRAVLTVQEPPSFVKEPEPLEVLPGKNVTFTSVIRGTPPFK</text:p>
            <text:p>VGWFRGARELVKGDQCNIYFEDTVAELELFNVDISHSGEYTCVVSNDAGQASCTTRLFVK</text:p>
            <text:p>EPAAFVKRLSDHSVEPGKSIILESTYTGTLPISVTWKKDGFNITTSEKCNIVTTEKTCIL</text:p>
            <text:p>EILNSTKRDAGRYSCEIENEAGRDVCGALVSTLEPPYFVTELEPLEASVGDSVSLQCQVA</text:p>
            <text:p>GTPEITVSWYKGDTKLRPTPEYRTYFTNNVATLVFNKVNLNDSGEYTCKAENSIGTASSK</text:p>
            <text:p>TVFRIQERQLPPSFARQLKDVEQTVGLPVTLTCRLNGSAPIQVCWYRDGVLLRDDENLQT</text:p>
            <text:p>SFVDNVATLKILQTDLSHSGQYSCSASNPLGTASSSARLTAREPKKSPFFDIKPVSIDVI</text:p>
            <text:p>AGESADFECHVTGAQPMRITWSKDNKEIRPGGNYTITCVGNTPHLRILKVGKGDSGQYTC</text:p>
            <text:p>QATNDVGKDMCSAQLSVKEPPKFVKKLEASKVAKQGESIQLECKISGSPEIKVSWFRNDS</text:p>
            <text:p>ELHESWKYNMSFINSVALLTINEASAEDSGDYICEAHNGVGDASCSTALTVKAPPIFTQK</text:p>
            <text:p>PSPVGALKGSDVILQCEISGTPPFEVVWVKDRKQVRSSKKFKITSKNFDTSLHILNLEAS</text:p>
            <text:p>DVGEYHCKATNEVGSDTCSCSVKFKAEPPRFVKKLSDTSTLIGDAVELRAIVEGFQPISV</text:p>
            <text:p>VWLKDKGEVIRESENTRISFIDNIATLQLGSPEASNSGKYICQIKNDAGMRECSAVLTVL</text:p>
            <text:p>EPARIIEKPEPMTVTTGNPFALECVVTGTPELSAKWFKDGRELSADSKHHITFINKVASL</text:p>
            <text:p>KIPSAEMSDKGLYSFEVKNSVGKSNCTVSVHVSDRIVPPSFIRKLKDVNAILGASIVLEC</text:p>
            <text:p>RVSGSAPISVGWFQDGNEIVSGPKCQSSFSENVCTLNLSLLEPSDTGIYTCVAANVAGSD</text:p>
            <text:p>ECSAVLTVQEPPSFEQTPDSVEVLPGMSLTFTSVIRGTPPFKVKWFKGSRELVPGESCNI</text:p>
            <text:p>SLEDFVTELELFEVQPLQSGDYSCLVTNDAGSASCTTHLFVKEPATFVKRLADFSVETGS</text:p>
            <text:p>PIVLEATYTGTPPISVSWIKDEYLLSQSERCSITMTEKSTILEILESTIEDYAQYSCLIE</text:p>
            <text:p>NEAGQDICEALVSVLEPPYFIEPLEHVEAAIGEPATLQCKVDGTPEIRISWYKEHTKLRS</text:p>
            <text:p>APAYKMQFKNNIASLVINKVDHSDVGEYSCKAENSVGAVASSAVLVIKERKLPPSFARKL</text:p>
            <text:p>KDVHETLGFPVAFECRINGSEPLQVSWYKDGVLLKDDANLQTSFVHNVATLQILQTDQSH</text:p>
            <text:p>VGQYNCSASNPLGTASSSAKLILSEHEVPPFFDLKPVSVDLALGESGTFKCHVTGTAPIK</text:p>
            <text:p>ITWAKDNREIRPGGNYKMTLVENTATLTVLKVGKGDAGQYTCYASNVAGKDSCSAQLGVQ</text:p>
            <text:p>EPPRFIKKLEPSRTVKQDEFTRYECKIGGSPEIKVLWYKDETEIQESSKFRMSFVDSVAV</text:p>
            <text:p>LEMHNLSVEDSGDYTCEAHNAAGSASSSTSLKVKVLEPPIFRRKPHPVETLKGADVHLEC</text:p>
            <text:p>ELQGTPPFHVSWHKDKRELRSGKKYKIMSENFLTSIHILNVDAADIGEYQCKATNDVGSD</text:p>
            <text:p>TCVGSITLKAPPSFVKKLSDISTVVGKEVQLQTIIEGAEPISVVWFKDKGEVVRESDNIW</text:p>
            <text:p>ISYSENIATLQFSRVEPASAGKYTCQIKNDAGMQECFAMLSILEPATIVEKPESIKVTTG</text:p>
            <text:p>DTCTLECTVAGTPELSTKWFKDGKELTSDNKYKISFFNKVSGLKIIKVAPSDSGVYSFEV</text:p>
            <text:p>QNPVGKDSCTASVQVSDRTVPPSFTRKLKETNGLSGSSVVMECKVYGSPPISVSWFHEGN</text:p>
            <text:p>EISSGRKYQTTLTDNTCALTVNMLEESDSGDYTCIATNMAGSDECSAPLTVREPPSFVQK</text:p>
            <text:p>PDPMDVLTGTNVTFTSIVKGTPPFSVSWFKGSSEVVPGDRCNVSLEDSVAELELFDVDTS</text:p>
            <text:p>QSGEYTCIVSNEAGKASCTTHLYIKAPAKFVKRLNDYSIEKGKPLILEGTFTGTPPVLVV</text:p>
            <text:p>WKKNGINVTPSQRCNITTTEKSAILEIPSSTVEDAGQYNCYIENASGKDSCSAQILILEP</text:p>
            <text:p>PYFVKQLEPVKVSVGDSASLQCQLAGTPEIGVSWYKGDTKLRPTTTYKMHFRNNVATLVF</text:p>
            <text:p>NQVDINDSGEYICKAENSVGEVSASTFLTVQEQKLPPSFSRQLRDVQETVGLPVVFDCAI</text:p>
            <text:p>SGSEPISVSWYKDGKPLKDSPNVQTSFLDNTATLNIFKTDRSLAGQYSCTATNPIGSASS</text:p>
            <text:p>SARLILTEGKNPPFFDIPLAPVDAVVGESADFECHVTGTQPIKVSWAKDNREIRSGGNYQ</text:p>
            <text:p>ISYLENSAHLTVLKVDKGDSGQYTCYAVNEVGKDSCTAQLNIKERLIPPSFTKKLSETVE</text:p>
            <text:p>ETEGNSFKLEGRVAGSQPITVAWYKNNIEIQPTSNCEITFKNNTLVLQVRKAGMNDAGLY</text:p>
            <text:p>TCKVSNDAGSALCTSSIVIKEPKKPPVFDQHLTPVTVSEGEYVQLSCHVQGSEPIRIQWL</text:p>
            <text:p>KSGREIKPSDRCSFSFARGTAVLELRDVAKADSGDYVCKASNVAGSDTTKSKVTIKDKPA</text:p>
            <text:p>VAPAAKKAAVDGRLFFVSEPQSIRVVEKTTATFIAKVGGDPIPNVKWTKGKWRQLNQGGR</text:p>
            <text:p>VFIHQKGDEAKLEIRDTTKTDSGLYRCVAFNKHGEIESNVNLQVDERKKQEKIEGDLRAM</text:p>
            <text:p>LKKTPILKKAGEEEEIDIMELLKNVDPKEYEKYARMYGITDFRGLLQAFELLKQSQEEET</text:p>
            <text:p>HRLEIEEIERSEKDEKEFEELVSFIQQRLSQTEPVTLIKDIENQTVLKDNDAVFEIDIKI</text:p>
            <text:p>NYPEIKLSWYKGTQKLEPSDKFEISIDGDRHTLRVKNCQLKDQGNYRLVCGPHIASAKLT</text:p>
            <text:p>VIGTEPAWERHLQDVTLKEGQTCTMTCQFSVPNVKSEWFRNGRILKPQGRHKTEVEHKVH</text:p>
            <text:p>KLTIADVRAEDQGQYTCKYEDLETSAELRIEAEPIQFTKRIQNIVVSEHQSATFECEVSF</text:p>
            <text:p>DDAIVTWYKGPTELTESQKYNFRNDGRCHYMTIHNVTPDDEGVYSVIARLEPRGEARSTA</text:p>
            <text:p>ELYLTTKEIKLELKPPDIPDSRVPIPTMPIRAVPPEEIPPVVAPPIPLLLPTPEEKKPPA</text:p>
            <text:p>KRIEVTKKAVKKDAKKVVAKPKEEVTPREEIVKKPPPPTTLIPAKGPEIIDVSSKAEEVK</text:p>
            <text:p>IMTITRKQEVQKEKEAVYEKKQAVHKEKRVFIESFEEPYDELEVEPYTEPFEQPYYEEPD</text:p>
            <text:p>EYYEETKVEAKREVHEEWEEDFEEGQEYYEREEGYDEGEEEWEEAYQEREVIQVQKEVYE</text:p>
            <text:p>ESRERKVPAKVPEKKAPPPPKVIKKPVIEKIEKTSRRMEEEKVQVTKVPEVSKKIVPQKP</text:p>
            <text:p>SRTPVQEEVIEVKVPAVHTKKMVISEEKMFFASHTEEEVSVTVPEVQKETVTEEKIHVAV</text:p>
            <text:p>SKRVEPPPKVPELPKKPVPEEAVPVPIPKKVEPPAPKVPEVPKKPVPEEKKPVPVPKKEP</text:p>
            <text:p>AAPPKVPEVPKKPVPEEKIPVPVAKKKEAPPAKVPEVQKRVMTEEKITIVTQREESPPPA</text:p>
            <text:p>VPEIPKKKVPEERKPVPWKEEEVPPPKVPALPKKPVPEEKVAVPVPVAKKAPPPRAEVSK</text:p>
            <text:p>KTVVEEKRFVAEEKLSFAVPQRVEVTRHEVSAEEEWSYSEEEEGVSISVYREEEREEEEE</text:p>
            <text:p>AEVTEYKVMEEPEEYVVEEKLHIISKRVEAEPAEVTERQEKKIVLKPKIPAKIEEPPPAK</text:p>
            <text:p>VPEAPKKIVPEKKVPAPVPKKEKVPPPKVPEEPKKPVPEKKVPPKVIKMEEPPPAKVTER</text:p>
            <text:p>HMQITQEEKVLVAVTKKEAPPRARVPEEPKRAVPEEKVPKLKPKREEEPPAKVTEFRKRV</text:p>
            <text:p>VKEEVSIEAPKREPQPTKEVIIMEEKERSYTREEAVSVQREEEYEEYEEYDYKEFEEYEP</text:p>
            <text:p>TEEYDQYEEYEEQEYERYEEHEEYITEPEKPIPVKPVPEEPVPTKPKAPPAKVPKKAVPE</text:p>
            <text:p>EKVPVPIPKKLKPPPPKVPEEPKKVVEEKIRISITKREKEQVTEPAAKVPTKPKRVVAEE</text:p>
            <text:p>KVPVPRKEVAPPVRVINGPMFLRCLNFAESLAKVQLKDNIFKVPEMPKELEPEEVAFEEE</text:p>
            <text:p>VVTHVEEYFVEEEEEYIHEEEEFMTEEEVVPVIPVKVPELPKKPVPEEKKPVPVPKKKEA</text:p>
            <text:p>PPAKVPEVPKKPEEKLPVLIPKKEKAPPAKVPEVPKKPVPEEKVPVPAPKKVEAPPAKVP</text:p>
            <text:p>EVPKKPVPEKKVPVPVPKKVEAPPAKVPEVPKKLIPEEKKPTPVPKKVEAPPPKVPKKRE</text:p>
            <text:p>PVPVALPQEEEVPFEEEIVPEEEVLPEEEEVLPEEEEVLPEEEEIPPEEEEVPPEEEYVP</text:p>
            <text:p>EEEEFVPEEEVLPEVKPKVPVPAAVPEVPKKPVPEKKVPVPAPKKVEPPPPPKVPEIKKK</text:p>
            <text:p>VTEKKVVIPKKEEAPPAKVPEVPKKVEEKRIILPKEEEVLPVEVTEEPEEEPIPEEEIPE</text:p>
            <text:p>EPPSIEEVEEVAPPRVPEVIKKAVPEAPTPVPKKVEAPPAKVPKKIPEKKVPVPVQKKEA</text:p>
            <text:p>PPAKVPEVPKKVPEKKVPEKKVLVYKKEAVPPAKGRTVLEEKVSVAFHQEEVVKERLELE</text:p>
            <text:p>VVEAEVEEIPEEEEFHEVEEYFEEDEFHEVEEFVKVEEHRVEEEHRVEEVHRVIEVFEAE</text:p>
            <text:p>EVEVYEKPKAPPKEGPEISEKIIPPKKPPTKVVPRKEPPAKVPEVPKKTVVEEKVRVPEE</text:p>
            <text:p>PKVPPTKAPEVPKKIVPEEKVREAVPKKPEVPPAKVPGMPKKNIQEEKSPIVISEDTEMY</text:p>
            <text:p>IYEASEEADLEEKVLVTQPQKTKPKLAKVPEPPKKVVPEDKIYVTIPKKRETPATKEPDT</text:p>
            <text:p>TKGVFPEVEVPEAIPEIPEHPPTEEFEVSKEVIPEEETPIVKRRKTPSPTAPEAMKEVVP</text:p>
            <text:p>EMKMFEDVPEEPETPRMKMSEVPQELSSKKKILVVVSAKTENPPAESVPEVPQEITPAKR</text:p>
            <text:p>VPSKKREPPSVKVPEALQEIVPEQKTLVVPLRKPEVLPDEVPEALKEVITEKKVHLPQRA</text:p>
            <text:p>EVVPVKVHEAPKEIIPEKKVLVVPPKKPEVPPVKVPEASKEVIPEEKVPLAPLEEPEVPP</text:p>
            <text:p>VKVPEAPKEVVPEKKVPVAPPKKPEVPPVKVPEAPKEVVPEKKVPVAPPKKPEVPPTKVP</text:p>
            <text:p>EVPKAAVPEKKVPEAIPPKPESPPPEVPEVLPPKEVVPEKKVPVPPPKKPEAPPPKVPEA</text:p>
            <text:p>PKEVVLEKKVSVAVPKKPEAPRAKGIYSHSSVKKNLFSVPLTIIVPEAAQEVVPEKKIPK</text:p>
            <text:p>APIKKPEAPPFTGTSKYKTTNIFQVPEVPQEAEEKEIPMAPPKKTEVTTVPDLTSFCRRD</text:p>
            <text:p>IFSPTVNNFSPFLFINVPEAQEVVPEKKVPKAPPKKPEAPPATGIFHCCPFSAEEISLLI</text:p>
            <text:p>LENISVHVPEVPQEIAPEKKILVPPKRPEVPPVTVPEAPKEVVPEKKVPLVPPKKPEVPP</text:p>
            <text:p>VKVPEAPKEVVPEKKVPVTPPKKPEVPPVKVPEAPKEVVPEKKVPVAPPKKPEVPPVKVP</text:p>
            <text:p>EAPKEVVPEKKVPVTPPKKPEVPPVKVPEAPKEVVPEKKVPVAPPKKPEVPPTKVPEVPK</text:p>
            <text:p>AAVPERKVPEAIPPKPESPPPEAFEEPEEAAPEEPPAEVVEEPEPAAPPQVTVPPKKPVP</text:p>
            <text:p>EKKAPAIVAKKPEPPPVKVPEVPKEVVPEKKVPPVVPKKPEAPPAKVPEVPKEVVPEKKV</text:p>
            <text:p>AVPKKPEVPPAKVPEVPKKPVLEEKPAVPVPERVESPPPEVYEEPEEIAPEEEEPVPVAE</text:p>
            <text:p>EEEPKAPPPAEIPIIQVPEEPKKIIPEKKVPVIKKPEAPPPKEPEMPKKVVPVKKVPTVK</text:p>
            <text:p>KPETPAAKVPEVPKKLVPVRKEPVPVTKKPEVLPEKVPKVPEKIIPEKEVSVPIPAEPEA</text:p>
            <text:p>PPAEVEETPEEIIYEEKASITIGRKETPPVEEREIEKYVKPEEPEPEPQPEEIPVKEPEP</text:p>
            <text:p>EKKVIEKPKLKPRPPAPPPAPPKEDVKEKIFQLKAVPKKKVPEKPEVPEKVELTPLKVPG</text:p>
            <text:p>GEKKVRKLLPERKPEPKEEVVLKSVLRKREEEEPKVEPKKLEKVKKPAVPEPPPPKPVEE</text:p>
            <text:p>VEVPTVTKRERKIPEPTKVPEIKPAIPLPGPEPKPKPEAEVKTIKPPPVEPEPTPIAAPV</text:p>
            <text:p>TVPVVGKKAEAKAPKEEAAKPKGPIKGVAKKTPSPIEAERRKLRPGSGGEKPPDEAPFTY</text:p>
            <text:p>QLKAVPLKFVKEIKDIVLTESEFVGSSAIFECLVSPSTAITTWMKDGSNIRESPKHRFIA</text:p>
            <text:p>DGKDRKLHIIDVQLSDAGEYTCVLRLGNKEKTSTAKLVVEELPVRFVKTLEEEVTVVKGQ</text:p>
            <text:p>PLYLSCELNKERDVVWRKDGKIVVEKPGRIVPGVIGLMRALTINDADDTDAGTYTVTVEN</text:p>
            <text:p>ANNLECSSCVKVIEVIRDWLVKPIRDQHVKPKGTAIFACDIAKDTPNIKWFKGYDEIPAE</text:p>
            <text:p>PNDKTEILRDGNHLYLKIKNAMPEDIDEYAVEIEGKRYPAKLTLGEREVELLKPIEDVTI</text:p>
            <text:p>YEKESASFDAEISEADIPGQWKLKGELLRPSPTCEIKAEGGKRFLTLHKVKLDQAGEVLY</text:p>
            <text:p>QALNAITTAILTVKEIELDFAVPLKDVTVPERRQARFECVLTREANVIWSKGPDIIKSSD</text:p>
            <text:p>KFDIIADGKKHILVINDSQFDDEGVYTAEVEGKKTSARLFVTGIRLKFMSPLEDQTVKEG</text:p>
            <text:p>ETATFVCELSHEKMHVVWFKNDVKLHTSRTVLISSEGKTHKLEMKEVTLDDISQIKAQVK</text:p>
            <text:p>DLSSTAQLKVLEADPYFTVKLHDKTAVEKDEIILKCELSKDVPVKWFKDGEEIVPSPKYS</text:p>
            <text:p>IKADGLRRILKIKKAELKDKGEYVCDCGTDKTKANVTVEARLIKVEKPLYGVEVFVGETA</text:p>
            <text:p>RFEIELSEPDVHGQWKLKGEPLTASPDCEIIEDGKKHILILHNCQLGMTGEVSFQAANAK</text:p>
            <text:p>SAANLKVKELPLIFITPLSDVKVFEKDEAKFECEVSREPKTFRWLKGTQEITGDDRFELI</text:p>
            <text:p>KDGTKHSMVIKSAAFEDEAKYMFEAEDKHTSGKLIIEGIRLKFLTPLKDVTAKEKESAVF</text:p>
            <text:p>TVELSHDNIRVKWFKNDQRLHTTRSVSMQDEGKTHSITFKDLSIDDTSQIRVEAMGMSSE</text:p>
            <text:p>AKLTVLEGDPYFTGKLQDYTGVEKDEVILQCEISKADAPVKWFKDGKEIKPSKNAVIKAD</text:p>
            <text:p>GKKRMLILKKALKSDIGQYTCDCGTDKTSGKLDIEDREIKLVRPLHSVEVMETETARFET</text:p>
            <text:p>EISEDDIHANWKLKGEALLQTPDCEIKEEGKIHSLVLHNCRLDQTGGVDFQAANVKSSAH</text:p>
            <text:p>LRVKPRVIGLLRPLKDVTVTAGETATFDCELSYEDIPVEWYLKGKKLEPSDKVVTRSEGK</text:p>
            <text:p>VHTLTLRDVKLEDAGEVQLTAKDFKTHANLFVKEPPVEFTKPLEDQTVEEGATAVLECEV</text:p>
            <text:p>SRENAKVKWFKNGTEILKSKKYEIVADGRVRKLIIHGCTPEDIKTYTCDAKDFKTSCNLN</text:p>
            <text:p>VVPPHVEFLRPLTDLQVREKEMARFECELSRENAKVQWFKDGAEIKKGKKYDIISKGAVR</text:p>
            <text:p>ILVINKCLLDDEAEYSCEVRTARTSGMLTVLEEEAVFTKNLANIEVSETDTIKLVCEVSK</text:p>
            <text:p>PGAEVIWYKGDEEIIETGRYEILTEGRKRILVIQNAHLEDAGNYNCRLPSSRTDGKVKVH</text:p>
            <text:p>ELAAEFISKPQNLEILEGEKAEFVCSISKESFPVQWKRDDKILESGDKYDVIADGKKRVL</text:p>
            <text:p>VVKDATLQDMGTYVVMVGAARAAAHLTVIEKLRIVVPLKDTRVKEQQEVVFNCEVNTEGA</text:p>
            <text:p>KAKWFRNEEAIFDSSKYIILQKDLVYTLRIRDARLDDQANYNVSLTNHRGENVKSAANLI</text:p>
            <text:p>VEEEDLRIVEPLKDIETMEKKSVTFWCKVNRLNVTLKWTKNGEEVPFDNRVSYRIDKYKH</text:p>
            <text:p>SLTIKDCGFPDEGEYIVTAGQDKSVAELLIIEAPTEFVEHLEDQTVTEFDDAVFSCQLSR</text:p>
            <text:p>EKANVKWYRNGREIKEGKKYKFEKDGSIHRLIIKDCRLDDECEYACGVEDRKSRARLFVE</text:p>
            <text:p>EIPVEIIRPPQDILEAPGADVVFLAELNKDKVEVQWLRNNMVVVQGDKHQMMSEGKIHRL</text:p>
            <text:p>QICDIKPRDQGEYRFIAKDKEARAKLELAAAPKIKTGDQDLVVDVGQPLTMVVPYDAYPK</text:p>
            <text:p>AEAEWFKENEPLSTKTIDTTAEQTSFRILEAKKGDKGRYKIVLQNKHGKAEGFINLKVID</text:p>
            <text:p>VPGPVRNLEVTETFDGEVSLAWEEPLTDGGSKIIGYVVERRDIKRKTWVLATDRADSCEF</text:p>
            <text:p>TVTGLQKGGVEYLFRVSARNRVGTGEPVETDIPVEARSKYDVPGPPLNVTITDVNRFGVS</text:p>
            <text:p>LTWEPPEYDGGAEITNYVIELRDKTSIRWDTAMTVRAEDLSATVTDVVEGQEYSFRVRAQ</text:p>
            <text:p>NRIGVGKPSAATPFVKVANPIERPSPPVNLTSSDQTQSSVQLKWEPPLKDGGSPVLGYII</text:p>
            <text:p>ERCEEGKDNWIRCNKKLVPELTYKVTGLEKGNKYLYRVSAENKAGVSDPSEILGPLTADD</text:p>
            <text:p>AFVEPTMDLSAFKDGLEVIVPNPIKILVPSTGYPRPTATWCFGDKVLETGDRVKMKTLSA</text:p>
            <text:p>YAELVISPSERSDKGIYTLKLENRVKTISGEIDVNVIARPSAPKELKFGDITKDSVHLTW</text:p>
            <text:p>EPPDDDGGSPLTGYVVEKREVSRKTWTKVMDFVTDLEFTVPDLVQGKEYLFKVCARNKCG</text:p>
            <text:p>PGEPAYVDEPVNMSAPATVPDPPENVKWRDRTANSIFLTWDPPKNDGGSRIKGYIVERCP</text:p>
            <text:p>RGSDKWVACGEPVAETKMEVTGLEEGKWYAYRVKALNRQGASKPSRPTEEIQAVDTQEAP</text:p>
            <text:p>EIFLDVKLLAGLTVKAGTKIELPATVTGKPEPKITWTKADTILKQDKRITIENVPKKSTV</text:p>
            <text:p>TIVDSKRSDTGTYIIEAVNVCGRATAVVEVNVLDKPGPPAAFDITDVTNESCLLTWNPPR</text:p>
            <text:p>DDGGSKITNYVVERRATDSEVWHKLSSTVKDTNFKATKLIPNKEYIFRVAAENMYGVGEP</text:p>
            <text:p>VQASPITAKYQFDPPGPPTRLEPSDITKDAVTLTWCEPDDDGGSPITGYWVERLDPDTDK</text:p>
            <text:p>WVRCNKMPVKDTTYRVKGLTNKKKYRFRVLAENLAGPGKPSKSTEPILIKDPIDPPWPPG</text:p>
            <text:p>KPTVKDVGKTSVRLNWTKPEHDGGAKIESYIIEMLKTGTDEWVRVAEGVPTTQHLLPGLM</text:p>
            <text:p>EGQEYSFRVRAVNKAGESEPSEPSDPVLCREKLYPPSPPRWLEVINITKNTADLKWTVPE</text:p>
            <text:p>KDGGSPITNYIVEKRDVRRKGWQTVDTTVKDTKCTVTPLTEGSLYVFRVAAENAIGQSDY</text:p>
            <text:p>TEIEDSVLAKDTFTTPGPPYALAVVDVTKRHVDLKWEPPKNDGGRPIQRYIIEKKERLGT</text:p>
            <text:p>RWVKAGKTAGPDCNFRVTDVIEGTEVQFQVRAENEAGVGHPSEPTEILSIEDPTSPPSPP</text:p>
            <text:p>LDLHVTDAGRKHIAIAWKPPEKNGGSPIIGYHVEMCPVGTEKWMRVNSRPIKDLKFKVEE</text:p>
            <text:p>GVVPDKEYVLRVRAVNAIGVSEPSEISENVVAKDPDCKPTIDLETHDIIVIEGEKLSIPV</text:p>
            <text:p>PFRAVPVPTVSWHKDGKEVKASDRLTMKNDHISAHLEVPKSVHADAGVYTITLENKLGSA</text:p>
            <text:p>TASINVKVIGLPGPCKDIKASDITKSSCKLTWEPPEFDGGTPILHYVLERREAGRRTYIP</text:p>
            <text:p>VMSGENKLSWTVKDLIPNGEYFFRVKAVNKIGGGEYIELKNPVIAQDPKQPPDPPVDVEV</text:p>
            <text:p>HNPTAEAMTITWKPPLYDGGSKIMGYIIEKIAKGEERWKRCNEHLVPILTYTAKGLEEGK</text:p>
            <text:p>EYQFRVRAENAAGISEPSRATPPTKAVDPIDAPKVILRTSLEVKRGDEIALDASISGSPY</text:p>
            <text:p>PTITWIKDENAIVPEEIKKRAAPLVRRRKGEVQEEEPFVLPLTQRLSIDNSKKGESQLRV</text:p>
            <text:p>RDSLRPDHGLYMIKVENDHGIAKAPCTVSVLEILDTPGPPINFVFEDIRKTSVLCKWEPP</text:p>
            <text:p>LDDGGSEIINYTLEKKDKTKPDSEWIVVTSTLRHCKYSVTKLIEGKEYLFRVRAENRFGP</text:p>
            <text:p>GPPCVSKPLVAKDPFAEPPDAPDKPIVEDVTSNSMLVKWNEPKDNGSPILGYWLEKREVN</text:p>
            <text:p>STHWSRVNKSLLNALKANVDGLLEGLTYVFRVCAENAAGPGKFSPPSDPKTAHDPISPPG</text:p>
            <text:p>PPIPRVTDTSSTTIELEWEPPAFNGGGEIIGYFVDKQLVGTNEWSRCTEKMIKVRQYTVK</text:p>
            <text:p>QIREGADYKLRVSAVNVAGEGPPGETEPVTVAEPQAEPPTVELDVSVKGGIQIMAGKTLR</text:p>
            <text:p>IPAVVTGRPVPTKVWTKEEGELDKDRVVIDNVGTKSELIIKDALRKDHGRYVITATNSCG</text:p>
            <text:p>SKFAAARVEVFDVPGPVLDLKPVVTNRKMCLLNWSDPEDDGGSEITGFIIERKDAKMHTW</text:p>
            <text:p>RQPIETERSKCDITGLLEGQEYKFRVIAKNKFGCGPPVEIGPILAVDPLAKGPPTSPERL</text:p>
            <text:p>TYTERTKSTITLDWKEPRSNGGSPIQGYIIEKRRHDKPDFERVNKRLCPTTSLLVENLDE</text:p>
            <text:p>HQMYEFRVKAVNEIGESEPSLPLNVVIQDDEVPPTIKLRLSVRGDTIKVKAGEPVHIPAD</text:p>
            <text:p>VTGLPMPKIEWSKNETVIEKPTEALQITKEEVSRSEAKTELSIPKAVREDKGTYTVTASN</text:p>
            <text:p>RLGSVFRNVHVEVYDRPSPPRNLAVTDIKAESCYLTWDAPLDNGGSEITHYVIDKRDASR</text:p>
            <text:p>KKTEWEEVTNTAVEKRYGIWKLIPNGQYEFRVRAVNKYGISDECKSDKVVIQDPYRLPGP</text:p>
            <text:p>PGKPKVLARTKGSMLVSWTPPLDNGGSPITGYWLEKREEGSPYWSRVSRAPVTKVGLKGV</text:p>
            <text:p>EFNVPRLIEGVKYQFRAMAINAAGIGPPSEPSDPEVAGDPIFPPGPPSCPEVKDKTKSSI</text:p>
            <text:p>SLGWKPPAKDGGSPIKGYIVEMQEEGTTDWKRVNEPDKLITTCECVVPNLKELRKYRFRV</text:p>
            <text:p>KAVNEAGESEPSDTTGEIPATDIQEEPEVFIDIGAQDCLVCKAGSQIRIPAVIKGRPTPK</text:p>
            <text:p>SSWEFDGKAKKAMKDGVHDIPEDSQLETAENSSVIIIPECKRFHTGKYSITAKNKAGQKT</text:p>
            <text:p>ANCRVKVMDVPGPPKDLKVSDITRGSCRLSWKMPDDDGGDRIKGYVIEKRTIDGKAWTKV</text:p>
            <text:p>NPDCGSTTFVVPDLLSEQQYFFRVRAENRFGIGPPVETIQRTTARDPIYPPDPPIKLKIG</text:p>
            <text:p>LITKNTVHLSWKPPKNDGGSPVTHYIVECLAWDPTGTKKEAWRQCNKRDVEELQFTVEDL</text:p>
            <text:p>VEGGQYEFRVKAVNAAGVSKPSATVGPVTVKDQTCPPSIDLTEFMEVEEGTDVNIVAKIK</text:p>
            <text:p>GVPFPTLTWFKAPPKKPDNKEPVLYDTHVNKLVVDDTCTLVIPQSRRSDTGLYTITAVNN</text:p>
            <text:p>LGTASKEMRLNVLGRPGPPVGPIKFESVSAEQMTLSWLPPKDDGGSKITNYVIEKREANR</text:p>
            <text:p>KTWVRVSSEPKECTYTIPKLLEGHEYVFRIMAQNKYGIGEPLDSEPETARNLFSVPGAPD</text:p>
            <text:p>KPTVSSVTRNSMTVNWEEPEYDGGSPVTGYWLEMKDTTSKRWKRVNRDPIKAMTLGVSYK</text:p>
            <text:p>VTGLIEGSDYQFRVYAINAAGVGPASLPSDPVTARDPIAPPGPPFPKVTDWTKSSADLEW</text:p>
            <text:p>SPPLKDGGSKVTGYIVEYKEEGKEEWEKGKDKEVRGTKLVVTGLKEGAFYKFRVRAVNIA</text:p>
            <text:p>GIGEPGEVTDVIEMKDRLVLPDLQLDASVRDRIVVHAGGVIRIIAYVSGKPPPTVTWNMN</text:p>
            <text:p>EGALPQEATIETTAISSSMVIKNCQRSHQGVYSLLAKNEAGERKKTIIVDVLDVPGPVGT</text:p>
            <text:p>PFLAHNLTNESCKLTWFSPEDDGGSPITNYVIEKRESDRRAWTPVTYTVTRQNATVQGLI</text:p>
            <text:p>EGKAYFFRIAAENSIGMGPFVETSEALVIREPITVPERPEDLEVKEVTKSTVTLTWNPPK</text:p>
            <text:p>YDGGSEIINYVLESRLIGTEKFHKVTNDNLLSRKYTVKDLKEGDTYEYRVSAVNIVGQGK</text:p>
            <text:p>PSFCTKPITCKDELAPPTLHLDFRDKLTIRVGEAFALTGRYSGKPKPKVSWFKDEADVLE</text:p>
            <text:p>DDRTHIKTTPTTLALEKIKAKRSDSGKYCVVVENSTGSRKGFCQVNVVADRPGPPVGPVI</text:p>
            <text:p>FDEVTKDYMVISWKPPLDDGGSEITNYIIEKKELGKDVWMPVTSASAKTTCKVSKLLEGK</text:p>
            <text:p>DYIFRIHAENLYGISDPLVSDSMKAKDRFRVPDAPDQPIVTEVTKDSALVTWNKPHDGGK</text:p>
            <text:p>PITNYILEKRETMSKRWARVTKDPIHPYTKFRVPDLLEGCQYEFRVSAENEIGIGDPSPP</text:p>
            <text:p>SKPVFAKDPIAKPSPPVNPEAIDTTCNSVDLTWQPPRHDGGSKILGYIVEYQKVGDEEWR</text:p>
            <text:p>RANHTPESCPETKYKVTGLRDGQTYKFRVLAVNEAGESDPAHVPEPVLVKDRLEPPELIL</text:p>
            <text:p>DANMAREQHIKVGDTLRLSAIIKGVPFPKVTWKKEDRDAPTKARIDVTPVGSKLEIRNAA</text:p>
            <text:p>HEDGGIYSLTVENPAGSKTVSVKVLVLDKPGPPRDLEVSEIRKDSCYLTWKEPLDDGGSV</text:p>
            <text:p>ITNYVVERRDVASAQWSSLSATSKKKSHLAKHLNEGNQYLFRVAAENQYGRGPFVETPKP</text:p>
            <text:p>IKALDPLHPPGPPKNLHHVDVDKTEVSLVWNKPDRDGGSPITGYLVEYQEEGTEDWIKFK</text:p>
            <text:p>TVTNLECVVTGLQQGKTYRFRVKAENIVGLGLPDTTIPIECQEKLVPPSVELDVKLIEGL</text:p>
            <text:p>VVKAGTTVRFPAIIRGVPVPTAKWTTDGSEIKTDEHYTVETDNFSSVLTIKNCLRRDTGE</text:p>
            <text:p>YQITVSNAAGSKTVAVHLTVLDVPGPPTGPIHILDVTPEHMTISWQPPKDDGGSPVINYI</text:p>
            <text:p>VEKQDTRKDTWGVVSSGSSKTKLKIPHLQKGCEYVFRVKAENKIGVGPPLDSTPTVAKHK</text:p>
            <text:p>FSPPSPPGKPVVTDITENAATVSWTLPKSDGGSPITGYYVERREVTGKWVRVNKTPIADL</text:p>
            <text:p>KFRVTGLYEGNTYEFRVFAENLAGLSNPSPSSDPIKACRPIKPPGPPINPKLKDKSRETA</text:p>
            <text:p>DLVWTKPLSDGGSPILGYVVECQKPGTAQWNRINKDELIRQCAFRVPGLIEGNEYRFRIK</text:p>
            <text:p>AANIVGEGEPRELAESVIAKDILHPPEVELDVTCRDVITVRVGQTIRILARVKGRPAPDI</text:p>
            <text:p>TWTKEGKVLVREKRVDIIQDLPRVELQIKEAVRADHGKYIISAKNSSGHAQGSAIVNVLD</text:p>
            <text:p>RPGPCQNLKVTNVTKENCTISWENPLDNGGSEITNFIVEYRKPNQKGWSIVASDVTKRLI</text:p>
            <text:p>KANLLANNEYYFRVCAENKVGVGPTIETKTPILAINPIDRPGEPENLHIADKGKTFVYLK</text:p>
            <text:p>WRRPDYDGGSPNLSYHIERRLKGSDDWERVHKGSIKETHYMVDRCVENQIYEFRVQTKNE</text:p>
            <text:p>GGESDWVKTEEVVVKEDLQKPVLDLKLSGVLTVKAGDTIRLEAGVRGKPFPEVSWTKDKD</text:p>
            <text:p>ATDFTRSPRVKIDTSADSSKFSLTKAKRSDGGKYVVTATNTAGSFVAYATVNVLDKPGPV</text:p>
            <text:p>RNLKIVDVSSDRCTVRWDPPEDDGGCEIQNYILEKCETKRMVWSTYSATVLTPGTTVTRL</text:p>
            <text:p>IEGNEYIFRVRAENKIGTGPPTESKPVIAKTKYNKPGRPDPPEVTKVSKEEMTVVWNPPE</text:p>
            <text:p>YDGGKSITGYFLEKKEKHSTRWVPVNKSAIPERRMKVQNLLPDHEYQFRVKAENEIGIGE</text:p>
            <text:p>PSLPSRPVVAKDPIEPPGPPTNFRVVDTTKHSITLGWGKPVYDGGAPIIGYVVEMRPKIA</text:p>
            <text:p>DASPDEGWKRCNAAAQLVRKEFTVTSLDENQEYEFRVCAQNQVGIGRPAELKEAIKPKEI</text:p>
            <text:p>LEPPEIDLDASMRKLVTVRAGCPIRLFAIVRGRPAPKVTWRKVGIDNVVRKGQVDLVDTM</text:p>
            <text:p>AFLVIPNSTRDDSGKYSLTLVNPAGEKAVFVNVRVLDTPGPVSDLKVSDVTKTSCHVSWA</text:p>
            <text:p>PPENDGGSQVTHYIVEKREADRKTWSTVTPEVKKTSFQVTNLVPGNEYYFRVTAVNEYGP</text:p>
            <text:p>GVPTDVPKPVLASDPLSEPDPPRKLEVTEMTKNSATLAWLPPLRDGGAKIDGYIISYREE</text:p>
            <text:p>EQPADRWTEYSVVKDLSLVVTGLKEGKKYKFRVAARNAVGVSLPREAEGVYEAKEQLLPP</text:p>
            <text:p>KILMPEQITIKAGKKLRIEAHVYGKPHPTCKWKKGEDEVVTSSHLAVHKADSSSILIIKD</text:p>
            <text:p>VTRKDSGYYSLTAENSSGTDTQKIKVVVMDAPGPPQPPFDISDIDADACSLSWHIPLEDG</text:p>
            <text:p>GSNITNYIVEKCDVSRGDWVTALASVTKTSCRIGKLIPGQEYIFRVRAENRFGISEPLTS</text:p>
            <text:p>PKMVAEFPFGVPSEPKNARVTKVNKDCIFVAWDRPDSDGGSPITGYLIERKERNSLLWVK</text:p>
            <text:p>ANDTPVRSTEYPCAGLIEGLEYSFRIYALNKAGSSPPSKPTEYVTARMPVDPPGKPEVID</text:p>
            <text:p>VTKSTVSLIWARPKHDGGSKIIGYFVEACKLPGDKWVRCNTAPHQIPQEEYTATGLEEKA</text:p>
            <text:p>QYQFRAIARTAVNISPPSEPSDPVTILAENVPPRIDLSVAMKSLLTVKAGTNVCLDATVF</text:p>
            <text:p>GKPMPTVSWKKDGTLLKPAEGIKMAMQRNLCTLELFSVNRKDSGDYTITAENSSGSKSAT</text:p>
            <text:p>IKLKVLDKPGPPASVKINKMYSDRAMLSWEPPLEDGGSEITNYIVDKRETSRPNWAQVSA</text:p>
            <text:p>TVPITSCSVEKLIEGHEYQFRICAENKYGVGDPVFTEPAIAKNPYDPPGRCDPPVISNIT</text:p>
            <text:p>KDHMTVSWKPPADDGGSPITGYLLEKRETQAVNWTKVNRKPIIERTLKATGLQEGTEYEF</text:p>
            <text:p>RVTAINKAGPGKPSDASKAAYARDPQYPPGPPAFPKVYDTTRSSVSLSWGKPAYDGGSPI</text:p>
            <text:p>IGYLVEVKRADSDNWVRCNLPQNLQKTRFEVTGLMEDTQYQFRVYAVNKIGYSDPSDVPD</text:p>
            <text:p>KHYPKDILIPPEGELDADLRKTLILRAGVTMRLYVPVKGRPPPKITWSKPNVNLRDRIGL</text:p>
            <text:p>DIKSTDFDTFLRCENVNKYDAGKYILTLENSCGKKEYTIVVKVLDTPGPPVNVTVKEISK</text:p>
            <text:p>DSAYVTWEPPIIDGGSPIINYVVQKRDAERKSWSTVTTECSKTSFRVSNLEEGKSYFFRV</text:p>
            <text:p>FAENEYGIGDPGETRDAVKASQTPGPVVDLKVRSVTKSSCSIGWKKPHSDGGSRIIGYVV</text:p>
            <text:p>DFLTEENKWQRVMKSLSLQYSAKDLTEGKEYTFRVSAENENGEGTPSEITVVARDDVVAP</text:p>
            <text:p>DLDLKGLPDLCYLAKENSNFRLKIPIKGKPAPSVSWKKGEDPLATDTRVSVESSAVNTTL</text:p>
            <text:p>IVYDCQKSDAGKYTITLKNVAGTKEGTISIKVVGKPGIPTGPIKFDEVTAEAMTLKWAPP</text:p>
            <text:p>KDDGGSEITNYILEKRDSVNNKWVTCASAVQKTTFRVTRLHEGMEYTFRVSAENKYGVGE</text:p>
            <text:p>GLKSEPIVARHPFDVPDAPPPPNIVEVRHDSVSLTWTDPRKTGGSPITGYHLEFKERNSL</text:p>
            <text:p>LWKRANKTPIRMRDFKVTGLTEGLEYEFRVMAINLAGVGKPSLPSEPVVALDPIDPPGKP</text:p>
            <text:p>EVINVTRNSVTLIWTEPKYDGGHKLTGYIVEKRDLPSKSWMKANHVNVPECAFTVTDLVE</text:p>
            <text:p>GGKYEFRIRAKNTAGAISAPSESTGTIICKDEYEAPTIVLDPTIKDGLTIKAGDTIVLNA</text:p>
            <text:p>ISILGKPLPKSSWSKAGKDIRPSDITQITSTPTSSMLTIKYATRKDAGEYTITATNPFGT</text:p>
            <text:p>KDEHVKVTVLDVPGPPGPIEISNVSAEKATLTWTPPLEDGGSPIKSYILEKRETSRLLWT</text:p>
            <text:p>VVSEDIQSCRHVATKLIQGNEYVFRVSAVNHYGKGEPVQSEPVKMVDRFGPPGPPEKPEV</text:p>
            <text:p>SNVTKNTATVSWKRPVDDGGSEITGYHVERREKKSLRWVRAIKTPVSDLRCKVTGLQEGS</text:p>
            <text:p>TYEFRVSAENRAGIGPPSEASNSVLMKDAAYPPGPPSNPHVTDTTKKSASLAWGKPHYDG</text:p>
            <text:p>GLEITGYVVEHQKVGDEAWIKDTTGTALRITQFVVPDLQTKEKYNFRISAINDAGVGEPA</text:p>
            <text:p>VIPDVEIVEREMAPDFELDAELRRTLVVRAGLSIRIFVPIKGRPAPEVTWTKDNINLKNR</text:p>
            <text:p>ANIENTESFTLLIIPECNRYDTGKFVMTIENPAGKKSGFVNVRVLDTPGPVLNLRPTDIT</text:p>
            <text:p>KDSVTLHWDLPLIDGGSRITNYIVEKREATRKSYSTVTTKCHKCTYKVTGLSEGCEYFFR</text:p>
            <text:p>VMAENEYGIGEPTETTEPVKASEAPSPPDSLNIMDITKSTVSLAWPKPKHDGGSKITGYV</text:p>
            <text:p>IEAQRKGSDQWTHITTVKGLECVVRNLTEGEEYTFQVMAVNSAGRSAPRESRPVIVKEQT</text:p>
            <text:p>MLPELDLRGIYQKLVIARAGDNIKVEIPVLGRPKPTVTWKKGDQILKQTQRVNFETTATS</text:p>
            <text:p>TILNINECVRSDSGPYPLTARNIVGEVGDVITIQVHDIPGPPTGPIKFDEVSSDFVTFSW</text:p>
            <text:p>DPPENDGGVPISNYVVEMRQTDSTTWVELATTVIRTTYKATRLTTGLEYQFRVKAQNRYG</text:p>
            <text:p>VGPGITSACIVANYPFKVPGPPGTPQVTAVTKDSMTISWHEPLSDGGSPILGYHVERKER</text:p>
            <text:p>NGILWQTVSKALVPGNIFKSSGLTDGIAYEFRVIAENMAGKSKPSKPSEPMLALDPIDPP</text:p>
            <text:p>GKPIPLNITRHTVTLKWAKPEYTGGFKITSYIVEKRDLPNGRWLKANFSNILENEFTVSG</text:p>
            <text:p>LTEDAAYEFRVIAKNAAGAISPPSEPSDAITCRDDIEAPKIKVDVKFKDTVILKAGEAFR</text:p>
            <text:p>LEADVSGRPPPTMEWTKDGKELEGTAKLEIKIADFSTHLVNKDSTRRDSGAYTLTATNPG</text:p>
            <text:p>GFAKHIFNVKVLDRPGPPEGPLAVTEVTSEKCVLSWLPPLDDGGAKIDHYIVQKRETSRL</text:p>
            <text:p>AWTNVASEVQVTKLKVTKLLKGNEYIFRVMAVNKYGVGEPLESEPVLAVNPYGPPDPPKN</text:p>
            <text:p>PEVTAITKDSMVVCWGHPDSDGGSEIINYIVERRDKAGQRWIKCNKKTLTDLRYKVSGLT</text:p>
            <text:p>EGHEYEFRIMAENAAGISAPSPTSPFYKACDTVFKPGPPGNPRVLDTSRSSISIAWNKPI</text:p>
            <text:p>YDGGSEITGYMVEIALPEEDEWQIVTPPAGLKATSYTITGLTENQEYKIRIYAMNSEGLG</text:p>
            <text:p>EPALVPGTPKAEDRMLPPEIELDADLRKVVTIRACCTLRLFVPIKGRPAPEVKWAREHGE</text:p>
            <text:p>SLDKASIESTSSYTLLIVGNVNRFDSGKYILTVENSSGSKSAFVNVRVLDTPGPPQDLKV</text:p>
            <text:p>KEVTKTSVTLTWDPPLLDGGSKIKNYIVEKRESTRKAYSTVATNCHKTSWKVDQLQEGCS</text:p>
            <text:p>YYFRVLAENEYGIGLPAETAESVKASERPLPPGKITLMDVTRNSVSLSWEKPEHDGGSRI</text:p>
            <text:p>LGYIVEMQSKGSDKWATCATVKVTEATITGLIQGEEYSFRVSAQNEKGISDPRQLSVPVI</text:p>
            <text:p>AKDLVIPPAFKLLFNTFTVLAGEDLKVDVPFIGRPTPAVIWHKDDVPLKQTTRVNAESTE</text:p>
            <text:p>NNSLLTIKDACREDVGHYVVKLTNSAGEATETLNVIVLDKPGPPTGPVKMDEVTADSITL</text:p>
            <text:p>SWGPPKYDGGSSINNYIVEKRDTSTTTWQIVSATVARTTIKACRLKTGCEYQFRIAAENR</text:p>
            <text:p>YGKSTYLNSEPIVAQYPFKVPGPPGTPLVTLSSRDSMEVQWNEPVSDGGSRVIGYHLERK</text:p>
            <text:p>ERNSILWVKLNKTPIPQTKFKTTGLEEGVEYEFRVSAENIVGIGKPSKVSECYVARDPCD</text:p>
            <text:p>PPGRPEAIIVTRNSVTLQWKKPTYDGGSKITGYIVEKKELPEGRWMKASFTNIIDTHFEV</text:p>
            <text:p>TGLVEDHRYEFRVIARNAAGVFSEPSESTGAITARDEVDPPRISMDPKYKDTIVVHAGES</text:p>
            <text:p>FKIDADIYGKPIPTIQWIKGDQELSNTARLEIKSTDFATSLSVKDAVRVDSGNYILKAKN</text:p>
            <text:p>VAGERSVTVNVKVLDRPGPPEGPVVISGVTAEKCTLAWKPPLQDGGSDIINYIVERRETS</text:p>
            <text:p>RLVWTVVDANVQTLSCKVTKLLEGNEYTFRIMAVNKYGVGEPLESEPVIAKNPFVVPDAP</text:p>
            <text:p>KAPEVTTVTKDSMIVVWERPASDGGSEILGYVLEKRDKEGIRWTRCHKRLIGELRLRVTG</text:p>
            <text:p>LLENHNYEFRVSAENAAGLSEPSPPSAYQKACDPIYKPGPPNNPKVIDITRSSVFLSWSK</text:p>
            <text:p>PIYDGGCEIQGYIVEKCDVSVGEWTMCTPPTGINKTNIEVEKLLEKHEYNFRICAINKAG</text:p>
            <text:p>VGEHADVPGPIIVEEKLEAPDIDLDLELRKIINIRAGGSLRLFVPIKGRPTPEVKWGKMD</text:p>
            <text:p>GEIRDAAIIDVTSSFTSLVLDNVNRYDSGKYTLTLENSSGTKSAFVTVRVLDTPSPPVNL</text:p>
            <text:p>KVTEITKDSVSITWEPPLLDGGSKIKNYIVEKREATRKSYAAVVTNCHKNSWKIDELQEG</text:p>
            <text:p>CSYYFRVTAENEYGIGLPAQTADPIKVAEVPQPPGKITVDDVTRNSVSLSWTKPEHDGGS</text:p>
            <text:p>KIIQYIVEMQAKHSEKWSECARVKSLEAVISNLTQGEEYLFRVVAVNEKGRSDPRSLAVP</text:p>
            <text:p>IVAKDLVIEPDVKPAFSSYSVQVGQDLKIEVPISGRPKPTITWTKDGLPLKQTTRINVTD</text:p>
            <text:p>SLDLTTLSIKETHKDDGGQYGIMVANIVGQKTASIEIVTLDKPDPPKGPVKFDDVSAESI</text:p>
            <text:p>TLSWNPPLYTGGCQITNYIVQKRDTTTTVWDVVSATVARTTLKVTKLKTGTEYQFRIFAE</text:p>
            <text:p>NRYGQSFALESDPIVAQYPYKEPGPPGTPFATAISKDSMVIQWHEPVNNGGSPVIGYHLE</text:p>
            <text:p>RKERNSILWTKVNKTIIHDTQFKAQNLEEGIEYEFRVYAENIVGVGKASKNSECYVARDP</text:p>
            <text:p>CDPPGTPEPIMVKRNEITLQWTKPVYDGGSMITGYIVEKRDLPDGRWMKASFTNVIETQF</text:p>
            <text:p>TVSGLTEDQRYEFRVIAKNAAGAISKPSDSTGPITAKDEVELPRISMDPKFRDTIVVNAG</text:p>
            <text:p>ETFRLEADVHGKPLPTIEWLRGDKEIEESARCEIKNTDFKALLIVKDAIRIDGGQYILRA</text:p>
            <text:p>SNVAGSKSFPVNVKVLDRPGPPEGPVQVTGVTSEKCSLTWSPPLQDGGSDISHYVVEKRE</text:p>
            <text:p>TSRLAWTVVASEVVTNSLKVTKLLEGNEYIFRIMAVNKYGVGEPLESAPVLMKNPFVLPG</text:p>
            <text:p>PPKSLEVTNIAKDSMTVCWNRPDSDGGSEIIGYIVEKRDRSGIRWIKCNKRRITDLRLRV</text:p>
            <text:p>TGLTEDHEYEFRVSAENAAGVGEPSTATVYYKACDPVFKPGPPTNAHIVDTTKNSITLAW</text:p>
            <text:p>GKPIYDGGSEILGYVVEICKADEEEWQIVTPQTGLRVTRFEISKLTEHQEYKIRVSALNK</text:p>
            <text:p>VGLGEATSVPGTVKPEDKLEAPELDLDSELRKGIVVRAGGSARIHIPFKGRPTPEITWSR</text:p>
            <text:p>EEGEFTDKVQIEKGVNYTQLSIDNCDRNDAGKYILKLENSSGSKSAFVTVKVLDTPGPPQ</text:p>
            <text:p>NLAVKEVRKDSVLLVWEPPIIDGGAKVKNYVIDKRESTRKAYANVSSKCSKTSFKVENLT</text:p>
            <text:p>EGAIYYFRVMAENEFGVGVPVETVDAVKAAEPPSPPGKVTLTDVSQTSASLMWEKPEHDG</text:p>
            <text:p>GSRILGYVVEMQPKGTEKWSIVAESKVCNAVVTGLSSGQEYQFRVKAYNEKGKSDPRVLG</text:p>
            <text:p>VPVIAKDLTIQPSLKLPFNTYSIQAGEDLKIEIPVIGRPRPNVSWVKDGEPLKQTTRVNV</text:p>
            <text:p>EETATSTVLHIKEGNKDDFGKYTITATNSAGTATENLSVIVLEKPGPPVGPVRFDEVSAD</text:p>
            <text:p>FVVISWEPPAYTGGCQISNYIVEKRDTTTTTWHMVSATVARTTIKITKLKTGTEYQFRIF</text:p>
            <text:p>AENRYGKSAPLDSKPVIVQYPFKEPGPPGTPFVTSISKDQMLVQWHEPVHDGGTKITGYH</text:p>
            <text:p>LEQKEKNSILWVKLNKTPIQDTKFKTTGLDEGLEYEFKVSAENIVGIGKPSKVSECFIAR</text:p>
            <text:p>DPCDPPGRPEAIVITRNNVTLKWKKPAYDGGSKITGYLVEKKDLPDGRWMKASFTNVLET</text:p>
            <text:p>EFTVSGLVEDQRYEFRVIARNAAGNFSEPSESSGAITARDEIDAPNASLDPKYKDVIVVH</text:p>
            <text:p>AGETFVLEADIRGKPIPDVVWSKDGKELEETAARMEIKSTIQKTTLVVKDCIRTDGGQYI</text:p>
            <text:p>LKLSNVGGTKSIPITVKVLDRPGPPEGPLKVTGVTAEKCYLAWNPPLQDGGANISHYIIE</text:p>
            <text:p>KRETSRLSWTQVSTEVQALNYKVTKLLPGNEYIFRVMAVNKYGIGEPLESGPVTACNPYK</text:p>
            <text:p>PPGPPSTPEVSAITKDSMVVTWARPVDDGGAEIEGYILEKRDKEGVRWTKCNKKTLTDLR</text:p>
            <text:p>LRVTGLTEGHSYEFRVAAENAAGVGEPSEPSVFYRACDALYPPGPPSNPKVTDTSRSSVS</text:p>
            <text:p>LAWSKPIYDGGAPVKGYVVEVKEAAADEWTTCTPPTGLQGKQFTVTKLKENTEYNFRICA</text:p>
            <text:p>INSEGVGEPATLPGSVVAQERIEPPEIELDADLRKVVVLRASATLRLFVTIKGRPEPEVK</text:p>
            <text:p>WEKAEGILTDRAQIEVTSSFTMLVIDNVTRFDSGRYNLTLENNSGSKTAFVNVRVLDSPS</text:p>
            <text:p>APVNLTVREVKKDSVTLSWEPPLIDGGAKITNYIVEKRETTRKAYATVTNNCTKTTFRIE</text:p>
            <text:p>NLQEGCSYYFRVLASNEYGIGLPAETTEPIKVSEPPLPPGRVTLVDVTRNTATIKWEKPE</text:p>
            <text:p>SDGGSKIIGYVVEMQTKGSEKWSTCTQVKTLEATISGLTAGEEYVFRVAAVNEKGRSDPR</text:p>
            <text:p>QLGVPVIARDIEIKPSVELPFHTFNVKAREQLKIDVPFKGRPQATVNWKKDGQTLKETTR</text:p>
            <text:p>VNVSSSKTVTSLSIKEASREDVGTYELCVSNSAGSITVPLTIIVLDRPGPPGPIRIDEVS</text:p>
            <text:p>CDNITISWNPPEYDGGCQISNYIVEKRETTSTTWHTVSQAVARTSIKIVRLTTGSEYQFR</text:p>
            <text:p>VCAENRYGKSSYSESSAVVAEYPFSPPGPPGTPKVVHATKSTMLVTWQVPVNDGGSRVIG</text:p>
            <text:p>YHLEYKERSSILWSKANKILIADTQMKVSGLDEGLMYEYRVYAENIAGIGKCSKSCEPVP</text:p>
            <text:p>ARDPCDPPGQPEVTNITRKSVSLKWSKPHYDGGAKITGYIVERRELPDGRWLKCNYTNIQ</text:p>
            <text:p>ETHFEVTELTEDQRYEFRVFAKNAADSISEPSESTGPITVKDDVEAPRIMMDVKFRDVIV</text:p>
            <text:p>VKAGEVLKINADIAGRPLPVISWAKDGVEIEERARTEIISTDNHTLLTVKDCVRRDTGQY</text:p>
            <text:p>VLTLKNVAGTRSVAINCKVLDKPGPPAGPLEINGLTAEKCSLSWGRPQEDGGADIDYYII</text:p>
            <text:p>EKRETSHLAWTICEGELRTTSCKVTKLLKGNEYIFRVTGVNKYGVGEPLESVAVKALDPF</text:p>
            <text:p>TVPSPPTSLEITSVTKESMTLCWSRPESDGGSEISGYIIERREKNSLRWVRVNKKPVYDL</text:p>
            <text:p>RVKSTGLREGCEYEYRVYAENAAGLSLPSETSPLIRAEDPVFLPSPPSKPKIVDSGKTTI</text:p>
            <text:p>TIAWVKPLFDGGAPITGYTVEYKKSDDTDWKTAIQSLRGTEYTISGLTTGAEYIFRVRSV</text:p>
            <text:p>NKVGASDPSDSSDPQIAKEREEEPVFDIDSEMRKTLIVKAGASFTMTVPFRGRPVPNVLW</text:p>
            <text:p>SKPDTDLRTRAYIDTTDSRTSLTIENANRNDSGKYTLTIQNVLSAASLTLVVKVLDSPGP</text:p>
            <text:p>PTNIAVQDVTKESAVLSWDVPENDGGAPVKNYHIEKREASKKAWVSVTNNCNRLSYKVTN</text:p>
            <text:p>LQEGAIYYFRVSGENEFGVGIPAETKEGVKITEKPSPPEKLGVTSTSKDSVSLTWLKPEH</text:p>
            <text:p>DGGSRIVHYVVEALEKGQKNWVKCAVAKSTHHVVSGLRENSEYFFRVFAENQAGLSDPRE</text:p>
            <text:p>LLLPVLIKEQLEPPEIDMKNFPSHTVYVRAGSNLKVDIPISGKPLPKVTLSRDGVPVKAT</text:p>
            <text:p>MRFNTEITAENLTINLKESVTADAGRYEITAANSSGTTKAFINIVVLDRPGPPTGPVVIS</text:p>
            <text:p>DITEESVTLKWEPPKYDGGSQVTNYILLKRETSTAVWTEVSATVARTMMKVMKLTTGEEY</text:p>
            <text:p>QFRIKAENRFGISDHIDSACVTVKLPYTTPGPPSTPWVTNVTRESITVGWHEPVSNGGSA</text:p>
            <text:p>VIGYHLEMKDRNSILWQKANKLVIRTTHFKVTTISAGLIYEFRVYAENAAGVGKPSHPSE</text:p>
            <text:p>PVLAIDACEPPRNVRITDISKNSVSLSWQQPAFDGGSKITGYIVERRDLPDGRWTKASFT</text:p>
            <text:p>NVTETQFTISGLTQNSQYEFRVFARNAVGSISNPSEAVGPITCIDSYGGPVIDLPLEYTE</text:p>
            <text:p>VVKYRAGTSVRLRAGISGKPAPTIEWYKDDKELQTNALVCVENTTDLASILIKDADRLNS</text:p>
            <text:p>GCYELKLRNAMGSASATIRVQILDKPGPPGGPIEFKTVTAEKITILWRPPADDGGAKITH</text:p>
            <text:p>YIVEKRETSRVVWSMVSEHLEECIITTTKIIKGNEYIFRVRAVNKYGIGEPLESDSVVAK</text:p>
            <text:p>NAFVTPGPPGIPEVTKITKNSMTVVWSRPIADGGSDISGYFLEKRDKKSLGWFKVLKETI</text:p>
            <text:p>RDTRQKVTGLTENSDYQYRVCAVNAAGQGPFSEPSEFYKAADPIDPPGPPAKIRIADSTK</text:p>
            <text:p>SSITLGWSKPVYDGGSAVTGYVVEMRQGEEEEWTIVSTKGEVRTTEYVVSNLKPGVNYYF</text:p>
            <text:p>RVSAVNCAGQGEPIEMTEPVQAKDILEAPEIDLDVALRTSVIAKAGEDVQVLIPFKGRPP</text:p>
            <text:p>PTVTWRKDEKNLGSDARYSIENTDSSSLLTIPQVTRNDTGKYILTIENGVGEPKSSTVSV</text:p>
            <text:p>KVLDTPAACQKLQVKHVSRGTVTLLWDPPLIDGGSPIINYIIEKRDATKRTWSVVSHKCS</text:p>
            <text:p>STSFKLTELSEKTPFFFRVLAENEIGIGEPCETTEPVKAAEVPAPIRDLSMKDSTKTSVI</text:p>
            <text:p>LSWTKPDFDGGSVITEYVVERKGKGEQTWSHAGISKTCEIEVSQLKEQSVLEFRVFAKNE</text:p>
            <text:p>KGLSDPVTIGPITVKELIITPEVDLSDIPGAQVTVRIGHNVHLELPYKGKPKPSISWLKD</text:p>
            <text:p>GLPLKESEFVRFSKTENKITLSIKNAKKEHGGKYTVILDNAVCRNAVPITVITLGPPSKP</text:p>
            <text:p>KGPIRFDEIKADSVILSWDVPEDDGGGEITCYSIEKRETSQTNWKMVCSSVARTTFKVPN</text:p>
            <text:p>LVKDAEYQFRVRAENRYGVSQPLVSNIIVAKHQFRIPGPPGKPVIYNVTSDGMSLTWDAP</text:p>
            <text:p>VYDGGSEVTGFHVEKKERNSILWQKVNTSPISGREYRATGLVEGLDYQFRVYAENSAGLS</text:p>
            <text:p>SPSDPSKFTLAVSPVDPPGTPDYIDVTRETITLKWNPPLRDGGSKIVAYSIEKRQGNERW</text:p>
            <text:p>VRCNFTDVSECQYTVTGLSPGDRYEFRIIARNAVGTISPPSQSSGIIMTRDENVPPIVEF</text:p>
            <text:p>GPEYFDGLIIKSGESLRIKALVQGRPVPRVTWFKDGVEIEKRMNMEITDVLGSTSLFVRD</text:p>
            <text:p>ATRDHRGIYTVEAKNASGSAKAEIKVKVQDTPGKVVGPIRFTNITGEKMTLWWDAPLNDG</text:p>
            <text:p>CAPITHYIIEKRETSRLAWALIEDKCEAQSYTAIKLINGNEYQFRVSAVNKFGVGRPLDS</text:p>
            <text:p>DPVVAQIQYTVPDAPGTPEPSNITGNSITLTWARPESDGGSEIQQYILERREKKSTRWVK</text:p>
            <text:p>VISKRPISETRFKVTGLTEGNEYEFHVMAENAAGVGPASGISRLIKCREPVNPPGPPAVV</text:p>
            <text:p>KVTDTSKTTVSLEWSKPVFDGGMEIIGYIIEMCKADLGDWHKVNAEACVKTRYTVTDLQA</text:p>
            <text:p>GEEYKFRVSAINGAGKGDSCEVTGTIKAVDRLTAPELDIDANFKQTHIVRAGASIRLFIA</text:p>
            <text:p>YQGRPTPTAVWSKPDSNLSLRADIHTTDSFSTLTVENCNRNDAGKYTLTVENNSGSKSIT</text:p>
            <text:p>FTVKVLDTPGPPGPITFKDVTRGSATLMWDAPLLDGGARIHHYVVEKREASRRSWQVISE</text:p>
            <text:p>KCTRQILKVGDLAEGVPYYFRVSAVNEYGVGEPYEMPEPIVATEQPAPPRRLDVVDTSKS</text:p>
            <text:p>SAVLAWLKPEHDGGSRITGYLLEMRQKGSDFWVEAGHTKQLTFTVERLVENTEYEFRVKA</text:p>
            <text:p>KNDAGYSEPREAFSSVIIKEPQIEPTADLTGITNQLITCKAGSPFTIDVPISGRPAPKVT</text:p>
            <text:p>WKLEEMRLKETDRVSITTTKDRTTLTVKDSMRGDSGRYFLTLENTAGVKTFTITVVVIGR</text:p>
            <text:p>PGPVTGPIEVSSVSAESCVLSWGEPKDDGGTEITNYIVEKRESGTTAWHLVNSSVKRTQI</text:p>
            <text:p>KVTHLTKYMEYSFRVSSENRFGVSKPLESAPIVAEHPFVPPSAPTRPEVYHVSANAMSIR</text:p>
            <text:p>WEEPYHDGGSKIVGYWVEKKERNTILWVKENKVPCLECNYKVTGLVEGLEYQFRTYALNA</text:p>
            <text:p>AGVSKASEASRPIMAQNPVDAPGRPEVTDVTRSTVSLIWSAPVYDGGSKVVGYIIERKPV</text:p>
            <text:p>SEVGDGRWLKCNYTIVSDNFFTVTALSEGDTYEFRVLAKNAAGVISKGSESTGPVTCRDE</text:p>
            <text:p>YAPPKAELDARLQGDLVTIRAGSDLVLDAAVGGKPEPKIIWTKGDKELDLCEKVSLQYTG</text:p>
            <text:p>KRATAVIKFCDRSDTGKYTLTVKNASGTKAVSVMVKVLDSPGPCGKLTVSRVTEEKCTLA</text:p>
            <text:p>WSLPQEDGGAEITHYIVERRETSRLNWVIVEGECPTLSYVVTRLIKNNEYIFRVRAVNKY</text:p>
            <text:p>GPGVPVESEPIVARNSFKTAIPSPPGIPEEVGTGKEHIIIQWTKPESDGGNEISNYLVDK</text:p>
            <text:p>REKKSLRWTRVNKDYVVYDTRLKVTSLMEGCDYQFRVTAVNAAGNSEPSEASNFISCREP</text:p>
            <text:p>SYTPGPPSAPRVVDTTKHSISLAWTKPMYDGGADITGYVLEMQEKDTDQWYRVHTKATIR</text:p>
            <text:p>NTEFTVPDLKMGQKYSFRVAAVNVKGMSEYSESIAEIEPVERIEIPDLELADDLKKTVTI</text:p>
            <text:p>RAGASLRLMVSVSGRPPPVITWSKQGIDLASRAIIDTTESYSLLIVDKVNRYDAGKYTIE</text:p>
            <text:p>AENQSGKKSATVLVKVYDTPGPCPSVKVKEVSRDSVTITWEIPTIDGGAPVNNYIVEKRE</text:p>
            <text:p>AAMRAFKTVTTKCSKTLYRISGLVEGTMYYFRVLPENIYGIGEPCETSDAVLVSEVPLVP</text:p>
            <text:p>TKLEVVDVTKSTVTLAWEKPLYDGGSRLTGYVLEACKAGTERWMKVVTLKPTVLEHTVTS</text:p>
            <text:p>LNEGEQYLFRVRAQNEKGVSEAREIVTAVTVQDLRVLPTIDLSTMPQKTIHVPAGRPVEL</text:p>
            <text:p>VIPIAGRPPPAASWFFAGSKLRESERVTVETHTKVAKLTIRETTIRDTGEYTLELKNVTG</text:p>
            <text:p>TTSETIKVIILDKPGPPTGPIRIDEIDATSITISWEPPELDGGAPLSGYVVEQRDAHRPG</text:p>
            <text:p>WLPVSESVTRSTFKFTRLTEGNEYVFRVAATNRFGIGSYLQSEVIECRSSIRIPGPPETL</text:p>
            <text:p>QIFDVSRDGMTLTWYPPEDDGGSQVTGYIVERKEVRADRWVRVNKVPVTMTRYRSTGLIE</text:p>
            <text:p>GLEYEHRVTAINARGSGKPSRPSKPIVAMDPIAPPGKPQNPRVTDTTRTSVSLAWSVPED</text:p>
            <text:p>EGGSKVTGYLIEMQKVDQHEWTKCNTTPTKIREYTLTHLPQGAEYRFRILACNAGGPGEP</text:p>
            <text:p>AEVPGTVKVTEMLEYPDYELDERYQEGIFVRQGGVIRLTIPIKGKPFPICKWTKEGQDIS</text:p>
            <text:p>KRAMIATSETHTELVIKEADRGDSGTYDLVLENKCGKKAVYIKVRVIGSPNSPEGPLEYD</text:p>
            <text:p>DIQARSVRVSWRPPADDGGADILGYILERREVPKAAWYTIDSRVRGTSLVVKGLKENVEY</text:p>
            <text:p>HFRVSAENQFGISKPLKSEEPVIPKTPLNPPEP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aldolase OS=Chlorocebus sabaeus OX=60711 GN=TALDO1 PE=3 SV=1</text:p>
          </table:table-cell>
          <table:table-cell office:value-type="string" calcext:value-type="string">
            <text:p>A0A0D9RE68</text:p>
          </table:table-cell>
          <table:table-cell office:value-type="string" calcext:value-type="string">
            <text:p>A0A0D9RS47_CHLSB</text:p>
          </table:table-cell>
          <table:table-cell office:value-type="string" calcext:value-type="string">
            <text:p>TALDO1</text:p>
          </table:table-cell>
          <table:table-cell office:value-type="string" calcext:value-type="string">
            <text:p>TGRM1_HUMAN, G3XAE9_HUMAN, Q6P183_HUMAN</text:p>
          </table:table-cell>
          <table:table-cell table:number-columns-repeated="3"/>
          <table:table-cell office:value-type="string" calcext:value-type="string">
            <text:p>[['Human Gene ID #1', 'C:ciliary basal body', 'C:cilium', 'C:cytoplasmic microtubule', 'C:microtubule organizing center', 'C:mitotic spindle', 'C:spindle microtubule', 'F:microtubule binding', 'P:axoneme assembly', 'P:microtubule cytoskeleton organization', 'P:mitotic spindle assembly', 'P:non-motile cilium assembly', 'P:positive regulation of microtubule polymerization'], ['Human Gene ID #2', 'NO GO TERMS ASSOCIATED'], ['Human Gene ID #3', 'NO GO TERMS ASSOCIATED']]</text:p>
          </table:table-cell>
          <table:table-cell office:value-type="string" calcext:value-type="string">
            <text:p>&gt;tr|A0A0D9RS47|A0A0D9RS47_CHLSB Uncharacterized protein OS=Chlorocebus sabaeus OX=60711 GN=TOGARAM1 PE=4 SV=1</text:p>
            <text:p>MAAAPSALLLLPPFPVLSAYRLQSRSRPSAPETDDSGVGGIMRGEKNYYCRGAAGDHGSC</text:p>
            <text:p>PTTTSPLASAVLMPSEAVSSSWSDSGGGLSGGDEEETRLLQLLRTAPDPSEAFQALQAAL</text:p>
            <text:p>PRRGGRLGFPRRKEALYRALGRVLVEGGSDEKRLCLQLLSDVLRGQGEAGQLEEAFSLAL</text:p>
            <text:p>LPQLVVSLREENPALRKDALQILHICLKRSSGEVLRTLIQQGLESTDARLRASTALLLPI</text:p>
            <text:p>LLTTEDLLLGLDLTEVIISLARKLGDQETAEESETAFSTLQQIGERLGQDRFQSYISRLP</text:p>
            <text:p>SALRRHYNRRLESQFGSQVPYYLELEASGFPEDPLPCAVTLSNSNLKFGIIPQELHSRLL</text:p>
            <text:p>DQEDYKNRTQAVEELKQVLGKFNPSSTPHSSLVGFISLLYNLLDDSNFKVVHGTLQVLHL</text:p>
            <text:p>LVIRLGEQVQQFLGPVIAASVKVLADNKLVIKQEYMKIFLKLMKEVGPQQVLCLLLEHLK</text:p>
            <text:p>HKHSRVREEVVNICICSLLTYPSEDFDLPKLSFDLAPALVDSKRRVRQAALEAFAVLASS</text:p>
            <text:p>MGSGKTSILFKAVDTVELQDNGDGVMNAVQARLARKTLPRLTEQGFVEYAVLMPSSAGGR</text:p>
            <text:p>SNHLAHGADTDWLLAGNRTQSAHCHCGDHVRDSMQIYGSYSPTICTRRVLSAGKGKNKLP</text:p>
            <text:p>WENEQPGIMGENQTSTSKDIEQFSTYDFIPSPKLKPSQGMPVNDDLCFSRKRVSRNLFQN</text:p>
            <text:p>SRDFNPDYLPLCAAGTTGTHQTNLSGKCAQLGFSQLCGKTGSVGSDLQFLGTTNSHQDKV</text:p>
            <text:p>YATLNFGGKTQQTFGSQTECTSSNGQNLSPGAYILPSYPLSSPRTSPKHTSLIVSPKKSQ</text:p>
            <text:p>DNSVNFSNSWPLKSFEGLSKRSPQKQLVSQKSSDPTSRNDGENSQEKPPVQLTPALVRSP</text:p>
            <text:p>SSRRGLNGTKPVPPIPRGISLLPDKADLTTVGHKKKEPDDIWKCEKDSLPVDLSELNFKD</text:p>
            <text:p>KDLDQEEMHSSLRSLRNSAAKKRAKLSGSTSDLESPDSAMKLDLTMDTPSRSSSPNISSY</text:p>
            <text:p>SESGVYSQESLTSSLSTTPQGKRIMSDIFPTFGSKPFPIRLSSAKKKISHIAEQSPSAGF</text:p>
            <text:p>TGSSSNPQQISSFDFISTKTLSEDSVVVVGKGVFGSLSSAPATCSQSVISSVENGDTFSI</text:p>
            <text:p>KQSIEPPSGIYGRSVQQNISSYLDVENEKDAKVSISKSTYNKMRQKRKEEKELFHNKDCE</text:p>
            <text:p>KKEKNSWERMKHTGTEKMASEDETSTGVISQYKERMPSVTHSPEIMDLSELRPFSKPEIA</text:p>
            <text:p>LTEALRLLADEDWEKKIEGLNFIRCLAAFHSEILNTKLHETNFAVVQEVKNLRSGVSRAA</text:p>
            <text:p>VVCLSDLFTYLKKSMDQELDTTVKVLLQKAGESNTFIREDVDKALRAMVNNVTPARAVVS</text:p>
            <text:p>LINGGQSHLHIAVRRCTAQHLSDVLEFMEPERILSATKDMAERILPAAAKFAQDSSQETR</text:p>
            <text:p>YYGRKMLFFMMCHPNFEKMLEKYVPSKDLPYIKDSVRNLQQKGLGDIPLDTPSAKGRRSH</text:p>
            <text:p>TGSVGNTRSSSVSRDAFNLAEREVTEVREVTRKSVPRNSLESAEYLKVITGLLNAKDFRD</text:p>
            <text:p>RINGIKQLLSDTENNQDLVVGNIVKIFDAFKSRLHDSNSKVNLVALETMHKMIPLLRDHL</text:p>
            <text:p>SPIINMLIPAIVDNNLNSKNPGIYAAATNVVQALTQHVDNYLLLQPFCTKAQFLNGKAKQ</text:p>
            <text:p>DMTEKLADIVTELYQRKPHATEQKVLVVLWHLLGNMTNSGSLPGAGGNIRTATAKLSKAL</text:p>
            <text:p>FTQMGQNLLNQAASQPPHIKKSLEELLDMTILNE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ferrin OS=Chlorocebus sabaeus OX=60711 GN=TF PE=3 SV=1</text:p>
          </table:table-cell>
          <table:table-cell office:value-type="string" calcext:value-type="string">
            <text:p>A0A0D9RE72</text:p>
          </table:table-cell>
          <table:table-cell office:value-type="string" calcext:value-type="string">
            <text:p>A0A0D9RE68_CHLSB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ALDO_HUMAN, A0A140VK56_HUMAN, B4DID5_HUMAN, Q9UMF8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nucleus', 'F:monosaccharide binding', 'F:sedoheptulose-7-phosphate:D-glyceraldehyde-3-phosphate glyceronetransferase activity', 'P:carbohydrate metabolic process', 'P:fructose 6-phosphate metabolic process', 'P:glyceraldehyde-3-phosphate metabolic process', 'P:interleukin-12-mediated signaling pathway', 'P:pentose-phosphate shunt', 'P:pentose-phosphate shunt, non-oxidative branch', 'P:xylulose biosynthetic process'], ['Human Gene ID #2', 'C:cytosol', 'C:intracellular membrane-bounded organelle', 'F:monosaccharide binding', 'F:sedoheptulose-7-phosphate:D-glyceraldehyde-3-phosphate glyceronetransferase activity', 'P:carbohydrate metabolic process', 'P:fructose 6-phosphate metabolic process', 'P:glyceraldehyde-3-phosphate metabolic process', 'P:pentose-phosphate shunt, non-oxidative branch'], ['Human Gene ID #3', 'C:cytoplasm', 'F:sedoheptulose-7-phosphate:D-glyceraldehyde-3-phosphate glyceronetransferase activity', 'P:carbohydrate metabolic process', 'P:pentose-phosphate shunt'], ['Human Gene ID #4', 'F:catalytic activity']]</text:p>
          </table:table-cell>
          <table:table-cell office:value-type="string" calcext:value-type="string">
            <text:p>&gt;tr|A0A0D9RE68|A0A0D9RE68_CHLSB Transaldolase OS=Chlorocebus sabaeus OX=60711 GN=TALDO1 PE=3 SV=1</text:p>
            <text:p>MSSSPVKRQRMESALDQLKQFTTVVADTGDFHAIDEYKPQDATTNPSLILAAAQMPAYQE</text:p>
            <text:p>LVEEAIAYGRKLGGSQQDQIKNAIDKLFVLFGAEILKKIPGRVSTEVDARLSFDKDAMVA</text:p>
            <text:p>RARRLIELYKEAGISKDRILIKLSSTWEGIQAGKELEEQHGIHCNMTLLFSFAQAVACAE</text:p>
            <text:p>AGVTLISPFVGRILDWHVANTDKKSYEPLEDPGVKSVTKIYNYYKKFGYKTIVMGASFRN</text:p>
            <text:p>TGEIKALAGCDFLTISPKLLGELLQDNAKLVPVLSAKAAQASDLEKIHLDEKSFRWLHNE</text:p>
            <text:p>DQMAVEKLSDGIRKFAADAVKLERMLTEQMFNAENG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gelin OS=Chlorocebus sabaeus OX=60711 GN=TAGLN2 PE=3 SV=1</text:p>
          </table:table-cell>
          <table:table-cell office:value-type="string" calcext:value-type="string">
            <text:p>A0A0D9S3W2</text:p>
          </table:table-cell>
          <table:table-cell office:value-type="string" calcext:value-type="string">
            <text:p>A0A0D9RE72_CHLSB</text:p>
          </table:table-cell>
          <table:table-cell office:value-type="string" calcext:value-type="string">
            <text:p>TAGLN2</text:p>
          </table:table-cell>
          <table:table-cell office:value-type="string" calcext:value-type="string">
            <text:p>TRFE_HUMAN, A0A0K0K1H8_HUMAN, B4DEX9_HUMAN, B4DHZ6_HUMAN, C9JB55_HUMAN, C9JVG0_HUMAN, Q06AH7_HUMAN, Q53H26_HUMAN</text:p>
          </table:table-cell>
          <table:table-cell table:number-columns-repeated="3"/>
          <table:table-cell office:value-type="string" calcext:value-type="string">
            <text:p>[['Human Gene ID #1', 'C:apical plasma membrane', 'C:basal part of cell', 'C:basal plasma membrane', 'C:blood microparticle', 'C:cell surface', 'C:clathrin-coated endocytic vesicle membrane', 'C:clathrin-coated pit', 'C:cytoplasmic vesicle', 'C:early endosome', 'C:endocytic vesicle', 'C:endoplasmic reticulum lumen', 'C:endosome membrane', 'C:extracellular exosome', 'C:extracellular region', 'C:extracellular space', 'C:extrinsic component of external side of plasma membrane', 'C:HFE-transferrin receptor complex', 'C:late endosome', 'C:perinuclear region of cytoplasm', 'C:plasma membrane', 'C:recycling endosome', 'C:secretory granule lumen', 'C:vesicle', 'F:ferric iron binding', 'F:ferrous iron binding', 'F:iron chaperone activity', 'F:transferrin receptor binding', 'P:actin filament organization', 'P:activation of JUN kinase activity', 'P:antibacterial humoral response', 'P:cellular iron ion homeostasis', 'P:cellular protein metabolic process', 'P:cellular response to iron ion', 'P:ERK1 and ERK2 cascade', 'P:iron ion homeostasis', 'P:iron ion transport', 'P:membrane organization', 'P:osteoclast differentiation', 'P:platelet degranulation', 'P:positive regulation of bone resorption', 'P:positive regulation of cell motility', 'P:positive regulation of receptor-mediated endocytosis', 'P:positive regulation of transcription, DNA-templated', 'P:post-translational protein modification', 'P:regulation of iron ion transport', 'P:regulation of protein stability', 'P:retina homeostasis', 'P:SMAD protein signal transduction', 'P:transferrin transport'], ['Human Gene ID #2', 'C:extracellular space', 'F:ferric iron binding', 'P:cellular iron ion homeostasis', 'P:iron ion transport'], ['Human Gene ID #3', 'C:extracellular region'], ['Human Gene ID #4', 'C:extracellular region'], ['Human Gene ID #5', 'NO GO TERMS ASSOCIATED'], ['Human Gene ID #6', 'C:extracellular region'], ['Human Gene ID #7', 'C:dense body', 'C:extracellular space', 'F:ferric iron binding', 'P:cellular iron ion homeostasis', 'P:iron ion transport'], ['Human Gene ID #8', 'C:extracellular space', 'F:ferric iron binding', 'P:cellular iron ion homeostasis', 'P:iron ion transport']]</text:p>
          </table:table-cell>
          <table:table-cell office:value-type="string" calcext:value-type="string">
            <text:p>&gt;tr|A0A0D9RE72|A0A0D9RE72_CHLSB Beta-1 metal-binding globulin OS=Chlorocebus sabaeus OX=60711 GN=TF PE=3 SV=1</text:p>
            <text:p>MRLAVGALLACAVLGLCLAVPEKSVRWCAVSEHEATKCQSFRDHMKSVLPSDGPSVACVK</text:p>
            <text:p>KASHLDCIRAIAANEADAVTLDAGLVYDAYLAPNNLKPVVAEFYGSKEDPQTFYYAVAVV</text:p>
            <text:p>KKDSDFQMNQLRGRKSCHTGLGRSAGWNIPIGLLYCDLPEPRKPLEKAVANFFSGSCVPC</text:p>
            <text:p>ADGTDFPQLCQLCPGCGCSTLNQYFSYSGAFKCLKDGAGDVAFVKHSTIFENLANKADRD</text:p>
            <text:p>QYELLCLDNTRKPVDEYKDCHLARVPSHTVVARSVGGKEDLIWELLNQAQEHFGKDKSKE</text:p>
            <text:p>FQLFSSPHGKDLLFKDSAHGFLKVPPRMDAKMYLGYEYITAIRNLREGTCPEAPTDECKP</text:p>
            <text:p>VKWCALSHHERLKCDEWSVNSAGRIECESAETTEDCIAKIMNGEADAMSLDGGFVYIAGM</text:p>
            <text:p>CGLVPVLAENYNTHGSTCENTAEEGYFAVAVVKSSSDLTWDNLKGKKSCHTAVGRTAGWN</text:p>
            <text:p>IPMGLLYSKINHCRFDEFFSEGCAPGSEKNSSLCKLCMGTSPNLCEPNNKEGYYGYTGAF</text:p>
            <text:p>RCLVEKGDVAFVKDQTVLQNTEGNNPDAWAKNLKEKDYELLCLDGSRKSVKQSANCHLAR</text:p>
            <text:p>APNHAVVARKDKADCVQTLLLDQQRMFGSSVTDCSSNFCLFESKTKDLLFRDDTLCLAKL</text:p>
            <text:p>HDRNTYEKYLGEEYVKAVTNLRKCSTSPLLEACTFHR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gelin OS=Chlorocebus sabaeus OX=60711 GN=TAGLN3 PE=3 SV=1</text:p>
          </table:table-cell>
          <table:table-cell office:value-type="string" calcext:value-type="string">
            <text:p>A0A0D9R2M8</text:p>
          </table:table-cell>
          <table:table-cell office:value-type="string" calcext:value-type="string">
            <text:p>A0A0D9S3W2_CHLSB</text:p>
          </table:table-cell>
          <table:table-cell office:value-type="string" calcext:value-type="string">
            <text:p>TAGLN3</text:p>
          </table:table-cell>
          <table:table-cell office:value-type="string" calcext:value-type="string">
            <text:p>TAGL2_HUMAN, A0A384MTL2_HUMAN, X6RJP6_HUMAN</text:p>
          </table:table-cell>
          <table:table-cell table:number-columns-repeated="3"/>
          <table:table-cell office:value-type="string" calcext:value-type="string">
            <text:p>[['Human Gene ID #1', 'C:cytosol', 'C:extracellular exosome', 'C:extracellular region', 'C:vesicle', 'F:cadherin binding', 'P:epithelial cell differentiation', 'P:platelet degranulation'], ['Human Gene ID #2', 'NO GO TERMS ASSOCIATED'], ['Human Gene ID #3', 'NO GO TERMS ASSOCIATED']]</text:p>
          </table:table-cell>
          <table:table-cell office:value-type="string" calcext:value-type="string">
            <text:p>&gt;tr|A0A0D9S3W2|A0A0D9S3W2_CHLSB Transgelin OS=Chlorocebus sabaeus OX=60711 GN=TAGLN2 PE=3 SV=1</text:p>
            <text:p>MANRGPAYGLSREVQQKIEKQYDADLEQILIQWITTQCRKDVGRPQPGRENFQNWLKDGT</text:p>
            <text:p>VLCELINALYPEGQAPVKKIQASTMAFKQMEQISQFLQAAERYGINTTDIFQTVDLWEGK</text:p>
            <text:p>NMACVQRTLMNLGGLAVARDDGLFSGDPNWFPKKSKENPRNFSDNQLQEGKNVIGLQMGT</text:p>
            <text:p>NRGASQAGMTGYGMPRQI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ketolase OS=Chlorocebus sabaeus OX=60711 GN=TKT PE=4 SV=1</text:p>
          </table:table-cell>
          <table:table-cell office:value-type="string" calcext:value-type="string">
            <text:p>A0A0D9RKT4</text:p>
          </table:table-cell>
          <table:table-cell office:value-type="string" calcext:value-type="string">
            <text:p>A0A0D9R2M8_CHLSB</text:p>
          </table:table-cell>
          <table:table-cell office:value-type="string" calcext:value-type="string">
            <text:p>TKT</text:p>
          </table:table-cell>
          <table:table-cell office:value-type="string" calcext:value-type="string">
            <text:p>TAGL3_HUMAN, Q7Z517_HUMAN</text:p>
          </table:table-cell>
          <table:table-cell table:number-columns-repeated="3"/>
          <table:table-cell office:value-type="string" calcext:value-type="string">
            <text:p>[['Human Gene ID #1', 'C:nucleus', 'P:central nervous system development', 'P:negative regulation of transcription by RNA polymerase II'], ['Human Gene ID #2', 'NO GO TERMS ASSOCIATED']]</text:p>
          </table:table-cell>
          <table:table-cell office:value-type="string" calcext:value-type="string">
            <text:p>&gt;tr|A0A0D9R2M8|A0A0D9R2M8_CHLSB Transgelin OS=Chlorocebus sabaeus OX=60711 GN=TAGLN3 PE=3 SV=1</text:p>
            <text:p>MANRGPSYGLSREVQEKIEQKYDADLENKLVDWIILQCAEDIEHPPPGRAHFQKWLMDGT</text:p>
            <text:p>VLCKLINSLYPPGQEPIPKISESKMAFKQMEQISQFLKAAETYGVRTTDIFQTVDLWEGK</text:p>
            <text:p>DMAAVQRTLMALGSVAVTKDDGCYRGEPSWFHRKAQQNRRGFSEEQLRQGQNVIGLQMGS</text:p>
            <text:p>NKGASQAGMTGYGMPRQI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SH domain-containing protein OS=Chlorocebus sabaeus OX=60711 PE=4 SV=1</text:p>
          </table:table-cell>
          <table:table-cell office:value-type="string" calcext:value-type="string">
            <text:p>A0A0D9SAP5</text:p>
          </table:table-cell>
          <table:table-cell office:value-type="string" calcext:value-type="string">
            <text:p>A0A0D9RKT4_CHLSB</text:p>
          </table:table-cell>
          <table:table-cell/>
          <table:table-cell office:value-type="string" calcext:value-type="string">
            <text:p>TKT_HUMAN, A0A0B4J1R6_HUMAN, A0A0K0K1H9_HUMAN, A0A0S2Z5C0_HUMAN, B3KPZ8_HUMAN, B4E022_HUMAN, Q53EM5_HUMAN, V9HWD9_HUMAN</text:p>
          </table:table-cell>
          <table:table-cell table:number-columns-repeated="3"/>
          <table:table-cell office:value-type="string" calcext:value-type="string">
            <text:p>[['Human Gene ID #1', 'C:cytosol', 'C:endoplasmic reticulum membrane', 'C:extracellular exosome', 'C:nuclear body', 'C:nucleoplasm', 'C:peroxisome', 'C:vesicle', 'F:calcium ion binding', 'F:magnesium ion binding', 'F:protein homodimerization activity', 'F:thiamine pyrophosphate binding', 'F:transketolase activity', 'P:glyceraldehyde-3-phosphate biosynthetic process', 'P:pentose-phosphate shunt', 'P:pentose-phosphate shunt, non-oxidative branch', 'P:regulation of growth', 'P:ribose phosphate biosynthetic process', 'P:xylulose biosynthetic process'], ['Human Gene ID #2', 'C:nuclear body', 'C:nucleoplasm', 'F:metal ion binding', 'F:transferase activity'], ['Human Gene ID #3', 'F:transferase activity'], ['Human Gene ID #4', 'NO GO TERMS ASSOCIATED'], ['Human Gene ID #5', 'F:transferase activity'], ['Human Gene ID #6', 'F:metal ion binding', 'F:transferase activity'], ['Human Gene ID #7', 'F:metal ion binding', 'F:transferase activity'], ['Human Gene ID #8', 'C:nuclear body', 'C:nucleoplasm', 'F:metal ion binding', 'F:transferase activity']]</text:p>
          </table:table-cell>
          <table:table-cell office:value-type="string" calcext:value-type="string">
            <text:p>&gt;tr|A0A0D9RKT4|A0A0D9RKT4_CHLSB TRANSKETOLASE_1 domain-containing protein OS=Chlorocebus sabaeus OX=60711 GN=TKT PE=4 SV=1</text:p>
            <text:p>MEGYHKPDQQKLQALKDTANRLRISSIQATTAAGSGHPTSCCSAAEIMAVLFFHTMRYKS</text:p>
            <text:p>QDPRNPHNDRFVLSKGHAAPILYAVWAEAGFLPEAELLNLRKISSDLDGHPVPKQAFTDV</text:p>
            <text:p>ATGSLGQGLGAACGMAYTGKYFDKASYRVYCLLGDGELSEGSVWEAMAFASIYKLDNLVA</text:p>
            <text:p>ILDINRLGQSDPAPLQHQMDIYQKRCEAFGWHAIIVDGHSVEELCKAFGQAKHQPTAIIA</text:p>
            <text:p>KTFKGRGITGVEDKESWHGKPLPKNMAEQIIQEIYSQIQSKKKILATPPQEDAPSVDIAN</text:p>
            <text:p>IRMPSLPSYKVGDKIATRKAYGQALAKLGHASDRIIALDGDTKNSTFSEIFKKEHPDRFI</text:p>
            <text:p>ECYIAEQNMVSIAVGCATRNRTVPFCSTFAAFFTRAFDQIRMAAISESNINLCGSHCGVS</text:p>
            <text:p>IGEDGPSQMALEDLAMFRSVPMSTVFYPSDGVATEKAVELAANTKGICFIRTSRPENAII</text:p>
            <text:p>YNNNEDFQVGQAKVVLKSKDDQVTVIGAGVTLHEALAAAELLKKEKINIRVLDPFTIKPL</text:p>
            <text:p>DRKLILDSARATKGRILTVEDHYYEGGIGEAVSSAVVGEPGITVTHLAVNRVPRSGKPAE</text:p>
            <text:p>LLKMFGIDKDAIAQAVKGLITK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functional purine biosynthetic protein adenosine-3 OS=Chlorocebus sabaeus OX=60711 GN=GART PE=3 SV=1</text:p>
          </table:table-cell>
          <table:table-cell office:value-type="string" calcext:value-type="string">
            <text:p>A0A0D9RBR7</text:p>
          </table:table-cell>
          <table:table-cell office:value-type="string" calcext:value-type="string">
            <text:p>A0A0D9SAP5_CHLSB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AP5|A0A0D9SAP5_CHLSB TRASH domain-containing protein OS=Chlorocebus sabaeus OX=60711 PE=3 SV=1</text:p>
            <text:p>MKVELCSFSGYKIYPGHGKRYARTNWKVFQFLNAKCESAFLSKRNPRQINWTVLYRRKHK</text:p>
            <text:p>KGQSEEIQKKRTRRAVKFQRAITGASLANIMAKRNQKPEVRKAQREQAIRAAKEAKRAKQ</text:p>
            <text:p>ASKKTAMAAAKAPTKAAPKQKIVKPVKVSAPRVGGKR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o Rho guanine nucleotide exchange factor OS=Chlorocebus sabaeus OX=60711 GN=TRIO PE=4 SV=1</text:p>
          </table:table-cell>
          <table:table-cell office:value-type="string" calcext:value-type="string">
            <text:p>A0A0D9RXH5</text:p>
          </table:table-cell>
          <table:table-cell office:value-type="string" calcext:value-type="string">
            <text:p>A0A0D9RBR7_CHLSB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PUR2_HUMAN, B4DJ93_HUMAN, C9JBJ1_HUMAN, C9JKQ7_HUMAN, C9JTV6_HUMAN, C9JZG2_HUMAN, Q3B7A7_HUMAN, Q59HH3_HUMAN, Q71VH3_HUMAN</text:p>
          </table:table-cell>
          <table:table-cell table:number-columns-repeated="3"/>
          <table:table-cell office:value-type="string" calcext:value-type="string">
            <text:p>[['Human Gene ID #1', 'C:cytosol', 'C:extracellular exosome', 'F:ATP binding', 'F:metal ion binding', 'F:phosphoribosylamine-glycine ligase activity', 'F:phosphoribosylformylglycinamidine cyclo-ligase activity', 'F:phosphoribosylglycinamide formyltransferase activity', "P:'de novo' IMP biosynthetic process", 'P:adenine biosynthetic process', 'P:brainstem development', 'P:cerebellum development', 'P:cerebral cortex development', 'P:glycine metabolic process', 'P:purine nucleotide biosynthetic process', 'P:purine ribonucleoside monophosphate biosynthetic process', 'P:response to inorganic substance', 'P:response to organic substance', 'P:tetrahydrofolate biosynthetic process'], ['Human Gene ID #2', 'F:ATP binding', 'F:metal ion binding', 'F:phosphoribosylformylglycinamidine cyclo-ligase activity', 'F:phosphoribosylglycinamide formyltransferase activity', "P:'de novo' IMP biosynthetic process"], ['Human Gene ID #3', 'F:ATP binding', 'F:metal ion binding', 'F:phosphoribosylamine-glycine ligase activity', 'F:phosphoribosylformylglycinamidine cyclo-ligase activity', "P:'de novo' IMP biosynthetic process", 'P:purine nucleobase biosynthetic process'], ['Human Gene ID #4', 'F:ATP binding', 'F:phosphoribosylamine-glycine ligase activity', 'F:phosphoribosylformylglycinamidine cyclo-ligase activity', "P:'de novo' IMP biosynthetic process", 'P:purine nucleobase biosynthetic process'], ['Human Gene ID #5', 'F:ATP binding', 'F:metal ion binding', 'F:phosphoribosylamine-glycine ligase activity', 'F:phosphoribosylformylglycinamidine cyclo-ligase activity', "P:'de novo' IMP biosynthetic process", 'P:purine nucleobase biosynthetic process'], ['Human Gene ID #6', 'F:ATP binding', 'F:phosphoribosylamine-glycine ligase activity', 'F:phosphoribosylformylglycinamidine cyclo-ligase activity', "P:'de novo' IMP biosynthetic process", 'P:purine nucleobase biosynthetic process'], ['Human Gene ID #7', 'F:ATP binding', 'F:metal ion binding', 'F:phosphoribosylamine-glycine ligase activity', 'F:phosphoribosylformylglycinamidine cyclo-ligase activity', 'F:phosphoribosylglycinamide formyltransferase activity', "P:'de novo' IMP biosynthetic process", 'P:purine nucleobase biosynthetic process'], ['Human Gene ID #8', 'C:integral component of membrane', 'F:ATP binding', 'F:metal ion binding', 'F:phosphoribosylamine-glycine ligase activity', 'F:phosphoribosylformylglycinamidine cyclo-ligase activity', 'F:phosphoribosylglycinamide formyltransferase activity', "P:'de novo' IMP biosynthetic process", 'P:purine nucleobase biosynthetic process'], ['Human Gene ID #9', 'F:phosphoribosylformylglycinamidine cyclo-ligase activity', 'F:transferase activity', "P:'de novo' IMP biosynthetic process"]]</text:p>
          </table:table-cell>
          <table:table-cell office:value-type="string" calcext:value-type="string">
            <text:p>&gt;tr|A0A0D9RBR7|A0A0D9RBR7_CHLSB Trifunctional purine biosynthetic protein adenosine-3 OS=Chlorocebus sabaeus OX=60711 GN=GART PE=3 SV=1</text:p>
            <text:p>MAARVLIIGSGGREHTLAWKLAQSHHVKQVLVAPGNAGTACSEKISNTAISISDHTALAQ</text:p>
            <text:p>FCKEEKIEFVVVGPEAPLAAGIVGNLTSAGVRCFGPTAKAAQLESSKRFAKEFMDRHGIP</text:p>
            <text:p>TAQWKAFTKPEEACSFIMSADFPALVVKASGLAAGKGVIVAKSKEEACKAVQEIMQEKAF</text:p>
            <text:p>GAAGETIVIEELLDGEEVSCLCFTDGKTVAPMPPAQDHKRLLEGDGGPNTGGMGAYCPAP</text:p>
            <text:p>QVSNDLLLKIKDTVLQRTVDGMQQEGTPYTGILYAGIMLTKDGPKVLEFNCRFGDPECQV</text:p>
            <text:p>ILPLLKSDLYEVIQSTLDGLLCTSLPVWLENHTALTVVMASKGYPGDYTKGVEITGFSEA</text:p>
            <text:p>QALGLEVFHAGTALKNGKVVTHGGRVLAVTAIRENLVSALEEAKKGLAAIKFEGAIYRKD</text:p>
            <text:p>IGFRAIAFLQQPRGLTYKESGVDIAAGNMLVKKIQPLAEATSRSGCKVDLGGFAGLFDLK</text:p>
            <text:p>AAGFKDPLLASGTDGVGTKLKIAQLCNKHDTIGQDLVAMCVNDILAQGAEPLFFLDYFSC</text:p>
            <text:p>GKLDLSVTEAVVAGIAKACGKAGCALLGGETAEMPDMYPPGEYDLAGFAVGAMERDQKLP</text:p>
            <text:p>HLERITEGDVVVGIASSGLHSNGFSLVRKIVAKSFLQYSSPAPDGCGDQTLGDLLLTPTR</text:p>
            <text:p>IYSHSLLPVLRSGHVKAFAHITGGGLLENIPRVLPEKLGVDLDAQTWRIPKVFSWLQQEG</text:p>
            <text:p>QLSEEEMARTFNCGVGAALVVSKEQTEQILRDIQQHKEEAWVIGSVVARAEGSPRVKVKN</text:p>
            <text:p>LIESMQINGSVLKNGSLKNHFSFGKKKARVAVLISGTGSNLQALIDSTREPNSSAQIDVV</text:p>
            <text:p>ISNKAAVAGLDKAERAGIPTRVINHKLYKNRVEFDNSIDLVLEEFSIDIVCLAGFMRILS</text:p>
            <text:p>GPFVRKWNGKMLNIHPSLLPSFKGSNAHEQALETGVTVTGCTVHFVAEDVDAGQIILQEA</text:p>
            <text:p>VPVKRGDTVATLSERVKLAEHKTFPAALQLVASGTVQLGENGKICWVKE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osephosphate isomerase OS=Chlorocebus sabaeus OX=60711 GN=TPI1 PE=3 SV=1</text:p>
          </table:table-cell>
          <table:table-cell office:value-type="string" calcext:value-type="string">
            <text:p>A0A0D9RCV3</text:p>
          </table:table-cell>
          <table:table-cell office:value-type="string" calcext:value-type="string">
            <text:p>A0A0D9RXH5_CHLSB</text:p>
          </table:table-cell>
          <table:table-cell office:value-type="string" calcext:value-type="string">
            <text:p>TPI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XH5|A0A0D9RXH5_CHLSB Non-specific serine/threonine protein kinase OS=Chlorocebus sabaeus OX=60711 GN=TRIO PE=3 SV=1</text:p>
            <text:p>MQTLRWRAEEGGPGFRKNDEMKAMDVLPILKEKVAYLSGGRDKRGGPILTFPARSNHDRI</text:p>
            <text:p>RQEDLRRLISYLACIPSEEVCKRGFTVIVDMRGSKWDSIKPLLKILQESFPCCIHVALII</text:p>
            <text:p>KPDNFWQKQRTNFGSSKFEFETNMVSLEGLTKVVDPSQLTPEFDGCLEYNHEEWIEIRVA</text:p>
            <text:p>FEDYISNATHMLSRLEELQDILAKKELPQDLEGARNMIEEHSQLKKKVIKAPIEDLDLEG</text:p>
            <text:p>QKLLQRIQSSESFPKKNSGSGNADLQNLLPKVSTMLDRLHSTRQHLHQMWHVRKLKLDQC</text:p>
            <text:p>FQLRLFEQDAEKMFDWITHNKGLFLNSYTEIGTSHPHAMELQTQHNHFAMNCMNVYVNIN</text:p>
            <text:p>RIMSVANRLVESGHYASQQIRQIASQLEQEWKAFAAALDERSTLLDMSSIFHQKAEKYMS</text:p>
            <text:p>NVDSWCKACGEVDLPSELQDLEDAIHHHQGIYEHITLAYSEVSQDGKSLLDKLQRPLTPG</text:p>
            <text:p>SSDSLTASANYSKAVHHVLDVIHEVLHHQRQLENIWQHRKVRLHQRLQLCVFQQDVQQVL</text:p>
            <text:p>DWIENHGEAFLSKHTGVGKSLHRARALQKRHEDFEEVAQNTYTNADKLLEAAEQLAQTGE</text:p>
            <text:p>CDPEEIYQAAHQLEDRIQDFVRRVEQRKILLDMSVSFHTHVKELWTWLEELQKELLDDVY</text:p>
            <text:p>AESVEAVQDLIKRFGQQQQTTLQVTVNVIKEGEDLIQQLRDSAISSNKTPHNSSINHIET</text:p>
            <text:p>VLQQLDEAQSQMEELFQERKIKLELFLQLRIFERDAIDIISDLESWNDELSQQMNDFDTE</text:p>
            <text:p>DLTIAEQRLQHHADKALTMNNLTFDVIHQGQDLLQYVNEVQASGVELLCDRDVDMATRVQ</text:p>
            <text:p>DLLEFLHEKQQELDLAAEQHRKHLEQCVQLRHLQAEVKQVLGWIRNGESMLNAGLITASS</text:p>
            <text:p>LQEAEQLQREHEQFQHAIEKTHQSALQVQQKAEAMLQANHYDMDMIRDCAEKVASHWQQL</text:p>
            <text:p>MLKMEDRLKLVNASVAFYKTSEQVCSVLESLEQEYKREEDWCGGADKLGPNSETDHVTPM</text:p>
            <text:p>ISKHLEQKEAFLKACTLARRNADVFLKYLHRNSVNMPGMVTHIKAPEQQVKNILNELFQR</text:p>
            <text:p>ENRVLHYWTMRKRRLDQCQQYVVFERSAKQALEWIHDNGEFYLSTHTSTGSSIQHTQELL</text:p>
            <text:p>KEHEEFQITAKQTKERVKLLIQLADGFCEKGHAHAAEIKKCVTAVDKRYRDFSLRMEKYR</text:p>
            <text:p>TSLEKALGISSDSNKSSKSLQLDIIPASIPGSEVKLRDAAHELNEEKRKSARRKEFIMAE</text:p>
            <text:p>LIQTEKAYVRDLRECMDTYLWEMTSGVEEIPPGIVNKELIIFGNMQEIYEFHNNIFLKEL</text:p>
            <text:p>EKYEQLPEDVGHCFVTWADKFQMYVTYCKNKPDSTQLILEHAGSYFDEIQQRHGLANSIS</text:p>
            <text:p>SYLIKPVQRITKYQLLLKELLTCCEEGKGEIKDGLEVMLSVPKRANDAMHLSMLEGFDEN</text:p>
            <text:p>IESQGELILQESFQVWDPKTLIRKGRERHLFLFEMSLVFSKEVKDSSGRSKYLYKSKLFT</text:p>
            <text:p>SELGVTEHVEGDPCKFALWVGRTPTSDNKIVLKASSIENKQDWIKHIREVIQERTIHLKG</text:p>
            <text:p>ALKEPIHIPKTAPATRQKGRRDGEDLDSQGDGSSQPDTISIASRTSQNTLDSDKLSGGCE</text:p>
            <text:p>LTVVIHDFTACNSNELTIRRGQTVEVLERPHDKPDWCLVRTTDRSPAAEGLVPCGSLCIA</text:p>
            <text:p>HSRSSMEMEGIFNHKDSLSVSSNDASPPASVASLQPHMIGAQSSPGPKRPGNTLRKWLTS</text:p>
            <text:p>PVRRLSSGKADGHVKKLAHKHKKSREVRKSADAGSQKDSDDSAATPQDETVEERGRNEGL</text:p>
            <text:p>SSGTLSKSSSSGMQSCGEEEGEEGADAVPLPPPMAIQQHSLLQPDSQDDKASSRLLVRPT</text:p>
            <text:p>SSETPSAAELVSAIEELVKSKMALEDRPSSLLVDQGDSSSPSFNPSDNSLLSSSSPIDEM</text:p>
            <text:p>EERKSSSLKRRHYVLQELVETERDYVRDLGYVVEGYMALMKEDGVPDDMKGKDKIVFGNI</text:p>
            <text:p>HQIYDWHRDFFLGELEKCLEDPEKLGSLFVKHERRLHMYIVYCQNKPKSEHIVSEYIDTF</text:p>
            <text:p>FEDLKQRLGHRLQLTDLLIKPVQRIMKYQLLLKDFLKYSKKASLDTSELERAVEVMCIVP</text:p>
            <text:p>RRCNDMMNVGRLQGFDGKIVAQGKLLLQDTFLVTDQDAGLLPRCRERRIFLFEQIVIFSE</text:p>
            <text:p>PLDKKKGFSMPGFLFKNSIKVSCLCLEENVENDPCKFALTSRTGDVVETFILHSSSPSVR</text:p>
            <text:p>QTWIHEINQILENQRNFLNALTSPIEYQRNHSGGGGGSGGSGGGGGSGGGGAPSGSSGHS</text:p>
            <text:p>GGPGSCGGAPSTSRSRPSRIPQPVRHHPPVLVSSAASSQAEADKMSGTSTPGPSLPTPGV</text:p>
            <text:p>APEAGPSAPGRRPPSADAEGSEREAEPIPKMKVLESPRKCAANASGPSPDAHAKDARASL</text:p>
            <text:p>GALPLGKPRPGAASPLNSPLSSAVPSPLGKEPFPPSSPLQKGGSFWSSIPASPASRPGSF</text:p>
            <text:p>TFPGDSDSLQRQTPRHAAPGKDTDRMSTCSSASEQSVQSTQSNGSESSSSSNISTMLVTH</text:p>
            <text:p>DYTAVKEDEINVYQGEVVQILASNQQNMFLVFRAATDQCPAAEGWIPGFVLGHTSAVIVE</text:p>
            <text:p>NPDGTLKKSTSWHTALRLRKKSEKKDKDGKREGKLENGYRKSREGLSNKVSVKLLNPNYI</text:p>
            <text:p>YDVPPEFVIPLSEVTCETGETVVLRCRVCGRPKASITWKGPEHNTLNNDGHYSISYSDLG</text:p>
            <text:p>EATLKIVGVTTEDDGIYTCIAVNDMGSASSSASLRVLGPGMDGIMVTWKDNFDSFYSEVA</text:p>
            <text:p>ELGRGRFSVVKKCDQKGTKRAVATKFVNKKLMKRDQVTHELGILQSLQHPLLVGLLDTFE</text:p>
            <text:p>TPTSYVLVLEMADQGRLLDCVVRWGSLTEGKIRAHLGEVLEAVRYLHNCRIAHLDLKPEN</text:p>
            <text:p>ILVDESLAKPTIKLADFGDAVQLNTTYYIHQLLGNPEFAAPEIILGNPVSLTSDTWSVGV</text:p>
            <text:p>LTYVLLSGVSPFLDDSVEETCLNICRLDFSFPDDYFKGVSQKAKEFVCFLLQEDPAKRPS</text:p>
            <text:p>AALALQEQWLQAGNGRSTGVLDTSRLTSFIERRKHQNDVRPIRSIKNFLQSRLLPR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partite motif containing 28 OS=Chlorocebus sabaeus OX=60711 GN=TRIM28 PE=4 SV=1</text:p>
          </table:table-cell>
          <table:table-cell office:value-type="string" calcext:value-type="string">
            <text:p>A0A0D9S6E6</text:p>
          </table:table-cell>
          <table:table-cell office:value-type="string" calcext:value-type="string">
            <text:p>A0A0D9RCV3_CHLSB</text:p>
          </table:table-cell>
          <table:table-cell office:value-type="string" calcext:value-type="string">
            <text:p>TRIM28</text:p>
          </table:table-cell>
          <table:table-cell office:value-type="string" calcext:value-type="string">
            <text:p>TPIS_HUMAN, Q2QD09_HUMAN, Q53HE2_HUMAN, V9HWK1_HUMAN</text:p>
          </table:table-cell>
          <table:table-cell table:number-columns-repeated="3"/>
          <table:table-cell office:value-type="string" calcext:value-type="string">
            <text:p>[['Human Gene ID #1', 'C:cytosol', 'C:extracellular exosome', 'C:extracellular space', 'C:nucleus', 'F:methylglyoxal synthase activity', 'F:protein homodimerization activity', 'F:triose-phosphate isomerase activity', 'F:ubiquitin protein ligase binding', 'P:canonical glycolysis', 'P:gluconeogenesis', 'P:glyceraldehyde-3-phosphate biosynthetic process', 'P:glycerol catabolic process', 'P:glycolytic process', 'P:methylglyoxal biosynthetic process', 'P:multicellular organism development'], ['Human Gene ID #2', 'F:methylglyoxal synthase activity', 'F:triose-phosphate isomerase activity', 'P:gluconeogenesis', 'P:glycolytic process'], ['Human Gene ID #3', 'F:methylglyoxal synthase activity', 'F:triose-phosphate isomerase activity', 'P:gluconeogenesis', 'P:glycolytic process'], ['Human Gene ID #4', 'F:methylglyoxal synthase activity', 'F:triose-phosphate isomerase activity', 'P:gluconeogenesis', 'P:glycolytic process']]</text:p>
          </table:table-cell>
          <table:table-cell office:value-type="string" calcext:value-type="string">
            <text:p>&gt;tr|A0A0D9RCV3|A0A0D9RCV3_CHLSB Triosephosphate isomerase OS=Chlorocebus sabaeus OX=60711 GN=TPI1 PE=3 SV=1</text:p>
            <text:p>MAEDGEEAEFHFAALYISGQWPRLRADTDLQRLGSIAMAPSRKFFVGGNWKMNGRKQNLG</text:p>
            <text:p>ELIGTLNAAKVPADTEVVCAPPTAYIDFARQKLDPKIAVAAQNCYKVTNGAFTGEISPGM</text:p>
            <text:p>IKDCGATWVVLGHSERRHVFGESDELIGQKVAHALAEGLGVIACIGEKLDEREAGITEKV</text:p>
            <text:p>VFEQTKVIADNVKDWSKVVLAYEPVWAIGTGKTATPQQAQEVHEKLRGWLKSNVSEAVAQ</text:p>
            <text:p>STRIIYGGSVTGATCKELASQPDVDGFLVGGASLKPEFVDIINAK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pomyosin 1 OS=Chlorocebus sabaeus OX=60711 GN=TPM1 PE=3 SV=1</text:p>
          </table:table-cell>
          <table:table-cell office:value-type="string" calcext:value-type="string">
            <text:p>A0A0D9RIN2</text:p>
          </table:table-cell>
          <table:table-cell office:value-type="string" calcext:value-type="string">
            <text:p>A0A0D9S6E6_CHLSB</text:p>
          </table:table-cell>
          <table:table-cell office:value-type="string" calcext:value-type="string">
            <text:p>TPM1</text:p>
          </table:table-cell>
          <table:table-cell office:value-type="string" calcext:value-type="string">
            <text:p>TIF1B_HUMAN, B2R8R5_HUMAN</text:p>
          </table:table-cell>
          <table:table-cell table:number-columns-repeated="3"/>
          <table:table-cell office:value-type="string" calcext:value-type="string">
            <text:p>[['Human Gene ID #1', 'C:chromatin', 'C:euchromatin', 'C:heterochromatin', 'C:nucleoplasm', 'C:nucleus', 'C:protein-containing complex', 'C:RNA polymerase II transcription regulator complex', 'F:chromatin binding', 'F:chromo shadow domain binding', 'F:DNA binding', 'F:Krueppel-associated box domain binding', 'F:promoter-specific chromatin binding', 'F:protein kinase activity', 'F:RNA binding', 'F:SUMO transferase activity', 'F:transcription coactivator activity', 'F:transcription corepressor activity', 'F:ubiquitin protein ligase binding', 'F:ubiquitin-protein transferase activity', 'F:zinc ion binding', 'P:chromatin organization', 'P:convergent extension involved in axis elongation', 'P:DNA methylation involved in embryo development', 'P:DNA repair', 'P:embryo implantation', 'P:embryonic placenta morphogenesis', 'P:epithelial to mesenchymal transition', 'P:innate immune response', 'P:negative regulation of DNA demethylation', 'P:negative regulation of single stranded viral RNA replication via double stranded DNA intermediate', 'P:negative regulation of transcription by RNA polymerase II', 'P:negative regulation of transcription, DNA-templated', 'P:negative regulation of viral release from host cell', 'P:positive regulation of DNA binding', 'P:positive regulation of DNA methylation-dependent heterochromatin assembly', 'P:positive regulation of DNA repair', 'P:positive regulation of protein import into nucleus', 'P:positive regulation of transcription, DNA-templated', 'P:protein autophosphorylation', 'P:protein sumoylation', 'P:Ras protein signal transduction', 'P:regulation of genetic imprinting', 'P:regulation of transcription initiation from RNA polymerase II promoter', 'P:viral process'], ['Human Gene ID #2', 'C:nucleus', 'F:transcription corepressor activity', 'F:zinc ion binding']]</text:p>
          </table:table-cell>
          <table:table-cell office:value-type="string" calcext:value-type="string">
            <text:p>&gt;tr|A0A0D9S6E6|A0A0D9S6E6_CHLSB Uncharacterized protein OS=Chlorocebus sabaeus OX=60711 GN=TRIM28 PE=4 SV=1</text:p>
            <text:p>MAASAAAASAAAASAASGSPGPGESSTGGEKRSTASSTAASASASASVSSPAGGGAEALE</text:p>
            <text:p>LLEHCGVCRERLRPEREPRLLPCLHSACSACLGPAAPAAANSSGDGGAAGDGAVVDCPVC</text:p>
            <text:p>KQQCFSKDIVENYFMRDSGSKAATDAQDANQCCTSCEDNAPATSYCVECSEPLCETCVEA</text:p>
            <text:p>HQRVKYTKDHTVRSTGPAKSRDGERTVYCNVHKHEPLVLFCESCDTLTCRDCQLNAHKDH</text:p>
            <text:p>QYQFLEDAVRNQRKLLASLVKRLGDKHATLQKSTKEVRSSIRQVSDVQKRVQVDVKMAIL</text:p>
            <text:p>QIMKELNKRGRVLVNDAQKVTEGQQERLERQHWTMTKIQKHQEHILRFASWALESDNNTA</text:p>
            <text:p>LLLSKKLIYFQLHRALKMIVDPVEPHGEMKFQWDLNAWTKSAEAFGKIVAERPGTNSTGP</text:p>
            <text:p>APMAPPRAPGPLSKQGSGSSQPMEVQEGYGFGSDDPYSSAEPHVSGVKRSRSGEGEVSGL</text:p>
            <text:p>MRKVPRVSLERLDLDLTADSQPPVFKVFPGSTTEDYNLIVIERGAAAAATGQPGTAPAGT</text:p>
            <text:p>PGAPPLAGMAIVKEEETEAAIGAPPTATEGPETKPVLMALAEGPGAEGPRLASPSGSTSS</text:p>
            <text:p>GLEVVAPEGTSAPGGGPGTLDDSATICRVCQKPGDLVMCNQCEFCFHLDCHLPALQDVPG</text:p>
            <text:p>EEWSCSLCHVLPDLKEEDGSLSLDGADSTGVVAKLSPANQRKCERVLLALFCHEPCRPLH</text:p>
            <text:p>QLATDSTFSLDQPGGTLDLTLIRARLQEKLSPPYSSPQEFAQDVGRMFKQFNKLTEDKAD</text:p>
            <text:p>VQSIIGLQRFFETRMNEAFGDTKFSAVLVEPPPMSLPGAGLSSQELSGGPGDG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alpha chain OS=Chlorocebus sabaeus OX=60711 GN=TUBA1C PE=3 SV=1</text:p>
          </table:table-cell>
          <table:table-cell office:value-type="string" calcext:value-type="string">
            <text:p>A0A0D9R1G2</text:p>
          </table:table-cell>
          <table:table-cell office:value-type="string" calcext:value-type="string">
            <text:p>A0A0D9RIN2_CHLSB</text:p>
          </table:table-cell>
          <table:table-cell office:value-type="string" calcext:value-type="string">
            <text:p>TUBA1C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IN2|A0A0D9RIN2_CHLSB Tropomyosin 1 OS=Chlorocebus sabaeus OX=60711 GN=TPM1 PE=3 SV=1</text:p>
            <text:p>MDAIKKKMQMLKLDKENALDRAEQAEADKKAAEDRSKQLEDELVSLQKKLKGTEDELDKY</text:p>
            <text:p>SEALKDAQEKLELAEKKATDAEADVASLNRRIQLVEEELDRAQERLATALQKLEEAEKAA</text:p>
            <text:p>DESERGMKVIESRAQKDEEKMEIQEIQLKEAKHIAEDADRKYEEVARKLVIIESDLERAE</text:p>
            <text:p>ERAELSEGQVRQLEEQLRIMDQTLKALMAAEDKYSQKEDKYEEEIKVLSDKLKEAETRAE</text:p>
            <text:p>FAERSVTKLEKSIDDLEDELYAQKLKYKAISEELDHALNDMTS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alpha chain OS=Chlorocebus sabaeus OX=60711 GN=TUBA3D PE=3 SV=1</text:p>
          </table:table-cell>
          <table:table-cell office:value-type="string" calcext:value-type="string">
            <text:p>A0A0D9RWH9</text:p>
          </table:table-cell>
          <table:table-cell office:value-type="string" calcext:value-type="string">
            <text:p>A0A0D9R1G2_CHLSB</text:p>
          </table:table-cell>
          <table:table-cell office:value-type="string" calcext:value-type="string">
            <text:p>TUBA3D</text:p>
          </table:table-cell>
          <table:table-cell office:value-type="string" calcext:value-type="string">
            <text:p>TBA1C_HUMAN, B7Z1K5_HUMAN, F5H5D3_HUMAN</text:p>
          </table:table-cell>
          <table:table-cell table:number-columns-repeated="3"/>
          <table:table-cell office:value-type="string" calcext:value-type="string">
            <text:p>[['Human Gene ID #1', 'C:cytoplasm', 'C:microtubule', 'C:microtubule cytoskeleton', 'C:nucleus', 'C:vesicle', 'F:GTP binding', 'F:GTPase activity', 'F:structural constituent of cytoskeleton', 'F:structural molecule activity', 'P:cell division', 'P:cytoskeleton-dependent intracellular transport', 'P:microtubule cytoskeleton organization', 'P:microtubule-based process', 'P:mitotic cell cycle'], ['Human Gene ID #2', 'C:cytoplasm', 'C:microtubule', 'F:GTP binding', 'F:GTPase activity', 'F:structural constituent of cytoskeleton', 'P:microtubule-based process'], ['Human Gene ID #3', 'C:cytoplasm', 'C:microtubule', 'C:microtubule cytoskeleton', 'F:GTP binding', 'F:GTPase activity', 'F:structural constituent of cytoskeleton', 'P:microtubule-based process']]</text:p>
          </table:table-cell>
          <table:table-cell office:value-type="string" calcext:value-type="string">
            <text:p>&gt;tr|A0A0D9R1G2|A0A0D9R1G2_CHLSB Tubulin alpha chain OS=Chlorocebus sabaeus OX=60711 GN=TUBA1C PE=3 SV=1</text:p>
            <text:p>MRECISIHVGQAGVQIGNACWELYCLEHGIQPDGQMPSDKTIGGGDDSFNTFFSETGAGK</text:p>
            <text:p>HVPRAVFVDLEPTVIDEVRTGTYRQLFHPEQLITGKEDAANNYARGHYTIGKEIIDLVLD</text:p>
            <text:p>RIRKLADQCTGLQGFLVFHSFGGGTGSGFTSLLMERLSVDYGKKSKLEFSIYPAPQVSTA</text:p>
            <text:p>VVEPYNSILTTHTTLEHSDCAFMVDNEAIYDICRRNLDIERPTYTNLNRLISQIVSSITA</text:p>
            <text:p>SLRFDGALNVDLTEFQTNLVPYPRIHFPLATYAPVISAEKAYHEQLTVAEITNACFEPAN</text:p>
            <text:p>QMVKCDPRHGKYMACCLLYRGDVVPKDVNAAIATIKTKRTIQFVDWCPTGFKVGINYQPP</text:p>
            <text:p>TVVPGGDLAKVQRAVCMLSNTTAVAEAWARLDHKFDLMYAKRAFVHWYVGEGMEEGEFSE</text:p>
            <text:p>AREDMAALEKDYEEVGADSADGEDEGEE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alpha chain OS=Chlorocebus sabaeus OX=60711 GN=TUBA4A PE=3 SV=1</text:p>
          </table:table-cell>
          <table:table-cell office:value-type="string" calcext:value-type="string">
            <text:p>A0A0D9R6X5</text:p>
          </table:table-cell>
          <table:table-cell office:value-type="string" calcext:value-type="string">
            <text:p>A0A0D9RWH9_CHLSB</text:p>
          </table:table-cell>
          <table:table-cell office:value-type="string" calcext:value-type="string">
            <text:p>TUBA4A</text:p>
          </table:table-cell>
          <table:table-cell office:value-type="string" calcext:value-type="string">
            <text:p>TBA3C_HUMAN, TBA3D_HUMAN, Q1ZYQ1_HUMAN</text:p>
          </table:table-cell>
          <table:table-cell table:number-columns-repeated="3"/>
          <table:table-cell office:value-type="string" calcext:value-type="string">
            <text:p>[['Human Gene ID #1', 'C:cytoplasm', 'C:microtubule', 'C:nucleus', 'F:GTP binding', 'F:GTPase activity', 'F:structural constituent of cytoskeleton', 'P:microtubule cytoskeleton organization', 'P:mitotic cell cycle'], ['Human Gene ID #2', 'C:cytoplasm', 'C:microtubule', 'F:GTP binding', 'F:GTPase activity', 'F:structural constituent of cytoskeleton', 'P:microtubule cytoskeleton organization', 'P:mitotic cell cycle'], ['Human Gene ID #3', 'C:cytoplasm', 'C:microtubule', 'C:microtubule cytoskeleton', 'F:GTP binding', 'F:GTPase activity', 'F:structural constituent of cytoskeleton', 'P:microtubule-based process']]</text:p>
          </table:table-cell>
          <table:table-cell office:value-type="string" calcext:value-type="string">
            <text:p>&gt;tr|A0A0D9RWH9|A0A0D9RWH9_CHLSB Tubulin alpha chain OS=Chlorocebus sabaeus OX=60711 PE=3 SV=1</text:p>
            <text:p>MRECISIHVGQAGVQIGNACWELYCLEHGIQPDGQMPSDKTIGGGDDSFNTFFSETGAGK</text:p>
            <text:p>HVPRAVFVDLEPTVVDEVRTGTYRQLFHPEQLITGKEDAANNYARGHYTIGKEIVDLVLD</text:p>
            <text:p>RIRKLADLCTGLQGFLIFHSFGGGTGSGFASLLMERLSVDYGKKSKLEFAIYPAPQVSTA</text:p>
            <text:p>VVEPYNSILTTHTTLEHSDCAFMVDNEAIYDICRRNLDIERPTYTNLNRLIGQIVSSITA</text:p>
            <text:p>SLRFDGALNVDLTEFQTNLVPYPRIHFPLATYAPVISAEKAYHEQLSVAEITNACFEPAN</text:p>
            <text:p>QMVKCDPRHGKYMACCMLYRGDVVPKDVNAAIATIKTKRTIQFVDWCPTGFKVGINYQPP</text:p>
            <text:p>TVVPGGDLAKVQRAVCMLSNTTAIAEAWARLDHKFDLMYAKRAFVHWYVGEGMEEGEFSE</text:p>
            <text:p>AREDLAALEKDYEEVGVDSVEAEAEEGEE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alpha chain OS=Chlorocebus sabaeus OX=60711 GN=TUBA8 PE=3 SV=1</text:p>
          </table:table-cell>
          <table:table-cell office:value-type="string" calcext:value-type="string">
            <text:p>A0A0D9RNW8</text:p>
          </table:table-cell>
          <table:table-cell office:value-type="string" calcext:value-type="string">
            <text:p>A0A0D9R6X5_CHLSB</text:p>
          </table:table-cell>
          <table:table-cell office:value-type="string" calcext:value-type="string">
            <text:p>TUBA8</text:p>
          </table:table-cell>
          <table:table-cell office:value-type="string" calcext:value-type="string">
            <text:p>TBA4A_HUMAN</text:p>
          </table:table-cell>
          <table:table-cell table:number-columns-repeated="3"/>
          <table:table-cell office:value-type="string" calcext:value-type="string">
            <text:p>[['Human Gene ID #1', 'C:cytoplasm', 'C:cytoskeleton', 'C:cytosol', 'C:extracellular exosome', 'C:extracellular region', 'C:microtubule', 'C:microtubule cytoskeleton', 'F:GTP binding', 'F:GTPase activity', 'F:protein kinase binding', 'F:structural constituent of cytoskeleton', 'P:ciliary basal body-plasma membrane docking', 'P:G2/M transition of mitotic cell cycle', 'P:microtubule cytoskeleton organization', 'P:mitotic cell cycle', 'P:platelet degranulation', 'P:regulation of G2/M transition of mitotic cell cycle']]</text:p>
          </table:table-cell>
          <table:table-cell office:value-type="string" calcext:value-type="string">
            <text:p>&gt;tr|A0A0D9R6X5|A0A0D9R6X5_CHLSB Tubulin alpha chain OS=Chlorocebus sabaeus OX=60711 GN=TUBA4A PE=3 SV=1</text:p>
            <text:p>MRECISVHVGQAGVQMGNACWELYCLEHGIQPDGQMPSDKTIGGGDDSFTTFFCETGAGK</text:p>
            <text:p>HVPRAVFVDLEPTVIDEIRNGPYRQLFHPEQLITGKEDAANNYARGHYTIGKEIIDPVLD</text:p>
            <text:p>RIRKLSDQCTGLQGFLVFHSFGGGTGSGFTSLLMERLSVDYGKKSKLEFSIYPAPQVSTA</text:p>
            <text:p>VVEPYNSILTTHTTLEHSDCAFMVDNEAIYDICRRNLDIERPTYTNLNRLISQIVSSITA</text:p>
            <text:p>SLRFDGALNVDLTEFQTNLVPYPRIHFPLATYAPVISAEKAYHEQLSVAEITNACFEPAN</text:p>
            <text:p>QMVKCDPRHGKYMACCLLYRGDVVPKDVNAAIAAIKTKRSIQFVDWCPTGFKVGINYQPP</text:p>
            <text:p>TVVPGGDLAKVQRAVCMLSNTTAIAEAWARLDHKFDLMYAKRAFVHWYVGEGMEEGEFSE</text:p>
            <text:p>AREDMAALEKDYEEVGIDSYEDEDEGE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alpha chain OS=Chlorocebus sabaeus OX=60711 GN=TUBAL3 PE=3 SV=1</text:p>
          </table:table-cell>
          <table:table-cell office:value-type="string" calcext:value-type="string">
            <text:p>A0A0D9RMN1</text:p>
          </table:table-cell>
          <table:table-cell office:value-type="string" calcext:value-type="string">
            <text:p>A0A0D9RNW8_CHLSB</text:p>
          </table:table-cell>
          <table:table-cell office:value-type="string" calcext:value-type="string">
            <text:p>TUBAL3</text:p>
          </table:table-cell>
          <table:table-cell office:value-type="string" calcext:value-type="string">
            <text:p>TBA3E_HUMAN</text:p>
          </table:table-cell>
          <table:table-cell table:number-columns-repeated="3"/>
          <table:table-cell office:value-type="string" calcext:value-type="string">
            <text:p>[['Human Gene ID #1', 'C:cytoplasm', 'C:microtubule', 'C:microtubule cytoskeleton', 'C:nucleus', 'F:GTP binding', 'F:GTPase activity', 'F:structural constituent of cytoskeleton', 'P:microtubule cytoskeleton organization', 'P:mitotic cell cycle']]</text:p>
          </table:table-cell>
          <table:table-cell office:value-type="string" calcext:value-type="string">
            <text:p>&gt;tr|A0A0D9RNW8|A0A0D9RNW8_CHLSB Tubulin alpha chain OS=Chlorocebus sabaeus OX=60711 GN=TUBA8 PE=3 SV=1</text:p>
            <text:p>MELSNQRECISVHVGQAGVQIGNACWELFCLEHGIQADGTFDAQASKINDDDSFTTFFSE</text:p>
            <text:p>TGNGKHVPRAVMIDLEPTVVDEVRAGTYRQLFHPEQLITGKEDAANNYARGHYTVGKESI</text:p>
            <text:p>DLVLDRIRKLTDACSGLQGFLIFHSFGGGTGSGFTSLLMERLSLDYGKKSKLEFAIYPAP</text:p>
            <text:p>QVSTAVVEPYNSILTTHTTLEHSDCAFMVDNEAIYDICRRNLDIERPTYTNLNRLISQIV</text:p>
            <text:p>SSITASLRFDGALNVDLTEFQTNLVPYPRIHFPLVTYAPIISAEKAYHEQLSVAEITSSC</text:p>
            <text:p>FEPNSQMVKCDPRHGKYMACCMLYRGDVVPKDVNVAIAAIKTKRTIQFVDWCPTGFKVRA</text:p>
            <text:p>DDLGRGERTREAEGDYQRYALPWVLQALCDDKGRGTSTKCNVSGIQLWLRHKC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beta chain OS=Chlorocebus sabaeus OX=60711 GN=TUBB PE=3 SV=1</text:p>
          </table:table-cell>
          <table:table-cell office:value-type="string" calcext:value-type="string">
            <text:p>A0A0D9R7E7</text:p>
          </table:table-cell>
          <table:table-cell office:value-type="string" calcext:value-type="string">
            <text:p>A0A0D9RMN1_CHLSB</text:p>
          </table:table-cell>
          <table:table-cell office:value-type="string" calcext:value-type="string">
            <text:p>TUBB</text:p>
          </table:table-cell>
          <table:table-cell office:value-type="string" calcext:value-type="string">
            <text:p>TBAL3_HUMAN</text:p>
          </table:table-cell>
          <table:table-cell table:number-columns-repeated="3"/>
          <table:table-cell office:value-type="string" calcext:value-type="string">
            <text:p>[['Human Gene ID #1', 'C:cytoplasm', 'C:microtubule', 'F:GTP binding', 'F:GTPase activity', 'F:structural constituent of cytoskeleton', 'P:microtubule cytoskeleton organization', 'P:mitotic cell cycle']]</text:p>
          </table:table-cell>
          <table:table-cell office:value-type="string" calcext:value-type="string">
            <text:p>&gt;tr|A0A0D9RMN1|A0A0D9RMN1_CHLSB Tubulin alpha chain OS=Chlorocebus sabaeus OX=60711 GN=TUBAL3 PE=3 SV=1</text:p>
            <text:p>QRECLSIHIGQAGIQIGDACWELYCLEHGIQPNGVVLDSQQDQLENAKMEHTNASFDTFF</text:p>
            <text:p>CETRAGKHVPRALFVDLEPTVIDGIRTGQHRSLFHPEQLLSGKEDAANNYARGRYSVGSK</text:p>
            <text:p>VIDLVLERTRKLAEQCGGLQGFLIFRSFGGGTGSGFTSLLMERLTGEYSRKTKLEFSVYP</text:p>
            <text:p>APRISTAVVEPYNCVLTTHSTTEHTDCTFIVDNEAIYDICQRKLGVERPSYASINRLMVQ</text:p>
            <text:p>AVSSITASLRFEGPLNVDLIEFQTNLVPYPRIHFPTTAFAPIVSADKAYREQFSVSDITT</text:p>
            <text:p>ACFESSNQLVKCDPRLGKYMACCLLYRGDVVPKEVNAAIAATKSRHSVQFVDWCPTGFKV</text:p>
            <text:p>GINNQPPTVMPDGDLAKVHRAVCMLSNTTAIVEAWARLDHKFDLMYAKRAFLHWYLREGM</text:p>
            <text:p>EEAEFLEAREDLAALERDYEEVGQS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beta chain OS=Chlorocebus sabaeus OX=60711 GN=TUBB1 PE=3 SV=1</text:p>
          </table:table-cell>
          <table:table-cell office:value-type="string" calcext:value-type="string">
            <text:p>A0A0D9RSU3</text:p>
          </table:table-cell>
          <table:table-cell office:value-type="string" calcext:value-type="string">
            <text:p>A0A0D9R7E7_CHLSB</text:p>
          </table:table-cell>
          <table:table-cell office:value-type="string" calcext:value-type="string">
            <text:p>TUBB1</text:p>
          </table:table-cell>
          <table:table-cell office:value-type="string" calcext:value-type="string">
            <text:p>TBB5_HUMAN, A0A384NYT8_HUMAN, Q5SU16_HUMAN</text:p>
          </table:table-cell>
          <table:table-cell table:number-columns-repeated="3"/>
          <table:table-cell office:value-type="string" calcext:value-type="string">
            <text:p>[['Human Gene ID #1', 'C:azurophil granule lumen', 'C:cell body', 'C:cytoplasm', 'C:cytoplasmic ribonucleoprotein granule', 'C:cytoskeleton', 'C:cytosol', 'C:extracellular exosome', 'C:extracellular region', 'C:membrane raft', 'C:microtubule', 'C:nuclear envelope lumen', 'C:nucleus', 'C:protein-containing complex', 'F:GTP binding', 'F:GTPase activating protein binding', 'F:GTPase activity', 'F:MHC class I protein binding', 'F:protein domain specific binding', 'F:protein-containing complex binding', 'F:structural constituent of cytoskeleton', 'F:structural molecule activity', 'F:ubiquitin protein ligase binding', 'P:cell division', 'P:cellular process', 'P:ciliary basal body-plasma membrane docking', 'P:cytoskeleton-dependent intracellular transport', 'P:G2/M transition of mitotic cell cycle', 'P:microtubule cytoskeleton organization', 'P:microtubule-based process', 'P:mitotic cell cycle', 'P:natural killer cell mediated cytotoxicity', 'P:neutrophil degranulation', 'P:regulation of G2/M transition of mitotic cell cycle', 'P:regulation of synapse organization', 'P:spindle assembly'], ['Human Gene ID #2', 'C:cytoplasm', 'C:microtubule', 'F:GTP binding', 'F:GTPase activity', 'F:structural constituent of cytoskeleton', 'P:microtubule-based process'], ['Human Gene ID #3', 'C:cytoplasm', 'C:membrane raft', 'C:microtubule', 'C:nucleus', 'C:protein-containing complex', 'F:GTP binding', 'F:GTPase activating protein binding', 'F:GTPase activity', 'F:protein domain specific binding', 'F:protein-containing complex binding', 'F:structural constituent of cytoskeleton', 'P:regulation of synapse organization', 'P:spindle assembly']]</text:p>
          </table:table-cell>
          <table:table-cell office:value-type="string" calcext:value-type="string">
            <text:p>&gt;tr|A0A0D9R7E7|A0A0D9R7E7_CHLSB Tubulin beta chain OS=Chlorocebus sabaeus OX=60711 GN=TUBB PE=3 SV=1</text:p>
            <text:p>MREIVHIQAGQCGNQIGAKFWEVISDEHGIDPTGTYHGDSDLQLDRISVYYNEATGGKYV</text:p>
            <text:p>PRAILVDLEPGTMDSVRSGPFGQIFRPDNFVFGQSGAGNNWAKGHYTEGAELVDSVLDVV</text:p>
            <text:p>RKEAESCDCLQGFQLTHSLGGGTGSGMGTLLISKIREEYPDRIMNTFSVVPSPKVSDTVV</text:p>
            <text:p>EPYNATLSVHQLVENTDETYCIDNEALYDICFRTLKLTTPTYGDLNHLVSATMSGVTTCL</text:p>
            <text:p>RFPGQLNADLRKLAVNMVPFPRLHFFMPGFAPLTSRGSQQYRALTVPELTQQVFDAKNMM</text:p>
            <text:p>AACDPRHGRYLTVAAVFRGRMSMKEVDEQMLNVQNKNSSYFVEWIPNNVKTAVCDIPPRG</text:p>
            <text:p>LKMAVTFIGNSTAIQELFKRISEQFTAMFRRKAFLHWYTGEGMDEMEFTEAESNMNDLVS</text:p>
            <text:p>EYQQYQDATAEEEEDFGEEAEEE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beta chain OS=Chlorocebus sabaeus OX=60711 GN=TUBB2A PE=3 SV=1</text:p>
          </table:table-cell>
          <table:table-cell office:value-type="string" calcext:value-type="string">
            <text:p>A0A0D9R4H6</text:p>
          </table:table-cell>
          <table:table-cell office:value-type="string" calcext:value-type="string">
            <text:p>A0A0D9RSU3_CHLSB</text:p>
          </table:table-cell>
          <table:table-cell office:value-type="string" calcext:value-type="string">
            <text:p>TUBB2A</text:p>
          </table:table-cell>
          <table:table-cell office:value-type="string" calcext:value-type="string">
            <text:p>TBB1_HUMAN</text:p>
          </table:table-cell>
          <table:table-cell table:number-columns-repeated="3"/>
          <table:table-cell office:value-type="string" calcext:value-type="string">
            <text:p>[['Human Gene ID #1', 'C:cytoplasm', 'C:extracellular exosome', 'C:microtubule', 'F:GTP binding', 'F:GTPase activity', 'F:structural constituent of cytoskeleton', 'P:microtubule cytoskeleton organization', 'P:mitotic cell cycle', 'P:spindle assembly']]</text:p>
          </table:table-cell>
          <table:table-cell office:value-type="string" calcext:value-type="string">
            <text:p>&gt;tr|A0A0D9RSU3|A0A0D9RSU3_CHLSB Tubulin beta chain OS=Chlorocebus sabaeus OX=60711 GN=TUBB1 PE=3 SV=1</text:p>
            <text:p>MREIVHIQIGQCGNQIGAKFWEMIGEEHGIDLAGSDRGASALQLERISVYYNEAYGRKYV</text:p>
            <text:p>PRAVLVDLEPGTMDSIRSSKLGALFQPDSFVHGNSGAGNNWAKGHYTEGAELIENVLEVV</text:p>
            <text:p>RQESESCDCLQGFQIVHSLGGGTGSGMGTLLMNKIREEYPDRIMNSFSVMPSPKVSDTVV</text:p>
            <text:p>EPYNAVLSIHQLIENADACFCIDNEALYDICFRTLKLTTPTYGDLNHLVSLTMSGITTSL</text:p>
            <text:p>RFPGQLNADLRKLAVNMVPFPRLHFFIPGFAPLTAQGSQQYRALSVAELTQQMFDARNTM</text:p>
            <text:p>AACDPRRGRYLTVACIFRGKMSTKEVDQQLLSVQTRNSSCFVEWIPNNVKVAVCDIPPRG</text:p>
            <text:p>LSMAATFIGNNTAIQEIFNRVSEHFSAMFKRKAFVHWYTSEGMDINEFGEAESNIHDLVS</text:p>
            <text:p>EYQQFQDAKAVLEEDEEVMEEAEMKPEDKGH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beta chain OS=Chlorocebus sabaeus OX=60711 GN=TUBB4A PE=3 SV=1</text:p>
          </table:table-cell>
          <table:table-cell office:value-type="string" calcext:value-type="string">
            <text:p>A0A0D9RB46</text:p>
          </table:table-cell>
          <table:table-cell office:value-type="string" calcext:value-type="string">
            <text:p>A0A0D9R4H6_CHLSB</text:p>
          </table:table-cell>
          <table:table-cell office:value-type="string" calcext:value-type="string">
            <text:p>TUBB4A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4H6|A0A0D9R4H6_CHLSB Tubulin beta chain OS=Chlorocebus sabaeus OX=60711 GN=TUBB2A PE=3 SV=1</text:p>
            <text:p>MREIVHIQAGQCGNQIGAKFWEVISDEHGIDPTGSYHGDSDLQLERINVYYNEAAGNKYV</text:p>
            <text:p>PRAILVDLEPGTMDSVRSGPFGQIFRPDNFVFGQSGAGNNWAKGHYTEGAELVDSVLDVV</text:p>
            <text:p>RKESESCDCLQGFQLTHSLGGGTGSGMGTLLISKIREEYPDRIMNTFSVMPSPKVSDTVV</text:p>
            <text:p>EPYNATLSVHQLVENTDETYCIDNEALYDICFRTLKLTTPTYGDLNHLVSATMSGVTTCL</text:p>
            <text:p>RFPGQLNADLRKLAVNMVPFPRLHFFMPGFAPLTSRGSQQYRALTVPELTQQMFDSKNMM</text:p>
            <text:p>AACDPRHGRYLTVAAIFRGRMSMKEVDEQMLNVQNKNSSYFVEWIPNNVKTAVCDIPPRG</text:p>
            <text:p>LKMSATFIGNSTAIQELFKRISEQFTAMFRRKAFLHWYTGEGMDEMEFTEAESNMNDLVS</text:p>
            <text:p>EYQQYQDATADEQGEFEEEEGEDE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beta chain OS=Chlorocebus sabaeus OX=60711 GN=TUBB4B PE=3 SV=1</text:p>
          </table:table-cell>
          <table:table-cell office:value-type="string" calcext:value-type="string">
            <text:p>A0A0D9RVN0</text:p>
          </table:table-cell>
          <table:table-cell office:value-type="string" calcext:value-type="string">
            <text:p>A0A0D9RB46_CHLSB</text:p>
          </table:table-cell>
          <table:table-cell office:value-type="string" calcext:value-type="string">
            <text:p>TUBB4B</text:p>
          </table:table-cell>
          <table:table-cell office:value-type="string" calcext:value-type="string">
            <text:p>TBB4A_HUMAN, M0QZL7_HUMAN</text:p>
          </table:table-cell>
          <table:table-cell table:number-columns-repeated="3"/>
          <table:table-cell office:value-type="string" calcext:value-type="string">
            <text:p>[['Human Gene ID #1', 'C:axoneme', 'C:cytoplasm', 'C:cytosol', 'C:extracellular exosome', 'C:internode region of axon', 'C:microtubule', 'C:myelin sheath', 'C:neuronal cell body', 'C:nucleus', 'F:calcium ion binding', 'F:GTP binding', 'F:GTPase activity', 'F:structural constituent of cytoskeleton', 'P:ciliary basal body-plasma membrane docking', 'P:G2/M transition of mitotic cell cycle', 'P:microtubule cytoskeleton organization', 'P:mitotic cell cycle', 'P:negative regulation of microtubule polymerization', 'P:regulation of G2/M transition of mitotic cell cycle'], ['Human Gene ID #2', 'C:cytoplasm', 'C:microtubule', 'F:GTP binding', 'F:GTPase activity', 'F:structural constituent of cytoskeleton', 'P:microtubule-based process']]</text:p>
          </table:table-cell>
          <table:table-cell office:value-type="string" calcext:value-type="string">
            <text:p>&gt;tr|A0A0D9RB46|A0A0D9RB46_CHLSB Tubulin beta chain OS=Chlorocebus sabaeus OX=60711 GN=TUBB4A PE=3 SV=1</text:p>
            <text:p>MREIVHLQAGQCGNQIGAKFWEVISDEHGIDPTGTYHGDSDLQLERINVYYNEATGGNYV</text:p>
            <text:p>PRAVLVDLEPGTMDSVRSGPFGQIFRPDNFVFGQSGAGNNWAKGHYTEGAELVDAVLDVV</text:p>
            <text:p>RKEAESCDCLQGFQLTHSLGGGTGSGMGTLLISKIREEFPDRIMNTFSVVPSPKVSDTVV</text:p>
            <text:p>EPYNATLSVHQLVENTDETYCIDNEALYDICFRTLKLTTPTYGDLNHLVSATMSGVTTCL</text:p>
            <text:p>RFPGQLNADLRKLAVNMVPFPRLHFFMPGFAPLTSRGSQQYRALTVPELTQQMFDAKNMM</text:p>
            <text:p>AACDPRHGRYLTVAAVFRGRMSMKEVDEQMLSVQSKNSSYFVEWIPNNVKTAVCDIPPRG</text:p>
            <text:p>LKMAATFIGNSTAIQELFKRISEQFTAMFRRKAFLHWYTGEGMDEMEFTEAESNMNDLVS</text:p>
            <text:p>EYQQYQDATAEEGEFEEEAEEEV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beta chain OS=Chlorocebus sabaeus OX=60711 GN=TUBB6 PE=3 SV=1</text:p>
          </table:table-cell>
          <table:table-cell office:value-type="string" calcext:value-type="string">
            <text:p>A0A0D9RY49</text:p>
          </table:table-cell>
          <table:table-cell office:value-type="string" calcext:value-type="string">
            <text:p>A0A0D9RVN0_CHLSB</text:p>
          </table:table-cell>
          <table:table-cell office:value-type="string" calcext:value-type="string">
            <text:p>TUBB6</text:p>
          </table:table-cell>
          <table:table-cell office:value-type="string" calcext:value-type="string">
            <text:p>TBB4B_HUMAN</text:p>
          </table:table-cell>
          <table:table-cell table:number-columns-repeated="3"/>
          <table:table-cell office:value-type="string" calcext:value-type="string">
            <text:p>[['Human Gene ID #1', 'C:azurophil granule lumen', 'C:cytoplasm', 'C:cytoskeleton', 'C:cytosol', 'C:extracellular exosome', 'C:extracellular region', 'C:extracellular vesicle', 'C:microtubule', 'C:nucleus', 'F:double-stranded RNA binding', 'F:GTP binding', 'F:GTPase activity', 'F:MHC class I protein binding', 'F:structural constituent of cytoskeleton', 'F:unfolded protein binding', 'P:ciliary basal body-plasma membrane docking', 'P:G2/M transition of mitotic cell cycle', 'P:microtubule cytoskeleton organization', 'P:mitotic cell cycle', 'P:natural killer cell mediated cytotoxicity', 'P:neutrophil degranulation', 'P:regulation of G2/M transition of mitotic cell cycle']]</text:p>
          </table:table-cell>
          <table:table-cell office:value-type="string" calcext:value-type="string">
            <text:p>&gt;tr|A0A0D9RVN0|A0A0D9RVN0_CHLSB Tubulin beta chain OS=Chlorocebus sabaeus OX=60711 GN=TUBB4B PE=3 SV=1</text:p>
            <text:p>MREIVHLQAGQCGNQIGAKFWEVISDEHGIDPTGTYHGDSDLQLERINVYYNEATGGKYV</text:p>
            <text:p>PRAVLVDLEPGTMDSVRSGPFGQIFRPDNFVFGQSGAGNNWAKGHYTEGAELVDSVLDVV</text:p>
            <text:p>RKEAESCDCLQGFQLTHSLGGGTGSGMGTLLISKIREEYPDRIMNTFSVVPSPKVSDTVV</text:p>
            <text:p>EPYNATLSVHQLVENTDETYCIDNEALYDICFRTLKLTTPTYGDLNHLVSATMSGVTTCL</text:p>
            <text:p>RFPGQLNADLRKLAVNMVPFPRLHFFMPGFAPLTSRGSQQYRALTVPELTQQMFDAKNMM</text:p>
            <text:p>AACDPRHGRYLTVAAVFRGRMSMKEVDEQMLNVQNKNSSYFVEWIPNNVKTAVCDIPPRG</text:p>
            <text:p>LKMSATFIGNSTAIQELFKRISEQFTAMFRRKAFLHWYTGEGMDEMEFTEAESNMNDLVS</text:p>
            <text:p>EYQQYQDATAEEEGEFEEEAEEEV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beta chain OS=Chlorocebus sabaeus OX=60711 PE=3 SV=1</text:p>
          </table:table-cell>
          <table:table-cell office:value-type="string" calcext:value-type="string">
            <text:p>A0A0D9S3A0</text:p>
          </table:table-cell>
          <table:table-cell office:value-type="string" calcext:value-type="string">
            <text:p>A0A0D9RY49_CHLSB</text:p>
          </table:table-cell>
          <table:table-cell/>
          <table:table-cell office:value-type="string" calcext:value-type="string">
            <text:p>TBB6_HUMAN, B3KS31_HUMAN, B4E386_HUMAN, K7EL29_HUMAN, K7ES63_HUMAN</text:p>
          </table:table-cell>
          <table:table-cell table:number-columns-repeated="3"/>
          <table:table-cell office:value-type="string" calcext:value-type="string">
            <text:p>[['Human Gene ID #1', 'C:cytoplasm', 'C:extracellular exosome', 'C:microtubule', 'C:nucleus', 'F:GTP binding', 'F:GTPase activity', 'F:structural constituent of cytoskeleton', 'P:microtubule cytoskeleton organization', 'P:mitotic cell cycle'], ['Human Gene ID #2', 'C:cytoplasm', 'C:microtubule', 'F:GTP binding', 'F:GTPase activity', 'F:structural constituent of cytoskeleton', 'P:microtubule-based process'], ['Human Gene ID #3', 'C:cytoplasm', 'C:microtubule', 'F:GTP binding', 'F:GTPase activity', 'F:structural constituent of cytoskeleton', 'P:microtubule-based process'], ['Human Gene ID #4', 'C:cytoplasm', 'C:microtubule', 'F:GTP binding', 'F:GTPase activity', 'F:structural constituent of cytoskeleton', 'P:microtubule-based process'], ['Human Gene ID #5', 'C:cytoplasm', 'C:microtubule', 'F:GTP binding', 'F:GTPase activity', 'F:structural constituent of cytoskeleton', 'P:microtubule-based process']]</text:p>
          </table:table-cell>
          <table:table-cell office:value-type="string" calcext:value-type="string">
            <text:p>&gt;tr|A0A0D9RY49|A0A0D9RY49_CHLSB Tubulin beta chain OS=Chlorocebus sabaeus OX=60711 GN=TUBB6 PE=3 SV=1</text:p>
            <text:p>MREIVHIQAGQCGNQIGTKFWEVISDEHGIDPAGGYVGDSALQLERISVYYNESSSQKYV</text:p>
            <text:p>PRAALVDLEPGTMDSVRSGPFGQLFRPDNFIFGQTGAGNNWAKGHYTEGAELVDAVLDVV</text:p>
            <text:p>RKECEHCDCLQGFQLTHSLGGGTGSGMGTLLISKIREEFPDRIMNTFSVMPSPKVSDTVV</text:p>
            <text:p>EPYNATLSVHQLVENTDETYCIDNEALYDICFRTLKLTTPTYGDLNHLVSATMSGVTTSL</text:p>
            <text:p>RFPGQLNADLRKLAVNMVPFPRLHFFMPGFAPLTSRGSQQYRALTVPELTQQMFDARNMM</text:p>
            <text:p>AACDPRHGRYLTVATVFRGPMSMKEVDEQMLAIQSKNSSYFVEWIPNNVKVAVCDIPPRG</text:p>
            <text:p>LKMASTFIGNSTAIQELFKRISEQFSAMFRRKAFLHWFTGEGMDEMEFTEAESNMNDLVS</text:p>
            <text:p>EYQQYQDATANDGEEAFEDEEEEID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lin beta chain OS=Chlorocebus sabaeus OX=60711 PE=3 SV=1</text:p>
          </table:table-cell>
          <table:table-cell office:value-type="string" calcext:value-type="string">
            <text:p>A0A0D9RX11</text:p>
          </table:table-cell>
          <table:table-cell office:value-type="string" calcext:value-type="string">
            <text:p>A0A0D9S3A0_CHLSB</text:p>
          </table:table-cell>
          <table:table-cell/>
          <table:table-cell office:value-type="string" calcext:value-type="string">
            <text:p>TBB3_HUMAN, G3V2A3_HUMAN, G3V3J6_HUMAN, G3V542_HUMAN, Q3ZCR3_HUMAN, Q9BV28_HUMAN</text:p>
          </table:table-cell>
          <table:table-cell table:number-columns-repeated="3"/>
          <table:table-cell office:value-type="string" calcext:value-type="string">
            <text:p>[['Human Gene ID #1', 'C:axon', 'C:cytoplasm', 'C:dendrite', 'C:extracellular exosome', 'C:filopodium', 'C:growth cone', 'C:lamellipodium', 'C:microtubule', 'C:nucleus', 'F:GTP binding', 'F:GTPase activity', 'F:netrin receptor binding', 'F:structural constituent of cytoskeleton', 'P:axon guidance', 'P:dorsal root ganglion development', 'P:microtubule cytoskeleton organization', 'P:mitotic cell cycle'], ['Human Gene ID #2', 'C:cytoplasm', 'C:microtubule', 'F:GTP binding', 'F:GTPase activity', 'F:structural constituent of cytoskeleton', 'P:microtubule-based process'], ['Human Gene ID #3', 'C:cytoplasm', 'C:microtubule', 'F:GTP binding', 'F:GTPase activity', 'P:microtubule-based process'], ['Human Gene ID #4', 'C:cytoplasm', 'C:microtubule', 'F:GTP binding', 'F:structural constituent of cytoskeleton', 'P:microtubule-based process'], ['Human Gene ID #5', 'C:cytoplasm', 'C:microtubule', 'F:GTP binding', 'F:GTPase activity', 'F:structural constituent of cytoskeleton', 'P:microtubule-based process'], ['Human Gene ID #6', 'C:cytoplasm', 'C:microtubule', 'F:GTP binding', 'F:GTPase activity', 'F:structural constituent of cytoskeleton', 'P:microtubule-based process']]</text:p>
          </table:table-cell>
          <table:table-cell office:value-type="string" calcext:value-type="string">
            <text:p>&gt;tr|A0A0D9S3A0|A0A0D9S3A0_CHLSB Tubulin beta chain OS=Chlorocebus sabaeus OX=60711 GN=TUBB3 PE=3 SV=1</text:p>
            <text:p>MREIVHIQAGQCGNQIGAKFWEVISDEHGIDPSGNYVGDSDLQLERISVYYNEASSHKYV</text:p>
            <text:p>PRAILVDLEPGTMDSVRSGAFGHLFRPDNFIFGQSGAGNNWAKGHYTEGAELVDSVLDVV</text:p>
            <text:p>RKECENCDCLQGFQLTHSLGGGTGSGMGTLLISKVREEYPDRIMNTFSVVPSPKVSDTVV</text:p>
            <text:p>EPYNATLSIHQLVENTDETYCIDNEALYDICFRTLKLATPTYGDLNHLVSATMSGVTTSL</text:p>
            <text:p>RFPGQLNADLRKLAVNMVPFPRLHFFMPGFAPLTARGSQQYRALTVPELTQQMFDAKNMM</text:p>
            <text:p>AACDPRHGRYLTVATVFRGRMSMKEVDEQMLAIQSKNSSYFVEWIPNNVKVAVCDIPPRG</text:p>
            <text:p>LKMSSTFIGNSTAIQELFKRISEQFTAMFRRKAFLHWYTGEGMDEMEFTEAESNMNDLVS</text:p>
            <text:p>EYQQYQDATAEEEGEMYEDDEEESEAQGP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mor protein, translationally-controlled 1 OS=Chlorocebus sabaeus OX=60711 GN=TPT1 PE=3 SV=1</text:p>
          </table:table-cell>
          <table:table-cell office:value-type="string" calcext:value-type="string">
            <text:p>A0A0D9RYV6</text:p>
          </table:table-cell>
          <table:table-cell office:value-type="string" calcext:value-type="string">
            <text:p>A0A0D9RX11_CHLSB</text:p>
          </table:table-cell>
          <table:table-cell office:value-type="string" calcext:value-type="string">
            <text:p>TPT1</text:p>
          </table:table-cell>
          <table:table-cell office:value-type="string" calcext:value-type="string">
            <text:p>B3KML9_HUMAN, B4E052_HUMAN, B7Z4N1_HUMAN, Q5JP53_HUMAN</text:p>
          </table:table-cell>
          <table:table-cell table:number-columns-repeated="3"/>
          <table:table-cell office:value-type="string" calcext:value-type="string">
            <text:p>[['Human Gene ID #1', 'C:centriole', 'C:cilium', 'C:cytoplasm', 'C:microtubule', 'C:nucleus', 'F:GTP binding', 'F:GTPase activity', 'F:structural constituent of cytoskeleton', 'P:cell projection organization', 'P:microtubule-based process'], ['Human Gene ID #2', 'C:cytoplasm', 'C:microtubule', 'F:GTP binding', 'F:GTPase activity', 'F:structural constituent of cytoskeleton', 'P:microtubule-based process'], ['Human Gene ID #3', 'C:cytoplasm', 'C:microtubule', 'F:GTP binding', 'F:GTPase activity', 'F:structural constituent of cytoskeleton', 'P:microtubule-based process'], ['Human Gene ID #4', 'C:cytoplasm', 'C:microtubule', 'F:GTP binding', 'F:GTPase activity', 'F:structural constituent of cytoskeleton', 'P:microtubule-based process']]</text:p>
          </table:table-cell>
          <table:table-cell office:value-type="string" calcext:value-type="string">
            <text:p>&gt;tr|A0A0D9RX11|A0A0D9RX11_CHLSB Tubulin beta chain OS=Chlorocebus sabaeus OX=60711 PE=3 SV=1</text:p>
            <text:p>MDSVRSGPFGQIFRPDNFIFGQCGAGNNWAKGDYTEGAELMESVMDVVRKEAESCDCLQG</text:p>
            <text:p>FQLTHSLGGGTGSGMGTLLLSKIREEYPDRIINTFSLLPSPKVVEPYNATLSVHQLIENA</text:p>
            <text:p>DETFCIDNEALYDICSRTLKLPTPTYGDLNHLVSTTMSGVTTCLRFPGQLNADLRKLAVN</text:p>
            <text:p>MVPFPRLHFFMPGFAPLTSRGSQQYRALTVAELMPQMFDARNMMAACDPRHGSYLTVAAI</text:p>
            <text:p>FRGRMPMREVDEQMFNIQNKNSSYFADWLPHNVKTAVCDIPPRGLKMSATFIGNNTAIQE</text:p>
            <text:p>LFKRVSEQFTAMFRRKAFLHWYTGEGMDEMEFTEAESNMNDLVSQYQQYQDAMAEEEEE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rosine 3-monooxygenase/tryptophan 5-monooxygenase activation protein beta OS=Chlorocebus sabaeus OX=60711 GN=YWHAB PE=3 SV=1</text:p>
          </table:table-cell>
          <table:table-cell office:value-type="string" calcext:value-type="string">
            <text:p>A0A0D9RP06</text:p>
          </table:table-cell>
          <table:table-cell office:value-type="string" calcext:value-type="string">
            <text:p>A0A0D9RYV6_CHLSB</text:p>
          </table:table-cell>
          <table:table-cell office:value-type="string" calcext:value-type="string">
            <text:p>YWHAB</text:p>
          </table:table-cell>
          <table:table-cell office:value-type="string" calcext:value-type="string">
            <text:p>E9PJF7_HUMAN, Q5W0H4_HUMAN</text:p>
          </table:table-cell>
          <table:table-cell table:number-columns-repeated="3"/>
          <table:table-cell office:value-type="string" calcext:value-type="string">
            <text:p>[['Human Gene ID #1', 'C:cytosol'], ['Human Gene ID #2', 'C:cytosol']]</text:p>
          </table:table-cell>
          <table:table-cell office:value-type="string" calcext:value-type="string">
            <text:p>&gt;tr|A0A0D9RYV6|A0A0D9RYV6_CHLSB Tumor protein, translationally-controlled 1 OS=Chlorocebus sabaeus OX=60711 GN=TPT1 PE=3 SV=1</text:p>
            <text:p>MIIYRDLISHEMFSDIYKIREIADGLCLEVEGKMVSRTEGNIDDSLIGGNASAEGPEGEG</text:p>
            <text:p>TESTVITGVDIVMNHHLQETSFTKEAYKKYIKDYMKSIKGKLEEQRPERVKPFMTGAAEQ</text:p>
            <text:p>IKHILANFKNYQFFIGENMNPDGMVALLDYREDGVTPYMIFFKDGLEMEKC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rosine 3-monooxygenase/tryptophan 5-monooxygenase activation protein epsilon OS=Chlorocebus sabaeus OX=60711 GN=YWHAE PE=3 SV=1</text:p>
          </table:table-cell>
          <table:table-cell office:value-type="string" calcext:value-type="string">
            <text:p>A0A0D9RNM2</text:p>
          </table:table-cell>
          <table:table-cell office:value-type="string" calcext:value-type="string">
            <text:p>A0A0D9RP06_CHLSB</text:p>
          </table:table-cell>
          <table:table-cell office:value-type="string" calcext:value-type="string">
            <text:p>YWHAE</text:p>
          </table:table-cell>
          <table:table-cell office:value-type="string" calcext:value-type="string">
            <text:p>1433B_HUMAN, V9HWD6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focal adhesion', 'C:melanosome', 'C:membrane', 'C:mitochondrion', 'C:nucleus', 'C:perinuclear region of cytoplasm', 'C:transcription repressor complex', 'C:vacuolar membrane', 'F:cadherin binding', 'F:enzyme binding', 'F:histone deacetylase binding', 'F:identical protein binding', 'F:phosphoprotein binding', 'F:phosphoserine residue binding', 'F:protein C-terminus binding', 'F:protein domain specific binding', 'F:protein kinase inhibitor activity', 'F:protein-containing complex binding', 'P:activation of MAPKK activity', 'P:adaptive immune response', 'P:cytoplasmic sequestering of protein', 'P:hippo signaling', 'P:MAPK cascade', 'P:negative regulation of G protein-coupled receptor signaling pathway', 'P:negative regulation of protein dephosphorylation', 'P:negative regulation of transcription, DNA-templated', 'P:positive regulation of catalytic activity', 'P:positive regulation of protein insertion into mitochondrial membrane involved in apoptotic signaling pathway', 'P:protein targeting', 'P:regulation of mRNA stability', 'P:viral process'], ['Human Gene ID #2', 'C:cytosol', 'C:nucleus', 'C:transcription repressor complex', 'F:protein C-terminus binding', 'F:protein domain specific binding', 'F:protein-containing complex binding', 'P:negative regulation of transcription, DNA-templated', 'P:protein targeting']]</text:p>
          </table:table-cell>
          <table:table-cell office:value-type="string" calcext:value-type="string">
            <text:p>&gt;tr|A0A0D9RP06|A0A0D9RP06_CHLSB 14_3_3 domain-containing protein OS=Chlorocebus sabaeus OX=60711 GN=YWHAB PE=3 SV=1</text:p>
            <text:p>MTMDKSELVQKAKLAEQAERYDDMAAAMKAVTEQGHELSNEERNLLSVAYKNVVGARRSS</text:p>
            <text:p>WRVISSIEQKTERNEKKQQMGKEYREKIEAELQDICNDVLELLDKYLIPNATQPESKVFY</text:p>
            <text:p>LKMKGDYFRYLSEVASGDNKQTTVSNSQQAYQEAFEISKKEMQPTHPIRLGLALNFSVFY</text:p>
            <text:p>YEILNSPEKACSLAKTAFDEAIAELDTLNEESYKDSTLIMQLLRDNLTLWTSENQGDEGD</text:p>
            <text:p>AGEGE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rosine 3-monooxygenase/tryptophan 5-monooxygenase activation protein eta OS=Chlorocebus sabaeus OX=60711 GN=YWHAH PE=3 SV=1</text:p>
          </table:table-cell>
          <table:table-cell office:value-type="string" calcext:value-type="string">
            <text:p>A0A0D9R827</text:p>
          </table:table-cell>
          <table:table-cell office:value-type="string" calcext:value-type="string">
            <text:p>A0A0D9RNM2_CHLSB</text:p>
          </table:table-cell>
          <table:table-cell office:value-type="string" calcext:value-type="string">
            <text:p>YWHAH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NM2|A0A0D9RNM2_CHLSB Tyrosine 3-monooxygenase/tryptophan 5-monooxygenase activation protein epsilon OS=Chlorocebus sabaeus OX=60711 GN=YWHAE PE=3 SV=1</text:p>
            <text:p>MDDREDLVYQAKLAEQAERYDEMVESMKKVAGMDVELTVEERNLLSVAYKNVIGARRASW</text:p>
            <text:p>RIISSIEQKEENKGGEDKLKMIREYRQMVETELKLICCDILDVLDKHLIPAANTGESKVF</text:p>
            <text:p>YYKMKGDYHRYLAEFATGNDRKEAAENSLVAYKAASDIAMTELPPTHPIRLGLALNFSVF</text:p>
            <text:p>YYEILNSPDRACRLAKAAFDDAIAELDTLSEESYKDSTLIMQLLRDNLTLWTSDMQGDD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rosine 3-monooxygenase/tryptophan 5-monooxygenase activation protein gamma OS=Chlorocebus sabaeus OX=60711 GN=YWHAG PE=3 SV=1</text:p>
          </table:table-cell>
          <table:table-cell office:value-type="string" calcext:value-type="string">
            <text:p>A0A0D9RZW1</text:p>
          </table:table-cell>
          <table:table-cell office:value-type="string" calcext:value-type="string">
            <text:p>A0A0D9R827_CHLSB</text:p>
          </table:table-cell>
          <table:table-cell office:value-type="string" calcext:value-type="string">
            <text:p>YWHAG</text:p>
          </table:table-cell>
          <table:table-cell office:value-type="string" calcext:value-type="string">
            <text:p>1433F_HUMAN, A0A024R1K7_HUMAN</text:p>
          </table:table-cell>
          <table:table-cell table:number-columns-repeated="3"/>
          <table:table-cell office:value-type="string" calcext:value-type="string">
            <text:p>[['Human Gene ID #1', 'C:cytoplasm', 'C:cytosol', 'C:extracellular exosome', 'C:intercalated disc', 'C:mitochondrion', 'C:plasma membrane', 'F:actin binding', 'F:enzyme binding', 'F:glucocorticoid receptor binding', 'F:identical protein binding', 'F:insulin-like growth factor receptor binding', 'F:ion channel binding', 'F:protein domain specific binding', 'F:protein heterodimerization activity', 'F:sodium channel regulator activity', 'P:glucocorticoid catabolic process', 'P:glucocorticoid receptor signaling pathway', 'P:intracellular protein transport', 'P:membrane depolarization during action potential', 'P:negative regulation of dendrite morphogenesis', 'P:positive regulation of protein insertion into mitochondrial membrane involved in apoptotic signaling pathway', 'P:positive regulation of transcription, DNA-templated', 'P:regulation of neuron differentiation', 'P:regulation of sodium ion transmembrane transporter activity', 'P:regulation of sodium ion transport', 'P:regulation of synaptic plasticity', 'P:substantia nigra development'], ['Human Gene ID #2', 'C:cytoplasm', 'F:actin binding', 'F:ion channel binding', 'F:monooxygenase activity', 'F:protein domain specific binding', 'P:intracellular protein transport', 'P:negative regulation of dendrite morphogenesis']]</text:p>
          </table:table-cell>
          <table:table-cell office:value-type="string" calcext:value-type="string">
            <text:p>&gt;tr|A0A0D9R827|A0A0D9R827_CHLSB 14_3_3 domain-containing protein OS=Chlorocebus sabaeus OX=60711 GN=YWHAH PE=3 SV=1</text:p>
            <text:p>MGDREQLLQRARLAEQAERYDDMASAMKAVTELNEPLSNEDRNLLSVAYKNVVGARRSSW</text:p>
            <text:p>RVISSIEQKTMADGNEKKLEKVKAYREKIEKELETVCNDVLSLLDKFLIKNCNDFQYESK</text:p>
            <text:p>VFYLKMKGDYYRYLAEVASGEKKNSVVEASEAAYKEAFEISKEQMQPTHPIRLGLALNFS</text:p>
            <text:p>VFYYEIQNAPEQACLLAKQAFDDAIAELDTLNEDSYKDSTLIMQLLRDNLTLWTSDQQDE</text:p>
            <text:p>EAGEG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rosine-protein kinase OS=Chlorocebus sabaeus OX=60711 GN=LYN PE=3 SV=1</text:p>
          </table:table-cell>
          <table:table-cell office:value-type="string" calcext:value-type="string">
            <text:p>A0A0D9RQ35</text:p>
          </table:table-cell>
          <table:table-cell office:value-type="string" calcext:value-type="string">
            <text:p>A0A0D9RZW1_CHLSB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1433G_HUMAN, B4DHC4_HUMAN</text:p>
          </table:table-cell>
          <table:table-cell table:number-columns-repeated="3"/>
          <table:table-cell office:value-type="string" calcext:value-type="string">
            <text:p>[['Human Gene ID #1', 'C:cytosol', 'C:extracellular exosome', 'C:focal adhesion', 'C:membrane', 'C:mitochondrion', 'C:presynapse', 'F:identical protein binding', 'F:insulin-like growth factor receptor binding', 'F:protein domain specific binding', 'F:protein kinase C binding', 'F:protein kinase C inhibitor activity', 'F:receptor tyrosine kinase binding', 'F:RNA binding', 'P:cellular response to insulin stimulus', 'P:ciliary basal body-plasma membrane docking', 'P:G2/M transition of mitotic cell cycle', 'P:negative regulation of protein kinase activity', 'P:positive regulation of protein insertion into mitochondrial membrane involved in apoptotic signaling pathway', 'P:protein targeting', 'P:regulation of G2/M transition of mitotic cell cycle', 'P:regulation of neuron differentiation', 'P:regulation of signal transduction', 'P:regulation of synaptic plasticity'], ['Human Gene ID #2', 'NO GO TERMS ASSOCIATED']]</text:p>
          </table:table-cell>
          <table:table-cell office:value-type="string" calcext:value-type="string">
            <text:p>&gt;tr|A0A0D9RZW1|A0A0D9RZW1_CHLSB 14_3_3 domain-containing protein OS=Chlorocebus sabaeus OX=60711 GN=YWHAG PE=3 SV=1</text:p>
            <text:p>MVDREQLVQKARLAEQAERYDDMAAAMKNVTELNEPLSNEERNLLSVAYKNVVGARRSSW</text:p>
            <text:p>RVISSIEQKTSADGNEKKIEMVRAYREKIEKELEAVCQDVLSLLDNYLIKNCSETQYESK</text:p>
            <text:p>VFYLKMKGDYYRYLAEVATGEKRATVVESSEKAYSEAHEISKEHMQPTHPIRLGLALNYS</text:p>
            <text:p>VFYYEIQNAPEQACHLAKTAFDDAIAELDTLNEDSYKDSTLIMQLLRDNLTLWTSDQQDD</text:p>
            <text:p>DGGEGN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biquitin carboxyl-terminal hydrolase OS=Chlorocebus sabaeus OX=60711 GN=USP14 PE=3 SV=1</text:p>
          </table:table-cell>
          <table:table-cell office:value-type="string" calcext:value-type="string">
            <text:p>A0A0D9RYH0</text:p>
          </table:table-cell>
          <table:table-cell office:value-type="string" calcext:value-type="string">
            <text:p>A0A0D9RQ35_CHLSB</text:p>
          </table:table-cell>
          <table:table-cell office:value-type="string" calcext:value-type="string">
            <text:p>USP14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Q35|A0A0D9RQ35_CHLSB Tyrosine-protein kinase OS=Chlorocebus sabaeus OX=60711 GN=LYN PE=3 SV=1</text:p>
            <text:p>MGCIKSKGKDSLNDDGVDLKTQPVRNTERTIYVRDPTSNKQQRPVPESQLLPGQRFQAKD</text:p>
            <text:p>PEEQGDIVVALYPYDGIHPDDLSFKKGEKMKVLEEHGEWWKAKSLLTKKEGFIPSNYVAK</text:p>
            <text:p>LNTLETEEWFFKDITRKDAERQLLAPGNSAGAFLIRESETLKGSFSLSVRDFDPVHGDVI</text:p>
            <text:p>KHYKIRSLDNGGYYISPRITFPCISDMIKHYQKQPDGLCRRLEKACISPKPQKPWDKDAW</text:p>
            <text:p>EIPRESIKLVKRLGAGQFGEVWMGYYNNSTKVAVKTLKPGTMSVQAFLEEANLMKTLQHD</text:p>
            <text:p>KLVRLYAVVTREEPIYIITEYMAKGSLLDFLKSDEGGKVLLPKLIDFSAQIAEGMAYIER</text:p>
            <text:p>KNYIHRDLRAANVLVSESLMCKIADFGLARVIEDNEYTAREGAKFPIKWTAPEAINFGCF</text:p>
            <text:p>TIKSDVWSFGILLYEIVTYGKIPYPGRTNADVMTALSQGYRMPRVENCPDELYDIMKMCW</text:p>
            <text:p>KEKAEERPTFDYLQSVLDDFYTATEGQYQQQP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biquitin specific peptidase 34 OS=Chlorocebus sabaeus OX=60711 GN=USP34 PE=3 SV=1</text:p>
          </table:table-cell>
          <table:table-cell office:value-type="string" calcext:value-type="string">
            <text:p>A0A0D9RQ07</text:p>
          </table:table-cell>
          <table:table-cell office:value-type="string" calcext:value-type="string">
            <text:p>A0A0D9RYH0_CHLSB</text:p>
          </table:table-cell>
          <table:table-cell office:value-type="string" calcext:value-type="string">
            <text:p>USP34</text:p>
          </table:table-cell>
          <table:table-cell office:value-type="string" calcext:value-type="string">
            <text:p>B2RD79_HUMAN</text:p>
          </table:table-cell>
          <table:table-cell table:number-columns-repeated="3"/>
          <table:table-cell office:value-type="string" calcext:value-type="string">
            <text:p>[['Human Gene ID #1', 'C:proteasome complex', 'F:cysteine-type peptidase activity', 'F:thiol-dependent ubiquitin-specific protease activity', 'P:protein deubiquitination', 'P:ubiquitin-dependent protein catabolic process']]</text:p>
          </table:table-cell>
          <table:table-cell office:value-type="string" calcext:value-type="string">
            <text:p>&gt;tr|A0A0D9RYH0|A0A0D9RYH0_CHLSB Ubiquitin carboxyl-terminal hydrolase OS=Chlorocebus sabaeus OX=60711 GN=USP14 PE=3 SV=1</text:p>
            <text:p>MPLYSVTVKWGKEKFEGVELNTDEPPMVFKAQLFALTGVQPARQKVMVKGGTLKDDDWGN</text:p>
            <text:p>IKIKNGMTLLMMGSADALPEEPSAKTVFVEDMTEEQLASAMELPCGLTNLGNTCYMNATV</text:p>
            <text:p>QCIRSVPELKDALKRYAGALRASGEMASAQYITAALRDLFDSMDKTSSSIPPIILLQFLH</text:p>
            <text:p>MAFPQFAEKGEQGQYLQQDANECWIQMMRVLQQKLEAIEDDSVKETDSSSASAATPSKKK</text:p>
            <text:p>SLIDQFFGVEFETTMKCTESEEEEVTKGKENQLQLSCFINQEVKYLFTGLKLRLQEEITK</text:p>
            <text:p>QSPTLQRNALYIKSSKISRLPAYLTIQMVRFFYKEKESVNAKVLKDVKFPLMLDMYELCT</text:p>
            <text:p>PELQEKMMSFRSKFKDLEDKKVNQQPNTSDKKSSPQKEVKYEPFSFADDIGSNNCGYYDL</text:p>
            <text:p>QAVLTHQGRSSSSGHYVSWVKRKQDEWIKFDDDKVSIVTPEDILRLSGGGDWHIAYVLLY</text:p>
            <text:p>GPRRVEIMEEES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biquitin thioesterase OS=Chlorocebus sabaeus OX=60711 GN=OTUB1 PE=3 SV=1</text:p>
          </table:table-cell>
          <table:table-cell office:value-type="string" calcext:value-type="string">
            <text:p>A0A0D9R3I8</text:p>
          </table:table-cell>
          <table:table-cell office:value-type="string" calcext:value-type="string">
            <text:p>A0A0D9RQ07_CHLSB</text:p>
          </table:table-cell>
          <table:table-cell office:value-type="string" calcext:value-type="string">
            <text:p>OTUB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Q07|A0A0D9RQ07_CHLSB Ubiquitinyl hydrolase 1 OS=Chlorocebus sabaeus OX=60711 GN=USP34 PE=3 SV=1</text:p>
            <text:p>MCENCADLVEVLNEISDVEGGDGLQLRKEHTLKIFTYINSWTQRQCLCCFKEYKHLEIFN</text:p>
            <text:p>QVVCALINLVIAQVQVLRDQLCKHCTTINIDSTWQDESNQAEEPLNIDRECNEGSSERQK</text:p>
            <text:p>SIEKKSNSTRICNLTEEESSKSSDPFSLWSTDEKEKLLLCVAKIFQIQFPLYTAYKHNTH</text:p>
            <text:p>PTIEDISTQESNILGAFCDMNDVEVPLHLLRYVCLFCGKNGLSLMKDCFEYGTPETLPFL</text:p>
            <text:p>IAHAFITVVSNIRIWLHIPAVMQHIIPFRTYVIRYLCKLSDQELRQSAARNMADLMWSTV</text:p>
            <text:p>KEPLDTTLCFDKESLDLAFKYFMSPTLTMRLAGLSQITNQLHTFNDVCNNESLVSDTETS</text:p>
            <text:p>IAKELADWLISNNVVEHIFGPNLHIEIIKQCQVILNFLAAEGRLSTQHIDCIWAAAQLKH</text:p>
            <text:p>CSRYIHDLFPSLIKNLDPVPLRHLLNLVSALEPSVHTEQTLYLASMLIKALWNNALAAKA</text:p>
            <text:p>QLSKQSSFASLLNTNIPIGNKKEEEELRRTAPSPWSPAASPQSSDNSDTHQSGGSDIEMD</text:p>
            <text:p>EQLINRTKHVQQRLSDTEESMQGSSDETANSGEDGSSGPGSSSGHSDGSSNEVNSSHASH</text:p>
            <text:p>SAGSPGSEVQSEDIADIEALKEEDEDDDHGHNPPKSSCGADLRNRKLESQAGICLGDSQG</text:p>
            <text:p>TSERNGTSSGTGKDLVFNTESLPSVDNRMRMLDACSHSEDPEHDISGEMNATHIAQGSQE</text:p>
            <text:p>SCIARTGDFLGETIGNELFNCRQFIGPQHHHHHHHHHHHHDGHMVDDMLSADDVSCSSSQ</text:p>
            <text:p>VSAKSEKNMADFDGEESGCEEELVQINSHAELTSHLQQHLPNLASIYHEHLSQGPVVHKH</text:p>
            <text:p>QFNSNAVTDINLDNVCKKGNTLLWDIVQDEDAVNLSEGLINEAEKLLCSLVCWFTDRQIR</text:p>
            <text:p>MRFIEGCLENLGNNRSVVISLRLLPKLFGTFQQFGSSYDTHWITMWAEKELNMMKLFFDN</text:p>
            <text:p>LVYYIQTVREGRQKHALYSHSAEVQVRLQFLTCVFSTLGSPDHFRLSLEQVDILWHCLVE</text:p>
            <text:p>DSECYDDALHWFLNQVRSKDQHAMGMETYKHLFLEKMPQLKPETISMTGLNLFQHLCNLA</text:p>
            <text:p>RLATSAYDGGSNSELCGMDQFWGIALRAQSGDVSRAAIQYINSYYINGKTGLEKEQEFIS</text:p>
            <text:p>KCMESLMIASSSLEQESHSSLMVIERGLLMLKTHLEAFRRRFAYHLRQWQIEGTGISSHL</text:p>
            <text:p>KALSDKQSLPLRVVCQPAGLPDKMTIEMYPSDQVADLRAEVTHWYENLQKEQINQQAQLQ</text:p>
            <text:p>EFGQSNRKGEFPGGLMGPVRMISSGHELTTDYDEKALHELGFKDMQMVFVSLGAPRRERK</text:p>
            <text:p>GEGVQLPASCLPPPQKDNIPMLLLLQEPHLTTLFDLLEMLASFKPPSGKVAVDDSESLRC</text:p>
            <text:p>EELHLHAENLSRRVWELLMLLPTCPNMLMAFQNISDEQSNDGFNWKELLKIKSAHKLLYA</text:p>
            <text:p>LEIIEALGKPNRRIRRESTGSYSDLYPDSDDSSEDQVENSKNSWSCKFVAAGGLQQLLEI</text:p>
            <text:p>FNSGILEPKEQESWTVWQLDCLACLLKLICQFAVDPSDLDLAYHDVFAWSGIAESHRKRT</text:p>
            <text:p>WPGKSRKAAGDHAKGLHIPRLTEVFLVLVQGTSLIQRLMSVAYTYDNLAPRVLKAQSDHR</text:p>
            <text:p>SRHEVSHYSMWLLVSWAHCCSLVKSSLADSDHLQDWLKKLTLLIPETAVRHESCSGLYKL</text:p>
            <text:p>SLSGLDGGDSINRSFLLLAASTLLKFLPDAQALKPIRIDDYEEEPMLKPGCKEYFWLLCK</text:p>
            <text:p>LVDNIHIKDASQTTLLDLDALARHLADCIRSREILDHQDGNVEDDGLTGLLRLATSVIKH</text:p>
            <text:p>KPPFKFSREGQEFLRDIFNLLFLLPSLKDRQQPKCKSHSSRAAAYDLLVEMVKGSVENYR</text:p>
            <text:p>LIHNWVMAQHMQSHAPYKWDYWPHEDVRAECRFVGLTNLGATCYLASTIQQLYMIPEARQ</text:p>
            <text:p>AVFTAKYSEDMKHKTTLLELQKMFTYLMESECKAYNPRPFCKTYTMDKQPLNTGEQKDMT</text:p>
            <text:p>EFFTDLITKIEEMSPELKNTVKSLFGGVITNNVVSLDCEHVSQTAEEFYTVRCQVADMKN</text:p>
            <text:p>IYESLDEVTIKDTLEGDNMYTCSHCGKKVRAEKRACFKKLPRILSFNTMRYTFNMVTMMK</text:p>
            <text:p>EKVNTHFSFPLRLDMTPYTEDFLMGKSERKEGFKEVNDHSKDSESYEYDLIGVTVHTGTA</text:p>
            <text:p>DGGHYYSFIRDIVNPHAYKNNKWYLFNDAEVKPFDSAQLASECFGGEMTTKTYDSVTDKF</text:p>
            <text:p>MDFSFEKTHSAYMLFYKRMEPEEENGREYKFDVSSELLEWIWHDNMQFLQDKNIFEHTYF</text:p>
            <text:p>GFMWQLCSCIPSTLPDPKAVSLMTAKLSTSFVLETFIHSKEKPTMLQWIELLTKQFNNSQ</text:p>
            <text:p>AACEWFLDRMADDDWWPMQILIKCPNQIVRQMFQRLCIHVIQRLRPVHAHLYLQPGMEDG</text:p>
            <text:p>SDDMDASVEDIGGRSCVTRFVRTLLLIMEHGVKPHSKHLTEYFAFLYEFAKMGEEESQFL</text:p>
            <text:p>LSLQAISTMVHFYMGTKGPENPQVEVLSEEEGEEEEEEEDILSLAEEKYRPAALEKMIAL</text:p>
            <text:p>VALLVEQSRSERHLTLSQTDMAALTGGKGFPFLFQHIRDGINIRQTCNLIFSLCRYNNRL</text:p>
            <text:p>AEHIVSMLFTSIAKLTPEAANPFFKLLTMLMEFAGGPPGMPPFASYILQRIWEVIEYNPS</text:p>
            <text:p>QCLDWLAVQTPRNKLAHSWVLQNMENWVERFLLAHNYPRVRTSAAYLLVSLIPSNSFRQM</text:p>
            <text:p>FRSTRSLHIPTRDLPLSPDTTVVLHQVYNVLLGLLSRAKLYVDAAVHGTTKLVPYFSFMT</text:p>
            <text:p>YCLISKTEKLMFSTYFMDLWNLFQPKLSEPAIATNHNKQALLSFWYNVCADCPENIRLIV</text:p>
            <text:p>QNPVVTKNIAFNYILADHDDQDVVLFNRGMLPAYYGILRLCCEQSPAFTRQLASHQNIQW</text:p>
            <text:p>AFKNLTPHASQYPGAVEELFNLMQLFIAQRPDMREEELEDIKQFKKTTISCYLRCLDGRS</text:p>
            <text:p>CWTTLISAFRILLESDEDRLLVVFNRGLILMTESFNTLHMMYHEATACHVTGDLVELLSI</text:p>
            <text:p>FLSVLKSTRPYLQRKDVKQALIQWQERIEFAHKLLTLLNSYSPPELRNACIDVLKELVLL</text:p>
            <text:p>SPHDFLHTLVPFLQHNHCTYHHSNIPMSLGPYFPCRENIKLIGGKSNIRPPRPELNMCLL</text:p>
            <text:p>PTMVETSKGKDDVYDRMLLDYFFSYHQFIHLLCRVAINCEKFTETLVKLSVLVAYEGLPL</text:p>
            <text:p>HLALFPKLWTELCQTQSAMSKNCIKLLCEDPVFAEYIKCILMDERTFLNNNIVYTFMTHF</text:p>
            <text:p>LLKVQSQVFSEANCANLISTLITNLISQYQNLQSDFSNRAEISKASASLNGDLRALALLL</text:p>
            <text:p>SVHTPKQLNPALIPTLQELLSKCRTCLQQRNSLQEQEAKERKTKDDEGATPVKRRRVSSD</text:p>
            <text:p>EEHTVDSCISDMKTETREVLTPTSTSDNETRDSSIIDPGTEQDLPSPENSSVKEYRMEVP</text:p>
            <text:p>SSFSEDMSNIRSQHTEEQSSNGRYDDCKEFKDLHCSKDSTLAEEESEFPSTSISAVLSDL</text:p>
            <text:p>ADLRSCDGQPLPSQDPEVALSLSCGHSRGLFSHMQQHDILDTLCRTIESTIHVVTRISGK</text:p>
            <text:p>GNQAA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BIQUITIN_CONJUGAT_2 domain-containing protein OS=Chlorocebus sabaeus OX=60711 PE=3 SV=1</text:p>
          </table:table-cell>
          <table:table-cell office:value-type="string" calcext:value-type="string">
            <text:p>A0A0D9QUP1</text:p>
          </table:table-cell>
          <table:table-cell office:value-type="string" calcext:value-type="string">
            <text:p>A0A0D9R3I8_CHLSB</text:p>
          </table:table-cell>
          <table:table-cell/>
          <table:table-cell office:value-type="string" calcext:value-type="string">
            <text:p>OTUB1_HUMAN, B3KUV5_HUMAN, B4DPD5_HUMAN, B4E053_HUMAN, F5GYN4_HUMAN, F5H6Q1_HUMAN, J3KR44_HUMAN, Q659F9_HUMAN</text:p>
          </table:table-cell>
          <table:table-cell table:number-columns-repeated="3"/>
          <table:table-cell office:value-type="string" calcext:value-type="string">
            <text:p>[['Human Gene ID #1', 'C:cytosol', 'C:extracellular exosome', 'C:nucleoplasm', 'C:nucleus', 'F:NEDD8-specific protease activity', 'F:thiol-dependent ubiquitin-specific protease activity', 'F:ubiquitin binding', 'F:ubiquitin protein ligase binding', 'P:adaptive immune response', 'P:cellular response to DNA damage stimulus', 'P:DNA repair', 'P:negative regulation of double-strand break repair', 'P:negative regulation of histone H2A K63-linked ubiquitination', 'P:protein deubiquitination', 'P:protein K48-linked deubiquitination'], ['Human Gene ID #2', 'F:cysteine-type peptidase activity', 'F:thiol-dependent ubiquitin-specific protease activity'], ['Human Gene ID #3', 'C:nucleus', 'F:NEDD8-specific protease activity', 'F:thiol-dependent ubiquitin-specific protease activity', 'F:ubiquitin binding', 'P:protein K48-linked deubiquitination'], ['Human Gene ID #4', 'F:cysteine-type peptidase activity', 'F:thiol-dependent ubiquitin-specific protease activity'], ['Human Gene ID #5', 'F:cysteine-type peptidase activity', 'F:thiol-dependent ubiquitin-specific protease activity', 'P:protein deubiquitination'], ['Human Gene ID #6', 'C:nucleus', 'F:NEDD8-specific protease activity', 'F:thiol-dependent ubiquitin-specific protease activity', 'F:ubiquitin binding', 'P:protein K48-linked deubiquitination'], ['Human Gene ID #7', 'C:nucleus', 'F:NEDD8-specific protease activity', 'F:thiol-dependent ubiquitin-specific protease activity', 'F:ubiquitin binding', 'P:protein K48-linked deubiquitination'], ['Human Gene ID #8', 'C:nucleus', 'F:NEDD8-specific protease activity', 'F:thiol-dependent ubiquitin-specific protease activity', 'F:ubiquitin binding', 'P:protein K48-linked deubiquitination']]</text:p>
          </table:table-cell>
          <table:table-cell office:value-type="string" calcext:value-type="string">
            <text:p>&gt;tr|A0A0D9R3I8|A0A0D9R3I8_CHLSB Ubiquitin thioesterase OS=Chlorocebus sabaeus OX=60711 GN=OTUB1 PE=3 SV=1</text:p>
            <text:p>MAAEEPQQQKQEPLGSDSEGVNCLAYDEAIMAQQDRIQQEDMTDPCLLQIAVQNPLVSER</text:p>
            <text:p>LELSVLYKEYAEDDNIYQQKIKDLHKKYSYIRKTRPDGNCFYRAFGFSHLEALLDDSKEL</text:p>
            <text:p>QRFKAVSAKSKEDLVSQGFTEFTIEDFHNTFMDLIEQVEKQTSVADLLASFNDQSTSDYL</text:p>
            <text:p>VVYLRLLTSGYLQRESKFFEHFIEGGRTVKEFCQQEVEPMCKESDHIHIIALAQALSVSI</text:p>
            <text:p>QVEYMDRGEGGTTNPHIFPEGSEPKVYLLYRPGHYDILY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P-glucose 6-dehydrogenase OS=Chlorocebus sabaeus OX=60711 GN=UGDH PE=3 SV=1</text:p>
          </table:table-cell>
          <table:table-cell office:value-type="string" calcext:value-type="string">
            <text:p>A0A0D9RWK1</text:p>
          </table:table-cell>
          <table:table-cell office:value-type="string" calcext:value-type="string">
            <text:p>A0A0D9QUP1_CHLSB</text:p>
          </table:table-cell>
          <table:table-cell office:value-type="string" calcext:value-type="string">
            <text:p>UGDH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QUP1|A0A0D9QUP1_CHLSB UBC core domain-containing protein OS=Chlorocebus sabaeus OX=60711 PE=3 SV=1</text:p>
            <text:p>MAGLPRRIIKETQRLLAEPVPGIKAEPDESNARYFHVVIAGPQDSPFEGGTFKLELFLPE</text:p>
            <text:p>EYPMAAPKVRFMTKIYHPNVDKLGRICLDILKGKCYLYQHMLLLSFLLFLLSIPCLECKY</text:p>
            <text:p>TNTREVCGREVKQFWACFFMLHHTGPVAFIDKWSPALQIRTVLLSIQALLSAPNPDDPLA</text:p>
            <text:p>NDVAEQWKTNEAQAIETG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9M0</text:p>
          </table:table-cell>
          <table:table-cell office:value-type="string" calcext:value-type="string">
            <text:p>A0A0D9RWK1_CHLSB</text:p>
          </table:table-cell>
          <table:table-cell/>
          <table:table-cell office:value-type="string" calcext:value-type="string">
            <text:p>UGDH_HUMAN, E7ER83_HUMAN, E7ETF4_HUMAN, E7EV97_HUMAN</text:p>
          </table:table-cell>
          <table:table-cell table:number-columns-repeated="3"/>
          <table:table-cell office:value-type="string" calcext:value-type="string">
            <text:p>[['Human Gene ID #1', 'C:cytosol', 'C:extracellular exosome', 'C:nucleoplasm', 'C:nucleus', 'F:identical protein binding', 'F:NAD binding', 'F:UDP-glucose 6-dehydrogenase activity', 'P:carbohydrate metabolic process', 'P:chondroitin sulfate biosynthetic process', 'P:gastrulation with mouth forming second', 'P:glycosaminoglycan biosynthetic process', 'P:heparan sulfate proteoglycan biosynthetic process', 'P:neuron development', 'P:protein hexamerization', 'P:UDP-glucuronate biosynthetic process'], ['Human Gene ID #2', 'F:NAD binding', 'F:UDP-glucose 6-dehydrogenase activity'], ['Human Gene ID #3', 'F:NAD binding', 'F:UDP-glucose 6-dehydrogenase activity'], ['Human Gene ID #4', 'F:NAD binding', 'F:UDP-glucose 6-dehydrogenase activity']]</text:p>
          </table:table-cell>
          <table:table-cell office:value-type="string" calcext:value-type="string">
            <text:p>&gt;tr|A0A0D9RWK1|A0A0D9RWK1_CHLSB UDP-glucose 6-dehydrogenase OS=Chlorocebus sabaeus OX=60711 GN=UGDH PE=3 SV=1</text:p>
            <text:p>MFEIKKICCIGAGYVGGPTCSVIAHMCPEIRVTVVDVNESRINAWNSPTLPIYEPGLKEV</text:p>
            <text:p>VESCRGKNLFFSTNIDDAIKEADLVFISVNTPTKTYGMGKGRAADLKYIEACARRIVQNS</text:p>
            <text:p>NGYKIVTEKSTVPVRAAESIRRIFDANTKPNLNLQVLSNPEFLAEGTAIKDLKNPDRVLI</text:p>
            <text:p>GGDETPEGQRAVQALCAVYEHWVPREKILTTNTWSSELSKLAANAFLAQRISSINSISAL</text:p>
            <text:p>CEATGADVEEVATAIGMDQRIGNKFLKASVGFGGSCFQKDVLNLVYLCEALNLPEVARYW</text:p>
            <text:p>QQVIDMNDYQRRRFASRIIDSLFNTVTDKKIAILGFAFKKDTGDTRESSSIYISKYLMDE</text:p>
            <text:p>GAHLHIYDPKVPREQIVVDLSHPGVSEDDQVSRLVTISKDPYEACDGAHAVVICTEWDMF</text:p>
            <text:p>KELDYERIHKKMLKPAFIFDGRRVLDGLHNELQTIGFQIETIGKKVSSKRIPYAPSGEIP</text:p>
            <text:p>KFSLQDPPNKKPK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D81</text:p>
          </table:table-cell>
          <table:table-cell office:value-type="string" calcext:value-type="string">
            <text:p>A0A0D9S9M0_CHLSB</text:p>
          </table:table-cell>
          <table:table-cell/>
          <table:table-cell office:value-type="string" calcext:value-type="string">
            <text:p>Q53G76_HUMAN, Q53G99_HUMAN, Q53GK6_HUMAN</text:p>
          </table:table-cell>
          <table:table-cell table:number-columns-repeated="3"/>
          <table:table-cell office:value-type="string" calcext:value-type="string">
            <text:p>[['Human Gene ID #1', 'C:cytoskeleton', 'C:dense body', 'C:focal adhesion', 'C:plasma membrane'], ['Human Gene ID #2', 'C:cytoskeleton', 'C:dense body', 'C:focal adhesion', 'C:plasma membrane'], ['Human Gene ID #3', 'C:cytoskeleton', 'C:dense body', 'C:focal adhesion', 'C:plasma membrane']]</text:p>
          </table:table-cell>
          <table:table-cell office:value-type="string" calcext:value-type="string">
            <text:p>&gt;tr|A0A0D9S9M0|A0A0D9S9M0_CHLSB Uncharacterized protein OS=Chlorocebus sabaeus OX=60711 PE=3 SV=1</text:p>
            <text:p>MDDDIAALVVDNGSGMCKAGFAGDDAPRAVFPSIVGRPRHQGVMVGMGQKDSYVGDEAQS</text:p>
            <text:p>KRGILTLKYPIEHGIVTNWDDMEKIWHHTFYNELRVAPEEHPVLLTEAPLNPKANREKMT</text:p>
            <text:p>QIMFETFNTPAMYVAIQAVLSLYASGRTTGIVMDSGDGVTHTVPIYEGYALPHAILRLDL</text:p>
            <text:p>AGRDLTDYLMKILTERGYSFTTTAEREIVRDINEKLCYVALDFEQEMATAASSSSLEKSY</text:p>
            <text:p>ELPDGQVITIGNERFRCPEALFQPSFLGMESCGIHETTFNSIMKCDVDIRKDLYANTVLS</text:p>
            <text:p>GGTTMYPGIADRMQKEITALAPSTMKIKIIAPPERKYSVWIGGSILASLSTFQQMWISKQ</text:p>
            <text:p>EYDESGPSIVHRKC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MP0</text:p>
          </table:table-cell>
          <table:table-cell office:value-type="string" calcext:value-type="string">
            <text:p>A0A0D9SD81_CHLSB</text:p>
          </table:table-cell>
          <table:table-cell/>
          <table:table-cell office:value-type="string" calcext:value-type="string">
            <text:p>HS71A_HUMAN, HS71B_HUMAN, HS71L_HUMAN, A0A0G2JIW1_HUMAN, A0A1U9X7W4_HUMAN, A0A1U9X7W7_HUMAN, A0A1U9X7X4_HUMAN, A0A1U9X7X9_HUMAN, A8K5I0_HUMAN, B2RCQ9_HUMAN, B4DFN9_HUMAN, B4DI39_HUMAN, B4DI54_HUMAN, B4DNT8_HUMAN, B4DWK5_HUMAN, Q53FA3_HUMAN, Q59EJ3_HUMAN</text:p>
          </table:table-cell>
          <table:table-cell table:number-columns-repeated="3"/>
          <table:table-cell office:value-type="string" calcext:value-type="string">
            <text:p>[['Human Gene ID #1', 'C:aggresome', 'C:blood microparticle', 'C:centriole', 'C:centrosome', 'C:cytoplasm', 'C:cytosol', 'C:endoplasmic reticulum', 'C:extracellular exosome', 'C:extracellular region', 'C:ficolin-1-rich granule lumen', 'C:focal adhesion', 'C:inclusion body', 'C:mitochondrion', 'C:nuclear speck', 'C:nucleoplasm', 'C:nucleus', 'C:perinuclear region of cytoplasm', 'C:plasma membrane', 'C:protein-containing complex', 'C:ribonucleoprotein complex', 'C:vesicle', 'F:ATP binding', 'F:ATPase activity', 'F:C3HC4-type RING finger domain binding', 'F:cadherin binding', 'F:denatured protein binding', 'F:disordered domain specific binding', 'F:enzyme binding', 'F:G protein-coupled receptor binding', 'F:heat shock protein binding', 'F:histone deacetylase binding', 'F:misfolded protein binding', 'F:protein folding chaperone', 'F:protein N-terminus binding', 'F:RNA binding', 'F:signaling receptor binding', 'F:transcription corepressor activity', 'F:ubiquitin protein ligase binding', 'F:unfolded protein binding', 'F:virus receptor activity', 'P:ATP metabolic process', 'P:cellular heat acclimation', 'P:cellular response to heat', 'P:cellular response to oxidative stress', 'P:cellular response to unfolded protein', 'P:chaperone cofactor-dependent protein refolding', 'P:chaperone-mediated protein complex assembly', 'P:lysosomal transport', 'P:mRNA catabolic process', 'P:negative regulation of apoptotic process', 'P:negative regulation of cell death', 'P:negative regulation of cell growth', 'P:negative regulation of cell population proliferation', 'P:negative regulation of endoplasmic reticulum stress-induced intrinsic apoptotic signaling pathway', 'P:negative regulation of extrinsic apoptotic signaling pathway in absence of ligand', 'P:negative regulation of inclusion body assembly', 'P:negative regulation of mitochondrial outer membrane permeabilization involved in apoptotic signaling pathway', 'P:negative regulation of protein ubiquitination', 'P:negative regulation of transcription from RNA polymerase II promoter in response to stress', 'P:negative regulation of transforming growth factor beta receptor signaling pathway', 'P:neutrophil degranulation', 'P:positive regulation of endoribonuclease activity', 'P:positive regulation of erythrocyte differentiation', 'P:positive regulation of gene expression', 'P:positive regulation of interleukin-8 production', 'P:positive regulation of microtubule nucleation', 'P:positive regulation of NF-kappaB transcription factor activity', 'P:positive regulation of nucleotide-binding oligomerization domain containing 2 signaling pathway', 'P:positive regulation of proteasomal ubiquitin-dependent protein catabolic process', 'P:positive regulation of RNA splicing', 'P:positive regulation of tumor necrosis factor-mediated signaling pathway', 'P:protein refolding', 'P:protein stabilization', 'P:regulation of cellular response to heat', 'P:regulation of mitotic spindle assembly', 'P:regulation of mRNA stability', 'P:regulation of protein ubiquitination', 'P:response to unfolded protein', 'P:vesicle-mediated transport'], ['Human Gene ID #2', 'C:aggresome', 'C:blood microparticle', 'C:centriole', 'C:centrosome', 'C:cytoplasm', 'C:cytosol', 'C:endoplasmic reticulum', 'C:extracellular exosome', 'C:extracellular region', 'C:ficolin-1-rich granule lumen', 'C:focal adhesion', 'C:inclusion body', 'C:mitochondrion', 'C:nuclear speck', 'C:nucleoplasm', 'C:nucleus', 'C:perinuclear region of cytoplasm', 'C:plasma membrane', 'C:protein-containing complex', 'C:ribonucleoprotein complex', 'C:vesicle', 'F:ATP binding', 'F:ATPase activity', 'F:C3HC4-type RING finger domain binding', 'F:enzyme binding', 'F:G protein-coupled receptor binding', 'F:heat shock protein binding', 'F:histone deacetylase binding', 'F:misfolded protein binding', 'F:protein folding chaperone', 'F:protein N-terminus binding', 'F:RNA binding', 'F:signaling receptor binding', 'F:ubiquitin protein ligase binding', 'F:unfolded protein binding', 'F:virus receptor activity', 'P:ATP metabolic process', 'P:cellular heat acclimation', 'P:cellular response to heat', 'P:cellular response to oxidative stress', 'P:cellular response to unfolded protein', 'P:chaperone cofactor-dependent protein refolding', 'P:mRNA catabolic process', 'P:negative regulation of apoptotic process', 'P:negative regulation of cell death', 'P:negative regulation of cell growth', 'P:negative regulation of cell population proliferation', 'P:negative regulation of extrinsic apoptotic signaling pathway in absence of ligand', 'P:negative regulation of inclusion body assembly', 'P:negative regulation of protein ubiquitination', 'P:neutrophil degranulation', 'P:positive regulation of erythrocyte differentiation', 'P:positive regulation of gene expression', 'P:positive regulation of interleukin-8 production', 'P:positive regulation of microtubule nucleation', 'P:positive regulation of NF-kappaB transcription factor activity', 'P:positive regulation of nucleotide-binding oligomerization domain containing 2 signaling pathway', 'P:positive regulation of proteasomal ubiquitin-dependent protein catabolic process', 'P:positive regulation of tumor necrosis factor-mediated signaling pathway', 'P:protein refolding', 'P:protein stabilization', 'P:regulation of cellular response to heat', 'P:regulation of mitotic spindle assembly', 'P:regulation of protein ubiquitination', 'P:vesicle-mediated transport'], ['Human Gene ID #3', 'C:blood microparticle', 'C:cell body', 'C:cytoplasm', 'C:cytosol', 'C:mitochondrial matrix', 'C:nucleoplasm', 'C:nucleus', 'C:plasma membrane', 'C:zona pellucida receptor complex', 'F:ATP binding', 'F:ATPase activity', 'F:heat shock protein binding', 'F:misfolded protein binding', 'F:protein folding chaperone', 'F:ubiquitin protein ligase binding', 'F:unfolded protein binding', 'P:binding of sperm to zona pellucida', 'P:cellular response to unfolded protein', 'P:chaperone cofactor-dependent protein refolding', 'P:positive regulation of protein targeting to mitochondrion', 'P:protein refolding', 'P:regulation of cellular response to heat', 'P:response to unfolded protein', 'P:vesicle-mediated transport'], ['Human Gene ID #4', 'F:ATP binding', 'F:ATPase activity'], ['Human Gene ID #5', 'F:ATP binding', 'F:ATPase activity'], ['Human Gene ID #6', 'C:cell body', 'C:mitochondrial matrix', 'C:zona pellucida receptor complex', 'F:ATP binding', 'F:ATPase activity', 'P:binding of sperm to zona pellucida'], ['Human Gene ID #7', 'F:ATP binding', 'F:ATPase activity'], ['Human Gene ID #8', 'F:ATP binding', 'F:ATPase activity'], ['Human Gene ID #9', 'F:ATP binding', 'F:ATPase activity'], ['Human Gene ID #10', 'F:ATP binding', 'F:ATPase activity'], ['Human Gene ID #11', 'F:ATP binding', 'F:ATPase activity'], ['Human Gene ID #12', 'F:ATP binding', 'F:ATPase activity'], ['Human Gene ID #13', 'F:ATP binding', 'F:ATPase activity'], ['Human Gene ID #14', 'F:ATP binding', 'F:ATPase activity'], ['Human Gene ID #15', 'F:ATP binding', 'F:ATPase activity'], ['Human Gene ID #16', 'F:ATP binding', 'F:ATPase activity'], ['Human Gene ID #17', 'C:extracellular exosome', 'F:ATP binding', 'F:ATPase activity']]</text:p>
          </table:table-cell>
          <table:table-cell office:value-type="string" calcext:value-type="string">
            <text:p>&gt;tr|A0A0D9SD81|A0A0D9SD81_CHLSB Uncharacterized protein OS=Chlorocebus sabaeus OX=60711 PE=3 SV=1</text:p>
            <text:p>MAKAAAIGIDLGTTYSCVGVFQHGKVEIIANDQGNRTTPSYVAFTDTERLIGDAAKNQVA</text:p>
            <text:p>LNPQNTVFDAKRLIGRKFGDPVVQSDMKHWPFQVINDGDKPKVQVSYKGETKAFYPEEIS</text:p>
            <text:p>SMVLTKMKEIAEAYLGYPVTNAVITVPAYFNDSQRQATKDAGVIAGLNVLRIINEPTAAA</text:p>
            <text:p>IAYGLDRTGKGERNVLIFDLGGGTFDVSILTIDDGIFEVKATAGDTHLGGEDFDNRLVNH</text:p>
            <text:p>FVEEFKRKHKKDISQNKRAVRRLRTACERAKRTLSSSTQASLEIDSLFEGIDFYTSITRA</text:p>
            <text:p>RFEELCSDLFRSTLEPVEKALRDAKLDKAQIHDLVLVGGSTRIPKVQKLLQDFFNGRDLN</text:p>
            <text:p>KSINPDEAVAYGAAVQAAILMGDKSENVQDLLLLDVAPLSLGLETAGGVMTALIKRNSTI</text:p>
            <text:p>PTKQTQIFTTYSDNQPGVLIQVYEGERAMTKDNNLLGRFELSGIPPAPRGVPQIEVTFDI</text:p>
            <text:p>DANGILNVTATDKSTGKANKITITNDKGRLSKEEIERMVQEAEKYKAEDEVQRERVSAKN</text:p>
            <text:p>ALESYAFNMKSAVEDEGLKGKISEADKKKVLDKCQEVISWLDANTLAEKDEFEHKRKELE</text:p>
            <text:p>QVCNPIISGLYQGAGGPGPGGFGAQGPKGGSGSGPTIEEV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9G1</text:p>
          </table:table-cell>
          <table:table-cell office:value-type="string" calcext:value-type="string">
            <text:p>A0A0D9RMP0_CHLSB</text:p>
          </table:table-cell>
          <table:table-cell/>
          <table:table-cell office:value-type="string" calcext:value-type="string">
            <text:p>Q76P68_HUMAN</text:p>
          </table:table-cell>
          <table:table-cell table:number-columns-repeated="3"/>
          <table:table-cell office:value-type="string" calcext:value-type="string">
            <text:p>[['Human Gene ID #1', 'C:ribosome', 'F:structural constituent of ribosome', 'P:translation']]</text:p>
          </table:table-cell>
          <table:table-cell office:value-type="string" calcext:value-type="string">
            <text:p>&gt;tr|A0A0D9RMP0|A0A0D9RMP0_CHLSB 60S ribosomal protein L12 OS=Chlorocebus sabaeus OX=60711 PE=3 SV=1</text:p>
            <text:p>MPPKFDPNEIKVVYLRCTGGEVGATSALAPKIGPLGLSPKKVGDDIAKATGDWKGLRITV</text:p>
            <text:p>KLTIQNRQAQIEVVPSASALIIKALKEPPRDRKKQKNIKHSGNITFDEIINIARQMRHRS</text:p>
            <text:p>LARELSGTIKEILGTAQSVGCNVDGRHPHDIIDDINSGAVECPAEKLPALPKDLAL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DR8</text:p>
          </table:table-cell>
          <table:table-cell office:value-type="string" calcext:value-type="string">
            <text:p>A0A0D9R9G1_CHLSB</text:p>
          </table:table-cell>
          <table:table-cell/>
          <table:table-cell office:value-type="string" calcext:value-type="string">
            <text:p>EF1D_HUMAN, E9PI39_HUMAN, E9PJV8_HUMAN, E9PK01_HUMAN, E9PKH7_HUMAN, E9PL12_HUMAN, E9PLA1_HUMAN, E9PLS6_HUMAN, E9PLT8_HUMAN, E9PM66_HUMAN, E9PMW7_HUMAN, E9PN56_HUMAN, E9PN71_HUMAN, E9PNC8_HUMAN, E9PPR1_HUMAN, E9PPY1_HUMAN, E9PQ49_HUMAN, E9PQR8_HUMAN, E9PRL0_HUMAN, E9PRY8_HUMAN</text:p>
          </table:table-cell>
          <table:table-cell table:number-columns-repeated="3"/>
          <table:table-cell office:value-type="string" calcext:value-type="string">
            <text:p>[['Human Gene ID #1', 'C:cytoplasm', 'C:cytosol', 'C:eukaryotic translation elongation factor 1 complex', 'C:fibrillar center', 'C:nucleoplasm', 'C:nucleus', 'F:activating transcription factor binding', 'F:cadherin binding', 'F:DNA binding', 'F:guanyl-nucleotide exchange factor activity', 'F:heat shock protein binding', 'F:translation elongation factor activity', 'F:translation factor activity, RNA binding', 'P:cellular response to ionizing radiation', 'P:mRNA transcription', 'P:positive regulation of I-kappaB kinase/NF-kappaB signaling', 'P:regulation of cell death', 'P:translational elongation'], ['Human Gene ID #2', 'C:eukaryotic translation elongation factor 1 complex', 'F:translation elongation factor activity'], ['Human Gene ID #3', 'C:cytosol', 'C:fibrillar center', 'C:nucleoplasm'], ['Human Gene ID #4', 'C:eukaryotic translation elongation factor 1 complex', 'F:translation elongation factor activity'], ['Human Gene ID #5', 'NO GO TERMS ASSOCIATED'], ['Human Gene ID #6', 'C:eukaryotic translation elongation factor 1 complex', 'F:translation elongation factor activity'], ['Human Gene ID #7', 'NO GO TERMS ASSOCIATED'], ['Human Gene ID #8', 'NO GO TERMS ASSOCIATED'], ['Human Gene ID #9', 'NO GO TERMS ASSOCIATED'], ['Human Gene ID #10', 'NO GO TERMS ASSOCIATED'], ['Human Gene ID #11', 'NO GO TERMS ASSOCIATED'], ['Human Gene ID #12', 'C:cytosol', 'C:fibrillar center', 'C:nucleoplasm'], ['Human Gene ID #13', 'C:cytosol', 'C:fibrillar center', 'C:nucleoplasm'], ['Human Gene ID #14', 'NO GO TERMS ASSOCIATED'], ['Human Gene ID #15', 'C:eukaryotic translation elongation factor 1 complex', 'F:translation elongation factor activity'], ['Human Gene ID #16', 'C:cytosol', 'C:fibrillar center', 'C:nucleoplasm'], ['Human Gene ID #17', 'C:eukaryotic translation elongation factor 1 complex', 'F:translation elongation factor activity'], ['Human Gene ID #18', 'C:cytosol', 'C:fibrillar center', 'C:nucleoplasm'], ['Human Gene ID #19', 'C:cytosol', 'C:fibrillar center', 'C:nucleoplasm'], ['Human Gene ID #20', 'C:cytosol', 'C:eukaryotic translation elongation factor 1 complex', 'C:fibrillar center', 'C:nucleoplasm', 'F:translation elongation factor activity']]</text:p>
          </table:table-cell>
          <table:table-cell office:value-type="string" calcext:value-type="string">
            <text:p>&gt;tr|A0A0D9R9G1|A0A0D9R9G1_CHLSB Eukaryotic translation elongation factor 1 delta OS=Chlorocebus sabaeus OX=60711 GN=EEF1D PE=3 SV=1</text:p>
            <text:p>MRSGKASCTLETVWEDKHKYEEAERRFYEHEAMQAAASAQQLPAEGPAMNGPGQDDPEDT</text:p>
            <text:p>DEAEAPDGSSRSDSRKSQDGRKPLQKKRKRSPKSGLGPAAPALLGLSAERVWLDKSLFDQ</text:p>
            <text:p>AESSYRQKLADVAAQAAQPPALAPWGPCTHGSQVACHHVTWGTWVNKSSFDQAERAFVEW</text:p>
            <text:p>SQSLLLAPEGDHRQGTPDTGQQAAVPNPAHQPSPPVNGQPPLGSLQALVQEVWLEKPRYD</text:p>
            <text:p>AAERGFYEALFDGHPPGKVHLQERAGLAEGARRGRRDRRGRHVLGNKRAGPRWADGEAPS</text:p>
            <text:p>ALPYCYFLQKDAEAPWLSKPAYDSAECRHHVAEALRMAWCLEAASLSHRPGPRSGLSVSS</text:p>
            <text:p>LRPKKMATNFLVHEKIWFDKFKYDDAERRFYEQMNGPVAGASRQENGASVILRDIARARE</text:p>
            <text:p>NIQKSLAGTSGPGASSSPSGDHSELVVRIASLEVENQSLRGVVQELQQAISKLEARLNVL</text:p>
            <text:p>EKSSPGHRATAPQTQHVSPMRQVEPPAKKPATPAEDDEDDDIDLFGSDNEEEDKEAAQLR</text:p>
            <text:p>EERLRQYAEKKAKKPALVAKSSILLDVKPWDDETDMAQLEACVRSIQLDGLVWGASKLVP</text:p>
            <text:p>VGYGIRKLQIQCVVEDDKVGTDLLEEEITKFEEHVQSVDIAAFNK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3E8</text:p>
          </table:table-cell>
          <table:table-cell office:value-type="string" calcext:value-type="string">
            <text:p>A0A0D9SDR8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DR8|A0A0D9SDR8_CHLSB 60S ribosomal protein L23 OS=Chlorocebus sabaeus OX=60711 PE=3 SV=1</text:p>
            <text:p>MSKRGRGGSSGAKFRISLGLPVGAVINCADNTGAKNLYIISVKGIKGQLNRLPAAGVGDM</text:p>
            <text:p>VMATVKKGKPELRKKVHPAVVIRQRKSYRRKDGVFLYFEDNAGVIVNNKGEMKGSAITGP</text:p>
            <text:p>VAKECADLWPRIAPNAGSI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YK5</text:p>
          </table:table-cell>
          <table:table-cell office:value-type="string" calcext:value-type="string">
            <text:p>A0A0D9S3E8_CHLSB</text:p>
          </table:table-cell>
          <table:table-cell/>
          <table:table-cell office:value-type="string" calcext:value-type="string">
            <text:p>RL23_HUMAN, A0A024R1Q8_HUMAN, J3KTJ3_HUMAN, Q9BTQ7_HUMAN</text:p>
          </table:table-cell>
          <table:table-cell table:number-columns-repeated="3"/>
          <table:table-cell office:value-type="string" calcext:value-type="string">
            <text:p>[['Human Gene ID #1', 'C:cytoplasm', 'C:cytosol', 'C:cytosolic large ribosomal subunit', 'C:extracellular exosome', 'C:focal adhesion', 'C:membrane', 'C:nucleolus', 'C:nucleoplasm', 'C:postsynaptic density', 'C:protein-containing complex', 'C:ribosome', 'F:large ribosomal subunit rRNA binding', 'F:RNA binding', 'F:structural constituent of ribosome', 'F:transcription coactivator binding', 'F:ubiquitin ligase inhibitor activity', 'F:ubiquitin protein ligase binding', 'P:cellular response to actinomycin D', 'P:negative regulation of cell cycle arrest', 'P:negative regulation of transcription by RNA polymerase II', 'P:negative regulation of ubiquitin protein ligase activity', 'P:negative regulation of ubiquitin-dependent protein catabolic process', 'P:nuclear-transcribed mRNA catabolic process, nonsense-mediated decay', 'P:positive regulation of cell cycle arrest', 'P:positive regulation of cell population proliferation', 'P:positive regulation of gene expression', 'P:positive regulation of signal transduction by p53 class mediator', 'P:protein stabilization', 'P:protein-DNA complex disassembly', 'P:ribosomal protein import into nucleus', 'P:rRNA processing', 'P:SRP-dependent cotranslational protein targeting to membrane', 'P:translation', 'P:translational initiation', 'P:viral transcription'], ['Human Gene ID #2', 'C:cytosolic large ribosomal subunit', 'C:nucleolus', 'C:postsynaptic density', 'F:structural constituent of ribosome', 'P:translation'], ['Human Gene ID #3', 'C:ribosome', 'F:structural constituent of ribosome', 'P:translation'], ['Human Gene ID #4', 'C:ribosome', 'F:structural constituent of ribosome', 'P:translation']]</text:p>
          </table:table-cell>
          <table:table-cell office:value-type="string" calcext:value-type="string">
            <text:p>&gt;tr|A0A0D9S3E8|A0A0D9S3E8_CHLSB 60S ribosomal protein L23 OS=Chlorocebus sabaeus OX=60711 GN=RPL23 PE=3 SV=1</text:p>
            <text:p>MSKRGRGGSSGAKFRISLGLPVGAVINCADNTGAKNLYIISVKGIKGRLNRLPAAGVGDM</text:p>
            <text:p>VMATVKKGKPELRKKVHPAVVIRQRKSYRRKDGVFLYFEDNAGVIVNNKGEMKGSAITGP</text:p>
            <text:p>VAKECADLWPRIASNAGSI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G87</text:p>
          </table:table-cell>
          <table:table-cell office:value-type="string" calcext:value-type="string">
            <text:p>A0A0D9RYK5_CHLSB</text:p>
          </table:table-cell>
          <table:table-cell/>
          <table:table-cell office:value-type="string" calcext:value-type="string">
            <text:p>G5E9R0_HUMAN</text:p>
          </table:table-cell>
          <table:table-cell table:number-columns-repeated="3"/>
          <table:table-cell office:value-type="string" calcext:value-type="string">
            <text:p>[['Human Gene ID #1', 'NO GO TERMS ASSOCIATED']]</text:p>
          </table:table-cell>
          <table:table-cell office:value-type="string" calcext:value-type="string">
            <text:p>&gt;tr|A0A0D9RYK5|A0A0D9RYK5_CHLSB Uncharacterized protein OS=Chlorocebus sabaeus OX=60711 PE=3 SV=1</text:p>
            <text:p>MVITRPARLPLSPIWARACAPWRPKASARRKWAGRGPPRLTARPAFPQLTMDDDIAALVV</text:p>
            <text:p>DNGSGMCKAGFAGDDAPRAVFPSIVGRPRHQGVMVGMGQKDSYVGDEAQSKRGILTLKYP</text:p>
            <text:p>IEHGIVTNWDDMEKIWHHTFYNELRVAPEEHPVLLTEAPLNPKANREKMTQDSL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A74</text:p>
          </table:table-cell>
          <table:table-cell office:value-type="string" calcext:value-type="string">
            <text:p>A0A0D9RG87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G87|A0A0D9RG87_CHLSB 10 kDa heat shock protein, mitochondrial OS=Chlorocebus sabaeus OX=60711 PE=3 SV=1</text:p>
            <text:p>MAGQAFRKFLPLFDRVLVERSAAETVTKGGIMLPEKSQGKVLQATVVAVGSGSKGKGGEI</text:p>
            <text:p>QPVSVKVGDKVLLPEYGGTKVVLDDKDYFLFRDGDILGKYL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6H5</text:p>
          </table:table-cell>
          <table:table-cell office:value-type="string" calcext:value-type="string">
            <text:p>A0A0D9SA74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A74|A0A0D9SA74_CHLSB 60S ribosomal protein L12 OS=Chlorocebus sabaeus OX=60711 PE=3 SV=1</text:p>
            <text:p>MPPKFDPSDIKVIYLRHTGGEVGATSALAPKIGPLGLSPKKVGDDIAKATGAWKGLRITV</text:p>
            <text:p>KLTIQNRQAQIEVVPSASALIIKALQKPPRDRKKQKNIKHSGNITFDEIVNITRQMQHRS</text:p>
            <text:p>LARELSGTIKEILGTAQSVGCNVGGRHPHDIIDDINSGAVECPAS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DK6</text:p>
          </table:table-cell>
          <table:table-cell office:value-type="string" calcext:value-type="string">
            <text:p>A0A0D9R6H5_CHLSB</text:p>
          </table:table-cell>
          <table:table-cell/>
          <table:table-cell office:value-type="string" calcext:value-type="string">
            <text:p>H3BN98_HUMAN</text:p>
          </table:table-cell>
          <table:table-cell table:number-columns-repeated="3"/>
          <table:table-cell office:value-type="string" calcext:value-type="string">
            <text:p>[['Human Gene ID #1', 'C:integral component of membrane', 'C:ribosome', 'C:Sec61 translocon complex', 'F:structural constituent of ribosome', 'P:cotranslational protein targeting to membrane', 'P:translation']]</text:p>
          </table:table-cell>
          <table:table-cell office:value-type="string" calcext:value-type="string">
            <text:p>&gt;tr|A0A0D9R6H5|A0A0D9R6H5_CHLSB 40S ribosomal protein S15a OS=Chlorocebus sabaeus OX=60711 PE=3 SV=1</text:p>
            <text:p>MRSEGRGGCREGRPTNISSLRGVPSRCGRRVGLGWRSHWKVPCGHRDGIRETMAEGDNRS</text:p>
            <text:p>TNLLAAETASLEEQLQGWGEVMLMADKVLRWERAWFPPAIMGVVSLVFLIIYYLDPSVLS</text:p>
            <text:p>GVSCFVMFLCLADYLVPILAPRIFGSNKWTTEQQQRFHEICSNLVKTRRRAVGWWKRLFT</text:p>
            <text:p>LKEEKPKMYFMTMIVSLAAVAWVGQQVHNLLLTYLIATMVRMNVLADALKSINNAEKRGK</text:p>
            <text:p>RQVLIRPCSKVIVRFLTVMMKHGYIGEFEIIDDHRAGKIVVNLTGRLNKCGVISPRFDVQ</text:p>
            <text:p>LKDLEKWQNNLLPSRQFGFIVLTTSAGIMDHEEARRKHTGGKILGFF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CH7</text:p>
          </table:table-cell>
          <table:table-cell office:value-type="string" calcext:value-type="string">
            <text:p>A0A0D9RDK6_CHLSB</text:p>
          </table:table-cell>
          <table:table-cell/>
          <table:table-cell office:value-type="string" calcext:value-type="string">
            <text:p>A7XZE4_HUMAN</text:p>
          </table:table-cell>
          <table:table-cell table:number-columns-repeated="3"/>
          <table:table-cell office:value-type="string" calcext:value-type="string">
            <text:p>[['Human Gene ID #1', 'C:cytoskeleton', 'F:actin binding']]</text:p>
          </table:table-cell>
          <table:table-cell office:value-type="string" calcext:value-type="string">
            <text:p>&gt;tr|A0A0D9RDK6|A0A0D9RDK6_CHLSB Uncharacterized protein OS=Chlorocebus sabaeus OX=60711 GN=TPM2 PE=3 SV=1</text:p>
            <text:p>MDAIKKKMQMLKLDKENAIDRAEQAEADKKQAEDRCKQLEEEQQALQKKLKGTEDEVEKY</text:p>
            <text:p>SESVKEAQEKLEQAEKKATDAEADVASLNRRIQLVEEELDRAQERLATALQKLEEAEKAA</text:p>
            <text:p>DESERGMKVIENRAMKDEEKMELQEMQLKEAKHIAEDSDRKYEEVARKLVILEGELERSE</text:p>
            <text:p>ERAEVAESRARQLEEELRTMDQALKSLMASEEEYSTKEDKYEEEIKLLEEKLKEAETRAE</text:p>
            <text:p>FAERSVAKLEKTIDDLEDEVYAQKMKYKAISEELDNALNDITSL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DL6</text:p>
          </table:table-cell>
          <table:table-cell office:value-type="string" calcext:value-type="string">
            <text:p>A0A0D9SCH7_CHLSB</text:p>
          </table:table-cell>
          <table:table-cell/>
          <table:table-cell office:value-type="string" calcext:value-type="string">
            <text:p>RL13A_HUMAN, A0A384ME37_HUMAN, M0QYS1_HUMAN, Q53H34_HUMAN, Q5QTS3_HUMAN, Q8J015_HUMAN, Q9BSQ6_HUMAN</text:p>
          </table:table-cell>
          <table:table-cell table:number-columns-repeated="3"/>
          <table:table-cell office:value-type="string" calcext:value-type="string">
            <text:p>[['Human Gene ID #1', 'C:cytoplasm', 'C:cytosol', 'C:cytosolic large ribosomal subunit', 'C:focal adhesion', 'C:GAIT complex', 'C:large ribosomal subunit', 'C:membrane', 'C:nucleolus', 'C:nucleus', 'C:ribonucleoprotein complex', 'C:ribosome', 'F:mRNA binding', 'F:RNA binding', 'F:structural constituent of ribosome', 'P:cellular response to interferon-gamma', 'P:negative regulation of formation of translation preinitiation complex', 'P:negative regulation of translation', 'P:nuclear-transcribed mRNA catabolic process, nonsense-mediated decay', 'P:rRNA processing', 'P:SRP-dependent cotranslational protein targeting to membrane', 'P:translation', 'P:translational initiation', 'P:viral transcription'], ['Human Gene ID #2', 'C:large ribosomal subunit', 'F:structural constituent of ribosome', 'P:regulation of translation', 'P:translation'], ['Human Gene ID #3', 'C:large ribosomal subunit', 'F:structural constituent of ribosome', 'P:regulation of translation', 'P:translation'], ['Human Gene ID #4', 'C:large ribosomal subunit', 'F:structural constituent of ribosome', 'P:regulation of translation', 'P:translation'], ['Human Gene ID #5', 'C:large ribosomal subunit', 'F:structural constituent of ribosome', 'P:regulation of translation', 'P:translation'], ['Human Gene ID #6', 'C:large ribosomal subunit', 'F:structural constituent of ribosome', 'P:regulation of translation', 'P:translation'], ['Human Gene ID #7', 'C:large ribosomal subunit', 'F:structural constituent of ribosome', 'P:regulation of translation', 'P:translation']]</text:p>
          </table:table-cell>
          <table:table-cell office:value-type="string" calcext:value-type="string">
            <text:p>&gt;tr|A0A0D9SCH7|A0A0D9SCH7_CHLSB 60S ribosomal protein L13a OS=Chlorocebus sabaeus OX=60711 PE=3 SV=1</text:p>
            <text:p>MAEVQVLVLDGRGHLLGRLAAIVAKQVLLGRKVVVVRCEGINISGNFYRNKLKYLAFLRK</text:p>
            <text:p>RMNTNPSRGSYHFRAPSRIFRRTVRGMLPHKTKRGQAARDRLKVFDGIPPPYDKKKRMVV</text:p>
            <text:p>PAALKVVRLKPTRKFAYLGRLAHEVGWKYQAVTATLEEKRKEKAKIHYRKKKQLMRLRKQ</text:p>
            <text:p>AEKNVEKKIDKYTQVLKTHGLL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8Q6</text:p>
          </table:table-cell>
          <table:table-cell office:value-type="string" calcext:value-type="string">
            <text:p>A0A0D9SDL6_CHLSB</text:p>
          </table:table-cell>
          <table:table-cell/>
          <table:table-cell office:value-type="string" calcext:value-type="string">
            <text:p>RS17_HUMAN</text:p>
          </table:table-cell>
          <table:table-cell table:number-columns-repeated="3"/>
          <table:table-cell office:value-type="string" calcext:value-type="string">
            <text:p>[['Human Gene ID #1', 'C:cytosol', 'C:cytosolic small ribosomal subunit', 'C:focal adhesion', 'C:membrane', 'C:nucleoplasm', 'C:ribosome', 'F:RNA binding', 'F:structural constituent of ribosome', 'P:erythrocyte homeostasis', 'P:nuclear-transcribed mRNA catabolic process, nonsense-mediated decay', 'P:ribosomal small subunit biogenesis', 'P:rRNA processing', 'P:SRP-dependent cotranslational protein targeting to membrane', 'P:translation', 'P:translational initiation', 'P:viral transcription']]</text:p>
          </table:table-cell>
          <table:table-cell office:value-type="string" calcext:value-type="string">
            <text:p>&gt;tr|A0A0D9SDL6|A0A0D9SDL6_CHLSB 40S ribosomal protein S17 OS=Chlorocebus sabaeus OX=60711 PE=3 SV=1</text:p>
            <text:p>MGRVRTKTVKKAARVIIEKYYTRLGNDFHTNKRVCEEIAIIPSKKLRNKIAGYVTHLMKR</text:p>
            <text:p>IQRGPVRGISIKLQEEERERRDNYVPEVSALDQEIIEVDPDTKEMLKLLDFGSLSNLQVT</text:p>
            <text:p>QPTVGMNFKTPRGP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5H6</text:p>
          </table:table-cell>
          <table:table-cell office:value-type="string" calcext:value-type="string">
            <text:p>A0A0D9S8Q6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8Q6|A0A0D9S8Q6_CHLSB Uncharacterized protein OS=Chlorocebus sabaeus OX=60711 PE=3 SV=1</text:p>
            <text:p>ILSKFDPSEIKVPYLRCTGEVGARSALLPKIGPLGLSPKKVGDDVAKPTSNWKGLRITVK</text:p>
            <text:p>LTIRNRRAQIEVLPSASALIIKALKEPPRDRKKQKNIKHRGNTTFDEIVNIARQMRPREC</text:p>
            <text:p>FGTVEEILGTAQPVGCRADGRHPPDIIDDINSGAVECPA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A51</text:p>
          </table:table-cell>
          <table:table-cell office:value-type="string" calcext:value-type="string">
            <text:p>A0A0D9S5H6_CHLSB</text:p>
          </table:table-cell>
          <table:table-cell/>
          <table:table-cell office:value-type="string" calcext:value-type="string">
            <text:p>A0A2R8YHD2_HUMAN, K7ELP0_HUMAN</text:p>
          </table:table-cell>
          <table:table-cell table:number-columns-repeated="3"/>
          <table:table-cell office:value-type="string" calcext:value-type="string">
            <text:p>[['Human Gene ID #1', 'C:cytoskeleton', 'F:actin binding'], ['Human Gene ID #2', 'C:cytoskeleton', 'F:actin binding']]</text:p>
          </table:table-cell>
          <table:table-cell office:value-type="string" calcext:value-type="string">
            <text:p>&gt;tr|A0A0D9S5H6|A0A0D9S5H6_CHLSB Uncharacterized protein OS=Chlorocebus sabaeus OX=60711 PE=3 SV=1</text:p>
            <text:p>MAGITTIEAVKRKIQVLQQQADDAEERAERLQREVEGERRAREQAEAEVASLNRRIQLVE</text:p>
            <text:p>EELDRAQERLATALQKLEEAEKAADESERGMKVIENRALKDEEKMELQEIQLKEAKHIAE</text:p>
            <text:p>EADRKYEEVARKLVIIEGDLERTEERAELAESRCREMDEQIRLMDQNLKCLSAAEEKYSQ</text:p>
            <text:p>KEDKYEEEIKILTDKLKEAETRAEFAERSVAKLEKTIDDLEDELYAQKLKYKAISEELDH</text:p>
            <text:p>ALNDMTSM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UB7</text:p>
          </table:table-cell>
          <table:table-cell office:value-type="string" calcext:value-type="string">
            <text:p>A0A0D9SA51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A51|A0A0D9SA51_CHLSB 10 kDa heat shock protein, mitochondrial OS=Chlorocebus sabaeus OX=60711 PE=3 SV=1</text:p>
            <text:p>MVGQAFRKFLPLFDRVLVERGAAETVTKGGIMLPEKSQATVVAIGSHSKGKGGEVQPVSV</text:p>
            <text:p>KVGDKVLLPEYGGTKVVLDDKDYFLFRDGDILEKYV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DT2</text:p>
          </table:table-cell>
          <table:table-cell office:value-type="string" calcext:value-type="string">
            <text:p>A0A0D9RUB7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UB7|A0A0D9RUB7_CHLSB Chaperonin containing TCP1 subunit 6A OS=Chlorocebus sabaeus OX=60711 GN=CCT6A PE=3 SV=1</text:p>
            <text:p>MAAVKTLNPKAEVARAQAALAVNISAARGLQDVLRTNLGPKGTMKMLVSGAGDIKLTKDG</text:p>
            <text:p>NVLLHEMQIQHPTASLIAKVATAQDDITGDGTTSNVLIIGELLKQADLYISEGLHPRIIT</text:p>
            <text:p>EGFEAAKEKALQFLEEVKVSREMDRETLIDVARTSLRTKVHAELADVLTEAVVDSILAIK</text:p>
            <text:p>KQDEPIDLFMIEIMEMKHKSETDTSLIRGLVLDHGARHPDMKKRVEDAYVLTCNVSLEYE</text:p>
            <text:p>KTEVSSGFFYKSAEEREKLVKAERKFIEDKVKKIIELKRKVCGDSDKGFVVINQKGIDPF</text:p>
            <text:p>SLDALSKEGIVALRRAKRRNMERLTLACGGVALNSFDDLSPDCLGHAGLVYEYTLGEEKF</text:p>
            <text:p>TFIEKCNNPRSVTLLIKGPNKHTLTQIKDAVRDGLRAVKNAIDDGCVVPGAGAVEVAMAE</text:p>
            <text:p>ALIKYKPSVKGRAQLGVQAFADALLIIPKVCT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9P4</text:p>
          </table:table-cell>
          <table:table-cell office:value-type="string" calcext:value-type="string">
            <text:p>A0A0D9SDT2_CHLSB</text:p>
          </table:table-cell>
          <table:table-cell/>
          <table:table-cell office:value-type="string" calcext:value-type="string">
            <text:p>ATPO_HUMAN, Q53HH2_HUMAN</text:p>
          </table:table-cell>
          <table:table-cell table:number-columns-repeated="3"/>
          <table:table-cell office:value-type="string" calcext:value-type="string">
            <text:p>[['Human Gene ID #1', 'C:mitochondrial inner membrane', 'C:mitochondrial proton-transporting ATP synthase complex', 'C:mitochondrial proton-transporting ATP synthase, stator stalk', 'C:mitochondrion', 'C:nucleus', 'C:plasma membrane', 'C:proton-transporting ATP synthase complex, catalytic core F(1)', 'F:proton-transporting ATP synthase activity, rotational mechanism', 'P:ATP biosynthetic process', 'P:ATP synthesis coupled proton transport', 'P:cristae formation', 'P:mitochondrial ATP synthesis coupled proton transport', 'P:proton transmembrane transport'], ['Human Gene ID #2', 'C:mitochondrial inner membrane', 'F:proton-transporting ATP synthase activity, rotational mechanism']]</text:p>
          </table:table-cell>
          <table:table-cell office:value-type="string" calcext:value-type="string">
            <text:p>&gt;tr|A0A0D9SDT2|A0A0D9SDT2_CHLSB ATP synthase peripheral stalk subunit OSCP OS=Chlorocebus sabaeus OX=60711 PE=3 SV=1</text:p>
            <text:p>MATPAVSGLSRQVRCFSTSVVRPFAKLVRPPVQVYGIEGRYATALYSAASKQNKLEQVEK</text:p>
            <text:p>ELLRVAQILKEPKVAASVLNPYVKRSIKVKSLNDITATERFSPLTTNLINLLAENGRLSN</text:p>
            <text:p>AQGVVSAFSTMMSVHRGEVPCTVTTASPLEEATLSELKTVLKSFLSQGQVLKLEAKTDPS</text:p>
            <text:p>IMGGMTMRIGEKYVDMSVKAKIQKLGRATR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088</text:p>
          </table:table-cell>
          <table:table-cell office:value-type="string" calcext:value-type="string">
            <text:p>A0A0D9S9P4_CHLSB</text:p>
          </table:table-cell>
          <table:table-cell/>
          <table:table-cell office:value-type="string" calcext:value-type="string">
            <text:p>A4D1M6_HUMAN</text:p>
          </table:table-cell>
          <table:table-cell table:number-columns-repeated="3"/>
          <table:table-cell office:value-type="string" calcext:value-type="string">
            <text:p>[['Human Gene ID #1', 'C:eukaryotic translation elongation factor 1 complex', 'F:translation elongation factor activity']]</text:p>
          </table:table-cell>
          <table:table-cell office:value-type="string" calcext:value-type="string">
            <text:p>&gt;tr|A0A0D9S9P4|A0A0D9S9P4_CHLSB Elongation factor 1-beta OS=Chlorocebus sabaeus OX=60711 PE=3 SV=1</text:p>
            <text:p>MGFGDLKSPTGLEVLNDYLADKSYIEGYVPSQADVAVFEAMSDPPPANLCHALRWYNRIK</text:p>
            <text:p>SYEKEKISLPGVKKALGKYGPADVEDTTGSGATDSKDDDDIDLFGSDYEEESEEAKRLRE</text:p>
            <text:p>ERLAQYESKKAKKPALVAKSSILLDVKPWDDETDMAKLEECVRSIQADGLVWGSSKLVPV</text:p>
            <text:p>GYGIKKLQIQCVVEDDKVGTDMLEEQITAFEDYVQSMDVTAFNK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SBF5</text:p>
          </table:table-cell>
          <table:table-cell office:value-type="string" calcext:value-type="string">
            <text:p>A0A0D9R088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088|A0A0D9R088_CHLSB ADP/ATP translocase OS=Chlorocebus sabaeus OX=60711 PE=3 SV=1</text:p>
            <text:p>MTDAAVSFAKDSLAGGGTTAISKTAVTPIEWVKLLLQLQHASKQITADKQYKGIIDCMVY</text:p>
            <text:p>IPKEQEVLSFWCSNLVNVIRYFPWALNFTFKDKYKRLFLGGMDKRSQFWCYFAGNLASGG</text:p>
            <text:p>TTGATSLCFVYPLDFAHTHLAADVGKARAEREFQVFSDRLVKIYKSDEIKSLYQGFNTSV</text:p>
            <text:p>QELPAAYFSIYETAKGKLPDPKDTHIVISWMAQTVTAIAGLTSYPFNTVRCCMMMQSGCK</text:p>
            <text:p>GTDIMYTGTLDCWRKITHDEGGKAFFKGAWSNVLRGMGGAFVLLLYDETKKY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3 SV=1</text:p>
          </table:table-cell>
          <table:table-cell office:value-type="string" calcext:value-type="string">
            <text:p>A0A0D9R7C5</text:p>
          </table:table-cell>
          <table:table-cell office:value-type="string" calcext:value-type="string">
            <text:p>A0A0D9SBF5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BF5|A0A0D9SBF5_CHLSB Elongation factor 1-beta OS=Chlorocebus sabaeus OX=60711 PE=3 SV=1</text:p>
            <text:p>MGFGDLKSPAGLQVLNDYLADKSYIEGYVPSQADVAVFEAVSGPPPADLCHALHWYNHIK</text:p>
            <text:p>SYEKEKASLPRVKKALGKYGPADVEDTTGSGATDSKDDDDIDLFGSYDEEESEEAKRLRE</text:p>
            <text:p>ECLAQYESKKAKKSALVAKSSILLDVKPWDDETDMAKLEECVRSIQADGLVWGSSKLVPV</text:p>
            <text:p>EYGIKKLQIQCVVEDDKVGTDMLEEQITAFEDYVQSMDVAAFNK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R5A7</text:p>
          </table:table-cell>
          <table:table-cell office:value-type="string" calcext:value-type="string">
            <text:p>A0A0D9R7C5_CHLSB</text:p>
          </table:table-cell>
          <table:table-cell/>
          <table:table-cell office:value-type="string" calcext:value-type="string">
            <text:p>SAR1A_HUMAN, SAR1B_HUMAN, D6R9R5_HUMAN, D6RD69_HUMAN, Q53F37_HUMAN, Q5SQT9_HUMAN, Q6FID4_HUMAN, Q9H029_HUMAN</text:p>
          </table:table-cell>
          <table:table-cell table:number-columns-repeated="3"/>
          <table:table-cell office:value-type="string" calcext:value-type="string">
            <text:p>[['Human Gene ID #1', 'C:COPII vesicle coat', 'C:endoplasmic reticulum exit site', 'C:Golgi apparatus', 'F:GTP binding', 'F:GTPase activity', 'P:COPII-coated vesicle cargo loading', 'P:endoplasmic reticulum to Golgi vesicle-mediated transport', 'P:intracellular protein transport', 'P:membrane organization', 'P:positive regulation of protein exit from endoplasmic reticulum', 'P:regulation of COPII vesicle coating', 'P:vesicle organization'], ['Human Gene ID #2', 'C:COPII vesicle coat', 'C:cytosol', 'C:endoplasmic reticulum exit site', 'C:endoplasmic reticulum membrane', 'C:ER to Golgi transport vesicle membrane', 'C:Golgi cisterna membrane', 'F:GTP binding', 'F:GTPase activity', 'F:metal ion binding', 'P:antigen processing and presentation of exogenous peptide antigen via MHC class II', 'P:antigen processing and presentation of peptide antigen via MHC class I', 'P:COPII vesicle coating', 'P:endoplasmic reticulum to Golgi vesicle-mediated transport', 'P:intracellular protein transport', 'P:membrane organization', 'P:positive regulation of protein exit from endoplasmic reticulum', 'P:regulation of COPII vesicle coating', 'P:vesicle organization'], ['Human Gene ID #3', 'C:Golgi apparatus', 'F:GTP binding', 'P:intracellular protein transport', 'P:vesicle-mediated transport'], ['Human Gene ID #4', 'C:endoplasmic reticulum', 'C:Golgi apparatus', 'F:GTP binding', 'P:intracellular protein transport', 'P:vesicle-mediated transport'], ['Human Gene ID #5', 'C:endoplasmic reticulum', 'C:Golgi apparatus', 'F:GTP binding', 'P:intracellular protein transport', 'P:vesicle-mediated transport'], ['Human Gene ID #6', 'C:endoplasmic reticulum', 'C:Golgi apparatus', 'F:GTP binding', 'P:intracellular protein transport', 'P:vesicle-mediated transport'], ['Human Gene ID #7', 'C:endoplasmic reticulum', 'C:Golgi apparatus', 'F:GTP binding', 'P:intracellular protein transport', 'P:vesicle-mediated transport'], ['Human Gene ID #8', 'C:Golgi apparatus', 'F:GTP binding', 'P:intracellular protein transport', 'P:vesicle-mediated transport']]</text:p>
          </table:table-cell>
          <table:table-cell office:value-type="string" calcext:value-type="string">
            <text:p>&gt;tr|A0A0D9R7C5|A0A0D9R7C5_CHLSB Uncharacterized protein OS=Chlorocebus sabaeus OX=60711 GN=SAR1A PE=3 SV=1</text:p>
            <text:p>MSFIFEWIYNGFSSVLQFLGLYKKSGKLVFLGLDNAGKTTLLHMLKDDRLGQHVPTLHPT</text:p>
            <text:p>SEELTIAGMTFTTFDLGGHEQARRVWKNYLPAINGIVFLVDCADHSRLVESKVELNALMT</text:p>
            <text:p>DETISNVPILILGNKIDRTDAISEEKLREIFGLYGQTTGKGNVTLKELNARPMEVFMCSV</text:p>
            <text:p>LKRQGYGEGFRWLSQYI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R7Z4</text:p>
          </table:table-cell>
          <table:table-cell office:value-type="string" calcext:value-type="string">
            <text:p>A0A0D9R5A7_CHLSB</text:p>
          </table:table-cell>
          <table:table-cell/>
          <table:table-cell office:value-type="string" calcext:value-type="string">
            <text:p>HNRPK_HUMAN, A0A024R228_HUMAN, B3KU16_HUMAN, Q5EC54_HUMAN</text:p>
          </table:table-cell>
          <table:table-cell table:number-columns-repeated="3"/>
          <table:table-cell office:value-type="string" calcext:value-type="string">
            <text:p>[['Human Gene ID #1', 'C:catalytic step 2 spliceosome', 'C:cell projection', 'C:chromatin', 'C:cytoplasm', 'C:cytoplasmic stress granule', 'C:extracellular exosome', 'C:focal adhesion', 'C:membrane', 'C:nucleoplasm', 'C:nucleus', 'C:podosome', 'F:cadherin binding', 'F:DNA binding', 'F:identical protein binding', 'F:mRNA binding', 'F:protein domain specific binding', 'F:RNA binding', 'P:mRNA splicing, via spliceosome', 'P:negative regulation of apoptotic process', 'P:negative regulation of mRNA splicing, via spliceosome', 'P:positive regulation of low-density lipoprotein receptor activity', 'P:positive regulation of receptor-mediated endocytosis', 'P:positive regulation of transcription by RNA polymerase II', 'P:regulation of gene expression', 'P:regulation of intrinsic apoptotic signaling pathway in response to DNA damage by p53 class mediator', 'P:regulation of low-density lipoprotein particle clearance', 'P:regulation of mRNA splicing, via spliceosome', 'P:regulation of transcription by RNA polymerase II', 'P:RNA metabolic process', 'P:RNA processing', 'P:signal transduction', 'P:viral life cycle'], ['Human Gene ID #2', 'C:cytoplasm', 'C:nucleoplasm', 'C:podosome', 'C:spliceosomal complex', 'F:DNA binding', 'F:RNA binding', 'P:regulation of transcription by RNA polymerase II', 'P:RNA processing'], ['Human Gene ID #3', 'F:DNA binding', 'F:RNA binding', 'P:regulation of transcription by RNA polymerase II', 'P:RNA processing'], ['Human Gene ID #4', 'C:cytoplasm', 'C:nucleoplasm', 'C:podosome', 'C:spliceosomal complex', 'F:DNA binding', 'F:RNA binding', 'P:regulation of transcription by RNA polymerase II', 'P:RNA processing']]</text:p>
          </table:table-cell>
          <table:table-cell office:value-type="string" calcext:value-type="string">
            <text:p>&gt;tr|A0A0D9R5A7|A0A0D9R5A7_CHLSB Heterogeneous nuclear ribonucleoprotein K OS=Chlorocebus sabaeus OX=60711 PE=4 SV=1</text:p>
            <text:p>METEQPEETFPNTETNGEFGKRPAEDMEEEQAFKRSRNTDEMVELRILLQSKNAGAVIGK</text:p>
            <text:p>GGKNIKALRTDYNASVSVPDSSGPERILSISADIETIGEILKKIIPTLEEGLQLPSPTAT</text:p>
            <text:p>SQLPLESDAVECLNYQHYKGSDFDCELRLLIHQSLAGGIIGVKGAKIKELRENTQTTIKL</text:p>
            <text:p>FQECCPHSTDRVVLIGGKPDRVVECIKIILDLISESPIKGRAQPYDPNFYDETYDYGGFT</text:p>
            <text:p>MMFDDRRGRPVGFPMRGRGGFDRMPPGRGGRPMPPSRRDYDDMSPRRGPPPPPPGRGGRG</text:p>
            <text:p>GSRARNLPLPPPPPPRGGDLMAYDRRGRPGDRYDGMVGFSADETWDSAIDTWSPSEWQMA</text:p>
            <text:p>YEPQGGSGYDYSYAGGRGSYGDLGGPIITTQVTIPKDLAGSIIGKGGQRIKQIRHESGAS</text:p>
            <text:p>IKIDEPLEGSEDRIITITGTQDQIQNAQYLLQNRSHGVSTFWGPN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RMB4</text:p>
          </table:table-cell>
          <table:table-cell office:value-type="string" calcext:value-type="string">
            <text:p>A0A0D9R7Z4_CHLSB</text:p>
          </table:table-cell>
          <table:table-cell/>
          <table:table-cell office:value-type="string" calcext:value-type="string">
            <text:p>HNRPK_HUMAN, A0A024R228_HUMAN, B3KU16_HUMAN, B4DFF1_HUMAN, B4DUQ1_HUMAN, Q5EC54_HUMAN, Q5T6W2_HUMAN</text:p>
          </table:table-cell>
          <table:table-cell table:number-columns-repeated="3"/>
          <table:table-cell office:value-type="string" calcext:value-type="string">
            <text:p>[['Human Gene ID #1', 'C:catalytic step 2 spliceosome', 'C:cell projection', 'C:chromatin', 'C:cytoplasm', 'C:cytoplasmic stress granule', 'C:extracellular exosome', 'C:focal adhesion', 'C:membrane', 'C:nucleoplasm', 'C:nucleus', 'C:podosome', 'F:cadherin binding', 'F:DNA binding', 'F:identical protein binding', 'F:mRNA binding', 'F:protein domain specific binding', 'F:RNA binding', 'P:mRNA splicing, via spliceosome', 'P:negative regulation of apoptotic process', 'P:negative regulation of mRNA splicing, via spliceosome', 'P:positive regulation of low-density lipoprotein receptor activity', 'P:positive regulation of receptor-mediated endocytosis', 'P:positive regulation of transcription by RNA polymerase II', 'P:regulation of gene expression', 'P:regulation of intrinsic apoptotic signaling pathway in response to DNA damage by p53 class mediator', 'P:regulation of low-density lipoprotein particle clearance', 'P:regulation of mRNA splicing, via spliceosome', 'P:regulation of transcription by RNA polymerase II', 'P:RNA metabolic process', 'P:RNA processing', 'P:signal transduction', 'P:viral life cycle'], ['Human Gene ID #2', 'C:cytoplasm', 'C:nucleoplasm', 'C:podosome', 'C:spliceosomal complex', 'F:DNA binding', 'F:RNA binding', 'P:regulation of transcription by RNA polymerase II', 'P:RNA processing'], ['Human Gene ID #3', 'F:DNA binding', 'F:RNA binding', 'P:regulation of transcription by RNA polymerase II', 'P:RNA processing'], ['Human Gene ID #4', 'C:cytoplasm', 'C:nucleoplasm', 'C:podosome', 'C:spliceosomal complex', 'F:DNA binding', 'F:RNA binding', 'P:regulation of transcription by RNA polymerase II', 'P:RNA processing'], ['Human Gene ID #5', 'C:cytoplasm', 'C:nucleoplasm', 'C:podosome', 'C:spliceosomal complex', 'F:DNA binding', 'F:RNA binding', 'P:regulation of transcription by RNA polymerase II', 'P:RNA processing'], ['Human Gene ID #6', 'C:cytoplasm', 'C:nucleoplasm', 'C:podosome', 'C:spliceosomal complex', 'F:DNA binding', 'F:RNA binding', 'P:regulation of transcription by RNA polymerase II', 'P:RNA processing'], ['Human Gene ID #7', 'C:cytoplasm', 'C:nucleoplasm', 'C:podosome', 'C:spliceosomal complex', 'F:DNA binding', 'F:RNA binding', 'P:regulation of transcription by RNA polymerase II', 'P:RNA processing']]</text:p>
          </table:table-cell>
          <table:table-cell office:value-type="string" calcext:value-type="string">
            <text:p>&gt;tr|A0A0D9R7Z4|A0A0D9R7Z4_CHLSB Heterogeneous nuclear ribonucleoprotein K OS=Chlorocebus sabaeus OX=60711 PE=4 SV=1</text:p>
            <text:p>METEQPEETFPNTETNGEFGKRPVEDMEEEQPSKRSRNIDEIVELRVLLQSKIAGAVIGK</text:p>
            <text:p>GGKNIKALRTDYSASVSVPDSSGPKRILSISADIETIGEILKKIILTLQDGLQLPSSTAT</text:p>
            <text:p>SQLLLESDAVECLNYQHYKGSDCELRLLIYQSLAGGITGVKGAKIKELRENTQTTIKLFQ</text:p>
            <text:p>ECCCYSTDRVVLIGGKSYRVVECIKIILDLISESPIKGRAQPYDPSFYDETYDYGFAMMF</text:p>
            <text:p>DDRRGCPLGFPMRGRGDFDRMLPGRGGRLMPPSRRDNDDISPHRGPPPPPPGRAGRGGSR</text:p>
            <text:p>ARNFLLPPPPPPRGGDLMAYDRRGRPGDRYLGMVGFADETWDSAIDTWRPSEWQVAYEPQ</text:p>
            <text:p>GGSGYEYSYAGGRGSYGDLGEPIITTQVTIPKDLAGSIIGKGGQRIKQICLKARASIKID</text:p>
            <text:p>EPLESSEDRIITITGTQDQIQNAQYLLQNSVKHMKQYSGKF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SBB0</text:p>
          </table:table-cell>
          <table:table-cell office:value-type="string" calcext:value-type="string">
            <text:p>A0A0D9RMB4_CHLSB</text:p>
          </table:table-cell>
          <table:table-cell/>
          <table:table-cell office:value-type="string" calcext:value-type="string">
            <text:p>RL7_HUMAN, A0A024R814_HUMAN, A8MUD9_HUMAN</text:p>
          </table:table-cell>
          <table:table-cell table:number-columns-repeated="3"/>
          <table:table-cell office:value-type="string" calcext:value-type="string">
            <text:p>[['Human Gene ID #1', 'C:cytoplasm', 'C:cytosol', 'C:cytosolic large ribosomal subunit', 'C:focal adhesion', 'C:membrane', 'C:nucleolus', 'C:nucleus', 'C:postsynaptic density', 'C:ribonucleoprotein complex', 'F:DNA binding', 'F:identical protein binding', 'F:mRNA binding', 'F:RNA binding', 'F:structural constituent of ribosome', 'P:maturation of LSU-rRNA from tricistronic rRNA transcript (SSU-rRNA, 5.8S rRNA, LSU-rRNA)', 'P:nuclear-transcribed mRNA catabolic process, nonsense-mediated decay', 'P:ribosomal large subunit biogenesis', 'P:rRNA processing', 'P:SRP-dependent cotranslational protein targeting to membrane', 'P:translation', 'P:translational initiation', 'P:viral transcription'], ['Human Gene ID #2', 'C:cytosolic large ribosomal subunit', 'F:structural constituent of ribosome', 'P:maturation of LSU-rRNA from tricistronic rRNA transcript (SSU-rRNA, 5.8S rRNA, LSU-rRNA)'], ['Human Gene ID #3', 'C:cytosolic large ribosomal subunit', 'F:structural constituent of ribosome', 'P:maturation of LSU-rRNA from tricistronic rRNA transcript (SSU-rRNA, 5.8S rRNA, LSU-rRNA)']]</text:p>
          </table:table-cell>
          <table:table-cell office:value-type="string" calcext:value-type="string">
            <text:p>&gt;tr|A0A0D9RMB4|A0A0D9RMB4_CHLSB Uncharacterized protein OS=Chlorocebus sabaeus OX=60711 PE=3 SV=1</text:p>
            <text:p>MIGFQLRKARRKLIYEKAKHYHKEYRQMYRTEIRMARMARKAGNFYVPAEPKLAFVIRIR</text:p>
            <text:p>GINGVSPKVRKVLQLLRLRQIFNGTFVKLNKASINMLRIVEPYIAWGYPNLKSVNELIYK</text:p>
            <text:p>RGYGKINKKRIALTDNALIARSLGKYGIICMEDLIHEIYTVGKRFKEANNFLWPFKLSSP</text:p>
            <text:p>RGGMKKKTTHFVEGGDAGNREDQINRLIRRMN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SED0</text:p>
          </table:table-cell>
          <table:table-cell office:value-type="string" calcext:value-type="string">
            <text:p>A0A0D9SBB0_CHLSB</text:p>
          </table:table-cell>
          <table:table-cell/>
          <table:table-cell office:value-type="string" calcext:value-type="string">
            <text:p>RA1L2_HUMAN, A0A024QZ98_HUMAN, A0A7I2V2R3_HUMAN, A0A7I2V3W0_HUMAN, F8W6I7_HUMAN</text:p>
          </table:table-cell>
          <table:table-cell table:number-columns-repeated="3"/>
          <table:table-cell office:value-type="string" calcext:value-type="string">
            <text:p>[['Human Gene ID #1', 'C:cytoplasm', 'C:spliceosomal complex', 'F:RNA binding', 'P:mRNA processing', 'P:mRNA transport', 'P:RNA splicing'], ['Human Gene ID #2', 'C:cytoplasm', 'C:nucleus', 'F:RNA binding', 'P:mRNA processing', 'P:RNA splicing'], ['Human Gene ID #3', 'NO GO TERMS ASSOCIATED'], ['Human Gene ID #4', 'NO GO TERMS ASSOCIATED'], ['Human Gene ID #5', 'C:cytoplasm', 'C:nucleoplasm', 'F:RNA binding', 'P:mRNA processing', 'P:mRNA transport', 'P:RNA splicing']]</text:p>
          </table:table-cell>
          <table:table-cell office:value-type="string" calcext:value-type="string">
            <text:p>&gt;tr|A0A0D9SBB0|A0A0D9SBB0_CHLSB Helix-destabilizing protein OS=Chlorocebus sabaeus OX=60711 PE=4 SV=1</text:p>
            <text:p>MSKSESPKEPKQLRNLFIGGLSFETTDESLRSHFEQWGTLTDCVVMRDPNTKRSRGFGFV</text:p>
            <text:p>TYATVEEVDAAMNARPHKVDGRVVEPKRAVSREDSQRPGAHLTMKKIFVGGIKEDTEEHH</text:p>
            <text:p>LRDYFEQYGKIEVIEIMTDRGSGKKRGFAFVTFDNHDSMDKTVIQKYHTANGHNCEVRKA</text:p>
            <text:p>LSKQEMASASSSQGGRSGSGNFGGGRGGGFGGNDNFGRGGNFCGRGFGGSRGGGGYGGSG</text:p>
            <text:p>DGYNGFGNDGSNFGGGGSYNDFGNYNNQSSNFGPMKGGNFGGRSSGPYGGGGQYFAKPRN</text:p>
            <text:p>QGGYGGSSSSSSYGSGRR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RKW3</text:p>
          </table:table-cell>
          <table:table-cell office:value-type="string" calcext:value-type="string">
            <text:p>A0A0D9SED0_CHLSB</text:p>
          </table:table-cell>
          <table:table-cell/>
          <table:table-cell office:value-type="string" calcext:value-type="string">
            <text:p>RA1L2_HUMAN, A0A024QZ98_HUMAN, A0A7I2V2R3_HUMAN, A0A7I2V3W0_HUMAN, F8W6I7_HUMAN</text:p>
          </table:table-cell>
          <table:table-cell table:number-columns-repeated="3"/>
          <table:table-cell office:value-type="string" calcext:value-type="string">
            <text:p>[['Human Gene ID #1', 'C:cytoplasm', 'C:spliceosomal complex', 'F:RNA binding', 'P:mRNA processing', 'P:mRNA transport', 'P:RNA splicing'], ['Human Gene ID #2', 'C:cytoplasm', 'C:nucleus', 'F:RNA binding', 'P:mRNA processing', 'P:RNA splicing'], ['Human Gene ID #3', 'NO GO TERMS ASSOCIATED'], ['Human Gene ID #4', 'NO GO TERMS ASSOCIATED'], ['Human Gene ID #5', 'C:cytoplasm', 'C:nucleoplasm', 'F:RNA binding', 'P:mRNA processing', 'P:mRNA transport', 'P:RNA splicing']]</text:p>
          </table:table-cell>
          <table:table-cell office:value-type="string" calcext:value-type="string">
            <text:p>&gt;tr|A0A0D9SED0|A0A0D9SED0_CHLSB Uncharacterized protein OS=Chlorocebus sabaeus OX=60711 PE=4 SV=1</text:p>
            <text:p>MSKSEFLKEPEQLRKLFIGELNFETTDESLRSHFEQWGTLTHCVAMRDSNTKRSRGFGFV</text:p>
            <text:p>TYATVEEVDAAMNTRSCKVDGRVVEPKRTVSREDPQRPGAHLTVKKIFVGGIKEDTEEHH</text:p>
            <text:p>LRDYFEQCGKIEVIEIMTDRGSGKKRGFAFVTFDNHDSVDKIVIQKYHTVNGHNCEVRKV</text:p>
            <text:p>LSKQEMASASSSQGGRSGSGKFGGDRGGGFGGNDNFGRGRNFSRCGGFGGSHGGGGYGGS</text:p>
            <text:p>GDGYNGFGNDGSNFGGCGSYNDFGNYNNQSSNFGPMKGGNFGGRSSGPYGGGGQYFAKPR</text:p>
            <text:p>NQGGYGGSSSSSSYGSGRR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SDP0</text:p>
          </table:table-cell>
          <table:table-cell office:value-type="string" calcext:value-type="string">
            <text:p>A0A0D9RKW3_CHLSB</text:p>
          </table:table-cell>
          <table:table-cell/>
          <table:table-cell office:value-type="string" calcext:value-type="string">
            <text:p>MATR3_HUMAN, A0A0R4J2E8_HUMAN, A0A1B0GX04_HUMAN, A8MXP9_HUMAN, B3KM87_HUMAN, D6R8Z5_HUMAN, D6R991_HUMAN, D6R9F3_HUMAN, D6R9N0_HUMAN, D6RAM9_HUMAN, D6RAY2_HUMAN, D6RB45_HUMAN, D6RBI2_HUMAN, D6RBK5_HUMAN, D6RBS2_HUMAN, D6RCM3_HUMAN, D6RE02_HUMAN, D6REK4_HUMAN, Q68D11_HUMAN, Q9H4N1_HUMAN</text:p>
          </table:table-cell>
          <table:table-cell table:number-columns-repeated="3"/>
          <table:table-cell office:value-type="string" calcext:value-type="string">
            <text:p>[['Human Gene ID #1', 'C:membrane', 'C:nuclear inner membrane', 'C:nuclear matrix', 'C:nucleus', 'F:identical protein binding', 'F:miRNA binding', 'F:RNA binding', 'F:structural molecule activity', 'F:zinc ion binding', 'P:activation of innate immune response', 'P:heart valve development', 'P:innate immune response', 'P:posttranscriptional regulation of gene expression', 'P:ventricular septum development'], ['Human Gene ID #2', 'C:nucleus', 'F:RNA binding', 'F:zinc ion binding'], ['Human Gene ID #3', 'NO GO TERMS ASSOCIATED'], ['Human Gene ID #4', 'C:nucleus', 'F:RNA binding', 'F:zinc ion binding'], ['Human Gene ID #5', 'C:nucleus', 'F:RNA binding', 'F:zinc ion binding'], ['Human Gene ID #6', 'NO GO TERMS ASSOCIATED'], ['Human Gene ID #7', 'F:nucleic acid binding', 'F:zinc ion binding'], ['Human Gene ID #8', 'NO GO TERMS ASSOCIATED'], ['Human Gene ID #9', 'NO GO TERMS ASSOCIATED'], ['Human Gene ID #10', 'NO GO TERMS ASSOCIATED'], ['Human Gene ID #11', 'NO GO TERMS ASSOCIATED'], ['Human Gene ID #12', 'NO GO TERMS ASSOCIATED'], ['Human Gene ID #13', 'F:nucleic acid binding'], ['Human Gene ID #14', 'F:nucleic acid binding'], ['Human Gene ID #15', 'NO GO TERMS ASSOCIATED'], ['Human Gene ID #16', 'NO GO TERMS ASSOCIATED'], ['Human Gene ID #17', 'F:nucleic acid binding'], ['Human Gene ID #18', 'NO GO TERMS ASSOCIATED'], ['Human Gene ID #19', 'C:nucleus', 'F:RNA binding', 'F:zinc ion binding'], ['Human Gene ID #20', 'C:nucleus', 'F:RNA binding', 'F:zinc ion binding']]</text:p>
          </table:table-cell>
          <table:table-cell office:value-type="string" calcext:value-type="string">
            <text:p>&gt;tr|A0A0D9RKW3|A0A0D9RKW3_CHLSB Uncharacterized protein OS=Chlorocebus sabaeus OX=60711 PE=4 SV=1</text:p>
            <text:p>MSKSFQQSSLSRDSQGHGRDLSAAGIGLLAAATQSLSMPASLGRMNQGTARLASLMNLGM</text:p>
            <text:p>SSSLNQQGAHSALSSASTSSHNLQSIFNIGSRGPLPLSSQHRGDADQASNILASFGLSAR</text:p>
            <text:p>DLDELSRYPEDKITPENLPQILLQLKRRRTEEGPTLSYGRDGRSATREPPYRVPRDDWEE</text:p>
            <text:p>KRHFRRDSFDDRGPSLNPVLDYDHGSRSQESGYYDRMDYEDDRLRDGERCRDDSFFGETS</text:p>
            <text:p>HNYHKFDSEYERMGRGPGPLQERSLFEKKRGAPPSSNIEDFHGLLPKGYPHLCSICDLPV</text:p>
            <text:p>HSNKEWSQHINGASHSRRCQLLLEIYPEWNPDNDTGHTMGDPFMLQQSTNPAPGILGPPP</text:p>
            <text:p>PSFHLGGPAVGPRGNLGAGNGNLQGPRHMQKGRVETSRVVHIMDFQRGKNLRYQLLQLVE</text:p>
            <text:p>PFGVISNHLILNKINEAFIEMATTEDAQAAVDYYTTTPALVFGKPVRVHLSQKYKRIKKP</text:p>
            <text:p>EGKPDQKFDQKQELGRVIHLSNLPHSGYSDSAVLKLAEPYGKIKNYILMRMKSQAFIEME</text:p>
            <text:p>TREDAMAMVDHCLKKALWFQGRCVKVDLSEKYKKLVLRIPNRGIDLLKKDKSRKRSYSPD</text:p>
            <text:p>GKESPSDKKSKTDGSQKTESSTEGKEQEEKSGEDGEKDTKDDQTEQEPNMLLESEDELLV</text:p>
            <text:p>DEEEAAALLESGSSVGDETDLANLGDVASDGKKEPSDKAVKKDASASAAAKKKLKKVDKI</text:p>
            <text:p>EELDQENEAALENGIKNEENTEPGAESSENADDPNKDTSENADGQSDENKEDYTIPDEYR</text:p>
            <text:p>IGPYQPNVPVGIDYVIPKTGFYCKLCSLFYTNEEVAKNTHCSSLPHYQKLKKFLNKLAEE</text:p>
            <text:p>RRQKKET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QYW2</text:p>
          </table:table-cell>
          <table:table-cell office:value-type="string" calcext:value-type="string">
            <text:p>A0A0D9SDP0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DP0|A0A0D9SDP0_CHLSB Uncharacterized protein OS=Chlorocebus sabaeus OX=60711 PE=4 SV=1</text:p>
            <text:p>MWDFTEDQTAEFKEAFQLFDRTGDGKILYSQCGDVMRALGQNPTNAEMLKVLGNPKSDEM</text:p>
            <text:p>NVKVLDFEHFLPMLQTVAKNKDQGTYEDYVEGLRVFDKEGNGTVMGAEIRHVLVTLGEKM</text:p>
            <text:p>TEEEVEMLVAGHEDSNGCINYEELVRMVLN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R014</text:p>
          </table:table-cell>
          <table:table-cell office:value-type="string" calcext:value-type="string">
            <text:p>A0A0D9QYW2_CHLSB</text:p>
          </table:table-cell>
          <table:table-cell/>
          <table:table-cell office:value-type="string" calcext:value-type="string">
            <text:p>PA2G4_HUMAN, A0A024RB85_HUMAN, A8K6Y1_HUMAN, Q6PIN5_HUMAN</text:p>
          </table:table-cell>
          <table:table-cell table:number-columns-repeated="3"/>
          <table:table-cell office:value-type="string" calcext:value-type="string">
            <text:p>[['Human Gene ID #1', 'C:azurophil granule lumen', 'C:cytoplasm', 'C:extracellular exosome', 'C:extracellular region', 'C:membrane', 'C:nucleolus', 'C:nucleus', 'F:nucleic acid binding', 'F:RNA binding', 'F:transcription corepressor activity', 'F:ubiquitin protein ligase binding', 'P:negative regulation of apoptotic process', 'P:negative regulation of transcription, DNA-templated', 'P:neutrophil degranulation', 'P:positive regulation of cell differentiation', 'P:regulation of translation', 'P:rRNA processing'], ['Human Gene ID #2', 'NO GO TERMS ASSOCIATED'], ['Human Gene ID #3', 'NO GO TERMS ASSOCIATED'], ['Human Gene ID #4', 'NO GO TERMS ASSOCIATED']]</text:p>
          </table:table-cell>
          <table:table-cell office:value-type="string" calcext:value-type="string">
            <text:p>&gt;tr|A0A0D9QYW2|A0A0D9QYW2_CHLSB Uncharacterized protein OS=Chlorocebus sabaeus OX=60711 PE=3 SV=1</text:p>
            <text:p>MSGEDEQQEQTIAEDLVVTKYKMGGDIANRVLRSLVEASSSGVSVLSLCEKGDAMIMEET</text:p>
            <text:p>GKIFKKEKEMKKGKKNPICFYFFHCNDAVPTLALAESQLLGRLRQENGVNPGGGACSEQR</text:p>
            <text:p>SGHCTPVWATERDSVSKKKKKKKKAQFCQVRWLMLVIPPLWEAENTQVTEAWNKVAHSFN</text:p>
            <text:p>CTPIEGMLSHQLKQHVIDGEKTIIQNPTDQQKKDHEKAEFEVHEVYAVDVLVSSGEGKAK</text:p>
            <text:p>DAGQRTTIYKRDPSKQYGLKMKTSRAFFSEVERRFDAMPFTLRAFEDEKKARMGVVECAK</text:p>
            <text:p>HELLQPFNVLYEKEGEFVAQFKFTVLLMPNGPMRITSGPFEPDLYKSEMEVQDAELKALL</text:p>
            <text:p>QSSASRKTQKKKKKKASKTAENATSGETLEENEAG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SB94</text:p>
          </table:table-cell>
          <table:table-cell office:value-type="string" calcext:value-type="string">
            <text:p>A0A0D9R014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014|A0A0D9R014_CHLSB Serine/arginine-rich splicing factor 1 OS=Chlorocebus sabaeus OX=60711 GN=SRSF1 PE=3 SV=1</text:p>
            <text:p>MSGGGVIRGPAGNNDCRIYVGNLPPDIRTKDIEDVFYKYGAIRDIHLKNRRGGPPFAFVE</text:p>
            <text:p>FEDPRDAEEAVYGRDGYDYDGYRLRVEFPRSGRGTGRGGGGGGGGGAPRGRYGPPSRRSE</text:p>
            <text:p>NRVVVSGLPPSGSWQDLKDHMREAGDVCYADVYRDGTGVVEFVRKEDMTYAVRKLDNTKF</text:p>
            <text:p>RSHEGETAYIRVKVDGPRSPSYGRSRSRSRSRSRSRSRSNSRSRSYSPRRSRGSPRYSPR</text:p>
            <text:p>HSRSRSHISEEM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R5V2</text:p>
          </table:table-cell>
          <table:table-cell office:value-type="string" calcext:value-type="string">
            <text:p>A0A0D9SB94_CHLSB</text:p>
          </table:table-cell>
          <table:table-cell/>
          <table:table-cell office:value-type="string" calcext:value-type="string">
            <text:p>HMGB1_HUMAN, A0A024RDR0_HUMAN</text:p>
          </table:table-cell>
          <table:table-cell table:number-columns-repeated="3"/>
          <table:table-cell office:value-type="string" calcext:value-type="string">
            <text:p>[['Human Gene ID #1', 'C:alphav-beta3 integrin-HMGB1 complex', 'C:cell surface', 'C:condensed chromosome', 'C:early endosome', 'C:endoplasmic reticulum-Golgi intermediate compartment', 'C:extracellular region', 'C:extracellular space', 'C:ficolin-1-rich granule lumen', 'C:neuron projection', 'C:nucleoplasm', 'C:nucleus', 'C:secretory granule lumen', 'C:transcription repressor complex', 'F:bubble DNA binding', 'F:C-X-C chemokine binding', 'F:calcium-dependent protein kinase regulator activity', 'F:chemoattractant activity', 'F:cytokine activity', 'F:damaged DNA binding', 'F:DNA binding, bending', 'F:DNA polymerase binding', 'F:double-stranded DNA binding', 'F:double-stranded RNA binding', 'F:four-way junction DNA binding', 'F:integrin binding', 'F:lipopolysaccharide binding', 'F:lyase activity', 'F:phosphatidylserine binding', 'F:protein kinase activator activity', 'F:RAGE receptor binding', 'F:repressing transcription factor binding', 'F:RNA binding', 'F:single-stranded DNA binding', 'F:single-stranded RNA binding', 'F:supercoiled DNA binding', 'F:transcription coactivator activity', 'F:transcription factor binding', 'F:transcription regulatory region sequence-specific DNA binding', 'P:activation of innate immune response', 'P:apoptotic cell clearance', 'P:apoptotic DNA fragmentation', 'P:autophagy', 'P:base-excision repair', 'P:cellular response to interleukin-7', 'P:cellular response to lipopolysaccharide', 'P:chromatin assembly', 'P:chromatin silencing', 'P:dendritic cell chemotaxis', 'P:DNA geometric change', 'P:DNA recombination', 'P:DNA topological change', 'P:double-strand break repair via nonhomologous end joining', 'P:endothelial cell chemotaxis', 'P:endothelial cell proliferation', 'P:eye development', 'P:inflammatory response', 'P:inflammatory response to antigenic stimulus', 'P:innate immune response', 'P:lung development', 'P:macrophage activation involved in immune response', 'P:myeloid dendritic cell activation', 'P:negative regulation of apoptotic cell clearance', 'P:negative regulation of blood vessel endothelial cell migration', 'P:negative regulation of CD4-positive, alpha-beta T cell differentiation', 'P:negative regulation of interferon-gamma production', 'P:negative regulation of RNA polymerase II transcription preinitiation complex assembly', 'P:negative regulation of transcription by RNA polymerase II', 'P:neuron projection development', 'P:neutrophil clearance', 'P:neutrophil degranulation', 'P:plasmacytoid dendritic cell activation', 'P:positive regulation of activated T cell proliferation', 'P:positive regulation of apoptotic process', 'P:positive regulation of autophagy', 'P:positive regulation of blood vessel endothelial cell migration', 'P:positive regulation of chemokine (C-X-C motif) ligand 2 production', 'P:positive regulation of cysteine-type endopeptidase activity involved in apoptotic process', 'P:positive regulation of cytosolic calcium ion concentration', 'P:positive regulation of dendritic cell differentiation', 'P:positive regulation of DNA binding', 'P:positive regulation of DNA ligation', 'P:positive regulation of ERK1 and ERK2 cascade', 'P:positive regulation of glycogen catabolic process', 'P:positive regulation of interferon-alpha production', 'P:positive regulation of interferon-beta production', 'P:positive regulation of interleukin-1 beta production', 'P:positive regulation of interleukin-1 production', 'P:positive regulation of interleukin-10 production', 'P:positive regulation of interleukin-12 production', 'P:positive regulation of interleukin-6 production', 'P:positive regulation of interleukin-8 production', 'P:positive regulation of JNK cascade', 'P:positive regulation of MAPK cascade', 'P:positive regulation of mismatch repair', 'P:positive regulation of monocyte chemotactic protein-1 production', 'P:positive regulation of monocyte chemotaxis', 'P:positive regulation of myeloid cell differentiation', 'P:positive regulation of NIK/NF-kappaB signaling', 'P:positive regulation of sprouting angiogenesis', 'P:positive regulation of toll-like receptor 2 signaling pathway', 'P:positive regulation of toll-like receptor 4 signaling pathway', 'P:positive regulation of toll-like receptor 9 signaling pathway', 'P:positive regulation of transcription by RNA polymerase II', 'P:positive regulation of tumor necrosis factor production', 'P:positive regulation of vascular endothelial cell proliferation', 'P:positive regulation of wound healing', 'P:regulation of nucleotide-excision repair', 'P:regulation of restriction endodeoxyribonuclease activity', 'P:regulation of T cell mediated immune response to tumor cell', 'P:regulation of tolerance induction', 'P:regulation of transcription by RNA polymerase II', 'P:response to glucocorticoid', 'P:T-helper 1 cell activation', 'P:T-helper 1 cell differentiation', 'P:toll-like receptor signaling pathway', 'P:V(D)J recombination', 'P:viral process'], ['Human Gene ID #2', 'C:chromosome', 'C:early endosome', 'C:endoplasmic reticulum-Golgi intermediate compartment', 'C:extracellular space', 'C:neuron projection', 'C:nucleus', 'C:plasma membrane', 'F:bubble DNA binding', 'F:calcium-dependent protein kinase regulator activity', 'F:cytokine activity', 'F:DNA binding, bending', 'F:double-stranded RNA binding', 'F:four-way junction DNA binding', 'F:protein kinase activator activity', 'F:single-stranded RNA binding', 'F:supercoiled DNA binding', 'P:adaptive immune response', 'P:autophagy', 'P:base-excision repair', 'P:cellular response to interleukin-7', 'P:cellular response to lipopolysaccharide', 'P:chromatin assembly', 'P:DNA geometric change', 'P:DNA recombination', 'P:endothelial cell chemotaxis', 'P:endothelial cell proliferation', 'P:eye development', 'P:inflammatory response', 'P:innate immune response', 'P:lung development', 'P:macrophage activation involved in immune response', 'P:myeloid dendritic cell activation', 'P:plasmacytoid dendritic cell activation', 'P:positive regulation of autophagy', 'P:positive regulation of ERK1 and ERK2 cascade', 'P:positive regulation of glycogen catabolic process', 'P:positive regulation of innate immune response', 'P:positive regulation of interferon-alpha production', 'P:positive regulation of interferon-beta production', 'P:positive regulation of interleukin-1 beta production', 'P:positive regulation of interleukin-6 production', 'P:positive regulation of monocyte chemotactic protein-1 production', 'P:positive regulation of myeloid cell differentiation', 'P:positive regulation of NIK/NF-kappaB signaling', 'P:positive regulation of sprouting angiogenesis', 'P:positive regulation of toll-like receptor 2 signaling pathway', 'P:positive regulation of toll-like receptor 4 signaling pathway', 'P:positive regulation of transcription by RNA polymerase II', 'P:positive regulation of tumor necrosis factor production', 'P:positive regulation of wound healing', 'P:regulation of nucleotide-excision repair', 'P:regulation of T cell mediated immune response to tumor cell', 'P:regulation of tolerance induction', 'P:response to glucocorticoid']]</text:p>
          </table:table-cell>
          <table:table-cell office:value-type="string" calcext:value-type="string">
            <text:p>&gt;tr|A0A0D9SB94|A0A0D9SB94_CHLSB High mobility group protein 1 OS=Chlorocebus sabaeus OX=60711 PE=3 SV=1</text:p>
            <text:p>MGKGDPKKPRGKMSSYAFFVQTCREEHKKKHPDASVNFSEFSKKCSERWKTMSAKEKGKF</text:p>
            <text:p>EDMAKADKARYEREMKTYIPPKGETKKKFKDPNAPKRPPSAFFLFCSEYRPKIKGEHPGL</text:p>
            <text:p>SIGDVAKKLGEMWNNTAADDKQPYEKKAAKLKEKYEKDIAAYRAKGKPDAAKKGVVKAEK</text:p>
            <text:p>SKKKKEEEEDEEDEEDEEEEEDEEDEDEEEDDDD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S8T4</text:p>
          </table:table-cell>
          <table:table-cell office:value-type="string" calcext:value-type="string">
            <text:p>A0A0D9R5V2_CHLSB</text:p>
          </table:table-cell>
          <table:table-cell/>
          <table:table-cell office:value-type="string" calcext:value-type="string">
            <text:p>DDX21_HUMAN, Q8NI92_HUMAN</text:p>
          </table:table-cell>
          <table:table-cell table:number-columns-repeated="3"/>
          <table:table-cell office:value-type="string" calcext:value-type="string">
            <text:p>[['Human Gene ID #1', 'C:chromosome', 'C:cytosol', 'C:membrane', 'C:mitochondrion', 'C:nucleolus', 'C:nucleoplasm', 'F:7SK snRNA binding', 'F:ATP binding', 'F:double-stranded RNA binding', 'F:identical protein binding', 'F:miRNA binding', 'F:RNA binding', 'F:RNA helicase activity', 'F:rRNA binding', 'F:snoRNA binding', 'P:defense response to virus', 'P:innate immune response', 'P:osteoblast differentiation', 'P:positive regulation of gene expression, epigenetic', 'P:positive regulation of I-kappaB kinase/NF-kappaB signaling', 'P:positive regulation of myeloid dendritic cell cytokine production', 'P:R-loop disassembly', 'P:response to exogenous dsRNA', 'P:rRNA processing', 'P:transcription by RNA polymerase II'], ['Human Gene ID #2', 'F:ATP binding', 'F:RNA binding', 'F:RNA helicase activity']]</text:p>
          </table:table-cell>
          <table:table-cell office:value-type="string" calcext:value-type="string">
            <text:p>&gt;tr|A0A0D9R5V2|A0A0D9R5V2_CHLSB RNA helicase OS=Chlorocebus sabaeus OX=60711 PE=3 SV=1</text:p>
            <text:p>MPGKLRSDAGLESDTAMKKGETLRKQTEKKEKKEKPKSNKTEEIAEEEETVPPKAKQIKK</text:p>
            <text:p>KAEPSEVDMNSPKSKKAKKKDEPSQNDISPKTKSLRKKKEPIEKKAVSSKTKKVTKNEEP</text:p>
            <text:p>SEEEIDAPKPKKMKKEKEMNGETGDKSPKLKNGFSHPELDCNPGKAASEESNADSVLKKK</text:p>
            <text:p>KKKNGRAPWLTPVIPALWEAEAGRSRATRRLSQESGVNPGGGACSEPSLATALQAGGQSE</text:p>
            <text:p>TPSQKEISVEQKEGAFSNFPISEETIKLLKGRGVTFLFPIQAKTFHHVYSGKDLIAQART</text:p>
            <text:p>GTGKTFSFAIPLIEKLHGELQDRKRGRPPQVLVLAPTRELANQVSKDFSDITKKLSVACF</text:p>
            <text:p>YGGTPYGGQFERMRNGIDILVGTPGRIKDHIQSGKLDLTKLKHVVLDEVDQMLDMGFADQ</text:p>
            <text:p>VEEILSVAYKKDSEDNPQTLLFSATCPHWVFNVAKKYMKSAYEQVDLIGKKTQKTAITVE</text:p>
            <text:p>HLAIKCHWTQRAAVIGDVIRVYSGHQGRTIIFCETKKEAQELSQNSAIKQDAQSLHGDIP</text:p>
            <text:p>QKQREITLKGFRNGSFGVLVATNVAARGLDIPEVDLVIQSSPPKDVESYIHRSGRTGRAG</text:p>
            <text:p>RTGVCICFYQHKEEYQLVQVEQKAGIKFKRIGVPSATEIIKASSKDAIRLLDSVPPTAIS</text:p>
            <text:p>HFKQSAEKLIEEKGAVEALAAALAHISGATSVDQRSLINSNVGFVTMILQCSIEMPNISY</text:p>
            <text:p>AWKELKEQLGEEIDSKVKGMVFLKGKLGVCFDVPTASVTEIQEKWHDSRRWQLSVATEQP</text:p>
            <text:p>ELEGPREGYGGFRGQREGSRGFRGQRDGNRRFRGQREGSRGPRGQRSGGGNKSNRSQNKG</text:p>
            <text:p>QKRSFSKAFG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S5M6</text:p>
          </table:table-cell>
          <table:table-cell office:value-type="string" calcext:value-type="string">
            <text:p>A0A0D9S8T4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8T4|A0A0D9S8T4_CHLSB Uncharacterized protein OS=Chlorocebus sabaeus OX=60711 PE=3 SV=1</text:p>
            <text:p>RSPPPQRCAAPPPPWPAAARWLPAWPSAGTSRPGDRAGSGSRAPPRGPTPPPPRARPLRS</text:p>
            <text:p>PAPPAPAAHSPARKPIPGPRSAPGSPCGRRRVRPAPAAPSPLPSRPRYAPLHVAEATDAQ</text:p>
            <text:p>QQLLVGGEQEKKLVAKGGKKKKQVLKFTLDCTHPVEDGIMDAANFEQFLQERIKVNGKAG</text:p>
            <text:p>NLGGGVVTIERSKSKITVTSEVPFSKRVKWTVELRSSHFVVIALLVWRLLCWCGDCFVGV</text:p>
            <text:p>EHCHSARFLEMVFEISHQKIFEE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S3H8</text:p>
          </table:table-cell>
          <table:table-cell office:value-type="string" calcext:value-type="string">
            <text:p>A0A0D9S5M6_CHLSB</text:p>
          </table:table-cell>
          <table:table-cell/>
          <table:table-cell office:value-type="string" calcext:value-type="string">
            <text:p>ILF2_HUMAN, F4ZW62_HUMAN, F4ZW63_HUMAN, Q53FG3_HUMAN</text:p>
          </table:table-cell>
          <table:table-cell table:number-columns-repeated="3"/>
          <table:table-cell office:value-type="string" calcext:value-type="string">
            <text:p>[['Human Gene ID #1', 'C:extracellular region', 'C:ficolin-1-rich granule lumen', 'C:membrane', 'C:nucleolus', 'C:nucleoplasm', 'C:nucleus', 'C:ribonucleoprotein complex', 'C:specific granule lumen', 'C:tertiary granule lumen', 'F:DNA binding', 'F:double-stranded RNA binding', 'F:RNA binding', 'P:neutrophil degranulation', 'P:positive regulation of transcription, DNA-templated'], ['Human Gene ID #2', 'C:nucleolus', 'C:nucleoplasm'], ['Human Gene ID #3', 'NO GO TERMS ASSOCIATED'], ['Human Gene ID #4', 'NO GO TERMS ASSOCIATED']]</text:p>
          </table:table-cell>
          <table:table-cell office:value-type="string" calcext:value-type="string">
            <text:p>&gt;tr|A0A0D9S5M6|A0A0D9S5M6_CHLSB DZF domain-containing protein OS=Chlorocebus sabaeus OX=60711 PE=4 SV=1</text:p>
            <text:p>SRGDRGRGRGGRFGSRGGPGGGFRPFVPHIPFDFYLCEMAFPRVKPAPDETSFSEALLKR</text:p>
            <text:p>NQDLAPNSAEQASILSLVTKINNVIDNLIVAPGTFEVQIEEVRQVGSYKKGTMTTGHNVA</text:p>
            <text:p>DLVVILKILPTLEAVAALGNKVVESLRAQDPSEVLTMLTNETGFEISSSDATVKILITTV</text:p>
            <text:p>PPNLRKLDPELHLDIKVLQSALAAIRHARWFEENASQSTVKVLIRLLKDLRIRFPGFEPL</text:p>
            <text:p>TPWILDLLGHYAVMNNPTRQPLALNVAYRRCLQILAAGLFLPGSVGITDPCESGNFRVHT</text:p>
            <text:p>VMTLEQQDMVCYTAQTLVRILSHGGFRKILGQEGDASYLASEISTWDGVIVTPSEKAYEK</text:p>
            <text:p>PPEKKEGEEEEENTEEPPQGEEEESMETQ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RTS0</text:p>
          </table:table-cell>
          <table:table-cell office:value-type="string" calcext:value-type="string">
            <text:p>A0A0D9S3H8_CHLSB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S3H8|A0A0D9S3H8_CHLSB Uncharacterized protein OS=Chlorocebus sabaeus OX=60711 PE=4 SV=1</text:p>
            <text:p>MRQSLKASPRPGLARAPRAPRRGLEARPRLPPSGNQNGAEGDQINARKNEEDAGKMFVGG</text:p>
            <text:p>LSWDTSKKDLKDYFTKFGEVVDCTIKMDPNTGRSRGFGFILFKDAASVEKVLDQMEHRLD</text:p>
            <text:p>GRVIDPKKAMAMKKDPVKKIFVGGLNPEATEEKIREYFGEFGEIEAIELPMDPKLNKRRG</text:p>
            <text:p>FVFITFKEEEPVKKVLEKKFHTISGSKCEIKVAQPKEVYQQQQYGSGGRGNRNRGNRGSG</text:p>
            <text:p>GGGGGGGQGSTNYGKSQRRGGHQNNYKP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RL86</text:p>
          </table:table-cell>
          <table:table-cell office:value-type="string" calcext:value-type="string">
            <text:p>A0A0D9RTS0_CHLSB</text:p>
          </table:table-cell>
          <table:table-cell/>
          <table:table-cell office:value-type="string" calcext:value-type="string">
            <text:p>CC183_HUMAN</text:p>
          </table:table-cell>
          <table:table-cell table:number-columns-repeated="3"/>
          <table:table-cell office:value-type="string" calcext:value-type="string">
            <text:p>[['Human Gene ID #1', 'NO GO TERMS ASSOCIATED']]</text:p>
          </table:table-cell>
          <table:table-cell office:value-type="string" calcext:value-type="string">
            <text:p>&gt;tr|A0A0D9RTS0|A0A0D9RTS0_CHLSB Uncharacterized protein OS=Chlorocebus sabaeus OX=60711 PE=4 SV=1</text:p>
            <text:p>MRRHSKTDVEEQTQELKTITRLQEQCRALQIQGMKENTDQNKATLALLRSNIRRGAQDWA</text:p>
            <text:p>LAKKYDQWTISKACGKNLPLRLAHCRSTMEVAREKLRKYVFDRVNTHNLLIHLVRRRGQK</text:p>
            <text:p>LESMQLELASLRSQPDASKEELRLLQIIRQLENNIEKTMIKITTSQNIHLLYLDLLDYLK</text:p>
            <text:p>TVLAGYPIELDKLQNLVVNYCSELSDMKIMSQDAMMITDEVKRNMRQREASFIEERRARE</text:p>
            <text:p>NRLNQQKKLIDKIHTKETSEKYRRGQMDLDFPSNLMSMETLKLKRQETSTAETEYQAGVT</text:p>
            <text:p>AVVEKVKSAVRCSHVWDIAGRFLAQRNTEENLELQMEDCEERRLQLKALVKQLELEEAVL</text:p>
            <text:p>KFHQQPSSISVKSIEKKMTDMLKEEEERLQLAQINMTKGQKLLLTIQTGIDNLYVRLMGI</text:p>
            <text:p>TLPATQKEEVPSDTLDLNSKLAYCEGKLTYLADRVQRMSRTEEGDTKVRDALESSTLKEK</text:p>
            <text:p>YNTRISFEDREEDMIDTFQFADVDHSYVPSRAEIKKQGQRLIEAKLKAAKKKKK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haracterized protein OS=Chlorocebus sabaeus OX=60711 PE=4 SV=1</text:p>
          </table:table-cell>
          <table:table-cell office:value-type="string" calcext:value-type="string">
            <text:p>A0A0D9SC01</text:p>
          </table:table-cell>
          <table:table-cell office:value-type="string" calcext:value-type="string">
            <text:p>A0A0D9RL86_CHLSB</text:p>
          </table:table-cell>
          <table:table-cell/>
          <table:table-cell office:value-type="string" calcext:value-type="string">
            <text:p>H3BTP7_HUMAN</text:p>
          </table:table-cell>
          <table:table-cell table:number-columns-repeated="3"/>
          <table:table-cell office:value-type="string" calcext:value-type="string">
            <text:p>[['Human Gene ID #1', 'C:ribosome', 'F:structural constituent of ribosome', 'P:translation']]</text:p>
          </table:table-cell>
          <table:table-cell office:value-type="string" calcext:value-type="string">
            <text:p>&gt;tr|A0A0D9RL86|A0A0D9RL86_CHLSB 60S ribosomal protein L4 OS=Chlorocebus sabaeus OX=60711 PE=3 SV=1</text:p>
            <text:p>MACARPLISVYSEKGESSGKNVTLPAVFKAPIRPDIVNFVHTNLRKNNRQPYAVSELAGH</text:p>
            <text:p>QTSAESWGTGRAVARIPRVRGGGTHRSGQGAFGNMCRGGRMFAPTKTWRRWHRRVNTTQK</text:p>
            <text:p>RYAICSALAASALPALVMSKGHRIEEVPELPLVVEDKVEGYKKTKEAVLLLKKLKAWNDI</text:p>
            <text:p>KKVRLMNTFTVWYSLFTICHFEFQKIRVVWLSLNV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osin containing protein OS=Chlorocebus sabaeus OX=60711 GN=VCP PE=3 SV=1</text:p>
          </table:table-cell>
          <table:table-cell office:value-type="string" calcext:value-type="string">
            <text:p>A0A0D9RD03</text:p>
          </table:table-cell>
          <table:table-cell office:value-type="string" calcext:value-type="string">
            <text:p>A0A0D9SC01_CHLSB</text:p>
          </table:table-cell>
          <table:table-cell office:value-type="string" calcext:value-type="string">
            <text:p>VCP</text:p>
          </table:table-cell>
          <table:table-cell office:value-type="string" calcext:value-type="string">
            <text:p>A0A024RC46_HUMAN</text:p>
          </table:table-cell>
          <table:table-cell table:number-columns-repeated="3"/>
          <table:table-cell office:value-type="string" calcext:value-type="string">
            <text:p>[['Human Gene ID #1', 'C:cytoplasm', 'C:nucleus', 'F:RNA binding', 'P:mRNA processing', 'P:mRNA transport', 'P:RNA splicing']]</text:p>
          </table:table-cell>
          <table:table-cell office:value-type="string" calcext:value-type="string">
            <text:p>&gt;tr|A0A0D9SC01|A0A0D9SC01_CHLSB Uncharacterized protein OS=Chlorocebus sabaeus OX=60711 PE=4 SV=1</text:p>
            <text:p>MSKLESPKESEQLRKIFIGGLSFETTDESLRSHFEQRGSLTDCVVMRDPNTKCSRGFGFV</text:p>
            <text:p>TYATVDEVDAAMNARPRKVDGRTVKPKRAVSREDSQRPGAHLTVKKKFAGGIKEDTEEHH</text:p>
            <text:p>LRDYFEQCGKIEVIEIMTDQGSGKKRDFAFITFDNHDSVDKTVIQKYHTVNGHNYEARKA</text:p>
            <text:p>LSKQEMASASSSQRGRSGSGYFGGGRGGDFGGNGNFGGGGNFSGYGGFGGSHGGGGYGGS</text:p>
            <text:p>GDGHNGFGNDGSNFGGGTSYNDFVNYDNQSSHFGPMKGGNFGGGSSGPYGGGGQYLAKPR</text:p>
            <text:p>NQGGYDSSSSSSSYGSGRRF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mentin OS=Chlorocebus sabaeus OX=60711 GN=VIM PE=3 SV=1</text:p>
          </table:table-cell>
          <table:table-cell office:value-type="string" calcext:value-type="string">
            <text:p>A0A0D9RJU1</text:p>
          </table:table-cell>
          <table:table-cell office:value-type="string" calcext:value-type="string">
            <text:p>A0A0D9RD03_CHLSB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TERA_HUMAN, A0A7I2YQJ0_HUMAN, C9JUP7_HUMAN, Q0IIN5_HUMAN, Q96IF9_HUMAN, Q9NTC4_HUMAN, V9HW80_HUMAN</text:p>
          </table:table-cell>
          <table:table-cell table:number-columns-repeated="3"/>
          <table:table-cell office:value-type="string" calcext:value-type="string">
            <text:p>[['Human Gene ID #1', 'C:ATPase complex', 'C:azurophil granule lumen', 'C:cytoplasm', 'C:cytoplasmic stress granule', 'C:cytosol', 'C:Derlin-1 retrotranslocation complex', 'C:endoplasmic reticulum', 'C:endoplasmic reticulum membrane', 'C:extracellular exosome', 'C:extracellular region', 'C:ficolin-1-rich granule lumen', 'C:glutamatergic synapse', 'C:intracellular membrane-bounded organelle', 'C:lipid droplet', 'C:nucleoplasm', 'C:nucleus', 'C:perinuclear region of cytoplasm', 'C:proteasome complex', 'C:protein-containing complex', 'C:secretory granule lumen', 'C:site of double-strand break', 'C:VCP-NPL4-UFD1 AAA ATPase complex', 'C:VCP-NSFL1C complex', 'F:ADP binding', 'F:ATP binding', 'F:ATPase activity', 'F:BAT3 complex binding', 'F:deubiquitinase activator activity', 'F:identical protein binding', 'F:K48-linked polyubiquitin modification-dependent protein binding', 'F:lipid binding', 'F:MHC class I protein binding', 'F:polyubiquitin modification-dependent protein binding', 'F:protein domain specific binding', 'F:protein phosphatase binding', 'F:RNA binding', 'F:ubiquitin protein ligase binding', 'F:ubiquitin-like protein ligase binding', 'F:ubiquitin-specific protease binding', 'P:activation of cysteine-type endopeptidase activity involved in apoptotic process', 'P:aggresome assembly', 'P:ATP metabolic process', 'P:autophagosome maturation', 'P:autophagy', 'P:cellular response to arsenite ion', 'P:cellular response to DNA damage stimulus', 'P:cellular response to heat', 'P:DNA repair', 'P:double-strand break repair', 'P:endoplasmic reticulum stress-induced pre-emptive quality control', 'P:endoplasmic reticulum to Golgi vesicle-mediated transport', 'P:endoplasmic reticulum unfolded protein response', 'P:endosome to lysosome transport via multivesicular body sorting pathway', 'P:ER-associated misfolded protein catabolic process', 'P:ERAD pathway', 'P:error-free translesion synthesis', 'P:establishment of protein localization', 'P:flavin adenine dinucleotide catabolic process', 'P:interstrand cross-link repair', 'P:macroautophagy', 'P:mitotic spindle disassembly', 'P:NADH metabolic process', 'P:negative regulation of smoothened signaling pathway', 'P:neutrophil degranulation', 'P:positive regulation of ATP biosynthetic process', 'P:positive regulation of canonical Wnt signaling pathway', 'P:positive regulation of Lys63-specific deubiquitinase activity', 'P:positive regulation of mitochondrial membrane potential', 'P:positive regulation of oxidative phosphorylation', 'P:positive regulation of proteasomal ubiquitin-dependent protein catabolic process', 'P:positive regulation of protein catabolic process', 'P:positive regulation of protein K63-linked deubiquitination', 'P:positive regulation of protein-containing complex assembly', 'P:proteasomal protein catabolic process', 'P:proteasome-mediated ubiquitin-dependent protein catabolic process', 'P:protein deubiquitination', 'P:protein folding', 'P:protein ubiquitination', 'P:protein-DNA covalent cross-linking repair', 'P:regulation of aerobic respiration', 'P:regulation of apoptotic process', 'P:regulation of protein localization to chromatin', 'P:regulation of synapse organization', 'P:retrograde protein transport, ER to cytosol', 'P:stress granule disassembly', 'P:translesion synthesis', 'P:transmembrane transport', 'P:ubiquitin-dependent ERAD pathway', 'P:viral genome replication'], ['Human Gene ID #2', 'NO GO TERMS ASSOCIATED'], ['Human Gene ID #3', 'C:cytosol', 'C:nucleoplasm', 'F:ATP binding'], ['Human Gene ID #4', 'F:ATP binding', 'F:ATPase activity'], ['Human Gene ID #5', 'F:ATP binding', 'F:ATPase activity'], ['Human Gene ID #6', 'F:ATP binding', 'F:ATPase activity'], ['Human Gene ID #7', 'C:ATPase complex', 'C:cytoplasmic stress granule', 'C:cytosol', 'C:Derlin-1 retrotranslocation complex', 'C:glutamatergic synapse', 'C:nucleoplasm', 'C:VCP-NPL4-UFD1 AAA ATPase complex', 'C:VCP-NSFL1C complex', 'F:ADP binding', 'F:ATP binding', 'F:ATPase activity', 'F:identical protein binding', 'F:K48-linked polyubiquitin modification-dependent protein binding', 'F:lipid binding', 'F:MHC class I protein binding', 'F:protein-containing complex binding', 'F:ubiquitin-specific protease binding', 'P:activation of cysteine-type endopeptidase activity involved in apoptotic process', 'P:aggresome assembly', 'P:ATP metabolic process', 'P:autophagy', 'P:endoplasmic reticulum to Golgi vesicle-mediated transport', 'P:positive regulation of mitochondrial membrane potential', 'P:positive regulation of proteasomal ubiquitin-dependent protein catabolic process', 'P:proteasome-mediated ubiquitin-dependent protein catabolic process', 'P:regulation of synapse organization', 'P:retrograde protein transport, ER to cytosol']]</text:p>
          </table:table-cell>
          <table:table-cell office:value-type="string" calcext:value-type="string">
            <text:p>&gt;tr|A0A0D9RD03|A0A0D9RD03_CHLSB 15S Mg(2+)-ATPase p97 subunit OS=Chlorocebus sabaeus OX=60711 GN=VCP PE=3 SV=1</text:p>
            <text:p>MASGADSKGDDLSTAILKQKNRPNRLIVDEAINEDNSVVSLSQPKMDELQLFRGDTVLLK</text:p>
            <text:p>GKKRREAVCIVLSDDTCSDEKIRMNRVVRNNLRVRLGDVISIQPCPDVKYGKRIHVLPID</text:p>
            <text:p>DTVEGITGNLFEVYLKPYFLEAYRPIRKGDIFLVRGGMRAVEFKVVETDPSPYCIVAPDT</text:p>
            <text:p>VIHCEGEPIKREDEEESLNEVGYDDIGGCRKQLAQIKEMVELPLRHPALFKAIGVKPPRG</text:p>
            <text:p>ILLYGPPGTGKTLIARAVANETGAFFFLINGPEIMSKLAGESESNLRKAFEEAEKNAPAI</text:p>
            <text:p>IFIDELDAIAPKREKTHGEVERRIVSQLLTLMDGLKQRAHVIVMAATNRPNSIDPALRRF</text:p>
            <text:p>GRFDREVDIGIPDATGRLEILQIHTKNMKLADDVDLEQVANETHGHVGADLAALCSEAAL</text:p>
            <text:p>QAIRKKMDLIDLEDETIDAEVMNSLAVTMDDFRWALSQSNPSALRETVVEVPQVTWEDIG</text:p>
            <text:p>GLEDVKRELQELVQYPVEHPDKFLKFGMTPSKGVLFYGPPGCGKTLLAKAIANECQANFI</text:p>
            <text:p>SIKGPELLTMWFGESEANVREIFDKARQAAPCVLFFDELDSIAKARGGNIGDGGGAADRV</text:p>
            <text:p>INQILTEMDGMSTKKNVFIIGATNRPDIIDPAILRPGRLDQLIYIPLPDEKSRVAILKAN</text:p>
            <text:p>LRKSPVAKDVDLEFLAKMTNGFSGADLTEICQRACKLAIRESIESEIRRERERQTNPSAM</text:p>
            <text:p>EVEEDDPVPEIRRDHFEEAMRFARRSVSDNDIRKYEMFAQTLQQSRGFGSFRFPSGNQGG</text:p>
            <text:p>AGPSQGSGGGTGGSVYTEDNDDDLYG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culin OS=Chlorocebus sabaeus OX=60711 GN=VCL PE=4 SV=1</text:p>
          </table:table-cell>
          <table:table-cell office:value-type="string" calcext:value-type="string">
            <text:p>A0A0D9R9G7</text:p>
          </table:table-cell>
          <table:table-cell office:value-type="string" calcext:value-type="string">
            <text:p>A0A0D9RJU1_CHLSB</text:p>
          </table:table-cell>
          <table:table-cell office:value-type="string" calcext:value-type="string">
            <text:p>VCL</text:p>
          </table:table-cell>
          <table:table-cell office:value-type="string" calcext:value-type="string">
            <text:p>VIME_HUMAN, A0A1B0GTT5_HUMAN, A0A1B0GVG8_HUMAN, B0YJC4_HUMAN, B3KRK8_HUMAN, Q53HU8_HUMAN, V9HWE1_HUMAN</text:p>
          </table:table-cell>
          <table:table-cell table:number-columns-repeated="3"/>
          <table:table-cell office:value-type="string" calcext:value-type="string">
            <text:p>[['Human Gene ID #1', 'C:cell leading edge', 'C:cytoplasm', 'C:cytoskeleton', 'C:cytosol', 'C:extracellular exosome', 'C:focal adhesion', 'C:intermediate filament', 'C:intermediate filament cytoskeleton', 'C:microtubule organizing center', 'C:neuron projection', 'C:nuclear matrix', 'C:peroxisome', 'C:phagocytic vesicle', 'C:plasma membrane', 'C:polysome', 'C:ribonucleoprotein complex', 'F:double-stranded RNA binding', 'F:identical protein binding', 'F:keratin filament binding', 'F:protein domain specific binding', 'F:scaffold protein binding', 'F:structural constituent of cytoskeleton', 'F:structural constituent of eye lens', 'P:aggrephagy', 'P:astrocyte development', 'P:Bergmann glial cell differentiation', 'P:cellular response to interferon-gamma', 'P:cellular response to lipopolysaccharide', 'P:cellular response to muramyl dipeptide', 'P:cytokine-mediated signaling pathway', 'P:intermediate filament organization', 'P:lens fiber cell development', 'P:muscle filament sliding', 'P:negative regulation of neuron projection development', 'P:positive regulation of collagen biosynthetic process', 'P:positive regulation of translation', 'P:regulation of mRNA stability', 'P:SMAD protein signal transduction', 'P:viral process'], ['Human Gene ID #2', 'C:intermediate filament', 'C:nuclear matrix', 'C:plasma membrane'], ['Human Gene ID #3', 'C:intermediate filament', 'C:nuclear matrix', 'C:plasma membrane'], ['Human Gene ID #4', 'C:intermediate filament', 'C:nuclear matrix', 'C:plasma membrane'], ['Human Gene ID #5', 'C:intermediate filament', 'C:nuclear matrix', 'C:plasma membrane'], ['Human Gene ID #6', 'C:intermediate filament', 'C:nuclear matrix', 'C:plasma membrane'], ['Human Gene ID #7', 'C:cell leading edge', 'C:intermediate filament', 'C:intermediate filament cytoskeleton', 'C:neuron projection', 'C:nuclear matrix', 'C:phagocytic vesicle', 'C:plasma membrane', 'F:structural constituent of cytoskeleton', 'F:structural constituent of eye lens', 'P:astrocyte development', 'P:Bergmann glial cell differentiation', 'P:cellular response to interferon-gamma', 'P:intermediate filament organization', 'P:lens fiber cell development', 'P:negative regulation of neuron projection development', 'P:positive regulation of gene expression', 'P:SMAD protein signal transduction']]</text:p>
          </table:table-cell>
          <table:table-cell office:value-type="string" calcext:value-type="string">
            <text:p>&gt;tr|A0A0D9RJU1|A0A0D9RJU1_CHLSB Vimentin OS=Chlorocebus sabaeus OX=60711 GN=VIM PE=3 SV=1</text:p>
            <text:p>MTTRSVSSSSYRRMFGGPGTASRPSSSRSYVTTSTRTYSLGSALRPSTSRSLYASSPGGV</text:p>
            <text:p>YATRSSAVRLRSSVPGVRLLQDSVDFSLADAINTEFKNTRTNEKVELQELNDRFANYIDK</text:p>
            <text:p>VRFLEQQNKILLAELEQLKGQGKSRLGDLYEEEMRELRRQVDQLTNDKARVEVERDNLTE</text:p>
            <text:p>DIMRLREKLQEEMLQREEAENTLQSFRQDVDNASLARLDLERKVESLQEEIAFLKKLHEE</text:p>
            <text:p>EIQELQAQIQEQHVQIDVDVSKPDLTAALRDVRQQYESVAAKNLQEAEEWYKSKFADLSE</text:p>
            <text:p>AANRNNDALRQAKQESNEYRRQVQSLTCEVDALKGTNESLERQMREMEENFAVEAANYQD</text:p>
            <text:p>TIGRLQDEIQNMKEEMARHLREYQDLLNVKMALDIEIATYRKLLEGEESRISLPLPNFSS</text:p>
            <text:p>LNLRETNLDSLPLVDTHSKRTLLIKTVETRDGQVINETSQHHDDLE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tage dependent anion channel 2 OS=Chlorocebus sabaeus OX=60711 GN=VDAC2 PE=4 SV=1</text:p>
          </table:table-cell>
          <table:table-cell office:value-type="string" calcext:value-type="string">
            <text:p>A0A0D9R9R9</text:p>
          </table:table-cell>
          <table:table-cell office:value-type="string" calcext:value-type="string">
            <text:p>A0A0D9R9G7_CHLSB</text:p>
          </table:table-cell>
          <table:table-cell office:value-type="string" calcext:value-type="string">
            <text:p>VDAC2</text:p>
          </table:table-cell>
          <table:table-cell office:value-type="string" calcext:value-type="string">
            <text:p>VINC_HUMAN, B3KXA2_HUMAN, V9HWK2_HUMAN</text:p>
          </table:table-cell>
          <table:table-cell table:number-columns-repeated="3"/>
          <table:table-cell office:value-type="string" calcext:value-type="string">
            <text:p>[['Human Gene ID #1', 'C:adherens junction', 'C:brush border', 'C:cell-cell contact zone', 'C:cell-cell junction', 'C:cell-substrate junction', 'C:costamere', 'C:cytoskeleton', 'C:cytosol', 'C:extracellular exosome', 'C:extracellular region', 'C:extracellular vesicle', 'C:fascia adherens', 'C:ficolin-1-rich granule lumen', 'C:focal adhesion', 'C:inner dense plaque of desmosome', 'C:membrane raft', 'C:outer dense plaque of desmosome', 'C:plasma membrane', 'C:podosome', 'C:protein-containing complex', 'C:sarcolemma', 'C:secretory granule lumen', 'C:specific granule lumen', 'C:terminal web', 'C:zonula adherens', 'F:actin binding', 'F:alpha-catenin binding', 'F:beta-catenin binding', 'F:cadherin binding', 'F:dystroglycan binding', 'F:structural molecule activity', 'F:ubiquitin protein ligase binding', 'P:adherens junction assembly', 'P:apical junction assembly', 'P:axon extension', 'P:cell adhesion', 'P:cell-matrix adhesion', 'P:epithelial cell-cell adhesion', 'P:lamellipodium assembly', 'P:maintenance of blood-brain barrier', 'P:morphogenesis of an epithelium', 'P:muscle contraction', 'P:negative regulation of cell migration', 'P:neutrophil degranulation', 'P:platelet aggregation', 'P:platelet degranulation', 'P:protein localization to cell surface', 'P:regulation of establishment of endothelial barrier', 'P:regulation of focal adhesion assembly', 'P:regulation of protein localization to adherens junction'], ['Human Gene ID #2', 'C:brush border', 'C:inner dense plaque of desmosome', 'C:outer dense plaque of desmosome', 'C:plasma membrane', 'C:sarcolemma', 'C:terminal web', 'C:zonula adherens', 'F:actin filament binding', 'F:structural molecule activity', 'P:cell adhesion'], ['Human Gene ID #3', 'C:adherens junction', 'C:costamere', 'C:fascia adherens', 'C:focal adhesion', 'C:podosome', 'C:sarcolemma', 'F:actin filament binding', 'F:structural molecule activity', 'P:axon extension', 'P:cell adhesion', 'P:lamellipodium assembly', 'P:regulation of cell migration']]</text:p>
          </table:table-cell>
          <table:table-cell office:value-type="string" calcext:value-type="string">
            <text:p>&gt;tr|A0A0D9R9G7|A0A0D9R9G7_CHLSB Metavinculin OS=Chlorocebus sabaeus OX=60711 GN=VCL PE=3 SV=1</text:p>
            <text:p>MPVFHTRTIESILEPVAQQISHLVIMHEEGEVDGKAIPDLTAPVAAVQAAVSNLVRVGKE</text:p>
            <text:p>TVQTTEDQILKRDMPPAFIKVENACTKLVQAAQMLQSDPYSVPARDYLIDGSRGILSGTS</text:p>
            <text:p>DLLLTFDEAEVRKIIRVCKGILEYLTVAEVVETMEDLVTYTKNLGPGMTKMAKMIDERQQ</text:p>
            <text:p>ELTHQEHRVMLVNSMNTVKELLPVLISAMKIFVTTKNSKNQGIEEALKNRNFTVEKMSAE</text:p>
            <text:p>INEIIRVLQLTSWDEDAWASKDTEAMKRALASIDSKLNQAKDWLHDPSAFPGDAGEQAIR</text:p>
            <text:p>QILDEAGKVGELCAGKERREILGTCKMLGQMTDQVADLRARGQGSSPVAMQKAQQVSQGL</text:p>
            <text:p>DVLTAKVENAARKLEAMTNSKQSIAKKIDAAQNWLADPNGGPEGEEQIRGALAEARKIAE</text:p>
            <text:p>LCDDPKERDDILRSLGEISALTSKLADLRRQGKGDSPEARALAKQVATALQNLQTKTNRA</text:p>
            <text:p>VANSRPAKAAVHLEGKIEQAQRWIDNPTVDDRGVGQAAIRGLVAEGHRLANVMMGPYRQD</text:p>
            <text:p>LLAKCDRVDQLTAQLADLAARGEGESPQARALASQLQDSLKDLKARMQEAMTQEVSDVFS</text:p>
            <text:p>DTTTPIKLLAVAATAPPDAPNREEVFDERAANFENHSGKLGATAEKAAAVGTANKSTVEG</text:p>
            <text:p>IQASVKTARELTPQVVSAARILLRNPGNQAAYEHFETMKNQWIDNVEKMTGLVDEAIDTK</text:p>
            <text:p>SLLDASEEAIKKDLDKCKVAMANIQPQMLVAGATSIARRANRILLVAKREVENSEDPKFR</text:p>
            <text:p>EAVKAASDELSKTISPMVMDAKAVAGNISDPGLQKSFLDSGYRILGAVAKVREAFQPQEP</text:p>
            <text:p>DFPPPPPDLEQLRLTDELAPPKPPLPEGEVPPPRPPPPEEKDEEFPEQKAGEVINQPMMM</text:p>
            <text:p>AARQLHDEARKWSSKPGIPAAEVGIGVVAEADAADAAGFSVPPDMEDDYEPELLLMPSNQ</text:p>
            <text:p>PVNQPILAAAQSLHREATKWSSKGNDIIAAAKRMALLMAEMSRLVRGGSGTKRALIQCAK</text:p>
            <text:p>DIAKASDEVTRLAKEVAKQCTDKRIRTNLLQVCERIPTISTQLKILSTVKATMLGRTNIS</text:p>
            <text:p>DEESEQATEMLVHNAQNLMQSVKETVREAEAASIKIRTDAGFTLRWVRKTPWYQ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tage dependent anion channel 3 OS=Chlorocebus sabaeus OX=60711 GN=VDAC3 PE=4 SV=1</text:p>
          </table:table-cell>
          <table:table-cell office:value-type="string" calcext:value-type="string">
            <text:p>A0A0D9RR92</text:p>
          </table:table-cell>
          <table:table-cell office:value-type="string" calcext:value-type="string">
            <text:p>A0A0D9R9R9_CHLSB</text:p>
          </table:table-cell>
          <table:table-cell office:value-type="string" calcext:value-type="string">
            <text:p>VDAC3</text:p>
          </table:table-cell>
          <table:table-cell office:value-type="string" calcext:value-type="string">
            <text:p>B4DKM5_HUMAN</text:p>
          </table:table-cell>
          <table:table-cell table:number-columns-repeated="3"/>
          <table:table-cell office:value-type="string" calcext:value-type="string">
            <text:p>[['Human Gene ID #1', 'C:mitochondrial outer membrane', 'C:pore complex', 'F:porin activity', 'F:voltage-gated anion channel activity']]</text:p>
          </table:table-cell>
          <table:table-cell office:value-type="string" calcext:value-type="string">
            <text:p>&gt;tr|A0A0D9R9R9|A0A0D9R9R9_CHLSB Outer mitochondrial membrane protein porin 2 OS=Chlorocebus sabaeus OX=60711 GN=VDAC2 PE=3 SV=1</text:p>
            <text:p>MLVIPATQEAEEFSTSGSSNTDTGKVTGTLETKYKWCEYGLTFTEKWNTDNTLGTEIAIE</text:p>
            <text:p>DQICQGLKLTFDTTFSPNTGKKSGKIKSSYKRECINLGCDVDFDFAGPAIHGSAVFGYEG</text:p>
            <text:p>WLAGYQMTFDSAKSKLTRNNFAVGYRTGDFQLHTNVNDGTEFGGSIYQKVCEDLDTSVNL</text:p>
            <text:p>AWTSGTNCTRFGIAAKYQLDPTASISAKVNNSSLIGVGYTQTLRPGVKLTLSALVDGKSI</text:p>
            <text:p>NAGGHKLGLALELE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 repeat domain 1 OS=Chlorocebus sabaeus OX=60711 GN=WDR1 PE=4 SV=1</text:p>
          </table:table-cell>
          <table:table-cell office:value-type="string" calcext:value-type="string">
            <text:p>A0A0D9RUT7</text:p>
          </table:table-cell>
          <table:table-cell office:value-type="string" calcext:value-type="string">
            <text:p>A0A0D9RR92_CHLSB</text:p>
          </table:table-cell>
          <table:table-cell office:value-type="string" calcext:value-type="string">
            <text:p>WDR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['N/A']</text:p>
          </table:table-cell>
          <table:table-cell office:value-type="string" calcext:value-type="string">
            <text:p>&gt;tr|A0A0D9RR92|A0A0D9RR92_CHLSB Voltage-dependent anion-selective channel protein 3 OS=Chlorocebus sabaeus OX=60711 GN=VDAC3 PE=3 SV=1</text:p>
            <text:p>MCNTPTYCDLGKAAKDVFNKGYGFGMVKIDLKTKSCSGVQEFSTSGHAYTDTGKASGNLE</text:p>
            <text:p>TKYKVCNYGLTFTQKWNTDNTLGTEISWENKLAEGLKLTLDTIFVPNTGKKSGKLKASYK</text:p>
            <text:p>RDCFSVGSNVDIDFSGPTIYGWAVLAFEGWLAGYQMSFDTAKSKLSQNNFALGYKAADFQ</text:p>
            <text:p>LHTHVNDGTEFGGSIYQKVNEKIETSINLAWTAGSNNTRFGIAAKYKLDCRTSLSAKVNN</text:p>
            <text:p>ASLIGLGYTQTLRPGVKLTLSALIDGKNFSAGGHKVGLGFELEA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-ray repair cross complementing 6 OS=Chlorocebus sabaeus OX=60711 GN=XRCC6 PE=4 SV=1</text:p>
          </table:table-cell>
          <table:table-cell office:value-type="string" calcext:value-type="string">
            <text:p>A0A0D9R0F3</text:p>
          </table:table-cell>
          <table:table-cell office:value-type="string" calcext:value-type="string">
            <text:p>A0A0D9RUT7_CHLSB</text:p>
          </table:table-cell>
          <table:table-cell office:value-type="string" calcext:value-type="string">
            <text:p>XRCC6</text:p>
          </table:table-cell>
          <table:table-cell office:value-type="string" calcext:value-type="string">
            <text:p>WDR1_HUMAN, Q53GN4_HUMAN, Q53H17_HUMAN, Q59ER5_HUMAN, V9HWG7_HUMAN</text:p>
          </table:table-cell>
          <table:table-cell table:number-columns-repeated="3"/>
          <table:table-cell office:value-type="string" calcext:value-type="string">
            <text:p>[['Human Gene ID #1', 'C:cell junction', 'C:cell projection', 'C:cell-cell junction', 'C:cortical actin cytoskeleton', 'C:cytosol', 'C:extracellular exosome', 'C:extracellular region', 'C:plasma membrane', 'C:podosome', 'F:actin filament binding', 'P:actin filament depolymerization', 'P:actin filament fragmentation', 'P:apical junction assembly', 'P:cortical cytoskeleton organization', 'P:establishment of planar polarity of follicular epithelium', 'P:locomotion', 'P:maintenance of epithelial cell apical/basal polarity', 'P:neutrophil mediated immunity', 'P:neutrophil migration', 'P:platelet degranulation', 'P:platelet formation', 'P:positive regulation of actin filament depolymerization', 'P:regulation of actin filament depolymerization', 'P:regulation of cell shape', 'P:regulation of oligodendrocyte differentiation', 'P:regulation of ventricular cardiac muscle cell membrane repolarization', 'P:sarcomere organization', 'P:sensory perception of sound'], ['Human Gene ID #2', 'NO GO TERMS ASSOCIATED'], ['Human Gene ID #3', 'NO GO TERMS ASSOCIATED'], ['Human Gene ID #4', 'NO GO TERMS ASSOCIATED'], ['Human Gene ID #5', 'C:actin cytoskeleton', 'C:cell junction', 'C:plasma membrane', 'F:actin filament binding', 'P:actin filament fragmentation', 'P:cortical cytoskeleton organization', 'P:establishment of planar polarity of follicular epithelium', 'P:neutrophil mediated immunity', 'P:neutrophil migration', 'P:platelet formation', 'P:positive regulation of actin filament depolymerization', 'P:regulation of cell shape', 'P:regulation of oligodendrocyte differentiation', 'P:regulation of ventricular cardiac muscle cell membrane repolarization', 'P:sarcomere organization']]</text:p>
          </table:table-cell>
          <table:table-cell office:value-type="string" calcext:value-type="string">
            <text:p>&gt;tr|A0A0D9RUT7|A0A0D9RUT7_CHLSB WD_REPEATS_REGION domain-containing protein OS=Chlorocebus sabaeus OX=60711 GN=WDR1 PE=4 SV=1</text:p>
            <text:p>MPYEIKKVFASLPQVERGVSKIIGGDPKGNNFLYTNGKCVILRNIDNPALADIYTEHAHQ</text:p>
            <text:p>VVVAKYAPSGFYIASGDVSGKLRIWDTTQKEHLLKYEYQPFAGKIKDIAWTEDSKRIAVV</text:p>
            <text:p>GEGREKFGAVFLWDSGSSVGEITGHNKVINSVDIKQSRPYRLATGSDDNCAAFFEGPPFK</text:p>
            <text:p>FKFTIGDHSRFVNCVRFSPDGNRFATASADGQIYIYDGKTGEKVCALGGSKAHDGGIYAI</text:p>
            <text:p>SWSPDSTHLLSASGDKTSKIWDVNVNSVVSTFPMGSTVLDQQLGCLWQKDHLLSVSLSGY</text:p>
            <text:p>INYLDRNNPSKPLRVIKGHSKSIQCLTVHKNGGKSYIYSGSHDGHINYWDSETGENDSFA</text:p>
            <text:p>GKGHTNQVSRMTVDELGQLISCSMDDTVRYTSLTLRDYSGQGVVKLDVQPKCVAVGPGGY</text:p>
            <text:p>AVVVCIGQIVLLKDQRKCFSIDNPGYEPEVVAVHPGGDTVAVGGADGNVRLYSILGTTLK</text:p>
            <text:p>DEGKLLEAKGPVTDVAYSHDGAFLAVCDASKVVTVFSVADGYSENNVFYGHHAKIVCLAW</text:p>
            <text:p>SPDNEHFASGGMDMMVYVWTLSDPETRVKIQDAHRLHHVSSLAWLDEHTLVTTSHDASVK</text:p>
            <text:p>EWTITY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-ray repair cross-complementing protein 5 OS=Chlorocebus sabaeus OX=60711 GN=XRCC5 PE=3 SV=1</text:p>
          </table:table-cell>
          <table:table-cell office:value-type="string" calcext:value-type="string">
            <text:p>A0A0D9R9Q4</text:p>
          </table:table-cell>
          <table:table-cell office:value-type="string" calcext:value-type="string">
            <text:p>A0A0D9R0F3_CHLSB</text:p>
          </table:table-cell>
          <table:table-cell office:value-type="string" calcext:value-type="string">
            <text:p>XRCC5</text:p>
          </table:table-cell>
          <table:table-cell office:value-type="string" calcext:value-type="string">
            <text:p>XRCC6_HUMAN, A0A024R1N4_HUMAN, B2RDN9_HUMAN, B4DE32_HUMAN</text:p>
          </table:table-cell>
          <table:table-cell table:number-columns-repeated="3"/>
          <table:table-cell office:value-type="string" calcext:value-type="string">
            <text:p>[['Human Gene ID #1', 'C:chromosome, telomeric region', 'C:cytosol', 'C:extracellular region', 'C:ficolin-1-rich granule lumen', 'C:Ku70:Ku80 complex', 'C:membrane', 'C:nonhomologous end joining complex', 'C:nuclear telomere cap complex', 'C:nucleolus', 'C:nucleoplasm', 'C:nucleus', 'C:protein-containing complex', 'C:protein-DNA complex', 'C:secretory granule lumen', 'C:transcription regulator complex', "F:5'-deoxyribose-5-phosphate lyase activity", 'F:ATP binding', 'F:cyclin binding', 'F:damaged DNA binding', 'F:DNA binding', 'F:DNA helicase activity', 'F:DNA-dependent ATPase activity', 'F:double-stranded DNA binding', 'F:protein C-terminus binding', 'F:protein-containing complex binding', 'F:RNA binding', 'F:telomeric DNA binding', 'F:transcription regulatory region sequence-specific DNA binding', 'P:activation of innate immune response', 'P:brain development', 'P:cellular hyperosmotic salinity response', 'P:cellular response to gamma radiation', 'P:cellular response to X-ray', 'P:DNA ligation', 'P:DNA recombination', 'P:double-strand break repair via classical nonhomologous end joining', 'P:double-strand break repair via nonhomologous end joining', 'P:establishment of integrated proviral latency', 'P:innate immune response', 'P:negative regulation of transcription, DNA-templated', 'P:neutrophil degranulation', 'P:positive regulation of lymphocyte differentiation', 'P:positive regulation of protein kinase activity', 'P:positive regulation of transcription by RNA polymerase II', 'P:positive regulation of transcription, DNA-templated', 'P:positive regulation of type I interferon production', 'P:regulation of smooth muscle cell proliferation', 'P:telomere maintenance'], ['Human Gene ID #2', 'C:cytoplasm', 'C:Ku70:Ku80 complex', 'C:nucleolus', 'C:nucleoplasm', 'F:ATP binding', 'F:damaged DNA binding', 'F:DNA helicase activity', 'F:double-stranded DNA binding', 'F:telomeric DNA binding', 'P:brain development', 'P:cellular hyperosmotic salinity response', 'P:cellular response to X-ray', 'P:DNA recombination', 'P:double-strand break repair via nonhomologous end joining', 'P:telomere maintenance', 'P:viral process'], ['Human Gene ID #3', 'C:Ku70:Ku80 complex', 'F:ATP binding', 'F:damaged DNA binding', 'F:DNA helicase activity', 'F:telomeric DNA binding', 'P:DNA recombination', 'P:double-strand break repair via nonhomologous end joining', 'P:telomere maintenance', 'P:viral process'], ['Human Gene ID #4', 'C:Ku70:Ku80 complex', 'F:ATP binding', 'F:damaged DNA binding', 'F:DNA helicase activity', 'F:telomeric DNA binding', 'P:DNA recombination', 'P:double-strand break repair via nonhomologous end joining', 'P:telomere maintenance', 'P:viral process']]</text:p>
          </table:table-cell>
          <table:table-cell office:value-type="string" calcext:value-type="string">
            <text:p>&gt;tr|A0A0D9R0F3|A0A0D9R0F3_CHLSB ATP-dependent DNA helicase 2 subunit 1 OS=Chlorocebus sabaeus OX=60711 GN=XRCC6 PE=3 SV=1</text:p>
            <text:p>MSGWESYYKTEGDEEAEEEQEENLEASGDYKYSGRDSLIFLVDASKAMFESQSEDELTPF</text:p>
            <text:p>DMSIQCIQSVYISKIISSDRDLLAVVFYGTEKDKNSVNFKNIYVLQELDNPGAKRILELD</text:p>
            <text:p>QFKGQQGQKRFQDLMGHGSDYSLSEVLWVCANLFSDVQFKMSHKRIMLFTNEDNPHGNDS</text:p>
            <text:p>AKASRARTKAGDLRDTGIFLDLMHLKKPGGFDISLFYRDIISIAEDEDLRVHFEESSKLE</text:p>
            <text:p>DLLRKVRAKETRKRALSRLKLKLNKDIVISVGVYNLVQKALKPPPIKLYRETNEPVKTKT</text:p>
            <text:p>RTFNTSTGGLLLPSDTKRSQIYGSRQIILEKEETEELKRFDDPGLMLMGFKPLVLLKKHH</text:p>
            <text:p>YLRPSLFVYPEESLVIGSSTLFSALLIKCLEKEVAALCRYTPRRNIPPYFVALVPQDEEL</text:p>
            <text:p>DDQKIQVTPPGFQLVFLPFADDKRKMPFTEKIMATPEQVDKMKAIVEKLRFTYRSDSFEN</text:p>
            <text:p>PVLQQHFRNLEALALDLMEPEQAVDLTLPKVEAMNKRLGSLVDEFKELVYPPDYNPEGKV</text:p>
            <text:p>TKRKHDNDGSGSKRPKVEYSEEELKTHISKGTLGKFTVPMLKEACRAYGLKSGLKKQELL</text:p>
            <text:p>EALTKHFQD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-box binding protein 1 OS=Chlorocebus sabaeus OX=60711 GN=YBX1 PE=4 SV=1</text:p>
          </table:table-cell>
          <table:table-cell office:value-type="string" calcext:value-type="string">
            <text:p>A0A0D9S7K7</text:p>
          </table:table-cell>
          <table:table-cell office:value-type="string" calcext:value-type="string">
            <text:p>A0A0D9R9Q4_CHLSB</text:p>
          </table:table-cell>
          <table:table-cell office:value-type="string" calcext:value-type="string">
            <text:p>YBX1</text:p>
          </table:table-cell>
          <table:table-cell office:value-type="string" calcext:value-type="string">
            <text:p>XRCC5_HUMAN, C9JZ81_HUMAN, Q53T09_HUMAN, Q53TC2_HUMAN</text:p>
          </table:table-cell>
          <table:table-cell table:number-columns-repeated="3"/>
          <table:table-cell office:value-type="string" calcext:value-type="string">
            <text:p>[['Human Gene ID #1', 'C:chromosome, telomeric region', 'C:cytosol', 'C:extracellular region', 'C:Ku70:Ku80 complex', 'C:membrane', 'C:nonhomologous end joining complex', 'C:nuclear telomere cap complex', 'C:nucleolus', 'C:nucleoplasm', 'C:nucleus', 'C:plasma membrane', 'C:protein-containing complex', 'C:protein-DNA complex', 'C:ribonucleoprotein complex', 'C:secretory granule lumen', 'C:site of DNA damage', 'C:small-subunit processome', 'F:ATP binding', 'F:damaged DNA binding', 'F:DNA binding', 'F:DNA end binding', 'F:DNA helicase activity', 'F:DNA-dependent ATPase activity', 'F:double-stranded DNA binding', 'F:enzyme activator activity', 'F:protein C-terminus binding', 'F:protein-containing complex binding', 'F:RNA binding', 'F:telomeric DNA binding', 'F:transcription regulatory region sequence-specific DNA binding', 'F:U3 snoRNA binding', 'F:ubiquitin protein ligase binding', 'P:activation of innate immune response', 'P:brain development', 'P:cell population proliferation', 'P:cellular hyperosmotic salinity response', 'P:cellular response to DNA damage stimulus', 'P:cellular response to fatty acid', 'P:cellular response to gamma radiation', 'P:cellular response to leukemia inhibitory factor', 'P:cellular response to X-ray', 'P:DNA recombination', 'P:double-strand break repair', 'P:double-strand break repair via nonhomologous end joining', 'P:establishment of integrated proviral latency', 'P:hematopoietic stem cell differentiation', 'P:innate immune response', 'P:negative regulation of t-circle formation', 'P:negative regulation of transcription, DNA-templated', 'P:neutrophil degranulation', 'P:positive regulation of catalytic activity', 'P:positive regulation of neurogenesis', 'P:positive regulation of protein kinase activity', 'P:positive regulation of telomerase activity', 'P:positive regulation of telomere maintenance via telomerase', 'P:positive regulation of type I interferon production', 'P:protein localization to chromosome, telomeric region', 'P:regulation of smooth muscle cell proliferation', 'P:regulation of telomere maintenance', 'P:response to drug', 'P:small-subunit processome assembly', 'P:telomere maintenance'], ['Human Gene ID #2', 'NO GO TERMS ASSOCIATED'], ['Human Gene ID #3', 'C:Ku70:Ku80 complex', 'F:ATP binding', 'F:damaged DNA binding', 'F:DNA helicase activity', 'F:telomeric DNA binding', 'P:DNA recombination', 'P:double-strand break repair via nonhomologous end joining', 'P:telomere maintenance', 'P:viral process'], ['Human Gene ID #4', 'NO GO TERMS ASSOCIATED']]</text:p>
          </table:table-cell>
          <table:table-cell office:value-type="string" calcext:value-type="string">
            <text:p>&gt;tr|A0A0D9R9Q4|A0A0D9R9Q4_CHLSB X-ray repair cross-complementing protein 5 OS=Chlorocebus sabaeus OX=60711 GN=XRCC5 PE=3 SV=1</text:p>
            <text:p>MVRSGNKAAVVLCMDVGFTMSNSIPGVESPFEQAKKVITMFVQRQVFAENKDEIALVLFG</text:p>
            <text:p>TDGTDNPLSGGDQYQNITVHRHLMLPDFDLLEDIESKIQPGSQQADFLDALIVSMDVIQH</text:p>
            <text:p>ETIGKKFEKRHIEIFTDLSSRFSKSQLDIIIHSLKKCDISLQFFLPFSLGMEDGSGDRGD</text:p>
            <text:p>GTFRLGGHGPSFPLKGITEQQKEGLEIVKMVMISLEGEDGLDEIYSFSESLRKLCVFKKI</text:p>
            <text:p>ERHSIHWPCRLTIGSNLSIRIAAYKSILQERVKKTWTVVDAKTLKKEDIQKETVYCLNDD</text:p>
            <text:p>DETEVLKEDIIQGFRYGSDIVPFSKVDEEQMKYKSEGKCFSVLGFCKSSQVQRRFFMGNQ</text:p>
            <text:p>VLKVFAARDDEAAAVALSSLIHALDDLDMVAIVRYAYDKRANPQVGVAFPHIKHNYECLV</text:p>
            <text:p>YVQLPFMEDLRQYMFSSLKNSKKYAPTEAQLNAVDALIDSMSLAKKDEKTDTLEDLFPTT</text:p>
            <text:p>KIPNPRFQRLFQCLLHRALHPREPLPPIQQHIWNMLNPPAEVTTKSQIPLSKIKTLFPLI</text:p>
            <text:p>EAKKKDQVTAQDIFQDNHEDGPTAKKLKTEQGGAHFSVSSLAEGSVTSVGSVNPAENFRV</text:p>
            <text:p>LVKQKKASFEEASNQLINHIEQFLDTNETPYFMKSMDCIRAFREEAIKFSEEQRFNNFLK</text:p>
            <text:p>ALREKVEIKQLNHFWEIVVQDGITLITKEEASGSSVTADEAKKFLAPKDKPSGDTAAVFE</text:p>
            <text:p>EGGDVDDLLDMI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inc finger C3H1-type containing OS=Chlorocebus sabaeus OX=60711 GN=ZFC3H1 PE=4 SV=1</text:p>
          </table:table-cell>
          <table:table-cell office:value-type="string" calcext:value-type="string">
            <text:p>A0A0D9QVR7</text:p>
          </table:table-cell>
          <table:table-cell office:value-type="string" calcext:value-type="string">
            <text:p>A0A0D9S7K7_CHLSB</text:p>
          </table:table-cell>
          <table:table-cell office:value-type="string" calcext:value-type="string">
            <text:p>ZFC3H1</text:p>
          </table:table-cell>
          <table:table-cell office:value-type="string" calcext:value-type="string">
            <text:p>Q7KZ24_HUMAN</text:p>
          </table:table-cell>
          <table:table-cell table:number-columns-repeated="3"/>
          <table:table-cell office:value-type="string" calcext:value-type="string">
            <text:p>[['Human Gene ID #1', 'F:nucleic acid binding']]</text:p>
          </table:table-cell>
          <table:table-cell office:value-type="string" calcext:value-type="string">
            <text:p>&gt;tr|A0A0D9S7K7|A0A0D9S7K7_CHLSB Y-box binding protein 1 OS=Chlorocebus sabaeus OX=60711 GN=YBX1 PE=4 SV=1</text:p>
            <text:p>TGLEKDIWNDTKEDVFVHQTAIKKNNPRKYLRSVGDGETVEFDVVEGEKGAEAANVTGPG</text:p>
            <text:p>GVPVQGSKYAADRNHYRRYPRRRGPPRNYQQNYQNSERGEKNEGSESAPEGQAQQRRPYR</text:p>
            <text:p>RRRFPPYYMRRPYGRRPQYSNPPVQGEVMEGADNQGAGEQGRPVRQNMYRGYRPRFRRGP</text:p>
            <text:p>PRQRQPREDGNEEDKENQGDETQGQQPPQRRYRRNFNYRRRRPENPKPQDGKETKAADPP</text:p>
            <text:p>AENSSAPEAEQGGAE</text:p>
            <text:p/>
          </table:table-cell>
          <table:table-cell table:number-columns-repeated="1014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i-svc-dinglab</meta:initial-creator>
    <meta:creation-date>2021-02-17T00:01:00</meta:creation-date>
    <dc:date>2021-04-12T01:32:35</dc:date>
    <dc:creator>hsuirad</dc:creator>
    <meta:editing-cycles>1</meta:editing-cycles>
    <meta:generator>LibreOffice/6.0.7.3$Linux_X86_64 LibreOffice_project/00m0$Build-3</meta:generator>
    <meta:document-statistic meta:table-count="1" meta:cell-count="2972" meta:object-count="0"/>
    <meta:user-defined meta:name="AppVersion">3.0</meta:user-defined>
  </office:meta>
</office:document-meta>
</file>